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ta:application/pdf;base64,JVBERi0xLjQKJfbk/N8KMSAwIG9iago8PAovVHlwZSAvQ2F0YWxvZwovVmVyc2lvbiAvMS40Ci9QYWdlcyAyIDAgUgovU3RydWN0VHJlZVJvb3QgMyAwIFIKL01hcmtJbmZvIDQgMCBSCi9MYW5nIChlbikKL1ZpZXdlclByZWZlcmVuY2VzIDUgMCBSCj4+CmVuZG9iago2IDAgb2JqCjw8Ci9DcmVhdG9yIChDYW52YSkKL1Byb2R1Y2VyIChDYW52YSkKL0NyZWF0aW9uRGF0ZSAoRDoyMDI0MDExMDA4MTU1NyswMCcwMCcpCi9Nb2REYXRlIChEOjIwMjQwMTEwMDgxNTU2KzAwJzAwJykKL0tleXdvcmRzIChEQUZndHdVVElrcyxCQUNpSHBybkk0TSkKL0F1dGhvciAoQU51cnVkaCBTaW5naCkKL1RpdGxlIChSZXN1bWUpCj4+CmVuZG9iagoyIDAgb2JqCjw8Ci9UeXBlIC9QYWdlcwovS2lkcyBbNyAwIFIgOCAwIFJdCi9Db3VudCAyCj4+CmVuZG9iagozIDAgb2JqCjw8Ci9UeXBlIC9TdHJ1Y3RUcmVlUm9vdAovUGFyZW50VHJlZSA5IDAgUgovUGFyZW50VHJlZU5leHRLZXkgMTAwMDMyCi9LIFsxMCAwIFJdCi9JRFRyZWUgMTEgMCBSCj4+CmVuZG9iago0IDAgb2JqCjw8Ci9NYXJrZWQgdHJ1ZQovU3VzcGVjdHMgZmFsc2UKPj4KZW5kb2JqCjUgMCBvYmoKPDwKL0Rpc3BsYXlEb2NUaXRsZSB0cnVlCj4+CmVuZG9iago3IDAgb2JqCjw8Ci9UeXBlIC9QYWdlCi9SZXNvdXJjZXMgPDwKL1Byb2NTZXQgWy9QREYgL1RleHQgL0ltYWdlQiAvSW1hZ2VDIC9JbWFnZUldCi9FeHRHU3RhdGUgMTIgMCBSCi9YT2JqZWN0IDw8Ci9YNiAxMyAwIFIKL1g4IDE0IDAgUgovWDEwIDE1IDAgUgovWDEyIDE2IDAgUgovWDE0IDE3IDAgUgovWDE3IDE4IDAgUgovWDE4IDE5IDAgUgovWDE5IDIwIDAgUgovWDIwIDIxIDAgUgovWDIyIDIyIDAgUgo+PgovRm9udCAyMyAwIFIKPj4KL01lZGlhQm94IFswLjAgNi42MzAwMyA1OTQuOTU5OTYgODQ4Ljg4XQovQW5ub3RzIFsyNCAwIFIgMjUgMCBSIDI2IDAgUiAyNyAwIFIgMjggMCBSIDI5IDAgUiAzMCAwIFIgMzEgMCBSIDMyIDAgUiAzMyAwIFIKMzQgMCBSIDM1IDAgUiAzNiAwIFIgMzcgMCBSIDM4IDAgUl0KL0NvbnRlbnRzIDM5IDAgUgovU3RydWN0UGFyZW50cyAwCi9QYXJlbnQgMiAwIFIKL1RhYnMgL1MKL0JsZWVkQm94IFswLjAgNi42MzAwMyA1OTQuOTU5OTYgODQ4Ljg4XQovVHJpbUJveCBbMC4wIDYuNjMwMDMgNTk0Ljk1OTk2IDg0OC44OF0KL0Nyb3BCb3ggWzAuMCA2LjYzMDAzIDU5NC45NTk5NiA4NDguODhdCi9Sb3RhdGUgMAo+PgplbmRvYmoKOCAwIG9iago8PAovVHlwZSAvUGFnZQovUmVzb3VyY2VzIDw8Ci9Qcm9jU2V0IFsvUERGIC9UZXh0IC9JbWFnZUIgL0ltYWdlQyAvSW1hZ2VJXQovRXh0R1N0YXRlIDQwIDAgUgovWE9iamVjdCA8PAovWDIwIDIxIDAgUgovWDIyIDIyIDAgUgovWDQxIDQxIDAgUgovWDQzIDQyIDAgUgovWDQ0IDQzIDAgUgo+PgovRm9udCA0NCAwIFIKPj4KL01lZGlhQm94IFswLjAgNi42MzAwMyA1OTQuOTU5OTYgODQ4Ljg4XQovQW5ub3RzIFs0NSAwIFIgNDYgMCBSIDQ3IDAgUiA0OCAwIFIgNDkgMCBSIDUwIDAgUiA1MSAwIFIgNTIgMCBSIDUzIDAgUiA1NCAwIFIKNTUgMCBSIDU2IDAgUiA1NyAwIFIgNTggMCBSIDU5IDAgUiA2MCAwIFIgNjEgMCBSXQovQ29udGVudHMgNjIgMCBSCi9TdHJ1Y3RQYXJlbnRzIDEKL1BhcmVudCAyIDAgUgovVGFicyAvUwovQmxlZWRCb3ggWzAuMCA2LjYzMDAzIDU5NC45NTk5NiA4NDguODhdCi9UcmltQm94IFswLjAgNi42MzAwMyA1OTQuOTU5OTYgODQ4Ljg4XQovQ3JvcEJveCBbMC4wIDYuNjMwMDMgNTk0Ljk1OTk2IDg0OC44OF0KL1JvdGF0ZSAwCj4+CmVuZG9iago5IDAgb2JqCjw8Ci9MaW1pdHMgWzAgMTAwMDMxXQovTnVtcyBbMCBbNjMgMCBSIDY0IDAgUiA2NSAwIFIgNjYgMCBSIDY3IDAgUiA2OCAwIFIgNjkgMCBSIDcwIDAgUiA3MSAwIFIgNzIgMCBSCjczIDAgUiA3NCAwIFIgNzQgMCBSIDc0IDAgUiA3NCAwIFIgNzQgMCBSIDc0IDAgUiA3NCAwIFIgNzQgMCBSIDc0IDAgUgo3NCAwIFIgNzUgMCBSIDc2IDAgUiA3NyAwIFIgNzggMCBSIDc5IDAgUiA4MCAwIFIgODEgMCBSIDgyIDAgUiA4MyAwIFIKODQgMCBSIDg1IDAgUiA4NiAwIFIgODcgMCBSIDg4IDAgUiA4OSAwIFIgOTAgMCBSIDkxIDAgUiA5MiAwIFIgOTMgMCBSCjk0IDAgUiA5NSAwIFIgOTYgMCBSIDk3IDAgUiA5OCAwIFIgOTkgMCBSIDEwMCAwIFIgMTAxIDAgUiAxMDIgMCBSIDEwMyAwIFIKMTA0IDAgUiAxMDUgMCBSIDEwNiAwIFIgMTA3IDAgUiAxMDggMCBSIDEwOSAwIFIgMTEwIDAgUiAxMTEgMCBSIDExMiAwIFIgMTEzIDAgUgoxMTQgMCBSIDExNSAwIFIgMTE2IDAgUiAxMTcgMCBSIDExOCAwIFIgMTE5IDAgUiAxMjAgMCBSIDEyMCAwIFIgMTIxIDAgUiAxMjEgMCBSCjEyMSAwIFIgMTIyIDAgUiAxMjIgMCBSIDEyMiAwIFIgMTIzIDAgUiAxMjMgMCBSIDEyMyAwIFIgMTI0IDAgUiAxMjUgMCBSIDEyNiAwIFIKMTI3IDAgUiAxMjggMCBSIDEyOSAwIFIgMTMwIDAgUiAxMzEgMCBSIDEzMiAwIFIgMTMzIDAgUiAxMzQgMCBSIDEzNSAwIFIgMTM2IDAgUgoxMzcgMCBSIDEzOCAwIFIgMTM5IDAgUiAxNDAgMCBSIDE0MSAwIFIgMTQyIDAgUiAxNDMgMCBSIDE0NCAwIFIgMTQ1IDAgUiAxNDYgMCBSCjE0NyAwIFIgMTQ4IDAgUiAxNDkgMCBSIDE1MCAwIFIgMTUxIDAgUiAxNTIgMCBS<text:soft-page-break/>XQogMSBbMTUzIDAgUiAxNTQgMCBSIDE1NSAwIFIgMTU2IDAgUiAxNTYgMCBSIDE1NyAwIFIgMTU4IDAgUiAxNTkgMCBSIDE2MCAwIFIgMTYxIDAgUgoxNjIgMCBSIDE2MyAwIFIgMTY0IDAgUiAxNjUgMCBSIDE2NiAwIFIgMTY3IDAgUiAxNjggMCBSIDE2OSAwIFIgMTcwIDAgUiAxNzEgMCBSCjE3MiAwIFIgMTczIDAgUiAxNzQgMCBSIDE3NSAwIFIgMTc2IDAgUiAxNzcgMCBSIDE3OCAwIFIgMTc5IDAgUiAxODAgMCBSIDE4MSAwIFIKMTgyIDAgUiAxODMgMCBSIDE4NCAwIFIgMTg1IDAgUiAxODYgMCBSIDE4NyAwIFIgMTg4IDAgUiAxODkgMCBSIDE5MCAwIFIgMTkxIDAgUgoxOTIgMCBSIDE5MyAwIFIgMTk0IDAgUiAxOTUgMCBSIDE5NiAwIFIgMTk3IDAgUiAxOTggMCBSIDE5OSAwIFIgMjAwIDAgUiAyMDEgMCBSCjIwMiAwIFIgMjAzIDAgUiAyMDQgMCBSIDIwNSAwIFIgMjA2IDAgUiAyMDcgMCBSIDIwOCAwIFIgMjA5IDAgUiAyMTAgMCBSIDIxMSAwIFIKMjExIDAgUiAyMTEgMCBSIDIxMiAwIFIgMjEzIDAgUiAyMTQgMCBSIDIxNSAwIFIgMjE2IDAgUiAyMTcgMCBSXQogMTAwMDAwIDIxOCAwIFIgMTAwMDAxIDIxOSAwIFIgMTAwMDAyIDIyMCAwIFIKMTAwMDAzIDIyMSAwIFIgMTAwMDA0IDIyMiAwIFIgMTAwMDA1IDIyMyAwIFIgMTAwMDA2IDIyNCAwIFIgMTAwMDA3IDIyNSAwIFIKMTAwMDA4IDIyNiAwIFIgMTAwMDA5IDIyNyAwIFIgMTAwMDEwIDIyOCAwIFIgMTAwMDExIDIyOSAwIFIgMTAwMDEyIDIzMCAwIFIKMTAwMDEzIDIzMSAwIFIgMTAwMDE0IDIzMiAwIFIgMTAwMDE1IDIzMyAwIFIgMTAwMDE2IDIzNCAwIFIgMTAwMDE3IDIzNSAwIFIKMTAwMDE4IDIzNiAwIFIgMTAwMDE5IDIzNyAwIFIgMTAwMDIwIDIzOCAwIFIgMTAwMDIxIDIzOSAwIFIgMTAwMDIyIDI0MCAwIFIKMTAwMDIzIDI0MSAwIFIgMTAwMDI0IDI0MiAwIFIgMTAwMDI1IDI0MyAwIFIgMTAwMDI2IDI0NCAwIFIgMTAwMDI3IDI0NSAwIFIKMTAwMDI4IDI0NiAwIFIgMTAwMDI5IDI0NyAwIFIgMTAwMDMwIDI0OCAwIFIgMTAwMDMxIDI0OSAwIFJdCj4+CmVuZG9iagoxMCAwIG9iago8PAovVHlwZSAvU3RydWN0RWxlbQovUyAvRG9jdW1lbnQKL0xhbmcgKGVuKQovUCAzIDAgUgovSyBbMjUwIDAgUl0KL0lEIChub2RlMDAwMzk0MzUpCj4+CmVuZG9iagoxMSAwIG9iago8PAovTmFtZXMgWyhub2RlMDAwMzk0MzUpIDEwIDAgUiAobm9kZTAwMDM5NDM2KSA5NCAwIFIgKG5vZGUwMDAzOTQzOCkgMjUxIDAgUiAobm9kZTAwMDM5NDQxKSAxMDEgMCBSIChub2RlMDAwMzk0NDIpIDEwNyAwIFIKKG5vZGUwMDAzOTQ0MykgMjUwIDAgUiAobm9kZTAwMDM5NDQ0KSAyNTIgMCBSIChub2RlMDAwMzk0NDUpIDI1MyAwIFIgKG5vZGUwMDAzOTQ0NikgMjU0IDAgUiAobm9kZTAwMDM5NDQ3KSAyNTUgMCBSCihub2RlMDAwMzk0NDgpIDI1NiAwIFIgKG5vZGUwMDAzOTQ0OSkgMjU3IDAgUiAobm9kZTAwMDM5NDUwKSAyNTggMCBSIChub2RlMDAwMzk0NTcpIDI1OSAwIFIgKG5vZGUwMDAzOTQ1OCkgMjYwIDAgUgoobm9kZTAwMDM5NDU5KSAyNjEgMCBSIChub2RlMDAwMzk0NjApIDI2MiAwIFIgKG5vZGUwMDAzOTQ2MSkgMjYzIDAgUiAobm9kZTAwMDM5NDYyKSAyNjQgMCBSIChub2RlMDAwMzk0NjMpIDYzIDAgUgoobm9kZTAwMDM5NDY0KSAyNjUgMCBSIChub2RlMDAwMzk0NjUpIDI2NiAwIFIgKG5vZGUwMDAzOTQ2NikgMjY3IDAgUiAobm9kZTAwMDM5NDY3KSAyNjggMCBSIChub2RlMDAwMzk0NjgpIDIxOCAwIFIKKG5vZGUwMDAzOTQ2OSkgNjQgMCBSIChub2RlMDAwMzk0NzApIDI2OSAwIFIgKG5vZGUwMDAzOTQ3MSkgMjE5IDAgUiAobm9kZTAwMDM5NDcyKSA2NSAwIFIgKG5vZGUwMDAzOTQ3MykgMjcwIDAgUgoobm9kZTAwMDM5NDc0KSAyMjAgMCBSIChub2RlMDAwMzk0NzUpIDY2IDAgUiAobm9kZTAwMDM5NDc2KSAyNzEgMCBSIChub2RlMDAwMzk0NzcpIDIyMSAwIFIgKG5vZGUwMDAzOTQ3OCkgNjcgMCBSCihub2RlMDAwMzk0NzkpIDI3MiAwIFIgKG5vZGUwMDAzOTQ4MCkgNjggMCBSIChub2RlMDAwMzk0ODEpIDI3MyAwIFIgKG5vZGUwMDAzOTQ4MikgMjc0IDAgUiAobm9kZTAwMDM5NDgzKSAyNzUgMCBSCihub2RlMDAwMzk0ODQpIDY5IDAgUiAobm9kZTAwMDM5NDg1KSAyMjIgMCBSIChub2RlMDAwMzk0ODYpIDI3NiAwIFIgKG5vZGUwMDAzOTQ4NykgMjc3IDAgUiAobm9kZTAwMDM5NDg4KSAyNzggMCBSCihub2RlMDAwMzk0ODkpIDcwIDAgUiAobm9kZTAwMDM5NDkwKSAyMjMgMCBSIChub2RlMDAwMzk0OTEpIDI3OSAwIFIgKG5vZGUwMDAzOTQ5MikgMjgwIDAgUiAobm9kZTAwMDM5NDkzKSAyODEgMCBSCihub2RlMDAwMzk0OTQpIDcxIDAgUiAobm9kZTAwMDM5NDk1KSAyMjQgMCBSIChub2RlMDAwMzk0OTYpIDI4MiAwIFIgKG5vZGUwMDAzOTUwMCkgMjI1IDAgUiAobm9kZTAwMDM5NTAxKSAyODMgMCBSCihub2RlMDAwMzk1MDIpIDI4NCAwIFIgKG5vZGUwMDAzOTUwMykgMjg1IDAgUiAobm9kZTAwMDM5NTA0KSA3MiAwIFIgKG5vZGUwMDAzOTUwNSkgMjg2IDAgUiAobm9kZTAwMDM5NTA2KSAyODcgMCBSCihub2RlMDAwMzk1MDcpIDI4OCAwIFIgKG5vZGUwMDAzOTUwOCkgMjg5IDAgUiAobm9kZTAwMDM5NTA5KSA3MyAwIFIgKG5vZ<text:soft-page-break/>GUwMDAzOTUxMCkgMjkwIDAgUiAobm9kZTAwMDM5NTExKSAyOTEgMCBSCihub2RlMDAwMzk1MTIpIDI5MiAwIFIgKG5vZGUwMDAzOTUxMykgMjkzIDAgUiAobm9kZTAwMDM5NTE0KSA3NCAwIFIgKG5vZGUwMDAzOTUxNSkgMjk0IDAgUiAobm9kZTAwMDM5NTE2KSAyOTUgMCBSCihub2RlMDAwMzk1MTcpIDI5NiAwIFIgKG5vZGUwMDAzOTUxOCkgMjk3IDAgUiAobm9kZTAwMDM5NTE5KSA3NSAwIFIgKG5vZGUwMDAzOTUyMCkgMjk4IDAgUiAobm9kZTAwMDM5NTIxKSAyOTkgMCBSCihub2RlMDAwMzk1MjIpIDMwMCAwIFIgKG5vZGUwMDAzOTUyMykgMzAxIDAgUiAobm9kZTAwMDM5NTI1KSA3NiAwIFIgKG5vZGUwMDAzOTUyNikgMzAyIDAgUiAobm9kZTAwMDM5NTI4KSA3NyAwIFIKKG5vZGUwMDAzOTUyOSkgMzAzIDAgUiAobm9kZTAwMDM5NTMxKSA3OCAwIFIgKG5vZGUwMDAzOTUzMikgMzA0IDAgUiAobm9kZTAwMDM5NTM0KSA3OSAwIFIgKG5vZGUwMDAzOTUzNSkgMzA1IDAgUgoobm9kZTAwMDM5NTM3KSA4MCAwIFIgKG5vZGUwMDAzOTUzOCkgMzA2IDAgUiAobm9kZTAwMDM5NTM5KSAzMDcgMCBSIChub2RlMDAwMzk1NDApIDMwOCAwIFIgKG5vZGUwMDAzOTU0MSkgMzA5IDAgUgoobm9kZTAwMDM5NTQzKSA4MSAwIFIgKG5vZGUwMDAzOTU0NCkgMzEwIDAgUiAobm9kZTAwMDM5NTQ2KSA4MiAwIFIgKG5vZGUwMDAzOTU0NykgMzExIDAgUiAobm9kZTAwMDM5NTQ5KSA4MyAwIFIKKG5vZGUwMDAzOTU1MCkgMzEyIDAgUiAobm9kZTAwMDM5NTUyKSA4NCAwIFIgKG5vZGUwMDAzOTU1MykgMzEzIDAgUiAobm9kZTAwMDM5NTU0KSAzMTQgMCBSIChub2RlMDAwMzk1NTUpIDMxNSAwIFIKKG5vZGUwMDAzOTU1NikgMzE2IDAgUiAobm9kZTAwMDM5NTU3KSA4NSAwIFIgKG5vZGUwMDAzOTU1OCkgMzE3IDAgUiAobm9kZTAwMDM5NTU5KSAzMTggMCBSIChub2RlMDAwMzk1NjApIDMxOSAwIFIKKG5vZGUwMDAzOTU2MSkgMzIwIDAgUiAobm9kZTAwMDM5NTYzKSA4NiAwIFIgKG5vZGUwMDAzOTU2NCkgMzIxIDAgUiAobm9kZTAwMDM5NTY2KSA4NyAwIFIgKG5vZGUwMDAzOTU2NykgMzIyIDAgUgoobm9kZTAwMDM5NTY5KSA4OCAwIFIgKG5vZGUwMDAzOTU3MCkgMzIzIDAgUiAobm9kZTAwMDM5NTcyKSA4OSAwIFIgKG5vZGUwMDAzOTU3MykgMzI0IDAgUiAobm9kZTAwMDM5NTc0KSAzMjUgMCBSCihub2RlMDAwMzk1NzUpIDMyNiAwIFIgKG5vZGUwMDAzOTU3NikgMzI3IDAgUiAobm9kZTAwMDM5NTc4KSA5MCAwIFIgKG5vZGUwMDAzOTU3OSkgMzI4IDAgUiAobm9kZTAwMDM5NTgxKSA5MSAwIFIKKG5vZGUwMDAzOTU4MikgMzI5IDAgUiAobm9kZTAwMDM5NTg0KSA5MiAwIFIgKG5vZGUwMDAzOTU4NSkgMzMwIDAgUiAobm9kZTAwMDM5NTg3KSA5MyAwIFIgKG5vZGUwMDAzOTU5MSkgMzMxIDAgUgoobm9kZTAwMDM5NTkyKSAzMzIgMCBSIChub2RlMDAwMzk1OTMpIDMzMyAwIFIgKG5vZGUwMDAzOTU5NCkgMjI2IDAgUiAobm9kZTAwMDM5NTk1KSAzMzQgMCBSIChub2RlMDAwMzk1OTYpIDMzNSAwIFIKKG5vZGUwMDAzOTYwMykgMzM2IDAgUiAobm9kZTAwMDM5NjA0KSAzMzcgMCBSIChub2RlMDAwMzk2MDUpIDMzOCAwIFIgKG5vZGUwMDAzOTYwNikgMzM5IDAgUiAobm9kZTAwMDM5NjA3KSA5NSAwIFIKKG5vZGUwMDAzOTYwOCkgOTYgMCBSIChub2RlMDAwMzk2MDkpIDM0MCAwIFIgKG5vZGUwMDAzOTYxMCkgMzQxIDAgUiAobm9kZTAwMDM5NjExKSAzNDIgMCBSIChub2RlMDAwMzk2MTIpIDM0MyAwIFIKKG5vZGUwMDAzOTYxMykgOTcgMCBSIChub2RlMDAwMzk2MTQpIDM0NCAwIFIgKG5vZGUwMDAzOTYxNSkgMzQ1IDAgUiAobm9kZTAwMDM5NjE2KSAzNDYgMCBSIChub2RlMDAwMzk2MTcpIDM0NyAwIFIKKG5vZGUwMDAzOTYxOCkgOTggMCBSIChub2RlMDAwMzk2MTkpIDM0OCAwIFIgKG5vZGUwMDAzOTYyMCkgMzQ5IDAgUiAobm9kZTAwMDM5NjIxKSAzNTAgMCBSIChub2RlMDAwMzk2MjIpIDM1MSAwIFIKKG5vZGUwMDAzOTYyMykgOTkgMCBSIChub2RlMDAwMzk2MjQpIDEwMCAwIFIgKG5vZGUwMDAzOTYyNSkgMTAyIDAgUiAobm9kZTAwMDM5NjI2KSAzNTIgMCBSIChub2RlMDAwMzk2MjcpIDM1MyAwIFIKKG5vZGUwMDAzOTYyOCkgMzU0IDAgUiAobm9kZTAwMDM5NjI5KSAzNTUgMCBSIChub2RlMDAwMzk2MzApIDEwMyAwIFIgKG5vZGUwMDAzOTYzMSkgMzU2IDAgUiAobm9kZTAwMDM5NjMyKSAzNTcgMCBSCihub2RlMDAwMzk2MzMpIDM1OCAwIFIgKG5vZGUwMDAzOTY</text:p>
      <text:p text:style-name="Standard">zNCkgMzU5IDAgUiAobm9kZTAwMDM5NjM1KSAxMDQgMCBSIChub2RlMDAwMzk2MzYpIDM2MCAwIFIgKG5vZGUwMDAzOTYzNykgMzYxIDAgUgoobm9kZTAwMDM5NjM4KSAzNjIgMCBSIChub2RlMDAwMzk2MzkpIDM2MyAwIFIgKG5vZGUwMDAzOTY0MCkgMTA1IDAgUiAobm9kZTAwMDM5NjQxKSAxMDYgMCBSIChub2RlMDAwMzk2NDIpIDEwOCAwIFIKKG5vZGUwMDAzOTY0MykgMzY0IDAgUiAobm9kZTAwMDM5NjQ0KSAzNjUgMCBSIChub2RlMDAwMzk2NDUpIDM2NiAwIFIgKG5vZGUwMDAzOTY0NikgMzY3IDAgUiAobm9kZTA<text:soft-page-break/>wMDM5NjQ3KSAxMDkgMCBSCihub2RlMDAwMzk2NDgpIDM2OCAwIFIgKG5vZGUwMDAzOTY0OSkgMzY5IDAgUiAobm9kZTAwMDM5NjUwKSAzNzAgMCBSIChub2RlMDAwMzk2NTEpIDM3MSAwIFIgKG5vZGUwMDAzOTY1MikgMTEwIDAgUgoobm9kZTAwMDM5NjUzKSAzNzIgMCBSIChub2RlMDAwMzk2NTQpIDM3MyAwIFIgKG5vZGUwMDAzOTY1NSkgMzc0IDAgUiAobm9kZTAwMDM5NjU2KSAzNzUgMCBSIChub2RlMDAwMzk2NTcpIDExMSAwIFIKKG5vZGUwMDAzOTY2NSkgMzc2IDAgUiAobm9kZTAwMDM5NjY2KSAzNzcgMCBSIChub2RlMDAwMzk2NjcpIDM3OCAwIFIgKG5vZGUwMDAzOTY2OCkgMzc5IDAgUiAobm9kZTAwMDM5NjY5KSAxMTIgMCBSCihub2RlMDAwMzk2NzApIDExMyAwIFIgKG5vZGUwMDAzOTY3MSkgMzgwIDAgUiAobm9kZTAwMDM5NjcyKSAzODEgMCBSIChub2RlMDAwMzk2NzMpIDM4MiAwIFIgKG5vZGUwMDAzOTY3NCkgMTE0IDAgUgoobm9kZTAwMDM5Njc1KSAzODMgMCBSIChub2RlMDAwMzk2NzYpIDExNSAwIFIgKG5vZGUwMDAzOTY3NykgMzg0IDAgUiAobm9kZTAwMDM5Njc4KSAzODUgMCBSIChub2RlMDAwMzk2NzkpIDM4NiAwIFIKKG5vZGUwMDAzOTY4MCkgMTE2IDAgUiAobm9kZTAwMDM5NjgxKSAzODcgMCBSIChub2RlMDAwMzk2ODIpIDM4OCAwIFIgKG5vZGUwMDAzOTY4MykgMzg5IDAgUiAobm9kZTAwMDM5Njg0KSAxMTcgMCBSCihub2RlMDAwMzk2ODUpIDM5MCAwIFIgKG5vZGUwMDAzOTY4NikgMzkxIDAgUiAobm9kZTAwMDM5Njg3KSAzOTIgMCBSIChub2RlMDAwMzk2ODgpIDExOCAwIFIgKG5vZGUwMDAzOTY4OSkgMTE5IDAgUgoobm9kZTAwMDM5NjkwKSAzOTMgMCBSIChub2RlMDAwMzk2OTEpIDM5NCAwIFIgKG5vZGUwMDAzOTY5MikgMzk1IDAgUiAobm9kZTAwMDM5NjkzKSAzOTYgMCBSIChub2RlMDAwMzk2OTQpIDM5NyAwIFIKKG5vZGUwMDAzOTY5NikgMTIwIDAgUiAobm9kZTAwMDM5Njk4KSAxMjEgMCBSIChub2RlMDAwMzk2OTkpIDM5OCAwIFIgKG5vZGUwMDAzOTcwMSkgMTIyIDAgUiAobm9kZTAwMDM5NzAyKSAzOTkgMCBSCihub2RlMDAwMzk3MDQpIDEyMyAwIFIgKG5vZGUwMDAzOTcwNSkgNDAwIDAgUiAobm9kZTAwMDM5NzA3KSAxMjQgMCBSIChub2RlMDAwMzk3MDgpIDQwMSAwIFIgKG5vZGUwMDAzOTcxMCkgMTI1IDAgUgoobm9kZTAwMDM5NzExKSA0MDIgMCBSIChub2RlMDAwMzk3MTIpIDQwMyAwIFIgKG5vZGUwMDAzOTcxMykgNDA0IDAgUiAobm9kZTAwMDM5NzE0KSAxMjYgMCBSIChub2RlMDAwMzk3MTUpIDEyNyAwIFIKKG5vZGUwMDAzOTcxOSkgNDA1IDAgUiAobm9kZTAwMDM5NzIwKSA0MDYgMCBSIChub2RlMDAwMzk3MjEpIDQwNyAwIFIgKG5vZGUwMDAzOTcyMikgNDA4IDAgUiAobm9kZTAwMDM5NzIzKSAxMjggMCBSCihub2RlMDAwMzk3MjQpIDEyOSAwIFIgKG5vZGUwMDAzOTcyNSkgNDA5IDAgUiAobm9kZTAwMDM5NzI2KSA0MTAgMCBSIChub2RlMDAwMzk3MjcpIDQxMSAwIFIgKG5vZGUwMDAzOTcyOCkgMTMwIDAgUgoobm9kZTAwMDM5NzI5KSA0MTIgMCBSIChub2RlMDAwMzk3MzMpIDIyNyAwIFIgKG5vZGUwMDAzOTczNCkgNDEzIDAgUiAobm9kZTAwMDM5NzM1KSA0MTQgMCBSIChub2RlMDAwMzk3MzYpIDQxNSAwIFIKKG5vZGUwMDAzOTczNykgMTMxIDAgUiAobm9kZTAwMDM5NzM4KSAyMjggMCBSIChub2RlMDAwMzk3MzkpIDQxNiAwIFIgKG5vZGUwMDAzOTc0MCkgNDE3IDAgUiAobm9kZTAwMDM5NzQxKSA0MTggMCBSCihub2RlMDAwMzk3NDIpIDIyOSAwIFIgKG5vZGUwMDAzOTc0MykgMTMyIDAgUiAobm9kZTAwMDM5NzQ0KSAyMzAgMCBSIChub2RlMDAwMzk3NDUpIDEzMyAwIFIgKG5vZGUwMDAzOTc0NikgMjMxIDAgUgoobm9kZTAwMDM5NzQ3KSAxMzQgMCBSIChub2RlMDAwMzk3NDgpIDQxOSAwIFIgKG5vZGUwMDAzOTc0OSkgNDIwIDAgUiAobm9kZTAwMDM5NzUwKSA0MjEgMCBSIChub2RlMDAwMzk3NTEpIDQyMiAwIFIKKG5vZGUwMDAzOTc1MikgMTM1IDAgUiAobm9kZTAwMDM5NzUzKSAxMzYgMCBSIChub2RlMDAwMzk3NTQpIDQyMyAwIFIgKG5vZGUwMDAzOTc1NSkgMTM3IDAgUiAobm9kZTAwMDM5NzU2KSA0MjQgMCBSCihub2RlMDAwMzk3NTcpIDEzOCAwIFIgKG5vZGUwMDAzOTc1OCkgNDI1IDAgUiAobm9kZTAwMDM5NzU5KSA0MjYgMCBSIChub2RlMDAwMzk3NjApIDQyNyAwIFIgKG5vZGUwMDAzOTc2MSkgNDI4IDAgUgoobm9kZTAwMDM5NzYyKSAxMzkgMCBSIChub2RlMDAwMzk3NjMpIDE0MCAwIFIgKG5vZGUwMDAzOTc2NCkgNDI5IDAgUiAobm9kZTAwMDM5NzY1KSA0MzAgMCBSIChub2RlMDAwMzk3NjYpIDQzMSAwIFIKKG5vZGUwMDAzOTc2NykgNDMyIDAgUiAobm9kZTAwMDM5NzY4KSAxNDEgMCBSIChub2RlMDAwMzk3NjkpIDQzMyAwIFIgKG5vZGUwMDAzOTc3MCkgNDM0IDAgUiAobm9kZTAwMDM5NzcxKSA0MzUgMCBSCihub2RlMDAwMzk3NzIpIDE0MiAwIFIgKG5vZGUwMDAzOTc3MykgMTQzIDAgUiAobm9kZTAwMDM5Nzc0KSAxNDQgMCBSIChub2RlMDAwMzk3NzUpIDQzNiAwIFIgKG5vZGUwMDAzOTc3NikgNDM3IDAgUgoobm9kZTAwMDM5Nzc3KSA0Mzgg<text:soft-page-break/>MCBSIChub2RlMDAwMzk3NzgpIDQzOSAwIFIgKG5vZGUwMDAzOTc3OSkgMTQ1IDAgUiAobm9kZTAwMDM5NzgwKSAxNDYgMCBSIChub2RlMDAwMzk3ODEpIDQ0MCAwIFIKKG5vZGUwMDAzOTc4MikgNDQxIDAgUiAobm9kZTAwMDM5NzgzKSA0NDIgMCBSIChub2RlMDAwMzk3ODQpIDQ0MyAwIFIgKG5vZGUwMDAzOTc4NSkgMTQ3IDAgUiAobm9kZTAwMDM5Nzg2KSA0NDQgMCBSCihub2RlMDAwMzk3ODcpIDE0OCAwIFIgKG5vZGUwMDAzOTc4OCkgNDQ1IDAgUiAobm9kZTAwMDM5Nzg5KSAxNDkgMCBSIChub2RlMDAwMzk3OTApIDQ0NiAwIFIgKG5vZGUwMDAzOTc5MSkgNDQ3IDAgUgoobm9kZTAwMDM5NzkyKSA0NDggMCBSIChub2RlMDAwMzk3OTMpIDIzMiAwIFIgKG5vZGUwMDAzOTc5NCkgMTUwIDAgUiAobm9kZTAwMDM5Nzk1KSA0NDkgMCBSIChub2RlMDAwMzk3OTYpIDQ1MCAwIFIKKG5vZGUwMDAzOTc5NykgNDUxIDAgUiAobm9kZTAwMDM5Nzk4KSA0NTIgMCBSIChub2RlMDAwMzk3OTkpIDE1MSAwIFIgKG5vZGUwMDAzOTgwMCkgMTUyIDAgUiAobm9kZTAwMDM5ODAyKSA0NTMgMCBSCihub2RlMDAwMzk4MDMpIDQ1NCAwIFIgKG5vZGUwMDAzOTgwNCkgNDU1IDAgUiAobm9kZTAwMDM5ODA1KSA0NTYgMCBSIChub2RlMDAwMzk4MDYpIDQ1NyAwIFIgKG5vZGUwMDAzOTgwNykgNDU4IDAgUgoobm9kZTAwMDM5ODExKSA0NTkgMCBSIChub2RlMDAwMzk4MTIpIDQ2MCAwIFIgKG5vZGUwMDAzOTgxMykgNDYxIDAgUiAobm9kZTAwMDM5ODE3KSAyMzMgMCBSIChub2RlMDAwMzk4MTgpIDQ2MiAwIFIKKG5vZGUwMDAzOTgxOSkgNDYzIDAgUiAobm9kZTAwMDM5ODIwKSA0NjQgMCBSIChub2RlMDAwMzk4MjEpIDIzNCAwIFIgKG5vZGUwMDAzOTgyMikgMTUzIDAgUiAobm9kZTAwMDM5ODIzKSAyMzUgMCBSCihub2RlMDAwMzk4MjQpIDE1NCAwIFIgKG5vZGUwMDAzOTgyNSkgMjM2IDAgUiAobm9kZTAwMDM5ODI2KSAxNTUgMCBSIChub2RlMDAwMzk4MjcpIDQ2NSAwIFIgKG5vZGUwMDAzOTgyOCkgNDY2IDAgUgoobm9kZTAwMDM5ODI5KSA0NjcgMCBSIChub2RlMDAwMzk4MzApIDQ2OCAwIFIgKG5vZGUwMDAzOTgzMSkgMTU2IDAgUiAobm9kZTAwMDM5ODMyKSA0NjkgMCBSIChub2RlMDAwMzk4MzMpIDQ3MCAwIFIKKG5vZGUwMDAzOTgzNCkgNDcxIDAgUiAobm9kZTAwMDM5ODM1KSA0NzIgMCBSIChub2RlMDAwMzk4MzYpIDE1NyAwIFIgKG5vZGUwMDAzOTgzNykgMTU4IDAgUiAobm9kZTAwMDM5ODM4KSA0NzMgMCBSCihub2RlMDAwMzk4MzkpIDE1OSAwIFIgKG5vZGUwMDAzOTg0MCkgNDc0IDAgUiAobm9kZTAwMDM5ODQxKSAxNjAgMCBSIChub2RlMDAwMzk4NDIpIDQ3NSAwIFIgKG5vZGUwMDAzOTg0MykgMTYxIDAgUgoobm9kZTAwMDM5ODQ0KSA0NzYgMCBSIChub2RlMDAwMzk4NDUpIDQ3NyAwIFIgKG5vZGUwMDAzOTg0NikgNDc4IDAgUiAobm9kZTAwMDM5ODQ3KSA0NzkgMCBSIChub2RlMDAwMzk4NDgpIDE2MiAwIFIKKG5vZGUwMDAzOTg0OSkgMTYzIDAgUiAobm9kZTAwMDM5ODUwKSA0ODAgMCBSIChub2RlMDAwMzk4NTEpIDQ4MSAwIFIgKG5vZGUwMDAzOTg1MikgNDgyIDAgUiAobm9kZTAwMDM5ODUzKSAxNjQgMCBSCihub2RlMDAwMzk4NTQpIDE2NSAwIFIgKG5vZGUwMDAzOTg1NSkgMTY2IDAgUiAobm9kZTAwMDM5ODU2KSA0ODMgMCBSIChub2RlMDAwMzk4NTcpIDQ4NCAwIFIgKG5vZGUwMDAzOTg1OCkgNDg1IDAgUgoobm9kZTAwMDM5ODU5KSA0ODYgMCBSIChub2RlMDAwMzk4NjApIDE2NyAwIFIgKG5vZGUwMDAzOTg2MSkgMTY4IDAgUiAobm9kZTAwMDM5ODYyKSA0ODcgMCBSIChub2RlMDAwMzk4NjMpIDQ4OCAwIFIKKG5vZGUwMDAzOTg2NCkgNDg5IDAgUiAobm9kZTAwMDM5ODY1KSA0OTAgMCBSIChub2RlMDAwMzk4NjYpIDE2OSAwIFIgKG5vZGUwMDAzOTg2NykgNDkxIDAgUiAobm9kZTAwMDM5ODY4KSAxNzAgMCBSCihub2RlMDAwMzk4NjkpIDQ5MiAwIFIgKG5vZGUwMDAzOTg3MCkgMTcxIDAgUiAobm9kZTAwMDM5ODcxKSA0OTMgMCBSIChub2RlMDAwMzk4NzUpIDIzNyAwIFIgKG5vZGUwMDAzOTg3NikgNDk0IDAgUgoobm9kZTAwMDM5ODc3KSA0OTUgMCBSIChub2RlMDAwMzk4NzgpIDQ5NiAwIFIgKG5vZGUwMDAzOTg3OSkgMjM4IDAgUiAobm9kZTAwMDM5ODgwKSAxNzIgMCBSIChub2RlMDAwMzk4ODEpIDIzOSAwIFIKKG5vZGUwMDAzOTg4MikgMTczIDAgUiAobm9kZTAwMDM5ODgzKSAyNDAgMCBSIChub2RlMDAwMzk4ODQpIDE3NCAwIFIgKG5vZGUwMDAzOTg4NSkgNDk3IDAgUiAobm9kZTAwMDM5ODg2KSA0OTggMCBSCihub2RlMDAwMzk4ODcpIDQ5OSAwIFIgKG5vZGUwMDAzOTg4OCkgNTAwIDAgUiAobm9kZTAwMDM5ODg5KSAxNzUgMCBSIChub2RlMDAwMzk4OTApIDE3NiAwIFIgKG5vZGUwMDAzOTg5MSkgNTAxIDAgUgoobm9kZTAwMDM5ODkyKSAxNzcgMCBSIChub2RlMDAwMzk4OTMpIDUwMiAwIFIgKG5vZGUwMDAzOTg5NCkgMTc4IDAgUiAobm9kZTAwMDM5ODk1KSA1MDMgMCBSIChub2RlMDAwMzk4OTYpIDUwNCAwIFIKKG5vZGUwMDAzOTg5NykgNTA1IDAgUiAobm9kZTAwMDM5ODk4KSA1MDYgMCBSI<text:soft-page-break/>Chub2RlMDAwMzk4OTkpIDE3OSAwIFIgKG5vZGUwMDAzOTkwMCkgMTgwIDAgUiAobm9kZTAwMDM5OTAxKSA1MDcgMCBSCihub2RlMDAwMzk5MDIpIDUwOCAwIFIgKG5vZGUwMDAzOTkwMykgNTA5IDAgUiAobm9kZTAwMDM5OTA0KSA1MTAgMCBSIChub2RlMDAwMzk5MDUpIDE4MSAwIFIgKG5vZGUwMDAzOTkwNikgNTExIDAgUgoobm9kZTAwMDM5OTA3KSA1MTIgMCBSIChub2RlMDAwMzk5MDgpIDUxMyAwIFIgKG5vZGUwMDAzOTkwOSkgMTgyIDAgUiAobm9kZTAwMDM5OTEwKSAxODMgMCBSIChub2RlMDAwMzk5MTEpIDE4NCAwIFIKKG5vZGUwMDAzOTkxMikgNTE0IDAgUiAobm9kZTAwMDM5OTEzKSA1MTUgMCBSIChub2RlMDAwMzk5MTQpIDUxNiAwIFIgKG5vZGUwMDAzOTkxNSkgNTE3IDAgUiAobm9kZTAwMDM5OTE2KSAxODUgMCBSCihub2RlMDAwMzk5MTcpIDE4NiAwIFIgKG5vZGUwMDAzOTkxOCkgNTE4IDAgUiAobm9kZTAwMDM5OTE5KSA1MTkgMCBSIChub2RlMDAwMzk5MjApIDUyMCAwIFIgKG5vZGUwMDAzOTkyMSkgNTIxIDAgUgoobm9kZTAwMDM5OTIyKSAxODcgMCBSIChub2RlMDAwMzk5MjMpIDUyMiAwIFIgKG5vZGUwMDAzOTkyNCkgMTg4IDAgUiAobm9kZTAwMDM5OTI1KSA1MjMgMCBSIChub2RlMDAwMzk5MjYpIDE4OSAwIFIKKG5vZGUwMDAzOTkyNykgNTI0IDAgUiAobm9kZTAwMDM5OTI4KSA1MjUgMCBSIChub2RlMDAwMzk5MjkpIDUyNiAwIFIgKG5vZGUwMDAzOTkzMCkgMTkwIDAgUiAobm9kZTAwMDM5OTMxKSAyNDEgMCBSCihub2RlMDAwMzk5MzIpIDUyNyAwIFIgKG5vZGUwMDAzOTkzMykgNTI4IDAgUiAobm9kZTAwMDM5OTM0KSA1MjkgMCBSIChub2RlMDAwMzk5MzUpIDE5MSAwIFIgKG5vZGUwMDAzOTkzOSkgNTMwIDAgUgoobm9kZTAwMDM5OTQwKSA1MzEgMCBSIChub2RlMDAwMzk5NDEpIDUzMiAwIFIgKG5vZGUwMDAzOTk0MikgMTkyIDAgUiAobm9kZTAwMDM5OTQzKSA1MzMgMCBSIChub2RlMDAwMzk5NDQpIDUzNCAwIFIKKG5vZGUwMDAzOTk0NSkgNTM1IDAgUiAobm9kZTAwMDM5OTQ2KSA1MzYgMCBSIChub2RlMDAwMzk5NDcpIDE5MyAwIFIgKG5vZGUwMDAzOTk0OCkgMTk0IDAgUiAobm9kZTAwMDM5OTU2KSA1MzcgMCBSCihub2RlMDAwMzk5NTcpIDUzOCAwIFIgKG5vZGUwMDAzOTk1OCkgNTM5IDAgUiAobm9kZTAwMDM5OTU5KSA1NDAgMCBSIChub2RlMDAwMzk5NjApIDE5NSAwIFIgKG5vZGUwMDAzOTk2MSkgMTk2IDAgUgoobm9kZTAwMDM5OTYyKSA1NDEgMCBSIChub2RlMDAwMzk5NjMpIDU0MiAwIFIgKG5vZGUwMDAzOTk2NCkgNTQzIDAgUiAobm9kZTAwMDM5OTY1KSAyNDIgMCBSIChub2RlMDAwMzk5NjYpIDE5NyAwIFIKKG5vZGUwMDAzOTk2NykgNTQ0IDAgUiAobm9kZTAwMDM5OTcxKSAyNDMgMCBSIChub2RlMDAwMzk5NzIpIDU0NSAwIFIgKG5vZGUwMDAzOTk3MykgNTQ2IDAgUiAobm9kZTAwMDM5OTc0KSA1NDcgMCBSCihub2RlMDAwMzk5NzUpIDI0NCAwIFIgKG5vZGUwMDAzOTk3NikgMTk4IDAgUiAobm9kZTAwMDM5OTc3KSA1NDggMCBSIChub2RlMDAwMzk5NzgpIDU0OSAwIFIgKG5vZGUwMDAzOTk3OSkgNTUwIDAgUgoobm9kZTAwMDM5OTgwKSAyNDUgMCBSIChub2RlMDAwMzk5ODEpIDE5OSAwIFIgKG5vZGUwMDAzOTk4MikgNTUxIDAgUiAobm9kZTAwMDM5OTgzKSA1NTIgMCBSIChub2RlMDAwMzk5ODQpIDU1MyAwIFIKKG5vZGUwMDAzOTk4NSkgMjQ2IDAgUiAobm9kZTAwMDM5OTg2KSAyMDAgMCBSIChub2RlMDAwMzk5ODcpIDU1NCAwIFIgKG5vZGUwMDAzOTk5MSkgMjQ3IDAgUiAobm9kZTAwMDM5OTkyKSA1NTUgMCBSCihub2RlMDAwMzk5OTMpIDU1NiAwIFIgKG5vZGUwMDAzOTk5NCkgNTU3IDAgUiAobm9kZTAwMDM5OTk1KSAyNDggMCBSIChub2RlMDAwMzk5OTYpIDIwMSAwIFIgKG5vZGUwMDAzOTk5NykgNTU4IDAgUgoobm9kZTAwMDM5OTk4KSA1NTkgMCBSIChub2RlMDAwMzk5OTkpIDU2MCAwIFIgKG5vZGUwMDA0MDAwMCkgMjQ5IDAgUiAobm9kZTAwMDQwMDAxKSAyMDIgMCBSIChub2RlMDAwNDAwMDUpIDU2MSAwIFIKKG5vZGUwMDA0MDAwNikgNTYyIDAgUiAobm9kZTAwMDQwMDA3KSA1NjMgMCBSIChub2RlMDAwNDAwMD</text:p>
      <text:p text:style-name="Standard">gpIDU2NCAwIFIgKG5vZGUwMDA0MDAwOSkgNTY1IDAgUiAobm9kZTAwMDQwMDEwKSA1NjYgMCBSCihub2RlMDAwNDAwMTEpIDIwMyAwIFIgKG5vZGUwMDA0MDAxMikgNTY3IDAgUiAobm9kZTAwMDQwMDEzKSA1NjggMCBSIChub2RlMDAwNDAwMTQpIDU2OSAwIFIgKG5vZGUwMDA0MDAxNSkgNTcwIDAgUgoobm9kZTAwMDQwMDE3KSAyMDQgMCBSIChub2RlMDAwNDAwMTgpIDU3MSAwIFIgKG5vZGUwMDA0MDAyMCkgMjA1IDAgUiAobm9kZTAwMDQwMDIxKSA1NzIgMCBSIChub2RlMDAwNDAwMjMpIDIwNiAwIFIKKG5vZGUwMDA0MDAyNCkgNTczIDAgUiAobm9kZTAwMDQwMDI2KSAyMDcgMCBSIChub2RlMDAwNDAwMjcpIDU3NCAwIFIgKG5vZGUwMDA0MDAyOSkgMjA4IDAgUiAobm9kZTAwMDQwMDMwKSA1NzUgMCBSCihub2RlMDAwNDAwMzIpIDIwOSAwIFIgKG5vZGUwMDA0M<text:soft-page-break/>DAzMykgNTc2IDAgUiAobm9kZTAwMDQwMDM0KSA1NzcgMCBSIChub2RlMDAwNDAwMzUpIDU3OCAwIFIgKG5vZGUwMDA0MDAzNikgNTc5IDAgUgoobm9kZTAwMDQwMDM3KSAyMTAgMCBSIChub2RlMDAwNDAwMzgpIDU4MCAwIFIgKG5vZGUwMDA0MDAzOSkgNTgxIDAgUiAobm9kZTAwMDQwMDQwKSA1ODIgMCBSIChub2RlMDAwNDAwNDEpIDU4MyAwIFIKKG5vZGUwMDA0MDA0MykgMjExIDAgUiAobm9kZTAwMDQwMDQ0KSA1ODQgMCBSIChub2RlMDAwNDAwNDYpIDIxMiAwIFIgKG5vZGUwMDA0MDA0NykgNTg1IDAgUiAobm9kZTAwMDQwMDQ5KSAyMTMgMCBSCihub2RlMDAwNDAwNTApIDU4NiAwIFIgKG5vZGUwMDA0MDA1MSkgNTg3IDAgUiAobm9kZTAwMDQwMDUyKSA1ODggMCBSIChub2RlMDAwNDAwNTMpIDU4OSAwIFIgKG5vZGUwMDA0MDA1NCkgMjE0IDAgUgoobm9kZTAwMDQwMDU1KSA1OTAgMCBSIChub2RlMDAwNDAwNTYpIDU5MSAwIFIgKG5vZGUwMDA0MDA1NykgNTkyIDAgUiAobm9kZTAwMDQwMDU4KSA1OTMgMCBSIChub2RlMDAwNDAwNjApIDIxNSAwIFIKKG5vZGUwMDA0MDA2MSkgNTk0IDAgUiAobm9kZTAwMDQwMDYzKSAyMTYgMCBSIChub2RlMDAwNDAwNjQpIDU5NSAwIFIgKG5vZGUwMDA0MDA2NikgMjE3IDAgUl0KPj4KZW5kb2JqCjEyIDAgb2JqCjw8Ci9HMyA1OTYgMCBSCi9HMTYgNTk3IDAgUgo+PgplbmRvYmoKMTMgMCBvYmoKPDwKL0xlbmd0aCAxMDg5NAovVHlwZSAvWE9iamVjdAovU3VidHlwZSAvSW1hZ2UKL1dpZHRoIDgwMAovSGVpZ2h0IDYyOQovQ29sb3JTcGFjZSAvRGV2aWNlUkdCCi9TTWFzayA1OTggMCBSCi9CaXRzUGVyQ29tcG9uZW50IDgKL0ZpbHRlciAvRmxhdGVEZWNvZGUKPj4Kc3RyZWFtDQp4nO3dW3Nb153mYdxMiSYpbYCy4ynbF6mOnLbcVYonFDZAywfOTDtTvkkuMuyxRQCk7JZyqLL7K+ijz9qgD7JM7rVJroV9wPPUr1zulJ2mIB7ekNAfo1FrDmank3IxmS3Gs+X+w+ej0cuiXN4rl+PZoihXxfpv1oW/WRbrv0qSpK3tlTGwWK+FZRgM43k1HsLfhyGx/8HzcZgW68LMaG/jtGD9aCwv5tN6YlWPTPVYle3/xkmSpL528Z2ZalytwsCoBlg1yRbFfNH29snozSdfHRw9ncyfFuV6cM6Wk9Z/IyRJ0kArZqtqX80vVtZqPD8bz8/bXkMJvdx57/vd9/8+mZ+GifXqj/wkSZJyV/1UcR721fl4ttp98I+dd/8rjJO219FtvLzz7veh8Dc//ARQkiSpxcpV9Z2ff1vtPPnz6Pi47aV0TR+e3Pnoqzu///biKevtP5iSJEk/VS7CuLoz/393ps9Ghy/ank2NjI+Wu4dPw8Qq/BxQkiR1tep574cvdqfPitlZ2+upzlvT84NyVT1r/aj9B02SJCnWKoyrcfVn7rp5z+Hlzrvf3/3gRZhYbT9QkiRJ12m+DONq/+EXO+/9oe1B9bO7h1+/8bu/VU9i9wNBSZLU0+arsGr2H3z+1rT9Mw7jo2VRLsLE8mwrSZLU7+arMK4m5apYb6227Lz7aP/hF+tnW63af0wkSZJuXRhXew9f7LzXwpms3x6fj//18/A3fiYoSZKGVvX9q5f/7cPvR19+t7Fx9dbxydufnlYTq/VfviRJUp7CuNp7cjY5PNnEuJqe3z86DROr9V+1JElS1sK4mpRP7x/lfTpW8fjpZLqsjjC4yi5JkgbffBnG1bhchAmUaVztf7y8N6v++9v/xUqSJG2mcll9f+nx6ZuHi+Tj6mB2WswWYWL5o4KSJGnbCuNqcrgcf5TyNNZvj89/83F12tSPBSVJ0pb20flbs7MwihLNq5fjf/3H+k8LOsUgSZK2t/V9qn8kuYu18+7369e+af8XJUmS1G4Xr7l8y3E1PlruP3ze+q9FkiSpC03Kxf4Hz4tyeeNxtf/ps3tHq/XL30iSJKkqjKt709O7h1/faF69fOP3/wwTyx8YlCRJerUwrt743d9u8ESsi6ddTdp++yVJkrpWMVvc4IlYb03P737wwh8YlCRJurRJubj7wfNrHR09KFfVi+C0/ZZLkiR1tjCuDqZN99X4aDmpvvHV/pstSZLU5SbV6fUGr/784cnu4VN/ZlCSJKlBq93p+ejwRf28uvPRV2Fi+eaVJElSk8K42pl+U7euTk7uPPm68LR2SZKkpq125l+Njo+vmlc7f/o6TCwHryRJkppWLsO42nny5yv31f/494lxJUmSdJ0m5WLn31aXnhvdee9R+Ot43v4bKUmS1K+uOje6+/5nxpUkSdJNKhd7D/7+2ri6f+THgpIkSTeseknBcnEwO311Xx3MlyaWJEnSjQvjavzLfTWZL72UsyRJ0o1bX7j6+eVyinL9n3vylSRJ0i0qysW4XPy0r36YWJIkSbpxr+2r1t8eSZKkAbTeV5PDk3F52v4bI0mS1PsWk/nqzSffTKZfVxOr/bdHkiSp94VxdXB0Pi6fTjyzXZIkKUWT+epgvr55ZV9JkiSlaFJdaVjuPXze+lsiSZI0mPYfPh+NXvrDg5IkSamqxpXLV5IkSemaHC4PjhatvxmSJEmD6eKFclp/MyRJkgbTpFwU5ar1N0OSJGk4zVeF719JkiSla/0nB+0rSZKkdLksKkmSJEmSJEmSJG1V7otKkiSp45WL4vFTSZJ6Ufiy1f6XTilWEZovxtPF5HF1Ib/1DxxJkl5r72i1P1/dna8mM2cw1bPeOXxxvzwvPj4bAUBnhP/tv/fkm9GX37X+hVK6SeUyjKtiXr0OUdsfTABQmZTrn7Actv0lUrpdYVztlWc702ejwxdtf1QBsMVO<text:soft-page-break/>Tnb+9PX+Z6cTT7jSUArjav/x2ZuHvpEFQAv2P332xv8+DRNrPPeEKw2pRRhXk+mimJ62/UEGwHaZzJbF0SpMrLa/FEpZCuNq7+EXd9571PaHGgDboqheaHgxqb4M+c6VBlsxr35EuPsvn48/Om/7Yw6AIXvzyTcHR2fj+Wo9sdr/CihlbhXG1fhxdXWk7Q8+AIbp/nx5MF+FiTWet/5VT9pY1bgqfvx2FgAkNKm+yizvW1bavi7G1UF59tb02TtONwCQxJff7Rw/33/yzGF2bXnOvAOQhMPs0s858w7ArTnMLv06Z94BuCGH2aXanHkH4FocZpca5Mw7AE05zC41z5l3AKIcZpeumzPvAFzFYXbpFjnzDsDrHGaXbp0z7wD8zGF2KUnOvANQcZhdypAz7wBby2F2KVfOvANsJYfZpdw58w6wRRxmlzaYM+8Ag+cwu7TxnHkHGDKH2aW2cuYdYJAcZpfa7eIu1t6DTw9mvpEF0Hvhk/lkPa4cZpdab/3xuHTmHaDX7s/DZ/JF+JTe+pcVbVWTI+9yV+XMO0C/OcweqVyOp+ftvxlD7N7saRFWvT+jelnOvAP0lcPs9YVlNVsU5SLMgPbfmCEWHth7ZZhYizAkWn9jOpsz7wA94jB7tIP1t1aqDWBf5enisa3GVfl0cngytrIuzZl3gJ5wmL2+InzpP/p2PFuFiWVf5evisa3eIQ9P9n73JPyNb2RdlTPvAJ3mMHusSbkajV6+8f4/w8QKD5h9la+f9tWFO+892nv4xXi+KNp+wzqbM+8AHeQwe7R75XLvgxc77/5XmFgXD5p9lfHR/uW+CqofEc6X94/C+6f9f2nOvAN0i8Ps8ebnxWwVJtarj5t9la9f76sgjKu9j/86Oj6elP5XwOU58w7QEQ6z1xcemdGHJ7uHp2FivfbQ2Vf5unRfVY6Pd578Zf/oP7y7XtXFXazdf/l8/NHr77EAbMCbT745ODobz1cOs1/9pWq1//h056Ovw8T69QNoX+Xryn21FsZVUS7v+i7Wla3CuBo/XjnzDrBh9+fLg/kqTKyx86GXVcyWB9OzcbkKE+uqx9C+ylf9vgrCuLo/e/re0Unrb2pXc+YdYNMcZo9ULt9+tDw4rCZWzcNoX+Uruq+CMK5+M/86rCxn3i/NmXeAzXGYvb71YfbJ48X9P1YTq/6xtK/y1WRfXQjjypn3+px5B8jKYfZoBz+85l2jH6nYV/lqvq9GF6dHnXmvyZl3gGwcZq/v1cPsDR9S+ypf19pXI2feG+TMO0BiDrPHeu0we0P2Vb6uu68uOPMezZl3gCQcZo/268PsDdlXGX9TbrSvRs68x3PmHeC2HGaPd9lh9obsq3zdeF+NnHlvkDPvADfmMHt9NYfZG7Kv8nWbfVVx5j2WM+8A1+Uwe4MvLnWH2Ruyr/J123215sx7LGfeAZpymL2+JofZG7Kv8pVkX42ceY/nzDtAnMPskZodZm/IvspXqn01cuY9ljPvAHUcZq/vOofZG7Kv8pVwX11w5j2aM+8Ar3GYPdq1DrM3ZF/lK/m+GjnzHs2Zd4BXOMxe3w0OszdkX+Urx74aOfPeIGfeARxmj3azw+wN2Vf5yrSvLjjzHs2Zd2BrOcwe7caH2RuyrzL+3uXcVyNn3uM58w5sI4fZ493iMHtD9lW+cu+rkTPvDXLmHdgqDrPXd/vD7A3ZV/nawL6qOPMey5l3YBs4zN7gy0GCw+wN2Vf52tC+WnPmPZYz78CQOcxeX8LD7A3ZV/na5L4aOfMez5l3YJgcZo+U9DB7Q/ZVvja8r0bOvMdy5h0YGofZ68twmL0h+ypfm99XF5x5j+bMOzAADrNHy3GYvSH7Kl9t7auRM+/RnHkHes5h9vryHWZvyL7KV4v7auTMe4OceQd6yWH2WFkPszdkX+Wr3X11wZn3aM68Az3iMHu03IfZG7KvMv4Wd2BfjZx5j+fMO9APDrPHy3+YvSH7Kl8d2VcjZ94b5Mw70HEOs9e3scPsDdlX+erOvqo48x7LmXegmxxmb/AJfHOH2Ruyr/LVrX215sx7LGfegW5xmL2+zR9mb8i+ylcH99XImfd4zrwDXeEwe6Q2DrM3ZF/lq5v7auTMeyxn3oH2OcxeX3uH2Ruyr/LV2X11wZn3aM68A61wmD1ai4fZG7Kv8tXxfTVy5j2aM+/AxjnMXl/rh9kbsq/y1f19NXLmvUHOvAMb4jB7rC4cZm/IvspXL/bVBWfeoznzDmTlMHu0jhxmb8i+yvie0J99NXLmPZ4z70AuDrPH68xh9obsq3z1a1+NnHlvkDPvQHIOs9fXtcPsDdlX+erdvqo48x7LmXcgFYfZG3zK7dxh9obsq3z1cl+tOfMey5l34LYcZq+vs4fZG7Kv8tXffTVy5j2eM+/AzTnMHqnDh9kbsq/y1et9NXLmPZYz78BNOMxeX+cPszdkX+Wr7/vqgjPv0Zx5BxpymD1a9w+zN2Rf5WsY+2rkzHs0Z96BBhxmr68vh9kbsq/yNZh9NXLmvUHOvANXcpg9Vo8OszdkX+VrSPvqgjPv0Zx5B17jMHu0fh1mb8i+yvgOM7h9NXLmPZ4z78DPHGaP17fD7A3ZV/ka5L4aOfPeIGfegZHD7LF6epi9IfsqX0PdVxVn3mM58w7bzGH2Bp8k+3qYvSH7Kl9D3ldrzrzHcuYdtpHD7PX1/TB7Q/ZVvga/r0bOvMdz5h22i8Pskfp/mL0h+ypf27CvRs68x3LmHbaFw+z1DeUwe0P2Vb62ZF9dcOY9mjPvMGAOs0cbzGH2huyrfG3Vvho58x7NmXcYKIfZ6xvYYfaG7Kt8bdu+Gjnz3iBn3mFQHGaPNbzD7A3ZV/nawn11wZn3aM68wwA4zB5tkIfZG7KvMr5fbeu+GjnzHs+Zd+g3h9njDfQwe0P2Vb62eV+NnHlvkDPv0FMOs9c37MPsDdlX+dryfVVx5j2WM+/QLw6zN/i0NvDD7A3ZV/<text:soft-page-break/>myry448x7LmXfoB4fZ69uSw+wN2Vf5sq9+4sx7LGfeoescZo+0NYfZG7Kv8mVfvcqZ9/qceYfucpi9vi07zN6QfZUv++rXnHmP5sw7dIrD7NG27TB7Q/ZVvuyrSznzHsmZd+gMh9nr287D7A3ZV/myr67izHs0Z96hZQ6zx9raw+wN2Vf5sq/qOfMezZl3aIXD7NG2+TB7Q/ZVxnc/+yrGmfdYzrzDpjnMHm+7D7M3ZF/ly75qwpn3aM68w8Y4zF6fw+zN2Vf5sq+acuY9ljPvkJvD7A0+ETnMfg32Vb7sq2tx5j2WM++Qi8Ps9TnMfgP2Vb7sq+ty5j2WM++QnsPskRxmvxH7Kl/21Q04816fM++QksPs9TnMfgv2Vb7sqxtz5j2aM+9wSw6zR3OY/Tbsq3zZV7fhzHskZ97hFhxmr89h9tuzr/JlX92SM+/RnHmHa3OYPZbD7EnYV/myr5Jw5j2aM+/QkMPs0RxmT8W+yvheal8l4sx7LGfeIc5h9ngOs6djX+XLvkrImfdozrxDDYfZ63OYPTn7Kl/2VWLOvMdy5h1+zWH2Bp86HGZPz77Kl32VgzPvsZx5h585zF6fw+z52Ff5sq8yceY9ljPvUHGYPZLD7DnZV/myr/Jx5r0+Z97Zdg6z1+cwe372Vb7sq9yceY/mzDtbyGH2aA6zb4B9lS/7agOceY/kzDtbxmH2+hxm3xj7Kl/21WY48x7NmXe2gsPssRxm3yT7Kl/21SY58x7NmXcGzGH2aA6zb5h9lfGd2b7aLGfeYznzzjA5zB7PYfaNs6/yZV9tnjPv0Zx5Z2AcZq/PYfa22Ff5sq/a4cx7LGfeGQaH2Rt8sDvM3hr7Kl/2VYuceY/lzDv95jB7fQ6zt86+ypd91S5n3mM5805fOcweyWH2DrCv8mVftc6Z9/qcead/HGavz2H2zrCv8mVfdYQz79GceacXHGaP5jB7d9hX+bKvusOZ90jOvNN5DrPX5zB719hX+bKvOsWZ92jOvNNRDrPHcpi9g+yrfNlXHeTMezRn3ukUh9mjOczeTfZVxvd5+6qTnHmP5cw7XeEwezyH2bvKvsqXfdVZzrxHc+ad1jnMXp/D7B1nX+XLvuo0Z95jOfNOWxxmb/Dh6TB719lX+bKvus+Z91jOvLNpDrPX5zB7X9hX+bKvesGZ91jOvLM5DrNHcpi9P+yrfNlXfeHMe33OvLMJDrPX5zB739hX+bKv+sWZ92jOvJOJw+zRHGbvHfsqX/ZV74RxVcxX946+9azay3PmnQwcZo+2//H6e8gOs/eKfZUv+6qPwrh64/3PR868X50z7yTjMHusHw+z/z1MrLZ/t7ge+ypf9lV/OfMezZl3bslh9mgOs/eafZXxQ8O+6jNn3mM5887NOcwez2H2nrOv8mVf9Z0z79GceecGHGavz2H2YbCv8mVfDYEz77Gceac5h9kbfEA5zD4Q9lW+7KvBcOY9ljPvxDnMXp/D7ANjX+XLvhoSZ95jOfNOHYfZIznMPjj2Vb7sq4Fx5r0+Z965nMPs9TnMPlD2Vb7sq0Fy5j2aM+/8xGH2aA6zD5V9lS/7aqiceY/kzDtrDrNHc5h9wOyrfNlXA+bMezRn3reaw+yxHGYfPPsqX/bV4DnzHs2Z9y3kMHs0h9m3gX2V8SPIvtoCzrzHcuZ9uzjMHs9h9u1gX+XLvtoSzrxHc+Z9SzjMXp/D7FvFvsqXfbVFnHmP5cz7sDnM3uBDwGH27WJf5cu+2jbOvMdy5n2YHGavz2H27WRf5cu+2kLOvMdy5n1oHGaP5DD7trKv8mVfbSdn3utz5n04HGavz2H27WZf5cu+2mbOvEdz5r3XHGaP5jD7lrOv8mVfbTln3iM5895bDrNHc5gd+ypf9hXOvEdz5r1nHGaP5TA7F+yrfNlXXHDmPZoz773gMHs0h9n5iX2V8QPNvuJHzrzHcua96xxmj+cwO6+wr/JlX/EqZ96jOfPeWQ6z1+cwO79mX+XLvuJ1F2fe5ydON1yVM+9d4zB7g3dah9m5hH2VL/uKS1WnG5x5r8uZ965wmL0+h9mpYV/ly77iKs68x3LmvX0Os0dymJ1a9lW+7CtqOPNenzPvbXKYvT6H2WnAvsqXfUWUM+/RnHnfMIfZoznMThP2Vb7sK5oI4+rerHo6lucPX54z7xvkMHs0h9lpyL7Kl31FQ2FcvfHgs5Ez71fnzHt2DrPHcpida7Gv8mVfcS3OvEdz5j0Th9mjOczOddlXGT8e7SuuyZn3WM68p+cwezyH2bk++ypf9hU34Mx7NGfeE3KYvT6H2bkx+ypf9hU35Mx7LGfeb89h9gbvZg6zc3P2Vb7sK27DmfdYzrzfnMPs9TnMzu3ZV/myr7glZ95jOfN+Ew6zR3KYnRTsq3zZV9yeM+/1OfN+PQ6z1+cwO+nYV/myr0jFmfdozrxHOcwezWF2ErKv8mVfkZAz75Gcea/lMHs0h9lJy77Kl31FWs68R3Pm/RIOs8dymJ0c7Kt82Vfk4Mx7NGfef+IwezSH2cnEvsr4YWtfkYcz77Gcea84zB7PYXaysa/yZV+RjzPv0bb8zLvD7PU5zE5u9lW+7CvycuY91naeeXeYvcE7hsPsZGdf5cu+YgOceY+1XWfeHWavz2F2Nsa+ypd9xWY48x5rW868O8weyWF2Nsi+ypd9xcY4817f8M+8O8xen8PsbJx9lS/7ig1z5j3aIM+8O8wezWF2Ns++ypd9xeY58x5pcGfeHWaP5jA7rbCv8mVf0Qpn3qMN5My7w+yxHGanRfZVvuwrWuTMe7Ren3l3mD2aw+y0y77K+NFtX9EqZ95j9fXMu8Ps8Rxmp232Vb7sK1rnzHu03p15d5i9PofZ6Qj7Kl/2FZ3gzHusvpx5d5i9wW+lw+x0hX2VL/uK7nDmPVbXz7w7zF6fw+x0jX2VL/uKTnHmPVZ3z7w7zB7JYXa6x77Kl31F1zjzXl8Xz7w7zF6fw+x0lX2VL/uKbnLmPVpHzrw7zB7NYXY6y77Kl31FZznzHqkDZ94dZo/mMDtdZl/ly76iy5x5j9bamXeH2WM5zE732Vf5sq/oPmfeo234zLvD7NEcZqcX7KuMnwTsK/rAmfdYP5x5n5TZJ1b4f1FdcHKYvSaH2ekJ+ypf9hV9UZ15L89Hhy+cBL+iVVg+<text:soft-page-break/>+4c5D1ceH9/55M/7Ryfrnwn6Xbj8dyG8i+6Wzxxmpxfsq3zZV/TJ4Yud6Tf71YVG38W6vOo5Px+e7P3x6+RPqD44Wly8jJHnwl1VMV+tnwv3zaafCwc3ZV/ly76id6rTDdPF3ce+yl9ZGFdFubi3PoZ/+wf8/tH5ZL6azJdhY</text:p>
      <text:p text:style-name="Standard">q1POemSwjtkeMAdZqdf7Kt82Vf0UfhaNjlcvP1o6elYV7eoTluUy90H/7jz7vc3epb1yzvvfLf74G/hvy1MrMJh9qsf6vCuGN4hw7tl+vd1yMm+ypd9RU+Fr2j3/7g4mC4mc99UubLJemKFpbT3wfPdT57d+fw/R19+V//A/vb4/O1Pzt76eLX38Hn4F4vpqRF7ZeUyvPuFd8LwrugwO31kX+XLvqLXwle36gdh1QZo/6Op44WlFMbV/pNn43IxCcOgGqWrYt36ZQ1/+MfePFqGiVXMV57kFi2844V3v0n3XgsSGrKvMn5+sK/oufA17t5sde/oW9exGjapvq+1qF6OuVyFHRUKf1P9n/PluHQBo1HhnS28y1XveFOH2ekx+ypf9hUDEL7SvfH+8ciZd22kHw+z/zO847X9vg+3Yl/ly75iMJx51wZymJ0hsa8yfq6wrxgQZ96VN4fZGRb7Kl/2FQNTnXlfn8GclA6MK1mT2XL04cnu4anD7AyJfZUv+4oBOj7eefKX/fmJPwGnJFWvt/g45wsPQUvsq3zZVwxVdeZ9fcC89Y8y9bditjyoXo9p5TA7g2Rf5cu+YsDCuLo/e/re0UnrH2jqZeXy7UfLg8NqYrX9vgxZ2Ff5sq8YtjCufjP/OqwsPyvUNaqOry4mjxf3/7h0mJ0Bs6/yZV+xDaqfFc4WrmOpYQez0/Ugd5idgbOv8mVfsSXCuLo3q56OVTjdoNr2P16G95Ywsdp+n4Xs7Kt82VdsjzCu3njw2ciZd13Rj4fZ/x4mVtvvrbAJ9lW+7Cu2jTPvujSH2dlC9lXGTyn2FdvHmXe9nsPsbCX7Kl/2FdvJmXdd5DA728y+ypd9xfZy5n3rc5idLWdf5cu+Yss5876dOcwOI/sqZ/YVOPO+dTnMDmv2Vb7sKxg58749OcwOr7Cv8mVfwU+ceR98DrPDq+yrfNlX8Cpn3gecw+zwGvsqX/YVvMaZ9+HlMDtcyr7Kl30Fl3LmfTA5zA5Xsa8yfuaxr+AKzrwPIYfZ4Wr2Vb7sK6jhzHt/c5gdouyrfNlXEOHMew9zmB2asK/yZV9BE8689yWH2aE5+ypf9hU05Mx7D3KYHa7DvsqXfQXNOfPe3Rxmh+uzr/JlX8F1OfPewRxmhxuwr/JlX8ENOPPeqRxmh5uxr/JlX8HNOPPehRxmh9uwr/JlX8FtOPPe5qcvh9nhduyrjJ+g7Cu4HWfe28lhdrg1+ypf9hXcnjPvm8xhdkjFvsqXfQVpOPO+kRxmh4Tsq3zZV5CQM+/5cpgdkrOv8mVfQVrOvGfJYXbIwL7Kl30FyTnznjKH2SEb+ypf9hVk4sx7khxmh3zsq3zZV5BPGFfFfHXv6NvWP9J72vqhWznMDpnYVxk/fdlXkFNYCMX6UpOfFV6j9c8Ew6O3+/5xeADb/j2EwbKv8mVfwQZU4ypshul56x/yvWgyW+0//GLn3Udt/77BwNlX+bKvYDPCuNqdPhsdvvCMrJqq1xP88ru9T78JE6vt3zEYPvsqX/YVbM7hizvTZ3vlWVG2/7HftSbVhauz/SfPdj5/HiZW279VsBXsq3zZV7BhYVztPvhs9MMfMGz/k0DrFVWL0ejl7oN/hInV9u8PbBH7Kl/2FbRi591Hd3//xduPluP5arzd3846mJ3uP3x+593vw8Rq+7cFtot9lS/7CtoSxtX96iD56v7R+aTtTwWbr3ohoceLolxMZgsXGKAV9lW+7CtoVxhXB/PVZLaazM/G8/Y/J2yk6lUa700XoTCx2v4dgO1lX+XLvoIuWI+r6lWhw9Bq/dNCxuZhVp0W1atgVxOr7Ucdtp19lS/7CrrjYlxNZsv7w/tG1nxx/6g6/xWWVZhYbT/SQMW+ypd9BV0TxlWYWAfl8q3qHmm/j2VVVxfmi/ALOah+AFo906ztRxf4mX2VL/sKuqnaJOVqUl6cLzhr/XPFDSrm1Y3Quw//FH4h4ZfT9iMKvM6+ypd9BR0XxlUxWx2UZ+8cvmj9M0bDwpsa3uDd9z+7894f2n78gCvZV/myr6AXwmJ5a/rs/vR8/7PT0cnJZP1SMt356WH19syXoy+/239SvZHhTQ1vcNuPGRBhX+XLvoKeOTnZ+dPXe8dPq6uk5aJ4/HRSnSddtXHbYVWUq+q1ftb3Ufc+/Wbn2EvbQJ/YV/myr6C/wrgaT0/H0+q7WJPp8u1Hy4s7pUWmrVXtqMVkfnbx47+wrH6q7UcCuAn7Kl/2FQxDGFdv/nF58Lj6uC5+aHXv6Ntx9YcQ19/dml/srp9+pLgY/+LW1s//efWPlYv1v7II/3rxydMi/M3622XhH7hfnr81/caP/2AA7Cv7CriuMK6K2bNidj6unqlVjasibKdqRy1+9cStn/7DRfFjF/9MWFbVv/iJzxIwQP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<text:soft-page-break/>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2VcAQFr2lX0FAKRlX9lXAEBa9pV9BQCkZV/ZVwBAWvaVfQUApGVfZd1Xxex0MltKkqStKgwA+ypTrf/mSpKkFmt9ikiSJKmdyvDXVftvhiRJ0oDy3TZJkqSEFdVfF62/GZIkSZIkSdLllcvxvO23QZIkaUBNylUx9/x2SZKkhC3GpedfSZIkJWsyX9zz80FJkqR0FeVy/NF562+GJEnSYDqYnY6n7b8ZkiRJA2r95Cs/IpQkSUrZauyPEEqSJCVpXt2/2n3w+XjqKViSJEkJmjxe7j34bOedj0ajUetvjCRJ0gAKs2rnnUfhr3sPv2j9jZEkSep7xWwZZtVorThaFJ7iLkmSdNsWxePlD/vq49Pik6fVaxG2/1ZJkiT1smK2Pit6uPphX33ytJh7lRxJkqSbNwl/nVYTa/Sj3eqPELrSIEmSdMMm5WJvejZ6xc70m9HhCz8ilCRJullhSu08fvbqvgr/yf7js9bfMEmSpF42X+6X52FQjX5pPF1ODtt+2yRJkvrY/Hw8X41+JYyriZ8PSpIkXb+iesHB81/vq2pizVf3j7xWjiRJ0jW6W67ulctLx1Xww7hya1SSJKlZxWxVlNXEumpfVc/Cmi3GpVtYkiRJjZo8rs5e1Yyral+VizDDJm2/qZIkST1pMXkc2VdBMT+/d/StW1iSJEn1VS+Cc3QaHVdBGFd7D/+Pc+6SJEl1lYu9D/89TKwm+yrYefcP658Vtv1mS5IkdbX1ZHrUcFxd2PvdZ5PH61eCliRJ0i87mJ3uPfj0WuMqqMbVdFmUfkooSZL0i4qy+uFgmFjX3VdBGFeTo9PqYkPbvwpJkqSOVJ1ZKBfF1QdFow6efPXW8YmfEkqSJK1bHcxOJ7PFjcdVEMZV9S2sqRfNkSRJWk7WZ0Jv9pPBV1XjqlxNPBFLkiRteWEOldXEuuW4ujBZ/7e1/4uSJElqrfUcqn2dweuq/mvLxcRLE0qSpO2rmC/WT0dPOa4uhHG1//ALd90lSdK2tffwizCxko+rCz/cdZ+bWJIkaVsaXf9O+7Un1nt/2H/4JxNLkiQNvmK22Hv4Re5xdeFiXPkThZIkacBVd0Rni+J2p66uZf0nClfF7Kz1X7skSVLyiulp9Sf7Zjc/0n4z1bgqzw6mz7yAjiRJGlJFGVqEibXhcXUhjKu9o/<text:soft-page-break/>87Oj72dCxJkjSMRocvdqfnt3l5wQSOj3c++cv+0Ul1GssNUkmS1Nsm89V+ebYzfRYmVpvj6kfVuJqfFp88bf2RkSRJukF3D78uykWYWG2vql8I46o4Oq2um849HUuSJPWksnqx5qI8vTc9DROr7T11uTCudv/n09GJHxdKkqSuN6lOsr/ce/D3MLHa3lAxJyc7X3y1879Woy+/K/zRQkmS1L2K+eKdwxf3Pvjbznvfh4nV9nhq7Mvv7hz/5535avThydirQkuSpK60+O3x+W/mZ29On73TjeexX9uHJzsffbUz/evo+HhSribVnfnWH1VJkrR1FdVLzyyqo1JP/uO/P1mFidX2SLq14+OdJ3/ZO/rreHo6OfTtLEmStLHC6ljcLVdFudw9+uvOkz+HWdL2MEqsGlePvxpPnxbz5f6nz4ryp1946w++JEkaVMVscTA7rV5AsFzcK5dhYrW9g7IL4+ru0dm9eRiTi+rFfQ6X1V/n1aMxafu3Q5Ik9auL8XAxJKpX7qteInmx/gbOaQ/+YGAe1bh6vBhPLx6H5f7Ryej4+N7s6cHRYjJbv+zOfFU9d2v99C1JkrS9rffA+lX5qpEQpkIYDGE2hPHww9Cq/oHqxZHbXjej/w+Cqb9wDQplbmRzdHJlYW0KZW5kb2JqCjE0IDAgb2JqCjw8Ci9MZW5ndGggMTg3NDcKL1R5cGUgL1hPYmplY3QKL1N1YnR5cGUgL0ltYWdlCi9XaWR0aCA4MDAKL0hlaWdodCA4MDAKL0NvbG9yU3BhY2UgL0RldmljZVJHQgovU01hc2sgNTk5IDAgUgovQml0c1BlckNvbXBvbmVudCA4Ci9GaWx0ZXIgL0ZsYXRlRGVjb2RlCj4+CnN0cmVhbQ0KeJzs3Wtz21aa6Hu+yYgmKS4sSkoysWefVG27J3bVuJ1QWFggbYXpbntvz1Sn53SaHYu4kLLb2ulT5fR5cT6APvpZC5Rza9uxbAIPLv9f/UvjZGZexCSAR7gs9HplGT04G8/WKs6DKFMmHUanymTaZMU/up9pYDIV+X+kNmcvP2Xt/5DrKO9Nz0dm7f7lYJrsfX7au7Ms7TsIAEBL3IiXR9HpQbQa29yNWO6oqk3upynxAz3VKpsrm7vhajRNtJu+okz6mwsAQB2paK1MPokSN2L5M1RW+ghOTWg7XPk/zFaT+6dHC05nAQDg6ZfHSjdiBUb+kE2NzOZuuNJxqqLNOH4m/aUGAECMsu5omAZR6kcsTljRe6dN7oarg3j98Tz/dLGR/oIDAFCp4N4mmOYqzNyIJX5QprZlUjdcHcVu3Eqlv+kAAFREWTdZ5X7EEj8QU3tzw5UyyX6UDKNT6a88AAAl+nSx+XieH8T+4S/x4y91ITdc7ZtkbHjAEADQTvvH6WGcuRFL/JhLHcpkbrganiT9h6e9JU8XAgBaRUVrd5hzI5b8AZe6lza5G672v8w+mZ5LbwoAAOzGdhVuv/yC9HGWOpv7BrrhanKc70+5HQsA0Hja+BUY/PILrG1FstnMDVfqONFTbscCADSYjvLAvzeQy4JUi1SUueFqEuZHIatjAQAayY9VbriKeFSQ6pUbrvTxOrjHiAUAaBi/AgNnrqi23dscRWvWeAcANMhB8bKb7YglfyQlelXb1diktxUAAN6KO2x9OMsOeJ8g1b7D2L9MR3qLAQDg1318Py8WEeXKINU+k+oodb8LSG80AAC8id6eE+DkFTUkN1wNzabHuqMAgLqaRImOUi19xCS6Um642js+k956AAB4tcCkbsQSP1wSXSllsqHJg9lKegMCAOCX/OtvjDtUsdoVNbDZKrCJ9DYEAMAvqSjnDYPU2NIgSjTPEgIA6iSwqZI/RBK9e8XrBpivAAA1UrzBmQUZqMEpf3U7dT+lNyYAALxxnHPyilpQMWIxXwEAamFsMzdiiR8cid4/FaU8SAgAEDeJEndIUiwoSu2IBwkBADWgI9a8ovbkV8e13OUOABBWPNjOxUFqSeqytfSGBQDortGDM2UZrqhVueFKRbn0tgUA6K79We5GLPEDItEO257Ckt62AADd5VdmYNkral0qzIJ7G+nNCwDQUTw5SO3s3iaYcgsWAEDGOOLkFbUwbfLgmFuwAAAyhtGp+KGQaOfp4hcH6c0LANBRrMxA7ay46i29eQEAOkob6eMgUSnlo+Okd2cpvYUBALpI+iBIVFZuuLr2OS8iBAAIUNIHQaKSOog3wy94UQ4AQID4QZCorMK1NjxCCAAQwP3t1Na0SQPDLe4AAAFcH6S2pv1Prg8CAASIHwSJSkqxRAMAQIj4QZCorEymOH8FAJAgfxAkKif/bk3DfAUAECB+ECQqKWUy5isAgAjxgyBRSRX3t3P/FQBAgPhBkKikNPe3AwCEiB8EiUpNegsDAHSR+OGPqKysXztXegsDAHSR/EGQqKxSxXwFAJAgfQQkKiueHwQASBE/CBKVlIqYrwAAMsQPgkQlpaOU9w8CAESIHwSJyoz5CgAgIIhy6SMgUSkpm3F/OwBAhJI+CBKVF/MVAEBEYOUPgkRlpKKc+QoAIEL8IEhUVjZV3H8FAJAgfxAkKicVMV8BAGRwfZBaHOtfAQBEKJ4fpLZmfNJbGACgi+QPgkQlxXwFABASWM5fUXtjvgIASPC/44sfBIlKS3oLAwB0kTacv6I2J72FAQC6SPzwR1Reo2nSu7OU3sgAAJ2jolT8IEhUUm642vucJRoAAFXTrM9A7W0cPxscJ9IbGQCgcwLOX1GLm61UlEtvZACAztHiR0Ci0tLHmWYJdwBA5Th/RS1uYvIg5BFCAEDVFO8fpPa2fXxDeiMDAHSOtpy/ovZm/YglvZEBADonYH1RanPu1wfmKwBA1SYx56+ozSnubwcAVC4I1+JHQKKSUsYnvZEBADpH8X5nam/K5MxXAIDqTTh/Re3NL+/<text:soft-page-break/>GfAUAqBznr6jtcf8VAKBqw+hU+vBHVF48PwgAEHA4fyp9BCQqNeYrAEDllkvpwx9RiY3iZW+xkN7MAADdMjpJxI+AROXlhqt/Oflv6e0MANAt/hjEKwipvY0enA3mS+ntDADQLeKHP6JSm4RrZdfS2xkAoFsC4xcIEj8IEpWUX4EkZAksAECligfY5Q+CRCWlTRrwCkIAQLX8McgyYlGrY74CAFSrOADl8kdAonJSRdLbGQCgW/wxyDJfUYvLma8AABWTPvYRlRvnrwAA1fP3t7P+FbW5VPGKHABAtfx8Zbi/ndrc6PZD6e0MANAtfr6K5Y+AROXlvuf/8m93pTc1AECHBDbh/BW1u9Esu/abB9KbGgCgQwJzGsxW4kdAovJSNh1bbsECAFRneHOmp0vxIyBRifkVdJmvAADV6f/rnR6rNFCr0/4n8xUAoFKj2w/Fj4BE5aX8T+YrAEClxA9/RCXHElgAgKopI374Iyo75isAQKXcfMWIRe1uyBKjAIBqsf4Vtbvt+wf/5X/ck97UAAAdEkSpjhixqM2NHpxd+82X0psaAKBDAoYranvKZGObS29qAIAOUdLHPqKy295kKL2pAQA6xB96orX4EZCovJivAAAV0ybnFndqd8pmLIEFAKjSaJEchRvxIyBReW2f4JDe1AAAHTJ4uOotecUztbt8dJK477n01gYA6Izl0h16pA9/ROXmvuf9P5xKb2wAgA4RP/YRlZ2eZsPFSnpTAwB0CEs0UPuLs8BwizsAoDrKv0Mklz8CEpVYqiy3uAMAqlMcfZivqM0pmyseIQQAVCjwD7DLHwGJSo35CgBQpcBknL+ilmczlmgAAFRJmcyv4i5+BCQqL1Ms0fCIRwgBABUJjtNxyBJY1PbsZvi7RHprAwB0xWC61lPpYx9RyU3iNOARQgBAVfrTs970XPzwR1Ru1sUSWACAqkzPR2bNLe7UhaQ3NgBAhwQs0UDdSHpTAwB0SBD5W1PEj31EJZdOIm5xBwBUxM9XJpU+9hGVmxuumK8AAJVRDFfUgdxwpZmvAABVKV7xzIhFLU9Z9yXnEUIAQEUCk45jnh+k9qeYrwAAVRne/O5wyvkran+85RkAUJnBv37f612IH/uISs1fBzfp/vRUeoMDAHTExej2c/HDH1HZueFqbLjFHQBQkWJ9Bi4RUtuLM8V8BQCoil+iwUgf+4hKzr+ngLc8AwCq4oYrJX3sIyo7ZbnFHQBQHTdfaV7xTG3PDVfDk6S3XEpvcACATvDzlWG+ovbnhqtrj3iEEABQBRWteQUhdaEDm42+WklvcACATnDz1Th+Jn7sIyo7bXLNLVgAgEq44Upx/xV1oOI+w1x6gwMAdAXrX1Ensvno9iPprQ0A0BV+vrKMWNT+3Le9/2//Ib3BAQA6wc1XmlNY1IVmq8Gt+9IbHACgE5RJFUs0UBfyj8ry</text:p>
      <text:p text:style-name="Standard">lhwAQBWUyVSYyB/7iMrP/TYhvcEBADphcPPvgd2IH/iIyk5F6fD2Q+kNDgDQCf0b/2+vd8FbnqkLuS/83o270tscAKALLoa3n/OWZ+pC4zgd3DqR3uIAAJ3ghysrf+wjKjttcsUq7gCAShSHHh4hpC6UB4b5CgBQBX/QscxX1P5UlA2nSe/OUnqbAwC0n4pSzXxFHchfHLyz3Lu3kt7mAADtN5j9eRytxI99RBWkovXgC1YZBQCUbm/+x95iIX7gI6og7W81zKW3OQBABywWo3jJEljUlbjFHQBQicDwlmfqRibTUXI4fyK9zQEA2i+IUsV8Rd3IDVfacos7AKB0/rjDI4TUjZTJtOUWdwBA6ZR1Rxz5Ax9RJeWKW7AAAOUb3PpuHHN9kDqSX/DtcP5UerMDALTc3o3ve70L6aMeUUW54UrHG+nNDgDQehejz56zRAN1JGVzHa+lNzoAQPsFJmW+oq5kc/+uHAAASubXBTLcgkVdaXTMi54BAKVTfrhiiQbqSm646n/OKlgAgHINvjrlLc/UnbRdD6esggUAKNfeo297y6X4UY+ooooF36Q3OwBA2y2Xw5NE/qhHVFUHcfbpglUaAADlUv65dfmjHlEFuW+7G64+vp9Lb3YAgJZzR5yA+Yq6U5wdzZmvAADlUiYLDI8QUmeyufuFQnqzAwC03DX7zf4xS2BRh9Jh9tFdRiwAQIn+ZfZ1b7FgFXfqTm64Ovgild7yAACttlgMY5ZooA6lonRyzHwFACiXKp6rEj/qEVWT9g90MF8BAMpVDFfc4k4dSpv0cMqIBQAo0dj4KybihzyiynLDFZcIAQClunbzu32WaKBOZVIdMl8BAEr0L9f/0etdyB/yiCrLZKPPnruvvfTGBwBosYvR7ecBlwipS7mv/d6N76U3PQBAm/kjjuUSIXUoZdPBre+ktzwAQJsVr8hhvqIOpf1PbsECAJRo8EUShBvxQx5RtaWTKJHe+AAArdX/7ap3h1XcqVu54YpTWACAEt1ZjqYJbyGkTqX8NXHmKwBAiQLD84PUsWw6PEl6y6X0xgcAaK2geGmI/CGPqLJM5oaraw9PpTc+AEBrTWYrbdfyhzyiCpuYfLhYSW98AIDWOri/Olpwizt1K2WKs1gAAJTDDVc6TsSPd0QV519uPuMUFgCgLEGUaumDHVHVzVZBzCpYAICyqOKlIfLHO6IK0+47b5mvAABlGZtURdziTt1K+Z8s5A4AKMs4TPenp+LHO6JKM34hd81CowCAcrjhSoVcH6TOpYvF36S3PwBAawXF4+rixzuiKtMmP4iSGzELuQMASuGXA/IvZZM/5BFVmRuuPrRPpLc/AEA7BeHKLwckfbAjqjqbHlpWwQIAlCIIn+gpq7hTFxvFy95iIb0JAgBayA9XhlXcqYu54Wpv9kfpTRAA0E5cH6RupsJkEP9ZevsDALST8quMMmJRF1Os0gAAKMdgcRoY5ivqZizkDgAoRf/hk96SW9ypi7GQOwCgLMvl8IRb3KmTWb/4m/QWCABop+IWLOkjHZFAuWK+AgCUQ4cpt2BRB/O/Vph8Ep5Jb4IAgBaaHKeHU+Yr6mJuuJpEufQmCABoITdcac5fUSebxKlmvgIAlCMwmZY+0hEJ<text:soft-page-break/>ZPPAcgsWAKAUOkrdiCV/sCOqOh4hBACUZfjg6STmEiF1MP+1l97+AADtdO2rv/Uev+AUFnUylhgFAJTj8YvR/Cyw4kc6IoGkNz8AQGsVB5pc/EhHVG3cfwUAKJEyKeevqJtJb3wAgNYah8n+9FT8SEdUfdIbHwCgtdxwpUIeIaTuZZivAAAlUlGmDLdgUZcy7jvPfAUAKFEQZsoyX1GHUsxXAICS6TDjRc/UtZivAAClKl70nLFKA3Up1mcAAJTOH3FYpYE6lvRmBwBoucDkgeESIXWmOB9MV9KbHQCg5XSYT8Iz+aMeUSX17iz7n59Kb3YAgJbzwxVLNFBHMtlomrgRS3qzAwC0n4q4PkgdKWdxUQBANVSUKMuIRe1Pm1zbtfQGBwDohHGUjKOV+LGPqOwO508ndiO9wQEAOsENV8UlQu7ConaXa5u7EUt6gwMAdIU7+mj5wx9RyYWszAAAqI6OUs0tWNTq9HQZhKzMAACozsSmB6ziTu3OJG7Ekt7UAAAdwnBF7U5FaxXl0tsZAKBzAiN/ECQqKVWMWNIbGQCgc1SxOpD4cZBo5ymbK97pDACQMLbZaCZ/KCTaccWJWTdiSW9hAIAucsNVsQoWTxFSq/ILj/BOHACAHDdcaeYralfa+BFLetsCAHTX0eUpLPljItFOOgo3E8OVQQCApI/m+aeLjfgxkWg3mVyb3I1Y0hsWAKDT3HB1EPMIIbUkZfOAk1cAgBrwywSxSgM1v9GDs/GMBa8AALUwuHUScAqLmpz7HWEc5y43YklvTwAAeP0bv+35Bwnlj5JE75hJtyOW9MYEAMCPhrcfqohTWNTM/Js0UzdiSW9GAAD8TMAqo9TQbD66/ciNWNLbEAAAv6SjZBIl8sdKoitVPCq4vcANAEDdFMOVv4NF/ohJ9La54erig8l/Sm89AAC8lvSxkuhKbYer/8/9lN50AAB4raNZruUPmkRvE8MVAKAZPuZFOdSQGK4AAE1RvCjHHbxYpYHqm3LD1XL5wd1zhisAQFNomyhWaaC6djlc/de37qf0tgIAwNvS8epw/kT8MEr0z2k3XC0WH/zhvxmuAADN4oYrbVkFi2qXNrkfrh48dj+ltxIAAK5MGa4PUr26HK7u/yfDFQCgoQY3H4xDTmFRXWK4AgC0wN4n/9Hza43yFCHVIJsxXAEA2mH7tlz5Yyt1vO1wxT1XAIBWmBz71+bKH16p06UMVwCANjn4Ivvobsa7nkkuhisAQNu44Uofp8qIH2Spo/Wm5x/YvzJcAQBaJghTzUINJJEfro6fuZ/SGwEAADumj1M9lT/UUtdiuAIAtJgfrkzGU4RUZQxXAIDWCyJucafqYrgCAHTB4KtE27X4YZc6UN57/OKD+XOGKwBA6/UfrXrLpfSRl9qfP3PlhqvHL6S/8gAAlG+5HJ0kWvrgSy1ORSlnrgAAXTMINyriEiGV0uVw9fv/w5krAECn7IVPe9Nz8QMxtS+GKwBAd03PR2YdWBYapV2mTPbpYqMWzxiuAADdNHzwVLMKFu2u7XD1yf21+yn97QYAQEZ/4R/sEj8oUztiuAIAwHv8Yjg/Y6FRev90xHAFAMCliX+KMBc/OlOj01HqxqrrDxiuAADwDsOnn/AUIb1HL4ernOEKAIAtN1xNQlbBonfMDVc34uW/zhKGKwAAfkrbtTZcIqR3yQ1XH9tv3U/pbzEAAPUysZvD+VPucqerxnAFAMDruOEqsHnAXe50lRiuAAB4M2XcEZOF3OktSz+6m314vGK4AgDgDcYm2+cWLHq7jhbLw2jlRizpry0AALXmhqviFBbRr+SGq4MH37qf0t9ZAAAaQNlcM2LRG/tken5kM4YrAADe0jhejx6ciR/Bqba5scoNV27Ekv6qAgDQGG64UjZX3OVOr4rLggAAvJvJcaZZpYF+WcpwBQDAOzv8IvvorvjRnGpVejh/ejBPGK4AAHg3brjSYcpC7vQyP1xNYr+8v/R3EwCABhuYdWC5BYuywGQMVwAA7EQ/POtNz+UP7iQbwxUAADs0PR+ZtRY/vpNgDFcAAOza8NZJEEsf4kkoFWWTKJnYnOEKAIAd6t+4636KH+ip+rbDlXbzVZRIfw0BAGib0e2HmoVGO1eq7q8Cy3AFAEApApsFMQuNdio/XKnZyv2U/vYBANBODFddi+EKAIAKKOtGLKasTjSOn6k4Z7gCAKBs/l3Ps7X4oZ/Kzg1XY3vmfkp/4wAAaD8/XNmMhbDanGG4AgCgaspm/kZ38TGAyojhCgAACeM4G82kxwAqpeJpwThnuAIAoGJuuFLykwDtvHTf5GObckM7AAAiBrNveIqwXRXDlcncT+kvFwAAHdWf/6m3WHAWqy0xXAEAUAOLxcj+NTC8K6cNMVwBAFATOswmIQthNb796ek4TBmuAACog8vhioUampwfro5X7qf0twkAAFwKzEpbLhE2NYYrAABqSIdP9HQpPifQVVNRdhRugjBluAIAoG7ccKVMoliooVFth6uDcO1+Sn+DAADAKwxufqciLhE2JoYrAADqb+/6973eBXe5NyKGKwAAGuJiePt5wCms2qej7HCaTsKM4QoAgPpTJlVGfn6gN7Qdrg6OU/dT+vsCAAB+nRuu/HzFiFXXGK4AAGiiydTNVzxFWMf8cDV/chAlDFcAADTLwRfZR3flZwn65/xwFZ+6n9LfEQAAcDVuuJoc+1Ml4uME/ZDa3tAeJQxXAAA0lL8+GG7Ehwp6We7GqgmXBQEAaDI/XHELVl3KD+J8EqecuQIAoOkOo1XAu3LkK4Yr639KfyMAAMD7+tCe3oh53TPDFQAA2Bk3XB3YRHrA6HQMVwAAtI/2B3fuchfKbjTDFQAArVMMV9yCJTNcBdHa/<text:soft-page-break/>ZT+CgAAgN0bmI2yjFgMVwAAYGf2wqe96TlnsSrLv//R/W0zXAEA0GLT81G45hRWFdls+3Jtl/SnDgAAyhWEmZ5Kzx6tj+EKAIAu8cNVmHGJkOEKAADs0PDm3zWvyylvuDpeKZMyXAEA0Cn96//o9S7kR5H2tR2uwsT9lP6QAQBAxS72b59rKz2NtC6GKwAAuuzA5Echa7nvdLiarVWUMlwBANBZbriaRJmWnklakz9z5Yar2Vr6gwUAAJK0TSdxKj6ZtCDOXAEAgC03XGlOYb134zhVNuPMFQAA2BqGGxZqeM/hamxT91P6kwQAAHXRP96+jlB+UGlcKsoObBYwXAEAgF+Yng/NRhvuwrpybrjSxU/pjxAAANSOitbj+Jn4uNKsJlGio5ThCgAAvFIxXK25y/2Kw1Xifkp/dAAAoL60ySfhWnxuaUTa5jpKGa4AAMCbueFKm8yNDeLTS/3zJ/pMHoQb6Q8NAADU3fDmAy4Rvm3hJghz6U8MAADUXf/63Z6/1116dGlExp/CmhhGLAAA8CvGn/1vTmG9ZW640oaHBwEAwK84Cs8+Ya3Rty0NTKpC7nIHAABv4oarg3DNXe5vmRuuBjcfSH9oAACg7nSY6qn86NKMisVF+zfuSn9oAACg1vxwZVI3OchPL43Ipv3rX/d6F9KfGwAAqDVt00nMJcK3zQ1X/evfS39oAACg1orhivnqbdMm7X/2XW96Lv25AQCAWvNrjRpGrLcsd8PV3vFT6Q8NAADU2natUem5pTEpk4/M5nDOiAUAAN6kf+8POsrFR5em5IariV1Lf2gAAKDW+o9Oe8ulfxGM9OjSjEw6ifIjXvoMAADeYLkcP8gCyymst80NV5OQU1gAAOBNjsKn/nU5nMJ6u1TxRsJJxBtzAADAa7nhamI24nNLg3LDlWa+AgAAb6TsZhw/E59bGpP1S4dpv+goAADAqxXDVc7rct4+N1wNb55If24AAKDWdJROokR8bmlK25NXe9d56TMAAHit4p4i+bmlQako3fvN73t3ltIfHQAAqC9t84OYG92vkBuu+vdOpT83AABQX364YiGsq+TvwjpOx/Ez6Y8OAADUl7LZOGbEukJuuFKW5dwBAMBrueFKubGBtUbfPjeRRvn+cSr90QEAgPpSxo1Ya/m5pTm54WocshYWAAB4LYarq5crk05iTmEBAIDX0tZPC9JDS5Nyf11Ds+5Nz6U/OgAAUFPFcLVNfnRpRCrK3HDVPz6T/ugAAEB9uZlBs1bDVdImHYbrfZNLf3QAAKCmGK7eITdcjQ03ugMAgNcKTKoNlwivljKZPmbEAgAAr1YMV2lg5YeWBuWGq4C1GgAAwOsNb51o5qurZjLNXVgAAOA1+jfu9vy97lwlvEJuuDqK808XvDQHAAC82uDWg8AyX10tN1x9POcUFgAAeLViuGK+umImPbCpOl5Jf3oAAKCmBjcfBDxIeMXccKXCRPqjAwAANdW/zl1YV89kQZhyozsAAHgdN2KxUMNV40Z3AADwBi8fJJQfWpoVN7oDAIA3GNw8CQwvzbli3OgOAABezw1XKspUxIh1tbjRHQAAvIEbrhTvfb5q3OgOAABezw1XymYBI9YVc8PVYbS6ES+lP0AAAFBHbsQax8xXV84NV0f2VPrTAwAAdeSGq7GRH1cal5tLJ1ESmFT6AwQAAHU0DtP9Y9YavXomHd78rte7kP4AAQBA7bjhSrGW+9XTUeaGq73r/5D+AAEAQB0FNglmq4ALhVdMmXx052+H8yfSHyAAAKgdN1ypmAcJ3yU3XOmY5UYBAMArjGfr0YMz8XGlcSl/oZDlsAAAwCu44UpFqeIS4dVzw9Vkmn10N5P+DAEAQO0Ex6d6uhQfV5qYG64Op8xXAADgl9xwdWgTTmG9Q9pmkzALYq4SAgCAX/ponn+62IiPK40szodfrXpLXpoDAAB+xg9Xdq0ty2FdOb8c1nLZf8hLcwAAwC/1w7Pe9Fx8XGlkJhuerMYxL80BAAA/Nz0fhGtWdH+33HA1uPVA+iMEAAC14xdqkB5UmprxTxH2r9+V/gwBAEDtKJuNY5Zzf5e0yUafPdQs1wAAAH7ODVfKL07OiPVOI9Y0G/7PE+nPEAAA1E4QpZMoEZ9VGlqPq4QAAOCfuOFKR7k2nMJ6p0w6uv3wgBVHAQDAz03s5nD+VH5WaWZuuNIRd2EBAICfccPV/pep5i6sd6t405AyjFgAAOBn+o9Oe0te+vyOueFqHCb7UxZ1BwAAP7FcDhcr7sJ659xw5UYs6U8RAADUix+ujPyg0txUmGjDS3MAAMDPBCb1SQ8qDc0NV25GnYRn0h8jAACoETdcab8WFlcJ3zE3XA1vfin9MQIAgHqZxMnh/In4oNLc3N/hHiuOAgCAn3DD1cSkgeUU1jumonT42R/U8Ur6kwQAADVyMM0+uis/qDQ3N1wNFn69C+lPEgAA1IUbribHqbbc6P7OpW648kuKAQAAvOSHK/8sofig0uBGDxJ9zKLuAADgR0GYufFAfEppasb/7Q2PN73pufQnCQAA6qIYrrhE+F4jlhuu+uFT6U8SAADUiIoTdX8lP6g0N5uPzHoSs6g7AAC45Iar4Z2/Kc5ivUduuNJROol4NSEAALi0d/37Xu9CfEppdG64ciOW9CcJAADq42Jw8zvFg4TvWfFqQumPEgAA1IUbrsZRErAc1nvkhiv/Vke7kf4wAQBAXexHq2F0Kj6lNDu7GXyVsKg7AADYcsPVIP4Ly42+XyzqDgAAfqY//<text:soft-page-break/>7q3WEiPKE0vH50kE27EAgAAW4vFIP6GG93fMzdcacNyDQAA4JIfrvx8xY3u7zdi+eUamK8AAMAlbfJJeCY+ojQ7/yQmyzUAAIBLbrga2b9qwyms98oNVzrKD2KWawAAAB43uu8kN1wd2eRGzHINAACguNF99s3Yyo8oTc8NVx9almsAAACeG66UTbX0fNL4bH7g73XPpD9PAABQC0GcqPsr+RGl4fkZ1WTKMGIBAICeH67iRPNSwvfODVeDL1a9O9yIBQAAem64UqyF9f7ZzA1X/XvciAUAADxl03HMiPW+6SgfTZMgYkUsAADQc8PV8HgV8CzhDsr9uqOzlfRHCgAA5PU/P+3dWUoPJ61othrM/9xbLKQ/UgAAIO3OcvjFihXdd5IbrvzyrQAAoPPccKX85S35+aTp6SgdxUvFjVgAAMDf6L4Zx8/E55MW5CfVKDuwrIgFAEDXueFKRWvx4aQdueHq4Dj76C4jFgAAXVece+EurF1k/XB18EUq/ZECAAB5KkrGES/N2UnpJEy1ZcQCAKDr3HA1vP1cGfHhpA1t3z2k7Vr6UwUAAML2rn/f610EjFi7GbHWKl6PHpxJf6oAAEDWxfDW3w/ijZIeTtqRG66u/T7tLXn7MwAAneaGq9HsryyHtZts7oar/iPe/gwAQNf173/dWywCHifcUaOTRLMiFgAAHbdYDOK/BOFGfDJpR2640iabhNzrDgBAp7nhajRNOIW1q9xwFRznwb2N9AcLAAAk9e896d1Zik8m7eneZniScK87AACddmc5mK6COJefTFqRjjLudQcAAG64Gt0/0zxLuLuGJyvFuu4AAHRbf/G89/iF+FjSmtxwFdhUx4n0BwsAAOQ8fjF8cDaJEvHJpDW54UqZZH/KhUIAALrLDVcHhruwdpkbrq59ecq97gAAdNlRePbJ9Fx8LGlTxb3uT6Q/WAAAIMYNVwdmHViWw9pZOkpHJyvNve4AAHSYG64OY/mxpE3pYl6dmFz6swUAAGI+nuefLja8+nlXqWK40mGmp7ydEACAjnLD1dE8Z8XR3eaGKx2mk4gVGwAA6Ci/4mj81yBixNplbrgafsXjhAAAdFd//qfeYqEYsXaXilJenQMAQKctFoP4z+p4JT6WtClts9GXibLciAUAQEe54Wr02UNt5MeSNuWGK+X/wOOEAAB0VP/6XfeTG7F2Xe5GrHHMolgAAHTUtVsno5n4QNK23HClwiy4t5H+eAEAgAA3XI2jNDAs6r7L/CXCe5tB9JfeYiH9CQMAAAF+uAq50X3XI5bJ3HDVv/+19McLAABkBOGpni7FZ5K2ZbNRvNQRjxMCANBFfrgKV5qrhLtOv/yD9CcMAAAEuOHq0GbciFVWMSMWAABddPnqZ/FRpGUZP1wFNtUxbycEAKBz3HD1YZxPwrX8TNK63HA1ibKjkBUbAADoHDdcaZNrVhwtITdcHU6zj+5yoRAAgM7xw5XlLqwySt1wtR99w6JYAAB0kIoTdZ8Vscoo94tizVkUCwCAzvHDlU1YrqGMdOQXxfKrjwIAgI5xw9Xos+cs11BGbrhy+XNZAACgY/rXv+/1LsSnkZaW+3UbTCr9IQMAgIpdDG9+N4kS6VGkpRXnBrVdS3/KAACgUm640iblRqyScsOVjrIDy71YAAB0i78Ra86i7mXlhittMj1lxAIAoFv6i+e9xy+CiLNYpeSGK2XW4/iZ9OcMAAAq9PjF4MHZOGJFrLJyw9XkeM3S7gAAdIobrlSUKNZ1LycdZSztDgBAB7nhSoWZ4tWEZeWXdv/g34+lP2cAAFApNV0H97jXvcR6ftmx30p/zgAAoDpuuPKnsGyqpOeQtqajfHT7UcCKDQAAdMl2uFKGq4SlZS//IP1RAwCA6rjhikXdy84PsZzFAgCgSz60pzfiJStilThf2e2IxTugAQDoCjdcHUSnrIhV8ojlL8Jq3gENAEBnsCJWBRVvfkyDmAuFAAB0hRuuhmYtPoS0vDhTUToOE+lPGwAAVKQfnvWm59yIVWpuuFJhFoQb6U8bAABUYno+DM8m4Vlg5OeQNhdulH9NIfdiAQDQCX64CvMx81XJueHKP1Q4W0t/4AAAoApuuBrePg8si46WmxuuisVdud0dAIBO6N/4R693oaUnkNbnhiv/im3LvVgAAHTBxeDW/zOOn4lPIC3Pujba5gcxS48CANB+friy+STmWcLSc8OV+3s+nD+R/swBAEDp3EFfR5mOuBGr7HI3XB1EyeGUJwoBAGg/N1yNzJobscrO/Q274WoSZkesiwUAQAe8XHRUfghpdyryw1Vg8n3DvVgAALTd9HwUnvlDv/QE0oXccDW2qbq/kv7UAQBAudxwNTHZJEpY172C3HA1jlb701Ppjx0AAJSrGK5Sn/T40f5M5oar/SgbPTiT/tgBAEC53HA1Ctfy40c3csOVinKeKAQAoPW4172yVPFEoV+0gXWxAABot+n5tXCzb1gRq4r8og3zJxO7mkSJ9AcPAABK5IYr5eYrHiesqu2db7wGGgCAdvPDlcm05V73ivKvgbaZmq2lP3kAAFAiN1yNTlY8TlhRxXDlRqxxzO3uAAC0Wf/hk95yqSJGrIpyw5X72+ZeLAAA2my5vPZVOo6fsehoNaniXixtUn3MvVgAALSWG66UWbvDvfjs0Z3c37YbsTiLBQBAi7nDvQqzMaewKsw/URilyvIaaAAAWssNVyry92CLDx7dyQ1</text:p>
      <text:p text:style-name="Standard">X7qc23O4OXNmNeHlkTw/sSr1pK0t/zD/IkwQ2CWa8eB1ApdxwNYy5173SdPHwJmexgLcR3NsE0zw49r+YHESJG7HG/lfCXyyV/It/TIOXq9D4zW22cv+otuNWyG2QACqyN/<text:soft-page-break/>+6t1ho6amjU7nhSvmfnMUCXk3dX6m4GJPCzI9YbjSy7/f6CZu5EcvfdOpX/U0H8Z/3Zn90uz7p/1AA7bVYDO1/6+lSfOroVGr7C3XEr9LAz6hoHUS530Dur9wfdAln192mp8LE7fpG8VLPVpP5k6PFUvq/G0AL+eHKJIHl1TkScaEQKOji3Z3F/LOu6Iy69aez3HCl41UQnurjJ25nKP3XAKBViuEq13bNoliVZvPR7Uf963elP39AUhD7N0kFxXwldK9C6leoc79phklxN1fudonSfysAWsIPVxFvJxTI/eV/8O/H3AqCDtouWuJzI9Yvb1OvPPNywLOb7SOKg6+S/qNVb8lJLQDvxb+d8PbDgMcJK88NV2P710+m59JfAaA6xS2IftHdN663IJbyv2+u3XA19O9sXQUhVw8BvLvttSoeJ6y83A1XE/N0HD+T/goApRtGp/tRMvaTVTN+m1O2uHpoVv7Zw5vf7X3yote7kP5bBNAw6tb8RrxkxKp6B+7fBF28t2jKQ4VoMzeruMnKjVgNXNw41TYbh4kbroa3n18uqMUGC+DtuOHqwyg5CjcN3Ps1O389YprpMJuEa+lvAVAKZTJlUjdiNX73sl1Qa5oVq8Snk9npwX3WeQDwK9xwNTG5Fr/dtJO54UoX99lKfwuAHdsu++ZGrFY9p1ws8jCJt+s8JH4TtutJvD6cP5X++wZQR3648r9pSu+7Opm/OGv8kUj6WwDsTP/63eHth6rlTyin2v1majM3XG1/Pz2a5R/dX3+6YLUHAD/a/prpdhfSu6zuZYolpv2fWX0ULXDxweQ/3f8oLqVJb1zV5WctZXM3XB3GxT9GycQmkyiR/jgAyNsOV7rpd0o0teIvnwuFaLgPJo/diBV0/Tc1fw3x5Xpfbrt20xezFtBpbrganazKeAsY/WpuuBqdJHsPT1nhEA31weT/6rHkyy+yuTaXs1axcH06fHB2bfG33uMX0h8XgEr1Hz1xx/dW3ZLanJTJ/QqHX53yqy4a54PJ/+gxXL0hW7wYyGZ+6378YjQ/8wuCmWx48+/XPvkHS2wB7bdcjr/69kbMiCWTLta4npjsKOQuWTTG9sxVU1YQrU/ub6xYoeVidPu5/0eTKpOo45X05wmgFG64OjCn+9PTgEUbZErdcKX9Ewc8VIgG4MzV+6ej4glum7nhShWrbG3fKDR48LS/eM7FRKA13HA1Dv3aNfV8WVgnMmlxCpGHClFrnLkqJ//36Rc1jbLtxcTtvx/bbN9moxkPwgANVqy9zKJYsl2eP5T+LgCvdjlc8dBx+fnTg9bvkN1wtT21tZ3BxnG+P1uPHpxJfxcAXMF2uNKWq4TSWUYs1M52uJLfOjpaWlyQTZXN3XDlfqro5eUGmw9+l+z9rxVPIgN19nK4YsSSy2Yjs+6HZ73pufTXAbh0eeaq6+tc1St/ItH434jVbO2fRD5Jin9fvKgoTAb2/96b/bG3WEh/dwBcCoq353RsNeaaZTM3XA2PMz3lF1LI297QznBV87ans7RfF8LPV/6xxMViFP/V/28v3wtZvOLH5DytDEhxw9XILju/JrNkfgnoqfsIEv+bKSDncrjihvbmZt2vzH7VU13cMH/5tPLlPJa+vLU+K9bm+m7wr9+zNhdQqv78T+53n4AbWUVzw5WK8iBkxIIMhqt2p6z/Vc7v500+jvPDabpdm0u9XC/i5XPNfvoam/Tacf6B2x1x6wLwPhaL8fy//bqj7FplC9fFiUTWbUDVWIqhy6mX71L0t3hF/mXW+jgbRqduuBqZdfDjI43F4l3F2j7FE1L+H7X1g9nYZhO7Opwn7jgi/V0G6sVtFIfRafEiLfmNvdvlo5Ok/4g3FaI6PC1Iv9Z28PaXHYvhys1gfsSaxKk2aRDn6ng1enDm16/+8SDy40ITr6i4N+xl/h5gfxrNFkXpj6fUisUrhl+srn1+2rvDLhFN5YYrFWduG2GtZtnc749uuBr9Lj2cP5X+UqD9Locrlmqh3VfMSD98tYpbUIrFvn46XG17OVz9ZMTS2xv4TXZgMzdcDafJ5eXLMA+O8+Ae9+2jSYq1VtaT8Ix7sYSzmRuudJwFM95WhhIxXFFjKq5Lul8/A5u64SoIs+0YNmYJQTSEG65UmO8fcxtGDZqt/G9/3PGOclwOV7zHgZqZLoYr/zikzVWc8/w16s8NV6q4y1F886Hijnf/B+kvBdqGe66oHW0vOBbPX2fKpOMwkd62gDfxw5XxawWIbztdrxiuuOMdu8VwRa3MDVdqu8oEp/1RY9szJ5ql3WvQ9o73a79LeNMr3h/DFbU4XdxT4V9NYl3cA4+a0sUvApql3euQ8Y92juO1ivi9DO+uf/23ve2LscS/0kTlZV2b0f2n/cXz3uMX0psd8Arb4cqvICe+vZC/k9Ov8a5YgBTvxH2LRrcf8RsTdSWbu+Fq+ODZQcyJLNRRMVylrNhQk9xwNbp93r/+D14chivxYxWPClL3csNVULwIW3oTBF7BfTn9r71cU6hH7kDphqvh/zzXU+54x1u5XNqRM1fUydxwNZxvuFaIeuK2jZqVu+FKh8mEx2Twa1S0XSNI/EtLJJm/Vjhf82spauiDu/PekndA16jJdnUsli/G622HKyX9XSWqQ/7X0ujJ4fyJ9HYJ/Nxy+cF/fet+Ks5i1Sd/6fZ5//r33I6FfxYwXBH9PDdcTaJ0ErLWDWrGjVhfZr3pufg2Qj/NDVfXbv6fYXQq/f1AjTBZEb0ik/nXwEX5aMaZf9TM9PyDz/3bzHkWqVa54UqZdGJYugEelwWJXp8froL56mjBvViomTvLD+5+60csLhTWKTdcaf/iSH4p6zq/hHWUMlwRvSE3XI3+8C3vHUPt3FmOp09uxEvxbYR+mhuudJgdTLOP7jJldZSyxZrAPIdC9MbcLyBuuPKvdgVqxg1XH5nsE+7FqlnK+uFqMs1YuqGD3HDlLwtaTiwTvUU2H54kKmLpUdSOG66Ovti4ozmLNtQq9XLpBpYs7hSGK6Kr5oYrHaaHU3aVqB03XB0cp5MoEd9M6Bf5JYvNuh+e9a<text:soft-page-break/>bn0l8TlG67NjvDFdFVc8PVJGS+Qh354com6v5KfDOhX2b9YhrD8IzFXtpt+25BXn9D9C7ZVJtUWx6+Rh254Wps031273XMr6QXmFxF7D3aSZmM4YrofXLD1dEs/3Sxkd6agVdww9W+zUcPznjNWQ1zw9XwOOl/ftq7w8PIreJvuDI+8e8YUYMzmRuuPp7zSyhqqhiu1kfhhoV36pj1q8IOpqfjmDsNWiJgEVGi3XUwy9T9lfRmDbyaG64ul8aV3lLoVaVuuPLPy7AGafNJf5eI2pYbrtQskd6ygddyw9X+rLhQKL2x0CvTfqX39VF49gnPFTaW+LeIqIXZTM94aQ5qzQ1X4+JEq/z2Qq/JDVeT4/X+MdcKm4cbrohKyg1XkzkruqPWtidaGbHqnBuuxiZVlmuFTeJfLOg+NeYrojIymY65BQt154YrPT91vw7IbzL0mpR/2DPVkV8hVvr7gl9XfGopr0sgKreYBwlRd264Opinh/OnHBHqnBuu/PJ6hmuFtSb+PSHqRHEecFYfTeCGq8PojNdA1zw3XI3ssj//urdYSH9l8AqctiKqKJsNv0x6S+5yRwO44eojk92Il1p8w6E3ZFI3XA1m37BAVt0UHxDzFVEVqShzw9XeI+7CQjO44UpNv+3d4V6surddIMsl/ZXBJfGvBFHXUtF68BXzFZrjzvKDu4xYDaiYr3Jl1+P4mfSXpusCy1sFiaqu2AdyCxYaxY1Y97/tLZdc6ah9qRuu3IgVxOxkxFwOV4xYRNXmhquhWUvvAIArWi4/+K/tiCW/EdGbspkbrtxOZu/4rMdK75ULTPE7CMMVkUTs9NBIjFjNSRm/nxmEZ0G4kf7edIiy/ha4yxGLiCpPH3PqHs3kRqy7c/c/dcSv500o3IxO0v6jU55ZrsB2uHI/5T93os7GElhosv71345uP+Q40oxs7oara4tk37CycYkYrojqkOb+djRccRxJNUeTJqSi3A1Xw9sP+zfuSn9x2imIcuVfWsTmQCSdZY0aNN52uNKGC4XNSBe7neHNLyfhmfR3p1WUyYq3NrMhENUi6V0CsAN+uDL+FS3iGxS9ZW64CkzOMqS7sh2uivmKiGqR9F4B2A0/XLmDS7gW36boLfMPuNlEx6vD+RPpr0+zKTepMlwR1SzpHQOwM2648kcZbj5pTirK3HClbaIsN72/I22Lv0mujxPVLOl9A7BLbrgam3T/OA2s/MZFb5Ufif1soKN0EiXS36CG2Y5Vmm87Uf2S3j0AO+aHqyg5nD9hxGpUuRuuRrcf7l3n0cK39fKyIGeuiOqY9B4C2D0/XMXZOH6mpbcvulLb290Htx6MY+57/xV+kSuGK6IaJ72TAErhh6tZerTgHTqNK3XD1fD28/7173u9C+nvUU0VvzgUb8CR/7yI6NVJ7yeAsrjh6mj27Y14yYXCxlUsfXwxvPX3g5i3Fv5SMValnJslqnnSuwqgRG64Gv/OvwlaMWI1LpO54Wr0ZbL36AlvLfxBUFxF5cwVUf2T3lsAJVsu9x6dDr9csW5D49q+6sV9goNFEoScyLp8t6D450JEb5P0DgOoQnFgynh1SCOzmRuudLSexOvD+VPpr5KYYHvmil8TiBqS9D4DqMjLV98yYjU1N1xp29FX6oj/5RPRVZPebQDVUbYYsXiNSGPzV8f8iybXnXo3dMAvBUQNTHrPAVTqh9fg8vhVU7P+3dCjk6TfjfveL4crRiyipiW98wCq5ueraD2On4lvffQebe97X7lPU/oLVSKGK6LmJr3/AAS44epwtvl0sQl4GqvJ+fOQcTKZnx4tWngiK9heyGa4Impm0rsQQIYfrv6Q+KWxGLEanhuu9GwV2Fbd9+7/00wWcK8gUWOT3osAcvzSWE9GJyvN6qNNr1i1QNu8Heu9M1kRtSDpHQkgjOGqNbnh6sAmH9rTG3GDLxdeXhBkviJqeNL7EkBesF0qPFqLb4/0PhVLyGZuuDqMVoFp5OXCy/8W7rkian7SuxOgFvxwZTJ9LL9J0g4y28uF2YFt0i5O/u+NiHaX9B4FqAs3XKnjZH96Kr5V0g6yuRuuJs15ulD+b4yIdpr0TgWoETdcXZuf9R6/YN2G1uSfLozrfrlQ/G+JiHae9H4FqJnHLz648/te8Upo8c2TdpPZvlUnn4Rr6a/XKxTDPF82orYlvWsB6mjvxt3R7YfapjzG1ZrccKWibGyz0axG+72XwxXzFVHbkt67ADXlhisdpZMoEd9IaYe54Wpwf7O3+Fvv8Qvpr1hPmbx42zjDFVELk97BAPXlhyuTKk5htStlUzdcDe4/lX134Xa4cj/F/0KIqIwEdy9A/fk33Nn8cP40YBnSdnV54simOk4EvldRynBF1O6q37EAzeKGq9Hv0t5yKb610o6zuRuuVJyNZ+vRg7PKvlF+uCqS/xsgotKqbJcCNNhy2X90OjxZcUxsXzrK3HA1jDb98Kw3PS/7q6T9w4wMV0Ttr+ydCdAa22Oi5t0lrcxmbrja++x/712/W95XyM1ybrjShuGKqP2VtycB2scPV7xGp71t73gf3HoQ2N2vR6qKW/i09H8jEVXTzvchQLv51+iY9Th+Jr7xUim5Kejl0rI6ynf1tXHDlX+HOE9JEHWmXe09gO5ww9XgK3/Hu+b5r/bmhitt00m8Opw/ec8vDMMVUQfbyeEG6Jzlsv/wdHSScLmn3bnhSpuVPj7V03d8STTDFVE32+0xB+iU4nblPAg34hsylZc2uRuuRrP8HVZ9Z7gi6mwlHXeAjnDDlQrT/emp+LZMpbZd9X3v9/neoye95Vudy3L/L36dK4Yrok5W9tEHaD03XF2zf+4tFtyO1frcvOSGq717v//VZRxeDlcsxUDU0ao5AAEtt1j0538axUvN8bQDXS7jcPPkdW8wZLgiomoPQkCbFcNVcVTlklAHKl4gmG5fYvjTr4H/9wxXRJ1P6kgEtJI7qo7jfPTgTHzTpioyfrGsly9r9rvT7R+Kl0cTUaeTPhwBbeOGq2v3/9JbLMS3bqqsYqAqzmVFDFdE5JM+FgFt5G/H+trfjsWhtkOlB5alGIjoMunjENBabrjSJp1EifhmTkREFSd9CALazA1XyqT7JueaERFRp5I+/<text:soft-page-break/>gAt54arazdPesWt7+LbOxERVZP0wQfohL0bd4e3HwZRrqQ3eSIiqiDpww7QFW64clvcQZxvnzIjIqIWJ33MATrEDVfD2Te8SYeIqPVJH3CAjrl8k85ft6eziIiolUkfbIAuKm7ESsfRSnwPQEREZSR9nAE6yg1Xh7Ps08Um4FohEVHrkj7IAN3lhquP5+tDmwWGO96JiFqV9BEG6LrL4SrmLBYRUXuSPrYA6BXDVfEmHZZ5JyJqRdIHFgCeG660SYNt0rsFIiJ6z6SPKgB+5IYrFab7xylrkBIRNTrp4wmAn3HD1bX7Z73HL8R3DkRE9M5JH0wA/JPHL/qL56P5JuCV0EREzUz6QALg1dxwNY6SYXSquVZIRNS0pI8hAF7LDVfXbt7v+fXeGbGIiJqU9AEEwK/oX787vP1wbOV3F0RE9JZJHzoA/Do3XCmz0tOlkt5jEBHR2yR93ADwVtxwFYSnQbhigSwiovonfdAAcAXFcJXqOAm4XEhEVOOkDxcArsYNV0fz7NPFRhteWUhEVNOkjxUArswNVx/P14dxNolTXllIRFTDpA8UAN6RG6508VZoLb0bISKiXyR9iADw7orhqnhZIbdjERHVKenjA4D35Yarsc1GM7dFc0cWEVEtkj4yANgBN1z5NbLcRs3qDURENUj6sABgZ9xwpXzyOxYioo4nfUAAsEtuuBosVr3lUllOZBERiSV9NACwa8vl3qMnoy9XfhlS6T0MEVE3kz4SACiFX4Z0xjKkREQySR8EAJTl5TKkubZr1sgiIqoy6SMAgHK54erQJjfiJSeyiIgqS3rfD6B0brj6MDo9iFaTKFHS+xwioi4kveMHUBE3XG3vyAosJ7KIiMpNepcPoDr+jqz7/sXQLENKRFRq0vt7AFVzw9UgXPem56yRRURUUtJ7egASpud74dnI5KyRRURURtJ7eQBi3HA1nP25t1j4E1m8VYeIaHdJ7+ABiFos9u5/PYyX4zgNIi4XEhHtJumdOwB5brga3Pqu17tQjFhERLtIer8OoCYu9q5/P/zsb+p4xWLvRETvmfQuHUCNuOEqCJPApNrK752IiJqb9O4cQO344SrMg3sb8R0UEVFDk96RA6gjP1xNczdlabsOOJdFRHTFpPfiAOrLDVfD2V96iwWPFhIRXSnp/TeAelss+vOvh/Yv6nilWCOLiOjtkt53A2gAP1yFieK+dyKit0t6tw2gMbjvnYjoLZPeYQNoku197yrMVbTmpiwiotclvbcG0DxuuBqEm970nJVIiYhemfR+GkAzTc/74dl+lB/On4jvx4iI6pb0PhpAg7nhahKvtE2CWH5vRkRUn6R3zwAazw1Xg9k3vcWC10MTEW2T3jEDaIXFYm/+9TD+dhw/E9+tERGJJ71TBtAebrhSdqOidZH8/o2ISCrp/TGAtvFPF948cX8IDJcLiaijSe+JAbRT//rd0b8/Cu5ttMnFd3RERBUnvQ8G0FrFYqRrdZztH6eaW9+JqEtJ74ABtJwbrlSYKpMqy4ksIupK0rteAJ3ghqsDs/lkeq4sJ7KIqP1J73QBdIUbrg7DMx3m+9NT8V0fEVGpSe9xAXSLG67GYRKY9MBmgZXfBxIRlZH0vhZAF7nhShfDFTdlEVErk97LAuguN1wNbv2917sITMp6pETUpqT3rwA67qJ//fv93zz/6G4WcC6LiNqS9K4VAHpuuDqYZpMwnUSJlt4rEhG9f9K7VQC4VAxXfvUGFa0DI797JCJ656R3qADwM/7d0CZXbr7ixTpE1Nikd6UA8ApuuBrE3/QWC14STURNTHonCgCvsVj051/3w296d5aK1xcSUaOS3oECwBvdWe7de7Jvnhwtlrxbh4iakvSuEwB+nRuuJvefBPZ0f3qqTc5iWURU86T3mgDwttxwpY4TFWaT8IxlHIiozknvLwHgavxwZdY6yg/iDW8wJKJ6Jr2nBIB34YYrXaz37t8WzZRFRDVLeh8JAO/ODVeqeHehtuuAZwyJqDZJ7x0B4H254Wp468T9IYhyFn4nojokvV8EgN3oX//t4OaJijJlc64YEpFs0ntEANglN1wpm11OWdI7WCLqbNL7QgDYPT9lRUxZRCSW9F4QAMry0ymL9bKIqMqk938AUK4fTmExYhFRZUnv+QCgCj8MV0xZRFRB0vs8AKgOUxYRVZP03g4AqvbDcMXd70RUUtL7OQCQ8cPd70HMlEVEO056DwcAkvxwZTO/ZNZsHWzHLSKi90563wYA8txwpWw+jtJhdBpw0ZCI3jvpvRoA1IUbrvajREXJJEqKt0UzaBHROya9PwOAenHDlY6S0XzTe/wiMKn4XpqImpj0ngwAaunxi/6Xf+v/x997vQttM14YTURXSnoXBgB1dtG/8f3w1nfBdskspiwieruk910A0ADbJbNUlI0ta5MS0a8nvdMCgMZww5VfwMGkh9OUxwyJ6A1J764AoGHccDUJs/3ZGTfAE9Hrkt5RAUAzFTfAD+4/dSMWt2YR0S+S3kMBQLO9vDUrHUcr8V06EdUk6T0TALSBG65UlCiz0tOlX5uU01lE3U56nwQA7eGHq/DJ6LNnl6tmRdydRdTRpPdGANA+P6yalU78C3fkd/VEVHHSeyEAaK3tewxVlI5mmbKcyyLqUNK7HwBoOTdc7cfp4M7zXu9C2Zxbs4i6kPSOBwA64mLvxj8Gt/4e2PRw/oTTWUTtTnqHAwDd4oYrHa9GX572lkvNuSyilia9pwGATlou+49Oh1+ttgtnacPbdohalfQuBgA6zS+cZdLhfNN7/EIZ+YMCEe0k6V0LAMC/bWfvy+eD+0/9Yg5xrlk4i6jhSe9TAAA/csNVYLPDOPt0sfGns7hBi6iZSe9LAAC/5Iarj+b50Sy/XKHUpgGXDokalfReBADwWsUKpcnotl87S0eZlj5kENFbJr3zAAD8qov+9e+HN7/TxemswHB3FlHdk95pAADelhuutPHzlTLp/nEasBo8UV2T3lsAAK7MDVdjkw1v884dopomvZMAALyzy3fu+NNZ09Pi7iwuHRLVIumdAwDg<text:soft-page-break/>fbnhSoWJy+/Y7cYPWpzRIhJNeq8AANgZN1wFUe4z2SRc+xu0WNiBSCLpnQEAYPfccOXfaWhyFWUqWosfa4i6lvQ+AABQIjdcqSgfniS95dLfCS990CHqSNKbPgCgfMvl3qPTwVergzj/dLHRlhu0iEotld7mAQDVccPVx/f9m3dUlO2bXFnWhCfafYrzVwDQSW64GhdHgSDMgnsbvyY8Z7SIdpVlvgKATvPD1TQPjrOJWX8yPddMWUTvnTK59JYNAKgFN1wdhWcHZnMYZ5f3aEkfpIiamuX+KwDAz/xwj9ZoftZ7/EL710nz4CHRFToKN9LbMQCgrh6/6H/5t+H9p6NieQfuhCd6y7Th/isAwK9ZLvuPTodfrUbbN0pHxcrwvOuQ6FUpmynWZwAAXMHF3vXijdJRNo7SYXTKg4dEv0jZdMz9VwCAd+KGq32zGkfJ9sHDwKbFBUTu1KKuN5pl+zHzFQDgvbx88LB4y2HxXmn3+ztXD6mjmWxcjFjS2yUAoD3ccOWOLy5lkv0pVw+pcyn3/Q9X0hsiAKCd3HA1Pl6pMBnNN73HL8Z+6OKMFrU8FWV6ugyOT6W3PwBA2z1+sffl88H9p8qkOkwPp2kxaKVK+lBItPO0yYMwcS</text:p>
      <text:p text:style-name="Standard">OW9FYHAOgQN1xNjv2U5WYt3/FKRVxApPakWfkKACBKFVcPlUmG8bK3WLCmFrUh45+ild62AADoueFqb/6nwewvyt8bnO5PT5XJWCueGlfx+wLLMgAAaqe4Kz5xx6mgGLEO4o02fjVs8UMn0ZtTUe4fmw0T6W0IAIA3ccPVJMr1dsFSmxzOn3Bei2rbxLj5KpfeaAAAuAI3XGm70rY4r2X8Q4h+lSF/XON+LapBJlc2nzBfAQAayw1X+oeHEKN0NMu0LZ6LZ9YioUYPzsbxWnrLAABgN9xwNY4vb9BSUT6OnwXWr6+1vRlG/LBL3Sgdx7kbsaS3BgAAds8NV8qu3WSlonRo/ZoP/k2InNSiMvMnTov1cqW//gAAlG+xuDb70zD+xj/S5UYs45fUVjb3S2zxNCLtrkmUaNZkAAB0kn8lXHjqpixls9GXSW+51LH7M0vH07vnX/AUbtwA70Ys6S84AADSlsv+/3oy+N1pYNPi6mHqjo8qTLSftXLxozY1Jpsp/7bBjfQXGgCA2nHDVWC2FXdqFVcSi1W2uHGLXp/dLsvGq3AAAPh1frgKT4NwVcxX6Wia9O4sJ+H6cvpi6KIfsqx2BQDAO7mzvPbb1fDzlV/twaSj+PKxRP8aX8Ot8l2seGDQ/0H6qwkAQFu8fCxRh27cyka3H7l/p2brwL/HJytmMPkBgMpLFcOVZp12AADKtPdvvx3c+tLfjVMMV6PPnvd6F37isunLVyVySbEN+acFrf+pGK4AAKjaxd6//WPwm78Xlw7TbXr7cmp/R3TKnfNNLdyo4oqw9BcMAAB4/uXUceJfTu2P1Ono9kP3L5XJdDFxXa6AytIQdU1F+eH8qY7WLMUAAECd7V2/O7h5cnn4NqmbtYbFnfPqeKX8+a70Jwd3+QGj26WBzXW8cSOW9LcGAABc0WKxN/vjIP6zMsnLC4vZsDjT5Vfosqnyq6Fm2/Nd0iNHN7LZ/vRUhQnvFgQAoGWuXf+P4a0HQZSoyK82r0zqV+IK/SKok3Ctt0+0/XQqYPp671SU+yX9TTIOEzdiSX8FAABAFfwiqMcrHSZBsVyA+mGmcn+2qbq/cqOXsrm/1Gi4retKpfrlgwm8VRAAAGy54SrYvrfaFPduvVyS63JlVH8ebK2N/z9QL//PpEca+VSxaqi26x9GLOmPEQAANMFicW3+x+Hsmx9e9KMuX2/9cgC77VfuGkan+tiNXvn2HvuXd9e39yRYcfZPT5f+vZORH7GkPycAANAmFx9c//+Xw6mczmcGX0IPWlGPtoFR2DxaxjJUxDoCsvpL0AI8O2kWA9lnB1UGnWIb6LYTXsQPngEEL2aLEjCJBDaxBjr8R8EoGAWjYBSMglEwQgGwcSVhFSZmESkEWtwFGQICr7pHaVDFwLdAClqADo/it4niN4niNYkBzU6ag8bHBMzi+MEHf4G54DMQzOIgXORbHflRTMNosxG+/zEO3EoEzYSCXRsnapogCD1wDIiiabrICgBGdNiHDQplbmRzdHJlYW0KZW5kb2JqCjE1IDAgb2JqCjw8Ci9MZW5ndGggMTQ4MDgKL1R5cGUgL1hPYmplY3QKL1N1YnR5cGUgL0ltYWdlCi9XaWR0aCA4MDAKL0hlaWdodCA4MDAKL0NvbG9yU3BhY2UgL0RldmljZVJHQgovU01hc2sgNjAwIDAgUgovQml0c1BlckNvbXBvbmVudCA4Ci9GaWx0ZXIgL0ZsYXRlRGVjb2RlCj4+CnN0cmVhbQ0KeJzt3QmUXHdh5/trDGHfAlkPJAyPeUnIMsNLTiYzcJKXebzJZJJAZsAkkEwyPBKRALYxVpequ2XcNuCFgMEEMNhstgFjGSypl+rWYkuyLcuLJFuWF1m2vMiSZcuyZFm2tlZ3v3urZY2RtXT/b3X/q/71+Z3P4ThMxqmuv1r9PVW3b2WZHW+V+VmlN6v0ZbP6D/rgiiwbK/77zlrxP1YHsmotqwxks3K1+n8CQAup//Cq1H+c5T/UKrXiB1z+Yy7/YZf/yBv/36nmPwHzH4W99f/ebPLrWZJ1L8o6h+rJ1J9V+os/S0VZDTz3nwDQPurRlf9DZ1/9NYf6Sw35j8j8B2X+4zL/oWl2tHXNz6q9WbWv/udnqPjTUhlUUwBwFP3FD8r8x2X+QzP/H/MfoPmP0S4vbVmWnTQnmzE3+8S8ekf1FX8qin+oeY8PACZs/Odm/3M/Rgey0xZnpy7NZqyM/WPepnczFxTJnTult0isan+hEv3PJwC0vkqt+Kmax9WnFmZd/Vl3f9bTF/sHv03liquq8rMeKo4+T6ziinSvUwHAVMrjqrO/+IHbMVj88LWU1lG/Rr2z/<text:soft-page-break/>jbxoYv0AIBpUPzYrb+yURl/J3EwdhZYuX1ybjZzftbRW8RVR/0uCq5XB4BYqvW4mlUvrlxnLXYo2CRXqb/3lzdVnlhVTQUAzST/0dxZe66yBmJHgx1vPT1Z9yVZ1+XFxeoVvwYIAM2sVsRV/g8fn5/NmFf8xpk1206bk50+N5v1/SKxZBUAtJJaEVen9WezF7pbabOsZ042e25WnVsk1vgdZeP/OQEAJqk6UP9N/wXZ7AUqK+ZmrMxOWZZ1DBWJVe33shUAtLz8B/r4R6h8aiA72QXw07yx7F3rs5NWFYklqwAgJeN3/M7j6gMrsnfeW/zQt2lYXrbvXVU8225jBQDJql/zk/+4/8tVxedK29St+MzuvuIiq6rrrACgPeRxNat+n/BZvbFDJLmNf7RNZ62eWN4QBIB2Uvzo7y0+h8UvGDZws/qyruc+2ib6EQMAUVRrRQx0DhUXaFmZnTYnmzk365hfJFb0YwUAohu/hXjFp0WHbtZgUVZ5YrmOHQA4JA+Dg58W3R87VlpqPUuKN1g7h+qfAuk6dgDghfqzTy0s7oQ5Y2XscGmFVQezrvqNW71sBQAcQ6VWxNUnF2cdbuBwzI3fUixPrErsIwMAWkJH/d5Ns9zs/Ug7uZadNpDNHL9rq/cEAYCJq2UdvcXvxJ02J3bQNNO6F2QdtSKxvGwFAASoDtRvOzAvm+k2pPVV+4rnJE+s6EcDALS0PK6Kz3lp+/cKi4vY+4vEin4iAEDLqxVxNf7P7bmT5mQz5man9vo9QQCgwToHi0/Wa7cP08m/3lP7i8QSVwBAw1UGitg4YyjraZv3Civzi6p0hysAYErlcdVdK67xTn6VweLCszyxfFgzADDVxn+BLu0bkHbWiqyquH0oADBd8rjqGMhmDsbOoKlZtb94Q3A8saI/1QBA+5hZf22nM7lfKiw+qXmgSKzozzAA0IbyuJrVX1yklMyKuKodTCwAgAjqcTWr/lZaAusY/0hBcQUAxNZZv0ip0uJvFI5/CR2xn0wAgHHFyz79WVfLvlHY0XfwhTgXtAMAzSOPq2p/1tmCN23o7stm9RWJFf05BAA4TB5XnXloDcUOpsmsMr/4yOY8sdznCgBoQtV6XHUvaJnPKDxpTvbxefU7tMd+6gAAjqpW/4zCRa2RWDPmFokV/0kDADiePK66F8aOp+OtOpCd0hv/uQIAmIhKLescLAKmaVcZv0l77CcKAGDiinTpLzThZvUWd2OouI8oANBy8obpy2b2xs6pn17PkqxrsEis+M8PAMDk5XE1c1522pzYUfW8jf96Y/RnBgAgWB5XM+fGjqrnVq1fGDarP/7TAgBQRkdvcd+G6OuoFTcRrfoEHAAgAbXievKOqB+d07Mk6xwqEiv+swEAUF49rj65OJuxMlpfzV7osisAIDV5XJ26NE5czRosXrzyziAAkJjqQHb6wgh3xDptTtYxv0is6M8AAEDj9RepM823azh9bvF/0e8MAgCpmubbNczqK4quEvurBgCYQv3F7Rqq03K7hoO3au+L/SUDAEyxPK4+MT87aerfJez2O4MAQNvI42rGFL9L2N1Xf/HK7wwCAG3j1Lx/hqawrzr7i8RyWTsA0D66hqbwKqxqf13srxEAYFr1F31VHZyCuhrL3ruq6Kv4XyMAwPTK4+q9q4scauzeub74d3pnEABoT3kIFTnUuM1YmZ20Kv7XBQAQ0d/cUtxFoVE7dWmRWNG/KACAiPK4mr2wMXHVMyfrGHTlFQDQ7qoD2ez+Io3Kr3te8e+J/hUBAMSV91UeRd2lbzfasyTrHsgqbigKADBubvHRz6VevPJpOAAAh9SKuJpZ4iWsnp6s2zuDAADPU9xu/ftFJgW+eHVx8f/XPa8AAJ6veA3q4sC+6rw8q4grAICflgdSnkkBqw7Gf/AAAE0qT6yBSffVrJrEAgA4ss767Romtc6r65dduS0DAMBRVPqz0/sm0VfV3npixX7YAABNK4+rjv7J9FVfVvXiFQDAMU28r6I/VACA1tCfdU7sLcL4DxUAoBXkcVWdwEtYPX1Zp3teAQBMTOdg8WGCx153f5FY7tkOADAReVx1LzxOX3UOZBVXtgMATFjX0HHeHKzqKwCAyejozU6bc/Q3B/vqbw7GfpAAAC2jv4irmXOP/uZgvyuvAAAmpzqQdcw/clydNCc7pdebgwAAk1MZKCLqpCO9RThjXvHfR3+EAAAtJ4+ojx7pLcKPz89mDcZ/eAAALadzIPvEkd4iLP5fXXwFADB51brD1jGQVcQVAECoSi2bueCn+qoyUCRW9AcGANCi8rjqGDy8r6qxHxUAQOuq1A7vq+gPCQCgtdWKF6wOrWdJ8dHP8R8VAEAry4Mqz6rxzV5Q/HP0hwQA0NLyoOp+7hL3rsGs6pcHAQDKqfRnnUPPXXzlYwcBABrh0CVY+T9XfewgAEBJ9aAq7sww34tXAACN0H/wEvdZffXEiv54AABaXx5XsxfWQ8ubgwAAjdA5kHUN1W/brq8AABriuazyyTgAAI1Rv4t7/IcBAJCKSn/RVx9cEf+RAAAkI4+rbCz+wwAASEYeV9198R8GAEAyOgbcnAEAoJEqtUL0hwEAkIyqTx4EAGioSr+bXwEANJj3BwEAGqk/9gMAAEiO9wcBAAAAAAAAAAAAAAAAAAAAAAAAAAAAAAAAAAAAAAAAAAAAAAAAAAAAAAAAAAAAAAAAAAAAAAAAAAAAAAAAAAAAAAAAAAAAAAAAAAAAAAAAAAAAAAAAAAAAAAAAAAAAAAAAAAAAAAAAAAAm4MWdtdf3LHzLedf+5gXLfu0LS990zjX5/xj9UQEANL/Xnrng97+6/H9eefvnrr3/qrVb1mx5+snd+/ceGBk7yp7Zf+CxXftu2rjj0lWbOofWve/yVb/1pete2j0Y/<text:soft-page-break/>QsBAIjo1Z9e8O5Lbj5v6YaVm3aOHi2kJrPhkdH8X5X/C/N/7cu0FgDQNt5+wbJzlty/evPOkYZE1VG2e3hk8f3bTum96+c/syj6lwwAMBVe37NwxtVrb3ho+xRG1ZF2YHRs0X3b/u7K2195xlD0JwEAoCHeedGN8+56bP+Uvlw1ge3YM/zVGx96y3nXRn9CAACCveuiG/vueTxuVh22vPLm3LHlN764LPqTAwAwKe+5dOXNjzwVO6aOuryyrlzz6G996broTxQAwHH9H59fMnjv1tgBNaHllfXNmze+5swF0Z80AIAjevnswZ7F6/cMH/WmVc25Lbv2/t2Vt59Qjf8EAgA83598+5YNT+6O3Urhu+b+bW/7/JLoTyMAQFb/CJuexetj/3ZgA/b0vgMfvOK26M8nANDm3nzuNdN/S6sp3WWrN71itjtlAQBx/MX3bt327P7YQdT43fX4rt+8wA0cAIDpdmrvXQm8J3i07dp34P/91s3Rn2QAoE2cUB3oWbw+dgFN+fYeGDnpB6ujP9sAQPJO7KxdcsvG2O0zTTswOvbRq9dGf84BgIS9rHuw2T7vZhrWveDe6M88AJCkEztrP167JXbsxNnpA3dHf/4BgMScUB1on7cFX7jRsbH/NWdN9FMAAFJyzpL7YzdO5O0fGf3T79wS/SAAgDSc0ntX7Lppiu3ad+D3v7o8+nEAAK3uD7+x4kC697ma7B7ZueeNZy+KfigAQOv6ubMXbdq5N3bUNNdq67a+qBr/aACAVpRXxND6J2LnTDNu1uC66KcDALSirqF7Y4dMk254ZPRdF90Y/YAAgNbye/96w3DCny9Yeg/v2POqM4aiHxMA0CpeVB24aeOO2AnT7Dt/6YboJwUAtIqPzbszdry0wIZHRn/ny9dFPywAoPn9/GcWbd89HDteWmPXPbj9BL9LCAAcz6WrNsXOllba3/7o9uhHBgA0s3/35etd1D6pPbJzz0u7B6MfHADQtK5c82jsYGm9/eNP7oh+cABAc3rb55f4KJyAbXhy94s7a9GPDwBoQt9d+UjsVGnVuQoLAHihN597zT6vXoXu7q27fCghAHCY85duiB0prb0/+fYt0Q8RAGgeL6oOPLJzT+xCae19/7bN0c8RAGge/+VbN8fOk5bf7uGR1565IPpRAgBN4vLVm2PnSQr7X3PWRD9KAKAZvPKMoV37DsRukxR2zf3bop8mANAMPnTFbbHDJJGNjI790mcXRz9QACC677jtVeP2Nz+6LfqBAgDRPbh9d+wqSWffunVj9AMFAOJ66/lLYidJUntox+7oZwoAxPUPP7kjdpKktn9z/rXRjxUAiOgHt7kzQ4P3kR/fEf1YAYCI7n3imdg9ktq+vuLh6McKAMTykq7a/hGf6dzguQsWALSzX/vC0tgxkuA27dwb/WQBgFjec+nK2DGS4EbHxl79aR9ECABtqlK7J3aMpLnf/coN0Q8XAIjikls2xi6RNPehK9zFHQDa1Ny7HotdImnuU/13Rz9cACCKxfdvi10iae5z194f/XABgChu2rgjdomkuW/c5BZYANCm7np8V+wSSXOXrtoU/XABgCg2PrUndomkuStufzT64QIAUWx7dn/sEklzV9/5WPTDBQCi2Pz03tglkuauXOP1KwBoU+t8uPPU7LLVrr8CgDZ166anYpdImrvklo3RDxcAiGLJhidjl0iaO3/phuiHCwBE0Xv347FLJM1VavdEP1wAIIrLVm+KXSJp7sNXrYl+uABAFGcuWh+7RNLcuy66MfrhAgBR/PUPb4tdImnu585eFP1wAYAo3nHh9bFLJME9uXt/9JMFAGJ55RlDo7FrJL3d+PCO6CcLAETkIwgbvu+ufCT6sQIAEfXd4xYNDd5p/XdHP1YAIKLTB+6O3SOp7d9feH30YwUAIvq/vuIS90buyd37X1SNf6wAQER5DDzx7P7YVZLOfrx2S/QzBQCiu/rOx2JXSTr7+Lw7ox8oABBdngSxqySd/cYXl0U/UAAgul/+3OIDboPViN31+K7opwkANIkF65+I3SYprFK7J/pRAgBN4m9/dHvsNmn5jYyOvfnca6IfJQDQJF55xtDT+w7ELpTW3qL7tkU/RwCgqXxv1abYhdLa+7srb49+iABAU/kPX10eu1BaeFuf2feK2UPRDxEAaDaL798Wu1NadZ1D66IfHwDQhP744ptid0pL7qk9w6/rWRD9+ACA5nTDQ9tj10rr7azF90U/OACgaf3Zd2+NXSsttmf2H3jj2YuiHxwA0LROqA5c/6CXsCaxnsXro58aANDkfutL1+0f8Xk5E9r9Tz77su7B6EcGADS/C65/IHa5tMb+7Lu3Rj8sAKAlvPrTCzbt3Bs7Xpp9V9/5WPSTAgBayAd+sDp2vzT1ntl/4FfOvTb6MQEAreXy1ZtjV0zz7iM/viP6AQEALedVZwzds/WZ2CHTjPvRmkejnw4A0KJ++0vX7R4eiZ0zzbX12559zZnu1g4AhPvnuXfGLpom2p7hkXdceH30QwEAWt2lqzbF7pqm2OjY2N/PWRP9OACABLykq1ZbtzV23cRf59C66GcBACTjFbOHlj+0I3bgxNzXVjwU/RQAgMS84ayFd2/dFTtz4uyK2x99UTX+EQAA6fmVc699YPvu2LEz3RtYt/VnunzIIAAwVX7xs4tXb94ZO3mmb5ev3vySrlr0px0ASNurzhhaeN8TscNnOnbh8ge9LQgATI+Xdg9euebR2PkzhRsdG5s16LcFAYBpdWJn7bylG0Zjh9BUbOfe4fd/f1X0ZxgAaE//zyU3PbZrX+wgauRWb975ts8vif7EAgDt7E3nXHPdg9tjZ1FjdtnqTS+f7VcFAYD4XtxZO/ua+/aPtPC7hY8/s+99l3tPEABoLv/2X5YuWN96v1eYV+Flqze98exF0Z9AAIAj+ovv3brxqT2xo2miW7V553/46vLoTxoAwLG99swF5<text:soft-page-break/>y/dsGvfgdj1dKw9tGP3P/7kDre3AgBayBvOWtizeP2Tu/fHLqnD98D23af23vXSbtexAwAt6TVnLugcWtck93BYs+XpD15x24mdPu8GAGh5edK8+5KbL1u96dn9I9OfVdt3D3/z5o3vuujGE7wbCAAk5/U9Cz969drrH9x+YOrv5fDM/gNXrd3ynktX+oBmAKAdvPKMoXdfcvN5Szes3LSzgffNGh4Zzf+F+b82/5e7wgoAaFtvPHvRn3/v1pkD91xyy8ZlDzz5+DMTvVgrD7MHtu8eWv/Ehcsf/Oe5d/7RN1e4+zoAwBG9vmfhb3/puv/7mze97/JVH/nxHTOuXvvxeXd+9Oq1+T/8/Zw177105bsuuvE3vrjsZV6hAgAAAAAAAAAAAAAAAAAAAAAAAAAAAAAAAAAAAAAAAAAAAAAAAAAAAAAAAAAAAAAAAAAAAAAAmAKvPGPo9T0Lcz971sK3nr8k9+Zzrxn/b3IvqsZ/hAAAzePlswfffsGyP/vurf80d+2Zi9Z/9caHfnLnlusf3L72sV0Pbt+9fffwyOjYRPbM/gObn9571+O7lj+0o7Zu6w9v33zh8gdnDa77n1fe/scX3/TrX1iWR1r0LxYAoOF+5dxr/+t3bjl94O5LbtmYh9Bju/ZNKJ4atLzWbtq449JVm7qG7n3/91f9zpeve1n3YPTnBABgUt5w1sK/+N6tZ19zX23d1q3PTGtNTWTDI6Nrtjz93ZWPnDz/rv/09Ru9xgUANKe8qf7qh6u/tuKhtY/tmtibe82yA6Njtz/69JdvePC/X7Yq/yqiP5MAQDs7oTrwe/96wxkL712xcceB1oqqo2xkdGzNlqcvXP7gf/vuLd5GBACmzYuqA++66Mbzlm64b9uzsYNoCrd7eGTRfdtO7b3rlz+3OPpzDhDm4ps3PrRjN5Py/111R/SDm4j/8q2boz9XLae2bmv0g3uh37xg2flLN2x+em/s9pnWjYyOLX9oxyfm3/nGsxdFPwKASZl312Ox/xJtvX2y7+7oBzcRf3nZythPVevt9kefjn5wh7x89uA//uSOlZt2xn5WIm//yGjfPY//1Q9X509I9EMBmAh9FTB9lfCapK/edM415yy5f9uz+2M/H821nXuHv77i4d/60nXRDwjg2PRVwPRVwoveV7/7lRsuW71p/wRv9NmuW7lp599deftLumrRv8sAjkhfBUxfJbyIffXfvnvLTRt3xH4CWmmbdu7tHFr3mjMXRP9eAziMvgqYvkp4UfrqP359+bUbtsX+0lt1T+87cN7SDT/rDlpAM9FXAdNXCW+a++odF15fW7c19hedwsYr6+c/4zcNgaagrwKmrxLetPXVW89fcuWaR11l1djt2ndg9oJ7XzHbJ+8AkemrgOmrhDcNffWSrtqpvXflJRD7a012m3bunXH12hM7Xf0ORKOvAqavEt5U99W7Lrrxzsd2xf4q22KrN+/8o2+uiP5tCLQnfRUwfZXwpq6vXtez4MLlD7rvwjRvzh1b3P4dmH76KmD6KuFNUV+959KVjz+zL/YX16bLn/kPXXFb9O9HoK3oq4Dpq4TX8L56+ezBr614yKtW0Td479ZfPe/a6N+VQJvQVwHTVwmvsX319guWrdnydOyvyQ5u597hv/3R7dG/MYF2oK8Cpq8SXqP66oTqwIyr1z67fyT2F2SHb84dW17X45bvwNTSVwHTVwmvIX31yjOGrlq7JfaXYkfd/U8++/tfXR79OxRImL4KmL5KeOX76s3nXrN6887YX4cdZ/tHR</text:p>
      <text:p text:style-name="Standard">j8+787o36RAqvRVwPRVwivZV3/wteVbdu2N/UXYRHf56s0vnz0Y/VsVSI++Cpi+Snhl+uqDV9y2e9gFVy22Gx/e8UufXRz9uxVIjL4KmL5KeMF9deai9bEfuwVu0869v/evN0T/hgVSoq8Cpq8SXkBfnVAd+MJ1D8R+4FZqz+w/8F+/c0v071kgGfoqYPoq4U22r07srH3r1o2xH7U1YPsOjH7Qbd6BBtFXAdNXCW9SffUzXYPuw5DSRsfGZg7cE/07F0iAvgqYvkp4E++rl3YPDt67NfbjtcbvrMX3Rf/mBVqdvgqYvkp4E+yrEztrV655NPaDtalaz+L10b9/gZamrwKmrxLeRPrqhOrAt299JPYjtald94J7o38LA61LXwVMXyW84/ZVHlcX3fRw7Idp07Hq4Lro38VAi9JXAdNXCe+4fXX+0g2xH6NN307pvSv6NzLQivRVwPRVwjt2X33kx3fEfoA2rRsdG/uQmzYAk6evAqavEt4x+upPvn3L8Mho7Ado0709wyPvvOjG6N/OQGvRVwHTVwnvaH319guW7dgzHPvRWZxte3b///kvS6N/RwMtRF8FTF8lvCP21S98ZvFDO3bHfmgWc/dte/aNZy+K/k0NtAp9FTB9lfBe2Fcv7qwt2fBk7Mdl8bf0gSfzPwzRv6+BlqCvAqavEt4L+8ovDNqhfX7Zhujf10BL0FcB01cJ77C++ovv3eqKdju0/A/D+7+/Kvq3NtD89FXA9FXCe35fve3zS55yTbv99HbuHXatO3Bc+ipg+irhHeqrl3TVbnnkqdgPx5pxd2x5+hWzh6J/gwPNTF8FTF8lvEN99dlr74v9WKx59683PhT9GxxoZvoqYPoq4Y331X/6+o0HXHdlR1/+p+NPv3NL9O9xoGnpq4Dpq4SX99WrP71gw5PudmXH2SM797y+Z2H0b3OgOemrgOmrhJf31ddXPBz7UVhr7Pu3bY7+bQ40J30VMH2V8O7b9qzPGLSJz+0agCPSVwHTVwlvz/BI7IdgrbTHdu17Xc+C6N/sQLPRVwHTV2Z2aF9Z7ncJgcPpq4DpKzM7tJHRsd//6vLo3+9AU9FXAdNXZvb83brpqRdV43/LA81DXwVMX5nZYfvo1Wujf8sDzUNfBUxfmdlhe+LZ/a8904XuwEH6KmD6ysxeuM9ee1/073qgSeirgOkrM3vhdg+PvOmca6J/4wPNQF8FTF+Z2RH3jZsejv6NDzQDfRUwfWVmR9yB0bHf+OKy6N/7QHT6KmD6ysyOtjl3bIn+vQ9Ep68Cpq/M7GgbHRv7zQu8hAXtTl8FTF+Z2TH23ZWPRP/<text:soft-page-break/>2B+LSVwHTV2Z2jO0fGf3V866N/jcAEJG+Cpi+MrNj78LlD0b/GwCISF8FTF+Z2bH37P6Rnzt7UfS/BIBY9FXA9JWZHXdnLXY7d2hf+ipg+srMjrstu/a+pKsW/e8BIAp9FTB9ZWYT2Qd+sDr63wNAFPoqYPrKzCayJRuejP73ABCFvgqYvjKzCc69RqE96auA6Sszm+DcqAHak74KmL4yswnuqT3Dr5g9FP1vA2Ca6auA6Sszm/j+6oeucoe2o68Cpq/MbOLrvfvx6H8bANNMXwVMX5nZxLd/ZPSN7uUObUZfBUxfmdmk9k9z10b/CwGYTvoqYPrKzCa16x/cHv0vBGA66auA6Sszm9RGx8b+zfnXRv87AZg2+ipg+srMJruZA/dE/zsBmDb6KmD6yswmu2UP+KwcaCP6KmD6yswmuwOjY36LENqHvgqYvjKzgP3tj26P/tcCMD30VcD0lU31dg+PrNny9NV3Pvb5ZRtO7b3rQ1fc9u5Lbv7dr9zwjguvf+v5S8b99peuy/+bP/zGiv9+2ap/+Mkdsxfce/HNGxfe98SGJ3ePxn78dsTNuWNL9L8WgOmhrwKmr2wqdu8Tz3zjpoc/fNWa3/nydS/urJU5+ld/esE7L7rx5Pl3Xbnm0S279sb+yuzgdu4d/pmuweh/MwDTQF8FTF9Zo7bvwGht3dZ/+Mkdbzrnmqn7k/D2C5ZVB9et2LhjxAtbsffuS26O/jcDMA30VcD0lZXfjQ/v+MiP73jtmQum84/Er5537ZmL1j+4fXfsr759d97SDdH/ZgCmgb4KmL6y4O0ZHvnmzRvffsGyiH8wXlQt/mwsf2hH7CejHXfzI09F/5sBmAb6KmD6ygL2zP4D5yy5/xc+szj6H4xD/uibK1ZsVFnTuuGR0ddM74uWQBT6KmD6yia1fQdGL1z+YFOV1SEnVAfed/mqh3fsif0ktdH+/Hu3Rj93YKrpq4DpK5v4Ft237de+sDT6H4Zje/WnF+QF6Or36dkXr3sg+okDU01fBUxf2UT2xLP7//qHt0X/YzBxf3zxTZt2upnDlG/15p3RzxqYavoqYPrKjrveux//xc824xuCx/bGsxctWP9E7Ccv8Y2Mjr2+Z2H0swamlL4KmL6yY2x4ZHTW4LoTqvH/AIQ5sbN23tINsZ/FxPcn374l+kEDU0pfBUxf2dG2+em9//Hry6MffXmnD9ztaqyp2+wF90Y/YmBK6auA6Ss74u5/8tm3fX5J9HNvlBlXr3XF+xSt9+7Ho58vMKX0VcD0lb1wKzbueMNZqV1U889z74z9vKa5Lbv2Rj9cYErpq4DpKztsC+974tWfTvOmkWcuWh/72U1zbz53Cj9xEohOXwVMX9nz98PbN7+4sxb9uKfOpas2xX6OE9z/uHxV9JMFpo6+Cpi+skO75v5tL+0ejH7WU+pl3YM3P/JU7Gc6tfmgZ0ibvgqYvrLx3brpqVedMRT9oKfBr5x77fbdw7Gf76Q2tP6J6McKTB19FTB9ZWP13xZszo8UnCLvu3xV7Kc8qW18ak/0MwWmjr4KmL6yx5/Z99bz07kVwwRdvnpz7Cc+nY2Ojb3mzDR/JwLI9FXQ9FWbL//J+OffuzX6+U6/N5y1cOsz+2I//ensD76Wwq1ogSPSVwHTV22+dr4y+cNXrYn99Kezj/z4jugHCkwRfRUwfdXOu/mRp17SlfLdGI7thOrArZv8LmFj9sXrHoh+oMAU0VcB01dtux17ht9y3rXRTzauP/rmitjnkMgG790a/TSBKaKvAqav2nYfuuK26MfaDIbWPxH7KFLYwzv8CiEkS18FTF+155Y98OQJ1fjH2gz+88U3xT6NFDYyOpb8zWmhbemrgOmrNtzwyOhvf+m66GfaPNzRvSF72+fb7i4f0Cb0VcD0VRvu/Db+ncEj+uAVt8U+kxT27ktujn6UwFTQVwHTV+22R3buaZPPwZm4EztrG57cHftkWn7/8BO3aIA06auA6at224evWhP9NJvQaf13xz6Zlt9nr70v+jkCU0FfBUxftdUe3rHnZ7pchHwEP3f2ouGR0djn09q7fPXm6OcITAV9FTB91Vb76NVrox9l03KjhpK7/sHt0Q8RmAr6KmD6qn32yM49foP+GP5+jo/LKbX8D1j0QwSmgr4KmL5qn508/67o59jMXv3pBbuHR2KfUgtv/8iom6pBkvRVwPRVm2z77uGXz/bi1XFctXZL7INq7b2+Z2H0QwQaTl8FTF+1yb624qHoh9j8PvCD1bEPqrX3619YFv0QgYbTVwHTV22y3/3KDdEPsfm94ayFfomwzP7wGyuiHyLQcPoqYPqqHXbHlqejn2CruO3RnbGPq4X3/u+vin6CQMPpq4Dpq3bYqb2ubJ+oL1z3QOzjauF9bN6d0U8QaDh9FTB9lfz2j4y+8exF0U+wVfzpd26JfWItvJ7F66OfINBw+ipg+ir5XXP/tujH10JedcbQvgOuwQrc11c8HP0EgYbTVwHTV8nv9IHWOOLmccND22MfWqvuB7f5iBxIkL4KmL5Kfn5lfrK+fMODsQ+tVdd79+PRjw9oOH0VMH2V9h7Yvjv62bWcD1/lg3ICt2TDk9GPD2g4fRUwfZX2vrLcbUUn7R0XXh/73Fp1KzftjH58QMPpq4Dpq7T3nktXRj+7lvPS7sH9bjMatHufeCb68QENp68Cpq/S3i99dnH0s2tFa7Y8HfvoWnKPPr03+tkBDaevAqavEt7+kdHoB9eiLl21KfbpteR27TsQ/eyAhtNXAdNXCW/n3uHoB9eiKrV7Yp9eS250bOzEzlr04wMaS18FTF8lvC27vFkT6AM/WB379Fp1rzxjKPrxAY2lrwKmrxLehifdnCHQ7391eezTa9W9rmdB9OMDGktfBUxfJby7t+6KfnAt6hc+szj26bXqfNglpEdfBUxfJbw1W56OfnAt6oTqwLP7R2IfYEvuF/3KKiRHXwVMXyW82x/VV+Hu2fpM7ANsyb3pnGuinx3QWPoqYPoq4emrMgbv3Rr7AFtybznv2uhnBzSWvgqYvkp4+qqMi2/eGPsAW3L/<text:soft-page-break/>9l+WRj87oLH0VcD0VcLTV2Wct3RD7ANsyb39gmXRzw5oLH0VMH2V8PRVGbMG18U+wJbc73z5uuhnBzSWvgqYvkp4+qqMGVevjX2ALbl/f+H10c8OaCx9FTB9lfD0VRnv//6q2AfYktNXkB59FTB9lfD0VRn/+eKbYh9gS05fQXr0VcD0VcLTV2W848LrYx9gS05fQXr0VcD0VcLTV2W85bxrYx9gS05fQXr0VcD0VcLTV2X84md9BGHI9BWkR18FTF8lPH1Vxs+etTD2Abbk9BWkR18FTF8lPH1VxqvOGIp9gC05fQXp0VcB01cJT1+V8dLuwdgH2JLTV5AefRUwfZXw9FUZJ1QHYh9gS05fQXr0VcD0VcLTVyUNj4zGPsPWm76C9OirgOmrhKevSnp2/0jsM2y96StIj74KmL5KePqqpKf2DMc+w9abvoL06KuA6auEp69K2qGvJj99BenRVwHTVwlPX5WkrwKmryA9+ipg+irh6auS9FXA9BWkR18FTF8lPH1Vkr4KmL6C9OirgOmrhKevStJXAdNXkB59FTB9lfD0VUn6KmD6CtKjrwKmrxKevipJXwVMX0F69FXA9FXC01cl6auA6StIj74KmL5KePqqJH0VMH0F6dFXAdNXCU9flaSvAqavID36KmD6KuHpq5L0VcD0FaRHXwVMXyU8fVWSvgqYvoL06KuA6auEp69K0lcB01eQHn0VMH2V8PRVSfoqYPoK0qOvAqavEp6+KklfBUxfQXr0VcD0VcLTVyXpq4DpK0iPvgqYvkp4+qokfRUwfQXp0VcB01cJT1+VpK8Cpq8gPfoqYPoq4emrkvRVwPQVpEdfBUxfJTx9VZK+Cpi+gvToq4Dpq4Snr0rSVwHTV5AefRUwfZXw9FVJ+ipg+grSo68Cpq8Snr4qSV8FTF9BevRVwPRVwtNXJemrgOkrSI++Cpi+Snj6qiR9FTB9BenRVwHTVwlPX5WkrwKmryA9+ipg+irh6auS9FXA9BWkR18FTF8lPH1Vkr4KmL6C9OirgOmrhKevStJXAdNXkB59FTB9lfD0VUn6KmD6CtKjrwKmrxKevipJXwVMX0F69FXA9FXC01cl6auA6StIj74KmL5KePqqJH0VMH0F6dFXAdNXCU9flaSvAqavID36KmD6KuHpq5L0VcD0FaRHXwVMXyU8fVWSvgqYvoL06KuA6auEp69K0lcB01eQHn0VMH2V8PRVSfoqYPoK0qOvAqavEp6+KklfBUxfQXr0VcD0VcLTVyXpq4DpK0iPvgqYvkp4+qokfRUwfQXp0VcB01cJT1+VpK8Cpq8gPfoqYPoq4emrkvRVwPQVpEdfBUxfJTx9VZK+Cpi+gvToq4Dpq4Snr0rSVwHTV5AefRUwfZXw9FVJ+ipg+grSo68Cpq8Snr4qSV8FTF9BevRVwPRVwtNXJemrgOkrSI++Cpi+Snj6qiR9FTB9BenRVwHTVwlPX5WkrwKmryA9+ipg+irh6auS9FXA9BWkR18FTF8lPH1Vkr4KmL6C9OirgOmrhKevStJXAdNXkB59FTB9lfD0VUn6KmD6CtKjrwKmrxKevipJXwVMX0F69FXA9FXC01cl6auA6StIj74KmL5KePqqJH0VMH0F6dFXAdNXCU9flaSvAqavID36KmD6KuHpq5L0VcD0FaRHXwVMXyU8fVWSvgqYvoL06KuA6auEp69K0lcB01eQHn0VMH2V8PRVSfoqYPoK0qOvAqavEp6+KklfBUxfQXr0VcD0VcLTVyXpq4DpK0iPvgqYvkp4+qokfRUwfQXp0VcB01cJT1+VpK8Cpq8gPfoqYPoq4emrkvRVwPQVpEdfBUxfJTx9VZK+Cpi+gvToq4Dpq4Snr0rSVwHTV5AefRUwfZXw9FVJ+ipg+grSo68Cpq8Snr4qSV8FTF9BevRVwPRVwtNXJemrgOkrSI++Cpi+Snj6qiR9FTB9BenRVwHTVwlPX5WkrwKmryA9+ipg+irh6auS9FXA9BWkR18FTF8lPH1Vkr4KmL6C9OirgOmrhKevStJXAdNXkB59FTB9lfD0VUn6KmD6CtKjrwKmrxKevipJXwVMX0F69FXA9FXC01cl6auA6StIj74KmL5KePqqJH0VMH0F6dFXAdNXCU9flaSvAqavID36KmD6KuHpq5L0VcD0FaRHXwVMXyU8fVWSvgqYvoL06KuA6auEp69K0lcB01eQHn0VMH2V8PRVSfoqYPoK0qOvAqavEp6+KklfBUxfQXr0VcD0VcLTVyXpq4DpK0iPvgqYvkp4+qokfRUwfQXp0VcB01cJT1+VpK8Cpq8gPfoqYPoq4emrkvRVwPQVpEdfBUxfJTx9VZK+Cpi+gvToq4Dpq4Snr0rSVwHTV5AefRUwfZXw9FVJ+ipg+grSo68Cpq8Snr4qSV8FTF9BevRVwPRVwtNXJemrgOkrSI++Cpi+Snj6qiR9FTB9BenRVwHTVwlPX5WkrwKmryA9+ipg+irh6auS9FXA9BWkR18FTF8lPH1Vkr4KmL6C9OirgOmrhKevStJXAdNXkB59FTB9lfD0VUn6KmD6CtKjrwKmrxKevipJXwVMX0F69FXA9FXC01cl6auA6StIj74KmL5KePqqJH0VMH0F6dFXAdNXCU9flaSvAqavID36KmD6KuHpq5L0VcD0FaRHXwVMXyU8fVWSvgqYvoL06KuA6auEp69K0lcB01eQHn0VMH2V8PRVSfoqYPoK0qOvAqavEp6+KklfBUxfQXr0VcD0VcLTVyXpq4DpK0iPvgqYvkp4+qokfRUwfQXp0VcB01cJT1+VpK8Cpq8gPfoqYPoq4emrkvRVwPQVpEdfBUxfJTx9VZK+Cpi+gvToq4Dpq4Snr0rSVwHTV5AefRUwfZXw9FVJ+ipg+grSo68Cpq8Snr4qSV8FTF9BevRVwPRVwtNXJemrgOkrSI++Cpi+Snj6qiR9FTB9BenRVwHTVwlPX5WkrwKmryA9+ipg+irh6auS9FXA9BWkR18FTF8lPH1Vkr4KmL6C9OirgOmrhKevStJXAdNXkB59FTB9lfD0VUn6KmD6CtKjrwKmrxKevipJXwVMX0F69FXA9FXC01cl6auA6StIj74KmL5KePqqJH0VMH0F6dFXAdNXCU9flaSvAqavID36KmD6KuHpq5L0VcD0FaRHXwVMXyU8fVWSvgqYvoL06KuA6auEp69K0lcB01eQHn0VMH2V8PRVSfoqYPoK0qOvAqavEp6+KklfBUxfQXr0VcD0VcLTVyXpq4DpK0iPvgqYvkp4+qokfRUwfQXp0VcB01cJT1+VpK8Cpq8gPfoqYPoq4emrkvRVwPQVpEdfBUxfJTx9VZK+Cpi+gvToq4Dpq4Snr0rSVwHTV5AefRUwfZXw9FVJ+ipg+grSo68Cpq8Snr4qSV8FTF9BevRVwPRVwtNXJemrgOkrSI++Cpi+Snj6qiR9FTB9BenRVwHTVwlPX5WkrwKmryA9+ipg+irh6auS9FXA9BWkR18FTF8lPH1Vkr4KmL6C9OirgOmrhKevStJXAdNXkB59FTB9lfD0VUn6KmD6CtKjrwKmrxKevipJXwVMX<text:soft-page-break/>0F69FXA9FXC01cl6auA6StIj74KmL5KePqqJH0VMH0F6dFXAdNXCU9flaSvAqavID36KmD6KuHpq5L0VcD0FaRHXwVMXyU8fVWSvgqYvoL06KuA6auEp69K0lcB01eQHn0VMH2V8PRVSfoqYPoK0qOvAqavEp6+KklfBUxfQXr0VcD0VcLTVyXpq4DpK0iPvgqYvkp4+qokfRUwfQXp0VcB01cJT1+VpK8Cpq8gPfoqYPoq4emrkvRVwPQVpOevf3hbz+L1TMoffG159IObiF//wrLoz1XL+ae5a6MfXEvLn8Pzlm5gUn75c4ujHxwAAAAAAAAAAAAAAAAAAAAAAAAAAAAAAAAAAAAAAAAAAAAAAAAAAAAAAAAAAAAAAAAAAAAAAAAAAAAAAAAAAAAAAAAAAAAAAAAAAAAAAAAAAAAAAAAAAAAAAAAAAAAAAAAAAAAAAAAAAAAAAAAAAAAAAAAAAAAAAAAAAAAAAAAAAAAAAAAAAAAAAAAAAAAAAAAAAAAAAAAAAAAAAAAAAAAAAAAAAAAAAAAAAAAArakW+wEAAKSkvy76wwAASEUl9gMAAEhMNef9QQCABqoViRX/YQAApML7gwAADdafdXp/EACgcSq1rLsv/sMAAEhG1/wsG4v/MAAAkpHH1QdXxH8YAADJEFcAAA1UcfN2AICGqkosAICGyuOq0CexAAAaIy+rjvw/e7PK/PgPBgAgATMXZB21Iq4qXr8CAGiESq1IrHw+JQcAoCEq/dn48tCq+JQcAIByiivbBw72VcdgVhmM/5AAAFpaRy3rfO71q46h4o3C6A8JAKCl9fRlXc/1VR5XxfuD3iIEACihs79IrEObpa8AAMo5dHH7+Kq1QvRHBQDQosZveHVYX3XqKwCAUOMp9fwdjCuJBQAQKg+qwzbLW4QAAEHG79b+wn2iN5vlLlgAAJPXOZB9Yv4R+mrGvOykOfEfHgBAy8kj6qNzj9BX+X9/Sm/8hwcA0HJOmV+k1BHX1R//4QEAtJZqX9Yx78hxla+7ftPRWSoLAGDCTpuTzbz6qH2Vx1W1/+AF8AAATERHb5FYx1jn0MG7jwIAcHy17PQj3Znhp94iXJD1LIn9OAEAWsTJtexTL7it6OFvES4pXsJyo1EAgImYWU+s4674lBw3GgUAOJ5KrbhwfSITVwAAx1UZN4EXrw4mlhuNAgAcUx5XHf0Tjat81flZ59XxHzYAQNM6vS+bOZm+KuKqv34hVuxHDgDQnCr9RWJNanlcVV2IBQBwJJ0DWXViV7Y/fwfjyr1GAQAOU3+Pr3PyfZXvvauKS+LjfwkAAE2lP+u6PCSu8r1zfZaNxX78AABNpqcn6744sK/yuPqbW4r3FqN/FQAATaLSn1WuKBIreLMX+jhCAID/7eRadlrQlVeHlsfVzGuKTov+tQAAxFfLKr0T+sDBY++UpdmMlbG/FgCAJtAzJ+ueVzau8uVx9bEhV2EBAO2u0p919xeJ1ZDNmJudNCf+FwUAEFHPkqx7QWPiKl8eVx+f716jAED7qtSK+yrkidXAjceVdwkBgDZUGSjuW1XcGrTRy+Oq6nbuAED7qfYXn2uTJ1bj+6pW/Mujf4EAANOpUitev8oraIpW7cu65sf/MgEApk1H3dQtj6tT53uXEABoI6f0Tm1f5Zsxz70aAIB2kWfPjLlTG1dZ/V4NH+vNZg7G/3oBAKZUx0Bxi6qTGnRD0WMvj6vTY3+9AABTqtqfdQ5O+TuDz9+n6h8eHf0LBwCYIj1LstmNu1v7RJbH1cyBrFNiAQApqtSyzqEG3619Iuus/9+dJbEAgLTkcXVKb/GfUda9sOi6isQCAFJRqf/O4D/OixNX+fK46hpyU3cAIB3VwezjvdP0O4NH28G48hIWAJCKPLGib1b9WvdK7KcCAKCU/iJpZk3jDRmOvdPcrgEAaHF5zHyqaeIqq9+uoaOWdS+I/8wAAASo1Irbp58c6XcGj7Y8rqo1H/0MALSeal/x5mCsGzIce+IKAGhJ/UViNe3yR3hK</text:p>
      <text:p text:style-name="Standard">rzs2AAAtI0+XWc102dURN2NuccuI6M8VAMBx5dGSp0vzL3+cp8zLevriP2MAAMcwc0H2sdi3Ep348rjq7Msq8+M/bwAAR9QxUNz9IE+sFloRV/1ZdSj+swcAcJjKYHFr9I6mv+zqhcvjqjqQdfX79BwAoJkMFbdiqDTBh+CErav+i4Qd0Z9GAIC6Sv1WonlitfTG46rTS1gAQGzjQVJpwbcFX7jO+n3dq4Pxn1UAoG0VQVL/z2SWx1WlP+vojf/cAgBtqFL/BJyU4mp8eVzlX1rFrd0BgGmXF0iliT8Bp8yKL60/6+grXp2L/jwDAO2go1ZccDUriWuujraO+n3du9wXCwCYepV6XHUk97bgC1fE1WBxu9TozzkAkKriPgzz6++dtUFcje/Qx/249SgA0HB5U/UsyToHi8RqqxUfVz0vO6XXtVgAQCNVBoobF3QvLBKrPSeuAIAGqvYX92FI4w6iZTbr0J3qY58IANDSTq/fhyFPLMuXx1X+hJxc83IWABCiuOBqTladXxSFHVoeV58ayGYOuOIdAJi0zt6se16RWPbC5XHVUX9xzwtZAMBEtMPtQ8svj6vOoeKC/6pP0gEAjq5Sy2aszD55TVvcPrT88riavaC4Z8UsiQUAHEkeV59alJ2yrEgsm/jyuOoafyEr9gkCAM3j4L1Dh9roxuyNXfFC1sL6C1mxjxIAaAYdve1+79BGLX8yPz6/uN+7F7IAoJ3lMfDxeUViWUNWfJjO3OzUeVnn1SoLANpL/qO/a3526vwiBk5yB4ZGr4ir+Vm1L6u6RxYAtIG8rDoGikuyO/uKxLKpm7gCgHZQqd/YqlJPLJue5U971+VZT8/Bj3GM/mcAAGiIav0zmv2GYKzlcTX74qzjJ8WNL3yqDgC0uvHbsJ+c/0wfLO6E6TcEIy6Pq1OWZZ9cVD8OlQUArak6UHx6YKW3+Dzik71s1RwrPh66ln3gpiwbK15U9DuGANASKvV3A0+ak502N5s91wc0N+XGsnfdm/3lquK8qu5KCgDNrbh8vb+4y6UbL7TEiriqZR392Sfn+pxoAGgu+Y/m0/<text:soft-page-break/>uKH9Pjvx5orbU8rmbOL+7yOsvvGAJAE6jUr5Su9GcdfUViWUtvvK9mDhy8Bt7VWQAwbYofu7Wspy/rHH/ByrXraW38GviZ9Y+GPK3+aYaVAb9yCABTpTJ+G6vBrKs/6+4vEssSXh5XM+dmHfOzzh8dvEOpa7QAoCEqtefuDjpY3CC0222s2m/jdyjtuqx497BSv9au4iZaADBZ9Wtvxi9Zz//HriF3B7WDy/9UzOwvPuFo/K3hmQuK4or/JxYAms1zPx+rfQevqpo1fsl6v0vW7VjL46qjVhhPrM7B+uucA/WXtry6BUCbqfQfvEa90ld//WHg4C+OdfVls/tcVWWBy+Nq9sLi1c7D/rzl/01n38F/fv5N4//37yeOx5jXwQBoKkf5wTT+wcrj/5D/gOt47v6fB//3+w+++JAnlh1v/z8EjCvKDQplbmRzdHJlYW0KZW5kb2JqCjE2IDAgb2JqCjw8Ci9MZW5ndGggNDM2NAovVHlwZSAvWE9iamVjdAovU3VidHlwZSAvSW1hZ2UKL1dpZHRoIDk5Ci9IZWlnaHQgMTYwCi9Db2xvclNwYWNlIC9EZXZpY2VSR0IKL1NNYXNrIDYwMSAwIFIKL0JpdHNQZXJDb21wb25lbnQgOAovRmlsdGVyIC9GbGF0ZURlY29kZQo+PgpzdHJlYW0NCnic7V1rbBzVFb5O+IMqtVWrqCp11VApqDg0IX7u2uvd9SM2dhOeMghaUKVQkEwFTaTEr9gza4d4Y8cbx8UJDgs0uGnB0EIBIZdCoTwC5VEIDaUioEJADSBECgkhxDHbc+69M3vvzK53bc/dp49Gq/V6d3bm2++c+91zz5whRIVFSNFBUjhECtcRopOWCdK0i/h6iS9AfDo+1m4hfo142Z+WTRM2nT966af8OqnpxUf2Tnh+Xi/fP3xj4SQpGqXPs8IYRIfxCTvm5TeSiiCpCxJvHz9Nrx0QAK0n9mZ5G4OI7QF2VR8k7iBZcTtZPs4Rgw0OADY4gAw1GaLqCbKyn7jWkzpd4EZ8TEwQLOxKDCAlW93NxEV/jqtGDYIdzkS42O/IIPJMkMowadINz7KBYzoUcqNHIEmPFSiv7ZWoM1oQ0zliOtAsjD8TgwuOKkOckbGdbVX3EneY1GtR55LAEV6MHZESbrE+HgOxAP5M7ttJ5X3S4aXN4PeaIC56DGvGSMN2DNGW43cAnBlAE1mnWb0Y+Fy1jdRtJ2vDeISu/enxxKivtZCmPtI0Yg1BknNpzuETBzHLN5oEA7ggcDXfkh5PhOGmmcbMqjHiChmDviaFIJFOKdpExDQJrlodY0IVJT8cORy/cgPqPkGWTPCh2W9xNOMIUw1RTH+U4fLr0WNeFcagodANdUQJ96+TEqr3JPKkF6JE7GIvwjHXt2O4gLPwP4FDpOOGQWkUIfrGnWTZmNXXLKE7IzZdOjCTWoBVxU6yehRRQh90FCtzhC0bIMVaBhMpaWpdqZGLKEoOznpMlJqGpaDks2mADN3iYAWMqgk6prLM/TSPULEtkznTIYoJlwAaRNra4WhUmbMB5q2UmY2jOF6Inp5lKNmoxdUpG5WCFKU5xytjXLgsRNyh7EcpDlbMB1fqwpg+W9PwUys10tybKyjFwoq/ouFozlTirAyURuF6fLJMs0bvLIZoRqzOGUNSMS2dLEoQvTXEquJqvuesjN5JYmUgBvgU69HZWWIzZo5NAZwi+bRc8bgZsDLPsZes3h6d7ycwGtCWj5O6rTLmOYaSgBV7zs6xaYRUh3kGaWanK5ykenVXLoamOFiJpALXqxzGsOOaQYUaTucKIgl9ltCU9jNSjZWBGASc5r6ZHJBlHjxjpDG3Q1NCrJgD/pEzx2o6KQwj5SpDNOMtaoycR0k4TU6PAHHfSQPRYRupqDRd3kZXl/S8cToZK0uwqhqzRnXQ8EUMKBnYfKGTAZTl3F0hKrzD0Tmgn853cCq9xXhnaukkTVRjPU8ZVmJU9/aRqpuoBmjlTsfo5A/Y6JQ6lBb59cU1+uLawBm1AfMRXlnkFw8pBaAJXwdf7eowSBWhcAFW7aSmz3iPYjoJPGH44POKTlLaRlZtJOdvNB434SuuTvgvRcz6WVVAiQhEI9VBBAr1VUdK6eTtKfBriwAiwKF402K/dt41t1yhTWy+7bHhif27H3hhx8T+rj1/aem5+9yfjRTAIQFork6Aq8CfAnaJpOoldWGuqWD+26zzHK9SHS6QYXENjL9dpKSt6OqR4G+fOvj2B9PT05FYNnV6+sChI1v2PrnsymFSsolUdiEDoyipwEomFUTv1QM8tX6BTuDIfUrlZY9JJGRF8aazLw/dNfnK1NRpE5PTp6en2DZ1mj2BV8z/nvxyKvzgS4WXDsJnwWELVGMlZhXq22hNUQsmw5Wupxhcwshc3UPKO34ZevjzL05xzkwBHtNfxTf47ykDz0+Pf7EueD8pa2eYKwtZ8jJ9eTeitGY9WWtbvleEkqcbgBqffJWdNZw+4ABPGCDsiUkh9pL4LxOuPX96kVRtJtXdi9RhJUahkjFS24lVOrUCnZz9Rm/U4wAl8JfJ599kkQdIZEIk4mM38T3wqSnqj3948nXiAax6pPCuiFQ49gWJXzwpNXRim6vz3r8ehHP80kakZMxOrb2P/AO8uMDv3NHasbJ6mcrUHFVBEIFh6I/pbsmbHatf7XwE1UWNrsABxfIhiOd2YeAwShiayjtKrt2NJxj5as4oWbBingsDAQgt4Cp+i7fH6eMXIlILA0phDhNdw935+MtvR2homg9KFqzY3h565g34IfhMx+lfWcjm9dEyMFUBCp2irL1hw144I1EDzBklESuwabqrqtbbEKsap0ciSSQEaO2uAkaxqRwF6v6//Uuk0zxRMrEy9zk++QrMChfVqPAIAyh+IYAS10Onq+z63qWDoBIjySmBWQFlMuqjT45/e00/KKsCdUD5LJrcSUah35W0tXTfHaHTE+dAkrGiUb154ziQarHj3ue1gaMCqNoAWbVx+++fiVAfcZBOIlDM+3rCj3Od4DCjjHguriM4rQ2YMDADlMN8MrBiQO179AApbVcQpoQVBJ+aIY9t1d3P/vPdiDHkqQCKZRgef+ltNSIhJUWYoDZ92itv/<text:soft-page-break/>lctUDSR9dzBw8TdpWA6I86CNfTEmJeGzRuoAm/Pi/9+Xy1QlFFPH3gH9LkaoHTVQOFgXdn16AuHIipjFAPqwaffAMGmJkYJHqfG9dhc+I6HX46oGfUYUiyY77z3OZAizo96lroCFaOekTS4aecjAlDOghSVB+v671cjD+SUppqVFxyDKjpKr7014rQst+xwaup00dW/juYQHGaU7HFq5noYz33aa28diQiTYgeBYkPe8zDkVW12mksmowxw1KVZDO/btOvPEYdyLCJK5j5bhx6Kpu8cTyCY2WCfUDOmYuCr2vytn/R/+MnxCM22zR8oS+7u8AdHv9bQh8sWihilPnsgkmr9CIZ0lr91KnHH9vaLbQ9I2WBnUZLyUX2qFIK49u3p3v/au/PHyoLSoy+8hSvO9m907PgNZFbTMjx1OXOfkTZ3dZ59eeh/xzAxJQarWcFlCU0ffnLsuxcPAFDOD3ZWRtFIXrNF4YzPwB9do7S9+obwV9NRPiSPlfhO9tkvTp4quXY3qHE1TqdZV2G8rI2D0sIDA6vaAIjnmhvvOH7iy4ht3SoeXOJ/p41VqqOfnai4fgwzdbBPhTUtpqP14pAHj+rClMwuPK/Sth/9dOTVQ0cYDqemYtQdiPgwg/eY6+l/f/29H14RAn6eoRAlyxLMFlJ0BfbhqQtGgVIjqMwneHYVHWfU6H2/eeLESV6nwepYcJl9GtPgfJtGPcleZ2879vnJzXsew3IpV6dKLmnc10w0XBv41QoVe4lfPiPnf6AoaDjHr+5hlT877tl/5OPPEsao9z/6dGDf09+/bDt8iu9BIUqa7HcBsqKf95dYvpf35FFRpxGLVwUstwAje/GmbzZvvbTrdyP3PffMgXfeev/jj44eP3rsBAjUQ+99/NSr/9lxz7MXtu/7+gU3I0TWKjJ1dBI0AAgDzxjvT0WAXVtpYBchVUQtAS4/hQtEdUkbbq7OM1f3feeiAWAOPJ5Z38sKF/Ffnu5U1SVqggagM5cLab1rY5gX3dUFZYmuuMJc+MkYuzgO1d2kcjMwh5Y/cSTxXxI4KaCTOcXbQuqvoddWt/KL0K+iDROUhvSZQTM2VrtoTeqq9TUZqOjvaITxxnW85wbD6uIgLTVPeZ15Bm0ynWoCpKiFlgS3RC/TM9vgSKEs37CSz91Fr6qGR/HCPYYV6oQ8vhZGGvRtdBKBqnwYx8G0RKr0b2zQ12eik4hVUVCa+uULVraLQGPSyQQKwjuY7wZZduYPUAY93PHpxK9H89P2jNfQJlr5Q6pEg53dAKVGesGsKyQpipwHij1JGJ1EY5dgVwxLQj2XSWUf7G5KQCduEbLkIKJUtis/pIJ8juwaz8JQUl1HltJmGq5x2jNKy2n9KQshiMxFbbNpJGV0imjYLk1qcg0rXaITzOzctqutExrTVBeGlSc/0wuUmHdqgDA+nLgrSzysSgdyVH/auhzU0Mels29KZja0OXfUJhWyHSvdOtiB4zSG5tEdl8K7bA/xmv0QciNSWSRBL15VPa8mkxGkIooEce0v27GyxfCKHYn6ICVh6LZUXRQbdM16B5SndZ5+Uj4ylxgew6iuWKnTBdNsHwFtOrw4MMcYHhMo1kuwNNujus3p/BrttaI71uGcAc7zn9lLKtnp6jUESncOJTRDq1+gZe1k2SKceknJdXguP9cd7mrewu5DAaPDUBZOlnVb0KCdjvwtSm4rwDIwVWNZ6ICy0+HxX0edzu88SmhZ6oC22QrDynGnE810QPdQloyAurG8YvYPobJwqbMxPJYxB4SJdmNWrJZa8uG95Pz5tC6flRnzmlI94xML9iJenc81UgEUndcs0XlzvMx1QBvh64KkYShVN9AxjQJ1ji5JhcwilaWAhzYWS8Pdvox4iLLNXATMHKwsTqeTMkqkVZNpuC0aTpHomo7fWFnOIAe0NT+E+ReLrmkxtrLsv572eMkcUtkKCUD4JdvOXY3pVLax2XemZPZs40vlkAN5ufkbu0lBQ0hYr1HZSGG2dGrSSbWtN3K6jBfsZcK8xpaXcwXT7HQWoNi8pmI4rb3QbU43q/Xx1Bib17jD0XsSpYFUsuPD+HJOymYryZuRWCgbTNO8xiKcAmRNamcryRsW7IXwqMy5Q0prq2Qaw3DcMpDy2UrSxhrI+/SUZ/Zswqk+mI7ZStKG4pOu15TfKskq5VFdvnolA2O43dh6jXufcKmyalLJ0cmbmTHcbuZdeDak5C48upVOpTQuLZnIeKDilWErAyqjJr+zNbMM26/0tiC6eWU3Ptb0ktWDGaTDk7FoGfYOWwpUGZ3qtmGJYCYPdjGNl2HvVHavGVuNU+lg9qGEZpRhlysq7cj4aV3yxqRC6ZiChS1bDC8KZoMkiGfGwlZtr5RXdwQonyAJ3OFoxWmWGk/rDZGGQedIJSvMeo14JuLcCy+rjAXY1QPOTWpi0sl+I7xsM4cvWJbpBEOqZ08u0IkZw6p2UGgyP+dIJQ92/KKM/VlPJ2aMUXXsnuzzWamJ0wwkExYOnDI2/JXttlXrLUQn2Xj6ZZjfJ2supJKlON5OcSx3olPUIhhJ2F1rrcPfnKKTeC/FHDN+H+QgxpZZRyohFc+leJtwd84cswi/FbK7w7b8lwSjvMbtU73GzC6L5yyJjN9vtI22CxC76iXCSiovDJAf5DRKaHSCj329+oUlrYTep0eDuZcWzhWHsO1VLgNFeF+vsgFbX69EAYrHtAApv8tIY+a0zfpqZVstfW6qgljGl2numkWjVI6VTtYaHedyTxXYjSX/YfaRjE6QRGYvqTM6zuWFmTqhXZCRMRklhHGfreNcPhjTCVV6Iu8Twjgoih/TioLCoXQffSpNx+Gvko6AcUO6LulSTz+pui1fwrhoTCdUheLrBIFO8GRtZx6FcdGYYiwdlEoU4gEFavyStnwK46JR71sViiuoxBwdsK5lI6KUP2FcNCaoQGl77SFdoBM27G1Hv8tHOlFjgurcbVLn<text:soft-page-break/>eXGZJkonLV/9jlmEj/UgkCzJBNETWSvj1tE89TtmhesQhxUbYvS+NunkoRUFGPzz2NjYVzYoNbS0AOUa4JE/r40iUBwS+unJ6YKGQVLezpV8nhtTnhVB26U0NKQ3BnC8g2C+YMz7AChrO1kNWxF6Rvm1NgvGst9L9RiMwjXTnKhUccoYqVgi3Vxw8dH0+KrJbCpeVW2spHBFv+B9NECVBxeEgWSMUZ6dMlABsoL2DsVSugVjZk9P0WKVs3TqdFlSXZ8aa6EXkjdtjc5c3PTyh8L1CwFKsnUa6qVLNJ7VBKA8rbSkP2G77Dwzlmu6uI2LBJziLSioWKazyzaNiyIhqleMLyiouOY3/K56K1lJr5NaCFDxDGs2uhExb1+6D0Wy/wPPNbS/DQplbmRzdHJlYW0KZW5kb2JqCjE3IDAgb2JqCjw8Ci9MZW5ndGggMTI2NDg5Ci9UeXBlIC9YT2JqZWN0Ci9TdWJ0eXBlIC9JbWFnZQovV2lkdGggMzIwCi9IZWlnaHQgMzIwCi9Db2xvclNwYWNlIC9EZXZpY2VSR0IKL1NNYXNrIDYwMiAwIFIKL0JpdHNQZXJDb21wb25lbnQgOAovRmlsdGVyIC9GbGF0ZURlY29kZQo+PgpzdHJlYW0NCnic7L3XextXuu7ZF/MPzDMXc7YtMSDHKlQOKOScAYIEQYI555xJRFI5Sw6yJStnWdmhHdvu3d0ObbvbbnfabfcOzzO3czN3c3PmW6BIUbT7nDPb0m7Jzc/LULEIgMCq+tX7fivVT37y5EahHIcmpt4OJQ5Pz2WLuUJhMZ/PFXLFfB79kEdRKJf1ja2yVf7HJb/2CGfSUr6wUMotlXI5OJ2Oj459bWD/+09+8v/+5H+Dx//+9z7/n/ZY5XfP7OxyAWjN56Degd0ywPny9ha/W+X/f3lwzoAQlE+nbCEHBOezy4XTfYP/90/+9//nf/8/tvj94bHKL9RyrjAP1ZzLl38sXzjLpXwkCutlK7bifzHQ2ZLfEOV9SBf2Ls1/1tPzf8kUW/z+8Lhf1/lsrriwXs/5/MMV/9AV9cdRvht/94/0Yyr3/XP5XCps2AZ+CzuWFq/19PyRobb4/eGxdrFEuW7ZP+e+eyHNr147fxT6u34i/U93bsV/Olars3Af2wfObZXr5WzupdmeLxlmi98fHms1Dtkv5ClQw9kHFf3A+PyoTu2NX+nH+Q2fgMg/XMEP/HM+v2Mpd61n9kuG3+L3h8f92kYtVUiEC6v6u37t/NHF9yUIWwg/9njgn/O5lewS8Ps1tcXvI4j71VtY5Rcwfsjq/Phik+xmy7Fxz1Y8jtiov2V+e76mtvzzI4j71btWyWvn8Krp+fsc68cam/jN5XL/E37vn3erjvB+KeS/R8Efagn7W08orP9f2LBvg8v8zksL3/3xKewOeIjfpVV+t9qvHkE8XMmF/Prp+iONjfxuYvm7/K7XxgNmNgBXWKNr42vzG1tg1/asvWhDOrhxq/DwJ3mY7g1XjMI6+Rv4fToO1Ra/jyk2VXJ+renwuyfzjyM28bsJ5O97/vrW+g/5DfR8B96NaG2g+L6Of+ft19v18w82Nj3tgeauNetu/NXTEVv8PqbYVMlrZ/Lf5SD/F8X36ezf0t98YZMYrgnvfzpyuVXPns3msuXtHBo1878cG689q5/xv6LKfnBs8fuYYlMl/+j5zX+f/ha+D97Cfdlbc6y5Dfnv2ti03IbIrwtnsYTKanNrmdX7v8/ni6Xiyo4du3bt3r1r986dO3fsWFnZsVIqLqOGQwRy+T3Xx72tEY/eppBd3f3A1D9VbeYb+C1s8fsIY1Ml/2Py+7dYyG94dmEjVGXG4DelUmkFENyxAzZyuaXs4uLi/MLc7Nzc3PzS0iKwC/t37dy1Y2XnyvIOeP7MzExnZ1c0Eg8HwzWJmrrauqam5unJKQB/ZXmlhPrvNmbH9/9EsVjMfr8QF7b09x88NlXyj57fTfFQC9WDZqeHQPkevwwaWywuLS1NTEy0trbG43GfzysILM/SksBzNC2ZBbfD5rRZ3Q5nPJrobO/q6extamwaHhzq7uxqqG+kSBLDcL0O16j1GIaJgphpaF6YW8otrUk1GtKanZmdH5+cmZpdLJYA/9Lan89uvOZ8H9dPXOvWFr+PKTZV8j8av4Xv+bLf0eENABcLxexSdmFhoauzi2cFhmI9Hh9J0iRB2qwWiedNBj1PU1AYHBcZRmBYE0bgRpPT7krV1HW1tecXlzLphrbWluGBoWRNnc3qkESRISlMj4kMb2aFdKp+eXmlsNq3lctPTs82tXZ2dffnskVAuGyyH+L3wafc/HWeoKO4xe9jik2V/I/Gb369yXejgn1H1tDU1TzoX2F2cmpxdq6lqZmlGKMO83r8bW0dNMPxvMjQbDJeEw9HSMwo0LRdlASKlji+NpH0uNwib7GK1tZMk9fpCgWCvR1d9cmkz+2sTcRjwbCZ4wSWMRmMPM3A00aGxmZnFoHiXD5bLIKFXp6anu/pGVhcRF3Vuf9he1dhg/f+zpXo7xZb/D6m2FTJ/3j8buh4XZsuuQ5tvpzmwh5IckF0B3p6i0vZVE2tRqn2u331NamaeI3d5uA53ufzu90eSTQ7rTaRZZGF5gSHxYobMI/TFfD6WjItdbUpi9nsc3t8Ho/T6vC53DYzb+bImlDYY7PbzSJQbxOlSCAci9S0tXaPDI8vLy8X0KSSwvLK7sWFfF/f0PLyzmJx3Ug/uMBsnOy5xe8/Tmyq5H88fgsbxlw8yIJB44qFPJACEC8uLo0MDUaDvpH+3uZUmiWohnTD5Oj4wuRMKlk</text:p>
      <text:p text:style-name="Standard">b9PtrEjGP2y1wZotgFhnWabXyDC1yrNNmt5itAsOnEjVAazQScTqdbperIVnn9/pJgsrU13e3NftslpDLFfV7rTxn5QVJMLtdnlgklq7LpGrTc3MLc/O54eGJjtaehlRLOtW0tID8c7FU3CS767q8ZigKT46F3uL3McWmSv7x8fu9LVQPn/nfbQXKlUqlxYWF3p6evp7uvq7OSMDrd9vhUWLp9kxjf3dnujbpstoiAX9LQ7o5XR90e+xmC09SoKQ14XDA5bQLnNfhdNkcHMlKvBm0GFS4o63T4/RSGBnw+JLxuNNqSScTEY/<text:soft-page-break/>ba7P4XfaA2+F1WO2S2SKKcCkI+6KdrZ2tze0jw5MTozPjQ5Mz47MdTR1+lz8RT8zPzy+XlleZhYelpWxp7ce1nqZ1JV77nn+/A7vF72OKTZX8I+N3fRzU2rCmDa2yG4cxrXOLlmgqLC8XR4aH6lN1Dam6nvbWzpbMYFd7qiZml4RE2D81OtiWqfe5HDXRSNDrsfCcSNFRrzfkdQU9zppwwGHhAy5bGJJem83tcJpZnqMYqyDazJJNstbFaxPhuJnhBnq6gz6PVRSCTntzqnZ0sK8uFg65HR67Bf6QTRRFmm9paOrv7mtr6pgdn87OzBXnF3bm8mGP12a2xCLRifEJlCOjnqxiX9/A3OzCysrObHa9p3jtu+bXRnd9Z2jXf1ls8fuYYlMl/8j4fXga6vfr78YccmV5ZXF+vqkxXROLtmQa25oak9FQTSQYC/h8IKmS5LFbfU67TRAsPO9zOxmKpEwmgWYFkhIJwibygLBVYO0iZxNYh2QGDG286Lc7fJAnm0UrvFAQWZKmDEZwy267LeB2RYF0SQp5PMlQoD4WjsL7WgSPzWpheJco9bW3D3T19rV0zAwN9bZmMslEzO/32N0Tw+OZdGZsdKJUQo3V8/ML6frMzPTC7t17ygiv24v82vDt1Y6lv8+h3eL3McWmSv6R8bvBIBcePqEfJrc8GGOltDwyOBQLh2sike62NnCuLQ0psLVBt8sqigLDQuFIkiNIgaDNLMuzjFkQoYgsb2Z4wI2nGYFhAHObKPCkiTWZEOks65bMbpsE14EAJMAWi0AzdkGAYjObRZbx2a3peDwVr3GKYtjtbExEE0Gf127zSFYrwyRDwaba1HBHb2luviVVRxkNfZ3dXS1dI/0jI4PjPd39A/0jpfJwLzAO0Uiit2dg1y5AeHMbdWHD8f27HIjVf7b4fbSxqZJ/bPyur+GCVl5aO5Nz63qL0kU405dLpezCPKSxgJvf4ayvqXHbwcdaIRt1SAJHmHiSZoFcigS7C8prZhieoQgCN/OiwPECy8J+r8Nu5lmBZ22i5LJazSwtwX6eB531QHrrcYAr9trtIMo+mx1EGfJl0kRRBGnmQKyFhmSyo6nJIQgOngu6nU6r2cELIbc76HLHfb6m2prGmpr6RE3EHxjs6QZFjofio8OTgwNjne29w4Njyys7iqXSxOSkwJlHh8dXduxcV+HcwwD/fQ7E1vjJxxObKvkp5Hctxy08mFxbyG/cKqx9swedLLnyeiOrA45XlotTYyNBt0PiaVDJgNuRrgUB9DhtwK8d9kCGC8wKDL06MAOKxLGwk6Mo2kSILBePRlxgjyWJJgiGRDstHG8ROJBXiyBwFC3xfMDjhmTZB/orWWKBkMdml9B78oTBxBGs2+a08kJbY2NrQ6OdFxxmwWO3+aw2gaSdZkttKBR0OcIud2sqPTc20ZpO97R3BL2BkcGx1qbOhemlVE39/OxCAWXuyxPjk7Xx2rnpuZ0rK/dbtwpPFL9b+vsoY1MlP5383m+PWuswWR+Usd4BuvrFsuWJAPnVZa5RS1WxWMxnB7o7aoI+n83cWJdobayLBr0um+S2g80VzRwIKMDLwYYkCCKIqSii7l2KAv8MOS8YZpakzAIvcCxgC6gKLAd7MK0e1+swnd6g0el1BgInCAwH0u2SJeDy+J3uZCTiczqsotnKW0RWEln4W5AYc6lEMh4MQdYMV4ygw2XhhLA/EHZ7XKLo5IXOhsapwaHR7p6poeHu1vbBvsGe9t7muqap4YmWhuZSabn8xbK5hcXmVMPC3PzaN187rIUtfn9ssamSn05+11pmHtLf/Po5syHRvS/ApUJxpVRcmp9tSiUjXldNwJvweTwWM0vgJGbA9RrCaCRNJpYEJEnahHM0zXM8z3JQJAENd4T9PEN7nC6PwynyQC/FEGS5oJf43W4eMc7jetygN2FGQqcxaNU6o8bAkazLavc7XYAw5MJuO7xccthcYL3tko3GKQtvNrNc2OcTSYbCCZHjo/5gyOkKOd2iiUz4fJP9fXMjw31t7f1dPb0dPVFfuLSQbW3IjA6PlId2ZBenp1tSDcl4cmVlx4ZO4a3890cYmyr5qeR3neC1b7D2uKmdCuR2Gf4vFfLzkyBY9QEXwMO6RN7GMYzRQOq0lNFImXDAEKQQMlkzzzksktNms1vtQK7FLEGRRDMwxbEMDQizvFkwg0+2I6tsFtCAZxp4B/MsUjTQSpsYmgS6BQa0muQwwFmtJ42ESLMhj9vvcnicDju8vcVhlRw0ybisTvgtYcQdkqUmGCWNJpqgYDsRCLSnG5uSdV7JkknEmxKJTCIx2j+YqUt3t3YMtLX3tbb1dfesrKzs3Lmzr6u7p7Wjob5xZmYOWYzyeOm/77isLX4fU2yq5KeR3/xDn3wjwmtNVKvCm10cHepta6yrDfocAmtmSLvISRwNgktjuMRwZpYxl1ucLByHWqhomjDo0dwDDGcoFlDlGJZjeIvZCo8Mw3GsgMAkOYHmJU4EyhwAOIvGUHEEaeYFyI8NRpMJpzG9iQCQKd5mdbEkR2MMSzAMbvI5HC6rxetymTnQXBE+Dk2w8G48zes0eq/DGXS7cZ1O4oRUOJTw+3pb2xriCQcvQGo80NnZ3dpaG4k0AM41yc50pqu5dXRoeGpiMpVMRvyB6fGZns6+1UHUG4H9u0jwBn632q8eZWyq5KeR38Im07wWWThZ0OD/Ui67lM8tTY0MRrxOG0fYaMJCUxLL8CRB6HUsAWrIQGGAMRznSVKkaUSxIEgcy9KkyAugjISJoClaBL3lRHDFRgNOkhRFMKSJNhlMIsv7XE6f0+mxWW0iZLIsQ9EWi5WiGJVSq1JoMQOBGUmQYCCUMgH5IkNQNI67rFaHZDWzAoWDXYZrAoi4wJEcvK1Rp8vU1YGyswTp4Lig0xHyeNKJRCoS5QmiLhZrz2R6WlrqI+Gx7u6xru7hrs6o1+eWbC316fpEsre9J13bUF4V4KG+pMKW/v6IYlMlP438bhDebK6QyxXvt7iuLBezS/OjQ339nS1DXa310YBTpO0cZWcop4AkEtfqCb2eIwhgGVC1isK6/<text:soft-page-break/>ooMI4Icc2gmAkMxUFgWBBheZjYD1iRKlGkGsl4OoKMIGhRZ5EXGRPEUa+ZEi9liBSlmOEmyMjSnlKsVMrVOA1JOEThNEiximWIoEwFePejy2MwSRVBKhQY3kixy2gykwwatwSqYU8laM8fbWM5nd7gsFo/N1pSsBdmlMSwWCHRmMm2pup6mxq6G+sn+3pGuzqH2zvZ0Juhwz49Pd7a0Q1K8vLK8ccpSYdOVbi3bKKylIo/vIG3x+8hjUyU/rfzm16YdrN5CEbazC/1dbb2dzdNjAxP9nTUee9gmBR0Wj0VwcKxT4C1osgBvB61kKHDRdrNgEXiJBSGkwDzDI2E0gIzyAClJCZAOc2C1gWUOJNgi2TgWhJpmUT8wmGqgGCTVInFWXAfZK83RIrLcvAj8iqIEsAObVRVyhVyj1RjVar1eh6uUGgo4ZTgw3pBuA+8atb66SqlVG4wGE02zpImhMCoajNggB4cLgiDURqNOs5TwB1KxuNeOhoHVRaLAb2uqtqWuZqCtZayna6i9Y6ynvy4cS8cSc+OTNZHYSml5owR/p/4eHmD5GA/SFr+PPjZV8tPK75qkgGOGDKtUyI30d48O9Bay8/Ozk+ODfbVBv1vggi672yI6ec6BuoRA50zwo8dqtvA0/CgwtFOS3FYrhxw1JaImJ8YiSqSJIMv9vOB4SRNl0GNGIw65rSiaBQGxbLfaAWGraHNZXU6LizCSJoyE5wDCaIQGCamyAMYYM5BVlQooapVeKdcoFVqw1rgBA3tsk8wWCzLssFMh0+g0BhB3vRbjGbPAClY0DtMMF5NkNBrzB0CL/XZ7Ihh0mM0Rr7clVZtOxDubMoBwR0P91NBQW0PT1OAo5Mjdmeam2vqR/qHS90w53KC/93vPt/T36YtNlfzU8Xvf+62K8LqLXlooLC2W8ovzc7OF7OJIV3vIaa8J+twWs8RQDgGUF7wxZZd4lxXQEKwi0Ic6eQFhl2SxiyJlNJIYzpIUiK9Vslokq91i9Trh6RaSoIwYbtAb9VoAFTUvg6kGUaYJmiEZlx0N5YDn6CDl1eG40QQFsmAgXRQkGry0QiurUoKdrq5UIFrlKtpE+V1e4NQi2SXRZtDjCoWaIllQavhE8M6SaPG7fSxBh30B1PEUjjhEMeLze2yOoNubisXCXk9NJBj1e4JuZ32ipqmuvqe5DZLlVDyeDEVb6tITw8OlEiBcXBt9Vrh/tUNR/C/Iizfwu9V+9ShjMwtPG7+FjYM0yhY6n1sqoLar7OL8TC671NqYjrttHfXJgfZWl8g7oUiCx27xOq1uu+S2Wd02mxMtfYO6iiAFJo0GiWO8DhsIroUXKROpUWkhIdVrdAatHjZUCo1KpYU0FjMQGpUexNRoIFQKLW4kjHpcrdZB9ux0eqwWOwCuVKhBi/U6zIQTYLlF0cLSolqpq6pQVFYgLQbDrFPp/R6fmRchiZZEK7xQq9HLZWo0SJNmrZIN/qjX6WVMdMDlC3v9Ya+vLhYTKDriC8QCoXgwCJ4h4HbGAt6Ix1MXik4PjY729INYd7Q0R33+pppUf3vn+OhYdjEL7qRYLBbuK2F2QwL8X8bvlv4+ythUyU8Rv9/TFFMWX4C3WMgBubMzU8X8Ul9bc2dDbcRpZQ26mMcVcNj8LjuaZmvmHQAtaVrtLZJ43iZZPQ6n12HnKRNkxLAT0+pYksUMuFquBjMMWgm+16jDqysU25+tVip1ILJqtQE2VEpdZYUcM5IgmrJqUE+OZTnQTZpg5dVqjdqgVqB3MOEk/MqgN8FLtm2Xb9+ukMtBjlWSKNksNr6stuAIwI3rdAYMM4H9NouopVwSJKtgMTNCPBh2W23JSMSOxm6JPocrEQoFXC6vw5GKRmpDod6m1rgn0BCvaa5LNSZrOhozjfHkZP/wYG/fwuTM7Oj46OBQdmmpUM56cxvndWzx+xTGpkp+ivgtbDjfNjTO5JeWFoDcPFofPTs3MbI0MRRx2aJuR2tdIu5zu9DQYovbbpFY2iHwVoHjSIIjSQLDcYww6JBtlnhBZBnILtUyuU6tZ2keDbpAmSwHphfcr0qhq6iQP7uturJKWVWtgqJQ6mQy1fZt1QhVlb6qSqHTGdUqjc3iEHkr+GS1QgtajBlNGEYYjSaZXF0t0zz7rLy6Wg1CTBG0VbIAv4C8WZCcDtdq7gy5NsNw4KU5RpA4M0+yAZcn4PHURqN+p9spWV0WW9jr9drhiuRIhkKtdXVeuApJlqZk7XB3V6Ym0dHQkPAHxnr6+zs6p4dGmuvq07Wp8bGJqenZxRzwW1ofFl7Y4vcpjE2V/BTx+336i06QudnpLOS/yEjn2tOJoJWJuO2zw0MtdbGAUwL9hSzYIjBmmjLTtJmlBIYSOICFBFsLRVGtVFQqKJx0WSwWUdq+rUqj0dMEaYI0lqDhCRXbZZWV8opKxbPbZahUyJ/ZLqsAqNUGALkSNU8ZqqtUiFmVXl6lcDhcgiChnFeuUSm1SqVK5MSqKmW1TL29Qi6TAb8ycNeiYGYojmfNImu28BLSbjQYk2JoAfQaWOYoNFDEZbXDtSfi8zoli9tiB/0F8bXyQsDlDricyXCoJhhKhSMAcmtdsjYU6GluTgZD6Xh0pK+n3HBdMzM5V8iVRsdnhifnlgpb/D7dsamSn2p+gdn5udkyuOi2B8XFuf62Rq+F6W/LjPd1N9fGA5D2WiWXBFkuAfBC2mgz8zxLG3R6vVoPyaxSplHK1LJKZcW2almVDHJPyIllVXIcM9E4RRhMBq0RfDISX4QtetwGIG+r/m/PVP7Ts1VVMrUc6axOLtNUVyo1SkN1pVylUNusdg4xq1Aqtdu3V5c7j/TbtsngIgBCDPxC7gyZr7E8UpqnBbDoBE6BHAPCAmc2aDFcj1lAgQnG7wL7YAm4PTwabOmwCeaI12c3m2vCEZ/dEfL5/C63XZTMNFMTCLYk6xK+QMLra6urHexoa6pNLszOFtGaeIW5xdzw5MLUHFoRd4vfpzc2VfLTyy9sz85MLszPw2apWFiYnWqMB4c6W10i8+K+HUMdLaBnTp7z2iyQ+TpF0c4LqAsYTaCnKYLSawwqhVZRrQJ4qyrkoLAgjtVVcpfDaTVbMQOJ6XESg0dMqdDAr7ZXKgHe//OZyv/<text:soft-page-break/>2TxVyhUajNSo1BoAXVBXkErLgqu0KtQIJeiUAqzX4fAGtDgRaCcyC65bL1BWQRFfI0J4KuUat5xhRr8U1Ki14bB1sqA08izqRWYrDtLhBozezaHyIxwFZuxDyBUGj3XZQXrE2FPXYbHXRaNTrD/n8QbfXLkikEffanPXhqIPj415PcyzSna7vbEijGx6jW7Rnc/nC6OTi2ORSNvdgXuEWv09dbKrkJ5/fB7ckenhOzeLiYja7uNqENTs5GvPZexpqGmPB/ub0T6+dT/ocToGF5NcGDpWlzAwtUjRLEARm1Ot0mAEjcFKnMYAEyyGfLStsRZliyGFdDhekwAzF4BgOCTKB05WVyn96pgqUFMdpvz8cicTdbi/DCBqNsaLcsAwptVFPgGcuNzXLqytlPCeIggVeUlmFngD8VlWu8rtqufWiYAVR1uuNWq0BFByINuoxsM00yeo1mEapZUw0aTSFvD6R5dw2p8NsZwnabpZinkB9PJYMBRJ+P2TBIL5QJI53mi3paMwrSVG3qykRbU3WTPT0zYxOzk/Po7u0F5f7hyYHR+cmZ+9PMyw8dAI84jNgi9/HFJsq+cnnt1B4aKDB6mcGv7yE2lTzCwuQ3C3Ojg0UZ4ZG2tNekT37/OGds+MenkmG/EGnDfTXaRFtAs+RBI1jaAErgqRJGgpmwLVqA+K3UgEYVlQpQCvlcpXBgEFyasJwsyCajLgRSbDWZKLq6tL19Y0ul1er1cvlyrI3lpVVVQ5U6rRAHwNajPLlCjn4YZG3QtoL/FYgZVfCxQHEtxrlv8CvjqF5yJp1WqNarYNMGV6iVKoJE3w21mggtGqdSY8zOOm1O0FkrYLkQ+tYEoAz6G/U6+lqTLtFs9NitXACptYxJlIgyKaaGhtDx73uTCIa97hbk3X9LV0zo1PZhcXFuYXOjr7p6ez41GwBWejHO8Fhi9/HFJsq+cnnd6P+rsfqupHwz+LiQjG/1Nva8NzObG9jIuq2LY4PORlTV30q4nO7rWaPxWwTWZGlJZ61SZAowiYLCONGDDPiIMHALwBVdrmq7ZXyapnq2WcrzWgUFslRNEMQFkFI16V6e3tjsTjDcHo9DrK7/X5zlhweK1bBLDdYkSQH2S4grJChTiWtDtteJX+2EjCXb98mk8k18IcAakh7MYys3K7Qgo1XakGIgV+FQmXQYyY0mouC64NGoUGDqxkOHLLP6bEKFo5iwT/HvMFkMNiTyURdHrTWJcHq4fKiNzgEMeHz+izmrky6NuSr8Xrr/MG4J5CpTQ92904ODw92D4wNTQ71rw7t2NCMsKW/T09squSnlN/7Tc/ZXLFUnJsanR3u7qiL1AYchdmxqaHuhM+ZCgU9kMfyjJkiJJZyW61ep91hlRiSoky0gMY3ckadUVOeKwRAbauQbd8OSqoAMLdtq1IpNDbBzJjwunhscmSoLZPhWQ6YqpYpK1BLMmTEin+qkP3Tdtkz22XIFZfHVlVVKCCNhWQWvLFBh8GbmAgargnbysk1anyWa+BvwZM51qwqD+qA5BqKXKZZ3Qb3zkHaSwuKaoVKoRYY3qDSgj322t0UTjEEbUGLWzpjXi9IbczrRysGaHFVlVKnVIdc7oDNmvT7mmricCVrTsY761P14Ujc7wt5PI2JmpHuvo6GlqGe/mW0TP3mCQ6P+Kht8ft4YlMlP1X8rk5WuA9vPreE/l9amBjsXJ4eiLksHemafcX53fkZl8RE3U4HzzkE1meTgm6HUzLzJGlGLUQc+FKtSgtFLVfJyroJ7hfxVe4e2gZZ6rbq6mergg57cyrZkEpaJTNDsmql/tltsmcq5c9UyLZtRwX4fabcLo38c4VSXqWu3C43GkxVlZAF66OBEEsxeh1WsV0OOru9LNOyalV1uS0LpHk7avFWyavVADLsgeegfuRKmdPpwQ2kqloFuTl4bFmVAnUwcWbcgEN2bDVbPDZ7yOlKJxIum40lacJgUlYpKYzyWG0uUWiqScC1Kxnw1QW9A61NTYl4ayqRSda01tU316SGu3r6OzuzS0tb+vuUxqZKfqr4fchB53OLhdzS5MjAySO7d8wOdaRiTo5ojAd8Vjbktvgskqu8UnrAabOJaMCVmedJE65TafQqvUGt1ym1oHeQgZZTVCXywxVy0NN/2lal0xp8bk9dNAj8UiaTQWegaVZT7u19Zls1PGcbao5WPFPuC95WsdpwrVIr9KChOEatQqqWqW2SjWXEZ5+pXB05WVUhX23FQsCiXiQ5bMOTy41gclmlCv6EQqF2ONxKuaa6UgFZMGFiKrfLDDqcwkijDsPK844DLpff7kjF41ZRNKh1XodHWaWAJ1hZPuR0pmMRn80SdNhSQe9MX89AW8v4QNfC2PBwR0dnY6YmGK5PJOZn5wrFYu4Bv/cviY/yqG3x+3hiUyU/Hfw+OMPW8c0CvAszkyuLk7/75TsDmZqOumhjLBB1W2tDbr9D8kpiwGHzWi02gbUIHE9TuMFoNBj1Gr1eZdQpdSqZCoQSxBG1PKP2K/kz26ufrZBRjOCwuziaUVVVRH3e2mgcsk6lUg3EoQZkpNHVVTIViClS4QpUwD/LqtWoN1mhNRpQ8qtW6qq3y+QylUWyA4YgtZBlo9ZplV5Rnoi0KseozUquVaKhmAqQb0iZ9TojTbLwTHg+mPCyJ5fDO1MmBigGtw/+IeB0OMyC3+WyS1a1TGWH/J7hcR1mppmgHVwHLxJk1O1uq030pOsTHk8mGe3O1LfXp2ZGhicGB9PJZHNjZuMlca16H+lR2+L38cSmSn46+H2wPA7qCYEfs0vz2YXZxbnp66eeX57ojzrE+rA34jBnEqGo1xFwWIN2G2qeFUWX1WwHA0xRRp0Bya5Cp67WKCsV1ShpVQJBqPEKjUyu1mgNomjjGLFiOzhbhVqhwXWGnpZmmyAoFfBKXItAk1VVKSorFagxudzfVFFOfhGeAJpSqwAiq8FLowL0wfvTNKfV6GQgu3LN6vSHcnM3aqMGkV1VZBBuWQWaoyTyZr3WKK9UoiU7OAm0uzx6U2vCKPRamdphtobQ7ZMkt90m0Bx4CUxrkDgR1xi9VrvbbHaJ5rDbA8ajMRrobaiXTCaPxQzZRF041JKqT4bDfe3t/R1dkyNjxcJ9CV6/<text:soft-page-break/>Oj5CiLf4fUyxqZKfAn43CER5ti+aTbO0MFvMLc5MjO5ZHB9tqettrHPylE9iawNup8gGnbaAzeoSRJdZktDNPdGsQExnhLNdrzbqVAalDMQOXK4CSgVku1VoQDLL8Fq1YfszVTKUzKqU1Vr59upUJBhy2TEdpqrW6JV6RaWyukJRXYlyWCALAFwtCqAVLLRMJa+Uq+VqRZVKUaVGLdvb5fJqBeSt8kqFWq7VgQm/b5tRLxI8QV4222hqYRVar8NitlbDO8g0FsGilMHLq+VwJZGp9FoMnonug+byWDjObbW47Xa4HKEV8zCThRM4Ex10uBy8AMXGCRaGbK</text:p>
      <text:p text:style-name="Standard">kJDzVnXDwfcrlSkXDCH6iLxdrSDXWhcNIfGu0beGCgH0MKvMXvY4pNlfwU8LuuwOt+Dz1ks4tzs6P9dy+fao75Ei4pZBUy8bCVJpwi77aYvVazy2y2CSKPFnolJN7MMyJsoil+YEjlOp0GA1WVV8kBAUmQcCNWWVkNuAF6KlSUGplaW63w26x2gQel08rVUNSVKmWFSqM0aNV6ZTVAp1BUKFSwp0qtrlZq5GqdQquRaVXVgLACvLGiWgX7gVyVTEMYkYYC9eUEWVUNb1WlUVWpZeUsGCw3Q7BGAwb6LjJmAqPgwgKXBXgrjVwrq1SC53dYbA7JChJsFSQKJ1VKjR6tCGSEy5TX7uAIClNrTXq9FQAXxfGujv5MQ0ttDcAecbvSyXgsHEhGIl0NGb/DlYzFitmlYj77mBDe4vcxxaZKfgr4XTuzHiTA5c7f8bHRC6+8cGRnXjKoG/3O+YHO/tYGC014LKJbEkA0vXYbT9O4XmcyYDgao2jUqLRKubqsmGV/K1OwBGMVLAa1rhqwkSmVwFqVQq9UYxodaTAYlEpKZ2Ax3GO10miYI6SgeqCYwsGOm4wKlUEOQKqMMo1JqTepdZQOM6kNOiCuUqVDXhouFFp4PsALSbdRgzRUIdPIqzXV5V4kpL9VUNQqpR6k36TH1Uo1RdJmzgxeGn6rrFYry01herWexkmLIAgMG/T5JE7QKjRGrQEuPvCRHILZoNKpq5RGFbh8PW3EAw5HX0tz2G5tSMQaa2sTqAvJ6XHYnJLUlWka6OqJBUNjgwMrpcKm9aIf3VHb4vexxKZKfhr4/c60o0J+cXExl10qLEwk/U6LXr1zcniyM8PjOpeZB379DqvPbuEpgjAajTq9QYeGOsvK4ySry9SAf9apdBxFW3hJI9fIK6oNGjQEwqTRUhqNiBtBx22syWzCrCRlo2gnS/qtvI0h7SxtoUi0oBbPgkZKJDwHZ/U60YSLJEHr9aRWS2p1lFbPE4RerYOUWa/QamVa4BdcMQgx/HWAWg5OuxoltsCpSqHTqgy43sRi4PJNHM0QBkyr1KPny5CsYyodgxMsQQo0DcXncoPUamRKXIdhWqONNxvVOnmFQivXQdErdSadIeh2d2QaecIE4hsLBKIed9TrrotFgF+XJLWkG3vbO9LJmvnZ6fWqLWzx+zTEpkp+mvjN3V8LJov+W4IcOOAw2whdg9/+0u5ixC44BQawDbscNoHhSBMBZlSvJ3DSoMPAM0PKCa4VDXMCgqqVJEbSJCODZLMa0lo1odGaCZONwv08GZWYhJWNSnTCyiUkISqy8GMM9tj4sMSmfY6Uw1xj42ocfESio1YubhcjVs5rZmwU5mAIO0PYKJNo0JjUaoNCjUFR6tTVKr1KB6KMGrKAaKXOoDGgezSA8irAIZgoI07rDBLNUPCp4fPoTfAqHcCrVHNGXCQIK8NYaEqkSBsvaOVKSHsZnBYZEUy7rEIO2TcgrEYXCgODU7FAKOBymwxGj8MZ8ngTQX/AYWtL19eGI1673cqLbY2Zuli0NhHPLmU3VvKjPWpb/D7y2FTJTxO/97soIfVd2LOj2JlJJwNen0DsnB4Y7Wgwk7jXavHbrVaQSJbmKXQDQZZijAa83Ea0unxNeZQjaggCaSaqKuWyKoVOoaZ1ejtFOWkiKFINbnOzW2xxCR1eS5fP2uYW2j3m7qA947HWWLm2oHM8HRuKuXsDlk6/1OoReqPOvpirxSvV2tiklU1ITFxiwjwR4kxejnHxvGDE4P0hM9XKVVoFJMgatUKtKYuySW8CqDGNARwvoVE7GdbBsOrtVboqBabQ0Fojb8AkEyGZTBbgl6asNOngWR7HaSMmlAeiIGyr4Rsp5dvlwC9kykaNkTISyUAYHD5hNIHHsEuWRDjYWJtwm8WmZG06kfDYILlwNKfreYYeGxlZHU5Z2OL3aYhNlfxU8Zsv5gtLSwul/OJob3vQJsyMD3WmwtdePhhzSXBi20V+dRkcgFekWYYkjQaDWqEpD4dQ3m/4rVQa1EYAR1GJhBi5TaXGSeIxMxs1040OvsdnGQ5ah8PW8Yh9MuaYqnFMJOxjccdgxDEcdy80hScT9kKjf7kpmGv05Rp8S/XeXNqXrffPJF1zdZ7ZOs9AUOoLWtt85piZ9vGMkyEdNGElCQHDKK2Ox3AkozjB6IyQWdtY1oybXDRVYzPHeTou0CGOCvGMlyHCIhvkaT9DxCUhbhEiIhMWmZjdYqVMDGbEVFpthVKzXYUarlWQIegNKoNeodPIVBZOcFuscLlgTDRHsgLNuq3WRCiYDIWaa2rakjV1kZBIk7FgkGcYtF408Jtbb2V4lEetsLV+3aOOTZX8hPOb/27+m1sc7Olob6zLzU31djSPttfvnh9xcCSapA+ulSFZkwndDYGkjGiSvha0SVatRG3LFdVV29EwJ0hFtXItss1KBWS7NhyLCXSjnW8CnQ1YxyL2+aQrm/YuN/qL9Z7lpkChESD1FBqDuzuTu9oju1uDB9pCR7qi+9uDBzvChzrDhzsjR7uiR7rjhzujx/qSe9rCO1sjEzWuNreYsnJhFg8zpggPVJIhkQmZWS+LB1kQaCrIUxGJjYh0s8+R60jnmmtK7XW5lprpVKgvbG91C0MJ72htaKI+Nhj3tbjEoUSwryacsIpm4Feh0lWqtBVqDVBcrYR0WC9Tm9R6o0rrsdloHNIGjMYJkeXF8hr1Xqst4vbUh8J9jQ2D7a121AllN/NCZ3vH8vLy/fkgj64HeEt/H1NsquQnnN/1kUHrp1Z2fqa3vbmUz66sLHc01Xen423JkI2lbKIg0ARPmawCX166mSQxXK/SquRquUypUKjUKo1Oq8PBqRpxxoBxGM5hRjdHJyx8g41vcfLdAWk4YpuJ23N1rt3N/n1t/n3twT2tgZ3N/p3NoSN9tUd6a14YTD7fF3++J/<text:soft-page-break/>JCb+z4YM1Lg8kTQzWvDCdPDde+MlJ7cjj58mDi+EDixEj6yEByZ3tsuS0+V++dTLgm4q6+gNQfsfdHHeN1/sWmWK4lPtsQHq/1DYQd7U5uJGRZrPWsNIcP9dcfHWw82Jc+OtR8eLB5T0/Dclvtcltypa12oR4uC4EOrzUqsJLRSGl0JpWeUKHmMgK+mgqtKWBmWDNNEzqdQDHm8lrxbrvdzgtxnz/idid9/s5Uqi+TaU/Vh91eu9nS2NCwY8eODfze76Ar/LCzYovfxxSb2Xiy+d04bR/OseVSYXSwd2p0KJ/L5gvFmbGhWr8jYBWcIi8QBIsbwD+LNE0aMcpEoIIRJiMBKbDRiOt1egIzMATOk7jZZARb6+HpqJVt8lo6vFK3zzIatU4nbLmUe1fGe6DNf6AzcKg7srctsL8jtK89fHyk/jjgOVL70mACysmRulPjDafHG85MNJ6dbDw/nbk403husv78VP3ZidSFmcy56YZT4+mXR1Mvj6VeHKo72luztz26tytxoK/uhYm2F8dbTk61n1vqu74y+erK1KXC+Kn5/hNj7Scm2s/M95yZ7ro0339lcfDiwuDFxeELi8NnFwfOzPWdnOh8brjl6Ej7ZG0o45AcmF7CcQHHedxk53jORAo0I3E8qK2ZpGwsb+NFyCbcNkvY7WyIx7oa05l4dKyra6S9fai9vS4UztSl2pozK8ulVX4f1PoPPiW2+H1MsamSn2R+N3w29DkBXiC3vTmzXCjMTk8XC4WxgT6fhfdKvEPgzKTJJfJ2dFMi1HhF4CYcrbpu1EJ2iG58oMP0OKY1YFodh2EOighwZJ2da/NLQzE7kDuVcM3XOkoZ3+6W8IH28NGe6LHe2JGuyPO9yb1N/ud64ydHUqfHUqdH604NJ0+Pps5OpM+Op85PNlyaaTo/1XhpruX8ZObiVObaXMuV2ZYrc20XZ5vPTTZdmWu9Mtd0aSZzfrLxzHjDqYmmkxPN5xe7b6yMXC8OXi8M3l4Zv708+mpx5EZp7N7K5J0dk3d3Tb25d/a9w9n3Di+9cyT70wML7z9feuu5wusHFl/fP//q8vjlwuiLY617exp6g24/S/OYkTfhHG4y6Q0sRUPWQBkxK8O6zZLf7khGI+2ZdG9b88zQwPRA71h351R/3958dnl2drSrKzczlZ+bLj20rOyW/j7RsamSn2R+Cw9aRMunwXKxp71lemKiWCjOzkyDaIz0tHktvJWhRYIADSq3PFMCuucfSZpMRr3BWL5pglatVyt0kPNqqpRauZIz6n0MUWvlu/zW0ahtsd61lHIVGnw7Mv7dLZDSRg+jZDYCzB4fqNvV6DnSEX5lJHVmvP7seP2FiYaLk43weGk6c3mm8dJUw9WZpsuzzVcX2q/NtgK51xc74MdLsy2X5lovzDZfW2y7Og9EN1+G3y503C4NXs/1Xsv1vrFv5vW9U6/tmvjpvtk3dk/fKo0hhIsjrxaGby2Pvb1//v3DS+8fzn74XOmXL+386MSen7+084MXdrz/XOndI4UbpYlL2YGL2cEDA81dAaeDJHG1Tlstx7R6zIBVbKuSV8hUlTJ1lRxT6ziCEChSYpmE39eVru9ramqrqwWEB1tb21N1Y91d/a0tc+NjxfujOAoP8/ufPy222q8eU2yq5CeW342DClY3skuLfV1taPHEbDabW1ouZlMRr5nCJIoSCJIjKDNFCxSkwARFIHh1Gp1GpVcpdLIqlaJarapUGpQak05vpU1RiWlyiYMR51zSDZq73ORbyUDCCz45dKgrdqw7huAdSu1p8u1r8YFugtSenai/MI0U9upsy7W5VqDy6kLLtdkm9OM8QNp6fb7t+mL7q9nOa4vtV5far8NGtu1GoePVbMeVhdZXcz3Xsz3A752VYSg/3QciO/3Owbl3Dy2+c3Dh9V1T93ZPv7lv7u2Di+8fyf3saOFXL+381Uu7Pzm5/9NTB3995tAnUE4f/OXJvR8+v+P9Y6W7u6ZBiM8uDGSbEzUWyYzTWpkS0xspgpGXO4I1aOCHWq/UMjjJEiRLUowRcwtCKhTqyjRODwzM9A/kpyaykxOT/X19ba2LMzPlG3+v6+/qIfhBh2/1ny39fbTxNxj5zx+pxxTf4be4MD83NTFSQvdayC0vF2cnxxwCLdEEh+MSw3IESUMySFMMacIMRo1KA7IL2FZsk1dXKNE0vSqlXqlhMKNXoFNOoTtom6px5+rcu1sD+zpCe1t8kOce6Y0f6oq8OFD3fF9ypdF9oC14ZiJzdix9aSp9caoRLPHlmWag9dUlROX1pbYb2fZb2c5XF9pvwJ6ljpu57hu5rpuFnpuF3lvF3puF7puFrlv57puo9AG8d1eGX9899tru0Tf3Trx7cPbdQ8Dv/NuHFt7cD9tL4Jk/OFYAfj98vvTz4zs/OnXg0zOHP7vw3G+vvvjFlRc/u3DskzMHPzl94KOTe949knv3udLdffMnZ/tGayM2HCN1BsJoMmEUrjeh5TjkOr1Cr1fqBZLlSVpkuaDbAy7FZ5E6GxobY7H+5uaRzo6ZocGlifHCwuzc1GTp4UFuP3BO4Ra/jyn+BiM/iLXHEd/VX+B3YX5m9bdL83MRn0diSJ4w0RiG7v6p13MUaeY4EsOMkOyqjSq5BpS3crtCXq0GVVJVg/6qRQKP2fgWtzgYsmZTnt3Nwf0dwX3tgf1t/v3tgcM90RcGkwfbgsVa66GO8KmxhvMTYJLBKjddXWi9uth+BXR2qQMgRZzmEa238123sx23c523Cl23iz23Cj23in13V4buLQ+9tmPwznJ/uQzc2zHy2s6RN3aPvblv4o294z/dN7kK73uHFt49svjOocV3DyF4//nFlV8c31E2zLt+9crB31x56bNLL35x9fjnl49/cfmlz84f++LCsc/<text:soft-page-break/>OHvrliT3vv7Djw+M7b+6cOjjYUu8w01qNQLE8mvhAUkbCqDKSetKoNhJ6TGJ5l9XmEEW3WWyIRYHf+nB4tLtrcXy0LZ3qaEy3N6aTsejc9PQGCX6E/nmL30cZf4OR//SBelyxEd7V7ZmZGbDQuUK+tLw8NNDHYgYex3iSZE0Eg+MMYZJ4gcRwg0anRdmuAXJetDxOpbI8d16hlilMGq2DpuocYrdfmozbSo3e3Rnfnhbfvg5IeyPH+msOdkULdZaVevsLAzUA7+nR+rOjdYjfudZrSyC4Havwvgr8llX1dqkPmL2T63yt2HNvue/eSv89xOzg7dIA4ndl6I3dI6+jMvbTvRNv7hmHx7cOTL99cPqdQ7PvHJr/2dHsz47m3ju8hMh9YRnB+/LOX53c/dGpvR+dPvQpKO+Vk7+5CuXEb6+e/OLSy4DwV1df/uLi85+cPfyrM4c+On3gZ8+XwEXPZBJWXM/jOIVTRi2Ga/U8yZm0OGkgcJ2BMmIuSQq5nA3xaF0wkPB42lJ1jfHY3OjQ5GDfeH/v6EBvQ11ydGhoubS6LtYjWN19i9/HFJsq+Qnnt7A+8qpQmJ6eyqF+o/zKcqmzJcOZjCJNQbZLGgwsQUgcR2C4RqXWqdAYQoPKqKhUlScZaRQyyH8VOqWK1hs9LFVv44bDtmKjH8jd3xI43Bk90hPf3xba0+Td0eA80OZ/ZSz9yljq9Fj6wmTm3Bg456YrC+3XF5FDXkX4eq7zRr7rVqH7LjBb6n2t1PvmSv/rqAyA5r62cxik9rUdQ6/vHLq3MvDGruE3d428sXP4jV2jwC8o7zsHZ98+OPf+0ewHR3M/O5L94Ejun58v/RIE98Sej0/v/+TswU/PHf7i0gu/vfLyby6f+Or6ma9ePfPV9dNfXX3li0sngOgvLr/86YXnPzl39BNIjU8duLlj6uBIe9KG+oxEhoOqkFfIBJoTaeScbYJophmBJKIed3s6VR8Jdqbr68OhnkzjQEfb9PDgUGdnW0N9a6Z+ZmoS6e+j53er/epRxqZKfpL5fUiCc9nJiTG0gB1kwtnFoMMqUCaeJiijnjICyDRrMum1WgIncIOJMJg0Cq2iEsGL1qKRqVQylVYB/Oq9LNnsEqcTruVG755mz4FW/84G1460a2fGc6QzhMZjDNedGK49jVqbG85NNp2fbLo003qt3DAFBeBFthlluN13Sj33VvruFYHfvp/uHHpz5+CbO4d+umf0jV0jb+2bfBM2do/Aj6iUN97cPfI22j/x/uH5D44u/ezI0s+P5X9xrPCrF0ofo0bmfZ+cPggZ7ucXj3124fkvr56A8tX1U7+/ce73Ny/8/sbZP92+8DWAfO30l1dOf3H1xOcXX/ji3HNfnD323nOlM4uDgzUBn9nisVi9Nkkj12oUKqdkcUqSxLCiibIJgpmikwFfayqRCofnh4en+nsba+Kjvd29LS2dmYaR/p7C+lzg3JZ/fnLjbzDyQ1B7LPEQv+XG57nZaeB3eWW5t7PNTJnM6AYJYBGNkP+Ci4ZtGjdROEEa0Q185WhBdSP4Z7QuK5qIp9Ep1ByOuRmixWOeS3mA373tgQPtwYNtgSNd0Rf6a06OIHJfRvCujsrInJtqujgLaW/ntbJtvl3sLae3vTfLj3eX+6HcWx54cwfAOwxq+3qZX+D0rTVm3943/s6BSShv7594a9/4u8g5z7x/dOH9I4sgvr96cRnKpyd2/frk3k9O7v387KEvzh/97NzRLy688LtXzwCtf7h59o+3zv7x5pk/3Tn3l9cu/vnOxT/euvj7G+d/e+3UF1dOfnXt1O+unfjwxO7be+ZLHak6p93JCWGPG9cRWoUWMl+HGc0WtLIMRxJWhg3YrJ3pOjfP97e05Gcma0O+3pbMSFdXX0fb4tzMcqlYNs+F9XkiW+3PT2D8DUZ+AGmPJza1omSzS/NzM3lknpc7MmkrQ1g5liNQ5guPIL6wYdIbaJwkjYRSrsTRnXn1VZXoxgcqmUZTrdHL1QJmDJqZdr95Ie3Z2eI70Bk60h15vjd+rDv6XG/s5HDNy4PxU6OpM+ONp0fTAO8qv1cWOq5nUWsV0Hqn1AfkQtp7d2UACmS7r5XLGwDvLoTwm2Vs39kz9h6kurCxf+K9g1PvHpxapfidg1PvHZn72dHFnz8PnjkP8H780o5PT+757PT+35w9+PnZg1+cP/LFhed+c/FFUN4/3jr/p9vn/nj77Dd3L/wL8Hv3wl9fu/yXOxf/fBvk+PyX189+dQ189SufnDvy1pHCC2Ptg4lQCOmv1aDCtAo9rjUKFOW12fx2q0XgRJJycGxXY306HKqPhCf7e4Y6mxvi4dG+3pmJ8R3LxfyD5XQebf/vFr+PMv4GIz+AtMcTD/tn4HdxcWEOtpaLhXQ87BJZC8uC8gK5ZXhNtBHDdHqOYtGSFEYTZkDTAxVyNbrfvdKgV+pwpUYy4VGJ7Qnbcxnvnjb/ka7I8YHki32JF/rixwdqTgwlXh5MnB6rR81W441gni9MNV+ea78y1359CRLebhDfVX7vgPICvzsGV/mFJBfIRentntG39o69vXfsnb2j6HH/BDD73n14JxDLh6Y/OLb44XNLH71c+uTEyscvIfH99JW9X5w79JsLRz4/d+iLC0e/vg7O+eTvroPmXviXexeAX1Deb+9d+uYuPF78C4B85wKwDOr89Y1zX18//duLL/zs+ZWLuaHpVDRssTjMIqEzGdSYXqmBtMLvcPqsVo/dGnK5vZI54fNk4rGW2tquxvRoV9toT0dhaaF0n7PCd8Zv/KDDt/rPFr+PNv4GIz+AtMcTm9ufVxdvLyAnHfE4LTTBo/sZGRmTCSw0S1CkAd0nm8RMlImmSQb8s1qhlVcqIRk06XCDUsPoDXbSlJCYwah9uSWwvz3w0kDtiaG64/0JBO9w7cnh2lNjaJwVGmoF/nkiA/xC8ntxuuUq6vPtvJXvuV02z1DWJRiILvM7/Oau0bfK2S545rf2ocf3QW0PTP7s8Mz7h2cQy/sh8535+XOLv3gh9/HLy5+f2v3ZyV2fndwD/H558ciXl459dfn5r6+/9PWrr/zx5rk/3zr3zeuXvnn9IsD7lzcugfJ+exchDFr8zd3z39w+/+eb5/5w8/<text:soft-page-break/>wfbpz5/bWX//n47jt751a6GiJm0S1ZCB1u1BhxnRHqxG21ea02p2QOOd0hh6MuFGhL1TbEYpN9vd2NqbHe7uVCYX0FnXx5gYRcYYvfJzc2VfKTzO8mhOFMKJaKC9MzToGzsDRLoPm9BBQMh0IacfQjhom8Wa3UgIXWKnWQ9hrQulIGSq9njUYbRdTa2PEax9720NHuyEuDtS/0IXhfHkLl5Ej96fH0mcn02ckGZJ4nM6vwXphuuTzXcm2xHSz0q/nu69lO1HME+S/qPOq9XehBWfDKwGs7h97aOQJp75sgwfvG39s38SGo7cHJDw9Pv3do6p39CGQoHx6b/9VLxY+OL3/2yp7fnj3w61d2f3nh4FcXD//u0rGvrx7/w6snv772yp9ungPDDPx++8ZFePzzaxf+eu8ylG/uAMKX/gLlzsW/3IZc+DwI9J9un/31mcNvHc4fHOlo8ro9kk2j1Bq1mEDzlJEgDaaIN+C2WBvjibjPn4qE+5ozAZulOZloT9V2N2VKhY3rUG7yzz/o8K3+s8Xvo42/wcgPIO1xxnoKVuY3V1ouTY6MmkmTlWNoDMf1uvIKOSYMMl+TicZxMy9q1TqlXFUefKXSqUGGcMJgFAmSMRhsjCnt4mdT7gMd4ed7Y6vwrrY5nxypPTUCyps+N9lwfqrx/GTm/GQTwLuK8KXZllcB20LPq+XOX+D3DrjoUh+UVXhfL+e/b+4cBglG7VT7Jt7dPwHkfnBg4v1DKPMFX/3ugckPjsx+eHTho5dKH7208muwzWcPfPLKHnDOv71w5HdIf1/46srx318/9edb5/9850KZX1T+AuYZ+H39KpRvXrvy57uXvn3tCpS/ANGvXf76xtlPTh/56JV9JxaGehNROysqZSrSxNhEO2Ew4Ro9EB31+cJOV0ttXWemsa+lqaepoTEWCVil9sb6fHYpv7GeC/dn8P/AM2KL38cUmyr5SeZ3YyvKOr9TI6OCCTPTJJhDo1aH7qqgN+JGjMQwjqJIE6GQobVYy</text:p>
      <text:p text:style-name="Standard">3dD0Og0BgInCSNG6420XufmyRavmG3wHuxE/L44kDg5mnplLH1iBB7rz4w1AL8Xphsvo8lECN4L5c6jK7No2NWNHJJdQPhG+REhXHbOqPFq1zCU13ePvL179J294yjPPTD5PojvkZlfPDf382OzKAXeP4Ec9aFp8M+/fLHw6Su7vzh78LNT+4Hcz88f/uLc4a8vP1fm9yXg90+3zv8JrPLrlwHev8Lja1eAU4D3X1+/9tfXrn9zFyhGIKNy78rvb5773bUTH58+cL44MVgbD7s8JozQazGO5FgTLRC0hebiwWBTsjYViQ53dQ60tvS3Nk8P9teFgz3tLaW1IVf3q/pBDrylv09ibKrkJ5nf1djIb3GVXwKTGMqkM0CKV76Hr57ATAxBsCSpVaHVchC88KjR67R6owH1K9FajNFqY1auD43c8B5qD73QGz8B8I6nV8vJsfrTYw3nJhuR+E5lkGeebbsw3XxxBswz6vy9UR5zdS3buS7Bt8rOGfh9c/cI6uoFhQV4946/vX8CpPZ9ZJVnAd4Pj86A7KJWaKS/Mx8cnf/V8QLY5l+f3Pvbc4d+c+7gF+cOfnXp6O+vPP+7K8e/uvoS+Oc/3Dj359cu//nepT+jbPfSt3cvg2f+9t7lb+9c+eu96/9699Vv7l399vVr3967AkYaYP/jrTMfnT14Y9/SXGtjjdcnMpxBrecptECWSQcpsDOdqAHxHWzv6G1tnujtaa6JZ5KJscG+5WJ+PUEpPEhV1un7oUdti99HHpsq+WniNwf6uzwxNAz+WaAITKNDKzpq9JjRRJlIgJfE0I0FQXzVSi2aMKjR6w2YXmugjLiN4UWjod5pHonZS41rQzXK/J6aaDg92QhldSb+ualGcMvnp5svzbddnm+7NNd6eb792lIHMHtrTXxhAzLf1Zbn1f4jsMdvlflFzc4HJt87NP3uoakPAN77CM8Bv1Bg45+fX/rFC/mPX1r+1fHl35zZ/+X5g785d+C35w99CS764nNfXn7x6+uvAJJ/uHsB+P3T7Qt/uXvxX+9dAYq/uXPxmzuX/3r3+r/dvfFvr9/662uv/uu9a3+9e/lPN8798fa5X549dPtgbvdoX0iSWLheYQQHtaLHIX0gjWR9oqa3uXW4s6sr07gwOpJJxGIB39z09OrKOQ/p7yM9alv8PvLYVMlPF7/Ly6W+jlaLCawyWl1Zp9To1MghszTFkrReC7ZZq1Wj1Z6BYr0e8mODTqllCUYkSSthTDn4qaRjd1vwWE/85cHaEyN1SHYnGwHhs1MZIPfsJChv84WpZjDPl+dbryy0rZJ7I991IwfM9t9eHrhV7L9bGrxbWu0zGr4vvqvjrModvqiR6ujch4dnPzg698GxuQ+Pzf/8yBzsBKjfPzwL8EL55fHir1/Z9Rkkv2cOfHn+6GenDnx25sDn54/85vILX147+bvrp7++dfpPd1Dn77/cu/DX1y5+e/f8t3cufHvn0rd3rv7bvRv/8fqtf3/j1r/eu/7vr13/080LX98889G5ozf35/aN9zUGfAJGCCbKY3HgGowzsYyJ8jq9o7394z09nfX1Y13dfa1NU2Mjy6WVfPZBt1HhcfG7NX7yUcamSn6K+C2gm6YsFRfn6v0+xoSX7z6gM2iMJIgvQ5E4odcYQHlXzbNRhxnAX6s1mNZAmyhCp7OYDBmPeSntOdgeXm25AnhfmUiv8numzO+5qQwoL8B7Za796mLH1cXO69nuV3M9wOydUrksD97bMfz6ztE3dyPBXc1q4RGNubrf4TuBMt/DM6gAxc/NA7+rLc+rjVe/eC770YvFXx0vfnpy5+en9n5+ev/nZw99fhZS4EOfnz/68dnDwO9vLp/88vor5cFX50F///oaWOhz39w+/w3wexey4BsA73/89M6/v3n7P16/+S+3r3xx5eQXV47f3JvLtadnOlqaYnE7J/psbpEWbYLV7/IxmCkVCQ+2tQy1tXY3pHfmF0qrvXFr3UZrFbylv096bKrkJ5zf/AZ+4d/<text:soft-page-break/>FpYX9K4VMOGjUaggjoUdTFQwMRTE0CXmuXoupVXoV+GcV0GsE96xRqSm0sAxm0mjcLNERtOTr3Uc70bAN8M8nR+vPgG2ebATxRRsTaeD3wkzLxVnwzG3lYZNdNwt9N/K9t0toqMbrq01V5clEb++bhHwWlfLwDJTzIoeMFPZnR+YgyQUJ/vkxBO/7qP93etU8//zowj8fW/r4eOlj1ARd+vXJ3Z+e2P3xyT2fntr/6al9n545+Mm5w7+98vKXV0/99uqp3984+4eb5/58+8K39y7+FYnvBbDQ36LM99V/e/PWf7x999/fuQsgf3Pvxu9ePf/x6WM/Pbqj2N4wmEo0RiNBh5vU4x6722mx18VrYl5PX3NmZqC3MDEy0duxOD1aRLc+QjeEK+Q2jpbc4vdJj02V/ITzW3h4IEeu8P+xd95faafb/v9PvvecmUmsdGygokhHelERBUEBxQKCiCLV3nvvvffee0uxJZOZTHqvU+79C74PJjMnx3t/nMwaz3KvvT6yjMnK2s/n5Xvv/TSLWa/lhQQBfj09oFB3iLNRg0ajEHB3V09XFwiA97ozc4ZCIBA3Nw8PV3cfJMrzuouXhxsNi1KFBuZJqFUK5vmEkRA828/PoGvThINnpy4CwNtnlPYAfk2yYatixKocAzmzI2EmJ+l894HWKbLFANW0lTJnPrxemQ7wPH+mb1RkbFRmblWZNitNANLt6sztmkyAMJDdT75+rr/gj3ZqLCCF3mu079U7DpvzAb/7zQWHrcWH7aW3+2oAvycDbafDHXdHgf523RvreDjVc5489zqngJ3TRoNP5saer868WJt9vjz1eG7sbKTroKturjKvSC3n47BRHA7RP5BDC6URSBRcUASLHRcpio0IT5JJJFymSiRIVsRk289vYrVc6e8lswtB/pvz+2VpZrE4128YkhP4gF9XV3d3qLuLOxKC8PPyQkAgIHN2Kq+LJ5Bgd8C1J/T6dTc41Hmqm8d31wJRME6Al4ZHLIxj1qi5oPJtBZ4S9od3pILk2ckvgLcXiG+WfNSuGs9OcCbMAN58zWJx6qfGsrO3XK4HMK4DPa3JBAq7XWtyenXWbq0F+Dm8WYDcnVqTsxA+90/8blRlbtWYnfA22J1VcJ3toDH38HwJFpBgwO/NniqQPwN+z0Y6QPJ8f6rnx8nOh1Odj5xVcN/jmQHnFPBk75P50Zcb8292Fl+uTT9fGr8z1rXXXT9R6shPkDEwvqF4vIjHIwcHR3A5CZJobaxcLYsB+bOATmXjg2IFvCS5xHG+YPJLfm1X+nsZ7EKQLwW/1s/zR84PdmNaBAUP/eYfUA/nhdoITyjq/Kg6wC/UHeYB6l0XT3dXiIuru4ebBxyUwNdcES4uRB+kKMQ3M4JSqmTXJfIakniA2ZYUQatW2KoRtmnDOp1zRpHO2aKMmEFz7JBVCeCdykuczk+eLdQsFOuWyvQr5XpQ24JM2FnM1mSsVxt36sw7teat2qzdBuveeVW71+jYrbc52ay17NVmbVcatyrSNytACeyU4O0a084nxmss4Mf2GxznmwfzbzQX3u4svd1VedzfcGek/e55S/nhbN+Dmd6fpnt+mu56MNP9cLb34Szgd+jx9PDj2fFX6wvvd1deb80DhB/Ojd4aahsts1tjIyne3mgPKDEoSBweAZxLo4s5XDFXoFXFs0gEItaPRyGoVQq7/fcj66x/BNj2dfi96l/9mXYhyJeLX4CvJV0fJ2TBv/sH3BPu6eKJhMIAvx7uzgt5Ie4w1/OVGwBhoM8eLu4wUAefb1tg+HvLaQHZUkaFituQzG/WCEHx25jEb9EIWjX8dq3QOW2UIe0D8GbFjtoTRhzqiZzEmU/wlugWS/VLlYaVSsN5MZvuLG9rM7fqTLv1VuA79dYbrbk3WvMPW4CY5oHnQVP2QYP9EEANgK3K2Djnd7Mqfccp06b9T3Q7W1i5B43Z+w15h4DfrrLj3prTwca7o+0/fFp8BWidGwLPBzM9wM+XQw88mhl8Oj3yZG78+crM+92ld3tLb7fmH86N3BpsW2gutcRG0rEYNASOgiI8XD38MQFioUgtV4j5QmNKiojFIGJ8SQFYo8Fgs9stXwB8Vf9eFrsQ5L87v/+2fsMK3rqs9DRFpNAX6glx8wD1LwIChXoAeN2B5rq6uLv8zq9zCfQ/r6GgSNh1V4IXIjwEk8TB58lYNQn8ukR+k7P4FTYmCwG/HbrwHoPYOVVkiR2yxI3YnDWvs+zNTZwu1MwWp86X6oEvVqUv1xjPd/9lblSZNqpN2/WWnXogo9aDJseNlpybbfmHbXmHrXlHHUW3nHND+TeasoEE74Aq+LwQdk7+1mTu1ln36217wBud/N5wIl9wcr6E8qS35s5w0/djHfenAbz9AN6nCyNP5kceOtNmpz+aHXw8M/xsduT5wsSLlem3Owvv95be7Sw8XZrc7aofKLHmJscRvdF+KK9ATGAwLuS7b13JBGoYh08lEZRRkZkJCWw8nhIUlPP5nBzrv78Af+ZLcMXvV7ILQf6b82v7XxuRrOYsSYTAH42AubujYHD36y6ebh6u10G2DL327XXw4fp3boDlb/953e389FQvDzdmAFpO9U8PJxXImHVqQWNKWL1zn76wSRPeqhN1G6O7MyT95tj+LFmPKaYnSz5kjwcSPAhUODdpLD9loih1uiRtrjJ9oTpjqSpjpca0WpW5DtLmBgtgEPC732g/bHbye7Oj4GZn4WlP+XFnya22gpvNOXv15n3wY/VmUCZvnNfLuw0guwbiaztszr7VlnerveBmR8lZf833Qw2n/bXfjzTfG+94cF7qPpobfro08Xx58sncyJPZ4SczQ+D5dGb4+ezo8/nxF8vTb7fn3+0tvt1eeLY4dXuwvd2RblVJQwOwKE9osH8QPojo6QEPCsCL+OGSSJGYyzbGqyKYDFlUlOMLfm3/Cq7tSn///nYhyJeKX/DOWWwOhzYlyRcJQ8OgaDgc5uHp6ebpTJive7i4uLm5nn+45rzPGuIK8YbBsXAPQbCXmhVol9<text:soft-page-break/>BKFBygvzWJ/KoEkEWHtenFXRnSDqO0yyRv1kuqk8IrksJrdNENBlmdNrrZENOWGdtpVvY5EkcLdZPFadOlhrkK40JVxlJ15mqdaaPBstPolNH9puz9RsdJV/Ex8N6yk76Kk96K2+2FTn7rzADe3XN+gf7u1GUBeIEDeG+25gJ+T3pKj3oq7g7V3RmsOxusvzfS/ONk5yOQPM8MPpkffbY89XJl5vni5LO58WdzY09nR5469Xf4+dzY86WpN1sL73aXP2yvvF2dvzvW15tv1oZz+QQ8GRcUSqYRcEQsBof18eczuUqpTCIQpCjlocRgvfbzhaH/1nr+OqN2xe+fbheCfKn4/fy/tWSZcBgfLxjEF4mEuXtA3Dw93CDXr7lCIXCgvO4u0GvfuF77f9fgHhAfGCTECxZN8jMIQ/LlzHLnHWQAYV4dSJ614a3pUR2Zska9tCBemCaiGiUcNZ8czyPHMvEqNtEQQc+ScLIk7CwJqzAxqkonazcnDOZpx4t1MxWGhZrM5dqs9QbLbrMdFLw3WvNutxecdJec9ZXfGQCZcBn4DoB0v8G212DdqTNvghS6NhPw+6lkvtGcc6st/6iz6KQblL0V3w/XfT9Uf2ew/u5o8/3prkdz57uNzvX3xcrMs8XJFwuTLxanngCE58aezY4+mRl9Mj/+Zmvx3c7y+52VD9vLZ6Pdg0X2RD6LRwgJDSGwqKFMKhOPIyAhSDaNGRsploQJVFJxMNZXp03JznZ8GVXbV0D4qn/1lexCkC8dvxaLOcdhY1JJfki4vzfa08UFlMLuLqAG9vR094R6wj3d4d/91zWXf7jA3T2xSBjdD6UMxdmiaCWx7AoFt0LBAvVvbUp4vT6qUiu2SJlJXIKY7C+i4Hh4LB3rHYrDMIL8QwP9WEH+rOAADiGQSwjkEXBiekiCMDQzhlepj2k3qwbzteNlGXNVmWv1lr1mx2FrLuAX6O/d/grgZ71lRx0FgF+QJ++f59jb9YDcrP16Z+Z80Oi4BcS3PR9UykddJUCv7w7WfD9Q68yfx1t+mOq4P9PtXHPlLHiHni9NPJ4bfTQ7+nhh/PHi6Iu1mSeLk08XJkDN+3YbFL/LToR3V05Hu5tMqfE8hpNfPIFHZ/KZPBaNBXWDhXEE8qgoUP/Kw8Oo+CBNkvOc2C+xvdLfS2QXgnwJ+XXeQihgM/wQ0CB/XwTEAwmFo2EoqJsHHAr1Rntf/871u39cd/3GDebmiUMj+ThfDZeQH8MoV3DKFewKJbtKLazUiM1SdjybGE7EsIP9GIG+FF8vko836fyQcwoukILDEf2xIRhfnA+agPUlYnzA94kBWGqAr4RBTBRQ7UpRfVbicGnmQo11u8Gx1+Q4bM8/6S29N1j1/UDlaU/Jzdacg0bbQZP9k+DuNVr36803G52dq9uteUeteSB/vtmad6uj8KS/8qy/ClB83F99d6z5+4m2O6Nt90bbfpzsuu/cRTjw01T//amBB3PDjxZHnoJyeGkSIAxS69ebC+cIr7zbXvlhZrjFok8UsKgYDJdCF3H4YWyeTCzxQXrTiBSFRCJk0MIZdFpIMNBfx7/z+/VG7YrfP90uBPky8etc7OfkNzcnWxzGD/JBU0Jwft5oBMS5FhrhCcH6+sKhsH/+17cu37kBfuGubkQfpJQSkBFOLpQzy1TcMiWnJI5VkRieKiCKiX7CEH82zoeGRTH9vZkYLwbWh+rnTcb4BKKQgWh0IBoV6I0O8vMJ9vMlYDAAZzzGL9jPLwSLoQYGsvGBSj4tWy3ty0tfrLZu1tv32wpO+yu+H6q+N1h51FV4qzX7ZosDCO5OrfnAmUVbbjTZboJiudEOyAX5M3iCqvmgNX+/rfBmd/nNnoobvVWHPdU3+upv9Tcf9DTcGmy5OdhyY7D1bKwb+Mlo54+zgz9MDT6ad04eAYpfbcwD8X29vfR2d/XHmZGR0hydWMAKDgrFE0HCrBBHScMjiEHBXgikVCSiBQVS/DFsKtmUafy87vmK30toF4J8mfh1HoHl5DcnO1spk4ZgvBmk4CAsxuWb60B88YEBWG/f69+6urlAgAS7XfP0hkCYAegkbog9mlaiZJfG84qU3LJ4nimCJCH6hYVg+MG+EmqQgh6k4ZGT2SFqJl4ZGiynB0eQcAx/XyKAF4UM8fUO8fMh+/sz8EFEjG8I1p+CD6GDApMYwieFyNl0hyJqMC99odKyBUrantKj3pLT3hKQPAN4PzWfDxqtgNz98+eNBusuyJ+bHLt11vXKjLUq00q1ebbcNF2WOVNuniq3TJTZh/LNHZa0TkfmUGlOX5FtoNgxUVU0WV243lm31998e7jz7njfT7Ojz1amX2/MgxL49e7y2721h4uT09WFukheGJXMJlMiWCxDYqIsIpxJoUDdPfhMBhUXEOSFEjIZ1t/Pebb9xfx6XfH7J9iFIP/t+bV+we8nfM2O7FyNSoFBeOCxzi6W+/XrQQEBARh/129dPK57APG99o2L+3cuAQhoJBFjjCAVxTFL49nFSk6xipcfy0rlBukj6ClhdKOEbZNx82ScEpWgWCkoUfLy5awCBT87TpgWxkhik5SheAWDICYFiAjYcEIgnxBEAbk01jcUH8giBofRyDI2I4kXWpEiHy00LtVa99uLbncVn3QX3WjJ3nMqr2m3znyj2Qb84Dx/BjjvNljXqjNWKzNmClPHcpK6s1S1muiKRHGNTpGjEBki2HZ5lCVGbImVWJQxBanqIn1StUlfYzE02o09xfaJmqLVttqTsd5HixNvthdfbS282l5+t7f2dG12rbXapojmEoO5VGoEkxUfHR3F5/GZTIyPL87Pj4DxA7+LJBFhv5/z/Ffwe540WXPNWUPpiru+V/z+CXaRjcvEr/38dciyOXKNWk2ID5wZ4k8NwgZhfbB+fm4uHu4uni7fuVz/xsX1Gxe4qwvVDx3PCM6XMSsSeGUqTrmKCyTYEkk2iUh2aWiBkleg4FYmCOoShY0aUVNqV<text:soft-page-break/>FOqqFknajFENRskbRlxHUZ5u1HeZJDV6SQV6oiCOIFZwtaG0eLYJH4whhvsF04OElPw8WyKTSZoy0qYKDKs1jnz4YOW7J26rM0qI9Dfcwm2HjRYbzbbbzSDWti8UZs1X5Y2V2YYy9W0pcuqkyOLFWEl8VEmMT+BQUoWsHWR4fE8dmacTBMVkSwO00aLTHGybI262mRosmbWm9MaTbqhAvtOV9PzzXmQPAN+3++uvdicuz3ckauS8sghfBpdyhfKIyL4dBqXwcAF4NBQWAAKGezjnaZLsdttf9yw8Kcu2bg4bLYrfr+CXWTj8vDrXH/lzKCd+Z/F7jDGiY1iZgyLSMD6IGEwGATunEX6zuXat66e190DUAh+kK8xglqhFlQlCQHCVWp+oZxRGMcE3ylP4FcmhdWkiJpSRK0pYW3AtRGt+shWvagtLbLNENVhjOnOiOk1yXtMscC7M+RtOnGdmluu4hcrw21ijl5Ai6MHJ/GoyWxSbpywVifpdyTNlWeu1Zo3a7NWyg1b1RnO1Va1Wfv1toMG+1E7KHizwR+tVpumivUThbo+a0KlOrwqKbJeH5ctExgjWGkiTjyHpuIzIykEEZkoCAmOZjIkdEZieESGXJajVpXqNQ3WjJp0bW1aaqfdfGu45+XmwtutpQ87K0CIH8wN16alsENwbCJZJgx3XlLGZbNpNB/npUhIlJt7OIeVm+uwWL/KgRv/e9hsX/J7lT//SXaRjb87v/9e/1qABNvPd6xaSjXyEjk7LZxG8oJh0Ug4BOLp5n7t2vXr19x9oMggJCQuNDA/lu2cKtKKapOEVWqgtpyqBG5NIq8+RViXElafImpMDm9UC5rUgjaNqDVV3KqLanE+o9v0Ua366HaDtNMoA89GTUSdWlirEpTIWAUxzCI5JyeaYRbRLOLQXBm3RMFvTI1uz4idLNRP5mumcpPmCrRb1aadOvP5VG/2bedUUd6tttyteutylWm6JH2qJL3FICtPCG/QyUvjRWYxsyw5xizl6yM5agE9khQgwPtHUkP4eJwgBM/F4eJ5XKNEoo+KzE5OKNWlVKfpmrMyOh1ZZ5ODrzcX320ug0L4ydLYYIGNhfMPDQ5RiaOjeFxacFBIYCDUA4KGI30RSJ1G48i2/5X8fq5/zVf9qz/NLgT5b8/vv9W/QH8/VW5FRo1NSNQQUJlCspwWFIyC+iIQPkgEEg5HwlHwa9eJSHejmFqVLKxPjahLFTWkRtZrhDXJ/GqAsBo4vzyeVxHPrUoQVMYLi+N4djHdHEYyCYkZfIIpnGQRUfNimCWxnAolrzyWVRBNsYQTjXxCOp9gi2ZaxQxTGCUrjAIQtolpBVJmVRyvPikCgN+ZJhk2K0YtysmcxNXy9E/rJAG/J93O1Vl7zTlLlaaF8qzxAl1zWky/PaUmJbpOJ+8wq1uMyhaTutWcVKGNKUuR5iojTFFsOdlfEUqQ0wmKUJIhUpAZE5mlkJTrNDWG1Bpjapsjc7Q8/97M2LvttZcbzo1Iw4V2ZpA/yT8wisNTRUcBftEwKAoEBAIjhhBAGM228yPafx/3rzfwV/3nr2QX2fi78/vl/BEQX+cb6LCaC+RhOjw8DuOpCkYms4M5OG8GAR+E9fVBo9xd3REu16JJ2BI1gBcIXES9LrJeG1GvDatK4leoWKUKVoGcnRPDyJGGZksZyYwAabCXnIRJYgVp+ZQkLlnNIcWzCUoGXhUaouXTMiJY+UpRYYLIFsNOCA2Q4r0UZP9EBj4JOAuvYQVnCckFUYwSKaMi1nmmdGtyWFty2GBGzEJR6nat5UZL7u32wuOukpPe8ltdJTuNuWtV1oWyzNlS41RJxnihcaI4c6IkY6wofSQ/bbwofbzIMFdqXCgxTBfopwqNw3npnVZtgzGhy6FvyExqd6SNl+cOFTk6c03dBdbufMtsbfmLNWcj6+32wnhZXmgg</text:p>
      <text:p text:style-name="Standard">horDi1hsfYJKyKC7/vMbjI8f+MUmjZbk5OSY/3VPiu1ryu8Vv1/LLgT5b8/vhf4VePNy8jJSzWxcMhaqDoAn45Fp3CAlm8glBPn7oKHunhB3CAbukSogN2jEjamRQHkbdZF12rC6ZKC5nEIZPUdMNUfStAKiihUsIfoKsMgoYkAckySj40QhAewAP4ofys/DBfHNPxHfXUded/O+dp3ug4gLDcmI5FhjhFoeReAHDfNHyskBSipOTQ1MofpnsoJyhISCSGJJNKkmLrQjWTiQFjmXp96psxx1Fp/1VR33Vp70V93pqz7qLDlsydtuzJkvM43nGwYcmtb0uNY0WXuarMPobJoNWVRjNuehH/MF2vWKzI1q625L/l578V5b8UFH2UFX1UFPzX53zVpLxXxj2WCJoz/Pdru/+/XO8vu9lbnqMrIXmh5MCGMw0hNVIibD89vr3kiUr5e32ZT1KYyWr7ls8sth+/Tlit8/1y6ycQn4/fzl3Mw2myNXq0qn+CRjIYn+UB0eUSRhGkRMmr+PNwIC83DelkL0htuk7IZUcVNaVINOXK8T1YHkOZFXJKdli0lGLk4R4hUeiGD7I5h+8FAfBNUbEeBxHQdxofuh5XymMJQUgPb2hiJg7tBr/7zuDUNyySQCGhpBwEaH+CZxyDJ6cKg3lOuLlBD8leTARDJWT/e3cIOzw0NKJOQGFbNPFzFhlq0UaQ6bc74frr8/3nZ/su2H0aa7/TUA581qy1yhYdCS1G1U1mmiKhLDqxPDqpX82oSw+sSIjtTowczYiZzk+SL9Slk6+A1wsyX3uKf8tL/mzkD9vdHWe+Ptd0faT4bb9/saFxpK+/OyFqqKn6/N/Xy4vlRXSUQhyQE4LpVqUMczCSHQ666erm40CjUvJ9diNv8vfr/6sF3x++fahSD/7fm9sH7SYrfbcpUiQwgyFQdPCYKZ6T61Kn4SJ4SIQXnBoUgoBOXhzsQgilTCZn004LfJEN2oj6wFlW88p1zJKoxlZItp6dwQLY+UyCXGswiRIRgOBkX3gjF9kBws0iDjG5VRNH9/<text:soft-page-break/>gp+fNxQa4OUTxmByCXiCN6w+z5QezeP6QMKC/XhB2FBvpCDAVxKCiSdj05hBViEhL5JYIaN1JPNGjOKFXNV2Zcbd/uonMz0Pp3peLA4+mOz4frDuoCl3Ll83aIrrTo9p08ua0+JKlOFpXGICDUh5QCo90MwJLpMyOjQRY1blfFHqTr31Zlv+aU/ZveH6H0abfxpvfzLT92R28MF0//3p/pv9LevNVQtVRXcm+n67ubneXEf2RtKCQ6i4oHhJFC0oCOrq7nrtO3VCQnZ2zu97Bj/lz1f8Xkq7EOS/Pb9f5s+W8yNPzblRLAMOnhaE1AbDc/i4MjlDFRpIwnp5wWAIiIe3h4uEhKnRiAC8renSNmNMs17cDOrfJEFlPLskjlEcE5oXHWoVUUxhxIxwUmYkTS+kJLNDkpjBWmZQItVHww7i+cAxrtf9PD2Cvb2D0WjkP/+hk4QN1eZ3FmSYZQKhP5qOgjH9vHmAX1JAHAmbGhpoEeBLJLR6JbM3NWzCJF3OT96vtd7pqX440fV4uu/l4tCT6e47/TXbdfapXF23Ud6eFlOXHKWlB8oC0XEhvkoyJpmOM7AJZh7RISSDpKLDEDdbkrVc41ivz91rLjjtqwG/AR5Ndz+a6n46/3lr/+O5kR+nBm/1thwPd/xyuHY01EtCA/0NJAXgOGRyoJeP27fXGTRaTm7Ov53Tfk7w5yOvvtqwffpyxe+faxfZ+Lvze2H/rx3wmx9BNwQi0nCItCBYhZhSEcdKYASycFhvGBwFg2Bh7ikcghNeQ3RHhrwrQ96qj2rRhDck8mvUvEoVqyKOUaFglitYZXHsAlmoQ0KziqlZEWRLBClXTMuLpJp5+Aw+OY4cEIZFMr1gLDQkGudXkBBdqpVmq4QGEU1JxrGRcJzrNZoXTBSMkYX4pdCwOeEhFTJ6eyJ/0hSzmJ2wUaK/2ZR7p6f24WjH89mBF3MDTyY7bneUbtba54ozu4zxFSpREgmTQPJL55PS+CE6LkEa5M33hvN8vKgwCNnTPSrY3xQt6M1Ov9Fbd7unZq0ud7k6+6S//pHzOKy+xwsjzxcnXi5NPV+efjAzfG+6//3u8tn4ENUHxQgJwSDQ/ii057fX4O5Qc2aGzf5H1/mLZMb21ddvXPH7p9uFIF8qfp0TwA5Lll3EMOCgumCkMQRZKwstlzGSWDge3g8FcUfDIIEwt/QIWptB4lyDkaXoMko7dOLmlLDGRH5dAg9k0bVqfk0Ct1hGc4gItoiQfCm1QBqaE0nLEVFzRZQ8MaUohpEnCc2OouVJ2TZRaIaAbOQRU+j+SqJfNM6LDypfLygTAaXA3JneCBHOR0nEZPFCSiWUZjV30hK7UqDZKDbsVZhuNeX/0N/0ZKz7+XTfi5mBByMtpz0Vc2XG0Tx9tznJEc1KpOF0HHIaK9ghYdYZEyR4X4KnC8XbG/ntdawbhB0YyAnE6KOE1WnJKw0l3090nQw0TOYZNqqz74203B/vfDI38mJp+u3Gwsvl6Zdrcx/3N+/OjHFwWBo+2B+BxsO8MG7uMdLYvOxci8Vs/V/82r4ivlf8fi27EOTLxS94HQC/NhHDGARLwyMdLP+WBF6RhKITkgTEADTMwxcJD4Z7OOS89nRpu1Haa44D/LanRjYlCxuT+PVqXh2QYCWrBlAcz6lRsoolFCsvIIsTWBDFKFVwC2XMAik1RxSSHYHPjiRmR1IcEZQsfohFSDJy8WpqoJyAjcb7AmbDAnyF/j4RAT4KMtbAwhVFUVvU/DFTzHKeerNEt1eReavGetJa9GNfw4uJHgDvi9mBJxOdpz2VUyXGHmtKsSJc4g+P8kfGhWD0bFJxfGRvQYZFHg74pfv5UjFYEZmilUT311ZMtNTMNlcXK6JyxNyJAvNqTV5jinSx3HY20HB/vOPx3OCj2dEnCxNvNpc+7G8+XJkVkwlCGpWG9lZTaJVpOlOmyfYZI+sFhP+CUbvi90+3C0G+TPxanHWb3Wq2R3GMQXBDMLw8ityayC+S0hLZeC4hAAWF+CCgZLRnXhwf6G+XSdaTJe9Ol7SlRrSkhLVowppSBIBi4G3a8G5deJ9e2Jsq7EgRlEaT0yjoDG5QvpRRGssuj2OVy0JLYqiF0ZT8SHJ2WIiFG2jiB6ey8YkMfBw1IBrvE4nzkeAxCiJGzwgoEBHb1LyJLNlKnnqrWLtblnazOuu4PvtOW8njweZXE71v5kZezw8/GG693V4O6tmBHL01kinxR4Z5eQjQHiJfqDQAkUzz13GILJgryd2F4OHK9EVEBPu2Wg0z5bktqSq7gCnzQ2rpwRVqSVt6QkNKzGK59aiv+u5oy0+TA0+Xpl5uLrzZXXmxvZIo4MawmKUq5fPBvgcTg7l22+c7jqwXQ/oXjNoVv3+6XQjyJeL3c9vUarFL+UY83EhE1McxqmW0PDFZRsYSfVEwDw+Euwsv0KtUHd6eLgHwdmXEdBqiOlJFbSnhrRphUzLfeWFZaniPXjSUETlqDB9LDx9OE/Zq+XWx1IxQ31QS2sILyYmgFEfTymPoZU4PdbqElhtFMfJCkukBCRSMguCjIPiBD2nMwPwIYks8ezIrZjknfqMwebs0db/ccLvWclKf/VNP5bPh1rdT/R+Xpt4vTz8d77nTVbNRnz9bYe/KSs6VcExCsjY0UE301YUGGGiYdJq/MTRIT8XpaThHGLlUxq1ShDUnRfcalKMW/VSBtUQRlS8Pnyg0t+jiWvTyicL0jabCO6MdD+aGn63PAn7fH246VHEKNqstWfWhpfJJT11lUb7JfD5l9Klh9fuI/zWjdsXvn24XgnyJ+D1XYAsQ4BxFhDEEYaX7NCtZJSIgjkEKWjDBCw318EC5u4pCMNUp4jZDVJ/FmTx3pok7dZHtWie/rUBtdRE9aZGDhsgRo3jcFDVlippMF43qhINaXquaVSgimFj+mawAhyDILsDlRhAKxJS8CGJ+BMHMC9AxsDp6gIEZmMnB6+kBRpZ/kZjSHM8Zy4hezFau5iZsFmt3yvQ3qk23ayynjTn3eyqfDre8mR74bWPhl43F9/OTDwfbdhqKFsrtY3lpRTJmfjSouMkWbrCVh8+PIBWLKKUiSlU0vU7OGsyUT9jVc/<text:soft-page-break/>n6zRrHXlPhfkPRZm3hRlP5VkvVVlP5en3+akPeZnPJRnPprf7G+7P9z538Lv96tFeVrk/k86rFvH115Mv2stqSfFOW+V/8fsWS9/8YtSt+/3S7EORLxO+npbs2uzU3KdZEROZysA2xzDxuQAYzIAqPwUIhMDdXX6i7nIar1orbjDG9WbFdRkmnIboLIJwW+emS3y69uD89eixTMmmKnrXJZi0xk+mR0xlRE8bIobSwrmRenZxWEknIFeJsPH8b19/K8jcz/Bwc/xx+QI4QVygmF0SS8gDXIkJ5NKlJETqkC5+3xq7kJKwXJm+VpO6Wpx1Wm47qbCcteT/11z0fbn8/O/Tb+sKHtcVf1hbfzo2ddTeuVOVNFVm7TUllsdwSMaUiilIdE1orZ9bHsuoV7NYkYY9WPGqLn8lLWS427tTk7tcX7DcW7DWWHLbXHPXUbzcUr1bnbDYW7nfVnI2035/pe7Qw9Hxl5vXW8n+fHrZl26QkUn0Ub1fBfdlVWZXvyDJb/qqq9+KoXfH7p9uFIF86fq12W15qopnqncPBVkipWQzfZLIP2w/hB4N4wTwxcPckDrFGJ+nIlPdkyDrTJQDh7vRo4J1pUT3p0gGTfMyinHPEL+aolnIVCw6AHpBO1XKOYt4aMwko1gp6k3htKmaDIrQ6hlohJlZLKA1yenMco1HBqI0FuTS5IoYGPjQrQwe0wpksyYItbi0vaaMwBfC7V2E4rMo8qgX85n/fWfV0uO3j3PBvawsfVhcAv7+tLT4c6TlsrVmqLBzMNjanyqvl3KooWm1MaFuCoCclciBdNmJWzjqSVksMmxWmrQrLXl3e7bayk+6Ks776077Gk766G+0VJ731d4dbjvqbTgZb70/1PlkYebU6+3pz+X9Ob/YV50eF4MvDWdsqwfO+urJc+yd+bVf8/kfYhSD/7fn9csrj0+Yje366NouJtTExZVKqgeYdTwD8ogC/3nAoBuGh5VOrtZEdptjezNjuzJge4OcI92XKhi3K8fPLBFcKUzaKUzZKkjaKEzeLkzaLEoGv5akWbbIpo2hMLxzS8ga1ggGtoC+Z35PI7YxndiWwOuPZLSpWg4LZouZ2pYQNp4knMqOBgi85VE5+C1K2irX7lek3qky3qi2nLQWA38dDre9nBn9bnf+4uvBxZf6X1YXXs2Pf97XvNlVPldgHbKl9BlWjQlglZVZLQ1uUXKC8A4aYSbNqMV+7VmxcK8lYLs5YqzCvVGTOFmbMFpvmy8yL5daFMtuNjuofx7t/mup7MN3/dGH09drcmy2QP+9PN1TLaVQbk7ykED7ori90WM2fT9v4SwG+4vcr2UU2/u78fln/foLZkW3UZbIDrAy/smiKnuylxPtwsN5YBMwLDg1EQ7UCSkVKeJtTf+W9Jll3hvQc3pgRm/J8Z65msUCzVqzZKk7ZLkveLkvZKddslyRvAYRLEldyFXNmyWxW9ER6xHhaGPAxXdiQhgdwHtYKhrRhA9qwQb1oMF08aoyaSI8ezxDPWGWL2aqVvKT1/OTtEmfz6ma16VaV5bSp4F5XzePBz/z+vLoA/NfV+Q+LUw+He486GjfqyxbKc+YLs2Ydaf3pigaVoDaGXRFFK4sig4y6VEQqF1NrYpjtyaJxW8JcoW610rpRm7vTXHjW33Crq26rsfSop+HBVN/juZGXK1PvtpbebS//cmt7rrFaRibauaHrKTH3eppzbP9aePX7XVJ/3ahd8fun24Ug/+35/fclBxaLzeZwZOgyeTgLw7dSxtBRfGNw3jQflDfU0wsOw6GhqXxKZTLgV9ZllPVkOPX3E7wT2QmzeUkLhSmrxdqtEs12cfLOOby7wEtTdgHOQIgL4jdylMugLs6MXrLELJql8ybJlFEMcJ4wiCbSo8bSowG5o8bocQCvQQyK6Hl77FJOwkpu0lYB+Ded/N6ozDyusZ02Fv7YU/98rOvtZP+vSzO/ri/+tj7/69rsz8vTz8YHfuhtvdlSvVpdsFqes1JiWS23zhUYJyzJvXpZpyaqVSVsVPK7NVFjJuVSfupamXG71nq7vey0rxb43YHmuyMdZ8Ptt3sb7411P10cf7U++35n+RO/MzWlShqlUMQ5yEw662qyZpms1i8H+orfy20X2bgc/H7SD8unO8xyMtJsYYQMCqpCxjCycaIg7wAkFAH1RMI8g71gOqC/akGrMabTKHPmzybZoCXOeRlojnq+IGm5KMUpviUpu2WAXO1eZSrwndKUrQL1dhFgUL2Vr15zKJaypJt58cv22AWLdDZLcu7S6UzpuDFqWB85rBON6CLH9OJZs3wpJ34pV72ck7hZqAEl8F5Z2s2qrJNa+52mwof9Tc/He95OD/y8NAmU97f1BYDwx4XJV5Mjjwa77nY33Wiu3KrM3yizb1U6tqrsSwXGc09bztcv5mqXC3SrhfrtisydKvON5ryT7qp7Q033BhruD7X+MNr902Tvg8nu+xPdT+fHP50C/WZ75deb20sN1dIQvI1HP8w1brY2mDLN1s8YfY7mXzZsn75c8fvn2kU2LgG/tt/5dTZiLM78OS0nkpKKh5ZJQ20RZBYG7gODIKAQwC/ZF6mPoJUmcFsMkvZ0aWeGtNccO2xzXuY7k5e0WJSy4uQ3ZcsJr2a/wgnvfpUO8LtTnLxbkgIQ3ixM3C5Q7+SrN/Pj13IVC9aYBasM+KRRPJomGtKFA3hH08RDqSDBFs9kyqYt8llb3KJNuZKXuFEIpFx/szrrqMZ61ljwaLD12Vjvu9nhX1dnfgXJ8/rir+vzvyxMvR4bejzc82Co815v83Fb1c2GotsNBcdNBbvltp0yy05Z1kaJcbM0fbvcuFeVdbPBcdScf9JReqev9v5Q86PRtufT/Y8mB57ODDyb6X86O/B6FYjv6tvd9dfba7/<text:soft-page-break/>c2Nlsb42lUpNJwdulOT0VJRmZn9oGV/z+h9iFIF8Gfq1/TP+eV3L27Mz0XCkjlQDLCSeYwylklLsPHIKCQZEQdyrWOzWcVqrmtholHRkx3aaYfkvckFUxlZs4X6BZKtasFms2yrTb5VrA70GlDiB8WKXfK9PulWr2z58A4d3CJMDvdn7Ceo5i2S4H4juqDxtODQfMjhjE0xbFrFU1kSEdTxdPZURPZcVMZUnnLfKVHPWmk1/djYoMJ7/NRU9HOl5ODnycH/91de7nlcWPzimkhd8Wp18O9z4d6X482vVDf8vdnrqzjsqjpoKTpvzThoI7zcUg8b5RZ18vTd+tyrpRZ7vdmHvSWvR9T9VPIy0PxzpeTPe+mh99sTD2fH743MferC+831t/u7/5emf9t1t7qy0NaSJRApnSazOVZNuyLF8snrzi9/LbRTb+/vza/lg69Pk9zDZn5SsERrqXluyVEU4lojx9EXDnRd6ebmRfdDyHkK9kN+rEXSZZr1neb1UAfidzE2fzk5eKAL/ajVLAb+puRSrInwG8N6r0+6VaAO9+eSrgdw8IcWHSNtDfXNWSRTqTIR7ThQ1quAMpgr4U4YxNuVqoBb5epF3NTViwxc3ZYmcssnmLcwp4q1izW6K7VZV5Wm+/11bydLj9zeTQ/6wA8Z3/uLz0cX35w9LMq7H+Z0Odz0a7Ho92/jTQetJWedpSfLej+E570XFT3t22kqOmvFuN2Yd11sNai5Pfhpw7HaU/9NUAfp9Mdr8Cgrsw/mZl6sPm3Nv1uXdbS2+3V1/vbbw+2H21u/nLzd2Vlnp9ZGQsjVlsNNqczas/dht9DuJfNWxX/H4VuxDkvz2/ti9evU9rKC12s6VQLbILglVB8FQugY5BISGeCE8o2tOT4IOWM/GWmNBabWRHhnP9s5Nf2/m0UW7iIuC3JBXUv9tlqQdVaQfV+hvVaYdAhcsBvNo9QHRJyk5BIoB3PVu5bI6ZMUSMavgjGv5ACrcrnjWij1wv0qyXpG6Upm2VG3bKdMs5CXN2xZw1bsESt5obv1OsuVFpOK7NulNve9BV/mSw5c14//8sTjv7zysLP68vvpodeTHW9Wy04+lo+7Oxzmdj3d+3V92scZw155w2Zx/V2c+A2jbmHNXbTxvtR/WW4wY7YPm0rejH/ppH4+3PpnvezA+9W556v7HwcXfl/c7au73NN7tbr/d3Xh/uv9nf/eXW3mJzrZrPDSNSs/QZNofD/vvq59/pveL3ctuFIF8Cfm1fLt21nt+iYstLlhZFUzQUXxnJj4Lxgnt4IDwhaKhnsI9XdCjeEEmpShF1GJ3623eeP4854qcBv4VO/d0sS90u1+1U6vcBvNX6gyr9YVXafoVurxyop1N8t/ISFs3S6bSICZ1wVMsf1vB7EpjtCvqiTbGen7RZlLJTrt+tMGwVpy45Ehay4xfsqkWrcj1PvVuivVGedgz0t9byU2fx4966V8Ndv8yO/s/q/K+rix9X555PDrwY7wHi60ytx7ufjXTf7649rsu+VWW6WW44rjad1lpP66wnNeaTOvNRTdZJg+20Oe9Oe/FP/TWPx9peTPcBft+vTv+yu/xuZ+U1IPdg7/Xh3qsb+2+ObgAJBvo711AVL+CK6Ex9cqoD2B+7F/5oA/41o3bF79exC0G+BPx+sX//88NmzzeoqxRMExcXEewDmEV5QmDunmgYBOfrxQvBpoVTalOj29Kl3SZZ96f+syN+Mls9n5+yWgTyZ91WhW6n2rBbaQASvA+EuCIdlMA7pclbhYmbOaoFU/R4qmACuF44ohMA8e1RMbvj2Sv2+PXchK2CpN1S7V6ZbrsodSVbDSR4wa5csqnWc9UHxdqbpbrb5el3ai0/NOc87ip/MdD8YWbkt9W5X9cWPy7PvpocejUx8H527N3cyPv5sdfTow/6Gk9BwlyZeViceqNEd1SZfliSeqtMf7saFNGm4zrraVPuva7S+/3Vj0fbXk71v5kd+nlz/ufdlTe7a69uH7w+vv3y6Oaz2wevTm++vLX78eZWZ7Y5kkaRcPjJ8li7w/blxkHbVf17+e1CkC8Vv59kxLmPsMykaYjn2sNJkQQsBgGDu3tAz/kN8EYxArzTI+l1OkmrQdqZIenKiOnPko/alBOOhNnc5JVCzRqQ4PLU7Ur9doV+t0q3C2phoMglyetFiQvW2Km0yLEU/lACa0TDG0kVDKfyBzW8rnhmp5K57Ihfy47fyE/cLdHslKVuFqes5yUuOs7zZ6tiI1e9V5R8swzQl3ZanXW3wfG0u/RFf93H+eGfN1fery3+srrw88rsx8VpZzm8MvdhZfHX9ZUno50nTXlH1VkHRZrdgsSDwuT9wqQbJZpbFWnH1cbjuiyQV//QU/pgpPbh2Dm/cyM/by6931l9fbj9+vTo1Z3T5ydHL85uv7wDQN5/c7hRnpbCJxK4RLIyMsrusFstn7X3r10+ecXv17ILQb6M/Jpt1tKM5MZ4jkNEEQT6wFxcIG4eUDdPBMQTg0Yy/L2A/tZoxc2G6Pb06C6jFPA7ZIkbs8dPO9QLeUkrRSnrJRogwSCL3q5I3SpP3SjWLOcljJukvcn8LiWrV8Hoj2cOpnCHUgUjOuGwVjiQLGyJoYzrw1Ztces5KudMU3nqeol2s0izkK2ascZOm2QrduVeoZPf4yrjnVrznXo74Pf1cMOHxZGfdzbfbay/X1/5uLb8cRWwvPphY/3t6uovG+tPxnoOqq23a7KA7G7nJmw7VDs58YcA4VLNrXLdUXX6SaPlh+7CB6O1D8ZaXs4MfFie/LgFxHfz5a3Dx8e3H5+cPD07ffH92Yu7R69PD59tL1kV0nA6jUemqsRRf1x1dNW/+o+xC0G+JPxaf19EdD6XabOUpifWxzKsYSQKyhPm6gZxg3hed4e6e/gg4fRzfqt</text:p>
      <text:p text:style-name="Standard">TIhvO7yNrS4vqy4wZssaNWBRTDpBCJy0VJK8Vp4AqGGC7Xpy4WpQ850js14sbFYwGOb1FTu9SMvvU7AEtr1/DBeI7qBEMacO7VKxmKXk4VbSal7xZmrZQoJmwAeQV/<text:soft-page-break/>froMXPclDluzhILUutbFYazOiC+9nuthU/6ql+Pt/28Mvlxc+Xd+uq7tZUPKyvvV1ffrK2/39l6t7n5cWvzxczgYbXldq1przh1Mzthy6HcdCg2c5T7Rck3SrVHlWlnjeYfu/IfjtY+mmh9PT/wYW36w87qq8M9ILsPjk/uH508Ojt7dvfs+d3j16c37i1MaMP5fColIpSlEkdbzGbbX3Ndyv89alf8/vl2IciXhN8/9Nf+SUqK09WNcczsSBoB7gZz8/Rw8fR0cYe4u/uiEIDfTDGjIjG8RhNWrxG2pIp6jJJBc+ywOW7SoZ7NTVwEElyYtFKQuJqnXshVjlsVrUkRJVGUSgm5MZbRomB2xHN6krg9KbzORFZvErtHze1LCetU8xvlzLJISpWMUxDFMHGC7Ty8nY2zMDBFESH9uqh5q3I9N/FWpfFuo/3HtoJHfdXPRltfTfX8sjr92/riL+vL/7258svK/M9rix82V95urbzbWv9le+PHwZajBsdxnWWvLG3dkbCcJV/IiF62yDazVXuFSbcr9GcN5h/acn4cKH8y1fZmcfDjxvT7nbXXtw6B7P50cvbT8Z2HJ6ePT0+e3Tl+dXJ4MNSVJOBwSCQRi6NVKO3nW7Y+zyDZfm/l/4WjdsXvn24XgnyJ+D2//Mj+iWIHqH9VYQUSJsXLA+kOgbsj3V3doB5uGBScFeCVFcUqixeUJ3JrUwQtqZFdadH9mbIhc+yYVTVpT5jNAQgngrx3yiLvNylyohnJFD+rgFguoVfHOL0+ltkcz2tR81qTeB2JvBYlpzaWXSyhF0tCc0W0TC5RifdTBHkbWcG5EdRyCaMoDF8VRR5Pj1kv0Nysyvy+Je9hV/mzkeaXUz1v5wd/Xhn7bX32zfLko4meH/qbnk70vFud+bCx9PP64ouZ4bOuqu/bC+822W/XZu0UpS5lyceSeTP6iBVr7HZewkGJ5qjGdLcl+8eekifTba8Wgf5OfTjvXD09PXl4cueno2Pgj07OXtw5fnm0M15ZIqFSuVSaiM1NjovNznY4i40/9i1c6e/ltwtBvkT8nhP8eQbYZkmv0sYVSthUtBvczc3dBeK89ggC8UPB2Thfo4hepGBXqLnVSfzGlIgOnbg3Q9qfGQMkeMyqmLQqZrMTRkyyNl20lo0XYlBRgd46ZrCZF5IXQS6NoheJSBVSRo2CXRXLLJPSiqNpZiFRzyOoQwMVJExMiI8k2FcWgpWF+KkpWHsYuTw6tEYa2iBnzjnUx03ZP3aXPxlqeDzY8HK6993i0MvpnjvddXsNhdt1BdN5mTP5lv3myh+G2n/ob73bXf9jf+29juLvW3KP660HZWkbDtVYCq9PQZ/Qha3Z43YLk25WGo4bLHe7ip7NdLxc6P+wPv1+d+3lrYMnJ4DcswdHxw+Pjx+fnj0/u/1kb7XRlB5BJlNDCGEMtkahOO8//7F+w3Z1/sZ/gF0I8qXiF7yM5vMGtN1qt+QZNMWqKLqPp+f179xdIe7XPeAenr5IWGiAlz6CWqBgFylYZQm8Bk1Eq84pwT3pkkGTfNQSO2yS9afHNGvEgEcyCkLDYjhYX2kINpbkr6YHpvOJmUKSTRzqENOywghWETUzjKoMDQonYJn+aJa/F90HwcF6M/xQdF8kF4OQhfhoqdhCEb1Owe5MDt8uz3g0VPtgsO5+b9VPgw0nHWV7tdmrZea1CttqVe5obtZ0cc58afZuQ/FZV81pR9VpR8Wd9uK7LfnHDbYbFen7xdoli7wzltYkxk/owteyFQflqbfrMu90FT6ebH25NODkd2f15a3DJyen949OH52egQ+PTo5f3bn9/eKUQxHLJZBIISQ+lZkQE5Od47D+cXDs1fk5/xF2IciXil/L70ugnZ/sVkteuoYZjIG6uni6QSAunjA3d284hB7gncQlZscw8+SsUhWvNikM8NuuF3cZJP0ZMQMZkm5DVItWbIqgkZCeQSgEFokk+fmEYrw4wRheMCY8xC+GHiSh+CvowbE0nCIUH4nHCAmBQV6IQDTSHw4L8Ubj4FB/iAcOCSN4IxkYr7AAr3iyvyWMVBcf1m+QLxWmbVZkbZRnTecbJvPSxhyp3caELnNKszGpKS2pUZ84nGeeLrZu1RbcbC47aq84rM8/ay261WC/XW+9WZ2xmps4nCqqj8Q3SwiT6ZHr+eqDSsP3PcUPJlqeL/S/W5t8t7366vbh4+Pjn45B5Xv67Az48Ye7R7sDXcnhAj6FTifQwxl8RVS043P+bLni9z/GLgT5UvH7qRtjO79E1JLl3EloT1LGoqFQmCcM6gqBuXmgYRAK1kvBCDGLGTlSZmEspyqB35IqatOL23Xi7rTobn1kW6qoRMmTEPyCAbxwKNrT3R+FCPJGhvh6kf28aBh0KBbNCvDhBWFZgT50P2SonzfeC4Xy9PSCwrBIlB8MjnZz9/Xw8IdDA9DIYB802RfN9ENG4nz0XGJZnLBaKaxRhRXFcHNiBDkyYWY4wxjO0oUxHfLInBhRvjyqOF42mJc1mpMxk58FhPigoXCn2r5dZT6ss26W6WasyqG06E4Vu0FC6lIx5i3y3VLdrWbH/bHGp3M9r1fG3+2tvTo6eHJ6/ODk5PHp8XNQ+Z4evbu1v9XbJmczeeRQBiE0LJSXHKtwZNutln/n92r+6JLbhSBfEn7/mD/60mxAjB0OG4cRivDwhEGgMA/n/WUhWG85i5jMwlvFoUCFy1Q8UAI3aUStmohOkEjro9q0ERYxnYFBAWx9EXC4uwfKwzPQC+0Hg2DhMLw3mujrRfHzZgZiaFhfIhoVgkTg0Gi4m6sXFIKEOH9L+CHQGAQC/HU/BNILAqBG+6PRQJe5/l4xeJ8EamAcwT8q2I8XgI4IDuRg0VRvFM0bLQoOUjOoBj43mU7PjhW3mfUtBs1oduZiiX22wDRVYBizJw5mxLYnR1bFsKtlzBYFu0VOG9FHrBcm3Wgw3+2rfDzT+Xpt7P3e6uujg6dnxw9PT5/fOXlxfOvF0cHHm3uLDXWRDDqHSBPSuMJQdooqIdvxr9M3/uIO1hW/X8kuBPky8Pvp+TvH/<text:soft-page-break/>9pO6Myms7PtiSqlcwrYwxPqDoF5eAT5omJ5NFVosFXCskZRC+WsShW3Op7XlBLWqgnvBPxqRBnhFJI3HItCeMPhcA8IHOgpUFUPiA9QWDic4OVF8/ViB/hS/bxJ3l7BSEAoHA3x8IbDwL8P94QE+2J9IBA/OMwbCv46FOUJw6K8MUg0HgHj+qF5vigKzDPY093P9bsAT08yGk6AQ/FwBBnpHRYQkMgI1XN4WgFTL+KboiLKEuQ1ibF9Fn2nOaU2UVwUzXKIaIkk33R2cF44qUXJHtCGLTgUezWZd3rLH021v1od+7AH8ue9Z2dHT85OXp0evbp18OLm9ofD7dGykigOi09j0gKJ0bwwg0brsFu/2Dx4lT//J9iFIP/9+f1i1f3nJqrtX/uBnfzGx8qhLq4AK09Xd8/rLjgfNJ8QEEPFGSJomRHk3BhGsZxVoeTUJQqatZGtqWLg6eFUghcCg0IhPCEICBRIMFBSbyjCH4kKRMLpGC9eoK+IEMjD+RO9USRfZKAXwt8L5YeAwdzcQrBYIgbk3kgKFhOAQmMRyEAEguCFCoLDyQgYAwFhgbrY3dX7m3/6uVwPQqLoKBjLC0FCedG8AsQEYhKHKw/CJ3LoSi4jmkQ0RAoLVbLKlPiipFhTBFtFCogh+vMDvAQBKAXJtzpe0KuLnDLLtirST7tLnwD9Bfzurry+uf3q7PaL09uvb++/Pdx+ARR5Z7XJkiVihgLlpQQQorjCTL3Bbrf/cfbVlf7+Z9hFMP72/P5f+vsvfnOyHVJRBOTadUAi1NUD8BvojQ7FYaLo+EQuyRBOyxRR7VG0olhOcSy7OknUrItuS5MYwukkX28sCg2SYai7hy8S5QuH4rxQZKwPPcBbGIKVUoPUXLoQHxCK9eIT/Gn+PhSQS/t5YxAwJj6IF+wvwGHCCUFkLyTH308c7JcmDE0MDTFwyGmh+FR6UKQPTILz46HhNDRKx6Wn8+h8P1+2FyYiKFAn5CdSqYYwbgKXFU0mx7OZ+fGK9DBBajhfRiVEkoIYWB+SD0jgfdgYRI6c25chn7IqnFcJ91U+ne16tTT8YWfpzcHW66MbL49vvAEg76y82Fp6sDBVrE0R0Gk8GiucJYiPlpkzMkGgzmfcLH+cXXelv5fdLgT578/vBfuSX7PVqb8pKhXC1Q3IqOd1N49rgF8vaqAfB4+NJAYkcsgpXKIhjGyJotnE1FKVoEEnadZHJ3MIZIwvBo6Au3kgPSF+SAQGASX5oJiBPgJCQDQtJI5JUrFI0TS8kBAQRQ0REYPZgX48QiCXECSiEcXEABkpQE7BRRP81XS8PYxaF8cvl3E6kqMH9PIujbRdI2tLlhaEM+UE/yIJrzlJks6hJVIoSSyqKTLMFhFeoowxRggS2ewUPt8miVERKQlslpAYzMAHUv2xwWjvAJQX1ReVxMJ3GuPGraqNsvQ7vVWPJzpezA+831p4t7/55vbh66PDVzc2nqzNPV+fPxrqNcfFhuIJHDKLQ+OopTKryWw9n/61Wc1ftK6u+L3cdiHIl5pf8G5kOxy65ESUhzsKhnT9ztXTxc0fhST5efNIQUJiYCQJpwglpPCIOgFFxyPmyYEEh9frpHGheKC/AWgU2sMT1LBYBCwYjeDjsKKQAC7QWQQc5+FO90FzA/2iaPi4UIKchFOFhsSEBkfTgtUsijGcqeNTMkWMLBG9UMJqUvDaYjmNck6rStirjRo0yIcyEsYzEvqTpBYuvSiK26GJKYkNyxQwc+SivFhJiVLaqFPbYkTGyAiHXGbgC/Q8QYqQywzwowYGEvywgUikvxc6xAsdQw1qT1eO2NQbVVnHnaWPJjqeLwy931x8C/g93HlzsPlia+HB/NiTxYntzmatODIUT2SR2TwaNyFaav9Xx8/yhfpe8Xu57UKQLze/zvw5W62Qw9xc4BC4y7dAf139kcgQbxSXgOOTcEIiTkzGKRlBiSxCIouYKaKVqcNKk8RyJoEeiAEJsw8E6u0JwSGRRDQimhwYRwumI6HI//oH9L/+gfzmGyIKwQvwTgtnmkUso5BSYVRUmBIqNfJcMStfxq1IFJfGchvjhQNaSadS0KEUtsSHd6VLe4yyIVPiuDVlzppSr4xuSZENZSW26BXlCdLypNja1KRWY9JgTkZDenJRkipXITUI2NlxMbpIAZB4RlAw3htD8vcnBQTQcUHRDGK9Vj5sS1yrMt/pq3442fl8cfTjzsr7/Y03e2vP12cfLYzfneg7G++bqi5NFEVwaUwOjcujsLQKVY4j22L9svl8lT//J9iFIF9qfoE57PZwHgdy/TuYB8zlW1fIdTc/BDzYG8kj4ph4DBvoKc5XzsRLKYHxLFICC2+RsCwxnDgWgRnkF+SLxqKQfjB4EApB9oJHEfxUdFyYv7fvte8Q//wGff06DuYR6gM3SfidVm2enDNZa53vKp6udzSlyYbydZOV5k6jvErGHLMm9puU/f+fvffwb+PK8j3/h/18Zt+8btuSmJAzClWoAgqFQs45EyTBnHMAkUEwU4wScxSVc7JkybKCrZxlyaGD3T09b9683be7/8NekJIssbvn9X7Waks9PC7BhQJMU+fii9855557K1pzOFp7LFV3srfx/Ej0/Gjsi4nk+aHoiVTjxd3R00PR/fHWfcm2w32x9UTLif7IscHkZEfz7ubaWIk3XlbY4neWmLUurdZEqrUyQiOVmUiVS0cOlHvO9rbcnOv77ZnVHy8c/NcvzvzPW1f+77vX//2rywDe56cOPD6xfvvQ0nw6WmS1OE1Wi9bkMdrCzS0bxatE6tX639eu+3sO0za/P7ttcfIHzW+2/tzT47QYOdQCDhPwS6PkUXgMhhyGjDLUrJAaCMwqxwI6mUMGF+sVxRpJo1PT7NKWmsigUalE+CiXLeZycB5XDfEDJFKplZSpMJcEJpk0CZ2i4LOsUn5Xse3oaGQxUnV5YeDGsb2fHxw7OZ24tDp0df/uy3Pp/cnqa6tD149MXTkydefQ3huz/dcXBu4dX3hwdv3Ha2f/cOP83f0Tv7146Icvzj45ffDZp4e+vXTyxtrE0f7u0caqIo3aLEaMiMhJSD0btTISEkp4EMLlqzDcrNLa1WR/med0T/PjA1O/PbvvXy4f/+/XP/2/7nzxP29/8cfLZ789c+jR0dUbq9NXVmcH2pq8ZrPL6rRpDMV2V6K7G7jpDX5f7z25rb8ftm1x8<text:soft-page-break/>ofOL4ify4oLBSw6m8EuyKPnAwlmsDBIoERFRgKzKeQmHPVocAeJuRRSrxJt9BgqTYoSHVluMziUUpzPQXlcmMUg+FwHjgQJUaVKXK0jignEBrHMQqYZorf7jQeGwsuZpksrI7eOTgNUL64OXjs08dXRqStrQ5eWB26fWb594cDtiwefXD56/8zqg3Nr390495u7V/71+cM/vXjy3fXT/3L3s397evuHe9e/v/3Z//Hizv3Ty5/ODrZ4LZydO/P+y69z/vmj/F99LMjZRfCYEJUipLEELI5EABkJVchumW6uuLw7en998vefHvrj5VP/du3iv9/47IfPz3z36bFvzh6+d3j5ytzk6T2j8YZau8HosNj9RmtzSSgZj20uXHiD378buz8N0za/P7ttcfIHz29Pxue0CJgMLptLp7DydlHoNKaQy1agsFYq1mJikwy1kqiFxCwE6lagdS49yHOrLboaizZkUqhFHFLIk/C5OI9jxqBCGVSvQTqtRNhB1qrhUhmvWMotVYjSZfbBRt/F5cGvDk1+sTJ8bDR859jMV4f2XF3ffe3Q5L2LBx9+fuLJF6ceXz99/8rxJ9dOfXf78u8f3/rDN8+/f/rkhzvX/vT4q3958fjHR3d+9+j6//jmzq2js+fn+4NqjPnRR7SPdrI+2SnM2aVg0Q0iPsHlYBwBwuaqZQQpght8rgPpzmt7ex4fmvlvX5z+8bMT//rFuT9dOfvizKEv12YeHd/3+dz4mdHBmWi4NuDTyxUus73I5uiqq0unU4k3t974u4/yNr/vyLY4+UPmd0NaEgmf3ShgsNgsNp3CyN1VQKPQeWyWHBNpZRJCxLcoMKMMBuG0XgLbCbjaoQ1q8SqLOuy3VlmIoFbikEIGCaQRce0Ir9Eo7/VrR4r1IyF9yqfoMGPdNnmrUdJoEFerBTNdZeemU70lpnottByvOrc3cXIi8uWRvQ8vHrp34ej9z088vnHm0ZUTz6+e/eOjL//w6PaPL158/+Tpj/fv/P7pnX/7/ps/Pbzzw6Or/8+LO7fXxuc7Qm4hVUfNM7EYLgGrWMIrJWA3wtNBQpjBBCm5QaHQ41g4FDg+FL+zMvb96fU/XTn146UTz0+sfXfmwMODC1/Mj19dnDo30X9+avdAU2OxzWYglU6jtSxQ2BOPv91uus3vP45tcfIHzm8qEYsVee18BpPJZNGpTBA/F+RTuCwWKuRrpJgcFuqliFmOalGRXoK4lFidW19uUXhJOFXujQRN4UJTlxdE1Hi9haxQiDpM0tES494K894qy1SVeaRENxDQpN2KhJuMO+Xg6PGromY0rBfFDPBuv3Km2nFud+fj0wtPL6w/v3T4x1tnn51b+2pl7LefHf73Z3f+9N2LPz188IcvP/8/H9/89uyJW/vm/tvtiz9cPrbeWjrsVQ16VIMuddpGDgeMwyWWqFNZJoe0fA7O58NstkOndavIeHnhxT0Dt5bHHhyc/e2Fw3/4/MTTEysPjy58tTLx2d7BT6cGLu4dOj7a1xEqcRtNRrXOa3d3tbT1ptMb+7b/5LPU332It/l9R7bFyR80v9n1C+l0S10FxOYwGEwQORfk0fJzC1h0EEJzCBRRYmKFGLIqCQUsJGHIocJLLQoQQgeU4hqTvCtgDPs1/SFzxKtM+tW9hfqMVzlVbpqusszW2+frbHO1tqlS4+6gZqhQNVqkHSvSjQY1k8W6mWL9UpFh3k3O+xRLxZr9dbZzibKLPXWf9ddfTFddSVWf6yx5sDTyP766/Hxt4WK648vhxOm22mNdtdcm0ydSLScitadidYe7Kvc3+09Gyo9GKmfrPFOVjrhHaxaycQ5HyuM5lPJ6p3lPW/Vne/ruH5j57tzBb84ceH56/9NT+z6bGfp0T9/Zid6zE33nJgfmU+H6YFCB4Ra9saaiOhV/S3a39fcfzLY4+YPmF5xEu7sBv0opTqVSmQwWJY9WkEdl0BhsJksMCZUSTCrkKRBIDkM4JDTJpQEtXuvU1dq0FTpZyIB3BXSj5daUX9kb0ExX2SZLDfO1tvl622Kja7nRvdLoWa53zVSYJ0v1gOuZCutcpWW63LhSbj5UZT/V5LnYWnilpfByvffzBt+nda5zTa5PG12f1jmvdxRf7Sy/Em76tKvhfGfN5XjLlUTnhVTH+UTXpYGez0d6Lw3ELg51Xx2NXB3rvjTUcSRaDRAeKLYWk5gOEpgxNKgkO92ms0ORq7MDz06tfnvuwNOTa3cOzl9dnjo2nDo6HD/QH1tLhYH47u5qLXG6lVLSoNW1NDT2pDe2bH/DTb/gMG3z+7PbFid/0PxuSktlKIhBUDaABiE0jUXJpzNoLMAyn8ORoWIxnyuFBIRYhAkFKhSxy9GAGq+xatp9VrcCaXFr4j7VeI1zusY5W2Wdq7Ys1TsW6+1z1dbVFv9qs2+9xb+vxb9Y55ypts1X2xdrHIs1tn1V9iNV1jNN7ksdJV/Ga++kmh/1dtzoKLveWXonXvNlZ8W1zgpw/ctY6/V09xeJzi9SsS+Gej/b3XdldOTW9Ny1qT1fTY893rfnydr4o+WhW9Op870tKy0lcaeqTC52S8R+uazVaV7orPtsLHFjYfD+odlnp9durE6d3zN4cqxvLtI2F21dTHQuxjom25tbS4rcJgspkRX6/JvbPSeSb3ppm99/KNvi5A+ZXxBAx3t7+8pKiiBultaNEJoBQmhKAZ3BZHE5HJGAL+LxcASWikWokCcV8tWYWIcKyyzqWqfepxBXGvBWJzle65yrd8zV2efrHctN7qVG51KDfbnFt9LiW23xHmgPHu4uXWv2zVdbF2vsazXO9Ur74Srb+Wb/xdaiL6M1N2N1N2M1NyJVN7pKb7SXXGkNfdldeyNRfyfT+XA4dWso9eXugZt7x28uTN9eXrm5uHRnefHZkbXvT69/c2z+NydmnqwNXx+PXezvmK7xRByKIgmv3WkYrvYf748dSrbdXZ98dHj20bHFC9MDpyf71zLRuWjnZGfzcjoy2dYULimqDQTseqMEETfWN/T0ZF4v+E1t8/uPaFuc/IHzm0j39DTV1xBiCIMEdCqdkk8F/<text:soft-page-break/>DLoLMAyi8Xhsjl8NhsR8CSwEBHyxEIeAQtxPtsqF3vUuFclrTApWlyq3pBhtsG53ORabfGsNrvBsdbiWWxyz9bZl5u9qy2+g10lRyNl622B5Trnvlrn4Vrn8Rr7+Sbvpbbg9e6Kr6KV4PHzjtIvOkqvtYeudZbfiNTcTDbdyXQ9Hut9NDX0cGby4fLc/ZX5O0tLD9b3PT9y8Iezx384d/j3Z9e/OTrzdH30/uLAuZ7GE/HqfR0lg8XmgWLbcKVvvq3mWE/H4yMzd9f3fDE/cnQodmZqcKqzabS5YaSlfrCpJl1dUe/zBGx2t8Vu0GhjkcirtZZvdmts8/sPZVuc/GHzC/70pGLdnTq5hIAhBoVOLWBQC2jUAnpBPqCYTaMyWQw2m8GAedmtNlABj0BEGIejhAQmqdgml/iV0lafIR7UTdbYAbDrbf59rV5wrDZ75+qdM3X2uTqgy879naFj8crDkdIj3WWHWgqPNfqP1bnONPs+bSu81BX6PBy61Flyqb30Yn</text:p>
      <text:p text:style-name="Standard">PRta7yr6I1t+N1d9Ot93sjzycHn06PPJwee7Q0+/WB1a8P7f/d6RN/OH/qj+dP/nD2yPcnV747sfBk39j9pcHPxyJH4lX7ukLzjf65xuBolX+sqvDKnr67+yY+Heu5Or/7YH9kLtbeX1/dW1vVW1/ZXuSr87oLLRaP1W7U6It8/ng0kkolXgL8d13s+1eHaZvfn922OPlD5fdVbTWeSmTSCYdJL2SyaHn0/F2U7F6UVBYtn8GkcSgFDCaDA3RZyOUL2WyIxYY5XBGTRQgEegmmlyA+FVFqINq96oFyy0yDZ62tcF+bD/C73ORZaHDO1zunqqyb23cstfjXw6ED4dLj0coT4bKT7cVnO0IXwmWXwmWfh8uuxauvJmu/SFTfzDTdyrTc7Wt/NNT1cDj+bGrg0Z6Bp/MTL9YXf3f84O9PHf7ThVN/unDyd6cO/sunx35zavWb43NfH5y4u9D3+UTs3FDbqb6m9e7KA5Ha0XLf8Uz39dnB22vjlyb7r8yOLCXbB5trBtsaB1obohWhOq+rwgPE12nS6Mw6Q0mgsOe1U35C9xcb121+35FtcfKHx+8btxMFn41YMpnJpGrKQzIxSsulU3OoubsKKPl0ej6TTmEBOQaxNJPJ5jC5TGp26xseOKcxMD6fRER6idhFSkoMRI2ViAZ0Sb96b61zrdWXjaJbfHM11ukqy55q+3CpaaBEPxwyjFcClh3zjYGlpsJD4fJD0fKjsfLzmdrPehuuDrU9nE9/vTLwdKHv0UzPo72px3tTD6czz5fHni6P/u7o0u9P7P/x1KEfTx784fTBb4+u/nDm4B8+PfK7M2tAf78+MHFnNn1tKnJlvOvTkbYLu7tP9bXPNZadHUpcGEtcmx88P5o5PZoZb6/tb6nra2/srgrFqstDFnOlr9CmM6oJ0m40N9bW9fZkNrfn3HDTLxY5vxymbX7fjW1x8ofH71vxc2rj7rbxVLTLQBIsCp1FZefsKMjbSaXnswpys4E0YJlGYTDpHCadzQAxNZXFoDFFvGwtS4NAbgVaopXWWVUNdlWTRbq7wrLc6l1rBxIcACnwfL19T4U141WnA/qEXxe2yxNebdiprjPgbW5di0PV4VK3Ochun36gyj/dVjHTWj7fVn6yt/X8YOeF4fCV8cSX03135keerO19vAbi56XfHN8HyH1xdPm7k/t+c+bANyeXnx+de7w29mR19935zKWR9gtDbZdGI1enes4MdF8cT10YS54dThzuCe/LhCfCDf3tDXWF7iq3q9rlqHA6vSa7VqHTECqX3RmNRrNuSSRSbwzrLz5MG/ymtvn9GW2Lk99/ft+8e3fqp19482l8c7YkEu6sKS1m0xiUPGp+HnXXrlw6nV4AznPBUxp4ZNDYdCoDkEunccA5n8VBuFwS4rmUWLFOXmFQBJVIh0s5GDLMNbkWW9z72gr3tweWG11TZaYetyLuVkXcmhaTrMlIlKulTglkk8AWFDYhkAVFHHKZlMkgOHQFh1amk7fZtUPl7oW28rnm0KFY49FEy4WhxBeTA4/WZwC5359a//70/mdHl58fX/n29MrTI7MPV0cfrQxfn4pfnej+fHfXjcnUo5Wx84ORk/1d1xdGD6S7lmOt05Gmodaa9pJAkclY6fX5DAaP0aRXaAxqg1qubKyrT/f0bKk8b+vvP6RtcfL7z++bu0Zskpz6iV/w8UjHUmlwaWigLxTwklKMSaPn7sylUej5WZZpIAXOy6VkT/KzRFMKmNmiFpBgDhfjsSzy7N7sVonII4dbnMpMiXG8yjzb4FzvCK63Bdbb/At1zqFCTcanTfl0rUa8zab2y2C/Sm6RYSYcJSG+RoLhIhiE5dScfITDt8hkpRpV2GVJ+i27qwoX26sPRpvO9kXODcUfHZj75tjKsyNLT48uPT2y+PXxpSdH5x7sn7y7NHJ1IvHZSOeV0fDNvckbk8lbM303ZgbWo40ndqcXEp2DjVUjnY2xipJKq6WxsKjc53caTU6z3Wq0mgwmi9EcCXe/9knyFy9dbY7UNr/vxrY4+X3nN/lWwpt6S36Tm7czy/ZAd3c1N9SF/O7q0mIZJs35OJeWy6DlMykb8XNeDuCXWpBPB6kxeKRQGHQKk8Ng85hMGSyQQ3w9KvJp5WUmos2l2l1tX2j17e8MHugsPtBRuK/Fu6fC3ONRpTzqDrO0xSwPylEXiRtxiV4iUSMoyhEiHBGHzqPlM/gsgYQvMiFopVZdpsDiAftkXen+cOPFgfiF4eTN+dFnB+efHVp8cnjhyZH5p0fmb6+N31gcurkw9OVM3/W96QsD7Q+Xhp/v3/PFRPLSWHI90Qbg7W2oiVSUJRpr2kpLmoJFpQ53wGb3WB0Wncnv8lhN5urKqnQ6nXzDUtv8/uPaFie/5/wm324l2mLgcibWFWssD1o0agki5HL4XD6XLcjNKch2UVKzvVib/BZk+yqzgXRBAT0vn5YtUFOYICPmsVkiDluFIkCICw3yGjOZLDLMNHsOhIsPd5ce7i452BlYb<text:soft-page-break/>HANBvVpv65JjzZblCGd3CgRK8UIIRJKuFwU/D8LmPQcGi0nn8fiQzyBjM934ZIShazRpOktcs/Wlp5LdX02mLgy3vv1/vmn++ce7tvzcP/e2yvjt1ZHv1wa/nwqdWUyCRC+PTtwfSJ9c27g1uLQueHYbGf9aFtTk9/XXFRS6nRW+v1lXr9ZqQp5vMUur9to8dsd5aHi7DrBt4H9xeFNbfP7zmyLkz8Afl/f+COR2FjUCqLlWDIZSyXTPV2NkZpgW6E5oMGlAp6QB2VLVRQGNZeSl1MACAXwUl/xSwM4Z2NpKjjAOXhk07kcFo/LYKE8jkYC21S4Ry7u9OomG73LLb5j0bLj0fJs20Zn0UhQM1Skj9iJbpe63EBqEUiLogqxSA7xFAKeiMnk7KKwd+Uz8qkAYZlQ5CTwJpuxy2kaKgvMNVedTHReHEjemBq6t7zn4b7prxbHbi6O3l+bvL06dnN59+dT6eszvVemUheHI7dmB+8sjFyf6bsyO7AQ68g01ods9lKnz6E1uAxmq9ZgVRu8ZkeRy+O12gIuZ1dH2+tNnlNvDej7o7/b9auf07Y4+QPg981PZrbinIpny6zJnmg4UV/c21zaFXKWWrRyGOFQmWIepJQQLAqjAEBKyYpsQTbtpYFH6sb5zh15IBcuACDnUIRsQXaCicLgMxlSiKeRwl41Xm9XJoO6hSbPwXAx4Pd0qhpo8WK9a6RYOxjUpX3aBqsqqFO45DiIukHubJeK1TBkgDGVEBLSaRwKQ8IT+DTKLr9joDwY99t6Szz7ulouj/Rf2t371dz4V3OjX86P3luderBvz9fHFh4d3PNg/8QXe9JfzQ1dHkudHwzfXR27uz5+YjiyFO+Kl1eUu0DA7HboTSaV1qjWmzVGm85k1elNWk1VeWnqrR3qfnlsX9u2/r4j2+LkD4LfzfgwsbEbeU8iEU9msheaK0a7qtuL7EVavMyq00oxHqVAi0s1MhmfxcnmuQWMnJyCXCC++XTALDgB8fOuHXm7duYD8WXSsvdLouRTGTSQCzO5TAaJwVYC8ynF3UH9RK1jpt55NFp+PF5xOFp6oKt4qsI0XmYaLjZ2ulTNTl2ZRlaoxKrMymqTyiQWBlWKYjXpkkusMpzkcLV8TqvLNNfVNNNR31sWWGhv+nx86Pxg+s7injtLk/dXpr45tnJ/ffrR4dkXp5YeHc7umrXeXn1hIH6mL3x6JHJxJr2eahmoKo0Uh6q9vhKP32d3qQmlWWeymSxuq82i02mVilikO51K/VnZ+b2wbX7fkW1x8vvJ75aUd/NJ9u6hIGhOJNKpdLyjqa851NdYHDKSxRpZqYEE0mmWY3qZWCmBxRAQVmp+LuU1vODI2Zmfu6tg1ye54AQoMpvBBcE2OAryKLR8KofBksIiJSLyauXVDlWkUD9Z752tByocWm4LrHUE5xs9Cw3uPVX2lF8bDxhbLIoWh6rVoao3yYs00mqTtsWu66kINFj1jTZTs8M4WF003Vp9tD9+ZqxvqaPpVG/s0b65+yvTj/fPAnifH1t5emzp/sGZewf2Pj46d3mq92xfdG9N6GgqvBJtmWitXE53REqC9V5vtT8Q8vpLfEGjxuB1uK1GY6HH7bbbaqoq+zKZX+r2ZP9L2+b3HdkWJ7+X/L75UXxZm3lZb86e9qRinQNdNQMNxU1+Y6GWcONwd9DWGTAU6QkbgeglkFYqxvg82ub80Ub8TNkoPueAY2c+kGBwhUnnZuPqXBolh0LPp9HzqGwaTSaCdDLMRiItfmOi0Dhe7Zyqtk83uhbbCxdas3cwnK1x7C639IfMUacqGtCHvapYwNjkNdRaNO0efazI0u01TDSVT3dUj9eH1mMtp4cSl6YGTmeit+cnvj68cGt+7NmhhRdHl58dXbq9NnXvwMy58fSlPf0Xp/qPDsTWYu2pYn8k6EtVhnrrKwr1ulKftzTgC9idgF+31eVzegJud2VJsLKsJJ16c2+69wve1Da/78y2OPk95PenxTPJzc/nqyw4sVloTQx2Nw03lzb6TLVeY1At6wxYI0Wm7oC5UCVxKyV6LLtnjgoR8uj0gtyC7JxRHp1WwMzK8St+s2kvjV2QzwAnlDwaNZ9KyS0Aks1jMBEexwCiaK2sxaVLF1nShbqpeu9gqXmiygaS4skKe3/QEHWq04Wm/jJ7lvHmkianplSDJ8s9I41FyRLHZHP5Wrxxf7zhULLlRG/n5fGeewujj5anHqxM3V2ZenZk6cnhxXv7Zx4eXjg33ruWDq9norPdzTORpsG6yjKdpkSvr3a56oMBr8nodzgdZnPA5QwFS1Sk2mq0WfSmusrK9Bt70705jL/wyL1h2/Wrd2RbnPw+8vvWx/Iny7ZKggw43DLcVtUEMlCryqcSdxc54qWuQjVSpJLaJYhNhikhvkYMGyUoxuMyKbTcnfnUfCYlL6u/m/xuNkgDfqlUJpWS3TKLulHOolOZDCpDwGKTiMhIoMVGRZVZ3uHRhN3KuFczUmYer7COlFp7AsY2iyLqN8aD5m6/OVHq6gjY6u1G8DXSVx2IBG0DlYGZppKV7urDPa1nRqJXZ/oerI0/XJl4tAqS34nHB+e/Prp8a3nywnjvpxMDPZVFCaC2dRU9deWNHqeLJD1afbHTGXQ6/TaHSa0tdPsMaq0cl+s1ekwsVcpVka5s2vvTfUHfqjq/LwO5rb/vyLY4+T3k9w35TbyuOW8uFUyG2wbbKuvsmnqX0YXxas1kb40/oMI0EN+nlbsUEpcKV8FcEmKbZAgh4vOZLGouSG8Z+TnUnB15AFLA72b+S6eymEwWhULb7PGg5NNoFCY1n86kMDhUOi4UGAmJVQbX2NVNdkUyaEz4NAmvNl1kjvgMiWJbpAgwqy3RyYt08kqHscxiaHCbm12GSNCeCWWbJ/fFGg5l2i9MpC9MJK7OZr6cHbi3PHZzfuTR/tmnhxbvrEweiDUf749OR9uCBk25w1ZiMRaZjKUOp9tksRnNXpvDa3fpVbqSwhKZRCYWoogQgSG4prqmN5PO1vBeDdxLUN4n8U1t8/<text:soft-page-break/>vObIuT30N+t6hvtuicSKbTyWh3Z7KppsVjzBasjKoyNZYu9zR7dHaZ2KvTOhW4k8QsuBjnMgXUPLlIQIKPO4fNY3AYIHjeWZDzSS6QWoDwrg2Qs8sM6cz8fMrGrndU2oYQ523UqCl5VBaVIRPBKjFsxcVlRrLDa67W4zUmeb1DU2tXt/jM9W5jkV4Z0GudGqWZxP0mQ43HWWM3hIs8sULnbEvFerz5QLLteH/35b29F8biV2f7bi7tvjSWvj67+4vZ0SO90f2Jzr2ttbs7m0qcNpVEqsFwn8Fc4fYFLE6zxmQzma1Gq0FrslmcKCIRizCSUFaUV2YymUQy/nbB6rXsvkejuM3vO7ItTn6f+d1cjJ69j0AqkY6FO6tL2wJOGyb2KmUOqbDda0pWuF04XO1xeLSkls+qAGqowK0oIqZRUTZHicISPo9NYbCobFoufRfgd6MKDfgFcpxd6U+l5+YVMBksGiW7cQdIkEGmnLOLsguE2TkFHBoD4fBkQoFegng1pIvE/Dp5wKBwKqQuBV6oV3o0CqtSrcQkWkJmVikLzWaPgmgp9LT7nMPVxavxlpVY875U+4nh+NH+8KXpzOczfZ+Opk4PJc9NDe5uqun2+yKF3lKrwaxRKeRKpVyjlsoLLXaHxuwC/xhNcoLUaUxWs8NksIjFWH12e5x04n2d8N1i2/y+I9vi5PeS39TL8d9AF4hNOpWINNf21JdWGBRWnFCLhA6Mn6nw19iVLrmkwm3Ti7mlWlmLVRH2GkBqXO0wkiKOmM2QCQSsfAqLwuAyOLQCet5GCWvnJ3nghEZlbtal6dl2aMYmvwDwXTsLdgLGd+bn5xaws5vgcRGBABcJlajIrlFocVQvQ81yqV6KWkhSgeIohMglUhwRG5UqK0m61coGjyNdEZyNNPbXBPd01Y+3Vc3Fms5Mpi/s7TuY6R6qL+9rqAoZDYUanVMu00owOS6T4Qq3K6AhNSopqSO1BrXBoNXr1DqtSiuT4Hqtrry8oq+vbzNs3ub3P7NtcfJ7ye/W6lU6Hku31bcXOwJauVEilXPYVUZyqNpbaiSKjGobKQlZlI0OTZVR0eDQletwLyE2yFA+jYJwODwag5ZXwGdzWHRm3s48EEjn7SygURkFBdTcXZRs8TmXRisALL9s0Nq1AW9uDiVb46KzCwpoPC4f5vFxkUCBiqUCgVaGKTFEDsMKTCKX4EK+CBEhGIwC0BRSQofLPBpVldPcW1caLfOPtNYMNVeNdtYvZcJ7u5u7SvwetcKmVllUGrNKq5bJJQiqVupwqVwpV6tJnZrUahUah8mqlClMWqNRp1eSRGN9bW9v75tTvdv8/qe1LU7+xfl9Ocw/rfFNJpOvW55fNvamo91tpUGPGjfJMZLDdkuRaLG106/zqJCQReuQI7UuXZ1d69Op5XxGkRYvVErtSrkMhlkUmoDNp+fTuDQmj8FmFNApuwryNuaP8jcaobMRdXaCicagc17zCy6Cl0CCTAWJcx6dy+ZzmBweiwVxuDBPSGAYwhdIYTEKCVEYEfAhPlcI3sNicjBESkoJi0ZnVSk9WlWFy14X8LaVFtd4XeVOm1ur0eM4AYtlqFSCSGSYjJQpIAGMinEJyG4JjVqpN2pMBo3OqNUpZaRerXE5nOGursxPBau3VvW+t/Cmtvl9Z7bFyb84v5sfyZdrfJNvXk6mNraDSadSkcaaCpvWhAjkTGqpRtodNLX5zU4Z5lbhRSZlyEi0eox1TqNcCKkQGGh0g8tqw1ATgUPZEjONx+SKmFwOhQ7x+LQCSl5O/kbCm71ZYUEuFQALEKZRWWwWf7PNcpNrZpZoFuCXxcyyyQDyvasAgC8UQCIhArhjs1gwDKOoRCgAFIOnfASWyAmVTEoqCAWOSQmJTIpIbEaLQkLIpYRIICJlShTBxaiMzYUEAgSEzeCARSD+Vuj0VpDtahRZco1AhAnCpDe0t7b1pH/KeVNvhyWp9xjhbX7fkW1x8i/Ob/LNNUZb53yB6qR6AMZ1paUarJBEq0zqSMjd4NGZxHwtBBeZdEVmVUgnbXEZvGq5UiSyKEiQnPpUpEsm1fAZFolIxuex8gokfCHC4QrZLG52Jx0ml8Wh59NpuXR6ATNvoyl6U4J37sgD/GY7pfNodBprc5kSg84FukynM7PtW7tAtsxGUZzB4LLYPAiChUIRLEL4XIjHFkglcgyVwSJMIVeDc43ayKRzYQgVQZhEQvB4ECqWIDCGYQSDwYcgDIYwtUInhnEYkWrUervZ6XV4dEqNy27TKNWhklCmpyfxZ8C++fS9tW1+35FtcfIvz+/rFsBk8i8AnEhnkqlYTUm9RTnUWFZlV7uVcr0E1WOwWSL2alQOGVxjkrU49VpY6FTInTq1UorKeGwngYY0WKTY7lMTGCCXwZSLIJmAL+ayYQ4bZrEFNCY7n8GgMAGtOz/OoWy0SW8QWpCXu7HYP48KXgLqzGLy6DQ2wHmj2YPGYnJ5HCGHA1GprOw5V4BLZJBABAvEiAgDhwQjMLFUr9aBCDlvZ74UxQU8oUAIiWBYgkn5HD5JKCGhWILJUZEUhNwyqQKXkiqFym60eu0ug0qj1agsFkssFku97ZbUeyy4W2yb33dkW5z8HvD7VrdkKrG5h3H2T3adYDLdk0oPxsOxqmCb32aXIXoM1eOEiZAbpVKSyy5RID2ltiaHRg8JfRqNGeSRCIwzGV4Z3F/l7fSoQmaFiMmBOXyUxVDBEOCHEPLlPJ5CIEC5XC6NAcLpjR7Ln9Y45OVQAJs5OQDnrBCDwJhO44BzHlcEQM7eapjBB4eABxXk0TExLhLC4BAjUoCtGMF5fBEhwa0ms1AAg9gbBNU8jgCIrgSTScQyBELEgGNUBpgFCCOIWC5TaZRGILsGtRYgrCZIjUpeV1ednS16WbNKf8j8bvdP/py2xcnviN9Xo5fcUph6JSWp5Fv/evXWRHwj5wUZXxqc96YTPfFIR11FtK6k3q2tMCuDRg3B5yogSCkQaCGeRypqsasyZY5mp94qQc1yuQJFFCKBXyGtNSsa9JKo3+JVE4y8XFQohrMr64UqWKARcR0EbkDFWhRWihEBi12Qk01saTTOzp0FuTkgIy6gZGeHs8Ez0FwAbHayKZ8OQAbn4GAxeHQqm8AVIBhn0NiwEMTPQiEfQREJEFaBUKxRaXQaHYfN57CFIDtm0tkILMZQgssRkoRCnE2TlUCFSblaQaqyTRpGp0Vn1iu1<text:soft-page-break/>ckyukis9buebU0WvOjSS71uT839g2/r7jmyLk9+d/r76mVs6+94SkTfrVRv8ZvUmlgIhc29/pqepotRGyIIaRavP3B10uCWQh0QNCM+MCv1KaZVZ1eLU1piIcMBSopL6NKRGgmFCvl9FdPjMbozT5TFW6UiNkKfGMYjJkwqlSkyqFHCMMNenkNmkYiuOWGWoRgyLuRyYz2czOZuLHbJHfravciMLZoMgebM6nS1SsflsFg+cA8BRRAqugJSZwxaIIBQ8RUSoSIRBIkyn1vO5Aj4PAm8DL4mEIGzn8XkicC6TykBcrVfpdGqdXKbU6wwWg9WoNtlNVp/DYdHqTVpde1tzOp1+Y2HvT01WH6D+bvP7c9oWJ78LfrfsmZH8c/uza6+iZ/CxTaeS8US4M+R2qlBESKPiHLZfS9TYtWXa7FKjFp+pwqSodega3aZqq6ZQSxggdlCB13mtJhkq4TI6PdYGG1nj0NtR2E2IgxoiYND5jRYlJlNLCbUIMsB8BwZ7CMwtRzyE2IZBZiliUeAyiA+x2Rw6e2N3LCDHdAaDDWSXRmVxOQKAc3aqF0GFQlFeHpXB4MCwGKgtAJySLUqD5BcFeS4kRAVCVEmoWHSWGJGA3BloLoiQQY4M8mIQY6MiWIniFqXGqNDq1EYFqVTJVXql3qTR6UnCYzTHO8KDvZm3Z3sTr/V3m9//5LbFye9Ef9+4YfSfsfoXL758IRaLdLY2pjobInUhpxxFGRRcyJcJ+CqIm6gIxoKOegvZWWgt1GABLWEnML0YwgXZmxmVGbXlVo2DQJykuF6Ld/r1DoUUY3H0Yl6dXVui15lQsVlOkGIJSJxVAr5VLHJL4aAaC2kkhTJRgBQH1LhbiekwEcYX8Dk8oMUsJovHA2rLB/zCIjS7UxZbQMhIkQgBSspkcEQiWASJNzUavE0kREQQwgdRNCpXylUojCIwCsDncyEhT4QIYSkmQxFMgWEmGenW6M2kmpSQiEgMLhKYHJyrJDIjoUm1x0YyQ7FY4o3EI74dP2/bpm1x8jvS3zf3XN9Yf5BKvHqeeHXEk9mJzY1N6bKam4x0tDdVRVuqx6JN6bqSOrdZTKdiPJ5eglmkaLXdUJmdKsJbfaYircyAISSMqMTZfSD1BG5VSEHY7MPhVhBR67Fau0YOwBeLjFK0UCn3a3ALzAoX+eQIpCGUHpXRIBIECbhEBdebi</text:p>
      <text:p text:style-name="Standard">bBT2WjAqvSSegtRqpe5lRK7HDOJhVqRAGMxEQ6Pw2DBApGAKxTwRGIYFSOYWIRxWHxUnL2rIcSDuUyBgAdz2FyAMEmoAbYSCSbiCyQwCkOIEEIYNA6OyYAca+TKkMVSareVuVwOrVYKY1IEF/FEpFQhFiAEghXZ/LHq8GxmcmJkNBGNg4Ak8Xod1hsMv//2Br/b9auf07Y4+W/kdzOJ/Uk8t+rn1kuvf/hPCpKIgcfspzGdSvWk0xtHqieTSvdkf3CiOx3vGk5FOiuLmryGVp8hZJArBTyUzjbLZNltqTR4pdNQqFEWK2V1Vp0Fg9UookXFGrGYhIQ4l+ZXoGGPrtOpaXLoQIKsEAmdSoWFlCtFwhKlNBW0DdeV6KUwKhKb5HoXqSglsUajrMGAxt3KtEedCRq77PJ6PdpkJuIB8+5yb8pv6/Jai7SkQYKQCEQiiAwWy3ECICkVS1AEFWc7N4QQTyDiCUlchksBs0K9QgfzIBUhNyjUJrlCLcUVBEnJZ+BinJAQUhgpd9tiNWUdFWU6gtCQKhmKyxCJiCuQIZgcRg1SdaWjJFHZtj40Ot7XG0tGE+nUlvpzMpl8PR7vrW3r7zuyLU7+2/h9Ce9P56/qT6/+u+TLV5M/vbwhG6l4sifbAJlKZgCtafByNB4Nh9tbulubIi1N3S1Nseb6nta6VGNFnc9SYlaWW8gaq7zSKAvpFE6Z2KOUGjAYKsjVwFDQqHaRwkabYqI5lKz0VLp0hXpFUKdxkYRPiYGYOVWoixdayo0aKYMByA0a9EaCwHjsepuut8Reb5ZVOQ06qZzNFOjliiqlslEjiTjlvX5Nv1c97NMMB3RDhdo9VbbpavtSg+dAR+hgtGqluyZRZK8xqepseptUrMIwhYxExVIIQgDCCF8AuBbRaSYcD+j0qACIMqKSK1WYPGA2VdjN4coSh1YlhWBCiPIKmDgMt9SUdZUVV9odWhzXkEpMCMtECMzmGkiVgZDb5HoNRIx0JadaO1eS6fFMIhLvTiYzP2W+yVdfpMm3BuB9s21+35FtcfLfwu8bHY6v4rjXMvvTj0i9EobXLyQ2NrxJZxuoIuH66upQsNCmU6sliALm2+QSMy5WwDxCwDRgAo9KUmHTVDnULQFTjU3V5DS6MFhOyXNKxQ45rkVFMj6zrdwfqfTGS53dPmOH1xxU4S4S9auJYoOq3KKuNBAdLn2ZFnfKUAMmdmk1BhmugWGLVFxqVSYqvTVWhUnMDWxM6wiFSKXBXq2Rh+1EBsDr108V6faWGFbqnOttvn1tntVWz1q773B3yalUzdne1tWOiqnaQKbYXmdR6xGhFpepJFKCz9dAghKdslRLhlREnVlXrCY9gF4UkaGYQ6+rCfhdapWQTrdq9OD9BoF4tL4101BbYjX59QYlIkYhGOZCXAoDJOYAcL2UNMt0JB8vsfvPL60+3n/o9qH12fHBWHf3a7++KmO9wch7adv8viPb4uS/UX/fnM796yWonyzbt5zuyfSk4l0tHfUVAYuOgLhqTKxGUVIoUEFCE4ooeWyIxRSwOQIOT8hkSvlcn450EagLx4x8VrECqTIQRSqZDhZoUVguYPkNyqBB7SSgUgNea9c2em0OJWGSiXUSiIR4JIdtQRArJirUkwGjWothUh7PgIiaXdZKsyKgI2wSkUUiDOjBSzi1gKmSqGrstnYb2evX7S4yz1aYF2rsa03uA23eI+Hg0XDJ0Vj56Z7as+na87315/obT/c1nsk0rHeW7K33N5lJjxRyS6Bqg6zbrZ1vrRgKOWJu9VR94XRbZTTkrXCYHXIJQacSIBJAxVUWY6qydKg4NFddFwl6izTKWGUVNzePS2WK2BDKhSGWQEDlKhFCwsFUYpUCJhr8oXMze+8dWL6+b3Flz1gy+VYf5d+e+PxSts3vO7ItTv7b9PdV5vWT9m52F6R6shILnqSSL5vss6WpRA+wdKSlsb7QVWJWOUhMzmPJBUKtRAq0iRQILRLMReImDEXZgFwen8XnUBgiGoOEIC0CS6j5frmkHhDq1pcaFYV6JSHgcfJyPVpVY9DtU0k6Spx1Ll2dU2/<text:soft-page-break/>EYJWYr5ZA6mw5CzZJJcUmrVeF+1W4kstw4SjIlBtt2laPRYsIVUKBX0WUWvUOUk3dQQNRtFWpb7M5Mh7NaFC3WGFbbXCtN3kOtvuPhItOhEOnY5Wnk9WfDbZcHm67vLv96njn9YnOzwYar4y0Xx5qP5luXA9Xns60HI/XHo5Une9rvT4ZuzqVuDab+WwqfX48dWyg++xY5vPZ8ednDt09MHt1evhsX+pANHxlbvL68ux8NMLK2cWi0iA6n7qDUvBxDsaBcAEm4aEygUyP6w2otlBvX+0fPpjq3dMdS0Wi6be+MV9Xs95TgN/gd7t+9XPaFif/f+c3ubElxmaPYzqeJTmTTvemN9LcRDID3hvrbK0L2stNsnqHsslrcOBCLcSRc9k4lyMR8tUw7FOTbgXmJKU4n49w+bBAxKWzREyWDoW1sMCKYw4FIedztIjAjAqNCGSW4UCddRgcrvBXWJQBEqkwyL0yqMKsqjKpS5SEDYFlXK6Uw7ZKESfGq9BiIE3u9OhbHZrs0gYSB7EuzmaHDBqXTOwkFfRcGovDlyDyCoOzz2udKjIvVlrWG11H2gqPR0LHoqVnE1UXM/UnYxXn+xqvTYSvT3Zfm+j6am/k1kzs+kT3jYnum3tj4PGryfjlwTaA843J2K3Z1K259L3VwSeHp+6tTzw4NP3k6OIPl0788crp56f2fX/uwB8/O/Wvl8+/OHHwX65/1uTx5H38sYDJpHyck/dJPn1HPkRnEyIJLpTIIFyDagwSowW3ulWueldpNFjb1xQGzo2lEulX35LveTfHtv6+I9vi5L/C78tS1Zsp78u8Kxl/vfVhlt90T28yHm2p7WiuTna19kQ6MvFwZ31FZ1Vhf2vlSGt5Z6GhyaNt9ZvqXHq/BteKBWohxyqFzFKhVY4RkEACwxgigbgCEYujRxE9hqhRBITTfDYHYtKcgE0MdZHExv3+4OZCx0BLRazUla7wRIstqVJz2K/r8hibHXqfSmrBkWINHis0pIsMg1WuFocqpMX1sEAJQRoxqoYhnxIvIaU+qdiAITCfiwgkGqmu3mwbL3SvN7j2N7uPtBeeTlSeSdV8mq69mGnISu1I+5XRzhtTkZvTsduz8dsz8duziVsziZvT8Zt7Yjf3xr+cjN7cE78DyF3sfbg68HB95JtT8y9OLT4+OvOb8/t/f/HoHy6f+ter53747NiPnx77w7kj35xa//bCCZdS+c//9M8wm0P5ZEf+znz6xwU8ClPMFUkFmBT8VpiagAgtarQo/TqVt8ZWNlbTujg01JOIbpTxk28M3Nsh9V+bWU8mk28VId+5bfP7jmyLk/+6/m4yu1kweXUl++ytXSAysWhLqdOnFrYWuTK1gVhDcW860deb6UtG042h4abCVIU9XeGMFFlb/cYWv7HeoWr1m4t0EgeJyAUcjEMX8zmwEBKwuUIGQ8LjI2wun8kS8fhcKgNis3RSsVWCAlV1q2VyLiOgUSZrQukqfzhoTITMPaX2WqfKgHJAbhvUKkMGRbNLlw7ZO1zqTo/BgQkJDksBwzaVyqVU6BFID3HL5GhvsTPit4d0KiOuFAqlWkITtruXKj0HW3zHOktOJ6rO9tSdT9de6m+6sgHvNaCz0/E7s4m7c8l7c+m7c+k7M6n7Cz3353vuzqY2jp77i72P14a+Pjj24ujUN6cWvj+7+u2Z5d9fOPDDxUM/XDj648XjP1469uPFYz+eP/z8+OrzUwd8JPG//2//xKez+AUF+Z/spH5SwM6nw1wIE2LSDQmWQlKZSKFSeqWku7mo8dzonqP9Q8vDw8lkLJF4owD9erRef+duHcY3T/9+ar3N7zuyLU7+W/T37bnc1MZdd1Mb9xCLt1cWVfus0fqSsc6K/ipXoqqwpSzQUlZY67E0OTWZcud0d3WsyBItttfaVJUWMlpiixZboyFLs0dbqicrrSDRQ2AGm09hCKlUHGTDu/I5NIaQI5BBGMTiibk8A4apYYFJgqj4HJSW2xJ0dRU5UxWB4YbSVLnHJYO1Ql5ArQ6ZDEGD0kVibpk4pMJDcrREJbdgiJWQWmVSEwqr+RyziN9u1+6udERcylix204QEBuChTKf0jJTX36orehMrOpsqvZspu5iX/213R1Xx7tAtAyk9vZs8sF8z8P5nkcLffemU/dn0g/mM3fn03cAvHNpAO+j5YHHq0MvDk9+c3z6u9OLv/10/Xfn178/s/r9mbXfnN3//Zl9vz0Hrhz57bkjTw4tPDuyWKdT7vinf87bla8Uiqgf78j/JI+2M59D5SB8McoTSwRSVCjDRIRM6RKLrWKmtMRc2OmvWUoPz46MJv9sI53/hf6+upra1t8P37Y4+T/g99WriVfYpjaKU1lw40AC0qlUPJrsbB1KxUfinaOdlZESR7vf0l3sbHTpgwpxtNjV4TOlyz01eqLBpql36Fr9ljqXttxANjj0VWay0igvVkqdOKqHEQWfH9CqtSIROyeXS2dgIjEhwjCBGOII2LkFCkigFbDLjUqfSuIkMQAjEOV6r3061dTfWFxv1RYpZS45aiFQgxQ2YaIai6FGR1Trsh1ZVjHPgYsCKrzBZamz6EoVWMRrDHt0LpTtIHG7XAvzMClf0h0IHIzUnU40nE/VXRpo/ny4JZvn7okCeEG0fHeu5/5s+uFsz8bR+2Cu7+HSwN2FnrvzPfeX+u4tZh6uDDxZ2/1s/9jzw1Pfnlz89tTy8xML351a+s3p1e9Pr357avXbkyvfnzn44sT+RwcXHq1NpP0W5scf/+rXO1AG0ygSFfxqB21HPp/CQniwWIBKYALiSoR8lC/EYb7Soi2UoBbwFdgV6ojVdIz098dAIL1ZG9rMYzb2tv/LQL/+/n05rtv8fti2xcl/kd9XF5ObN/3bfNvGfaITPZme3kxvpiediHZ11Ve3VIYqvNZSq9omQzSwwICKnCDB1CqCelVIrygk4DKdtFgjCRd5IuWFDUXu+iKPX6PCmUwpi65H+G65xCmXmKXiQp1Ky2epeczsEt2NNQAEJAIfXz6Lyy6gInSKl8RqLYoAiWhFfBlfIIdhhEUvsSj7W8oW0p2RUKDObS23GUJmvUeBO8SCBoOi0UAkih0dAUtbwNJZ5KgwKYvUcpcUs4nhCr0qUuRrKSw0yxQoX0QIRTaZLFoamOuqP5Vp/<text:soft-page-break/>3wofGMsdmOy+8ZE5MuJxP25PhAqP1joebrY/3i+98lC/73ZzMPlLL8g5908Hq0OPtm3+8XBiReH9jw/NvvixMLTozPfnVz67vjii+MLz08sfX0cEL325NDSg317r02lB8ucSG7+xx/n7PjVf/FIZQZIxPx4F8qFEB4E8xHgAx4botGy656EbJFabrMYSyzqYFd1uqMyPNYzPNjXF4vHU8meZCK7TgkEQ6k3B2pj+u41yYlXVYyfZo63+f1g7a/wuyVITr45Q7Fh8XQqloiFm+tqygN+l1GnwSAln2GTCvUwW4/yEQYN5gowgQjl8iA6Q8bjqYW8oJqwiNgBDV7tNGsQCBWCqBj2mcx+i8VIypUQrBMjCkiI0Ok4i2mEBQ5cXGjQyCGIECEoH4LZXDGHCzPoOrHQJUOMAlqRCvOpSZjJ5FLpPBpTRKOqRdxio7pIp2oP+WO1ofFEx55U52R3w75M575U21x3/e7WqkaPudphCllMRVab32o3kcpik8kqFstYXGZOjkGC2SRipwJHmUwLjlVYtJnywrWu5uOZ7kuj6a8meh7M9D5cyDxdGQD8PlsaeLo0cH8+8wAwuzIADqC/D5b7H68NP14bebo++mz/+LNDe54enn56aPrZ4dmvD88+Pzb/9fH5Z8eWHh1efHhg7t7yxLnejpEql4zGzPko7+MdH9N+vatUTSoYNA6VLeQIhSw+i8bnZjPj7I49XCpbici1Ur1EoKorjzSWdsVroivjc32pTDTL8MZ378sJgY2JgY3d7gG/m+dvxc9/MbR+/Zafle9tft+Rve3kNzog/9IQvPwCz1q0u6Olqtjn15OlNr1HQ1oVspDNUumwBvQqp4pUIdkFBYQIxfgihM0nhVChXmdCBF5M1OKw41y2iMfDBWK1RKbFZU6Doa60JORwSjkcCY8ng0QKGHaplEA9nQqZmcBRNlvEZKEslh6Bgjq1XQLj1By3DPEpJTIOk1dAoe7Kp+XSIAZXwuMKKfkSDkuPozKIryekbqOmwmvrrAw2BexlFm2l0+LRqAMWi01jEHFFbJaAyxKgHD5/V66IyuRTKSaxuMqgT1dXmDGJmMkiRECOIa0I8at0zU7XaGXo8nDi6dLQk3kA79Djhb5nq4OPQba7PPh4ZfjR8hAIpB8sAZCHHq0OP1oZBir87ODE4/0TTw5MPTuw99nB6ScHpp8cmn5yeP7B+vSDtamvZgZPJhqHKuxKNqfgk7xPdu766J8+8kjE9WY985NdYh4kZPILcrK7b7HAb7czn59XUGyxm3CNkIGp5G6PsVQn0LQX1iyMjI0P9Pek48l0OpXuTWf3Gcp2lm/q8Kvg6S08/+OG6eSfJVH/f2yb33dkf07oS2//pe/kl6FYth0jmYlF+rra000VmcaqrvKSEpu10GSudLhqfD5wOJSKcoe92uc14FIFBLlVCiCmQQWWKPZ5pbiIzRXwBDIBTCJiJSJRolK5CA4Y9CGj2k5K9VJMLYZVQr5JAplRoRnmu3CxHuaClLZUr/ASiE0i9KgIHQojNCqW3b2KxacxIBZPxOJL+AKUL2BSaDs/3vHRr3b++r+CY0fujrz8nbnsAjrEYFM+2sXKozLyaTs/yf31r3Z+9KtduZ/kQUwOwmSqYQRhsHgUGjjxyEmfRqtExApUSmJSJYoJqTQFlx+QyUfLSy/0hp8v7X62NPLNvtFna8Nfg8fV0YfLgw8W++8v9D9Y6H+4OPBwZejx6vDjlUGQBT9a2/1k3/jjlbEHy6MPVibvrUzdW5l8sDJ+f3Hk8kjkWKy2v9iq5nMYOfk7P8oBvxh/164Or6NYQXB3FfA5SHa7PCqHR+UoeMJivc6pUHl0dlKsMZKexlAbdwfNAGHzqZ5Tk+NzANmOzmhnV7SjK9ndnQx39idjfYloKh7pSWd7V7PLRZKvvqn/w765rZ+HbX7fS/tr/L6xsO/lcj9wpAG26URbU1N1KOQxGk2ELKBTBrTZ6Rg5n28lSKOEcGt0AZPZp9OXmAxVTktrcWGNy9FREggoJMMN5ZFir5TFFAtEQjYPh0RiLg8XYRBbAE40Iv5AQ9l8sr3aoXUpMCcutmPCKrOiwaKMBsxdXn1QAbvlcJGeDJo0KjHEyc/n5FOhbKelQMrjC2gsMU+EcHgiLo9aQP/oo9zsvuu5lNzcgoJ8Kp3GoBXQgUZTPsln5lEhDp9BzW41mbuLSsuji1hsMYct5XClHD6XzuUyOEB5ufkUABSHwoCodAdJ+sHfS61OVobO7O6fKC26kIw/ntv97b6Jbw9Mvlgfe7Yy8mTfCJDg+/NZeB8tDtxfHLw73we0+MHy4P0VAPLuB4sj9+aH7y2O3lkYuzU7/GBx98096XO9TUcilUmvUSfk8PIKcv/rrrwdBfQd+TJK/p6mardESs+h0vOpYgEqFaABrdZFqhR8sVKEy/lkuCbqN/kQOkvO5sx1dF3dO3VxdHisqW2kNTLW3L6cSC9F48vRyIH+9NLgQKy5JdoVzhKUiMWSsXhqo/S4UX4EifPmJmMb94XbvDnc6yT55xHibX7fkf1FfjdwTbzRZLuRPMVjkY5mn0WthCE1gsgFAiMuqbaZKuw2u1onQ2QSmNAQWi2ukAkRPU44SbLKaqwwahvdztagr8XvqjZrSnRkGYj+BDylWALeJkdQIdBNDsiRaSGbocamSZfajw5HRlprwsW+dr+zyWXo9BkBvJGNO6E45CjBZ6McDsxkwQwuO58OsZgKGJJxeUIGh0NhC+jZBfYABWo+Iz+Xlr0lSgGDkk/P2ZGb8/Euyo5cgDxjV76AyeazeDkb21tR8ugsCkMC8msaTUQvoO3Io+eCn8PF+SJWLkUGo4RAqINEaqHIgKIWRDjSWH16uD9mce4NVVwb2f1s3+yL/eMv1iae7Rt9sjr6YH7wwcIAkOC7c/1fjMW+3JO+vzR8b2no/uIQ4PfR0ujd2aFbMwN3ZgdvTfd+NtB6Kl291l7S7dKahExBXl7uRzn5H+czdlGgPKqJz5vraHZjCExjKFC5HFMhTK6AKcCFOMGHwxWN4ao2jAsDft0yfL07ejAVvzYzdiLRN1QdHm+M7K7v7K<text:soft-page-break/>toTZfUzrZ3Hk5nMuX18YrGmVRmqbdnoju8uzM8Ho8NJSN96UQ8FttMlzdrX28E2K/WoWzr7/tqW52cjKdS8Vd3cu/Jam4qkYm1p9tqwzWhMpfZoSTcKpVbpXEr1R61xq4g/1/23rPJkSNL052fcXeazRIpoTUQQAQCiAACWmuttdZaI5Fa66zM0rqKRdHUZFNr0cNutmL3zN17P9wfciPJ1jNru2s23PlSx8JQZZlpBjMHHn/f4378uBQARFxQyBcL+CiNwubQOefd4WgcJSj2azRJg8GDSjRslgsVRZToZiWxnI+UfTbcLWMCGGICPAqTR6Iq+YAFgdUcct1tGAQd7YCz4ra7ZRKHROTBRAEl4pVCNkSgBFgCChHhAagAlvBFEIuHSydAIaNcLotApE0TATIVA9gaEYgCHNLc3MzU7Mzl+akLs5efmZq7OA1QqDqxiEckzjxzkUGkXf7phWd/cvHST6fxZ/7yHHN+nkuYI124RMAd7PQcxjrvSwkQiUoez6+Uc2Zn5y88K+bx8InLhoj9YqRr9w3dkRfWFr66vf3NTZzfzS9xSK8sn5vn06VPDkc/32h9iPN7ZfWzk5UvTla/PF75Ctffw6WP98Yf7Y/e2Wy9spB72Amf5FxNi0zPJfPw+ebZy7j+Ei7PsYmMuX++bOGxrzVLVpDHnJ0HqHwpXyqB5eQ5atobeHx4iDF5fAqPcGEqaTO8sLHedLliEnTkDEwixUEgPwjnW/50wx1fCKe20rmVcH7iz+6ki9eataNSfjcVr6jQJZ/xZ6uD2xurg3671e+NeuNBf/gP28l/mdj/ptz9f3vn6Sm/P1L8wyD3v+e39z3G+Ot5+6l2vRB0hFQiJwLYENAhRSxikVkMe5UKs1gEUGg8ChXhAkpECrAAIYRyWQCLysHFQgZhMqFUCUlMsNgtFVkFjEnMvZRwplSCzVIs7bRrEBnCBbkEkpzHxU04QiUYxZAWBDAa1S4W2SWSiMGIO0Y7JrWdN82QODCxR4VZ5BKZQIDLt5DFhTkAnroy5gksIgknl3p5WsblhDUKjwTySoQqgDP/k2dmn3mWNDXDnCfK+ICcy5DQCAYhnzE1zZqbg2hkLpHIo9DIl2fnn53iEikwmWwEBSiFjE84FhFoEoH4HyMUgg0+b/ox99OfigVCMQDBDJZGwK/5XWW7reX2vL6z9ss7e7+6vfPLW9u/uHbuoj8/Hn96OPz0cPzJwcKXV1a/Pl3/4nj5i8PJ5/ujz/YGH+/03t1qvjLJvzhI3qn7D1P2khYxcelCMmn6mYuXf3J5/uLc/MV51jxVMEfwwoKTciqnV6JkmhwfUoE0ZvKfDNbuLC3HNEY+kXfp/7pQDvueP9iDZuY9YmlGoVsOpffStbuDxcdLy7f6/Vud3nMLK/f7g1e21u9PBqetyp1xYz8XXg+Zd+L2tZC9ZTFvVusr43Gj0+7+zV7/X/n90/dj8Jetxf/ddgFP+f2R4t/xe54Pfb9Qiatws9coVmLeqs/SCdom6dBWs7jeyO50S8uVJP4s5KPdqD9nMwTUcrMU41BYfDZfgynlIjkMSBViHCCxgCWUMtluRHBcT+/k/F6QtBSzxzQSmEqVQVKzTJtyeTJ22/mpBKFAIxLh+SZjnihls3xabdRgHKTTFqnUpZDbUJFTCgc1Ut95VZVQ</text:p>
      <text:p text:style-name="Standard">RCGKcNll0DAOhz47Q7p4EaEzFVy2EQLQ+emgTJw1q4NqhUEsBilUuYCv5HNRGhF/NCDPJIExLlvKpjvlqILHwjgsiEQCiUQ9wAlj50d3FSyamEzB/9iCCHwqqUHAkTMp+OyBTw64gitFiJjDE1AYJqGw53emMOVrG/v/35vPf3Nr59u7u7+6tfnNjfUvrix+fjz68mThi+PJVydLX+Gm+nDy5cHw8/3ep7udDzabb6+VX51kH7cjN8qeg6QjLYeMXIaUSmFemuLMzIFEMmuWQJ+eB2lszoVpOw+40a5vZZNWGD1oj85GB/VQcz03WMu0rIiOO8/qJHO7gxFvnuzCVAWjNSPX9iy+vWjuTr11vVo/LDT2i539YuOoUr8/GD+/sHx/gBM9eNCvL4YcLggwc4GO0/dwef329vYET5O67b9n+E/rXX/anfhb/f1fRvgpvz9S/Dt+B+elVL3BuNsZVgtL9fRGM7VSCC1ng+NMIGXTJq26vMvSiPiaYd8oGdmtFY6apcNGqR8NxU1mPSrTIjKMj+jkZpgrFfOlEJ3rk0m3CvGFiLNlV1+pJzNaVMNlKAQgl8SUAUjU4kw73VGL1avVi9kcPC2lEEgghaSHALcUTZrNrXgiZbNmbaaq1+aTnZd/+KQgrrB+DE7pML8MsWJijE03QYBfjsgo8zoey46JFAI2j0TCBJBGjIqoNB3ANQkFCj7AJpHnL10SshgghYAyKUoeU85h6yBIyeOKaWQdm+6A2AGFyADxZVyWVghImVQTLPAqpRqA5VVJ1SAXA3hGGe4cuCo2dzsfPSlGb9VrHxxufPfw5Lf39399d+fbW1v/cn3tF1cm58/J5Ovjha+Ox18eDr/c73662/hou/7OWvXtteLLC+lHrcj1onsrao2iPAuPrmFRUTJBSprHbbOYQGDOU2mX50EiE6ZDGjZwWq/fHY0frm6GDH6DPBjRp1v+St2fDWs8FV8mavPqJUqMDbqEEo+An9Mo9xPJa4XiSjDecSdzlmjJXS46Kw13ca/U38k1+65Qx+XO6jVGHt8ACB0iJKPEJ6KNt05ODiaTfqfTPe84/beHQ//qoft/Kf54yu9/dfzDIJ+fJhoMx7gE10qthK/iMWftuobPXHYZqkGXWyP369RemTxoMDgU8qBCOQiFhuHgRiHbi0QrvnDK6XdqLCqBGGJAEoHSJMRSZtN6NtF2GaNK0Vo+0Ql7XRKRWgCI6DQFn4+wOCgXRAWoy+BQgyiPwuAxmBwaA6Ce34+gAfkYnVl2uRZSkYV0eDEbW8qGV7L+5YSr7zd0XKqwhBtSS8ImnQ0TyzkUM8R2o5BZDNJnphkEMofGZJIpUoCv4vOlbDZIo5Gn56aemZ59Zhqk0DQQqOKxTDAfYbP5FDqPQBLS6AoeO66TexAQoVIpF6ZJF6ZxEeTNE1V8QCPgKQCWERWJGUw5AOCCjnE5brlkGLRtRyK<text:soft-page-break/>P+/1/fXj6xwdHv3t4+Pt7h9/e3PzmbOl7fhfOaywPBl8edD7fqX+2VftovfLeevX1pRxunh82QrdK3pWALiRm2vg0HZsmo5LlZJIb4Jm4LNqlWYDI5pIBCU+eMPvPBpPDRrvhDvaCqYI9XPclut7MUqTW9mW8UrNTYtQIZAICG7w0ndPINpLe253Mc/3Ga2u7+7ley51PW5MJS7rsKHZcua1keyNW7/sz7UC87Ql6xHKMTDdxmM9N+p9dufLK8sb1ydrawui8c+/3dZmDHj6l/7CI+UNZ119q8p7y+18cfxre85fh95uDnXG31cwlUx5bPepL2wxlv2OQCFR9DjwDNUpRi1ymh2ATiulFIodInNXrvQicMBq0kEiDKK0Ko8/oitt9ChATUoCCxT6IhBJKWcFibKeiRinGp3LkArFOIlOLxHIeRyPkCxksJpEhZAmy7mDIYhNxOec3cjJ4PCqTPjcrZTHMAPukXbq92M+Y9RGtqup1doPOBZ9x6FS1XAYbIhAyqGIOG+Nx5Vy2RQwLiPNcEol0eUbAYkshoZgF6EQSNpE0e3GKMk+hEum4RYfINJNQJKZQ2DMzAJEw+9MLs5fmKTMk0qVphE6TMmggiUy7TCBdwh8ifZbMnifh3oA2Ozt/aWb+4ixzdg6mUgASZfq//QSYnc4abCuRxB/un/3x/uEfHh1+d3f/17e2fnV17Zsri18fj39xPPr6sPfFfhOH95ONykcb1XfXyq9Pcj8bZR63IreLnhWvNiJmOUGGEWDJqBTBxYtqKtGNQGquUEASwFxF3JFZaw0TNq+CJdwqNd7e3fr5/uYLk8GrS6uPBssvbOwsJnJRuckjVnqkSEKFlnWyrkO9mbDfrGbWg4nNRGvgSK1Ecv1QZCtfPi00jwutK6Xmcbm2nIgPvJ6KyRyTy6tWY9Oie3N7+5XtvYP66MHSzrW11V5v2O2N/v2VGf9Qnvc/Bfkpvz9S/IXf3vlx+8GoXevlYo2IpxpyndcPa7GwDk1blVEDZpfCXo08aNQ6Maldgrql4rxRh/u0ICLyy2RiOhug82GOGBNpdBKdQWYxS002sUzNAybxeNntg3hiBgNhM1GACWukKpdW51GplHwAZXO5FJqYwyr53cuNcsRpQUE+CopYJBp5Zg6Yn4/I0VHIultJbNdLPq3JgGjdanNYpU2qlG4RqAP5uBmGOedr4MQLU7hWwgw6m0jgUSgCBkPM4yM8oZQvUmNyNpnOpbJ5XD6TwWKQqDCTpQAF1OkZEZXCmiNSSSwOnUOeIlIvT2PnXpomZLJ4VAaDRGdSmAwyFaAyeHTW7GXC7IU51uy8hEGXcgAWkQYxuSIqpxeM/fLm6Xf3Dr97sPtv9w9+e3v7N9fXf4lL8PHwm5PBl/vNT7drH2+UPt2sfLxZeXel+Poo/co496gZvVPybYeMSREzKGKbAQZGIcKzMwaAE5Qras5EPdqQQ1otpFVC0vlL8xwqtxKIPxpP7jV712vt43r38db+C1tbrx5svHGwc7NVP20m13DaMVHfZalbNTEM9orlFlC9nWm+s3Hw3t7mc0v9l9fW3tjb//nR/ifXjr66ffrByc6jQfVqMzcK2csWTViu3CxUby9uHjfGe+XR5mhthBP8fafQH2qq/7I5PPgrzX/+wf8Y46f8/kjx5+E9/2wWhr1uPp60qCM6WcSApayqYcI1SljWy8HFnG+xEFnInfvYpXxiGPdtFKI3eqWTcvK0luv7XTG93iBGZXyhkCOEmKCAJVIJVXGDxavRWaVaMVcihDQCQA1D2vNaS6FMiyqMqELBFyEMNsKiyQGGms/I24ynk3HaFwLPL9lksgjzCJUWwBALl7Rdju81iovFht8YDFiCIZPbrzJ75dqgRhcyGFRCRCaUoCDMJZIxHg+iUWUAwCeTAQaTRWFwiFSEzVXAoIDNEHABNp1NnSFRLlxSCXD0iAiFqOBDHCoTZHGETAF9jijhcSyISCngwkwGn8Vm05kMCpVFpnKpDD6TS589510NCTQgKGZxQDpHxOTH9Pb73f63Nw++u7/zf9/b+8Od3V/fWP3N9ZVvzxZ+cdT5Yrf2+Vb1080y/ny0UXp3Of/WQublYfpRM3K/4j9J2KpyIIly7Ty6ik5W0il2GFxMZI/qq+1oS86WUqeoTAKLQqQR5yn4e7W98YbJVbP6fRqPWeWPm5MhlXsULp5VuweF/HY+U3HaYTIZTz20LFbeYE8bvGmT73p75fFw6Xqz1QvEBqHCQrK2mq4/HK+9srF1q1HfSCY7waBZiEBEnhUxPb9/9YtHj66ONyf57snC4rDX+b5pKI7yX/aS/nZRevA/w/cpvz9W/Gl4u+1hq9nOJdN2bc5lrASd5aBlKe8/66XwZ68WWs37VwuhlWxoORvqx92jhGcz5781yF9rph4s1HZykb1qdqWQGieDOafVKZOhLL6Exi4YrC5EGTU5xVwxg4VgmE0ls8MCpRBUnK8PUfH/IQo2S8YgupWIGuQ65BKnXBO3xWyYxaVUueXioAqTkubNfHbWoDaCQrlA6TQkJLDBqHKYFU6PxpEyuYJylUehBhkcsQASsdgSFkstAMVUuowLzFy4RCVRcKj1AgDPAjxyCXNmjk1gUKeJtIuXVHRizaFXcxi4+vNoZBaJDLGFDAoLYDAsKKIHeSoBn0umMck00ixx7vL87IVpLp4pU1i4TPNpLDkP0EJCkMHmkFiUn8xWdLZf3Tz+48P9f7uz84dz/V35zdWlb89GvzjsfLXX+GK7+slGCX8+Wj/n981R8me9xJN27EEtcCPrHOrhAsr18Gh6BllFIweloodLi7ulYS/U8GMO1vnJDCou/YRLBM4UYZJM3hstrEeKFUfRqk45rSWjKuZWBfvhUsOdcaImHYSK6RwhietCsYAELZjsNsRoxFxFd6HhSGYNYbfCb9dG485S1Z0dhdKLsXzG6LEiCguiMCFqG2ZoRnKPlrfeOLj+yv6Nl7b3dyYLjXarNxh9vzPxHxw3/ss28VN+/w/HD8M77LZ71Xwn6RklXKuVxCAbbkRsk7R7s+DfqUWbIXvSps+6bSm7GX/<text:soft-page-break/>16ZQZm7kXdA5DvtVYYKuQGsaCS5nYJBXZyEbXctHFdGQcjaynooOA28EHs0aLFsaEkBIWmWQym1Rq5bFlYr5EzBEqeJxeyFe26bRcigbADS3Ao7MRvjqoC9d8obxFb4cADZ4CC0GETNIjCMQUKsVOkzYiF5vsarcJ1ThEcg+qsMKgQyzyKhQBk55PoSIsLsJkiOl05sw86cK0hM4oOowjv203H7eLeBiToQf5Pikcl4kaDq0H4YNz02IWm3x5mjpHwlGlzhBkPL4a4MrZbN4skTFNYM6RyNPz5AuXeXNEEYMz88wUjrOAzhLSmMzzUw9U9jRhORb9fx5e//2dve8e7P/rna3vbm/8Hpfg0/E3h92v95tf7NZx8f1kvfjRavHdSfbNYeqVfvLFXvxu2Xuv5NlyYmUJ1w+wzAyKikTI6EwfX7tTMvhrtljeFGZM0ymzJOLFy0oeL65VLSUDH984eWFpbRKsF90tn6Psd1cd2ljGketF21lTJmeNB7VWFR/VALALleo5gEEggygQ7sN74dJRdTyINRKecjLcLcd742R7p7KwURrU/emEKRAxu10ak05sjFkTk3Rnr7L43ObBz85u7K+v97rt71tPd/+M8N8VUP8v8/u0f91/ZvwwvN1mbXnYGuSjo7SvErBGzeqAGk0b5H4JP21TqQUcDAAUEKQV4SqJyABYx0ejKo0TlERlSg+K6UCxC1MlzK52ILacTGxlo+uJwI1B7Uq3cFjLruXSVlQm5WMIiCNo4QAyCFSoYIkNxkbRSNVn8Ul5IZkI1zs9CHFpNBAQuXXenCNacXnTFrMVlYAkMmNqRsRm6SSYSqR36ROtVGeUr6+Uqm2/txtwr2Z9e6XotWahEXJZFHLm1KySycSoBIRK4k7PmEQiNZdpYBGv9Yov7kxqDkPBKA9JIQefkcTY60mHgkZG6Cw8EWbOzHCIZOrlGeqFiwoOS0qjKPHken7OIhZZpGIll6nhci1ilDtLmvrnC6RLlyAqhUMgM2Zm8YnoRr/1r3dPcOXFJfi/P9j7t/s7391c+/Xp+F8Ou+f6u1v/DOd3tfDBQubdYfqtYfq1fuqlbvy5ZvhRLbDnljVlQARkW5kkI4vhQBUP1w6qes9OtvT67kHL7Y5p9TGdJiJHfGIgrZc9XOn94sHtzWQ1pY2bUL9JEbLKvRZIVzIFF0Olqi0eVHsNsA4icXR8UE2nxDWSqtfe9Ht3CvlXNzaOy62UwWeXe3ymeNAYLbjSvVB+FMrH1S6jWKUQogpAmjB7b60cFj2VkDk1Sg9+fv3+3b3NfrvbPc+DcSEe/uClO38uuHyqv/8lMRhY8XGt5h3pYCBk1LjkqF0m0QlBBybK2fRxDZZzmb1alUkmt6o0AZPFo9W6tbqQztjwOdM6XdvrS5sdFqlWCys0kEqPavRiRdZiH/o8j0ed6638WTN3VM8vpOLdeLzgClhlekSo5nOwuM25nEqntSq3iDeO+7rRoJTDZcwS2RSqGAA1Ym3QkU0HihaVTcCG6AQKeWoOzzpx2y0FQaXY6DHEesnqzeHoare9lkudDCpXOpX9XHgnn1rNFyN6o1eOJFSisFzow0QohSCmUWwSUUCBrqWjyyFP1aj+vpGs1iMCPSKRVQhYIHbFYTSDXAsitEoRmEI08pleMb9gUgUxkR2BTEJATiejhFk5naoDuCI6CaJTUTZLDXFsGGwQ8qNy5Jc39/94e/tf7+/+G87vva0/3Fr99ZXRL486uP5+vl39bK340Tj1wSD5/jDz9jm/iZe7iZc68Ydl345T2lYAcYjpAWhaBsOB6Z7fPjrNlr+6ef3Lm2cfHu9spSJdtzUlF2d0Sp9SGZArrzSb12vt3WRtKVKpWILjQGo/V7zRaPz8cOeF9fW2NxLAdC4J5pMIV+KunbRnJxds2LSTsO+s1XhhbevOwtoolh8lS5N0ZTlZ3MwWrnXbi/FYWq9v+Tw45jdq5Vc3tpfyS1lfo+LJ3F3cePNw797u1qjfPb+M+Lw+vvt9ie1f6wb+/O9/sC/8lN8fKb7n959yceP5JQVSxIRKnCqtS62OWbTNkC1rUddCHpxfu/L8VFHIZHZrcH61frV2MR3Nmwz9oC9rs3r1ZqfGFLT6Eo6gWWZTCbVmEbaUiCxFvI+Wx5vZZNluGkZ8G4XsMJko2lwRlTlrd7pk8mbAuxAKx7UGCY8PsgAKmXl+mo9ARfkSUGiUqcNWW0YmNUFcmDFPBalckEpViAVsGgdgYg6FvxnINfy5VrjYCIQWYomhP1yzuEMKQ0hrCMglaR0WVQgdEFNCnlPx+TwSjXJx2o1KKwZTTm/2SOUqLsAm0JlzFDsicgroXohh5VEtApYDFRqEgEPIrZiVEYTnhNhiPAcXwW6ZTA3wJHSyWcS3Y0IRjc6embPLBFYxR0ycdaLQh9ePfnVj97ubm/92D0+BV393bfLtyeCXh51f4P55q/Lpcv7jceqjUfq9YertUea1XvKNQealVuxuzrlhQ5sybgyk+wQsPYc/yvfeOry+E4w/GS8+XNi41hvfnQzH8WTGbJMzufSLJO4sO2Nw7sWzb69s/OLs7MXFyfVK5ayYP8okXltd+u6lR1/dvfb84ujBYv+snTspRzajtvWI9aiUKDpMdrksoLFMMvUHy7svru+8sLz81tbWzw/2vn7u9tePrv5ssXOnljvNZQ4T0Qe90XFzy6cJ+dS+QbB6vT364Oz4pY2trUZ3qdsdjs+bOPTPL8T5+yrL/0iEn/L7I8UP+puOaIImrd+i99vMHoPOrsBiVm3VY82dp71WDSzUiFFcgnViiVqEKkUSDYSkLAavVJrQqF0yDBNAckisQRV2hcGr9YSNgZw7MEplcI/d9AVxgZ4Uy+Nkqmp3NH2OtVxyu1zcqRXagcA4kbIgCpABwYCUz4bEEMJng4SpOQ6VQafyeQKtXhvwWcJunR0FxAwChU2kcsh0JonCo7IsUl0rWbKr/GLQDkM6PhMxwFq/xBxUOAJap0uqMYsQj1zikgiNMEibmpu/MEuaJiI0ZtliL9r9aoESZIi4DAGXyrCIhAk15oBYebPWKQZV55VXoILNckG8kJBdt+m8uHkGuAibJaAxGDNzjEuXZUw2xmGJWRSMTrMIOBGdRA8BPhn25tbSdze2/nhr/btby7+9Ov7t6RDX3692619slD9byn26kPl0kvtgkntzgCOce6N/<text:soft-page-break/>zu+NpGVigEooC9dfJ4dmh+W7vb2bg7Xrnf7twfJ2eUkNaSqBjJSnZZGFAIPPmGfBLDhpdOylio87o/cP99/e37rTa9/otlfS6Zo7sJqvPL+88d7e0aPFhdN2dbeQvNWtLXisBZVcQqbxSGwRC7ZiloDCfdRcfmF9//HK2gsbe6/uHn5+8+zjo+0HjcJmODYKp9q+1CBc2aj08bliKVS83V382ebmlebSONnBs5ukMzjuDzp/rc4a/IOP/luQn/L7I8UPw5uJhtxamceodOtVZjmmFkJuGZI2qoIKJKhTiJk0CY8n4wtkAoFCCIk5HDmH61fKnBI4qJQ6MYmAyuIzQYAJwoAI5ohQjsgikvVC8WE42fAltEKNQqhzq539ePag2S5Y7TGN5qRdee9kdyUeU/GFYr4C4iqEfEQlUSIgzGFyiDNEgMJSCdFmPL1SrEcNLp1Ex2EKZi/PUWeJXAJJSCbWvI7dWnWx1LOqYmpNEsMCSswZM8ZKpnjNkwubQwCZD9PZEjpdyuKRLszM/nRq5sKcgMLA373hC1VDBZvSpRBr5CCiAfhFp9UngRV0koRKpT47dd5+mULXcJhJFeoTAWYBlzk9zZgjcCl0/Fezz1xmzcxhXCaPTCI+c0knAK0ikDEzzZ4jlE22T4+2vrux+Ycby99dG//myvBXx/1f7Dc+36p+tlr8ZJz+cJh+Z5h+o48/qVfbsccl765LNlILiigrKmSZGFSPzLY9vLZV3+jFuwahJWqryGAXbmI92rQItEggjRZVI1yhTaYfh9NXCtV7/ZWdTDNv8PiUDr3YBFKlKkCXN4SWwrWqJ5txh11yg12kyGrNSakigKpUPKlWpHZp3G6Vr+zB8Vwv+XNBXdCvCRSd0d18dTEQDaA6NWiQw1aX0netu3qzWTuplt65cv3B6l7Gnku4a614V0YFWk7/zmTx+9Zbf1taORj8u9LKp+tXP1L8MLzpcEAvBh1y1K3GdIjAIIYSRnknaC47VP2YK2SQJaz6lM2YdpjyXjuuyEmTZqOQXEh4BxFbK2CzomKEK5CDIgkHEvMQJo3HJXNcqMolRJIma9gStGjCKsStgs0Bo2+QzK+mEuuJ4Ercd6ffvNLpogCKSEwoqBEBcpVEw6CyyUQqbWY667DenAx/truznq+ZRCoUENLmiaSLUxCFYBEJcJ4tEHBtsrjRWLSZkiZDRi4PGlSBjDVcMnlrrpxN7sH4MhUfUrHZKJtDuDhNJdCp8yQ1wI1o9WGNLe+M22UWI6ZXgCIdCIWVSnD6kprH48wR6QQilUQmXb4MUYhC8rwG5AEkEnVqlkOmChhsHpVJvDwF0JgMAuPyszPTz0zRLs/T5kiUKaJwjn5Sq//L0eZvry3+8frk99cWvjnuf33Ob+XjpdxH4/T7g/S7o9yb/czLrejjouvEr1oxiHoKflbEDAiYRgYtrAv0yzvb/eOgKQ/xTBF/Vy0P+4yJUW4xas2Y8SlWqofYCEAT+eTGpsXWMPnz+mhAGcSEFqXUpUGsesQU1wd3ykudaNuhCjrVQYvElDb7RsHoQjCa0JhMqFon0eqkJqPEHrZk1+p7tfgo4G649NmuvzwJ5uvOhEvuNiiCPlN6klscJ8pNj/vmwsrRcMOnjbn16eXGhh1RjO3O166dNpuNPye//b9fjn6qvz96/DC8xUTYo0JSJk0n5m7EHPWIfa0UXM97JnHTbjXQDBrKLl3Hby05tOfNGwOWuku/XwidNWKnjfD1XnolH1rIJTpRf95mSVhtKlgsINM1XEjPFThEEptUhZtbFLXrlH6l1MbnSpNG9/3h4EY7d1ZLHJULJW9Yg5mlsB4G5Vw2yGMJqHNk8oUpo1BQsumvt2vvnZyctdrNoLcUcOsggR7ieGQilDDrVqIZu60ZKwY8BY0iKIRsNLZWwpfFlYaMyll0JjWoRSZU4A7fLpVCFAZ5mojPDPTZeQ0AKTmCiMbqQswIoGTSQM48w4VKzHyuhEzQCCGYxYI4fIDO4VIYMJ2OMWlKAZ9LJIo4XBEXEHH5nPODkzQhg02dmSdcwl0BhUqkcikcNoFpE0k/2d39zenKH65Nfn82/Oao9y8H7S/Wi5+tFj5dLnywkH9zkHmtk3ih5LsZNezYJWM1WEPZCYjh4THsHO4gXovbSzvN3eXiplbqr6fWDPIghyaN2pIpS0oKW0CeFmKg3DmuliOYhPynteorm/sryVrYlLDrYy5d0KZwOpWBhr901N6s+HsxZzXhKTtV3lYgvRzNNGw</text:p>
      <text:p text:style-name="Standard">+NQ8DmTDMk4I0McqUlezJlWK/Eu8Xo2s5T2M737teG4/DhaQtGbUXcv5W2JYWsxCzxNiMVYqeXMaVX62M/QpNVq54vL48PC+T7v99PdY/Lkc/5fdHih+Gt5lP9BLOTsRcdWnaEXvFZxhELBt533LStl32N4LGftzTDjjGycAw6e8lAqO4bycXPKvH9vK+s1ZiELa1w+6237lXy+6UUxuZRNNlawecOYvWiwi8UgQksxlkUATqMKldocQZ1JYsnrbb+WhxdKVdXUvFau6QUmwAeGKADQmZPA1fYIFhE8BdTsdvLy68dXb6yf2bp73GMBFMmBQaDktBI9vx7x8bt9oMKaR3O/NReyphCfgNgbDWtplO3O7VX9nbzvhSbDoq5YqsEGzgg8wZwuyl+dkLM/w5qo7LXU1G7/QneCKpg6UqDlCw6q+0ii4Y0PD5KJMLMTkAg81ncqQAoOJxcI+BMpkgjSFkcUTfN7MlXZrhkehsEo06S2aRmWQikUNlMklMkMLcS+X+5XDrd1eWvzsd/fbK6NuDzlcbpc/XSp8sl34+zL7WTb7SiNxLmI9c2JpZ3FXy8yJGSEDzgiwTjfJ4/XC7vt4LlY47OwFjOu3v6MRmIZ3fjWWPmwseldMkNkVl5qhUNQy4nyw3X1xsfX71+KzSLdiyNlXUqgrpETtEU0gZkpoz2vZXcMU0yQNa1KHhyfJGx0I4kTLacVtilkgCCmXV4dwu5l8/3LvaXi<text:soft-page-break/>u7+k5NIe/IbicbK9FSwhg2SjxmRThgz1uUbrvMsVRcienCw1TjZLDol6uyevMHdx4Mu9/3avkrv4N/3xv+Kb8/UvwwvK1iupdwD5OuUcrfirnKQVsjYO5HHHWPoRG0+rSYQya1IohHpfBp1XaFwi2TlW3GlVSg7bHsVjKtoKsbi7SCwfViejEZ6vvsi2HnUTX1YKmxXwruFCJBlUwDwSCdw2MAGKw2YraMJ+lVGOrucNRgG2Wyh53OKFVwKU0oS2iARCWnOaqXicmzcoCnFMotqHm90L65sLhaKq5Uyim7Xc3lGIUQe36ePkcWslGNwlmL1a8Nlp9bXr7arBxXsyfF6Cs74xc2NyrumF4oNQsAHYcmJBJmf3Jh7tkpyjM/jWsk60nXo2Htyah1o1nZK+VW4/6zQnTgNcloRNxOk6dncbPNJFMBGh1P/7UgoAVBHoHMI9PxLJiPK+80gXBhGrcKzHkya5bEotDnLk3xyRz2PN0MiG9Xmh9vLfzmdOF3Z+Nf7jW/XMf5LX+4XHpzkHyjn3xS9FzxynasoiU91JDzkkKan091CRhuLu3RePL+6f2f7e2fdRaSxphO5su54gvJ8LVW6d2rB++eHN9tdO/XOofx5NBpWI5Y7vbyL672P7pyuhKr6SGjEtSZhGo9LPdrrQfF8hs7+4vJaljtiGncCZXpsFr6+ZW9t0+2H66PtovxnUx4KewcBRwvLA5/fe/+i2vHW6XFhi/b98XW47lOKO2R2zxyRyfeakVKZsTQya9bVOGYNb5eqif0umtLqy8fXht3fmjY8vd3mj7V3/8jMbCerz8XLYaoTR/QK11KzIAIpVymHuKGdTKPFMrajSpQIAEECEeAAbBMIIbZIETjaflQ2qA38wRJnV7JFaBsWC+UexSanMdbCwb68fBxPffcpL6T9uA+eSnuaweddZ8tqMQkHABgQiqxOm3z1wIJGWgSCnQRh/fW4sJ2rR7W6BaSSTcslNLJFhEIUugAB+PzdHaVv52oBkwhq9aNIVIGkUadnmcTyeRLF8RMrkPvSnryK6WFmwuTK+3GUatz1Go+WF1852j78eJ4s1TZrRWbPlNUJ9GBXIhEETFoZilo5JGWY/b3dteeG3R206mO1bSd8L+6OzECdBmNKiIzOJdnIQIRJlMwJgsmzOOTBkylswkUAZUmplMUXCZMJkIkgoROQcgUwk+nZn86Rbswi+svSKTnDZZf37/x7dn6L46GvzrsfL1Z/3St8v5S4e1++vV29G7SdOhE183wUAvmEVYEpLp5JBub7GTSX1pdf//K9Y9PT3778LkrtaWw1ruSyuW1soNC/Pnt1c+vX/v5+vaT1uBmobwWDa5kzitX+27X1VL7VmtydzjZqxQPqtWtemmtmt1Mx57v1T6/dvWD09PHC5NbzcZRPna7l//02vbnZ3sPeo2tdHS/mF5PhvEs5oPTgz++9Oi3zz3/4dUbr2yvf3rt8PP7V1/a3brR7j+3ur/XXYNZmFkb95izMUcuYfe5ZKqt5sJmaXG9szoa9Lr97y9D7P1jOcc/LEk/5fc/N875/ad/Suo0MhBUw5BBgupRqVYoMomhnMvsx+BWyOlUyKxKtUmmsil1NpVBJZSrRAoNKKo4nE6RJGUyWTC1mCeDWSIpDxPz5FKeVM6XRbTm02blqJJ9sjzcSIY6TmvDae9GwhWnI6LVGiBhQKlp+mNmhV0IWyDIaFQ5K+HMjfFKyWxzIahPpdSCAsYMkUIEhCKj3ZQoJzp6TQwQ4l5YLeTLmAQ6QKEz5+eETJZMIPUYQtVEPx1sBqzJoCWtxbxmiaXpDg+CseVC7ajZOG0WFiP2jF6iwNNdCoUxO20XcSo29U4iOvT4tsrt5UIzafEsJpNZg04+dzkk4ftEnIxWmtQqfDIUoVKkNLIRBCQ0ioFHDylERYcRn99UTIoFAswwRL80R7wwS790Uc2lm0BuUCl9eXf18yvbX52tfHPQ+Wan9elm9d3F/Jud1Isl37WA8tApWTWJWgp+SsgKC5hONsnOpWspzKI18Hjv2jvH13915+6Hp1df3th5tLQ89PvSBpMR0XfDhSvV/jiYX0p1YraogMJTsEGXAM0oHSNP5u2N/dfXFm9Uy9vR8HY6vFPI3GrUXl1afHtt8/WVxRuV0mmlclQt3hq0H7Q7DwcLS5lC3R/xaXDVRrMm52mh/Nxg/d2jWx/evPX+8e4XN/feP926VS1frTde2j0r2qMRg68ULHt0HpfeJWZLW8nBZu+om1teGaz0hqMflp17f2nR8Xd1HU/5/VHiB/2NadRaDLGr5XYl/igtUsyrlvVSwaxZ3Ym4YxaDTaG0q3V+g8UmV5tlOofW7NNoG25nRK1uBvx+vVmN6tUilREz6RR2iUAFcxUStjRrckRkymEgOAwEllPZlVx+OZ0om00hDM1atG2/YzkWyVltIVtMCLtBeRCCrV6Vr+mO1QMhv8FImZojTxGZFK5CblMrg+VUv5Jfxs5b4oVsSgf+dgCNDbHYTFwiORCfKVTIAzpLG5RHuJI4SxrnCZ0RU7obqNTDpYwr0Qwmx4FA2673yUUwhQZTGWo+W0wheSEoptRLIQOCeekUtZQuaXmCVR02cumKKrGJMmPjUv2YIKRAfGJew6bO6rGADHYKOS6I5YS5JoCpYVP1XLoFFkAUigLguaWwS8gxskk6xvyjpcH/+8ajj9cbX++2PlovvTPJvz3IPcl7rnhkezZk1SiqStkpESsIMBwsioVLU9IZYVMo4al2Y53Pbj/6/YsPX1laWsvVDQIJhwAQSZhW4m0HKjlzwiALocoEg6YGqYKgXJPRuRcDjcPi+J39k7vd3kmlu5osBtRGBYBGJZqeyX1Srg8jyYjOZRBp9ZAir3e3HPGA2qdB3EKeTsDADKCqZgl07Ml2oLbRWLuxuPfy3uGH189e2thaLTbX6gsbme5etn3cWQjpLHJILcP86fhoe3JSSI/qufVJc6nT7Xb+Zhv4bxaln/L7Y8UP45yMhi1qhceodek0JgwzomjIqO4kggElWvJY/<text:soft-page-break/>XqNAcVMMo1RqjJIlXqJRitRu9W6bihUsNpb/lDM4tViNqPcasIMVo3DqXerUYsBMZUcvqzenDVYAgo9xkM9GttSrnDQ7JadzrhWUbGqVsP2jXjopN32GhxKhR9AvGzQ4NP71nNNIQOkUTjkWQpxhiSE5Cp1KBdtrzQ3nO6qzpxwmAI6hVnMF/PoOL9kBoECsgUSoV6tCTuDVamuLrE3ZNa62ZhvBcor2YFWGeWKnHJIH5SonTAoIBHpM0Q8eyVdnJESKSWT06gMiHUlQJFmM+Qld3zR63OxiDW9vKSWppVIwarOmFUBFIhLeREUUNIIdiEvqkSzZp1XhirZTD3A8slEEgYFIhFFhGm/GEgoRB4UylvML+9tvTysf7TR/Git8t6k8EY/8zjnOnZhOxbRok5YkXLjMNPNpVhYJDOHIieTIqZwLbuhkUcG0dad4fIHp7eyzgidyOMxYDFfbVaG+8nFw9pmJTKy+xcN1oZCYogZzEG5sWbNNYPttcI4bQupYbNMYISB8wuW7bC6YfO2XLGmv2zCXPgoKYXGlCGwGKuMM8Okt+Mzl+3KkFvu6EUKa7n2qDBM+Op2XSpmyQzC1aoro8FcMnUg6cpvxRu368OKxc0mQjJjPlXcWeketUvbDmujn2rfOzru97p/mwc/zX9/7Pih/gqfl51GrRGTmOUyNSJR4A4VBPxauR5gxPQKg5CPcbgSFl/BFylhFOOjYq5QxgGSOm0Ik8eUWo/aAvMUKKTUoiaDyq2T2+ViqxlzVZ2Bns9fs7mLrrAC0sCgVgSpnUp3yZPYrjfW87HFoCUlATYS3q1idpSuunRBoVBnwkyrmYZCIGfQIPIslTBNoFK5gECjkXlHqU4+2hRrogp1EEH1IA9mkpiMOTLx4hSbQPKoNFut7sP9awlvX2ftqR1tpaEYsuWWsqNidKSw1kFp2KbyRZRGgwCcf+by9AU8Y71MvjAdV+nilqDBUpE5e3JL0W1M7OSbbbu2ZVO2nTopYVowTwDINITNcaJww2WIqRA8aZexmDCVCpIp7O/PKHHnSectZ+k0FYtWNCh8CCTnMFiXZzwq3b3hwgfrw49XGu8vlt8a5R5l7McOya4VHWsEVRkvImA4uRQjk2hi0zEiIWQI9Osnbm9nrbCylRmvlhey7qQYVEqFapVQpUTdcXdrs7jWjS3pjR2ddxFThQyI2okoXaghoI8mnaVuvOfVxU3atEEetsu9fo2vbAv13bGNVKcVbrsNCYs6lLbGB4HscrI9zi4lAv2Qp25V+30q13K8spFrrrc2s5mVdLA/ivZ60abHlFDqk8Fgq+Qr7lcXbLACA1TOQCdROcwV9krptWKot1zp/+7NN65trrc77X9Q3r+C/JTf/+z4of45GdaoEbEWgeWgQAlBKhBUAKyIQRlWIW2/JWFQuDD0vABYLrfJZFapwiyRWWA4b9aFMMQHC90SJcQSgRwRItTAQr0Y1oohnQLW5Wze5USq6w4sRnMBnd+uD6ukLrXMq8IcetTQ8Cdf3V2/2ky03RqvWNBweq52Rsv5ViOYqDiDGUtILlTTSZzz7uuXSTCkEUHGlDlaDVUAJMCH3QrMJhUrORQWY2aWPn2ZNTeVthgGPt/D0fioO1FgXqk6xRUGxTD+BQ72Qk23uax0NHSWTMGVrlg9RlhKmZ4lT88RZ8kiEj2g1BlwCTa11b4lTJGqB6otW0g5M28FOAiNTpsjM4lUPoMtZrFVPLYa4DKmZ+izBIDKBOgcHp1HmTk/ISWmUfkEImtqFpyfR6kUPpnIo9KJl+ZzNv/He1sfLnU/mlRe7yUfpqwnTsmmER6rBWUpNwIycP01M8hGFhOjUm1ad6Ny7PUND3qHj1dvNlKDbqpjlNlkiEHEk7BYWvxzyFgyVWtOL08KZGmFOgXSEL0A0XEFSZMnpPHsVdYWssOAq+I0F7z6iFbhccgddUegbnY2/PmgtWDURM2YPanx1MyRqi1jkUcchqxWHsJAU0TtbFkDvUg9GhvXaleWytu7nc1qrG8yld3xJZO7pVIG8M+6nWqXc4uh4pbGNTLrSsN854snL796ePDZo0d7S8udbufP20m9v/TneMrvjxE/6G82pjVJINwEh4zKktdcC9jqQctWJXrcSl4dZA/qiQk+Fyd9C5nAQj60VIysFqOLKd/ZoHRQT6+FvUuRcFBvwK21AdNgkEzIl/G4uBahRlQ7iCRiSt1KKOlTuxymmF0fsxvielVQiTiUAu1SLHajmn+yuTiIuN0QmNNqz9rdt05PWp5Iw50KW0IM6vlS08zFWSaB5VAYljOlrSouiSEZarfKTVm7u+hx+zUyjYCL4SaWz4rLFWe1xnvXrl9dWm8lK3FbwqvyVN3xq51JJ1rXaGOQPGLRJvKOeMbkwtgQZZ42O0MiXZ6XswVCpoQlcIvUGb4kJhe6S9aEkSlQUuk6SCgg00AGEwH4CliMcngSJotHpNDPL1SiibkCmAPwGUw2kQCQiEIKlTk9T3h2SkChQmQKwuVRp+fcCv2ThZVXR6P3Brl3RulHWfeJS7phhBa0YAlhRyGWg00yMUh6OkVGoyhQgy8yUphahdTG/fWby7XNcWrgUnsEbExAhRhEoZCr7IXytwfDndZi0V/zGRISDqLhcDJqxfV67dF4+dFkbzvfDRpjGBq0qsOY2AyyJHahOqNQtByulfzArQnANMTAx3re0GGxtpxtjFLNeqSpg81+qb6oMdddYb855nX3srGlhfLSannda63onTVvfM3pqmnk1km5vzHcN/laclPNocvfXdn93c9efm5r88M7j457y5POYDgYfX9T6Z/s9FN+f6T4wdeU4qFq0DZMeccZ3zjtqgcMnYhptxZYihvXM7aNrLPqVucdqqrPUA+YGgFzya5quDVrGffVVnIn6T5r5cepUDcaXitkB4loJRR0qnRqWKXkwN1A2ClEOr6QVqxVKZw6dcCsjztteZsp6TBEa95I0+xZihUHkfgwHqva7SFM0vKFD9qj3frIKHPzxRYGlT39zz+V8oX7zfZbx/u/eeXRG1dOrvRHJ932/aWF5WwsqpWZBVwZhSSlEgoWc87iWq+0vnr+yYc3Tz44PHncX35hY/ODW2df3Lm1V+mHnUVQaMNdZUxhtSEyxhxlboZ0+eIsrpJChgDloSaNJ+ivqyFTzR5pOdxuIT+gxLxKhYhBFzKZGAipRIgaxo0KBDPZEK7IXAADBSIeh0ej8kgEEYMBM1m4NNOm5mRcLp6<text:soft-page-break/>GiJkMjM3fKvaulttvL9TfnuQf5j1X/cotMzxS8UsIK8SnOXhUPZOspZMlxDmtWBEMVSAsoVcUjkbHa82dbrRjl1jpMxyYIjBDsrV8+fHy5Mv7p799/vEby7uPJ5s3x4ttu2XZa1n32x7124+G/dc2dxqenB5zGyVmm9To0li7gciVcvJuO//O3s5JoTn0x8fR2MNJ/739rTf3Nl7YWXnl+Pj2aPWs0b476twadJ/f3DlqTJqRTs5TGsW6IWMWQTxaYyEdW8SNSjXT6iSGMVfTpAyd9Dbe2L9xb7T43z9+Z3ewng+2+vFOP9dY7A97vV7n79eznvL7nxt/qr/KJaJquORQdaO2dtjSjjg6McdOLXJQDR3WQmeddC/qKnutnZh3mAn1E76lXHg1F15O+28PC/sF/91xdRiyj8Lettc1jgU2i/GVZOCwlNvOJQ8b+abdMklEbaiax5TwBHoZ5jPok15X0WfLd2P1tXi57ogHlHaL3FENpPqxZFRhDEhVy5may5hiIS5c1mYuzjBIVL0QiesND5f7nz86e7w63Mskhn533WvtpXxxk9wm5qF0sohK59AgEaipBtN3FzfuT9ZudjrH5cJJp/bxrZNfPrr1ZGdrqdiquRKTcHohFjdCMPHZS1PPXL78zDRjZj5t0l6fjJ7sH5/1J68c7r15uNX1WhJqeVyrlnE4AjpTxAPxR8w5v+BJwgd5NDYMgBIQwqVZyOZyiBQekSqgMmnTBPoMRURnKrlcFV/AJVBTjtA4Ur5Xbbw2rj+ueE68km2LaKgCcP3F+XWxqSYGRc+iYcS5mjf4+s3HG73NWri2VhlPyqv1UDZvd8MkUspqGgX9XbN5Nx19c2/9q9tnr6+vvbK89eJ4deJylhTwZsz5wurguNN8vHn8yfXnXtreudrv3O0Pr5TKV4vZ+63cWTFwq5F8+2Dl2xcf4R/QRtT34srg5webH98+eWl7/fPr997Y2n2y3L0/aDwZjx53B+8e3rg12jpojBczzaA1HA/X+tVNly0v02Yzvu44Unk4XvnZyvpmtvjS3rV7WyetwoLP1+0XVvOmUCOZGY7+fBvLU35/nPjBP1eS+k7CV3Cbm1Fv3m1xymUOBeaWi6puQ0QOlh06PQRohEIlX2BApBohrIdFOlBohsWtgKNs06xmIoOwvxkM9MPBUSiwlk6sxiMbydh6Mvh4pfN43H6yMTio10IGmxLRK0VGBWJXSJw6eSDnyG1mG11/JuvKomKfTOrz6Lw1V6ju9JYdgXayatCFBIBi6uLs7KU5PPteiQTfP9j85sm1W6POUb70ZLJwYzhshiMGVIJweNz5eeoUkUGDIVCnl7oGkdYk39zrL95d3dtt9h7t7H768Pabe2svLkyuVdtPVhffOtw869RSRh1IJJEuzXDm5vwycU6n2E0F3716dLXfeLDQ3i+kEkplUCozwSLWzDyDQAZxzWWwYApZIeDz6Ew6icahMiEmB9di1uw84/I0d45Avzw7/9Mp2vSclM1TcAUcAllIY+UtoQ1f9IVu/flG5IoX23dKcf9cRFhhPs3JpekZJCubriMQqlb7k73dl49Pvnrp+Y/uPdjJ9B4vLr5xtNr2mvxSNKeSrUb9x43a9d7k/eMrbx4e3Rnv3BysHrXa3YA3JJMGMWVQY5Pz9Tcn+796ePvxQvdhp3+rUrteqdwf9l/d2ThtFLbT6eVo/t5g9Xq9daffuT+eXO+NFxK11cLC/bXjN4+P3z3afTTon1brn1699eWte18/uPfLh3fvLi8d9IfX10+V+jisKVp1kSebq9/ev36r3Xhz72ijvasxZJLxhWpxs1dbd4t1Bbd/ZXHS7Xb/2u3uKb//2TGwEgeDf8ob+ThRKgFfCwvVMCjFNUUAqWFB3mlyiLgpq1Yh4MkgMcITYpBEJpTAHBDliWCGwIlhLjEcksmiGoOIxlWCqFttihicRXegH08MwuHrveaNRvHOuPTcSu/WuL1Xr7b80Yg5JIPNYoFFLTT1wvmFSHmQ7Br1CZUurlTHNUpXwhHcyGXePlrfq/dsKjNtnsyaJ+khYVih2682Prx6/P6NG5v1UcqT9OrcSoFMwkO5ZCZzljD37CyTSJfwUa8xslxcqIfqOkVUpcnKJF6n0rWaqx1ka2fV8YOFjVd21t4/3Xr3ZHOnnHRKYTGTDpEIjMsXIir5c0v9l06Ontvcf21n/8WNLZ8IdfDBkEoOEQicmTkJne5CxEE5YkVBPoVMmZ5nzJEEFArKpEnZDJRJRxg0IYXEnJulzMyQLlyCqXQJh0N+5oIVRN7aXP38aPOFZu5aWLdtQxZ1wjLKjgjoTjbFyCIbuHT5/P/P3nv2RpLdab7zKfbFTFdXFVn0Pr33NjJMZmSYNJHee++9YSaZ9N6zWCxvu6q7q1vtpG61NC2NNCNp3O7s4mKB+2pf3a8wN1sF3L3v1YvBAPUgEAAJgiCS53ee53/iH+dMbCZSv3365OPNvfvtzj++ef790eWbTvdlu9y0wBYhs2Yji06nRgxKeWgGjzbtWUTpIQwxE+jkzbAUSwyExU1gNlRhC9qybw5O7rf6G7HSZqaed4Y9sCUIEWEAtghUEEfjI8NhSwxgqxN6Kg3ZfXAYkHttWLyZaFxUu9vhWMzk6KYajzbPvnv48A/PH7/a2hpksqe9EwuRxaDQSiD3dnPwqJr7h+uL5709s6EgJUqEqzVonccsEasc/uzsaqu3XPkxQf/vLqz3/P60+pHfv/qrEMgA+FwVV6jgCQGpBFQoQLkCU8niJoNbJ0vZiKAZMyrVmEaHagBApERViEEJQWKlBzGEYZ1bowvrMYNYI2SK5Xylgq9RcJUyhsyogH0QuhtLHmdTh5nk2tCR49GTYvGi1e0m8g4VjkmhkiNYIr01XwUzhgymrA4vqMGgTIzbdeiDVuHL/a2hGQEiwczo+NTNsfkpJqnABoFkLZjTaVxzPEKmdqjEOglLLmUIxT</text:p>
      <text:p text:style-name="Standard"><text:soft-page-break/>TW4ui4YJEu40oMCqwVrZ61jsO2GmDMqwx5LRD2WmI1WzqExnzGSC2Y36u0P1pbe9xtVD0OUq1gTEzRJydxuRQWiOQ8lduc9GDhTqjc94ZWvLZlH9YJ2AI6dc6kb3rMWRPk1oiNIq6cNi9dmDXLhCkCjmKQRSVGhGxYwAL5bDGdNnt7hD8zo6EtOJQSi5h/3Sh/vdl/00g/jlkO7aoeIshKGX7+opk+baQtQrR5zcyMD7MdtDY/Prr++2ev/vj08efr60+KhW+3Bw8apQCsYo3dEdKlXDYik9h8WHYz1vM52xJ9UQ2G+QylcIFh5AsLJkfSEqfIZD3RKVpSpMIu56E6rUulpOQcXdDg9mlMEchqBmxBfxtSe80KS9UabflqNqKEm8pOeynnyBesUZPGLBLjZjK9XOh9d/3kk73D7Wb3aOM65Ci1ApWn2XYLRz8ZrHyyttl2p63GsoSsENGNRnYrhVLbidLfP33drw0r4Hrzf7dvvOf3J9a7/qsQCBAqqRmECACkEMgEgQa1ilDJh/+VvM1YdJtjFtyoUJi0sBVETFrEhpBmwGABkAiO15xU1KDPmk1mldYEYKgSNoGE2WDRa4yQDEKFmgrl8crVOYws2rxuA5W3+5o+314pd69S2Y5ETwqFLGqJGAM6rRsm8wZbi3L1NGAU0VJll69hNv3+8f2NUnbq1tjkndmFBYGWr284k2kqgeojcxJKpLQbtSZCTRJyvY4tlM3T6HemxGwxpMQog/ewtrmV3Qi6lq2uvtHaMRhzjUCn6K5a8JRE7eEJCUJny5oCHoCUssXceRZ9bG7iw9szE7O0RQlLbFVAURIMb0fKT6qFJ63kvXosiwMYe8muEAY00gqFlhyGnA3xAzKnTEQK2AYuHeHTQe4iyF1SLM6I5ueF8/O8yQmTVOjTqWHmkmpq7MVy7Y93958knPtm5QCV5GQcH5/x5+dHc8DirHKBDkEuCE0BCudauvaHZy9/d/XoJF64LNYalE25sDj24RhjUQTITWYkFrdUrhon260LvaNvdLQJNKBgS2GexC7X5JxhPeIPh1YGuYOCq2qCg0ZD1GwpEPqI1xBp2FNZ1BHEPVY8UYhuBYh0w5HeDlWa0b7N1kxldvvl/X6sGzFHJRqL0ZQ340OiS0VHgoDdKiiYjbb2YqUO5vio2W55Ui7YXfflc96Kzb+CBzd8pthhofbDR1+/3jrbqrTr/79HwO/5/cn1bl0h6nVZdUo7iuAAYNbpKL3eoAFguTROEZmh+WJQgjIjMjmmRRCZFlVBJGjE1MjwcuqQktXiVWnyZpNNqwPFKiVPqlfBiArWSjSwDHIhltVormZ1t+2+kN4s4MjUUhCRG0yQNWEJdoOJz/b3Xi6310NJXGmWSK1qPKt31vW2ihULdyO5FIItewNblWbI5rvxX24szHMRGdF0ZjZijYSvKtQFQWPChgb0cgKWwkaJRscWLN4ZnxmfpS8KOSxdzh7fCNZyzmW3d93iWyWpRifaP871Guk1tTEv1+d0aDJuzsaIsFSoXZhlDOP3B39z6/bo1Nw4Xc6DTY6ShcxvxTt3k5nnrcJ1Obgbt+cIY9nlaAY8VZ8zhCF2jdwkYqPseUzA9Bt0LliDKyQaFgMScNQctnhxiTs1NTToobc61XKDkJu2kGeFwvNy+siiWzOIczKmn083seZQ2jxMm1MtMlEiKTGU6NKAHQv0IsWz2jbOQZN6RxbGCIF8amSWtcRDlRgOhQljthpZ3a9denxbCNWymTN6qQHgSGC2xA1gmBqT8I0lf3c9tZpzFC2GmN1eJbAMiUTzrnTR6o1hNjkHMEDhXHijaM33bYmOr2Ilyw7/ZiSx28sd9lMbWp3L7qj4A+vl6HojWPNaSgokXo53KyB2lip0XHFIbpPJHR4ictDcT0W3AUvJADo2q4N8ann48/uF5dafT0yqN9/z+39E7/w3AuuG/EJSESCRGNVqnUSi4IvVIjEsFbn1ACJgeVFYyxcqeRI5WyJhCZRCuYQtVvFVWq40huKUVJHEMB9sUAplcqEc1RowANUrYFCsAwXKot275o+tecJ9fwJXG2EVBikIEV8LKIw6OR4hHE/b9W8PdreTRVxpVai9ajxttDVSvs6yP1e2ekuetIwPh/0ZxiJnZooOypBBuHiZXV6OD/00o0ViKOTR6xxyCazgKTRc0cLInTu3RmenaJxFqUuD7UbyZXvGZEgYTGWYKMec9a3Ucj2wbLQ28NA6YmvG7ZXVcD1qCmpkEIvG+fDWnRs3RubGZiVMqRH2xYODRmYv5SnVAvHLcvE4FS3ZrDo2V7hIEzK5/CWBmMY3qZQWtVQv5mq4TP78PGdmnj4+w5mdG84kcyNj3IWlxYlxgM2g1Eq1gDc3PgELVLuJ1JndNDBIS2pOkE8zcRZQ+hK8NAszuV5vhbTXdZDPoadAmsAsgAtkouNO13F7AjLKaRzG9JJWrAPULr7KaYQiFVfHZ60oDVEjHtMpCeYsTU3n4Gxh0+MKQOh2prmVbueprBkOKZVeEIkpVW5IRsZRdwwgCDHMnFNaDTEb6PMB1hTpxQ0Bjswl1yd93u7Q2VFjWI9GvIFmp3p81jlppdasrlanuHsYyTUdPgUb0oBBkcZDUcVe4bCSO2QrbAY8US/temKrlezGZe9kvbNSr/34gv97fv9PqDn9Y/0b5TIhybD+5YiZdEDIVXNYcjZbMfxyac4OKg18RtAAIHyucGFJRGMreUIlXyBl80V0AX+BZVYo7WqNUykLonoBnSvlyoRskZgrFXOkUq5SypZZVOBaMLHui67H8hRkxWA7Djr0Q59X6IUsBW9R5tXhB/HER/2V13tHcUccUjtAOOGwFLeLg5VIMUbFxEKTVOOEMN+tUSaXo2oG8yfJbsNXt1MVjTEBQl6JEGMxVTymXMoUcqamJ/7mg5nbkwaBeDeV/v7i6JODzX62TiJhCAiDUnvCnK46GyRZAG0trbnpoIrtSKPqzHsNAbUCmp9n3b4xNjY6RltigUqS<text:soft-page-break/>INKUt+8JbIhFZkppi2pJFwAJloS0WR6XJWHTBSKmQL7Eki4yFsem5u9MMueXGHOL8+NT86NTS2Pz0zcnZ25PjX44MnJzZOLm6NzkzOzs4szITMEWfJEudnTSqlYYEbBMrHl0aR5cnNNzxF5P1Worm1GnQaZl3BhrUOENb/bF4HDFncwhpEWsmL8zOz/LFrH1cqnRqDI1/bmVeGM4g8Fal0aI8ubo0NJc3qj9dL//bKVxXal8c3b3MFMtuxPDetaBuKKmkBextbyR40z6olxaCSU3EuW94krDnTjOlfYqzYI/tZxfSQYqjVgbR0MiuVOHpfyRwaC430p0zbZ6ubC3m65oWWoeExSKzYAxZbBWYpF11BAQqFyB8GBt+TKa26s0Tg7Wr0/XDtu1H98q/P+aKt/z+xPqHb85Cd+pk5hUIqtOETYhCQuaovAkhcUp43LE3vGSKyFrL2COkfofs7QZy9jIOIn6EASXK/yIru42u5Tchs8B8kUyllC4xJewpCKmmMcUc+h8yQI7g9sSOqztjgXJgEHvAUGPAfJAKkrO1Sj5CkymM/NVVcJ2t9o46fX3a6uOYTkstS5Hl3fTvbq/otR4mSq/GEvNc+HRCT6pNa2FMhVnyW3OMSQ2vpSS8vVinnpY/TlByKKScMbH6HfGc1bySav27cXO71/c/dNHLx8MDpq+TBT3JQj3XqbmI6MiqUsKJ0XagMMYKdvTCTKulpBcvnZyZOrmhyNLc/TZKTpfiOrgJIoWTdY6po+mcH/cYDHpCO6SWMAQQwoIGV5SLaGCeQus2YlJ2tQ0b5HOZ3J4iyzWLH1pcpY2NTd08w9vjN768M74yPT81OLk7Sm3nrpf6mxYHEWVJCZhmZiL+sUhv4uYSOv31kz2gkGDi5d4C389th7I/Nvbnx0UGmnSX8Rtdpl6bmR85va0VqhqBGPX7bW/ffDwv3788cdbx8eV3kmldVLI1yisTYF9t+Fpp7jhtX99dPQ/v3j7w/37Pzs6vKrVHrWW79ZaT9qtb0+2f7a3epgIllHkutb53cOnv713+sOj86e99tPO6uvt40+PH2RdeTHfIJZRErXPbS8VAy2SzJidFb/B64VtaqYGVNpxMu+I7GiwkAzxu5M7hdLR8fqzUO4Ai65lMptb+X6v0vrzyaPNevPHdqz3/P6EepefWw7TQTmykvL0s8F21NmNOFsBquIm2hH7VsJxVvBthImzgrtiNzQ9ppqDWIm4VuLutVSwE3R3/baX65Wjgud+N39QjNXd1iiiDyKYGzZAQqlgnsafmrdJNAEFnATJgi0mF5JqYEhxENI4dAqzXgqSMqV6gaFnS+0a3K63Ph7svDo6bkVLEdi3EWn1k2skVadpIkx9nA+5b9zhy3napjNUsCTijjxfZmfzCA1HE8aIjVziolk6KqZxPlc0M6OlLaQR8Em/9tXp5m8eXH51dPSby8tvz8++PNn7p4+ffHHvXitZ85oiGOgyqUx5UyCBB0ExSVuU0GeYNz+YGL0xNntnijXN9qChrKvss1cxSzHha5Rd6aw1SOnMGqEOlCLDWh5TG806zD6czJhc4RJDyuJKmBzOAk3AGN4X6dNT9On5ibHp2zfH6ItstUzLXGRL2ZKaO7odzCWksoiEbWbT9EvzwNKSii21WNMyyCcXQaxJxtQHE1GU/O2zx989/yLrzHrkkFkgkc3NC0ZHa373eSm7FYrdrTV/uHv+7cHhdbV+P5u/m4gVCSinl+xGbV8cbe4lEwWr9+3R1S/v3//+3vG3R7v3cqVn7c7zdvPtavfbi71vznbOi9nzavPrs6tfnB7+cO/4863BaSL3SXf9Tw9ffHf/xXIym3UEYq5o3BWv+PMBKk4RcY/Bg/HVEb0LVths7g6KFcVimzUyIGMbgfhgvXFPa6nSoYTTmd2vLl9vH7w7Ie/Pxye933/yp9S79avVSvqg5K+79V5Y7EOkZTe+mvSuJt2dsG0t4b7fSW9GTcdFb8Wuj8CKEKSM6NVxTDu8u5Qip4zX9RH9EF5zIHuFSM1hWgv79/Kp007poJIpOa0xsyFJwOtRX8Wk38+lzRqjSoqLpSa5xiGRm2QiHNfiRolasyRiz7L5LJVVQ562e1+cX+6nil1XvOQum+wduX2ZYczy9ZEFrp41w1yLRquUqx8vUIjNjlgH8fRFtVKibEGtqkggdjl/8fYNwexEw+v4+GDtv719+q8fP/nXT1789vru41b9Ybv6an3l1w/v/vDo8tPt3a9O7j7tD14OVr88Pr7bXwmRpFWpYkzN3P7rD2dv3lLMzx8VKr9//NHjwYnFlIXRtI+IlVypjC1i1ZkQBQrK9ZAUVArkmAYyKXWCJZqEyxGxWDwGm0tns+YXmXNztNmF2cm5yfGZkZvjKIwLuRLaAsuogJdDlbbF4+WzbDymfmFOPTc3/BxCjgSgtQNyQknjzt646VRDu8HsQXkjjgerBFXA0YYDd6tlejZj2WV5s7b+YrDzw737f7p++O3e0dvB1rNW+7xWymOgVyEgRIIQTgnoalLjuL+69/n+7ud7+3vZ5k6+dVhobeVqd7u9e51mijRDPJVJiT/ZPPnNg6cfb+x1A4WtZOOTrZN//fTLTzZ3TvPVs2rzFxdXv3v4+LODk/v9w0G2YRKr4zCV99cwNGkCPInQmsbZklhKOku6Ee+HvJVEpHt/7+rvXr/+0+uPt3vdaq3SqrfrjXa3WnnP70+ld/z2iontrHMz7ezEHLWwM+M2x6xYEIfsOjkFqApO0yDhWkn4Tuv5ps8+zKV1r2MQC/QC7paXWgm7D/LB61Z8L0lddTMrMVcag8tWU9VuWfY4aw5bPxEauvmjfvGyEX+923u11tvNZLqRbMoWs8AOu<text:soft-page-break/>QCX8g0O1G5TG1RM+djo7MwMi9RZVmKlr04vvjo57oQzFlNG6+pJbG2xMceXmRVM7vNB/bO9/t89vvfl4c5nh1uHpUwY1DUcjrvN0vNBZTPhUS/RObMLkkUmIpTsZ/K7ofhFofxsZfubi/tvDw++OTv6p9dPvj45vC5WnrW7T1rNl8vN312d/H5I9M7KvVK+7LIzpyc40xNGIcetEB3EY5+t7fbjLUTr1svIMOEP4B5MRbBpCjZLzaZLRWyFcEGIS0E5S8CYpdHnWXPTCwuT87Tp+cXJqenR8dnxmcnRqZs3RsdHpyUC+dzUwtLkQgD3nuTqPgHfxKQZ6UuKifEobPj23uPL+mAtkK2RdvnELLDEWXNHGoTrLFd/0Wp8stG5yHlcIpp6fjZtMSdsAZPO7dKHDhJrbXvJa075LAkcMHFnF2WLNN7EvBMwoyqnSmbLuEplRyqCeUnAqRHbcE1EKnFYAU+K8PuNLjFTK+ahViRQ8hTS5hio9YoUdoPet17dfrt9sR1LroQCV8365yeH35wef7Z1uBIpGAWKQaJUClZxGTlINobpmq5yQ+a8y5q+7m1//ejRx4dXn+7d/fLg7B9fvv7y4aNmpdRqNmrN9/77U+pdfq5ZjJ0g2Y86QiSsFbCUfI6EzR5eCg5HyOBouZyEWW+SSzIkGdQb9XwZKlHBfAkilOrFQkIm88KajbR/M+a4qMXvLRd6ce9uOX3WLN3rVHfyieWwL08iK0HLatjSchiv68W6w7Idiz6qdR8ur++Xm2lrIGPxVZyeFG4zyJA7I0tTd2gaIZT3J7++f/XDs0cZT0oDJxBfX03VRCq7hic8zEVfrta+ONy6WywMJ4qclViPRa56vYI34AKAiAHiT05N3LwzNTbHXOTkrcGOKbTsTAXQWMhc8JoTESp23uh9e/f67f7x11f3Pjk6fL2x8d3J0S/P977aG5wnIkP/MMuF/MlJ0dyslj53Wat8cXjx3dn9Z5uHW9lOnnDX7d6Mya0ZFt1clZavNAhVJpkmTqDtoEtFWxoGZsbs4tL4LGtyWjA/t3RnfOzG7ZEbI7du3LlxY3RibHZx6seOMsE861l/Y4WikNlpI5umnJu2CsWn+fLzeu/z3sZ/ff16L5Gp2F33a9W+01UzWR5Wix+v9e9mg3thq4HLnb89zeMhIrlfKg+ELBW3pciQOgRKt1LrErHUvGmGliGwy8CCt4TBEY+jXc0dxp2ljC1LGcI4UUCMRRxL1f3Vujvn0LuNoMtH5dq59Vayb7SU2EBCCKdALLtV2d2rdi97/RfbO2+Oj354/ODvnr06Lq8jUrhTaMv5SNYWrVERM2B3k9G1+ta95YOvLq8+PT46bw4e715++/D1Vw9fXg1211vLtT83c7zn9yfUu/2v8oTBqhRZVSIK0ojoNAmLK+YIJFyejMeTC0QaAd8KKMM46teqKna7Q4O4IILSGXUCpYgl5NH5jOklXKkK6iGSL44arbBICUpVqFIbMZtrfu92MXtUK5zVcx9tVq/L0U/2VjZSwZrb2fW4u27PQSZzmMw9qXd+eXz0pN3YjBVIFc5dEt65vcBYEtR8of/2+SffPXoWsWdRU0Fja0LGkHiO5lUrdn58e6L4uNs6qVYuep2k1Q2qSJFQz17gYnI5Y3Ji9NbonZHJpXm6E8AHrsRqMBex5gE4KddFBTJvAA+tJ6p+3OcmQhFnvhip7+Wbn29t/uri9Nlyb7ucX00ldUwmZ3YKlYrtWtCqNfYjxS92Lj9Z23u+vPLdycF3J3tPBoNeMLQeDh4VcselzEk58XSlcFZNoAKmXsiza1VeWBscJmapmD87T5uavXNrZHJ0fH58ije/AAoF0oXF4+Fgbnfh6WkDa0k2NRVFsJf9tWf1zlkq/9snD/75s1d/eHp9lkgEVPLddOqq0a76U6fZcpuyiqcWpm7NiQQwBEYRtBAODOr5I7+vC+JpBMuYDGFECJBSpZ4nTLuiDiIFgWlPdKOU2x1EO9VA3elp2N2rJnuzldzcincbkbIJdnosmYS3frL2MF86luFVJdkxulf9kQ3UlFUoLYCC8JKeg1Jrr7LWS6+bDMMUj4vY2rw90HGHrzvrj/u795Y3t1KFt0cH//T608v1y2R2NRKq5xOtjDs7KHXqrWq90Vx+z+9Pp3f+m8XRiJXApHwHqEZlYkAk1kpkkEKh16j0aqVOLNKJ+H4U9mrkMRR2wwgmVZnVegq2uExOFMRkPIWGJw9jJpgtcQKkTqDms6QMmljK16qFOp0UhCSARaEbxEPbMe9pOfl8pXlaaZ5Wmy9WVu5V63uxxLrPd5JLfX/38FenR19fXmyWai7cxpxj6ei8B93O379+9u3jZ4VQGTKmva4cJpGHDNCT5fwvLta/v75Yz1ZI0MRY0khUdp7YyKcLcLmcOTk1eWdq5INRHp0XRO0vOls7iWovtW52t7SmkhiMk4ZoO7nsJNJiiUcGRMWKgFZA5jF/yxoJIl4pF9TrSBGDNz12hzE5M3d7msFQwoDnIL/9evXgy539t+trn211vzhYf7HcOowHGw5T32urW/Gem3jRz++nvEUKTeOgWUCH6LNGARPksvhzs9zFxYWxceESjTM9Y5BItCyGcn7m9eZWhTQrp6cUc0t2DVbzZ+91tr/YPv6fP/vqhyePf3aw+rCVO6rl/JhZwwcUaqsVcfrVCERnz92cUQtgB54B8bre0WtWrtrFc725CZjbOjRl1FiMYiXE4pnk2pAprJY6hLoQbm9XIoNqoEnZKoR7BbE2Xa7OWmqwmuo6ybBEbtaBvliw1aif6pxNobmhc67ZYsfO2K5YHeSJKZnMHLEkw9acw5rjctRqPhjHXHeb9Vc7qy82Brup4rPe/vPB+d3u1nl9zecpMQ1xpaWSzG5U8xs77YNOZ7naaL3n9yfUu/o3Fw2lndYIASVxqGC3GJUyVKM2w7BRoyYBLaHV6hUyQq1MWAgnIPUZdTZIJWcy+TS+VCBXSLRqKaTiqwmVARRoHToTqUR4NAF9UcxlKUUCrUAA8jiAhK2kdPqK0xkANF2/jxBqUbkxYg31EsVPD89+dnj4dm/nF9dHn+8s//Jy7/Va/36j+WB1veT2mrjc627jTx+//OzgqOgrZT0FQqkUz01HIF3DbltJFBVCdIGlW+AY5Fq3XEYo2VI3DCuZDObswvTtKe4Cm5Dq<text:soft-page-break/>9iLZnWD+KLsZCa64IzvDQY6TpW5xsx5fVwBxGZHW4RWx3OknIh1bKmFNSSQUU2TiCaHRWxOjf3N74ubU+BhNoTDF7NUImakFameNrc8P97492/tm7+Bpp3vSqB3WKkfV+kYift0uvepXl70mp4xrk/J8sMqPanG5iD8zxZyanBsZXRgdX7gzwZ+bRyVi5eL807WNq0ZXMDKhoHNgBW5EIkZ90ocGvr376L9/+dUfnz38/njPp1YtTXJEPINa5zYQqSjuDWh08kUue0aAQQEEL6ktNYuvn0jsq4kyy5jnQTGxhODN86SzLPkMM0J6DBqrRGkh8VjSlk6booQ+KFT5JLqIQOHx6WNle9GhD7JFGE9EaABHPLwC25tLZFmA11W2ZV/p0khVACgIGXwxTyEfbKe8NafeNsgUttLp03L8093eZ0f7g3Q9H6xSRFqhdaS95YCnLjFXjKGtdGl3e/Nqu3Oy3dms1Svd2nt+fzK94zcTDroMQNlni+k1Lb/Th8EEoLYgMA6ARjUASuRSDk/CYsFikU2nUjHm7ToFwOMypmkcGofPFPDoAglLKljkKXkyvUgRI8xDLyblkFmDkmo9OPweD5LxITlbXrZ57XJllLCYAZLNhYQSk0KC2/RuF2RvhYrPVtZ/e332+5eXv7w8flCpPKxXv7w8vd/tlsyWfiD2i6OLF4O95WDeotIsjdwmxAq7Cq6FSwqZfYGPL3KNuCmJw3aLGkqaSIC5xJ9duHNjjE/jGSTAIBDfDGTPcoNUeMUV2iZcfchYKkW7x81zq6kO2arexBFirluw1EakuZtf8VEFqTKoRyMyoW781uTU6PTUzXGFBIj5m057U6UN63VRH+qvuCItZ6zpjHuNHiNs0/x4XAuiFqrypKVEGAtWs0khAwU84cKcnLGkYDJ4s3NCGmt2bIa9yGBOz</text:p>
      <text:p text:style-name="Standard">4BCIXNszKLUbGTrIEsimGWqJUbUmFZAGcKY3Mn319Pdxyt7TcIGz/GYswKVxGAhAgRVT7rKRZJCeBL6DIfFA4YTlxCM8qG01dGD9IlFmYOl8rO5euY8Rzg3L5uZGiRjH59eHHYGz/ZOPjs8v6p2K554yBlLBYshbzrjiO9kGg1fkkIpK2Qe5uz9yp6D6s5p02x9fl4VMvhXvLENA5o0oIGsv7RV2jjt7K5EM12fcycR+uZ478vjnc1CSaXEuZCPo48zDZFAoLVePUwktuyJQ3d2r9E5XW0e9Yv9ZrP+fv35J9S7/BxFICeiy7mtYaMuiIJuPaBgM+U8vkIg0ookMhZXxGBLGCzp4oID1FhkYpJLD8NaNYM+HJPixXmAx4FFAlypQKQiUiosWI1X3cpK1P1kvf3mYP2oUso6A3bEalShVZu/aHVHCEfaHhYLEbHUJJZRYrlDofbIFU6j2rqRyd/vNL47uXjZ3XjSG3y0vfNya+Ppctcn0zad4e/Or56vridIK/3WHZgvMnAFZXcY1rjoQpNCG7Ba0rDKiKu0MYsZYjFUHPboyPj8xNLSJC2EYFmTb9mbM+ojgKmKe5ZVaJ4iMmv5naCzp0GrmGcNda3DeK3gHub5bju6roZSEJbCDX4mQzQ3Prc4sTAzRSP0fo9n2e5bJR09gz7rM+cTpnAKDyJSF1No4UoprsTGEmJewJFHLCEEFc3Pc+YW6NMLfBpduESf/ODW1O3xmx+O3b55Z+LDW8MqeGl8UrjAzrsTUbOHPrpIIn5PcKA2FiLu+kZu3W9vBG35JO6yiHXDXAHJcVzvIdwNj6tRsropuXru1vzsNFeuwBDIE/PX14sbg2Q7TEUS7nSSCoUwMqBX1xzoqp98M2gfJNIHmez9zuqvHzz6/fOXn19fvz09/fbR4+fb2z8/P/nHVy8fdpaPS+WTQuHNYP/eynnIV4sEOiQcclqyIX8fJYpSjSdApY7q6+fL2xVvfDWZankibXckbbJ6cJtMaREgMaWjJXYsE77+Wu24UT4gUnuq2J4lPEhF2uVgudfqdN7xy2S+5/cv17v3B4MgCxAIoGGRi8OEnB8hEB2PqeByVFwuxOeatQpMKaJ0chcoL7uxnYyn40bOKoHViLXkwIouU9FJFh14jsISFkPcjOQo/VrCsZt3DmLWk2KkacNjejQAEn6QzBstg1Aib/WuRIteo0+PBBW6oBIKa5CoTO2UKRwJS6jt8K94Ullz0Ef4Lnp7L3b3v9g/fLuzb+JLzyqdX1xe3F/uAzQOKhS7NbpeJBO0xZWghy+jSFMKVmMKjsiq1SoWFiS0pQ9u3Bq7PUWbWHJroAzmqFmDHmNEoQoChowcSas0rqQzE7OXZNqgBC/IyaqGKNvwZN9fX42uoESBqw1r4YhSRc5P0mfHZqcnZ4VMFQCE7f5dwr1h82953b1KsNbwFTPuDoikuZqQSJdQGxK40tG2x5f9Qyop9twia5Y2vKv5/MU7EyMfjNy4cefmzTujN0dnRu5w5hZnbk8SGnQ1WzfKDag+5kseG+y99dbZemHTbK1gplzGHM0aTXalAeQTGqVNAAT0RD6FO3GeSDRJE8ywKuH0892Dby6v/vDk+b99+umvH9z7an//7c7uealUNWMJQBZQsp90St8dHF+VapeN5a/uPvjjRx+/3Fy7qNc+2hi8XN941lv99fnpRytrW6FY3exYDyW+Pr/7Zu/k67PHb1aPPto8fHL8RKPz0eRmjcJUdae2c50IEYYU+mEVLOcpI6glSbjjzqIOL0ipttSzwzM3q/mdan6bb87RqZIj2NrubL85vHxzdtEo5p8VCv/AfO+/P4Ga+DBC/5Uf+BCQSpQctgNWuQBhlgQyFsgJDYMuXPdbNsuRjVK4HXU2/<text:soft-page-break/>faWlzzIuQYRbNmP7iSohEESRlVOQBLWq70auU8jptQCm0YQ1PLWw3iVUg8CxEU5WrRiBatlIxa5Vy897FS3EpHTerMfzzvxsBbwGQ0xjCxAeEIJBpxopOnJVCzhoiMtkztkgN9OJdZKqz87vT9EOKRFH7Z7f//scdHpQrhcL4yUbf6IyaNWWPRYzGRN8hlyxhybVKvlC4vSJdqHH9yeGBlnT0yHdJrjVOx+vXyQK9cChWEINCHDP9yaxUOrkSqmo+hCG1MX4UFhicweJlM1KkMZwuNCM1PllijxiSn6+Ojs5O3piZF5rkCvJwsYWTO5Vi3elXy4sxpt9aPL6dCK1ljQkrXh5ICjkba/1HWlKo6AFdQDIpmcwwUlwyqDPnZ7/MObY7dujY+PTtKnZ+QsDmt2QcjgFb2xnDsFIXFv6tTp39rq3l1fvsa9G5bAWje5ktATEZxQC7TzNBVb5lTromnS7RCL9IszPoWo5Qn2Q9GTUuGTtY3fP7j6Yrt/nopd1yu7iVjbZW3Z8X7QkSPRq2q/5E6HTMGUI/lk+/KHh89f7p1/cnbv9dndj47v/e7Zo3/++M2353fPGys7udZ1f/dhf/9+d/202DhI57979DLtygNqEyyAMmb/VqFLAC4WB+Tw9QohUnInmqFkI15FiYSEKvJt/Skoa7em27Ga05UJx2pPju7/j29/+M3Ll99cPVhvNVb8+PdzE+/5/cvVbP55/40AF5XznbCm6rcclUMHGddlM9bwE0N7TWDaMKosONAQovQD0ggiK1HgQf5HC76oxfcynrbHshIPdMLeQTyynor2EuFeIrga9eynvfea8f2U814t1fRYEiRW9XkzZkvV7U+bnBV3LO+IeLGAA4sEyIjJENEb4zokaDVklmPtzUhpO9a0EykOFOcbMiIwjCKh+/3Dx61+QW/+5fW918fbAItrA6Ci1dkNp1F4GF9xtdYm5qgYcwxMIZXOTcnm5sZu3J65dQsV8jbjnt8/OfqHZ0d/eHL566urX9198Hbn9Hlv8M3e8Z9evHq9v9eM5qvxRsCZRlWmgi28G81nyQhPhPGlJlBp4jNld26OTd6avPPBOHOOm3QlMv6GVB2RoAXSXKx4691ArRKomg3pIcKgqWgkUi5TtOrMlkz+uj+BKXQyJncYZswgyJxdvHN7fOTW+NT4DG1mVkiji2jMufEpG0SsZgdGsig2llBr63Tlfrl6ovJswo5ByNvKW3wutRISKCR0uRPzb1ZWX671H+RCGwErtrRgZvHvNtqvdg/f7N/94cGrf/no47cHhy92j/cbK3lXmPxxoUClmlxwgy5MHxOKHVyhTW8I1+NtHxHTIF41FtYa4iFHarfQLbpzGo1DrrFDkK+Z2/j66vUv7z19vjH43ZOH3+xf7WXKO8nsy5XBP3/yRcGXF/O0KGhHQYcT87SDmYo3TZpjC4YQXV9Y0sacVOzZYPers3uPNvae7uz//OH1t08f/+7tlw92dv30ke+n77zn9y/Xn/lt5sK8epAq+6wVD7ESJGoWVccD1ZxQktDm7GjJhfWSnkHaX3aTFS9V8pgPK7FewFx3m/ay4ZRBHzFgZrXWqgJJNURoEFCihsRKg0haclAuuTSGwEEIAjhCKVvKY4hkXI1KgCh4kIynEwtRSEk1/bmY0Re3ZEKOIgokY9bMZrx8Uept5Lo6NI7YezJLawlIQID/orK66s4s+yP/9tVrlxZQMTk2tTZn87LY4CTHqAYckEiJClhtH+7TSZ0aCX9hVkafRzgMn5J33YhdlEKv+pUVt2MnHHve6L5qth5Wqt8eH/3zq8ffnhx/dXzy84vrLw7Pfn5++g9vHv/86vxeq7dfaJ41lveGjCI6JW1h8dZtNYO1lys8WttzW6ImMmXSx+yQL2UOFc2hEJESSe0iwC9Uubgi0o74kqg3Q/gcWkLJFEjoLFgsldKYk7fGxm5PDGvz2alZ5sy8nMWlzy3Mj81bdB6nvy/QF1VYsZPoV+K7QtMyzViXYJmgwU0yJQaWIKXXP272X68cvFxeeZGLpAGeQ8zxqxVpyoHhQREQdjuqrWTPZQwDyiGGbqHUzFyUGtg8gikhxYjXUZOpoyKZB0Ti6UAv7mpzgRhNn2IbCjJduBxspFxlhjy4pAqytQGFMU14OuHkaiOc/fr4/Jf7V1uhRJVynGRSf3jxaqOwrBBoccgmVZIyBZaxxhJkUA8H6Eobhieq6c6TH49fufv5/s5Fp/vq8sHvvvrus+dvq6X+eqn95/Ury5/5xf+jCfjPrXf7tzeyZIJQeWF5wKDsh62HBd9GynG3m6v6zaWANUhAVkBp1WlRmUzD5Q3rOEolLlCoUcTNOcxmiUI4zxJwJUKuXMxRyvk6MR9kMBQSgc6mw21y2CzQpAkbyNfwGGoGR8MXQiIxKpEYJVIjS0QIBUTKPBznjjDozDsyWqWX0Acr/nonUjtqbtotZYun584eqGwNqS5Wdhd2k+2owfOr6wcNj0u+uAQKBCGjiUNTMFigGbIU7fa8CblbDRdJIGpQCRemGWO31LSFpBH8+qT//cXWb+7tf3d29MXO4ec7uw8ajZNs5quDnd/eP76qFNfD0bNi5UGlcZJIfrI9+LsXV19vbR6nc7uJ9EE2Mwh6vAoxsDivZdBwHvs4n/vd82dv9o6ere1ftQfDWL4ajLdCyQQVDpjCQSrpNceiZl/F6W+4A91Icvi50acmZQyaXiycHrlz64ORDz8cvXVrbHpkkjO7xJiav3NjbG6MHnMXot4GYYjWPPmav8ORh8aUkSVdDFOQAZmy5sSOs/4qZtyN514Na9JibjtIFY0wY2ycTRNzNN5JfYaJJu2OgtOUEcvcAjgqAANSmUm5KEyghF+HVINNG1VTgyEDmowEe9u9a5t/RWCqKt09MVkO+Xvt9IbW0WKgWSlZVFBdNrW8ZKoa8XDUYHuyunfdX+sEYnfrzd8/fXZY7akFShSyiGUWJsfgM7pTVqrmjXdj5ceDnZerazvRyGW58KvH97548np9cC+TWEtld7W2ciXZ/X9OTv6X9OTf/+rf//2vnv1HE/CfW+/2n6yk8N1qpBlz1qPunM3YDVIBSBoz6oxC/<text:soft-page-break/>hA2JYerEYpVQrFaJBGxeFKuyCCVpMy4A1BTcnEERjUsMY8lkrDlKoFGKfiRXyZHy+PrZGxlwuR1SKE0Tvlgi5ClY3NAscSgUuCA2qJVWzkiUq5y+3BXL150aiwNXwaB3Bqd1wgmSCRRDlXdw8GGZzB/xxbZJb2DSqi1FW+F0UQ3VN4rlJVzi1o20wsARp6UUiNn1VoE0hk4tBgis3LnbGImc2yENz2FiIVBA/DJ4eq9bv2qWTqvt3YKy4/Xjz49vf90befnZ+f/99ef/e7Bo9cru6+3978+O/9kc/Obg91/ffHoZ5urW+HQlj/8bHl5v5jNWXADiy4aHaHE4st6+28fPb7fbd3rNH62f/CL09Nf3j//5YOzf/no+Zv+2r3y8uPm4LODw799dO9vH17+9vmjl7tbBiFfOTcRBmQQhzn64cgHN25/cGNk/NY4Y3yGPTU3e/vO3MjoQan2dw+eP+lsfrq+84urBxvVDZXcimHRmiPwdrl2nPZ1zPBpIfZmd/ejvbt3C+WmwwIs0hanF+hzPK3OKzXXtO5+qXSyVj4y42U1XkbIspnIKvhoEMWiKFZ1ZrKJDbkuBMMxm7WyvXzeLh0Qvr45uQUFB8H49kH3NFPcU7u6Cu9A5FiRB3aB+LbFlvCDpmai6bYmQJnZh3su2hvD2pZNk4pEehYbUAqhbiD60Ub368ODg0S+748uBxKdYO7J9unzo3s2V4VpqvDNhXh+N1jYH846/9fKyf9S/PbP/L5P0H+R8D8/P3KYMB+JkFqpTsTTcjmUWk4pJJRc4tQBCiZTTGfJeSJQplALhVqJXC0UwWJZlMCHZW8cN9Rd9qjFhIEwqTFYQcKoxQ1aE6ghdRpSJkFiJk/XG0rizn4wSYAOldqmBmwWIkYYwiga0oJ+udZnx7wHleWwMdDz5Su+IkEkEDQKGHMue5miaqClhlrrlG8VdS1Hgitn9aNuZNltjPXiFUoqDqjFfb/tMOHfScevW90IBEVhyUbUWbIgWTOsZNEldDZ3cYkxNtYPh1MmKolZ7KCZIyYAKAwSOSXoseHDWN5bDmYdiN9tipYTzUams56tfXN+918+ffPx5s5psb1f6ayky41wxAsDAI2mZXFUHEnc4vvZydVn+/sv1zef9Fe/Pj/6+mz3053l+7XiTih2v1r6bGv98/XtL7YHb3aH5eryZiqeJcG9iGUlSHHnpu/cvDXy4cjC2KR0bhYTC81SkZa+VHbbv9zdOg4nP1td/c31yXeXF+e1/na2+Xbr6Dgc6lDodTZ8kMnAgAUl8xRAOnWQbJEpmKVx6HyCiEL2Lhrdz1TPHm4/jfm6GqJmoFowUQI1LovKEEQMUT2V8dYhQ1wgtUllPo+j3G8ceiMDfWANDm9ZQqv92kG/tKW0dxlUh2OtyIPbkfaDTmkritgaqR7urE6x9VwhVvJVIlRqdkoAKFA75qilMx9vbbxoVveSoRRuqvqzMU/Wakr5rYVKqqcw5TiuVXV0Pd84a67cr9VPnhVWnnG+H8L77D2/f5mG/A7vKASqRBJApJAwhXKOCBEJ3ZDGJOXFSYTSKAxyOaoGTBBi1kFW2GDSgQ5E7wLBfiIYxeCMmSj5vUatDlUjqBLBtJhegxsAM6gmYDVpg0z9UCKJUi1fLEbFQZ1bC3ohKATBYdgY06IRrtoDQu56qJjEg3Uqsp2sG5EQrA/K9Qm5IUa6WrijYyAKZnsFINIKONfKrp50dgKOrteUTFkty27zepBqOnGnUJLQEzmzxaXgJPQqk5iNSfhTt0dGb9yZGp+eG5vK2O05u8ehRjGdbVxgpiHpeWNpAU5IwEgj0C64ykpNmCZz8zRBkS4mEFMRU2wz0YygfsGwbJWYVWq3VIwKmQL29Ozs6OjYxKJECK9meoNYtZeobZdXr9rr3z989Jsn937/+OEnG4ePV7fud1fOyv03B6d/fP38t8+uv7++t5WNexXMBq7E+TTB/Nz07THu3KJVJvZrpVbhj72UvLHbz1e6P985vpvIfne894vLo19dXV9mG8u+2H4q+XqlX8Yxv44Qa9x8sgTo7A6tQbvEAjki7iIXgd1KS5Xr6A2ddK19WR76LJKSGHMCMKbUuqR0uUUB2MSg/8cdQ/0sDsoVWIbmng01LLbiApDkYSUOGPe4qnl/hQ8lJ5DknDGxAKUd0c2V2lHW5K3HK77UjhAJCxRUOdFpxmt2mNzIlbqJtNtg6DgcOwH/WigUs7pAg09IZln6HGVrtHIb1via0L9GlS4ay9fl3t146bCAF8Kz68PyF3+fn/8yvfNfCACGSUghFCsFEr1SjasVebc1a0ZLNmPFY7WBgF6uxLUgqdbZYRRXqQmN1qzRVAKeLGX2Q0gtELIAiE4Ka6UIoiEMoGXovxolAchJQG7IO8NpzDnMz2VPSq8iFEqLSuvUgB4V5JNBQZbaK9Z4IvZMy1tMkd6NZMmMxY14Sm3MAdYKYq8hjqYrNoiGm7XsCmWvhKy57fxaOrFtc7fNsJ0SCDwqXgSU+tWa52vrZU9AMDulFwpkCzPSpcWRGyMjNybGx2Ynbk/5UDJJOH1anEIcc0ITHYrRsTIDKzKAcNLbKPrKOl1oWmRja0MKY5GnCRNwrO6oJKnCApeYH3Kti4nB0BJDyVxkz4xMTo0vLsyLKVPCYcnKFU4AjuCGUN6duayvHqRqVWvSpHQDcgoBw1Yys1NaO630VhOVWjhdMJvPMt7lgEUyPz1+8/bUrdsq2izGmgmo+Da1XMmgr0TDw18Shu2Xpe6LtfVXm3t3O7sXm0cb1UaKoNwakBBDbjxh9/ftlnQMpbw6GOYJxQyeWIoy4OhNJDc2hM5WSzurWrVLoHSLVW612iVlqHCpvEASR+XWeWfPo3f5CH/cEjqvr2+1dkAyj5A/7uYXcZe7iTpBJlXGhM6ak4BhzJTJxvsZRyhk9llCW4C9ydf5s7m1k95+jDRXLJYYROBiZQoxVi22qNHhMCVFWJbnbNPImsXf7xX3M/kjvrsviu3ZckeZ+qnRXnJK9M5R84/D7/361V+md/2TXpcTUEqtRr3bhBGgxgKp0jai6bXlSXg1EbCBOoNSa1ABuAY0SNWIVAFKlIBAhsnlMRzT84RxjKSUWt6SkEmTcBhSMU/D56gFXB2fPbxUiBjIEi4DR52nPAalgSNA2SJCrKSECqdAYV/kG5kSk0ZKVB2JkApr2PwYYGdLrEtKtxCOSvVRPhSVYnGbJX5c314vrrSi/<text:soft-page-break/>UZoJRZZ0bu7NnvRptTFDJrtiKswHM12t1Ft4CwxQIlMtDQvZzBGPxwd/XBsfHRyYXIxbfPVrMG0YTiNJLQau8KYFJkbmuCazNxqpfdOawfpyJrAkFbgedK7hrh6dnuzE+qVvXWh0jUnc3KQqNJc5CkpsVBDn1pcvDkpnBc6yGQqvIbAWQmUVmBFBIolbPkMkcgSaUgTFKjDYoWPp/LpkEjYlIuYMwaty436HEqVD1SoWPSF6dnRD29ruGwfpMrgkEHAWxqfEMwsRqkECLisakfHna450xZTQQwn+AqXWuGwyA02ia4ULBTL+x53xQHiAdgA84VCJnd6msfXONlIVARHfabsWqJZdkSj1mgjVqh5Yj1/YiXo+GRQfLvW+ocHj172Njdjic1I+llz+R9fffTR8f2HW2ePdy+/vHj4x9cf/fzq8fONs+cH1+eDg3tr5+1oyw4YYBnCJ3MiqjGn9JGe6n5nHxJI/AgaNFq1ApAUoxVXrB4pmPC0kCjxqRoNLwJUNRftx2OrHHttxFqfNyYz+X6/uRGW4OlbU8Po3PiPHv//2fWO34DHDSnlFgR2YJgNQ02g1qqVVd0Wv0ZUdppJtWroy1KuWMkVaflyBVek4EllLIl4iRXFUUIq8WnVScwoZQmEXDmfJpRxlXKeWsJVs5fEYqYUFisLpM0m1hZIPEGYZVxAJtKLOaBWYdFqrEIhKBDCgFjfckezelONcsWp4BITYgrNLLldDAXF6gBH5VVrqJo/n7MGW4m221Rw2joqawfydQDArFxg2VUqKVdCZ2okYoQzN69hsyV0moRBm7gzPj0+PT+3sDi75AWNbUsgDBjSFp9aQiqAAGxrwP6+nGzUY1sH6UE5ujHMjXxtBKNaOkvTYG52snsriXXKXOICEQGaVlpbYn1CC5jkbB5nZo4+w5Kx4E56Lx3ZQM0Ns3/LFFizOmqlQLtBlX3mEk+XkuhCRnsNMlfDvl7W0zbokxpdhL8kJ6RygMefvjN1669vLo5OSBYWtLT54X1qZGxpmoGBbqs9ByioqjPTctcMRG1K7mUBUbY2jGmpIEpl/blG9dTmrKMaox82iqfm+Qzu4iQT1xDdXPPZzuVnh9f/9OrVPz56/Gp1+4vjo9er64+bKy2HZeAmN3zObw52Xi2v1E3mFuXaDMe+Oj16e3h8UmsfV5tHpeqXJ0e/vjg/z9f2i429fPlec/DR/kXJ55csiaYkJAfL3ZG4hYZ4LbUq46mUIq1IDIhUhMsUzNoDdX+O0Ac5WJJuKs1iJTaSDjgrUX9NhITFxlww0dls9//0xRcP+ltfaPXvn//+5XrX/+yHQAICDFpALZKqRWIpj6eXS4JGwK7iBWCVFwKUbJaKL1CyuLBwaJYaNYej4PAkdJYLVGXMsEvJbfmoAKKzKmQOjdoDQWGCSNodEbM5TVnrbvtRLnJdS9+txt9stdZTkV4m2wnH1wrFjXJtp1IfpAu7+fKbrbX/l7337nEku7MF9SV28d5Tm3LpDb0PkkGGJxn03nvvvfeZZDId01b6qqzK8l2uq7qr1U5uNNK0zEhPwBtAi8UCi/0es6zp2S+wPYAAoQ/ij/yDYF4ifueec27c+N3n671no97Lva2yP5rzJz16n8sWNGv9uMQuA3UVTzxnCXQSFb0qiimzIlNTYG8L1am561SUA3DpIiaXBKV6KYuvEIoJACBEgqWZufnpJeoiHQaguMExjmUicn3C4EFBLSQLyCwV1NkRm2rN3OFxYb2XHUPKLF8WNblaSscq</text:p>
      <text:p text:style-name="Standard">V1WMxkaj1GbGtwLKUzxVkWOoCA0lggyqcQ1zfoE+R+FTxQF9ppHZt9j6sKmr8G5oHMNiaryb3RrEN432jlRTttrrWmfb5R2OikfN0pHV21cowkaR3CBFuXTGxx9+fO2n15anZrnzi1Imd2lmcfr6PHOeW0r37fpYO1Daya2VMweAKsVVxCBbDcYDAYWzHqgUcrsybRpgwXoRjC3RUBbTL8Oerw2er4+frmxd1jufb22/G63eTqfGqfxuurJbquxmUyeV0rNB56uDvT89eXW7snLW6B63V768c/9PL1+/Obr3/ODs7cnd7x4+/be3L352cvHZ/t03+yefbO9/9/jpl8e7YaXGpnPkC31MGQAQd9hbB8UWKWIVQmau1GjQOnN2f9Ya0mv8FNizTMaWySQdDgSd+c1CY7s5POgfff3w1d3R4PXO3j+dn0+uv3ft/yPg+/f3gwo5KgJAPiAVSRQYIQEADOC45JKUiSg7NfvlZCPoaMcCjaCnG3FvFmM1v7UWcjTC7mHK83y7eVQOPBlVzpqZvWJ0Jxdai7v3y4nTTuG4U96r5MeZyL1W+ldna4+66a+OVh70S/uV/FmjdlAt7OZSp/XSWbO2kYreXyn/7uHtb063/+lq7xfnh683t15ub/zs5PDt8e2zVv+s0Xq8sbZbLu/mKn59TAh52eocTVMCzSUWC5HSeMJlAZ0mwTGjhMmDuTyYzZYyuLQZyuIsZXGesjhDVQvxstklo/ONoIJNB6k87bLUydflKWRSYyo33eWityEhU9N8GxcPifSleSxGGDPdSL/qb0tw7zLioSqidGWCjboRiQqg0BjzC7M3lwAGkfH3XZ4em8xIjU3M2jHZ+8PMzmp4WEtua+1dhamus/dJQ6MQ39koX1rcfYOjGdCHy16vDYeWZud++tMb0zemOAuLUjqLT5kMmkOfpfmt8bS31vHkLxqbB70LvasnNrcw9yqmjJthR9waj/u7BBbm0ydD4bnkoppTvx30tE2GNU/oTnPtvDr4l4urvz578LsnVy8Pjx/sHBx0Vwe5sk9jzxmdKa29HWuaNHElZkHE6oAhsJlvNaKdRKRfSE/mmbU3O6fHja1WerVXXq+lO4/WDx8PW3G9rOpzvzk8fbh5+6C9ddgfC4UkijtFkInCU3I5uFdljahtAXOQL9Sh8qDVVoz7SvdHu3988eSfP3l03B4e1/uPN7d+d+/ey7XdP5s///H50Q/H+/6xk/z7/u13ABGJhCw2AvAUEsCrI4ZZ/0kredKMXbQSm0lH3alZjTj3CrHdQmyvGF+LeVcCzoZLd1aLb4SNfY9qO+XyokKnVBBT4XG<text:soft-page-break/>NIqqWxY0aOwZPdKFoUd6pJ0Yh02EheFSOR+RoyW6veVzdgLcf8K7Fok2vZzsbfXey9nSj9Xit+qDT6Jjcm9HIae79WbeP253n7e7XJ3v/87PHf/7kwWfH5710OxqskOa0hIximIs1y8Z4EATgatKKCsQTf4vz+RN7P39j/sb16evXp6enaAgLTmusJFukE8KsZe4SHV8WW/kTmcAjIlUm5ywVfEVEm7gpMC0iDpYyvEyGBNpQ2lUquUoQ7lgU2mjSIB1P0FE/wCcxDkCZmp69MUeZZgTU/mqoAWNhIRqBNSkpWTCacgV/o+WrW4x5OhbnIBGhLI6SiUp0K+wfwqaSzlL0aSxFkx7nCa59cPP6h9c5y1Scx8c5PB6FwViiM5Z45Vi3F6idlEfH3RNXdMQwNbDgQCT38Bh4yplYSfVy7pxbpWsFnTuZcAoHUwpwLxn4cu/o4frpuLx1VFt71BmtJ2s6pUeqCBDqGChzLbFlZsIcVntiriKuzQN4gCM24Zgr4834nTW2skBV5yYZoRkfJDwtjjwhNFbniZgv2v32zr28XuUi4IbLe17qP+7tfHZ+xRPiVI6cDuqnWDImW2bDdB1naD9b2K1Uj1q985XtneLqVrj0dDB8vTt+uLb7YPNsf+tON7vyIra6OluekLf1YwL+YfhefxMahQygkyJe1KrPuAxb1eR6Prgas1cdioZL3nAS2wnbasi6mvBuF6NH7cK4kDhrlkZRX9NjuGil7zZjBznPs43KOO/fSPvu9Mo7xcS4lB7l4lvlwnapcNosvtsb/Gzcezfu/OZi56SY2chnj7qd85X+Ua1+1upcdFeebW6+3t361eXJt6e73z04ezveeL23+ene9penR6821h/Wa3cL+V+c7nw27v3m0cm7o8Ov719+cnKx2dwJm1MOpU0ungRzVE3aEEBKn1kQU2nM2fmbH924eWP61o3phWkqzhSVDCazgB9AYYzFlbIlWkzvtYZSgUrYlev6EtvZatSR4HEIFDXbLTGNzmexRMrWRN+TcyjcIKBFEZtOFzWZIna1yadUiucXqNduMW5Mb6XyX45Pspa0QeHzGONGbRrBnSFrpmJKBTUJARzigi4Y8qBSr9uQqwVWIVVGoCsQhC1ldagl8Pz0zAc//XD21qyASiOFIpDNo1Po1z6eVmHmkitfsqRawa7aVqdoChJjjS22CBl4yRr87aPnbw8P2l5HVIbkNbKyUXaQD64Fg359BFNnuOoMj/ClLdmqLafXRyi4j6fLclUJGuhAAU3OFq+Gar7gANWmJcoIJgs0k5218p4jsgFMIompkg42i7Ge2FjkubpUW52wFY57a0m1MmU2dqLxh6OdT7YOn23t8ChcMYfAAUIFkwG95aBU/Ppw893+6Ml6Z8XtXQnGN/LVcary2eHxPz19crF5ZHAW5YGmyl5KcGzRaedPflx//sH4z/51dkMnZu/GHNvFWDNgyVvJMCmOkNKKTXlaj26mHUelSCvgCOiVYZPOp9b41bq02VZzeSoOx0YiftVrDcPew0p2Mx9vBF05u8WrIMMGs99gcqj0VoXOJVfmzabdZDJB4KNwKKEyInwYB5VKxKDDTKTUgAjVcqnOBKtX44m8xj4MhNu+QNoaijqiKU+2GMmvFqrH3eGbO8d/eHr/u6d3Pj/Yf7I5erQ2+PnZnVcb46fr45zdq5RqtEoXLEAYcxQpk02fXpj6YGrm42nq9DTCZjY89me94mkpeFEMdvyWUS51p9366vLsT4+e/unJi7+8fPjX14//+OTRYa12u9V+sXP4aLz/8vbFL0/vvNvffjEe36407/ZXX27tvt3cf7Gxdb/fzGoUKhaTYDFyRt3Pj/e/e/bo27v3f352//Xe+Xl97aw2PCh0VyOZVrpVj5VawXzfV9opdR6t7UddBUgeVsg8LtzkwpQgk/3hT699+OEt6tKyiMEC6OyZW/NTU4uLt6hlX6bmSjb8VbUxzVf4VaoEChojSvO7zfG/ff5mNRjIk6q61Xw4kWq/PYgqMZ6cKbVx9HmqpbGIR936XM1ZTAfqfEVSOAnjji5uasgJbyVQ6kaatcKBLbCCGPNiMpKPNo+a+9vt43jxyJ05blfHx2t3/MkxHFqHolu62LDb3RDRePR5Jp+D6NWhVnHwcvfIJoGyDscwndrKp5seR89tPykk77YKn2x1n/aHJ83RoLKeCnUczlwuWg67cxxVZtZcFVorQdjA+Xj57137/wj4fv25X0xerebXkk4vIUxqiYpTv54JTLictqhTZnVMK3NCgB2BIAYb4YjUEkIjlSuFmBFS6kHSICLyVn9QYTABaNLomOganQbSqACPiYi5OI8LMRkQh42KmOKExmKVSLMGU1TrYLJRBl9FYZFSyCKGrAyBngHomTx5yump2sNxtaXkjkhFJoHEwpXY2VIHE7QxhHql2rqWq+ylC0/Xxnd7ay/Ht99u7XzS6f764vwPL1/5dXYOA5IJZdyZWTmdwZ+de38yL4VmgMWtsP35dufz7foooGtZiJQGtsGSstnWdXk2/PGjdOmXJ0e/e3Dy1e3t7XS87HB2vf6mL1DzBN7u7Hx5vvnVyf44mu65wwNvZOD0rzrDXZuzYlAZeEzp0iy+OHfVrf/x+YOHK72jXOE4W3pY6T/o9n7/4ulf3r743YuHvzg6/2w4ftYaPBuMfnP/4W8fPDuoD3cqmwVLoGYyOBHpzY+u/48Pbt74eIoxMwfQaLSbM9SZ+Rv/+3/bKdVfbe1ddFY7mYbXHI7bohuZ6lYsfZYvfXt+9+X2+LiQj+v1dhiaiKiWI0WE8iWhTqSv4L4NuWsl5mtvpAfr9X2FvsSz9Nj2VZG5IZGFkp78MLXaLu570rt8fYFLJuz23LiyuVbZK1QvXJnjZuPszvhhpXWhjh2o88e2wu7G5jnMh2euU+kMKUvikspi7WQlb9HnbPqi11GwWSp22yiRvOqtvN3bfrTaGSZKcsLJkoUoiuQ1qUdlLmYCPb2nw/b00OhGCQ5yZ9z/UYA/6u8Pwvf8XSkmCyZkK+/bzAd3i8mqzxE2KvUIiPC5IJOphyAjJLbiiFYCi+kcmQhSSnENLLORBrvcENI6w1pn2Zf24OaSNz4xpQwWtsBEuDwZj0uwAHKOilJ5GioV8pGWoEIZkZMZi3fCaBpPM+EvCOoh2CKE7RS+ni7Q<text:soft-page-break/>mWTGTjDtx3XNQFpBuNkiKw20c4kAA/bQIC9H6lYizowulNH4Q2q/Xxce5leeTVi8e/S7xw9enp5qcZUFxT2EKKNBfYiIFHAncwdEpxgkQEIl2wrZilo0p4KjmNgBgQWrcSeVOq+1z6utp6uDzw93nm0MO8Fg1uLczZUPq9WDav3N1vjFRvPV5mAjFttMZi5qnacrw7cbB1eN/nmlMMn7agEbo9Pawcibvf1fnp+8WF+/qHc+3Tp4Mhi+GW/86uL46Wb7rFh41OjvRBNb4djdav33Dx5+urbxarT7zfn5twdrl/Usd2bq2ocfz1yfYUxNSShzJiHPhcEEg15yu//48vkfHtz/7vLhRWPU9iaHoaQLJjcyxV89fD3xJ3JAKqLyIBonKlc6YIVdblJpQr7skTV+JHOumw21UXJ0vHLm9XdY6vqyoc8x1Li4X0+6Gp5cylUxBAY0VZopj0ggW86ZzfnqukCPjGyaPN3V2k69cqgMbUOhNdzfWxlc2NR2Bg1ksSE+bMNV6ZwnESHwqs02jMfXk9maP+bV2w34xJh5wgqDx+CjS8xzRHBBnZmRxxBDvpLZzGQ20ciaMLpdCg6588H/eHz0I39/EL7nbyMdnqTdw2ay5DIYJEIZwIcEvPf9Y4WgiAtIOVwLjhikgFdNKkFQBcFajDDIFSYFqYEJM67x6x15d7QTzBQ90WasZDMEQbkPIlwywiaRmIRiAwfQ8ZhEQGnveMMpraEbS2lkZpHUJkbsWpXHqAuSmqhEHpJrEnZ1ZCPTaDnj64lawpVFiBB/cveNeUSXkVvKuC5LyMPNYKVhjRR9ZULqk8I+kyFS9jU+3T/97tnj01YrZzHpAI5dIiRoFOqNG9SpWxB1PqGR7eUSP9tfOa5GuiFj3qzIWPTdkPdOu33RHjzfPv72zsM/PXv6+0cPz/qrg0xmu1jtZiobtZWXO+d/ef7kD4+vvjg63q+01nPNcbVfjBZj9uhmoRrXK3UgwJqZZ88yC67Eu/2T29VuKVBerayNe9vng+0/Pf/0f7559vtnj97dPv/i5OKzvcMXG9u/u//412cPzwvdq3b/XrVw1SqaJQLazDR9YZk3v2BDhH2fOYSDOH0JnLr1fDR8szU6LVXLZr8fVtVsns1iddwc9oobCszDY+M8qghmiTMaS0RpLLgiFnXQGl3Xx3cg9yqqy+eD7X5yxWLKUdHQkjrNUMU5srBAPEnWqZQtrbe3mLIYG3ELQWNA7W/7GzZbSWJpMNQ5p7OWCK7xDVWquTZNZlyRXtgWZjK4EIjgSq/RUW7Ey1WnJ2GwGhAFzIO5TJjOIhZouBwyu5Rui9bPl/sXVZllY41jaoh0BZevWcntGuKby+Z60FBivefvT37k7w/E9/ytpmN5t95Dgk4Sw/gCSABAIgAVCWGBEOQKYC7fQiB5lzluVAWNagM60V+JDJToZDItqVIRSpNSp5HARavNR8h9hD7tjZFKn96YspqiLkNcR3oVhEMFGYNK6zCYyBttK7HE+6YZkEUiMepVbp3ajyvCfMQrlYdkRDDnTjZciaI13AmXdJqEgEzx5RGpJkHo86QurdSkq8H67UxrXFxP+lZQMiczV+Tygl0bv7918M3Fxe1mmWRTTQATpS9L2Wwpn6NDwJzbXvZ5On6blxATAirIpLDmqSIaVyklJ/WmJcM2baoTajTceQVqFwgIPlfO5GiEkFOB+YeJ+iiWzvniAoFCCFlhwiOW+agiG4zalBJUsLA4//HNWx/NKaTmtDUeMkZFoG8ZdLOIAIh53MboSXuwnS471UGXPeOxpHWkz6WLPhnf/eLw6rODyy+Oz7692B2X4ss3bsy9b005K6Uu6fjLRhHVDYv0HE79PyT4q9PjuytbdW9ylKllXDGd3Ov0tTFZCBWpYSGilCqjpDWhNJedIachLDKUBY4Vqj7PkPv12ljJXfVZswLMS0U8XNwLyf0q1DKK5a66o8vNs2K8nrCG087wMJ37ZGt81t8uZFf13mrIld8qbfiDDY27JHfULdZCxpel0wAc1SAKlz3QTPozUgZPQOfcmmZNUcBlnoLKU1M4Kr5Q69D6g8aY0Zhi40Gewq+1ZPXGRDxQXM0NYpEOrE0E4WCGGfnJj+tXPxj/2T82EQ2atCZE7NPIdBgs5vEgkUCFIBOFNZEqA0GaCMSpQP0qImYiM26bkSA0GK6QQhI+XwpIuSyAQ2EYJJKAipSzRBGDRi+BVCBpkuuDanveG6snCsNUcTtX2M+WCiZn1e6qO4JqxGjUBAxKv0odUZkKEBlT6ZNGczbjzGyl6h1f7qKy6rXmEXNFok3B6hhhLOvMOYO1FPY0jspr2+nVbnKkM5R0vqEzcSA3lt2W9KTI729v6MVAUiczSgTAMoU6v7g0S1mmcFkssU6K6MSgmEl7fybvApNGYfOFhEjuAVRJDhaKuitJZ1GIeeki1SJLTQUsNMzPxuNeUy5iCHodqUWRaRryUFA/FQvNIGEG7DAqTOJl5vKtuQ8/+JjLlvstuaQrJ5OnpsQeuiLOIeNMsT2gj2bNGY0sxCdCIkWaLY8BqC9syyUcBdPkm8Pds4lSt5oS2rKYzeTMU5hT03ZU3PJb0yYNDnDnr93qRAvjXCtojitxtxDQsQEzHXJrXS2NNqFEDDKxAuLLLApT2eqPqU16uZOCRFiGmlBTFCITq+zeiBR3Mo2kI5HxFXqJxu3a4HFv8M3hwV+fXP3l4YMvju58srZzp9o9r1d/+/jstw8v353duT8++/Tk7t+++Py7F2+/uP/49Z1Hz84efnJ6AdAFdLqIItKq3OWgJ81f5BEgwWNO/DvGFit5gAqEDFKJVgPrDFJVzB6qxvKng9Fpf+3eYHza7h/Wu4NkbTPf/L/u3HmkWf/x+dEPx/f8TYWCAZPRIkOshCRi0RkJzGHQqXFMjSAqKaTDZSZSYZZhKbvRKZeaUFCPwrxlqpjJkXIFUh7ApXPeN5JdoloRqUHEDyqEvZC5ZDf0I57jUmY3l7hdK07+2EqG16OxtVBsN5k5LdcKTr+TtMiFSolQD8BuhsA8z1JSeCoZqMtYwhZIV3VGLKSHJnYyIDsHcghlUVgRBHAvLvO3w9WWL99LdJ2OmtY30AYGysCa17+ad+Z7yaZSACN0Du3m7M0Pbt68Njs3Q12kiWkcVCVF1QIBf2mJR6HMTy3NzdBpTIQNOWh4jIKFHdZMJdQgyNASV3VzQUrhqpYR1ywcxuUphzbqMye4Uud1sWsaCc7i0Xllgq4IWTRBEpCwKMs3Pry2TJO6nJW8vzwROxbsAdUJxJyjwR4Z7A3q0x5rRqPLqC01<text:soft-page-break/>3FERkBGrNZ/NbLBUGaYib9AkSraYTABQpmbnr03PXL8O0agmsQBh0mjzs9d/egMTKsLeIg/2cFAPHdBQhHoqFrQl9mSqAAYqlKiRxyVBAR7XWnyY0kG6BZAH1WY8jkIlWt0rtn5zcfK3z15+e3H6fGv98crqea46DoS24/G3a4M3a8OHq5s7uXrXHlx3B55vrn6xO37SWb3b27yzsvbPDy6/Pjl5vLp52VnfK3a/efjEr9Iv36Jeo6Mcmdeg8qI8GAMQUggrxDiHyhOwRHJIbpXp0jZfO5447Te+Pt35+nzvotPYS2R2soX9euv+YPM3F/f+/fPP/xZ9+uP+jR+O7/mbCAQ0EjDrdcQd2lLAbpMhKliqRGEDSSqkGAlhmFgC89hKgO2SSRU8ugmDEb6AR2MJOXyYz5Vy2UqJ2EMiQRIcRM27KdtZJThOuUIEGFPLtVy6F5Vk9MqWy3SUj75c6z7ptR72Gp/tbx8UKnV3Km6deGw/igd4kIMhmuRvTdISt8DGuM7t0/rYYgcbsktwhxBzImSAj7ghxBE3xav2eMOXs2qTQmUWsbewwDbpGRUze2l/x6ly8BYY89dnb1ybuXF9ZmGOsrAsoFDERhh1YjDEYApojOX5ZQaNC4hIqcI3+YcCbdrrLK/m1kzmDE1sn0wjEGwFycgckUD1jaS7WfaXzdYsDQuxlGmqPEpVJWfJOKlL+LVmTMSnTJh3ky7FHcVwLWWNqFEXLnUQhJfC1ynJSNCR3lk9q6Q2ivkDV3QLtbdswf5ocN8W2+CZ2pCxlPVW7KTh5v+4OXVt/qcffTz90Q3u4hLG49PnF29em1meY5fzQwERZqFejlArQe2ktehKH8h0IQiYyB+ySIVFXDShd/ghWdnpLfoiT7ZP351fvto/vF/tvNvb/NXZ8b1ybeT3nZdL90qNVyujl6ONv1ze+/OjR99cPnl+dHW+sn1cab3Y3f7Dk8ffXFw+P7j89OTyu+fPv/vkyc/Or35298nj7aM/vvvibLhKsAWoWE6qXIREt3RzVi0SmEWchFoR1ahCWnXeYWtFA62Qv+q0DGKei37xrJW736luZ3N7jd7xaGfcGa7l6lsGw7rV+feu/X8EfM/fuN9nl8uTdnPCpk47tAWfTYtCCgie5F+Ix4cEIgGXDwoACZttl2MaIUfNpwdI1AzyHIQ0ZtGk3eZS2FXwmkJ6NKqRdl2qolaa06MJDZo1KgoWddtnH8b9w5i34XOEtUo9KFLy+F6c6LjcbokqZwz6lQ4EdsKKCKqOYpgzZIolDJG02lZx+0nMROIumcSgkFuMShcm0mOQ0U+6m45U353N2op8NMjRppjqPF+RdPu6lcKe154GmODU9Zlr16ambs0tL9KFAkQkQE0o5pITEjqDT2MszVN4bACG1AjhgtUJSJMJuxsruZHDkedKXctcLRdQMcWWjyQ+OpmJ+bppR9FozC2DHhYRoUJuNhGewQOQNhrQuhGeYHFm4eMPFsUCZcwSyhtdTljHmhNgUhOBe0qp4eHaxUphq51cDbk7tsiBPLgBWeup3F63f6WNH5CR7VSs202W+AusWx/OfnTt1o2PpybUgLg8LpVOXWLO3FjOxxsqUwqUeQnSI1N4zY5iKH8IonYeD2NxYDYbl7DEWb1uHPW+2uh9dXTwamNvJ1XZiuY2vPFPN4Z/ffnwj4+unq6tvdg9vNPZGKQ6WVdqPVHZzneSgYbFVlUY0ihkyThiO+l6NVLyOcvF3PpGZ/fx7p1OfbPY2MsU1s/27j49OLGASN0bfL6745aRwmWKX4H2/daCTla26sxinkUiihvUdZ9rEIsN05lxrTqMJ1ZSJSluAFGXWB3i4i61wnvHnTaxBH/v2v9HwH/qbzBgI+UeDdmI+R24JGbUKIQAyOJJOAAqEqOAEBa8X2FUCFh+Jdr0mXJa6KIa24hamz5z1qb1KmAbAqgBhh5kOxF+WiXdy7iHUdNJI7EadcQ0hAUGCS4bYbNRHiBkC7gMnpAphliihN5gBeVORJu1ukWAhiOyMYVWEeokCadHFynY0/f7o8NK46zevd3ongxGD/uje731g3b/ajD6bO/gXq01TtVVcq8Ic4OKOKCIg0QomRwlYn2RQPHhR1M3b8zMzy1z2IBIIOUwBDCHh3IES9enKbPLN67Pzk4t0alivkA</text:p>
      <text:p text:style-name="Standard">nJUIImXBZCq10P+TJSiHrLI1Y5uCA1MTHQ1x51Okqhy3pyW816hIGXXTitFWaCKyKGK3FkKfkd6X97rTTEtsoDPYL3bvtfjUY02vcTk8ln9+rFm/Xy+/3eg9y42x8i6urClxdlrFOWjut4kE8d9ubO6mW9tZLKx65aenG/PzcwvWPp5an50kxOHE19IWlWx9OB5wxX6AMoTYYtoglRrm9og2PALGeQwUQPuhU6PI2+7126WmncJwNHmRid9urnx+cvFofP1zZfL6z98nW1tOtPbfKQWJOlSYqJvxsidNuyRQCTa+rB2qrbHN1XuLUKgN1fzHlLsO6EttSkdurjcI26a7PmWtTqrzckBnmuzo+aBKDd5u1qF4l53JMAt4khBdM8rW4p+S0FHz+rCccsHuNWodQolHLrA7MatNFlxDHEhZZ1ObmNFmhKj00BLE55t+79v8R8P3+q6hKadOQE88cNGmtsDiiU050FmKxYR6ACQQ6iTBh1VS9hu2MbyPpuuqmhwFt26Ws2kgdQNOJOD6ZpGJXlZ2aqs9adpviejxjJHJGzAQyJ4EaYtK5FBqTxmFQWACTC7ABDoM3ycs8OlcnheNagxqAOqFQ0BpAUDehiKKKiEwZmjDFrc8ElKGaJ3Neq1/UivdX+1fN5icTEdle/2Jv8y+vH//t3dN/++zl5WBvmOlU4m2Pp6rTRhz6aCyyYncWORwpg8q59tHUwgKTtszk0DkCKoOzQKfenBPQ2TQKm8sAELFShtjU6qjenHdaMoNsd5CqteMtqzGhUgd0709F8Wq1EbPWr4H1dtzU8MXTBttGphG0xg26mNVa0RhzNls5HOh6XaWTxuiw2NnJVb0qI45ZSFPRH9mJls81wdFEuCVQ0O7qsfAoS5dnaXN0KBF01ivZbWNwM5G73ctvlb0F5jxzeX7p5s1ZyvwSwmRZZZiQwZq+PgtDCp87rUDtOOZgAuoFxCs05I0Km1uuWk8nh5FgUk2sum0jj+Uo4/tid/<text:soft-page-break/>Rk+2RU2wjbUkqZXyvzpczJvKdMon6+1CdUx3nqBAWNospYyVuvJbYU9hWha7BIRHFluJ9Y7af6lmAH9/cxbyNXXHfH+lRbddbSRAyFbm7FQpBFf+Cg1kJZTAWX5SKwssu6lgl2Y56gTitkiXg82TJALAHqGdDMhSwu0hsyx3F1mK6KUx2NeUdXaGsN4aDoFuPvXfv/CPh+/3NEqUQBAAUELo3cR0JOHKhH7A4STtu0G2n/QSW5U00Oc6G88/35ZUktXLeiZZ14P+taCZt6MXc76i77zBGzRotAhAgQMhncpSW1GNSK+TI+kwRFAjqDQ2fSlugsBp/DAjgsnoArEPPFJozoBPwps6Vkt3SjaVxs0JExtS6j1iVNprTDmjZrY1rcO0zW1oKpni/d9SVW/Km2xT9weJ+urXy6t/bl8fjr4+PfXV59fXz65cn5Z2d3Hm/sJPw1X2wEYZOpiBDypQIhAUlkCpiwYnIbroxbbB6dkYDlEgGsU1h1Mqda7pGAJi3uOmuOBv74erzq0PhVcg9JWiChTIEZcYkSESvMuK5sc1Yczt1Cw6XxKZUhlbFgcjTtzqbFVnPYSmed7ZPW6mGxm7SGJLhVbqv6MueotX+d5yaDI3VgoFZmbIaSVBaR6xIQGgzbc8VwC9TmhZqKx94ue6pCBri8+P7FiKkbUyCbNZkFABpr+sbcxzfmzHqfTGrmcMl5GsKTOiy2/Ea+VXU70yZVSi2PEJKtmOvFqHGnlh7FkzpdjC2bXEk6EZfg/oyvmHJmTKooV+oBtSmRsUrXVlFTebu6PyzsuxKb5vQYtZVwXbQX7xzWN+rlnUTuMNE6a7X39rcfZXv3LOULX+bgYP1SL7PCAFEOpswY6iBlUgAEmHy5WIJxeVpcTaFBSywZS6LliE100CbF3FFLvOzNZiY/U59dtnfm/SOWtRWEg6wbP/L3vwD/+f6vXGGUk7hIYMWFa2nPTinweKu2V48NU56GW58zKYKkOKxFHDgY1OAVl+aqm7qdd+8W/N2IzYFLSbEA4jAmeU3I4ol4AjaNw6ZyRTSWBYFRBhXjcRA+X8hkiziTmw1JRRACSnCxRAkRMJdvQ5Giy2pFpP14KuEIGkmPyZabsCQQ6BmddY2roSDDeUdqN91o2MPHxdbkut/aeLm5+bvHZ39+efWbq9OLdr3t8XUdwY1Eca/SeL27f7p+rrHVACI4NcuhUjlMNgiDMqUEyxltfrlykIzZSO1kJAKuRAbrZIgJkxoBrpIALSel/jhZXU/V1YjFaAhbTQERn9CpnDJUJwUwE6Yp2Z1hpW49WXCqvLgq/B9HmWR1pjxpLMjIUD/eWImmu+6YUqJd5GhYuAdxNm5wbRJ1+uDuz/2x1ijZvdvZOW6uv9o+ezk+fLd/8ovLT8rpIaLJmrS5dqitkmhvXpubJPcPP7g2OzUloNJkQpCxSP3gp9c4TFExWgO4GJMiMiDG0/7OaijmEvIGfvthKbVTSDZ89rRRaQOFPo2dLwsukimaKrsoS/Df87c2SK3kAx2pIolZ6qi1zTA2mNrCWmV3t34QSY9DzUt74VBgKHhc1YPaxlbvxFM89DXvtocPGmuXtvKxonJOxDbX1u4WYkMKTYYiOj6Dx1yizy/Qp6dpIqZQJYJJEJcjWp5QLUSdIpkPlLthwmvXR4u+TD1W93qbDE12zl5fMDQMcHDpY+rfu/b/EfB9/o36fXIQNOPS9VLo/rC4ETc3HLJu2OSRA145GCChesDcS7j6cU/VY0oaZFWnJmNWGCQ8v0aOsTkwWyhkcKRcAOSLRFweh87m07nAEtUglXhJwgQKc06HHkFhgUDCByQCkUQwiaN8KVc4YbGZwAs+l5uUTfQs5fITIpUQcYDysNxYJgxFlb0h12eClsRZY7XrDt6r9Lv+VMKa6EQavXT10dberx88/NfXLz47OX68MT5v9w/yparVc1AdRnx1XJueZUK3FpiLc0zGEksuEhfMFjMoqfo8SgnOY4tAMSbgITiql4IaBhPjsYmmM9x2RPrhoohDIIhVLCJpFFAoIJkMmLLIB6j8gEKtZAMFk1su0bGlZqrYLFNHFOoIrE0AuH812xhGMy1XSC7VUoQ6Fu5WeVp82M/l6PKR+mFz+JeHT//lwdXDzuDN4OBubXiUqX9zeP6vr784GuwPSiub5W7Jn2LM0m/dmPvpBzdufHyDPb+IsVgIgyZYWlq8OX3YHqWNHqMEv2wNvz66eDQcrKcSu8WCV0FKqGyIzjNKUJ0QNGAagAwx9QWpoymwNkTqSc7tbWXXq6FVEZEALA3UM+RbV5Y1pUCwtVbacQcGfM8qHNmlqkqgMtaKtyuZNam3xwuNXKXbxZU7utJtbvEUCGzUqjvN4jZXZGbyiJmpJeoibWGevrzIFnOENrnSSWqidh9JWIQSM4DaMW0QVrhxwhlyJCKWsMeepiOe63hologZGAbGjR/5+1+A7/mbj0fcGtl6PrpV9Fdd8vWoeTNuvzcs95OuVsSZc5kqYXfQpNbCEpzPQzhsGZcV1JEqIdejkWshSDRhK4MnYnEgQISJJTgI4WJEDaFmDEnbTE6p2INCLoUM5rEnFEYmH5BKFTACcgFIBEp4PIjD0kpBJSBwKjSYQEbhKjiQnYf6QSIEy6NSRUwqsVYC+bjGvuJONcJVhSJi1dWd7o7XWyuEKyvpyrjYeHt0+c39+7+8vPz64urX9x68Ob3yOtNsPvrRzYWZW5TZaSrAYAXlchmTHdLpuMvc6WnqMoVLpQq4XIRGB+cWhVQK0PJHGs5QI5CcyJxIbOBwiAl5ORzFMgViMsCJbfUpSDOElZx+NWHjw1aW2KRRB7WqACjzCqWOUaGxEoiVzA6ZSM7iykHIbLWkm/n+06PTrx48/Xz/6CSTeL41vGwPTordw1xj05+8qrV+e/Xwl3cfPt89fHt5+fu3b+1ygkFZoi1SZj66JlhcMEv4g6gnqJKzZ6dNIHo73wzK1D1veDdTudPZ0Ihw<text:soft-page-break/>ZBLiOSLmIosxx9JBMqVA6FToTZ4a7O2T/oHI2gRUeb+jvlvZWcltQZrssiZH09cWtOX/Lg+LVb5WpBfwtObUWYqtsyBLM8QOvzkZclWkptKUpSywlVLZDV1i45ZvOG9qJmLdVn5kMmVoDGjq5jJzmT2ZBvlcqZAj0iC4VaZwKVQWlUUgUrIlRgBzCBAHS2QW8NVOpculcSkUbqbUpDcHh4ZgxuD4yf/X/vRH/P/G9/3bKyn9uJoapYM5s3yUcj3dbq/Ena2oI2JSqEGBTCjAhIBUAEj5YoANiAWSiVW2YNL3vRtE3KBRqZKIJ/bbIJcblUoTSeowGSacBGEJxuP61Kq01eDCoYLHoRAL+Uw2n8Vn0ZlcFptNYzMoDA6bw1lenqgwzmfppQI9QszPsyesEfO0JBmVyyMoERRJHSFLIqRyhWTWtCvJAw0CzIfokmpb2eGsxsNdvy1vU4bcxoTblIi4Uyul2j+9+vTlxYOkJ7Y4TVlYoM/O0kEWN6SQ43S6hyQEFNbiLIW+zOKxAC5TRKdMhgTylkVbiVzDGSw5giATEgsIHkskYE/SO8qg8dlLFJLHLVm1XhnS8HucaouCMKkJU9mfqodzAXs440m/PT5+MR693FprR6O5UHi3132yt/8vL1/9+bPXO7Xa3e7KL08P/+9v3n57dPJy/fbXR/efr62/3Br9Hz/78jeXz8bZ5m5j5e3JedXvJ0HRZJKk3bgpolJ0InZWj+m5FHB2Wji3/HTjtk2IVRyeXzx83Uq2KVNsWIRDQnhxjkpfoJswmY9URtRGvSUHugcy/xBy97iqDCEL5j3ZcqgikQVnJN4lRWqGLPxvsjSf8PXjrWaoTuqysKcJGtMY6prY3bVCt5RZxZ0VwllLJVfsyZVZZ33BWAj6iu1412eOLy9w52ZodAqbQeOwGEI2CxDxJQoJRgokJpmBQpMucBR0voYN6JkiA5+rTDsia4nUndWVw5XB5WD4h1Lpkcn67//+709/5O8Pw/fnp1STuqAKDJHSw3puPRdO2TR2udRJwm6tAp7QFgAlgBgVQwggkXABERuQsrkT/pa8tqhJPSwmEg6jWgppUVwJwzoU1SKYCnm/XqSUIiYcS9qMSgHLjIKkRMRYntx0Jo3KZLM4TBqLRWczmSzawqKEwVCJBXL6slcmU4jEZgRP6K3DZOmg3F3Ld3ymUFgfiOm8btyQc6cEoJEC2nlESKRKS1VpQpdzupvJcNdmySg1KbkygKK2VrzxZO/o8zsPPDrr9M3Z+VtzCh4vpsAMPGZSJ5dzOCIqDWQyCKFwMnKFWIrxQRuMPx907jYre4V0xuFqh6Mll6PsdjRC/kbYl3MY1lOeO/XI/X7+nx6dXA5XDzqdy8Hg25Ojf75/+fb49Od3r/7t85ff3tn5+cX4djO3164+2RzfqQ/Paiu/uLr/6dHRl/ce3xuMPtvZH2dbWpnfYCyrNBkF7lzLtV7unLw4uvz09Op/ff3Nm4tjGY+Fs1msqVnqrSne3C0fIdxMe/w4TL12M++MVN3Jki9dyQ+NjsICBRKxYQWkFHDE0IQ7CB5Raf0oaXUW6ZYO196matIUIswVm1OuWC2UM2pCHKEFUwQ0urjFlq/4c692D/7l5Ysn62ePDh4+Hl8eV4e/uf/oj8+e/OnFy89uX3165+m7h48/f/zqYHy1tXF+ubPz4vgi58vMTy0vLjKoVPb7i8JdXubOztAETCHGAU0SXA0reEyRFlcHbZ5KIrXXbJ23mp/vjz7Z6F6u9LZjsWMY/otW+75/3Y/8/WH4z/NTUrqwClqNu1pxr1WOaiSgT681IqKEVWeSYTIYkfJALapQoZhBQapgXE/IJx8bpEMpmzpu1JR8FjOKWuQqtUxuVKjUCIaJpQIWD+KLxQyGX6fQg0KNWOjRqQU0Jp/OZi0z2Ms0DoXCo1H41EUJmzEheM4gy+uwvt+4ErWvpcO7+fR6LPZ4sPbV0embnYP7K6NRKhfByao9LOIpqTwtAzAJiIBQFhHKIxLC7/PUsuF+0NcyOJtKUzFgzZ10th+tjy421xQikVdJbKR95/XEetR21U3VfaakUZkwqCtueyfs7UZ8zYD3pFX+28+e/e7R2Vdn2+crneNWebsQHyYDrYAzZ9LG9GTBLLtTT95ppd4erh2Uyk2vv+vzr8cSq8F4JxDv+IKPV1pn1dT9Xi5pVsdMum4wtJ0qvt47/n++++2XV0/blbWAM9vwJFqBnM6UE6jyfHWBhQStmkQ33Koku9FAc394+vj0Imi1erUaJSjmLixIGbQAidY8JhF1aeqDm4w5rssS5gNqSF/UOasoapRJ1DpMz2fyQbaYBOCAUuPGVEqNf5rMzGnyVFmYifqFAnXNGzlrtA7rnY1s/by79WT75PnO+UVz+Hb/4F+ePbld6XQi+d3csGlPbKfTr1cHr7a37zS7zzb2Pj25+MPL17+5evni9PLLy4t/fftur9lnzdIZFO7NG7OTqD4/vbQ4SxVxhCoQrPgdLb/zpFldT6fW87lxqdQLh5peT0qr2cpEjiqZw3J5nC4OGYzjDz6e8PfH7u0/EN/n33omfrudL3otalisRiCEx3NpVAG9ohpylkJur9moQnCzUmtRqa0qlQaVqRBMA0szdmMv7kkZ1VW/3atWIxNp5vKkAiHEF2JSRMAB+Gwhn860oNKAAlcwaQGVQg3w5XweKeTrYZGNkIbUsrieLHrMJbeuapetxYw5A5g1omYRxwoINGymF0U6Hud5rfjLs9v/64vnLzY678brrVA0YPGpMZ1RORH+gEIegCCXXhbMeYpeV80d33ZH18P+9mZ9/bO7937x/FE/EQ0psYqVbDvIEMxuWGUGIZNkU9Q8ug0S6oWMgBLxy7GcXvV6dzAuxC6ambRWGVLKPT<text:soft-page-break/>gcJPGEVmkTCawSIIDxtxPeiRs471TWEsleODxKp867vbPe4Gx19O7s9K+vH/3l1eWv722e9yovDnee7e28uXjw6cXDpzsH1WwbVKcwc9OujzXDhYiviliqAl2VQ+ZQPFR31cK+Hltdg4yVYqarxfV8Ope1SJ35+CZlaoY7PaXgcEA2e3526cMPFxDcIpH7pfqqN7yqwC0EKDdgWpAr5DMEIjrHCMNKISInHAzMK9GETbaE351pRlKP1np/e/PJ768eHhUa2/HcRqTQ9eQbzthRrfzHF0+/ubi/3x4+2bt/sbL7cLT1i5Oznz+897PLe88Pzr+8fPz7N69+dvfqcnz4bLz77vTisNVm3poWcTj0uVmYxbGRsrjTFreZ13Lxi07hTjNzVkntpmNeBM4aLSW7ayWR7USzzWiin0oG1AYfrisx4NgHH//kx7cHfzC+f35UNusTJo1MyIeEIhmEYGLQrlZWI960XZv3mh1qxSTY2vUGp8FgU6uNMpVeptRhhAlBUladUcxz4LABhiUsvpTLh3kCVDBRX1DAAgAWgAuEHgI8LAV7PvV2xnVYjbT8pnbQ3ghYm35r3qJO6mU2dCIcHIy+6EO4KaU4hAMJNRHE4KSGWI26Ho06X5/vf3Wy8+c3T//06ePvPrn86s7e6/2tq5XO883Rk/XNy+HWarLU9iXG+UbcV9U7m7bIer5y4gv3QqHmZ3efHpaqSg6949Vthg0VI7o+KWpYYJUKfDgYIKC4Gk1oiZxePY76f31v/5u7+7863bxqlE4nRrqc2i1EL1r5tYirFbDcroZfbbUv+4VvHhzfbjSPW70Hm9sPxgf73dFOd+OgM3qxtXm10rpsFUpuT8wRCtpjPn/FZs2WQo18esTTlTjmmsqUGmY6w9o27m3KYnt810CgSg2yG83yAdfS4ZkK6XTPrA3SaWI2XXDz2syND28u3pyRvjczAtoydWqKwuHg3nDH5F3NpLcx2CwVKRWIik5jLcxRmbMUIwSpeKANN6Y92fO1/Te3z+60Bh1/dJSOPVlrPeq11+OpcabwYLB+f3X7s9sX746Pf/v4yZfnj+q5lXJ5P1cYp+PN263h/dW1s/5mrz58ePrkn7/46hdv37148unXT1/8+auvvn38DKbTjSgY0ZEBHA2rSacMdWBwREmshpybSc9RMXZeL65nUq1IKm5xhMx2AlQwKSCbDqlxi09hHsKw4L9/8Peu/X8EvO8/+ZOfJPlcFcBBBQIJIEJEoIFUOnXakEWX85p76bBDKScRBJdCBCiFACEhgkG2EBGAEIvnVBAuOWwChRODinGYYjZHwuISXJ5WDIRURMJEtuOuzZz/ajX9sJfajJqPK+GUGvHCIocYsIECFyG2S1huVODFRCk1WrKpjqrRtlfbDVqSWiRMQlENkbYZE1Zz0u7shWJPBqMvz44v6qWuw5XXGvey2ctO9/Xe/pv9w6+OT/766adX20dKbVzu7ESLh8HkLkeWM9km9Cn4lPqVsGsn480bZQ2PzgAJJ07AhUF2RBrRyidzV9JgOCoUfnl+8HSt+2Kt0w8EPRqzU611kDIrgRI8NspmOnFJy+uOa1R7ler7vYiIyaDyGAwRROZB5BMBt7cD+YLFV7G6cZGCD2p4UhNizpD2Qi7azSWGAk1Ol920xrq1YHWnvi+31uThXcC1BmoLaU99WDrwZg5U4VGhuBcL99lsTMCWzE8tXv9oaubm7NLMLC4S4hKIw+Bf/+lcNFKv1o/jkR5foGEwMIAjpVJoS3MUzszchERls/qyVfps7/b94cYgVah7QnmdcSca+e2Ti7/+7OUXh8cXve1RbbWW63tseY+52Ew0OrmumIwuKLNLxto0HjfZC/VQPe1tSi15ha+dyAxrtW2tr+kPNzdbW9vVkQ1RoTSKQcKFqbNqIctOQNWwvxL0DfKpbjLSiwX9JOHT6UGmkLEELNNBKgfjCHViiSXgyrViheCNG7GPf9Tf/wJ8z98Yj2MnZRgASHh8o0Jh02r1Mjwf9IUsWrsctpMKyX9QGxaICBiBAYmUL4GASTEJtCAQN8j1XHrWhEfV0qAaLjp1Db+tn/CspXyDmCtrUrlQYVgt2i96GzZinHGtxewrYdtmNjBMeXbLE9EM9iLOgstUcJrMsCBpUjhggYyxrAO44uVlziKFQ2XRF1hSPgYDciWsu90a/eLobDeeSqgMea25ZvGktZa4ytB0+t/u7/6f33xVKqwA+pI9NirVD4WGBmHKxQJVHkWMsZh2TCJdmteKuMu3phduTFPn5ukLizwalbm4wFqgmxHNMJ7MGsytQEQGKNgMVMBBRXwJi8penKfNzy1hImFAa9SJ4XowqZxMWlITiNogdViojjEJP6IK1vzliMoZUJo5PDkdsnJQN2YvqezFVn643jtyJHdtxROZq5ON9nb6FwZ3X+pZkwQ3YUvVZ8+Py1u19qU6cZAuHvaaB2qFy6AwomJ4aYEyN7tAm1+QiyS4GOawgKlbFLFQVa3uBrxlANDwWDjKFYsZVCmTOfFCh/nAcTGynw6v+4Nr8eyd1fVPNvbOm/2NfPHFePxkbbsWKspwp0QRADQZniIJKeOZUKMca0OG0oymNGdu3lSVcVuxFGvFQj22tchy1tSRZro2ZtvrqKsZj62YbTmQg4HLVBsOBvWkHoEUYlAhwSABJGAKeTQuyhHgHD4mkIjYsJAlFws1ItQEKYOYJhkKtm43N44NhsOPb/yYf384vvfPCY3KQsrUEtBGkloc1WDIJPPqccyiIKxyJGTUyUWT28EjRUIHSQSMOq9WbVcQXo0iokXHRd8wbj+q+C87qc2Uux+yZUzKmA5PGuUuFDCDnKRBMUp5Pj3sPt+pP96qPhvXV6L2ktMUNWgdcplLJVdKxCIGS8TkspeoKIelEPD5i0sKgQCgURdnFiiLLDoVoFMAHg9jcxUKyLKV7707PH2zM37S777c3LhaHezkC/1QeK+Q+/X5yZdXT82+lsbTqNVP3KkDrbOejLb5NDFrbkEuFKJ0qg4ULU7PTt2cW5xbnlzUJfrCzPLSPJOUqiuhdFBly7pCAE/OYCv4PBnAk04kb2mBwWICuFDiIrVaIVL3xl</text:p>
      <text:p text:style-name="Standard"><text:soft-page-break/>SwGYIdqNyH6xOgNsXG/BAZaCdb8Ql/SatEauZgbkibULnrrsDqqHc0Xv1/2XvPJ0euO1tQX/bFi3gb85ahkSHZthwKBe9NApkAMhNAwiSAhPfee+9R3nvT3VVtqruru6qrfZPddCIpkhIl0YgiKYkcShpS0sy8mJmN2A/7F7xFD7V/ARWhCAVP3UAEvlQgMu/5nXMy7/3dPXN4Fsyeh2OrDn8zk5wHsATb3GC6J8l4AVKEK8FKPL8m861EStvzc9cCzpxartUpNf2fRyYxGWNMEZ2lhuRser/YcJ47QfHYk/lIBRaheila87knU6G0lYho0LpDm1VLNjLhV3Y2bm3sLTenO9kpXBsGpYa8K9HyZqOeAgcNc3VpobHMN5VAYzYZHJ8qLfqySzLfHJzapHqnFf6pyfZ2p7ZiTs/riyuB+kprYtdV2fKVNnKlNZ2vKYNMEJcPsjgSBpsyRB04TSKNMJkMMYMupNP4QrYYl6FWWGPDLAoAkyMONZHSuapya8XiLC4UxhcQ697A0Lf8/eb4+vlVKZP0mLSlgMeKwlYN5jCaVDKFAgAMKBKy4HFClbH1fSy+3syvN4pb7cpKLbvVzF/olNbKsYu91MV2cjqMz8WsCUzmh0EHBARUYN1rXswHVirhpWKsE3a0g9a5dCCMyatem0uphDgSARMU80BAIBXxxABfyqYLeBwAYHH6ZUTCZMB8npzPpY2QGBQWiy5gM/jA00Z0KCS1mDHXVK7eiWWb4dxSpbHd7W51epdn5u+vL3365N6vnzzZnt2ze2q10k4kux3LL8/1dmyYmzNCgwUimME0gSBlmDQ8MEoaJlP6FB5jjpEYNAqXQE29VCmiteedQUikAeVWqUSLQE/frrJoPCEbMMlVGYs3qDQsZUsxe1Kvj5vt+XB8wuzvgYa00Vm8MHe+Gy4WnFGzJaUk8hpHXR/o+eOL042NldnLvsImP7FKstVAY8LnqBqIjECT4dgaJFOaD0f8pkwsNqVwTYK2Vrm6E/VWUJmW0Ju4TN7oCH14mEIfHQPYXCqJxqJxhkg0BFRtT63OFcsrxeRCNhLWYyoOE6YO97zmCwX/rfHiZr7kchRkpqQQzzJ0MTbq9RCxkj1TCrYU+qzYUIDMDdDeQV3dUm5zo7eTr6wYgzOWwiYUXwE9k53e+enuRriwHG9fLI5fmV+7Pb35oDp1rdq7EClvwQrn4Mkh+jCdNkSmkelDQ2Ok/jWk8/l8UMSTykSQGcU86n6Rt+nUdj7sBnQxQJ/iYUmdIdKL5eoczqWhse98y99vjK/5W84km+loPeLzG7A+Z0GBVC6RK+VyRMwL6BQzcfuNudJK/8YHrEk9nDNjLb95JupsOnQ1u24qaLxQCUx41BtZz1YlPJv2TWZC4/3PlLcVdkSMap1YoGCzYTYrbMQt/dirRqN2q0Qg4XMVQgEq5CmkQhiFNCIOJAf7JllmV6stCIzwuQ6NWiEQiDh8PkuAQnA/mGNKHY57LcZgNd7qpqetuphK5VPpgqDMokMdeVfk5St7H9y7/pPDu/XUdDA05cpeiKY2p8obCVdGTGYYZDAByX04LmQ93ZHE7jtzJo/DEnBZYiEfCpu9s/la1RmZShYdeMBkCJr0bovOpkd1Glijk2sSFnfZGc4Rrt1mO2qLqo0J3Fn0BZomT5uPRQlHaa27VnLEs/aw1ZLWmAuwtaKPL9jS663qVj2/hBClUaJ6wl6lm8opf2OpPFnwNYrJaZc75yISYTzUTdSD8Y7QUExnl6P+OocBgQBMGWOePjPy3MnBgdOD1BEyg0xnjFIEdI5wlHr3/PmpRNIhgcwCbkiv8uJaMwyljLqkThnV67x4kKvNsoi0mChSNZkxWcBqSlcD5cXmWjAw3nfLsHNc7pwAHb1QfHmlu9Nubviya0Rxy9TcVyZWJ2avbS1dzU9csXUuObv77bmjpZW743PHrcnLufaeWhN6/vkhOpnFII3xWVwGjU2jsfl8iRRQCLmAmCdRSRELgttVJoPOSxFbObAb1AbFkN1h9KwUindi9auI+tvzB785/tL/Kp/1mbS1sM9v1KPA05Y4KlCGiHhenWKlGLk+VZiJWzJWVd6hb3jNy5XUXCGxVsmtFjOzmX7ICt9ZrO9WYtv58HYtHjOonBhmlCsImUIjAmVcsYQDSHlSAYNjUqr8uEkPSHNel66f5kCdUmawaBwOvduEmsyYxaSzWA0OH2GvRSJWWJG0ETqJmNefGTSmgMGS8gUKUAEBCIbiNsy6Wp/rFCc0lixPnyXLPVSAgGXWbjC7mC7c3zh/vHIx5KmKzW2za2q7d/5SY8rM4ur4IoNIaleq6aMU6iijP+s4LD6XLWDR+VIx7NVax5O5HOEtO4OYnJDLCViOm3CbXo3LAQUGqd1qY94ZyNsD57qTHiKsMxf1llI0Oh4vrCvNpUCkd3llv+zKVn15wtTX3wxor/AdjRFtweSsZ0JtlaVKMTeZnobKmry6vvvZK6/eWz73eOPKL248fPXc1cfrOz+7fv21o/uENZmONqK+HI8hBQFklMQ4cXL4zNkR0iCJPEiiDI0CLHbQbkVFgtliYToRbbitnbAnYTXBImGfTRIGBwcgTCi3EHESGuUSOYWtySPqcnPdZc53o425TK8Un0FtNZmtiUeXkOC8OTQ7392q5GYwb5dkrlM9ExRr3RudnG1tEInZQU+DFZu3p1fL7V1DdsVdXXdnF1Ft4MSpQSqZIWJxZGKJWACQR2l0GkfAlwr4IJXG59AFVpXJrzd7zF6eSG8weNORXDNd3en2Xrl4/n+/9da/W53fnj/4zfE1fwupZDrgC5uNVqUKBaQyPk8vExe9xPnx4kolUnIoW2F8Zzy93clMZcJJB2HHVCaF0qbU6WVKN6YrOPC8Se+TScsOwgTJhAy+TNynv0wpUUAiUMSXcp/uSOIqBPys1+XXaqshd8rpMsImDWLEIJ1V47BoHQ7CZzG6cNxnN4dq8WzMYk1bjDETjsOwSg5LuHwNjMASuUIkxxC1BlbWo+m1zmw0WMcsRZYqRJI5mBJjxhGpOLMz0erx4lYt1pGpE1l74a<text:soft-page-break/>BQ/+n6yoeXL95fW/cjqrCJ4LM4fRfaF18+VyQFZDy2uM+UpCM0lS52gplONIc/jf5OAvf4HCGzhkAlKAyo/CZ7KRgLEs5SKIOoXBJNSqHLwsaYWJ+gSlwg6g3YElbE5tX6BBI7BfIy8RzHWj+ryXhi4+14J+Gv2/3V6d76Swd3X9y9/vqFS30f3vaEr3dnNtPli/XmraX5nxzcurNz+db5i+tTM0oRiCNa0sDo0NmRvkcdGyJRR8YggRjicHQyKcBiGEDp1fn5hNmolYH8fo4fpZKHKFQSRS2RydkilymktTcQVxv2z3L7amtrE3i6HWvOp3vj+UXUWhYZC2JDnmepC7TFUmqikZ7UeVoDeJ7qnBohWlpHdaY67wx36OacMDQrj01E6ytCV0eVmJW56iKF7eSpgdEBMofC5tGYMkDajyGjo8yxMTaTKWQwhVyGIGZ1Zc3muUK+l6+u1LuTyVzVH6t53HMh/5cLC//v9vmn/B3/VoG/Eb5+fpUxmZx6vUeHefVaXC6zoGAzZj/fybWDdrdKmLYh+zPl9Xoy6zKYEJmMz8fkqEaOYTJMIVWjUmU/NedtZr9KGTPiXp1WxhdDQqmEI0IAsJ+jlTIFKAAMCGZRqksBV9ys9WCKlNPsxHC73oarCaPOYSMChMGLYXYQMsMqn8ORqCayUaMx53YpRVIhR0ynsph0OmNsjNlPrMNUDpUnF8qrvnRAFwj6y0ZLloGEKHxD0OzLWUItX3GrOj2TavlAy9VI+oO55idb058f7P/nO2/fW15VcgVcOps8QBl92sKO1mfxGJnOpPPNSoNXY7XLNR7cyeEoGTyEzoEEIoTLBplUwegISw3AOoVKAygNKssAXzckc9FQH0sbIqNeMuiAtaF8sBzR+ZLeNA+y0ORewFgATTmRLlwrje/Pb9zfvXDv/N47hw8vTa2XiciNicUXzu+eb/Z+fPn6C9vn7q6tP95Zf+PK3js3br116+ide7fr3sB0sSKkMwG2gENhjJ04xRwYEjNZ/cvLGRr1GbV6EJxt9CQ8OYMm4vEABo07PEQZPkPSSuRmRJ1yhNzuCmxtQ4Fpnr0DWdqYrZTxFkvuVNpXk+NJhirKVsUBc4WnioddhcXyeDLRkltyeHBc62kEI+XLy5urU6uZdN9gzLuz3bnpnWJlKZydMQfKYkh74sTA4JlRyhCFNkzm0dhjJOoomUajMFg0JiIFA4T5fLd9Y6ZzMNOpef0BtapstxVsjsVS5nhx7su9Oy/GEt+uf/7mmLA+fX8U0/KVAODWqV1qOGbVLNbjS9V4wgQnjHA35hnPBKsBu0eLGFCZUdlXIqlSppSJIETy1M1CAGxWYfWgL2e35x32WsBvQ1VmVEso9Q494SEsdr1Rp0B0Mlgtkni0aCPiiVvw6VIiZDRqQQyGdHwODIr1EpFWDuohmZkhwvkSPO2KuRTaYD9+StTMMUG/pD+1uwwuh86jj7HIpL71FVgVqozZ5ze5G/GGy1nQa6I1f7EXyFUcqblkY8qbmFUbX8uGPp0r/G6998XhwZevvvq/fvzuerE9dprU/ydDQ2ODA6OjJDqNyiONsnl0gRbUqYUyOaBk8zCWAOMBaiZHxmJBfL6cxRL3/XPYYPMhJjvuGJWYmaifpeircARAvTLEqVPaV6qTFbOvFUtjCIFqnNlkc749tzW7/vN7j756543PX358OLO6WmitlDrX51a/+PGP3z662w1X1lqrVzf2r8xeeLJ96Z9effmtm8cXZ2YentvJGU0+DcYjjyFCKWtocKaYLnhdYyfPYDKFjC8M2s0QD7CbPLDcQKEI2U/XIfMYdD6Twn56zLpUEbd4E/GO0jEOeLo0Y4muzjDUYasxkXZmSuGqzpQek7gBZYBwpFye3PbU+s+PD985vn2wtnt84eDhpeMX965//uqrv3nl1bcO7r9+88Gbd178zetvffT66289fuXuwW2TxvDsD06eOT08fHqQPkIGGGzWyIiMw4ha8ErYu9qpr1QLi+noVjG2mglOxD3LtczudGexmsv4nQmLo44gOcL+nW/3H31jTFj7Fvo7IfVJpURikEnSNuzSTGki5fAqxWW/aa4UaUT9fbeGAIAJU5m16j5/ZQKhTCw1qnRmNU5ojE6T3W0wFr3euWyuaLUsFwpZu7NPYZtaT6CYRf20U7QZ01g0Wqta49ZhtbDXjoJOlcyuRIV0rkgA8XkKQKSWQ3pIiosBPZWjZDIVYcJXsPq8ciyks0qYEoAHcWgcMUfIf3q8JnPkzCCfwcSFojimTenw9VR5rdwreVOzseJSotJ0pXY7yzPR1ore+kbe/8lC7bfrs3944dGff/aLP7zx7ldvfBDAHX0v2pdy0sAIeWiUTWH1dUTOE1qVOrdGY1RiAo5CJlKDYhiBUJlYLuIIVELJTCI+m463vN56IOgwurPRXCmSmSq1F2vdtXpnrVb/6a3rL24uvL6/dX9768bi4huHhx+99urt8/sPVrcfbSxdnZ2eT5f6UvvB/ZdXWwsrjYm+5BnVAUCTBIiCQp9z4ZHJSG63u/zk+t33Hj6ZTiRzXo+YwYI4Qs7Q2dV2rhoNDD97SgmCHDqDRWeRhpkyiNDo/Rw2JJfI+yGUzeKTRygQV2hS4m6t3W0v0FXpEV2GaSjRtAky7NCr3TVfaiZXncw3m9HCcrV3aX7t+sL2w42LPz64fm97bzrZ2W5O7k/OrRfqj85vP967cKE7sT+7cHtz842b1965ffOVy5ce7e25dfrnv/fc2ZMDtIFBNZsS0yENv60ecMxm4+ORQJYwJPTYcj52MF2+UM8tFJL9q4qK5FKBhMEE+CwIeWZg7B++/7ee+38PmJgY6/M37GWhgMAKS/fGM7utdBpXTCRdU4WoTY0oxHypQNyfHlo5bITlWkjqNhlNajWh1lowHaFUByzWmNOdsju3a/WePziXyownEkGDqZ8WbRpj2O5xGcxuk1UDIQqRVMzg2lDErYFVXJZfp0XFUj5TIOZBAroYFilUgNyhxiMGazMUXSxmHm4v79Rylydak5mMS611YEobJo9YDV4dioufrlUIo5JxL76Z9R6Nl9+/delHl869eenSfCxXtUXn091WaGLeFrsfdn680PjthcX/<text:soft-page-break/>eOPNP73189+9+8svfvKr9x68liQcZqlMyeX1hT9uNTlgacVpmEmGFrJ9s+FMO31T6cJkNjOZT07lM61YeK1WePva1tv7q2/ub7y4t3p5ZvrO+sqLO5v3NzcP5ueOFuZuzk797Nb+8WLn8c7sVjm/nMqsZupziWrJFd/vjP/81v5HP3r0s/sPX9i7WSgtceCnLaAnylNWW4alydGtTZqhLNdFCoFczl/JJDprE2u1eM6g1LOoHBGLJ6DTuOQhPpVCHhyV8IXDZ4fYLOHQMJPDU7u8RalUDYpkYp6YzxOzmDzOKFULKDSAymtNs7H4KYWfpYmDSo+DCPXi2Zd3N3925+CVS5cudSaXkvmlVGkiWprJNO5ubbx2+fLh8ubxxs7L+zcfnbv83t277z+4+9rBwctXD964dfu9Jy/+9kevf/Di48dXLysFfOrQiJjBscjAus86HXE2XQY3xA3A0prLNJuJVIPepNWcs5rcCrkDQUU0HpUqYnJhKhtl0uXIdwbG/se3/P0r4Ov9R9kYrgEE3bjnylSp5tZd6OZm8mENCEDip8uu5CKZhC+WCflBQh+1GpIeh75v2mAkZLVHnG5CrTFhBlyGFW2uktUV15umMjkzjGplShhQKABF/xMFUUgIgSJIxJGgfdG04zoR341CFkii5PM1ApFTDs+kEov5+MWJyl6reDTVvTXTeby19P6ty29d3nhz/9z5ZmmvU9ntVg4Wxs+1KzOJUM1pKVqxpZTtcjO+U/Q/3uy+tLH4aH1ztzlTtsdWyzMzpdW18uzdWPyDqervr5/7zx+9+W9P3vzyrQ+/+NnHf377ww9u3mo7rQSfXfc6VouZihXfb6Uut/MHs5XJpL/g8C5mC1PpaCcR6CbCFY9jIRs/nKw8mKvfmKmvVjMZwpMzepqOcMURLrlCnWCk4/XcXZ272CgcL3WnEpELve7hwsrj7d3bm7vvHh794ujWK9eu5qIllSXHsbaG8ZLeU20XZx32ogBLCywNOl7lyJ3FaCHuLxOucjTeMxnDDBZKY4CjwyQep2/vuSwqjT5GpgySyQNkDkNApbIgyJCMt2DYAMswUCyjUTmDZ8kjpwdgoRTiilOWAI659bg/m6ivNaYvNucuNMdfurS516teaHdmM8XpdP7y+NzB8ubDSwcfPLr/7q3bmzMb7eZid3yzXpq8sXz+ePtyrzlXrS2OT29f3L7y8tXju5euHe3tQxwewOZK2RyINkpIeEFEMh62NwLWtMVQ9NrMfY/GZLHGaDK2wK5UacUgCsipdB5fiAqFqBLU1TkI8x+e/VvP/b8H/GX/UTk/UUisN7MRHbiQD6w1UiZYDgkAlQyGxZCMD8hFAI4iQSvh1MAeDVIK+X2EWQ3CahiDAUjKB8UsiUelKzo9Nomi5HJ7NLhcKJcIQDmgUEkRFFDIRaBUAAg5fIBGSdk1SUIZ00hnYtalQmilGNsox88103PZYDviTph1fhSOo8qyQXsw3rjaLd9f7O5W07NB73o2NRUNNn3uiFpFCLgGPtcB8HMGxAVymmbtSjxaMBDzyXzZESp74olAdaK2cSPZfGui+dWtG18dP/zT0YN/feUnX779yz++9vNfHdz40c5aXI2Y+VwvJNXTyCUTmsTAyaDFIuVpBYBLrogb+wEcTVgMHkyZNxnOF2JHU5XD+c5OozIdSa7mitcmxq9NTd5aWTlcmj9emf30haM3L2+8cG5hs9Pok+Li8vbsxEog0KjFel1fvhWrgtoY1VjkuntkfU7jKS20NmrZBVNoQhWZ0SdWQW28mayuNpYT+SWrv2NxFqlcPU+sHxwknzk5MEai94lMJY2IqGwhnQ9JYBaLgyKmamEGAjRMuohJ41HIrKEBGmlwTMTi6AHpSjpza2X1YHZxf2JmMZWr2wIxrXm7VnmwtfSrR3furq/vTC7M1mfL5bl0orNSnZnOTZqcNRae5/u6bF0iEW5Mj29JPDWKs81yNy2hxmR5rpqf8NnDpFOD9KFh7hgZFXLjRnUrYO1EXSY5yKexBHQeh8ZjsURsJo9Hp5tQGJcqLCqtAoRBsQqBNDisjw1wmM98y9+/Ar7m73Szsr/UK3oNWQe20815NQo9jCokMlgEYDK5iyD0SiUikWIyWSHsDeOYV6Pq66+EJ0ZBOSaBFIL+nYM1ErAW8CRxPG/WdaJhlCdWSWUaEO6nYAwAbVqdVgZ5dMoIji5m3HcWqzvlwNFieaceqzrxCKawgYKwTu6BgazNUHSb18rJzWLsld219x9ce+f61vvH1+4vzd1ZmD6YmexTZqcvCen4VCpatBCLKfd8zjkftR1N1a51Sq9sr755eX9/fN5miNudzfO5+SeV6p+vXfq/7z/66vDuH++//NWTt/7l5Xc+OTj6xZUr7+xfngn5W05rw2VcKgSW897LtVjNqa96XKvF7LlmaTEXnUyGp3PpmWzyydb8S9uzh9PNuxtLy/XORLExVaqPF2v5cD5q9VV9kdV8ueXxdyNJpRjDtG4lERUaEzRNzOEvVyO1aqwO4XGyPjvqnx5zzRDx+aXGZjU5DdtbcHheG18EsHgumF5tzOWb6/7MQjI/y5EQIolJpTIzKNxTJweGh0a4NBbMF0N8MfBfHa2lgCYRaYgFKJsFsmli2giddGaINjhgh4GVbOpwZmq/T0qzv+GNTEVTV7uze+2pF5bXf3T+4tH8WilaBVRBrjbBIkoiYzIT7VfxadhbHzWVqN4OiyhmU71ObZHnbAw7emOOFh5qV7Iz2cyUEiFOP39azOHI+ML+UItESh4b5jDUEimdzKSRmXQKh8kQCLlikC+2adQRi9Gn1+GwChQrNJgdUxj6+Zf035/5W8/9vwd8zd+JeqESJFpR63IjHbNqLIjEolYhgNSMYSG71WHEjVrMrNdrEQSH5YQcUvK5hFIp44v7qqqWyJQiKS5TBHXIdjN9d23icKbyZGfxXKu8UkqvljIrpcxcNrHZqixV87O5xFwmOhm177aTRSuaJuCqS+eV8aJqsOY2LZWiS4XoRiO30sw1Ep5K0DWdCtxY6HTC/s1ycTWfjRnNGVesGCo2krXxbLMWy+W8ka4/tFWOFwnNStK/mApNJpLlcLqW7bp9HQVRbWWX7yQrv1+Z+ffj6//+4MkXNx7807Xj3xwc/+r67X+6+8Int44/unlt2ueIK2XdgD1PqHteS9ZqMCtgK4p59QajHMGkCq1cg4pk3WC47fEktMaUw4+onHQpwZOZ<text:soft-page-break/>ZVofB7KLQcKqtlWcsbjOnvfE+UKdAA1C1grXUmQZc3ZvqR5t5MN1ub1Kc3dY6bUB74zC3d3sXeiUl9mmEpjahhOrsCmbc8fWK9O97na2tt7s7qDaiAS0W61RiRjhcQEhT4wAoEGO4ipMKEJEIoxClXlcGYVEwyRzRXQmKuDqnu6wFiYMqrrdVMQ1S+n0XLpxeWplvTM5WWjHXOmoIdwO5irOjIFIn0JDg8Y8w9Gh63PR6ESttGBKzAq8PWlmAYlO9drr6zOX7OUdpHROllm2ZedrtbVqZYnHlT//7OnhQdLg6eGBk4O0ESrA5okZDBUkY9M4ArYAFENCvlQihCRPa7gkYNKGcL3LQPAFII0n53ER5DvPkP7Hd//Wc//vAX85/7eaKwWI9U4h6TQZZIDPoLGrFAGTKWSzOnFdxO2y4LgckAB8PiQUmVGlSiTUSMVKoUApFHsNmlrcNZELrNXTe93crfnKesZ1NFm8PducCbmWUuGJsG8iGuhG/GWXOaSUOSUCh4TdDpqXiuFOyHx9unyxnV3Oh3pxTysRTNssIdxo1xgAjljClSJsQcnpy</text:p>
      <text:p text:style-name="Standard">dgCdqmq7IxYlDZQYgXgoFgZlCgDfNAmAs1KwJg22s1C0KWA7SgKsGRSOcGQ2BXmitzSwgzFRV/+vUr+dxszf7i6/2/3Xvxi/8bPts//+uiFf3n5p5/fefTpzcN3L1/KaDQ6Nrcf0sxSCGDxmFQBeYzLYIp5AgWVAdKfPhKHIgZX0uwOaOw+a4QBWUgyJ0XuFOqiNMjDU9itOlfTmwqribw7QuOryQovmyhynC2OuRYI9RYri53cHOxsjzk6vNQaM7EBhqZ7lZVypE3TJJ63tE+YqnSF3yw3ll3ZenyyWd/q9S6p8BRXaiccGSVmF4tRHksg5QggJkcjVYzRJXSR9vQw4DFHUhZfwkRUfI5Ev8iKRGA/eI6crdoNO9X08cpcI1MKeBIKpV2CBriIXwiai8lK0Ze3u0pn0TCVqLDd0/LwYia7OtveilY2kNgSUt7BUsvd5tZ8Z9de3sMaF6H0oi271J68VC4vDg0xn3v+7MnTg2fPks+eIZGHaTw6WyEUGFAER5VCNl/AFfPYoqf85UvEPJ5ZhWpFIpUEHCWzyCwQAtQxDgKcGPhbz/2/B3zN33Ylv9yr5AJOhYCnkkotKiRpw7Meh0WlCjsdOKIGhRKpQCwTAzIB3ySHbIgkoJWNR+zjYetiKbJQjefcRq8WSeCK9bx7qxS+u9R8bW/haquymohslnI79fJqIb2YCs6E3bOxwGLKf6GZurs2vlOP77Vy3aDbKlf0BQ4USAE2IOUrQABjUKV9U8ajS/QSrBnKElIsondFiACPp+EjPiroEuniAk1MhIVFiD1gDiZMLhVXbFNrYTEuBnQskZmHxSFrXW6qhPHwod35Sbf42fLkl/uX//n47vu7lz65dvTHF978w8NX/+n4wRd3739w80aKMIpGSYRMLuzzlyZiMcVMlphGF3F5MIUGUulA1OgKm+1ercVt9lCkxjOAlYYG+sWDJveJVX63Idr1F0vOWCtUkCidfGsOjExD6VWuvReKTHczM/XUlMbZ4PsnFNW9seDigDoX9HZK4S4LiZw11Z8z5eiI34jag8ZQwlFy+7qxwgZMFM5y9ULUywGNw2MiBpUPsIXCMZpehnC5CgAykEZ4Pr39zspSpc9yQKxiMhAWXS8WhmBwNh0qeRxJu08E24chO0nupaExtj5BlxhT/mrRWykkZuSOjjg4z09siJMbodzaxsp1f2kViiyoKhe08eV6eW28c16Z3RDktyWJRUd6tTV91eev/PD5kedPDT53amBggEwaodKpXDaNpZRIEJGg78q4dA6bKRDwpDyOmE5hUUdpKlCmkwD9mi9k8lhUDg4hr9frTebT/u3fvv39hvh6/VXFYU15bEYU0aFKqUDgNulLQWfUjCdcLhQAEUAGS+G+VcYgmVYiCOPIYta3kLRdG89MxW0hvcIBS/xKacWDL2R812aKRwvN5Zz/cKG5kc823L7xRLaXys+ValPZ/Fwu3wyG++k4hqtLLrMHljukYFiLixkCJgtkMEA+F5YAGp4IFQFPcxWDJpUywLI7GDc57HJ9I5THlHYpFpLp030uqGwNpaUixqNGfV++qxZQ49XbUDFOZUFkvoYqdXCxGGgo2nXRKQV2z6L5VSv1+dr85/vXP90/+PjSld8dP/jd3Rf+cPfRH+7d/+zo5jt7u34FbAQgEUtIp/C5LIDNFLNZUsHTrrdaqVBT82YKvnjBGS2EizJjjKVLCE05mb0qNeXVtrzPkmgGC/VguhXKiGVmwFEDw/MM7wzbORlNL87XlrvFJcTZJBFlmq1y1tYg6dJBX7UcrcoQp4LIS01psdRGyIgQ5kraM0pzSe+bEOqSz7MxsphggGYSFaSSuACdK6VSbSiqlqIRs5uQq5fq1ZsLkx65NKRBooTOjMi1ICQeG7MoZFqRxK60iVA/SeEfQ/yjCj9DnxVrk4X0ZCs7Xk1PY74e3d5hx9Z48U1XZn1h5pItNksz19jhGZ61Fg838oUZprd72tOj2JtqVyeeW1CqHd//4ZmTZ4b6Y3iEQhljjJGZTBoLhSCFWKyGFFyGgDLGodN4bAafRecwKUwpi2ORSyJGrB4KVkORui/Q5+84h/m/v+XvN8bX+/eTQr5SxNcjsFKuQKSSoNUYsei7ibBDifYDFyKFEalcLRGHCM102j8Zse3UoxkDlDHCVZsyQSi6Kc9yKbFSTTbCjpRVU3IZ7aAojutiOIEJYKUElwG4XGaTI24QIkQ8RCpAJFzABCM+rd4kRareiFoMM1lSrgBmsxVSkYbFlytgE6IwwhBhklvyjuBqoVUg/<text:soft-page-break/>Gv5Vt6fBWE3jCUxa1Xv6micTbWjabWXlisLk8laxhFOOxIyhVmh8XL6PgJPa6x1r7NalOP7uPrTidKns51f72z+/ujo4ytXPju89bs79/5w/+GfXnz82fHhLw+uvLK9FdEZVIAck2vVCo1aoYXEKK624pgDVxibgUzRFa06YylXBsKjHG2UZ8yy9Wm2KiLVJSyGSDNWLzpinUhWKncKTFUwOM/wjNMsdZu3Uo8384Fqn/XD2vSYuXZWXxpF3IV46eHqhZVS5/bFg7sXrs5WmhOp9Eo6s1ptRX1No7ks18dOUhCmwCSU4GI2gAkFVpk4bdIuF+Ib7cbdzbW03dHNZF66dG4qGY6ZcUwq4lKZ5NOkswPDEpYQE8mMchOkDlDhEFebEBF5oa0t0mbdrko52qolplWhKbJzghpcpnpmcH+nXpjBvZ0BXemMrU3BM7FgMRtvcYjMkDlP0SUwRykc7wCg5rlnTw8MkPr+uc9fKpVFpbFpFIaAzROwuHwmh9X/Okrn0p7eTgSQ2DRY2mXbbhU3KsnVYrpgtYdg9QLCuT5G+s63+we/Mb7mb4TL1vQ9a19eFbDXQmAgUEuEY4TBialUff4KJW4cnyhE58vhhtfkVHCyNrTm1kyHTUeT2eWivxyyR61GsxpRgVKAxdJCoBVFDBJJxu3DYZ2Ir3q6lxb18ZEgS+5lA2bR0+41GoVIHtCbMB7gxYx+vVnClsghTC7DNUqbRufQYDYz7jYo7ThocCH6+WQxb/LUnbFmJKdXu0AkpLCUVZ42bKthnq7BVYsEqlvtxalwsRuvq9RukdwuUbjU2oSaKIcC41VH6sAX/uVE/ddz7U+unP/TSy//7tqtz67f+N2dO3+4f++Pj+5/9fDer25c/fjo4KWdHUM/KDDEKIDIRTDAgWCJWsqDtZC25AylCE/Hn8l68qA+IjAkAEeFQ+TZhhxDHdHpPBl3PGMLZT1RFkDQNWmWqUg15kewhNaWLMdL2UBRbghS0AAfT1n9lW5t6p3Dux9ePVpOFDebE4cr26vV+vlW+XC6/e7NK6/sH15aPldJl+SAIuONrzRaU4lEw2OvOI1tn7XtNVe89oLDphMBTkx7fnJcxRfQR8Zo/b8R6ugg5ewwhUflmWFtP1BbrRnYUpQYcgJ9hopXuNaG3l5pZqcLkTbflP1HvHDC2h4w1YzeWj3dtdkrfHVS7iy649Xp6vjm+GKjOtPqrWaz9bne3MXNPRwznXzu7NDA0+Q7SmKMDFMHhp42Q2CTOVIWD6CT5VyWVipOO20Zl60UcJeD7kbEu1xKbVRys/HoYq7Y9oYXECRx+sS3+vvN8XT988REXMfTymUaSOa3Wu16nctosGrULg3q1alNfWNGqFfa2XbM7cMUbpWs6MLONYJHc4XZqHkx548YVbJ+1OHxQJEYksglQhAUiAhUiQkEPq3ag+vkYjmmtiKYB8VjmClutCQwXVAOEahUl3EHsw6XQ6VdqdVyTq8W0ijlBkSiM2iduNrmNPoIjdNtCPh0zr6ozaWraaNvIlYIEF6J3MNRhtiqMGgswtYqhGeUhmQ52dqpzy1UpuzOjEQVEMlcWmNaYcwZbXWPvbCTqL7ZaXw41/3VrRt/+ukHXz380W9vHn9688Zvbh18duvgTw/v/fbWwQf7u5/du320sAxzxAqhHFNoMdQAAkpAoNDK8QTh9WPWoj1m14eogGUMtNHRAEUZJisjp8Q2DHenXCE3ZnUbXCNcbEzpH9akKKbaqCqjMYXzoWQumLU6YgFffq07+2Dvxu313Wudieu1ZtsR7Ear48lmhvAUjMaeyz4f8a9Va+8cHr+xfy1jti7mcluNRhzDcSbPJRXlcEXPa92oFOZLJZdGm/F5u4Vin60MhniMxhsl0QfPkkZGaSKmIGyy+DHCZ44hxrQQz0pt1TFj9XksTVUG/N580JsDjKnvalOnTdVhTdbuL19b2by/s3d97eLdS9dfuXnw7vGtn948fOPazVeuHd7e3nr3wb03H75g0hI//P7JgTOk06eGTp0aPnNmdOgMiTwwzCeTnEp5WKeseK0+pTSiUQSUsqydyLqs/QKactkTFmvSZHXB6gCKxTic9MDT51ff8vcb4uv+7dm40aZVegy4XasJ2Gw6GFUIBW692olKc079Zic1W/BGcLgd8a3U0jMpb9NnqPrMFpnIqOgPSMITCoViqRiQAZBEIBaxOEqR0I0pk2b9bCnvN9nsOkdfNHW6iNNT8gVqRltBY0wZjPGILdCJxJwqvBsM1j1evVSlUhhNmMttCXmtYbvBq0bNMqlBJtDYVJayJ+pUmDNmX0BvY/NxCkCQJTamMsJWR/jqMAPyoKpAL9nppVuJYB3WxUE8BWBhiSGpMFdAXSrprx3Ux1+ZnvrNCy//+b3f/v7t9/75jXc+vHnzl9cuf3xw5dMb+7+/e+uTo6ufHd/8/MHD5VKZQ6KJnnbO4bIYEiH/6ZM0L2Zzq61pS0incg6JjFTERUPcTE1wTBM8JTKb9L56MOVATU6dk8LW0BHvqMwt0SZ0xkQ9kb21sf7G9WsPL1083Li43VssBosRY+Dm3OpnL75wrjWxO7d9fuXc1vj0xU5js5x9uDD/0ububrO31RzX8uQuuT5tCWTszmrI2Y7bZ5KunXruxuJMI10E2ADAhfyOMI8uHh5hjY4xKWNMBo3NZHABtlAvBQkQznizUm3sFOQeRAIn4Oj3VYlB2O92FZzmqMWW42uiRLBar88d71z48OG9g+WN+fr01szKaqN1vLxwODd1vtm+NDm7O965f37r2sam0+z44Q9Onj09fOrk2ZMnzgwNjHAobIVAYJSLw3qlH5ZZRMy0EU3olWG9xqXVKgGpmCNg09msMTrKE9kRlUsu37NahSe+7T/5V8DX6ycrWWs26AmYDC691mk0oCCkhiCnBk2a0YsT+YVcKGlCz02W1no5rx5F+TwFl+fB1Ba5GJOwXToMEgj5PIGQy5fyBEa1xqzR9uU75bKlHXjcrg+YjQ7cFHCGCVPYZEo6nQWTLY9qwlZ7zq5zj4fTKXOoYvdOxTIErJfLdBIRJhEqFaAOkeFisZrDU7NZKgkbzVhDcUM4onMlrT5AQtDF+KjQyEACbGUA0ER4iiBP6vKb4mVPPusqqTRxOhoZlTmoiI+ujNLgEAcJhU3xu3NrX7767mcvvfX5+x/+/r2Pf/<text:soft-page-break/>v45Z9f2vvo+qVPD69+fnzjy5cefvnio18fHf7ulSdJu4sxRBFypPQxAXNMyB7jh7RWhwzLWny4yjrCUdOEBj5k4YFmIezq/5iEy7taTreiwWow4DC5o95MK9u4OL384OLhj45ufPzyw7duXp0tFrKOQL8WLlanrixs3946f2tzK+xOgPqkwJKHlM6YxZ23mLdyhXO9+Rf39l/fv5EgnJ14andhaa7RSng8BpnMoVB5Vfq4xS0WYcMjXBJF5HTGpQIFly0R8AEWnUMlMymjLIAv0SlgTCJ36r1jgOUfJbYBVfCEPPAsHCJDjrgnPVdtHqxu7i9vHG7t7vUW1vLle+srV6ZmtzqTd/auPrl29N69e+/cuXvvytGdK0cP9m+8/eDF+wfH0VDy2R+cGh0cJQ+MUAf7JYPSv/tSDo9LIksp5L5Di+PKvM1ok0l4JBJ9lM6gsNgMHoslYNHZIIfjw3VJwmgdGECGhv7Wc//vAX/pv5FLV2PBkMno1OKwSKRHEVyu8GsVV6bz5xqJrEk5kwvM1VM2jVImFIFCCSQACFjhxmCVkOdWqzUgHwREWkRl0WpcJpNZo0OlEpNClnNbUy5TPug2KlElhMoAFYZa5JAJxrx8hUOIuGWw1a12JE0Bk1hVsgVNoI7FhGhsWMjrR3ANCpvkIC4Ua1lcWEiX+5TmuiviglRFt9+BEQqxRgZo9UqL0xiwaL16lUONmB1qZy+YHY8UvJYUXxFgKUMsdVRkyLGxJFUZQlXhrcbsr27efn//1hdvvvv7X3z8h3c//OTOvfev7P7y4OLnd27++eXHf3rt1S9fevFPT154/+hIxeEqeCKIxZMwOCqBsO52lO3EcjGTcrjD1kA5mq6kclPFxlJjolesPt7d/MXt3Qfnlx5tr1+aX7i+uHpzfnO3PtmLFycS6euzExcnOrOl+kZ78mDz3NLkRjhYtFnj5WQT1vqeVUW/byidFDlR0KgWQhZYr8a8dl9jY/GyyxQQcWV6vY8n1nH4SsYoR86FbJgtbI+xpOYxhuTUMNNsCWtgNY3GYXEBPlvE5/RZzB0b6cswn8/gW7UOUOl5loMPAnax0mewJRPBzN2N7Z8e3Xhwbmez3Fgu1TdrE3c2dt5/dPfFywcLMxvduQvlxspEe7FcndV5q3JXRd8PsvGu2VeXorbnTgyNDo1R+uQlURiDY4whMn+MCXKFsEisBkSoQCAgk0EWk0elUUapTDqXwxSIeGJQJJUKRP0K79dp78RiwH/1j/0W3xD///KrTMCkyXpcmFShlMAmFA2YlGu16MVeumiGznXS6+2SXiZRSSWYDJGLQIgn1EHSuMNow+C8x5X1WXElYkBUKkhiUCr1SpXFoDeiiFur9OoQMwL1w3Xfi0qFkFquRuUGKWxj9MOjxC6Q2fqBN2OPOKS6iNru1zkBPsJiyQEeKuEqUCkm4Ss0SgJHdbhMGTLoDhYnr0w07q3NPNxaPZiZvdLrXZsYf3V399H6xr2VlYc7/fi28dLFrTev7h3MrqZDBY3OByJeERriqcJUhVOkcFUD+YPG+IeXbnz56JWv3v7g9+9+9Pmrb/z84u4vr1z49eHVr1588L/efP1f33zjj0+e/MePXrs9OxPXanNmohnyrVTTx0udm0vdx7vLxyvzFyemL0xOrjWb53vjy8Vy3RvYa9UOp1rrmdRSKhPREQmLu+RJtoOpii9ybXrqvcOjd67tX1xcy6VqWluSrkudhf0CYyoca0u1oe8i4R8Qle8JbRBkQMUKDNIqzLmzqqzY1RoS2747KKJIzGTIPshRUhkSBMR0iMVjiTNBG4kBjtDEAV/OiZv5HBFfCPbNcz8CP93IP0BlMUUCFqCX6yyYU4c6vLboeLG7WJvupit74zPnq63d9vjO+Pjjg8NLG+dWe7OL3XmzpzqG5wdszUFdXuNtS22Vk8bSSVubbm8wbE0yXuCpHD94bvD0qeHTJ8+cPXl25MwIZXCITaYwRqmjA6PDJ4fJZ57ymjNKBZg8Ho3DHGPxWALBfxWWr98oSWm0fv4FvvXPfw18zd9aPl1PBVNOmxaEMKmMgKHpYmClFCqZVeeb4avz1ZBRj4pBLYxoZAgqkRlVmN9sqEa9Xlzp16kzrqeH9bj0Rq/NbDcaNAgCAoCYw5XxOE6dWi0RmdVqgAeIBBI+mwtLFApIDSt0iNyAyc0aUF20eae8sbDS0IslnZqnC2VNsMqt0ZW9nqLfPV8pXey293qNc+OVN67vfHDn4ht7ix/fv3p3afpctbqWz68Xitcnpq602jdnxl+6sPH4wtJHDw8+fnj82atPXrl6bXe6X4fKEVcs7E3aTaG6L72ayN9oTHx28/iLh0/++PrP/umFV969cP6ja3uf3Nz/4s7RH19+/B8/eefff/z2H194+K+vvTzpdWGUkYAaCmmgyZA9jcFriXDVQvhVumA/FGgMWbun6AvX3KG1WunyXGenlr+/On2hWtqqt64sbl5e2tqZW7++sHpxfK6VzMK4dwh2nNaET+rSZ3RRniEejTZ11swAXjjp6J6SBVCVXSGUIQIYtaR+oMmPunsjWPx7Y/KzItMA5DzD148xIBWkt+qD2XjP4KzShTiJBjocKYvONjJIHRqhjwxThkYZIyTG8FkKbZgmpbNjet3x3PR6ttCKJDOBtNsQjdsT673269f3bq9t9w2AMzJO1wRl+oDRmRvVJ7+ny37fVj+hz2n8k6CnfcpaG3Z0+M4OzTlDtk6Itf4fPDd04uTQ8yfPPn9y4NTJobOnzgyeOHv2xMCZU8OkISqFRBsboXCpDDGDDfEEYiaPRqLRx1h0Cqfv6imjDO7wqPWZZ5jPfLv++a+Av5z/m031Xa5Ho7YqFbhc1Er4VmqJoBJYzoaPltopC+bSYkoAUssUBqXabbYSaswAyyoRbzHgTFiNzbjPjqkxGayQSqQCQd8mASKxmMuXC4SEEsUhKaGQ6SBQxGIoAIFNBddjwelC8nyveXl6/Nrc+IvrM+9e2XiwOvXG1e0HO0vbvdp6q3x1fvziRHOhmJ5IxQt2W9ZChDGk6TbenC7PRW3Xp2qzCX9ar0kZ8YLd3vT461ZX3mgtGoiqjbg227oyVX28t/zq/tavnzx47/jolct77xxef7hz7scHV35x5+qTndWfX9/78Pq139y8+8n1o49vHHx04+oH+3u/uXH1nx8+<text:soft-page-break/>+I+33/7Pd3/xx1de/fPLL79//ZpDzLdIBHlCvVoIzGT8t+Y7O+XiUrF0brK71+1dm1tY63SvdCeebK88PL9yY3Hy/tZaL11KJ6o2fwm1JrmIT60OpGzxhC/L1kR/iERO61LPabMnsBjqb3W750y+5oClNRCYH1OnLIaAVWkww7jeUz5p7p51TTPszecY2JDISFJ42aogABE6hSlkSwWcJYO1xIX9JKYSM4TNJv/QII1MZg8PjI4MURmjDPYIRcHhRHHNhN99pd0KqkwulbkWzmy0ptdbs6ud7kyja3RknxE7/080/t8gL1mfEhHFM9rs9wzVE/Yexz8bqF1RR5Y5oQVhbEkVWQD8s2L/tN6VPXGa9PyJwedODf7w9MDzJwfPnBoZPkOiPN0aNdYf5FHaGJlGG6WImGwRnQ6wOP2CQh4i00ZpdBKVQRoDRkdjAwOcb/n718Bf+l8ZcQKVOdUqj0aVdOrX2tmoAW1HrHsT+arbYpICDq3KgCq0coXPbjP0aa7TOjVYlNDnPTaDVOjWKnQySMDlCQUCGSCVARKZRArwRHK+UC8V+9QKh4xf9RJpO9aJOdYrydV6erWVny0mlsvJxVRsJRm8VEve7Fau9UoPN+cW8vFmyN0Kucs2IoGpchYibjbk7cRSLrGQ9b50fvKn17de3V3+xfHFJ+eWbm8svHjx3KPNrcfrW6+fu3A0NXl1uvfa1XPvHV989/blH9/cvbc0eb1dv9xq315ZvT41/9KlnV89ufXxg6Ovfvzko6MbH16/+fHhrd/cvvvr4zvvXb380ZVLX9w5/tOrr/X5++9v/+RPjx5/+fDh/aUFp0ScM+unk+6NZvpoodeLxz0Wn9+fTAdLDktEqXFhkMmvteRsvqjeWvAmSVzNGYX/lCZ5Uh97Xu6B+zrryscDGZbG/30kfIaonDF3hoka5KjnCwt6b/M5c/M53wxFm7bovGZEiwrkiCk1aJ3gRLcUkaUxwMFEPKNokIIGaQK9Qoq7jaGwr2z21Ni65BmulgtZUJQYGqDQSHTG0AjIFpgg2KFCPTqlDZYTQvFsKjWVy0/nK+sz68nCpAD1gohbromchvz/h9z/3zXx/wsOU8xlobNNszRJ7kmKsyd1tTyZBU9yzhafcKUmI8kpf2raFO7i1tjps6PPnxh4/vTgs6cHT5wcPHt2ZGRgdGx4bHiIRBoik0l0CplJGiCPDY7yqQwehcal0kYHhqhDwwCTbpBDER1W53CY//APf+u5//eAr9dvxHhctQSwq9CEVbszXYlakLJXvztd7wdYLQg6tBqbSuHFsYDZbNfro16XCdPIuQKj</text:p>
      <text:p text:style-name="Standard">HMx5HTqp2K/HHGqllM8DpaBYIIDFYpUEgPl8k1wcJ1TrlcS5Rnyvm1mpRMpeY8SgtKNAymUMGFRBDZIz6ps20145/cLy5M2p8tv761fnujvt0na9eLw4d3WifXGicXW2e65dOVye3Gzk18rRly/M7zYrt1fmVoq5nMeXcofD1nDKm+0mK5VQcipfvTQ1/aPLO4+2Vz564fYvbx++sXPhcHJmIV3o+mN1r+doZW6rkD2c6O0U8q+du/Dp7bu/Pb732Z2HHx8dvXf10ifXr315/9G/vPba//OTd//t9df+cP/2Hx8+2G/UweFBHZ9nEgjiBkLMlY/wdKe4OjrqIsnsQ2ILQ2zCnmbSAKG0WHDvoMT8nCr8rDH/Q33qGZlXqAmlAoVsvCS0ZE8T1ZOm+mlzfcRYV/rGC8UFo6/9DJb7n9bWaSSK4z6zxigXyAzO0hlTi5fYxDM7VJn3tMBEVkfoWIwstTH4WrPOazXFtdbsAOJ7TmQ+w1ISRi8GKbQyhRlGCURmlIEKFl9MomvFwqQNv7Y63yqVjaYAWx38gTry3/jWEchPRoL/KPd/V5X6njY3SNRophqDKLB0UbUlFUs3W/XZXm12tj4/V53amlnZX7swN3XOHOox0cAPyJJnTlF/2CfvqbMnT5FOn+7zd4Q6Qhk+OzpwauTs6f4YHTxDGu3zl0LjkUgQiwlzuUZE4dZifh1mFfOR73znW/39q2Div0bk9CmNDMRlwFw5ttHNRk2y3alS1m2DuEKFWGrTa80oWI34bCok5rC5TQZQKIYlcgyCYnbc/P+1991Pbtx3lqqr9Vq2bEmkRFHkzHBynsEMMhpodEIjNBqN1EAj55zDAJicc+KQw2EYznA4kcMcFKhgWSutJcuWREVT9srrtXd94bf7A66uag+07j84VW3dll51dXU1urpQ3d/3fe919/fzxUGNmOskFQifjwOgGpTaCDxMq/pC1rke39n+0PpwfLXXl7WgCUapA/kqAceESgpuy+lSark/fmk4f3kwtzGQ/uXm8u3TE7eWp97YWL0w0jebzw/FkiOZXNLt8+oZh4YxEUYNQhEi6VAgFCKtHoLxG12IWC2FzQKplY24BURIogyIYJscNQ1HskmdcyKYnY4WTxfH753bfGX9ynvXDl+/sPb+7sYrKzP/sHFxa2Rka3jo17s7j/ZufHXt3md7Bx/vbX22ffX3B4d/vn//v7311n9/95f/9eHDbw4Ovrx+sJRIYh1dejEc0Fr4IvUJNtkI2zqUrhbU3gxa2wC9WmE1aOwkZtTpPFViuoKMHDeVTpr7X1AlEGtPX240HSuJ6fzLmvxxQ6nC1neSLjZpYhZXtsyXlxSRn+sLR0GbUKhERFB3B1es8hyVxZu9s0j8TLc+VSGk6+TeRtR5rFNW0yHVKIxGpctgylbL/RWQ62QH6rYFolaTSiSQdLH5re0KPl+HQE4N6TPoXVq9y+SVoNZKIXMEdL+gjPxYaGotSznhbTAmqulihTF7SpdqVobZCode5zo/MXNj9ezayMj6xMTOzPK5idNLM+dzxVnCmm8iwi+rIg2aeCvmbuXhNU2dL1c3V5X9c21jU01j<text:soft-page-break/>XW1rdVVTTXVDXXVDQ3VDa2092NlpLP8NQlGOZiqxUNrZoRLwzVLgB/39vjDW9jf+8qrUKOQ3UVcWhnr9hotjmbGkn5BCMhBDJZAKlqbclrhFFzTpbVqNWiZTYjJULJEJ+RmHYSjsTJiVIwlryqkp+vWTaefpvvC5wcR8PtTjMqQZMkRI+12aMCkZCVvKJy/6mNGkd6EUG0v6cn5HiDY6ywFOCOYstqzZYUO1I94IIzdAYp0Y0AhEKqGIKG9AkJEnpngSDSjEXBo6wQTMiD7jiBgJBsWtXMTWAjJ8TUSsTrDwYAfEuJlw0haOGP0hR1YEWwgy6namivHCbKbvYG7hV3tXPti7/JvDnVfPrLxz8cqj3etf7x9+cXD45Y2Drw73v97d+/batX+5f/e/vv32/3j7l/98994Hl89/fngtotVJGpvdhKFLoDzKJk6JaB4RbFP4OnA3IPfQVNBu9HlMQZ8n305GGm0D1b6FY9bxI5oCbOntiQzkM8MS1+Bz6vSL2vzPcP9PZJ4TiJ2xpI10vAJ1/1yXek5qEQFqNUx0NrNFSsuzmO+nZKbNPsyhksfYZA3uasS9x7jqii6ZWm5WSnVuW0SotIqVLhTTDiWyCkGZvN0KociA43atQYvjEF8g7OLyWUKJUAFAlgqB/giPqgPNbZidT0b4RBS093VrEhxVhAPbVYRzrDS2vXh6Y3xyLpq7NDZzcObccv+SyV7sVkcriGStLt1hzreaCq2mPo65H3EOSoxRFqxt7hBVVtTVVjc01bfVVdXXVdW0NzQJOlmIgEcCQqsMVvO7VTwOwu6mUNRCamgEfpJ/X/hBf78H/O37yaciGp4c4I2kAgulcFk010aypBTApYgSVchAyEkbwhZDiNbkA15MLNYRGhWC6DEw76Q3x9O3lga3pzJ7i4VzfZGlfGgoaEmaiLBW7i83MkzsJOAUo9ocS60W/ed6w1NJV7kf8NKUmVCpIASTSHCpTNgllnIglVgWMzgsKB3WuRx6Nx+keZCNJ2UkMitPRIE40y6kuqU0h6dQiJUpi9+tMKUYn0fvQBEao8ICpRs0hFX2EmDMc5QBUu3PuHNupT3iyGGaCE8eEiqDoNyPIE5a7c45Y72ewIA/lGVCcWNiJT/10c71r2/e+vbe7W9uHT4+OPjd1a3HB7t/ffjGX9/6xV/ffPvLg93P96/enJ9hQHHQYBLDZJvCwVMFIF2Kbcp0k+Uze826aMgeDzMRnzPfiAdP6HtOOKdeYIZPGPsJz2g81B8OFdqVoadB9/Py0LOKyPOov05q8jpiGW9Sow9ImUw7ZMBAmQqGeK0cGKZ/xqN/QuaqzUXAlH+xW1kNMS1SS1WnrLkVDBj8PrP99FBpZXSyPz8CA3jW7vWSai2CqUBUzBN2dXKaGrqaGjlNjazuLr6Aj/DFmop2qI4tIzQehSHE1kS4RLITcQkhPamy5vyJq3Mz60N9W1MT18+dOze6nO1bwcxxjTGuthWaNYmj+p6j+nwTPQC4ZqAnBaX7q2XBRtSjMCayudFIICERSJprGzlP5nbpBjk8YSeL39YmaGwkRXy9FAiZaLlYImLzOB1sQUu7ue5I55Ef9Pd7wHffX+XiBqdOPV+IFJzklbnejNuMlB0yLFMhmIumjSpFmb8pJ2NWPqm/IRODegU2lg2tj+UXk7YLhWCvQzmdtvY7tV455FVAQQLOWTSDAdtYwj2d8Q+FLHM5z2CgTEwsZqZwIR8Vi0GhWCqEQIFEIoQFXEgiQBEA8lCUBdfaFOaMM4RBulYu2Q3oAdjMF1IgYhag9k6pGcAcCtg4GE6WnLG8KzqZHzLqAipdUm3KYPq00tZHeSd0zhGtPtUbnxoKDfS5e1KeQVQdF6kiUm0aoLJiIk6RsSCTdmnsAVOQVvu1sOXiwNxnh4e/O9z/5ua1x9evfbWz9dX21jfXr/3xlQd/fvjG4+s3fnvl0qO9na3BAYtcDkvVPKm5Xcq0KTwsMtqt9HchdqXK63dEw5aIx5WrV0Yq6L7j1qEjVOpZ2CfVJSnKZ7PHu4jwEch1DHVV4a5OKW23+Q7Orz7cvLLSP7a9tr04NFMKuCbT/qhOm/YFlRqvhCmBppgn2AvCNF+itZrDfoc/bXfMJhObs5NXpydGUwWz3sFq5wdNDh0KtzU+efhcU9fS3MJpbhXUN3Eamli8bqC7AxABSh5fiSC0FKG7xcZKESWVeyyOZH9h8OzY1Hyhf3FofCo7uFCc8ftyOBVpVSWPEskKRQhmCkrvqMA92mgdP2UarTEPcOwDUnNerA6KIDruS++eu7x//tL66ZWeVFaJyFmNbfzWv038yupCeXwDjpV9GsYXtjW0PHm01c4Rsjjmurq2H/j7feC790cjpexMb2Io5uoLmU8PpcsBlpQrISHIUDqLtqyVypTbalPjBlxqI+VyoSgfdJwdz/lIPE7JLpTCCxn7+lT68nhmLuU43RNYzAUXCqG+oDXOUEFap0dhBpO4SbkC4HnMWgUkEfMFEqFEKgKlAljKh0RckNMhkJa1llDH7XaXnJmM5uLWCKlwU7qATh+0WuIa0qszp8VKt9wQluFmh9pYsHjdKkNvIOnSe1CZjdQmMEWEfDKosF/vGDDYii5nz1ByfNhfGgwNhj1DRlOPypTHXcOYdYgwleyOUk90rC/SP5DoSzl78s7sm2uXHm1d+d3htc93t77Y2/p6Z/vzq1t/uHPrL288/ObW7U+3Nx9tX/ntzk7MQCOAApHZ2Ki1TeVrkQe6Vb5myITgThcTMqgsBkOwUup4URE6qku+pI7+XGxHtHE96Tbbwq0Q0yA1Kw3+TLJwdnBqb3Zxe3Z6rW8kZHD7HZG4I2jDsaRB68ex6UJqPD+wtbJ/sL739sGNgjuY8oaHk/m8P2LCCA9Fh8rp12IdSabToYhUKE4F46AIrjzVUt/QXl/fUVbellZ2Q0N7cyML4CGIUE6rGYfB77GnHbYUzSQBuUMo0suVDEnQuVA27M8brBmpLiJWRUR4RGYugvbeZmt/vXmIbR/TxpfVvlnAM9vqmT5h7juCervkLkrpnMj23lxb6/cHL01NvnLr/rnNW/3jqxRp43ZKAa6E3cFqq2/ltndx2zoFXdz2lk4uWyARY7AQKvO3+4Uf6ud8D/<text:soft-page-break/>hOf8f7HKtj2azLsDycTTkNLq2axDACRu06Xdk8+xgzLhI4KLVFJbMoEZcGXR3rydh0UYPywmDi3pmBC4PhyYRzuRSLmdV+HeGmCDupUENiOSCUCgCJQExKQbuGkIOAXoWRMkTE4Uu4ACop32WRXIIRqBKHcRJVu/XGqVI6qrMVzO7RcM6t81FKq0JmMum9T6aGUHlwwieVO2UKhxE3ToXTg8Fyn5MfT/QZtG6lJgITYUyXEBNhhTkvN2bk2jCtD+WcaZ/WEbHGfUwKU/jFmqTEkJYaciCVou39A5mZueLERHZmMDF6OLX40eWLv92++vnOlcfXdr452P/d3u6Xe7t/vH/38Z1bj3aufrm/8/m1vYV0trW+i8VTtgjUdaDpJMCc4GmrOCoAoBxal5lgzOZwhdRyXBV9UR19CbKfKOdRhdVHOQfjiXwoMlzovTC7cGFkthzPXYRpOBA6mJ+ezRdm+sZWBkYzFqOPxHRdbX5CiSNqhzVZzAxfHJt3E2aUD1PIk8kv+B1sp1o7n8+tTwxvLCzEvJGuDi4MYpwuQdWpxtq6trqGzqZWjuBJASLAb2ZCjNmm1rrUphDt8VvD4dCA1d+HmXOAPlUNWypBU7WAONYhaZEYmhV+ljEPO0cg+4CzeM6aX5WEFjt881zHlNw7I/ONt5sLLxGxSnW8BTD3BpPXpieLTufVpYVXr24HY70txhQrMKrumZcaIjVN7OratpZ6FtDFA7q5clgG8CVPFhGMAnAvl8v9gb/fB74bfzSYNWYd6pGYYzwfU0lERrnMTCoDNotOhqWDfhyEZWKpSSF3EvKQQbk2nii74qzFcH4kNeCnR/x0mlExGBBndEoJAPJFUiFYjmCIGEYliFgIAgKplMd36Cg1DCpBkV4pQ4QiJYiSGG4kKRNBUbhSI1fhIlglFMdtOq+aSmiti6lCmHZTcpNe6zXo/Yw5RhJuIx1BCR+i8lAKS84WSFvcBkRVdEQ1sJ4NaNsFFEtCczC7SOnho7ZmkaFFSNlId8jk0aPasNFjVLvFqIun8IiNeZFpQKjvMVsy4/mxqdLSUGp8f2ru/fXVD7Yufbl/9Z9v3fzmxrXf3zz86mD3i/2dLw/3vyjr8v7uZ7tX3rh0idfGb2qX1rHQOiFVB9AvtSCVrSAoIhiVSYdrKa2jgkM0wDaBNqLUBxzu+Pnpmbtnl19bW9meWsoF0maNzUvaErR3KT9899yl9Yn5mDs8Nji1uXCh5PNkHXTOoJmPh4rR2EB+KORNrY6e7nEETQpNMRgJWM1aGebW64YS0YzL4aGtAg5cW9fF7ga6WNz6xtb2TgGHDSISJOryZD3OqVRka2p0e3Z2Mp3J2qMmTbALs3QTnlYyVKcK1Zsy1cZcozFdKda/0AR3EFHANoSnV5os/bh/OlI6TyZPt3pmGuwjx5TB7rLDMee4moCEdPZGenfm5rNm61Q8fW563moLSczpelPvi3RfrXvUPHDJFR1ks2WcTrEKgjFAhEthsOy4AFgkhKQcfriuTvTSD/Xbvwd8p7996TJrhIvFWMCsx8ViSoZkg06XkbLptEZCJYdxTAypAEGMIU/3RS9P5qMGdDhim8lHCZHArVEm7CYDBobM2nI6BvkAJEFBAEIAGBFBEr5YwpfAApFDq/LRGqeWKET9di2lkylJFFfCqBKUlumMSyASlhtQRc7nGAhHfIRxLpGNmBygUAFKaQlswpROMWQAUWO3RM9DrDyhmoDUMcajARVlIthVNgAxdMPmNsDIlbm6pGYhapPIHDzIhAuIvDPsp0wxyjyeKphIi1YbkutTqKUkMpV0lsxAaqQnPj6YmT7fN/TuhdO/2jz3xd6VP9669a+vv/pPd27+4daNz3aufra//cWNw7L4frRx4dGN6261sbGO3doFdglkgJSSSgkBi0+jWNZli9uY4UQi5UnM9E9cXlg7Pzo/mx+6MjE5HwvPxxMByubSMzPF0tmhqd7UgMcWDdhiGtLTillflDIs3NPazue3tcrYfFptZGjv1NDSmfm11/ZvzfSO6BSU12jFRGBrbUtTbQsqhiGeSEfouzjSipqOlhZO2RPUN7Y1NHM4HDkqpfyMdb6Q2hofXsvnlhKRO2fPnB+cVUDmNoSphC01ZKRRnz2lTTTocy3qRJ0yVCNzHetQAHSpge4/ZR8tk1HuH8Y9I93mvkpN4qjc26n0lKPx7Oj0Kzt7u5PzWYvrTLF4eXoBlNmrIHuXpSh2j0L5M0DfJXZy1Ta8nu9f4HNgmRQmMZSSK/ldXFZrV11NU3dDQ1l/+T/o7/eB7/LvaDE5nXHO9sRJSKJCMJNa1RNx+RmjTklAIjGJKxViCSXlL/fHzg3FMxZ1xChbGkgGGQMukegwOGw1amEg52aCZr0clOKwHBJDqAhSPKmaJVUgOE1SAcaQ91ptKiRuNxhxVCYUE4hMp1QzpM5FMwYVRSIKDABJMRzUm1UCcZJxRhinRCjv5qu7RRoJauaBOj6kF0JGntQEIBYcM8Roj12mdyh15Q1QKBOBGjZXASE0hugUMJnyRjyMI262Xuwr3l5d2F+Y/OTB7VcuXby/vrU2u5qMD2G6kMWamMhN5KLD/anx0/n+N5enPlhf+Xjz/O+uX/u3t97604MHf3pw//d3b//66uZXtw6/uXvnk93tRwd7B9NzRgmcsDDjmcy50fGZbDZu0i1mIvcWJ7dHSnfOzq32j4yk+np8Kb/eYZAQw8HY5aHitcWpxaHhUrE3FSmQ2lAlSD/P1uBUFNL6qjD7T9DQ81iwukPa3d7V1djeyQKOs+SNaKBdHSTMcZ05VNnMb20X1jZ2VpxqOVXTzmGLALYIBtDykTUNnW1tbLEIYXWJxeVLCBpEAKVAtE7KGjY6VwfH96ZmC7RtzB8ZSvZ4vRkW7jylCFSpE/<text:soft-page-break/>XGTJM6ysKDnZoIYMvJDekmyNlkLr6sSZ+kEsclFgEZsgVHSCapYULDfRO3Ll15cHnz5vLZAW/gbH/f9fkVXGU9AdsqiHg1EXKMnLdPXG0LzbXlLrPSp5WxiWBiWI4qeJ1doi5286m6+spqUCS2Eqqy/v7w/vd7wXf8nRkurs/0xhi9XAKoMdxMqGN2OuG2owCAgZASQowoOBC2LRSCJTeZtRHL/fGk20QgEKVUKkFh3GZMWenpdKQU9GhxXKcmKUJNqyma0KpQBSZByqQq0zztZvwGMuOxxZ0WWkWqEFyFytQoLpPAYg6AidCypiDdwoiRsShUVoUu749iUpwnVHIBgg+oYNwMwHqFyiaR6IVCLchXBklDv8vnVRFLPfmIkQ4Z6R6XZywcu9DfvzkyePfMwv7c9N3zS/fPzj5+/fo/Xr/w6f39X1/ben1t5dMHD37zysOp/vGecG42O5Tz5wZSY+f7Ru+P9324tvjJxtmvru39+dWHf33jzT+99uofX3tQFt9PD3Yf37n9xeH1T/f2vr51O28ym6RwQE/7dBYdJIM7O82QqOx7ewy6Xr/LJCOijHsq07dQ7J/N9N1YPL0xNTHTO4RT7irQ8DLifkZo/ZGQOSKgESoqI6OVgPXv0OAzeOhEB9jc0tHS3NnBhp5jyY6A9qOQoxF2oJSvslVU38qrbe44eaqusqapuaWT086BBRACKjo6uOVcSRJmudygwGmj3u62+BzGqIIIQNqIRO23mGIpdyrrSye8qcF0Xy45gOj8tSBTI3e2yR2INuYKjAZT83rHUB3PUCGxnpR5K/HyT3apzJzwpW9f3Hxv7+BwfnEimhoKxndmF39948bDrSsmwnVcqD8mc1TKgx32EplZCA1sWgb2651TJ52jlXRB4x/oSfeymzrYTZ0dDc2wUFS+4wibgz/1VNszz/xHt/3/DPiOv+N9uYX+hKncV8KwRoa7dPq0x+4ykjo5iosBDSydyUWmU14fIZmImlcHE6MptxoSKGAZKVdTKNofDQS16phJM56J+ky0Rac3qFUMSepkCqUUVUIyrQx3aNWliCtI63wGnUWNS7nCJ8WBuWJIBIu4gFQASvkSgCNEuAKfVhM1GZR8IOcNlm22iCOGJQpUIter9Aal1kIYvAZr0hmIM/bZlP/u6sT2RO+7O2ffP1i/e27xYHpib3T4cm9xY3BostzY7JG83eVTqVdy6bP92ZXe9ObESJ5xTkUz/3Bw8Nnrr753+3B3YW442pP19V7Ij+8ko+8vT3yysfL1wdaf7t7768M3/+0Xb//zG6///vatj3e2f7tz9fGtW18eXv/i8PDW4rxfJc/ZmILHV3D5fCpVyUWv9aXOpCI70xMT6d6FodnJ/imfM6pQu+ymiBrTqSn3MZ7ux3z9Ebn/GcTzlIB5VmjS2PIOZ6kZ8x3VFSqpbANP3s3mdbSyOtmS5xuB57rJatDWIjbhamdtI6+uid3cxq2qaaopM5knRqV42eqgkBwUozBESEC1WIwTOOkyu/y2iMWSBs3pSiJ0TBE7jgba5F7clHZ4SsVg70isMFkYc5ojXECHqFy0PW9z99k9A5SzJKJiL7EU1QI1rHBkor2nRxemiyPrE3OXRkYujA/fWL1w49zu+upesX/R5inIqGgVYD0qMtepw+2uYYl3Krd0w5RbqqazLzF9VdYii/T0ZPqygSCrph6VgLzurrbGZk5zu7muruHpp/+j2/5/Bvzf8YPpaMikMivlchBlNDqP0Vi2uxaN3Kan1BCQddLLAzkPIc2aZeuj6emM36oE9UoZJpVhEijqdjq16h6vq+h3jKQCVrVKjchptdamN7iMFkZjVMIKBYgiPC6NQzQqMeGYVUuAAkACwABfIhFCiASFhLCEI0b4MMIGaAhKMQa9SDAa8Q2GPHGbOemy94Z88/n0mWLP+lD/7vTYvdXFw8XJw4WRN9fndieKF0vxh5dODwddebMpqTNYQcSv0voJY1hpLlhdI6HQ1szYu9c33ty98Mlrtx9cvLg7M7/WN7gzM/Pth289fveV22sX0kx4wdNzweF6d27gvZXZT3cufnXt6rd3bv/1rXf+8tbb3967+9nB7q821r+8fu33d24/2tv//MbNpWSyz+8vJjNmrUUugr1a9WjEP5OIj2ZKco2vW+FtxtwnAOOLHC2i8UtQGqYCLwDW/8Iz/Ax2/RQL/lgWqFIGDe6SwRhjybwv4JEKLNDOl7M62J2tLD5f0tIFd0tNUqUHkVkdVr9IiHJ5UDcXPFXbWlX9pHacRISAEhlfAHd1Szo7wc5OCbtbpETkBKRCEX03bGKRoVpj5kV97oSpcIrOVirCNbjPaM0NRfvn49n10ZEz/WN</text:p>
      <text:p text:style-name="Standard">Re8JiCLnMyXRqxpOaBZl8tVh7vFlAEbaiP520B4fTfcuFsb2llS9/8ertC5uMu6+ZSh/XppvMJYm1l6MMt6IegSnTxBTwwiVlcolOz3fZe1/CfIg1OTI6vXd+463rN/JBb3t9c1tzV3NTO6uhBT9ypPkH/f0+8B1/M5Ego0JtJCkHoLKzdRqNagQyEXKGlMdtuoWekFeDpWzUucF4j9voJNDywSZSBXBFepXab7e4aENP0M/gUNiqZQiVTASrymFWDOFiFBPLRFypiCeRcIVKiYRR4ioAcOh1OAwJ+WIxX4AAYgyApBwA5YNqCcTIMLcCXu2NnekJ7cwU712aWeqLzxeTK/25iYh/OZ8e9HnStClAEGmaDhLysZB9vhx0CeTqVN9QyDabjA153cNe98X+/v3ZyVuLSzfnZ9/cXH945dLv3rz96MHB47fuf/Hw/j/euPHe4d25ZM/hwuwHh9u/e+OVV9ZW1wKJe5n4p6uTX+9c/fza9m+3zn9788a/vvrGnx+++cd79766fu2321ce7W8/vn3j84P9L/avXxme7uqQNor1VV1oTV03v52LiSSoCAblzM8B8zMy70+wwI/E1p/x9JjGB2E0pPEdkdh/<text:soft-page-break/>AnueV8aP6opPK+Jl22l0lkx0god7mjXxdkVIICG6Ors7mzoFHEkXS8LnygiFSSPXOY02qRDu7OCzuWBTK6dMYQ5HLAVQLhtoau5qbeO2tQqaG7tFHAEmEKghGHjyHTTEFVLNMtcRue8o4W8xpniGQpM2yVMHfKbEXGH0zMTkpeGJ7fH5pUx/b6BkNuURS38301utLuu147kurFOsKvVMDBQnl2c3CvmF8rWPeHKQs/isMfusd+Il82CrpSA0JSzOPqnKCwbG6r3TneFZQ3JOzqT1Rv+VhdV3r9+6PLN4ZmDw/OQYBeP1J5uaGlnt9U/G//6gv98LvuNvMhTwGg0evdZt0BuVKqvOiEsQvRyLWDQXx3vSVrIsvudG8xm3US5km1VlXiv0cpSEYYaiDKTS77DZKMpBKTwGpc+olQsFJoXcQhBWtQbmARKhVMgTAzwhJgLcerWczzbjiAEXQxw2xuPrUcRroDw6ImzRZt2GsaR3PGG7PBa/OBiejFq3ZgcyDqMREjMoYpAAHrXCo1b7KW3aal3syU5EA2f6Ym9dXdpfGH3zytIHhxfvnJnbnR3fnBjemhxf6h0oBDMRqy/sSVh07pls71Q8c7Y4Otcz4rfGCsnxg3Pb99curvX2rg8Pvb2x8emF82/3pj5cHP/T7dvfvvr6ry+t/v5g94+37vzl9Te+vf/gmxs3PtnZ+nh38/Htwz/cvvXFtWvvbO1zeUSVyHiKqzpV0w2wRZKyqRChEgXztNT0NBH6kTL0I9T1nNSlNGf0hpDO2XMc9T2DBZ7BY0eonmeJZAMRpui4Uu5oZBPH2JomiaWlQ9jZ0dXa0M7niNhdIrEI0yj0BEKYNUaNSlfu7YRivL65u+JUY0c7m8vidbWwmuua25vbO5pZ3a0sHBDa1IqY1ewx6mNOd8oTtJjcPJRmI4zBnNAzPYitT+7s1dIp1JCSMgWZLtqXG9ycWh6KlpKR4S51+Lgu+7J95GXn2Alzb5Xc1yV3i43JGjJRQQ9UkVmNZ4IOTLfZBn9kGz4WWOpIrMD+GUKT8Pj6xOZsWeibvCP2+NDixPQrW5d3Z5fDjCft9++dXl4ZGr19eUOLKWqqmzsbO8r62/bsD/r7PeC790fxAGWUy716KumwWki1VknioEwpEU3nfGvDT7LuUjEylQuRKIiJATWM0Cq5SYkknBYFKLaZDCYtRSKI16j1ULKsQ5exa+cK8dUnw/BLpVBAKYUkPAHEF+ICnpfCTBAvZlAMh+iMRZNzGftD9vLBQ3FfIeDIepioWeshsZBO1u8yBQnpmb74SNQRNxE5u34yWWZrdmtu/PLk0M786IPLy4dnFi+M9d6/uLA5NjydCO/OTZb8QZPKZCRtpMKiUDp5CNMqULNwZytoYfS+gjsVM8dS3h5EEQDwoNMWf2P/8L1rhzGjI6Bk3plefH+g8OHCzB/u3PvrLz746NLFRxsXHl/b+fb+3X968ODxzZuPdrd/c3X90f7VP9y98+X1m1/ceT1kTZziU8cFmuMNfDaL/+SZMB+XU/6fwY6/J/NHrcNHdOljMq/CksVUHpE6dEwW+Zk8ekQVf04V/7HU+SJPB+NWGWZq4yle7sCbBdonhWda2uuq6psam07VNDY1s4V8TCrAlaiqbJWr6zrLwbe6gVVZ3Vh9qr61oVXYxeF1dIk4XJDHh/l/K8IPiggBXyUEyt2s10iGaENvKLQ2PnhuZMhpD4BUhKfL8K0Dp2wDx52jz1OZaiLS27NwpjA1lx9O5WeqNNmf20Zfjiy+HJw74Rg8CjmrFOEX6d4XXBPP64udxoIlPKFPLTclzzQXr9SnV1neGa1/kjTHpcbEy2SY58hvbV774o3X9uemwhr6/OD4L64dbJ3d7M9MlOLF4eJIe4e4qao+zK1rfuYH/f0e8N33G7GARg1KUh5H2mYLMLRMKpWDiE2FXZ7pLXi0MxnPQimqRaQKWCaHMJkIoJV4xu+0EzILqdKr1TIIIxDUQshTdt1ywbc1kRuPP5mtrNdpnMtHFwYLxYg/YjHEzeRM0jmTsM8kHBvjPSMhe4+LDmoVXrXcrpTpEYlcwNVIBEYUCBnka/2RlYL/cHno7trkheHsUk98PhefTMeK4UDS4QrSVpfW4NRacQnh1uoKVq8WlOfcAR1JdwoN7RKmDWRYqKtd5e6UeRoUgQbcqyQ9/aF8wBIrxvpVhiSgSQNE2GxJ7Kxu7q+sB7TOOVfsnVLPh4uz//TGO//2zkdfHt56d2X2q93L31y//u3dO7+/ffvznd1Ptq+8d+n8ZwfXvr5x+/f3H1ydPsNFzK0ymwjSETglA5VGgtG7Ciep2NPK2E91+R+rky9hfo19UKlNCojQc6D370T2n0osfy+y/JSrrxJoAEQP8pHWFnZNE7e9U9LY1N7c1FZb1VxX21Jd11rfwOpoFzQ2s7tYAqEAra7vauwQNjR1V1c3NpbpW91UFt+W+ubWxpb2hua2mnpWbT3Q3iFqawM6OlAeRyFg68SCnM3Q7zdfGCidHZoI+AtCdbCCTB31Tj8XXnjWNvQsXewyZJcnL4+kS+tzl5jQ9M91+ROeqYbEyin/dAXurREZa435Z+jCz5lSpS4fKKxmxzah8Om2+Fr3yHatd4Zl7IE1Ia0pA+gjnnDpy1++vzk+MRuPbkyO3jizOpoZFGtDbUSyFXcSlNfCJDpqWfhTT9U9/aP/6Lb/nwHf6W8qrHcbyISTTrsdZoKQiSGFWDoQ9c7kfD0ucn0qGzSoMb6IlCtxGC3bYD9jspZts4FKuB2gAEAgnMTlZb4v98XXRzPTMYefgHs9lvODuflsbKm/Z2W4d76Ync6Gp3P+wRDjwAVpC6UX8xRcNiniWnAwylA9XlvaSRd9tpFEsOSzrPaF5zPuPq/xdF8qxhjUoFQFYpAQEQmxLhbI4+E8gRzF7CweicHqBOM3IpRbxzC0q06oqYLN1RK6TmpvULjqpdYKKVOL27vFhrw74WfcGU/KYk5wMYdQFRarYxpdeDA9tDF75v7SmddHBj+7uP6H+2/88Z33/+Wd994+Pf/o8rnHB3tfH1773Y2bn+/u/<text:soft-page-break/>WZr85cX1361sfHljeuP7995c3MXkFDtEi2Xr1ChGogHK2BCaoj8XBl4Rp/7KV38CZV+AXJDmnQXaGdhtp9yyB/zqGcB+nk+fZKjauNIgi5nxmN3UgovrXdQWpNKDrI5bbUtHS1d1U8GwjexOrgtrd3tbXyxEKuqbmlq62pr66yra2puam+sa66uqKmtqj9VWftEsk81cFs6pGwezOVifB4hASlQnLIYZtOBiYhrMhywI6qR9HAxN8U1xl+kC8955l7wLzxrH3pBm0Gtxbnh03O50YWp9XZD7oSxJEivgOFZzJqr7sK66Eyzf+5kdOW4Y4KMz8d7Tzt7z7fH5o75p563jlRQGTGVMJCBsDt+b2PnV/u3VwcHf3t375WNVavW0Qwa69TBSipzQpeqhR16WyZoj9Y99VT4b+MXfqjf/v+I7+rnlAyGuNPh0WuSboehTFIRaJbjZ4fzYb1soRScLfgsSpyQyhQQpMJkAatNgyLlhBUwao0YikmkEAgrIWnQQJwfy0wnnQk9slwIr41me0NuGpPROKHHNF69y623mwnKTqhsOFx00WmLJkpTYROZ8ZpKMXfSxWTdZg+J+7VaQiCyYWjYoEFZrX4dZVNrBa08bqdYIFawhIpOvoINEB0iJRc0dAAkD8DCZqdPz6hBZZCJCUCmAXHVw7Ym1F2Le1oU3maI5iEmo9a9mO1ZLhYmI/m+QM5lj4a86Xx6LJZZtHsG+rNTO/Nr71y88MHZ1Y839v/prQ/+8uEn766de29p9qvtjUfbm59fu/bVtcOPd66+v3Hp3Qtrn+3ufnl4+Ov9G3adW4gYBQCpQjQKiVJHmqVM8se47+/V8R+hgafF1hNCLUq528VUB2b8KQt/joVVsZAOEU4bzaWgZ2NysBR0mWXiosc8EfcX3YwZg8D2dljA5XexOG2dYrZQwOJ2t7aSMhm3kyWDYbfVyupgNdQ119c01lbX11Q1VFTWV55qqKluKO9prGlormtorm1sb2hrr22S8Tg2OTgUsI/HwkOBSNEdmssOLI6ewR2lY6aBl2OrL3hnnzWVTipDqdTk6tDczumNUHaxrMhkZDzWeyZZWJaQzgbUJvDNn7RPVYcX+MHxyNCWN79aby0+x/QfdY6+aOxpwqyxQOSVjYtfPnx4c3ntH2/fenjlcsYTVqkclXzqlMp/XJs5Tvc3OHp5psRSeuTfw+Z7R5799x/mP/p/xs2/1c/Z5fHHIMTPWLSEilapVYAo42GWBjMOAloaTEcsGpNKoYJRSCQsNx6NDNcplR6LWSdDdQiiVyogkUCNiKfy0ZlCxEVCk2nXztJgT9CGSfhKGaqWE3JEhUgUGETqSVshmh2KJ/oD7rl8rD/gsSoVaimiRmTlTgMTAFI2GxXyYSEfF/FcOsqqUtjVqmwgYqVsCKTjinUsISWUmiGZVYIauUKlRuuhdZ641ec3OixGL2OOi5WeFszXpQm1Y0x7mb8iM0U6F/pHXrt64e3ttf2Zyalg+JX1+XeuX33n8Nq52dNGZxGz9uPmgsVeODu++MHVg/cu7D66/c5ffvPVFzdvvz498pvLKx9vXfp0b/eT3b0Ptzbf3bj4i/PnPtrc+vWVq5/duNMbylRUs+pahJwOAadDzAeUzTLHUwL672DnjxHPTyTWl7kahcoNAmocN7bzVQimibldkz3ZyXwiaJAH9ApSyMU4bJmgvGZh3G5RZ1dbTQO7uR1gcykZFnPZg3baoZMPZaIuk4HAcUqpbmlsbWpqK0fg6uqGylP1L3+3VNWdqKp7uar2xKm6k1V1Facaq041tDS0slrahVwRp73bqaPnCr3TicxKaXxx9pLQ3VuOwCfDS8/ZR17Q5iFjbO/i5v3Ll3fWNqLJYb1nwJ2YdQYH3aE+gcbf5Ryo9U5WRVeq3JN8x7A9MStwDT9v7HuR6WvVx/y+zGubVz6+e+fK7MyD7d1LZy97fDmK8CjUrjaprgJmTpizjdHpU4EZrmVoj4OWmfu/X3ihvP73/+j2//87/uFv1/Ct4y//95r6faHILoWduMItR5Z6gj02bcllGg277TLEocApMeAkSQehZmRyN6XFeVyHSkmDoJtQ0pAoZzcs90RDpMKFw2uDqbmkyyaD1RKYECMqISQXSBUiacBsCxgYBsZDpK5gd5XcrrGIP6TV05A8pKXT5Syq1Y8GPEs9iZlULG0wjPidr146c2VyeCqbjVg8BKKXiMvKT8showajbVrbaCpX8sY8SvNSqqyqGUZphVBjG0CyACtfakVwhww2hU3uw+mpjw92bkzNlCzWtWzqzYuLX7y2/cWt3ZVSkVDaJDInSEX5upSICFq14aXkyL3ZtQ+3bv3LL3/z59ff+sXc+D+uTH5y8cyjKxufXtn46PL6m6eXPlpf//D8xQ82Lj3a2b4+s9hd2954qlXaJRS2iUVCZZvI8Hw3WSk2NEjM7YBWJMQjVnfaYT/dkx0IBIpOR5/HlbMwBh7bxGeN+exJg9qFioc8TK/dEFTLVXwe0NrOa2ztOFXLra3XSSQmFDKI+TYU0ohF3JYWfltne01ja3VDw8nqhrJ/rjhVU1Fde7K69sl2TXVlTdlUl/c82VlR3VhZz6pv5zR2cppZ4m6AANU+U3CxOLGSGzs9fkFARrts/SL7IMoMMrb8xszi+1e2/2Fn58LIrE0bdnv7U9n5WGoBsfVWoM5mXbrK1H/cNlitTzsiI57QVDeVQE2x5eHFdy/vXB6b6vfGbszN/eU3H8XS422ow6T1KBCdSu6FqUA3FWvR9cCW/JaQ/J8VDf/zSN3/+run/3/h7/8B0sHIFw0KZW5kc3RyZWFtCmVuZG9iagoxOCAwIG9iago8PAovTGVuZ3RoIDEwOQovVHlwZSAvWE9iamVjdAovU3VidHlwZSAvRm9ybQovUmVzb3VyY2VzIDw8Ci9Qcm9jU2V0IFsvUERGIC9UZXh0IC9JbWFnZUIgL0ltYWdlQyAvSW1hZ2VJXQovRXh0R1N0YXRlIDYwMyAwIFIKPj4KL0JCb3ggWzAgMCAxMDczIDExM10KL0dyb3VwIDYwNCAwIFIKL0ZpbHRlciAvRmxhdGVEZWNvZGUKPj4Kc3RyZWFtDQp4nG2NOwrDYAyDd59CcwfHj9hOT5A5WXKA0GZ<text:soft-page-break/>KIen9oX/bseUDIQSSDuJwEbs6WF1LfciCSg5cAVXjwHmj5YIHHeSsFpDG1/3rrjuxpBXYNJp69oV5xG94btSNju1Jn8Xe4Pk+u9PUeAFFWB7VDQplbmRzdHJlYW0KZW5kb2JqCjE5IDAgb2JqCjw8Ci9MZW5ndGggMTA4Ci9UeXBlIC9YT2JqZWN0Ci9TdWJ0eXBlIC9Gb3JtCi9SZXNvdXJjZXMgPDwKL1Byb2NTZXQgWy9QREYgL1RleHQgL0ltYWdlQiAvSW1hZ2VDIC9JbWFnZUldCi9FeHRHU3RhdGUgNjA1IDAgUgo+PgovQkJveCBbMCAwIDEwNzMgMTEzXQovR3JvdXAgNjA2IDAgUgovRmlsdGVyIC9GbGF0ZURlY29kZQo+PgpzdHJlYW0NCnicbY07DsJADER7n8J1CuPP2iYnSA0NB0CQCqTd3F/CJCVoJM/oWfZ0IDdmnQ1J04ObOgrHmbJclBzHA24TvqGDkdSWS0f6c3p/AXFoFhKvadESrwv+wrHCaTFcN9gfNkWLb9cTLqUPBkgeaQ0KZW5kc3RyZWFtCmVuZG9iagoyMCAwIG9iago8PAovTGVuZ3RoIDEwOAovVHlwZSAvWE9iamVjdAovU3VidHlwZSAvRm9ybQovUmVzb3VyY2VzIDw8Ci9Qcm9jU2V0IFsvUERGIC9UZXh0IC9JbWFnZUIgL0ltYWdlQyAvSW1hZ2VJXQovRXh0R1N0YXRlIDYwNyAwIFIKPj4KL0JCb3ggWzAgMCAxMDczIDExM10KL0dyb3VwIDYwOCAwIFIKL0ZpbHRlciAvRmxhdGVEZWNvZGUKPj4Kc3RyZWFtDQp4nG2NOwrDYAyDd59CcwfHj9hOT5A5WXKA0GZKIen9oX/bsUUgxAeSDuJwEbs62CRrKFWo5MAVUDUOnDdaLnjQQc5qAWn6pj/VdSeWtGpIo7lnX5hH/MJzo250bE/6DPYGz/fXnaamFwcPHmsNCmVuZHN0cmVhbQplbmRvYmoKMjEgMCBvYmoKPDwKL0xlbmd0aCA2ODYwNwovVHlwZSAvWE9iamVjdAovU3VidHlwZSAvSW1hZ2UKL1dpZHRoIDgwMAovSGVpZ2h0IDgwMAovQ29sb3JTcGFjZSAvRGV2aWNlUkdCCi9TTWFzayA2MDkgMCBSCi9CaXRzUGVyQ29tcG9uZW50IDgKL0ZpbHRlciAvRmxhdGVEZWNvZGUKPj4Kc3RyZWFtDQp4nOy9W3cb15Uuqpc2KQBEVYGkLctK4hNLlkjHEiWgClUgpSC+X2TJJk1ZBKoKsGTJkuPIl9hJx5cESXecODudZPdoJ316n1we+mEf731O+un8vjPnKhACiVuhsG5VmN+YQ0N2HLJWrVprfWtevnnkCGGOYFQaht00waq+6fj4j1XfckKzGnQN/u4Eqh+TQCAQCAQCQWt0vvp6573/dtH/7NjFGxGngj8toFJucJ9WHbDQdNuqn5pAIMwhOgsn7uVO3TH2t6MHa8HDm8GjddqRCASCFnioFliV142NK0tPXnZ23geKdfrFH1jD2dSAuW3TDVWPgEAgzAuAPh3bDFdrYX7tFlCsoocXQKPagj9L1Sb8ryse/COYD2ba/qobHKuFRLoIBIIcLJX3Kq9/9MLtX1y++8snXn4HKFbh7OXCmafN8hsXg89+/sevT7/0bjx+hS4s1aMhEAhzActBZgVkiXGqwBi5KQWGixQL3e+VICJd+C8dZtXAqjVKW9dX67uqB0QgELIAuNxZVZZMVfW//ewdoFjNj//wwW/+euzSjaUnLy+tP1/ceA0ollGZkmJVKQWLQCCIBXCh0tae5TUxBXRkusJkY/wqNFwffiD8NPYvkYaRp4tAICSGVfWBYpmuH+0zzR/94cMv75Mr08Gtxji/PS3Fgkti0fNVD45AIGQWRe+mWUNGNAuzGuXpYq4w8nQRCITksOCOtr87DSVXXb40JcUCclV0iV8RCAQxWN/NleESd9OohtPRp9lsiKfL6f5Py0571b5xvHxb9ashEAhawLQDqzyBXO1TrJ34FAv9V1XiVwQCQQgWN/aAYslkVqPMYqQLbqlWNQRyVXJayLiYkaeLQJhnALnabHwykVxN68WKSnVUD45AIGQQpWqzUG4oZ1bjSBeTBDzg6XK64UXydBEI84PLd7/48Mu/TSRX+xQrvhcLM7tUD45AIGQN3axR1SRqanNC8nQRCHOF86++99Clm3HI1T7FiuXFwspEh/gVgUDgiaLns3pnqWlX4myop+uhize2/M9eeueXz7Y+P/3s26vrRLoIhFTCqlzLr78Uk1ztU6zJXizL8cFUD45AIGQKhhswiqWeGomxkElDhI+/9G7nq69r7U+AXJlnXzMre/ueLhg7bNRNig4QCPoDydXGtjGlvz2OF6vAtJRVj49AIGQHeHfLivNqlMF2CpsqbK2wweI2e37bZJ4ulE51fMONwqN+X3iRSBeBoCm6bSOm3AQmerGAXC0ef1/14AgEQnYAdOJAQ/nM2VByNcqGki7LbZbcxsrmddVzRSAQjhSrrWQyMhO8WHY7d/Id1YMjEAhZwfpuoZzCzPbk5Gpn6j0ZSVcA5Ao9WnbTqDRUzxmBMNcoum0UQ060IYzzYrkhNSIkEAi8cPR8QxPZKynkapznajLLgj8rDcMGlkUUi0BQhhllkEd6sdyg4F07Uq+rHh+BQMgCCuXmstdWToSkkKupPVdDWRaQK9NuWjaVGhEIymBOn391kGIN92IBuVrYuqp6cAQCIQuwqmEmk684eq4GDcgV1oY75MUiENTAtINel+ekFGuIF6vohbnajurBEQiELKDX7C9LJsJzddicBpPfoepCAkEBzEpobszqeB/0YlnV4KFLN1QPjkAgZAFmokpnnU2o5+qgNYuuX6gFqueQQJg7ILmyOaziQS+W2/xsfZdUsAgEwqwAfmVliF/J8Fz1GZCrJZcSsQgEBbBc33K5UKwDXiwgV69//<text:soft-page-break/>JXqwREIhJQDxRm0bus8G7kS57na35mBnTot6itNIMhHabNR4tR4ot+L9bOvvr78g9+qHhyBQEg3siTOINlz1TMgV6sVStggEGRjmXVv57WQ+7xYnz5946eqB0cgzAXMjbZxIbDK4bLbWK01YEWrfiJuyIw4g3zPVc8sJ1yx26pnkkCYO/</text:p>
      <text:p text:style-name="Standard">S6t/OjWF0v1oOXgiN1WtQEghAgp6qELH/Sxz/xHxurdru7opnUpFVNfWJzNsQZVHmuuvyqiv0KVc8kgTCPMHiXP0deLCBXD5RfUz04AiFrOF6+vWLfKFXayKncIbnfxj65iirvjDSnN2dAnEGh52rf4AtJ8TdAIKQXq14ogGJtF04/dfQC8SsCgScMN1x22kCx4C9GnJWIAndopXTqIKVdnEGt56rPiF8RCArw0Gb4aL0dZ6+ezs5vF8+9qnpwBEJm0Fl85F5+DZnVVCsRljaQKyOdOkipFmfQwHN131TPJIEwjwBytewJWNFOYFWvZynVlkBQhVW7XTh5FyhW4vUI5AooVsq8WGkWZ9DGc9U11XNJIMwpBCU5ALla3rquenAEQrphuJjjDRRrxvUI5Cp/8g6QNNUDiov0ijNo5bmKTPVkEghzityFpmm3uK/okueXNqnBKIGQGAljgkPNwCIy/IGqBxUXKRVn0M1zheZQ/hWBoAaL54TcEy0XjNY1gZAEhVpw9NSdWWKCQ5ZkNSis3TJSUq0vRpwBy3mwuDLqW8Hbda+h58pyqH6QQFAHlucgJI+UKfOoHh6BkDKYrl90MWmK+6pEdsGijaqHOBmixBmcA39f8YJH620sAehRr6Smo+cqqiFNCaMmEDIJC+t0BKzujbZZCVUPjkBIETCEV1i7ZaK0An9pTaMaYLb8Y3f1T8QSIs4w4MwBcvXwZrBaw/8JlWoY+0pAujT0XHXNbhO/IhAUIl/bhs2E/9J2UVxa9eAIhHRARExw0NKSiCVCnKHkxRJcnZZ06em56g652rSIXxEI6nB085Uj9bqYBU6hfwJhMsTFBActSsTSuoGOGHEG1KnwEu5IY0hX59+/vhgCubqml+eKuSvTqy5LIGQE9XrBu9bN+eRpsBE1l8p7qodHIOgMsTHBoQbkyrD1XZuCxBkMRrE4PieQq1ff/eWLb//imZs//cYlv3juSnHj1eVqk1dOF5chcxwvgUBIAAPIFY8y8EMGG3jRptsTgTAcs2uHzrI2jz72tp6JWKLEGaREynjldHEaMkUQCATFyJ26w7qVcV7dsJkQvyIQhsJ0fS7aoQnXpsaJWCLEGfAHqstEGkq6ouAdbLzYqtvhv/2SOAOBoAMWTtwTcYk2sAiIHNQEwiEoiAkOOX91TcQSJ86gemQHwKqK0FilpIDrLYkzEAhaoIO7vYg9zW2ubFKjHAKhCzl1gvEploaJWHLEGbSCEIpF4gwEgh7AOyP/FPcAyFXJpRAhgYCQWScY0zRMxFIozqAEq/Vdy2sYvGeWxBkIBE0A/Mqq8N+9LSe0NL42EgiyoEVMcNBYBF+nRCz9xBlEo1RrAMXiPq0kzkAgaAIkV07A/Q5lKk0rJRB0gFYxwUHTKhErLeIMHGF5TVNAmQPlvhII+sBk7cn4b+B2YJVppRPmFBrGBAdNn0QsQeIMOpMNuIQaIlyaJM5AIGgD1v5VwNZdDswKrXTCHELTmOBQ0yQRS4Q4g6E7vwq46zOQOAOBoBWAXy2J8F/BSrdppRPmC5rHBIeSEB0SsfBhBGgdGxo7c0wB4lckzkAgaAUgV4Yg5Rm6SRHmCamICQ6aDolYJM7Ax+y25VFyO4GgESIuxHmluyg0WtS1eIdA4IrOwiP38imJCQ6a8kQsEmfgYvBjS7WG6sERCIT7MO1AxKEA5Kqo6/5GIPBCLyYozA8sw1QmYpE4Aw8DtmZ5TfixqgdHIBDuI6r1476/GS7xK0LGkdKY4NDTOfLCyX+HJM7AdRIJBIJGQHIl4OptsBCh6sERCIKQ7pjgkAXrqEnEInEGbqZxPj+BMLcQtmmTmDAhg8hGTHDQlCRizaM4A3vVnOdO73x+AmFuYblNS8B9Cpth0ZInZAuZiQkONfmJWPh7RYgzaM2vSJyBQJgXlLzmyuZ17kseb6bErwjZQdZigiNoidRELOZr4l+/bGqc/EniDATC/ADJldsUsF37hbVbytWhCanDo/X2w5vBg15g2QGrbw0On0cOEzhyBv79WOYQGfv/HvhRloPxGrgLlNxgxQ3c1+6+HNzrdA58t6t2u3DybvZigkNeFEvEKskqvuNPriJxBl2LB0mcgUCYN8AuZ7j892qmDv2e6sERdIS50TbOXSs++Wrx3NXTz99+8e1/vvzOF+Xdj0teuOIFQLEwvlwBftVCf9H+x8mcogEqJjnhtBG6XlIx+/9iWMpgiStRChAcyvAbl732Q7UAyNWl3XfhwcCM8jX264JVATVfehryE0dKIhaKM/C/2ZE4A4FA0AdFF+X4uG90cHLl8dZPmGPU6wu1V3LetuH4BnOPdD1IdoAU6+zlwvpzpuM3fvTfP/zN345duqGWWsADfPjlX5s/+oMJBGP9+eKTl9FF5vhMMlflg3XNFdOQfcDkJGKROAPHIaseGYFAGI4lz4cdSdBerXpwBKkw3TZmLO97nAreNaBYRqVhoL/IZy6jAwxh6cnLwGSAzwCrAW6jkGIdIldLSK7UPMlQK3r49pbh3YqnWHISsQSJM+ic6U3iDIOAzQFWHJobBfH9YhXlE7UlyQTCVECPuhuY/EOEYWHtNqVgZRjmRtssh2Yl7J3L+BekWH7kbInj9tGBYmlNrtzwyPpurtwAinVss/VoXUakUkIilghxBvyBOvMrEmfYx6rdXnbCEs6XDxQLvrToUzeYxxiOpGI1SrMknR9C6iGiathUpwtNEIbO4vF7uZN3cFes+gYL87H88BApetL0b7UUS2dyZVTDfKW5eH4PKNYRlvy/4oVLUqKEohOxRCgbRybogWcHiTMg6vXFrStL3jWgWOPZJpB8IFfA89khQvd0QlphVqKm87zXvhPAWax6cISZAFtcbzbzrCbUqgRRwh7HrCRVFEtrclVpsLy1sH86gFwZjpRELBcTsYq2KO+Bif<text:soft-page-break/>FiAeIMWvOrYM7FGeCTznnbQLHih0sMZI+dwsm7wMdUPz6BkAQY5dkQkHjpRKuDkDJg8nm5ZdhRgA9d9Ea1FU2ouANdPsXSl1xFMcHze3AeDc4OkKsVL+QeaRo0mP2i7QtawiVv6iLQiWax5lwinnZ2MHGGJnfxtBSJM2CGFYsGJhmm3TZtX3J/AQKBC5Bc2QKElJ0gX25GoQ2C7qjXF2tXc97rhhMCs0KKFUX9BGh3jDKZFEtbcnUoJjgUxzZDaYlYSLB5J2LtdjpbrR9zn1/M29GVX821OMP67uLGXqHSTLyZGKys1XT3UjBYAmEAJsui4b4/w8o6ev666sERRgKDUHbTsP2Ct4t+e5v5qdRJlMuhWNqSq6hO8FBMcBBpT8Sq7L0LFOvDLzmLcpA4g4awykGOkxYHOus2yYVFSB/geiUi4gCbc76cDvf1HKFeX9i6mqvtME0q9NgbTLST++wnM9EUS1tyhayphhQrzhwCuSpWAxHKdUNmhHci1ukX28vlPf7zq3E2wnyKMzR+9Pu1l34AFIvL2GG/OvHUzYv+56qHRSBMh+XNPe7uazS924HNFeD4PrbZetALu7JUUTW0xPBffBNHsfQkV3D6LHthFPWLP6FArlY8/iX/wx6PcyKWcfZqkff8zqk4g7ZDrtcL333Na30EFIvjkIFc7f7wX2rtT1QPj0CYAkiuvKaIG9Yy63iienzzC6ZS1TIrmBQNE9FtEKO9iaBYepKrmDHBoUhpIlbx3KtLT77Cf34v3uDyeCIgRJyhinqzqkc2BEalcbTyMlCsh3srjsd4Lwafffnn/wJy9a1Le6vrddWjJBCmAMtn5syvDBb1OLal4yaQbWCCeiU07W4zGhHJdaKNL8XSkVz1aYcmm2XJiVjwwEXv5qxfpt0yKnsG7/k989IPLvqfzfhs4sAeci7EGXp1gktrL8AUH+NEsRi5+jv8aZzfBnJVevJF1QMlEKZAyWlz51fsEPFXdU06zSI6Cyfey526260BdH3uVfAyjdcRrCG5ilMnGAcyFbGAXBXdWX3R+GWyMgqO83v6pXd/9tXXr7zzqxmfTRDmRZyhXl/YvJL3drtZB/trbXaK1U+uCqefgj/NC9sGZZ4IAFzZIlP9IFnDin3jePm2mFa2tBCEA3Ybo+pHEqBCeLIim/0I1pBczRITHIRMRSz0cs+Q8xNlSfULqc0+v0Cufv7Hr+vtTuuTr7i8T+4Qkd2qmzhDTzv0wAnCg2INIVf7lR0WpxVE6OEhlnKwAneBcgtu6KofJzsAclVyWiLyBODHwg9XPb5sYmXzuuU2LLeJDWukVJPJt1mOYO3I1cwxwaGQmojlYKp2gocsVZuWM6RSdZb5jcgVHL5Pv/kzoFgcXylHWLWmiAC9PuIM47RDZ6NYB8nV9yJyFRm2sGSqYqpHnx3AIbLsMeruMMnxSphspROGQlBTMCBXK7a+qafpRGfxBGsF6DaBYuGpp2UlIC9LdgTrRq54xQQHITMRi3WcnDrXHclVtdlrt8Rlfnvkqli59o1L+jrJTUGacjqIM8TRDk1KsYZ6rvpWE4uQbpEiFh9g4zPnQNcqWOmFtVuL1P+RE3IXmr3UCI5mVFsl6h7FCZFIdX4d44Cm6wvtWaOVTXsEa0euhvUT5Ah5iVjdXHc/vvQK83pFjZa4zW+PXBmVN5bWni6euyLoxc4OU5A4g+q8C4wJssvC5AeenmKN8VzdX1NA6jyU71P7HjIAuKCteiFSrIGXDAdN7rE7Q3t1EabC4jk+QruHV4FOruz0IvIAwGYCFCsVGgvcLf4RrBe5GttPkCOkJWKxQeH5brH2lGMeifWyDA07VvPK+PPbT64KZ542zu8c/aa+h6wQcQZXsfjV1P0Ep6FY4z1XB95DlRKxOOChrZEJBphyCbPs+PSSZ8X6bqGcpP/m5N2AqQSoHl4qwaKrby6z1DgWXvHF1CCkw+IcwVqRK3ExwaHYT8SSkonnhvspVQHcfA89CbsO+JE8SPwvNs78DpCrbSybPXZXwutNBvbYGRJnSNxPMB7FiuO56jdKxJoRcCNb8ZgzcOxLxibFlPQ+G9huKWBzZiqXqgeXMqxsXi95zeVqiHWdGc1dT2Djj2C9yJXgmOAgZCZiRWa5Acvc6Ka+47+M/uL4o7KtZpnfQc8V/MvC6ZvapoiwGQkyI84wRUxwqE2iWPE9V/dXGSVizYAo4SSO05uS3mdH3ttOtitOnpoKeRfjArvL4RHpY3lgCqVBRduoI1gjciUrJjj04zEc2RFko6vxvv97Z0sLHDW/g56r6DfmL+ibHDIm8jLL21YizjB1THCojaZY03qu7r8QSsRKiiUXu6LH9zBT0vssOLr5ypF6nf8OjK2y6OOfDNNuYytYh7kgtOm5rKENHsH6kCvJMcFBRA7/VCfpDc7vUM8VWBSuUvKe42BlE+XOBHxjcn0Ih7RDZ7RhFCuB5+rgC2HFPlRINQ3gpRUTJZxQ0ntC1OuwiARk+PiG3Vwq67sNKgdruAzXwxApFv/3n0E7dARrQq74aocmhjRFLGnzO+i5MhnNACqrisfGgcEKLfm/H4nX1eHaobM+/wGK9c4//Ucyz1XP8NlYTholYsXEoCDDNG+bkt4TIvE7n7BblveKtnbdsjRAZ+HEvdypO3goZ0h3XY5FR/CxrTYcvmDwF5XkSox2aDLIT8QSN7+nX/w+HL4/+f1/PrQZ9JMr9s7byqnseGBjBd78SqY4A5+Y4FDbp1jP3vw5zC9QrGSeq36jRKyYGCPIMMV3SEnv0yN38o4QVSW2TlUPTi/AOwFmxTraUPp6QlutbH/wxf9o/uj3YB/86v+Cf1TyGMpjgoNQkojF3U4+Ff78q/950f+k+fHvPvjiPx50r/f9r6hRYM7cElEo8CG5a/+yHyj80RPXCcY3p7n5+g+AXAHFev+L/9F4/5ezkCuTErFig1daICW9T4sFlrrGfykx54zqwemCkudbTEEI965MS68LtSi40PjwN0vrL4DBX2ZpE5zYNIkJDiLtiVhRztXWGx8srT9fOPN086Pf9s8v3L5NW/eTFJ+T93UVozOCP7ZZ6wTjWZRztbl7b+mJF5bPvvA+XpSSt4Hefzm4GCluNQZxBBmmMkp6n<text:soft-page-break/>wYdeFciVhNw3dW5zz9EhXwWtSkJyHrNjkWhUpdVRri+xQ5TDFK4bbwubbSP1OvFzTfKr390+c4/vfDmp494u4vrz8zSJjjxc+oTExwKqYpYXO1AQvvp7xXWDswvnA4ld4julm4Q4b8yqi2h/EpgTLDPegntxY3XYH6BYs3SBrrv5SC5KpEi1gjEF2SY1ijpPSbwdQlwqgC5Wnbm91oRaQSxIhf+TYhSZN2If+8DA/pUCSLp1IH/2O8asCwbxSqNSmheaOfs3UX3VaBYvXe7dO5K8WzyNsFJB6JdTHAQKU3EGqwWPJju/rdj9fbyVgo2EzPSWuf6cqLDUcjjSogJMjskxQAUa5Y20INGiVijMK0gQ3yjpPeYMKPUNd7vH7aF0lzyq66WteN3+ZXIjUtDixoksXUXrGxeN93+PnT4WlDV1p7QaWU8zPIb8EOStQlOZtrGBAeRukSsoTpXZn9F4Y//4DV+AhRL9audDFPMXmoK4FdyYoLmKCmGpG2ghxolYg2F6YZFVwi56hl87d8NPn3xrZ89moblqQS4IQigAQKvXbqCVU02DKcpQrVVW7OiEifXL3o3Wa4IhhuQR7nNktcAisX9PbNeePirJVAs3LT1jgkOIkWJWKN0rsz9+S2uPw/v/8lXP1T9UmPBdEIRTbe5dxyTExM0x+tc8aVYlIh1EJiv6OynXggzmLUffvkXIFfLF15bWn9B9aA1BUyEiG0Bf2x5PihWvb64eSXvvg4US4TehVZmsESpJXROsuQ9Vj+OzMptAcWS8LLhu+pFYYRSLIwJlpsLG9d1jgkORSoSsUZ5rvqtsH51cf1KWt6/gUn4/PXbWccxTsxBVkzQjKPQzo9iUSJWP7gIMky03pa79OTLQK7yp9qU9D4U2DRThAurHJiV1Nz6E6Pk+fnajhAlfD0MFyleeDHPwfKaqAPsBEdP3nngkfeUrCaj2urPahNCsVyMCTLveipvxJiIVROiJc7Lxnuu9j88v3jhOlAs1a8zLooVH25Y3N8Vbs52MEtIPYK0mKAZX6GdqxeLErEiiOjTdMj6yFV3+zUp6X0EStVw2RMwHSxRWfXgBAJemuWGlovlgUJvCkoMTrfoq4hSqqxao7S5p8P10Ki+WfRu9j+qAIoVFmpBbv1Weq9jSK5cX8/C1TieKywDx+4SadpA0H3t8M8NgNXHUg5m4lfSYoLmtL0FOXqxKBFLgCDDoA0lVyYlvY+AEHLVtWx+6pHH3rSRl2aIWWF1Obsmd/JMtQPYIwxQ9cs+jG6i10GPK3eKZeGn21k8cU/1cJODkSvt+FUczxVYFHNX/Qqnxn4ZLOeXZlS7AnpJnkliTNBM1luQZ6BwrhOxxAky9GwUueoZKb0PAj9LAcrD0Y1J9eA4A/1yFZYUIX6zkmFuaLo+i/3B3dbPn7pz9JEfaO63yXk7gxmD/L1YLirpwctRPdzkUP91HbQ4niuTuWvyte1+UY60QCChZfvztNLZMmOC5kTPlTM6I4gTxZrzRKyiJ0qQIbKJ5CqyfaV3DkHtbMBwmiL6tsDqhp+senDcgMOxm1F9nJz9SqC593WoMPa3dT1FO9Li5tWhCW8CKBZmYcGWpXrEyaH+S9u3eJ4rP9U7syHSexDFTBc2r8RknvgksmKCZgzPFdzarDE7Jz8v1twmYgG/EueljEmuegZLmJTeIyC/ErAMseFpNvgVi1YU3F1pm5UYY5ubG3nefKs6kw6VStTrudqOOexGwJtiYSLWUdY4UvWYk8OMkuiUthSP57li5OpCmN7IQsTGxb1Gg0VOc96O4Yzj/EtOWGT6e9JkOsZ4rphmS5Bfu5U/eWdp/a1xLj5eXqx5TcRi5ErI9X9actUzSno/EnlmBEyKwfTNVA9uVhS9MMcqBFOhKTRkFhjRZX7jaIpDzfvkxgGQq+URaZx8KVYGErGOoF8lVJgoGNNzhXXl1RSTqyMsAcYQk4J1YEVH2sVu0zokMYepVtdzF/YMpqAibX7He65W7bbFZG+PoDhwOCGzglugcE4TsUwWXuGrwZiYXJmU9L4PMTEvWOM65kjHBPqZN/dMrwkUS+gGJcrYbbqIQS5/yfNTHecaxH4ZsngvVvoTsY50A4UKKgpjVguueEEk26X6Pc0KOV0bmJavD+SK9Y7vFvnmy01MtXKk1jWMz7lClbyTd3u9aIFcGRXkWuPYPg+KNc+JWL30RS7zOwu56hklvVtuUwTFAnJVSidxhTtXtDxFb1DczdrPrSqijlO604fGYLzKE2+KlfpErCNRRSEq7cs7fGN5rpAh+NNmbmuLohPIbQHZ/V1K/JOjPFe9mOBg+g1zvvnjErGq3LxYc5uI1ZW89nZnZPtcyFVk+0nvYWZW+lQouehq5r4ALSd9TtpeD0H8JKQUNfMyw+3Kqqc4t2oasM6A/qi4LVeKlYVErCPsjeVkyeFO9FxZ1f0ii5T7BvsRtYBUvhVIsDGeq/6Y4CCsbomQcIo1t4lYEeD9F+0m07xNQvg5kqueYY3GXCa9M1czf3E8WGWFM7dT9DJRG9wJ0tVD0GLi6vDwC49cWTihRlZdFcbr6XGkWNlIxEJ0izWusWYuonxZkz1XXbdVBi8CuQuNLJQYj7UxOVeHYoJDYVVj9GnlEyic00SsCKwrbtOwp056F0Gu+r+QOUx6N6tC6k3wVMJeKrpjfbez+6N/cxuf97df0dkwIhCxQa9ROL2Ze3Rd9StUgzGJWCZfL1YmErEiILliHgYRwizjPVf72mWZclv1Y5H1rMyQ8vBhG+q5GhMTHASSK8efkIhV5UCx5jkRqweWXh7EFxIXSq7MeU16FyTeAu8wf+qu6sFNQP700w/WQqBYnT/933A6yNyskpjb88CHQLFUvzzFmNhujyvFykIiVg9ArnIs6Mlx4Y/xXLF+jp38ybuWk+l9dX13yb4+IcUotTbKczU+JjiIWIlYVT5erPlNxNoHkKt87fU4iQGiyVXP5i3pXZR4C4vdqB7cGHQWHrmXe8wHigUnAuwbcDroS7FcFMBZ8q6VnHC8B36uMD4Ry+RJsTKSiNWHzuIj9/In75g83NejPFcWywDJnby7oKgtuGQsb6Jgb/<text:soft-page-break/>ZcWKNyruLEBAcRKxGrysOLNd+JWF3ESHqXRq4im6ukdxRvEZPOXVjTtFWu6bZz6Fvr4GUKdowz2lKsri89V9tZ3Ior4DxXmNjYlBfFyk4i1kFE5KrktI6Xb+9na0yXFnuYXG28bkUn79ptc85yYIBcLW3upKs6ZqINeq6migkORaxErCqXQOFcJ2L1gEnv1eGOFMnkqmfzk/SO4xWg8xz5iFQP7jC6h4h7P3XHOL+jFcXC+68TRhVJBktXUP3OtMb4RCyToxcrQ4lYhwDkarXy5jLL64ukaOFIsibxBAPJ1fc7f/r6UvCpUblWOvmi8Z1Xiudey317LrbNoYjuQWo3EI421HM1bUxwEFEBKXb6mPgMs1EsSsTqIWoDbRxUeldFrno2D0nvhtsSceeCBZg7eUf14Pqw3+9msKpCHy8W7AZMMcMvMoql+pWlABMTsUyeFCtTiVhDwa4erX4vVsHbhbUDpyp2fKg0rHLAOoM3H7r45lbw6eV3fvnMjZ9+ays0v3MVKJbqx1eNej1f205XJfIoG5pzlSwmOAhGrmIkYlU5eLEiyWgu05t29Cu9KydX5nwkvRtuu+jdFPDqfKOiy0mE8rYek7cdsaKVe7Fwq9mAi6Ff8poH+l8QJmFiIpbJjWJlLxErBrDz46sFd8eq+Ea5aVX3lr09cgiMAra4Lae6YynaoOcKY4Knb3L0TMJeZ3mNWGohM3uxKBGrB/g+H716p97p/PDXf1FLrnqW7aR3IFcGXle5Vb5YjJdiW4SyFqTUYvkzrDp47DJU5MXC5b/Rxi5d5XQ3YlOIiYlYJj8vViYTsQgcsbixhz1rVBxVXGzAc/UaOtWdN7jnKpRYRUCsp</text:p>
      <text:p text:style-name="Standard">5qVYmGihUnFQQxArvb++fd28MPC2VeUk6vIsp30bjqzNuCOONU+VQvgRRla0FGsk2La5vGWoXwvFmOhBjGrmTExEcvkRbFcTO6lvDjCSKzv5soNmT2JONohz1Xx/A6T17gpwqmOgeZaI1YiVnUmisVkA9uRiDT3UaQUQK4KZ68ypXf1X11kWU16L3kNa/r+WUhaHL8nAm9UW0UWalQ9mi7gwQqPo4z8VIOS48WyojTRCvmsuCFOIpbJiWL16nFUD5qgKTBm7fqmAB1XoXbIc1W88Fru23sLx+6KO++mSMSqzurFivLqBQ0kjdhXehfShjixsaT3W0ZlW/Xr4Yblzb14ftoQK0dgOZQDjLU5PjCrqImh6hEchmm3LNZrPkHcU6gXK+q/VnKCZRKz4o04iVgmH4o1l4lYhGlgMuYgQipfkB3yXOXt3cK5V4BiiX5RcRWxIpvRi4WKDUSxDmBapXfRxpLet43KteKFHdXvhg+igqBR32TEqVhhUYi0ygZDiqX6qUdiP9qevOWNIC8Wq5VoZrL/miaIk4hl8qBYWVXEInBEN/IlQP2Gux0gV48/jeo63/SBYsl5UXEVsSKbiWJRItYQxFd6l2ZAroyzrxpnXjAfzYLwo4Ekqu/4cELTDaL9gUm/hgYTxlH9mBOBoluYHjNzuj5nLxa8Scc37Ga2tT50QJxELJOLF4sSsQiTAORqfwvV1w6FBY9+a/eB5Tdl+mbjtibsWVKKRYlYIxFD6V2yGRuvAbkqnn5u6fHUUyzW1Y7pA1TvR2ORX6VHUNHcaOe+zYTZec0vFy+WywLKp+5kUppSQ8RMxDJ5UCxKxCJMBFM7f1ZbXfc+cvVafr1eeOI5oFhK3lKs1oQ9m8GLRYlYozBG6V2JGed3gFzlvvX6AyvtVCdjIKu3Q8sJLKeZRm6/7LUtGysWuc9vcorFJK0Kp2+zKFKKv43UIWYilsmBYlEiFmEyFk+cPYJlRNrlYvXIVVQnuPjNJlAsVW9pukSs6mxeLErEGoGhSu8KjXk5vgcf59Fv+llKek8RYOOyXFEZegm8WLB+I/X13LcvUXmgEsRMxDJnpliUiEWIg6MnzubXnl1yeCoNzmj3PVcXXntw447QOsGYmC4RqzoLxaJErHHoV3pXblFOIJCrpXOXM5P0nhZg+qgbCL0bTufFYklrR09eeuCRc6rfzVwjZiKWObsXK7utCQkcAeRqxcNvMg7tF209crVUfuUb9dAQXycYB1MnYlUTUqwoEcvymtSJYBSw6UltW5Ok964a24Wd47W90y/cqbcpXiABnYUT9/JrtyVU6MTyYrlhFNmno1YHYCKWFy7FE3abmWJlvzUhYXbANwm0f9lTnPG+T64+f+bG56deeAsoluoXcx8sEYv1TIk/oqReLGpNOAE6Jb13uwlsvAbk6uzV9zaDT1W/nSwDXROnWTa7rMvgeC8WMCsLc35Ie0EjALlie3Ws+Z2NYlEiFiEu4Jtc9SLnqoJzKiJX9b3OGx/8DiiW6pcxBFa3X9s0IYmkXizLa1pUAjwWmPRuN3VQeu91wwRy9b3Gh+G9n3Y6tN/yR9G7uVJry9+ghnqxsGVSvZ6vbROz0hDxE7HM2SgWJWIR4gP2rmOb4aqLIsMx+T8Xuxh+9pu//v2tz/741qd/Aoql+jWMxNSJWNWEFMtCoeyQErHGQx+l9/2emNtwNQBy9e5P/+VXf/nfql9PpsDWHfY6VDS/971Yv/jj1+vPv1O6uLe4eQUoluoXQxiO+IlY5oxeLDcorN8qeRQdJsQCkKtlJyw5kfdbbJKD5YQX/U+efatz86dfAcVSPfQJSJKIVU1CsSgRKz40UXrvebEuhZ8Bubr36z//+i+6f89pgVUJLNV1DT0v1qXmT67d+w1QLNVvhTAOUyVimbNRLCBXpVqD9mpCfESpBSUPPxshMlkudjs98d1bp198FyiW6uHGRZJErGpCLxYlYsWEJkrvfV6sz4Bc3fzpH9/66Z8o6X1GsI7SAVAstZMLz2BUtosbV4BiqX4lhFiYKhHLnI1i4V69RXs1YTpEn83SE08fYYxrlg4UPZ8PbpUoaRiW0tntNEkiVjWhF4sSseJCj6T3nherm0/Y7lz74e8o6T0xopudzFyFoWY5fvYafM8DpkrEMmegWPgras2iF6oeMSGVOPrIk/mTF4FU5NduwVYTRcr23Ti+WR0ZMoMPD/8zu/Vovb3sBVGvWKBYqgc0E5IkYlWTUCxKxJoKOii993uxgGIBuarvfvnNsz+lIqNpYUbbiztlOJ77hLp+Ye3W4iOkx55KTJWIZc5AsYBc5U6pV2skpBydo4/8IH/<text:soft-page-break/>ybSZsHn1aqDqeLzePrO+u1nct7z7x6G6MTrjqtY7VkGKpfng+SJiIVZ2aYlFrwmmhg9L7IS8Wq4ftPLzxIfX5jQ/U2sWXqbgNPWxZq7UgRQ0ZCYcwbSKWOQPFwlrCR95TPWJCFrG+m7PR5iTNL2EiVjWJF4taE04L5Urvh7xYl8LPgFx966nb8MGofjcpAHPb+rNkI8xsoeGGy154bDPMzK1wbjFtIpaZlGLB6l58IqSq0piAu/CSFxRZAPf+Yne61p/pYexb3997+0MI//FqLXx4M6ClmiXAamL5UcIpFn5X2GY63UFVyVCu9D7gxfoMPphHLt02yy3qTzcGkTC7pTSPDgVqHKRYql8GgQ+mTcQyk1Islgh6VfVwtcPx8u0V50bJafdTKYOp3xe90HR9vNFUuxlHFuPDA4dg75wNI36Ff3fZf1xtwW7PEpDCHhMzXD936s4CtVlPM5Y391bru0nyQ6akWJSIlQSqk94PebGQYsEkbrTNSogClYQBdGPu4nvfjDsij3QKJ++msfSGMAbTJmKZiSgWMIR8jbqRYjzr6Mb1fLkRvfCS0wKKBVTKcLu8SIQoAWNWYZdFu8DcsCwlv3YL/73jm7ZPGRrpAss3ayRJxKpOR7FIESsx1Cq9D3qx2CYcFLzdBRKoPIgo5q6wAtRww/zabUplzyQSJGKZiSiWwXLdVQ9XBdZ3Fzb2chfgQPSBWcE/YoaGG05da893Ue97xoBcGU63Fq8IM+vM5RylDckTsapTe7FIESsZ1Cq9D3qxojUO5CrnbdOVKgK+E5Xkyl/ZvG65TYoJZhhwpBZZ5Giqb2NaisW8NHPknV612yU7BCuwGrd9b4Ovtux3hDGy5wZL90OQKLVE5WM6I1LESthzdtpAodekHOlkUKj0PtSLZbArVaRzovrdKEYveVWJRVy3sPkaUCzVb4IgFkCulqdMxDKnp1j5CjIN1WMVC6uMUktMyhLzFVmGsOJq32nNYpswCnva162NV6zvPLe6TgEFHRFx4IQTPQ3FihxlqoebVihUeh/qxepOqB3Oc9J7pHClil/BoVDwrlGsdn6QIBHLnJJiYfbR+WxydfRWOS2kUsCsykLSqCQbS/gMimcvA7kyz778rZfbZ/x79Q5lCGiESEIBLkcJj4kpKBb8Cmx0q3rEqYW6pPehXiyTHfFzm/Ru7iejKtlasQsYu3erfg0EecBELCxbmzpVID7FKnl+vpyxRI7Owon3cifvWqzritoKFEEG81t84jnT9YFcPffuL2799E/v/+ovql87oYuIXCXviB2bYgG5Mtw59XXwgiql91FeLHMuk97VkitYRyaLDqh+DQTZAHLFcp6THMFxKBZTD8iIYmGUvJo/8xZQLMMNUxcETDC/Bszvx38AcrX7/m/PPvXzwrc+pIIXHXBss7U8yxcYk2K5geG2VI819VCl9D7Ki2XOWdI7e+2+EnIFk456yGWf/MBziwSKWP1H8ESKVaz6sMOoHuVMwII7VhaExdfpjwMmmN8f/vpvD19CYmmu31213zxevq16TuYXcCdaqQUssj/D/MajWMb8BZIEQYnS+xgv1pwkvaPrwFHTw8hwgny5sbBxPfMZyITx2E/EmukIHkWxouub6iEmRMnzLReXJ+5F0leochsyv24A5Mqyw0jqR/X8zB1YJYLPYvozHxmTKFZUxq56xNmBEqX3MV4sM+tJ76bdMqfsV8LttTu0fAhdYHNJL7QqnI7gg/8B0xVP32eGTUkcTAQtTZ+fliUbNb9AroyKb5TDTO7MGgIWKdyDVjyu58VkipWR4L4uUJH0PsaLZe4nvee+fTdjof+uyBVQLOl7ZpR1Q+SK0AOQK8ttJkuaHU+xmIc2TV8avopIb6Ga8SSrGecXS9g22kCxiGWJRi8mmFD8aoyNo1h4TKgeegbRp/QuaXsZ78UyWa+WLPErJj42pLmYBGPxGp+1zCAQ7iPqccb3CI52aTMlt+CVzeslr2FVm0ixiFnFm9+IZRVOU7sHUcCCQZdTTHCojaBYUXdL1aPPJvaV3uWlBo2rKHTC/Mns+K+A4RhuKF/fFegcHqCbjbTnGxNEgPU4S55+OfIIxo6xuu/SGHzZDFdq2LxA8qpMi03wUqKLspM/dadEFzd+iGKCTAdY8Ck8mmKpfgdZhmSl9xFeLN/MkDQTdrffDOULYpiRNvvWq9S4kzAKMzZmGkOxVI9sHIxquFrDDH+FHT9TYeMplnE/Vy00STdpZgiMCQ61AYpluOH61R+qfg0Zh2Sl9wEv1qcofZkdaaaOefouLhlZgdfe1pf3dhfnSVKMkACzN74cegSXdO3yzDTYQwsbBVI0MPn8Hja3nV+7vUDhwhmAJau86gTj2wGK9bd2569V/6eq38QcQG7Se78X69d/+a/nb/8iM9KXUYqC5C3RYGmK5OklxMHs7ZkGj+DHr/74SF27o5Z5xVnHQJlHWPotDsVitTOd3Kk7hkvhwukQhaqXvUCJaM99ivXdNy+GnwLFUv0+5gUyld4jL1bx/E7l5Z8BxVI9dD6wHL9w5pZsEVc3Ile0yxFigRUNzfrVHTqCgVzV279XPbL7MN12t3JHyRGWfosnLYtZ2eQ2nwr3Y4IKOX9EscqvlLw3VL+P+YJMpffixja2+jp2V/Wg+cDEBEW4L8tbNUa1WwNFV0hCfOBXymNv7z+CO52/6sOvULiYJQiR24rX/I7vQYmdOGo7VLA8EX11goon16g2l85fBYql+pXMIyQlvbvt3LdvZyOCHzmRTNE1IAcWSDfXNDN1AQQp6BTWbvH6CHtH8KXdjzoaBBqiTE7moKNsK57zO5FidQX3yIs+Cuu7ixt7+UpDeJ1gDINpyq/dMrKSk5NGiE56Z46XjBShYMW325S8cAwX3l5AtdKEqbBwgnN+YHQEF89dVT2yLrli/b/<text:soft-page-break/>UH2GZsfgUCy+YXqPENNZUfwt6AchnrtwAiqV8Ns2u4FWH1SYQlEJg0nuGBBnWd/OVPaBYs+e0TGF2y3BCoFiqB09IGaKEZL5f49KTLyvnVyybhTVXnZvuzNJsGoqF+nul2l5m6pVmhz4xQRPdGv7RR1+jwk990Kf0zm2WsyTIsLixBxRLZjyiK0Fjt1QPPfsoejeLbqvohsWqv+QGBTdItXArKrN5Ir5J3yhfUzaqKPJSbqpMGM66TUWxSvshWmWfhB7o1QnqERPs9qJdfOSs6hdDOIB9pfcml6R3bFjPbpqqh8UBlhMUyvBa5JGrokdhQcGo1xe3ruRq29EZARQruoEuOagZa1T3DdeCbzhNw2nAAlH90LFwbJNpbAr5MtV8kNiw/gJecGSuwfm0+BTLxAUSRp+Zkq9CB2hRJ9hnq3a7cOa5BSJXuoJX0nth7VY26EFEFC2ZbbJRJhEpluqhTwHWH7aFlob7LDxkrraDaYfuON2/LkVxfPgGgFwZKBWoO+myysGKGwipb2UhOQUjwh6CLCao4sCaQ5uKYoGteEFE6eV/G2qhVUzQZL19CyfvAsVS/WII4zB70jtM9GImMutYo9hmSeYKwpyrro83LQBCblZCpFjsPquzjgTjgaFhh4lDveNIF/zdboApI13ru/nzDaBYIr5MC8co2x2Ntxu48VUCSriSaVNSLB/I1UqtXfRuSv48VEHDmGB+7RY15k4NZkh6NyqN3GNvZ2Gi13cL5eusUaykqETqcq72hdTw8O3OvuvnTt3Rc/ZhKtGxs8E/dnafdFWbykhXvf4P9qssiCbk48Rx2VL5VTebXRv/wFzZtF4sIFffeuaduq/jwucLDWOClhOm60pOOJJI6R0FGWwfKJbqZ+eAKKdd0Gk1xOCG7vopCqrioh72eejpvcSKp82ILUuaUJmkC37OUXdbaHdReGyZfjkrekt6HGHTzjvTBGaXDjj7ysHx8u2S0xr932P635ITllBdKmQKe6EO/rppKRaQqzc+/N3F8BNpH4l8UEyQwBFTKr1nR5ABFlGh0rBm/v7jmtv9U/W4Y6Er8MjmeuhwCmu3dRM9A3IFFEuqvMYwE0G6MHLHu/h34PsMTYnJVwb7dTK7JMxgcOBiuHkJ970OU3RkzbXR4LIZLpffXC2/CRRr1GCRXFXbhtsyop+2/5FYXhMvBVVWMqkosT8+xboYfPbln/8LyNU3txrFx5+S9qnIw/ruwsZ1bbRDKSaYHcRMes+MIEO39FjWOmLniJ8WcsXODn+CwKPb1irR3cLTqqGtImUy0oU1j3AuV1umE4i+CMDPX61JmtDohUQUS1tD374XHqnXMYmiGhSr4dGTdx945D2Ohx2Qq+XN66XaHn4DDlBo9B+OutGIszgUi5Grv8OfxvltIFfG2VdTlOQQBz3tUE0cqhQTzBgmJr1nRpDh0Xr7wVogrV4pioPAn6rHPRn3szonxUyNbu22LhRLAgPhboOka+A/wLiSnMpWmPpjmzJmU/dpcnygPZbXhNk5WttZ2LoqreUxfgOVJrAsE+uLWYgKnd4yjvvxFKufXBVOP2Wcfy1jwsjwnikmSBCOsUnvmRFkeGgLa42l5T/Ae0sFuQKC/eBmK76wEvIrVlSo+sGPsARpX14enVBzu82+pebnOOGKK6MA32KFJPpRLGw5yqpdGha2hrmuvDUM9gFkiUCW22R9u4S/hFEU6yC5+h78Gf17jJlieDTtXqzOwon38pjtoPwjpJjgXGCo0rueKc0JAOuIVd1KWjJpeW/3A8RTvBmm2FBRf4e1XKpBm83slmkLn8duzpU2LZuj44x5Dpu58t7i+etAsUS/hGnBBGQawLJMtjyFphcOUqwBz9X2oc8Gw5oaq7WMx/Hy7eJj34ctWpNQNcUE5wQHld6xfXPu1N0MMOpuTpEUcmVUw976VT3ucYgCQytekEDVH2mqje4ItUPQNu0qHRYtB8GOiCiVXZODzOyKfeFFslhp6iYhOxRAriw3jFLixeUI9VOsn/z+P4d6rvoNU1iZfJnq1zM14G64zKoSdPBcmRQTnD9gKoKHUYPVWku3YrEkwFTVbWlpV7BSVuxxVUU6AN7Gg0zpJfEw4ZzKX2iovfgzfkUUK6m5AWb2ioTFKiaUVwuypEFMs4n4ifJ7QQJEIiRLT9yE49gUU54TUayL/idAroBiPeheH+K56jPUhq0EVjlNLxOdlmUUytMhqcCotvJrtykmOIeAkzcy1Q/CAYubVzB7X8qCgstmqdrS/DJiOSGXviTYmfe8Mg/AhDpHsgkWip4+zLZyApn9p4YacCqWyNQsskxmceOVgs7iiXu5U3cYYxypu5XYtt74gHmuPm1+9NsPvvgPoFjjPyEgV9FOovq1xAIKYohWO4lt+/pIaU9jI8w14K5X8HYl7eR4lIRAsVQPehwiAR8+xeBuUKg0VY3XqjapdV1iA9qzaL8uzv2Izg0dSjvdNuwAltcAiiVopEoA5zL2geK1kJlFOVdAsQprzxROfw8o1mTpUTfodehW/UomQHLx+BgzWEzw6Kk7QLFUvxUCITnQD2wHgtzphww3Or3bCzIRMz+S3OG1UUTJIUqGY8JWqYEeYEotKhkWNDX4pUW9BdUNcP8kDbOQ4TACsOfkPexmPnte1qFqwcLas/HV3dERuqF7JtsxViKtdtFhkYLr59duLVBMkJB+mGWsdJOzdgprt3XWt0ciVBVxffNLXuuhSwrav5quPJ3YrJnj59i5LGJe+hwFCnLaje5NJyOSfZNRry+gtM4bqEmbNGF7sFpw2gY6hQpcdvTd/SwnWHFDVVL5998SxgSZJAiBkHKwholyFlSouRoDVm+54USV/mQG5Ory3X8OPvpvkgcF1M7SowIobRZGLZAEzcuxzVCho4BJ37d0vumIAIz66Clky6icMOUbG6VzNR3FiupDtWQO6Ee1FecBUkyQkCX0tlkJCwczEE7e0dbfi3KFwgrkYdeFvRfIlbP7Q8njUrhbptqYsJIox45VDVc8NV4ClpLUMtw2rH1Bo9Mci8fPGU88H18o2Bzmuer/X6ekWFjMq53PcH03f74BFEtdf9Iw0g6lmCAhMzDcFmyzEiIUvbib6hEPBzt3RMXRInIFe6/<text:soft-page-break/>hNP+Perj0nVckD41sWusJg4uYEfgYyq9/rEJH1I/uU1SNFTW6WvFiZQKM8lz121QUi+W6K9ZsOQRMDFvfVVhojDHBqtZ5uQTCVMDMHNzkxa8pPK0CPQsG78uHihl7j1zB3gs7MJCr0oWGNNUvEmdIYMC0WQsDIUEcc6P94q1fxsnV4Wwua9jE7lMixpVG4OqoBNhkYfR7m6DQ3mfxKZYRiX5ok+tuuu18RWXBIMUECRkDy/MM5VSWFdZu6ZlyAFvralVgGsxhcvXkZfiXQK5W7TflDJDEGRJY5NwQNCPGkzvw1cVMh+Zlvb4MggaVXiC5Kocs72jIThjHc9VvU3mxCuWmJgquUfWoisggHkAF6idIyByKLAFD/JrSN6cdu1lVosJJsWHBfnIFZrlByWnJ6UpG4gzTGnwVD3ktQYrBwHCKGzvFJ56LX3E2q7nonzEr+obmdYAV1VF6fn+mRHzPVb/Fp1jYgcj2lfcewg6JitbayuZ1bByp5dWbQEgMVrMfSmjirG1Ou1FpWDYeppLJVWRArnKnZLwWEmeYyoS2FYBPznDQiTRtUf9MZgcmu0SIGFGWAOQqkqqI3tu0nqt+iz2/YdTHVu3ADSfgJfQ3lWE/wcffzpieLYGwHywQe+zincjG9lUaXpzhwQw7gPNO0NjHk6ve9rJ4Qrhbj8QZ4hsSUYFZgp3cY2/3PjkJFIv1NIy+NEIswE61YreOl29fDJN4rvot5vxiwTLGJZWpZJSYAonshUb9BAnZxf41TWz5EuYzOEixVA/3MFCHgT2YoIHHIVdobnD05F3Rg5W8c6bXomo+cUHb6DTp/41CKVYkM2JRNdaUAHL1fPNHnU7nYvBpAs9VovkNxVWqTkS/y06OUT9BQoYR+ZRELyLWVhWbI6se7mGwRm8CQ2ZxyVXVX3LConjfAv4u8l9NMpgLA5sAinIjWOWgcObWYAa1IIoVOagNjXXCdQaQq/De584rNwtngFztzPRdxZtfprTWkD/SR+ttcXXTQ43qBAmZRid38h1xrpueFb2bRf3amXUv9cJGHZNcodCW4xcdPNaFjpfEGWLZRtuohELnAsvTysN/O3+KpWtQPl0AclU89+rsiUnx5tcX2ilgFB7aktZBgOoECdlHJI1riBY2xN4T2snsMFnFUJA8uxmXXIVRyQxQLAlDJnGGCYZ6BZ3ct+8KTf9GPu+M8yJypFgsnUbHoHwaESV+S6JYmE0hW9R9pRbIKX6JYoJUJ0jIMJbKe/kzb83eQX7yajpzGyiW6uEeQOSzYhRLyJBjkivL9UuevFwLEmcYZdityfML67dYiYHAC/Wj9fZqLZzoMuVDschzxRu8autizG8IE2dJuXZ1sb6brzSEKzO4FBMkzAWKdhMoluCTy9dQ7So63RSGBY1qGGX4SC4UEiTOgJXsLJVISVn3jIYHCuz5cLiUGzAQ0VPQbeIcIwVuRorFvGQhea64o/t6Z05inDi/7Ff4RfHfZIT9hjji1loYOaz+ofQixQQJ2QYcJYYjPFTE1K7e1mo1MYLhq8y5im5wJ++KzrYahAhxBsasUCnIdLAMM+/tHqnX4VBIB+ly0EtQqDQWz+9J6P6G9f7T5A8npli9xELR</text:p>
      <text:p text:style-name="Standard">I5pPwCIqeByoyPj5NTBt1ZcjOwzIX2iI2xVNdhYU1p5dPHFWznAIBGWo1/O1HaZOLPLwYvcvrcITqHPlCMwxmEiuLNYbSHQQauTwBQwZY6x23xFQry9sXcltbmOLyTGkS+iHF+ex3f0iQYlZLub0xe8JKBaWSzCKJWdQ84nFzSvwSc/+HU6cX1Z5LSO5whTn0newvimKeEoYCIGgFrw2h3HGyJVWDc7wMlhVp3PlBqz9UEuhV0HEqI1KI+ftTPjFg6SrqpR0bbQNG9UwZLoQ0Y/HBj7t005LsRi/osxhwajXc9XXWS+tWb/GSV4sLMORMCD260QU+zBRekaxJIyCQFCLf/3P/88Nfji0eylHk52cOQmsYsXvUiwBNolchaz9UFvhJiNInAG5U+2VJA8kkXRZjHKw2fexO0xZQYOYWVKjp6FY+NIkD20+wVg6hvBm/z4nBgpFX1SPl2+XnBb3zQEN1ZubypsqEghy8Hbn/wSKdTH4TMhqikxFcfEYwJMYrg8US9B4J/QWjPqlqo7XCBJniBgRt6eMR7qi/PAx1ItFgQPGqcIj67uFcgP/7srLFj4EFoufidvHoVi6XWoyj+i+Zjkc3D7j5tcNRDcnXbVvAMXivjngm3FIh4EwLzh6su7tfrAVfB610+K+oJiFSsTxRuHRevvBWiBO92mS56qNKlsa9CURIc7AkkPED+0Q6ar6vV+97AVYjreBtlrftTyc5YjQMkIVHC03FqTkro8HE+KY9eWPp1iMXDX1udTMCYBCFNb4MJOR88sqYoRWYa84bUtAcJDFxNVvfQSCHBTWXwCKZZzf7rWD576mWHMHjTb5fVFiIfHQ8eSKiR21TD2E65n/RMhLUDgoeMPH3Paq3bZsv+Q2gGIpfJhRMG1ukZdRR7CFlxqNPMZzhcFWkgLmNxAqdW4xlRXuOwNrV038ijAXMFy/uLFtbrwWtYAXQbHgNqewOekgIheHIabj3nhyteIFkdiR6nfQhRBxBrzzUp3aBBh2KJRi4UeO/IomQhU6+ZN3eHnIR1Es+C0Lj7wnaAAWSqzw9l+5oQznNoGgB4z9RsasEbwAioXHd2hJl3UaBdPtRpE47xvMxpErln5mara3iHgJWNxE99OxiDrU8BUB6z+CP/jybye8m6t6+EjnFt3iEU73l6EUy6iGuZN3BT2/2RWy47o5wFlDmVeE+QDWcfSFhxjF+h5niuW2lWdx97CfVc6fVJjjyFXIysR8fdLPehDxHmKJM8w3rOk1r+JY7wgO/vH3V+58cYKK31UDb3OOz8tVPsxLGVpuKEjdhZFDzv4rDDgSvyLMA+r1XG3nUHozXy8WXH8K5aYmuUZLTljk7TTo2RjPVbdZs34unc6//j/ntz/i/iqSizPMBwq1QFx/TzyCn3j+20+1gWKpHigBwbfj2CDFsnCHEaI1GtWDcP5EXd8ifkWYAyyMEBTl5cXCOPv67uK<text:soft-page-break/>GFmlXq/Vds9ZY4lE0PWijyZWPGsVeoE/uWT/CH/8bUKzTL73L921wFmfIHIpuwCgW/+8wWnTmxqvFJ19WPUpCF0CuDLtp8gu0HaJYD333xneuvP/g1g3uT24I8F8xNXjiV4SsY313wdkZdT3h4sUynCB3oaG8Cp6hUzh9GymWgMjgmLDgo/X2Sq2lrUbx0+3Olv/Zz//4NUeKJUmcIb3ALlQCG+Yarm/Y14FiqR4n4T56uZe87BDFAnL19A3+VYQoFse9axjbgbk/KoGgFRY2rmNj9NF8Y0YvFqYcOLrU4XKslT5kI8kV5vN3zNPv6FMqOIgTW75RfgNmli/F0jDNTB8sbontQhWVq6geJeEwuGfcHShn+PVfr9/7506HM8USkaoadTPk+5wEgl6o18c4r+7v1TN4sVbtduHkd1WPE2G6fmHtloizbBS5Mpj03z+UPlLSrzk+ls5ezZ9+2qjwpFhYcKQHqdYTgxmPHM3Q5kZDOARGrkK+4bZ+igXk6t6nv+L7zKiyzk9CpM9Ik42QZYzKvBqyYyfyYlnMg5E7vqF6oEeMSsNw+EuUm6PJleUGQOcWTgjU/eOF4rnXjPM7hTM8KRaKM9jkPxkOvgX7hw3bjvjEr7RF1GmU76T3KJb/o99feesnfB/YcoR0uIh6CvB9VAJBF4zNvBpyYk7txfKZ9+ZF1ePEkebO7wHF4r5FjPRcsT8twX1XecGw99j88qRYJM4wBpYjpNtj9OHhsUWRWY0B5Mrq9crkZxHFMhz/sWdu8K2jEdT8nf1Mn5RvCZlEN/Nqqt17Gi+W4YaiG4/GxCLrMcd9fxiZc+WmKbu7f/PE+eVEsUicYQzgbOV+vPbMcqnPoO5Y3ryOVTa8pz6iWKgDc4FzXQOGCAVQLCBXeV1KnwgEfoiXeTVoMb1YUW8pQwNBUQOWcKXJvb54ZFgwaiSREs/VEUy4PeBL4eXFInGGUVj22hbvc6pnrL9nQ/UQCRMA5Gp1k7/ogckoVnH9BWPjCt8HRn4lRNPGZ9I9e3yflkBQi4UZypfieLGsSmDa6jkGS7vyDd7Ns8b3FkyXx9usHk5Lm92LlSL3nXxYbggUS8BRFZlG/T0JY3Bsq8U6y/P/Bpa+c9l48qq1fpnj00a9RIV8sU54dO2G0P7UBIJU1OsLm1dmkTSZ4MVyQssOgWIpH2bO3eaedjU6LBgW1m6baeMV2Bpp4Evg4MWiFKAR4N8qtzdrcJuwKTKYDgC5WhZWQArkyjzPM+hmuS2RlwKssy48/jZdDQgZwGLsssFxm/loL9aq3S7ZQjo1JBkm1z4446UYFk+IamEvDphiOqyQbRYvFuYXkTjzMCw5oaDGTCwi7wPFUj1EQlwcfWyLY8ecA+aGZvkNjo/KyJWoe0FkGNqu+iUnhOOD45MTCJKR87a5yAiP8mIt223lawROsbzHOYN0TFjwyPruPzx6O40u7rHzm9CLhc1bHXKkDEHRCQT1Zip6YTE9WX8EwAMPf+cIU0cX8T0Y1ZBvwwiDt2zXsGfGu7nFcukNp1m0G8A/OQ6BkF40f/Svzu6Pzjx/u3j26tITL8Lhq/qJhsNwQ5bWzsc1fdiLFX52vHx71X5T7RhX67uW1+DrKBgtxRDCkIvng5RWweAoxqv3T0+xjEoj722rHpmOEOS8is4moFiqx0eYDrlTlwTFi4FcFV2el9zcqbtGVYTK6OHPuLsjuT52bMTs2a5vFlXd7IZBpGtuAGT7Qa9d2fn48t1fvvL9L4BiWXb38DUuvGGVdbxOGkw5geeK6PNi/eYv//VC85+Bb6gd4/LmHt/y5zGeK9jHSs4N5UNOhjjKNgm8WCTOMBTYhtILLAF17tGNSfX4CFNDYDJeFe7RPJM0Fh55jzUXE+vCGjEW9hcH9d4j0sXqGbFE/ZvPvP30zZ+Hn/xb54//m+NgCaqAyUVOy2JO/mW3Bf947OKbH3z5l+aPDxy+QK4sDQroDiE6T7lfonterHq9c+u9f1c7Rhid5TU5lsCPqxZ025Eas9ohJ8YhcYZx8zsNxSJxhqE4thkKKhljk0gB2VTCqjUS6OTE2pY519p08mu3DAHPmWBcJiZ5hsy15W+FnwG52rjy/eK5K8Xz24bdIE9XutDPqSwHY8RwO7DGHr54MdGPX3HvLnr/mz+/s3Sm/pDzOlAshQM8Xr69DLPDj0COUWjvvkmuTnjJGBRnGDO/MSkWiTOMwmotFKd8RZqiKUVJjNYoOpqcgG8Rd9H1i56omsdk1tuO4A64xDYo/PfDPF3dAhCqAdEDYzhVz8Z5NrALmF6nTKEWCLooRXakXn+gothrsWpjqI7XiMbMr8W6vKX9UENn5lQNkmJ6sUicYRgErTuj2srVXlc9OEJCsGRRIQ1ogFzxjaEAuRJ6gkxr/eSq0CNXB5ZGd6+OPF2Ye8wUEYl0KUEcTtWz8SKTaHagVQpW0Q0YxRLztbtBpIegcIAlz192WryKXMaGBbvLVuFguWCUOMMoi+PFstj2pXpk2gFoP+wtIpYek7O7qnp8hORYZgcN9w8DC/F491g3GC0R8RlPaxPJ1chNrPtyiHTJwFScqmeTyZVmKViwvVtitndzf5Nf3OLclGE6rO/my40SJ/f1BIV2uG9mohY+wZuZ6MUyqi2D966eAazab3L0rN5/23hpomy3dGOFq9e9z3zunuSIXCnPwjpErszKdS4/lkgXFyTjVD2LQ65MzVKwVsRs713TwHmFTazWd7ks/PGeq9X6bmkzI2mT0YimfT/jvViw/+S8HdUj0w7Ms8o/thL5bFUPjjATxPk2zSr/HAbBDZ4mW2LPVTIbJF2MbvnLdiu6NPF9vSnFjJyqZzHJFZpOKVjwMYgLnSt3XhU9P8+pD874+YVfZG02gGIpHCwvxBFnGGVjvFgkzjAUSK54K0nCtg/b+4OOYrk5wuzATEgR9Lva5N5JAckVUA4xsqgTTZDnasp1h8m3sKIxKmSHRbs5n4WKvDhVz6YgV5HpkYJV9EKRHt1QufMqKmyZfYyTGjfjtQV+kcKRckRMcYaRm8wILxaJMwwFk0zkvc87AexvdIPOAMzZFuNIw0+O/35lVEJzQ4ELS7LnKqZhoaKNikDc37OG4M6pejY1udImBQvuGkCxBH1d6LxSml4L9z503gqeX/<text:soft-page-break/>j5BW83S4sovjjDKBv0YsFbeugiuVMOAw8jmz+/in6g6sEROGAWZ/LkLZo38HuuhJaYTk+jTAfP1SizxLxnTSCOU/UsAbky9UjBQnEVT4jmVWQFpf4KFLxyWrO71ieRq5BVaSlN4OcNIFezv7cBL9b3Lwafqh6ZdjAvtETc92F7yZ+6q3pwBD4QmL8hAHDaFspNaVFCPT1XEt6zKkjgVD1LRq7QNEjB4t4spt9ExPenApeyrInzu7J5Pb+5nbGw17TiDKOs34v1iz99ffnuL1WPTDuYZbhn8U9gPnKks4hdSwhZgOU2RaRgiUhxj7BwHkuKBDzwYdPZc3VwPaYbMjlVz5KTq8hUp2CVvIYlRrEErs+WUo1N+NXLM/uoJ84vfGCw9QHFUjVMQeD4JfS8WFv+Z8/cUCngrydQSdvhfHQaTpBfuwUUS/XgCHxgeQ3YZLjv0iWWBiDkidd3c+Um9ggTcLj0LBWeq8iEvGTBUMKpejYruVKdgmUw+Q5BL0d5dpk5c7ufyfPrhvj5pXPtjAcbHbePYX/3azz8bEby/znCdHwhW5Zq3ziBI4BcwT2O+0cSZd4KemYgV4Uzz1kVIeeLmR7PVWSCXjJ3rL/0zu57v3nl7i+fudk5Ub8lmVP1bHZyZapOwTKFye0aLv5kha65bq/qGRhCnPk9Xr69at9QNUZxEJFPC3sgiTMMhYgFiFdO1bmdBL4Q9Z2IPPoXj589gkVG/HPdU+S5ikzcS54dXT+V7RfPb6/au0CxOl99fSn4VNW74kKu0NSlYEWdrQTx0kjSVsm4IszYqzrO/MLVr+S0M1n/PqM4wyjLV3cylqXGA53C2i3urxq9x1y79xKUQ0SgTUK/qoUT5/Jrz/HNMEyX5yoyoS85AYbG/oCmIlk9vw3vFt4wvGf5L4obuYpMUQpWaUtQZ3ZmzDMmf1ARmLBAcvdLrPZGKOV0DSiWqjEKxeziDIPGVI6122SUY/Hhe0CxRCxAHbT1CBxRdAL+jQilXPCRXDkBr7t86jxXkYl+yXEQJ59KLcXiTK7U5SlZtT0xBSnoc86fVFgY3smdupOYHsScX6brlSlBhn5gaFVEPTjvfmcZQP7bd2EHELEMVY+MwBlHLzSXRIhKSbkIW2z5GzP30Uij50rtekySo165roRicSdXpqIUrP0EGyH8Sm1h+OKJyCGQZGhxe0dWgryX5VAXL3GGAy8Ns7iJXx0GKosKEGcwiV9lDg9sCFE8kOZVRnLlNGfJ7Uyp50r+epy97k++F0sEuUJTkYIlquECC5wtrb+lrDB8fXfx8ZvJCt/izq8bFNzdbCe3iPgwSp4PL1b1yLQDx7jJwV2FqGzmsL5bAIrC9eID5EpmEyWmiNjE9nzTC5Kk13MVmeh3y19LQaIXSxS5ikx6CpaoABAT2yx5DZlj6cfixvVkV7z486u8XbUE4Ei5t8OrNPLetuqRaQcUZ+AtfmWKT1omKIGIoAMWQZeldq3Cb55pBsZ/yFR7riIT8SZF61PJ8WKJJVfSU7CWnFCQLIOpVmxzfRf4VYLTKv78Ylp7LcuRwSPCmp2ROMNQCFmGNm65qkdG4A8RCxNOn+VKS/JAomu4VfWRG0y6yqXdc9XdADlBtuanYC+WaHJlSk/BKjqBkDxJFgPKn7ojbSCHsJgoP2GK+QVeavuZVBPth+nMqss61PJKO1FqCyy6560OtOy1Sfwqk8DDgrtj2fVV1XrvV0J14C+j1Ccy4LmKbJYXpVZHXZwXSwK5QpObglUU5LxyMbP9KKaXq0C9vmjvTNvrZ6r5XSrvFSvZzyDCMh/eXwiJM4xC9Gb4vm34UHMnlV1zCOJgVvkrQhvVltK1icVQuZN3o0RE6+DFPxueq8imfS9YVlzxTdtnKQSyOdVhE+DFkkSumFlVX05YDW8rmHwlYBRuUFDX8mxh6wpQLJHzG+bP3IKTS8noZMIgcQaJMAT0UIA1+MDD76oeGYE/2KfC2dvJTgT1dx9GrpBfAZHAgE7Vz4znan9VxgKKfEZ3LiZhl6AQQJDx9WLJJFcmSwuXw69MtqBEDIHVhqg6QzsLT4RTjWva+VUrOiETJM4gEyIyIRVecwhCwTrG8q+GMLRZm0Culp1WyQmr137S+f3fT7/8bnEj9Z6ryGK+AUOEiiwv4+TFkkeunBC4Okv225PCr7AZhyVk+sKon7L4IQzBwonpRLCnnV9Ma8eAy1ycWSK+cxRn0GYP1wqmmB7rqodFEALm2eCslsaupdqtTSBXOz/4l63rP1l1dotnrxbPv25UGlH0ENigJab4XajFHLgIhzbPr2VmL5ZgchWyXD7fdNvISZzAcv2SJ6nm7ugjP0Aewts7geYGqzVlJUu5U3fiO6+mnd8olpr5tPZ9sHZ4vL+QJafn9EbpAMP2c94OlhPOfca7CHKlQ7iHIAJYP8g7+hBdt1WPbAJQm9SOkpGCSKSiUG4cWd9dcropSfqTrpgjxWwr1Y86wWbwYokhV4c5lYkx1hD+Ueg3OYj8qTuCZEUfrbePbanhV5danz7yvbdi+lSTkCsXEwuVDE0+ugxczMLsMlWMR7RgwwRyVfBYvafTbQi+Ugsf2grhW1L9GuSBeyYklRJkGOJ0oVWPbHqs7z6wsZe70DD2GZfmpCvmsPK1bUFTzHOTSeTF4kqudOFU/UBZUd7F4JEte8qOxZs//TegWILmt+uQVzprMpE/KYqBjzGrGvErzKCDr2jFg/W7V9x4tXju6jcu+s/c+jT8/Ledv/5V9bsRAhH1g8Svsgq2gXP3X0lqQSgDQ0kXU4aBCx2cfVFtlyVGnmi8xRzB0c1Xpi3UUmNTerF4kCsdOVUPrBhByKuG7zZX21EyqKVzrz1z4/Mv//z/CprfonezqMf0yYEIcYaEH9XG9tLa00bl+kX/EyBXez/+7cXg02MX38QLqdPMe9vZCC/yL9VksV3VwyIIAfIr7voMTtY/GKZsnPO2DfScs/E6QcG7Jpl0xX9aIISabMITvpzYXqwZyJXWnKofVsVHiiXiy4EPeOuqkkEV1l8EigUz++Wf/859fi1sztUGiqVkaEogSpwh2frdr8vuVmq//K7Jwoslz++FFx+6eOOi/9nlu188c+NnD282F9ZePvJomkiXoDbrqodFEAKsIfIEEPLM+K/iYyjpKjf7w4so/<text:soft-page-break/>MsvEzX+o6UgBatnMbxY0x++qeFU/TBtAZ3O2EdYqKmR5l6t7xrnrxQefwrmdwzFSkqeQ+zMZUvtzKUcIsQZZjHj/M4BivXSu4P/zeMvvvuLr/7XxfAzo/wGkKv8uR0WdGMib7WGtbUH34nq9zoSIsiVSfwqo7Bc/v4rK/P+q/g4EF5kL0cFv0pFClbPxnuxYh++qeRUPcARY7kNEV5HuE9Zrprluby5xyjWduH090ZRrMSeSasaPui2pXWW1wTKV+uQ9XvIi3WQYvUWdW+Zm/sZTbBai16IX77XRIWNcuPoeWz/rfodH4CAN5aCcjBCMgjxX1Wldg9JEfi+5/i/NzUpWD0b4cWadPimm1P1o7R5HamIkNeLS17NoLxGdPliFGuIF2uWsC9WRG7KbnuqGkLEGWa3UV6soeRqqAFbxq90fbdQbuZP3ll85J4mamYiXteKumITglCIyW8nQj4cfN/zFL84PSlYPRv0Yo04fLPDqfpheQ0RSvtRIEbJiEy71Z+uP+jFmqVgwXL8Y5tzd0gJFWeY9Usb8GINkKuduJPL1Pjzp28b5dDcUDzF+Ei8CS18t8cvaqcYSZgdGL7nfuxi/tW86M/Ex8rmdcvlGaSb6renKQWrZwe9WD/5/X/2Dt/iky9nj1P1oZNfuyXilUbdDJUMCafJPiBlfMiL1T+/U5ErI5Lz2py7PUeJOMMU83LQixXTczV6ln0gVyZQLKUsS0T+FRwND20Sv8oghBSAs4uq6pFph5KLot8c3/NUvz1dKVg9i3bjB93rH375VziCt/xPzDMvFJ98pXjuKvxP2eJU97Fw4j2gWCKCgwbzV8sfEX57zpDCq8iLBfML5Aq9WP4nyaQ2Vjeb8+a8OoItVnW/NEVerMdfuBPxK/hLMnJ1wDbahdO3WXNJBRFDJmjPP+JT8tR0qiIIhQg2DntpyZ67u+REoPPK5tmKaKrfnr4ULDSM/T245b//qz+1f/L7tzv//nz708efehMolqA50gS5U3eLHn9xD0Od0s4YHeMH3b0PvviP5kcol4QU+o0Pph3Xan23tLmnZFxqYUZig3rbqWff+vlX//Ni8x/B4C/wj7P/TAv1+TtRlyXZ79zhX9WLJSeUUZNFiFDzWLXbSxcaqkemHVDxmGuq23S/PjUpWAfyqUpucGHn/aff/AlQLDHToiNMMecmvNhlW42Txxwh09TNufrot4XTTxXWngFyNV4Xa6iV3KbOFf3iYERhcfVrdqRFkf2tvY8LZ54Gg7+MEm1IYLCd5tduSU59H/Ulz7YwYb1TfDCDECKVtr6bO0f86jC6Ai8c3/OU0DwFK9P5VNOAMWERbZhQHqpyQ/6AlpywyNqpHHqe/oR2IFdjRBtGfzN4myvNa7anYYfYDEj1yh1lhxLaJ+piJTPmyHpHmqgs26Y4vyjLRYol5/kJ0hApjXBfVoVKUzfREh3APZ1m2gfQMAVrn1N11QXnl1P14ejWFTGR3LDktJTIQ8HMLg30MhisFsR06CkplsXu/quKnHLKkXvsriCF/9ltUIphvC7WLAbkCj/vqowUpqLdFKAYSRX3GUSJyf1xXlnUTWkEuO9g0z6AJilYxKnGI7+5I0CSjrUmd9Xk0BoDsrqjpBhG6WKNMjhS5zmwsvjwPT31GUbpXMVRd09m0ZcgQditWGkulfd4vzE/6vQh+uEJMmF5IgSiiYoPAXdxhiQvWV0KFnGq+DBd/gEIk9WAw3qXP5zBkPR4navx6u4D5svxWugKpi8qfTmPt/E6V+K8WHgrcbF3udA3DuTKECBMB+Rq8dw81mhkGOyoFZIeqXpk2qHkNfiKMyR7yTJTsIhTJcH6bqEiJIZrMXkQ+QMyD+bqxxERjevFcoNcbUf+iLQCJtDyFoiexeIotIvzYhmswatoL1b07XFenpUgf56SljMFUavMmV+P/SigHDfvbTDBY4hOwSJONSMWzzWAYgmaHRUD6hTWbmNbc/YA8RXaY3ixwiP1+uLWFRWD0gh6k6uRCu1CvVgW3CIrAr/26PPj++owBcsmv0SWIMa3zOTXVA9NOxgC+hAleAwRKVjEqTgid4GzSFp3964GeRWSKf1CqdO2v5noxSq41+Bjlj8o3WDutyRTa/F7C+7PrygvFpArg2VJiXrhjpgXTiWEGUKkf8v9IylVm3lvW/XgtAN3cQYzmTuCUwoWcSpBENJPIcru2FCQ3cEUIPEkStZbcIw</text:p>
      <text:p text:style-name="Standard">XC+vm6L7PEJ31aqVXkvUWFOfFAnJ19LG3BelimU4oojeo5c2pjFsmkT95lzsJh6MWTnB0khAOwhCg45rsSRKnYBGnEo56Pe/tipCkK5QbSqqTSh5Kxc7SuHmoFwvFweAzLhO/6gJWNAYjBBz6cWxaz9XB+RXlxQJyxaRH+SN3vmnabe6vEdsQbCnIkCSIgCnGqwwHBDntByFExzURpkrBIk4lE4u1V2HtcPdzYjqKChGDYxdvfufK+7OQq+5HOODFMlz/0WfvyB+RzohkzLlvMhMtmefq8PwKoFjw2QPnZJ10OOMfvrUlJEnS9a0apbhnBOZ+PzLupnpk2kGEOIOR9D1PTMEiTqUKOe91EffikucDqZY/nGdv/Bwo1ozkqvtNHvRi1dud05eFuCbSjM4/lF48IjfjfRbP1cH5FeLFAnKVr+3wv++vrrP3zPllGm6YeFcnaAW4ALJrMm//FX0hw1BipfHcN7eETzMsBYs4lQ4wnYB7azMzCtmrqLO7fPeLH/76b7OTq+4nuu/FuuR/+uyNnwHFkj8i/bF44uziE5dgxq0BwXzuNrvn6vD8CqBYgopMC2vPighJwKzNbTOCLMEUUM6Ga8QJyMM5CEwX4V8UltzvbTKhY7jcRY414lSaAOaFe5YyLMm8qyBk3/jH3135/<text:soft-page-break/>he8yFV3LMyLtbTx+qnn3pY8nDQBGMXmVWRZTAwzktw0eed/8vJcHZxfAV4sN8jX3uDenRBLCAWUosxzM80sAXdyAcmQmKG3SSK0h2HgXZL3dXIGEQwkV6jC1wRTojlJGMSj9faKx3/HBn5VVOFStq99BBSLI7nqDuf8dnHjNaBY8keUOjzw8HeOPrZVdKLbE+NXdmButFnwIpyliJiv5+rQ/HKnWECuirxvjiKqw9Cw0TPxq3QDvRZiRCapwnQo2P7G+1WTWEq28PBWCBSL+5IseuFRFSLnZ56/ZdmcyZXJ+hgaNt3gEgLJVSU0bMziAH4VUayoQTZzsIdsm5rg6RLhueo37l4sHCyMboMnxRKkbhTFEbh72wgyIaJXS+/zUD04HSFCnEF0my2CZDy4GXBv6xzppSxsXZU9mHo9V36ZO7linz22g5E9nEwDY1J2y7JbhhNO9HSJ81wdmGXuXqyNtlnmu2F2CmduiejlCuTKoDyNNIN7LVt3UVRD8m0OhZBMSBL/yRaEtHV21OilPFB9Dn4pd3LV3WeIX4nHUE/X+dc+7vz+7xf9T4zKdeQ/G6+JmN/uLHP1YqE+WJWz2r/hCMmxYV7EFsfnJMiEUWkYGJHnHzuGe1Dh5HdVj087CBNnoPqpTIF7BnLXVMSRj1ZfWTrHn1xFGS/yh0OIAOQq/Pjfnml1vnHRL569Ujz3qlHZi/qGxw8vTrHL8fRihVHaP8e3kTt5R4T/Ktrei4JbVBMEAclVpSHgq8DvIXd8Q/X4tINe4gwELcEUXwU4OauhCH3FiYAzUcS5g10UT96VPxzCGMDmBlucVfVHhRfNqHlxMqbBz4sFz5D3eCYiLjBBV+6JtSYjV0WXdvgUol7Pu7uGy995BZ9Z/sxzqoenIwSJMxTWnlU9MgI3wAkVX1Q/vi177cKpdySP5Xj5dgk+eAFXe3EdTwh80R9exC+BWTJPF08vluPDKuM3yg72JOL9kZsstzZfozYo6QMqraF2t4DCUruV86hoeggEiTNQs/UswWKKZNxXJRwBR0+8L3ksK5U3gWKJOHfya7cpLJ5eDHq6Sk6In0qkxDg6+ZCXFwvIFd9GUUa1JaKtdlSWsripQBOYMAtytR1B3RPwe6hJL1NKAwSJMxC/yhLYRV5AM9C1W/IJybLdFpGXYlDeb+YA5GrVfnPZaRVYFcaY/tR8vFhI4bjyK7dd9G5y/9TNKBSuQlaFkBhC9NC65lNb51EQJM5g2sSvsgMkJLxrkQxFeimCkn5FqEQSdAFz1wDLQhfTiGQtXl4sjk+NWgqY4iio4SNJkaQJ5n4BDnczXB/uIKrHpykEiTPkHqNE3+yAlfTyXpXo8JGe3L6+WygLkH9xSHcx+2Dkyl96YqRHaHYvVpQDxvGZjWpLSL4NGFYHEL9KB+BExj2Ku8AOs+Pl2yv2m6qHqCPEiTMsPkyJvhkBJoQ73CsgYH9uyw+oLZzfA4ol5Lihs2Y+wEoYOqNIy4xeLMwB83h2yBUXIoxKALgm5BNEwayg00PEZ2A5IZwOcEaoHqKOECTOQIm+WQLcTQQlhMtv2J0rN4oe/+t8yfMpHWVu0Ml9+x1UXB9FPGbxYrnowuL4rFGIUIRKg9lNyCd+pTuKns8SPAS5MYPVGsm2D4cgcQZKbs8Slh1UChKxNuWPxcALl4BCyHr96BaVU80LgFwVTt8ek80yixeLe1List0WlHiDx4eDJwjfBybwBezeRQHV35E9Wm8f2yJ+NRwkzkCYCENMYqSh4iPhnqUfnTIFKp+ZM0xsoJzMiyWi6GPVviHK/1xlwkeoqUvRCk1h2m1B3kv8XN1g2UOKpXqUmkKYOAPlomQHZlQQyndhYkK47I9ktb5reU3+u41LaiRziE5h7fZ4X2gyLxZ3ftXNnxSg2h0Zk9V9j+8zE3gBw4L2yFj2rNu461O71TEQIs4A/IrEGTIEIdcfFcVHpa3rQLH4j8VurXrkIZ87oOffnXByJfNiiXhUcfJH8JOXnngLVhb3xybMCOQ/KEcjKjgIP5n41RiIaNrLxBnuqB4ZgRtEODmLnp/b3JY8EKvW4C5fbEQZCDVKQZk7sALYyUtjei8W/6I8kdqSaECuSpt7fJ+ZMCPQXV9rCEqdNVmgyqJA1WiQOANhIgq1oMibX0X9NRakJ4QLucc5lIEwv4i5LqbyYgG5Wvb4c5VcuTGmxc/sK9r0GuTK0ArAeNFdL2zSIzk41aPUFyTOQJiIJTcAisX/I1GREC5on6Hkq7mFUY2r2RjfiwV78rIA0YPFrvKbKEcWkKtcbZuqPDQBqtB4AoSU982qhhbnduRZgyhxBhV19wRBKLoB94YyijrjdAprt/jvM06opBCSoAOm8uvG9GKt2u0VEatjfTdf8UWIk+ybj05pavqsA9Z3BQn93d/3yoFFWdZjIUKcwSLxq2wBTxABHmb5ye0LJ+6NL6hPZktOyOrTCfMI1oNvms8+hhcL+ZUtpFzCqLYEabl3R+cEefeaaVOsXDEWN66jr1JYZBA/exspluqBag1R4gzkv8oQROQsYVWL9I8kd+qOCJE94GwPUHH6XAIl3O1g2gUy0YuF+Vdirqio5S5IxDsaGvxpt1e9FqUjKoThhvlyU4TQ332z26ZDFdMTIEScwQ1JnCFLMJmaGf+PxJW9PI1Ia5rzVuMX1m5RtuF8wqyEY7rkjPv+J3ixBKa1RG4HcYKTJiunfWiTDl81WCrvFR2fu1zhAXO7RFr1WHWHCNcEE2egcEl2YGIRLufVuuy1VxzZ/daBXHFPJIs0GyUPhKAJTDtMHIIZ7cUKhbp2WdpMKE5r1GSh/2UPT2FxoyCMQCf32NtAscRVMZi6aYrW64velby7g55kJzCwd4xvdIkN/<text:soft-page-break/>mk5QckOV6WzQRJnIMSB6cCGz3m1Hi/fftC5KX0ggcV7q7HYz5Q8EIIOKHqzNk0e6sUyBPMrQMlprQoT9O4aujh0OoXnA4ssxdQSqCa6/+kqnVkWnWxF7aqjxmR4a2BrJyJXFi4i/NNk8qrwtVsOK6rCWAyzapg79c7iiffFhR5InIEwGeu7GMrnza9ghweKJXkoIvaZkudTEc0cgnWcac9enzXUi/XQxRtCH75LrkTm5xhdL0dY9GRfo+YWwC6wYZPAnHY0S5U+QL2+uHklX9thny5LAEMf7BTVJew2hAQMuRYmqLSBqABdEUS6SJyBMBEL595gmjn816nkgTxab694AgohN9pWhVJN5g6rFW4dkw95sc68+IOL/mein7/o+iJE7Q4ZkKtc2YcNRPRwCFHFEPdAw+FvFbV60C8kc2isBVWr4F1DPxX3EeGfQkgXiTMQJuLohT2j0hCxVCUP5OFNTLvlPQos5QCKJXksBKXoLJ54r/jEbZNfUmK/F6vz1f966c6vRY8ByFW+0uR+Wg0YkqtvPk290sSi26dJWB+c+x9qpWE48gRFrUpg2j6SHLctusHTgWFGe/tspEuUOAPxqwzBqPoiROrki189WMOyd94DwQ1N8kAICgEU3Th9F1XUeOeH97xY1Wan+Y9fSRjL4saeINd0vwFjrLd/djH8XMKI5hOoueG2I4olejZLdggUS8KgrHKAV1c7QIolPp0s1grFP0eSrmL5WvHsq0dPNBdX3opIlxBxBgyM0omTHZguphjx/lB9+STccpvcB4JG7bfmBkXPX6mhF1TQQRZ5sY7VmkCxZIyHSXyLlKBEcvXln/8O5OobW42l09+TMag5A7szhkI1Y3t2vHx71RZf9F2vL25dLbjXkGKJH9Ssaxb/7JKu/JMvm2deAHL1DfvdF9/+p8rux9z5FRNnIG9wdmC5AXfHrJKGMiarKeY9ELyhSB4IQQmimnQR+rQH7Px28dyr0gaF5Iq7Ysm+dclV8BnwRiBXxrlXJeftZB5AeFbslgC3/PBNe9luiy5KWnLCo94OUCyh+iHibOnJy0vrzxvVZvNHf/jwy78eu3SD4w8ncYbsAWeW9w3XqLbki7cbglToyX+VdURqmcuelPwWJzDKb8gc3X4IhrP1k6vC6afgz/1rGlEsPgCq81C3yEJG+MxgKohCRxTpEy6J7C8gwSKKZTpCKBaJM2QMQpYq0yTJwkBwz6FoeJbRFxOUcoqxj0rmAIFcFcqcHSAHydX34M/9/6l7dMocYCaxWt9ddTFgJ0PqirVYLYr9LDuLj9wrrN0S29NHlgmjWCTOkDWI+PyscrBcaWVgIKt2u0CtCrILSTHBnrmB5corzuqBb6L7oOfq0H9gdCMdhIRATZhqEyiWnM/SqgZ579qSMOcVsMTiY+9izYicVSbFRFAsEmfIHkSkZ2CeZFl6cxwBiwi7URx/X/JACBIgMybYs5XN6yVPRnHWYazv5i/scUnjGe25um8GhjluLT5yjyIdCYBiUHYLKJZoqav7uxwT9hQ0nJ4jTmhDHyXGnWKROEP2IKL5oArx9g46n3mvIOrsnElIjglGBqzDcn2gWEqGDOQK1XdnG8JEz1W/wcIpPvZ9+U0cUg1Mz8OeL4J7G/V/lk6QYwnnIoYD5Gr54hvMEZeFsOCg8aVYJM6QPbCOmVy/OpYtL3kUCyc+EOJ/pttE5iA7JrhvytqO7OPYZjiLAG8cz9Uhw/K3aqiKUqYOrKUjq4CQ9k06fuHMLVEJgfV64eKr0qKcqowjxSJxhuzBEJNwKHkUR099n7tEDLr1iF9lCEpigj3DWgmltXUw/NVayBrjTv3wU3mu+g3IleU25Ve7pA376d+CewseND/6vYKGtLh5lfW7yabnqt+4UCwSZ0gvMPUCeBQrjx3wVvEXoTWl86titcW97FeJSipBEJTEBO/vwMLrs2KhK6EwpfRQAs/VgXUUOWRc9cPXE0vlvdxjb8tP/7bKQR69JULyH2C6C941jh2mNDcuFCtP6ShpA5M0RwOKNYxcibBQgfgVOgf4j0V+lx+CCKiKCUYWlQWJq8+aCkCuDHbPivnwiT1XB8zF3N2SHa7a1MrzAGAiinYTKJZkPw+6cB0fKJaIQRW90HD5yypqblwolojpIIhA569/DT//XbXxMVAsKbSqa/IVfgCWgCx9NA18DoRZoDYmGBlcbSydiHqxggd6nCef0XN1YFtwUO0EFqlFhwhDp9O5HH7w5Etvy9yce5avNGBFiBgXK1MV0tNWf5uFYpE4Q4oAH/nF9o+BYl30P5f9mSlpjiOAX1H+VdqhNiYYGTaKZd5j1S/jPoBcGbZv2hNy3fl4rvpfRTVyMsNcNLV6IfIBO+SVt34CFOvYRRmNBQ8Y7GnruyiJJgbR5KpabsotMcUicYa04Hj5ldL5K/CRn375Bz//49ewQ0r+xpSIt3M/Q5Ff2VrEdAgJoDYm2LN8pQkUS/XLOAwkV/B5j47gcPRcHd4cGNu0sGGudq9FAo6Xby9v7Jkbu7BJimiwMskwRFs43wSKJWJ0UTqKwuuMDpaMYpE4Q1qwWtkFipVfexp2xdMvvSuZYsEtteTJFm9nCbS8PdJ2iy4UaYQOMcHIhDoKZgSQq7y3awyjWNw9V4O2721GrSfVb0Ie4J0vO9hDWWgPu1HGdmYgt+Ky4Dr5U3dKqm80OliC+SVxhlTAgkVk7+HltHK9cEYBxXr40s3y6x9LHrWIgaD3g/hV2qBDTDAydBRcEOUo4IKFrSuDFfTiPFcD5kdCmpZm8VMRWPba+8Wb3eHLp1gRpwX+I2i<text:soft-page-break/>Mi4+8l7EmOLPYVPNL4gxpgVm9X0lnVN6QTLHgK4Jv6fLdLxSMmne5Cgo+qOgWR0gMTWKCbA2GJUf7crn7CpDdNybBczVoQK4K5WbUJFH1G+EPxiGB2IRAsf5/9r78u43jSpe/xCQBEN0NkpYtKYnnmbJE2pJIAt3oBkgHsex40U6Kkgg0mpS1UfIiL3E22xk4iWVLydjzZmLPxJHj2c6cjF8m9pz5B9+9VQAIggCIpbZu1Hfu0ZFlm+qqrq766i7fbUplF0qxyPbILyaLTQaPbEWvCc4g1tP71eIM6sPYHSMT6MWi5Kr0k//74s1fCx447h6s44NT+cuGFu0JCdSJCZq1C45cNdEuAeQq5RatND6wQM9Vk6HqKcZSnQtUlFL2rLABraTDAbbvdyOMYiW8Na4SZNOZK6TJoORPTzXr/v3qlujqw6jWK+18cUK8WDVy9fdGtnj4edFNx8jAGY8o6V1NLcnoxqvRI+D8ms5tqBATNGmeKlFjkz0r3QLI1fdO3Mht/kK852qXBehSy14004E5r7brryOSHvpRaSb/nvsSb4qF2iA8OzgTVJJHblp8WoGE3bp5v5g/rHNRlIfRroyOsxerTq5gFU3MPj9xjOu33HrgzLWC4Wo/JTxRX6NXkIOsk4tApNFGCaFrBwPk6sJbv8uX3hXuudpt5Cue3zQz8EWXjEy4LjiV8YOvxw9t1YPUXbYi4kixHNzHEsvnuHoFR3Xm1WDvF1PjMiFwdw8ziHxf21fMz4u1g1zNPT/x1Mnk8bOCx25y0Ojbn74Rtu19uKBUTNCs6oiGVdkJyNXB/Hr8UMFYWJU+kyZJp4Svz3D86Vx5H+lMLXuGOoG0WSwm5q4BzUA9597Hy4liwWpMeetAsbgOPzZzy9CZV4O8X7hQpPVdXmnQfNpOb5mDF6uZXB09hV3g0xcFj93g0EURE0K+f0vwQDS6hDp1giaNCRKXS0jJFQWQq4nj54zsRh/0gOPcZn14y1NeOZ5bHScFj7LnaRuJXDnpUt3UEqZrDnbLY0yx3DJpeR/wXpMwcNS8kqFCHy5r936xb51dDnVAfBiAzqu9LvJsvVgtyBX8uSOhLbLpdOuK796wmmP6tuCBaHQDdeoE60sl9n9uRWCHrJIrJTvHobBAoUA0u4KkuwHkQdYskcR10gUm6wPF6hA16NWYUSyXdCPKbgqYpZRXIhSL/xpwSeWIG2A0zfVJr6Wgrnqh1KWgt/dLUvV4vyaNAdGtA4eRF6s1uZLUVsbIsu+PM340GHks9CdmxKBUTJC22ozPXh878Hpkaqurhfyy57bTtCO1vloNSNmBmGT4CSdIbudTkcR1Po5TJhQL5gfIlRh5EMstsdd23m3YLbGSmK2VKBJOW9/zaX64lSa+oKyvMuna/X5nT98x+fSC1GAIE9dVV5/84F6sduTKJDuzJaU/DutLN1yWzcI5wQPR6AClYoImUfAw3VLostn3RLVLoAIMtpM5WCuNjzq/adp4qtLKTTPLIko7tzZ2fD2+UKSOcUqkJ+odhTj79wakWMS9Fojx700X1iyPc7dBnG0/dmhr7GCnWwxqjGTKhr0dqVSWdDW+39c//tcTVz8Q8KY0BsEE6arcw1sewIvVgVyZtTuF4OHz+GTgHDeXVwUPRKMdGmKCSpz7eJt+4iZQLNkTwwWEXPmhadRLjmByjG5Q1SlaSY083KGG/xn9wyQupBKYSXxQdVZmuFUqBf97Il0EimVl8LZodF0GyND6o1hwv96fvjFlbwjLA5zMrxN9Wi6TgDNPahz6Vu7aTbqojKd00kXfr5UtvnDz10Cx2L4UDeYwnGCixwBZf16szuSKrlUp8UHm+gywR03ndE2HfGBMcEmlmKAbxGdvRCkm2BKkHLI86SkhfNHrOzJrbMrEG59PaNKGRWKLlKUTZSqiUuWQKyERKK6JB8pfZmZfFGukUEi6F4FiiVskuSK/UDJJ6yqyLuLGNjSxx7ekky7jqVPG8bNAsZiOToMLqrtEr2+5Ry/W3uQqW832FD18PvqiSVdrkkjGdkxQjaRrooKCB7HsiREBJFeOP5Felz7tw2k9UayEt4YiomLrK3kI41QN8/N9Uf7hrkkXI2cmEvv0JaBYQkanMSj6Xufde7G6IVdoxFcvePik6Imx/4oUXw/FMaosVIwJztxSvasgUwC5mnJ9kvMmf/6H0LqhWPWjX/zyQO7BgWJh2Ui6ZEr+0LiQLsvBRP0YEaGVOjqNrkHKlvu/SnThxeqWXNXSHgRPAIkPMj6CMZFD93eWBKVigubQxARbAsnV4Vsw8BbtTbXxt44UK0h5GP2U0uxyf/pGyt5g39PZRe3B0fl18SPqAj2EF+vDqdadkZzG+MzWcG4j4cUocQsPcsHs7MXqnlzR5SSDX/WjmdzZUqHV4g47dExQPVRGD95JzN5groKirRtrR7FgZaYIxZKyJh62N3n0dLYcP7FYAoolZVB9oQXpajB/27TPKoSIeasMnLRtvFi9kauaCZ4BsnQZf+Ykv1d/DqJB74AKxQQLhYR3Yahigu2AJBPzEpV4L8NmTRRr39MvAwMBHiJxZU7aG1wqTLFZzDDfZTTUAqp8sAiC7/Zi9UGuLMJzhM+Az7x7u5HdED+QIQdpjqxKrw2MCXoXxecMqwwgV1auyK8kX1sHq1Ms/6f/1yv+PJ6R7OTh1RZHN4vRUAks1/ZOL9bPP/2PXj1XNM9c9AxQlRumn7mRhdu6vkaJQ4r6rBz2od7ezScde0vDHRNsDSBXqfw6qkqqEb0dKoNN2Dh6YvaF60CxZC+EER6tlCwZ5VEaGu1QVdBlt86pF+th9/Jb97669+U3y/4veiBXaMhzBE+CwYFfmZpfCQSNxqbUiD0R7dAbUdUOZQJaJhwaAdKoGKzM8e8VgWLJfv8IfCTW/IrWs8gemYZAFArjS+cS+QuWi20lk9ny+MzWQwfuKFICkOLgrt+XL79594+lH//u8IuvfPDZn5cuvdnD/<text:soft-page-break/>y5Fn4FHUMnFbBPBAxlaWE5JhcMaCF4iWv0E+QHeV3xmC+sK1ciUi7K55aSnXAUreTbG9Q5S2tdqSMDc2tj8emyxGPfWgGJNepuw92JTUdefcAJY5LDaY7nV0fxZuekZllc0sUiW2Qqv5ly980niyInE7LMzzwQ9NtDxxfOrJIdMANoXQ/BAhhO0hRwHD2RvNpW/nPJKsqqxwonK6IHXYSc03c0um59q69VwF5pbi6WLQLFkv+4dQEUg1t+s5lfDAOBRwKywBVXH/lMYPyoUgGVZ8g5i0oGU2SJvSmhPHH6mrx6FEvQZeJQ1Ra91r5ow0wFSLFEHVkuLdj9BrgByRf0YBnMppKG3VLaUSBdRDEo9vQKsq2I+ZBnlURrigG6ry/F0qcu9wsiSHqBOKWkXJ9ISJNHMbF+dcVrZ7mrBfnoUSqkfdNlHl6g0seCBDCeMjMxz2chuqBZ5CSNgw0za2EyHX0O6YbKA1uxYJMlN9rttDRP1OliGToj5iUxRQTKpMTiS3tXxtA8vt3ftHdxYDLsk2JGVyJVZFXG0lWLosUchWILo2YqcB0KutP8qpKjEZ69LqhmkdYI+HBOyJyEKoHugSVLpFBHZCKnhhkb4lexX2gmWvWHa7N3O6OJY0G7kqIH0892EX/vzclNHlu</text:p>
      <text:p text:style-name="Standard">WVJvPr0wVB9DvpYpu8wZd0Z52rXr1YcGI+9N3XxcxAHTw6jSZI6p3ggQwbHnr0VVgwzN9dVzt5oZDIn9cxQbaocgMOkr+RN1RwzRRhE1bZbVVHyt6c5sCvTNePpYuyB6fBEnVyNaAbBCgW6sPkimIcWQaL4GBXIqK9eLGA8o0fuiVg+I0gyZaMv3Q4f8eWzgkeyLBh/PGtifQ6+126o2FMUGuH8gSQq9ghWl2ok7K6W5Muiuuatg8US/bb6wqkbxSv2bActZL5NfoGK3K1vTaAY2RKYwvckxIHZxQ9NG7u2otlZYOkcGFGg0f1mbsZy10QPJBhQ9IukwRpXhv1LtMxQWGojB64M/pkQLqj6urCtpb0AlJF5Rth60+HYX0OFIt0YtqAE1n2+DQGhTm/adgsyVV1hbjVolqunwzNwe77IXtuf9OdFwuTHoVnLpEWz6wl3B0t0cAdU7mNCVFdg1GPXccEBaNQGM2fGXVWMa/V0UHDBnPLNHHUIPJWst9TPyDfFI/JCajTQ/b4NAYCZlvZG7xqw110+fKTKzQyxUGcNv01bu7Ki0XUPpmPd4/Z4JHfjl4Oza/44uH8xmMFEf4r1A7NrY0uSRasG1KQuuzYYhHohJVlr/sdLoMZmEAXjdLlgd2AvE0ulyODdijTFUahBfOwYLtPCchV7PGbzKPqpl3CZMi+nqo/clW1vbxYxKsm2tGNbmr2zRq0hDt3ALma8nh9fdt7NX4pvtYOlY66egOey+7wpWa5ZRIxQeYwEf4UI4tnjyQSmtHfbCjBKSzY2pxy1dfksjysiTpKP88zELmiK38vL5b4ewfyK6Y69qaWcBcFEd+gG9DvRfZYNRDE6RFMeQGw68gnwNMqJHpZM+3AzKCaruw3wAbV+Ca3qcOeKXBIyRCW1OgbfMOC7cyFr6yccoJpm83H1d9jDE6uqtbeiyWFlsRntnjcpDS/EoB4blVAZ2e8jDihKc4aBgC52pffmM5hSxQrHbWgYVWZ0PGnC2uWV8J+8cKrfgTAIH5+ftMI5CpphziEOmwQExZs98XRmlYGSe+FQsLrua0zM3JFh9PeiyWelowfeI0Ug7N+a2TnFzyWYcP4EuokiPgAM8UY/6pejV6B5MquVqJNevTaG+Z6Q0KrqG/HyhVT+cvCFBHFwyBpxlwn05CR0KvRBySSq7ph1rRdNgbzEo/lzvV6JLElV1Vr48WSoczJRQYcdn7L1p82Z5AmnmLcF0QdWocbFAWQK8sNSNdXnzSnCFPokDx2QLxVJI2f6NjLnlHuIEVAfA9TnYgVCqhArqoLhmY5ZoK+RXhi3oWeehNwIVd0LK28WFiUnTvN9vXtiQ6duPs2DCppfsUfSK7ckoguOW6QyJTYZkJqMAeQqwm3nHTLce8ibCboC1IwGR5dN5ioj/434nwj3ipx/TsUASaVcb4cYf6AG2hFLGUhNKG9OwNy1Xc/HQMTJrsdCD9yVbVdXiwjU3z0OeElhNky803YILLwggcynIBb/1T+sohPz0UeHoHqraFAoTCePx3PrdJ9m5bdkVKFwOKZWd3OLCewaGERHijkDx10cQ9zFgHN2Of9zWpFLGWBb39ReEJ7N19rv/10iHBuV1yCO7ki1uTFerr83nMvC23xPELFWDiouOvQvxgQWfWSyTWXo2ZwRtPiNdmD1ugN8OKSVFSZfOnVMKJDxc+DqmgS0/2Zsim4zBIhEZKKD397pmymo1MGOCCQagLt5BzMrb1cHSVUC3KqBXv8ihPeWvfd0Panb6S60yIQQ66q1uDF+tXn/+/U7bu832wTDJvL6TzllfVBLAYm0eMV8tHhcfnIkm6RE25Uw4jEkVW3+OyNkZEK/KtUtkSLRk1yLpNM6WpTBrMq04dkieh8BinPxz41mSLNS6+uE4de2fzpXHnfkibkbZF0se0s78+WJHrpRCyFoGBYsJ1hli/JqtpzUNOZl4Fi7fkDhZIruv5rXqwnTr6yXPqZgPfbiKRd5NEpGKvI9UEsCrTZgYgvzkUXlk7EiiIqD3339dihLcMl7IjIHVcb/DnlXeaT1CnCvvA/KJl2cRjy0tkCyVWuZPEvUdGKWOpAfc9Vs9mbcPkaO3incz+dSfvKnlqa4slV1WperOms6CRP+Oh4dHmGW+10TufqCENl/NAWqR3jv1Zp6XckFbEKhTHvTNxdoe4Xwhx84snBaJeV9eMzW1TSRPaDakQEk0uYSGzyL/nUilgqQJ1qwe6NSNIF2E/n0C2zfS6f4ezRWkIauaKjyFyKz56YOH5G5Oum4DEcy9FdCIUCyFXSJV3CRazVyChiVcb2vxGbuYWVL9lynAikWGnSQRgr6DEn3KiSKzTiokFJE5PwrtjM1iifNqkaQwKSSFzinYWFhteikk7Eko<text:soft-page-break/>gwkqudS2iTXARau006CxHIJVfUgGIlF1attOhji5cSi/B2ikMOIFfx2b0j4Ews1IpYJIssmM6VE7PXMa5KNFuqyuF7fqS131hV/cYK/JBYujgWEcKpIRpY1OkERK6K8/miE7HkIfTkqmp4D6V5g42j6xwFU4FcUQNyZTmXBb96kmjB+KUjm7XLulZIMEQmYoVREYtKcdIqSJZlHS4SzkS6hIVymZDNiYZ0pGxsACfgs9WKWFIQFXJFLcBYSdZv9J8YTtssbnXIFV3/liM6syXmrXK5Pc1vmmmdgiUYlcQTN8UpYoUnEQtDfkQ0oNZKhseEBECusCt95pKxeF72iDVCA9IAjrvcKP1mMb9aK2IJRLTIVc1IgoSV9WlVi+GUWjbDHZBcWcxpCckQE7wARonGBR8Vd82vRIMoYvk6EauOmnQAbgUiojBOGchVcv5c4uhLsdlnZI9eIxwA5kMcwkISsbQilihEk1zVjG6tuKm2igUM6rlyyi0520CGMsvC4wuFQty7yLxtGa07Fj0WDZ2IVQNKOTkl2tJOsGi5sbAC5Cpx9NTE0TO6Ll6jG9AUPhGLUydiCUGIdK76NCKOl7I3Uru8r0zCgmTqmD6wpM4yvOZfp2BJgk7Eqva3JWFBEfOwy4BiTRw5AeRq4vh5I3NJ9nxoKI+5tdjCupEpClicWhGLN8Knc9WvWdlyk7IoE3Jl1aSPGT+wjLZcqMnMo0ZYp2BJwxArYs2tjc2vJ9IkGiggp6W9AcVCXbvMpUdy/uPPv5otaSUHjU7A5D3HZx5KaPnNakUsfoh2WLCzsUpoT3rsy+5MLCFEiiV4PRhOMNFdZ8bexpLFpmOCx6JBMZyKWPUnEaEp1M3MUIqVvgzkau7sG7nNX8ieIQ2lAeQqni7x0sxpNK2IxQfRDwu2N4bVggZVeGY+h66EEOGEw7LB67Y5vlbBkgjRiVjzksMNKAoKR4aQCEv3ZiysUi8WkKuj5+487b8nd5Y0FMfo/GWdiBVSDE9YcLexJFe0H32WdjJluuZJR3vxC4P2cmU+52pFjoYP4hKxsmWZiVg0JgjMikOzcgZfQS1QCOTq6Nk3loL35cySRigwtzZ66ISwRCytiMUKMj1XHMJPPRl7nSunnGpTmTiI0Vb14tcGF18ciRyZtr4fSUT0FbGsdDm2UBRz5e//Q6h5sYBcHT17Z7n8ruBZ0ggRRvcfHSGxQgHfLE0Wkj3i0EOe58rHvxo1NzYENLJsaczJlUUCaimHj+6ujBT32MwWD3UgizRxEzwWjUYQRaySGMeO+EQsGk+H70XEYTTg5NS8WECugGItaYql0R6jB46Pz74gIBGLVGlpRayBIDGhvfpXu1eStk9E1EU/AA+Fdpo8THR32T8wprhnRK/2UU6BJLdM25EIHo5GI4BcJWavi/ncxCliVWOCJblFgj3ZtheLUKynfR0o1GgL0YlYWV1O2A9kk6srNLxLCkKx/lRkaQ8PcoUtDrPVFodEXYe5yqgvvoQQyFUcjmAORxW2081vCB+Oxg5ETBGr7igTMSKm1pCL9f7RM3fyJe3F0miDubVYuphkrmLdylApTidi9Y43P3nwwq0PpZOrOrBdONX94/8APHsLVv1LBml0yPaxJaa4c1GccIJpT6tgSUd0ErHqP1/EWDhY3YsF5OrJM2/kyloXS6M1UAXIRRPwzerWhL0iOff84sqrQLGQY4jdQ1qSKwrsW0Ecklwd+/zIVcrzH85V+Q/Wg3NY/PFMSbyaUOzQFqcPOZGWMByNJkShNWEIY4Kt54d4sZKZS0CuZl54hfEsaUQIsCdPemVBilg6EatrJL215PGTQLH2PX21yjRE7R4dyFUd8DYtN+DUzp6n5woDXo8uVR0ynPR24BwZn78sZJlsY/QghpB4CGHhcBZED0djN0KtiBXemGBLq3mxLj6a903dQEejPfblMYVVxJrUiVjdgTAcHykWYRfbfIP/O+qGXFEAuYrnLowUCmwfgCu5srLBlFuuJ2zTjgbM5xBWeHxRvFojScHisCRSnh9PaxUsJRBSRaywxwRbGvViAbkyjp+10trB2wC8kRXjad/KbtCurPj2qeog/cesP55bHV06A8eH7GflDjhupnJlnYilCHYktNc4hhiK1T25qqJQGMufiXsXkx6bpHeu5MpsJejEowshvUewXxl7wbDLvEKE3tow7IRhQNgSsUhBYgRigi2NerGAXCWPnmL0fsOJQmF86Uw8v0rfMs0ogAu4kd2wnMCqkSvaKdUiOoHAN+D/go2F7pZmthRhx4tOxFIELaoFRVGsnsnV9jMHUzkGLlDe5Aq+dLw67TwvOE2mlDi4kQk4KaQRIn1W/Ig0diNEiVjbMUFXdXmr/qcIvVjPJo+ehF/Zvmj1gbsN7Dl29f5F5cT7mUNaM0Wqua2I9nwRl4hFxSpdXZTUjLZSDPwpVt/kioJU8Qe4fvrtes/dcwW/usA9mqUGDJc0MuZgcH0beEX0Btzu7DKPUlOgpnFvVfBwNNohFIlYmG0buZhgS6MUa+Kpk8xftLLAKmm3bNjkQocbPqM9x0FyhT8NaFsaf7jsgbKEsEQswnJ1ItYO7KFzxZNiDUiu6qBN/fpQb+BNrkzCr1IObAXNH2zSRS0s5n8dkKtUVsINwsILII9v1ofjUof11YHSiVgkJhjPlNRXZWdlQLGS8+eT81G/g5CEkJi3alAhGq4x3/lNI1NO2qWJtOTO46ygE7FkgXCSYA+dKz4UixW5qg+kV/UGAeQKbH/6xpR9ZfcDA7niUXNnkUwDJlPaE/ipk5E2SVpoVB0omog1DDHB1h/I/KqRjnIhoWFfjHnnsaCJQ01QSwMKB+Rq0vUfyUeki4ROxJKAQiHurZBjca9pZ02x2JKrOvDlVv1Ce+yxYsiVlSlPZjaBYrV+WoekZrH+SxOz1+EQZDuxe6KrVdTfHDrowhI8HI0OUDARa3higi0+EPju7PVIBmXic89NHD+TXFwFiiVjYrHi++FcORp5WToRSzBGl84Cxeq2Py87isWJXFHQHn/<text:soft-page-break/>ENdSWuoghV9Uespm2AQ4jy2W1A7kaP/Aaj7ntDJNDU8Xa2vM7TKOGeCiUiDV8McHdht57J1r8am7todmT40+dAoplZi7JnFvPT3nFyfz6dCH0Uhi1RCwBXqxhT8RKen48t2b05EtnQbG4kqs6CLkKSGJ581oSQ66wKBiXWSdWMH5oi5W+xI4NIVuKz2xxnd6WMG0kkzwmE3+sHYUrZJSgQiLW0MYEm83xpXitOSG5uDb25Fl4rYnZZwyp5IqalS0DuQKWFfZbnk7EEgaiI9r7PA9GscSQKwogV7FDt4i0uF/PdBLkucpWRVc6P+HowTvcTigJbARZEB8XFm3XOMy3ISUhORFLwZgglnhgG9AAE12EUr4AXscYdlIIPcz51eTRM0CxEodPqECutl9uhiqUhjvspROxBABLJGCp9FeF0S/FEkmuaqiMHng9fuQ68av44sKC5DfdPF4Cgyw89mE5bITf10rrF8SPSKMDpCViKRYTpMKV9cuFUTP8R4eey/yf0/XjhyR4rdnCXFxJHjsNFAvIlZkRQt17WoSYWVQOe2ZRNRFLhO4u3jVY9WIIEUwiCNl//VrvFEsGuaoC9rdHF4pzc2tvfsw/LOgGe4YFG8FpYRM2IodfWXyOPCK/rPmVchCfiKVaTBC9Aehfbe2vJqFtNCtNEtG5PYZFxKDELwCGMBZXkVwtrpAGiwp5rnYY2eGNkFOsfUvCErHKQ5iIZdrBoG0jeqFYEskVBZCr0+u/eObST+FFT8zyIVcubqG4zfby6ZmcCIkrp1EOJ3JVW3JwTmmhBuUgOBFLoZggXqMqsUNbQLE6TxGSKxtj3Fyrt0KtFJdcOD9x7DRQLNJaUTnP1Y55JsTeCrNbRnAilnPxHdkjFgqyOQx8FHZHsaSTqzrgRcfsk6ijwto1iuFsx6e31J4eCQkJj5wlJ5CV75p0WSytlmZvwLjEj0hjL4hNxFIiJgj3U0wpJylP3X5llFzxu4NQpWiub5oTjMWViWOngGIp7blqMOItxLiw7JnrH5iIxUsUeoeVfvLp0+V3DxSuyR6xODCbvb0oljrkqopCYWzpTDy3xko7Hfv9za3F0sU977DtwEkFC1UaZOS7Jj0uuvS19VYeNldzKCAsEYuHJG+vZmV9KgJj9v7J0/tUt5I4vU6OGyRDqMRrzGPOlUHCgop7rnYuAyzbBJM9f/0DhjDFORELKAEQAyBXU85l2cMVB5aB1/YUSzlyVQPdHidzKB9HbsR97du4u1ZGn7g6On+570a0I6S5j8Vhv015cvJda0cPl6+V6PyEeEOLMEQmYsk0EhMcP7QF67zPiXLKST4Ui2rCsH2tvGHOX0gePQ0UKyyeqx3m+Bit3qtOXGVwTcSi5AqIwcRTp63FFdljFQeTtpJhtsxaUCxlyVUd2Bt6KZjOBSlnY3/6holVq0GHar6qHCjQqkIh4a3FDm31FB1oB/g8Jzj4r6y+7tdMgN48TkEQJ7Cypan8EF2FQgSRiVgyLKAf1HdSLw741Sf5fPLYrDNUt4+4vTZx/AxQrHB5rupmEE6bzJb7JtvS8Wi+POniamTuGd4mV0dPAT1IHjsre6ziwH6x7aRYa29+4hXfVZlcNQLI1bR9ZdLZrDuygD5hmtb8JmnxWUnMXqfkCiyWWxlbOgP/ltXfjmubx2WW/DrpScjHGJ0n5V18NjQMRXldNaTTEA6BiVhijcYE43PPjR08Nvg01T555k4DOVUtfSNx7BRQrFB6rhoMFsY4RgrCJ+5KVLB8EhRgzPabyBXQA2PhEpynskcsCDgJzJOQGyjW2/f/dOGN377x0Z9kD7RfFApj7rlxZ3X8b7YeevRV3t8Opw8fyJWUXs8ovJwpcspyB4q1uPLjyqffSBiXxl4QqYglzgaOCe5GbOYWj1kywsOvErMngF9NhNNz1WRhFHe1slRogn1kcDe5wj+f30zaw1KdlMqVuJSxNFAsIFeXX60AZI81BLD41HGQO7KcJW2RaxGPrezwS68CuQp+8rmUcWnsiWglYgWmvZGYvcEkE6ARowfY926A4zIeki45icd/NDH3ElCsUHuuts2Fmb8RFlEs7PWTX7e8EqVYbKeiNbkiXr5U5orsoQsC7VbJZaXVKdbyy0CuTm28IXusIQA/NgL32aSM5u9kOOxvRkCuPvj86+Xy+87KW8m558WPS6MbRCYRa9retOwNPqprmHXA/IFRj+ux2xyeljEmnjwDFCsi5IoYFm+6IUjEMlzfyhXh9OdRituOXIHtT9+YdIaFX8H0Wi6XAx2tTrF+cOX4yWv7CuHIwpIIWhbHQ96ZdpuSMqhYbpVtlnuNXL0H2zKQK+PoKSnj0ugCoU/EImWqlcTMLaBYnObI5JCCBRt7/IjqXXKsxfXk/IVkhMgVsUD9RCx+MUGzI7kCo0VksidAHKgYJq/FVqNYQK72L16cG0C+YEhg2T5s6exfhFuWxa9G82exRoDRQBrJFVYbLawkF1ZJ9YGGighzIlZAHVaD1wl2Bg/hu6R3NbWs+kdhZkpAsWS/ZS6GiVgHVEzEql7hnTKPmKC5F7mywlZ5MTiAXCUWubmwslWKlTx2CsjVgSfPyR6u6rAyPhe661Y7zEoYUqEwkbvAZBRN5MpYWIE/BHKVtLXWqLoIYyJWtU5w9kdj+4/znh/TYS+Xqr7/CvN+bRFtWWQZhn0lXWnb4Y37f0qvvc2jTpBaZ3KFRuQQZU+DaIxV6+i5rfaaF2vqyVMTT52UPVylQXsX8ngL2GFWkgJeyisOHiTaRa5W6Z+jo9v2e21IpCES4UrEojFBtnWCHcDDjaB+/hWRsFOhwxE3c/2k66uTiGXZpRdv/hooFvAfHuPdm1zhnGyaIUn+Z4m5tfhCEc5fjl0nKMV66qQxd3paRwk7wuRzuUDRVEn8CoNEg+Xtt/RcVceVJQFuW5V9TKMV1E3EgqV14Y3f3v71F9SKP/3773lvUUIoYF6wwa7HflCyuo52iaR3FUPGfDY6RcxQRhELi4wWV435FaBYdRbEdrDdkCuD9gwNZ2fMAQHkKn7kOteu7pRiAbmy5s7IHq7SwG3H3uT0FlIyqghHaJpfps9nbue52rm6pCXwa3QDBROxYF0Bobr35Tc1+/Z3f/jfN+5+BRRL2LQ8kqN9SZiPTulvAZYBUCzpC0CASU/<text:soft-page-break/>EqmuHJo+epMyHOcXqynOVRXH45PAFB+sYrfrweVOsF8ynziVnX5A9XHWB5IpPiBDIlaxW7yQ66ffhIO3guWo0A89upc8UDaUSsWBFwboCWnX/y2/vfvEX+LVSqXz0D/8KFEvknEy7/d872pvq34KRDbhU8Shp8dnrsloTNtUJ1vkPQ4rVJbmCZ0gSiiVlHtQAMO2zGCHlut6cEpCr5NEzWraoA3g0yiGTH1heabogJz5Lmzb29MBdea4azBrq7zcEUCQR69i5t+puKyBXHz/4n7u///cPP/ln8TLImOPNmmmQQIy6/KqWLSCCX1FlGHL52jDcwKqJLYtcbAapD+Wn79ES7eoE2VKsrskVaSo39PGFsYPzI9ilhfPys0soWzR/XvZwFUIiV55w0X1qkJZk1HhMPmr2Lskp3MbG2b08apeeq7rhJuZhtEXK6DS6g/xELDgOYF3V3Va/+8P/fvzFt0CxpEwHceqyZxoq8yuLRbVLV+ZuGtSBUzXCNJzyJNkl+CbD7HgXqE+bmLklLBGrcz9BVhSra3JFfWjDGxlsxNiB4xNPnuRNsSx4F+mL8Kvs4cpDoTCaP0O0N6vfIFAsvGQ5ZZr2yavWwC1bOWltkUm3ta6WVq+eK2qwbT6ypF1YSkN6IhacC9RzJSsm2AiTR0ssB31iska0J0yvxEnZsjb8wJzfNO3AbJNNDbvEvnxg5C/CJmy5gladsESsbrRDB6dY3YcFycPoPXkbKWdjmlt+dd2AXIEBx5Y9XKHAw8UrWm4p7q3B141sik/74w5myIuDd9ltrVfP1ba55Um3bGSkEUiNbiAxEQtOBMqsPv7D13d//29SYoKN4DFG2FQNW91PgHozOO1seKDbZTO9ARRrj+coFMaWziS8NR4tX1sa70SsnrRDB6FYXVULoohcNTjLb8hhBDbbgisAf2KP62E4+BUKCGRQQ8DMloBi8b2+7fllOUFSUr4lyvIc2uo8/P48V9vfdaZoaLlR5dE5EevYubdO3b5LDVZCH4vcufRT+r/Dj2r88+eufkDqBP/z/hdfA8WSOwmcxBkm0uvK8qtaQ1I+EjTZDaPHAx3JFQf9/NaPxzMRq3NMsPU66YtidSnFgK33ckWgWDwGG3YQcsWdA1hZn/DtyPJb0qAcHVYmEcDklbXe62cONykPfeNS5oQW+rV7tv49Vw2bmOH4qikna+xCi0Ss7z97E3ZvWtbXaD3dr4FQ/fzT/2j83xsp1rV3PyMxwQdAsWTPAC9xBlj/ynaM4tfC3sLMCqRYPT+SE5hCkt75JWL13U+wV4rVHbnyTa+YWlqXVUgVClQ/BM5eLCBXcCBGr2yTxp1psR7SCTWYVc0C9I3npamQ4TO0WlcDeq62DT5wO9g7QKAhFY2JWJRZNZKij7747/qvYM9e6cqLd</text:p>
      <text:p text:style-name="Standard">er23d0/4dTND8wMEjkrW/5h8e233r8vNyZYx8xzWxzEGfAclz2ytrB45JuRPY24ofocOPzvU14gRu+UbSLW4P0Eu6dYe5IrfAB7E2+4+nq7F6gjV4DLBcjVuLcqy53CGpWxg69jCIyUoyorUAxbXDy3KmuOat7RHbetwT1XDUYSXNNRI+3RA5Cr3Nobp27dbcmp6voJ97/89nbls+SxM52lDC688dvGn1O3/MU3Jo6eJFGzkiz9t5Z4/tqvl/1+op8dzFCbX9HNh8OGhtnsgzzYI/kNPkKvLYxVIlYfMcGW1g3F2ptc0ZigVzLFKlGEFwaWsopYb3LdKYwAt5I71awSqelV3ZpTlvgh0BKn+sMw81zVDPdwuyxL1k+je9z48a8rlcr9PzWToiauBfxq4qmXjPRauzfuXPppE7mq/4TveZcO5osT8yuqRc3ufPTVxw++tS+8NeBqbzJD4YwLHlsZqbkuD5jqQ3LhgonwJGL1HRNsaZ0pVhfkSscE+8EjeU7tG5ot7q2F16kITx4jfabgq+HYw5GtoUq8NA8PkKv9P7hGtRqYeq4aPnnYxLyi/t4VB5Cru//4L/e+/J/O/quXf/4p8Kvk8bPtXvfPP/2PJmZF7e2Pvyy//VugWLIH2gL3Hnx7/8v/+fkn/2akLzL7rvHaou5Gymc3C5i47CaI9qCAXPcBE7EGjwm2tHYUqzO50nWCgwDI1bQXCIgSwtuZzpVDJw5Z83X7cksC+/3MsQuYrKk7UXo7X3qXueeq0Uh9gVouC43dAHL18R//+tEf/l8H/9XJa+914Fd151WT/+p3f/jfX/3+a6BYsofYGvcefHOfPOrMD8uw/pms+ZTnG6rqCqb4yLYnYciM5CuBXE25SidisYoJtrTdFGsPcqXrBAcGkKu419Ytz9BQHDIfmteEkgs29UtznxlOBuQqmZVGaMuvvV+pVH7FwXPVaJanVsqNRksAufrw9/96t5X/iv7jUy9cmzh6Mjl/ruVbpplXjczq4y//eu+P39z7w7cStUM7o/LVV3cffF0fXfLoKSYLHtPMHEXFGcxsiXnxIMk385Ps2taLTcS60ZP2JtuYYOv100Cx4ObbkVzpmCAbYHJUoSBgvU16YciZIdLrCXcNKZaQz5CTEeZ8SVZlAZCryicPKp//Zbn0M+aeq7oBuUq6qI0vZYwa3ePXf/c5TcTa7b/64LM/Tzz1EuZfLV5o+ZZv//qLRj4G5OqjB/ir7DF1wodf/idQLPrMyB6fesm0iyw+anXFGYBf8eAGbPP5hSZiuUGXiVicYoItjbKp0k8+pfxqOrPSRK50nSBjFArx3Aon3ZKdm0OZOj9lD7gtYF3FvAsovS6qfRVXI5UFZ2VNJpCry2/+rvLZn5fW3+G1okjjoaTufqU8gFx9/I9ffvLg64/+sMN/BVZ86z7yq6MnqczCbtumZA+++d0f/vfeF98oTq4Ad7/8r98++Gujd67d6Hpd8LJH1haoWsOaX/FoZq1aIhbXmGBLgy/uzbt/fGRpE3/z0QP4TeOE6zpB5qiGznmLurso6j6dUzJKWO2ncBEzwyNBrkzSEznuSRNqAKze/uiJwg2agsVvmMmsr3LHWw0KIFf3//jfu3PdM2dvE37VOoJGW96g2+pP39z74zf3v/gfZWOCjfj4j38FNkiZ4XT6PPqvBuZXioszGBxOEIPPp61OIpaAmGCT0Zyr6cxK4sgJ6siqp7vrm<text:soft-page-break/>CA/iBF1h/e4XP5F8Sefyh7uDpjuZiyHbisBbYPEGrkZscte6BVArtKXX3/ipVe4UizqbJz09IVLdQC5uv/gr0C07tUChRgcPHoSk9vnW6fnHTv3FvYT/NO3Hz34K1As2SPoFsCv7n7x1268c70t9SETZyBiOFziHdITsUTGBOvWmNBO+VU13f3+Vw8vX7O8DR0T5Ad+3Q2owWuFlwvk6sjz15Nzz8sebhVVpSZX0Lcm2IBcWVI/mcnnsNV1vZCQ0zCBXKVyJX3tUh9Arn775V+AZX384NuPvvhr8a171eSrNhV2R8+9jbnif/oaKJbsZ+8BP/u7fwNy9eZHD6jzCv1XHdVTu7LhE2eA8+hhPtmVchOxxMcEzVZSDPQ3hlNaq3z24msfA8XiMdUaFKQjs2/xadVEyRW8YnitQK6ST70oe7gjVPg04a4x2PpUNrec9OTFZAuF1A8uWOnzXCmWoeUaQgUkV3/85ub7v8+cfSVJ3Tu73qmVLe9P37AvvnPxp/eAYsl+5N5wbuuD4pv36+SqnXeuJxtCcQZgQY/meYVEZSViiY8Jmu11riaOnfr+ic3F0s+AYnGaZ4068NU7zc1NBrdGcgUvN3nsVHJxVeahPzKS9K7GcuhaiTi5QqGGgJWATH8AcjWdWTPnuVMslGtQv0BVowYgV3+zXNzvrsWOnR+ZgxWyaaXLxLGAL3TS3py2rwDFkv2YveOxwndzlyizQt2JvVr/dGnDJs4AF0NYCVxVEwUnYiUO34A7IFGVESpV3ZJcVesE05eBYvGbYY0mJO0ifsjsXm4TuaKJrHIPfbIVBECxhK1wyeYGctOTkrMnE4//yFhY4UqxgFwZThg0QDSaMLc2drQYP16adjYe8YLQCRE34dhL14FibeeVMbrBaXEGHqglYom4ZSePX5kurAluAtLGc0VygaS2URtOkE6pPiuvaUtyVft2AikvF6idyTnTTDUDcmX1onTHHECuxr93MXH4BFeKZRANkGRWK2JpyMSp678s//i32BaHqW9c6eJBXuIM3IcsMhFLfP1Ua88Vyf6yiMuR9/Rq7AaQq5S9MbjXtAO5QpPRI4/2ECQUS/RSl2gG+a6tjMz9+aHJKyMjlfgsX4plEnI1ni6OzOlcdw05+Pnf/du9B98wKRhs/ISV5lc85H1cQTEOIFdJ4QlRAqwludL9BFXAdObl/ekbg7zcPcgVMcsVWvOFS0tIQqOCBuTKsuXuz5Wx7wUT6XXaK4cjxXLKGG+aVzSSohF5fPjPf7n7h/9mldZeN5VF3rjsWq64ekngG5NeWUwilhhrRa78egmbmFnVaAcgV5P2Zt/d97ohV4JrvpBWOWVO1ZHqW334Yma7JYBcxdKnzfRl7hQrW46niyqfRxoRxi8+/ffK76u6XsyWtOObQyZ+xU+coSVEKmLxtt3kCgjkxFMv6pigOgBylciUrN69vt2QK2pGNrByIipizCH2XNWNcksBs90BY94pbD9U6/jMMxeL5hioG1LRiCpuvP+PtyqfV2WvGK1nOBYNW9HiwZkXX5vOX2H+CXMVZ9gNTMTKlZNe6KOEu8hVkV6rRw8eEzaZGt1gbGEd66Z7ebndkytqApIKMPcS/66hJlfEcOuQ7BwuFGLuCqbeZbh7sdD7qssJNcSi8tVXl9/68OS19zo0/enDSNmRovxq5fX7QLEYf7/8xRl2A8iVkQ33NbyJXBkOZuBMPHli7MBxkTOp0RXm1uKLxe5jar2SK5PIbXEtOjayG+LF3JQ18iolB9+BXKGmK7wUAV4sp5x0yhPCyyg0hhYffvmfQLGwp/NTLyWPn2W3ktUVZzi5dbfy+z/DV8z445XhfBapiMXcdrS/QXLlm/aFVP6ybmyhLOBETsze6CYRq3dyhQabRjLDKyJM1ZCAYklf+coY2TrsDU4T3iXG8mdQ2RWeh78XCyuvdzan0NDgh19+9u+/ffBXqtxuLF5gtYxVLh589srfPu2/D98vQ4pF6iXl5JuFNBGryXNlZdeTixdUblipQUHaf1dQi6z9y+2PXJnEw2DYXPiVlS6bNv586Su/7dizmLZKesRvwHNicQc88zwwgUrflQV7G1He4DHhPaBQiOVWaaqDAC8WkKtJT3cn1BCBO7/54o27D6rJV4wkGgy1+dV3l+ErvgxfLkOKRXZFOdxAqCIWI2vyXMFeZ9nngWJJmUCNHlGJHdrqkPjXN7kyiea2ySFDptqdHOiKMmlXVdleF/uIYeA1XYLLBTFCAlFKFx84/je3JmavwQfC8WGwkFDydk1SHbB9PD4Pfy8WzOe+5VLYhcE11MeF1z688OpvaGcchvqiKjsiJo6djcP3m7nEkmJhRoe0SjdhrQmZWJ1cJY6emph9Pjl/0rTP6OtkiEBPQ6NVE4FByJVJk5A5nPUWVWgXrpfbYbuAwx0lVlw/ni6OL1zuIICJshVe0eLWGBHmPL4oX4ET29nYPiXAArxY6PO3S9JHrRFtPL3+Vu7SG5h8dewMs9WrtjjDxPFzyfmVBFOKJVicYTfCkojV6LmKzz2XmHsBKJbEedPoA6RXEemQvpOxDEiuTIyzsxcNIJxNckI7eqswhSAYKRQS3tp0rvzIUg+N1SyHQ7/UBlNEgTNplybS61UfI2cvFlBuGPV37HPwRmSPWyOymP3RFUxuP3oSVjKrpYviDKqKueE2Za/jjrewypBiCRZnaAmRrQn7s0ZylZp5MTn7AlAsuZOm0Q3I4e5XlxYGcWg7yB0rbXByRY1tagGNtXHMX+pmRA6mURl2EMutjubP9nGgk12L70MmFksk10smsLrB9usFCAK8WPAuvnM4GBmpyB24RiRR+eqr9Pmb1eT29EVmn2pO3YYmZnb7JghfLhuKJUOcYTcUT8TaJlfHTlnHzxlHXgKKJXfGNNpibm10YT2GqtfEHU0IleEGtShV8xpjSK4YXs2q57XEnHa3vD99I5XZNNLBgOzFJD+B46PCD0/LTnQnAhrx2YZOTNxzsWCxVb6T+rGmWBrMQcUZqslX7PoPGgq3LDfxmNi+d7PyYimSz69sIl<text:soft-page-break/>adXMWfOmMuXgCKJXuqNJpQGT/4RvzQLSpvlchgakrSqxIqo+PLZUWuzGqdCLNPaUe8SawZJPyUTJen7StAsQYfC3rAMtX4KS/LSG76TEELVK2aH16EFwso1uENHSjUYIu7X/5XXZyBZXK7GmSjJXAD36kuOLgXS6I4w24omIhFydWjT1+ZnltLLVwCiiV7kjQQpKoOw3yG48dnr8MpM+lt4j7QyyHOkFwRC1gpbKNOu8MxZ6mdWdly0rsaz/ij852y1vtAjS5ye/IMFi0yfOB+UYkdug1zuP1snL1YBgkUmssXpMcgNKKEew++AaPiogzXqsr8CrtQ7WKSA3qxJIoztIRSiliUXO1bvnL05Gv7MqVpXbAjD+3SqDq7pzoYa3JF5ZgY7B6ln/zDkVOvi9dpT3qB4YJtAj0YfBRNwHCn4/PsSe3TtozMn7xXwOwl3Q2YzPqzcfdiuZjgsX95Q1MsDVa49+Dbjx98e6L8k+ERZ2g3zIG8WFLFGXZDnUQsJFf3vzpQ2HQuvQMUS/bEDB8KhfH86bi3YpGS3j3TqHoy9uSKlMZYLPjVjb/9Z6BYglc7cbzcAlYw+PO3Q9LF1At+Q8DUAsdXoak6YarlHQWqvHOxCMXat6ylRzXY4N6X397/8n9e/vmnDMVFFRdn6PDkfXuxpIsz7IYKiViUXE0XbjuXf3ZA3woFYWcalXcRKBZ1UrGtoeNBrmgu/eCHe+Kp00vFn1UfT8hSp1nZNHGIyVtsOzRSOsQvC8ugFFcNbzwQnoS3Q1hVhLp7YW0yf3kqf1n26DVCj3sPvrn/p2/uffnNd3OXWDXHqUYcnGoriklnc9p+mUmG5+CoxUfaby99ebFUEGfYDbmJWCQs+C9rb31y4vpvgGLJnowog0kaVU/Gg1yhOQzEr+B8NBZPA8Xafkie6xyoCHCeJGZgCuriV43qchxRsHjh7co/fy1mOJ2x3ZqwbvzV3YFcmW5Jt4HWGASVr766++XXH33x38Cvim/dS86fY7Q+A7pVIr9y8WvFCmUH0yrgT75/4uazVz84d/s362/eS58WTboaxRnaWc9eLDXEGVpCViJW6Z2///Fv//WVX/8RKJbsOYgkKqMH78QObRGHT3nwNKqejBe5ymKnmHi6OODUpJbWgWLRB+NOsdBRXxk/tCWyXBredSJT5KdFDzsekKsfnP+dEpIF2JpwbUeuuxAvFvr/yYKUPX6NsOJXRJwByBXY/S+/zZy9bTpFXhtRdTtC0vV0+b3K538BcrXPuZCcXzHtKuER4OlqEmdoZ716sZTN55eSiAXk6nbls63KPwHFkj0BUcNEet2wS/Ej1+Dsq4sniNQf4EeuTKIijp1iBoCBxKOI4bPa4/GjWLCVxY9cFxAT3I2xhXWYKx7vt85YYFAPTSmRMEnIVdB8L+bvxQJyhYm1qgo5aiiO33z5Xx8++Cswq7tf/AUo1gef/fnQc1eZr9ImqzOWOocB0oWZITs9XTULJu0r05mrrEjXbnGGtptn114spcQZdkNwIpb/zqentn7z8i/+ASiW7KFHDbDMaIW+5e4hSMXJuJIr+I7imUG74BlOCShWdXK4UizyClhJSfSMubX4YpG5KH2dqxAH0TPxmZIKie4j9byOJl0d/l4s8jf60ptfa4QRP/vk31Cfoea/ohTr+z98mf0qrVkLctXiP6uGFy30CwWmvVklXfiv/Oq/8kqpXLGPKo+W4gztrEsvlmriDLshJhELjpviO58+s/lLoFiyRxw1VJvROK1bKosxruTKRGUDPzmYr8DKYINgozFwxoFiGdnabcWV2m8UH4blYthJroC3nFcn0X0Ec93JYJtSCvl7sWCep7zyvnwPzSI1NADnX7lbfOs+zb+iLixgWSfKPzVtLlHC7shVOwvoZlInXUCugGWZ9U2mO9LVqwZFV14sxcQZWoJ3IhYcamuVz35wrVLU5Io14H4xZW+groK8Pi+8yRWtxE8Olu5i2kQhs+mHs6ZYWL6XVUIkardLp2/bRa5W8c+RqSrkvamSK0e0F8sgFUwPexvTtqZYGt1i9qVXLLs480xQfOte3X/13dwl3DxZJ2I1kStGWhA9k64+oip7erEUFGfYDa6JWHDiPPbi7UX/52s6JsgBNCmRx4vr0niTK7BJb9NyB2IsqEfhlFunorGjWFT1QpHmqkiuWBQ17CJXKw3jLRskJC17rFXAeBPpXWcTfy8WnC9ArlJOWZGAqYb6qF4EHD85vwK06qkXrmGjnKMnsdczI60GaoN5rnq1lqSrSAIrvrFXJ7XWH1dHL5aa4gy7wSMRy1DsxIkeYGJJcFyajpkAcmViCCYAijXIRJm1pdjamFIsVi93cLR22fVirT1XDUZ6ZCtEKsbmW+T2i8jFapAekj0HGqqDODQaFo9dBJaFjZ6x1/Mpk13fLj6eq96McCoavu/3J7TzYikszrAbbBOxDBe1+KxcUakTJ0qg0yu+yUvdxJAr+HweyQ+0hDCn3dmZebXbBqZYdMNk9XKZgKac9f1Fd/BcbX/mpB+HOlFCktu/3kJmh78XyyQVDZZbmsyva413jQ54dGmzRUKOUzTtdYaNcsR6rvhaOy+WsuIMLcEqEQsPfa9ItYZkjymySJFtXNaCF0Ou4MCa9gZNHjZsLBvc+68bgGINTgI5IZnps+nznp6rugG5AlKhjqQ5kKsULBu7eR8T48WCWyqNiQC5lT0TGopiOr+BIs8cll/dVPBcsbXdXiy4Mu97+mXZL7MHoN8yHwzSwgydgfYm6vPrmCBnWDnOenTtTQy5wiI4Z1CVA6wvtrt24PRFsWCrfDinaOdfIFfxI9esHmsfuvFcNRqQq5Q3qPQrQ2A2lB1Y6V2PKsaLlSVhWUdyDamGsjDdoLE7OXOLkudqx5e104t15OSry+V3Zb/M3kDaeQSm2w+7rsYEvZKpS2n4w3L6j2gPYmLIFbXBA09T9pXe8v97pFhWNgAbMD2MK6jG<text:soft-page-break/>afcz0L3nqmESfMstKZUJgOQq4xO/5Y6DTIwXC6+Zbhm+0Ekn0HWFGk2g4nic9szoea52fFkNXqzK51+fuvWh7JfZM4BcTTp4KvUiUYiKZFiPqWOCorA7AiLARJIrk0VsfdLe6FkWrBeKRbKPFOIVrVCJHbrV5X25V89V3WAS4MhQqisfkKuk7dNeNjueVogXi8yJT+oKAxX0OjTUgWGXmMv/Uouq56rRtr1YpZ//4PoHsl9mPwByNW1fSTkbZFve+3gCTpXCVHbtDxcH8c4rQeSqphI5+BSRME1f+aLdUSzVqufaAb5iww323NL78FztmA0nGPdWRwoF2cPdBpKrVkWUYrxY1CwqBJS/rC+eGhRU1YT5Sou256rR6ABHCpvfO/2q7JfZP8i2DOcdJq/CLlGvwDKy1SshyY2pTDx5NaVLZoSjk+AABxOU0J7dQOGUwdSutqfIGUCgYC+KZbh+/Mg1ddSfOsNwN5v6IDdZ356rRgNyNZY/K3usO0A5dosyW1FeLLKqfVrtq/sVaozQRrEstOkabRg8Vzu+qYWVWObCiJJZrz0Bk1fdkuWWTFqOXTenHJvZGpXRwVZjhGg6CTMx5Gra3kQan91gNEOVxJHr1iBevvYUy8CYYGX04OuMHpU7gFzFZ2+2C5UO6LmqG3D+hHdRtXAYkiu3TCq2JORi1QxuDT65mSLRlT0lGpJBex+wWl3D47lqNMMOx91WI4wQtoxFkCuSDJximgzca153a2tHsezN0QNnw3WzGG0zIUw8V3XDcJjjq6ZkTslVixYVAr1YdHKAXMENwnS0I2uoYbl+ymMjdTVsnitqhltWvLOzRqghZhlzJVekVZ8/MrcWSxeZF7PHZ26xuSG2oFj4XY/tn2f7wPxRic1sNRUusfJcNRqQq3huRalErBGSi5W0/d1KaGK9WGV0ZKHMu09l2WTPioYcILlyiIjHYMtpOD1XJom5a36lwQ8C1jA/coW3D9S28mOLxbH5y0CxeMwPsxS1Jor19j887qqVZdQlYM6nvKA+LWw9Vw3mk0SsM7KH2wwkV05Jlrr7jvWPvK6YsoNpoh8ie2I0JMC0sUPfIKtoOD1XVcOMSrWc5BpRAu8FzJ5cYa1EOelh5lJ89rqRHVQ7tAOwJTTb/P9tinVlufhToFicnpw3aI8Gg4/nqtHi3kV2qXTMQMgVBumaXAfCvVhVA3I1SdIOZU+MhmgguRqgG93Qeq6owYf8cE7rFWjwAtfVy4hcoTYUyS6uXtMMtxw7dGv04B3emUspovnJeFrIVBjHTk06F7k+PFcAufpu4eqRk6/z8VxtW60UVLkCH1JHGcD+3KzxKNyLRc0ihyzGO3R14ZAB3nvCu9gHyxpqzxUx2McezWt+pcEL/JbuAOSKFsUERHKzkpi9TsTTUHxJ8Dlrkcwu5jNjOKXkwgpQLJFjYQ4gVwX/Z8v++5w8V9uGSsWbCsa/MEPMwwyxpqNNlhfLpD1b8TcbCjJSDX5APRNYh70slSH3XKG55SmvrGZLMo1ogNPS7ZVcUVW0lOdjpz9ng/5hfObW2AHuTqr2oNSO/eTAITgVCaf0k89f358+nTjyLA/PVYPhqpiyr8gebisQqS70HjQ9syQvlkkdWe6mYQdGOjDn9dkxHCCZiglvrUu9aO25omZoMXMNnuCxaLsiVzVCRSrNidIssA5n42FHlUxdSu14zA/cmPYtRSFVBshV6vhJK32e+zbolpF1MxKMZQ58SMdvcnVK9GKZtHfh/CZQLM2yhgeoz0Y8vfUNtqVpz1X1G3E1v9LgC+aLtj25ak6jwtoNNzC9DTWVEmOHtniI21vZSDmlgVylbPYh1BbmBoSHK5frToHkysFssR3PLM+LRU2zrGED7UkHLAv221S2tHsH056rHR8Iaz0fDY1GsF2uzeTqqVOo+Ql3hLm1RLokK42qP5jb2SwszSIme3AsQcUBRGyGqua6U5DHKye9HS1L5HqxavNGWJazQdsbyZ4nDREg5AqutNUdDLZf2ISXSz+vfPb14RdfNeaH2nNFLekFsdyq7BelEWUwXK5VcvXTv0/Z/shjhdiTJ5PHzxnpS/F0cWx+nYc4FVew7T2xbU7U+BWKA2DwTowXC52fqum61wHkKukGzS0aZXuxalNXrsbiHWyiLXuqNMRibu17z9z8QfD+qa0Pl4o/e9heSx47ayxewAJYF2tOeRTyKG4jhcLoUigVCDXCAlZrte65sjLlA3l/fO4MUCzZ</text:p>
      <text:p text:style-name="Standard">gxsEfJLbncDkptYlEUCuEt7aQF0auzas2ltUl64Dh4nl1pqKuVTwYlEDbo8S9CQyQkTkNIYXRMYNjXQU9c0qxfKbSdfA+vBqWsJdU609hEbEwGShNoYFE7M/mjgW+ksB6bnMPrkd2+pFtB3D2NIZ2KwMDhlruw3IFXpElUW9mKvRJ6CIF4saIVdGtjydK+/LB5HJBtQYHC1Il1NNGUXeRfyfXBz7Ys3KlE07glddDaUw+EJtyrlKHDsZAX4VO7SVZNQ4tdGm8pdTrqKxrUFRKMS8ld2N+bjsjZhPUlS8cRg9mBp7l6jjxdp+pKwP5+Ykci11E9s0pIPqcAIbJ10v6x6tsHq6UMMErroZza80+GLAhbq7WhAWrbF4SfawBgWpc+SQkOCWgGLJHhwvALkynBKPooDdRhuzMm/nzRakd0mZOARqc6KUF6s6kyQB3t0EihWbuTUqU3FOI0wIr6eLJCLq24QGdwyySltKMQC/isC9AAfoMg51EQ1VpV0ugwNvsp4IFxZ5QSFIIiJlXKXqrZ8uA/W8WNtLFOUvKvG5m7rSUKM/7OnpqgpzyfN0pTzUBdLLW0MA+l6l7XSuosOvWJvl+MMgZ5fKr08X1sRslUCuYKuc9FS/itKDZvsur54Xa4eR0wcLIV0/6UX8RqAhANueLpe4nbOEXzlV0oXfhSjSBeTKcv2UXtUaQtDfKu2g0K75VTtD4a+o+68AQK4sr9jc9ZibAbmyXHUVG+rAQySDIp9UHUtlL1ZtuRItL/Q5qO4k1AgjaqTL346e10kXvYywJl1UE0yTKw1h6GOVdm5/o/lVh697GPjVCHHXxGevG1kxilg4sYZdmkgrXFFIQKXUTTuoqmor7sWqmk8rDVFaxFZUPF8jM<text:soft-page-break/>kiRYPqOwlsWpMtyfAx8z2ypfxHTiBJ63W/37C0YHX7FXs3JH56ve/QAClwI82IBuTJdjEvKHvfeQHJll600rgf1vVjbZhN1eu3L0hCO1qTLpl0JdpAuY9e6tVBKtzJ24PUxsiPJHorGcKGnPbabxs0R4FePFTanPPYnlBFFZdH2qIwfut2sZM7TgFwl7EvK6o42AshV/PEtmCJMyQuHF4ssYJLwhl1xdV6WhmxUvcGZ7Sok2GCNJorllOMzt8Z0SayGJHS/u3ZDrsxI8Kv9uU2gWIzPJvz2h+tIIkXQGzx6ZLczIFffsc+FRJMZ79TxI9cwxylEXqws1Sb1DTfQNYYaGhoaHdDlptoluTIjwa/2eZvTNmN+hcGgIeNXIzQWlhWpgeMDufrO8oshoVjYr3B85gZ2CkiHimIRA3IVn7s5dlCHXTQ0NDRaoJuNtHtyZUaCX5nYrZg5vyoPSXJ7E1Brffa6Ka57LKFYhzfCc+hXxh59JT7jm25oAoXbhvquldjM1pDFvjU0NDT2xp5baE/kyowEvzKcYMLhEtWSPTI5oJmllphywlpG63dSPw4PxRoBcpWcP508dnJi9pmQUSwS+07ZG9P2lf3pG7InUkNDQ0MVdN45eyVXZjT4lU26f3I4iWSPTBYqMbG57mSqKySvNUwAcpV86sXk3PPGwmq4KBYYkKtJZ9NwdXWhhoaGBqLDhtkHuTIjwa8sJ+CUlS17ZNJAc92bq3u4mhPEZ28Yajco3A0gV8mjp6eci0Z65YmwUSwgVylHO7I0NDQ0EO22yv7IlRkRfoWq4GyPHmsImg92RpVcsVcV63Dco8xpGHVvgFxZs7fhsY+cfCVcFMsijqwpZ0OrZGtoaAw5Wm6SfZMrMyL8yjcyjJsU0xbzskcmGUCuxOa6o2Eu1uGNsFQUNqAydeidzAt/O1e4XQkVxTJJl7dEOJmthoaGBivs3hsHIVdmJPgVkCvSy4bxoWMMPb8aqeW6izzrMd29UDCXLzxWUL0N9G4AuVp75f7625/87R++XgoVxaIdSRIzt6bt8E27hoaGxuBo2hUHJFdmJPhVzD2P/VY4HDqyR6YCKubhW0B1DIG6o2Y2gL/xETeseUFArsrv/uMPX/7bfPld6cSpJwNylSLuLNlTqKGhoSEajZvh4OTKjAS/esg7hR4PDseN7JEpAaA6k/kgkRN91gO5Sjkvh1dyHMjVoZdePVC4JlCvlYEBubKyvjV84roaGhpDjvo2yIRcmZHgV0CuEt4a84MmkS6FojueAAC5SmbZJ7ntaagR4ZWn8pdlT0D/qJEr33SFprENYkCuYPGPza/r9a+hoTE8oBsgK3JlRoNfoYQ7+1MGDpfx+RCf7GwB5MqwfdPeEKfYgOYDuUp5/qQX7qQgQq58g0giSKdPXZkT4PpfuDyRXpc9eRoaGhoiYDIlV2ZU+BUe+qwpVipbiuvDpQFAruDYtfhI5XcwIFdWNrDCH67FJstZ0aoXA5gP5Cpp+xOO1iDVIJ5Yx6cm+1k0NLhg39NXGJIrM0L8ymB+ZrllS5cQ7gSSKwfjR4LPeqv2RmRPAAPUyZWVDQHRAnJl6Iz3oUf1w88ixTLgJmtvyH4iDQ32ePvjf2FIrszI8CuXfeSFnOn6WGkGJufMXmfPZjtazecTnbxrqzouP+n51QGqaiTjnbaJ1BhG0FuA5dS8r/aGaUfh1NDQaALhV5+yIldmZPgV+q+YO1WQSGjFxd0YPYiiWIIplknzrlEG805kXgqQK1y3bmkqf1llilVzX2iKNWSYWxubX09kSk2OVjw1HD+VLcl+Pg0Nlti3tPHm3T8W37rPbOeMBL9K2iWDR4r7SGVs/xuyB6cgKt85ssFJE2OP5YpHfCU+sxWlvR3IleUVExms1xOrM9bbzJPfaIo1LDDnN2PzWEPdcj0QSecgvPIpGhq7kXzyR9OZlWoKFpNtMxr8KlPiIjFqb8ZmbssenJIoFL5jnyN8QPRBD0Qa9nbDiVze9dza6Px6bLEIxxbzfpqMjGbfhX670NgTpruJccD5TusQyFXKeTmkIsAaGrsB/Gri6KntEsKB98xo8CsgV4ZTYn/WY05XtA5xhphbm1hAFVAUdxJ+1tO8a9ONSDpWI7Be0sV6SR5dnwbdLpyypliRB+ntHiDF6rgY4L+Bzz/5+CuRiddrDDnMbDWznRXFAnKFG6ZXSnnFUAs5YvIz84PeLaecDX1BaweYmcn0ZudLLkdzfQNFpSJIsQBArqxaBiDWbihTaUgoli7SjyxMqiLSdboFrM9R7FKqoRF64JJ2GFMssnujkKPlkvtybf8MV4oL8isOZxBQiGn7ZdmDUxdArpK2hO451aWb9ePp4uj85egqjVdGD96JHbpl1jKglEiDdwizjaLzcJgBe92UfQVulGYvtdgGuQVEprBXY5hR298YU6xGs2opLjTuA/t5LF0aXVC9WQbWYXHQZYJDbcoOt3g4byC58rACTspZj/6rubX4QtFKRzloVU0vd8owTCnz3DztLpGjz2odpIjAyBQnMxjv66MumAji+dGQp9MYZmyvap4Ua8e3g0Ui2CwjkS4ZyLj8+MzN8QOvqRZzT7o+Dy+KRcKO4XLliQc6PzFUJ632DVgHFoxHXQYTyZWNETrM0RIupN9kQK4MeAZ9+wg/MNTulEiD0X6vqESeLpL5kBrDgx1LWhTF2rmpUrJRic/egAus5ZZSrhKJW0CuOIVO0JWnvd8dMW3jcS/3xAdyRdSxXleN+TMHkKtUdsPMBgZqUkltG21vmhhO0hQrvKjAJwMfDoP+4zQfUtc+aIQWzUtaBsWqGyZuOTRxy6+1/0MHlyxvD+Zkcjji4ccmvLWRQkHKoEKBSTsAiiXhfN9lcF6MH7o9DLI8Bs2TJHEZeRNerTLTDt4wAu6k44e24JNh1fGKFB5iSwLZI9PQ6ActVrVUirW9zZIoPDCuauIWZsCWY+miyMQtIxNwClEBuRrLnxUzivBhbm0iXRLflLD1Dk9keYzsRgT6QXcDIFeTziamzcibc+yEPrMVebdhxAB7ddItA8Vi6wIFckVTNWSPT0OjZ7Re1UpQrB1nnEnoFk3ciqdLhhPEvAtjubNcvUBGeg9BvL7NygZjTwb6BGmJsfn1diLPsgzIVcJbG8ufGQavY73si0OLqO6+d6dMw0yyZ0KjO<text:soft-page-break/>xQKo/kzce+iQaQYmK8HzIPNF6cLStdDaWjsRttVrRjF2rH9Up+SjR1VEt5Fy0V5ai6TM79p2GVOcpd4ghzUJ8gukA5llpJdXWC9xXIXhiQ7CMhVLLcKQ7akzLbjJ45c12mK6gM+B/goYJ1wdXgCuUosnxuG241GlNBxi1OXYjVatfeHwyUT0rR9g1PGr1uOYa6Cxg5UnVfKqF/u/CLKJDsIE+9lz5MQYBQb/RJJTwbdDaFo3rABrrpUmJ13qa+V9elqlD1iDY0esNcWFw6KZZEyEzPLXjQ+9vgyZ4Gg4Tipu4M5v5lY9NV0Xm0vNgerMIZHZIOQKxys+IwsojlfGpJ5DhcwcSIdGHZZoIiKn/DWLC2KpREe7L2qQ0KxqFVF49mFFcYePYaz1HVzhx4Nbn8bw1Cb1iXMDK+EN+ZGe/kNiR5mvcaEh+JuF/Oso4RqAUPGmYB8qkLXQ7WhxhBTrMMnXznww2v7lq9I3wAVM5+a7PfTjK6qtEJFsTBzI10aY1dmGJ99jt/TYm3acOTz7AnUPrKDnlppyDQXyRXpTTwsjizCr4hElcB5Jurf6NKUPXoNBHoUCc0mWXkyPlX87oa3ldKFN+8DxZK/+6loKvKrbkuEwkWxXCwznFgoM+mkTIuOOT0q3aaG5IDuhEIh5l0QfHYzMCcYKkcWvCDL3hAsTWahm7esRZCkA/UJSaSYhypg90ZaKQ3pYjh1+8Nf/dPXh196Vf7Wp5wpya+6j3yFimLBuEiZ+cbg1IUKufPTEocnnHI2mFDB8IJKH0hfNv0YdWSRJMBh4MlArqbtK7BcRU4ykCtSDKL1TOSgQbIjkF57gv4r9U5SMXj25V8u++998LmmWLtNRX71WGGzh7TVUFEsetWK51YGr+qNzdwy+MWtXKSCcGYxeaFhBLymhKeW4FWvZtUyhYahnQcs1+TjrwDbETfDRBFrVCtiyQBeAO0NIjkrWfLXqDmvhpZffXfZNzIXl8uaYu02FfnVlFfuwYWVDR3FQs2i0aVBq3pHD97hfZqk7I3hVPup14hJXyqDmoufUgrDZ1eGwBtJ28zdEJYvB0dqYvb6MHgIFcLc2ujCeiJTVOTzrF5hhjX5CpA8fiZx5ISRuaQp1i5TkV+hk8fr8VYSKopluOW4tzbwfaeSPLLFVzeApIxyEkpVGJX4zJYiuzcrA3KVcjax10DUQcmVxau6docZum+OWFiZcnyhCBSLo+u+l7dvZIpw9Aw5wU7OnzMWVjTFamUq8queyRW1cFEsmHnbt9IDBW6m7Zd555ygUKq7OVRyDaQHSqU3D6ryRpKxg/jsDTo62XPMFxbpCi0mcmRgFaHumyMCGIODG1+mLFiBoa3NbxpppFiyJ0YyDPsyevA0xWphKvKrESKB1Y9nJlQUCzVC7YH4FZAry+Z+jwNydeDpl9OnIx9dQpjZIDF7XbykkjADMhB7/OZEel32TPMFzYcR06wQ6Fx89rru9ssPjxU2H8kHkx5NI5f/EeF3NLcWmy8BxZI9N/JRE3oqGwurmmLtNEX5FZIrIuPT84hCRLFc0m5jsMB90i7BWcn3OZ0ykKvzVz4sFCLu96hVIckPPfAzK+vDgknSvuSRBiVXYoT3gVwlh1hhkivgHjrtBkCxpH871S8IxQyLtGeW7LlRAnV+ZSLF0l6sRlOUX41UVUb9fgpvw0SxBp1/OCuNDN9LOnwjv/r8ayBXh3OvsHq5CqLaMlh2obeQVYexwiQJUsuedb4Q2dUI6FxKy2GxBuZZOWXO7cB6MNKICimW7IlRCI38ytRerB2mLr8aqfsTIk2xSHnvQJ4EMx3wa+ACXwd8I/ClJDOXpu21UfeFSPaLN7IbRlVYlbOpwd8MQq6yK69tvP5+pRJltyQMVozOBpAra4iLyHiA9Ooqq5DKTr/cpOdT1UHZE6MWmviVqb1Y26Y0vxohFMtyA8yy7vUqGhKKBbuHkR0osgDkaiob9BNL3cvq5Aq+FPxeFs6j3ubyhccKkco6oLSKUiy+7zpbnnAv4xyqcWQ87b8L5Or50mv706dlvwSOEKgTi/W2socbEdSmVIkvBd7sdGHNyhe1Yv9u7OZXpvZi1ZaN4vwKAOTKclGMGhMqejqYwkCxDAdLkAYs0Hskzz4/YRe5WiV/jn/RdHYjMomddLAiPFekoiHmro4tnUWPiiM5Uxfe7L0vv1kO3gNyZR59KXHsvOxXwQ2FQjy3IkBwA1bRdC6I2O1DAgoFoMTqqPvCa7W8Yip/GSiW7KlRES35lam9WGgh4FcUqJHr0rgG+mmrrWGQnHQcYBgo1uD9lJHz5MoMq6V2kauVHf/B/KaRCX9hstht3HADyy1RRQ6qHiCmuq2lVckVvN+FlfjhZ4BcJTOXI3w3r5Irl3uONFa6LQ1F20dO2J++MeFeVKcvFYZ9tVuyI9rxK1N7scLDr+qgQXCkVQ6qdMKXCOdUVU6wZXKL+hQLeKM76J5MDuu267wna+O52vnAmaKBJCGsqQhT+cuJ/HmB23gAl9/U0rYqAryvpIO1n5ZwMZ9GcpU4/ENKnuGzgtcaYS1ZQq4C7o5KN5jO+9rR0R8qf/jf569+hF1vlFCf86vyodG9dzBB53NnuL1Y4eNXO0AazcRyq/T9Wl4JdjbT3jCy/o7ex6pTrEFTsChoS5cBo057eK4aDMhVPF0anb8cujpl3L3dElAsca/Y8S2v2HTsArmKPX4TmxwJTHrfSa6eqb9fg2jJ0paFst4Lb1gk193iPNtIpPMRlxfjgf3p089f/SVQLFic4j7MNgYnCAYFPD/0Xnr+2PNeP8RerJDzq53AnS1XhIPMdKqhw0SuTImWoTDFQkbk+nDcDzh8bEmcLg7yJHt7rpqf<text:soft-page-break/>3AdyFV8oWplw+M+pEwl4uLFnZJnp+zXsUptOjpWxg6+joqkrIh2rHbmqP2e98aLoFyMKY0vcc92x4WN+XbuwegKQq+njL8Kv9SUq5ttsbejILe/L61S6rtBN3GRYvViR4ldNoKJ/JJLoJxfXJo6eTs49nzh2ch9SrH9RimIBuUq5DA41qnrXnz+ke89VkwG5stzSpPJnCmZA5dCJJLh8D/U87U4v1yQB7mmbb3ZQy7Bgk0WfYhUKcXeVt55SUyxYozP2p288nCkCuaLLUibFolpb6N8Ox4VRBXSZlzKUXqwo86smALmaeOpFc/H8wvk763d+U6lUiu98ik3KHPklwJYTsDnR5tZi6WIfidO9eq6an5/kFwF7UTMjC7PF7BImjAkXRqjnWXV+QiBXiZlbGCvk8xidPVc7HphSrIGbYyoL0pfK59sCyQ0mHK3v3SUqycdfpX1U68xfCsVCHcIa/ZY9J2FC93m/w+fFGiJ+1QggV6/94qPT135+5ORr6M+3N7CXH9kYpVTNW6gJzOajhgM9Pnu9pwTRvj1XTWZk6ewN2vSHIdbe/GTxwjt/8+wWpqoKzyTH2fCQ7nb3sNgmOHHkhmlvsH2MbjxXOy2AI8ZwNqLa1xsd2pw72QG5GlvQLqy9MXrwdXKtqF586vxfJMWiKqZx7+Lo0tlI6idzRU91VUPmxRpSftUEIFfT9pVJZ7P6rTk+KeyqfnoCXoSVZcavAKMHXu/eEzKg56qF0UpGpyy3qHn82Iums5Zbfwcolqzvq49UZyRXGRTkZ7XwuvdcNRmQq6ncZlRTUMYPPZ3I8Xz7bjmW1qnRewBmCS+DO/MZBHuxjFr7yAH7aAwteq1bHyYvluZXLYBN/ewS5iTX6JaRKSLd4hZToP2s2Y2gEp/Z6qaWkJXnqtkIuaJFc+J1+TB33SlNLJwHivXI01fe+lhOOYOVKad21Qx2AyRX6cC0g8Hb5/XuudphKFp7GKOWPF6TXDz03WMjpAMLrwVAxfpYftRRQ4f2Z8K8WBi+d/0JFymW7PkIK/rQBRoaL5bmV3sDQ0vAtUgJWCJ7iUt/E8dnyq+ooKJvdkzEYu+5ajUuzMvySrGZW6MH7nA9qafyly23aLmkNhALSItSK0ZJH9gByioJuQoGkcTs23PVaLTCkeFrUgdjB44nnnyJ3xqg61D2KBXFnu3UBXixiIhfqevwvUZr9Ke7OBxeLM2vekMse4FTM2WDdU/2KrlqQwV5ea7aLDMjuwEndWL2Ot4WPZ/dbbEyeuD12MwW9l0lklY7Es/kiXIk0sBvBw03ALmKHSJJ773z+QE9V3Wz4Go/e0PNsoXBkXTKEw7PlEu7rJOld2Pa3kw5e2u98vNiYbdWx8cghZa3Ghh961oPgRdL86segPnbdplHmjR2S2HNr0bwgA4SmRZt10R4rloY7qhwW0xgK5/qH1q5YmqptwAiRm8dvHgCgQTCBvSD6IW2+UtlUCzMbZ5nldtcGTt4Jz57A2iA2XXNAhPPVcPiRE9aJKXdYVaT2Y3B47DtjNQqan61E4VCwrtA1Ej2nnb2XiynTDqA+BaH/XY4MUjfkKh7sTS/6hawIVh41eWzFZOGdDweu6qI1fB3ifVctTFCh3A+3WoAkUrCUgqBbLNmu/9fWn2QIv1cuptbsRRrfjM2X2Jbmw80YHymW0cWK89Vo0VY2t1wN5PeVX7rIXHkeiQT2PrGWJ5KvHZfccbGi2VQPeSRSuzQVoRbbYrHgH3ZIu3F0vyqW6ScgJ8CJNIMTgmWc2tw3NdjmpI8V92ZU83orpIrVN0MkGK5A7eNE0KxDOqvSGP1H4cX2ZUji63nqnFoVHeUw7gkA8jVpLfBry8hDWHLHqUqQPWY3juqM/FiYXuL2eu0tlr2NEQKOL147/P7tpoX6+Ky/96v/unrwydfGeSnKWTkOiz7/YQARIaUo1bDY4XNfUu8UlyQXKVR0UgJz5Us40+xMJ+Zc75NgyOrxQPw8Fw1GN0xIrhdPEI6oXBaeLAqYjNbsoeoBGjRTR/qx+bAXiwUDs2tRNIBKx01p3q/5Mq+nJw/lzx+5rvL/rMv//LU7Q+Xy+/uW74inx0xMGSest+P6qiWmWT72Ra6Mrc85ZW5Cg3Bob9cerfy2dfLgZKeKzHGk2IRPQox9WJY0LdbQpaT52qHIanDkkb+YxQK+PSM/EV+HziVL5Y9SvmgfZf6nsb+vFhJD4VDaVBS9gRoaGg0oRJ7/CZR/+ay95qkRMviXyMM5OrE1V8msmtD57lqND4Uy6r9yvsl1gHkatLehFObVgpw9lw1WK2kUdhIxWA0z7HvM7ymKfuK7CFKhuVgSrk1GIntzYvlYjKkYQdAsWSPXkNDowWO5j8mWujcnFdwvfX8+CEREQQkV/NnJtKrHGUV1TfmFIvo1YsXq6en9nd/cHO5/D53z1WDRTOhqFCYyK/21xh9TzNcf9LZkD1CmUARDIeoIgw+md15sQyyUGP/5xafZEgNDY1B8fDyNffsb0o/5VhxRveBcVESjkCuks56svviu0gaQ4plb2C2uTyJQiBXF9/6u6f9d7l7rmpmZLHBZfQqsFJL69OFnlOvuzPf7EvJPzKgOmPMVuBeXizLCRKzN3Qqu4aGuphbiy9cAorFu6g/fuSayH0A5V8cHxv4cj6IlTYWFIt0NQqAYgl7dy0B5Orgcmls7lkxOXUG5rRgf2S5o2YO1AlxSzy0sIy+OlFGBmY2MGrSK8ymtI0XiyxOFIwFiiV73BoaGm0xNn8ZKBbvov6J9HrSFl3VguTK2SCyPxzjnqrbIBTLpXoFvqWGsDmQq4n5c910nGRiWCkZxVpCi5R/cpmxbGDlhlEqHIuXMwGPhITdXiyDtLxJOr5OuNLQUBkWtjgpWpyL+uGQStpFoFjiBwjkKpb2gUAaOlDYx/<text:soft-page-break/>uFU8NWS28THia+SLVkhSTXueVJZzNiZXFUbt1iF8lqtPjsjSEMV5mZDU4NxcxdXqzCZuX7J27qljcaGioDnfm5ojXgEdyFEeeVvN1gbm10YT2RKfETVwyB9fp+3aAu2SrtxbXD3Np3jl1ukuvnZW40y+JMGwO</text:p>
      <text:p text:style-name="Standard">+zKfLiGpdQEeY9ibOZ+/dM3uYWOrFWlzJlSsX3/4UKJbsQWtoaHTCZH5npiunon4HM6+kOK8aQcmVwXMPVN26fr+YN5sujS2ss21/wxJIsS6JoVgGUXaKWP9iIFcG00yh7ekaPqFRkp3Iy3m1PbELKxNPFA4ulYBiyR6xhoZGJwDfsLxdLh3WFMvAvJ3KmBr3WSRXDsk84XOyhMD2er/VBjGo4aN8agdQLPscUXPiy5mr/YAykeJXI6SfGo80NlQnGKaewkYWmGogIMMT25YdOwcUS/aINTQ0OmEivW7YbeJlTClWvdGJ7BFXAQdl3F3lJ7EYAuv4fknIeF2phKtOKBSS7sX96Rv8Jy0wbFzMsgfMEkAJBpEZ72CJdFFdzydrwBUSKBbvFUjacWJnWNnD1dDQ2ANGpoQUq68juHuDm6zhqHcqFQpj+TMJby3lDWtRYYv3G1hOYHmlFAkZy35DPQDI1bR9Ba/2nOsXYBkno9XDFMkVCyXM3Qbkamx+KFQaYNUJKGXFglnHV24j1dDQ2AULLly2v0f1EBOKRVpFyB5uawC5ejhX5tfuVnVreL9v3/vT2pufHH7p9RDEBFsByFXKKXNyxdTNICepIjoVrAD7AI8sLCtbjqeHobqtEju0xV3BmMRbQ+NS1tAYYtTljHo6gvugWPQvkj3cTgBy9Ug+mHJF5KaqaPh+X5g4djK//pNr738OFEv2C+kftVXNd8boVyN7rCxh2CUuLUcJ5ZA9OO4YxW4UFb78yvET7tpQ5bNpaIQXVk9JF/1SLAw2heTOBeQqRjLEUH6Z8wGtlFk0jvPkaaBYsl8CA6CSm3eRa30okVALx6ruEkCuDC4hwqgR0ZaIHdoyXL45BjSZQfZANTQ09gYt7entG++dYpHI40aogk2VsQN3ErPXhQmDS7dpe3MiXcIkmQjlIY8uneVduaC+V7ZXAL8yeNS+kUJd2YPjCHJLhanjyOfhI014F2BJyx6rhobGHui/t3tvFCtIeleNbPjqXOiGaTmkDtqNpi8L/YoklT0VyVqkQiGWW03yLFuw3HIqWi2M4evmkeVOJeJlD44jqH+e49fqVPci2QPV0NDYC4XCuLfaf2/37qUpUS8IW/7JHnCfIMnSG5YdkMbQ0SkwNGgnQadKsWRPMy9gU2/X55oSA+RqMn9Z9kCZwXJKPHgCOnaiy69gc7D2LBEa0IZMRkxDI7zAIP6AoZMuKBYc4lSzVPZwBwW5ffuGg744MSXY/AxeCroukStGKneoHfB9ORwpFjouItTCuKrSwKGK8HsnbsoeHC/wa5CN5kYwDK2hEVUYTjnusegkshfFQnXKpejo3mCg092MZ7A9dBh7F1pEtQCba2fVUyHjCcPBsjherJhkuRtudI4/HvHBZf+9Z1/+QPbIOKGSOHLD4ucjjVwZhYZGVPFYYXPaC5ip3LSnWMBA4F4fpdSUKohYYnyxiEQlFJKkTkCkU33S5mYYN2ogVymbayEh5oTLHiUzkDXDcmEvl9/74LOvveC9kUIE04fGqSwDn8x2I0vSEtzQhwA0NIYBj+QDxiqarSiWgU0xohAZ7ACa22Nkibk+xwtsX2aR7tUjhULCQ28bUCzZEyYT0/YV7JvD7R3FvbXIFHYhVXCZbRFIrj7/+vBLrwK5eii9Kntw7BE/tMWp9QPsorDJJCPkGtXQiDAMpzzpcThfdlGskbm10eHoiDGCfaLhgokOIrj1G5kiyk7K4Frb8S97A2MWszdiuVWqUSB7huQDyNWkw7FpDgoTLUVEmIgHuTIWViae+NF4+oLswTFGVZaBz7rCzhpukBzum5GGRihQ3Qo4ZK6iNVCsH//2wXNXK1FSUuoSqH1tI8sCbgMMh0gf+AbXfHi3Ko4Nr/WxwiaSZ6ccm7k1tv+OOk20FQHNY+H2Inxgs7KHyAzff/bm4HPSSK4SR04kMxeT8yuyR8YYvekz92g04VP2EDU0NPZGdSvg51qpUawnlt8CiiV7uHKBCqXxmS2TpE8A7QHy0yAUQE/5XhM2Gv57pFW+Ob9p2oRcZcvTXrCPRH5lD1xpxOCN8GlhDCw6SiHC565+sBy8z5BcmZnLeNewo1NoSUG+ZW6pfZ4fXmUbDY3hQTWAxWkf2KZYPlCLhx6+IXu4agFoz76lYDpHFbQaXwQyXtKUBHOlwCyqFIReL0xKB0o24QSYkY5pVBcbptpHZpUJgGLJHlyYMHaAY4c4DBHmzsoeIhucvn33V5//F3AkJuTKyFyim0PEFJzgu57yeCUDYPF1flhSLDQ0wotErpys5gjx5VdJz48d2tKRqS6B7kS7aNol0pSE1gphgM+gDKqWPB/zVsfzpyPjG5GKClAsXjqQ9kbci0h+0dPFnx05+TpwpD4o1m7PFf1znPZo8atH8huMa4UaLOWWIlh8raEROSTdMlAs3uQKi+lcX2djaqiMsQN3SDU9+/WPdQ1RURWbPHI7dWwFOFKvFKu156pqKFsqe2Qs8bAX8ODqBmk1mIrKWtLQiDDMrIjeeZg2j0EuTa40FEdl4sgNblUeWEAqe4AMML7vFkwUcKSeKFY7z1UjxZI9MpbAptVcVhEQdd1qUENDdZBS64BjBmbN8MJl6wuXRggACxV7dnP4CjCVzo6GfGsl9ngJHVBdU6yOnquqJdKlyJQV03JsLqsIEwMi5ejT0IgkDKZSgW3NxeQKfeHSCAVgoVpOmUtasuObEeFXIxMLK8nM5S4pVheeKzQgVw8duyR7ZGxgZrk0wjZpHqYOBGhoqA2qKswrFNJodll3cNAIEWKLRR5CDVa2HJkUbmz<text:soft-page-break/>aCMPpgmJ147miNpFeH1+8LHtkbGCS2hP2e6kbJPVeqqGhPLDxOu8GeW4ZVZjSOjKoESbEF4sjcyxanO8yIxtEQ7OonrQJfKkDxerSc0UNu704EfHvcSFXWSxESnqaX2loKA3UEseqf76ZVyjcpFWYNEIFyy0nMiVO/SJRczsbhc/BaOy41MaL1b3nqrpdRCWzqBpi5rGjEoole3waGhqdYJBSJq7kCmzSQ4ole6waGt2C0ip+zbhJwf6G7FEyQJN/ZrcXqyfPVdXsjWjwq5TDrUQiKvFlDY0IA75T0+XovIJ98rHC5iN5HRnUCA14kyvCryKi8kS+8Z0hsJ1erJ48V9VNg+xIskfGAMiiOayiCNWfamhEGbw1rwynPEXa6skeaI+YWxs7vh5bJC1pUBkMpWZQucsujz9+66EDui0ywpzftDKBZQcW0YQkqbzY8dBw/dgTW6MHXw/jLAkgV4RClKOh8mRSxdRmAoBerKX1dyi/gt90T67AMB00EpVx3DbViOinaWhEGwbtZMftHMHaZAfb58ke6N7ATl5L61YOo6WJDCrwWBnS76+qDBaQsvqNCRRMriRmrwP1is1sjR4IJYvoG4lcecL1k6QpDxaEzm/CaUh7msA5SzJnsCUi0efHWYLJjB/aGgvJLIkhV8T8+Oz1UMxJZ+BctZqu5dLPPvjsz4eeuwYGv4F/7GFy3OjwK/bK7VFx7mloRB4CNNuBXFlEBEb2WNuCdrW2vCJQrOph0d0JS5LKgEXcsMgtXvY4eKJQGMufjXurNLHWyHbbBxzOXytbnSWTyKzJHklbCCRXZXJEVoiLL9ywXJ8S7EZbCt6rfPb/nnhhKzH7DBj8Bv4R/rDpP2tnSQ+IevgpBG22zno5ka0mCuRTQyPyEHOUKEuxSOyvTKNaZmMlVM87XkCOZjxrZI+JMUj63IaZvwjnxaCXcXczV/zFtV9+/rs/fSt7WM0QTK5M2uX8iS3Z4x4USK7oJ1BjR98/sfXs1Q9O3vowf+nNqfQZMPgN/CP8IfyrPckVadSFFEv2yAbFQ/mz8Mkwv8CSvTRqm4yGRiQh7DRRjWJNepuWW93M2YyRyIgZTilpFyfS67LHxwaGU572AqBYu3Ns+rOl4D0gV/m1O6mjL07PFWSPrwrx5MqMUJaRRkvEvNUJ9sFB+DUc6RZDC1R6JCb7QTTkQ4Rse/1AUYRiYajrTMK7CBSLwzB9IFeGjRETycMcDJiNll+3vBLDFbJcfu/el9/Ar8b8CpCr1MJZFdx9UsgVsUC3M4gwjCyHts6uboGhNIBRU6VHM6PT5DRGYjNbgikWFprZ0pR/gFPFcxeAYnEdJpAr4G/A4uAvkjXSQWBkipa3jtlo7OZkm1wtrCQOPwO/YmjJKwKLg79I2khdGtgV9wlsm1uOhsqTRktgOa3LWLzdikrZaSQBtArIVd1pOemV9y0F4aud12AHWv7GpYltO7M3gGLJ8GJVxg68npi9wcdttWsnhKOzUIjnVuT763oEqjvaRHWW3arYSa5+CL/W/xU6ynLrUmaJ0iqDp/5bBzNIZzrxo9YQAy6dcZyIKNtHEIVCLHsBPVf1D9xFYaKpXKCV9ocYFfPJGxaHJrYdTHyg0EqX449v4WD7TWLvwyySKTFlb+xP3xA20gFR7UQJHJjdPOz2XO1eD4lMcXRhfWROnCNLXlhw2/RZGWEYHDo7J73AdEN2XxsSjJJoRfMrc0inyGxg2tqLNaR4JI8+TMEni0iKhX4YpwwUS8YZ6v//9s7+OW7jTNCsukpMkaMBMCRtxUo2ro29FrmRRJEczAwpO5N1YsUS9WVlbInzQco6fa1jOZZ2lU1uk9BxnF35NnHuh/hqL3fO1tX9sJeruro/8d4GhhRFDoYYoIHGAM9Tb6mym2g0jW6gn2m8/bbIVflMN01ziIztneWh97DvIStXe8Oq9+QSTZ/ZcFbSUI5syFUPv8oxSfyOm127Pn32bdMtg/04bqfUaAXqtDxX3S6bWYqJyNXzq5pn1TAhcvVa92fbX/x7ck1Tvx3qXq1sczOp2ky90JpczPqOwt3fWRrbfujK1f5rtdKdPnE76ZKtWZArP/CrHJNE6Wb1Euq1ddMtg2fo53AOfwdU7xcMNP1lwQCeXKXtV6+e/5HI1Rs3f1FeejeJRtlemXHRBuPTqERpuZ3tAqTbR165510rbTNCyJWrveFNSarw+9Qr9xOqRJodufIjiTZCFkhg/apXarTGdMtMXjnq9sqhczjJeC8s/gBIbd7xz36VyVfk6uipS+UlnYvefgk+ZYy69+9EDsd7GVTOQDmCgfjn1zj6HHvUlatnQzpuyz+TSG8zMyZX7ODOMwkMGBZAssW+DYOHBhnvRSa12WdXrvxzYEWu1G41TUUbvILSKrHc9Oy5P0SurEy+glfp5fO3NdbqibByNSh66tCi+sbs2nUtzTRZiiEgeD+YY3bGsN4xk8UHSEE5sGEwVJDxXmDSlyvrzDX1/9dRtGF7+08PfvZfv3Pjp+nnkoUKLxNMJXJnDH+jga5mxlu5eiYsVyX0OnV1RHjcNhotxTC4dfhVrklo2JhuFvQZvGEwZJDxXlT8AZCQaB2Qq6eTb8wdhdML592LD0SxOn//ufGpMyhkfs/alNq/0zW9GdS0cvVsuB176V3n5NuVl9+K1saMvRbcMx4yNhhAI/oHDMVFM8MhGwZD9SYZ7wUloflo8MrVnoha3X37ueMfHPnLtijWsdffe/jkT+3Hvzc+dQaF5S3LJNJtkbBdbXsGNa5cHYi2yJX17UulhTdHbWAGXwvujST6FLJAAqOF6TgThNowGC7IeC8myctVwORb3bSrvfCKZde3pl65L4plue2jC+eOnlzPuGKJXFmx33bpYvecrPiRyMrV3nDbIlf26Yszp86/uHwxZAP9BcNMvRbcF4n2LxhE+1Bx5KdQln6aFZORNgweGmS8FxaNT4ZDV66eidC5WI63xc<text:soft-page-break/>zba+b9lBgPxeqUa52M3E32cm/k/MxBkeTK1Z5Q/fsDkavKqfPWqcOrAGUw5+pgpNDLYATtQ0X8atxPjR93Rt0wGO6xRsZ7Qenf1/HWssKuXO2JQ18UzlW3Kt7Txtm3Q2ccFMurepqJJSwti1eJr1wd6F+Rq6kz737VvTPRDCxDmvHXgruRZndDmmgfKviVYaJtGAwZZLwXEt1yNXTl6pnxFvii0Kqp54wo1uCq7NlXLLeTBb9S69KNuG1JaeVqUP+KXB2t3z5+9vbBpmX/teBupN/vkA7ahwp+ZZZYGwbDBBnvhSTygImwcvVMHHhRWG7cKte3vIPbhk6d2VYsVaUhA/uAXljbjHnuZKorVwf799vrIldztc6x127tbddYvBbcDVO9D0mjfajgVwbRsGEwXJDxXkD6N/goa1nRV672xN4XhWpRor4pihXq4ImMK1ate9T0o3JuVTR1M3ITDKxcHejfkvTva7dOrr9/7tYvHj/548T4vBbcDbNjAJJD+1DBr0yhccPgoUHGezGJJ1cxJt/q5my9N9fozTR6oy1KZFixRK4s049Ky43+/Y2tXA3q36+99p7IVevHT75785fj8lpwN8yOAUgO7UMFvzKC3g2D4Z5s/RzdbJ73AQkRcnhoWbl6JqpR32RlVbHUcYSmt1p7lSKifHnDK1eD+veF19979Nm/nbvzyXjJlY1f5RftQwW/Sp9ENgyGC5EryztC1/Q1gPTo3+nBa1k6V660RFYVyzY6t6rDECPlEmRi5Sqgfz/KWP9mfAxAomgfKvhV+jjL3aQ2DIYJT7GykKwLqTGKXMVeudIS2VMsq9abXm5PLLRMdaL8OCqPfkpjhlaust2/4cPUAICk0T5U8Kv0Eb/SeDZrhBC5IuO9aAwcCZlbudobGZuC1cFzC63nFm+Y6kG5bZ0Rv3PmVq4y3L/hw9QAgKTRPlTwq/Tx5KrjrfYbe0SQ8V5A+rf8zlpWRleu9kaMKTiJ/WiW251a2jDWfW7HHmU7TKiVqxgJ82b712CYGgC68I9lt71pSFPEOuc9O2gfKviVEUSuyvVeuXHL6MONjPfCESxXWVrZeGaURpmCR13nCRmq8rypFPdms9Rohf+qIVeu+vuXVXWvcepfs2FmAOhDjKiiU646ux9oumVx0T5U8CtTiFxNrbaSLS4aIsh4Lxq2mnz/0/YX/zvTK1d7Y5QpWMzqxeU7M9UE8xuN9Nrk6pXwz4rwOVdq7161uzM/jkH/ZiGMDACN2F4yod5r4n+g6ZbFRftQwa9M0mxOrl2aTqXE6LCgxnvBELn63nu/yPrK1d4INwWLLVTczbnqTVEsy19u0nyndH0VSb/Lpho/tMNJ42g5V2ov86a0aHrpxsRCi1WsMJF+7+vl8MMURg//M023LC7ahwp+ZRxvN5/5CntkvBcKkavy6Uv2WMiVH0OnYHmIqSrx9U25j/wGTi23yw3995Sfu2Kgv9xemF9hI+8WrCrFUv+Al7pfWt4wtpCVgGKpzkqgDE76va8X/CoI7UMFv8oC3jEi3SxkvF9+/zd/95//p+nrAWmg5Kp6w9R4ixIBU7C3TrVp1bZEsXZb99yZZBZkvMXe9DtLlRU9TBVG3y24vy0iJM+vdmMecai9f6OFJ1cd/Oog+FUQ2ocKfpURspDxLg80kavlt39snVo3fT0gDQwOtoixbwr+yeeza9edets5+GxfaE2v6F+KURXUU/erF5fvVKqHHDsYpc6V97pz378lcnVszTvYKMZBh9r6N6pi+cuMjtvFrw6CXwWhfajgV9nBbMa7PMrkgSaPNZGr8uJlMt4LgpHBFit2jgl+4Ts3X+/9tHbjkShWYNP0v3Y3UJvXzygb8q2i1bnyV6sG/osiV9ZKzyuDnHpqaGzFquyUC/BnN+3fMOXe1w5+FYT2oYJfZQtDGe+7ciWPNXm4kfFeKNIcaXoe5jIFnzhvn3lbFGtIu7xyCrrvo7o8M7tz1VTTFGfcrSEVJyJXaH+pufW1tcB7XMnVcs+q6t9rdnjEUKzKnlpM+NVA8KsgtA8V/CqDpJzxvl+u3P5bFTLei0M6I01XTExsH/nmTVGs4Y0Sv5pp6E8lErmaqW6m0y8+6t8NeBrEqdAuN/ihd7dMmk69Pbt23U6gXuuwiKRYlWcLXeJXA8GvgtA+VPCrbJJaxnuQXNnUeC8YiQ4zPVFX5dqm529PHn8ginVoi5KQK/+ZWUn3mWnVBtf/jHO2YPhDSEWuKo0Nu95Ou4zMiIpVOVBFHL8aCH4VhPahgl9lFiVX1WRPgh4iVzuPOGq8F4jkRpqWmFhoTS1vjDQUk/p5kmIV96PLN6xBbznjni04KLl9CMrH3La1spFqp4dWrINyNYFfBYBfBaF9qOBXWUbkaqr2w4Qy3g+Xq917x6/x7qJY+SeJkaYhqpul5fbkoiq5MFJzglZ+4oTaQpiiX1nVtijWvu8QZ+XKD1VT9JV7o32TlY2pxtvyOLLSPLUwhGINlKsJ/CoA/CoI7UMFv8o6yWS8h5ernadc/2xZ05cDEkf7QyZmzDVbTqNtR0p5Uts0kjjo2TufXfuVH4j41b7k9rgrV16oHLbjH4z8bZrN59YuleotZ6Wb3tbCoYoVJFcT+FUA+FUQ2odKPvxq57TKfi+PHNWN8ukr5ZPr3zi7ce4//vKdR7+99YsvXuv9o+lmPaWf8a6pIs3IcrUTZLwXBO3PmYhR7ziNjcraDVGsaA1xkjlZz0+M1HvNg9j3T8dfufKjNH87TA7bQESu5rzc+PTqIQco1hC5msCvAsCvgtA+VPLhV/4tFlGu/FAPq6b8KVr15Mv/J3/<text:soft-page-break/>e+vkfTDfrGVRFmpqGjPfIcmWT8V4ktD9qRoyOl3fUjlmHbeeXl+bZxFGn1aR0C+x9xall5Up9f29NL863kufAC2u92Ua30jC0ivWT3w+Xqwn8KgD8KgjtQyUffmXvrF/FGiE7vwf9h9g7D39ruln7iZ/xHkeu+kHGe2HQ/rQJ/axWqdTl6oYoloZWJJQslEoKll3fCpCr6CtX3hXuafn+Ilf+CuGQ8lxar/kzinX+7ifDz9rGrwaCXwWhfajkxa86WpIBdn8VykPs3K1fmm7WAOJkvGuQq90LRcZ7MdD+wDk0/BUnjTXSbXVIiv41lumGOmpB15cMQhXBq6vfU7pWrvxwltXJzlq+oSdXnmU19K8TDghPscqnLi5d/VCeZsO/G341EPwqCO1DBb/aP052fht+4+yG6WYFECnjXaNc9YOM92Kg/ZkT8Hz2N+VtT798b/iixKgsvPVA+1F66uWg3IarVzR+z4H8xffuyW8ZjStXOzevUiyN31PkShXVP7DPMYlQqSCnL4tiHfqt8KuB4FdBaB8q+NWAoeL9QiyfzPQZxyPVeNcvVztBxnsR0P7YGTSQtkrzd54LVzh0JGrXfrL148/1f+fq1lTjh3q/6kHO3fnVa72fa1y58kI9NLR/VZGrcrVtuZ1Ez9M5NOdqL/jVQPCrILQPFRl+8xcemG5WXPT6le0pVvl04j9OYxKyxntycmWT8V4YtD959jyZVeHQ6eW2KFYS31zk6vL9f9p4/F90f+2OlfAv0+3t7a3HT578j/+rc+Wq5pXBT2wqVBN31Xv/mMBQGUmuJvCrAPCrILQPlfbjz8/f/cR0s+Ki3a/UgKlqyK1NmkMz3hOVq36Q8V4MtI8c/52gmNVzoxcOHYkLf/ubh5/920jHBIcY9r2kq4z2Pvy5KJbWlSv/sm9a9QTPT/STu2y3o7dk36hyNYFfBYBfBaH3msgD59GTL9fvf2q6WXFJwq/G5T4akvGehlzt3l9kvBcAjQPGqXVfXL5TqW6lUAt96e0PX/jOzfDHBIeMSnVTmpDc1/7exoPXej/TuXLlRblxq1y/mdzX9vHkSlvxsQhyNYFfBYBfBaHxguxOvstXeT845vfRoIz3NOWqH2S8FwAN46Sulq1ETuaqNxP1k11KXjp0yGOCw4d8eWlCcl/7G2dvWIs6V678kHlQFCu5r72LOoJnVcN5OtHkagK/CgC/CkLX1didfMsnLzhnrppuVlyK7lcee2u8G5CrnVAZ72tkvOcZe+cMvmgjpF+BIcUj/J579c2Jl5phjgkeKRwZ7W6C47x8ct0renxN4+1p1bupVUZV+OfpNFqRF7Ksen8dLMI/jl8NBL8KQsul2Dv5lhfOWacvm25WXPArH5Gr+fUHnX/43cPPzMiVd6OR8Z</text:p>
      <text:p text:style-name="Standard">5/lF+po/1Guul63lGA/YqUqX7dl5pTf32hdNgxwSNHPZGNeH2aW1PL1/SuXO187bRf4kt3z3rvUkf9qnPVLcftRk7sxK8Ggl8FEf867FvZcGTyXUowszQd8KtdRK4uv/9rMZyyCbnqBxnvBcDeWVhwwj2r1THNqxuiWEa+bXmpZQ09JjjSnJLgWtCRsz1RLO33ZqXRed7EDx//XWqluumsdA894cu7sEqNKm5PFCvyP4pfDQS/CiLmRTj42sgbgWM/YPCrvahzVxuXvIx3E3K1e8eR8Z53/NrdM65amgiayGQYyICcW2vHOaY5PnbVqy6egGLFv1O++cbdc7d/9c7D35679ctvnN2QX0bl01eO1ttJHO0nffG1s8bmQZErtbXQK+DgvV9+Omb8K+mogjM9a0exYv5z8xce4FcHwa+CiHMFBubkUF80n/eRyni/OGqNd/1BxnsBUEsTK+/NVLcOnvQnw29uNRMVaKe/dV9N7rUDxwTrLdoQNfQefzMkZhpd432hCjh4orWbwrd7hrVKD/MUS8s/dP7uJ+3H+kvLavluBsGvgojc/KCEZ/wq1/fRCDXekwsy3sE4ky+qyvD9MZkxxdJ//E1ApJ3cbpr1+58+evKl9v413ay44FdBRGv7kN1k+FWO76OJ0DXeEw0y3iEDbJfmbz8dlplRrNTkyouePf7ZIOFZvvogif413ay44FdBRGj48K36+FWO7yOfQ2u8pxFkvINpbC+9Z8+YNK9Yqb0W9MNZ6U43rpnuh/Rwzlwtn7ygvX9NNysu+FUQo7b60DpI+FWO76NdhtR4TzPIeAeD2AenFaOKle7KlfdAazYnVy+Z7of0sE5fLifQv6abFRf8KoiRmhymyCR+leP76BkG1Xg3EGS8gyFU6d36gVVcQ4qV8sqVH6VGS54DpvshPeyllpNA/5puVlzwqyDCtzdkBW/8Ksf30UHIeIfCInJlDayokLpipb9yZe+8GzXdCaniuGqC096/ppsVF/wqiJCNDX88Cn6V4/toIGS8Q2FRY74+aEymqFhGVq68m06m1LF/1I/E0/qiWvvXdLPigl8FEaalI509h1/l+D4Kgox3KCbDDvRJRbGMrFz1Qy3fbZrugVR5pn67vv413ay44FdBHNrMUQ/2xa9yfB8NgYx3KCB2vTesKHrCimVq5epp1Iv1Rn7/+Tia+td0s+KCXwUxvI2jypWNX+X6PjoEMt6hYNiNzXLj1tDRmJRimVy5qvXfipq+/Gkz4PxBHf1rullxwa+CGNLACHJl41e5vo/CQMY7FAeRq8NnlgQUy/zKlUTxXsQPPt85dv+ablZc8KsggloXTa5s/CrX91FIRK7Kte7RBA5CHeX2JOMd0mDwFsJ9oVWxDK9ceVFpdCy3bfrap43t7x/U2r+l+dsTE9umWxYLu7/ZQe8DXH2g6ZbF5NkjHnYislzZNX/76rhfFvwqLiJX1kqPjHfIPaFHox7FysTKlfx6Wr5huRumr33ayCMl0KWj9q/MwkeOf2C6ZbGQubJSa/srTrpCPlA+1nTLYjF57MdPjyjdiThyZfs/5fCrwFupQKiM97+8f3CApRxkvEOizFS3nJCjMbZiZWHlqn9buR1RLNPXPm0OWaiM1L8iEqW<text:soft-page-break/>/umO6ZbHwXcjeeakXP7wro5zNdMtiMf2X9/etMMSUq/6tN+baOYFfaWN78viD6fnbZLxDXpmr3nxx+U7ooRhdsTKycmWr3yx5eMhHwMss1dy/s2vXnXrhVgKLgF3teubZ72hdcmWN/1oBfqWRjGS8+7kTpi8G5A2Rq0p1U0ZX6HEYRbGys3Jlew95uz7eawvRCFVCecT+teS5NOYLNTAQ6dxyoz/raZErb3Tl4V0MfqWXLGS852PnBWQQu9oJ+4ow0hScnZUrP9SSS6OISy5J9K88lP7ijXumWwb6kVnP8d51apMrNVrwq8Aw3SyTGM94Ly238StIArvatlY2RhuQoafgTK1c+eHUOqJYpq+6Abzmh/uRGLp/z3Z//v1bH5tuGehnfv2BKJZGuVKRi7pz+FUSGMt4d7sTC63JxcKl40I6iFxZ4d8PjjIFZ23lSoV6GVrQ3ymO2x1Wrj9S//7qiz83Nv9xgkp9+eLO9r9e+eCJZrlSr+Y37fEXCfwqMQxkvJdWu0eWN0SxTLcdcota1qiPvjY7dArO4MqVrbZ3bYpimb7eZni+0XVWdPbvx1/8+dXzPxK5+sryVdONA5386NM/imLplSvb2206vTT2r+bxq0RJM+PdkRmh3qXKKCSKJ1e90bKwhk7BWVy5qndVvfqCnTm4l2Or6kgIXf3ry5X07PSrb0yuXDPdONDJlQ/++eFnX+qVK4mJhdaRxbF/NY9fJU1KGe911YnO+J+zANnH2ZGQkUfpgSk4kytXXbu6ZdW2RLFMX2ljiFzNNEKU6w/Rv7tyVTrxhlV9t7zYsheLK645Q8bJyYvva5crebZMr7Rz8CIGv0oBlfHuqiJyUaakEGG5/kbysd9tAeNC9JG8Zwr+6ef/K4MrV+o+dZVimb7Ghok4NRzo36dytfKu+h8sbtnL/AzMCacu3BPF0ixXXvH2fNSdw6/SQb1NfuXexMT2yD8JQ8T0ctsa/6MEYLzwH4PlRi/aKsfZdz+SyVem4Pbf/Ut2Vq7kPnVq7XGvp60FpzZiLY4D/fvxF39Wq1jSvyfesFeu+/+tI780VzZfXB7vQu4gLDRb3914dPadj/TKlfdg6ZRzYRH4VYpsP6c9450Ng2AOkasjq9cmmk1nxENvX+v8TORKpuDn69c/+s1/kylY+yNolIe5V6u8uqUK847/YSW6mF7eGGEL4YH+/fgP//7y3/S8/v1j++9/t/e/Fbmaq9403T6Iy/GVdVEs6Wjpbr23ZP/BMv7gVynjyVXUH4YHgg2DYJhmc3Lt8vTqNf8YNf94JnunyO3AONtTOVfyZ2n+e6VXv/tC/fqjJ1+2H38+5K9oD6v/JTtWbdOrS79luT3eCe7lyJnr8mCJIld+ztVb73v9+zcvrHUP7ih03M1yIw8vgArL0RPnZ069JV0sHS3dLZ2u0x+azefOXjbdRA3gV+nj+OufUX8bPn1GsWEQMoN6s+a2+ydguv1Dmg7GN9+4d+72J61Hv/3+zZ99fbVlnXxr6eLd9bsfn7/7yfyFB+nIlf/1/O85U92arb7H66oBLLRUpeIRZ4d9Ce0DdxR6r5U7U16+hOlGQiSazSMr66JYKq3uzNvS3RoVy3K7pXpL/gnTjdQAfmUET67iZbyzYRAAkqRSb4/05nf/bsGVd4fUxfIrBJpuIkRhcu2i+I90rnSxdsVycnROJX5lijgZ72wYBICkqTTas2vXo8nVbkL7EMUqzd/mITZ22G6n1GjZtZ2E9pXrehVLhlylPvaVRX3wK6NEzHhnwyAAJI063roWal/YgJWrvf+DIMWq95NRTTcUwtLPsXSfmbB0rmJ5i1e5OfQTvzLOaBnvbBgEgLSwV9QugFhyNVSxnJ0/TTcUDsep3fCrlwzoX02rWOrloJufJU38Kgs43iu/MDXe2TAIAKlhL/dURdDQcvX0teBoikW2Q9bxlq3aolhB/atlFcvbJpOfkYBfZYQwNd7ZMAgAaSJyZVW7QXNEqJWrEIolclWav+2lu7OjMHuoGiwXVc7VYSuZOlaxclWADr/KDodkvLNhEABSx1KnXQ9YWh9h5SqMYnk7CqdeuUddrExx9MT5IyvrardguEy8OKtYVr2Tj2NxdsGvMsbgjHc2DAKAEQYegTTyylU4xVKFaxoblbUbc01SIAwzt9ByFi5a374iijXa8TeRVrGcmpIrK19zHH6VQdQwUyfMbu5eTzYMAoAprJoo1tPHUcSVqxCK5YucyJXat7iiUr9MN72IvNTcet59Z2bxbVGs8l+/aY1+tmCEVSzLK/lruumawa+yiciV5fb8jHc2DAKAQZRc+UXvY65chVCsftS7Kq++2ptr9I6tbcqMb/oa5J872//6o0//eOWDfz558X254KWT67EObh5tFUvVfMjfGgJ+lVlErspu98jShpIrNgwCgDmmX36tUmtrWLkKr1jecpbj9mSun/ESwNTqlttRJSOWuyxtxUQuoLqMK+qSyoWdX39w5YMnolgPP/tSuuNoTLnyuy/0KpbaNpijtPZd8CsAABjOkeMn5c/tP/wfDStXoyiWvfPS0Kr31AZqV83F3tKW5jmrcFFVjioX03L9nek9ufjSBbrkqh8hVrEc7zVNnrYN7oJfAQDAoSzU3jzxgx/rWbnaGyEUi0g6EpErLw5fxapv2bVN06M7EfArAAA4lNmX6/LntK6Vq72BYhmN5OSqH0NXsUrzd0SxTI/uRMCvAAAgDP/h6HcnJrYTmeVRLEORuFx5EbSKJcPJqyubT/ArAAAIx/b0y/cGn0AXP1Cs1CMduerHgVWsmcbW5Ncv57hoP34FAAAh8eSqYyUwa6hAsVKMVOXKi72rWL/6w59lOB35+qLpEZ0g+BUAAIRH5Kribg4+xit+oFipRPpy1Q9vFctevPpK893vns953SH8CgAAR<text:soft-page-break/>mK2evPF5TtJTcEoVsJhTK68sFbenVi+OHnmsulRnDj4FQAAjITI1WytN7umr0rDvkCxEguzcmXXepVae3qlJYplehQnDn4FAACjouSq0S57ldUTCRQrgTAtV11/wOSymuhB8CsAAIiAzJWWdzIvuVhjEcblyq53rLpSLNMjNyXwKwAAiIbI1fSJN/0jThIJFEtTGJcrR/3ZEcUyPWbTA78CAIDITB4/LX86yU3NKFbsMC5XlUbHqUkUyw3wKwAAiMPk8VPT82+Si5XNyIRc1Tvyp+lxmjb4FQAAxMTPxXJqKFa2wrhcOStdxy2iXE3gVwAAoAORK6u2WW7cSmqyRrFGDNNy1Smtqr0Polimx6YZ8CsAANCCyNXUamui2UxqykaxQodhuXI7MgyOrF0TxTI9Ko2BXwEAgDaazcm1S9ONd6x6z07idSGKFSLMypWfx/6VV1dkMJgejibBrwAAQC8iV+V6t7SazAyOYg0Ns3IlnT698P3J46dMj0Hz4FcAAKAdmWdFsVT6jduz67rncRQrIMzJVc+q9cq1ru/VpkdfJkjCr+bXH5huFgAAmEfkqrK6Mdds6Z/QUawDYXDlSrrYWW2LYpkecRlCu19J/75199emmwUAAJlAzbyNZCZ6FOvZyddkzlWjLR1teqxlC71+5ffv+v1PTTcLAACyQoIzO4q1Z/I1ebYgeUEH0OhXu/27dPVD080CAICskOzMXnjFyoJc2fjVAXT51d7+tc9cNd0sAADIColP7gVWrIzIlY1fHUCLX+3r3/Lpy6abBQAAWSGN+b2QipUdubLxqwPE96uD/WstkeQGAAB9UpriC6ZYmZIrG786QEy/Gty/bhFPcgQAgIEkMZs7bm9QtMsL58onL8is9OjJl+3Hnwf8z8Y+pGnSQGmmNFaaLA0f6a/jVykQx6+GyLPpZgEAQFZIQq5s96Bide2llnX6snPm6vLVB+v3Pz1/95P5Cw+Mu5D2kEZJ06SB0kxprDRZGu4MuCADonTizQmvLhl+lTSR/Wr4yqTpZgEAQFZIwq8kTDdrXBHFwq9SIJpfHfra13SzAAAgK+BXmSKhV4Smm5U5IvhVmJw6080CAICsgF9lCvwqHUb1q5AbFkw3CwAAsgJ+lSnwq3QYya/C7wY13SwAAMgK+FWmwK/SIbxfjVRqw3SzAAAgK+BXmQK/SoeQfjVqHTPTzQIAgKyAX2UK/CodwvhVhCKxppsFAABZAb/KFPhVOhzqV9Eq8JtuFgAAZAX8KlPgV+kw3K8iH29kulkAAJAV8KtMgV+lwxC/inN2pOlmAQBAVsCvMgV+lQ5BfhXzYG7TzQIAgKyAX2UK/CodBvpVTLniOgMAwC74VabAr9Jhx6+eKtb8+oO37v56/f6nS1c/tM9cLZ++bC21bHe0M3RMNwsAALICfpUp8CsAAIAcgF9lCvwKAAAgB+BXmQK/AgAAyAH4VabArwAAAHIAfpUp8CsAAIAcgF9lCvwKAAAgB+BXmQK/AgAAyAH4VabArwAAAHIAfpUp8CsAAIAcgF9lCvwKAAAgB+BXmQK/AgAAyAFJ+JXt9i0ryejaSy3r9GXnzNXlqw/W7396/u4n8xcejPo58lfkL8pflw+Rj5IPlI910vj+g8O/dPgVAADAWKN9Kt9dwko+2uWFc+WTF469/t6jJ1+2H38e7XPkL8pflw+Rj5IPlI81JVd9xUqgR0yPMgAAgGKRxGyeXrjtowvnjp5cFzt6+ORP7ce/H/UT5K/IX5S/Lh8iHyUfaL5RCYTpUQYAAFAsjE/9cSOGYhVErmz8CgAAIF2MT/0aIpJiFUeubPwKAAAgXYxP/XpiRMUqlFzZ+BUAAEC6GJ/6tUVoxSqaXNn4FQAAQLoYn/p1RgjFKqBc2fgVAABAuhif+jXHUMUqplzZ+BUAAEC6GJ/69UeAYhVWrmz8CgAAIF2MT/2JxAHFKrJc2fgVAABAuhif+pOKPYr18Rd/liisXNn4FQAAQLoYn/oTDE+xNh5+9vDJnyTkPxRTrmz8CgAAIF2MT/2JRvvx5x/95o9zK29LyH+Q/9P4VzISpkcZAABAsTA+9ScX/Zyrs1ulE29IHHvtZrQzCnMQpkcZAABAsTA+9ScU+xLaYx4DPe5hepQBAAAUC+NTfxIxYLdgjGOgcxCmRxkAAECxMD71a4/AUgwFVizTowwAAKBYGJ/69cYhda6KqlimRxkAAECxMD71a4xQRUQLqVimRxkAAECxMD7164oRKrQXT7FMjzIAAIBiYXzq1xIjH39TMMUyPcoAAACKhfGpP35EPFuwSIplepQBAAAUC+NTf8yIdXBzYRTL9CgDAAAoFsan/jgRS678KIZimR5lAAAAxcL41B85NMiVHwVQLNOjDAAAoFgYn/qjhTa58iPvimV6lAEAABQL41N/hNAsV37kWrFMjzIAAIBioX0qd9ye7SaoCvPrD966++v1+58uXf3QPnO1fPqytdSy3U6sj3U78iHyUfKB8rHy4fJPyD9kwIVc7wLq/ljTowwAAKBYaJ/KRQ8kTDdrXPGvHn4FAAAw1uBXmQK/AgAAyAH4VabArwAAAHIAfpUp8CsAAIAcgF9lCvwKAAAgB+BXmQK/AgAAyAH4VabArwAAAHIAfpUp8CsAAIAcgF9lCvwKAAAgB+BXmQK/AgAAyAH4VabArwAAAHJAEn5lu0zoEeH8QQAAgBygfSpXgV9FJaGjsU03CwAAoFhon8otV4XpZo0ragGw1sGvAAAAxhorgcUr/CoySlBrvB8EAAAYbyw1oWuezWcb3ZeaW6ZbNn7IRZtp6Jcr/AoAACBl9K9f1ZRcHVvbNN2y8ePY6pZcOvwKAABg3EliNndqvecblGgYmblGz64m4Fe8rgUAAEgXK4ENa44qMsCcPjJecQbdye1uj3Q4AACAlLFqHe2K5bi90nJ7YqFlunHjxEvNrdmGfteV/<text:soft-page-break/>mX9CgAAIGXULFxPoCDAQmty8brpxo0TL6xtJpF85bB+BQAAkDrTaz+caSSR89OZWtow3bhxYm61l0RlhqNub6rxQ9ONAwAAKBZHzl6ZaDb1+5WnCmJupts3HlRqbbvWsevae6ErnfvVtcum2wcAAFAwms1S450E/ErJlVNnF2EonFrbUyz9vVBqtKSLTbcPAACgcNheRYUkJne1ilVlCesQLJX/5ofm6+/UJTqm2wcAAFBEKqsbTiJy1RW5ql66v729bbqJWWZ76pV7VgJbDCQqjU5ljSw4AAAAA8ys3ZhrtpJZv+qKXP3Drz833cTsMnn8gShWEpntEtKtM2fZxQkAAGAAmYWd+oadQKHR9uPff/Tkyze7j6xT66ZbmUUstzs9fzshs5VwGm3pXNOtBAAAKCh2taO9crjI1cMnfzr2+nsiV0cXr5RWqcL0DHPVLb84VVJypYLkKwAAAGM4Kx1nORG5Onpy/ejCD0SuytWevUiue59KrV1xu3NJnDa4E/JP4FcAAAAGUXKlbyHlWbk6Z7te5YHFLXtpE8USPvrdfz9//1cJFWTYEx35J0y3FQAAoNDoqm85WK78WNxy3M7sWqEzro+cemvx2geiWHKhEpSretdZZecgAACAYRxvuSNBufImfZEru962ilp31Kq1S6cviWLJJZILlZxizTVblbM3TDcXAACg6Ci5csV8EpMrLyyJeq/ibs5Wb764fMd0o9NDGjtXvVlxe6JYcnHkEiWnWNKJ7BwEAADICJb41cpGcnK117LEN2aqm7ZbiARsu96dcbekyY6vr27CilXfKuwKIQAAQNZQchUpy30kuXoaqiJEZ+qVe5NfVzU2Tbc+CbaladJAz3n2tT1BxVLVSuvsIwAAAMgKTr030xitaEBEuXq62NIVDynN37Hd3BxWuP2cp1Wl+dvynwN3DSSjWEfd3pGXXzd9BQAAAOApIldOree4YY9riStXO6FenFW3lGK5/UoRFbc3u9qZW93IeB6RfD35krONjYrrrci53dKJO+rIm3rHOTSZTbdiWUpWJ756/LTpqwIAAADPYNc27XqoJSxdcvWMaPklzd2OmN5cdUud3dNIuk5UvC/sZZLLV/U2CHTky4e3U+2K5Sx3p77F4hUAAEDmELkqLbcPPS4nCbkqaGhSLKfWLS21RbFMjyAAAAAYwOTi9YmFlhU8lSNXmkOHYkmXTS5S8woAACCrLLSmljes+uD3XMhVIhFPsSy3O7W0IR1neugAAABAICJXs42eg1ylGVEVy6p3ZxpKsUyPGgAAADiEY2u9l5pb6lxC5CrbiiXd9MJZCooCAACMATJrz652y40OcpVlxZppbD2/uimdZXq8AAAAQChErqxax0GusqpYqlhZTZWENT1SAAAAYARErs7f/eThky+Rq8wpltspzd8WvzI9RgAAAGBkRK5eWb919NvIVYYUyyvVvj15/IHp0QEAAAAR+ar75kSzaSFXmVGsiYXWV166k9NzsQEAAIpBs3m03npx+Y5/OCBhVrHmmq1S9V2qXQEAAIw7IlczyzftxVBHExLJKdaNR/+ycOlvM37sNQAAAIRE5EoUS61i1U0rR9HCV6xT63Lx129/KopleiwAAACANmR+L3/r/YmJbdsdfHoOkZhibai3tNUr0gWmRwEAAABoZ3vy+Iel+TvmlaNIUWq0JtcuimKZ7n0AAABICts7U1iFafHIfVRUCX1VRd90nwMAAEDiiFyVa93SqnkDyW90ZteuVxptUSzTvQ0AAAApIXJ1ZO3aRLNp2kPyFv6q4MTEdumv7ohime5nAAAASJdmc3Lt0nSjpQ4rpDqWpqjU2qX52155diqIAgAAFBSRq3KtY9W6jtujekOM6NluR8KpdUSxTPcqAAAAmEfkyhcD05YynlFXhdmdxob4lemeBAAAgAwhciWKNeP2dsqQUiYrVKjr1tionL1BYXYAAAAYiMjVXPXm8/Wtl5pbDooVHI7blUs02+jyQhAAAADCIOZwbG1zbrUnijXT4ODCZ6O6ZbvduUbv2FpPLpTpvgKArPD/ATC4DfcNCmVuZHN0cmVhbQplbmRvYmoKMjIgMCBvYmoKPDwKL0xlbmd0aCA2MTY5OAovVHlwZSAvWE9iamVjdAovU3VidHlwZSAvSW1hZ2UKL1dpZHRoIDgwMAovSGVpZ2h0IDU3OAovQ29sb3JTcGFjZSAvRGV2aWNlUkdCCi9TTWFzayA2MTAgMCBSCi9CaXRzUGVyQ29tcG9uZW50IDgKL0ZpbHRlciAvRmxhdGVEZWNvZGUKPj4Kc3RyZWFtDQp4nOy9+Xccx5XvWb/QVahM5FIFiDJJ23otUCRgiQuqcissLEoCZMraLLJEoCozCyBFSJRFy5K3tiW5oXZbS7eXbs/YM92W3d3v+Jzp0XnP7vcHzJ8w58x/1HNvZAHEUgBqyRuRKNzvuUfH7baNiozIiE9G3PjeXI4lXTONwtWmVmlZXmy5keVFyT9NNzI9/</text:p>
      <text:p text:style-name="Standard">Be2F5a8lupfyWKxWKzM6fSlqFyJSlVcOGz4pxfabmyJteNh+BAhrimwuLih6cWm1zaCu6p/O4tFpM3Cue9oU/f1SgsQy/bbNr4IArH8CF4Q04PXIbb9GOAKXhl4feAlgldJ9c9msVgsVgbUaBSWV435FqwLgqCivVjVNQDD3BDgqlxrPzofP1ZfU90MFitNFc5dKpx9CRDLFijVy0th+ghXE07rEX/1XNBQ3QIWi8ViKZNZaxefbgFi2b0wVbeA1QfgajJoWw4jFmsUZARh8fwC/AvbDwd5L/wI4KrsNU0vVN0UFovFYimQIbJHALF63bM66LMd/umsWU4Mn/mq28RiDSVx6h0BYg3zRoiXItSml/LnLqtuEIvFYrGkCtcRNzLcoRaR3ceFSeovf7Ozjqs+/cNflu/9DF6NVF4K08fPjVOPX89VNlS3jMVisVgyZAm4Smsd2RHhc/f+9tPP/6K6fSxW37Ku3Hzu7t8AYi1EH6T2RrgRwNWpx9/O5TZVt4/<text:soft-page-break/>FYrFYtDKrTdMNH940Ty9gYQK4Wr77N8bsTdWtZLH6EIxY46kXAbGSMZwiYsFXDN5DPPsd1U1ksVgsFqUajWJ9FRAr7Z2raHthgqVq/NKL5lVGLNbxkOnGptOEcatfuA7jNnXEgtCmN5LjQhaLxWKNpArLK8PcFjwSrmB5ShYpy1m1fc7FYmVdli9ueQgHhu3Rm/4ulh+X3bUznIjFYrFYoyiY3o2FCLCHHK687b/C3+ys7Kozhnfcn6VCLD+Ct2+yuq66xSwWi8VKX5POOkzyEuBqK0SKl8u7WKwsKrFi6LLXRINYthtOVNrs7s5isVijp7Kzlu7J4KFwJcINE+sG1U1nsXYJS9t4B16hJUIsrEI1y3zFYrFYI6WyH8mGq85ne3JRkRGLlRXZvsi28g47KKdBrLhUZb5isViskZLtR+XhfNoHgKvtZSXxMlX9DFisXMlr2V6YINbhkT5i+bHtcAFoFovFGimJ2s3pGIr2CVcYAFcG/NPnlYWlUuLAOgTE6nGop45YeER4lTMSWSwWa3SE2SZp7F8NAFcdxPLFDwj4oJClRmatjQntbn/3Z9NFLNNplSrMVywWizU66npVShpcdSKIAbGMgNcXlmyVg9jy4w5i9QtFKSIWfGXwjVoWi8UaIQmrBKVwhRnFCFem37JqTdXPg3WCNC7sQxGxBt53SnMXi/mKxWKxRkemarh6GLWmUYv0BfZaZMnQxNwdy28niDVMpINY6LvLfMVisVijI+H2kwG4Ej8D4Mp2Y75IxSLXTEOvhohYw8FVWoglPFKYr1gsFmt0lBG42vqKx4tUunczV6+rfjCsUdapx+YAsdK6OZsKYllsVMJisVgjpMGSr0jgKlmn4Cu+Xj91oar6wbBGVoVzl3KDjnwixErsdlU/GBaLxWKlps7cng242gr0aiicvaT62bBGUKYb69PLdnqeuqkgVpIGqfrZsFgsFis14Vd8P6ck9HDVCX16yeYvelaqslwsGWAOndOePmIFcfE6X55lsVis0RHO7T07K0qDKwt31fCHmZz0y0pJRhALH1FCuBoYsXKNRuG5VdVPiMVisVipCRmmt0QUmXDVWadEpV3bb6t+SKxjr/FqiMWYhrC6IkQsP9QWm4BYqh8Si8VisdKUQKwj1h35cJUEwBXgHyyOqh8S6xhr0lmzHBxFcgZtv4gF3xHF8wuqHxKLxWKxUtaRlW1VwVUSsCyO+zH7jrIG07mg8YjXQsSSOGj7Qiz4kXm+zcFisVgjJ4Ar3YkPOiVUC1dJAFyNXbubu/FA9aNiHT8Z5+cAsWzpg7ZnxIqLU4uqHxKLxWKxSJSvrucqG9a+S+tZgKskAK5OzTyj+jmxjpkK5y7nUipiToFYiW17YkjCYrFYrBFUZUNz1kpOO5twZYnqObktZ0gWqxfZ6PKxnKJJe/qIVWtafkv1c2KxWCwWoRCu3Gj7lDBTcNUJP9Kml02fP/ZZR8vwkclVHQv2glg2gJ8fAmKpflQsFovFohXClYvGU1mEq2SREnsRJZcRi3WYJuZWLL9l0Ji0p4JYn/3hL89t/MzmjwUWi8U6GQK4eu71v/3s93/OIFxZ4pSwhFYSsVljUyxWd03WG+W5FUQs1cP1QMSaffW51/8GEEv1o2KxWCyWPAFcPXf3p9bsq1mDq4eLVK1dcqLTl7h6Dmu/NvULG4BYykfpIYhlXHoBEEv1g2KxWCyWbAFcJUuA8sXooAC4Gv8rtmRk7VXh7HcAsZSPz4PCdkOrugqIpfo5sVgsFkuNAK5MZzWpUJPF8NHRna8TsnbK8mJ9ekP94DwoAK7cEBBL9XNisVgslkoBXJk9VyeUH7Yf6dNL8E/Vz4mVCY1Xk7Gq3o3hcL5S/ZxYLBaLpV7mDseGDAbAle3H5WBN9XNiKZZdaZjVpuQKgwOE6ufEYrFYrKzI8sQ2UVYPCgGubKdtXWHEOsna1B7fAMTKjtvVrvA7p5aqnxKLxWKxsqWCKD6bWcQCuNIWW7lGQ/VzYqlRPslpz5jbVSdcwKrNwrl3VD8kFovFYmVRp0o3YJlQW8ftoADwA7jKL6+qfkgsBbK8WJveyOgpth/lKhunHv82vDuqnxOLxWKxsqlNXCYqG9nMHwbw0xZbFue6nzCNu3F2c9pd4SJSWYO3RvVzYrFYLFaGVdkw3OhckFXnRj8y/Yh93U+OHquvTQTxuJtJuPKiktcqV0J2wWWxWCzWkQK4mvBWYeFQvnh1DYCryVoMy67q58SSoUfn2tDXVhZPBmPNWzW9Frwpqh8Si8VisY6HYMkwndZ4ZVX1EtYt3AgWXFh2VT8kFrmAYSaCOJsngyVn3XQjQCzVD4nFYrFYx0kIV25YhtUtgze2XFh24V+wi+Moyw5aFt5mzSJcwW+zBWKpfkgsFovFOn4CuLK9uOS0lS9n3SJE53mfEWs0NVlv2LVVgVjKR9reEMn2Ifw21Q+JxWKxWAeq5LVstyVoQUzdXlR01/LuekauI3XgKoiyZtoAvwfgynKbdoUdsUZQpblVQKysjTox8OKk3oHqJ8RisVisvZqYu1Py27af3DoPMZPcDZFh/LjkxkYQAlzpTgz/L+38wpjq6sbih+FOkfKlbX8AXFkOJ8CMmiw/xp2rLOa0C7D3YrXPJxn28HFx4O90o2K9VVhqsh8vi8U6ITKrTRN3qyJALGAq87DcEqwSWwrw/Mv6+nJyi0rZz/bxME750nbAUtK0+ZRwhIRkBTDvZy/tyg316XuW0go4+GS8zratSIxMnlK3Z+W0Aa70xRb+f32+bMtisUZWk/VGeW7F9puIWH1mjNse2hFMBjjDq/r9FhYoXLazl2xs41rMyTAjotOXonIVezNrJ4O2G2MFHKzRo0aG0zLgi8wNBWL1c17vr8F3nOFHeo3PNFks1qjJCmK71sKU3WF2gdzQrkbl2UiVmWHh7GX4Z9YWPlNc5iq77TPZyFhjDaNkeGeugrMb5W48ODXzHTUVcGYahSsrWqUJiDXg2+fGAFeGx2ljLBZrpCQOOyIrHRufGFYfq9pS5bpjXriWTbNHgKtJvix/<text:soft-page-break/>zGV6MXxBKB9L+0NfWB9bvAuIJf+Z1KLNR69tAGJhiuZwrUC3rumNwtl3uE4ii8UaAeFVI6+zpZ9ShABXX3n23uL6+/Kbg8VK/DCDvqO2F5Wdtq3u/JQ1pErOuuXGh2YkqomS0zb9NiCW/GdSa75/691fAWKl1xw85Tx1oZ2r1+U3h8VisdKStXWVO+U5340Arhrf+0UQK0As4TvaKmfPdNROPvA5lfc4ql7XgluIWKpH0Z4w/RioDxBL/iMZm6qfrTUBsT79/C8L0QfpvSYxPO1TF6ryW8RisVipSPNWjcR9Om2+gskWplyAq7PzreKFJflNS+DK9LLnO+qvFTNjHcbqXYW5l2DRz9q5c3KbAxBL/gOZmFsxrrwEiGVevZm87ykiVlL4oHBWsfELi8ViDaZxrwmIlfqcvz3ZwsQLcGVefnXSUbBjA3BFsjU3dABc5auciHWcZAWRHjSUj5x9EeuLLVuF1RWWjfabgFjwjusXrtMgVqRNL3H5AxaLdexkuaHhtlL3jNoJV8nEC3BVdqKJioJ5EtNlFzNXvgR+le62E98wVvaFPk5u0wrUj5xdo8gLc41GYVnBLZLxyuq4i59mnYIOZIgFcFU8/ybnurNYrOMlvOwz9H2fPbEfriyR1w1wVXIiJbtYuAA1MlfEBOCqFMQTc3fkPxBWv7KcFUQs1WNm7xDyWtr1Vfnm50Zw13AjTHHckd9IhlihWkcvFovF6lcGHpzJgKvO9OshXNl+ZM43ZTe10dCeDtGLXvWCuCewAlGgICeZ1ZcsUUEy1du1KUTZh88WrFol+WkAZ8K8AYi1/ycRIRZ8nWlTb0puJovFYg0s4Csj1cSkQ+Dq4Qw837RFSVzJjRVwFY9Xs7VE2ujrHgNzSn4arN41XlnFWlEZgyvbDQGuytJHzrmgMeHeFlt53R8IDWJhWXkjUFxOkcVisXrSjQfa3HqKR2a9wFVCFABXen1NvgsiwJXhhOkiZQoLpR8ZnjIjVtaRMpxm1ozUAK70i0sKXNQqG/D6nAsOhKskKBAL4MpUWlGRxWKxelShvgGEk9aE3yNcdcKPsYpHfVW+eaCB1tBLdqZMseAneavj0k95WL0Ii5s7rcNxQn7kFLkWnHr8OiBWL/Ud0kcsrDLPfMVisY6BtIW7tp+OMVR/cNWJxDwwln8tqHAOF6asVY5DCzI+JcyYykFsi5Vd+fDYDjPJaZ9akP80EqLr46cSIJb8ZDMWi8XqV2lN+APBVRJ4LSiv4lqQeX7uXNaMjPwIM3xq0jP/WQdLO79YDrJVB8cIQlNFTjv8aX16qd9fmy5iQast3sJisViZVyqz/RBwJaZfL9Sm7yUuzTIFcFV2V81qU/lyuStqzeJ5BfsSrK7Kn72cS+8zJJUoBVgh1JDumTbMb04RsZJCDJLbzmKxWP1q+Mz2IeFqK9CAy3ZlT5sIVw783WztTsAPy5/jaiDqNTG3os88a2ZreIT6taZ8Q1rTD4f0H04NsXxALL5CyGKxsi6sGjPEnJkSXGHYbmfylPwEAK706Y1MmY7CWqZPL5ccrpujWKUAy74oHw87Q/i0r0h+DpYjyksN7U2RDmIJ3JX8BFgsFqtfYUm+QZ0KUoSrTogLfbYv22lTZH9tKl86dwbAleWy46hK2V5sZ8ztaqKCm1eSfdpLTttyYkCsVOpZp4FYoSl9o5vFYrH61cB8lT5cicDLjH5kB5ITdzfHpt6gKG89+DLk4Xe6knK9rFziJuqEdg8WBPLCadvSa3dOzK2UvBARK8WxPRxiJVOWzIfAYrFYA8hyxXzV5wxJBFdJAFzZ4lxG5nPAArVuWMpSpg0s7oYXsuOoEhlOC91EM2NCi9XJLy4DYsl8CCWvVfJJTkiHQSx4SQF9ZT4HFovFGkCWE/Wb3U0KV0ngV3MQSS55DPO2fnE5U8nMwnGUvRpkC00ssRSO+gGwFbiNmZdsJVrZ0Nx2YoZAEQMjFm4tVtn/isViZV12NbIrfcyKEuAqCYAr7elQcqrJ1mX87CBWaHgtU7pzxUkW1tRzmtlyE51vFp+QbdlRqN5Bk3af8F0YDLFMNwTEkvw0WCwWq18hXPV8hVAaXFkiAUlclZI9kY5NLY5naQsL4MqsRtaVNcnP4cTKdlZF2WL1XZ8EZiQGISCWzIcAf1fHhHbyF6FfxEqM9GU+ChaLxRpYPc6EMuFqey7VF1tYplCiAK5MFyvnqlpP9y5AHsKVWeFEdxkygthyW1mqmhTDKyD5Ri0mDEhMPOsLsUynVazz5hWLxToesv0Iy38cOqPKh6tOiOMJW67dDcCVjn7yytfWrTXFCy0H03plPoSTqHq9WLtpZKkUjvwtXLwy6fadkznsCO8ZseCB5Jdk23+xWCzWYAK4ghX8kG92ZXAlolNaV+6hQCFjjlgAV5qzlqtsyHwIJ035uZcBsazhXMrTjFqz+PSqzBREha4UvSAWfPgUno4l52SyWCzWMDK81kHuT2rhqhOidM6kIzMHaVObepPu8tQAAXBVYEd3MpWcdd2/nZ3bo6Yfm3IrfT9WX5vw8XaesiYfjlhulLvxoHDtdWkPhMVisYYXwJXhtux9R4SZgCsRAFf61VZuRt6nK8CVjVyXmd0MkXJsV9hZkUS220bPfNVdnITpRyW/ZcrNPHx0LgbEMpVenj0EsWw/1hbuAGLJfCYsFos1vACuyt4uz5/swBUGfL3ONApXpaZeAFxNBNGQZW1TDLzsyc6KBIK1W8Jdud7jXNCY9KWmXVkeDnXlDbcORix9bt2WC5wsFouVlh7xV2FiT2azbMFVEn6oV1uSS8acFh/16tueLD0i0d3iRPdUdaayUXbXbEqjp77CcFplD99EaU9gy/AtK98RexBrPnofTwbr96Q9EBaLxUpXMKWX/dAI7mYRrkRsZd7KAwyAq8laZGanzq8blyrR6Ut8SpiaJp11QCz1PZuEH2lBAxBLWvPFpmiUJU9djF2I9c9fXH/rYz4ZZLFYx1oAV0sbP/v4j19kEK62Ijbd0KzKy/sFuIIlLzuG3gBX5Vnmq3RkBGHJbduZKYWTq9cL8y9Jaz5+PvhxYjKsvO17Qsw/T49XVpfv/g0glrRnwmKxWEQCuFp6/<text:soft-page-break/>af61UYm4UpMvNVmudo+I9GsoDD3Eix8GbGdxHrc1WicTwnTkIEbtmEW6ML0opLT1oJbMNKkNf/RLB1/7wl43TSnoV9+havhsFiskRHAlfbkC9qTL/VYN0d2uBHA1YQjsfpzvV6cu2XW2urbLgLgymC+Glq2G2L5IdW92Qk/0qeXAbGkNT87Oe3dIp6YW7G8FUAsaQ+ExWKxJAjgSq+u6DXl02z3ML0YViJTImMAXMHylxm7htgUN9alNX8ENdPQZpuZ6VA88C2cuySt9cLbLcxOTvueKAdxKQgBsaQ9EBaLxZImhKugJb4is5X7moQpCgVCSHsghbO4/NnZWJLYDmhI5a+sAmJl5MwXrdrPL0hruxHchZc6U/a5O6PkrNteDIgl7YGwWCyWZAFclcR0p3zK7RICrgynJTM9Q39iXgCn6raLALjKX+NL64NI81aLlWZG3NrxAsXMsxKt2jfHzr8lEEt92/fHeDU0nbjEpQpYLNaoC+EKMMZrZiVNZWeIch5jj78BS4acpwFwpc88mxHHUcADfX6Nz1AG0PjBBaHkB/yevMSTwcI5rK2ZkTG8NwLclAbEkvY0WCwWS6EEXKmp+npkmLg8bYolQ5LyWTolxA3GQJ5VxWjI8OF7IRPdhwO41i6eX5TWdjTpnb5nZcaPYmd0zmr5WJDFYp0kAVwBUWQzYcPGi1f3ZCZiFacWzAzc6N+Klkw7yhEQfCwYWQGMULvWAsSS0/BJZw1rjGbHLHdHJP75tsfGbiwW68QpgSvTy4pHwc7ARCwXT3zkPAr4c1pmNgEArkyX+apXCUOGTNybM70412gUlqUd727qU/cBsTJ40J/UR+D7sCwW68QK4AoWBTMzldp2BsBVYWpe2qNIkliUt1pEaKLJAK9NPaiyUUTAUA9XlhvBB4t2vQmIJafp+bPZGbG7Ikk8AMSS8xxYLBYrmzI72/iZQyxYNHNbFgpStDk2dX88GxfQAK40Zy0n0dD+mKpQXc9hqUH1vWZ7kR40ALHkNBy+jLTpjSwdanfC9NBVVXLRdhaLxcqmYDJMpkTlk/P+0KaXDF9SCgfAlRY0slD6GbNWKhsID6yD9dkf/pez8n5GDEWxzuCcpDqDk/WGXWtl8GTfTO5OyvsmYrFYrKyrcPZyTtxFUj5F7wmRtxxK2xbIz2Ndwiwk8wA2OLd/wmVwD9HK934FiDUffaC8s0pI5jel1Rksza0iYqlu9f7I3XhwauYZOQ+BxWKxjotOPV7PVTYyOGkDXNmerFyOer1Yu2kE6rfyFqIPAK5uv/sPkhp+3DT2xNOzL7998fm3P/rdFwtKEcv08QZfSVZpJ9sP7aCpfHzuDXgIV9aKtbtcgIDFYknWxNxKudYsBa2tS2pxYlduOi2MagYsjyoburc+MXdH/Vy9P9zQdiUhFsKV21LLmQAMgA0Xbjy4+vK3C9NPy2n48ZL21IuAWObVmxdUI5Y53zRrkvZXLX/Nwnt56vdX90Q5iG0nBsSS8xwO15nKxiPu3Ql33fLaltu2qm17tp2R38ZisdKSHbTwe9ML4Z/COjJEvvJj2xW39lwkB4ArE/6J1fdiy5HknNNVAFelIMpOvZjtwBwbJ7QrkhKxbGfVrjRUNbYDV8+/DfAAcKVfelFOq4+R4LUyZm8Zzop+8Rm1iIW5izNLgFhS2r1ZPH8/QaxsBcCVH6ktL4iUG7RMPzTxuLYNiFUO1sT96HbJQbiyqjjZ4pea15KWb8BisSgEpGSJy2iIWGjmefgcFeMpA/5XxP8pK6N7vwCubL+VhRzvvQtZJdIel2SLjXDlNpXsEuyEK4AHq7oCIGHJ2rs7LrLwjEy4t1UVI1ZuK3dRggrn3smiIUNyv0AdXCXUhDZogFgu5th3N7JzRSSmyvg9K7WUPIvFSkX6wvp4rW34uBll9WsthW7MaE0AhGMEalZV8Q0YZsRs82EIr8KCrLJudvIQ5LZxD1wBPHTWL+arHRKmBOG2J4NCxCr7kSarFE4Zixps9D2fEIfYdY9Ujc9JZ63kxrabvCOR1bNbRQJXeGrghFwbkcU6LrLhnfVjQCxzOD4BuMISgYomrm3GUz6B7wpcYpbKsjb3TK8lswp2d7hKwpV3gzL7ShbHXculGsQKy25b0mis17XazXLWPnm8SJtbN2Ul9u+RmB4jQKyBbz3bHhaeNnD/jRGLxcq6cMdDZGKnMnfZnWwBNZvYAFea287aLhbuGMw2czMyLLIBrkpeU45Xw2FwJfkGZbaVvBT7H6B8xDpT2Zh0JBmUobNWvZ61lzF340Ghfk/OE9ijxfD9rz2zIUojDdUE8V8P9cVmYXlVmvE+i8XqV0kdNIFYqc1gAFdfe+aNxegDJS0qOMIcO1Me0W4EcFW4Iqku4SP+yrmAPNH9cLjaCq6Ygzrk+0UmYsFrXnYwiVpCk7E4Jv0g7Df0hfWxa2rcGBbiD19775eAWGm1Bb9hG41T37zNiMViZVC23zbFrJv6PAZw9dq7v1wIVSBWZWPMiTVvVflkvie0SktObirAVdlvkp6T9gZXEHFxSlKqT2aFl0Tcw0o5S0YsGW2eaRRnm5mrg+OsGX4bEEvGE9gt/eL1ryy0ALE+/fwvafavj4iVX5b04cZisXoUXv514gSx0p3H0GQSppHwg6/MNfUnJLlD7xTAlQHLWQb8NncGLDdFWaeEAq6o+KpnuMLISbyqlk1p5xeP9CWTgFhJJSk5TS5cWYFxnqmTQTtJJncU2EkB0xpXXgHEgv7tzI3p9a/pR9q1lsK72ywWa7+sChrrpT6PbU8guPg+UTcuv6LkhAjhys+cpaHMU0I7udNN0L+9w5WF61pcOPtSLrcpp9VZU75TwqmHhZIUsUR2vZz6xWiuVWlloVrTw0HohXrQUHLvJrnXjAHvywUSxBKjC6Y7diJlsTIhA93X05/HdsGVmEwSy3clMxvAlb6YuZIcerVpBzJu1SFc+a1089D6haskAK7yZ9+R0OQMKn/<text:soft-page-break/>2ktlzCXI6xBp3Y0OOb5K4M5itqut+LLOM9U4h1u640UyJWGuJFQyLxVIu0w0BsdKdx7rBFf7725en5DczuV+jfobfEQBXmtvOyckxDlrmfDMtxBoMrizM+YnzZxWsbsqV+J71dUxGgVi2G2mLrXEpjgSdO4Oq37KdAQ0fq92SVsZ6W2jUvM/eigqxBMKxHQqLpVxmLcm5SvMb8yC42j0JSEesRqN4PTSCu8on+YfhRgBXeSl35AGutGvNIT3Ntvt3MLhKIodZWJJMVrOj4vnFAXKQUkcseAsKSzJOpYFktOC1DBVbF6eihhvJYcudSkreJLUw9vYvDWKhHQo7+rJYqmX6</text:p>
      <text:p text:style-name="Standard">MSBWivNYj3CFdxWlb2IDXBl+28hSqi3MvUUnluPAnE9jB29IuMJww5PGV3a3tbXXEZIeYpleWLzelHKFf3Ns6v74EK1OPTD9UtSUoW/7LuEEK17zAzuFALHEeIthupPcWBaLtVNYozm9zaue4CqZVXzMOS9JL6Bj+El5r6zM/KZwYB57fEFG4xsN7XoTK3QP0b/DwpUndu1O2BaWSDtUjFhJYTs5ngz5c9/JVJ1BkfaGFeoltH2n8F3zxVx36Lk8BWIBXJmc5c5iqdNkvZEUmU0leoerJGDysfFaX1tyqwGuUmx1CiGRN8QzDwc7tUkHrkTYJ2kLy/TafZWW6xopIFaAGykS2osng9MbqZxEpxXi8qxsuIJJBt61Hj9nKBALBp7kJrNYrG2V51YAsVKZwfqFqyQAriwvlnNVfKdKc6tpNTydcEPt4pKczBDkq/7xMkW4EoGLXf5kIJbpxYhYQw+SoRErBsSS0F5DpJGrf6d2vFzyy1+WnHVbXGDpo38JEEtmk1ks1k6VgmYqtkiDwVUSAFe2H5WlzPzbArgqBa2Sk2bi2XBLgLg1L2U+FJ/Vrb5yrdOGKwzDjcZOgJ275Q9bYG5nDIxYuNy7MnYzsDo88Ex2vOZwnCNfSWj7w4dQadgOTC/rffdvioiFpeTvnVivORZLucp+PExaSBLDwFUyDwBcWUFozjdlth3hyiWpBzTwfJhc5JTR9qA5MdcrI1HAlSUSz2AhNp0Rv0WO63uqsDEYYtkuIhZ5a2ca2mwzrerwqbxTlivdzxwewtUVQKwB+zc9xAK4Mr/6faltZ7FYW6rc/MGjC0P5FQwLV9uzynxzci58rC41IRPt/pyod8tH+oi1hTsSCs4CXJVqzV6S/IngqtPpTssc6Vvk6NwLAJ/2ZYp+EQtv60vJPuqUwlH/HnUCIceRXI9v89RjG6Ie0BDXGVJCrK/O3790/Wdym89isTp64f7P3/v0j48u3hns/U0LrkQgXFkXrkl+AmalTVEYaMDlAD45bzwoXHtdQsNL80dnoJHCVRLiUtvIZuFSOPd2nlvPiGW7oT63JiH7yPLX9EorO5tXJTe2nSYgFnXDd6pwFi9ODn8oMDxiwaz+nU///cW3PpXZfBaLta3n3/jb1o9+/d5n/zoAYqUKV8lCgEdjknOeEa6qcSkz6bi4Gs6vWTXyo1KAq3F39ZAsLAlwZYkrTqaKkpQShOiImUhUQ6VHxJJG7Lhj42fmUwXeo8VWSa6VqOmF2vQ9KyXCHAaxYD6HWT38ya+/ee/vZD4BFou1rYvP3bPdVuuH/9gvYqUOV50pxYu06WVT7qwIk7A+vZEho2k8uZORlVS4unrQaY4cuEp6HK/X1UZwC8sUbpakQ6UHxAoLC6sSTpzxqNdLOdNsiAiFTf0Kdat3ynLaZtr5nIMhVgJXMKufvhQFt34o8yGwWKxt2ZdeNWaes/pELCK46kwpbixWJamIlezqp1v+eOBA0vPxBhZ5s2ca+bnV/QwgDa46PV5rm3Jvj0oQujuiLQM5bxyKWLJqGdfrxeBVk+YkdIAoeS3t+qoUm/qOxnHWii2C+8j9ItY2XFlu+Pj11wGxpD0EFou1U/bMS5MzjfF+EIsUrrbXBfS7rsqcGTa1qTdTsapIJ/ywWLspoQptfgmXoZ0GApLhSjQ2NoJYX5BRhFGaTH9NWqXLgxDL9OP819sSRlFhPkN1nIV9rlS3K6y65bXpLL96R6wdcNWCWd249Iq0h8BisfYI4Mq69K3xp17oEbGkwJWYJKuR6bZl1s9CuEIfwqwkYknaeWg08lefNbfuOimAKxEAV8YIHRGeqWyU3HWZNZi6IhZ8NeTPvUPdWHhJtdptujSzvh+FL7cOTr1enGtQs3QviLUHrsaffNG4zHzFYqmUWblt+1EviCUNrpKAKat4PZS5yW/hJj9hQnJfYbuhVntNwq5O/txl0XZlcIWBBdrikTnLmHTuAGJJPm7eg1jz0fuvvv5bCfaSMnfqjgg30muRIdftqjD3Mu7d0bP04Yi1F66eesEKorFFqXcnWSzWHlnijjz883DEkgxXFqYhKUhSNZzWeGU1RcPtYULs6shITPrylecWwp8ogysRAFcTs6PhhbVpXHzTVmGqtgOxHvzXf/3XH/78/1A31XJDE+tbqX9ZMHyEK0As6lZvC3pZD16zZPX1QYjVBa68CCfP5yR7f7FYrF0St8g77+9BiCUfrjqBl6yblsQqWghXTlY8fIAwTU9GHhrA1Xzzry/cUAZXltivM54YhXIehXPiroSiMdNBrMu33vjwt4BY1I1NSvspf1M6IdeqXdSUjCWD9H7E6gpXENpiS+bmP4vF6qrDEUsZXG1PKXhWKO9+GcKV01S/WIgAuLIcGUvGmfm2cUUZXCUBWCIuch5vFc+/qdamAHoQuhIQi7qlpSC0MlNeSrJVO1YLddMp2913/+5GrB//+k/74Ur8vBE5bWexjrWEbUu8nXe0E7Hg5c0CXEm+XwYT9cDlw1JvPtoo0Rc3gRXZuPqqQriykpSzqTepW0qqclJNWOmYsd24+Pg8fVs3tfNvCsRS/5rgCZ1Mq/Z6fSy4SXdh8MhIZuNH/JXO/By+vxOuTDfWKq1xuS6CLBbrIHWSVHcjFry2yfcRvMhK4Go7AK7GnpGX6y6+hbNSphbgqni9<text:soft-page-break/>KaHtpttUu/FiI5mEdnCMKz7bXlRWfD8CUbxw9jJ1Swtn38mOZZy4ACsPJ/Jzwo9CadthTn73439pff8XySw9f/vdhwNgppG/wplXLFZWJG4AtbFMzNakAS9s8mUErzC8yPA6q5xC/RidBJbkTRp2Yr6djeUDU1WXyfP8BVyp3nsJWpaUSsQUwlpLjvCZVPmmRIWz5LYe54KGOf26tLzuw0OyuQdW3gkaaq/AdHKuvv8L+OzVp5c6c7VIdx+vhmOiLoO0B8JisY5UB67EDkZysg+vLby88ArDizxYjcIUA2hHX2zZEje9DTdSeASwO8Lx+ZYE+4Li+UW19hTo3u/FMn3PUpRVVV8rHHPYzpHnsD3irwJiqX4pxIDxpCYPJAUW1e5s70xoT+bn7Vys+fCDrzz9BiCWnKfBYrF6F8DV1559YyH6cGfOFbzC/RbQIQqsSu+EZpW89nGi8a1KPcoXEfgNAFflCjlfFc5hcW21jUU3bP84eo1u6hc2ZHqKdnlBvKhw5S71HczxymrJbdpZsInD1zOUVx+8slF01tXWsN5/W/Bhunv8YeO9XwJiSXoaLBarTwFc4Usaf7j92vbu7i4hAK6KEne/RaWeLPAVnvvY1UhCzmr+7Eum2utvXqhdk+orm4qykI8kzpHJz9CNahMQS/0b4UUTcyslX9LXFqjgrOek28bujIOsGMRc/fRX5luAWNKeBovFGkAAV+fmm9qF+nZCe5YQC7M3C1dlJmK1S/DRqnopscSda1MCXwn7JrXpJcJX9pgl6GpTb9pKUfz04t3zt+9Tc+lEJbSqrUx4Xvnx+LUmIBZpe7dl+7HuKnBj2I6D4Cp5FMaVbwFiyXkULBZrGAFcGZdf2fmlliHE8iMdZnhZhwIAV/piqPbcJ4lk+S6TW4FtTl3//mmlu5SWG2t1efsSw8usNgE5bHW3A+B9fPCb3zz95k+oW2o7ISKW6nfBSoo70G/WJdK8VcMLbXWTwGFwlYTPbgws1rFRB652TCkZQiy0u4ls+nykRDiNNzKRzQtwZdM7VMMyDYu1wv4VxvWhERybNN0kLVDV44Ke+t6n//bae59Cr9E201+DacHMQOaV4UdyTEuENsem3gDEUti/h8AV5sdKrHDBYrFSEcCVKSwut9/l7CAWwJV2TdYE22gU600zA14NQB2WH5nEt9Fhmb717mff+1Rl/wJcGf4x4avKhu7Eqg4Hk8V37bu/vv/B/0HdUPyuUZrd3QlgPEdeHWdRU0BZwaND4MrseJ1dkvMcWCxWujLF99HOg4/MIJbUAwLhhdXKwikhwJVJfxbwxk/+z9aD3yjsXxh4WrV5LGx88lWR9qziKSWLb/iDX7/85seAWKTNVO2b+nBgoAlGRdJxmBHE2vSGqgLWh+9cAfWdKt2Q8xxYLBaFku+jTCJWrC02DUeS3Xd2iuZAlDzaVgNcvXz/E1i4FfbvcbGhLjprSvY2txdfuxK5t35I3UyYAbKAWLYf6heWAbGo2ws6U9kou2uAWEpaemhCO94BOXVpYwTqobNYJ1ziK2lz5wlIRhAL4MoOVifrMnY5AK70i8+otd9MAuBKgsm5d/uH5SBW2L8ALcXZrGe5m9WmqeIy3Y7Ft/nfnr5LnYsIQy6pXqR68IsTsXOSTsQmnTuAWEo2r47YuapsnKpHx87DhMViddPmqcc2cjO7dm8yglgAV6U5SbscycRuqnYchR+Ade4C2k94gKu/euau5TSV9S+m/4WGl2nEUpLZvnPx1WaWxq+8TN5MLxRUr3LYW+J7qji1QN3YRKbTKjltJSkBR9wWvLJWrOCRtJznwGKxyDXTKFZCI7ibwXR3O4CPa0nJrsWpa6an0gYnCYArmz4Ly7j8ij69rLB/Aa5M4pPQoaQis31XeRRcfF8ExCJtpRHgdU7lnxW2uDYoJx9AVHhfBcSS38wj4KrWtJxIzvEoi8WSJixc4rVNN3M3Cm3c0mnLKVqHf8iPsnBKaLkRdaExgCvoX0Nd/9peqFWym+Wed+5Izmzfu/g++WLhHPlJsemjV4byAS+zjrPlrCBiSX/ND4crmHmwtkIt0zu6LBZrMAFcGW5o7P6sywBiYUVgU1bROiOI9JritQYfezWEvqBu7NhXWuOXvqmsf90ky12SR3e/wsx2ibs6+xffXG7zS4/QnhOJ76nQUloySUSoeWty6jhjwpXblN/kw+HK9vHDVporBYvFki+AKxOtqnfNDBlALHF+Qc8bIIArDUuEqF1uIpj/DbdFnZ70pdP3YBFX2L+wuGczyz3x9JZWSKjL4utGxQvk1ZzRbEr1ULdFRjeW/6NXkskvP6f9iGNBsZMmwVuYxWKpVTL57LFxVo9Ybmj6LXNexlpcuLIqsv0VZ6RISU/a1C/cwbNIVf3rRrYbTTqZSzgZ91rSPL27Lr4iGZL2sWDlTTdW5f60I2INBoCUjG5bRSb/UeVvYn2xZTFcsVgnQwBX+vTynsxe5YgFcGXKKaoy0yjOtpRn/KKXuxuS38332xNzdxT2L8BVyZV0+Nu7DFmrcNfF13RjUxyLk7bxwo13MlLcXE69UfHFJHvz6ki4kmmkzGKNthJIwOjUpgm3Q7iIoylQsn+i9ncWzl7OYQ2dXXOFasSKLT+UcLEuJ1wapJ0NHRIAVxe+8YC0pQhXfqcSpZr+9WNbVjnvHmX6eKVOQtsPWnztgNwD7alv3r8WfrAQfah2hJcCeKNlfDShm6izJnlT+sjCzacvReOL0iotHqwbD/LXXi/Or6Pbm7u9JIlpwY+pK3axWMOqXi/MvaTVbgIhAGLBa24+tF556OwHiGULa2ut0hJLvMqBPf5Xi/D6ZwqxAK5KtaYcx1HTj1R5O2/HQvzhXPThY698l7alwodKWf+KzF4zS+UIk99D3fBDF98QEIu0jV9diAGxPvrdFwvRB6qGt9ghD0tSNqUnnfUzam+D7oMrmO1LFUQsCc3vquTeEKxE+twaIBb6OQs3XRuTMUL88HFjUbFL5E<text:soft-page-break/>lOvZkXtRpV/VoWq6sKZy8Vvr4IiGWLZM4eX08T3RJiy21birJT4MUvVbuUfFWJWD46jpbnZNw4A7gy++mv1AMWPlj+AK5O12lTfzHRa8elBvn9K/aLMpN/Uq9rAXn23WGLrxsXqV/5qRulq6+aV25deP5thYglrLdk9DvAakmdj1lXuDLEzQIICc3fr3IQ22LXGhDLFp8SR2zX43UbLImY/3qcn38J3hElP5vF2imAk+L5RfwXg1XZ8GOAK73SUnViCL8/2Ubb88MUIpYtPu2tQErChrrbVQlcwfJnXr1p1FZzddoFVwtuWioLJMXa3Dp8QZO2sUcV5l6G5YO0vYcsvmZyma56h7SN+UuvAmLpF5+B0aUQsQyvZcjYvNrUzr8pjlwltetIuILvRG36nqEErhqN/NKqvtgqD7Q5b/oRfoDUbsrZdWSxDpKNJ4DJ/s+wZw0AV3p1ZULKvs0eAVxp08v7f5LKXawgLj4tI2kB4cpRYA20E65gEQS4ys/T8uR+qJDcvwBXhWuvk7axRxVrN0k3r45cfDWX/DJdfqqOe4bVFYWIpXmr41Lc+/Nn3wHEkua40gtcwe8pnPuOhLbv0UQl1K/hzGkOt5sHcKVPLxXOSqoUyWLtUXL5zk6tvlUIcGV5LWpP765K3qP9v0oZYon68nIu3ZScECYlSe0SsQeuYBGEb8b81zdoMx/qdd1/TWX/umFxnnbTphclxbXpmtnD4rtGfZmuc3VF/DlViIVemgKxSFsKGq+sahfvDYkTafavJyoM/tV9+YlMn/zxf3zj9Y/Sms1s4UZ46vE6l0pkSZad+MWl/VIDXC3d/ejjf/4f8lukP3FtYu7O/jN6VYhle/H4YijBNwmnI1deEbr9cJX8+/jBi5/hhLLd9v7b+lL712naFcUXqWyvBYhFdHX06ITnxNHUpx3VxanFnRt0ShALq3ERNzOR4bQAsSS0qJf+xQhiy4nlVxgcv/ytpbsfAmItRO+n1+QQ4OrU49/mpHeWNOEb5Ec2QXGr+egDgKvlOx9aV16R3CiAK9trY8X5fb9KqW+SHK+GNVgOJLToILgSERen7pM2U7hNdklzldO/eJVAVN0lbeORsndc5k03elp83bDo0F4ZtqtoArPnsEw2YmFmtYyKojA/mLLO93vpXzvBWim5oztlXX0V3+LL34Ke/fTzv6TYv3bn00/BWSfrBErcuRMfKWm/vw9fjSuvmJeeLzkvS24awhXOzF3mK0W+SXjlTUKaJcIVFsCl3cI6FK6SIL+zX7zevS6bvP51VNbKGa+smm6L4sZoT3DVyWynvStqOREi1r4/LROx4GOtFEhwntnUpt6Uc22wN3iO9EpLvtUbVnpyVgCx9AvXoX9TRyxYEfSL9+QUL2OdcJVn0c8k9fOF7ZcCXhDtwnWAq5L3mvx0d3yV5vbaNSShBLEArrTrMhLdS3Ork/UGXUN6gCsZnpOF5RV4mFa3rVcJ/YuuU24IkEPaxkNkVknOknqEK+hc3W2TZrMI573QOgA5JCGWH5e9NUAsumYmymMC+SZpNl0//RvmZhp4DVyu9IX18QDz3OCrAecWMsSyqpH8Q0/WiZJdQcNtUrhKXhALvwFXzKCl12Tf8C3U7+VuPOj6OxUglouJ7vllcs4EuCq5LSKvhl7gSjQ2Nt0WLX40Gvq1A6+xS+hfaJ1RlXGnrKtM9FdMuUU9w5WMzHaz1hKIdeCvlYBYZyobkw45XJW8lj59zyRI0hisf8vBmlZpSfbYAeAx3DYg1sP+pUOsK2tWhW3eWYTCvfe0+aorXFniYx/gapx6wd2vGw+0+btdE7EsJdaUXqhdCyXkciQ7k6nf8u4VrpLHW1kFBiBt5pajyAE/gLh/TTc2HDUHDROV0HbCdPu3D7jCiGkz2xsNrd480peeFLGgf8vu2hn6G2dJHWfqElc99i9A+/j0MiAWdat3CusBVdYRe/bk2lEhVmxXI3iJZLaRdXL0WH1twt9bTWbIOAiutiNZcEtSbGS2BXClX1y2D3BMlY9YosoD+dwFcFV2mwe1euD+7R2uLJFNqjkx6RFSB64OxgwJ/VuWngAMKlVTNuLoD67c2PZpP//Rz6TR0xk3HWLhNRn6V3Ucd3ozcizYcWiXbBV1LmicdqOD6gGRIJaLcFVyMlOFgTVaenSuDYiV4vt7JFwloxrgSluQ7X3dccQ6YBWW7/5teO1x+ruE5bmVFLOw+oWrJACu8sQp0HbQPDxrhbR/sXKHilo56W5e9blzJVK+qW0Z8PJCr7+fArFsH4svSMi8MmCIEqe1996/ei0aEyU8ZMo4P3cuOGymIkEsPx6/uCS5pawToskgPihxdIDoCa62AuDq1Mwzkts79sQ1fWH9oB14yYgF06mEYhMAV7a/mspFwsHgyhKfw9TF6Uo9YCRh/wrIIW1glyZ7LWtHBcYho1+4EhGTgkdSpbevVqSOWHalYdP7b4hjwbDrNdi0ovf+BaSExy45Szb5+DWPmqbSRywxA4+dfUpmY1knRDC60pqf+4IrfFNEWqzkLWi8meIj1Rz0qyQjFoCHTX9H2HJW0aZp6P4dDK62W0q6WYcY2UOxNqL+RWJ3Q8lH3km6Tiq/fwC4Qmau0xpTmH4MiNV3X6SKWHh9gN4/NnGITaUrh+xf043hPbJ9qXBlu5E+vWT3dmsydcTCw5TzCzLbyzoRajT0xXRe6n7hajvEayX1XQa40ub2On7vDJmIBXClTb1J7SQMC4TpDtXRQ8KVJTbrTOLD0OLUYi+XJYn6F2Zpm9iJYo/wPDSNzMmBdq6ipOQuYfNmGlp1wEGbFmLJ2WE2OwZ9VJtXffUvXjqek3r5qBSE8OL0dQc2XcSy0ZNQ2f1f1qiq8GyvuaOHx8BwZYnkZzzjkOvzdohdQ2delYZYriQnYUNs+A/<text:soft-page-break/>cv0PClejouBzEj9UJTwnzB1SclNO/0ECZfIW8msYIHAyuAAm0xRaphxvaLs00Bs4uSwGxRF0A8gzJykbRWSMyUem3f40gtmtNQCzaJu9QApaloG+2TBGxkvIH0prMOiHSFpt2Zdj3dxi46gxvwVdSz1ZuPCgu3Dncr14aYkHbC+fvUpvMAFwZWCeu73ksFbhKAuDq0Tna1Uq7uNTjPgBF/8o0Gk0lHXowuLKkbOxos80hC2gOiVgi+4v8+km+eieHN+ZIMtv77N+wHCBiUTd5WxNzK7bf6lpco6cOSgux/Jj5ipW6Dqo60XsMD1dJdHIPpNRO7bQ9iPX59cPrLUpDLICrPL1JMqz+/X4mpwhXliDJyYB2UTaccLza63Sdev/KNBoVJZWH+rUDw5VFn00HnWg6Kfi2DYxYaMvvI2LRtTEn7HFMf82kuTbYb/9K+PzZKVFvKATEGqp/00EsnDGkNZx1QoR2K0PUHEwLrjrhr5XddQkmfttKTgkPP2SRVCbYjY3ZiLrtSZpH79cZ0oUrDJc8CRzX5X5SWVLuX1GZl65124KhUnLbw2x6DAVXXmj6tBjZFycf8WsHQiwjiA36HO9H51O2xxm4f2FymCQ+vt8j/YlrgFjDZ52lhVjSGs46ITLdVcM7rPDEIZEyXIkQRShoXZJ2qXNKeMSvkoJYMbR9gr7tuBXf2258+nAlQkISuKjI08dPSrt/aS0LEsFQOciGsZcYBq4wak1avqpsaE488LHR/hgAsUyP/KRsst6YnAvF4VQ6zRy4f7HMnx+a9Jn829pKlUwJodNALGltZ50Qmc7twa7tU8CViFB8lcsb6ghXbuvIcxYpZYKh7TF1ElqHr46a0ongKgndJfZyd9ol57D7oXT9ayZe3/QlRcpOe4BUuiSGhSuMEBCLrnUFJ0lJSvX96gexbD/Wzt+na2Ci0jxJ+fW+d64g5ptWIC/9Fb5BtOnldFP6h0UsiWzJOiFCuHL7LndFBlfbgT570h5Cj95QEhBLzgV/bWrx8HI5pHBlCS/3QpVwhwfhyo37Td1JD7HIS8bk6nUtGPBi3fBwZXuRQfwVUHTXKPK9e0asGK/0nnuHtI1oW+qvpluYbLD+Bc7Bzat5WiuzbYlU25CkfwdGLJH/Jqf5rBOlfrNk6eEqQhNjNy7JOihEuHKavewGyDgodLCkO2l7E0PXg7KwqOHKwiz3WCP2cjf8aIBjl3T6V4JxwdxLgFgD/LY0dq4izVsl5Susy4k1o0nMoHpBLPj60KfvUVvSpWL5m0L/+oKvpO3e3HigLazTOakOiFg+IpakJ8A6ScJ5rOeVSAZciQC4SjJM5DwEhCu3p+IU5Ih1Zc2qkr/p2IRuUC0BrkSEpkPrY2AEA5p9pdK/AFdjz63Qta4Y3BygYHcqcAVhuCEgFl3</text:p>
      <text:p text:style-name="Standard">rTK8NiJViUcU9cSRi4TayS7tBd/pSVKocnZYgoX9N4fFF2tidyosrRWlVDOneogEQy1krTl2T9hBYJ0dWgKkUvYxbaXAlIpSc615ywomKMt+k7cBism6bOkG6FLTFzZ29/SsFrsQzrKyaVcLzCDT7GnTxGr5/S0GoXSdsHXwL9HumnxZcwXJsOLTsgQes6WW2d2/FoYhl0nvxlWcjQCyFhbk74eNeq7TNK8uNtbn1fgtKDtK/fSIW/LbCmStyHgLrREnA1dGzmVy46oTIdZeUiAVwNb7Q7HFiJ0UsYQtDm8CDcOXvut0vE64scQRjEi/ThqhRO9jPG7J/ReIu1bjdSl/p4/ekBVcWvcFXUrGadOx1+ugAxBqvhgaxw8Zj9bVJUSsqrbYM2L8ubrQWliXZ4aLRotPJdJLRvz0jFnzS6heX5DwE1gmUNrVwZMKzfLgSAd/pLcOTlHhZWFrpvVoQHWLZXlR2Yvi8JW3szsq5kuGqE24IUy5dA8cHPSJMo3/xbSrT3O63+iwEnCJcWfQG9VZ6FauPbss+xDK98My11wGx6BoIenQuTtHzauD+hRmgeL1Jmij4UDceaPN3hvSy7rt/e0MsuxLZDie3s6iUJDwfdOKgDq4wAK6Ks6vUtWM6ajRgwun92jsVYrl4dlCeJearWvvs9XumKrjyROEAyoMJgKshy/MN078AVzaNO6XVT5GjdOEKEzWJz5L06aVUiir2GHsQaz56/1tv0aa1o+8Ebh2ns0c3tEmspKTuwrXXD6/3StW/RyKWG8NEBIgl5zmwTqaK5xe7GrmrhaskAK4K9LVjEuGc4/WRF0G3izV+tUVNla/e/2gxVANXlvh81i8ukzYQV7HhUlwG7l/Tp/EYmWlolV4NgVOGK/Glb1F+6Y+d67U8d5rjcAdiffHFF9/72W/oGphDa691gVgp/PJh+he+W01Z9V4tp63X1uUc+3bp30MRa6ISlih30VmsXFKMb2ZjTzG+LMCVJa7z65UmdbrOtjoHZ6oRSwJVfv9n/xssKErgqtPGXC4vllQiWX6rx7sb6fevH2rza/DNnm6L8ldWYGD08gNShysMJyT90tfOL5QCBatwgljGlVeDm9+GN4KugaCi007lNw/Tv7YXm14sJ+9CuG20rZRaPWD/HoRYbmw7iFgSngPrhKtw7ju53Ob2mMwIXHVeEKdlOC3SxI9tIVz1aZ1EhFiFJ54hbSksJbVX37JmbymBKwjDj4rnF+kaiHCVho3SYP0LcJWvv55ui4qVns6vKeDKdkOb9nBwU5++J38QJgHjvzDzrPbUNykbmBP02EdxTKL+RebxJdUZhD+EbhuKuvVh/3ZDrK8+u862VyxZ2jTOb5wTvtCZgisRMcDV2OPzch5EYl/QVx5I+oglsneS1Dg66V9/fmyqrgSukqC24hS1AFL4nQP0L4BQcSFlgxGzh+aQ7FyhJV2bNA04f+aB+L6TdL9sX8TGbAMQi66BINsPh9+gG7J/4TdotdvAPKQtTYSVQL2Y1O2q99iFWH/<text:soft-page-break/>4y40HD5589Z6Eh8BiJQK4euLZO8vR9z/JFlyJt8OTwRuJAK70a31kESeROmLBvKRNEW7vgACujKu36LwcjwzqG+J2evfR+u1fW5jWptgWYZx+xJgkgivEHiypQGgbUpx603Qk3Rzs0lluqNVpz8swwXVo1B+yf3EWrdcL8y+RtjRRYgsvzZChp+ZvrWhzd364+uOPAbEkPAcWa1sAV613Pn228aNMwdXWHIhGJXLc8PLLfXg1bEfKiJVgD801/21pU29S2zkeGjGpFWe6fkr99S+WdYv09LawDLcJiHXIXySDK8zYsUhdvisbuqNyowM5f4nQcj+H2YBR1ztEvcfw/YvOt7WbgFikLU3U4St1fdo1zNmb1mP1r86tAGJJeAgs1h4BXP03bwUGoXn1VeWvw963A99ZKemIwqthgNOKlBFLfPOSNrRwdlfeneSAJVUPXiOd8GHAqEIsgKvxWmp4bGDdlgMbQgdXGH6ouYQZO/mquFWnaBDCrKITn1PDSDBUwxXiq4+IRdfMbWFZQ0W9efgTwE3gp16C1U3CQ2CxugqGn/HkS+OV9Mu7DxnCPyG0KW6+738ICVypKhOchB/CnDBJWw15U7u4Yavbxge4ys8RHlgUq+10D55671/TD430th8PySWjhSvoo8pGgbJYVdFpG+r2OsrBmu3R7hIbtTYg1sDIkUr/wlA0iT/WEmH1Kyfl6oophBtNzK1YfpO0eiaL1YvgHRn3WsM4YBMFwJUZxCkeuxwimHVLA4FHaojlIlyViC+5mG48ro6vTDcq1m7StS5fXUt9b6TH/hUHXul8C5i19kHlfqjhChZK3W3nCIutb2rT9+yULDf7Hn74zxgQi6x1OfiC0OZeG5g30ulf3FBKk/YPkVHFu94Kszq7d7QL72MLEEvCE2CxjhQ6YPvoRJ21LxFx7EJboS8RwtWgWQQp7mJN+lhQg66Z43jNJ1KW/eLH2jSl0WhlQyOw3+m1f8X4Gb4R8CZu1zPaGeRwhRHaPqH73Ng5lSfU8HFhEu+H5+dfBsQa7Oel1b+G05KTWWFgBfBhfX1TDlf4qbqhtErWLFYvEmU+5FUE6zHQHA+P7WR8i+H06w24OqeFWABXj87R8qTtNu00rKIGC/gBY2efImydE1Kk2vbSv5gxmEZmuCkOx/f8j0uBKzxVKQWEdxC0828qsRW1xOaVOd80iVOSirWbZv9pBqn2bwx0YdBbNJ+pbJScNYVHvV27WIwueXVsWazeJW5gRWjAm6W3BpOjqrF1hdwlbwuuBjw+SwWxbC+eTC9NuqtsZ8Wu9H1fMq2AMaadXyBsXTWcqJCs4Ef2r+mnw1f6xaU9OXJy4AqHn097qmJ7oarDQZHyHQJi0bWurPZYsDMIw1QG4ZGadNbPqLun0L2LxVsjJ6ufxRpAAFf4Ga5uf6NbIFxZVRmnhJhkHgy+g5fOLpaLBZHp2ohw5bZUHRHaPrpF0bUO4MomO7M4vH/xguT00pC/v3BGFObb8fulwZUIwq5JynyrshWFxVebpd3WgAEwAGKl27+ilDM5YMCfKLkq6+B0abgrZk42aWdlW+ILiOSQZfDwYws9c8jfnWHgKonhEQuXIUr3bJC2cEede3aEST4B4flF8ieIfvxh/StSPsaGK7OoTS3gANj635QJV7i1eJ3SAFZ8OKgaddRVPs8FjTImV/T3WqUMVyllAB6phOJUdeX+EN4vDc65Yh0LwUDV1BUIO+ANIrY93JItzKuH+anDIpYblSrR6UuEjS3U7+VuPFDWlUHL9gj5SqvdtH3Cj+tD+rfsR9pwZRbxG3xr5ZK7c4XGm2PLhIeDomlqhpzlxlqlBYhF17pHvBWsONbPr0q5f+G7WEpet8gzzBZcoVM9pfELi5WuEi/KTL1HlijBQN1wLL7mDusvPSRiAVyVZyk3+W880ObWlM2H6JxJ2LrCEHe4huzfxFdhmB9viTsdlnS4gtAXm3TGm2iUBKu/ol1TNAYhrokz4TX78rZNv3+JX6uOZhrF2WamTjfsSkPzX5HjVM9ipaTN4hNvmPPNDOW6u/FkQGtfkGj4LSxrWMQKS5QpWKDi9aYyeBanGON0qFyv60GD2mnkQMQagq8sf80OcODJhyuAXtK8ONMRRkkqxpsptubyS4SHgyLtSilcIbimXASzq/JXVwCxlPRj1xC1yFuAWNQNZ7HSFcIVmopnqGqnsC+QsYVluX0Xfd4fAyNW8plfpnRgHqzqYlqBNlyUW5FyPgq69m/Jb5cG9T+fqK0BYsmHq2SwlWj5SuVMol8j3JrL4c3rPjLbSfpXnCnTNTCRXouK1WamMq8wm4KyFjmLRSecEt1IaVHgXYEVZGqhBGNe022lUmllYMQq+yKvgE6Nhr7YVNaPyFeErdMeX5STSr2/fwGuJmoD8lXl1g++vLAuH64sap7HwdZSdTiIlY4pLUFyuc3x6V7LThHCM/21QcOPMlTmww31Cs5g1K1msegEcKX3mbdJGtQWiIlM4YGcyjbIYIhleuSFaLWpN1WRs+nTtq7jciClLXv69/S19cqtHw72s1+4//N3P/ujdLgSQYm7heWmws3S3NCXOg9Xvuey6URwBV/B1NYTOeGOiAVhFXVil+GKF0K5Ag7r2AuvZhAnDPcX6CBBvidcdFLLAB8IsWK8z/Uc4QRS6HldoAjq1unTS9JSB3f179//2wtv/XyAH7z6vV+8+NbPWz9SAlcx6c2R4vUW6Y3Ow0O7OKwp2eEam7rfi4052c5VTG09kcj2slLdwxRf2XplhfRCKIslSZgwfGsyPd4Y+v1qk2bvJCo46ykWCx4AsfBc4zrpZ6nKYrvYuqcJW4fMILFpO/v3hfsfN979Vb8/uNr4PiCWArjCJOF1mzKJBYu2DFQ1ZvgwnVaRsmm4q9PDvUi6Y0HbDamtJ3LCOlXm23REnwLNEhcaYLFkCuCq1KnulIn3C/jKok5rrGzo3rBGDTujX8TCP+1EpIWBYOlRVUEMF1zKBH5xCXRdZou2+xfgqnLr+/<text:soft-page-break/>3+4AvP3bP8UD5cYfKVeFYUvZBLSoq7kapryPAW56uEb1AvuzqkFxbGiVMZE2EWroru2x+2F08EMprMYskUwJU+n5UtLFEkkXwLywpaeIkyxcmwH8QyPYQrq0LYzHw1zT26fgOLdwd3iZqGcNVbynHq/Wt7zSeW7/X7g43LL6uAq05QdEGnXcKLQ9UY0+ErrLJB17qvPbNxuGc7KVwlm8+EVidCHTzOhlGPuELOFwZZIyi1vt97Q9QyI20vwBW6NKQ6sfS5ixV+9fobhC2sbOhYR0zNtiTAlekT7i0oMfiC/jVmvgGw1O+vLT4+b6iBK7QioXj+iZKiLUoGGO7LVQjRcerGg/nwg/no/YN+ALXVBrWrRqLEFl5ND+7qTdy8mqzJsEBksRToxgNtYT0jWY6WlIo5FKtD74gFU/di/MGTL71D18Ay8JWqqiV+RHpPwXDVVEmD/gVY6uunfknihcc9YQS0FYEt4VyqpGmiDgLhFPHlhTVArI9+98VC9MH+v07vYxbbxC55OSxHG+NGeiaSr0J9eklCFVoWS5UArmwvI6aj8N1Nu0DnOsW2otSrIfeCWDBpw9QNcPWVOlVuTA4z69bPVDZMFT1ouvEwbudHamxqYbyqZl2Av57vxxNg7HE1P1W8QSEgFlEX2JWor6oxqUZcqtLW8ZxwXzNmb154/u39iCXBJBbgivj+C8pMUiXV9OCuyOGVZ0KfDRYrCxJwlQkjFICr4tRQ5XR7UbF20yLYBjkcsRK4gqkbJvDT/mt0rQO4KrltVb2JF6/IjgjVbgoV+yn0bDqKIMQfqqDPkbKcCBFLRdOENzLhvlzJWTeu3tSnnzGv7kUsOQ78uUajsExry4A3tfFvqd+8gqetTV0jbSyLlRFZfsuqKXP/3jXJ4EfNZdLGFuYT+6/0P+IOQqxtuIKpW7/4tHHlJt31rlxCIKo+Uf01i3IHEl2wVLTL7nNrTln+sB+R3uJMkiSVdIFZbVoOIV/ZLhZCMqsr+sVdiCUHrkw30q7R+g/nkK9gGCszLtsO9Li+uEE6B7JY2RHAlT5zT/l7J169WKPewqrXNb9BdIK2H7F2w9UzMIGjPRHlFSHTU5eBjBM4bdNUtauP+60zDb3SUrOFGMRFShcycbqkqAvcEBCLrmnbt1P3INaPf/0nCQ78Zq1t+rSZSMLGOVL3Bm21FOeHTWGGzEpJM42xq0292iqJKmzJx53ZyRbor3dEshBalKhu0qip4/6t/F6JmL1LZAkkibBcTpVqv24nYsHkvAeuxH8mJDWjEDn8oZoULOLzqeL1lpIPcFgUend9zF9GJ2olzx/PmJ6jOmOCVwaLTKnYv7KJL7+MV1ZNt7V9cJYg1iP+Cnwiffr5XxbC9yVYbQBi0TUw19nWVn8yaDlrxam3YK0hbexoy640bHfFdpvJiE2mpnKwBuumjfWFkzc07r1CqPgYjJN/Ie67heKyNi4ixdrN/NzLuXpddaOPuza18/ehj5QjFg4S4tqmCFeUaboJYsG0DJMzTNEwUe+Aq+TjItRrhOuFKLaoqBahF9GlYOUVVb5DaJxp5HurWjI2u2qkUUx8gNAoq0CaTkj3VXJUxJpDeIvfqLYAsXb+xdNz0bsf/771/V9cuPHtj377H/O336VrHdBjmbJ12MAgWTEVZ7bDp1/Zjy3ixo6kjOCu4a8ZSQad0wLEwoWScEMyhI9lOyldhwVfGrBsFYNbhRqz1oACuNLn7yhL3dkZPvnX3GQNBw9dE2BChmkZJmeYomGihul65/8X4Gqcco+ueHXVVLTEixQsst25RkNfVNMuWBqKvVXdRR8JFSnE4lyY0vnKCeVbvCaRq2wUnDt0TTOcXZZQnZyrH/wKPov06aWpp+ODTBtSiTOVjUnK1uWEd5yhvloHWl2dnmNDhj6En8nCUyhxb0Z7DXXuvlhjpV7XgobhtgynCZ8kqh/PMVNGHEcxGyGgfQ0fnceXnej3JzlXMC3D5AxTNEzUe24Umn5oUO7RJUdU6nqQsO/wrquKFKDejz5N8emn4LG78GQIEydEXoeKud2ltW2frDesoLW9t7MnoV2/cH3/jcI0xxUWM1o7Q2lKb11ZMx31hu3ABuwm2qNKTtt2Y9sVdijiUF554tzurgzxSN1pIfV5a3RlO0ZNNx5o83dsZRY3W4EmeDFpnQh4zSeCmGKzbldC+4XrXW8UikO0eGKO7KN1pqFVmkqy3JO8bqp2Cb5SsjuU9NqRP29zc/PrN+4pmQwn5lZKPlUGuL6wDuujIt+PkPTmYGluBRAr6bL9twX33yhMe1CRV7c3KzFW5lLTd9sRJ9ZbpC097oIVoeS3bViV3AgQy/KyUiaya9ge7vomu2rF84v5c7QX/0dDCVypWsK2Y5zYrDKH3+Nty0l52tl/W7C7aYMb4asUEJ6Bii1lVRaXEV12meW1VFUcePLGPcCnw3/ej3/2j/CfUfLzbL8FiEX02I1aGxBLTbuqkfb4AlG7QHatmbwpB1kxkCIWualyva55rykviAPzuUFfYfb4qmP07eO6oM7Cd9DwO+QMr4nlrNgVWpuR4y7gZ0x0V9plMNLKAe1mMsIVTjupDeb9cNWZW7oilh/ZlGegxanF1OmxxwC4MshcmJLrLUoydQGcfvLzfzz85628/dF7H/87rtEqnjzRM89hem2squ4S/PXCGUKj7/GvL1tHmYgSIRYeJbu0d+ELc8LuT5WrxlYkZcFJW3pMtbVDFQrEUtxNw49ngCvLbSaOmqofbUaFcKX6fbSklFaHuTStIX0QXCXRBbH8yPj6c3RNK5y5klPkdm7Btyqpy6WKRkHH/eDv/6354Ij9q9lXvvtwpZb484TvDWVyuxcpmRNMP9Kml+napX8VX5NeTEQpEAstLxxavioGN5Xne<text:soft-page-break/>4jNK/LassdOeA7ob728GVhw04xaU7SIsJzHsZYZtMx51Y7ubjxJnOVupWSEdThcJbEfseAHjH/tKl3rtOklNVmRPh6A0rUL/sclf+glXfblhTvVbx1Rm9u6+ur4ky/KRyy8LuqQXeepbGhuu3c7nVSD1rH20tONLy+s9+jQnjJi+cKnjtI0FTd7FVnh7WwmDB7evNopYVGIk+Q2Yo1m+MkBChuW7hXAlV5vkjoY9BB4dYK0azpGWMMlJ/QCV0nsQawzi3dheqdrneGFavIuXJxR6S58WdVYZru2edh46gX76qtHPPNLLydrtGTEwm35KlXyVb66nlNUNJy64tIL93/eV/mbFBELF1nKbd4cJtMqS1bsDMuOtwaXwunI8Jqm1zKTmVl1UpyEgBEuzj3jkr9GeJ/rGKqwvKLEy3FnJFl/pM00h6tt3TtcJbETsd79+z++8NbP6ZpmKDK9McWkmiebVGXeh9qGK9Fx3zAuv3zID8NzkMrt7ZVaHmK5HctBogdedNZUJUiT2tU23v3VC/c/7rf8TVqIRV4TB+s00RopHxkwtRYuvkn3qXWMhFNWJTadEBBrlPesug4DFy/Lj88sF84SJlIeMzUahaUV1a9nrM+t5W48oGslWlENCiH9wlUSOxHrxW9/0vzr3xE1TZg2R0pSweGpFl2qbQecqRwZrdgNV9hlZvU1c/7AAx3DQVMR/O+qQCyip53rHMgqGUXwT8LPq9lbPwDEGqC2YIqIRde6/BW1JngYXGowEdasqYqvQtW5cArDFgmiY1OLfFicCPgKKEvt8T3AVb5+j66NncoR/X+eDwZXSWyv1wBXzu0f07UO/5yKbyVxsky4Mkpown64gn8TkxIPNt4HvrKcrfKIUhGLtjyf/PHzcBRRJu0/sXwP3v3BagsOiVg2sdk+qDjbVGuzAx9ZeVHWlrSZGZfmrY57LehrW6HveoYiBLjSFlt5cTqmunNUq9EoXLmr9tKo6cXFBdpzW8vp+4hwGLhKYmvVDi98403CpnkkHqo9vkqU7YpI29UVriBKMEkebLxvururV0hDLOQQKr6amLtjKxpC6Hw1Rfh2GJdfNoYo3DwMYo1XQ5PSNLUcYJcp/jTObebPnejNK7wk7rUAsRT2QgYDwBvQoni9aVAWiTsWEru7avwSkxDkE5KaafR7i3B4uEoCJnYdpvdDU3qGVHHqLSUuWOia6ETWFarMGTOpHEHz4w+CKxGxffDmttgF3Y0iUhDLrhA6cJYCTEyVP4Ss5HTpDNUCPXb5BXj1BoarzjgfELFC0w0BsYiaBioJ/0AlvdZ5Ml58kjevRE3J9ZLbPmmpVr1HcnJkEudXZ16bhbMvKR4kaKZBfIvQ6fWIMC24SgIR69LLY09SIVbhzHeV4fGVNbNCdc5enFogyrg+FK46aUgH/SrxH9hHffSIhR39ZarEUdtvK0nhgzlHn75Ht0Drsw1ArOF/5wCIZfuRTewHNT69rKRM544xuZk/e4SZyagKZomyqCmp8PkfiwC4KrkxgChp/c2Mq3AOp261HaHPLJG20XKiXlz40oWrJACu9NnXyFq2qU2rKYeH18+rVHyVP0syJg+HK2vrwKXrT5qsN+zggF1QYsTSpwnfDvkjJwnqQpbj1dtplavuF7GS6r10TRs7i5XgFF7/71wbPJGbV7Yw/FFyH+R4RghwNeGul4OT60RauPgNtb0AvyF/5im6BmqPH11NhgKuMPxovELlXJQTBhRqth992gqSABUp1jayeoCrJEpuu+vXVmluFRDrwP99YsSie87iIStJk45JvVnSxY/+EEtU76Vrmja1WFKaTX1CPa/q9cLcy3rQUG6Yf7wClgmAKxvf9xNq8o8vi9LdTsNpFacIa7weWU2GCq4wiC9/uSqvEdG1K12Dvh7hCgIzK9wuFy7soHnEkSUVYsWEVwluPNDn1FSxJPW+o8hN6hWx/Ig650S/uKTQBwBap1UJ7YWzKfi20hdewVKPvHM1UHSumBE77mZUlQ3dkWqave/hh9pF2iNCfXr5oL9OCVeiSoIXTsxRbWElBc2V9NpEENFV6LawxkQ6U1nvcIURxGW3S6N6ejsIEAsNusmyE/P11wGxlAwe0rIaROnfvSAWGu5RfnfkladzUCZeZlMwe5fnVnD7mrPZhwmRclk4kdciklI1Ch9+DqeOy3QNNJ3uFiW0cCUCXk87oLogKQqaq6nMjhW656nOQYBnUtmH7w+uOtZeXdZHcRemh7+YNmIJSy6qwVNcuGOqK5JF1KgcZiBTlbA8ErHQ5J+yacXzi4bSVR6/esguDmdQ5WCtFOAHssJnPkoBcHXqsXu5mZPljiXgSiVfGUEMUwddA81qa7yy16hEAlxZ4pPWDggvSCrrtSCerFF9yQJfjQ+9f9UvXFkib7/reZzIc+sNRVJFLBg8h1jKD/uQ8U8oOO/A9GBSR3rKH38IYglb0YjUv9r0VCZXkxf9yZjEKTamD6l64KMYIcCVUbl9LjhZiGX5LbRKUPTYYdLQppfpWgdwZe7eD5EDVxjEqeDiCFLNm2KRtWvcjYdMwRoArk</text:p>
      <text:p text:style-name="Standard">RnRV07q78k8FQRi+gJ59SROfRscZZ2R5f29x+6i0XUrlzaSYmDNNyLSYv+ZEqmh8Ua1B7rjGTAMAa4mvBW6TIEMigBVypvRuS2sguoGrjjb8mDq04QZpsU5++oy50jvQI2+NW2AeFqx1DcKc1bNfr9JekhFuETVjNmIviAzV9ZpWqUlIzErohl+22tW/Jeak1zI4VZssAbxesnZUG0sOh5nCAWB0Hggliq4aVs1V0tT9r1psJyOYYfkd4i1Go3k9ZJhyvxEURWjyx/7Z66LGVa64Aufp49xJBwBR/pRnB35y8x3IGqYAyNWDhcyc7R9IV1U01lnFCvNOkSMCxnVc6N2v2IJYwLCKt94U61OmeGXKORXyYstJEd2YGYMVSUxjg5YXoRwNXphRbdJamsqbC8Ci+Rsmfu0trpF+ZeytXr8uHKSrJ66Oq94i37dTXvCGW2ifgTfS+UQ8KVhamAdw1v1yGI6YYDOg4Nh1iY5E9Wxs4I1gCxlAwb6m1P<text:soft-page-break/>aQ5FOxHrb3/3RRD+lM64oHNirqa/MMlBW2yehKK9+Jy9sINYHMQBcGUt3IJ1WXW3S1GjoS8qrckuUiipWlevB+3v/610uLKINyJy6g56xFxEx1dhv/vzw8OVJdzYzN3QaA/j2DwEYk1UQpusjJ3hty1H1fHHsXEWPTK2Eevi8w/mWz+ma1cqNz6GaGbTpPtCzIzGK6uGEyp8zicw0Lh1/iXVPS9JttsuOaq+ahGurICQQxaaf/3E89+WDFcPBxKZTEV+g7bfpuMr9KnuJ7k0FbjCRmEJjF1LybAPalDEgl8CiEX0eDG9RMk64od01z3EgAklX4pMEEu/2rCnv03Urlx6jiUDttENAbHoWpcFnQsaJXd1/zVzDtrwI3TFPxnu7ghXbqwqCwvdhygtXksXW9ZlNXAFT7VEVlTCgNnPUbChbfqElrxjZ7FkUo+/JC24EoMw2rPBksK9j0ERi+jZ5jr7PAr4itQhylbk42dWb+dym1969C2iduVmGnqlqcrf0vQJnVgyo03j/D1ALCXlXE942FvDTPUYkCGl99EivUqY+1o4fSuXa5hVBV8oAFc2WVUyZXvaB7gZpCVRhfDon5EiXG3Hzp+RTpG+gRCL7tlaom6CkgFDmLOHe49KHL0i/eLrdMbUhSurMCvKb1cSj9XXTpM5CWdEia94rx53HGmHiS5GeGFT9UAgl+L7aDONwlW6gsgN7SJ8BqpAEZj2yZYVVbmv8Eeprb2OTKdJH67cXclysLhMBGmNgT4Qy6asXDlZb9iBiv2QfXuD6UqMFlVLJGG7irNNZZXv3Ljsx6N9yct2Y336nlp7ohMepjAAwY2CCpVzS1aUVH1VRfJ+WKwQHvSLv6KoaZQp7pggoQKx7Gp0+hJVu4786xQ7VxB6pbW9iXp6HheX9MZAr4h1UKWeVFSqNbGemvzRInYCiRqV6+xfyW6UJaoeWw7hrJV8yMhvF4RBaQabBRlBWApihcYXHNsBcDX2+BsjX6BQc9qqcikFx1LOwE5sq7H9IdyOyCUp7iq6DOBq4iolXx3cWURwZSWbqLO3k98wMRfBDJzmQ+sNseBrji4hAa+fq7H3CW0yo10juGsq2uRBR1OHatddX1g3/FiVczupGaxyVTY23Pg9eMFPL95xb//o1nf/4a2f/ctHv/vi08//sjN+/Os/3f3gtwvRB1979g0lvXBCwsQtiE1xVjvKKlTXYeQpesjICXTXpqxq27qixjiO2i3KVJH+alejUoWKr8yDS//QwRVGralt3ZbCCsip7+X2gFhmrV10qS5E4M1BFaMFk899Mr7y1gCx5DcKn6TbAsSialfQVudUtmsvd/QUf/T3gFh3P/jf9wDVIQGgdemV91R1x8gHTPja9D2D8pqbelU2dFdZaQCAqxKZrSLClaOmXXhzioyvzCC0fSVdRlirtzh/Z7zahW1o4Ur4TgBTJb9BbLkQ7IochVjwDuZdKjNwC2lfwVaPOd+0Arpy1W01R+RJf5HJ8NuqTq9wsRvdw8G///1/fu9Xn3/2+Z97h6vtgBcW3lwlnTLyYeC19HhijrAUgnJpzpoylwaP0LY611kxlTQtNslQxKqFuHjJbxRl9eovLb6+/6oFNVxZu1dMCzcGaQ5eD0Us+MChMwMXNcEVnCbDk4RRStQo0zvsNJkw/IjUe1OUHVTDV3hQPqKHg5/94X99+vl/AmINAFdJfPTb//vC828r6ZeRD4CrUjDKdwkLjsIjQgy6ponVU9lVEaJGwbJFhQGHhukR2kVuXbV4+OckwFXSqO00bNpidociFtVT7dTOlj1ULOrUShUtghivhmNkhVNPX8IjeFXJVxqlW45aAVwBYn3SHZz+o/neZ3OvfffJb7wOUX35Lfg/D0Ksheh9VQNvtMP241E2He0cESoyBg9adJW1tfP3y4GCFCzqcwQlN4zwZhPpvcgd3lNy4KrTLu/h+SDtMzwAsQiptV7Xg4b8JRtRnHifRwmHwJ/+0plLRI0qz+IVEvmNssRmI50TrFp9/Mf/RLL6/V5e+vGv/jtg1fiT39wfAFrAXV0p64lvvKWkg0Y7YLl8pDbKxiCm0yLJPOkhAK5K81T3ccbOfRet5BQNG6JG5QRfqUhxj7XFFl3hV8vr3EyXCVc7eyodc9HDYx9iQZMvvkB1iSZfexEQS/o4iSxKFJ901mwlmzxupE8vETUKVKpGqtyeSZ32Feqf//mff/n7/wsQa8+e1TPRD3cx1VMvGFdeNSuvWdUVCLN6+/zS3a6IBf/m6Rp7Z6UctjC2fXRuZE8Jga+UFWPyw1KNLq9yU5/eUHJ/CtZNvUZ2RKgoaRngqrBM1VnT3/wOQL5suBJjA/98UpdEwmPch1g33vg7okda9F81qypS9eBjzSFz9HLbkyocJ6g3pa1OwSYF7SK976xQ//gvfwLE+nRHWvtbm7/7Su32NlkZl15ErOr2WJ6989OuW1h3fvxry1HyTo12xBM1vM2tesiQCOBKVLVTQOb29gJHo6Tv5LcL4MogK2Ct6tK95a8V61TnPs+/8XfhD/5J8s6VtZVeXrgksS7JLsT6txfu/5zokcJLrcqKls7Ko4RfFkqS22l97fTpZWXO7aO4efWrz7/45e937UF98/UPdu5ZmbNHvO8//vWfuiLWkzdeZwf49KOGecWqRw2VLEWu4DCl6NMbdD6uyq4aBZEZUI0WdBVQYhrptC2Xahf3xfs//550uLKEPcKYe6d4tWlXJD7JLcT68sL67Le+S/RIrRG1olWUzBAbZBedkrQuFY1CixLNHcHUl3/4/H8CYm1D0c5sK+Pyy71ML7e+<text:soft-page-break/>+w9d+eqtzd8ZV15R0lkjHOgY7IclskVTrYrBTVVG7gBXY+eoUlBsN6a9F3ZA2MKskqhRJX99Yk6BJQua85Dl1Vx95e1Hr61JhiuIchBrHlqlyf6+EIilX/qW/vgc0SMFuFLyUqstpUQUaK5eo+KrsccXuvq/SQjcvHVGzYDok3/9y2d/+POnf/jPJGlq6nq0DVfm7K0en8ylV947yLHhK7XbmKylaCiOapTQ2nE0+aow95KaVFhY4PxIO/8mUbtKbqwkW8OiPPcUcKWgjoZJWSlP+6s7xennJMMVRhDjDqerwipNXLL70umLRI8UN6UVHWQQtSiXJB+qaJHpx4BYVI1y1Ow0WsT2a6r0yR/+DIjVBa4OyLbqGo8u3jmIr56JfoibYCr6a6QDXwHTG8VE93pdCxTUgU2Czv6ic9tIwdEncRXCZENVcqMoLUZPTdzFy56S4Uq8zgJW1Sxw+kXCK2nm1jiUH2Rt2tSm76mqgEzWKGU2ZdSOqUr08b/8+ZPP//zp7zGt/SFcPfXCAHnpB/HVnR//Gv435U9WIx8wGxenFlWPIBJZnpoLwiLFndgtR8VQ0aeX6RqlyKIBg6xNm/r0PQXDz4uTzUAFg1+QP9nzVDby6Ro1dgYdV1T5vxE1KtdJKlOAWIbTKs6Omm37J7//MyDWrpyrgeAKYn8B6CTe/eRzcdSobEdihAN6sHCWymVOoYoLd5UUttvpoU0hE7cm1IyT4leeJGoU1j1RYNFA21Py+whj6/qDmqxpulUbLfHX5Y98mxIatan7JUdBBWRkb7J9Hix3hSfvsoefKcri5C9T2Q8q0S8+/58f/tOfkiO87WPBgR0V3vrZvxy0hYV58pzlThC2G2pkVRIUqlDfwBpwKlDExLs5d4naZXlqslAm5lb08/NUjVKUuqzPrcEgoWqUF8n3ndjK5wkt6VWHSC2VCtfv7i/pKKNRbjwRUJkpWehMomDYl7wW3TlaUqtRfqMg9MqolcX56T/9CRCr+d5ng+Vc7Ykj+OrSS0p6beQD1mvDHznPkBsPtLl1JXvvAFemT3VHGDikFKi4RYUp01SGaWWRki2/UTBIxq69QdQoVXk1Zqe64kilghcX1qyaglX7bH1t9tYPiBol/oSCbcZxN6bjKyRGR8HBAZ5IUh56ytfmb/705oe/efeTzycr39q6LTjUEd7hfIU7Y9J77SQEwNVIFhRQtcDhh7xP9c2rTy1MVFQsnSJlmqhRs69+78vzr8tvVMlZ1+ZfJ2qUmqthYsfMlFAcp/ufJtsV8VqGIzv/9tHFO9/++N+ffPoLokYhXKmwszM9Qodzy40V3F2FgL/rt4gapUTrP/olINZ2Trtx5dUhH9F7n/0r85X8EK6VrYm5kTq5zomtHiXG4Dblxf/ilzFZTv7CTZq3/1T9i3d+/ntYzqSPfEKLUfwTSsxgMRSMfJuSwE3pJ8hJxZ9c7r+cZ/4/skYhFcgeG9Q1Jlw15a5g/SqNFl8txT/aTrsSh3fDjv+D4Oqtzd8xX5GGGJyjVi6n5IRKtnqS6YWuXfr0koJGUU7L3tP/LyxkSTUZmY2ykX/IPuS9WFWdcV2FOQnSgkN26iSXGBO4Cn/4j96L/x1GJlGjTCXXPIn56qvPvCF/7OG7NlpbBF8LVr42tzrkhcGdceH5tw/iq+38LhUddyICvg3HZ16nK+yiRABXamrTexFMMnTtgrVGxfVnQrcoWMJgIduuhiyvUWjhTndQ0hZuVLLHnj59T4m5rl2NbIcOVuU5pm7Xqrbc8OJzhGaV4uBAdjdZyVU7Gj31zfuL0fsL0Qeyx55HeGSgRI/MfgsQK5W0qySW7n50EF8lzg9sMUoaAFf5s1SFXVQJmyb9jAaml4X4pxde+iFRo2wl7tydQUKlC89tmG5LMmKZlCVyLE9NXUV4kcdVHNBMOmv6VaoDGmmOqTvgqjU+/RwsOkQtOn0JcFR2H1lizNPx1VcXYkCsj373hXzEIvVaka3H6gaS1fMpYs9B9Z0/+u1/JPnzw+d3cRwSphcWyQq7qJJ8z2eYWGB6Abg6V79H1ChbkZtByW2fIas9MX755aSajEzEsiktsCac9XKg4nzwypqh4oZpbqZRvEyVYyDgirxRu+Bq5jnj0gvG5VeIWlSabQFiye8m0w/pbjM96jasyzcvPP+2bMTyCTfl5OtLTywBYnVOBtOwVT+k+OD24eAwzg8cR4cfloPosfpIFR83t8rMyYkOXD3/tl1pnPapnISBCpTwFcDVRIVqeIxffmW7GrI8xPIJ+eoR9w48MfndZPlras4lKy069yEJZ+J74AqXNpg9KreJWlSqAucocJwwgnicLA/chK+k6WfMq7IRy3SjUnV0+Kpw8Tk9vZNBq4fNKzHaFVU1OjEBcPXoPFUGhRLZVbT2kvP0tuEKppfxi08Tfvn6aiywzGqzXKUaHkb1tunHkhGL1Gwf4KqkwgjIctZM6VYGxOl55CXtusKV+Iqhc5yIlBSY0LzVwnkqQ2lz9lXLua1flI1Ypy9F5dlR4augMXb5RePJ59My/Lz13X84PPOKDwflhO1Hk7VRGaVCpUokZxN+J1zB9GJUVmHEEjVKf2JRycFTyWvB6kPUKGvLskkmYok0NuJikfJvWASRfHNRkzJrmvpJdoUrq7P1TXcjUoU5g+ijU2fpCl218KiuuiIXsWK7ivM8UaMkK195GRALb/NVV4Z/OP8/e+/23cZ15X/iJSGES10A0nJLcjvdlixRsSmKQF0AXgRZF1uWLNuSYIlAoXiRRFm25VjuOI5jZ0LF98SJOz3jpNPxr5Pp6bV+iX/dnf6t3+9xnmae5mFe59/J7H0OCIIAqlCoqn0OSNVee3l52aJYu86pU586Z+/vhps/9GQw2bwS5U5uqZGq750WA5hEWiafOT1wpbLnQjWoUGTfoRMpKeqp+LqhS2Budg49hSEWaUuXlDSBbldK9zfalsFkfOUFV+07adMpeknAYB3LS88RRZTq6rkpFrFo9XAEW3r2svL0hVg2lALBVZJ5JdABribO76kW5NTr2EC4at9MMstOnxc/N2g/<text:soft-page-break/>502n+1RL5C4WUUQpSS0IWVc74XxlEvIV+0oiuWxfuGrplSalYmpLBnuL62kueBeLLijBln/6hdxTMaS1+8DV1dc/7MBVcjIo0hW7lTm9p4RGsRcb2T68D1xplI88O44RvTjTpqPAerLz0FMMYk1S1nRI2nV3xPOVTnk+OEVzyu8PVxhUCeY8WSq4lLNjNj2IIpqq1ZFIu36XIMSyaXP/RJo684Iy+3J05vGCqwdf/bH84msJXElz09kzc5UbXQmhP1zBUgMLDl1Qcg6eyPYoABfVcm85lQDEArg6UCXjK3yBPhSJDSpl+6TJshN7wuFQuNJYwmH2CSrJGravLkfenygiff46rHi9E4MesVg38z3yzlJOvASIFXHz6vGzd7y2rTqtovFY8ORVKdPvYXZ45AsGocyReFNsWPzjX8f84QoclprCPNVJq5zpwT63iSLaV2sqlZv9v5QasaaM1UdJ+Up4DrOOApLiE3sI9zaxYNaKsyIyCFxpTKl138F7REFJaY5D2kVUr94YqDhBjViqtaKQNWYSbOrJa/nZqNjTo3b14Ks/Nt7+/LHq9Q5ZwYRXy9cFz73EuQNcTRlrsidabKZZbuwSDUPhSmMZKXqFTG7RkpHYQ9m5bOJZJ1UfLPZCiljFymqRrgWhlAMgOYk9Lbq9TYC3GAVJAsKVxjsNkbUMk7J/pdqOSpaxr1lNLwwmRax8aXnv8FV5WTdimOrnbj64++C3V1//cP6Vt7r3rLa2rR6KTfUxddspmiuyJ1pslj18airWNiVB4EpjfKUQ9l7hn6ISnCgigKvckuceBR1iwRtBJwuqIzoh1E1XfPsk4k5DrbgUU4PDFXeiiFLtFErhwwR8Rbd/5dsjkg6xVNMBxCIKSqTppXr0Ps7bXr7RjVUw1THbKg41+MSjuE7cYF2wZQ7MpuI7UAsIV+AKZUUVylmL3xshnhj+v50IsdhRGqGol4ROkTL2r7D2gW62x3TMOipcacR8JXpi4NxwKRellu478SgQi1p4TaRp5QYiVnzDrc7VlRMvwg1nCgzJnlV4hxl77a2fv/bhP3GHNcS8/m7Yv21PyYmA5abPxfKaCw5XGk+DocsGNx2RfX+6nSiiVIDTNBLEotWQfHjWNJdOygAmRvSGUCHgilDKoLSRM6Vo+6+QbjMOdSLEIopIsGlGU5PS8SFxb4eJCkA1sF4A1hP4vyH+TgCDvLl3GuWwoKKuzyPBFTom1VPdQ0zekNADpZVbatLJz+KvEI5YpBLurLJJuJS6jKJFtn9FyFcRU8FDwBVpxn765M2UjN6UeqWpk6UqqcFOwykQiygiwYbfEcKnROI+zl/6XjJirHbgTyEQC+CKrse6eGNBRTpfGBmuLMZXNlnitOFqsSaVBXSAq8zzlHwVoNIzbsTCNwJRROLhCl1OUj3h+eCxS29GUfQKtXPVnhtEEeXmVrVZCc/vZMnZXyFMWgg44WNELACSRxfXiSISbAKamCce3HvKML38/qdfj5w1V9k7m65g+xfXo/BVGLiyuOodFV8V51YKxpr4KTdVq2fPXScKit20QJcRI2Lpljt96U2yiCTsX2EDOOETQ7VWVLId7wuvftR891fhLiw0XJEm9uhzDqCO6InB1d4qZB99o2QbxoVYx55/Y8l5nygiwSanHCbxQQ7rhv/OVbcvXL8/EmJR970VbPDwHr0Q5pxUCw1XW/rqRBHlF5ti+lb3eK7a0hYIRb30wGnMcSFW491fXbjzEVlEMvLbpRSWGiuqQTXbL939pM1II15VhJ0rdEK+KjX71XQFeJG2W8FoFxMdseAHf/rVn2B6EEUk0mBcihUJX0aJD3RYNLp3qKZKLz9WvQ7/MpCv1t/7Upm5PMLfT9kJRbzBA/jT33wT4pw0NFxpLH+Dbn3Onl72Uoui9WpDrRCm2WijJO1HRyz+g5de+5goIty8El+GION8UDGaqkG1MTL38vceXbw5KmJFhCvuRBGp5SZRR0Ufpy61C3NJERCL/8iC++Oz6z+hC0qY/dXCKiCW4CmR+ECHpaMbn+ZfeYtrXDz13C2vrkOjtcm2CbNVxdu5mz/pkFLwmxwFrjTi/St/tSg6L9owN+g6so3cKTIKYvEf+atTa/D6poqINfQUPUwyzgc1Y1Wly28/eSU3c2mblwJcT3S40imfX7WMRCp6jIj5KtysC4dY23+4fP2xxb2QyjJVXSlWxpqvZl56G274pdc+6Xbz+rvhauhiuZ7OZYQ7X4aL5z8Of1X3fz9380E3PnGBVrZD5cCqMhCxWDPHl4L+arP1N+eoGm+Jt8eWHM24PhJiRYQr7uP2tRjdVRszMIkiYh1vR97tCYdYnT+ce/oFbe5lsojcuIQxR3PxjVcqTbqJoZx4UZlGRgqIWLHsXPHbSBSRajiyKvGJIkq1FenDXNKoiNX5Y/iDR8/kZy7TBSXMNCaZKGVK+Dg8SnCfb37wlX8C0ntf/uu1t37++Nk7If5+gJnXPvynTrLT0Kcbfgv8mf7kqJG+rwGo4Jq7f7wbsXribeves+0pgDEvvgq4zsD1Q8jX3/3F5jffyJ508Zhy4nJ2GhkpIGLFAlfc6YKS8rjplNDIOnGHKUMYFbE6fwx+MAfv3xMvEUWEVRXCyzylpHBgYxSTbGPzZF3fIqWhiBUfXFEKo5ktGbWltMKG7Pso7KQNjFg74OrYmfzsFbrnV6SF+7qkc3iOgCWC53hzhx8J/iv4UPb/JV6jz8nK57efXftxkN87kJEu3Xmgbb3oe66K8xUvPYBr8+Qr/DN+v7f7+gGufvq//zfZky4eU2dfwiOGY4EQKz64ol3NpDx0KmVRZBQwCI5Y3XAFP6KajjJHpTihs40d0cMk4ys4X3ZUMr5q67cHQKzY4MriZQJ0wrMtnaDpfBAniigVudtmEMTqgStUJgdSLe+F5ji4+kmaEv0+VPfJx+8++G2QX+FToHfx1gfYymfnn/faOOr21zZ/zU/xfH7vtbd+PvBneZIVR6ye//XUc7c67OQl2uDPVxxWu//8x7/99w9//2+yJ108phnL8H3d4SUfxIpx50rbk+eD1godX0W8tiCI1QNX8IdJS2Xhby5KahMp2JWKo1Dqi7b1VXwRK064atdQ00lFucFLZeN1oohScaxI/ojVD1dsmFydbEUSaaodcvc+XoeHaOhp4FC/eu/Tob/Ii3PAz7R+0J0uDuPulfXUz1f4g3OelV/m9Xe9fvax6nX2s9f6CYpfD/8bBvLV/U+/9uGrgdf/8df/8cnv/<text:soft-page-break/>l32pIvHcKms4NT1R6zY4WoMs0kjOvFLJ2rTan/E6ocr/O+UTRVhwcxLeo0KdtxGoOWrLfdArHjhikdE3EpGysQgrFqKZyJ5INZAuNJQcWJVJxsmkcayI2Q+wvwm92Qldfy9X/7L1dc/fOq5WzzZG/4FqAP+oyeuLA7Zt/f6RZ39IkAdbcSdtPX3vsQ88xMvjvpLO4AEUNdPUPz/8q2tgdtojbc/9+Irr+v/2T//x93Nr2RPungMwixsZZN6IVa8cNX+XcR8JR6xdNpDkxjUorwQazBctZ0sMRu+SasPRUMxvdSie831Jvb0IVbscMWdsH+oJUWmDNVuiSJKxbej3o9YXnDF/nBD3xOl7uKf2</text:p>
      <text:p text:style-name="Standard">R73yoZ68NUf+QZOvwNreUlCwY90D1OP9wgg9HgbdebqQc4Eu/3irQ98+Mpn86oTICwgA3eoHqte59tiA7fd+NlivwSWV7IW3LSnn7t1uvmO7EkXj2mGo1jban79iEUBV9zpgpKjREeb9BuP2nk/YvnDFR0GaxVHqwqXkZSRf1WsuAUyfVGtvzBtJ2LBwxs7XHEnikjd0m8R6eyXEqJIbvpcbJe6E7G84EpjhRWK2aALSpjJ0SLech+4Ony61QEqZeYFvP/4fmQLdfnGk+c3BiIE39LZudJuu0/rGX7GB95855cjwdVnWxtfXjoJPieS/HCQAxLciv4/0FEQHdjruS3gsDNnzAuu4M7gn3/6hf3GNdmTLh7TDfy+3vH87kQsIriCBYcuKPwVwj+BVcpPYISrmNigG7FgcL3hir3myLYpCmYTC+vEjpEUnyw5RbLGwdj3tv+YldHUVPnKFl99GTNc2ZT6V2FLZaM57f5VKtZNGE5TR87davNV84f9cAWetZY1Y2/w1WjqyjE6rI0DD852wNXTl7zymnwwyetHfDamrr7+IfwgQMhAMhn43ztXu7XxdW3gLx2IRp+xo8/OjplPROUXX4M1ZyB6dQs4cPeBK/6Hc09d2hu6ImBFw53qK5PnNAWPLX9+4UGOF6404gaOUvavWP0gZVJKfMTIaQpeu5yv4EXcD1ca68hDdwxUNOW0mRPvyFdluvrBwdngjy6s3v/0d423f9b5lziDIk3MA9SR8zLdHftX3J987lV4aS4sv9P5l4ETT90j+1ctSSl5vXJPPdtBbWUnj/56j5+94wMS/WWA/r+RY0w/RAEC8YsB3vP6we0kKI+X+PAf3Ho7eNHm2ZUfDbzgbgEHzfdYcHsn8OTLysmrsiddPFYw8fyi/4bDAws3DR7ezr/EO2+zlPtXco4YTMKklNivFl648NqFl2/nXwZEZBGmMReMwRNv73nBahYo9Rn6p/pWzhVuW8GXEd/ICtGj0NNNwtM0VUrjb+ZEEaXaMhqxXWc754ptW3U2sgaINlQbWsJXEbxHq7zjPJdpKFx5VfbxjCavVCif5Hb4vf1Ywg/gwOGv9QEzH5FPn4yv9qXOvND5w/4qWz3g1+alrUNJL7gCwOCnkG3shO/68l7QFUmx+sH+bqr8ZJBvW3U2smKU+t+T9YMa5W6PGmviEM+5gtcuihCyjazBog2UxKibvQfTooZJ+G/ENDOq1xxDkR000pPQjkMcWN09oJMehWM4MsQkaRVjYoerrZwrH9EGxWqoFhXYizTxk0HzFqHqYIPPdpBPOhOwxMCUpM4vDUgv3ZtLHIG8cK5zOOi1Y+aT8bWVtXUlyB/u8U5rQrV8HWjTZ1+uw6s8jwtz7fZE3WuKveZ6Wjv1JLQHlB4deTWjvIH4KyT0tiNsTMlRJ5br3KHQzvjKTxeLkBideKFxbB2+X1QyvtJ2tskeUC0YWN19hIhsWr6KKEUSJiIBK1IcPkBE1FsXSy+36IRtRZq2pX4j0v3FNn1ymTTv47adPz4g/yo4veyEq8uPnxmcS9/9J4FzBl6tzy8deKk+O2zdUAdshlIV7g/9RcO2eZUtVvgrTMK8X8GmbXVr5d5fLRhEenRkp9TPSUnaT9ZNwv6Dca0w/dWCvrpYhPMcAFipPBT5V1ifSwfeli9c8f8VN2LppKWyMl6mpFu1qZhWJC8pBi/EUim/+ESav+o4hXulTm2feXUdmfX7wIPF+59+vSNra1BQAVUXOoWEnc0lnx0z/8NBzVucoRNszzadj5hDCO9sXnV4dS/tX0EgnW71XlIMRIhFGJTYh5F7oUL60nGi78h5STF4IhbldwRQfc/G6V51lHmkK3ww2zQyROcqZsSirB80JTXzHe8VyUfnSvNALNb4cm/wFUxyoYjlxTm8gq+nIG6gw4MGYAPwAH6m9YNuJQefHw+S3dSdc9U5ufPZU/I/HPQJtkNx4a4zoLdPS3fwqktabCLSYDXTbZR59Ne5ih2x9mB/HNsFBCKLKGpSiq/O1WDE0i3C79+CtdIRtt3bDmFCsFS3sbKimm4gEdEYEYu0VLbT8Ue4E0WUirwi+cMV9wGIZaw8/swduqCEmSZcssMLVzgm+W9ebY/IXB3+PD8m2yaimcteWVvgQ5vddNK3ujPkB8pScd9WSPA4HNS8+apd5zgoWFxDPvvn6HC1fXldh616pbk3dHHBHj/7KqxmQUREY0Qs6vx2kU/itlewiQNZRL1pzCO5P1xx70cs1XIKFar+Zbw5mpyREus65TFr6do7Iyi0x4RYpM8v3KtC0n+wy4PAVXtcdiLWgvPB2fUHdEEJM6yQFchXXriyLQblPQTdf0m3qNSDr/60v9L0Kjbs+FAg6ZwwdjdrHtqvcOAeVMe9+Mpf8h21qb//RUS+6rq87bfbZMnJLazJnnTx2NmbDxbcoArt8SIWXVDCnsRuVyqk+lfhk36DwBX3XsRaXC9d+z5ZRO3Gl8JduHCHjSnoRLfx0t1PRmt/E98uFlFErOPPntNnCHtJweGqPdm6EOunv/<text:soft-page-break/>4GpgddUMKMJYKKe2z993MQBoZh0kAhgsXme/7fyEOT23foQnT9VT6Hg231dQ/Zdv9423zlfbB49MLrQwnqwVd/7JeV6MHFnstLXbiXWbole9LFYxdf+/jBr/8UXKE9RsSiCyp2Nb8gjtU6ZN3q8VeESkoJDlfcuxHr7z7//aW7H9NFJKd+UHhtGkvMoyrjev7Oh80f/Gq09jeREYu0lblqyGn8nVtqpup1oqDCXdKocMW984ePXXxjqflDoohEmm66usD9Ky8x8zZvDDsc9Er/xspBj7R27l5yW9y7FTi7Txi9UvE/G6S+PtD9+cqnTNLnNBN+9fp7X0LIU6WXfYRPB15ebn4NEEv2pIvHFps/fHLE9jdxIRZVSIfNlIwtLLW6opPxVbimt6PCFfdtxHr37+H1TRWRKaNMDF34/pVBmGZ87NkNPURvwRh2scgaf5dbBWNN/MQAuPr2OSpVwxDXEw6u2lOO/Yg2d+0R6xWiiERaseSKzNUcttniuZ+jeatmdX7cJzHeP2m8kyHfAzw+VNavvj7Qw/FV/091S0Z0O1CW19aWl4yY7BkXmz1ivqKdvDZq+5tYEIsooonjZ4F+hT2MHUc18irZR73tqCPyVTi44s5/RDea8Pomigg4R7VE57dLEZ7FNkNk/QeVmRfzx58L01swEmIR6l8VjUa+tCx+mPKmu69Gx1ej1f9GgSvu7AefUU68SBSRSJs86e6fETcT/PnKZz9H86WdoYWHPttBHXThCpzd7qMuxbW2hm64eaVv+fBVf4pad1Vjt+qpMvvSpTs/Hfj3+9Qnyp5xsRk8gLnpZ0L0FoyCWKTnC/mFm/0dFQW4utDInqLKyuuRkRzqUeCKO/ygcvw5eH2TReRKKBMb1E2GfGJQqr3lZ17KPRW2cXNYxGL57VR8NWleP1TxO84gclQ7p2tjZDnBFQaiw1V7mIwbyskrRBGJNIArvSxoGgwVM/ep/tO8zxY7p3s+P+6zedVpH9Of+uW1XfbZdvKV34Ybn2w+UNfPV/09r7u7Xff/uiH6D4O+DWXPuNgMHsDQjZtDIxbp+lw0W0Xx4u0sK2/imZtEQbH1OeiVRIcr7ohYJ14ii0jK+aCMxGlKGTFl7nqk1N8IiEUUEcBV0Qo5Y6M4qkWRpckFb1odF1xpbZ3GvaDfnmLpBGK+jKLwlU93m+2jOo+f9RHt3N686kOXQMlX3jtmPnDV4Z9+vupnyI4ofXdVY8f9+aq3PtGmrX0TbKoRaSkLh1i42pBlpOhtfWnyJ3GHm60sZVZecH2GuOBKY8ICauk6WUQtKTJH4o8Idcr9qxgaJ4VALPb9QhRRKtZufSMMExN8I4qIne8Pf35jhKuOE0Uk2Fiv+XHnK5/Dwa1Gyb2ne9wBrnw4py3APiiNyudqhyZf+cNVh9B6oK7/MHE77cqj27WPKH0/X6G8MJkokHiL3tg9BGKplN0opOgTssef9I0TiK9ihCsWFP5GqogktUGRsIXFBAeobqOJ+V2RrzDMLhZRRKk4FqXQThQR0+gY8qsp4Gqy0vpObZUoKJGG4Qg5lfBJMueM5MNXPjoJPrnxQ3vi+PSD9vnZLaIbnHw1FK4G8k+/7kR3VaPXRpnPRUJoPXyVW1zLV6jUmAXbVK2uV2LYih8dsQhPTFRTQmIPaUZZivPVsDdOvHCFQdmEbVC0LX4TP0yif6lJ2vjbHSkxz9NHRyyiiFKS9q+YEzZV1Cp+v5oCrsABrvbP74UtLNYdg3y58K/g42LjXnzlr64wUIjg8bN3vPK1ejaRvATYfZRF21Lzg6iMv6aHwhX/SzqENhCu+jv1DPx1Xn8/P1js/sMw0IBYsqdbPFasNgCxYpmZIyEWtkIme+OwzTEJfEV3uJAKoOgVO1y1gyITxmTndBLOBwU3MtPa+e2Es12Lq5pjFMQi3RiRkyZnEfYPLZiuT4Y2EVxpLGl/sroXWo2o9opSuUk6AYL01AOcGKgl5b8dNFCIAHgsCOR0JW4NeCh88Gwg0cGj3V9vCAg3lH/6GQmC6mTde517cvdJEmsj61ZoLGNwL0xXboVKM0ZdkeCIVbCadK1kWCYk4WM40HXKxTnz2MmUr4QOBVxpvA8U3YmJjFQoKXubGuVpuBqvTGtgxAK4OlCl5Cv6zYoB04PsEc49ccqrqJkOrnhEClnSvkgDuFKxoxbJuMNsH7qPxP3irQ/6tdD5wzIUzDobNTMvvR3w13027JjP5+/h+1edhCi4yEuvfdJPdPc//Rr+JPxz4F/C+1kvOj/qh6vtgsFBOe097nN/4O/ZPlik3OoXb/rWGVBsj3MwxMotrqlVOqnzEUqhY3PKjN/ck6cm59e9fjURXGnYmHitYFMdhaumI/58EB5ewY1it34v1dzIPLOsLgzp1jHipQZCLKCFR2zSR1j0GDHaJ/tEOjCbau/Z7nBSuNJYbyY6aBRsROMOQ9D/9gd+8NnS6caJx8/eGQpXfKPmqQu3zOvvBierbkzyOn3z2XPj4KQxnLv21s8H7pV1Dvjg8gb+Je/98l8ab3/uA1eY0x7gjeNzRAjXgCKcfLoazf2Le6QzTqrNVzG/44IglkJ5xirlcEE1CZsPFiy34FGxTgdX4AB1uSOniYJSA2SUkYyUhI0RwjS2ieeup+pxq0UFQKx82dENuhIVR3zvJPwoo/x2zk6f7/mN1HDFfc/wlUpQuDTwkA4I6kzrBz7Mc+nOAxg7IKuBO0KjOjDMa5u/9vq//g1uhubG+ziAUyd76uLt/yXgT/XC1bBWjB33AUu4A4vOj2C1OXr5BwdPvyp7osVmmhVH8VH/E+2LWPxEgzQoCW4TZuxjutqg5A1SuNIYEvCjSQqTcozLhEHE718RlmECXOWWCNSihiEWHvHTqXEGq5aNO2Ta3A/8FV17p2LgSqNUKhNsihlnY0qv3PKOlJMP88ToV1//ECDH63cN7Sg9tCW0FyN1wuQHfDMv3Q/ygztE2keBq/aE/+pPQ+7G/V8AYsmeaLEZnZy1D2LxFythUDTLlL+zGjFCxYn+4xJquALPTZ8jiijFv0aF71GotoSDJ+bEL24K90csm7BpNZ4PipewYy3a988QFsx2FAYEwpWbnT5PFJFgA7iKZVcT5rNX2V03deyvOm9/9s+jQ<text:soft-page-break/>kvwPw+swkUbwL3+TGenyCccH1GIgb7+3pedvPStk0d81oZuxMEPhoYr7j4aquCffv2fn379Z9mzLD6r17P45Uu1jnkhlkop0KqX6hSkMTxYUo0jq1f7RQBcodMqeokeIz5MhYqU2jTSD4rRetuNMgE8EYsdsxJOeClpcgBXUyVKvmIfs8LgqjPx0odmiYISbH9z7m7E/WefE71uuOIZ1zDt73/6X4JAy3u//BfOQkF2vXq2j7z4ime2D21w4w8t3Q7X1iE6zkjdilX+5ZOdiwmY0O7lRv37nrlt/+U/fvG7/yp7isVm3z57I/7MjZ0+ELHYBgLZyly+gYhFGdRgJ37d6F00IgyuaPlK/Bix88GChPPBVm76diq1SXYnKU/TPBCL9ClWbOwdIH6YinarWKaa848urMMnmGC4QrdXs4dPEQUl2M7f+um59c0QNwFmL9xzr62eHTlFO3UyH11cu/rGR8E3dqbKV3x2vQDDLt76oLsPMrJK+YY/zwzdKfLJHu9c4Q6yQmZ7qefF0d+yuUNlO/e7Xoq42jx+en0ghf72t7/9+9/9H7KnWGy2r9bIl8m/5fsRSzedRxfXiYLCqSjjZAHTUUjFCbc2KATBFR87Or6q1XJSevhWXDm9KVOb6UffIrqXKilfWd67WGTTY9+RpVxVwjDptksnSLLU/ODYhXui4aqdYbtHGo6sv//V5lffwCQ0r78bMHx443hVz3G//+nX3fwwSITceWyhcfX1D3t0ooDKGm9/3s0tqKJgNOAxuXj7Jz27NEA4PXtW3dtH3eeV8Cd3wJ5HZnuPz1y+118DCBgDnNYdXVuP3UMitTtbvj+64Bcz1NXy9acu3IK/f/su/e7P73z8G0As2VMsNsMCLiHvmh7EOnbxzVOtD4iCwvVExguU5QaQ8hV+zguFK4uwIvLblUuAWFKGaXI+ZDfzSD67mvlbqroYTNqnzgbvRyyzBQ8yUUTffmwmJeMEme8SEwV1eeWzj/63fxcMVxp9awmRBnAF3t4L+vJfAUtmXnob5mRPyPAf4T7DLB2am8TTywPkFDkwXrg9VXoZkAO8B1r6NnYcZeYyYBL8yW5Y6mAYa5q845l9/Owd+MPdW1uj8gzQGvwIv7z+X9q+Qu/mPtz3L6wMvmagsnhfN2YT/k74m+FOwm/87rO3590fyp5fcZqYp7s99F2I9dFvvqn84DPCoGRkbqgmvruJgpq+9KYuFq7aQZEty5nKlXxpWfwwTRmrB0ob4n+vYjU0gxy/aX0nYjV+8PcX7nxEFFEqQMMCCictbV5/7de12qZguNJYvqu2V/gK7ON/+s9Pf/efATOOfPzBV3/s9E1un9MNXVHNJgwc0FHPNhTmRw3gFgcgCtfqnYTj1aRPY2/JHSw0egI5XAb8YD8aIacFfl/gZQ+PLibHC74CvyVVqU/V9s4sTQlvsNtBrNTm5jM//4ouKFlOFBHY83c+Eg9XGmUZAly/nHO6C/cKZmwNC4I7S6qnq7ZzBWUrdSHW/c9/f/Hux0QRpQZJcQpw3LMl4yuAqwOlZm5aKFxxz86vwcwnikuwffhP/33zt/8jIlzt2LZ66iIbkZF2gB1EDvAg6zBgEvzJgLAEfyHCTOTtaH55IQitO8DwPz6awydA1rgOiCV7csVm+2daBe9+WFS3kSFW5kwTEIsoLtpcX18nigjs0t1P3v78D0Lhiium0ilO2I5/u1sSN/FFI2VucEEnqpuJ2rai9my7EOupC28cKG1QBWVRScf4zxBSaT7cvpjzqwUjcoCrfadu08Ul0gCuPv5deLJ6bfPXOw6/nr40sG9y4iJdN93M6YbsmRWnFeewGFnCzTx5FRYZurgIa9V9nW5ZnpxfP37xDcFwhU6q6MVK+USPUbyt+kb71YRtSjRrRYuvi2iAidFGLICryZPLZEFJ6MQNnis1U8epvqNVQ8KZOHjBdLOLN4mCEm9//j//n09/9x8hyKo3W3vkbavESTxVr6fPUa0kUoxtXsnIU7IdzaC6k7Dg4+mPeNVK/I1kb8/SK4BYouEKywRWSCsipRTg46mTFMSyCduUwF9erAzuHUzlDLGU2Uv6iatUQUn6UAK4+vaJG0RBqVavkJ2o6UfYoUm8/d//7//3l7/8JThZDVAnOPGisMOvxIe5kz3VBMSSPa3itIGS4AKctFh4qrQmJXtZpxS/UmZfzsGaIBauNJ6STas4IYmvaHpCBfnVRDdTr7ZibvEcxM1m7ruAWC9SBSWrELjs7JujOqrYd7oRY4eXUZyyQ5NwA7j6r//z//r06yFZ7lxsKrg6QeJSXK2uqPbemZzcNBndSdApxe4my6sD+/RRO2Yv21TZy/mZF7PTouFKY4pemkX1olHlnA+67axp4WinUvIVwpWEptXgDbV0jSioKatZEHno2XG7RSe08u1zy9SSzh7uaqZbMNaI4hJvP/v633/59QBJK2Cq9fe+7Bd9CqhOkLgUB8SSPaHiNKVCL5jj4SnKZg2yNuUUq5FZpFq7FJRAkdDxB755C2Qlb6qc0x8pWwdtp+65KX7ms99INUP2W41DMhRouRMFxZpxN6Tk/ABcaWQCMuIN4Mp5+7OLtz4A54pPPSeAvWJTMpqmJT7U95I4W8dUu6XI6MKmE7cMljVJUhfuTdSo0kflZWAStiSWkgfVOW/SJWW5091P/PslbMoRJu0DXBVlfFbg2TFtWyhHymYjJr7uIb4Ce/q5m+rTA4CKMxUr1ZTTizbxoI4LskPXMUGWaZKyi5kTvrVlzZMcpbyMJmdrgrB4MIW9A1riBY7ae7ai2hb03lLbnZynagvFEqfFn7cS8lVK3pcF8eMsrWCNdLDEG8CVevKKVrqhzl3DHSqu+JScAO4ehwmZOULV1UKiaTJe2cwdulOSdvGgpKlCFFRKFjSahAVH+tkNrSplpFycgaajy+hQCXB1ZpVQ9k289ARuRy816Ap/<text:soft-page-break/>ZG31AFyla1RqUUVYo+Qky7X2WApWChNClvVKskO1Ox1z2jcnDlL12JJlitWQlXylVNwMWWfnSWNdSvEgqc65rD7Imk3YfPCZOw8QsYQHxcoQHLW8LKCteY8/urT+d5/8/uKdT4huKW6zi39rm0y45iydBJYcEtYtN7tAddw/ZcipcdZYCpZu7qlEYgZXzUTDane6mz54GRBL9iSK2VSryUrvhd9Pk+UpnSb7MDTWVEvCrohKmbAxsfiilD7Iqk240/j8G598/+df93dlpXal4ugVVy3d0EtCkXWrJ/Kvnt/4kOiWMr4SPUnA9VIrW6MqMtUlSWCRashI3WZ39xhfpXCSNAtyyn8Sj+J4VJ0+eEL29InfVJZRJuGWmsSJDWb7VEuw6ybhVk9m/qoq4yhNMQmzNS68+tPGu+12iiKDmpxf16srCFcCs1634Orv4ZcefZaqm4xuu5qMrR486iL7uMiaq1KaVKo2IV+l5KVgwUqVW9prQo4AVyrylczS4MRHdXjEMkeWZM8dApN13sTvKmlhjulIaaihVBy63klSdKI0Jn5VNKg+dQEzVNPpdKwWFlQnw1y1BGXXd8NVbvq8MkOlxlmwVyA08fNEswg/LvYZayk5R2mEQaVkHeYyB7iaOL+nGpGA5a1m1pLTeCjxcI6lMfaeqmbllp6/LOW8SWt3a6WtNpKAIiwFZeJZqoYaCI0yxAQOlDYeMVaJglJOvKgcfw6QQyhidXWoEQ9X2E3mqUt0fIVbc6ghKXqeqJR5egBXWXNFfJ0pxmU6+RJhXpmsPpiK3dpjjXTBAK6KFUmHMomP7iwDnEo3T65lqldlzUN2Sk7FV/CIKfD3yzhNIN1yl7Qp5xbMFUAsoqCUEy/lZ9odf4QhFmPv9vTjMZL+uh64yj99CeBHLV0nuqUpeeK6pFs9qqQSQoArtUy2KW22pOiToJu0khqy7NF59zu1VTkdSRIfxXXT1cuOQtYZRK5pok5GBrhJqAeeN+VsEZOrEZqOrEWDLii1fB1IoNOxWgxi6WwGti+A+JYOgCv+v8glxSRkoeTMlRQZinMqFh+UDhxiEH5iy9q/0tjW3N57uwFcTVXcJAtr/H3/TGtybq8JinJj1axy9lF1Sj0lMMVsSklu5080VVTH67mSjNIYynbVYLnpc/wXCUUsczsTG7eSyGaLJ1yx07QcWR8lvisifrYAXH27RBaUlEN/limqkXUhxLiA3+SsV+x0xtyDpzMsa24lQaxxdhigQhkRS/ZkITF4b0pTY7NbpDL47HBEUv2UTbUOp08sA2JJCMok5Kt9h7Amt/O7BCKWq27zFZWwkg9cgQNcqVWqrE62Ly3h5ZIvO/vKVKUQ+44sSunkBZ6lPPff</text:p>
      <text:p text:style-name="Standard">98SriiFnKcatub3IVyns+7aqVG5KO6BJ3N9R8wcZWPY0oTKJOmxFG7u/UQVW2sjJkpSpNjJPLhCFlTnZ0MuyHgcqvsodWSpWdmCAGMTi2mj8GlTcy4r/WfCHK42lIKoVMlV8W0KLHHQ8SqOaLROHZlKSWhigdCpZqd3EgXup1Kaco38mvQLUShSaREO4st2CJCBP3N/Z6OxZuMqbrsRDf40hFlFoE+VVSXXcGFH6saeJ4tIMOSc+sEDR1Xfo7Au65zcKQCxgG30LGhWzlY/7dGYoXGkoEOHodCUefeAqxrsT20jiOnZeCofolpup0e3zbGanb8vaaQG4Ush23eUarF2TFTmaNon7Ou5cAWLJniBUphK8U0ZyutAyxoqkzXYnN32OLi5ZPIzFmDZVBqyXDCw1YhWYzjO/hti/NYLAFXPCbL2eg1fBThRUqp1XJmHhUolTRnVbTr2zxrsz7FG+AtvPawklPQiJD3R2wLQHBa86BsuUlGZeGvvCVSuE91aV1EeDtElfSqAMZo8rTK+PKCifvQhixNpRvhrjWXlguGo70Y1NdRUOCPZcqZk6TpWqBJyjynm6HdLBKlQak/M3pIwXm/yOvkffd7yWUF5mReI97qRKG+m91Vi8x5SKKzHrL7e4plQJD16RQ6T00TAJK+5hlShWpPAVYceTFN+Uk4JYO4PSYhJWGhGuaAsz4wpqVAe4Ss9SSexmak3NkLAdAV+FUwsrT75AJT0BcCVxC0snLXyWbQhXkuTgEu92FbuS3cgByZNJuIyDKXZLkZGbwdyB305Xlv7U5e89srgmJTR4ijOnqM7RpO1yEyt6DVVWpECsfpmyWO7VqDtXeCWVxlSNTI3WkvROMZ3MHNWGZ/pcI1WX09IL4Orq/c+I4kq11b1kjJeFBd2k3WClm94+k5J0exNnrpsOfEQAYsmeDoSGOyFVSXvsjGBJD9Feuf8FIJaU0LDC6CzVa2WqIq8egYyvuIb/0AuIHbH6J6G+9Qkf2kPAFTjAVWGBarVhE0bGZxSrxyQKCp6y3FJDfO3z0eff2Pz1Nxdf+4gqLnjGqzIzsQGuJmq36aKTbmlp/SsTR8e5zZRwZE8EWnt0fkVqvp+bmSOUC37htU83v/oGFkPhcTmw7NMp5Mh6V7JyMCq+4klQQS4jXsRS7V6+wiuJUMcdDq7YlTh6lYrJ91WuyalhIeUr35w9Iof15MGvv1lsfXB2/Sd0ccnNxFZhZV5Yp4tOvpU2ssZKwAUn8XhdN90cVsjucbhKsZ0QXV7lIMvNIOzYDgsgLIOwGApGLN3aa+8U7sB1mcOvUgXFDosDXkmMiMV7x3RfScZ0FasR7m8LDVcak2igS8H69vyL2L1d/MyxaZN54END5ArWgSu1vHyg2tBmXyKKC+BqsiJ8sLYcHwqjpZf2bBZWim2Yw0ItRbfkoXbUYtpMH/ye7PEnN3h8NEPmrSatLcqfePmvqg21fEM8YrH9JUIZZKwFk9LuJLU5cfBNoqDwkHqUc+rYEMtezZzeMVgTRkjNtChwteVkWF6r5SpyUpVU9kQQhYWFulVBuTRdcHUjd+wMwJVaeoUorhSqN<text:soft-page-break/>LiyyrrB+duBLrpxMIArlN5NEEug467ssbvwKpE9+OSml9lDJO1Wu5OUvUTVuVcAsWAZlIBYwHU2FV9NHETNUilDlpveoHsuNNzAGe16YkEspsW9cx6G0vyPA67Y9ZCZlDmjtXcIqbgR4EpMIW0PXKknr2IDxDJhdm7BXpmcX5dY3D1p49uQLsBxMAZXQTMTEo/iOhYMrj/CUpJkDzu5HShtFMsrEg8HD1Xqj9iEh4NqeRnbaZ28Kh6xVNsBxCKKK3N4MfTpVTSnPujxE2fw8uiINTBTbtTygbjgCriOrlpZ1psaJStpZ45DneLeD1fsvztZyjRLeBnptsytFXgPPrqwN4Wwug3hChsvylEUfHhcqdzUK6swq2UPuAibMtYOyCugUJloNiAWVXjt0xBcnQQjFi/GpIqLNciTRMWUAk3H67lSM1zSfhTE0j2CUq0RhMHjgiucNqWNb5eo5EpQ6U7G+5oVYxKmI6rtyUl1/R5wxcarXt93nnALC48IpTSO5A5L2VPn6aIbH2ONAJykdQ6do9BlZXUPN8HpMeXYsxKfXNVCEV266NJVls3b+XUCEYtanU9WcjtrcU71lkyfWAbECn1tkXaxBlUiwPzUgqFIjHCFgZSdfWUqud18dSUnRw7OgY8deB6J4sqcbvAO3RTuA1ca+0jMnibchC9UpB4RsrawEwdn6AIcH1PbwvWSbvUedhTYvAlwRSd0OW62j7Wel7gdun+mVZyjbDtYuaYZO5ZcYYgFfJU9TZbcXtrIQVwyECuPVXVUQ5Y52YjYtCIcYul4JwfwFU6YAHwVL1yhw0e0QQWx+Akp6bwJ4Cq98AJRXBPnqVRG/eFqywm35gCucFNX1idVu2R4iS7AsTJs1mY6kvrV7lG3XXjX68Zebt/cb9kji1EUfiLfc6dgOHDb6QIcuCKJQSyWL031STshTxZPZYhFFJdmtKIrpoZBLNtRBlV64gMyLOU1frjiTqnswc5BJEwevdLMVK9QRcVURvW4D3cCwhWWYM8S5utqZaYhJnzI2m4jcuTLe1+qiBvAFeYGVFeSjazorpuo4bbfcknf9eNmBbYBIk0AnOn8FCgfWMAA1aPDFDViwbNJmvKaMVZVKae6fSKc8Vpcs3FUxMpay/lBRaz7hhVpUsGVRajgmmKHIFJ2rVWPfcLY4jKb8T4XweCK+eyqViJMAoe/HH6FxLMGgCtlrws1dBtWpNq43yLrhu8Zh5upHT31MFQLdhtQZcGQ2X0JaHayRLjYKmbLR6qaFLHw/UX7fhwh7zrOuGxsokQXF/4WGYilmA4g1sBLQpExD70IUrjSTKwWJ7rPKi9uFT5/NEoJLLB9teUYj3VGgCvuZUq+ArgypJa2weeq4ahlQi2dcTOAq8nqKio1yduF2NWuW25u+nz64cjc67aijTknMjc/ke5apBuGyrDdOULEMlYzh+/ShSZt1xFJg+xwcHYVD1nia4IZFLHYzfS8Ko+/nBCumDNZaaqnA5PKbDldV2DZmTKovmQnzt2IKwVrZLiyaJE4xSRZ5Ja2AVypJmGAY2ioTTHvFisyu0DuSrdbeMZqOjrZ+2KcDZbuoqRuztwLFSd7hDBhcutzb8hDQYRYqPx/4C2i0CS2cigYa7pJVdcGn/+IWLFecCDEsv10L7H9aN+PUMOVhqfnK3R8xeBKziwCuCqQ5e8BXP315VejX2QouOJITLghzyv4pIxa2+FJgZfmw7SFxS0pKhzRXXUBtbUBsWQPnQRjupSOKmmB5Z7aql4kMp6uEORKCBDL+evK23QK5wW7JQWx8GwCdx2pqms1w9UIWq0NRSzVV9ELPth78ooFwJXGttZJP/00Sc3B4R1NGteFOx833/lVlCsMA1ftIWuR8lWq3RJL9hYWWWXrOBsWFRrNfGlZ4s3fBW5i4gG8+zJPvgqIJXvQ5JhqNSVJf7cd5mruGK1g3UjlNvEiVvMHv3r+zkd0oem2zINduri0ETsPBnd/xEJ5f+9ivczhO90Pixi40qz2EBPebUtSPZrd1lMists/+e1bn/8LDlCoywsNV8yxYIc050E3m7J7uLhYSEi3AznGBnCFZ15G7wdX4tzxA9xYzR7bmDj05sPQWHCgwctCxSdU5gwhPWYCm6rV9cpoABkXYsHC/s7Pfv/q5j/SRYe/SIr+NrEiPc5JsjNrH8Ri2j6LXlc1cfAerBX8TwqDK+6kapzwmpDTdQW+DmyXrjsGwFX9/hftYRrx2qLBFToK+pUInxEGV07sGhQjOSrgURYpjLmxHjqSNyjG0FXW6q4I85Msu3JXmPTNKzyOMVt0x0xgxfkbgFij1tpERyz+7n7l/s8BsYhCayeBy1hgVQsLloni2mqmTBiXF2KlhmhTb+a/e0cVDlcaV+Ocv0x0vyUedgBcFegmUio19/Kb24MV+KqiwxW63SpQNqQAy5SWZdV+dpw16SMcwTE3eIHyL7JkI4s5FssD+U/Zy4St7naDMTVRyZtXuF2wQNvbsVBp6KFmfhTE2nprr8HyTheaVlqJPQk8oGN3A5uKisUopg5ELOX4s/7XNnft++LhCt106NQ4Aa5UQ846AM+mbhMeME2WXs7PXBwJseKBK9Z1tFhpkUr9TJy8EaWHVCyOn1oPZV1Yt6UPzuSPnZ8yVjXZuCvRdaaknak1SHVXdotJFmxnu4ipC/cmTt2mi/FAaSOKrlc4xOq8r5WnL02Vr9JFh0V2cgoTXFhR6bobZIwVMV/lvYi1uF669o7/tV26+8l98XDVlqgizCXW2E6yjLlEq05fmHlu/8x5GKaAiBUXXHHHiv4FSvbAHugNXWp1ksaTbR56xOLFsLrp0jW+HFvXWbPmbM3BNiVkStq7yNLt8l7JsJ2ZXwXEogtz0lg/EG0nZFTE6sAVLOkHSi9Mzl6ii44pT8oYOGzrTJt8pYuKqxux7n/+h0t3P/a/tou3Pmr+4B8Ew5XWTnGn5StJvd0d1W7RtXkFuNJOvJBjgzUUseKFK3TbmarSfsvrliM7yx3cxWMIypV8txjAFW/OKLEZilC3mbiT7SqsU7zs2z8edryePnJGsoKHyRuR0GpiFI3V6NITwRGrG65gSddOXAbEIgoN7<text:soft-page-break/>p4i6cRfJS77EhxOB7FaP/jlCxuf+F9b5cq7+2daguGKOW09WvbIol6R85qGZTlfIUzgUUqvaFabh30QK364Yk5Kjyme5T5Ilk2om3gSka4RnkTsLps4ODNx8HIqtbm3KYtvqusMsWTf8jGyidllPLWXPfSK2fRqRBKLtQkkjjCDIFY3XOH72mgoJ6/RRcfvnpSBK1ZWs0dOEcXF6j2bdMWDA50P2YHSxvy1H/lfHhCOduKqcLhCZz2kqE5h0oeGdFekc3gHKZQpWPhb7NXOluNAxCKCK43RI3za00WXYvvY8t/jtputruZLhOv5brPNiYNvgsO/6LbUZkbxj3Vbjx1bv9kPowCaj02WnNxcQ/7ziORDOzT5WAnEH7F64cpsYlkNpWItoKMuo+2g1taDnSWKq7CA9Z7ig0Jkmq0DYg29QrV8XTD+cdftFdJ6tNz0eSnpfKgwQLkUbHf/8UAsOrjirlRoc5NUzleyl3RWJfEwanT72mb60JuZI6yPAIFgsmBvH0YzkcCHU499qBUMBxBL+khpxItqivFVvBjphVj9cIV/2KRt6yxx7LLThHqwenVZSg0OtjkuXQ90hbajy+snRXfnNUuaVq3K2q8ThmZvycT1IRY1XLGOS+QKBli0JTvLnama0y56u9cQrpgW9JSxisdqsmF4RMetKiZp1dCtJmljzV1tCgyrIfuw3sK0z8xpWsH8gunitnncV96PWAPhCvcBKNcZLIo0qRTOh9wBvLGEYKyyZ1l8XLrl13mw2+BNLaXwVmVvaro7n11cl7UyUMtUIlx12kjtRKzPvv4zIVzxgaNXMJhgdVtSxm5HpGZrquKSSlLsauM1hvljGyhTvBv6RCMK2quw7BSt5Sn7xkMuaeVvnD+VMSBnWArS52+QBqubrQLN8Vk3YsHiPAiuWnoZOJbyfYGirHKqgOHjJTtHyMa8A6D4uFguQaDvMq2yolRuSrn5GtufJ7rzmJ984Z6sRBHazd6eHp0MsQ4/48In0ntf/mvznV/SwRX3IjV11Ou5pYaUVg49jpIU8w+7VsMwax8aZk81YOCwyQ7eOvljt/V0IFax3i5YJ67CpLITYB5uXFJV+vBhi7elG6QqGQdKG0Vjhe5jnCMWLMuwOMMSDQt1N1xx2QSdMlWGbc3J+fZJHa/vm6Vi4+1UGeGOTd4rgdAF4Epl+5PiL5K3RCG6+QBXufk1KTdftxy90piqEa4JPeN19MLrD77648L1+/vnW/c/+V3z+1+QBiiAOsZDqAF90nbh64802D1i9frEuRuZ2jLLFW+pVf7OklQVzlqS8RWGNXbB3i6yb9CuMZjwRaspvYqBdyZ6xKLdvJoy1iLKXg11WJBhWYbFGZZoWKhhue78L534cDBER8W4HNbwXLkBiEUUmmatSEEsXNZsJ3iTd9YTRML3Jn5LUqpg6Zak1DKzBbO6uEBZTXx4qbOh3c65ct6Hz6Lc0dOP2DfC9SgcaYI9QiyEhW9GozEOXVrgXZM9fPeh7eobzgCucPsRnz7MHlfLbIXneYMkn3I8HRG7J+ilumY2+MGBTrlDvmetXs/WmrJOlHpcQGeiokH7juY5V7Asw+IMSzQs1N3p7qxH8BJddIX5Zaywk7F/oqKyKKnKpStRjHqE65RVrmUSp2BVr8jaAwGu06uE38v7Dp5IsRz+noT23PS54Oru4aPjmxLE5yxa+Qa+K2UM385gW3gEdpCwNdjeNoArlQkg8PupWE7WWu46jnHVgMm37Qxkh+cDt/mt4mJbE3OlvYIZDd1YhmkjO+hdbFy1XnrNQnvzyqbVSMHJSfkRt0NEdPpcf0VhakiP4KhWqMBXqhwIQXSkLEzQOm8iwW67I3ELALykVHAH10OyxXDf/AupWk3S1HJzlHWpYDPnnKPPv95bLeirixXrHFulbiLDNyLGIZNHN53csdukORIPj6GQIzuw23pSeEVq+1bnzJVUaQPTGxYaedOFf2JTWqPFVdH4yeP2q99uFc3VKXM9iBBNYkFMM1ZzS035NYM4uO5klXzzCsm/THV8NkDnamdF4bHn35g5T6s7Aa8hWaPJEgao8BhXBkndURW7lVkcoc+4gANoL4d3qG6SHa/XarmKtA8x+P0TB56mCi2VuvbWz346UIpBCGKxHLMmaY5ZamyysFRW45M9SZhLkFjbShsT1mqm4irVJjoXQ5tNMtKF2IV7mYWbGvF5WUCHtaVAmWIBNjm/Tnf9HlIMOyoKf/qPf6zf/xldgPsOStPZBvjJLTXoChO0ahMRS0Zo2Gd8lO4e7Q12GZeK0hAm6RaitAQexWjuO7xIFxrAlXn1LbU0SIpBCGJhjtk87QIIcFWoNCTqs3XdUqyFwV4hiSW2Ry196ha8O+Q/a2z/v1B1qD/fCpUVIsTygqt2dFuIZV77HiAWXYDZw4vSMmTYNzhdaFpFUnK13crNr43anXb64j0pu4hMMpdwFCQ2IlRtV6XWHJ55MTd9drAUAz1iwYTJf/cWdeJ3cUFafmbvgFqtbKlJfSqaWGJSDDcc5lfHoaIEHLBHJ5fR2Mwf36D4APeHq/ZiwhArP/MSaYSavLY4RazeJdYPl/TdPX1p5FzcC3c+ct75UsbVOjplo2feiFCiCla+TIhY+acuKrPeOlfkiOUKSPzGY4L55bFICGEha4abHFcltscMVXqwXmAs4AqWzaLtAGKRhpw++D3UxY37wy0IXHHPz9Rz371EF2CR4YdEkQ26PukMv+WISjV/8Kvn73w06gWfvXb7rc//hbSo38sBropzlFtY0+dkTTCAK8UgDA3hymj4sQcxYummkz38Kl2A3IrySox73cZcII2sL3liiUmxzJEaqkyPw0G8jWWDUxb5QXzm8N3YC+uCwxXWa5SbgFh0ARYspyhrQNmNJQzNpjrYHTq+7/zsD69u/uOoF2yffRn+Sa2bNNBVyymUCMdCNVhfDBnTDD7ESPkqxTTWhuztUO9imSiRRxojwFW+tixR6qTb8W4bLdJD7cQSE2npQ6gPIP3Jaj9fpqtO36IuG2y3wIj1k20EuGIJZqQ91FJc/lHWaa9Nu0LCu0B8aHx8X7n/BSBWiGs+snh1/<text:soft-page-break/>yniov5Brpu0ArZqGQ90pEwzletIUwphqfYqfnj6LxSUiMX0h8n3c9qaPOPwfY3OOhonou6J7X7DtKvpc2NRQmKxKhJMOfgefdSt3i5j0XwkuNLaPWoJl029hL25ZY1jwWrSJrcDXInlq874zr0ccnJqJ6/kn3qBXDdpkKuWC5AQ7xBsx8X1cyTNNIArLVgjyHDWbm80dIOODrHge9N2c4trdDGi1evYeMWQr9XQdmxY5kzO03buSCwxUuNaZGOSdqVt5xvQlsxMGavxZn2PCldAd5iaS8lXAFeIWLKG0iTsm4CyeGJzRTrjqzx1ST/5crjL3vf0NWX6gghpyj5nkECYMwwMIDNB2qY9S8pUrwRaIckQC+BKqZJv5nC4ktWotN8BrrLlG4kiVmK71Wq1fdWXAbGkP0odV7HejfzkvWC4gFhxHQ6ODFfsyCZLKWyeYnwlMStGMwgPpBS2+ycsnO7xVaef3We/EO6yJ2aup0obOTHq3z0ORGoRvqCzh09JE82zEQmUCuGikV64HFSmngyxVFNEVZ1uu8XKWIgfauzwF+AqfTJRxEpsV1p6nq8b4/LBolgNlb5ZJCxTejm2DZAQcKUxYfM0mbB5inX/3NHmQKzr5VbmCcKOiqolLqG6Z3xRkf7U5ZDXXdrIzi2La7DS7SM29BnV0gdmU/ISOAGuVNItrFota9eDrhhE4zu7qpXJs7AQrsZDn2dr3rZy5SZ1en9iicVu8EGUrbwi/wnadlcxHUAs6sC1UmzpuOHgCjx3ilDYPIVJuS42WJc0lCl84RJ2VGR920UE0jO+utnMztejDBzrdOmIRywG227BIMzhkdiGSWenWnShpXDgWiN8kVGMr93iCxdpmGCK0cyXxuhEg6f3J7nuie0i0yqs9EaS8uRAp8735oYtTcvNWLbsQsMVdUZuivGVrLat8KbLTp8jDK3cYMnt5IEMGt+ohXhFY1W1GPcKRyyAK9IytOwiUySTMeU0hlh0YmupUfmKaHyFbGEBXGXta2OhhdW+k5jrrhq0QrKJJRaXFSuruBJWZD84O9zNTp8nzffmphnLiFiRLzg0XLFvfNqKcr0s7WRQY3yVmSM8+tQo+3EPG193Mtr59aSBnejboyMWsTBvmfL5StduS2ytBXClUx6AgmWAjaUiFpZ4Gy26spGObeWNyBnKgQ5wlbecXJV2iBNLLKKxxOAxSmLknkI19RPUsbMPQEeL/JUdfueK4wfxXrduOIhYsoYSm7QSVlWrRpNa+Wrg+KoWyt4+YkdCx95Gz2IRKzu/OmrbxBHswr3c/KqsI0IYndxSk/TMfaK8lgI2HunC4h5flD0xyfkK4CpTuSq4RHeoA1wVrFV4gsjDTyyxcHbh3r6FdY5Y0p+X7kUje3hRQPSxZF5FgStsKFbamKBMg0mlNnPHbuuyahbMVrbUoCup/k5tdbJC2/HHc3xtt2g1o8ve8r+q646JQyx4/Cdqt2MZiIGmGw1perasZmTiHKVcUmkjb6yM/HUW6/jC7dVZb1bCMJkBXBUMaQmcg91uAVwpT7xOrd6TWGJhrF7/1rMrEvfwB7pquwWDUCupY/ArUAUx2vofDa7Q88ZqivITbAK7wW5KG03L0W3CQ6hHF1YAseiu32d8MYk6jgyf7FwfhIhCLHjWMouEr2a9fCOWw/eQ0RnNTI22lr9gtCZLoy8gsY4vwFWhIiLZe8pYOzDqfh25OwIaXieWWAj71sz8OHVAaDs2n6VsjtYx3UKKi3Kp0eFqylgtEOeYZQ6/qsja2Ddx8dcpF/+pqkuXRO0/vkrFzcQhWZaeRcnEvlsnBLFMh1SlAeHKaEoTGrUdvezAekIXIMCVjvdw9BkY3/jC7QW+ErCFBXBVNFcl1ix4eW76tkaca5dYYiMZz26KvZ1xRIfFqlCiXRK58XYtUS41Olxhn1YTEYsuTNby2JWW3M4a0ZKu/Py3UFz80PHF46dn49geOV7PlhoDklvoEUvlTqkErtquLi9vBz/W5mgXE/g+LVRCrSTxja+wLSwdZdMEaaGM7JTlooklFtx0u8XUacYLrlQmeCVArT3FFJOibF7FAFft3FTaYAuVVYZYssaUViQc5Wdp0nuCjG+M6dOqVxcSAYhVXSF9MSmVldzimrwZ2CqUaV+7DK7CTsI4d7FcXci2v2I1x6rBR9v5KQxl1/LEEgtiOipdO+PSvrnL4bHN06ddpXjmleWoYTe6Y4Erthq</text:p>
      <text:p text:style-name="Standard">Qp5np9orEygVscmcT7s6pVhMQK/bLDjS+dpyLeebIq569xYkRi6d+xRVIv2GnPNknSqRCWCkm1BD+8mIaX969nTRMbu0GtWPT46PrTrYeP3NnsfVjATchscQG2pL7/uNnN/Sxad/ccdVsKSZ+GQm4CVE2r+KCK+xbTSzLwDQ3JL7aXNyQrNykC1A141/nA45vwVjJHo6t40/60Pf8ahCod7FsR10glF9T4e+Xd0QIcFUg1nJPG0yoIfQXayzjC0u6ifeZNFJu+HEKz8X4faEDXNXv/2LBeV/ATUgssR5bWnn/lb/7AhBL+oMwaHFoCFoccKPAUUMtDrHtXFktWJDTZVJZhjHozWoQvrXzJmsZGeuLO/j4wgXsOxCjPttmbnpD90mGpEQsgCuNshuyWmnir5A0CXXLyZPKfKVQqCFnrQ4+4Q3ocYwvl5QnDLPLxq1pjoZw9cFnX/8Z4OrQQjM7fUbMfUgsMW75J2uPLTQAsWASwlSU/jh0O6szolSq6TL87PI6i/H1GOEKqCBXbpHKMqSO13Nled+YJh9Twt1IxWzlY63OGGV8nVzcHX8KEIv/YJEhFuZhUnZDBrhi3belbaUCXBUvvEEXIJjOKviiPTKRx7fdskdE72OAK0AsaYXJfc7hCv6pnrwKcKXMXtEoMxMSS6zHlO9eAMRSTl7rTEXpD8WWu5rRgNexgJsA35jhtCjjhCvOk2Xak9DJ6hpW/ctaAHFDskk6puxVEtvh4EjjiyX5cRcmAF9NDU3jIUOsgrlCqoPN8gAlTUWrdfT51+2btBKUqENi<text:soft-page-break/>rUStGIphfN0ssZ5exwCuiuPRUq0brnJHT8M/Aa4yR2I7vk8sMX/DhpizVzvTb6wQaxJ3k0R8cwFvZOYaIbbxY4Yr09WJ2QPMvvHeseelKcdiVT5lR8WttjLxbImMOr78aDLeiACu9CDESINYcD+nKJsIFKJv74T1o8+/8dNff7PYfE+Zo33idHMFW2ZHvOBo46vzxAPafhDb9ui8S6ruG8QHwBX+d/z8EdBhLbHEUlzninU3GC/EslvweMJDKuYmpE8uDxByHObxwhV4seIWiHlSsRqLrfcf/PobeLlIGdmpWr2wQLhBNxmflPSo46uyRBeKzuNBt+MoEMt2iiZhtQVu7+Dpp+iyGpj/8BTAKgdwlX/6Il2AKdRyX4sH+COOr93KmqukdSUdg9X7EVjN4ONd7LB23AOu0HXLTR97TsxWXmIPs+k7FSbHBbHgkozVqQr2NxFwE9SFRtZojNosLHa4YtJ8DiAWabD52csMsT6Qgliw2OqVJiAWXYBFXNJjeFmHGl+si6QIKnu6EVSpkgCxcksN0m7ImeoVTWzZcgeu1PKN/LFntJmXqYWLVdtFPbHoFx9tfKl1UboN4Cp3bCOWh3FU94Er7iK38hJ7aE3nKaxdE28cEItRn6tRqpd3W4giptjhCpc+q6ESa14B2Kjll3PTZ+C1IgWxdNvNVK8SRljayGJme9QlPdz4qtZK5vBdirD2PXsD+1UFvP54Ecsk74acXricqtWETcJuuModOwNrnQAtdw5XYdrlxD++roAWrtx4h1PBW1hD4UrDhcjJmkmWe2K0prEi5Z65JxexdLbFoYtJu2LVxEA1I31kUcAVuukAYpEGW5xfRsSC8T0mB7HgNZpeeJEuwLSxnop8OBh6fOFVMnHweySB1evZpeYIb+dYEYu8G3Ktlq28IqaKsB+uMEDTzT95njBAZhEbQ8Q1vnAN2eoVuOfU8TLbzDx5B79eRVXTBIErdNtVK25uMdnCSozKstYy44oBy5osxFJZfg5ggKBbUKtlKlcAsYJfIRFcFYwVnbibM1ih2tA74yscsYCZc5VXSBf2bOQms+HHF76Ip2/DC4UoNGVU5ZBY2wTnDJc0X0Vl/ZKoZ+BAuOKeos95LsSrbR5hfPEzZ/4yabAdQwkOC/M9qAdXCw5XzAGu8lVBX/GJPYTm3y5KCmIBZhSI83O6bWL+RTyYCPxtRQRXrGwQc0FJg2Us7XSUlMQjFvZBI92WvHAvt7AWJZMnyvhigg2lFKdSHb1bX3yIRZ2vAnBFLeTuA1fM3Ux8qvveYTpqjJlmocfXbGXtujDFUYQrs0XdGWQkuNJYW0+FONk1sYfZsN2578e+YMQSgxkd00utnP2KGliIkupYkIMH/eaVajo9x6BCEYsJqpPyVbp2GxAr9BVGHF/8Tq8S8hXAVZi2mHH1sLNaWeJ8SN1u0iHWMLhiI0gvco5wFW+MYceXBSuiKSE3gKucuRKuNUYQHxWutK3EY2F3ILGHzbR2zZrvYygKsYBzcvNrAjBjO/wy63wa7PIo4Yo7uSwDLKf9a7s4xGJNJEljzCzeDJ3DE3V8bZe6VV8KH1h31CpXdufjQayi1TxUIdxY1u3G5PwNirkXBK40UU1k+CdkrE9WmPFlcsq4m00db8cmeCtGgnLCEHDVcWHhJ/awGU6wAMu1CMSysVHFxKnbwmJnH5JBvyXp4EprN5klf8wVqwmI5Tm+9IiVtZbzlHzFZUXD1WdFH1+d7b7SRcdNs1c0O1QeSxyIBXD1iEVYRQhwpdvxt20KCFfsLlHJl3UbSkKZMRUSRhxfuNWGq82KKqMrbWSNNZQCi3UHLwpcaQlfJUZmKssnDzIJqRELHrrswk3aRqtdxhNNAyZCkMIVWxudIvFXJLwyFN++1QIQS2XJfnQxTpZDyorGMr4wgXVKEU5uDK7Cvpdj6GHnFInrWzOnG/EKYY0AV8xRfl/Ex47j9bET3sON7+yqVhaUj5HiOquYjxEbW0aBK352Iyz2xB42Q7gKfNxAhFgqqxfWTXxDCQtcs5oBC6Wp4SpfdhSDPAtCsdyh/Y5JEatQcbKniaUnjNUQ2TvxjC+AKx76iJjA+HoKXSAZDbHYt5g7Ob9OF136PJP5imkLa1S40lAWCXsoUMsatw/r43u+wo+vjfrSBcq6jB7bgqsYwo+4c8VdWOCJPWw26lSkQCx8J5qOML27FJNU1azeTO+BTr5zZWOKKSAWabzwsoBXRtCDYBrEgpcmKmSSGTbFHkVkI97xZelzgt5QmrkSqdQ9GmIBXBUqlNsd9XpuKR4RgxBwxR2el/0L9Ee9BiZ/xi+8Ofr4AlwVKrTY3Bu75WSnz0WsZYgOV8n+VWKkBp8S+oifivEiFvz2HHvQhIW8f6ZVKA/P6tcEwBXfuKN/Lz+6MEKjVSLEyi02SRusaMYyItYolxTj+IoZx61IV6Omr0RBLBsV+EkDZOnfUVshh4YrfARsR/3uBp2OWTvMUgvrayh6x4w+vuTY3GcTB2dSo3/gdzyWnSu+TSoy6sQeKmNFTyN/C8eIWHAN6UMzIkMuzrUAsYZemAC4wlp7s0G+cVeva6ebIynPxI5Y+CoxaNcxuJMjlX7HOr4u1+UmDXBHsNGnXyTEcrQq4VEvz3+O0rQuClxp7BiUUIe/y7QS5pbHMJqRx1dnjatUUd8I3L51/Ew4NZV44Gp7rBNLjMQArsJtUMeBWA48XPiIiYzXcvXy8GsTAFe4puGRFrlMffoc71s3WsZOrIiFCR6AWHQxquXRslniHV+VT2aBljnyqlaJPANDI1a1oVWIdTaqV0OnYEWEq60xdScOksubA1wVUbWeRnVzxPFFsU2TtgKl1y7cyyzeUio3g5wmdDxGuFJgXarQJoUm9pBb6E/FiIiVLy3vm18VVjCYYvKMrMPIENIQA1fwRs5VXUAs6qjTs2f0UJm0sSGW7dA2dOa6qeWg1Vixjy92czu8SBpgj6UPYc/cGIqwQiEWnukfP0cbYNh2z7HAFXMEZup2OWD750c4u6cdX5MpqAjchk1hy6ebqu0qlaALVIxwpbFGbLqwRmyJPZSGxSOBBcx7PDRioVyA4QBiiYw0SHsRUXCFYl/<text:soft-page-break/>p2i3qkPkLIvRFxoBYNm/oTLsVkD12LmBJHcX4wgXsO/g0aYB9tpmbvh3PVAyDWC55yLVadv6VUbew4oMrdN10s/TtchCuvnuesHHMiOOrwKeKwGzYFCIW6sbo9nDB1XjhCodYYCO2xB5Oa8NV2N34EIil2o5ikYv49ZgKRIfJZn4XJgyu4A5MzFwQsHeXObykhYXn7fGNgFjYVKVaJ23onOaJsgFSvinGV7ec3PR5uui8LHtksRD4q3+Ih6g4o9+y419DwbMX4oUrPnU1gA2DfD+HJ6DGM5SRx5c3zVGIVc56DOBKZad1Pk9x7HCF/S6JW2Yklliq/WiHfwuPhFjsrAqFPUUGiPk5huPfZ1AYXPGjhwn6rP52Z8nIUkLhEcts5aothVg6NXt4KcgBKNH4wiqtyUiR3RfvS3nUXB3TLVoN0l45W6f5ga4/drhqh2k0xXToyxxZjLPpc7TxBbjK1JZJq337TTG5UM/gEY8drpg+Dz68ImNM7OE0DXMsIxXsBEQsfA+aji6wqSharZapXPHPzxEIV7iMZISk62isJiieaw6JWK5iIWLRxYg9cYyVoXt0VOOLuYvSVunc9Hk9xh4rIyIW9sqxac/3VbsVBLGI4Ko98xHd6Ruv815dY4JYJqrVpc+LTkyCp3hg2yACuGppSWfnxAQaLGVqNVLL0aGIJQeuUqn0PObK+hw0iIQrXVSGg2K269riuvIQiIU6QsSL2JQxvCcO3fiiwobYysFu483y4pyfoyAWoN0k8SkSwNXQ80FSuGKO1a+kYXIrGM5kiZKvRhpf280uNRWxiVgp7CfCvvS7ttxp4Ip/eCaHg4kJMoArRKxor2MfxGIJnBLgCngmV/GTnRQJVxrrcawIqdCBN68S78t3ZMRChXzqg+CiseLPkKTjq1eamtiT7m5T23wlq02wI0D1K7u47rNHRw9X7YwgAe1jAK7yc42RlApIx5cf2AnOdU/xL/2t204EV+LFVBNLTGVH0uFbmzEfiFg850oX/ibispY+S5ZguII7nDFdAQozXJOfYq0Ojliq7WZM2iZuRQzTkbUzybcHdWIlKH/D8OOm6OCvYNY2lDb8dO126sK9gUMsAq54mBUne0TEgX56djl1vB5/x5yw44uZDAvrIiV0uAFcPX7mzmLrfQq4KlZWAa5ENgNKLDFums22Z6NXnHUh1pLz/uNnNsTvXMGykJ1fR8TyuE7BcAWeKm1MCGkBDK+DUdsejTa+ARCLBUu7iAFAFr3DFDK+ko8YOODFH1fAV7DpTFZatK2Q4SleWO2vXxAGV8y5FhZ9m4nj9UypEYNybFzjy2RkJuhlZPoN4OqVt3+x2PpxvHCl2LiBAIglPqLEEksxHQO1nVgSfhq3H4q5q0suPCZfAGKJDwTVpbybL4iHK3gXZ4xVoA7qwCfamleEuRxDEQtmUbZMGyy81ie91WIFjC+s0tSd+IYagyuZ6t8wCo/O094ErdJUF3YUp4iFK343nDTKudN2JGTB4rYz+RZW4PFVLSc7v6qJ/zpGxPrxYwuN3JO1uMa3YOHDQl3OnFhi/gZwxSp3nChLt3rySv7Ymb9ebAJiiQ9BN93c/JpX71QZcNXSWaoMfeibEwcv99fgxO5DEGt2VS3RZjg8Or/iJXwtZHxxao3Dh7BiNSU2WNFNZ6pC+8ICuOrWLpAAVxaTyU1tMtl8ciuY7pRBpug+4viyP+agBrUhIWEJ4erES6Hlr7uHD/s8llsim4QmlpiXMU3ddn7yyAJKNm5/wV+y77GTgFjiLx47DBoovzzw8qTA1WTJKRgivgG3OqfQL87eiIUJyWVsXEsa6VTVHZj5LGh84QNkPNbqvNXIWstUoxzgFaya5FrBW5n8kuCKz2rbSc/cFZCMBHCVXxKxKAUcX3CAK/g8lAInAFeTxurQGmEvV3mpoCFiRUossZEM4CrDEjuDfiAzJEsx8cyJQ+StuwYatpSqNLyaOMvZubLc/GITEIs6dtzPeWojuqDoCMvXIMTSSy3doN3TwLM5vIDeaSlsfMV3avMyXpFKtYVlDX8FY68r4iozgKuTV78vEa64s55Wt0kj5YbaU3W/qmeR48sdFfuFJPn3G8DVlLFWMFeVyk22uAXezmK7jpkjd6Wf4yeWmJdNHJzJHF7MTsPCsqlXmrhpwNJN2QvOZZJWLvAM/Mns9DngsQkBiaDeljs6D4g1MIFBClzhsixKrO9R3itWIF9pgxBr7sr3AbFII9VZkqq88XUVyxFQBxrQpqoktaLbPuwVrJrkQg1X73+x+Y//JhGu0G03u7iqLtD3jqnXM7WGFqotO8X4stjxiRaR5O9hrBP0qmozMWF2fjowC0JlKkC5KopoZY68yvfzZV1zYokFts30oXvZI6/ipoHZaj/7vGOU0co+sZQ+IBOruLVb0Q1aQ2TBFZBnttYQ0GwibwJyuOT6OYO8G7F++pt/u/bWF6SRTs6v93eDFTq+sHQvjlF9d5urSUfZ9xWMQg3EOqsAV8a1t2TCFZ/qCw2tKmLfEhbY7PyqiET3AOO79Wec3PQ5XXrNLMAVKr3zniM7RwffTY6CSewOaduIxBJ72EyFr8vpcwNz8mXBFfik3eKbe9SmsDQYae+dNmItm1fvA2KRRsrlaySOr7BzooCGpZS2Z++22Nz7FYwqvtPnqMPMz7yQPfaMRLjCSJnkGvX2LLcJb+0vwePbNdC8pak0Td3EEktMvPF9m4GyEtJ2roRUr3NTY2+VMrozUY4z+acvUwebP36+m6LFi8Rm51fFiy76W8Am11Hd8xWMk5w65RLgSgG4kjrPVZZeqAmpVYE5llm4qRmR2pbFNL5dbjuq2VTL9IekiSWW2BgYVjvCR6XV6l97Je5cwfU8UnVp1Re3rN2KTvKrx1VOXgPEIo00zV7inWNQ8eOr2K19khJ9fax9Mi5gAni8glGu/8gSdZiIkWLTCwc566MqpDswwFXBWCEsXgg8vl1/oAVwpVpNEXloiSWWmFRrq8ZVxutYEFYhVgsgYhHGZCTTU49CmOtC3rDwK/<text:soft-page-break/>StXUop45ti5bHUYYaw/LHzgkobBr+CXdV0qLc10oc8EyyFTnWrlT38qpjE6cl2B3OBT/fQcgaWh5YpYzcfAXcgscQSk2Oljay5whCrd5WQCVdWa6pWL8yLqS/bzGIBssBDhMFrMisvIj4h4huV/HNeyviqZit3jDzRKJyJ06W0Br+CcVvDIM/9RvlcW+B+jocLkxsFuJo0VwuDvh8Fj+/OP9ACuMKGiYklltgetbSxBojV35NaLlzpplOoNACxBNyBiYPiBEV9F2SXNRChta22AtLGd7Lk6OUxTe4FuNJFHhAPegX/7bk7eol22k8IVND1c7uVP35HTJtggKvcgihy9h3fHs+WGipx3WhiiSUmxeAzNme6/U1w5MKVarVy86ti+lnDuyx37KbQ9AwPx8/5g98jDVZdaPztc3c1y5U3vqhMIkAnNrRlD78qIsu94z2v4Hf/HiakUf874ig307M3xWlDeTvqhFQEdY1Js1pC0TEOPyjkQoiJemdiie0pgwW23b5n5yMvF65QhQ87zgsq3tfKN+CNJv1Fo2P3W3IdP+PGO4BYEsdXtVYyh++SxhjR0uI3M3e+ghvv/urSGw/qm7QzIX3uRqo+WENYpPMLUCwhad5YS7imGGJXs77x7UcsrtigJoiVWGJ7xZhufKv/G1YyXGEVlYPKk0KK97FHDAQ4Bh/ybPOKNhflwr1/uHD3E+cdmePLemfT7tFFts3c9O3+43Ja734Ff/Z7gKtbH31JG2W9np69KXSnbnDgCFeqqDZJAFfZ6dsSyieH72K5KtwK4h5JiSWWmADb0noar5wrjSU/Z5caqijxvYE9YsQ7rK4T9JtXrfd/C4glM6cO821ujX+vDd1yBpZ70HrXK/jvPv+9/as/pP7yF9IwJezUec1/01FFoYXI7u1e4zsQsQCuWCdlQaeliSWWGIUpNqsONns7I0iHK81y4LN64pygghrddqS0wul3Ebs6f/lL+Rf/ev/zP0gc38n5G4XKLhD84XIlQsv5uXe9gmG88v/8n8SBbqYPXhbcanOg47ee0aDO6u9EnT38qgR+tgIcFG51BhRyHxJLLLGYTa80VdtR+hbVMYArVHXOnhLRZzDF3qG65ehjUKWu2y1WNki7q5P75z/DK/vRU2syx9dqAmKRhhmXZU43NClzY+sVfGBpPffDX1KHOSZaWDg3SnWtLGhucH6WU9IytKLQwIaJSmV8C0ASSyyxgYbaR7YDiNXzUI8DXGFfHrMlpitZavsMSLKgqGZxzStysU14WT+6tCoTrkwHm3TvEkufx/RvOVOCvYJzT19UT76UOUGu14Fy7rIfARa1oxkNTUjJMBj2qii35Dz+Qw8KYZU2BfVnTCyxxGKxYsXVmPbR+B0LovRTwVwBxBJzK1jJpCM6h3mQwzqfOUzeKUb57gva7Esyxxcwsl7HmrXdYvU60KA0EU72Cga4yj51kTpQ1hLLkdsWaitqeBYEKbqDFeda+2dkRTrsoLDUUsvNfCmRHk0ssV1gucU1teIiYu18kMcCruzWgdLGVFmEzCBavZ45Le/V2euOAHXB/PHnAbEkwhU2dD7liDn5jcvUKraHkzYx8BX8XG7mhdz0eepIsRWg9EJCptXAFN0FlZcCXBVLrYLI1s+94+uJWHArAK7OrP1k86tvxNyNxBJLLJxt/vZ/nNn4GBFr5zM+FnBltYqV1UkTG4SJuRvp88t49DMGab2FCiaAUcebw2VcJlxpeORxU9lthVEAV5LlocwmwJUy+xJ1pDqW78nnK3TbzR67Td2BsWMAV7rpSus66otYS60PAK5OvSTqqzOxxBILZaeu3AbEWmx90P38jglcaUxeDxBLzK3Qqo3cqcY4nAyywJ0CfSKrMvtyTvL4Yi0eIBZ1pLEbL+aSOkmaSukVAfKbiuHky2OBWGI6MHYM4EraFpbliViwVn/29Z8XWz+GK/z25N8IuxuJJZbYSPat4nfgn0utH7MHto1YYwJXutUqskJpYXdDs5uAWNJfIuBFG8OnjhdezfCC1qVUo2+PsisgUgrDYi5MTJIJHii/SZ/1DXClWGMhV8Kk+fCGU4fcsSkDN8+lhdyHWFtw9YF68mru2DOZw/OwZAm7G4klllhAK1jN7BPz2aM1eFQ7j+2YwBX4oUr9EVtcDieeCaLm1Vh8pxdMRCzqkFWrCS9oycGau7i9WqZ6VZW722m6MIgC3rCK3cpV5T8X3BVYuCxBKwPAVcFYkfmYdCHWe1/+6zZcHT0N/8TvQVvchl5iiSUW0DSmQtB5VDliwSM8DnClVleKdhMQS8ytyJeWVQh2DNKuwKeM1YJJjhx41CJvfLfeHW5m98gy9NvEwoupWk3yPRTyhkW4QpIci68PgCvFFAcVrEePI6FvzvZjgoi1cP0+X5+b3/+iDVf4f1FUB1ZLYXcjscQSG2r8aENliwZHLHhs+fcRPMiyc66wbFDkoqEYDUAs6S8O5m6x7E7RqzRrRhMQS2akNpdl2M1l5rVatnpduk7a1OLKk5depY61UFmZnF+X/XSg66ar4NolbtsT4Ar7TsoLedF5n6/Mj9g37n/yT7BWd/4XrJNaZbfuACeW2J40jXX16jyk8MDCYwsPL/9KgsdZ3mLi5qY3RObkwHKtGs6YfJtjYfgceezHL735yPyq3Iwa+O5GTdFdJcvQb0p1Jbe4JvM2Wi2Aq6v3P6OOFOAqd3xDjrD5gMmDlX0CPkM6xhsySikabSdvOO/nps/BhzCs0t3p7sh+x8llOhJLLLHgBo9qJ9eI51zBYwsPL/x3/q3UU1EoyE2mckPdbq/LJudv6HZTWhV2j9ut/NHbgFjUUdfvfwGIJVc3EiUOqrs+dQTgSsG8a2nz5+jzb2z+5k8LrR+qJjmpToxN02dN1DF6l21mnrwjXvRsR0I7W5/7Kwrh4vYdOCHwViSWWGKelj643VmsO6Gdfx91p7sLXkz0Uj37xIYwleYUtl<text:soft-page-break/>xsAGJJf1lsrZOb6UNvUoes2TeW3Pcf/Oa/watZYrCqhRKd1MEKMNVwZJ20wgg++PU3+PI16/mZS/SxbmaP3MVGw7</text:p>
      <text:p text:style-name="Standard">KfFHS7nUhAH3XbYLoqVlOkVEUPXGHO1SDRhoKxkn1iSdh9SCyxxHwse3hRY2XO/dWCPenuIhELBf2MJiCWsPuA6Wd2U7JQ5JbDyyIrpAOIcuIyIBaMLLyaZSGWYCEjUmOVAhJOzbbhqnwje/RMfvZlePVTBwtwJVN1s8ftlsi2pCkmVQFjXaiIGO4BcMX/Vx9i6Wbr+EXy77LEEkssiE1fuqfbjpcUgxTEwrwOExFL2E3Q7FXVctXxqBnE7C/TEZB1ljdd5eTV/NGz8FKWhVgqHqg5woS4BZiKvTuFIkc3XOWOnYGnFVWqDBEdkHVjpWDITDnrdoCr7BPi+hKmMM+f5WoSn617whX3HsR698vn73wk7A4kllhiPvb8nQ/9da4EIxY2ODNF9NrbNuwz2ATEkv6C6LwmNCEvR9V0AbGYOOEZWYgFKKIIPNYRYBARS/wWtIvVD1f431F7U4SYGMBVodwak3oQjZ2qs8QwcQa3OldqamSbeEPgivsOxPrDpbsfi7wDiSWWmJfBwzhURFQYYumWkzNcnV6GutvafQbH5R3hFs2mgGMOvYKHofxwRyJiqQyxqIMVbJmtM3dqHwxX7UcJR1ZAsMU5Z/+M9KdmazqZrez0bcHEnp5dTh2vU+xiBYIr7h3EWlyfe1lcTVBiiSXmY/Aw7g8gIioGsVKljbSxJjJ8WJBzS02ZgoE7XZhSPQrUV7aHWwpibaWZ7TXjNSPUuXw+cNUeUyHsCnBVKMPvGo8sLAgZEyndyXmB/Y6P1zPl5djbfI8AV9y3EEs7eUVc7Ikllpi3aSdfzj8VSKGdHLFmVzOlNUAsYbFP1ep6paFKlSbY4bYzaTcEKNUXsM+g0yOGKRixVF4jKfY0R5hNPP08qVDDULjSGFypQnZyMHcR59J4IJbZArgqVITKmCNcVVosjTOeKEaGq3bsgFjPKSdeFBl7Yokl5mXKzIvBFdoJEava0AxELJGxF+aXAbHkvxH4vbUw6wwQS0DgOmuHNHh8xSGWO/HkLZHZyCJt4tTt1IV7RLcuCFwxd1SmOSkgXtV21erKmJTfsv6hiHwCAu8YwpXZUowYWl2EhCvmutlU53a3Tm9iie0Zg4dRH6X9DQViYdssW0Rr2m7TTUevyO5o3H0TMCdZBFxhLq53dpAwxEodr2Piyl61C/eU6k2KnJzAcIUOcJWpXk3VatThAlxlF8alkBCnseWKr0sFuIJfqkdLvYsCV8yxtkJk1IkllpiX9TTHCbR2xYxYrsoQS2TUSgU3iyKuhDG6brVy82uqSb/VUKtlKlf9y50EIJaOsleYFUwerzybKq8dKG3Ee99GgiuNH8LWahMLlwXEm67hlp3cRks7Yi83MgtrcEkCYu8YW1Ic3Q65sESGK9atVWBDscQSS8zHFICr0RNF4kIsdigG/yK2guzCvcziuiJEGDCgwyXh64ne0vMvwgs30PiSIZYqMI1fogFcFU03Rt4YFa7ad9tu5a26gEZL/LEak6aEgh+rbmNw5YQoII0BrqwWitolfJVYYuNhChNBCvEgx4BYdjvpSHDIEzXC3Jgwd9JsZRbWBXxoT9Xq+flrerA8ZELEst3J6rKANH7p5pXnFsLDwRV3MY3CU5jo7qhmc3y2sGCm5ebXdKGtCdEArnLTt0e61FjgSmOLSV54vIkllthAQ4XJsFkiURALluIsLEHCtSVV28kurI6NVDu4o+BbScR94Pn8wZOQiRALrqGwsMc3r7ghXNkOvOUj3rEocMXc1YxWrioEsYxmvrQst114twNcqUZLQLegHmOFsZsBUTMuuIKBnrT2TiuExBLbA5ZZXA+trhkOsVjZuGilZTDFamAr4bDZERQObz1FSO7ZZMkp2CPn88eOWFhWYN8AxBIQ8jiYWnXUhUhlFJHhqjPNRPAVwFX26Dk6PfMQDnA1abe+UxNamwzr27eeeD1V2hj69RrbztXDceyeWGK7y9K1W+y8LOSSGAKx4Nd967tvCq7NP1DaKBgrgFjSF/yO61g46YjZWCgYDiBWyPGND7H0Ul0v3xAQ75gYwBUrpgh5u2KBK40XFNgtTYhUfvrgCfin9Idr202Eq0fnhZ+alTZyc6tM3N7zuYtv5wq/XNTK1Yfh2D2xxHaTXbiXPrMSJWtiJMQCzlHmbwuu6wGbMuKv54riPPdMF7J5hbI8Rvhdu9gQy8aqeUAsASGPj+Vt3D4Kcbvigqu2V9zMkSUxIWeOLKKinexHrMudyYqIhow9huL2cw2Y8AOvKka40lihaHpeRKFoYoklNpK1e/BFyJoIiFgFqzlprBwQKNLODX+1uaKN08mgMMGrFOuIF1H5MBbEUio3VVvwMY18w7M5szXqFlbMcGXhNg5czMShEwJCBrjKHR8twZvasazDdDVDqK47GMJVqanNrvasrjHCFU4tYzVTuSZA6CyxxBIb2er1bK1ZMFairGBDEYvl0mNFleDgChVnbNo3b632ppNbaohJa4/rvCYqYuHm1QogloCQx83Ukotv2MD3Kn644iNou/mj50VoNWwleI9Poju6saJbzuS86ONpGHql7GSt5c4ZQbw7Vxquq4COD92XS2KJ7RYDuNJRridSYqoXYqkswzZvSagdLlZc3W4VxkntCpZZANr0ORHrPJ7GHnsu4rDuGN/QiAWAURa9ezAmBrHrVjOgJhIRXHFHrYaSmKLdzewTd/GTbZwQC+AquyRadBQM4Eq1HFiLtLjhCpmNaRgKjiixxBIbyWJ5Cw9CLLfIWs2KSeTeYaWNrLnKl7UxcUDNItyK0w1ALAE3YJKriMenRxEOsXTcslsR3F9yrKwwj1WTQ2GDFK7QbVc3HDG9qACucovNMeqfzvrmSBEdTbEPvb89c+fM8o9ihCu8tyb7XkssscTG3rae3Ph2sX735/kbm48/<text:soft-page-break/>c7copHapx9LGWmqcctrRbTc3vVEUUiyvl1qF8krsL7gQiDU5v16oPKSbV9wArorDtDfJ4Yp7tSGmjTjYxLmoiZ2xO+9FJV55DwzgavnNX9Tqm9rclahwZbZ3rsTkGCSWWGKxGDYENDEjN8oixhFLOXnlfOv7N976OSCWhECAZDCnXf6S3u2p1Gb60PcE3QGjBYhFEcVoiGW2Jm0HEEtM1GNrk3MtVq0/2AXBFZPcxB55YjY96vXMqWW1PFa1hC22JmD7URF3YKcBXB07c/eAvazORUhot1uTJUc3RA1iYoklFp8p2GShmbWWoyxi8II4WHnl+LM3AbGkhIBlNZGls+N1peJkjrwqRvgL74BBGEtgxHJR9tBKZA+xWn/K42YKgyvu8F6eqrpiJDcBrnLHzo5PL/X2HTCBr1oF4eWE7Xsyd7Uwt+wD2z6uAByaCFeAWFIuPrHEEotoAFd5q6mYzZHr+tl+ETa3LTnwmpBy8UV2DRG34GJ31hLoHCCWgDsASFO0GtR3IAhi6Zarlh+KboNB7NF5pJqeWyQYrpi7IiU30wdnUpjeKf8Z7HZWLi2toJU3hcwvNFP1umphYWOAC17DUkFLkBR/YoklRmoAVyp+eDYn529oPJ3S61WL/xcPFmG5UBZbXMxTyjWz9mfN4pgdC2psJ3+CvWgE2CM2Io2AoIYiVup4PT2bbF61DahGPb2jQ5MMuGp70XaF1fNmn1giOqqO4gBXGXM9JWmlQqvXJ843MqfZ+amJSqSMtZg4HhCX7ahlLITJLTWBrHRzBRBL2qUmllhiBAZwVag0dLuZnb6NmjbVhlZp8TQtWA20iouFURUsFMrUGjyjVdq1Hq/vO3kDEUv20t37Lqu4WVHq2YrVKAhsA+SPWOknb8KgiAl8V9jE+RuY8s34XyJcaSbXoxO0E4JwZbTi0gmJ0QGuvvXEaTE3wd9QidRoaPhJi8rD2N/BbGZqyxNnr8tcURNLLDFBtpl+7F7myTv4YcU3rCxXrzYLC8tj0rH3W9+Zh7f5uKmJqrYL71NhFZSwMrNO1gID9EAsnDDCu3iPu9Xr2dMN3XRlwhVzHd/gTLJAiAFc6ZXmWNUSau1e86m0EFn7xBJLLLFdarz3h/QVe5A7gFhiboKO0OuIT+zvRyy4jMxhQcn8u8tgjJacDx78RiZctUcNmMdeEVbaWZjHD7GI8i/xO0qmnIOHVMxNSCyxxBLbXQZf4tnp8+qYFQxqrOWiLmrp5kcMrABfQqQ9iLXQel9N3lketvre/3qq+WO5cMUdpclsQWV0AFd6pRGxFSaNsw1566GWaEssscQS6zfeYXCslKK5M7hqCmu5qBvLLEVWWrwdxKqu/qj1/j+IiXo3GsDVgUozd1QyXKGjUqUrTEkJ4Cp77HbAVkFCp661knTxSyyxxBLrNr2MajZj1WGQO2/iLAyusOhgmEK4iPfUyav5Y2f+ar4BiCUm8F1q+eOX1Jmx0DaHOfOIKDmsVKf1s+yoB7jBpDOENA9KLLHEEhtzwz0rowWIJX9x7nNhTZzRLtzLLK6zuk7JrsL7ulRXn74kKPBdawBXaqkxDslIwFci5bAArjJH7mp2rw7YWHi1odiNbCKHm1hiiT3clltcU2x3DI8FNSYGmK01hRVWT9RuA2JJPBnsOOaxlJuAWGIC39WmGM3x0RKZrLiaqBJXBleurERBfwe4UsrOw9yLPLHEEnvIrWA11UoLEEv6idggdzXTFSYGqJlOdn51HOAKfXZVLUno5b0bDeAqa1+TP2TcK26mejVVq4mJHeBqDNuDdubwlLUi7MA0scQSS2x87FClPmktA2LJX4r7HF8c2HpDFGPUapnKlTFJGNbNVs56Jfn2D27p+cswguOBGQ5cyQRcj7DY4QOktDFuanXcsY3R4jVhtJlYYoklNhZWryunr7P+L2O3MqNaY2kjXRYkKAQ2scBe0ONxK+BK0gJf0HvBAI+rV///9s7tt40jy8N80Yoim32hrPHAFnYdJI4tL9Y3sm+kJNP2ykYyM3Eydtsm2d2U7JFiD2DnfTFAiDwlD/O4T5P5B/Zh8i/uOdWULMuURJHNqiL1+3BgGHkI2OXqqq/rco4meUW4RGb4zPRlHfCu7ZXdHS6rp/rBh0VK/zQL1+qSmgIAANTTX7i1yxVG1I/Aw6LRKXk9aRXNKvW4HESH69kpDE4oKnGDaW4gubKCRI8lrITkaum+vBJXJFcOV9bTogN/GvQLF6r/IacpAABALQvVr/lytx5GcXRuyqqySrvfzTuDT0mxlD94FlnRNEnPPl9YYWo1ejrkarCye6+P5F2gy9KYOHro5dEQZReKssqyAwCAKoqrPNBZWl47oihvdk1ZBXO5NcTOoA7H+0UxykRaseD5g+TKCVJHj01e6lHGZteRdoCQevIjXjHT5PE/DVE9B30bADC30PRNA52+37lyv/pt+uoPI002lTjCLvxqEqoh1wFU/+/oDzK6l91tadvc9O6UWp2Krt9Nok1ix8PaLABgDiGByRZJ1I+0w6JSay+15J1aKdyISnc7mtwZpFhpRdUmUjJOBMlV5cb3OqQb5SBVru0VZSUYIUiusvI06p99WIgTYjF9zkhrEAAAkMDgcpwed6yORFYW1nRjUixpDbJ4u02KpfzZD6Lynw9JsaQ9/rxSvPxDodDXJY+ZH5e9nikr4yjBcsUfULp8NRyNIHm8+9Mvv/4mrUEAAGCq/Pzrv2hY03fU3VcsaQ1S9VKj1tVmFuYvehwAzol+6eobJ9QlqxvJ1XLQWQ3lmTNLHfVtLTcKN5K/kVw9/suPVu3P0hoEAACmhHU3evT6R1IsGtyUD7BDg3NQSzz7evFmslxLqtpMQHxQ54tNaY8/95Bc6XPCkBye5GolkFVDUzBYm9XsJACNPz//+hv9SXLl3Pr6Uu1PMtsEAADyhQYx5+YfSbEOBjflw+yRkHxGhVi+m5BiKX/wLMgE2AckXjQ7D2h00F3kNBNVEiT+E9+IjNrLC82Xyp/9ID7I1Z2nxrX7NC6t1J/<text:soft-page-break/>JaxAAAMibFTeiocy49oCGNQ0Va8XdNkSBD2kNYnupU09sbRavVlrR8jqOtecMyZXDGUf12RBPnaBLwiOxBV7yJmmoRT8/Ilf0p7hL+NJo4Kw7AGAmIXtZdts0vh0Ma1oplul2HZcVS1qDLIcpp7rSRq54lgk7ONY+DUiuLD/W54gdCY9x9ftCoS+tBUiudLgvPESuxH8nuTIDpGsAAMwkVa+3sn9ZWzvFCjhXOSmWxPbol6++Xdbji97Osom6sY2MQFODpm8z1EaxOLNZf5GvN8qD+lj5+pbCJCTHyZWIuHSvIy8fCwAA5Ea/svb94aK3+iiWE4h8znIz4RQvv+eqQMrn2YN/jnrHkqqX5w6Sq+WGRjlJLC8tr+3JvCdb2L+XaqnICXaiXO1XEXqMzXEAwIyRJQI6kmtRC8USWpWV6ZGGGdLUtqtPDVyun1LrkGLJbIRzyO/Xe1da27osYYkkJE6jK3lH2LzaXJVep+BkuRpEmJTu4xUAAMwYpatvhyayVqtY5BU039nX78lsCr5KFnCaR+XT6yDIMG9Exdv4cp861NlWGqkO9SUPQn6ifk4QEUq9TjiSXO2HzKYAAIDJ4aOtx+yMKFOsgE+zXwx5SUFmUwxu66s+6HsQZpCUah1SLJmNcG4huarW1f+jf3j76M+wY8k92i2uE3bkpF09k1zZ8CsAwKxx8p6IEsWqur2ql8q8MFjg6TV12DN12RnkbZqwa6IKm0S0ynjGb18QW9wNpCY9Y7kKYo5pfmicVa6MMCq0WjLbAQAAJqLVooHrlEFermLxYpqXkmLJbAZH7JA6mhT8FcHbQ0h4JReSq2o9cfQ56O4nIjMV5x2V2Q4DuZpafpKzyhUFjVRLTSRyBwDMDMXwaxq4Th/nZSlWZjikWDIb4ULzVTXoaSVXSo43A4LTjbJaqO8DB0Fy5UjPzsFyxe2Q/3LuGHKVNUK5+Z3kRgAAgLEpe985tVPWrwYz/vQVKysGJ78ETHbsSquzzZYXS76eDw4wvaSiT2pZeiO81PFjR3qOTZIrw+3l+yzjyRW/Eesd+BUAYIYgv7Jvb486xE1VsbzUCJ870o8b2TxzaTSZUlRqbbn5VMFHkFxZXqJPjg6bPz3ox8SSz7oTRVGUKq9Pj7Hlyhb7g4ub2B8EAMwMxeDbUfYHD2JKimWJ8bPYfCL58U1RGUSjM+0iWzvJFSmW5KYAhyG5EpdqtRFvj8+6U3c1NqSWOCe5MuuvL9X2Jn9HJpEreknLON8OAJgtRjjffnSsy1uxHHGW29j4VvL4WfFS0080ynZFQXOo37U83BlUj9nokcyo7xKHgn7P0rpszSC5qrrbE26YTiJXHF6ClwIAMHOIL9OzfZzmqVgBGc5rpxHLPsvdai2FT7U6ZkNR9tsVH3mqtYBkxuSrrBqtbdpBysu8699IborsNRm7IuekciXWryzU3wQAzBr2/sHys414OSmWU6ORs0eKJfmpi81vzrQxKiEsPzX9mBRLclOA4yC5stxESUm+Y9+XIDHC55Iv2BIsV15SqZ85KdbkciVejbgkN2ELAABMTqnxzPLHuSU0uWLxQWKXFUvyIztefNZdUQnBySSl350EJ2PVeqNfAJHVT1I7iJ1Q9g0IkivTja2z+FUuckVGV6jtLbpyD54BAMDELDafjL2SM4likdSZXkqKJfl5Oc+VZrfDbHH93JI+Y4JTIbmy6rx+oryHHA6SK/pJ8t8dyxOZQ9zuKIWw85Ern48QGG6PFEvywwIAwKTwEffn44vB2RVLDM6pxSF7zZ80hr/9ddrx4ekySO0wpt8muTXAKAi5SqeXzHy8ILla+uJtodCX3Rpu1/Ri87QUrLnJlThCYLs43A4AmEmcYPzDq/bZFcvJUkPL3wuLotKDNiuWTtm5LS91wq4j/UQNGJ1qsM2Fv1V3lY+6Ddc77hcvv5ffGqa4zXeCcOYoV3y/wI3lHyEAAIBcILmaMMfm6IplcaZEViz5j1l81CbF0ipPO5ke1xls4ky71nB6f/oACVX3lo/D8WNjbddSUQE8q57jDFOsPOVqUBsI++YAgBkmqxEzyUg4imKJU08K0lAXRBoKY7Njn/2m5HSnyKBXRZ3BWYDkqhxGo5w7khkkV7x9qeKFGqxCf6xY+cqVWCWTXdsaAADyRdQ4Tmkom2g8PFGxeCLwYvmVagviwqBIZKTXKWU7SA1vmxRLfoOAMVgUOT20StcgelHMltVQ0IsGq1j7DZKvXNHbIdJeYWcQADDz8FK8KCM7yah4nGJlgzAplvznyr6CdbswSFGo7RXdV/IbBIxJq1UK/2zVO8p7ztGXrtGzvK5TU7AKOpCrIG+5ygKHEgEA80JWRnZCFRmiWGJXzlGR3EmsyImkPTqdabfFh3nJ3cat89mC5MpyY93uElp8yS4q3XtRiBQoFr3dj3d/+iU/udpfbcbKFQBgrsgGN2cyGzmsWL/881+P936yVZzCpemmfL/DiqXbsSuxsYK9j1lEbIp1Lc16FPelKOIbHCoguXr8um/djYwvJ1654ksEak4RAADAtHHEag/fs5tgEhGK9cC+9fTx6x9JsZQ8SHGLLwzauh2Y8bP9Sux9zCq223Zq2uX/pzA2u6r21EiunJt/uFT70/inHANehbO9DimWkkcAAAAJOOL2d3Yia9zRMl0No+qtb0ixlDwCnx6n6UazbUH6PVmrKmkTkAtCA7pOME5VqenGIMuKGsUiuVpxnznei7LftgZphEcNkUS0m4mrkh8PAADSEBrAIf6SjiwqqeUlRiOpBt3fBW1SLCU/3vJj68N0o1FUvdTBlfPZh+TKWNvTcWlUvKpVdaujJFcVv1va7BSiaFBJ59Ohg/8Ll1GohnGhtme4PVtFHVIAAFBItthikCbxzfTeid+kWR6efmltrxKwYqn6zWYobnbrlo2BlwQTmpQVzn0gR4qXf6Derle6WhFVPiEWm77ScktRtLj1stRqc71Cb1BA0FrvmOHrwlfvjOa2OIEQl73tJW8HtzwAAOeXVmux+aTUeJYt+xtruzSzcEliikE+B754WLr6prj6Xn5NtMPwXfUgNSco9zOlELkp1BQ0AdOhv/TlX42NHeVd69MguTLps0jdN85RanuL/vZSsLN07/Xi/TekWKp/EAAA6El/8d/<text:soft-page-break/>fla7vZYql+sd8oFJrm/S93NDvYIyf0G9b+vx7tfIJ8oXkimS+qlm6Bo5sj97bvoSlIQAAAJOxGkbLXps0Rv3s9kk4fmK5XfptqhsJ5AzJlbH2SMNdQgqSK7OVKEmKBQAAYE5otczGt6RY2l0YFGGsbTnIlzinFC/fLPCVCvXd7GgEMcnVws2m6hYCAAAwqyxcr5NiqZ/RhgSfZs+mYDCvlL7csNa1q5uTRYG73y3VLQQAAGD2yKYP3ZK0cwRJxUuXvthU3UJguvBBxDDW8FaFLYoFGGtbSkp/AgAAmF2sIBa7bzpObVWPs4FVkJDhHMBZQYKJSh5MLzgdnMiToLqRAAAAzAY2zRo0dwTapbqyRT1rR2mmRyAZkqsLvISlo+pbXO8yxioWAACAU7FZq7gatfLJa2gsi7z3qhsJSOX3zd6V1rbyvjdcsbioQYzqfgAAAE6AC/H4ia3lyhVZ32oY/S5ANoZzB8nVSqNnBzoqFr8vIf8FV1kBAAAMpep3Rcb4VMdL8R5XUrvgdVTVXgRqIbnizTi3q74rDgtHdFGcxQIAAHAE2+XiZUKx1M9Wn4blo1jteYfkqnx9y9Iwr3vWRb1sLQub1wAAAAY4odAqV8f9Fw4vm7x6qtsJKGZR5AzRM6+7LeSKb7bWcdwdAABAYTncdoJkoFj6heWnTp0VS3U7AS2ofLZ58ab6bnlckFyZ1Gkb+BYAAIBzDVdtDnqkWMonpuOCJtPlu5ArMID6Q7We6nnWPQt6pywfZ7EAAOD8UnV3bL/HiqVlcqFsqqq6rFiqmwpohJCr1Al6epbFtIVcXXmw97D9P6qbCgAAgGxo8P/s/huhWOrno+ERJlaArRYwBJYrX9O87lnQ+9V+//dW1FfdVAAAAORBw3773d9pClA+DZ2qWKqbCmgKy</text:p>
      <text:p text:style-name="Standard">ZWxtuv4OuZq20j+9vOvv9Fbdu3hW9XtBAAAQB7XH7ylwf/nf/xGE4HyyejTsPykvLZrI2EjOJHi5feFQl+33e1MruhP887TS37buvNUdTsBAACQgXWXh3379tODiUD5lHQkaNJc5KkTgJPpG1/+9ULzlfIe+6lckVYZ1+7Tn9W7bRwgBACAuedSbW+5HpNiZYO/fooV02RU+ewNTZ2qmwrMACRXTpjYjY7qfjtcruzBBVhkxAIAgDlnxd0hxbKD5GAK0EexLJ8ztFfvxvjeB6PDchV0q2Gstq7TULkSEVfWO4UIdZ0AAGB+abXM4OUHn9FMscyAL7ajCA44KyRXws+VHcQ6Xq44SK4Wt1CXHAAA5pbF5hNSrMMjv06KxXWlSbFUNxKYSaysLnmgQLFOlitbpMMqtTqqWwgAAMC0KDWecaHkI4O/Doo1SGSE2rhgfEiujLU9ydcJT5UrfsX82PJwBAsAAOYWzno9bI5QrljG2q6NlSswMcXLP4iMDRrJVRZO2Flp4QgWAADMIU4tsr3ucV/3yhSLtapfRDYGkA998+reahhJOOs+ulxRkFwtN3EECwAA5hC73mbFOn4KUKJYV1rb9vW3yMYA8oLkqup3Kt7wpVolckXh+KnT6KpuGwAAAPljux3rtHq4UhXLS4yNnQvrPVIs1W0D5gqSKz7u3phWAeizyhW/WT79GBwvBACAOcTyYsc7vVibNMWy6h3TZ8VS3TBgDiG5EjcKj97mUCJX4msihV8BAMBcQt/yp65fyVOsMCXfI8VS3SpgbiG5Ehkb8sw7OqZc+YnDfoUbHAAAMIdYbswf0SMuLk1NsXiyC0VChhCf82C6DORq5G4/JbkSfsWrx6rbAwAAQP5YbpfiDCI0LcVKM8VS3R7gXCA25hTLFUXV75a/2FDdGAAAAPKndO+lVT9bGdzcFcsa7FFi5QrI41DHUyNXFPQzli7/l+qWAAAAkD+L//2iEJ2Un0GCYmXTnOqWAOcO6nXG2pbjn36/YxpyZflJeW1LdRsAAACYDlFU3uyOUaAtF8XKppjsQx4A+RQv3yyIEgaS5UpE7ARIfgUAAHOLHXAptHHsaELFEjfTF8UEB4AqFm426Stj9OuEOclVcqH5shriqiwAAMwtTpAsh2PepZpEsQqt1sK1uuqnB+eeKFq4lxRqI9WAzkuuOIKYFEv1wwMAAJgWJFfjHUGZRLFoOlsInpNiqX56AArcG5u7ha/enVw9J0e5Emm4cKEDAADmHPKrqn+GLA2TKJblx4Ub0cIdVizVzw3APl+9szZ6q+Gxdz3yXbkyeVO+p/qZAQAATBeSK8eLrTOe8h1PsS7eTIxbHVIs1Q8NwEeQXK00Xqy0SLGOLufmKVd+YjQSM0RaUQAAOBc4bnKhNv4u4WiKFZNcXbjDiqX6cQEYAslVNXjh1CIuJTAdubL82AxiUizVzwoAAEAGJFeOG598/mQixQo4W/VyPYZcAZ1huap17dvb2SpWvnKV3dXlLXIAAADnhkyunAl2CU9QrIqXWuKUl+qnBOAUSK6sWlyptXNeufJEEagA3xcAAHDuyOQq91UsmqpMN654uDAFZgPqsQ93fuz/7/9tpPnIlRPEmWKpfjIAAABqYLnyOPnn6BkXT1YsmqRoqqIJS/WTAXAGqN/e++4V/aV8rTWRXHm8M+5wtnZsCwIAwLmG5IomhVw2Cun/du/bVzRVqX4mAMZhYflK+fONqrtjj1MJOmWniqJyq42dcQAAAAWxUVhuPC20WmOUJhx8s7s7NDH92/IV1Y8CwERQT3bcnu0mVr3jBMnhq4UnRlz46l3xYa/46CUpluqHAAAAoA2tVnH9id18fqW1bQWjpm4gMbMaPf5yd3s0Mal+BgDygeTK9rrG2laBjatne<text:soft-page-break/>Sl9euzvocf0d4ePV/GaFV/l8JLSxqti6y+kWKp/OAAAAB0hubq4nq40EtPvlv22ReLkHaxocT4Hvm/u8eTihN1CoW/c2ON5p4Hc1GA+Wbp0q/z5veyAooj48LKtyZHiKgcAAIARIbmq+F3Ti8Xpd/HNLoI+1cVne1y++qa4Sl/rfdW/9Hzx/2iZVAcNCmVuZHN0cmVhbQplbmRvYmoKMjMgMCBvYmoKPDwKL0Y0IDYxMSAwIFIKL0Y1IDYxMiAwIFIKPj4KZW5kb2JqCjI0IDAgb2JqCjw8Ci9UeXBlIC9Bbm5vdAovU3VidHlwZSAvTGluawovRiA0Ci9Cb3JkZXIgWzAgMCAwXQovUmVjdCBbNTMuMjQ4ODQ4IDM2OS40NzAwNiAxNjEuMjQ4NDc0IDM3OS45NzAwM10KL0EgNjEzIDAgUgovU3RydWN0UGFyZW50IDEwMDAwMAo+PgplbmRvYmoKMjUgMCBvYmoKPDwKL1R5cGUgL0Fubm90Ci9TdWJ0eXBlIC9MaW5rCi9GIDQKL0JvcmRlciBbMCAwIDBdCi9SZWN0IFs1My4yNDg4NDggMzU3LjQ3MDEyIDExNC43NDg2MzQgMzY3Ljk3MDA2XQovQSA2MTQgMCBSCi9TdHJ1Y3RQYXJlbnQgMTAwMDAxCj4+CmVuZG9iagoyNiAwIG9iago8PAovVHlwZSAvQW5ub3QKL1N1YnR5cGUgL0xpbmsKL0YgNAovQm9yZGVyIFswIDAgMF0KL1JlY3QgWzUzLjI0ODg0OCAzNDUuNDcwMTggNzcuOTk4NzY0IDM1NS45NzAxMl0KL0EgNjE1IDAgUgovU3RydWN0UGFyZW50IDEwMDAwMgo+PgplbmRvYmoKMjcgMCBvYmoKPDwKL1R5cGUgL0Fubm90Ci9TdWJ0eXBlIC9MaW5rCi9GIDQKL0JvcmRlciBbMCAwIDBdCi9SZWN0IFs1My4yNDg4NDggMzMzLjQ3MDE1IDgzLjk5ODc0MSAzNDMuOTcwMThdCi9BIDYxNiAwIFIKL1N0cnVjdFBhcmVudCAxMDAwMDMKPj4KZW5kb2JqCjI4IDAgb2JqCjw8Ci9UeXBlIC9Bbm5vdAovU3VidHlwZSAvTGluawovRiA0Ci9Cb3JkZXIgWzAgMCAwXQovUmVjdCBbMzguMDkyMjY2IDM2OS44MzYxNSA0Ny44NDIyNjYgMzc4LjA4NjE1XQovQSA2MTcgMCBSCi9TdHJ1Y3RQYXJlbnQgMTAwMDA0Cj4+CmVuZG9iagoyOSAwIG9iago8PAovVHlwZSAvQW5ub3QKL1N1YnR5cGUgL0xpbmsKL0YgNAovQm9yZGVyIFswIDAgMF0KL1JlY3QgWzM4LjA5MjI2NiAzNTguMzY2MDMgNDcuMDkyMjY2IDM2Ny4zNjYwM10KL0EgNjE4IDAgUgovU3RydWN0UGFyZW50IDEwMDAwNQo+PgplbmRvYmoKMzAgMCBvYmoKPDwKL1R5cGUgL0Fubm90Ci9TdWJ0eXBlIC9MaW5rCi9GIDQKL0JvcmRlciBbMCAwIDBdCi9SZWN0IFszNy4yNDgwNjYgMzMzLjg1NDkyIDQ2Ljk5ODA2NiAzNDMuNjA0ODldCi9BIDYxOSAwIFIKL1N0cnVjdFBhcmVudCAxMDAwMDYKPj4KZW5kb2JqCjMxIDAgb2JqCjw8Ci9UeXBlIC9Bbm5vdAovU3VidHlwZSAvTGluawovRiA0Ci9Cb3JkZXIgWzAgMCAwXQovUmVjdCBbMzguMDkyMjY2IDM0Ni4xNzA5IDQ3LjA5MjI2NiAzNTUuMTcwOV0KL0EgNjIwIDAgUgovU3RydWN0UGFyZW50IDEwMDAwNwo+PgplbmRvYmoKMzIgMCBvYmoKPDwKL1R5cGUgL0Fubm90Ci9TdWJ0eXBlIC9MaW5rCi9GIDQKL0JvcmRlciBbMCAwIDBdCi9SZWN0IFs1MC4yMzA4MzUgNjgzLjYwMDg5IDIwMC4yMzA4MyA4MjQuNjAwODldCi9BIDYyMSAwIFIKL1N0cnVjdFBhcmVudCAxMDAwMDgKPj4KZW5kb2JqCjMzIDAgb2JqCjw8Ci9UeXBlIC9Bbm5vdAovU3VidHlwZSAvTGluawovRiA0Ci9Cb3JkZXIgWzAgMCAwXQovUmVjdCBbMzk2Ljc5NTA3IDIxMy44NjU5NyA0MDguNzk1MDcgMjI1Ljg2NTk3XQovQSA2MjIgMCBSCi9TdHJ1Y3RQYXJlbnQgMTAwMDA5Cj4+CmVuZG9iagozNCAwIG9iago8PAovVHlwZSAvQW5ub3QKL1N1YnR5cGUgL0xpbmsKL0YgNAovQm9yZGVyIFswIDAgMF0KL1JlY3QgWzQxNy45NzQ1MiAyMTMuODI1NjggNDMzLjcyNDUyIDIyNS4wNzU2OF0KL0EgNjIzIDAgUgovU3RydWN0UGFyZW50IDEwMDAxMAo+PgplbmRvYmoKMzUgMCBvYmoKPDwKL1R5cGUgL0Fubm90Ci9TdWJ0eXBlIC9MaW5rCi9GIDQKL0JvcmRlciBbMCAwIDBdCi9SZWN0IFsyOTMuNDA3MiAyMTMuODg0NCAzNzguOTA3MiAyMjYuNjM0NF0KL0EgNjI0IDAgUgovU3RydWN0UGFyZW50IDEwMDAxMQo+PgplbmRvYmoKMzYgMCBvYmoKPDwKL1R5cGUgL0Fubm90Ci9TdWJ0eXBlIC9MaW5rCi9GIDQKL0JvcmRlciBbMCAwIDBdCi9SZWN0IFszNzguOTA3MiAyMTMuODg0NCAzODQuMTU3MiAyMjYuNjM0NF0KL0EgNjI1IDAgUgovU3RydWN0UGFyZW50IDEwMDAxMgo+PgplbmRvYmoKMzcgMCBvYmoKPDwKL1R5cGUgL0Fubm90Ci9TdWJ0eXBlIC9MaW5rCi9GIDQKL0JvcmRlciBbMCAwIDBdCi9SZWN0IFszODQuMTU3MiAyMTMuODg0NCAzODcuMTU3MiAyMjYuNjM0NF0KL0EgNjI2IDAgUgovU3RydWN0UGFyZW50IDEwMDAxMwo+PgplbmRvYmoKMzggMCBvYmoKPDwKL1R5cGUgL0Fubm90Ci9TdWJ0eXBlIC9MaW5rCi9GIDQKL0JvcmRlciBbMCAwIDBdCi9SZWN0IFs1Ni4xNDg5MjYgNjM2Ljk4MDY1IDE4OC44OTg5MyA2NjkuOTgwNjVdCi9BIDYyNyAwIFIKL1N0cnVjdFBhcmVudCAxMDAwMTQKPj4KZW5kb2JqCjM5IDAgb2JqCjw8Ci9MZW5ndGggMTc2NjYKL0ZpbHRlciAvRmxhdGVEZWNvZGUKPj4Kc3RyZWFtDQp4nO19W48lOW7me/6K87zAnNH9AhgG+jJt7IOB9WIAz3utx8aiyoa9T/Pvlx8lhagTwcyIrNPVNePsGXSfZEToQpEUSVHk3fnK/9wM/e93d/FnCeVeyu3Tl5f/<text:soft-page-break/>fMFDF4q5+Wjq3ed4+69/efnn/3H7d3rm79ZF/nz+oo/sDf/73/9waz/+619ffv8P/vav/4/byjXcrHUezfz55Z/of+/q415rsrfx72IC+tsDT/dt79S2j8Hck2vdU+/rMzG0N579Lvh78NGlglfuxttQqWNb7sm64G/eWHsv1r76/hcJ9i7WewnU1+cXa3K825yt08Czkc/HbX9++Td6P9C3hKtEzfhwj6l1ilGWEJyAfhZQl909F+dbl1sTCli28W881/98CXefasy18FrGu0uEdp9vhyPFUpvk8u3ubKR/+xQyL/UOuC61i+kWsztPZcbXZGzqlDb+ssncXfGWuMGCK1z1/l1j+vGPL7//X7e/+7vf/+NP//Nn6uLv//7Hn396+f0vRJCRvgPj5dsf/0y8w9yI/9h4++OXl78zxuW/v/3x/77UewqxEIbo2R//z40eeM8PrLnbEGuKaT5x44nLheZb5pPSG3PeV3q2PXBxfGKiIU6YD9TutaZM4Ae08i5VQsPW0s8MJzL1ZulCH677gZ8Q5m01TrTV5/6Hf/zp5Q9/5PWFfAi1VL9Ji/aXc8Rs2TiSRTUSf9M/bQltTbRO1bnbPeTSJMgOqC2h3ZYw3ojlHpbO9aULsc+4JBJHac4ruv6gupSCmUiNdXtgiKHsfJD4gb/nTJivSfnCuO1BaOuT7iZ7knp1PvhpfEEs5gS2Y+4PYkm5xvkgtJVzbR5RmYcXowo/js69s0YQx9p5mF/YML4Ivngzh2t/0B78rDxwoVOmDyUS4x6Pykrs2v4FBlXlPJYVlA8WlMj1MMoD6/oKEpE7WrbZ1EB7Sq5mK4jB9+Ha4IN36XG4nfpXynSvUaYrnTLNLxtxlEpsfYxUN1faRgkXi2D7rAwkkJ24tj/JD/LEtU3ag58vP/hRe/CD9kAdVdGoLL3+4HAR/GuLEMKQ7G34+e4M1kAjLik3Ssc2SY3qrBCUP/WmsAYmCcpWxcMrww+vDT+ZPnxvBm8QM2WriYszYi/8MiSPI94Q0mKMPvtqF/miCbe+yZD8t7SplvrY9+F842vzzWks1+CZFCvt9UKsnBPzkrM3YedzTTm/vVyq/LdD3oQcg2yqb8N7oe1r77xE4nDZx0JdRiM78WCdudwYtOGuoxIP/EAJvqg+HDclH+iyeSEOgZKFnILsY9n5ZFM/rXoGNA0byz2Tqp09qRTJkmJEunw3HUjfXVXLDmdq6g+X7yuN0hK/kkpi+C1SQ9qPqXoISk2DUv+Ubj//B49rNyhnTLp7U0iHJ3nQ/iV0XfzZhoNfy3ekghd8d3IweRtMeRwM6fVQHclgsCbevfUDQcLE2iOo/14+D8QLvpwdUtmGZM0rCIqZ9EMa1BGCoANEn6xvmqT4c99Efpc1YHlf/fJCTXibiYW5I/zFpgBrkDRjmjApLyTRb55kTo545Ly7k71EnxQaNenKZOWSonsP/PTTS/WELcJdJhOIkBkAJRJzxRJR0Jto6BFGGkntXwsoKeP0dcGbNlGLNGdPlkYaMEMDx/pQ36l9TcZSqA3qMjR2gkZHlrhnmGHLj77+y0sg3CXIAppgpQkC6gm3mf4mNci3t6gRwh7mSji/oxN6C3ZIYkDhKf/lhbqggbbXqI2I18guJomLX7Za2rnbm5kwUrhxokqitBt17rBPFB5djR0z0TZcG+Lt0jFDA0iROyEUB/6GEHWvwCaNh1YjMxrI+uUJ4CcvXvs+p9GTLZb00hutBJnvbdTm7rlDASOjxQOBxIsvAmyIRjz3GO0AVmwWFlsdzToSUZd0h4FNts+nF6JYGgbwX0iA4ttwi+Byj0+pZ9I3K5m3tHY58jrRUwMkubaiO2i292h4bQPWwqMfDIF0V7JhE80T6A70tTWJ6YUmnTytfWFM2dy25ngj0VlBO5HJnf4qwGbElx4eKCKQ5SW4FdrkRXM0RFCieegaqBcDJNOPzFRMeU6ECMw4yJkFEZZWmlQQMNiGMJLyRGIME6gFyaQq0E9aHBGJXKQBkas5YNRloO5yvZOYA1E0JrS0sESdmBAmQXLjE4tTYIN40JZyD/Aa1HsFpPLgnJcQ2qDvNje6k2AXtz6oU9BOJJ6ud7NChDxYwLQzG/46OfgISGNuMoYX2KbS5RJLI9++h3TwzMGQW4HfhGuGl8dvfxGjo8OCpW+eG5aEBZgvwPHv7piCjS4WMlcs08sj7FMXq/A0kXypwYJubXHgti8AkdrGf1O3kIOxMEvRMtt8o10mhzy+yFjfEO7F9neoEdriAyGmySNarhABIJppy2Lo5f5R9iBcgCwLHmq75MSv0WoTk1DvpHa1zogK+LsMYhsgspfhbUqee6IPHufziSYZaThArmfp04QX7SmkpLk0SCUOIRxG49Qsv0lkllwfKKEbZEaLmUv/NIHysLqutneIdgo+gguNAaGTA30HB0vBrgGo5XUFm7XdiamY34TcyaHB4kZjNI1sXfua5AXTSAQW+9c0uNJhu+kyGmiWMfG7xIoN47y15sy7FqBNisfGxRg93mQOIc5Kbc+yNcDvN8ZUbUNYdfBl4k0Bs0y9/HW2oe0KtBf0vYL6iYZ/A9p4gcdjB6w2GI089z3FNS8gviaWiX1EfuyiAgaau7VJixl/OsQDeCFBPyYGNB5L+gV/970XAszx6JMfuxtgpsFI0Wgjhpis0EcSqN7xvtjEt20LS3iGLIMEDwG7AH22UQfaiYFlNTFzm3miTmJu2Kh9rBhX7FKTdA98SYItsWcUPZKMI0BCq56H1Drg6RmI1j7DTw8zBg4yqaBtx3MGKg6hIdNyVt/QkAHKHuNs79Bi8a/sSM8J4yUPRoUOATQnbgo7J0+VNS7SdDO2Ehhl/DdvEPyNJ35vQ0osUmgXzeCkyjCH3klsG1PaOwlf0dcYUGvItn2KyHUMCK7zDuPJ1TG5T/v5AgkFLowM8sdkmBYAgnZWeM+IpDoQ48XePtEcEz4JSA+VsjAsYGVIKBWao20QZkWSWjHhZKM1VQcspNFjxKQkiNjkVgQeoPmhN5c3dMIwesGgem8w0G5yIgkD2s0McqGCWNwAGpbb<text:soft-page-break/>XwDNpU+wdKQSu2TXPydqTDfiMdLbBxYCxG3FpsA7MEDZ8ne0q09ktR4IZgcnFSJyfArJYNun+QZOb6SP2ZByQUweQ5tbwshpNCZG/rvhH8oHxEnm6ZIM4JnZBsib3DiaL5Z9nH+IswyaHJTcevN8fhWNNA8ZxNYYweVHvGC2nrXE6rTE3GqJfe1JjHXYA2mDeMJRjL12FuOHZ5n2zpzrdFT5NFzOpB8Wd+aQRj3bcLU/CAHnFqKtcRRj4bOt9e0H+pHLO86O1COi7ghkjcVGP52P2kmQPpE68JuICQR6m5fZwsuVg81vP9AHq67Uz/sjpbeJ0bmAXSr6ZxwqradKZOC1I/kHYrTDHzn8eC6QkRaEz3ecsURPyHXCwTd8bLTJ0GZ74GctNdmUD/x4pNXGIpZw8/GSdRZTjieacsMrV0qW1LCdfxTSyYxYKrWpzcFH5osju3vvXXwclR9efJz/Lb7qpQ95SrYdeLgSa1RGa8WhzHCS5hSd25+H9kH5rExD8I06qPhDf0CUSGvuTnxhlM63wyVvaa8rGpFEbWVlHwuRGG05ZOc/dolhiTWj8wpZyS807IbtRCfTgtsD//cO7crK6qMdS56B9hDfHpSKER3rC3eIL/qZ5eG5hXVnBMZ26BeSXFnJ/gtGSlGIXbLmOLBJxMrLWcg4krOVTKN84MZ/lCQLSqzASN0w4rLkZV2QXBYLqhRTl0OnqqSwzToPr4lQSW8az+oCQ23qDbLq6+QPDmh2TWk0rcsFlW80EXOdPdQ+dJRclqGXJYmO9fIKM/szzByGKrpOXAY5qDyrcflKb5I9VLmgSRK9KW0vV3lz3SOStjvmE6O6voAqgaoPVJ7V6FBVJNRBqVugSurPY6ctesWTxPfRvY3b7UC3Rlo9d3CUfXpzDD90O4LsJJPOyD0dueoXqhRTcXVd4XtDTB/LhXBGLqQRc+b+oGybOvsvAvGEvOjmG9wBhNrkFKzHE5u/vgFrpsqCdS9iuLZAiBg8mdMahX4nRsG6TH5nG3fkCs1qnZ9YJ50Dr89PUzBUJWaxNUv5muG+dzfdj1bXYVSBeNm8eKI1pIq3J5oR6gTtK7GENp4RPbkO++K66X9ZY1fZX9cKVH1oWdp4wsBQTRVN69E+ULXvd2xPT9yxNdGzWHuxnBiu7nZQ9aTLMund2+wVq+66i+ayQaISgy74voG591zbJp0RJHVEWj5oBWLzH3HavtaYzRl14bJBovZxXbzpwuqc3yFoRJJPbKf6lq1S6OUtbYv+tsV6Z05o7LoX4XmKua7FqFJpnJM4GlNRdcevkjG6inEZ7bo9dFU/fce28jy9TuviHW7j6+5v84q0yufOYfx6zefAstJ8NF/rkDwlY1SF6LKLVp/gbyng+hFfvjuXAmKENz1G8zxslwMcaWZV6DHXSfFbGCvXbRJVKKmSRBuVKtn14yENI6oRo56eXJbG7/C+qe56FVVX5/d8Xf5YWpVT0sqbNYahc4fmdjwjxXQXtMr9mgGlSoXrkueyo/mkl/vUMYWqc133Fao2l2ooqWSlsuy3ODZSUaKNShc9qsDQ</text:p>
      <text:p text:style-name="Standard">1kPXT1W77rLz/fKp0fMPv4/lQj0lF4jZ3vLeXDeIVEVC2+R/NX3hGx8oXScTXTXXdnndwlDF0uUgkG/hoPotdStVtL/jMPsVv4czp3gwjRvBuhvjsmqun8Vc1tmvB2ipmsGqyLwaZCcuAXpb7pj3EwI+nb0W8KlGVv4yhGIpQd4x1UMutShJ/YHWuZphQw161IM6RxYPpGkJdidG932oKTm0wEp9VGrwphoB++P4wvssLzu/Es+qDuuXPSmuyYYkCQbHgf/xXWGe1txwKaXee44l3E6MNC/8qqE6+k2/IjG9L/hFDJ5j9vSLeNRzxhL6OIdEFELDIkRaYpOAV4lXcigMJDM45UQwWkZH6g5g4ye+789x9REfIfZ8a4iA3DzJtbJ1SkAeScF1qLKNj8Bj0GWbCIBtcojQxh0E4lhCQxtGf4Tg/IrQXtkG2e8+pPbe7C7hOk3CbZY5MtwN9ySxljmkeyy0sG0Ic7q0pdXiQrUCMyRWo6dRWYlC2uJopw5mxXYCrVK/Yllin0UUy0fPcfVme1K2SW8NlDZn2VHpM47c0RhTHjOeQ8/bhOcs8/YLH4/neftmQ1xuLfs0MZy3IWB9xlrkPlS0PYafaRkzr/qYKkE2VMwvJrHItiddzUFs9DeHOilVTmrS9Jz+JP4NS5NLJDqrIM2O943riqDIW7s89ufH3eGV7CkkADzyPsSZ30fNuuGHQkKoMVWoT35LNFNC2G8OXRhZZLCSAsPFvg5CYLjY1kOigmC8Hm4RGC619ZDygmC8HlGsAsH4p5XiwqX2TRLSgmDctlh+AvEgwiIqCIrhhiokBWB83ZNIDBfohaSYjyZ1ziY2MpZ9beS+jWkyxRz6ZB85x8loExuTHyfWJudK/G4cPhdiCoK5YHi+yAgX+nynjHChTVf2FNps7SIjnG/T9UJION8m7OUsffuZFyFB0PbRFBIEagwqsOt5EL4uQoKgPNgshAR1WfAvKSYAm8u/fSQIRTQvKGobxyS8bbSCQsW8BC1vGBA0v2FKcIfAqeCjgfzJbdsKNUY8lBSvpPiZkmILvXbjaJ3UA2rbP+p4tJw4pk+7IKspEYKVEiHYhnIvJALBGPNOzJlgBxIhuL1EIBhj3gt8E2wvEQi4kwgE47adWGmC8SjiIhKC24sEwCrf/Sy34BeRMB9NWpxNbEQr+9qIew5q8sAc/OQWOcvJVxMfk/8m3ianSgxvHD2XYjL+XDI8X2RCMDuZQKBHmYCcHHuZ4GubrxUygWCYsK1ilgRrPxeZ4Gv7KE+ZQCBuW6hmBGKmzYtMQO6AR5ngoQAyc8/lBWxb//nRpBTZ/KSpOY6N9OZoJ43KeU1qnhiYVD8xJfjDHMmEDfmT34yQCbx6BzLhlbxZUybM9F9/6JYi53qyOx/kQT6pEalJgywtQc3RF/EgVJPFSzxwDyDp3JKBSsvcpCcBVJNZlQcRFrMUYTHvRRjBdiIMd+f3IiyWvQgj2E6EEWwvwgi4E2FI7kNt44LxRpgE41G4RYQRdCfCABsiLNZFhM1Hk3VmExuPjb4WETYHNVl2Dn4yt5zlFAMTH1NcTLxNwSIxvAmguRRTTs0lw/NFhMXEE851ijAkXMhsjIuuEs/<text:soft-page-break/>X5UWGkaFNE45IIDMHHxsHRznN2H7aRYbF2D7yU4bBcqe2XRb4jUcyLMa9DKMlKLe+bW3rG4UMmx8JUolHMmyOY9LeNlpBpGJegpw3DAiy75iSWv/AqV9k2MC+m0JsrlFjxkMh9koyvCnEZhLA4UgNpdpwdDjAudbM7rityyqZnU0VSVr6OTXF3SpaxbnPTqsi9AmRhDQMjyIJiSEeRVJm7yl7JIVIyoHXvQQhkgiGdU9SiyUYfposRRLSPTyKJIIx9wdpZwceRSiLSEI6C8gTJ0QSp7ioSI1B9lRcRNJ8JNwAWxPTXyD6mn6FbVDC/RD2IknOUrg0NnwIz8eGtyknJIY3gTKXYsqduWR4vogkJKV+EEnZ7bQqAh1IpGz3WhWSdjxaWkiHtdeqCPqoVWW706oIhEG41dIiKA/WS3eMxRra1SFjpUdm+0hQimhe0JTdaVVztIJG7ZFWNTEgqN7utSqJU8FJ7lGrmivUWPFQIKUzAmnL0vl9CqTugKctNZCRl7QklvEgwGGXc1PVwxbt0O6OaV7xdEek1Igw34NDmr7kPvzcH37uDz/336yfO1/yc69e64O4G05QLiNJtcTHal74tSkhIN1wpddE+JA36NKDKvfhMv9wmX+4zL9jl3m55jLfAgcfShRsV059oTFqfihZkkF1aWnp5dVKGOqDJ5iiHw7+Dwf/h4P/u3bw10sO/tXok+qRpjetlQuku16TVE+QOx9e+Q+v/IdX/vv2ynvza3vlNcmjV6T5ae9V0vNlVmIraKM5I5d5cU8I5fVPCuV9R4rWy7Xvvoc44tciXcUKlVyxmdQPD+CHB/DDA/i36gH01yJd1+pc5uD26+7BouPKm1BbQb3HcBGjqLK6mb6UbTxjjavxMKr/UR2VftxyqlqmTJ2w5nj9cGV+uDI/XJnftSvTX4v+Va8DXD+TfofI+3HoqolG5Q+ui+5Enuov/eVBTn24LD9clh8uy+/ZZemvxSSvwiJowuIoaRArgPKod6np6w4uZe9clsuJjz/I+bqLhdFKmas6WPjwfn54Pz+8n39l3s9rMclbYjAyW9dC3YuTM+xyOx2oW2/cbbhQElu1e3V7UTWI1S/UCt4HxY20EMAPB+CHA/DDAfg37wA8FVY9HYC+y1TvSM+Tl9UWsXaUU5FDZfJBpqCdO0+zO3VXmxo9LV1tSx+Pd9I+XG0frrYPV9t37Go7Fap8wtW26EzyUu3iUTsjp3RX2xIn7bQbvWfklK5GahHUJ09JtPBHeR6hHlTspOeHA/DDAfjhAPyuHYCnoq6nA1A96FUdgKqed9lKfffVtitxkYtzwB7kRdzZzteHqzalBVOtnon9JvThr/zwV374K/9q/JWn4sRntKaWA0o9Hl49g/KLH7rkqRYR5wfZqP+b66z/xM5PWcHdGNKVije4YO/uoBNP5ul//cvLP/+P278rsZL7b98Tzoo2HVkuHr39uQ/NGaLyGi0ch/Zuk4cOBf9sIVkihpX6oH7H5s/2UTZki4fI8bWGX6BBtB+zY0GqYQss/hPthT//B+OpI8llfy+V8E9ztsTuhVb1VpA/4JaIaeVo7L3AZ1PamOZf1Ia52+yICQhvCaIgx3chCxYirDoiZdgc9KcP48/PLw6KNf2XtB0Jpj/nR/wWEcbnta3PxMD0IFGjDsUU2muG/kstErcyiH7ylySRx3/Hq4lbGMvHaxoKjS6aR0pqMsASUhz1FKvRFonkMVbpTzZjRV4NrV7WyN5ThNj/+tjqsMRWExtWxtVDaPUo/NeFC/tsQk27GuxvPtgFUPcH+9ofbz2Iu6YOE3MH9+b8SLn2sWIFt3n2A2r46WO1VkRxNxlD8sOSZCBRNsVrHU+8QYFM8U0eT1xJZD2Im81xPCnGYmecrfV+YN3ZWOqU1j1cnLZ5T8p5EPLdj8aq87TXi4tA53NxE8FSwwbuMhsi4uTfdTj0sAZerkGgyeIfp8Xvu5G+vxisS3qcYUXYgBWJ2f2I3s/GhRAErmo3AYLBNikwkvoXpE8RRfhHVJGQNcUucf12LIhPhQSkP+4ki311bavEx8UtREOk5/kdIft7jMVZeXMh9C9iihYqyTFK5APTR0X7TvSy859H5zkSAdbjUfm4S9LdsRjCI2EXGITFiwu6PV0utLhasiw8uaBEJPbvVB1ILTQpCd5W+1hx5XbpApBTvMZUd0nTyZgogeg8HFNDSfHEzLXhrmg32nrIB3I9rKzXasYhCWhhZ/DuJ+5HMnViZW/ktZBFPp7lf9rBIWOecYEnnKpsTfZYFwCl44o0CVecVpPi4EI4qikkwc6X67UuJVDkIZdafuGJFd70+tVjVMHToJTyzlmWFFkKOVThflhqjdRdYkmeH2Fdq01alPll6apRO1f7MEpTC0bkgy2CzAUiVyH39OFeLnSiVyG5XpjpcumwJxZmMj8NU7F60qcOPGSoq1fS11S30ivSLAwlFEO9Io1aseVyDWK9ZNNBlMwJiUh2jYcd9wSVKEqVyN9TP6V9rOW2SkTausgQD/tcreFO2g0NbVcnl/1XydUdsvoXficS6YsQTJBrO1WfErPb19A6VrzT2zOM/k7sy7a2Xy2MgGuSLsbZVxrjJiXPZ7ej+/0X/WI8rqH6TMzySN70INOs7U4y7x+sfYj8/3aoDrQJLoqADdqDKB8IkWZfQ2Z+G5lkId5LYDPmAZnHTZYTTXpO77e02SutgT2TdWlnnr21Dnsx8z2sg3xQ3iEbyFZAncX8DNFQr1lLvwzlFTeUhYxbbRxhqS7Kq2ALP1RtS9gtQjdY1Xmpl2jW0qpq74mkK69pZ9Z2jbqesaLkcKtUdzXzap24U0wf+YVUqV2NJ0w41RrUbbvFhBPKa7+UTmpwibaYnZ54YAH8liacOg/d9FFnLj0A0pXyPGNpYRtJb7qVqE5cGudFEomkniKQqxqcp6bh8pku3mXzEVvQmOIzbL54riLeZvMNra8E2txFjedeSM7fcWTi644F0z0GWjRpeKlVHtXydotVdKbE5BONu86CxOaWKDQeJA96zUaVZTpXM9jvFJ6mz2exFawlAqNiyUjLcrVkimJ+SFNtO/<text:soft-page-break/>SK1sgS1qqVqNqV6phUm08tuXm5lus3KFW52rTSi3HZFvzrtGmvCiuDvZ/sjK/XuaK9Zo4N+V1J6BZhUYdhUaecguTAMJg8uhqcJNFRWexR1Q1jy84Fit1XGXCpLyHxfjb1oPTjozq9NiVc7WHE52RSMfzeDdabOtJJSMmO+/PdPr99ndyOKnEmsqDK5R3/HzzQprHiMO/8GO2L5ZB8qylMqkcSXLB4Eh6oyp0wsWK+twD8X8MCjn2nCCaHKDRI1fJapxk16+5XsoBfKXId/du4dN4f4/K4xXCmxcweCv+N7V+NxZ+5CuoXix/irP2bAw5cwjMM4BgvGcAPJ3PSbl1U+bzLjNhNR6FaqXarap6qBq1uTUuTKwilRDez1UO+y6d/0sAgLVGzKWXeMnmclvMJS1c/5NPMOt3mUk3Hy6aV+sXTTceLnFMS4o/fGSzzwDnpms21KJxBU6ijdnwksKsej6n20KqbC7rSzbdFo06a0i6NMdVSGjn3HDRXRTdfzpsWI01YK6uRFpXRSu+Nat+cO7qSlqA63KUsexKhIFuuBjKmQ0onrC71bE5/oHWuWj5x0zp8DFJ51E0J7SBqpVCr2d+iKTvPmyopteJB1B78oD0IygPdrNSGqx+oqWdzmj22rEcMO23iALvq2dwPfRs0Lph0xqhdfBLyNE83HxVLWzXmdVrQqEf3C2hWvnbCqM/71JlkVk7Hl74lohb1UciLYjRe1gzw9QvNkWDfEzpmaTnR91OUwRMnX9IyHz7zHGjzE8bjqmvvI6y7rv1VSvim8qFoWq07aRXvOEoLuyXv7oKguAtoa36U33urWbe/fxzqcSCySlXzMEgLfOhQfHacd9S+72Q9n047at/3EcdC+YINcudv4i+CUdfjjM2+nIHLzLoPJ9rpTO/LkWTcuVD72u7ztHVkCY16tePFRNQvVjteTqQqo9LcFWoXqzkoVKLVgKyaySkfROXB0nkQ+uZiU9uoEJz8Yhp9ZITXEHcivPFUdDvPNXvBUlXWaRmVnGCURxJBe6B+sZQw+qfHEHFX45sR4qVFiPd4fVxs4euHJHRpH6aFTPGeDuL1SSQHktC59Tf/ojZoG4DMEm28xwJx9m4dx1QHxKexvfFFQBGl79l+/yyhuGBOhn1A4D3uXBGgv4ZI/O2lDsPlohTavbAJ/QzWrtgRnIBm+WbvRMDCbHNCMfTQ21yg1DRGMvuJZrw5RzRhn14wetvuD5nZZp8kQA1DC9Z6J0eYbJeOEsLN23fl7mq/GRHod3HYZybUo3xWwQbpqY2MRgQsejKk+b1PLxOa8Cth4+YWLWeLAA3z4GffE0aoS8AIWprQwq4AIGS2OGGyb0AtOE+MkluUUzmaNNAhBpRG14QMJFaPPPQN6ss2RVxV8oyWcoiMDRrMnXgXQ+MWMyPV7Mc0YYQMFFnly0sTWuKYOLeYBWDBxAZtQzRkKHJzAdibUzmadKMNyxse7smQNZv5FcM3XyJte7H9aQ1tNinc7vSjO9MAoomiZ1rz2hYlG9wuudfIzXzGXYKQ8b5fwRa3zlgNm2AoGONdLHreA/ubn14EmPN/jHaXv4h7ep7/CeXrPM7m7XeHfyLZiTCyz+2/9xgdJnmHQ9LSHmD537RSuNzUhuNwnYeI10AcRP6b/tqebm0sQDQx/7a53RkqZSJhgOo92u0V+mt7AbcKueEVaLnM7wYiMU4MAgx/fqm0CpF5Lfl7DBkoqRBtTczgMqvhFE4T5lHIAO99epnQQJKtsrygFl1lZgm4rpJuPFzLPEM6J39GewLIEdeh7iHZPhQYWQX48oygDUp2CSk2gGaWXLcaaAgsAghWPJN4RUuV29xg1BPRpnt4rTaxPZojWMTlsq1jni99ivRHlTt2ZDbRm3zpiwQp7WdogAwGD1Xclw4vKeB1gltIb9LFAaVugV7cwwGqfHiARkADOE7CuclGZM0mwcMIE4hNEuZL8GixxIkJLzjWDIhZCxkygZmPCQ3kXi08RSyikOMlNboKjqfPyPEAJQLxGtKM4UItuBXmGUCyBzKs3nYdYhQ05Y0VN3rlkRRmIgH9jCHbPj5cNSttnYu540ZFxeWgewncQ0GCMx42aRHWOO5fwvzg0AWaGHzjFlnGEgxOctExYaGY/imSYTC9OvbAt0FmEtAkupAAKNOEbYei7nTpLWQfOjd5yMZ44+XbpOn4+9NLJDkGaek7JNo7GcK9le5FJf6xYKvAAglYFThtoM/HaMa9wZymHAntCqIDtaJUSvs0YCkZ1QNCy554oKCJWGPfjLAe4F3QCYuSCVs2tQklWd/uQBIsc/kUvhttff+6YGVKu7He95aK1AX8zYR+his1pbaLbdAi38yGOVfAymxzQq0lJmeCFiDaCwvPZ/YCYOWcB+Ktysn0ChiH2a6BPr/AkW5dk6gMIoB4pzcugaG3tYGKH7+IkogSErNWQRqYwJXGw9CQCGaju7Vl5Tx5xHWcmmOC2gqvKw9aSNhAb4XEIXvoiRqIIg32ZtegrKoA1nQshjGlTz1gwmj8SM3URjXfJILcYC7j6ugtZRxm9HlWsD1nFtiglqi3utouy7ZBHoDmuDGXWLfXPE2ESM0N7Pq2LBNEvfa5fQbHkY7CAzEFAyHiqTWNAVseemuc/vbBtaku3XH/7qFD0gXTPdm+s/b3JohEji+sXX2GBh2AcjtAEfqbxdo6E7Eas/XCOX4wgscOMYoQHrr80nRK3oS39yaI6AheD8YEKYgppq66Ouz6nCgoRpY/Gb6IyGl6tj4yToxs4/Jdz+2a8x3SAvxigH3Imw1UE7b4z2wBZAXSP/u8b2ltnpammq6CT2jOQwrJNo+hs4XPh+2iP2TW7PzPxMrMRB268fqEfhbQhhD6ybu/ETLkGC5bWTuNs1MBjnUKxtnrMXQ28fm45RWvsscJlU17u9HoCiVTHd8RrwY899AUXAmsPHYdj7SfbNduPh12zhuXUHgj9NQvApTh6M1dPcAubftKZ8v7LeybwBoRUXyGaM2wCSuSbyK/gO0bfAP1Dj7v+8RASB0yhUUFolRzxw56yLxXZMjQwlYnFMDGKbCqIvTGjHQnDrt3Rm6S0O<text:soft-page-break/>1YomlIdgu5YBKPihmTNREgiV0qyJfbRHwxtqErxWYEOUgGaJt4k+SbZe2lwBduoWqi4FYo6Lcg0Vf/OnbVrn+deB2xZwV+0+KqP8Og8bPs5vF47K30tRnaCkszx+YqWoTyijVxgd8MsBUzwyBFcuub9AbfdGV2I7FWQTKoeMZDJq0J5JRgKsN3SH0TUgz6hroOAwHiL7SNlFeBuDkai69pZQp0d1ZZUxtjgqTPDd9wvwSeI9syLHSJHAO2eyRKIRlbOgzeTfoaKXiq71870ugM+uF8LaFTd6yGXTOB5sCYFDA/aJK/7lCkYbMWEwyYNOvSlt8KuEPj0IODHyi3L0nkW2hmnIQyxq7q0KqhMeRFrHZ4Byr8aBPEeoozvAYTmrFfZ+4Fpq3pdiYyDRQyd0m6m9r9A6COAKgHP+fuWuDzBbbMmvbMDhX+mJYHx83TzeJW6AOMu/nLS6V9j4z/wgYhdhYoYbYpEMBJJgbf/pY6JoCbHWoT72jUWDT8KzVL5ohx2SRxMJPglGBd/AvsOet5VQkH1WNLKpwwt12xuWfTt49SWlQQK9mpkXCDWhaJgDYJB1jz9wHWsYXkUWHAgmvEBY9JqiwgHZt2ZvuvGGRLARKQKInNkECL5VJT4gKS5rLb0HrfLYbQ9HeGFQAiNJs8AJ/YcRVYJ+ogMDeUgMyI90z6EbplM9gjm31EkyQPetsQ3Kwn0qfFMeYJZpqdBJXGNPsFLtJOGtRXSz2YLH9J0gNGeIB6yVyQyQDBX1yUEB+kO25iIwVh41oaSDVtlkSjsMIjYLYnWUx9lQNs/ty7j5lng8H53IcZHG9SAQppY8FI4tb1YcIkal+TalRK/9pCGyIGrM1riRCx9ohI2gA51EZwrFIFPo0bLTTfHE3eNHPoaB2bWy2a4T7j1F7dWqa3cm2mUhr+D8DYE8yJqaLvq1td02rDgLHYNpUPBnHxsZr+ZvZN16XtwTXagOGY2ciijayG5icJuNbDqj0oBE7ThoToug+6O3cg9P2AVdtNBCxXLgMaeKP4jNWp3US0raWG38jjIBjHgkWsTm7OiQgRzJsCtQn3oOdp8/EB0mAmVl+b0G6LbkpDDjIvsszjZU2Zl5i0lIQaIJVpJ2XeQkHpDvPwjjk7IZ9s6J/SNu6aUQ83aexYQFKxBAco7y3YC6MVAMZeaobT8lpthgxg2GY900EuXQuyNfaZEpM2EgM02SYJCJO+bTgYC1DAnGoLu7YTe8B4vewdgsfwpudC6JYMGVMxdOeuK+PN4nmrTLZtG0wDDp8HbI8+dmrAeiORWiVCYsEAPve5S+LIBxU7Av50Mn/RiSREHo7MWtL7EmI9nPGXv+0cRLG+JwfROLhHrH10S5KRNdOPiBvo0Y9w0Kecjbie04MW8SQWL6/6qFN6SIIkb4r+NAZATGFl5HK/doZcRxF3+tKZ1tZBi5RGaq6jtTEnsyC1c3qy8AypYuKLJQlTFAnzXH08m90lgpuhLdHzBmjfVzNjJYtk1tAWJVpzJObf4oYLfJ1eRDOPINmYl8tdW9QAiQEoJPODcYuSrAQnAya26JnoS0pxtxDYaKOP8kLmiPUlOUj2xcHVEkeWoPUH90GCT3mJIdlCL4IJdn9Bbj/xLWCatJogw7jUUW0B02QgZSfYQ8Oh+sEWy0zimAyGg9RAj6hS57eFDeGaj4kH8RI7HI4ABFLIiWUEKYxMWBUXCkRwmYp1O7IpmoxSMAeXSnada6hSF3Y8yK4mG76m7y10hvqOMrRc/eI68ejrpFKV9mDhwFAPrhM8EokdEyTFihSFg0gYTNAdJRMD2lPeMcHhjpTsGdHjzf6KhUlZppbbom0CojhFxNvPHW4D2Yz+hFzoITK4JUMqg5BWPdrm4IH6hfZA73wEINGKl7jPprr/Io5RkRJUZXj3FmaUSFuXd6620LIHvokj1g8RdbbuAuH3H4xQtAwHibwAeJC5Qt3JAjRVR+bfM3Yyt97Y8bUZ5w87WVjT4MJYy8aK+EI/IvmQTaJKLh4R14TqaHbEj5WmLU6oFD8O/YBUDSuTXGxXTYiJ3JI+cYvdMl6EKW/SgJQJc6AJIoMNmWj5QNw5WIV2p7Tsm9qkdoiBZnewZey+GDLY4JaSuBGwYlBE+G5bhnfWHuZI3PWxi1nbJ8itcJzF8lxiWkruvklMPbtVgHMHV4L3ygxRDK3QLqCaNhHkhJSB8lvpo0h68P5mBjV</text:p>
      <text:p text:style-name="Standard">FlpaTiefKiB2sJmSB7i5QPEJqkqsH6HYcbrxLXLbvIwwad5k4V0TKHiWxUtk9waC0pjwjeVUKlxRXVTHQBNwW/ew9yWMRRrndAH6UfLqyoulWW9iuo91JRJxqG5o+pl+OJ6HvNX8Ye3/MQVLAayZkWgojHqO8oMlmQ26oH0LN5fW+xoZ6EgUmysDhMf+Iq3j7XApgjhTCUQC0xaXkcnDvlRTkXMXdlnk1koib+nnUfjwJFZIl++Q5OIAkjAlh+5tOUB/VUAhJLpJUPQhOfuxc7WNL8PbYR9y2RBJ6VV4q0Gb+Duxq89gkZYGrep/1IuM8hSyjg8sGj6N6i0quXT3JNXJY7vsyjyPQN/Yz3sZf5Z4qbghzeUayXqpHzBWmjUwtqO5IBEwqI0pjEAW6FiRGYMQLc91LR3KhhlbzEb4SLouJMweTkFcegTmp1f7Dr8jOSlR9xBsZlRD4K9tqPqKtyAW40H7m+pKj39rGklslGh4hF68Zo65tKjbPEgfUJ4ob4H1P5FFykM8sqQNc9GPOu7rIOcZkXyi64RypPWJYpYXMcbWSMX7I/4obs8tUEdpLxl8WSCl3Tsk8UYdbDGSJ8ZcTywjdJG0QR6NjPbIoWjnWrfCaIth7PhuTlU3wbKPoK/fZtlHykHKfKtdnbMPObaamivnl/qsXQumYyOOTibDMzeLkZKI28wBKO10ba5B5oKmFRvXBZ16+XretryxgY+XnN4JIZOuCoOZABOltAxZUKqcmKHpiQdD+xJbgk7xNlBuYpNXxL1lvzLTz5VEBjnTixrNDNwXbopJgeLdr7O8eb3WJcIXSKzmJlg8uZx5eLkruzcBn3Ide8ghL0+R6diPtkqaakehyxqU1v5dTblAuGYnUXLPqJVT1l<text:soft-page-break/>qaGEPWuqTqoy7dvv0WqKS3zr9rUygBmp25cyA91/b6uisPrpKB/oWFXHa5+9/dUzmMnxciSLECmblJve1++X6zTm7zUnYuSgE4ONy6ugQeJnC9I5K2a50KQGg0FjUdkSvQle3TVVmvv1oVRSUqxvISr5rRYsua5nbJ+Qeir2THUvi/fRF8yKy6y+rKckckjopb771Tq8e6g41sy1dsTclRNC35dyOnbwfV94nkpBq5LRTVFhLaAZhiTJHCI0kVaoOWswHIIz2oIIVQISqa0gxDvAWXTSgUPER9QNlc7KPima3ppBxGw6fxSw0SYEKyDstpBiEBBWYsq7SCEB6GDRcUFEGNZ7SDEF2HYWdhBgFUOHYUmHcJiCMmHXQufbUx1XfY2Ffs5sKn/zxlMS0FOdjMpJlq62TGRN60TgeZpxcwFmdbOtnAttm+xhPj2l0WYwNIGT9fKzizPN5VpCqHuLLxXcZpCqDqLqK4sJ2j7z8UUQi3aR1uIYNywQK1tAyjSEiJgG6mwhIJtC2gXW4ih2/Jvn0lKER1IquojkdRnD2whOTdJ1RsaJP1v6JKsItC6slVfgYX9+koN5jy0hsqFvTfE/+7WkOlN1WKCcKBpY7q8X+o705JN6mvyz+hJca4rjlc3Jn3/0TR/O/qOwbuwPxU+MALlGvmiLNKSouhpq+SHxpHonyytZdWG0PQHdVAyD1kRh2/fwn65vhrfQqNSUaKPanjCSUdc8om+z36pF2Rocu+XoZqEU0XiYgQLM023OjQ7ZVXLRZakBZVBZqDR5reqlPvThk5dp9ZRdUqourQq/a5nT3ue+b/gKp/yEam6v+Zmu1wK6a/MDfXXteJLivsk8pdeXth3+Bd/S0/X6lCuil73rT1d76D1p7rA8onSF9sWkrd47+t+KCWLqbohrOkbk+bOP+Pq0stZaFvI9ZIZJ5PKShH0vIIPqo7+jlJ3l9VClUMvK0e6B24hN/M1okndjC6fGXz48n4FX171D7686tlJYpaghurZWRLWqIZw5MxDbh/4SpaYhnAPlm+IyZiG0NxbjzENoXnC3BLTEA58eQBiKHaNaQg8arfENIQ2O8euoJYdaAY1iIcjqmFrQ0Q1iN5EVEPY+/LmDERUg5jsjGrY0DKiGgbuRFBDOHDlzeWY7rq5bqUtqvTlEWDnyyPYzpdXXXM6ibAGAj368qrb+/KQh2rvy+NcUgWB5wJluAhtXHUSua4NIUhvHgF5rFF488YSusWbx9CNALbPJK2IDiRdbWORFLgNWlKrO/TnTVRIFnAH/jyJ2pWzdv68uVqDQY/8edleUCRohT78eX888Oe9Q43QohhUJfVbxEOoRsYTs6erO52Wp/wdLj0truNyRnBdTVLjBX793OLv2Mmf5ya+bD3qlH7ZuavqpudIRFYvOUUh8nbDGQpZEp5/NxSy2JSv3NjK7lKg28iHrspE1RjTSmZc9zKe9ACeKoW4yF3ZuRYgokeOqHvauUolclSL/S3uEj3TqFRl3DcIyLouBH5Tb+LieZB5+cfmVVEuUC3veero5zeMCzwXVrachanRfF/nbDtXMVOrFfJEqlpim7LgwHNVUuqZEhiX95ZfJxJrrdfxyys7hb+yU2x3fB/OhMTt5iVUK54wJ67H4L2jfNR18+DXivP78Hh9bx4vG8KDywsQMtxL808NyxzQvdPLhshOBRNXtxfg8CqkLB1fgMLFU7z0JQCK3/4hjA1w+tLlJY4NUPSSFucXQ0vMpSzeL4AxARuE+4uB8DPFdqknpMUBtjzuvhfRzvTSLH1Oh44Y4PT8iLlMJ9Ey8c2dJJDUfU4CmdM3tWB+urHEMk1/l1jR0hdcusMA2fnDANw5xCzC+h48YoDBv1PKTczB89SzXabr22+7OMUA3nnFANy5xRhII0lJ+sUA3TnGkDqjLa5fXGMNPsnDHzjHlm4WyvMH7jEx/IWmxVwXDtgQs3DLhsKFt/yhj0yszMq000s21vjATRau7Hi0ifz39pPp9oxqZWm66jssB02J1dVe1S2kqtaq8nfZ6teCzp+pJ18Pabh+z+nyZvvE6IF3WDoqvan+18uOy+uW6uVpqIFAetifqvBrg1KjPy6rds8PjjgoWahSrobc7kQ6tnTiFbmfwppIbe9l0g0B1ZmkCV81WO8dTrHjq1GqFNfFu7bnnJudP2P/XHdjvbHwVw4WhvSrMSbrzrisVceJ6ha/vhmpsuy6PLnsP3heILbqXHtHKOJ1X9nl0rbvmKB62KLtIJex/sQd8h2hpJfl/nKuuCiQKkau+xOetz2rjr0lv+fDDnIpfUAZ+QMui1h1n3imWn85vm5LUmVRSzIoi6KpkXIHuWw4fJ/uZL2pJx62XEbJ8xTS68W49R3yD70P0lO9zPOrT+PyCaou3XcOvxofHX5IBPR4YRVA+EnS4pKo6SjIDWB4Scri7Kuov7Y4RVA7B2FfD34+AsM3trr5CIjmy+KZAbDEBx9fTW3Q0sUHGIeSsROoFfebziHxdDiRtkaEu2n2JhxT27iEB2ubgHB2iblOt1hDyXCcbVgTDraOYLs69fpaLD69bdFKX9LFpUcQTDff1lYwXb/0F5qPSfjzELDHydbEuEPzWi0TDO336sxDzB6nOpcoC81vtuA2tDEsnjxE9yEPj3Tk1dDXMKyOPIZPGhhfLtQy+1goawxnocEx7oVe5xQXwh7YWFhgYG1hl4ndB9ZqC7HyYFuwjUUP3XdXMkYgp3c346Q2nLx2k0DukItWr54Df10w+09dZkVUlnHaTiF9hJqp+MSdXm1KP+JadADVEfl1Dq5Th7TLdnTd/HpiWpcn7p6XD+av757fwMH1DYI69OBG1Qi5TArPdD0PjDykFdXXVTWfT/Utrz2pV6t26pKzj+k9AME2JLUlwNoOLcS/s4f5PQDeaUsA8qmf3IAAPFCYAN4pTADuFCYGFsQLSo0JUD7NFBoTwzaNydk1wYd82jfr2cjc<text:soft-page-break/>1WV3c/+fI5t6wpzC1CjkbDfVY+KlqycDe/IsdCB61Zrmmky9aFu70hdWKk2APCpNzrqd0uRsS0YRp9IEELb/fBMjb8kt0jLFlgdjzXYIKD6SB6CAQUspC3pbEo4olSYAH5UmZ21fxjXNR4NPMrB7pWn08aA0zeEsdDjGvdDsnOJC3wMbCycMrC1cM7H7wGGPStNcsI1RD5WmK6k+nI1rUZl9MM9157BMBiXD0XVdYxHlqgvxunaiJoM6c+B6rotT+8t1f8P1eO2r50BfeRf2V3K06CcLl9N/6TurGtCnPlD34ssXRa67mFS06+cdIwlzdCQ0oxK3tpDVN6BpfVS/kg8tVSUzy6IbPU3nXU6ZXD5z6KnehT/lQ1um8Wv50N6oHpB9IFCOz6jvkOu1sldaFat3VPa5XppJraekVsR5R/kgrT7C9cJQ1o9N2Trv4+50+Uo5LrV6mDaqXmIOOqAPbl8b7ynDVStfpa3zSpqWQLtawWskns+oXnpiAfUCbE9cwD9IrlwZp5yoF0dohAhIfjLQWlYCjN7etszgN0KLA1cbBhIntx/MvcQ7xL6//5Ott5//440U/FtlSBeiR6mv/ITKkMX+bVeGLO5dlSFbi6PIoouPXDBKKabdtjxqRu7YAGYNzSeUHSMcVGxciynK4kedFWADJRuLSEryWM6BCXGhGlJ9yFhCufUc+79nSdL2N+Ok/ZTf0pZ3L94WjY6ZsiTatysSf3IGpI1R9SGRbkIbtYOxG/mIwqK2Kv4/B4NaSTE2f7C5zb8eP8au8b5KFJyo48tLzNQc16xGR/jLcI1i7I84w6H/FqQdQAV2uGm59jiCHnqpb9rmDOzXgBIelSvAVo+it2Tr0hDNvRUuxqFN4Wr1LqChRxiigfvXAkqWNJdCJphNjqt2e3O3acBazXdHZB16YeVEdnZtUJfvKC1cUVC4Fi4L7Uy4e/76LyiljcLUOLAoKBcBKOrRk1VcaLvw7S2H8seMHpvzPbEzx1eaVGJA4Sn/BeXbaaDttcK1gwoK57rEzdqK4trtzUwYKdy4I7JHtDu9ZtlVg9HV2DETW2VdZ2yrKgzMoAgxlyumvWFze6FSc2UPAQqZMxosNYQJ4CcvXvs+p9GTLaRVBFH/mCgAMqDVsB4wRy8Bga4VRR5ggwpFtdcN7kBQokMBe8yaDP9bSa3ANA6BULe9cBni4nkrrAHlqQvKQdgb9Zwtx8IliIFWjBw1nX3r+Qia7T0aXtuAtfDoB0NIXJ46wYTrRZmtSUwvrVS8T1yfmiTNHYggLT1ZqN989kfkTn9xMXB2ohAxoBy4WV6i/kqbvGguwREE587aNVAvBojjKcdTnhMhAjMk4syKCDL17oWLV0+E8SEoU5hELUgmVYF+Z6i/JBdpQORqDhh1Gai7XO8o9FJsZ0IbuZIXJoRJBPZqRdzPMOBBW0gPoRHRUnPhtHbmiyIcE+IMLXpudCfBLm59UKegnUg8Xe9mhQh5sIBxYsxfJ4eia4YkJ8sYXmBLYrvJJZZGvn0P6eCZgyG3Ar/pYmqc4be/XB7XV+gTAnRJWIB5lHq5/e6OKZB5FUvmQ3+il0fYpy5WP7/8G+RLDRZ0a4sDt30BKCE/cIFAAqeR8cosRcuMdMK0s4c8vsi9tn2x/R1qxKJ0uqtNHtFyBeSUvhPNtGUx9HL/KLdSKwSyLHhwuyZzLXusdqvhXoxrnREV8HesqA4Q7WABFQY995Rvu/nAZ0g7qgNyPUufJrxoT/Ek2NIglTiEcBiNU7OtbDjJNtcHSujuBexz6Z8mUB5W19X2DtEOl5FHUXEGhE4OXOq8oKh6W1fL6wo2a7sTUzG/CbmD6z+hNddpjKaRrWtfw9PCXwOL/WsaXOmw3XQZDTTLmPhdHFKHjgbCZ+Zdi6MOWIrHxsWmxRo0DokISWjrzgfy25jIKmpQeOT5TQGzTL38dbah7Qq0F/S9gvqJprQjctN5gcdjB6w2GMyZvqcQS/WdgljOxz4iP3ZRAQPN3dqkxYw/HeIBvJCI+hK8xR5L+uWFS9zz3gsB5nj0JE/77gaYaTAkxrFtH2Seoe0AVO94X2zi27aFJTxDlkGCh8BRBrVu1IF2Wll7MHObeaJO+CiB32xjxbhil5qke+BLEmxASuYeHaoc3hNa9Tyk1gFPz0C09hl+epgxcJARqeDb/KDiEBoykkb5hgaUa7yRvhm7BDNsHWJbgAM/jJf4ZhR0CKA5cVPYOXmqrHEZIgdsJQhQ5b95g+BvPPF7G1JikZJxjFCatKZVRu8ktlHgkt9B+EVG0cswGrJtnyJyHQMiFkodxpOrY3Kf9vMFEgriHDLIH5NhWgAI2lnhPYO0WS4y2NtnbzMqNdFm6117CWW8cBBkYSVz80P1LDhP8QanGmiqDlhIo8fIETsCRGxyKwIP0PzQm8sbOhOfj4Wtt3iP5SYn0qKTHmcGuVBBLG4ADcvtL4Dm0idYOlKJXbLrnxM1csou0tsHFlrlAGwKvAMDlC1/R7v6RFbrgWB2cFK5801Hlgy2fcq5qTrpYzYICSK6C21uiWOL4h23+/B3wz+UD4iTzNNFkTDMzDZA3uTG0Xw/89FSN30yUtcnPI9gugKOpT7JvsR+tJpjDc72WH8oPicFnIZYz9tjYdpjbrXH8A12lBvtFVAV5CBecVjSng+zIbonOCxLvFTdeK1VvCsG3isPi9gAt9WwNKX4/c2Pg1rFsvyvlea39mCt8it80H4U6katbLtzZ/TyxqLUag8aJtpLybqdK+WgHvLmBMMxsKxVfL2IsRvu2BCL3ztwj30s6e3lswQP0TMRhdWb1CcUdqg57iyf6AzKfhY9JbO6Rk5VukSxzDs8lM9ws504TDazfN4aN+61vDd55wjtucuSduR2JlbvejT786Llur8am7YjK+ZMcal14icSMC0T12tFycs8y8SFJ1uPr9Mi2d4RhnU9x9wbVz6O+epEVn4wcTa<text:soft-page-break/>NiQep+iH3DCkhxmnnYuXMXW4tEuLqzT39tsTlcIfryayu5zT5LnOB2FdSpdUT6bfNLD13XZotUcFyi9dFjZoHQF2Oy2R4/WapLpzUW0nXb8gu1COPsi/f/Potrz/q9equ16zUJn49Tc/1vAzPvBf5tOuPevLywWjFeeLOMym2vurK/akSt9/kyv3l+5LXr12p1Rz1a/2qPvG8WPqvS6QrY2Ve3SJOJFY2s0Lag2qpitYpD9etX6TRXC+pC8L9uXdBZj2iVt+W3uvCiu3pZO3QM9uT3rlWSeJyHOm5LrJRSD1rQVA+ajygbkJVEevZauZHOaG3r1luZVOSB5ZAywVXGmfaqN0W/tb3SS4Hc/6W9Y6O4t5OGNseh5rhGfFv1a1hPKm2WwgPxrZf3UlwOJOUSjvBRw8K4vB3t3IyCfYUksyDUTpOgs8x7OzEfK8ZYW67rTziZCKbujOSet95h/Z8D6E6GeS5RTz5UpwM/n4t4qn6t1GFbHxeDXU6s7YJzsxqnxGvVE9kIhOOFHWXWHlNSPDFDP/WuTjVinXqA21f0b0falYbMaqEG9xvC31VhGtSVJXtughXO1c3lsvzUDvXmzLacNUHqgGu+X3ekXzgela250Wlq2WQ9Alezr72jouHWkbT6zdG1OHq2/blGxXXq0+duzJ7kK3loKjbZbNLn8flHIS6tqTqH6oRddkv+pwQftIdzD2ieNATVJjlRMwhbuZIhRkRyFt8NOKmg91dZcWpVHJmh25OX+FJ73nEUUacoAt7pxGiBlJJ4nDND4UEsa1p5yGJJDxJs4k7F1e+416eCPJex7TPxd0nsZNFfUhi1q9qPOltzOZ070dVDyHevatwLva45re7KogwSLKrLc7eEoVIzU9dywWfxr69yOrSqIu8hfL7QDI8hDdXX22pH8WRmhpI5d+Lhv1qrgiJu7tIHSFSVxs+qmBdkGrGpoeDur241hSHaCjUdz66J/E4qnUe7gRVjhsthsRMdvtKMBlWg5PXOqKTzCiO6LopnMliiiT4dzeh9k25ISEQTOZF1Pg8Gw+GY2qO5yFMxWXm7swX29m4jyYbBetF4LDvajQNk7wTtwY2e8n7ZKrZqeeNFqzbJf9AnBBhZK9f7R/o01iYQGgAj5H3p6wiTwQBA9I/Y7so1yzecfMomByiECWrOVp2imI3R4+EOZvCIuf/dTs1jqAEEwKxsNiTxr3GbIsL7oDgHpvaREaxLuGizPE89kkk23Bd2vmQsLXCSN3pH3248mhgcC2MfdKL3u4jDC01wQ1fhQciKZ0vX7i8Mwj3D/QvFp+FNNZ+3sjdcZTeMdrryX23vk2iNkWc+LWyGV/jcfAkG8DXT3A4WHPqsPMrQjce0ixpJVZOpSe6fAr6DifFd3O4furkW/dM/5aFNn7DfD/X7+A/s+jd5QqE1/t+Ikaun7p9uyieZzT1zCShl1N0Xae3Rbb6qIQULT4NNd37uVROj3vBqVPNrwl8WStmaEk//+YqZlyvla7mulA3gsvlx37TyqTPC8V5laBPFL38umP6cwRd8rMIumrHEN+WoM/ltTx3dKAegajH9Nrx9jtOOtTT+EWAGmV7kn0swXAngg30MalKxPOSoP9a/HfkQ0ZKiRo9rVPGlUDah8NTDBd5tutxIdbg+trK2v4hCwyZUESvUXhWumh2/u5cjdKf1RbOWWSKC3nnsHO49U2GQFG+kJlCyngQko1hJz4OHvy0x6piFlZE1pXobqQB3JNDtt2v97hYsxxEJ7LpDd9rfDALR8n4TvxIZ2MdKYdHeSNSKjGanQzBPfkarJP+jS0JhI/wJOxqSdqItAY2CVWoLzBSSqRMsjs8rhdy7TlTROjla5c+rIlvIwB5qVtmjbSa8y3NdRZs0lca+frg5c2Pg0D+vlhqEc7AnjuIPqG3fHG7gY9vJH7MhlMSrOLWzboMkjhHMhB7ryYtoVivdJNW8vynl/8Pirh0JQ0KZW5kc3RyZWFtCmVuZG9iago0MCAwIG9iago8PAovRzMgNTk2IDAgUgovRzE2IDU5NyAwIFIKPj4KZW5kb2JqCjQxIDAgb2JqCjw8Ci9MZW5ndGggMzU1NTAKL1R5cGUgL1hPYmplY3QKL1N1YnR5cGUgL0ltYWdlCi9XaWR0aCA4MDAKL0hlaWdodCAyMjIKL0NvbG9yU3BhY2UgL0RldmljZVJHQgovU01hc2sgNjI4IDAgUgovQml0c1BlckNvbXBvbmVudCA4Ci9GaWx0ZXIgL0ZsYXRlRGVjb2RlCj4+CnN0cmVhbQ0KeJzsvWlzG1eaLsgvbkIAiMwEQFKbbdmiZJG2tQG5ASQFWYtN7RskEshMgKRIi5Ko1ba8m7asxWuV7fJWLtvdt6u7ul11b0dHzNyYTz0Rc7/PTMT8oJr3PQcAQRJAnsSSCRDniRMKWSaS5yTO8px3ed6eHg4ODo42gjCaEbSMoGSEeFaQDUGxBDUnqJagkaaaggLNKDbyn/B/VUtUzbBiDGrmZt3alsp7PQ4ODreR/u236R/+fOKtT9Wz1zaq6Yh8CRaFSJeMik1UrLA8Tf+T/C+DNPIz9Ac0S1QMSTUl/Ef44RwspaiOPynQRlacf3/Gt3eyZyTt9Yg5ugkj6Q17JwP7p2CKikpx9mqk0WmMk9OC1qdYXveVg8NFpNMbjmQDqaykWLgWlGJbsc/jfwqagRQrjk2Km4Rc5SQtR/mVBH9STqUVyZVCfgb/Vy6sZqMxA06EiF48L2hTDP/QWO/mF71+CxwcDtCnFGa7WGzS6vViUOYTTeT2n3/t3Lu/B4q1+PCXZ0cvDe4/iTQJl4lVYlBinc2QNJPyK0m1QtgTAw67QCwLy9D/0pTv5UuwwL1+WxwdD9i6B5Mm8HmBMiileDsgfw/GsjDrYJOH/6TnCE5vDSenqJFFAdcHQq5W3iDMoYlrx648yNz5ZPr1T1Ppq5tj81E5D3cHcl8wJH0ynLjUn+ITmKMDEByb7tNzIUKE6J0Cl8Z4FnZguDsvHxDL5Gp5ITSxlU4TcsqYwNawb8NHcFWqZlgzIzq/43C0EUL6rKBOC0pOLDEixYTDAicw/AuSK6tgWdLgT0MsWJkMOtWfPDh39f4fr9//cfvYxYH9J8PNXlAVlhhecywxkYGlDQu8cBoWOxZWzYhmev1SOdoR/X</text:p>
      <text:p text:style-name="Standard"><text:soft-page-break/>I+ophhQtQLxwSZOXAvBooVUjOEUFnUiIq+CcX55Cxu/ngp0HMnrj26/91vQK6OGHe2JQ2gWPhb4OauZ+FoAHIFfymdVoVfB32D24Sag4Xp9Qvj6HqkUr7kqUDivKCZQLHIqrGK5qPW7vOOmkT4FZArqfQvmjWQtDaN5rlXkcNdLPVuWfQPXaGcBDdzfVaUc5JC/HROZrX75Kpyw56TE02xIoQEBnaM+bbu9vo9c3iJwd1mZL8Zji37LGCGA8WiliiRnhSaITZkYrVpYd06efXRx9//NZle3LhvIqJcqvRjlkjvMsWLTEjOkltPwSAGf0YT1mCSx59wuARi0bVg1gX0i0CxJK829roaWUS4tCN6vuBVJGFdopIN7J/awCNMOJoH3+a9/u0Hit46XCaB4TmgWHCPhi1d0Oqfxu1CriqsL0PU0YQVHD4Cx1NEzfRrU1t1vqbWP/pT6cjoVDiRgWkQjhtAsYhTz6AM3JPZWKJYo7UoVuVGKBYuUhgFjUiEYyIi56Lx/ObYvNcvm6PjIcXSkjwVVieBhER0I4yX0yxcRqIazreCp6Cd7FT1NYGarFUD7lZAroIx3B8CB7O+oxkeYcJRB8KEUAWHj8LfRTkv4i5NIkaU5tzW25ZcrWjkSIVDCshVVJ8KJ6d4uMt6grg3L8RzgmwVpjRQKT2LTjfNaqsbdyMUa20T5CyQq7CS41yLo27AMoH9UNKmkGKpZjQ5GU3OAP2QNKOYx7GOG7FmazkaYRIm8ZP9MjcOc9gAFwh6og0J40zIzbcF87MzyNWqppilcBd4MxG+oDoWJISJZJXKFlIsuGJTv3YbHwrNpVjFZixzLfJC4M14/eVwtC/EREaADVDLYjS4juF/pSykrm3ol9cwbEAq5acohtdfFEebYWLRl5oLjM2IxARaFDpoSetIcrVqTal0QZn+oTHfFh6m1RmIxoywbEhygUiIRXmcTmmtoVjFplnknZAAgMR53+ipnlTK62+Mo11QOA40AymWZrSVdbddWsEZSlLjNTOkmcEEz5PqdpCscCuQmAaK1TpOVWrrgFytXFN4VfHtPeQ7Mskd8W2K2LwvPh2Qc8CsgGLRRGzvZ05drbUUqxTZq5tAroJ6WqIBJxxdDKrbSdUFnaYvdWnDIDQkV8CyeDZ6d2KLcmhQORlVzolKFrUUFDeiENcbuSquJmRZ6bT/YAbud15/sRxlIFZZX2IWKJa0WlenU1urKdaK36VmI7LVH5/mAVpdiIIuOo3uXh97tYtNILeVCI3ghT91zrLWPyQ9/8KpWxOvfnxs9k2gWC3dnFe19UmuyptWrM4g8yu/9/Bt2eN78RhQLK/y/lrX3KRYwEuBXO0+eefs4uOFD3+cfecPXn+xHC3EQPxcRL4YlidJuhxxeHk92zu9YUSWjhRLgD8TOa+/YY6WYHC3Gd1vhmULKNbLl5ce/PC3Q8Zrm/ZNROWLLsyx9U+uCkvJAnIlFkW84d7n9dfeXQhphfoXhbzXjgqvctTcpFjQth159dbjX4Fc7Tw9Gzh8jrvC1x+ejR3eEjs+GD8LFItoLHg/yddVg9t3Ikddh9xjuM4AX2s4bgLFIiKEqEx79PKHrlGsLiFXZUvJlIoVgmgLcaLVYmBtMh2LzoTQWrVuaVV5c41ibTty5fbjX+ff+8O2xPmB2JlC1QPZFGKYfen1N8/RBGyJnwByBRQrGj/PXYEtbQWPoWKE5GxfbMrrb56jAUws9qbm/GOzpALyim/ZNYoF5GoByNVHPzw7nu6PnZK0LNB4rNEZM/FMrNSiyUn4gbCcC+OJaXV6CjCQq8DwXO+WGz09S15PiPWIdLr3yFTgAJk83k+VlWdTIdNquY5zc3+dCxRrJbk6TYZj0bKeQK7EOM9G72ycn19ST8w9l8oAxYrGz3lDrkjhD4yQ1Axar7lQtZneUjEMjNSQJeWbpfJPud/VZjXNAnLVn8wnrXfP3vn83o+/eT0ROByAOkoCScwKxCT0Sm701lIsrF1rbTk098LpW2euPzp37SPl7MJG7YKkThLdIUNQsoKeXUuuxOSUqE9JSlZSCktJIHG2W0k2k/froq4GQwByFdg+L8W4Y6VZWPJtuRHYsUBLxHrGrBRSJRauDPifZVRqxX8ahcK1ihkktQ+CY9O0guHai4/T1lKKVYlcrRo+2gzpQvZ6PnA4gHrxTfONryZvf3Zm/j2gWFtix90mVxoJSVJzcEIFk9NiIYQelQ0K/EotugBILU6ByKevuKqQFlKNgDpFfsxolva1aw16+/yJm0Cucu/94d1v/sXrScHBhJBuhYj+hi3Dbw3FMiTioIkk8/1j00CxGh8RkKsBbTJa1Oeh687z1eGoYeZ7LB2UTZ883cOzsRoD8O3A0BUgKp7njBc4km4xR64u/cNTtzbsXAihYdYQSgWdtWw0OSnRVCOH6nMtolj25Kr0EkYxc1ZSrNZ+6xxNApCrM9c+gT/vf/fXMwtukStM/7FIwLwhxQt1QPxjs72peaBYdY8FyFUfpsBnaW5RWM5tjs3Deuwg69bzJ28Cucq//c31Bz9bb/H8kfYFVVBEVq9bjEy+SRTLIqZdoy9O6mASFZ0a/aRlyiVyZ4kquX7FWYUOAYU9x+EvsJqIpBstet4B1i3oJ5Arv5yH21ajX3a3QsIqxqjL5NEWihKCIZnu5wWq3/iggFyF9YyEytgFG5dAQmFFYpezXctNp1js5KowsUv2QzRc87ndrphY3HLmzujsh0iuvneDXMEWDTteEAsEFHJPcNnKSLFaMT44R/qVmYiSlzSjcGFRi0Vy25hxAcV656u/ALm6eOPByMV54QhPIWkvIKEiBiugWE7lExuhWLTkpUiLayjYgGLV7ir2UzMjeMXA64aYyNAKHWXPXG7AwSQZB7X2ORs27wkMHaAHEDUvo6tiNOP5YrFrhXACfGM8kcQJBDWHXzf<text:soft-page-break/>SaZdsVsTtaMDiopOczjQqwRFqoQrHUu/WG/4dV4q/DldZSLc5AZtIsZySK9oKtkSt6MThLKvNIMq5wZevAcVSL91rKbkiXm+LOv4Ccn5DfMZ9i33pwrKS1+WaO9ImNrRiff2v+Te/fFo5DeRKOnB2IH7W5ZfGURHEYY02q7q/XIcUq+QZp3tpll3kOZqckbTihaJa04rLAf9iAbnq25/17Z3qGbGh9CSJLCvSOtTtnkSG5AqoY2Q/5nU2PAXWOajLm+yTOcmtUKttqXxENwuBVZqXSuYhkhoJZxYuH7VqyFZTKFZ95GrNEjZ4hlT7gGbXbjowCwSjJeSKrE2JZsYlcrC9+8dmfKm5Rhx/TQeSK7yaoV2LOFxYXTyutQLFuvfFU/IpIFf9ygVJmwyOTXv95roaEmEUjQvBMVAsC6YoLJlAcrput0g0acIZ4bh7igXkCikWywtZPn2oF8lobvCzQDyhzXoakKu+Z8breJPdA2Lxc+DybqhpuBBgsolKdmPSAorl9eiXAQsnrOckEsGCE7twT1kxFRukWNsOLzSBXBUaZkgJMuYbev3muhq+LbsDI4fRsK9YLSFXe/OCvLx88LLfxiqaxK6VlTSDXuFJwazW7yrMbZliKacGYmcwEUbLiNzN4QX6U+lwckrSM0ixmvHlrqZY8YsSCTKB3xUcPgrL0z866zvQUDjigJYn1wfnfVPNvvgUfJb9d2GhagX5VYCmmKm59ozRgq6GdiS36tzhXgHhQuWmVtmsSEi5FVCnQsW5EYhlfPvsjaUeglRgJ8lW2GEDln8586ybYqHl6pNfry59+0ziwmDsVJMqCtEvjlMsDyDKeRqnSooOm00kV0TanQjswNrsWBm0UsF3iSpCN2VL0Uws6YsW7zqfsIpioXalMskplsvAgpt6BihWk4+bAsX670fN154Zz0pyxj801rtld7O6PaiS/I66+gbkKqLX5W5Ip3uPZkh9QPSwiEp7WYahM0CuwmpGULMhlee5F4CZQSqGkYdb5BDU8LVH8J0b8Ivg13k94npAzddk5S7HltRBsZbdgvr5wd1Ho0oaTk9JaUpUMDU/8nAs94BX71G4ehtAsSiPagq5gvkAeylcV5Ff6YaQaC9djn45H8ZauiRwRTahSTF7WkLIFdV2yDWl8rtAnKQ9qVQNV37ttpZiRdSLjmwLHPUjlfIlTwX1tNiCkrUYOazBZeTvh87+70Cxmt53GspeH73BarP18asi0MOi5eEkosEhbZRRQhw9QK6EosGwy4E5egpynla8bQFjMGaimjGgTa0PsyEhV5SF0nwTZxRrVcxVmGgKhYDc0iwM3Whwq8EnaAYvC+IOgGZE9CxevYtBI42TK9yU4NxJnfcdmWrb1DY4WWDsGL9BNnYgV1hlgG07Jd4Ni54yktIE1ReaQS/sOVsfZ1tJsU4DuRpQLw6ok+tjv2pbDO42g+r5Ajdu2nFDc3/yZIJZgR1/8G39D6BYLRoC3bTJr2adwwKqOBo0K78pfcD8ehnuOEY0ZrSVlBbNGpD07q0QTbTOpiJqppnXB2KHoeIYAQVDmCQ9BxTL67E2H9R1CG3b4Vfh7yevPralWNUC2kNEoSgwciQwfCT4wgSlbfVeSZBcBeNMWSocDSKsWP1otiq8/IbIlUIkZBXDr5/vTZ6Cc8frwdUCMXSvOFNInLDBnupLyBWpuSCj05OEwTewmasoSg9HNhw0QtxxYns5xRqEhakYsDf2a5mIzr3trUFsPrg/B9+X0Lw4IqrkQ5kVsVy1HEV1gkIHJFIYURjNwNyGSVhqYXm6kGxYlPaVmp3xjVoWccy1J3aStgjNQq5LPT5duYhgT4vKqNXfzFeqkbuDYgbkfPeIu8Jq2nPm9omFByevP6xBsWyyBYkGFzyt74VjlKAS93r93wWQq8C+S7yKQeuAX5Oy7JZqzHJlRPQ8EWFrD99uOu07OoVhHqpJhxleKWkrVhLmpQec01+F5CqWQ5aFXtH6g6mKrcj6HK6dVY5CCb8RdIC2SD2sm4Ga1USrrVnkSiI51I7ofSsQfHa87/mJsIKnKqkzkqNJf5hLq+QkOdfq4EkgV2Fid3Ut8b92o3rgwZE539buKlmIeoAKqWrXvJdJg7Qxu9aVu0O7AciV9dbXxxcqOwqdSDFQQWCr8TUC5EqIT3HdhqZjZ2rqKe3coHqpdIg3QK6MEHWxaRZQLK9HVgCQK6BYYlF7J0xkpcsv3RJxc1TYUYlgXX2/lJCrrJjwTFZxDcVCchXGm043XsBbg6XerTeDw3PE+N+cb23t5PQENHK+shwWtVyRGrKtlh5Cn5Q6FVGz4YIUfIMNFSGgzyTsxKwzlBS/mqXA0NWw3BX6J7CNh3WjvtzSVU0gfgGyJWLgkNQmt2+PAOQqs/T71NLS/e9/G03fKFGs5uhc1dWobgMqe3M0CXPvfX/h+sdAsQb3nQgrSAbqJleFYn8YANleRhKSoLR6kxTLuFNgaDxcSUFUqMuEVQLsJBKJHhQ9klVca8UCcnV45r3JO5/sO3etSW+3S9Ev54NDC6ReRnO+WTxuYvMBkmrh9eB6/EPjtcOfaHFndwzUNPcE3k8h1KSuFtGtMKrTG4KW64OjBP/REOpdlUCucEXr7bXRNR304gAUq/HpDRMmmDBDqFGGt06vR9YWAHI1/dm36bceH8ndSuXzA/te3n5o5uajnz0hV8WJnQvuOurbssfrd9PxILPd3Hl8ESjWncc/70xl+vceVy++/tF3vzkjVwqaeQd3m+G40Z7VuyoWQ8dKCppJRTg3bMbpVGlPwFqfjdyzIiiLZwb1iz2pFIofuh6yuyIWK3725NWHH3zzFyBXT45npM5MfG4HiFinD4MVm6MnQBRLgqrli7dLFApLbDmqg7pogigTF6rr0FEMONa3pfKihs5c9Hk1SIz1wl9cewNuAuuFydMRxWqE05a/fHjmhh3jcOh4PbJ2BJCr5185n7h45fbHP8y/+7VX5KrY8H7n29o07ZcuhBQvXCjgfW4an7383ne3Hv5pIv/Gg+/+cnbhA2fkKp6R4kYk1r7lJGhJ6NWng4rkKlRUNA0MH6k4QKkpduxUqnf0VCBxgYq1urxeShQrffX9pa//LJ++MrjvmEQjh7sy+KFBCGoO7R4NVL0pb5j7r2XbTbGEkcO4L1lAS/<text:soft-page-break/>8UIsHaIPQ9MDzXu+7CsWB6R2Qs7S0xlDCuNT1IXCt8WcHhI77mabWtVwC5mpx/EIvND+w/4e3cljSz78WJsJ7l2j51gBhSsFBy6X1uPnD5tc/+6Zs//8+zr76zNTYRjZ+3/X7h9opJdjJ62YBieT2mWkA9q3ilUWgoxkWnEC0sUmGmqXj5kppxS6XFhjDfSjEa2LVIXKhDvwZQrA/+8G9f//P/NnZ+YeOeo4VYSi1Palhb3ZkSVR/QMYQ6UQ3Xo9QKOartqV3ZnzBta83gHJY9uFJR+fdgLIPVUrymWAJqBy09sXu+bcVnnAK3Ka1+z2l5C5IqzE2U71j3AHI1tH/qyXgmHJ+soyJ8U5sFJ2NffIpLNzhCX9wIKasLdamX7lG34Ga0XNmTKxIpihTL69EwAchVRKlg5RaI9HRYx9ONHnYV5zP9x6Z1hqqSygaqbNW3patEB1I3UKlMt0iBUftPUStW7o0vnlJP01gskfI03epPtFc9r7bFVj0dVbOEYjW0d6FFNJXyJ863rWTl4ChOiZrbu0Vl4jzr4kh6w/7JFgldOmtEPPmJ3UnPXkUTMbHoPzCNZvYG34mGwYS+7kgBaAVI/TULy5zVMyFpIDT+PaJi/i/KLlUKMLad2CKRbnhCOdPmCkttAnIiZ4Bilb9GpwHtxcpT7RhqVQ1UELjCeaGZkp6hJiz/2ExFtwipDm+F9Nkm9gfOJknGYML6DFmSirUagWKJWOGO1VGyNtyd/DuepBt5UqEt0unQwUsNSgBJChZXDWgXfO0tCkenRES3sGYTSRhEKl5K4tNw5xcIxfKwk1ioRc5g0pPXAg7Uvu3b2tlRwXAu+0dngGI1KJIswfRQct0jadUi4BLTSRaJc5GfArkilYY2qpl+xQhr5D5eh1lSM0l8y2mv30cHIPhcclVlNAfkiigYk9zkhXZIcXIELGilZUJro9ypCUtDE1Zv6jLuLZUGDuRKUJts4cGMRUwNMBqIY6TmdxK9rzGV1KlCsXAltq0tpU2ABop0g+TKQH96PNspIjNArkJws1CKmfXFqmch3QolcjQ3xOMexqZC8Sz2raByX/+302jTrMDwEcFrYY26URQ3aywHh1RaCewYB4rl9YDWA+BLiSpYGFRwXpoTU6vKBA/h3IfTH/4iOV8mWGg7cTHEw0hqopckXZbbcByQKw0VbwLPzfdu6dRgzpBGz4g1s4vorqOazcSiMFrFiIrTu/mqIMRLS0SzlToLDtbRKlAsxSyEn3UabXYJRe9P3bkJBX1X6hnkaDYIucoRI7PzL4jECKGNrryRm4vzY8hAxbDOPIYCQ2ONpApi8ZdYOrjrEM87ay6AXEXjM3AZr+PbwahjGdWAw8SW+MT2gxuePxHafQbdhQ6PG1hZfaT6odfvo00B20hg19FyQzo7uUJKJpti3Gq1YnOrEZbzoUq3M5h+Af1CTypF3YhV9uFWmXeA2PgPZuAQt40oblarSLFghgR3zfu23OxQ/twiwP4WOoABNg3Is6PVN7jjCq9P1FKgVU0z19qo7Y8hqkiv5EvkioQEmH0vHJOcPg1YdDtJK7MAdrzQDnJ9qNsAiAGlGUme5AVWWgQsEnGwpJLtrJF4UfTYYo0JWkaThuw6fBSQqw37J3ms+1r0bt2N+gN1kSuMshs+2pQEOs8RjU/DcVlxmOhiTp7CrWbkUAXZauIiaWHP0uneo5PB8YzUxNqpNVtFR6GE9qulJ0Zu9EwstnCwnQMhkYso+WpzhqlpRnB4ztexVt/OAtqoSQKIo+8IPgJfcVgpfYoGNBrBF471oMHf2ZIkpcGsTtkwhXgmotBLZZ07j0TDcblhttVIpzeksH6Nd35wA8hVaB8uFq/fRbtgWyovPHegp+CKKrwoR5Yr+Oy6UXOFiRFBTchKUu2qGSQB8L3Evr0qCAGuxq3lVwQSlfTx0FFI/h3IVTCV6091+z2FaHTnMI+g3jfcR6MmOjYmpxNBV3fFcleOjhLSHAe9lLZNciNrd3MlbjhEXaeRFxVRswMqMjSvR7P+gdGG8H3JzVB8rbehPX/Xq+tP860ODO42B0l2WPkuwUiu6EdQ7pjQs3UD2H6pOa7irhgYGu9BPrk7MPxySJ/FTEkVE75CiuFOdB+Qq+DwEcdeiXpbNYqFwZCpXDdbsTBFXaNlUOo8d+AJIc3o4yFtrqNArppUt6iephQU6iJa+1qx+uKYbVG/wZw4mPpePBkmCgARLdtxjtFOBC3Z5r5I9Yq5TUpwrifNt3owku7bkwGKVf5y2C1XmLmgmxuT61AZiSoJVxx1D2YBvNiDsRyzokqCZmUDrgxuJnzRANG6kgoNIo1VaEAOQ2QtkBVR9VM1rFi+1Jxro24vpNP+l6ZQaLHOXciAVdOfNNpKkr2rgEWoVRKL5RHLEgi5Cgxdadtrfkg2Vwn1OGpUe0EqO+iBXAUSF6jqCFzQwskpSc8UU4r4LaNpwPepWHj10yz3C64tT4B02ne0e8Pdqexq+THNTK4sUmc2t45Fd4MYjVZh7CE14xvyXicQGCBasZxfUiKYP2WRwnCYD9i3Zxq2d1JqLVfDa1+NYgWS090p2oD7RrqSWhrjztOzJD63sP4uJp0FjMUi4ViuOdxXN1w7Sz70pLQdiuUq6iGfqOGm5AIvnl77cSBXG0ZPweVUSqDaUolcicRj6/Wg1w+AXElKDnMD4w0VMKKztPAXskwcPS0wnu3OCmvoZoqv8NKyuwXh409sP7i+peFEmkOxdsKoU8H2SEGFTSwwtAD7c51JhUQAlv3nK1IsgZi/us0IAxMjOJ6tQyWGNh7N3lbAnfBAPQqNzWmaGdp1pc3igZdgfgaG51hKeFc4IIg9UCLWubX/F/7Rp13yKzPE/r/873Sz9Xrg6w1IrpQcvmqHX6UgZ4nagyGWidqRU8Nij4ggN5d8K2SL2hwkxXjFrY3VcqWZG55<text:soft-page-break/>Re7ugECdZ72tfghFqL4mPpd6tZCdUG6lXyNoqU6zRjJhYt2bMtWgkOloqCul7PQiOFaDWyIZXkIW1HqjQEx4urDOE6hd5/Q6KGEk/sW0e7avO3wCpyWURk2DVq0dIzfSpqAOw5rMWXxetAAkSnsEEZ/YbhGJhEJecWeufQp2i0VnUgWS7XdIfC+tdZJkUEjmq4lJ6CYzkqljiYf2TK4rlbVOhPrWCBLTX/VoNQq4M0RVprLUUCyPtsQpPV+yNQK1DJIatnrenkMSEjioa1S1IpwMHp+qQZ4RjqD+VlvTyD9JqC7gkQzpTqq+ANoFcW1QTS6efGL1Egkbq2Rwiel4kteDpGV3xZ6LJGf+Llyvp21jdGWngAjChT7/Yk0qxnxE0D7Hy4yYWnxg51MMshgbkKqpluiR7FKa3pK/IKGclV4q1fkqUMqNArpRCeTVk423pTSYLx2hEXZm9VbBi6agw0LmFP1iRSm1InK2vXnBRxqRb7iYdB1r8RSh3hdg1DCJSjYgyVVGoBMiVoGSkGKNZzKA1TN0feDmoHa9enStLUjE9MJioHtKmmaHds2gcW/OS8YbIBbJah1TqiV3xnjWyQtUaHnZKLUu7b8ue4PBRpuuDiiUOB7RJF0frGYI7DwDFKr0W9mxBZK1H812dbtnegANCUow6It7raGspFi2S2M7J5o2jlxRcru/0wWzl8ITXI+CoBUKunMkRDO42I3GjWpoPkit5KqQyiUcVNeE94xhh1QqO13tBKxwoyA9DmgEUq8LPKCR/cOh8RXUmcjfsojADT/BE+OmelfXvbBvWO9ANScuF1RwtbrL6DsJAsfBoUDPCuj4deorV20ujZidXaGBMznWz2FFHoECu6ovULeSGFGJTba85qyhWmJCrsFr1rOl0YAFT/WIdEb8SyVNGKRge0N72kGj9YicUmhqN0WVMLNvEX</text:p>
      <text:p text:style-name="Standard">XhJVCcFOSMqWeq7ryF+UmpC0YbjSQHKp+LHB+Pnw3WlbODSGJ4Xi6dnSK3MUVE8cA9eMSq9Xou+SfcH3m0IPHtA3Jt38v1aaJAczQAH6CN+HBotQ5zgDmYLWQLezG13EFYsYtArvBN2cgXvNqLm2izDhaMyxEL5D9aZL5V5FYVS7i25oUhqlug2sFIsieyQkpYVE+stnbBfzgN3FZwLJaE5Ijb/BKlO6PUgOJhAd0JHyaGodqIVzixJx4isvtiUEM+QuCyrxB+Y1qNibBmf23fqDTeHvPTbb+duvg8Uqz92to7IK5Jlc3P5BSpGxdj+nlTKv+eVKgeN5U9ccHPIXQskV/GsC8lQFee2V9eHVoNoTRthxTG5wsNXy3ZbAn5HI4TiM06YAB4NGIu76jlArsI6TJsshulW+exaigXkCj7iycBbhqXg0AIWlHe+pWDRVTm3vpVM1h+QXK31g7jVgFxN3v6dm+OdfP9LoFiTtx5ujZ9wSrGERM6/Y6HcNlvx7IYbX1CfrOw3JNTLlzzt5pC7GaI8JcXS7k9skVIsFZNMvX4HTYagZ2k5D9GR5YpIJHGzbWeBWnHDDigWkiuBSp2oaP6VNGMgYW4eQ41x+F8hUiav2sfXxmL1JY315Eom8o/1pKtTqsmXTyeCqmvWYbFssO09d3fp239L5F4LHT7jjs0zLOfimTf2nbuz9O2/T9565JhiaUixyh9I/rHCe6sW9C5osGOcp6LuHC4AyFUgbhKJDDdSzlc3TC9dV6SCBAAUTk92ciWiyA/+6XX3ORwjXCxY71R+WVLgS7dEOR9NTgK5iupkAyRnTY0tdxXFAnLVm5heH0Yb2AeCw3N1VXu0gon0+nOVdg8KOpkuUixCrgjJiR0HcrXBldoigaFxog5R9tuZKVZEKyTGliOi5Nd6V6ViwYjVD1Gwkml4tCuSy9oIsfkntl+Da2PdFSgaaWjV18+tD0aNJdK0LHWIOyBXCjXlobqR1yPgqAciKfEZlqeb52qvRcVXU6zYfF+84003WCIwYdanesFdHusAQK7KY1Zb2lbRm7BqBg4YwbHplg6QihlW60Otw1cxibpXhZThfpmoWRZ/UqDBbErlghFovHr+UEWBC44WYwmFZEfSHlQuUOj2eMrrN9AEFDyDjtyCNB2GUCyvu89RP0ghA9Q6cyeacU1GYTYqd/a2uXEUa5fX8fb6FGuDzl0e6wE055pdjL2+VoHYKCaQq1CilZEqsXnfrldWHa+MFItkfJhrgzZ7iJplvzwdkXPRmCHp2a16OqpmJNRTyq5lqvDzvV0jWN12GEn7Y5k6y6stN1SNI9YYq0rRkwoNk0kT570ef6OAM25zakZ06BYkRbetLiwbtP6A5IpNRLopbQXFip8ZiJ+N7Dnh9TuoH/2JeurgwAc3DI0DxfK6+xzNQXBoHLMbGop1x5T2kE5kiuMZkUhd2VIamHuhVkYC++TptXVqavSn1NDNJxvwTmo8HMhVWMn2q1MD+iTV7g7J2b7YCm3ekD7r38HvIF6CBA4ZUox1JgMrKDX0DsfSIuqQ0OgjI6iQykesK6Xjo7CGXl6AITgjV6pJS2973XeO5kBIFAyY7lMsIFcbY53Kr/A0dD58OHp6t6wHuzdHCdRW46D+lEY0r1RiwCkqQVH50JBiCLIRSORJBTcbMlNIYJRbtRX7q6fE1qJYCimeEnd8MsKnNhxAfXgJBRwsFApLAIGcbcXQONgB5CqqWSySPsX90CIFwixJyYZJKuLys7DK4fS2FFOqNa0f7d24G4U8+U4q97566U1H5EpS4L1h3I7X3edoDkryZU5j3RunWE+qJ58/bD6ldl4YEty4I1ompDt8YxrRAtpyw+vuczQZKG4j08KCTBwbpkHf85cl2QSKVXhEKuVLnPLrFwTFCianI+MzNjSGNhnjNFpxzS9oRVYfRfW+WUARgSzV81vTad+RSX8qI+mZcLJyXSEO9zGYzDGSoohuhXUrmqxajhxjVpOGyKBmQ9iaIXZsgHf23jdAsRyRK+pIkrhrY30ByFVUnYFF4cAg<text:soft-page-break/>Uyx40RDFeuMLIFfxUzNPjR73+h04w4A2BRTLof3KEvfm/c8ucJ32dYnofmNwtwNFrODzl4XliG4jqKeBYknxgocFKNP+s7dsI52EFl3zU6kN+nlblbxKFIsOhx8Q6wqYKp6orAq7phlYX0/PhRIWTb7wb9od2D5WFJUlTTOAOTMFYmmUYnWeFevjb/8y8843H33nhFwR8eHO5ZMcNYB1vTHElI0v7V2ONoETAY6VvriBVcMKy4HpIQWK9eYXQK7Gp657/QIcQNCssJZ1GrSG52AcX53X3edoCWAVhOMmu1IHrjWlGPpIF04ZN0Pq8gemTD0k+UqTax8XKmkycMVVFKtfO9fRPh2OapD0TDQ5yTi3JQ0zWwXMrj3SQ2LtQhpOcomUKXe0bRJnutlZ0aqf/Pyfr33yM1AsB25BleiQJN1QXOHwBLBFIwdg2FTxEJEtasbEY2WfIe03QrJBK6oHk9M9E4vkyLAhWpRi5d74wrr9wdJSh1h1Uil/4rxTYUlJy0m8gNp6h4TFp5yfIHakxV6DiMQPN2sUhUqaznu7LZXarL/SrG5wtBWAXIVGDkXVSw3O7ToaZlunMh1UQez6/R+AYjmyXAH/lBIZ7hBfx8DigErl0qsVCAPevq3KsbUTi77UXN94Do3Adtd5SrGAXL3/ydeuj7ge9I7i1d6xZxBzk3lKyPpHSM2G1EwjuYR1yHhi7qFiBNQmXH6pFc7p9WEP9Pnr/37u2rvbuOTI+oV/y/M9KA/rOsVSTBqY5/ULYMLZq0tnFz44c9UBucJLmZIJcc/gegeQq4jKnEso52gAiaBbYXU6os1ujs2jmo0+FVanBFKaUGJwOCLF+uZfrrzzu3d/929evwB7+BPnHAnCFItid5J9m6NuILnSM3WbsOoiV3gAAbnqU5pQCyASQ3e/455rxgHrfaBYjXeAo50hbI9vlo9GFFZHYbMaHEyBVGeUulBOzZ11Qq5wdKhi0RnskaNB0Mhtxgu4QPI74BQIjk0DuQoruYiKgoHBBMr4YJauzvQcpFi/+7fzNz7zevQ2kOK0qJATfkWS8b3uOId7oIlvdRwidZIr2hTDH5vqGWnMvzCx2KdPO1fDMzo0CJnDKYBcDcZObt474bYVSzExKTXe7nNs654Tzx3IbNnvgFxhobSxlSoWHOsXBTll1wvXPn/yRuLSm/vau+6zJGM8v6Nx0eKeXnecwz0Q4aasU9XrhsgVsZECufLtbchF6EvNlXS3HDS4YWk8sLBbAORqW/Lixv3HGqZYlkSu54x8nqRQtftGunHfKaBYTsgVcX26UkiUo01QIFeul50CcrXtwJzXo6+F4K6jTg8+iVdw7j5IGgoBsc4Q1QBy9SGSq4dPyif7957vl/ODu9FPJ4xmSClk1pBI//6GJpt/bKaOZRtNToZ1Psm7CMOHjGT6xsZ9dVqxYMKHSW5UcPhIYW4znDUSpty2O7/qj52Pxs6yk6uwbgQOdlLoPkdTgFHujZadctwExdo8WlWYznP4tmClOQeSXxpPue1SFMgVi5NdMXefunX22qPJO5+du/L+7pdnBmNpcc+UuC+LhXK0rJDIEvHSnP3yIcqlQr2JhKhQpJgsMt0rJ7kV1pFiNfcFcrQzgFwdMe6OphcZKJZRvmHSBFuYaYGh8Q1kOwU4urF6O/DaiCZnqBidoxUUrlSjk2N9Iywb0Zjr/Eo1A/rFNq16nE779h4WGfXByG0LBhIcO8NTbrsThHvYz5O95+4++P2/Hp66MxA/H5YL1feCsWzPSFoYzZQ3pkQkhTgK6wKptuNwyWsmnik6l3TrOkze/PzB93+1p1iwBJQsxm8rWbFAt1bHo8JWGWH1lWBBcK+GbAtJy6O2KvPykbQcz3vqTgC56tt1hFGroYkNq4Qk27E8H7rI046Clo2gdr5NuSJH61EgV2wlZp6MnRhwHnNV5Tirp75GQJ3C0ofM1wfa4OpduxgKx3rF/Ht/enn2y49ZKBYwK6VW/DaQqzClWHb2XiJv3qb8ClO6NGaB7jKK5XXHObyBb8vuHnoNr93ItVfQCopYglaI6Ka+Bpxy5D/LamfUnG+KEdDS7abWiwL1o1lnC4en3HY9RMWsESveYEB79RVUT33YPjULFMvp7xK4d6NbAeTKfO27UzOffPz932wolm5KqtUv1zJyArnq0y+G7chJscJOO3oJN+wYB4rlYJ2SP73uNYeXCGxPIk9gIOFwlPTFs9ACsSyRsDaEovQT/c9gPNMzwiT7gGq9Q+NeD30FnIoCYRkIOctTbjkE3aio1dkickUbkCtHJixJhzWbZSxrVWgKrtNQ80TjOToOQK5OzD88cfWxrRULyJVES23iZdzCezfqLWCEYakFFay/yTL34IN1Vg9vGYq2CPbQXItSLK87zuElqN+cRcwZ1gsWfxlJB2PLfvbyFoxlgH0xpn7Dr+7dusfr0RcAa1+KG46yKeHoqTvMmGM9QUgYJHTKPXJFV19QzvfE5hk7KWkY1uL0V8B6bzc7M4fL2HP2TkQzT159ZO8oJNlSONXlHNFFtMrJVanZX8CB2MemQnIb5avCQggOO4yl0Qxex5mjp8DJ69PCWk2xVuWS1GjA6Pw72sWERe9Z7AMHZhVSOqwgKUeLgORqZR5u68kVNiBXvXEmFyEedkVvBXvbqqcHNO7+7nYAudp2+NWwbjFRrKY19A54PfRlSOSu4WgIaGfgoogcPT2BoQWpTn5VfyO/sT34SSoV0ByEtWPla5Ln7nW/OdoFYQVmRYFiOSVXRXuvQdegRAIUGRMJ/TUjXkpAZ41qL/6wslm0TEOrXx1H+0OULVEx3aVYuAS8HvcyJIeCDGg9SJz3utccbQHflps9PUstumVXbcQj6fXQEb2jpzEqgL1cL0q7jHnda442QkTB4F6RlVxZwKDgOoyaDBoNYjTKZ5egZAUGTwTyMQaSj2m<text:soft-page-break/>DDk8H8nAz1E4HHIeHEGOWuDcvqW5SLIy+aBMHARW8cibhlUrhscLBgVjyD10R2AlGk5qkZ9tBOQouGizhZ8trpxjryMFBAeRKTr+xj4VcYQYusVBpWUnNSlo2rBgSiQqmwqECITYsiX4S2fNt+9anZupIGySsrI0cNBweAsiVKOdEDW8QrlEszK1ojwu4pGSdOQc1sy/JdXs4lgEbO2YFukuxUPl81OsAj9h8QMk5MF6pZnD4qMd95mg/TL72xdJ3/2bvFtSMkGYGdaypJCoo8BvWDQkpFpY2cFQWkMqh2HYspDiWmxaJSQ0olgvvjaMjAOSKBhSJrlEsrX4d3eYCLzJOItvJucbXDscK9O6dYlRXaFZDyayEx/MQI4Rj8+yZg5JiBYYWvO0zRxsCyNVL2Tu2MVcSiUuHHZgeHw0eQIQI2agXCiRW0NGTJZVPco7VEMjVgM6Q6hQLjbECya2GiwNNJJTiphDPYAlLeVrUUUGRsRah2Ab8CnMeFQep5QIWkzLawS/D0V4YSft2zNYm6pJikgRbI6SjrCiWmoJ/IeXRJSp76OSmDL9L8DrGwy/nHZ0+cJCScDUOjtUQYxej8TPMAe1NaHB4CTWTRKjb0elj+STnWIuQtiJQsCLFgv2/T7tUSBfCiWeJsiXIhqRk0MuGmUEklbUYr2jTFFOKeUyxChJejGtHQR2wsMIF2zkqwLflBmytNiYsGn+LRL0kLrrMvuCzweEj8ChRN22FGkixWo8T8RyePpZvyyl4RR52mKNt4Y9l0RbaPPrERLFqhgH7h8YdW6Q1w7/jCp/kHGshxs3yC3hFisUS2o1ipKolJGxyWoFcSbKXpwOGXeFh58RoINvo2HN0MeDeeqr2BRyV1pJ534G5nonFak/xbd3t3zFOGJcdxSL3azdHWI6ymqRMDYe2pV00UTnaDrH5QNxyuaBnDZ1b39YXe1iqX61oBvGG8MxBjgqgiYQrjoM1FEvQrEDinO2jgFytzpxdy1VUM5iYrnHQtBqOI9vlnL/N6pJwtBVYKhJiYY6JxWByWiwcJcVCOcqKBv+X5azBhCmPdG7FeIalNlChn5rVu/uYJ/3k6BQI8UxfbKppHkAG0xOcQYEqCRf+HWNONdsFOevfz0NzOSoDyJUgr74yr6JYUWUyIqfD6kX7p2EZTZsJCQdNb+qyC0Or0kNDZL8ukWuObzO/gHPUgn/4KGOJ8IIWYqG+s7WKX1GKZfuQkHd5ImI8K7KEASyv9DlP+snRKcC6Hk4soqWdmeYPikQXi15egnKOeBvtkwrh927YWkEwRFCduTbwUSPp3j1ep/RytDH8iQtrtWpXUSwgV1H5QvDg5IaXJ3vSqyO9+1NpKXmJ5M9iGU0bwq8a/rEZT0baQ/kV89qRVCO464hXXeXoFPRppqMq4Y03z/gVESNi66QVHM17aKnm6BRElJygMaiDKkYhPYRELRabERid3gAXdphpsXmfPLNBm7INmA/rRqBCqamlwPCcU34VjGGJdg/eGkeHoDd5umKN5jVWrEswLYFcBceL143iJKeyhyE1I2k5keEiL6hWSJ/1YKipVFB3kFAv4S2JO9Y5bADkSnBS6bjRppgwjd1XY8PVzdxJ9LPwoBQOBkTl6c1MUe4F10Pt+ENf8lTF42xlq1AKoZCr4mwxtldREo52RCoV0C+KlQSZK4s2lB8ldYn/ALmyFSFpBXyjJxmW3nKLaGa4DQQlONofuCicSJo32EjKySm3x6haTiiWARTL5R5ydCKAXIVle8VaWnTD/nHkEm1nhrLWat4Ghq448m7Qxi/gHLbwx7LVCl60RHoUZXw84FeBxHkn4Yt4N4l4FEjM0Vnwj88QgQWXWkg3/AwpJ80FWbmMh47JUoiEg4OCzCsbbkNMxKSOM3GRkLI42b64Icik2Bl6GFEdDgVMCsXQaz2tB7MF967sgzPRaZFcwPk857BF7z6iRF1lFjWdYgmqFRjPro3jajXI8mQ1MsBylhIZl3vI0aHwHUT5Bdf4leiF0KiosCo9csMvhyMEhsbRhMW4LStGWJ4WRjOotBDPAMXCijmEfQkFisWgd63lA0MHyvtAUp8crEFyieAXcA4GjKSD8YxYPciw6RQLyNWGo26nXTjqIa+Jw+EAVH6BYU8me3vpXwx20rKyYeaUy0NkMQsU+kYolsvd4+hcbCA52g2eKY4aEZpbVhlF1RE5axsYv+IJmtEm5d442h8SmTA1plNzKVZYzQYOumsdis0HlRzzCrIkLcNr4nCwA2UGa9OPvfmVF2SDSLujHjs156JCr2bWuOas+Kzre7tILM/2fVMqBA9zcNRGcPhIHVWV627CShUsUZ5iF3ajrY9Ul/bwjXF0EFgstCwUC3ZgiaVilGa5HBnoi88CxWK0FaBq3KhnIhIcnQhRzpBQkOqTajQTkqvM+XTad3TKfzBDuRNTHAhQNRfLCgjUzsaSJtk2Zdw5OgjEPedehgidor1bCipYIq5cJ79ds6mzw8FRDkYL7VrRBjItydLQ8vR6Gxiet010JXYkIg3nFvxy3pk04gHPRFA5OhFifLL2FbgvboQYJrxE40Bszxqss+ze9k7tbCxrJ6QbAldm4HAIiSiFusavRKrEODRGf7uIRXMc8Ctamd3bN8bRWUALbU3fBNAnmIRhLXfi6uOHP/5tJL20aTQnKdlC3Wc1BxSLPGkpODxnT9VIKUDXRoedZ/K8YAsmvSziw9GJsK3Nh/xENllqWRIZT9taz0jDXLuhCDR1i+3YAorlTq841g2o/IKb/IrOVfrbYW3alv5cdXhJrgdAcnQ07KVrSczqoHJhzHjnwp2vJu99BxSr4qNYcl3RmeIqv2JXKOIBJBz1oDR5qjUgVxHF6onN++OzARnDsUKqUSqLI5QFOEkMc5Vs8i6tIDz7GK8n3pWf5uho1CE/JZIkPoxI0YzC9RkXDitTgkMqGjMwvSuWdZZmorjqfOFYB/AfzNhaeATNLF00hl65fnzh4dSdT1/JvfHs+FQ0fkEq3d8ZvAk0o9a10TlZPpagcsc6h2OQsmi19nZSf9AMKlgoDbhWSM0Iak7AgCt0sguFo4H5Hq24JB9NBOpZyRUPvuKoDwJj5KEGt5JMMWOXmlWLygzkB6j3QWKwhgG5kmRzw55MDXmiCoegYqMhz8GxFr1HsbYg+zSTdHQUfvzD30bT1zftO1YMd2c+HUisrDtDw1wP5kT4k<text:soft-page-break/>G6FOL/icA5S37y2h90khiB2ql97Bbmk0iDoBmOBRcHdSxPHekJ/AmuX28wxknLrH5vuTc1WDeGYWHxi5FAPw50aC+8qZmBfllF9q9gHzq84nKO8tiBba1C0Ae4Og7vdmKg014OxV/CTfZxfcTiHFDfZcyia0BSXFHiAX4V1JvtVWM2GE1w1jqMeDI5a21I2y0fCm7KB9is7BIaP2Ea8CBq6KkTZZMzdKKdYLrwQjnUGp9XDG6RYQK4i+9xgMiR8kXVoPPGWoz5EY/lozEUNH82CQ8SFcUmaUVscr9T6U+lI0m3dYI71ASBXUYYiU0CuQoo9vxLIArHd6gVClhyGflncSMtRBzALmznJrgkUS86HY24wGWLRZbRf8ZLoHHViMDa9OTbvGr8SifHKv3mvbccaBAkhZpLkkvQsV+XlqBskC8lmpoXkbJ9sz69YrFI0akusI3mQnxEczhFSs7U1EptLsUjmlEv2K9ax8AASjnoB5GrH0WvRpL2LMJLIDYxORxONOhP75XxwKNXqcYkq8wHEk9Y5GgCL0akvNkVyz0vlDwpFEOgmLxQbsCZbYzJmHaqOyw66rNzIsW7Qp6F2TX1bfR0US1JdcmQ7WkEiL53GUS+OLH548e7nY+a7T71UwZAFtGrX8ZtHpj86c+t3qaWlyTc+OZJfeurQHMaBkCaSEjmYhMg4Y7W8KLf8hkJ+EQu/Mji/4mgEJCLdZqYBtynEe2jmsrZJ2XoRmJNw6a0hGHNiUtAsiR8QHHVBlO0ThUpnwdoW0azTC4/uf/e30YuLA/tejsh2FEtx6cJLfhHT2hF5ZDtHA7Aefj3/44+3Hv2Se+ubF0/fKp9dWw/OHXv146v3/3j44S/yH/588t7jiTv3x823d06gyYuG2hYSzEllNBa5xb64GyHurEePYkQTfPlw1A9BZS0T0JRGy9E6EmcI64bAHRwcdSGQnBncbTPBNsfmw2oFcgXkZMcr1068+iBz+9OXc6/vSE1t2mtrxXLjwtufSks60w1F0nLRhHs13TjWH4BcLX72J+BXtx//Ov/B98MnbtCp9dShVy/d+QL+8fajX3r+/vfj//Ffdz75tcZzfFt2971wzJZiwcQWWr+CGI+eJw9d3nfhTqs7w7GO4T84JSYyrvGrglKK5sBNDzeacIzzK456EErM9Ews1p5g0eRkP0PQ1Mu5N5IXGRyFrT8dIokMUCymAyI1B+dgq/vDsb4B5OrW418oxZq8+8XGsemN4zMXbn0G/4n/69EvNx/9AuSK/uXK0vdnFj7Szl7beWh656HZoTJJHyz0bCcHRMJOWh4KgpWzbNfOwbkrH39/afH9VneGYx3D9/IlRxqMTWlwrWb/4cHdZngf51cc9eAfnj8U0W0811LclBii+6bufnr/+7/ZxGIpbsRfwR2fUT5u99m7e8/ebXV/ONYxUktL+Y++oTwK2uKDn/T07aOzH9x89HPpH0vtJvkzc+fT5w5Zw+MZIFebx/I0KLEwJ235lZwV5Nbu9r5NIz12JiwgV9fu/7S0tPTaR5+1tDMc6xzpdGDcYamaRhpZXw5S5hU8/tzRbORYf9iwdU+P3V5Ky9SWPhJNzqB9VcsRAYQCN4MFEku/fvL6Q9tw9+B4FtZUSweFVd7YfPpHL3+YyLzd0s5wrG9su3oVKNb0W1/dfFggVPk3f3/1ox/XkqtSezn/1o5UdufB7LMHsni7KcxVi4VfYXBvi/mVOCRLsXQNfQZKru5+8sv03Y+BYrW0MxzrHgJjrOxys8Ty4uNasSmk7BRTrQQnKV1cWZSj</text:p>
      <text:p text:style-name="Standard">AaAvoOaclIqyIYU0WM0CitWnWGhlhT/Jv1CdUpaMQiBXW9OzLR0RlrViuKH0J/PPHl0AitXSznCsbwC/gin94svT569/XINTldq1+z/KZxaK/MoIOyydgydIizf8fScuP5M4NhA7U5FilcjVztRk4vy1lvaEY90DjpLaFTxLDdNsFaNfzkuKWapCuEyxVCMcx/ogLHzJab0qr18SRwdDZCmyqRklE25tW64txdLTt8evt9ZkxFjx7amX5p/mwVccDSKdfvJoZmcqs+fY5bn3/mDLr6x7X44cyVF+9fS4fcBVxQOitQO69sHMvS+eUk6tpVglcvVcarJ//8lNGlcW5WgIYT2PDhG7OT+425TicE6ZEdkCilX5UftN21wtWDsRNcu+6Kj4lcvvhGM9wWGlAPtWg2Kpl+7d/+m3yTuftHZEbP18/uSt50/cbGlPOLoB28ayQwey28azp69+XIppr9ZOzn9AyJUBbVOyjqWHl/2WDmfy9ufvff2X/BqKVU6uBvafxMqD8qWW9oRj3YOEmtvYr3omFvsSM7ZBUBElw1JzdquedlIVjlf34GgIzSVXNSgWkqvv/3rqyken599t6YgYoyW1S/fUS2+2tCcc3YCNCWMAReQMfeqt2uRq8cFPyfRNarwaSmVZiq+tbcFYtmekhYajMePdkeO33/36X0sUC65ga8iVIakWLxrC0SCI98RuwidzvoO1Qkq2pfKbkmYkkWVJG+93XJCdT3KO+tEKfrWKYg3undAu3vnou9/OLCw9ue/YyOFcS0ckFBR9bXr40syHL+V5dC5HowgXZ9TuM3duPKyUNvjwF2rXmnvv2xdfmaH8att4VqprZQG52rBvqnXD2TR+WULr7k1KsZ5UTm0bm1pFrpY7w8FRhoiel7QcbL8h1epjUPXBSpe2WoWJDClqQzJBZJLioZjF+jhoX4J7ClAsKvNuaw2DHrKvNWq8deG9caxXiEVV2xZRrA+//ffJGx/f//Zfzi18sCV2PBI/1x8/19IRMQoCn1x4fGLhUUt7wtENKBULePH0rcUHf6pgtvr0H5eWlm58+uvFWw93vmTueMl47mD2yTGMEix435zkT0V0KxCzL3dbNyStIBAEFOudr/718tu/v/nRH157/NMqckVLubWuGxydhb64EZKR+QCBETQkVyE1F9JtUpkIubIrGqiY8LSIBuQqVyiUg/<text:soft-page-break/>9IeZRzD7szo3HL00k41jeaxaYk1G0zVxl7I4nc7Lvf/vof/zX/9hdb9788EDstadmw0tqwjVLpzxotmshfuvV5+gZX7+FoFLb86vajn+88/OH6+5+fWliSz17dedDYnspuHYV7t0ErGgSHj8Bz4AQRWCJvldbeqSXNCBdrkiqX7n33l//j85//x54jU4N7X5GUMqltMuTWdYOjgwD7LZAroFjlExXIlaDZuypQY4qxmHhzziknv4tPco7GQIqgOdCzFUkKIbl340TFwuLpdHA8KxbtYOXWMPXSvaVv//3Oo5/uf/svYxeubtw3EdUmo/KF1o6IIWJ/YHQ6e/d3mdd+19KecHQDRNmgm3Y1/+Cth/946+EvtR+yYevuwI7x0pZeo4U0s6UlCEXgVyou5ycPzl29/8e3vvxvS1//8/Trj1eFu0utj7Tn6AjgCVLpSgtEXdDsXYQF3SrX+JVmf/tebhrnVxwNAcgVU0A4kR/B8rJKmfCIagQOTm04OlmSDBXLLgg0oB1jruSTZ64sffwDxmJt2nds+4EWejd6CnVybSjWpvFZ6+1vzHtftbQnHN0A//YxIY6GnXj69Yph7Wi/evTzvcc/2j6KZSXS+JbWDSeatIDCLetcHZjcMzFDMgq/LKdYVAS7dd3g6AgUdRGrEiTbJ/j3T4VUF0sQFi0DbM1yoZw6x/oG3j5qTzksGrgU2DUnECNwhUdMLPoOzvnHlpVMSuRqS+x4NH4uUgx3H7tw45XcGy0dDotTnvIraC3tCUc3oHfziz3kZnEg9141fQYgV+evfbTn2OyOg5mnx7ODCQNlexWDtIKmHNXvxcrptWevnJMYIofrxr703a0vzZYHtEtKduTEjfKMQqmQ9sXjr7oaGAqlGNXkDhgtnL17L/WMuFeCUHDCrwQS/eXCm+RYx7CtUBBWs30js/5tV6XRSSk5JWoYmiss67obweQ01onWTZFYeleRK7FM3f3+D79N3fm0pcNhWTicX3E0EX0jR2FSHV94QOs4V2q/HrLe2JHKPvdSZuhgJqpbheynArmyaI0PFvtVGJaY3MI9//zNT649+HFttmApo7Ag2qCZYbmFaYwcbQ6Sx1dDmxqr2EgshtaRdDCWdVgip/6G4qLM9Qep37P175JjPcM+Gjw5KWlZSUeBkZBOw18tGou79vJSkVwVjgagWNcewjHU0uGwLNUCv3rr65b2hKNLMDCa7x/NTb32ZTX71bX7fyyVxXlmPOu0LM6KRkxerRvLpVsP7jz8p7VSDKsp1v6zgy0OpORoW/i27sbCaopR9UaQyACNYXxaXeSqLI9VITd9zaLNhjKxVfcokDGV+m44OOoH9aHbTGa2OVmDXNEW0XM7J1pbtozkc9msMuBXuTe/5vFXHE3B04dffeql+bn3v6vGr6bf+uqFl6cpv0JlhrrJlYq56i0VRjg1/87Iy+m15GoVxXpaPrXvWGsLiXK0IaIxI7B9rAfzIKrTEoWUYE6wxtkyzXwNrWFCPFMMAMYmLLeCL0+K2T7HwVqTuH47R8OgU7SRPZ+RXIlowjIkvbUWV7Ra2w1nYHQ68/rvoLW0Jxxdgt1nbr9wprI4A20XbzykNXHqLYtT1lBuMdu6sQC52qhfrEiuyilW7t7n569yed7uAm6tsgEUq8Z9nARlmewhglIsLSq1JEYlEqBClUxE2QCKteoJ6F7Rs5KGTkZ7LUfn9eCa/RY5ugsCOsrdIFfY9NbevnuoJrDdIkL9qztfpG9/3tKecHQJ9r2SO5h/v0bxwZfzbzVYFqfUwligtoX8qoeuoJp9QOnRr/9y6Q6Xj+smxOb9cq42PyGlkw3fgcu9qcv+sRnY6v36eV/yVE8qVe2pkjyFFKsWI0JnBM1SFAoRKSv7oGWBYqFnkMHPKGHwMHP+oMZFSDgaBZ29bpAr1USZX2a/fH3A08EuglHSrDM3Hp++/rilPeHoBkjbZfhz8m7V4KvFBz8lLtwYOpABfvXsAaOh4Cui3x5pcUwISzeAYo0a77S0GxxtBZ8yAxTLlo0AMw+MzvRMLNLIKPhPIFe9QLGqQFSyNpqfihXSaWAVibAi/Irwf4veAhwdXiSkivnnub4oR2MIJsyQW+QK18JoJtTi27fIZo57Ze5++tonS0u/trQzHOseT8snth+9uvDhj9X41cJ73714bHZHKvPcS5mtY9lCxAhJwpUUC5tGLumavW4btGjMgCOppSMiZ6VNN+Do3DjO46+6CAElL+pViRBwpIiapW2VXijwn4CeDqkVwrG2pfJReCa7QanxhhPbwa8L6ukaxjeOrkBs3hefCcj5lczcoOmltetswtUAKBbLTKOHgqRgpkYYg2xzfXEjnnlz6bu/nVtYeip+fCB+rnYcl0DTPUZbqy8KvyXEcEMZzb4N5OrefRthbQ6O2hg13klm3q7mGbz1+Jfpt34/fun2rsPmswcyW0azET27HPGokJJSihmWTUk2RdmeXwXUqVCLPeyMNxSeut5VkNAxXYWZaKTyoJLdqqeFSrlFQK4qBg1uTFpAsdwjV8R+ZSP2uLIBufKNVjW+caxvwHwe0KZwo4vNF28NBSMt+dMAcrVhf6ZnJF3tCUKxnGv1tipTwyAszhJkc/PB+dT00qW7n5+Zf++FI7mIfNG+WGfrza1YDKv6PavUsJrJo5/vfPQnxsdi3EvR9U91IOG3tHQgHB2BC7c+m3zti6rBV49/Md/8YujI1PbDU0+NZwYTRNsEFqmeGz5x49irH8+//0P61hcvHr81uNuseDatasGx6T7dBf+gPdMLKjnYdlraE472QViZisZXB0rBcdCfSkt6BkPfY9WnjWZEtApqaf0Jq54azQ00Yhlw8hs1w5847/7b5vAcvi17hOHDQLFqG/OBXPXuraoEWNA2rP5xpGoMHj1yra6VBiIWAxSb+g4qwK+ft8/SVc1njixcWfph/oPvV3188euvb3z+w/XH31+//+PVpW9L/w7kKrw8QBoSgNbmVg+Ho80x/8EP1z6qmjkI/OrUwtLQRHbopUvbD2aiag6tyhhGkouO5ifvfHH38T8ufPTT0CvXGcNCYBL6dy60dER0htv2BM<text:soft-page-break/>3mMncRdguAXEVi56NyOcWyMHEvkUF+pRlVJ7BiEjvA5NpnMs60JjY4Glhu32X8yuQSDd2GvtjUhu2jPZQd2c2QkGL6Y1VdcvYzHPPB7SdYSMkAxbKbq4YL/MqnY7qK7WsZHJsx7n21SqIBydWX38GfNx/+AuRq/v0/ZO6i2rwUJ4m9q8zjmgn3r22pfKtHxNG++Pvfz//5f9bIHISWytylwe3PHFjhd3v+5M1r93+Cz169/8ddx69vSmb7GVILe3qWNmxZbOmYWAOGtbxfmW5pTzjaCv37Tg7uPhqVL2LKedwMjmUDqWxwPCvUvKH3KVZEzQDFWvtAFwhVecOJTQJmnH7Q/VfN4RlSqQ3aOaBYrNNDN/07xis/Kp2G1VH74+hhVHK1e7Q5Ni/Jlq0qAuEnrb8LpFJBO5sebcevPDhz95P5H5cL7974/AcgV/RYvPnoFyBXZ6/d33/qVbR+xys8AcjV4Cj3EnYv9P/r/wWKVYNfLT74ST+/SPlVubJoWLdOXH0IH4T26tIPwxOv7kghAbPNLgwMzwHFaumgGAXxSGl4Pvm7CECu+vedisTOSXJGjJnB0SycIFJ1ugJ8JixPC4pVLQY4MHykMcpEiwmS6coQJC9ppl/J1xHx5fJ75vAQG5Kn0T7DnGTaQ8oZVH7U0UlYIDYfj83/Q3ymRn+ERC6s5IFi2V57aT3QlryUlWD06cfTrwO5mv/8h9IHb3z6xxWZXx/+AORqfPIO1omrpPkA/9if4Kuve3H8f/yfdx7+Uw3j1dWPfoyfLlTG2Ty6PIV2Tly/svQD5VfWm189d3iaRR1LcGW39x+cYuJXrpijOdoQm+Wj0dgFcW++hpKzQGsNKBZQrIoP+YdNL/SwGEvpSadZNF1LIHEa0AqFCwt3gVKzOct88rQzATrNjZhhjvZBn34hzGzhDOmz/h1V00sDBzNhm6Apwy9XjmKN6JZENUmgJXIsPgVBzkqu8KtiDQWb/jx9+NVXl36wPlyuQnjz4S83H66wRRyffe+Q+cbGUauySItiwhXMhRFxtCduPazlGaQUfe/xOeBX0DYmCnMyksidvPqoZPU6eeWjHSjtjvyqtotQcoVf9TJcu+jmEK7i9+FYx3jw038ev/wWUqz4xRrTAyYGTI8a2esbnh2z9cKgcUwpsDXCr0hRaTUb3D+1Ye8kzdsiLM6wO8hw7QTJWUZZE+MBCqdbYHi+1RZjjvZBRM71y3YWTprih4JseaBY1R5FhJqrUzWNiOUqxpOpuUPTH0zd+ezM/HsjR3LR+HlRwXUR0cmvUJmEc+nPS67ECgqkBq5tf8K6der6oxNXl+tN33z4M7Ty83H2nW92H5/dfmguUsX+DJ/aUMU8yLHucZP4kWvwqytL3++emEV+ddAYKAqh7D139/rHhZD46x//pF+4QQ1c2w/Usl/RKBfJhds0CRtgkWig+cst7w9HO2Hugx+AYh0yXtu0byIqV6BYGK+bTocOXqrNvYW4IdY+yBRzVamdban8wJgVTVghSrcIyacaRLZnEDkR8PQJyPkaPs1KO/ySb+uNlr9WjvZAP5kelSWeKAfQ8n17zgSGj/q27Kn9KAb2TotJGcrFNz7+/m9niyKiQr2S7xFXNA1E2WCRwIK25/ydRO6N9FLhenLz0c/QVh2REzPvxM/dqsZpI5oZrBbextEJWFpaeuvj373x4A+3H/1y+9HP0O48YlLtgA8ufvA1CdVbPWfK/YP7T2Js1Y4DBnInzXzq8Ku5t7+5/UnhByZvf7rrkAn/d8dL2WfGs7XirzBl1aVUJqZSboTsRSvpRnKsY0y8+uDo7NKDH/5WhWJZYTUbODgFFKv2c0SGkN0iiSo0WEFAsYIJU4qT8D8Ss8FY3E0iGY7we31xOyH61aeq4R+64sqr5WgLAHkAAo/TDI2lpOqTgjok0EJoIzJDRDfAt6W2XWUpODzHMsEcKbTXbC6dDlIci5CydGnj+AyQq6PXCpU+bj3++fbj1Wflq0vfnbr68dMvzVUMSpFImQZ3xsXRXNDvTj23CEzpzmMgV/h1A7m6hXzJXtj/ztKn8MGLtz837n1VLcT9xqOfxtO3U6nUc+PpjQljYDS/59yd04uPr97HSL8rH3x/ZuHD2In5nanMcweN8gD4tS2kZmBiu/Baegi/Ehnv+FxltMvw7NErQPWPXv6wIsWSNItWZLZ9DvH32cwxogXaJAEHtHGR5RObDyo5dhchXQgtf60c7YR/GDsV0NNBbVKkfjcS+7fKRuofqmVX2YA2zyX3yBUp/+HOy0FyxSCFTZt28Z5q3KEfvP3pP93+pIItIn3v8e5XcgPxTLWHuDMujmZgybflRmDoCl0sSLE0FPNf+Y0jWbJ9kHnn/tzSH3a+cvXozHsV+dW1h/80/fbXp6wbB45NpqpX2diVujSSSg+lsgM1KykM7jbD+1tbGacEGkvMQq4EzQqOcZWGLoKAZlgDeNQqihVG2dulwI4F+F9Mz2GcY81qGDRSOICcfpaXKugqwKEQSJwnKk9WbT9djYfAEROx4/DNs1yRWeoiD2FfvJsOTG879Cr91O3P/vn2l79VMEQ8/PWlyes9VRZmRM3yKN/2B1XgDxJ9A+KYWL4XP3341cvvfVfGkX6+ycCvxox78Yuvbx3NKmevXv3ox1Vz5uajn288RIpV+yG7xrPPHZh6LpV5etyQaqxHONFkpFhNehk2wJVuVySdNiBXvJBBVwH4FU1oKqNYd1E16HmD3tlZn+MmuVqZ6+302Aoruc28VEF3QCw4nZmspjWeI5HY9RqfbTa5ykk1KyE2F4KtGFepY4oV1gsGbSRXjyuk28NZef7yG88kzz958PLaJwC5GuRRKO0NJFdKtphkVGHtpHLvl33dSLFsn/nc0ctPjZs7Utldh8z04oNVJqybZe0G5qUCS4c/f55//9szVz7Szl7f9ZK1M5XdmTKAYg0dsDFekToL7ulIS2rWNiGLNmCqIZ3f7rsIQK78L6HylSjn<text:soft-page-break/>JN16eXbp0Ny9Z05NOaqDTGaXe5VxhJVahU6pHZCr/jg30nYF0HHMdrUUa/Irkuha9YPNJVfQ+uV82E6ntJlvSbFhj8tNM6llg34QDsHbFexXeDJeuI2V5kZO3AivrLAQlnNRV3QnOOpDfyodTkzhll59X900Pnvx9ueUI91+9POx//iv2s98LjkzBOTqAOb9AcWKnVqYf/+7NV7CX28//uXG459vPPrHWw+KEVkP/pS+8ejFl+d2pjI7U+ZOVGYwto7azFVJzwZcrIOG70o2WUJfMMaYT/5uQzrtO5IJHMw+e2ThhVM3gWI5fYCo2isqNLEJqhEhsfH0t/vlPEutz+WmmJKc63Mr+pHDQyC5YtCqFWvGX4X02RplxMvI1QkkV2VpGpJirW0s+gzwY0CxXHtLZcYKxlZYOzcf/nr7YRUto/t/vPHprwsf/fH4wgNgWYNjM4XPyvmBQ1ddGxqHU/QnMkCxbOfAM0cWMq//7vajX3v+/nftf/3ftZ+580AOKNbOom7VxoSx/8JrCx/+WLtWzsKHPxy//N7IkTwRZDDox58as5dt70mlfKMn3XldFGIsJ+5lULpWDJb6WRwc5UBdBfYI84abpBmCshy72Os0hVA1gVyF+D2iCxDYMS7Z2a/ojlcjf5DqYtUiV1eWBtRTOw5m++XzEqpdkd9YFCRZQ67s+J7mdgpGHfZn+sEbD3+9VkmR++ZjbLcffEtyDH+9dv+n7Bu/f2X+fmLq7W35pY3Hbrk5Og5HQH5lKxlH2pOpucSXf9b+1/8DFKv2M3ceMHccMqjxigqzS5r14pnb5r2vVkmolZhVevGBcvYqcKpycrVt3LANg0RpRD3tyP/SOJBcyfZvDIvp8HOHwwkknWFzpgohWl4YzUixdFiZ2qqn+2JTQjwTkrMYjlg4WarXlS6fpfGMWMavgFwFHKUQqrR4Lp/n6x+02E0F5RClyKzS6d69h3prijOIaq5iMG25W3DHwQxQLNv+iGvyFqvsw24HaZDfy0qxokXrMZCrGyjKvdoKcfvRr4uf/3zns6+XlpYK/0KKm9x6+POhq4+AYrk8Og52ALnqq8mviLMAYzOE51JAsVieOXSQeAYPGpuTK+LSt6ZmU9nXL954aL7xpXXvS+P1L4BWHcm9GTt15bmXzHJmBX9/asyeXHnIYUQ2cSEslDPKGn+Y/u237O9/hDbzxict7TxH2wK2ZUKxat8pyNaNcrsZUb00oKSjyqWwPBmKZwQ5W6zQYYTULEMtJxR4B4pV3ocQFjdx4CIM6+7lv3N4C9+W3aFdL2+OzcOXThTYciHdoJuw/2CGlreo/QSRlh6oTq6isXP9cft4DxTgZSFXsANrLqWWlyDoVYraVGpArjYmC+Fhs+98W6HuyeNf5n/88c6nX795/3evPfz27uc/3nz4y41H/4ix0A/tY6E5vIVPni56BIzCn6gaZ5GgLFxE/qHxJ56L92zbxmImGlKz20azzx4wNiXNtfeUwYQxlDJGjuSgDR+2qMGqnFlRqfYto/ZuwSL9Mz25O9Ozyb57oxkhwdQ9GMiey+8CxQJyNXnlw5dOXhsammj1KDjaCtHkjITFBBl2ZoY7RZ+SDag2RXaoBWD1B1WsOs3Or0ry7xzdACBXA8p0RMmJKDyIgqIhnfnbn1gMJqdrkav4OWAmkZoacX2xqRDcI2TTpsYBbYmMoLvNr0KJXHBs9TCrN6s/UcguMd74amL+/vX7f1zr5Vn8ApW9gVzd/uSnW49/vvHwV6BYLo+Lox6Q0q5+OVcqBYvavNiW5wD1wfVp6bCM+rQ1HrZZNYBi1agVCBTrmXHKqVY1Y3sq++QYpoo72Ns1I+JFgmpEyQsMoZ7wMwLD5hMh5gI4p0ZO3nz363/N3/sCyBVQLBcGwtE+kPQ8UCz7SSVn4XyxeVTMDMmGLVUjNtjV85NULXSwBvEhclaKcR0eDhv4UvNAscrtTmuzBWEJRDQjrEwJSlZQMnB9DmEgq1k6nmD+Y3VOtkh7/EjC7QMCyBV7CKVQ5sEEcpUy31bTt8zXv7jx8E/LLkKUduemqs4GzEOSIYLMCkgUWnG1VRrRSK7C8Vru7AGGmMOIbm5Kmk+NG0+PZZ85kIU/nxzDfwFWVkvnqlLbqqf7tUnXXlEJUXlmM1MYMKrw2d7vJM0iFUvxI88TijV974vU8V97emxC3TjWEyQtJ6g520mF9/cVHr0l/+Zbwe0LYcVcjvpQTKBY9vMT13uF5exoDSLFiqVFmVfb5LBBYGwGJnkNciVigQMD4wmB5Mczko5XCbylkrlNTgemqMIy9uKNZVUsX4y2TcGyVvSD216a69fMHYfyqczd7GufXyO2rJsYpfy9JwPhaBDU/9uPJhSk+rXZESZuyDX41VJgeN7+1qxZsIK2JjNPjyO5grZ11Ai/gOqmwN8EVMCuJZBSPi29ErDFCASsEW+/gjA+wU6ei+wbyy+NUKy/ALkam/j/3BkORzuAfPv2M0ogcusCDT4sygJjlgqVFXJyQ0HBrmSFWBdWAZ9lnmYGx+zrKnJ0OcpneNN1ripMbwy+8kaBEEtHsSWO4YEYN8XiqRrVc9HkTFiztiSzuw7n1LPXjl9+L/vaZ+eu8jj2zgNqg+gWUCzGmnrInapr4frsCkth1ePkTFQzBrSpNbxoyb/pRmD7FUkx+l441sNyia4UPeIahERWGK1aFmrlS8vU9p6QE2r</text:p>
      <text:p text:style-name="Standard">F9gIU651v/qIe/8/yH/uHLXs2bB+LauZgYlmwiGOdAENT8kzXCq3Qik6T+g+gnlSqd+z02r4EUhnbAtOrH5VO9x7hJiyOqijPjXWBXIkkTWNDpeuDC6Dh94wF1ulZRj+I5ErPi1peglMygS6eoQNTLxyaOpS948lAOOoGnNH9urU2m6NGgx+uoR3n33FFrB55JRZqGiI/<text:soft-page-break/>r9Er+Jng8FGWmUklUFrwYpiA5Eo3WMwFxHtSy4lZcXt5/tSNUbNQXX2LcjY0pPfQ2Jh4Br+4BC+evq7gS81haEoLTpnqzQrqFysmrfiOYCKYI0dMSDH9KV6qg6Mq/DvGaG6sO+RKpNeH0QrXB3cgOSqFoGC4Pv0gkCtRs8J4j84+OZrZcWBq10GkWF4NhKM+bEwSyxXzHBCI5cq3ZU/Fp5FUPrN2XJ+g5vwHbUJzReYSV+jFqOWsbDmgnyQ53bar0M9aR0+VSqnWpvFZ+gNb5dNAsaSyjYgEFWOMjSsD5WgttuyeEDQmW2gTm1SUXqmAdDownnUoc2pIccO1MqAcnQXfZjw14IxwjVyR64Pb0ojlgPUVlu3DKQuN1E3wqqscrUB/gs0fQZsG3/7SE+Fj1Z7GUjccnQhHazGNfjnPbk+T4mZg+1gLXgwrgkMHwjJLHq5VW+OOppCs/lRZdFns+OWn5FMDsTMrKFbM9JZecjQLe45YQLGi8sWWnTWVV3SNWEr/0ILIfjqQBuQqup9PSI4K2Lj7ZZhOLpIrEwm/pxZ+JFcKazwk7P+BXUc97C1H01GjVMEKbqAZAXXKPzzn23oTKFbFR4XUjG3dcJhCwfFMjSDYsJoNKyajnjz1DPo219IKbjU2bN7bwxAnRuNkwtVFXfAHKi1DIFcDRH3i/MKH+XtfPqWspljBsSwPKl4HOJ6/d8i4u2mfqxQLc4Gr8yvf5pu1YynXNrywc4MqRyUcml7SnJArYc1/0n9hL44Z0UzJa1k2ScuyWzDg5zdU8Q1xdCJIqc1ctch2iZROpkLQfWoGKFaNRwlqNqTaODhIZeRCpDdcdcOxPDGf5kQqE4rB6s4q2waHvSf8/qFxlq6SOulV+RX5mUrfgpyPktoll25//u5Xf8nf+2IVxQJyteFlD+QpOJqLqTufPvj+r4eM19gpFi2SW5oJArmto2A7W1w6LLfgWKamlt1ScHjOkYWBHoLBBKdYHCvw22+/LS59ff/732zIFXF/SFquP5WGo0cgmeaoCKdZdGqRY8JgqEpAG1YA8XbgYT0TTU4yLp+wYgWqxzZzdCKAXJEaB7OYjkSkqyTU46UlzolOApv4raDYKSooZoiIEIoKMigpjt4E+EWRwu81WdyL5U1yvXBnRTD3FpXx+qp42MUq1XakYrbmqPHOyIlbVHq0nGKFdSNwkAcVdza26umx7JtHLn/04Ie/2VMssl7gU4Hho/QQEVV64hgFclWoj2MzIVnS/eBGQO4FDlYlkKuQ7v2q5GgrvPfpt0CxTttZroj4mxVOZCOjGaBYPSSZjrbSowSVaXrTVeDdiAsAckV2fuYMMtkS9/LE8HUFZFNaHuZ2wQCr5ajf0NFDRMWB5bZZTdLaIiCQOvptewvkKlQl25Gem1WPwp6eTQcui5rxfFHdvUSxJNV7GzhHg+jXJoFiwWQ+evnDmhTLChERWv/QeLUSutQNzXL6BA7U8tRTkEcZzqLcNSyY0oKXxNHBMBbfPXPVjlzBTR8lR3I1nhPSTFbjlW76E94oM6yCP5ZxIEm3Ny/G2uJQ42grMCoqNKcVlH/aZRvHU49BaLRAQbUK1xP8XxXvOFphmANJK6JjWNpaihWuqfzA0f6IqBl6athQLKIpCpOt2nMK5QtZyjaNshZlE5RMyGFJhdqhhhzdhpGR9Mi4sdku5orMyVpXRbiDRDTG2Wj1pFK+0VOujbEGfPumekbSjGsHRedqlkfh6EL0kqg8l8hV0RHv9aCX0ZewWKt5orBJhQuaf18GJXzXLjdSDwJ+YNNovqSksZpi7bKqJR1wtD9IXrZZioGsSrGI1Fvtss5hovxsv4djAXcDjjOW7gnyFPr0nSxPavVq0uvh6Hg8tfsCUCybgHYFtdalpBXVpsOkRAhR+7HKE6vDJJma6YBQzIBWWdjNA4ykg7EpJwURjDB7vWyOLoB/aJylblrTmpzz6xe8HvQygFxhXS0mflVZcci3p/IdhwYb9BAl2GiZcGs5xQJyFdoy7/qgOZoAIvCbW1VHoyLFIlXbqjsOYvO98Zk+hS3xVjMjSi0vTDmAXElKxpFpGkPcScme5rwjjg7Hpn0XI7Hz9kFTSiGavR9uHPEMiVfJYeVBjIKwRJrQwRagS0N5vR73MiR1KqJdYlw+QK4ku3pqHF2EicVAks1606SGtt+EZ6q8FVEQ37a3XcPayUaTazx6eMfJVgqDNEr1SVdtUCWKtVU9MZzgpRM6EoPJXEWB3zUUKx2RL5Fwu+Xg3vKrfVDOAcViDIDcHJvvl6fZOynRmC4nXkIgV72bF1v33jg6BeitVjIt1rla3dqNXwG5isgXIgqb9Aqpvdsv8yh3DoQvdZm9rgeJMiLXEBolUviLs9UnAD9pE9tvCUAyx2dpiFTtBuQqrFdwzdBaipU+UuBXwpq8MEqxpt/8/Py1D9wdLUcTIO7NR1SrGilaQbH2HnsycQlT+ZSyekw0ClHD+lYS+wpS0HgFFIu9nySFkK3eemmFyln/9iute3UcnQJS0cPVvCdgVv79bZdSPaTlNu1/JaLYW7EEQq7YLcwc6xpLvhcXbAmShHG5RknDpNKiYNXt2Zqaj597w+tRVwCQK5ayPjTjL7zGgFD9I0X7lWKsfXWUYk3e+cz14XI0CiGGudi1pop9RqHjRkQXHV/tCbmyWKtWFXRFeJR7t0OUcySMylXjVc9Iundv25Xqe0G/nEotbdw3wUKxsOyaYvLlw+HbcsNO5Nnoi00JSlbQjFCVsD04ZQS5SgLdyvbkwblbS78ezX/k8jAZEdgxTuJkbEYB5EqSV19PBI1Gs69+eyV+1a+T7JI1TwOKNWa84/pYORpCcGw6hNJzdjttUykWLDFJMesTXWSr9VA2yXmUe9cDtZcdllhqsAGd69uXBYrl9dBXA8jV4Uv3khevM1IsWD5RdYoWR+PoTsC3LwzbbLkwTwQ5AxSr6lNi8/7YdO2LvFgkV9c+/ilz93dAsVwcpQP4ttI8SjuiWMgXWxGuHNJRm7HSzxcOqUIx7krWv1IZaI5OQUhnzTltIsWKxow<text:soft-page-break/>aBQftOjzLHmAsEq9QVDdhxjb3vXF0CnxEoq11VKpiG9xtRtq1Aqb5+mdL3/42ml5kpFhYHE3j2jvdiwF10i5h1qoqhpNO+w5PBVIZGppru28jubr/061Hvy4++Nn1gTpAsKCqbdswbKY8iBHIFQo5rjZhLduvMIWwciRDW+jYc7CjP5UWE9mK1siKrTkUSzPgN9YsiGMDMW45inKHGTs4ysUSuxITi74XJ9hneLWzo7gHss7wcNwAiuX14CsDyNXM21/f//6vzBTLiNasScexjgEbdVTJ1F5BBfeHttyKNaTM4DgWJpbi6Gu29ZJQcnX3019uPvwZKJbXQ68FgcQbs+wGQK7CK8vliFqh6M/ywUpWWekHJAVrVK3lom2VLMNhi3ByEiiW7bRfMRMao1hE8woPoEa6jfyKwc68PC01YyCR5T6OLkQvzadmmSTK/9/elXa3cVxZfhiZELZeQIqypDhKJEUWlUiigN4AiIItU45sbZYEmWg0GqBk0aSsxVvi+DjOwGOPlzjJmbHHzvFk8XxIJieefJkP8//mvVcNEARBoBtooNFA3VPHR7ZJCF1dy616792LMWtBQSemhi/bNo4hukzNJanAAUf4sPFq/ZvL9z/9yC3FooIm7jY1lYgfWQaK1YNc6R2awArlXB+EGbl6+9d/rr73OVCsoJ+7B5JG1WXcB/onsV0ED8W3KWwEDE02rETGYq6OzR9g5Iqy3Ld6ftyKkTm6A/V8DNO93qDkrLQVyUCK9RFRLFic51yEGLYGSbYqDmxbg+RKqXioVaQYx/fO80qo6YKo2rHcWs/jA8pb0V4gKMCgyrRfVB1ftkJhNn9tb/amsIsxa6c5Uhl8hA8bQK5e3Pz4yv1P3FIsoxI9tsGl5KYNkUMstj70wlvn5uqzPy8Wi9cevxv0c/cGsCOSfHH1dCjklbva9uvA0IBlUbUgUqy2z8fq46PnZpCMkReqVmZ1haN7Qo4BIOpMkro3RZF0S8iYsLTGT9xj/OqHFzcvvfph6c3PX1j7xbFnrPmlG/MufTdUujfO+sBz5pSay+tZ1r6/srmy9sv79a8G/6s5QgGJJen1HiSNcvLtSm6sxQ08eDK3TTfDjPG0oB/dFY6vvAYHJfcUCyv0sYiMY1oAcwfdBj27kvVPro4XSkvPv7XYy452TDCnmS4r2SVcSYp91OFGDp2OHTvvSD3wMt6QYOFURc40lN967Rcp3YoefZVUOjucXut//C5ffPzk0gtuAoW0SfmTBzWfuXMgve5y/h5e2Xjj02+BXCmXN+fHr6SLw38UCrHsTfc6Hi3js9F0JgPo4ROEUN3hz6UxCV92TbEk1Yo/fU/qaozFMTFIGTZexno5ww5MrlZhP0kdfhD0o7vFPr3k1ieL6itllav1TgVSZzH51hUzKdQWcp0Z0XyhKOdK2co7QLEuVFzlYqEym+4PvwJyJatVN9Ofkav19//jcPYmkCspXRLGOzeGY3CgpXKhMOytoQO/Co8SCKwAkoKHLE8US9yeKMIxqYCFGijWKMnVfPpKarEWohg0kKuFrAc/EVTr1dCZN+gvzjFcyBnLldaiXpH1ypxhs1N5q6gspqMYZcyNVyuu090t1Gw3fCPwpMjd4ylaydW+9DVJs1D+Ti1302nhCD+i2Ztir7Hhe4MZMeZp7W1IanaCTigeKBb7p85TGSccGBYcst9BK7nad/ZKCvYaJWTBhf15u6Ov3G4NyFVcW5vx4lrCES50LPzcfTm1WSVIk1/BvBO2M3aXFYWJjJVU/Nx9kFx1jeDsJFfON0mXBIXHsicW5NBheVLw8JFiBf30HgDkKqk7UiceKJZexbqnHcLUHBMD9NfTe2vgJNWK437e2sgoARZn/OeuXnvt5EpWrTml1J/idIAgIVDLUx4CkKs9R54J+otzDAVswMt+R9V7Uqx5BSv+dlZJDAisIsx4I1cic4YaY3kijoFQLEafMYFiuT9EDN4wcQtGuBo+jbVkdqvM3D3FAnIlcd+cCQVlU9s9LYwxxdG4Td4freTKbhhRWayUyRW50iyMnSnhmz6AyJnSjMvyrmbXoejx6aC/OIfPmMutSnq5TVVjBBRLNixZG0pqH5CreLZDAX4XcoVNx8xe+N2kEcoZzdEFsxdLQLFGxqwag58ygUOYvArkCqZnU3rCA8Uis/Wgvz6Hz2DMubsUCcvWjmVvtGo6tUI0bJgRu6VvtZMr3YK/FMhVWHO/F4uxs6Yb8ZaWZsdOXEyE8DjG0QWSbgLFGuYu04FiUTDRkndx/BwcOwUke5CrRmNF95JP9Ywc4wBJt+LLpkstheaSyBL5WHP+L0Y3XA/7DN4JS2ELbTTByqCaz+sp3V3me8QkAa+kbsm9nDqTKM/eWS6A6BnRKpfkSkNyJYc83AwryZzhba9M0EVf0F+cwzfQnVVZGHLQZCfFGrq98qWHsfxdmJ6CF3LV2GG5o9PkgC3sUs+0dsonhK0kTrXVrOhvK2PECW1YFOboPeCTSllQLKBYQT99/wByldJK8CDNh3JJsVgmZ9Bfn8M3sKrbXlcxjWkCZwocANuzedUKo2cd585OcgWfltCLoSZXDI4ps+ucT8nRyuM3wKEHZrHuENsfDcU6sHTpcL407DwNmJ7otql7I1etX3ioX49jBCDzmoorydkztZh2ezZ3dWd0I0VxDfdDXcAUXysZ/loJeISYsq3r3FAsNIDQKqHLSebYCRbtTRi3e49/3aZrXktCPynmwWdLLtwNOpGrDsLmIQWQq/mcvVu+WeemWimleoDXEoYZjFwl+klot8SGwDsLnUh0wHflEtKgWIXi/Z9cGIUSAvNxeOPT/+qDXPklecoRFOj44MocELYPFH06sy3TA6X/9DJefO2eNNKxsckV1FP7i4iCZeOt1bhuKBaQK5nfAIccLFZFgQave4Tb1pFcwXRL5G7ulsQVOg<text:soft-page-break/>C5EnQMnrrvFiBXCV5LGFrMF4qiUUZy5e6lI3eilO/4iZXmPTBSLMPEppfdz0HgLSt3P1h9/ROgWKN52JXV+7X6t57IlYgEkoJK/J42tEhqJl4i7V4J3sYH2FkbG/sVutdFimXAIcJVTLAxWWw2uYLuAJ+QXt9zvkKlAVtzpyfFkhqTKOhvz9E/kho7gA9L7aozudIqqFCdnygdwiTVuciKK99nmjhUS0iXAxyhQypfQorleuIAnRZOvZT48QvEr5wBIDakRPG/eBDOqjx14VWgWCN7WCBXp69sCj95sXcGTttXVa15A5XqffkaTOMaSGn02MbsoUchkiMOKQStDBTL/bDc1uhe1z2nam0wI1K5idodgFxFLq4m8mZrlmZPikUnFJsrjoYX+LqHJha3G7mibcWESRT00/sMIFfxE897kGbVK5jcwk8oYYOo14AXuc8nwb1Gx4vi5u7T377D2lzujmyMeslFcpV+GbW2PH5bTE08vumaC9VnDz6KHt1opkNvfQEqlpRUi5WkwU/ukd/mFGt4EHVXHuW+N0m35ewE7g4zlMnGalKaD9v7FkuvivwSOJyQWIL6cOqeupCrCdb3iBxCbSsvoqP0kzwNOEyoR49tAsUa/daDR6GsKRmVQIyWgFxJWi1p3PW2XeI9bX3P4fUZF+7PEbqVwvoyYlPxZTNCmkszeJditYrbUwVunX6ew3/AWxZgZx+9TrtupTBfazLXQ5Q2Uqoz6fXWkdybYlF9AQ8UhgtM+sxVVYj31oVcUTS/s8LDZCBy8HT8xEXB/dLE7rtC5a41zZg9iBxg1PsOIxUZU4Dzb9YM6tlh202qdiLj7VoDt4bFYixt9pj16fXI0xutezpys2Jx9uLqDPGrtiJNSbciB3mUcBiAE8R9pFgjHuF65ZBR3KevBv34w0R6fY9xu80g212gEAd80N+ewxWQXOmoTOhi2FNoQ6vOpS1S8yi3vHQr2ekTupArunOuTExhyG4AcoWGpO5vsaiILDk0oUgOv0DysOvDlrrq2GACSpkyUKxgewDIVQpTDT1GjnSbSslQhXW3T35Cv0tlVtt3Ft2KnSuLZ2odFTDwCuvg41E+/sQD9TCPrY/+BAEUQsibKQMFOYPugyGjUJg9abetIS4ChXS+4IoNYw/35IrK4oBc2ZJamVfN/epqc/CzivKdscVuOVfqFI0QOVdy8pbdNSBX0WMb/DA+zmDFtsMrBtmdnGDZu5RGihV0HyAcwTfvJBPIFVCs3W6x/in7ctOvbVsDcpXZrc/t6NHNET/+BCORLqVUZDhDimt0GeFoq6RYQLGC7oNRoOMdeG/RBrqd4NrU4wyX5IrdzEefLQPFavsE5rZJtgXtH9KNXGl45p2ePD0skDRMycsxn+eTjDNkVGi3+lK7GqjBxIFdT0hbbcpCAQIF34yKp7G9tYlo5ZjR2V3rieXrbXETpwdgnVEaa0jnicPhA+C1zukWDDa3zHkrd9dqCiE2yjc8TBPMxU2vJ9K1abIFr8eObOz0T+8dKFQr0aPngv7yHJ3h/uYqpVcS+XLsvMmsDZqzybmzwkzX9l/penNFfGzKVkLYgOInVtzrBUlYTnhPmNDM/1AjnsVAVR8yce1F685Bw8snGMDryrDrBd0H24Bje9n0HCXUHP+U2dy1Dh+KFl2drnx1toNbndOtaTkaeQdMIJxrSRe0CvOyoM/T63Gl2joGWrSmXQ8MFY8P0Yw9M2Viy0Cu0GRwx17cnWKx3WGPfIlHOsYNHsKCmtU05XT0pYkjdSnX7ZZzxcjVxIjFeUHkIMpbia4vPbCH4aietsfnsoIDb650CymWW05lb/9XbMC0EydfSJ6+JnqSkGK+b8Y4FoNEVlZniv0EkgTVjmtFUSlJ6fZMGylr7iwMwYxN3RaMXXZtuk4PpAcmCbA1uPRRheEdP/lKVFmLZO62kSJWGO7J7x7GT+z4yrgdH0YDtiNTpq4HikWl9/XosQ2Bp7uPDVj1jbuEds+tG7mCnSW3Ns0L4J5TOVTu9eJOiDZex9e5guI4gHKu8ObKDbkSSO4Jxr+AiejoTiuolST999iJlRkvTNtpxhhbzBSLqEqdXvcUDNoa5+miqJptJVFyvnPWYvzcGvCu1G6TaIqXF1/Adgd34rH2bjUFzeQ6L8MA337k4OmRP/G4AMmVaknp9p7pFSjES4+UUdmft/0S7+XoG1iaoQ5LLK4LuUKJ8ksPI4V7QXdAoIBt6HRuhvT63PcqU1BMHnmNexQGCKA3gubWYVDAVdFCCYVGkzJomSRoVZx67lVnmx/IAjHGGJOH9PqeIw8wU7ePQGGjJEpqKXgBcoXx0B0zBV3wdHv3ULsVoGZF2CEomFjodndQrejR9jKceaUmKzas/ECxPI0BOEvGpj6bCMiVpNlzuTtthTMu0t0tIFf7c2O8PkwBKIGKEg6HUFTe/eZKVKrR/F2gWEH3QfCIHDoVO7HiVU8GyNV8Zi3o7z6lcJY7L6a0PjaM0atWGGqF6pGDj+In7tHm6/kxmQa+1HJHBzwKtVu3fxS615GZXWeKlUUDxwC7ILxgZUdAsdy8O5Y6iC9CxYpySW1WLVWAYnkSLZFod5jCpNyOAHIVf9bCMIdH0Qb4+TmD92EwwBK2XEkyMEd9GFtAD3Kl27JSg0kUdDeMC4Q+XFFIuTehmTFtGvMTgkKS1UHjKwiGXIm0W4Wo0sHZNFHLxfPDsnS1JsUCchVXa23XfZT8WY0d3dg9t2eKapN9QcqwJb01I71HQ5WeNLuMrbJ0XAl1e/D60TOvJh3ROa3Md4ctFIt7LnSon3VlA606tfkTrNo9XqCoXOJc1ZMEk6fWg1yxuxclABePcYZIec7uO5lZrQG5SuBVBr8HHgWY8x26dQdFroBLKOGriZMcG4J+HllqyFPLJLEbgXUD07qaHVIhLfFaZHflfOYhEnQfhAZsXwaK5eF9+Rj+gPPL4oXJ1xH1ikJhj3J9ZrHoVXqUvR0qLihzijVsoADvuSpQLK/<text:soft-page-break/>DXqAzoMQu7THnpK9qQXbw12spdY3nDu0Eqyh0L9rA+hNLrozbkdzVjsJBHH6BqZEEYmvLGlO7SmZCuUjCvoni9t4zzRr7iOOAg2ldOnqIUKywQinTNlAsIFfx4+u7bPQ251cu0WYxPPo2Q/kSQXfDWAJtpCzMxfJOsQQSlxMMLAYJ+jEmFgunKvsyJgrwehrzSpWi6hZeM7aoXUmdTjc9bq5UFt2oAsUKujPGFEy9xOt5EIPshUIse4OfUIYEsaFMEtS+g+m+WimhmOEtV5899JgZNPfdCfF0OXKmNKO8MJu/Fs3eZDlXzTHPpEs6/qIwoabAvkPU+lFy86vNK7X40fNB98H4AsiVrNpz6c66WP/y9d9ztx50oVhArpKw+XJ5nyHgcKG2oNlAsdyPdkHHXTtq3NoKhVNsMZ5b66hsA+Tq/of/SeSq1CksaKd0UhMNW3RjtKjHj2zsnEG9X5azMHKnQv/h2HsFtOmIlNACxyJZK4U8166+l6yBBwknwSl+79nO/UBeOZa0I3TLnLxG/7ShAxNrHbVxc6PB7gDkYZ7vDl2BW4PaQU13X37tjU+//e23/3vu1v39Z366W6CQ5kiFH8P9BRDXuXwVBXjd389TRuiepzNO1KlQiOSuzZ4zgWLtXMFEIlcPPvrjl3/5P/Xq+sLpiyl1te3NygqystR0OAwOAvTqVfrczYFcYTkV3038A132utT/od28WUvVYLzx5XIiXxaymHa4U17AFamYmRGO5SYgKQXJlVbdVavK1bqE93goO9Yp/1kiYdLtP48eqTudvD</text:p>
      <text:p text:style-name="Standard">i2o1HpOcirGaCxW02+O7iBoOMhujUFlN1fvfdvf7377u/+9eu/5W+91j0Xi5kWBf0cE4KkYUPr7I66ywoGoz329Mreo/m9x/JJvSzqVgzW9kKBFqsOv8LCgj/79bcP6l++9fE3x58xF85ekVWz+QMLpyqptA0UK+jOCAdEJ329H90M+C1YJ1m6b9DPEW4IeVMwcPB7E53WKolcOXHOTMCvky9hbNnsT8ycvf34iRWWmDcZYOSqP93RrQ1FwTo1ecdVLZCr2NLLM4tFkZLl5nJ3JL3KJUa7Q1RqZIRd7881csAGI4GUzcww6I2MBYBcSRnyvKbyTEaufvXl35Rrm0+mL1/d/PDD33/XLd0dmw2fkDpbmSZXxyGgUIjkr8ayt5OuhXoEVklNFCupYXmaTFciXX6lmXP1o/OrTxm3Xnn/qzc//dOPCkCxLgPFEuj0nfjBMn+VniBQPXt/d/VUjV6PH73PL9v7BcpQxxfvAcXy2vmJjAW/BYQK6ZnKtKr63HqadoRB94bPEJySwG6mWj0brEvwgjoYGSwWI0ur0XQJPl8yqkCxAnrKEOCwfv2Aen0edmGl5skWkC7JYV+wkzomTcGY7/M9qmgBI+dQmT/ozggTYDOdS5MySf7O5Qa5Wlh6IaWuuqooJIoFH5I8PlFnt1ECxn80exMoVsdE9B7Tx/UPtyW0S2r5yeW7r7z/NVKs8+b+9IvJpwuz/A32C+jh/qxyRR0zGRIn1iPcSccjYF+OseN8UCIM1Mh6zJpUeUCm2OBc0vbbRczIIHZsMzXOOvZjiR9fe/P2m7+9dPeXQLHmMy+5u6G1BaWMHU5G804tLRMg7eP16RWyl3ISUTj6AJCrSxsf1b/4i3L9PiNXrG9dUyxHfTR2dFnmd7yuIWRMEX0NysMud9qtWpBRrDd+/W321gOgWEH3R7jBrHL7fEeYz1CPHt3k0XY3iBw8HT26LNLVyjAcDdw3IVuFdzee3s0+gpGrfiKnWyPcBnI1b9j7c9xtzRXm0pacsfbn7gDFqn/199XXPzmUuTyf7kmx0DIgenRj9sDDyIFHeOJT0O+p7xeH4a0MUqyg+yPcAHL1Qunni4vFlLKNRLmnWBhhpAnI0rqCfqCxBjvzisCsMqYnGaU+WncphoXC3asPPwWKFXSXhB/FYuRiKb5s9pkdgTwB2QLtQVW+B+0EJQdWEsebJstBlgqKjrTjtKRkI7kamMpK5J2dQkdIm2u/7IZ4tpLU8caJatBwZThz4y3XFMsiilUhYybM/xEHObxnTVmxeMaILwByNZcvkoGOR4/C1qaz2igrpdbmFa5OuR20BUefMTGgYLiyixqwdSdXKaOWytaAYgXdL5MDh1zpneV9XDUVD/iprI25E9Oxd/cCJllFj26yZFGsnAqoeKq1YWWQXpmqgJfIAoVadaCuUx3tYiBsvMy/DbRu4MQHitWWbOCGYsXT5ehZExpzvRxUYtcgbsZNt30EEICVUmy53GYl7I1iac4aCOQqpVSTGn9BjlFU/HwZC5T0gUe+u9ZDoR1DGzZQrKD7ZtIAi2T0GXzRGPbtn0Jb8IKScFqZ7lJoWN6jx14lR5Ugk6zaW9YU9PIU3tKTdR0rqxn8dVhAriSlklQmPLrqBrAOU6qb3eVotjvFsjH/XLGSZ8tYkqkOsuw4jW1YQLGC7pgJBMygpIoh11aS7Jli0W0wkKukaiWnu6KTBNUpmqANdPT2VKTWnVyhdpPKr0eGhmJx9uJqbNlM9pdT2njdzKQYq3T1aXxTWJtJJ+jAQ4Gta9rCqYqsTPW5XmgkPA/en0lMQLWmOXca86wUS1YxmtCzuzpQLL2C6haq7egADD7IVVY0Ol13syMGKxmIZ8o71bE8USycQSpsE3YyW502Sx12yMVGC0h/o12gtFJZqdKLcPsh3ciVWpHSRSljwrwOuocmHGzv8GZy1GEAILmCP0TPmrNnSnA+DfqxRgGpMWX6Llsj+VAbRUu0qi9MQCQyIGWsOS5Hw86MitWHf8HO1yRSphCTmgn6sUYLTBdZTZzDpdj9KrFFsZTL+5WbpM9THTRoy94F07TEqceZ1SgQofW89RX0R7EkZqljVASjjJozUwC87KWj9yChQAkrBTzPna43V7aolMUMiicH3UNTAWfZ1CsDsiy2+sFkVG8+vvezj7/55pugn2woIJ1JCpS<text:soft-page-break/>o1iAiijDpZtLr0F10wPchXCKlK4KCNIAHs5pgFy8Sq8vwY3iL03RtklBf2lu4TRXHnq+4T99464Ov/n59o7509TUY54OvLSKLaCh4qOGeLKPDYnHP4fU2r8/+KBabQUCugGUxlfKgn21oWCwCL41nytIAijHoYq+VZi499BpP7EyuVEpWdH5mKpav8QG+ymdMKhsZ+BZFryy99BaQq2evlRMHfhT0k/mGw4Xa/rw9n0W9BaBYwsC1gRKZrQy+6YhNcX4FKVbQ/TSOoHxsLKL0o6tZEgW0CXeWn0vfEJUiUKw+1wTDNkrv1r/8h2vRhu6rCp5lZLqNDLpjphD12YOPYk+vJ1rqc/umWNhUi+6y7Ogz5uzFEuw7QT+gb0Cx1rNWcslsu/TzvM6odn+KWB3JFRMYp1nJN4iAgGUjlI41WIKEExp4/MkB5TJ8avzExWj21mzummM9GTbMF4pyviRlzZRRIc/NcUmyal2smLRm0F011gByJStU2ukPp3VyvOezNrDuSRIqKb7xO/2lhyeff2UufRMpVp+HCFrV3VUU9mzoAqmaos6ZVZAAcpWk+Hhz3x+EYlF9Lor2w76DtYqGJWStMMYNqcgCD1wseUDKoFTIoOZQ/cYyOpErx7iWbxDjAExW71tFufNyCsy5CuQqZhRpWlUFvZY0xl1tI0XRUomUz4FiiWjhMfim7HNjNfJJbapTr90D1r0EuTf6KZ2hM7EsumAJadyQ6vH3v3j3wlp99c3Pr29+ABTr4NLlVKZvctVzTXDXVFR8FdWyqPBckXEBqlrp5iHDuZwZ6Bar+ZbZBUveJOaGTjGR3NUxP4/DFpbUqywAwS60WbXyaFQXOraON1e482Zv8Hj6+ADJFS1oXk/63RdSdj8paTaMTByK4xfMogOanWx8VeYdLA4SQB9mQ8c9vZIwkGIF3XPhAYn7xZYHyjjt0HRSU6TiazjDppTQyCrOHjwdOfMccwzXXn7nw6//cf1+/WD6xTmfyJWblWG3xnQ2RH7uHjMAudqnl1KaCbu2gOU5A1OsbVOJTI4Khbh+O2bc2psdr8AHPLKE5WCWwDYyzYe8WV/aTnIF3y1uFMefqU4hkFwppfjZkqNUM4QlFMiVyG6bWSNWI2cqqfRIpZjncndS2SosERLtjAnKiRrDq6rWBhPncKE2n8V76ZF11CQBOjBK2YYDmel0bA27VZRVVKtzurlgrMJ+FPQTt2MutyobZmLxuRlSOoLBj+Tq9/9zfdN/ctXP+qCSngPeD0yj5EsowKJOeMOvV32mWGyVUyuywgIft1tEn3BYYrZG3hyli7ejtIb7gkUUyx4H+ehm60Cu8qaol7GEimNsgUUQq9GzJrpKKWtdlM36DgFQ5XvjD1TNSlZi1t4j5544MBwj72LxiedW9543BSxEcpLVZcMK1n/ZZWO3fymjusAN8gYEE6ku4Nge3quHcQXkKrVVfIfsPanZQTnlYc4Y6qjAZmEBxcKvRNvEsMmV6GWVoDo1W9arMDED6SUO9wByFTuG/vXDoFjOeKCJg4MWhiXmaVvwlwK5Iv8+XMDhgOz7UKGDNgX7dIvddaNhFv65/+SoIbUtcnUeyNVVIVuVtFVxakQwJgBArkQ8jOOeLmrtFm++pLBub1Yig8Q7fmKlOcX2L9/NW++tvvn5zfv1pRfuHshcXUhfE8/UhDSGGqPpUmRpleluJdKlZKacVKzm5ZjIhKqoxSgDBz5fVO1hu2r622JaCWOXYcheCxEYuWJZdpSVOhSuxRIRJSpjZEs3/ndUKhtuZhEWvWZr80ZVpMovZvojbjccHw25Yq3rWoEVgjCFyTqHh7xDhPreQ4+f0h7BUeLya0OhWLs1QUXxQLzq3LErwb9Gj24kjryW/OGDlFJrjjR2tJlXaimSpmdxE9ojGs35ZPxJmVwU2acN+1n6ay03Vy/Lpy4tqDdl9TaXZA8jcK3OUU16el1qDMUhkKtOjSTiT155/Zdf/PfaO7/5noLkaiFzQ86YSLFU3B9hZSapYczPB4pFU6ZR06E1CzqsZgQnLA2Wjni2kgDOqZVRDoVjCABylcqtJk7eRZOjkZSIAtGSYYXHyjg2aFvOAkpFVuy4Xoxmr3fJncB84Kwl6M4G0ZQnElo+bY4VvSo1yUm+bf8aoyRXrHVaMfA8BdM2drYUObM6JerEEwYgV5kbj65vfFhc//TDEVIsp9GdZ2P3oRMTE2OcqR9Ir4tKVTQwn5Yp0uP/VSvoe4VVS5ZA5x0J6X3jF0fznQdujFy9/dmfnr5gK1dfPaRdB4oV9EDgGAzp9UhmLabiLcqZm2+Ogly1tJNXHgPFqr3z26fUq/vS1+Wd28E4hcUHb3gXp1pJnSexjwb1yKFH0WMbImWVjNbwqFF/pNJZADPka5jla3RQ0ZEYDdMxBCAaNmwfgmYJLNCpOzuIm0DG6MkVa9so1tINMVNKKs6VNUeoAeTqwa++WX/3i4+/+C5/e7QUa8qaQ64+/4P9899cXX8fKFbQL5/DNwC5+v7F+yuvfFB6/eORkSvW2ihWuGJ8rhpmhaHmj6CgNSRQrKDf9tSBmT2JZPwU/HjQt/0ZSJTkhLYHGvlBkSvWiGJ9V3742amLd4BiBf3COfwEkKu1tz9fKb91rvjwyaWfcorlewNy9eDDP/z8sz+98QlSrKBfOMdQAOTq+OUynLJHnBw+wRRLUDGgM6eXJa75EzSwkjRji2dqoah98NQCJFcscCMb1ky9fqn+70Cxgn7PHEMBkKuTF8wfZItP/eRFWVkNS9Bt/NuhZ+89/PjP5bd/<text:soft-page-break/>98bHfwSKFfR75hgmCoVI7pqYu03a5pWRLdSTR7FYwsy8YfPawPEBkCsxXcWEKPQUnhCWFRS5Ehoa1/A3xq5t7LUeAcUK+g1zDBdArvYvvSScKTpSP+OaKB6GZosGFkumiz977pUPgGIF/W45RoQ2b77kSCbRJFAs1Ai1Zy49jOXW2NYT9Jvk6ABHVJDM70KU/tqxBUWuZFbAyAf5dKIp9aNYqHyoo0Qn51rum5AxBUy5RIoV9LvkCAxMFbCZZDts8fPwUSys9sLrqTmyMoedOnru7mzhHlCsoF8dRw8AuZIVZFn0HmsjSzj0sY2UXJHXCZNciKeBoCLFCvodcgQMJFeKI5UjZSpDkkMJfUOXOjtp2Ew9jznWAcUK+u1xjBGAXM1nkUvIBhLvIe1HYaBYNqVJ49WHeKaW0uyFXJVHAMMLcnbGi8f4uTWpKWY19m005AoOVrQpmPT5XHKBozOAXMWWTBgYSeYyqdmcawlkKevYMaNBW3neKI2h+wPHmABYxJN5e1+OzAUotTVl1Ggs+bm2jy3Fgud1Yn/sv8B5LY350kG/Fg4fAOQqaVRji8/P0KmcBNassZUHGQG5EnS8qkpmSvMa3xQ4XGCxOHumhHKyOH7sOQMP48I0Bg1ReRg2C8asmAVP0O+GI3wAciXRRRZsRpjKQmYHvkThx4diCTqJdSs1dGC5UI3w2N+kI/LkqdiRcxj1wHAY6hbiSCDBQ2dIBL2A+0yuVDIKcSwCm89oRdPm7BK/quLoE0CuFnIwtFC/GgaYrFSFDMq7SaSxPD6nZl8aWe7S3GmoGaPAKWdWHH6AUlkcTXWhUVQSV6sws8SsKTU8yDyN2FFTLCfBzNHcRnXE9HpMrbINKFYoR1bQiCfonuYYKYBcoSo75XI3jTVjy2X0ks4EI37rA7nSySVEt5jpm+MnAgclbhHI4TvS67PKWgwOKeQPK9Ie0cgtsdjBnP159FOpn6Y3bESo+o/5NTTtFQT2IDpX1uUYPtLrEbVGFIXNrArtU63zq0fzm2JZDTOFRvaUUk0ZtVa7K9prrKRi7c1Un0ivwSME3Ykc44diMfKc4yUNYyaeW5u59HA0XKtvcsU8bfEadqYeO3EP+JWULcn5VaBYQfcmx/SC1ZiIpLrcnEEotwtsn3Lmg70rFthmgZzKIhPAevzE+haVUsuiylUNOcYCW5cA6tamwO640BZEr6WwFq8q4DmabKQwJ9Aij8K/1n4BFOsKUiwVXaUkdoKgYzhrlEAIf7Ap2EE+nhpeR6Onm3Nhi4Zozt1aowGtkuHvza7xYztH/7j0MFK4Fz13J55B00wccnkzppUwGuIY0Xb2ChwuuXKU4a2khmVKsRMrAjrkbkYOvA7bRNBdxsGxBXQNU8oCGXeKDT9BVpOYIsNNukNGr3bJ0awbRuY8K2xhJtFYCwnzGo5O7CsJeiV6bHP2e4/53OEIE9Lrs1otqtVEg80aLM0ji1vkS/uX7+St915+8/Ob9/956cW7C8pNWVllVtR0gmjwK63ZmkFwOnFoZUHHzS7oh5wQ/D/vZ/jQDQplbmRzdHJlYW0KZW5kb2JqCjQyIDAgb2JqCjw8Ci9MZW5ndGggMTA3Ci9UeXBlIC9YT2JqZWN0Ci9TdWJ0eXBlIC9Gb3JtCi9SZXNvdXJjZXMgPDwKL1Byb2NTZXQgWy9QREYgL1RleHQgL0ltYWdlQiAvSW1hZ2VDIC9JbWFnZUldCi9FeHRHU3RhdGUgNjI5IDAgUgo+PgovQkJveCBbMCAwIDEwNzMgMTEzXQovR3JvdXAgNjMwIDAgUgovRmlsdGVyIC9GbGF0ZURlY29kZQo+PgpzdHJlYW0NCnicbU07DsJQDNtzCs8MaT4veXCCzrBwAEQ7tVLL/SUCHUGWbMtW4o04XMQuDm4qGmkBlTxzL1XjwP6k+wkrbeSs1UrhcH9OHwuxpHWwaRR7to7biN9wn2kYHfOLvg+bwfOzNdG18AYAPx5bDQplbmRzdHJlYW0KZW5kb2JqCjQzIDAgb2JqCjw8Ci9MZW5ndGggMTA5Ci9UeXBlIC9YT2JqZWN0Ci9TdWJ0eXBlIC9Gb3JtCi9SZXNvdXJjZXMgPDwKL1Byb2NTZXQgWy9QREYgL1RleHQgL0ltYWdlQiAvSW1hZ2VDIC9JbWFnZUldCi9FeHRHU3RhdGUgNjMxIDAgUgo+PgovQkJveCBbMCAwIDEwNzMgMTE0XQovR3JvdXAgNjMyIDAgUgovRmlsdGVyIC9GbGF0ZURlY29kZQo+PgpzdHJlYW0NCnicbY07DoNAEEP7OYVrimE+O7twAmpocoAo2QokyP2lLKQkepJlWbK9E4eL2OjgUcKKpwSVPHAJqBoHjhc9Omy0k7NaQBo/96f6XIklWwGbRlPPqWCZcA+PSv3kqB+6BpPB8/n1prnxBQjNHm8NCmVuZHN0cmVhbQplbmRvYmoKNDQgMCBvYmoKPDwKL0Y0IDYxMSAwIFIKL0Y1IDYxMiAwIFIKPj4KZW5kb2JqCjQ1IDAgb2JqCjw8Ci9UeXBlIC9Bbm5vdAovU3VidHlwZSAvTGluawovRiA0Ci9Cb3JkZXIgWzAgMCAwXQovUmVjdCBbMzc3LjQ0MzIxIDcxMy4zMzk4NCAzOTAuMTkzMjEgNzI2LjA4OTg0XQovQSA2MzMgMCBSCi9TdHJ1Y3RQYXJlbnQgMTAwMDE1Cj4+CmVuZG9iago0NiAwIG9iago8PAovVHlwZSAvQW5ub3QKL1N1YnR5cGUgL0xpbmsKL0YgNAovQm9yZGVyIFswIDAgMF0KL1JlY3QgWzI5My40MDcyIDcxMy42Njk1NiAzNTcuOTA3MiA3MjYuNDE5NTZdCi9BIDYzNCAwIFIKL1N0cnVjdFBhcmVudCAxMDAwMTYKPj4KZW5kb2JqCjQ3IDAgb2JqCjw8Ci9UeXBlIC9Bbm5vdAovU3VidHlwZSAvTGluawovRiA0Ci9Cb3JkZXIgWzAgMCAwXQovUmVjdCBbMzU3LjkwNzIgNzEzLjY2OTU2IDM2My4xNTcyIDcyNi40MTk1Nl0KL0EgNjM1IDAgUgovU3RydWN0UGFyZW50IDEwMDAxNwo+PgplbmRvYmoKNDggMCBvYmoKPDwKL1R5cGUgL0Fubm90Ci9TdWJ0eXBlIC9MaW5rCi9GIDQKL0JvcmRlciBbMCAwIDBdCi9SZWN0IFszNjMuMTU3MiA3MTMuNjY5NTYgMzY1LjQwNzIgNzI2LjQxOTU2XQovQSA2MzYgMCBSCi9TdHJ1Y3RQYXJlbnQgMTAwMDE4Cj4+CmVuZG<text:soft-page-break/>9iago0OSAwIG9iago8PAovVHlwZSAvQW5ub3QKL1N1YnR5cGUgL0xpbmsKL0YgNAovQm9yZGVyIFswIDAgMF0KL1JlY3QgWzQxMS40NTg5NSA0ODAuMTYzNiA0MjQuMjA4OTUgNDkyLjkxMzZdCi9BIDYzNyAwIFIKL1N0cnVjdFBhcmVudCAxMDAwMTkKPj4KZW5kb2JqCjUwIDAgb2JqCjw8Ci9UeXBlIC9Bbm5vdAovU3VidHlwZSAvTGluawovRiA0Ci9Cb3JkZXIgWzAgMCAwXQovUmVjdCBbMjkzLjQwNzIgNDgwLjQ5MzM4IDM5MS42NTcyIDQ5My4yNDMzOF0KL0EgNjM4IDAgUgovU3RydWN0UGFyZW50IDEwMDAyMAo+PgplbmRvYmoKNTEgMCBvYmoKPDwKL1R5cGUgL0Fubm90Ci9TdWJ0eXBlIC9MaW5rCi9GIDQKL0JvcmRlciBbMCAwIDBdCi9SZWN0IFszOTEuNjU3MiA0ODAuNDkzMzggMzk2LjkwNzIgNDkzLjI0MzM4XQovQSA2MzkgMCBSCi9TdHJ1Y3RQYXJlbnQgMTAwMDIxCj4+CmVuZG9iago1MiAwIG9iago8PAovVHlwZSAvQW5ub3QKL1N1YnR5cGUgL0xpbmsKL0YgNAovQm9yZGVyIFswIDAgMF0KL1JlY3QgWzM5Ni45MDcyIDQ4MC40OTMzOCAzOTkuMTU3MiA0OTMuMjQzMzhdCi9BIDY0MCAwIFIKL1N0cnVjdFBhcmVudCAxMDAwMjIKPj4KZW5kb2JqCjUzIDAgb2JqCjw8Ci9UeXBlIC9Bbm5vdAovU3VidHlwZSAvTGluawovRiA0Ci9Cb3JkZXIgWzAgMCAwXQovUmVjdCBbNDM2Ljk4MDk2IDQ4MC42MDE2NSA0NTIuNzMwOTYgNDkxLjg1MTY1XQovQSA2NDEgMCBSCi9TdHJ1Y3RQYXJlbnQgMTAwMDIzCj4+CmVuZG9iago1NCAwIG9iago8PAovVHlwZSAvQW5ub3QKL1N1YnR5cGUgL0xpbmsKL0YgNAovQm9yZGVyIFswIDAgMF0KL1JlY3QgWzI5My40MDcyIDIwMy4yMTIxNiA0ODAuMTU3MiAyMTUuOTYyMTZdCi9BIDY0MiAwIFIKL1N0cnVjdFBhcmVudCAxMDAwMjQKPj4KZW5kb2JqCjU1IDAgb2JqCjw8Ci9UeXBlIC9Bbm5vdAovU3VidHlwZSAvTGluawovRiA0Ci9Cb3JkZXIgWzAgMCAwXQovUmVjdCBbNTAyLjE2NTI1IDIwMi44ODI1MSA1MTQuOTE1MjIgMjE1LjYzMjUxXQovQSA2NDMgMCBSCi9TdHJ1Y3RQYXJlbnQgMTAwMDI1Cj4+CmVuZG9iago1NiAwIG9iago8PAovVHlwZSAvQW5ub3QKL1N1YnR5cGUgL0xpbmsKL0YgNAovQm9yZGVyIFswIDAgMF0KL1JlY3QgWzI5My40MDcyIDE3Ni41MTk0MSA1MTkuMTU3MTcgMTg3LjAxOTQxXQovQSA2NDQgMCBSCi9TdHJ1Y3RQYXJlbnQgMTAwMDI2Cj4+CmVuZG9iago1NyAwIG9iago8PAovVHlwZSAvQW5ub3QKL1N1YnR5cGUgL0xpbmsKL0YgNAovQm9yZGVyIFswIDAgMF0KL1JlY3QgWzI5My40MDcyIDE4OS42M</text:p>
      <text:p text:style-name="Standard">Tk1NyA1MzAuNDA3MTcgMjAwLjg2OTU3XQovQSA2NDUgMCBSCi9TdHJ1Y3RQYXJlbnQgMTAwMDI3Cj4+CmVuZG9iago1OCAwIG9iago8PAovVHlwZSAvQW5ub3QKL1N1YnR5cGUgL0xpbmsKL0YgNAovQm9yZGVyIFswIDAgMF0KL1JlY3QgWzI5My40MDcyIDI1MS45MjQ5OSA0NDEuOTA3MiAyNjQuNjc0OTldCi9BIDY0NiAwIFIKL1N0cnVjdFBhcmVudCAxMDAwMjgKPj4KZW5kb2JqCjU5IDAgb2JqCjw8Ci9UeXBlIC9Bbm5vdAovU3VidHlwZSAvTGluawovRiA0Ci9Cb3JkZXIgWzAgMCAwXQovUmVjdCBbNDYwLjk3ODEyIDI1Mi4wMTM4NSA0NzMuNzI4MTIgMjY0Ljc2Mzg1XQovQSA2NDcgMCBSCi9TdHJ1Y3RQYXJlbnQgMTAwMDI5Cj4+CmVuZG9iago2MCAwIG9iago8PAovVHlwZSAvQW5ub3QKL1N1YnR5cGUgL0xpbmsKL0YgNAovQm9yZGVyIFswIDAgMF0KL1JlY3QgWzI5My40MDcyIDIyNS4yMzIzIDUyOC4xNTcxNyAyMzUuNzMyM10KL0EgNjQ4IDAgUgovU3RydWN0UGFyZW50IDEwMDAzMAo+PgplbmRvYmoKNjEgMCBvYmoKPDwKL1R5cGUgL0Fubm90Ci9TdWJ0eXBlIC9MaW5rCi9GIDQKL0JvcmRlciBbMCAwIDBdCi9SZWN0IFsyOTMuNDA3MiAyMzguMzMyNTggNTQyLjQwNzE3IDI0OS41ODI1OF0KL0EgNjQ5IDAgUgovU3RydWN0UGFyZW50IDEwMDAzMQo+PgplbmRvYmoKNjIgMCBvYmoKPDwKL0xlbmd0aCAxMjQ3NQovRmlsdGVyIC9GbGF0ZURlY29kZQo+PgpzdHJlYW0NCnic7X1bjyW5jeZ7/orzvEAf634BDAN9sQf7MMB60cD6vXZnBouqGczsk//98qOkEHUiWBmRmV3dbpw24MrDCN0oiiIp8Yu785X/uxn633d38bOEci/l9unLy3++4KELxdx8NPXuc7z91/95+V//7fbv9MzfrYtcfPz1nY/B3BP9TYXtDf/7n/90a3/817++/OGf/O1f/x/Vaa33t1wD/eE8avyXl7/S/642Z9DMvdZkb+P/iwlock+UzZvDtm3M7p6KMfEWrcUosr/F1lb/Z3bm7qx3wcbC3Zi/dpVUz500yWW8Fun/fQqZO7kjzk5ah5q/vMR89zYbY7kd/DKpzRLe+ARelnCP6ebTPeWIR867O00DFSn5HomRNHoX6j3w008v1d+rd8bkm4s0WQHUmu6uWGMSvYmKHmn+7movLajmTvXWgjdtoho9tW3oz0Ez1HF3c5baTq10MvdQG9VlGjmo0dEMeaaZQHxA6b+/hEwVGfTdlkoDBNWXe870O96Tb29RJcQ9jNXmfEcj9FalQSUmFB7y31+oCepoe43qiHgt1rtLXK2t9m5CezMTRwpX7iwk+UaNO2uZQL2rsXMm2sZrQ3NcOmeoAylyI8TiwGWIUfcKblJ/aDYys8FSRYmXW5+8Vj6n0ZIt9u7DjWbCu1Yhdctzg4Lm6CUw0FFZQTYkI55bjHYQa7xXYnapGHW0/lYSDYX6RcL5EsudugH+F3/PKBsg78V4FKWWM42V9AHNXY48T/<text:soft-page-break/>TUgEmuzeiOmu09Gp7bgLnwaAddoNVQ8y3ROMHuQKWtSSwvNOjkae4Lc8rSrKJ4vCV7r5CdyOJOvwq4GVHSQ0kZLDTxErVX2uBFddRFSKJ5aBqsFx201EPHQ54DIQEzjoqsjLA008XxAtsYZkkmAkuYZC1EJlXBfkdaLSU5SYMiZ3PQqMlAzeV6z46Foi1CSxNL0okBYRCkN2g0Md7BDVqDtpR7oB7RVFdQKneOdJ2gOEOTnpvcSbKLWxvUKGQn0pqud7NShD5YyOmeDZdO7m5ALE3H8ATbVLpeYm3kW3loB88rGHor8JsuprYy/PaLFjoaLJh6ELomLOB8AY+/u2MINrpYcqmW5eWR9qmr1c8v/wb9UoOF3NrisNq+gJRi5d/ULPRgLLykaJptvoV4zyGPEhnzG8K92P4OVWJvRHC16SOarhBBIJlp02Lo5V4oewguSJYVD9VdcuLXaLZpkVDrxbjWGEkBl8sQtkEq/kbbtEueW6ICj+P5RIOM1B0w17P2acqL9hRPii0NUYlDCYdROVXLb0bsX72jxG6IGU1mLr1oguRhdl1t75DsFBTCBs6E0MWBytHKzQW7BqiW5xXLrO1OLMX8JvRODo0WNxmjYWTrWmnSFywjEVzspalzpdN2w2U20Chj4ndpKTaO89aaM+9aoDYtHtsqRu/xJq8QWlmp7Vm2Bury1qdqG8OquxfuqaRZll4unW1ouwLtBX2voHai4b9BbWuB+2MHrTYa9Tz3PYWWVN8paMn52Hvkxy4qaJC5Wxu0GPGnQz5gLSSSPjKUnPGY0i/43fdeKDDHvSd92nc30EyjkaHRegw1WWGPJEi9432xqW/bJpb4DF0GDR4CdgEqtkkH6omBdTUt5jbyRI3E3LhRe1/Rr9i1JtkeKEmKDUzJ3CLpOCIk1Oq5S60BHp6Bau0j/PQwYvAgR1Iovo0PJg6xIdN0Vt/YkEHKHv1s79Bk8V9k7lkTxkseCxU2BNicuCrsnDxUtrgMiQO2EirafvMGwWU8rffWpcQqhXbRjJVUmebQOqltY0p7J6EUlUaHWkW27VMkrqNDtIRSp/Hg6hjcp/14wQRaXQYqLvJgWBZAgnVWeM+IZDrQwou9fpI5FnxSkB4mZWFawMyQUio0RtsovBRJa8XkjbWtqjpoIY0WIwYlSbRMbkXwAZYfWnN5Y2cCy9Gp3lq8kxkuB5LQod3IoBcqhMUNomG9/QXUXPoAS2cqLZfsenGSxnSjNUZ2++BCgLqt2BR4BwYpWy5Hu/pkVmuBaHaspEJCjqLQDLYVzTes9Cb6GA0ZF7TIY2hjS+g59cbEyL8b/2F8QJ1kHi7pAB6ZbYS86Y2j8WLa3+J9Wedo1Xr0OVJllpZhbJ4OWRvkzlTnbsTn0tyxHXF6Oj/8/PKH/3H74x//8M8//vefqPo//emHn358+cNfSEmRN1CbTfPzv7w0D+g7/GPD7ecvL3+kB/ZPt5//74uF/U5qh/2in//3DU88PyEbkdRhJW9ze+D6gxpioT1t0N1fOt3URMOaNbnKD2iItI9X2li3mn7qD2ogu93NAqnXRNNbPIn09iD2B9kVYvOJB77wgz//848vf/75gVP2dU7BUcq0FcbJMRO4RlJ75HaEMHvdHxw25V5vimQ2Vi9bSkZW+FcWIdo8SSxTF6PxS4oS1jZtnPZNTvPaa7/1GtJKrlCLbzyIku3d7XNAet6RS2ziI2McfIyYykaPTfZYBUYI//agiR55ZJYs9cnhkDqd1DdtY1Mkw0+yhSxqMsqD0GSSNrGabMpF6awsEXvjxhV2YrY2gtIr/YHsFdk2x+NYHuTRXbKoTHWHvSLNNAU/li6mOUVHnu/rbaxcj2KAbrRRSoYDccirpSq18R9HVRmxFv+OcaiNrxOlyYJQXPoDyRFTJtfjD13dWNqbqFuK9Miq6sZDl5cHY2YzrWWqTJFQPwceU+cI+UDkXikcWdqQPHTFvz5AtapVEG1SZtbm16dD65Q+DI3r6/I/M3C1t/rAtenQxnedU/rA5TQ5r6yzU+NbhpGFIlmkqqYzovA9PyAvg/wbWCSvVqWPw+pbZzizCZH13TahZU/JYhNaF+CZLWLVPM6e2G1OKfx3bkNltEG2YE719ari9/0BFIxXNpuliUVyY1CER4j0osSSU4RHU9Krvr9c1Rt207/0NlKmR0JA1QGqjfsfurxF66u3Z1bgVX2o7xBaTYsYxhMP9DWuNbGYBGIPWsXT29eb8KMEeXkuuhMaV92vdR39Q2/DVpo8L6RN20vVgS82a5ptW/cGYz2ncvcBG+/7jfV4yVi3tg/cFuudVxWPcPvymCdLo0hiP1P1yML1HBTpCYKJS69OqCq1JlV/Wt93rUSudKia2SFKPAzcXRy4dGDUZbMO3IgSqt14eS1/Q/PpcCNPrwuotQh4e46ODEn1I3pAa7Iap+nFomxTy064rPYz0rL6tCeMCdVmWDgWT1gAqmiftEtOGe1X9yJdVFRXSRV5p4tKvmTzXddlLvdptdaRsGm+VdC2FjFNelhAnaYPDD1oMqJaibqkl8ESMseK1t3F6Lu8DetipZXQrQahFUot2t5ilLjHIrqLfWwUa/CUB37dVNN4+KtaZGNrqTEm634RhlzXFx/HQvdDlx1yW01W/NZlFGpnP253XlXSLxJY+ZrGLWc0Ls3fh2vc67pNVWFvMAg+UH/+1FniDByZXWxj7zGogSPNWdGXn7bKflUtspjN7kTQSl9mqpd2ed+Q0+SrOCj6BtOkz4a6NWnToXN9DCP4mEpQYm+SueuhirRM1V5d3vh/XSE5M4FRaB41Rvo1BVrPKFByHo8U6P4QceiX2akHN0g7QKiaUfUuN2h1IPLxsc07tbdelRqg1UKF6kmWHkPUqtKt3+vnUurZl3oidz0WKu2OJNT0OudS76l6QYb3ZVXfQi+o9tN1H1fXJKrxdnm7+U1uwNfPQS8b6284Jrw6bl1ETh2cSvWtPvgHO3jT4/uXD97UM7x3LnJ91zwbGTe4gm2D/YAbUXa5EuX5MjUuuz6Exv24x/J932lzoF087Qw7elA89Xi30vI95RSWjah0ngSfY9j5jfleM82N3c1gxD3WbOrOhelt590yIGc2VCej<text:soft-page-break/>F118wt2X4siPn/PxZ92KsfZ1VtHAN16t8d6/fv2WW0UmCJk++SPmdLlR5XDt/GhOh73VD5kKNWBrsDuVjrtpCTcHHxRYupMwexKExwWekWbjwj70jUu3qdCu/GjjYrIDPdgLB1lzpsZdSJFMvZq9d0qf5EHEX+Qgdrqzd0mM+qsi4F/nbCaDvUXp3SoIvamwO1Y5biq83lTBBd0km/LjdqAlCZFLQZ3LhZ/Gvj7J6tTokzwuRZZC1u7OQN7NpT75P41l60rOoqYepkx3Ws3BmQPVwMOOO8tgP/39YiG1QV217oTAbDrRxmqRMnHcXX+gybxPZDLstud9d7sjirAcmZtFmz95MW3MH9kMpGZ2rs+1LccSX+6Ohu0/Qj/Fa3tOG2JFSDJEs7NF+4ZQDtjIG8KR9uDNKNhHbl3YKeK4AmxCIANU8HeEzLMt5L3u7knsq9oWbSHxcfVg0fI49jZ1665LOx8HuhyH4ztrrXc37IzLtt2Srf96G5tYp+I85vxBSPeNLyVc3t392T/QSyxWg5T3cV/aB8dZFcdsrycVfXpdRG0iDRUSX4D+2p7/+uKyyGEl/ucPuOpgT50PvuOugxsxsRIyaTsxA9rB7/UbyOr5oBohMT/0By47n8Vm8s4bCr/q1QzhQaxXM84cmqjhQz1MoN4E+hZXM+QEprpbv1eO4j4sKv21oKY9dSz0noP43+RCU0OR15fmw7mXFg2MZ+Kgly9ML8vjTKjscuBLj4ip8ZzLa0AtoS6O6we5v2qwU9div8mJ+qrCOHUMopwjf+NjEP0od7kfUJVwoNXOG4RUqbvsx90Hd8MtJDMtRe1QcTkj0I4C1LOO5YhwWR2Xb3Ffv2G9XkxSbg7oKUNLcFbbNNUjUC1afTlp5zEIynA5NMx7sA4pgQBIqOQqX4fLeawEydBPuJwnXM4TLucJl/OEy3nC5Tzhcp5wOU+4nCdczhMupw7aEy7nHxsuBwe/JMUBm867T+rcRcCcBf1GnnCpeDnbeTXtPlEeqo5LCcgtK1lA72w3BohlViCm+OELUwvWH5yucRNKl8S5wIr6490uztDRbUSktodqSABSsm4Xzd8X6JFPJLg60jOicTNCOM4lJx+o3V14XnbIQseQOyfgfWjvpA2lsHi9D9/nBMCP9aRv3onuQ8JAPfb+I07R3DV4n2fG8DNj+PWo+IdmDLsT2B/PlOFnyjDLyin8g/ccVS6BdnNG1VxHlrkshna0EQOpv6yeoJxRTtdTnNVsaRWu7DL20XJCvATtNUHUzsZWVvkzp+8quIsq0+rBgDZw/Rzxcht64uflkevZqFe5fv3U2syLjp5W54kL8csRUZYpHj91VjnqU8knVMxl3JfrGvQjsdXU4161Kgl9FLU8oCXVQbUnrgO4qVk977rNcjZFz51AIHnX4bSKgLneVDjORl2Shj8yE0/dhbQHeuPLLYmk3Kuw2kWMU1mAS0KKUUT9VCLeyU3oVCKehoCp2u2/VIaezGZUU8LUJXs9SU5XVlrjb0D/0Fb/5bs36tb4phwkHDHfk/cfcR/c5WcO0skcJFfen4P0+txGnOc4Uz4ikHLq0tM7cJIXNzyecBdUoORvjm586uqmDjj5RDfeZZGrVWkwmPqDy/DG1/Ocfze4x9oVMX2Amu+hd1cForrqdL0h5nJ5nt6Znqxey13Sk6WRUc7k7r8BBuCKzaAfSZWASzPGfYCt4M0zt3U++MjcVm+/WW6rP5GgvM9tdT/2uaymGCuaUid5HOUZkl/kHogn5nj61clc00LTiRLzjI/Ws91nJO3kQqN/ZKrqn4cQ44MmZhe6aqLnpO6TmbU2nSixDsNqGcVud+n6IB1WJtAWUVVXoy0dVqbcrmur7gJLnSVin1iYKFmillhkx4rz4a6qM7wJ56I/Hrm23uMuLLEf98rbff7LftxqnxamV5n4rfUqjKv/kexC43fB8YtORiUHslBNH7Ep+GdC8TOheFk5v7WEYh++ZUJxLYZ4lj7kO0e/NHb6bzPNUU9aPD7C1j89cRktU+3sOei2b31UdTln8RvAe70BMPYXOi0650f+Vk6LzuY++1OnRc/c54fDLW39ld2u0yIjVax97ds9+tmPtpzekCv962ba+1OQFu9JnDW9V7RvhuC0Ca87A+RARK6r+0WrS5vs8q2o61vKuXtUp3JR13jUHmLqSqBaK/GrJtvqVV2+0aPHca8iLf+qIJqX475vOLW8vjW+D37yHCrBGHmi/8gtm/vWGLkLzRTfSmg4BuonnnTjRlqgRV4Fl2raiRvCy1UKq+6/p75fp16FuQ7V+XE4oW8AQr18l+kshCdnrxeHTFzOO8/3RBtRQuITwpnIJVxyOTqd97H+cBaPPtxDJV0HT87wS+S9tT+mxyb3yu2A+G+koX76D+5X71TKyD6h3RhHVwgB5paGitySQNMgezXorVv8UJav+JIxyp/t1nYM/Ldg1259Lc+lbe+WfVtyoY3WHPEH7f0teNTdh0tKDKmArpK5imzvRHOAfPP+/2IG+DePtP0pipLxQks2neZ/MJP/5vxAdadeDMLeq6dl9wFOfVhi/ZXMNE6sevDp6xqDiFiooe5j368+2Gnt/mB/8Pfag3jugCG4V8cXOImfvyk9xtn1J1mYZHxbaQd2fW9pBmgRGDHSnpdDZarzXli6PdSOs4eAaK2IINTtSayWbI/5JG8dIL0uE4b6LkEdyIk8/7oLCYsA0bJokEb06qoJh6vGuWrujuz928GauceChDvXGpu/uDyJaXai/JswNzBt3jSj+ws8QTamP2OplJYH2JcKs5af9wxlc8v4PHptGbUGOYu1chbnLFsi7S4VGbqt5vmbsR+K94L0+SUjTTGhMwWhdE6zzcjAbCgD9Z4MJ2IjX7wlfiPnuOV7coW0BSAPsPiMSpA92hIW<text:soft-page-break/>rXH3AuYxUIP1iZOGST/AFKCSFodag1ZdHi+GlsZOQuQTU0DolIQs+NBKF8uxS5A5z51zZF3KnL8NYuVuEDG11GKuIHNeIqe02tTIyKI0DX66wOxpsAlIBA/IG622JVATsaTefHH4mzOJDY7BDBolrlrXRkRy3jObW14r56uEUFvbBUYUzz/IBb2LeDE1IBMyPyA+XJq2JdPymCeRKiBybGAHy7vWxu1dJGnznNrsNmIoWwXJbz1A1nmDcaHl3GoNJPfMyULbIa3rTrQNuYIqoFGTNY0KiAElMItIWEq0jegb1oPjD9xbTp2uMD24DIPDJGTrJlAjrUkyVGq451o6DRgY+Is9V3660RgCxQLkI8g3qUf4K8gakTJrO21rG4JpkcYauJ+lbn8mH9ufGFIfRYTKWAfPdCxK1znV4F2AKgOmBslUUHNpLcgZAL2AA15OF6gVCbVezixTG9bHIgYWiblI/0/r20giNu1tiFeEeIEKdIq6iiKAUQrJIuBGptBiSZC3V0uW8m05cdTxsOVisNbfPeTR9ZVjuUFLlgmwEeQCg+rzHhzvq9GPKiry7PBlnrZ0G3oA2YqkSzYqkCsyU0Ox3DmpEkAvsN/KUB7j7Yo6qtQz/K6Lg9o0krW0E4TQRg3d1dhpcWjGQsBajhECwCvjmG1SG4ITgTaHUoXiZH6XgDtmTcNyldZhLqRubtsCw7dI/Ux7HakgalRqdusSMEfQKd4C8gNx7hLgy0aeWwnqTX2LaS3wCja3ZXPi5HVegRgI8FtyacnrBW4ST96kotEGXJJS63LBtYquvnOaQ61gHsNfTOpnQeX+2TQafvgpy4CVuwY+80Rk6zsMUO8LlkAKeR3K0fA+NYgCn7syx3Vg3r1o3BGAXW1h02ZRABIQgmnbWBr7J3CVapsoZNY3maM9Byn9mWm+ozpEwM206hLQUnj39QP5AMsp1b5UM1y9BPADSCenGmfmOdlCpBCj5V4AvSfyhkIqlhxivE/qmthhGIOExlvAsIwNhzFQCkpD2Mn+BkgI1mSGOq2ur04o+9rwTgygOHhk2IMAXFK467x/7RkGTlIXSXPAfiiM9NB/J2J3DagUWCtt5PAD5rQ0PKtJawqvIEbqBRlz3TegWacg9obb6pw7FS+ENhkwiYgH2abOod70pPGezZ20gtpHMitbh4rBQ6fYrgfaZOK9Lyy3uJ8DtTpnHmol1zK0eBcS8DMmO7Q4idMAtWJUnUaH7Dl0D3/mbgWxiJqmmIFX0d5t09OQo3hr6Xg+qAP9c7zxAUKjW3ExMxiWNbDF8pSOthmjatOMhSZIwyxCnN/aLnFteOQYgBm1C2eDoeLF6jMLMeBLMHtkITnfzC4H1J3bMSOZxS4IffeFfwO4qDa7ycFSjB12bKjPqeQm8RNPSkzc/0luOgb9K9D5cVhopWFIFd5eGl83ohA5SXP9JYCOpWZsNlwgNJB4+RJRdCdvKq/I7sA6Z7ykSQZxvAvbzratSxJFvRu59PrGW6TLyk02cJOdwDKYmhu+wz1A0vhXnk+4lvmbYWDm0yx8D0ntnRZ1bqMTrZbFmXGmlRHsgUcSaudlSgyTBBqskjELy+82U5OEGQ1tOUMKGfaGpz70qsjEaJhsW0+6oyVkJgDrbmDWdKoTYrlu0evO7G6z9PxruHPCVMDQm4mwyTh28yBK4Zd0INfF0kBZPLAFy82RJctweMCm8Yj4Nwy1QaUNOjCEGuBjNmoN4k3DcIOS5sd7n14mFQYRoyfFVukgw2eAogi32RIsqv7u7JQgfhrdF7TPoFkfJc2b8dZoY1CCrKvRZrc/b6RtdL3uyYId/6CVvGu1k3kC1W0A/AYArz6ASf4syLjmYl2Dy+kVHJCWwphA3hUye04eeFuJ2nIc6uGRNxLJlSXtG8Vbzop3Yg0NRXOjJX4J0HmClGpuqJVbXbnVNdvLvZzsVu59YFvBM/pkp4Ey3tqqX4mjuiRG2bvb6jNcX+z1PTLjEzMJKJWVGwbkp2dkNgA6xvE7uu0F9IPrXGh46dOLIMXmJLvbqCi2iqx4oxVyZCJYNhs76TNI2M4myRXxTq9Y0Eb7C6l3U9TVxiLay6Pfj+MfskNOXeaZ7P34ArSzZM3SWyKZBiDaSYjtb+/03gra6O1C6r0VdbWeiPZGb1u32AvcugtaBwHsNBgH462t+pU4qpu0rbutviImas+MLjsF0s5DJFcp+6YkYxqgsDBGKy/SiCvf/Jr1HEoJBQEGaDIghY4Q</text:p>
      <text:p text:style-name="Standard">BOBAK5v4wDW1DCpKbybHUIzkiaTm1gNt0Qw3y8XYS+e7y+zVx9LUGaNG1sLtAGe1hr7qUmS7kdo2QOBlHQeAMPYQqO0eHALIKfyMxDVGjoL4MuAbieaKawajhy/ApYEjaE1f8bWdCTJcJkcCiOZj6zniUr637QaaItAOC0OkkrJlNkYWDMdGoeteTEB01trUxg2nvTnlgPh0rTQCdAxpRsa/jRyDbBin/B58+7HJWujn/mafTqix1kvQyHp2dmDxdcIn1qQpyHfcgDsmQipMwAXrRgipzzEwg9GKB8ZgAvf9zfPhFM8x7GOOq3nY6wzjF+EB22ZVg4odsDRqHlo0+k7LUxUa9ueSa/CDXBrSy0B5CZZ86Dq+R0dTGDBuHuZp6LSaOk6iB5Qdx0lp+UYb0LDLbG7wevZdfXcHhmjOuDbBwaMa7g4trhZ7o1UY+ptmAOsSrfrWMC05MwXbw+lkqnNsoGOp19Zt13yGxKVbBAvr0fGWweDEucFyAkTS5K62sTDbAH0wfVEFlzqtw/h+akCtvg/aN4cllLZMCzOiTQ0tXV9Sf8/V3HoeN8eN6rSYGg8RL7GxMeDOKm8osKZjf29rG4CZxndeGs/<text:soft-page-break/>qANNeRs9z4WUKJZBHKx1VmmE6Q84dPDPHAdPpGp5wAqgsr+GdCmvKbUZAqNLobLNVgOntGPxwUosZMJAZm0l6oA1TepIA8dq4MqtjvFM/Y7vdRey05pEGsm1tFGSEHj1tcURsdT4QhcNlB3T57GOvsja4zz6Yo2Gv8S74qA0k9gtCIKkt8UktbhsnZDR2R2HHjkkC8DCLBlfHEJWk86IzKzsmrcWavcsrGTHLMfKtTknc2DFps4+tyrIO8WjYnzbrsrTIDjA/Y4e15TBzQ8vNWAgtxuCbwOc4tvgWux7ooGaAkNe6+W4b9TOAI0dLiPHmRopuBHe6mVzjNp2ShtgBKmxFG1Bm96pFG3ykEtdOfn7h05e69pKPaSp7iRggQ26PNjZGfEJIsLboYwuHFQ63crGE4wd2YIEfW3rAs6MrMxynd7VH7WyszaLHiUsxvVSP2nG3ezwOA6i8j+HN5pUyAn/qNO/5pY4YzeG71MBwUaCOAJhBX8vYMwuD5/e6aopt/lkq2CYBTHYDN//M1lSovLXNlxs5BTtOjYJlUyxXHhcouYwYYm120yQ2QbctqiPf9RsLoTlrC2sBWLr2I8ttmHwq49mRm+ywDCJsG9P62Qa5kYXtkcnfZnAm38hiMjhmXNmimTPXyH27nJMMX8Q0X2RKw+HqYT1TB4wr6UuX2Xz6AuqYBnOPkaGs+ewqjtPIxDsczrgwrA69H4fJ3HZSmqzqmcwLKAQ23grgj3ObQnw2ITL2PFGD4d0QgTrsmnalRcsnFVvhBiMb+ZyEG0q9Idc+RuBbr9Lm3MYU+V10vvQjQVpXJFhykA6o+C2g5nJoCwQfRSgGVSJq1LBqPyM44WlbKPGRyoeXkgocbRKJwqEcaETA6QJ1NXC+Z/Orh5TjmCmTDAa23z7jkJHGi+MYfpcP5ZhK08nvoko+BKwFZ944DBpNW9AiuVsLrfkhbPYK6udDUTiPl/vq9RrngHuORMYPuF7jf+fXa8Jbrtc83G6p6o0Ykaa73rsRSRb6hZh+2TExFCxirNuD70crIRXySPyJIuqFnH4Jk54Usht8elfPHi4RiavFHd3XeuxmNe9RsHjiohHJv2vPJEjvWpkYZRklbCGL4VjOljb6hXkcuWDzdworo+jvysooUqfW2XeSL0qH+50ny+E1XwSe9Ffq2t2T+gpigUseHxdwH/E17hAvYWhvKdqWzJcsFqSKoT3z4lMqVeSgrtDQcXdnbI+hveI7iy8Wr21IAV16JQTBj8RR76wN4ia0+0t/YIDkIXDP3EjRNNitBZK1CnG9jOMgd3sPvN3Rb3FbIzkvUGh0GG21V9/3EiGGaOJOnjGDhQoIzSCRyEPS5sNpjUs4cAl27oQ+9z9tD8hbE7cOO84lGYU57NV845QXa19ClNsqLjYuM15EkvTKW7u7LX9l3JdZ2LXecgub3EBHncEXMJLHaR2pfO0TYhy9L6WlddBynD+plnQnJROplsAfZmm4WBHgZ3fSAYlWFjTCQhAXGXFT48uLszfPxwv0D+mV7zyy1jlWSBYY/qb3/v7i8IUfvMb/WsSokQvs2Pi2fDnctX/ol8WJc8X3A+64wkA78N9fcNMK1jU8zQyxaYcih2RWRu3LDxYBS3ydCZD/1BT/i+b9jVnApz6A4vjc/8VlAICx8NFHxpgC/Y1PNCEIdgPeSzMKPu9J1BgAVEr7ggZ8gsBX4JvV9qlxrJl2CGYG9gYcXwgI/Sdz7/PD7zJ/0PvyyaeX7xA/jeyaUU3zoWOmme235WqX3zaNPmQEMfvflj8phUBeY2BggXIIYmYcPiXbThP//sKBVqDg4N12wiR+0y8+Ts74UAiMqYLPRXFQY/u79YD7gssZ/WtlHBPbfjr4EctPN3/k23ziDZ9Qbz9xsi4fEjvIncnYBHnePj/8tggMgov33GPQkJPEM/hpnbAP+JyFyxHCkcNHmOVr1qqGGbTl8JB7TU6QgApw3RyqLqUgczB/HA8soA12SViRrwGGPbBaq8pLyIORsJLIeU/5IP+EnDq7lChbd711R9lLu8ZHjgt6W/eQB/Fu7VpirUo07jZkExq2F1fZtzwh8hRDkHhdS3f3mA77Nla2SwSskWVqYGMc5UHuqhrcjSVlCZOyJXNH8gDNEWberipz+YHW+NrdHdRcxr1DoFYondrBWXo+SJF5U1I+j4DFH+qx2xwFvzRsg/JAq0lreREPL/M16zbZJud0kF9GfqAv8SDFi9n6epfUpnvOG6l0Momz0cRJ1LRxw+d6iMb32NdVHxxkkPKqP8KFfZxRRQLUirSWV2k9wT3l/VU9nRiyPp+Laoyvj1kvIPWDeSt6nUsVl2PxscP3+4IPSLcKmMoD4hnO0kyQ2BMb4lnwKUsQyvnxIm9SXiIJA7Uq5pxF7MMOxBxyk8IR6hjt+fT+wbeLcG+x7nHN+Bos+eU7M3//QG3DDN+K+O79mU4NrxlfAN2jQyJ7x8eyg5MkB6Nk4HW/WkAdQxg+jPdmya3dwKSSRYLPAXgRgrpRfkJ7oJohwUNm0G8YRa76EHf6e8+ODTIKKaxlj9qU78XbuMA5ab1V2+gfgIAfUrzZf6d7J2k9XXw/PH1Wh5iT55Ak4p/WhDqtdugIsulS2e+9+7Y3XDhqItYjcMWvySC5jgfw05ApmS2+QWXhNk0oCkec8LHt4CHcey9K2KA9UEukK0oweAtD+0OUYLn2Ubnle2yu7iKdEI/iwiHyJuIKYsxrCRnoXQItO4WzD4ipIbQ1biKT8M+F0NKZB9pX4tYgT94J1MGX6EZAhXzx4gV80xKCkScGeqRsICNHaBaRPbty3R4Pw/p3RZK0EpfDXjI66fLXA0yMYZgDIiTB873b8IYAE9USYAXxp90zvi79DC89w0vP8NI3CS9FfFc75g859a3P8BI3/gwvPcNLX2vYDvSkXXgpag++1x48A1LPgNRxw7/<text:soft-page-break/>fgFSoJBLkYn2ALxbNtYDU8K+jLynFHSxn82RlxGYDZN4FO7QHesBBC8Fo4REtlqOGbLbvKTyEFX4fMRC1gDpFarBIDVRNX72Qf7b/cs2+cacJztWY1xsCNgMH3kZSEXvkzX2nNgj8arw1R1+BeGxjCb9ECXgatAdqiSge+FPRIrvtjvZoA9mX0OPHcjGl5bvRMnLo4wFO+jcMYglXAB42eQPBsOsAb4CcgfWZ8BReefZdIKcyM8g+vUL6G66+RQ54suS135ClgJT1r77/RZK9i3DAHCeXm2yQSFeqRp6VfD6uG74QbSnksCbuj/MBV4qBxvEduZHZkVg6Qf4syS47JM/Elj+4VaKQZSX/xqP9T4DhJ4DvFN40kENFjPf5dtjXt7haPDkx3eCqEY/fdek3IhXL4NZUiLzdm49w/+KCqQegoXZP/2ErHSjF484nzXCINcXd4U69O3xJUOBi9ggiYHtocYmvEroR/QohG2d3uHV8NT7LL6tsazO6JD+G3m/tVVozPmd5P06rSR9Hj4fjkKomCaWpdre7exWoV2WJtmosOXGrc852RDolA/S+xXCyhgNtAE9hE6lCyHGj/QbMt+ro7xsSKYkjwHrDTfqMuEbF7VkPxDRA+uSQXELSPT7QQBIZ8CqJZQ6FiY5MxpyIFixUHfIltj9Rvj8HOgkKAQVgq4ixBql62nbL1igHm6gnhfFZtv5Zs3W6bAMBsQ0O+BYMSJE9saF1oz/CDkDzyXgqWx2ZZiak9t5sDmBEleNOs2fI2PQemPxiDAkAgrm0LszhMooEmbtWcCaRevbUKytZiDwNgFCs3EYGtaF2xbTEPooopo+ec6hrPCnboLcKShuzbKj0EUduaPQpjxHPrudtwHOUefsLhcfzvJXZGJdbzT5NDuetC59e5lzk3lXUPbqfaRobHMkYKqKigxWzxBQWWfeUq9mJTf5mV6ekykFNmZ7Dn8K/cWmuEsnOKkSz831bdUVI5G0kZz4oYqfH4RDLrmb5rNiGmgy/T35ydHUU0+5kt3mKVeivNcwjYdYXT/FUoG5xFY9wrx+r2kDsi7P4epESX0gH3+qEL++MFo+TbWyhvYKzuB3+erwQXdNKqGG3xaOXVa0Bx7rzeA5KaL3qLOn7iYXNIXW+i30pCZ3vYltSUppdbEvKLTofEHNYUlLlI+qNJRXFQiIa/2mlxkcIHGWSUPhE47rFCnapdSIs2t5xKjitV6HsQcN/hbREwxrdltZ8NBXMrGLTRLKtTWNtfZp6bXZ9akA5xqkrJzemSp1cm8pX8ndT0nMipi6fE4bni5rHoRuPd6p5F9pwZUuhjdYuah4HMxiuF3oe5jQG7OUoffszL3re+V5o6nkiNR0ruOu5EwyvIabBt85moecdIKqcXzQ9aHP6t0JCUET1QqK2fkzB23orJFSMS8jyxgEh8xunxOoQPBXraDB/rrZthtpCPFT2/oyy375EsyHh235+dqxDhLJf1ZE4aVgCw8VogUQ1EB93dwb6MYffhWYO9g1Vp6sbSn3QbMFKzRZsEx0vNFuwTYKcmLtgjzRbcHvNRjSWIC/kBvkTO81GxJ1mIxrX7YTEBtd6ERfVFtxetYGG/0gxIhdTqrb5aK6pWcW2+GRb2yKdnZpreXZ+rno5yqkfJj+mHpl8mxpHcnjTTHMqpgKbU4bni24LZqfbgtnpNiId6DZf23it0G2+8oBtFaMkWvtz0W2+tkJ56jZfW93CS/C1KZ+86DZg7jzqNg9fhJXUnF7QtvmfhaakyOqnTM1+bKI3eztlVI5rSvPkwJT6ySmxPsyRbtuYP9ebEbot2GPdFs7otrBdlBpahCz1vKiwxfpM2kntPsDbD5LyLmq/V0jq+fF1paefaquNa6fauo5Wq1IN2cVYDgefe3s8io7pQePGLDVuzHuNG/Ne4wJBaq9xY9lrXKAlPWrcWA40LhF3GhfQN1Q3sWKuo1haL9yicQF+9ahxQRsaN9ZF485Hc6XPKjaVMNpaNO7s1NQws/NTF8lRTq01+TG12+Tb1IOSw5u+nFMx1eqcMjxfNG5MPOBcp8YlEsYbpcqNicfr8qJyI6AVKo5eROdjUzhRDjO2P+2iconKhfxUuYh5Ud0uC/7GI5Ub417lRoCR9l12m98oVO4sJEQlHqnc2Y8pe1tvhZCKcQlx3jggxL5zSjpbg6d+UbmD+27q3DlHbTEe6tx4RucmM+zJcSAEmHP5obvVQMsHH1DiB/KrR5rH/4E6d90izlSlK2PNyl2UcbbaNaagdffU9R/1EoyqjNU4xKNdnL3U0vhSx6OWJtpOS2f+jBU+ly21dA68FEoQWppoWApJ+lNEw58NN2aLsYW9liYaK8Qgg3aBexHKoqVzaCrWCS0NGv5zCAzGRUvPRyKmuFUxg4+irRmk3DolYplhr6XlKEV8dOOHCKNufJuqU3J407FzKqYqnlOG54uWxoHWg5YGNNiDXYwvpOyVdLZ7u5hoO5+faAd2MeOsrXZxtju7GF92oU641efHR2DQWS9juxZzaNforpXh3a2QkBRRvZApu7OLZ2+FjNoju3hyQEi93dvFkqdiJblHu3jOUFuKhzr6K3m8U0fTMLpdPK4EEg+MRDJY47hq5DdrV4HUy3enbFZVsWpRWd3nvx5wGIf5xgeT7O5z7weGf3hQk2U5DCvtOMXIwGhpxy5883oL87fzmbhoyWr2WrKavZas5kBL1naK5IvQktXstWQ1R1qymr2WrGZqybqegs1Hc3XOKrZlLNvalvvs1NQKs/NTf8hRTk0z+TE10uSbOJaaDJ6nV9tEiEOubcLwfD3/KjslWcowpkRL7cjG1kVLNgA6fA579r20MyAjR1naaVFeI6OlnSt5ERkt7fTJichoyUdasuS9lgSg2q2sZ2BFHoLNQlNSZPVTpmY/NtGbvZ0yKsc1pXlyYEr95JRYHoKnYiGVnSk756gtxUM1mc+oyepeDR8spyhCTa7KQpqAi6X3LhWmqslvHkzVjca/<text:soft-page-break/>nrtsUoEoHEstH3HZpFy6bDIwwQykXd7RUm9c6HdNtkv8uIwadwljB5dQvu9tZBJ7K+6U6CX6LTRYBznYEzdHBlIYcoGKj0LkPubqiDUJX+6piEQ+744874487478Tu+OfCWH6+juyA9DuSQDSMsTd0cWR2GfoXvBUbiegKVGefQSSW7xZ/LFVqfK764DX4jZrPkvKq9kwGgJxwk0Cz0uNJASSGYKCfCJuyPaAPVLJafup/gzKSda+o2WHbNcblqSWtR8JyWfZk3eO5EUpubfqBlBWmrW1fybsOzs6wJP5tp9gSH/7IxbbVWeuhymhljVy2Gqwao+OJdhecpaVo3iy73SR66FvNXF94ZQsbZc1dRLPYCtZnGqukI7NLSDVyHHINvQBzgUVSkxuT2ky8FKVh9oS3ZR9u/I1buaw6fWr6785Zrewwq3107NR2ppCSYbTf6zJv9Jk3/NgV72Sm256tvu5bNx9YFuPmgByJOHRKpdIR6sCY/Ps/Hn2fjzbPw3fzaeTl2s387GVedIV62LBa3uiqdOUbSTGt0SWnA5vILLccp80S0h1dTTzo+uH5qrJd5wR18D01igI7xRgAZOWVuqifSLAXacQTlQTadlQzuBvKC7eBeBFC6/rw5BM6p2e/LzJsTzJsTzJsRv+SZEOpX9MG9CfFyqm+4kaFucDj2lboraZYTrdyc+EN7q+r70gfBW12Gh1NjE9Tw7dRyrXHnNV1Y9xtejjEcAOa8euNJyBe6jHYd27zpxTeHaietyTCqM3zecVF5P79dLjPNeC+w5kf/0QcekEUl4ZBQ+T0mfp6TPU9Lf6ylpOnVJfp6SfuAFzOW4zu5u5BzEWK/74h+Xk29GcDnRFMqYgh6F+LF71jHhrpUGyvg+bMlXHOhn9nt/9Mx+f2a//6az39Opm/DbabZ21qUmiK7eUdBOPI1y0UIeG+sab7mzcQrd+JX7Lc8c92eO+zPH/R8jxz2duqT+eo77GvmR31jR8i3VK+fXL9GsJ10q7vKpOz+X42qvmasCG/P/A8Q54n4NCmVuZHN0cmVhbQplbmRvYmoKNjMgMCBvYmoKPDwKL1R5cGUgL1N0cnVjdEVsZW0KL1MgL05vblN0cnVjdAovUCAyNjQgMCBSCi9LIFs2NTAgMCBSXQovSUQgKG5vZGUwMDAzOTQ2MykKPj4KZW5kb2JqCjY0IDAgb2JqCjw8Ci9UeXBlIC9TdHJ1Y3RFbGVtCi9TIC9Ob25TdHJ1Y3QKL1AgMjE4IDAgUgovSyBbNjUxIDAgUl0KL0lEIChub2RlMDAwMzk0NjkpCj4+CmVuZG9iago2NSAwIG9iago8PAovVHlwZSAvU3RydWN0RWxlbQovUyAvTm9uU3RydWN0Ci9QIDIxOSAwIFIKL0sgWzY1MiAwIFJdCi9JRCAobm9kZTAwMDM5NDcyKQo+PgplbmRvYmoKNjYgMCBvYmoKPDwKL1R5cGUgL1N0cnVjdEVsZW0KL1MgL05vblN0cnVjdAovUCAyMjAgMCBSCi9LIFs2NTMgMCBSXQovSUQgKG5vZGUwMDAzOTQ3NSkKPj4KZW5kb2JqCjY3IDAgb2JqCjw8Ci9UeXBlIC9TdHJ1Y3RFbGVtCi9TIC9Ob25TdHJ1Y3QKL1AgMjIxIDAgUgovSyBbNjU0IDAgUl0KL0lEIChub2RlMDAwMzk0NzgpCj4+CmVuZG9iago2OCAwIG9iago8PAovVHlwZSAvU3RydWN0RWxlbQovUyAvTm9uU3RydWN0Ci9QIDI3MiAwIFIKL0sgWzY1NSAwIFJdCi9JRCAobm9kZTAwMDM5NDgwKQo+PgplbmRvYmoKNjkgMCBvYmoKPDwKL1R5cGUgL1N0cnVjdEVsZW0KL1MgL0ZpZ3VyZQovQWx0IChQbGFpbiBFbnZlbG9wZSBMaW5lIFN0eWxlKQovUCAyNzUgMCBSCi9LIFs2NTYgMCBSXQovSUQgKG5vZGUwMDAzOTQ4NCkKPj4KZW5kb2JqCjcwIDAgb2JqCjw8Ci9UeXBlIC9TdHJ1Y3RFbGVtCi9TIC9GaWd1cmUKL0FsdCAoVGVsZXBob25lICkKL1AgMjc4IDAgUgovSyBbNjU3IDAgUl0KL0lEIChub2RlMDAwMzk0ODkpCj4+CmVuZG9iago3MSAwIG9iago8PAovVHlwZSAvU3RydWN0RWxlbQovUyAvRmlndXJlCi9BbHQgKExpbmtlZEluKQovUCAyODEgMCBSCi9LIFs2NTggMCBSXQovSUQgKG5vZGUwMDAzOTQ5NCkKPj4KZW5kb2JqCjcyIDAgb2JqCjw8Ci9UeXBlIC9TdHJ1Y3RFbGVtCi9TIC9GaWd1cmUKL0FsdCAoTG9jYXRpb24gUGluIElsbHVzdHJhdGlvbikKL1AgMjg1IDAgUgovSyBbNjU5IDAgUl0KL0lEIChub2RlMDAwMzk1MDQpCj4+CmVuZG9iago3MyAwIG9iago8PAovVHlwZSAvU3RydWN0RWxlbQovUyAvTm9uU3RydWN0Ci9QIDI4OSAwIFIKL0sgWzY2MCAwIFJdCi9JRCAobm9kZTAwMDM5NTA5KQo+PgplbmRvYmoKNzQgMCBvYmoKPDwKL1R5cGUgL1N0cnVjdEVsZW0KL1MgL05vblN0cnVjdAovUCAyOTMgMCBSCi9LIFs2NjEgMCBSIDY2MiAwIFIgNjYzIDAgUiA2NjQgMCBSIDY2NSAwIFIgNjY2IDAgUiA2NjcgMCBSIDY2OCAwIFIgNjY5IDAgUiA2NzAgMCBSXQovSUQgKG5vZGUwMDAzOTUxNCkKPj4KZW5kb2JqCjc1IDAgb2JqCjw8Ci9UeXBlIC9TdHJ1Y3RFbGVtCi9TIC9Ob25TdHJ1Y3QKL1AgMjk3IDAgUgovSyBbNjcxIDAgUl0KL0lEIChub2RlMDAwMzk1MTkpCj4+CmVuZG9iago3NiAwIG9iago8PAovVHlwZSAvU3RydWN0RWxlbQovUyAvTm9uU3RydWN0Ci9QIDMwMSAwIFIKL0sgWzY3MiAwIFJdCi9JRCAobm9kZTAwMDM5NTI1KQo+PgplbmRvYmoKNzcgMCBvYmoKPDwKL1R5cGUgL1N0cnVjdEVsZW0KL1MgL05vblN0cnVjdAovUCAzMDIgMCBSCi9LIFs2NzMgMCBSXQovSUQgKG5vZGUwMDAzOTUyOCkKPj4KZW5kb2JqCjc4IDAgb2JqCjw8Ci9UeXBlIC9TdHJ1Y3RFbGVtCi9TIC9Ob25TdHJ1Y3QKL1AgMzAzIDAgUgovSyBbNjc0IDAgUl0KL0lEIChub2RlMDAwMzk1MzEpCj4+CmVuZG9iago3OSAwIG9iago8PAovVHlwZSAvU3RydWN0RWxlbQovUyAvTm9uU3RydWN0Ci9QIDMwNCAwIFIKL0sgWzY3NSAwIFJdCi9</text:p>
      <text:p text:style-name="Standard"><text:soft-page-break/>JRCAobm9kZTAwMDM5NTM0KQo+PgplbmRvYmoKODAgMCBvYmoKPDwKL1R5cGUgL1N0cnVjdEVsZW0KL1MgL05vblN0cnVjdAovUCAzMDUgMCBSCi9LIFs2NzYgMCBSXQovSUQgKG5vZGUwMDAzOTUzNykKPj4KZW5kb2JqCjgxIDAgb2JqCjw8Ci9UeXBlIC9TdHJ1Y3RFbGVtCi9TIC9Ob25TdHJ1Y3QKL1AgMzA5IDAgUgovSyBbNjc3IDAgUl0KL0lEIChub2RlMDAwMzk1NDMpCj4+CmVuZG9iago4MiAwIG9iago8PAovVHlwZSAvU3RydWN0RWxlbQovUyAvTm9uU3RydWN0Ci9QIDMxMCAwIFIKL0sgWzY3OCAwIFJdCi9JRCAobm9kZTAwMDM5NTQ2KQo+PgplbmRvYmoKODMgMCBvYmoKPDwKL1R5cGUgL1N0cnVjdEVsZW0KL1MgL05vblN0cnVjdAovUCAzMTEgMCBSCi9LIFs2NzkgMCBSXQovSUQgKG5vZGUwMDAzOTU0OSkKPj4KZW5kb2JqCjg0IDAgb2JqCjw8Ci9UeXBlIC9TdHJ1Y3RFbGVtCi9TIC9Ob25TdHJ1Y3QKL1AgMzEyIDAgUgovSyBbNjgwIDAgUl0KL0lEIChub2RlMDAwMzk1NTIpCj4+CmVuZG9iago4NSAwIG9iago8PAovVHlwZSAvU3RydWN0RWxlbQovUyAvTm9uU3RydWN0Ci9QIDMxNiAwIFIKL0sgWzY4MSAwIFJdCi9JRCAobm9kZTAwMDM5NTU3KQo+PgplbmRvYmoKODYgMCBvYmoKPDwKL1R5cGUgL1N0cnVjdEVsZW0KL1MgL05vblN0cnVjdAovUCAzMjAgMCBSCi9LIFs2ODIgMCBSXQovSUQgKG5vZGUwMDAzOTU2MykKPj4KZW5kb2JqCjg3IDAgb2JqCjw8Ci9UeXBlIC9TdHJ1Y3RFbGVtCi9TIC9Ob25TdHJ1Y3QKL1AgMzIxIDAgUgovSyBbNjgzIDAgUl0KL0lEIChub2RlMDAwMzk1NjYpCj4+CmVuZG9iago4OCAwIG9iago8PAovVHlwZSAvU3RydWN0RWxlbQovUyAvTm9uU3RydWN0Ci9QIDMyMiAwIFIKL0sgWzY4NCAwIFJdCi9JRCAobm9kZTAwMDM5NTY5KQo+PgplbmRvYmoKODkgMCBvYmoKPDwKL1R5cGUgL1N0cnVjdEVsZW0KL1MgL05vblN0cnVjdAovUCAzMjMgMCBSCi9LIFs2ODUgMCBSXQovSUQgKG5vZGUwMDAzOTU3MikKPj4KZW5kb2JqCjkwIDAgb2JqCjw8Ci9UeXBlIC9TdHJ1Y3RFbGVtCi9TIC9Ob25TdHJ1Y3QKL1AgMzI3IDAgUgovSyBbNjg2IDAgUl0KL0lEIChub2RlMDAwMzk1NzgpCj4+CmVuZG9iago5MSAwIG9iago8PAovVHlwZSAvU3RydWN0RWxlbQovUyAvTm9uU3RydWN0Ci9QIDMyOCAwIFIKL0sgWzY4NyAwIFJdCi9JRCAobm9kZTAwMDM5NTgxKQo+PgplbmRvYmoKOTIgMCBvYmoKPDwKL1R5cGUgL1N0cnVjdEVsZW0KL1MgL05vblN0cnVjdAovUCAzMjkgMCBSCi9LIFs2ODggMCBSXQovSUQgKG5vZGUwMDAzOTU4NCkKPj4KZW5kb2JqCjkzIDAgb2JqCjw8Ci9UeXBlIC9TdHJ1Y3RFbGVtCi9TIC9Ob25TdHJ1Y3QKL1AgMzMwIDAgUgovSyBbNjg5IDAgUl0KL0lEIChub2RlMDAwMzk1ODcpCj4+CmVuZG9iago5NCAwIG9iago8PAovVHlwZSAvU3RydWN0RWxlbQovUyAvRmlndXJlCi9QIDMzMyAwIFIKL0sgWzY5MCAwIFJdCi9JRCAobm9kZTAwMDM5NDM2KQo+PgplbmRvYmoKOTUgMCBvYmoKPDwKL1R5cGUgL1N0cnVjdEVsZW0KL1MgL05vblN0cnVjdAovUCAzMzkgMCBSCi9LIFs2OTEgMCBSXQovSUQgKG5vZGUwMDAzOTYwNykKPj4KZW5kb2JqCjk2IDAgb2JqCjw8Ci9UeXBlIC9TdHJ1Y3RFbGVtCi9TIC9Ob25TdHJ1Y3QKL1AgMzM5IDAgUgovSyBbNjkyIDAgUl0KL0lEIChub2RlMDAwMzk2MDgpCj4+CmVuZG9iago5NyAwIG9iago8PAovVHlwZSAvU3RydWN0RWxlbQovUyAvTm9uU3RydWN0Ci9QIDM0MyAwIFIKL0sgWzY5MyAwIFJdCi9JRCAobm9kZTAwMDM5NjEzKQo+PgplbmRvYmoKOTggMCBvYmoKPDwKL1R5cGUgL1N0cnVjdEVsZW0KL1MgL05vblN0cnVjdAovUCAzNDcgMCBSCi9LIFs2OTQgMCBSXQovSUQgKG5vZGUwMDAzOTYxOCkKPj4KZW5kb2JqCjk5IDAgb2JqCjw8Ci9UeXBlIC9TdHJ1Y3RFbGVtCi9TIC9Ob25TdHJ1Y3QKL1AgMzUxIDAgUgovSyBbNjk1IDAgUl0KL0lEIChub2RlMDAwMzk2MjMpCj4+CmVuZG9iagoxMDAgMCBvYmoKPDwKL1R5cGUgL1N0cnVjdEVsZW0KL1MgL05vblN0cnVjdAovUCAzNTEgMCBSCi9LIFs2OTYgMCBSXQovSUQgKG5vZGUwMDAzOTYyNCkKPj4KZW5kb2JqCjEwMSAwIG9iago8PAovVHlwZSAvU3RydWN0RWxlbQovUyAvTm9uU3RydWN0Ci9QIDM1MSAwIFIKL0sgWzY5NyAwIFJdCi9JRCAobm9kZTAwMDM5NDQxKQo+PgplbmRvYmoKMTAyIDAgb2JqCjw8Ci9UeXBlIC9TdHJ1Y3RFbGVtCi9TIC9Ob25TdHJ1Y3QKL1AgMzUxIDAgUgovSyBbNjk4IDAgUl0KL0lEIChub2RlMDAwMzk2MjUpCj4+CmVuZG9iagoxMDMgMCBvYmoKPDwKL1R5cGUgL1N0cnVjdEVsZW0KL1MgL05vblN0cnVjdAovUCAzNTUgMCBSCi9LIFs2OTkgMCBSXQovSUQgKG5vZGUwMDAzOTYzMCkKPj4KZW5kb2JqCjEwNCAwIG9iago8PAovVHlwZSAvU3RydWN0RWxlbQovUyAvTm9uU3RydWN0Ci9QIDM1OSAwIFIKL0sgWzcwMCAwIFJdCi9JRCAobm9kZTAwMDM5NjM1KQo+PgplbmRvYmoKMTA1IDAgb2JqCjw8Ci9UeXBlIC9TdHJ1Y3RFbGVtCi9TIC9Ob25TdHJ1Y3QKL1AgMzYzIDAgUgovSyBbNzAxIDAgUl0KL0lEIChub2RlMDAwMzk2NDApCj4+CmVuZG9iagoxMDYgMCBvYmoKPDwKL1R5cGUgL1N0cnVjdEVsZW0KL1MgL05vblN0cnVjdAovUCAzNjMgMCBSCi9LIFs3MDIgMCBSXQovSUQgKG5vZGUwMDAzOTY0MSkKPj4KZW5kb2JqCjEwNyAwIG9iago8PAovVHlwZS<text:soft-page-break/>AvU3RydWN0RWxlbQovUyAvTm9uU3RydWN0Ci9QIDM2MyAwIFIKL0sgWzcwMyAwIFJdCi9JRCAobm9kZTAwMDM5NDQyKQo+PgplbmRvYmoKMTA4IDAgb2JqCjw8Ci9UeXBlIC9TdHJ1Y3RFbGVtCi9TIC9Ob25TdHJ1Y3QKL1AgMzYzIDAgUgovSyBbNzA0IDAgUl0KL0lEIChub2RlMDAwMzk2NDIpCj4+CmVuZG9iagoxMDkgMCBvYmoKPDwKL1R5cGUgL1N0cnVjdEVsZW0KL1MgL05vblN0cnVjdAovUCAzNjcgMCBSCi9LIFs3MDUgMCBSXQovSUQgKG5vZGUwMDAzOTY0NykKPj4KZW5kb2JqCjExMCAwIG9iago8PAovVHlwZSAvU3RydWN0RWxlbQovUyAvTm9uU3RydWN0Ci9QIDM3MSAwIFIKL0sgWzcwNiAwIFJdCi9JRCAobm9kZTAwMDM5NjUyKQo+PgplbmRvYmoKMTExIDAgb2JqCjw8Ci9UeXBlIC9TdHJ1Y3RFbGVtCi9TIC9Ob25TdHJ1Y3QKL1AgMzc1IDAgUgovSyBbNzA3IDAgUl0KL0lEIChub2RlMDAwMzk2NTcpCj4+CmVuZG9iagoxMTIgMCBvYmoKPDwKL1R5cGUgL1N0cnVjdEVsZW0KL1MgL05vblN0cnVjdAovUCAzNzkgMCBSCi9LIFs3MDggMCBSXQovSUQgKG5vZGUwMDAzOTY2OSkKPj4KZW5kb2JqCjExMyAwIG9iago8PAovVHlwZSAvU3RydWN0RWxlbQovUyAvTm9uU3RydWN0Ci9QIDM3OSAwIFIKL0sgWzcwOSAwIFJdCi9JRCAobm9kZTAwMDM5NjcwKQo+PgplbmRvYmoKMTE0IDAgb2JqCjw8Ci9UeXBlIC9TdHJ1Y3RFbGVtCi9TIC9Ob25TdHJ1Y3QKL1AgMzgyIDAgUgovSyBbNzEwIDAgUl0KL0lEIChub2RlMDAwMzk2NzQpCj4+CmVuZG9iagoxMTUgMCBvYmoKPDwKL1R5cGUgL1N0cnVjdEVsZW0KL1MgL05vblN0cnVjdAovUCAzODMgMCBSCi9LIFs3MTEgMCBSXQovSUQgKG5vZGUwMDAzOTY3NikKPj4KZW5kb2JqCjExNiAwIG9iago8PAovVHlwZSAvU3RydWN0RWxlbQovUyAvTm9uU3RydWN0Ci9QIDM4NiAwIFIKL0sgWzcxMiAwIFJdCi9JRCAobm9kZTAwMDM5NjgwKQo+PgplbmRvYmoKMTE3IDAgb2JqCjw8Ci9UeXBlIC9TdHJ1Y3RFbGVtCi9TIC9Ob25TdHJ1Y3QKL1AgMzg5IDAgUgovSyBbNzEzIDAgUl0KL0lEIChub2RlMDAwMzk2ODQpCj4+CmVuZG9iagoxMTggMCBvYmoKPDwKL1R5cGUgL1N0cnVjdEVsZW0KL1MgL05vblN0cnVjdAovUCAzOTIgMCBSCi9LIFs3MTQgMCBSXQovSUQgKG5vZGUwMDAzOTY4OCkKPj4KZW5kb2JqCjExOSAwIG9iago8PAovVHlwZSAvU3RydWN0RWxlbQovUyAvTm9uU3RydWN0Ci9QIDM5MiAwIFIKL0sgWzcxNSAwIFJdCi9JRCAobm9kZTAwMDM5Njg5KQo+PgplbmRvYmoKMTIwIDAgb2JqCjw8Ci9UeXBlIC9TdHJ1Y3RFbGVtCi9TIC9Ob25TdHJ1Y3QKL1AgMzk3IDAgUgovSyBbNzE2IDAgUiA3MTcgMCBSXQovSUQgKG5vZGUwMDAzOTY5NikKPj4KZW5kb2JqCjEyMSAwIG9iago8PAovVHlwZSAvU3RydWN0RWxlbQovUyAvTm9uU3RydWN0Ci9QIDI1MSAwIFIKL0sgWzcxOCAwIFIgNzE5IDAgUiA3MjAgMCBSXQovSUQgKG5vZGUwMDAzOTY5OCkKPj4KZW5kb2JqCjEyMiAwIG9iago8PAovVHlwZSAvU3RydWN0RWxlbQovUyAvTm9uU3RydWN0Ci9QIDM5OCAwIFIKL0sgWzcyMSAwIFIgNzIyIDAgUiA3MjMgMCBSXQovSUQgKG5vZGUwMDAzOTcwMSkKPj4KZW5kb2JqCjEyMyAwIG9iago8PAovVHlwZSAvU3RydWN0RWxlbQovUyAvTm9uU3RydWN0Ci9QIDM5OSAwIFIKL0sgWzcyNCAwIFIgNzI1IDAgUiA3MjYgMCBSXQovSUQgKG5vZGUwMDAzOTcwNCkKPj4KZW5kb2JqCjEyNCAwIG9iago8PAovVHlwZSAvU3RydWN0RWxlbQovUyAvTm9uU3RydWN0Ci9QIDQwMCAwIFIKL0sgWzcyNyAwIFJdCi9JRCAobm9kZTAwMDM5NzA3KQo+PgplbmRvYmoKMTI1IDAgb2JqCjw8Ci9UeXBlIC9TdHJ1Y3RFbGVtCi9TIC9Ob25TdHJ1Y3QKL1AgNDAxIDAgUgovSyBbNzI4IDAgUl0KL0lEIChub2RlMDAwMzk3MTApCj4+CmVuZG9iagoxMjYgMCBvYmoKPDwKL1R5cGUgL1N0cnVjdEVsZW0KL1MgL05vblN0cnVjdAovUCA0MDQgMCBSCi9LIFs3MjkgMCBSXQovSUQgKG5vZGUwMDAzOTcxNCkKPj4KZW5kb2JqCjEyNyAwIG9iago8PAovVHlwZSAvU3RydWN0RWxlbQovUyAvTm9uU3RydWN0Ci9QIDQwNCAwIFIKL0sgWzczMCAwIFJdCi9JRCAobm9kZTAwMDM5NzE1KQo+PgplbmRvYmoKMTI4IDAgb2JqCjw8Ci9UeXBlIC9TdHJ1Y3RFbGVtCi9TIC9Ob25TdHJ1Y3QKL1AgNDA4IDAgUgovSyBbNzMxIDAgUl0KL0lEIChub2RlMDAwMzk3MjMpCj4+CmVuZG9iagoxMjkgMCBvYmoKPDwKL1R5cGUgL1N0cnVjdEVsZW0KL1MgL05vblN0cnVjdAovUCA0MDggMCBSCi9LIFs3MzIgMCBSXQovSUQgKG5vZGUwMDAzOTcyNCkKPj4KZW5kb2JqCjEzMCAwIG9iago8PAovVHlwZSAvU3RydWN0RWxlbQovUyAvRmlndXJlCi9BbHQgKFByb2plY3QgSWNvbikKL1AgNDExIDAgUgovSyBbNzMzIDAgUl0KL0lEIChub2RlMDAwMzk3MjgpCj4+CmVuZG9iagoxMzEgMCBvYmoKPDwKL1R5cGUgL1N0cnVjdEVsZW0KL1MgL0ZpZ3VyZQovQWx0IChMaXZlIFN0cmVhbWluZyBJY29uKQovUCA0MTUgMCBSCi9LIFs3MzQgMCBSXQovSUQgKG5vZGUwMDAzOTczNykKPj4KZW5kb2JqCjEzMiAwIG9iago8PAovVHlwZSAvU3RydWN0RWxlbQovUyAvTm9uU3RydWN0Ci9QIDIyOSAwIFIKL0sgWzczNSAwIFJdCi9JRCAobm9kZTAwMDM5NzQzKQo+PgplbmRvYmoKMTMzIDAgb2JqCjw8Ci9UeXBlIC9TdHJ1Y3RFbGVtCi9TIC9Ob25TdHJ1Y3QKL1Ag<text:soft-page-break/>MjMwIDAgUgovSyBbNzM2IDAgUl0KL0lEIChub2RlMDAwMzk3NDUpCj4+CmVuZG9iagoxMzQgMCBvYmoKPDwKL1R5cGUgL1N0cnVjdEVsZW0KL1MgL05vblN0cnVjdAovUCAyMzEgMCBSCi9LIFs3MzcgMCBSXQovSUQgKG5vZGUwMDAzOTc0NykKPj4KZW5kb2JqCjEzNSAwIG9iago8PAovVHlwZSAvU3RydWN0RWxlbQovUyAvTm9uU3RydWN0Ci9QIDQyMiAwIFIKL0sgWzczOCAwIFJdCi9JRCAobm9kZTAwMDM5NzUyKQo+PgplbmRvYmoKMTM2IDAgb2JqCjw8Ci9UeXBlIC9TdHJ1Y3RFbGVtCi9TIC9Ob25TdHJ1Y3QKL1AgNDIyIDAgUgovSyBbNzM5IDAgUl0KL0lEIChub2RlMDAwMzk3NTMpCj4+CmVuZG9iagoxMzcgMCBvYmoKPDwKL1R5cGUgL1N0cnVjdEVsZW0KL1MgL05vblN0cnVjdAovUCA0MjMgMCBSCi9LIFs3NDAgMCBSXQovSUQgKG5vZGUwMDAzOTc1NSkKPj4KZW5kb2JqCjEzOCAwIG9iago8PAovVHlwZSAvU3RydWN0RWxlbQovUyAvTm9uU3RydWN0Ci9QIDQyNCAwIFIKL0sgWzc0MSAwIFJdCi9JRCAobm9kZTAwMDM5NzU3KQo+PgplbmRvYmoKMTM5IDAgb2JqCjw8Ci9UeXBlIC9TdHJ1Y3RFbGVtCi9TIC9Ob25TdHJ1Y3QKL1AgNDI4IDAgUgovSyBbNzQyIDAgUl0KL0lEIChub2RlMDAwMzk3NjIpCj4+CmVuZG9iagoxNDAgMCBvYmoKPDwKL1R5cGUgL1N0cnVjdEVsZW0KL1MgL05vblN0cnVjdAovUCA0MjggMCBSCi9LIFs3NDMgMCBSXQovSUQgKG5vZGUwMDAzOTc2MykKPj4KZW5kb2JqCjE0MSAwIG9iago8PAovVHlwZSAvU3RydWN0RWxlbQovUyAvTm9uU3RydWN0Ci9QIDQzMiAwIFIKL0sgWzc0NCAwIFJdCi9JRCAobm9kZTAwMDM5NzY4KQo+PgplbmRvYmoKMTQyIDAgb2JqCjw8Ci9UeXBlIC9TdHJ1Y3RFbGVtCi9TIC9Ob25TdHJ1Y3QKL1AgNDM1IDAgUgovSyBbNzQ1IDAgUl0KL0lEIChub2RlMDAwMzk3NzIpCj4+CmVuZG9iagoxNDMgMCBvYmoKPDwKL1R5cGUgL1N0cnVjdEVsZW0KL1MgL05vblN0cnVjdAovUCA0MzUgMCBSCi9LIFs3NDYgMCBSXQovSUQgKG5vZGUwMDAzOTc3MykKPj4KZW5kb2JqCjE0NCAwIG9iago8PAovVHlwZSAvU3RydWN0RWxlbQovUyAvTm9uU3RydWN0Ci9QIDQzNSAwIFIKL0sgWzc0NyAwIFJdCi9JRCAobm9kZTAwMDM5Nzc0KQo+PgplbmRvYmoKMTQ1IDAgb2JqCjw8Ci9UeXBlIC9TdHJ1Y3RFbGVtCi9TIC9Ob25TdHJ1Y3QKL1AgNDM5IDAgUgovSyBbNzQ4IDAgUl0KL0lEIChub2RlMDAwMzk3NzkpCj4+CmVuZG9iagoxNDYgMCBvYmoKPDwKL1R5cGUgL1N0cnVjdEVsZW0KL1MgL05vblN0cnVjdAovUCA0MzkgMCBSCi9LIFs3NDkgMCBSXQovSUQgKG5vZGUwMDAzOTc4MCkKPj4KZW5kb2JqCjE0NyAwIG9iago8PAovVHlwZSAvU3RydWN0RWxlbQovUyAvTm9uU3RydWN0Ci9QIDQ0MyAwIFIKL0sgWzc1MCAwIFJdCi9JRCAobm9kZTAwMDM5Nzg1KQo+PgplbmRvYmoKMTQ4IDAgb2JqCjw8Ci9UeXBlIC9TdHJ1Y3RFbGVtCi9TIC9Ob25TdHJ1Y3QKL1AgNDQ0IDAgUgovSyBbNzUxIDAgUl0KL0lEIChub2RlMDAwMzk3ODcpCj4+CmVuZG9iagoxNDkgMCBvYmoKPDwKL1R5cGUgL1N0cnVjdEVsZW0KL1MgL05vblN0cnVjdAovUCA0NDUgMCBSCi9LIFs3NTIgMCBSXQovSUQgKG5vZGUwMDAzOTc4OSkKPj4KZW5kb2JqCjE1MCAwIG9iago8PAovVHlwZSAvU3RydWN0RWxlbQovUyAvTm9uU3RydWN0Ci9QIDIzMiAwIFIKL0sgWzc1MyAwIFJdCi9JRCAobm9kZTAwMDM5Nzk0KQo+PgplbmRvYmoKMTUxIDAgb2JqCjw8Ci9UeXBlIC9TdHJ1Y3RFbGVtCi9TIC9Ob25TdHJ1Y3QKL1AgNDUyIDAgUgovSyBbNzU0IDAgUl0KL0lEIChub2RlMDAwMzk3OTkpCj4+CmVuZG9iagoxNTIgMCBvYmoKPDwKL1R5cGUgL1N0cnVjdEVsZW0KL1MgL05vblN0cnVjdAovUCA0NTIgMCBSCi9LIFs3NTUgMCBSXQovSUQgKG5vZGUwMDAzOTgwMCkKPj4KZW5kb2JqCjE1MyAwIG9iago8PAovVHlwZSAvU3RydWN0RWxlbQovUyAvTm9uU3RydWN0Ci9QIDIzNCAwIFIKL0sgWzc1NiAwIFJdCi9JRCAobm9kZTAwMDM5ODIyKQo+PgplbmRvYmoKMTU0IDAgb2JqCjw8Ci9UeXBlIC9TdHJ1Y3RFbGVtCi9TIC9Ob25TdHJ1Y3QKL1AgMjM1IDAgUgovSyBbNzU3IDAgUl0KL0lEIChub2RlMDAwMzk4MjQpCj4+CmVuZG9iagoxNTUgMCBvYmoKPDwKL1R5cGUgL1N0cnVjdEVsZW0KL1MgL05vblN0cnVjdAovUC</text:p>
      <text:p text:style-name="Standard">AyMzYgMCBSCi9LIFs3NTggMCBSXQovSUQgKG5vZGUwMDAzOTgyNikKPj4KZW5kb2JqCjE1NiAwIG9iago8PAovVHlwZSAvU3RydWN0RWxlbQovUyAvTm9uU3RydWN0Ci9QIDQ2OCAwIFIKL0sgWzc1OSAwIFIgNzYwIDAgUl0KL0lEIChub2RlMDAwMzk4MzEpCj4+CmVuZG9iagoxNTcgMCBvYmoKPDwKL1R5cGUgL1N0cnVjdEVsZW0KL1MgL05vblN0cnVjdAovUCA0NzIgMCBSCi9LIFs3NjEgMCBSXQovSUQgKG5vZGUwMDAzOTgzNikKPj4KZW5kb2JqCjE1OCAwIG9iago8PAovVHlwZSAvU3RydWN0RWxlbQovUyAvTm9uU3RydWN0Ci9QIDQ3MiAwIFIKL0sgWzc2MiAwIFJdCi9JRCAobm9kZTAwMDM5ODM3KQo+PgplbmRvYmoKMTU5IDAgb2JqCjw8Ci9UeXBlIC9TdHJ1Y3RFbGVtCi9TIC9Ob25TdHJ1Y3QKL1AgNDczIDAgUgovSyBbNzYzIDAgUl0KL0lEIChub2RlMDAwMzk4MzkpCj4+CmVuZG9iagoxNjAgMCBvYmoKPDwKL1R5cGUgL1N0cnVjdEVsZW0KL1MgL05vblN0cnVjdAovUCA0NzQgMCBSCi9LIFs3NjQgMCB<text:soft-page-break/>SXQovSUQgKG5vZGUwMDAzOTg0MSkKPj4KZW5kb2JqCjE2MSAwIG9iago8PAovVHlwZSAvU3RydWN0RWxlbQovUyAvTm9uU3RydWN0Ci9QIDQ3NSAwIFIKL0sgWzc2NSAwIFJdCi9JRCAobm9kZTAwMDM5ODQzKQo+PgplbmRvYmoKMTYyIDAgb2JqCjw8Ci9UeXBlIC9TdHJ1Y3RFbGVtCi9TIC9Ob25TdHJ1Y3QKL1AgNDc5IDAgUgovSyBbNzY2IDAgUl0KL0lEIChub2RlMDAwMzk4NDgpCj4+CmVuZG9iagoxNjMgMCBvYmoKPDwKL1R5cGUgL1N0cnVjdEVsZW0KL1MgL05vblN0cnVjdAovUCA0NzkgMCBSCi9LIFs3NjcgMCBSXQovSUQgKG5vZGUwMDAzOTg0OSkKPj4KZW5kb2JqCjE2NCAwIG9iago8PAovVHlwZSAvU3RydWN0RWxlbQovUyAvTm9uU3RydWN0Ci9QIDQ4MiAwIFIKL0sgWzc2OCAwIFJdCi9JRCAobm9kZTAwMDM5ODUzKQo+PgplbmRvYmoKMTY1IDAgb2JqCjw8Ci9UeXBlIC9TdHJ1Y3RFbGVtCi9TIC9Ob25TdHJ1Y3QKL1AgNDgyIDAgUgovSyBbNzY5IDAgUl0KL0lEIChub2RlMDAwMzk4NTQpCj4+CmVuZG9iagoxNjYgMCBvYmoKPDwKL1R5cGUgL1N0cnVjdEVsZW0KL1MgL05vblN0cnVjdAovUCA0ODIgMCBSCi9LIFs3NzAgMCBSXQovSUQgKG5vZGUwMDAzOTg1NSkKPj4KZW5kb2JqCjE2NyAwIG9iago8PAovVHlwZSAvU3RydWN0RWxlbQovUyAvTm9uU3RydWN0Ci9QIDQ4NiAwIFIKL0sgWzc3MSAwIFJdCi9JRCAobm9kZTAwMDM5ODYwKQo+PgplbmRvYmoKMTY4IDAgb2JqCjw8Ci9UeXBlIC9TdHJ1Y3RFbGVtCi9TIC9Ob25TdHJ1Y3QKL1AgNDg2IDAgUgovSyBbNzcyIDAgUl0KL0lEIChub2RlMDAwMzk4NjEpCj4+CmVuZG9iagoxNjkgMCBvYmoKPDwKL1R5cGUgL1N0cnVjdEVsZW0KL1MgL05vblN0cnVjdAovUCA0OTAgMCBSCi9LIFs3NzMgMCBSXQovSUQgKG5vZGUwMDAzOTg2NikKPj4KZW5kb2JqCjE3MCAwIG9iago8PAovVHlwZSAvU3RydWN0RWxlbQovUyAvTm9uU3RydWN0Ci9QIDQ5MSAwIFIKL0sgWzc3NCAwIFJdCi9JRCAobm9kZTAwMDM5ODY4KQo+PgplbmRvYmoKMTcxIDAgb2JqCjw8Ci9UeXBlIC9TdHJ1Y3RFbGVtCi9TIC9Ob25TdHJ1Y3QKL1AgNDkyIDAgUgovSyBbNzc1IDAgUl0KL0lEIChub2RlMDAwMzk4NzApCj4+CmVuZG9iagoxNzIgMCBvYmoKPDwKL1R5cGUgL1N0cnVjdEVsZW0KL1MgL05vblN0cnVjdAovUCAyMzggMCBSCi9LIFs3NzYgMCBSXQovSUQgKG5vZGUwMDAzOTg4MCkKPj4KZW5kb2JqCjE3MyAwIG9iago8PAovVHlwZSAvU3RydWN0RWxlbQovUyAvTm9uU3RydWN0Ci9QIDIzOSAwIFIKL0sgWzc3NyAwIFJdCi9JRCAobm9kZTAwMDM5ODgyKQo+PgplbmRvYmoKMTc0IDAgb2JqCjw8Ci9UeXBlIC9TdHJ1Y3RFbGVtCi9TIC9Ob25TdHJ1Y3QKL1AgMjQwIDAgUgovSyBbNzc4IDAgUl0KL0lEIChub2RlMDAwMzk4ODQpCj4+CmVuZG9iagoxNzUgMCBvYmoKPDwKL1R5cGUgL1N0cnVjdEVsZW0KL1MgL05vblN0cnVjdAovUCA1MDAgMCBSCi9LIFs3NzkgMCBSXQovSUQgKG5vZGUwMDAzOTg4OSkKPj4KZW5kb2JqCjE3NiAwIG9iago8PAovVHlwZSAvU3RydWN0RWxlbQovUyAvTm9uU3RydWN0Ci9QIDUwMCAwIFIKL0sgWzc4MCAwIFJdCi9JRCAobm9kZTAwMDM5ODkwKQo+PgplbmRvYmoKMTc3IDAgb2JqCjw8Ci9UeXBlIC9TdHJ1Y3RFbGVtCi9TIC9Ob25TdHJ1Y3QKL1AgNTAxIDAgUgovSyBbNzgxIDAgUl0KL0lEIChub2RlMDAwMzk4OTIpCj4+CmVuZG9iagoxNzggMCBvYmoKPDwKL1R5cGUgL1N0cnVjdEVsZW0KL1MgL05vblN0cnVjdAovUCA1MDIgMCBSCi9LIFs3ODIgMCBSXQovSUQgKG5vZGUwMDAzOTg5NCkKPj4KZW5kb2JqCjE3OSAwIG9iago8PAovVHlwZSAvU3RydWN0RWxlbQovUyAvTm9uU3RydWN0Ci9QIDUwNiAwIFIKL0sgWzc4MyAwIFJdCi9JRCAobm9kZTAwMDM5ODk5KQo+PgplbmRvYmoKMTgwIDAgb2JqCjw8Ci9UeXBlIC9TdHJ1Y3RFbGVtCi9TIC9Ob25TdHJ1Y3QKL1AgNTA2IDAgUgovSyBbNzg0IDAgUl0KL0lEIChub2RlMDAwMzk5MDApCj4+CmVuZG9iagoxODEgMCBvYmoKPDwKL1R5cGUgL1N0cnVjdEVsZW0KL1MgL05vblN0cnVjdAovUCA1MTAgMCBSCi9LIFs3ODUgMCBSXQovSUQgKG5vZGUwMDAzOTkwNSkKPj4KZW5kb2JqCjE4MiAwIG9iago8PAovVHlwZSAvU3RydWN0RWxlbQovUyAvTm9uU3RydWN0Ci9QIDUxMyAwIFIKL0sgWzc4NiAwIFJdCi9JRCAobm9kZTAwMDM5OTA5KQo+PgplbmRvYmoKMTgzIDAgb2JqCjw8Ci9UeXBlIC9TdHJ1Y3RFbGVtCi9TIC9Ob25TdHJ1Y3QKL1AgNTEzIDAgUgovSyBbNzg3IDAgUl0KL0lEIChub2RlMDAwMzk5MTApCj4+CmVuZG9iagoxODQgMCBvYmoKPDwKL1R5cGUgL1N0cnVjdEVsZW0KL1MgL05vblN0cnVjdAovUCA1MTMgMCBSCi9LIFs3ODggMCBSXQovSUQgKG5vZGUwMDAzOTkxMSkKPj4KZW5kb2JqCjE4NSAwIG9iago8PAovVHlwZSAvU3RydWN0RWxlbQovUyAvTm9uU3RydWN0Ci9QIDUxNyAwIFIKL0sgWzc4OSAwIFJdCi9JRCAobm9kZTAwMDM5OTE2KQo+PgplbmRvYmoKMTg2IDAgb2JqCjw8Ci9UeXBlIC9TdHJ1Y3RFbGVtCi9TIC9Ob25TdHJ1Y3QKL1AgNTE3IDAgUgovSyBbNzkwIDAgUl0KL0lEIChub2RlMDAwMzk5MTcpCj4+CmVuZG9iagoxODcgMCBvYmoKPDwKL1R5cGUgL1N0cnVjdEVsZW0KL1MgL05vblN0cnVjdAovUCA1MjEgMCBSCi9LIFs3OTEgMCBSXQovSUQgKG5vZGUwMDAzOTkyMikKPj4KZW5kb2JqCjE4OC<text:soft-page-break/>AwIG9iago8PAovVHlwZSAvU3RydWN0RWxlbQovUyAvTm9uU3RydWN0Ci9QIDUyMiAwIFIKL0sgWzc5MiAwIFJdCi9JRCAobm9kZTAwMDM5OTI0KQo+PgplbmRvYmoKMTg5IDAgb2JqCjw8Ci9UeXBlIC9TdHJ1Y3RFbGVtCi9TIC9Ob25TdHJ1Y3QKL1AgNTIzIDAgUgovSyBbNzkzIDAgUl0KL0lEIChub2RlMDAwMzk5MjYpCj4+CmVuZG9iagoxOTAgMCBvYmoKPDwKL1R5cGUgL1N0cnVjdEVsZW0KL1MgL0ZpZ3VyZQovQWx0IChMaXZlIFN0cmVhbWluZyBJY29uKQovUCA1MjYgMCBSCi9LIFs3OTQgMCBSXQovSUQgKG5vZGUwMDAzOTkzMCkKPj4KZW5kb2JqCjE5MSAwIG9iago8PAovVHlwZSAvU3RydWN0RWxlbQovUyAvRmlndXJlCi9BbHQgKHN2ZyBkb29kbGUgc3ltYm9scyBlbGVtZW50IHNldCAyKQovUCA1MjkgMCBSCi9LIFs3OTUgMCBSXQovSUQgKG5vZGUwMDAzOTkzNSkKPj4KZW5kb2JqCjE5MiAwIG9iago8PAovVHlwZSAvU3RydWN0RWxlbQovUyAvRmlndXJlCi9BbHQgKFByb2plY3QgSWNvbikKL1AgNTMyIDAgUgovSyBbNzk2IDAgUl0KL0lEIChub2RlMDAwMzk5NDIpCj4+CmVuZG9iagoxOTMgMCBvYmoKPDwKL1R5cGUgL1N0cnVjdEVsZW0KL1MgL05vblN0cnVjdAovUCA1MzYgMCBSCi9LIFs3OTcgMCBSXQovSUQgKG5vZGUwMDAzOTk0NykKPj4KZW5kb2JqCjE5NCAwIG9iago8PAovVHlwZSAvU3RydWN0RWxlbQovUyAvTm9uU3RydWN0Ci9QIDUzNiAwIFIKL0sgWzc5OCAwIFJdCi9JRCAobm9kZTAwMDM5OTQ4KQo+PgplbmRvYmoKMTk1IDAgb2JqCjw8Ci9UeXBlIC9TdHJ1Y3RFbGVtCi9TIC9Ob25TdHJ1Y3QKL1AgNTQwIDAgUgovSyBbNzk5IDAgUl0KL0lEIChub2RlMDAwMzk5NjApCj4+CmVuZG9iagoxOTYgMCBvYmoKPDwKL1R5cGUgL1N0cnVjdEVsZW0KL1MgL05vblN0cnVjdAovUCA1NDAgMCBSCi9LIFs4MDAgMCBSXQovSUQgKG5vZGUwMDAzOTk2MSkKPj4KZW5kb2JqCjE5NyAwIG9iago8PAovVHlwZSAvU3RydWN0RWxlbQovUyAvTm9uU3RydWN0Ci9QIDI0MiAwIFIKL0sgWzgwMSAwIFJdCi9JRCAobm9kZTAwMDM5OTY2KQo+PgplbmRvYmoKMTk4IDAgb2JqCjw8Ci9UeXBlIC9TdHJ1Y3RFbGVtCi9TIC9Ob25TdHJ1Y3QKL1AgMjQ0IDAgUgovSyBbODAyIDAgUl0KL0lEIChub2RlMDAwMzk5NzYpCj4+CmVuZG9iagoxOTkgMCBvYmoKPDwKL1R5cGUgL1N0cnVjdEVsZW0KL1MgL05vblN0cnVjdAovUCAyNDUgMCBSCi9LIFs4MDMgMCBSXQovSUQgKG5vZGUwMDAzOTk4MSkKPj4KZW5kb2JqCjIwMCAwIG9iago8PAovVHlwZSAvU3RydWN0RWxlbQovUyAvTm9uU3RydWN0Ci9QIDI0NiAwIFIKL0sgWzgwNCAwIFJdCi9JRCAobm9kZTAwMDM5OTg2KQo+PgplbmRvYmoKMjAxIDAgb2JqCjw8Ci9UeXBlIC9TdHJ1Y3RFbGVtCi9TIC9Ob25TdHJ1Y3QKL1AgMjQ4IDAgUgovSyBbODA1IDAgUl0KL0lEIChub2RlMDAwMzk5OTYpCj4+CmVuZG9iagoyMDIgMCBvYmoKPDwKL1R5cGUgL1N0cnVjdEVsZW0KL1MgL05vblN0cnVjdAovUCAyNDkgMCBSCi9LIFs4MDYgMCBSXQovSUQgKG5vZGUwMDA0MDAwMSkKPj4KZW5kb2JqCjIwMyAwIG9iago8PAovVHlwZSAvU3RydWN0RWxlbQovUyAvTm9uU3RydWN0Ci9QIDU2NiAwIFIKL0sgWzgwNyAwIFJdCi9JRCAobm9kZTAwMDQwMDExKQo+PgplbmRvYmoKMjA0IDAgb2JqCjw8Ci9UeXBlIC9TdHJ1Y3RFbGVtCi9TIC9Ob25TdHJ1Y3QKL1AgNTcwIDAgUgovSyBbODA4IDAgUl0KL0lEIChub2RlMDAwNDAwMTcpCj4+CmVuZG9iagoyMDUgMCBvYmoKPDwKL1R5cGUgL1N0cnVjdEVsZW0KL1MgL05vblN0cnVjdAovUCA1NzEgMCBSCi9LIFs4MDkgMCBSXQovSUQgKG5vZGUwMDA0MDAyMCkKPj4KZW5kb2JqCjIwNiAwIG9iago8PAovVHlwZSAvU3RydWN0RWxlbQovUyAvTm9uU3RydWN0Ci9QIDU3MiAwIFIKL0sgWzgxMCAwIFJdCi9JRCAobm9kZTAwMDQwMDIzKQo+PgplbmRvYmoKMjA3IDAgb2JqCjw8Ci9UeXBlIC9TdHJ1Y3RFbGVtCi9TIC9Ob25TdHJ1Y3QKL1AgNTczIDAgUgovSyBbODExIDAgUl0KL0lEIChub2RlMDAwNDAwMjYpCj4+CmVuZG9iagoyMDggMCBvYmoKPDwKL1R5cGUgL1N0cnVjdEVsZW0KL1MgL05vblN0cnVjdAovUCA1NzQgMCBSCi9LIFs4MTIgMCBSXQovSUQgKG5vZGUwMDA0MDAyOSkKPj4KZW5kb2JqCjIwOSAwIG9iago8PAovVHlwZSAvU3RydWN0RWxlbQovUyAvTm9uU3RydWN0Ci9QIDU3NSAwIFIKL0sgWzgxMyAwIFJdCi9JRCAobm9kZTAwMDQwMDMyKQo+PgplbmRvYmoKMjEwIDAgb2JqCjw8Ci9UeXBlIC9TdHJ1Y3RFbGVtCi9TIC9Ob25TdHJ1Y3QKL1AgNTc5IDAgUgovSyBbODE0IDAgUl0KL0lEIChub2RlMDAwNDAwMzcpCj4+CmVuZG9iagoyMTEgMCBvYmoKPDwKL1R5cGUgL1N0cnVjdEVsZW0KL1MgL05vblN0cnVjdAovUCA1ODMgMCBSCi9LIFs4MTUgMCBSIDgxNiAwIFIgODE3IDAgUl0KL0lEIChub2RlMDAwNDAwNDMpCj4+CmVuZG9iagoyMTIgMCBvYmoKPDwKL1R5cGUgL1N0cnVjdEVsZW0KL1MgL05vblN0cnVjdAovUCA1ODQgMCBSCi9LIFs4MTggMCBSXQovSUQgKG5vZGUwMDA0MDA0NikKPj4KZW5kb2JqCjIxMyAwIG9iago8PAovVHlwZSAvU3RydWN0RWxlbQovUyAvTm9uU3RydWN0Ci9QIDU4NSAwIFIKL0sgWzgxOSAwIFJdCi9JRCAobm9kZTAwMDQwMDQ5KQo+PgplbmRvYmoKMjE0IDAgb2JqCjw8Ci9UeXBlIC9TdHJ1Y3RFbGVtCi9TIC9<text:soft-page-break/>Ob25TdHJ1Y3QKL1AgNTg5IDAgUgovSyBbODIwIDAgUl0KL0lEIChub2RlMDAwNDAwNTQpCj4+CmVuZG9iagoyMTUgMCBvYmoKPDwKL1R5cGUgL1N0cnVjdEVsZW0KL1MgL05vblN0cnVjdAovUCA1OTMgMCBSCi9LIFs4MjEgMCBSXQovSUQgKG5vZGUwMDA0MDA2MCkKPj4KZW5kb2JqCjIxNiAwIG9iago8PAovVHlwZSAvU3RydWN0RWxlbQovUyAvTm9uU3RydWN0Ci9QIDU5NCAwIFIKL0sgWzgyMiAwIFJdCi9JRCAobm9kZTAwMDQwMDYzKQo+PgplbmRvYmoKMjE3IDAgb2JqCjw8Ci9UeXBlIC9TdHJ1Y3RFbGVtCi9TIC9Ob25TdHJ1Y3QKL1AgNTk1IDAgUgovSyBbODIzIDAgUl0KL0lEIChub2RlMDAwNDAwNjYpCj4+CmVuZG9iagoyMTggMCBvYmoKPDwKL1R5cGUgL1N0cnVjdEVsZW0KL1MgL0xpbmsKL1AgMjY4IDAgUgovSyBbNjQgMCBSIDgyNCAwIFJdCi9JRCAobm9kZTAwMDM5NDY4KQo+PgplbmRvYmoKMjE5IDAgb2JqCjw8Ci9UeXBlIC9TdHJ1Y3RFbGVtCi9TIC9MaW5rCi9QIDI2OSAwIFIKL0sgWzY1IDAgUiA4MjUgMCBSXQovSUQgKG5vZGUwMDAzOTQ3MSkKPj4KZW5kb2JqCjIyMCAwIG9iago8PAovVHlwZSAvU3RydWN0RWxlbQovUyAvTGluawovUCAyNzAgMCBSCi9LIFs2NiAwIFIgODI2IDAgUl0KL0lEIChub2RlMDAwMzk0NzQpCj4+CmVuZG9iagoyMjEgMCBvYmoKPDwKL1R5cGUgL1N0cnVjdEVsZW0KL1MgL0xpbmsKL1AgMjcxIDAgUgovSyBbNjcgMCBSIDgyNyAwIFJdCi9JRCAobm9kZTAwMDM5NDc3KQo+PgplbmRvYmoKMjIyIDAgb2JqCjw8Ci9UeXBlIC9TdHJ1Y3RFbGVtCi9TIC9MaW5rCi9QIDI3MyAwIFIKL0sgWzgyOCAwIFJdCi9JRCAobm9kZTAwMDM5NDg1KQo+PgplbmRvYmoKMjIzIDAgb2JqCjw8Ci9UeXBlIC9TdHJ1Y3RFbGVtCi9TIC9MaW5rCi9QIDI3NiAwIFIKL0sgWzgyOSAwIFJdCi9JRCAobm9kZTAwMDM5NDkwKQo+PgplbmRvYmoKMjI0IDAgb2JqCjw8Ci9UeXBlIC9TdHJ1Y3RFbGVtCi9TIC9MaW5rCi9QIDI3OSAwIFIKL0sgWzgzMCAwIFJdCi9JRCAobm9kZTAwMDM5NDk1KQo+PgplbmRvYmoKMjI1IDAgb2JqCjw8Ci9UeXBlIC9TdHJ1Y3RFbGVtCi9TIC9MaW5rCi9QIDI4MiAwIFIKL0sgWzgzMSAwIFJdCi9JRCAobm9kZTAwMDM5NTAwKQo+PgplbmRvYmoKMjI2IDAgb2JqCjw8Ci9UeXBlIC9TdHJ1Y3RFbGVtCi9TIC9MaW5rCi9QIDMzMSAwIFIKL0sgWzgzMiAwIFJdCi9JRCAobm9kZTAwMDM5NTk0KQo+PgplbmRvYmoKMjI3IDAgb2JqCjw8Ci9UeXBlIC9TdHJ1Y3RFbGVtCi9TIC9MaW5rCi9QIDQxMiAwIFIKL0sgWzgzMyAwIFJdCi9JRCAobm9kZTAwMDM5NzMzKQo+PgplbmRvYmoKMjI4IDAgb2JqCjw8Ci9UeXBlIC9TdHJ1Y3RFbGVtCi9TIC9MaW5rCi9QIDQxMyAwIFIKL0sgWzgzNCAwIFJdCi9JRCAobm9kZTAwMDM5NzM4KQo+PgplbmRvYmoKMjI5IDAgb2JqCjw8Ci9UeXBlIC9TdHJ1Y3RFbGVtCi9TIC9MaW5rCi9QIDQxOCAwIFIKL0sgWzEzMiAwIFIgODM1IDAgUl0KL0lEIChub2RlMDAwMzk3NDIpCj4+CmVuZG9iagoyMzAgMCBvYmoKPDwKL1R5cGUgL1N0cnVjdEVsZW0KL1MgL0xpbmsKL1AgNDE4IDAgUgovSyBbMTMzIDAgUiA4MzYgMCBSXQovSUQgKG5vZGUwMDAzOTc0NCkKPj4KZW5kb2JqCjIzMSAwIG9iago8PAovVHlwZ</text:p>
      <text:p text:style-name="Standard">SAvU3RydWN0RWxlbQovUyAvTGluawovUCA0MTggMCBSCi9LIFsxMzQgMCBSIDgzNyAwIFJdCi9JRCAobm9kZTAwMDM5NzQ2KQo+PgplbmRvYmoKMjMyIDAgb2JqCjw8Ci9UeXBlIC9TdHJ1Y3RFbGVtCi9TIC9MaW5rCi9QIDQ0OCAwIFIKL0sgWzE1MCAwIFIgODM4IDAgUl0KL0lEIChub2RlMDAwMzk3OTMpCj4+CmVuZG9iagoyMzMgMCBvYmoKPDwKL1R5cGUgL1N0cnVjdEVsZW0KL1MgL0xpbmsKL1AgNDYxIDAgUgovSyBbODM5IDAgUl0KL0lEIChub2RlMDAwMzk4MTcpCj4+CmVuZG9iagoyMzQgMCBvYmoKPDwKL1R5cGUgL1N0cnVjdEVsZW0KL1MgL0xpbmsKL1AgNDY0IDAgUgovSyBbMTUzIDAgUiA4NDAgMCBSXQovSUQgKG5vZGUwMDAzOTgyMSkKPj4KZW5kb2JqCjIzNSAwIG9iago8PAovVHlwZSAvU3RydWN0RWxlbQovUyAvTGluawovUCA0NjQgMCBSCi9LIFsxNTQgMCBSIDg0MSAwIFJdCi9JRCAobm9kZTAwMDM5ODIzKQo+PgplbmRvYmoKMjM2IDAgb2JqCjw8Ci9UeXBlIC9TdHJ1Y3RFbGVtCi9TIC9MaW5rCi9QIDQ2NCAwIFIKL0sgWzE1NSAwIFIgODQyIDAgUl0KL0lEIChub2RlMDAwMzk4MjUpCj4+CmVuZG9iagoyMzcgMCBvYmoKPDwKL1R5cGUgL1N0cnVjdEVsZW0KL1MgL0xpbmsKL1AgNDkzIDAgUgovSyBbODQzIDAgUl0KL0lEIChub2RlMDAwMzk4NzUpCj4+CmVuZG9iagoyMzggMCBvYmoKPDwKL1R5cGUgL1N0cnVjdEVsZW0KL1MgL0xpbmsKL1AgNDk2IDAgUgovSyBbMTcyIDAgUiA4NDQgMCBSXQovSUQgKG5vZGUwMDAzOTg3OSkKPj4KZW5kb2JqCjIzOSAwIG9iago8PAovVHlwZSAvU3RydWN0RWxlbQovUyAvTGluawovUCA0OTYgMCBSCi9LIFsxNzMgMCBSIDg0NSAwIFJdCi9JRCAobm9kZTAwMDM5ODgxKQo+PgplbmRvYmoKMjQwIDAgb2JqCjw8Ci9UeXBlIC9TdHJ1Y3RFbGVtCi9TIC9MaW5rCi9QIDQ5NiAwIFIKL0sgWzE3NCAwIFIgODQ2IDAgUl0KL0lEIChub2RlMDAwMzk4ODMpCj4+CmVuZG9iagoyNDEgMCBvYmoKPDwKL1R5cGUgL1N0cnVjdEVsZW0KL1MgL0xpbmsKL1AgNTI0IDAg<text:soft-page-break/>UgovSyBbODQ3IDAgUl0KL0lEIChub2RlMDAwMzk5MzEpCj4+CmVuZG9iagoyNDIgMCBvYmoKPDwKL1R5cGUgL1N0cnVjdEVsZW0KL1MgL0xpbmsKL1AgNTQzIDAgUgovSyBbMTk3IDAgUiA4NDggMCBSXQovSUQgKG5vZGUwMDAzOTk2NSkKPj4KZW5kb2JqCjI0MyAwIG9iago8PAovVHlwZSAvU3RydWN0RWxlbQovUyAvTGluawovUCA1NDQgMCBSCi9LIFs4NDkgMCBSXQovSUQgKG5vZGUwMDAzOTk3MSkKPj4KZW5kb2JqCjI0NCAwIG9iago8PAovVHlwZSAvU3RydWN0RWxlbQovUyAvTGluawovUCA1NDcgMCBSCi9LIFsxOTggMCBSIDg1MCAwIFJdCi9JRCAobm9kZTAwMDM5OTc1KQo+PgplbmRvYmoKMjQ1IDAgb2JqCjw8Ci9UeXBlIC9TdHJ1Y3RFbGVtCi9TIC9MaW5rCi9QIDU1MCAwIFIKL0sgWzE5OSAwIFIgODUxIDAgUl0KL0lEIChub2RlMDAwMzk5ODApCj4+CmVuZG9iagoyNDYgMCBvYmoKPDwKL1R5cGUgL1N0cnVjdEVsZW0KL1MgL0xpbmsKL1AgNTUzIDAgUgovSyBbMjAwIDAgUiA4NTIgMCBSXQovSUQgKG5vZGUwMDAzOTk4NSkKPj4KZW5kb2JqCjI0NyAwIG9iago8PAovVHlwZSAvU3RydWN0RWxlbQovUyAvTGluawovUCA1NTQgMCBSCi9LIFs4NTMgMCBSXQovSUQgKG5vZGUwMDAzOTk5MSkKPj4KZW5kb2JqCjI0OCAwIG9iago8PAovVHlwZSAvU3RydWN0RWxlbQovUyAvTGluawovUCA1NTcgMCBSCi9LIFsyMDEgMCBSIDg1NCAwIFJdCi9JRCAobm9kZTAwMDM5OTk1KQo+PgplbmRvYmoKMjQ5IDAgb2JqCjw8Ci9UeXBlIC9TdHJ1Y3RFbGVtCi9TIC9MaW5rCi9QIDU2MCAwIFIKL0sgWzIwMiAwIFIgODU1IDAgUl0KL0lEIChub2RlMDAwNDAwMDApCj4+CmVuZG9iagoyNTAgMCBvYmoKPDwKL1R5cGUgL1N0cnVjdEVsZW0KL1MgL0RpdgovUCAxMCAwIFIKL0sgWzI1MiAwIFJdCi9JRCAobm9kZTAwMDM5NDQzKQo+PgplbmRvYmoKMjUxIDAgb2JqCjw8Ci9UeXBlIC9TdHJ1Y3RFbGVtCi9TIC9MSQovUCAzOTYgMCBSCi9LIFsxMjEgMCBSXQovSUQgKG5vZGUwMDAzOTQzOCkKPj4KZW5kb2JqCjI1MiAwIG9iago8PAovVHlwZSAvU3RydWN0RWxlbQovUyAvRGl2Ci9QIDI1MCAwIFIKL0sgWzI1MyAwIFIgNDUzIDAgUl0KL0lEIChub2RlMDAwMzk0NDQpCj4+CmVuZG9iagoyNTMgMCBvYmoKPDwKL1R5cGUgL1N0cnVjdEVsZW0KL1MgL0RpdgovUCAyNTIgMCBSCi9LIFsyNTQgMCBSXQovSUQgKG5vZGUwMDAzOTQ0NSkKPj4KZW5kb2JqCjI1NCAwIG9iago8PAovVHlwZSAvU3RydWN0RWxlbQovUyAvRGl2Ci9QIDI1MyAwIFIKL0sgWzI1NSAwIFJdCi9JRCAobm9kZTAwMDM5NDQ2KQo+PgplbmRvYmoKMjU1IDAgb2JqCjw8Ci9UeXBlIC9TdHJ1Y3RFbGVtCi9TIC9EaXYKL1AgMjU0IDAgUgovSyBbMjU2IDAgUl0KL0lEIChub2RlMDAwMzk0NDcpCj4+CmVuZG9iagoyNTYgMCBvYmoKPDwKL1R5cGUgL1N0cnVjdEVsZW0KL1MgL0RpdgovUCAyNTUgMCBSCi9LIFsyNTcgMCBSXQovSUQgKG5vZGUwMDAzOTQ0OCkKPj4KZW5kb2JqCjI1NyAwIG9iago8PAovVHlwZSAvU3RydWN0RWxlbQovUyAvRGl2Ci9QIDI1NiAwIFIKL0sgWzI1OCAwIFJdCi9JRCAobm9kZTAwMDM5NDQ5KQo+PgplbmRvYmoKMjU4IDAgb2JqCjw8Ci9UeXBlIC9TdHJ1Y3RFbGVtCi9TIC9EaXYKL1AgMjU3IDAgUgovSyBbMjU5IDAgUiAzMzEgMCBSIDMzNCAwIFIgNDQ2IDAgUiA0NDkgMCBSXQovSUQgKG5vZGUwMDAzOTQ1MCkKPj4KZW5kb2JqCjI1OSAwIG9iago8PAovVHlwZSAvU3RydWN0RWxlbQovUyAvRGl2Ci9QIDI1OCAwIFIKL0sgWzI2MCAwIFJdCi9JRCAobm9kZTAwMDM5NDU3KQo+PgplbmRvYmoKMjYwIDAgb2JqCjw8Ci9UeXBlIC9TdHJ1Y3RFbGVtCi9TIC9EaXYKL1AgMjU5IDAgUgovSyBbMjYxIDAgUiAyNjUgMCBSIDI3MyAwIFIgMjc2IDAgUiAyNzkgMCBSIDI4MiAwIFIgMjgzIDAgUiAyODYgMCBSIDI5MCAwIFIgMjk0IDAgUgoyOTggMCBSIDMwNiAwIFIgMzEzIDAgUiAzMTcgMCBSIDMyNCAwIFJdCi9JRCAobm9kZTAwMDM5NDU4KQo+PgplbmRvYmoKMjYxIDAgb2JqCjw8Ci9UeXBlIC9TdHJ1Y3RFbGVtCi9TIC9EaXYKL1AgMjYwIDAgUgovSyBbMjYyIDAgUl0KL0lEIChub2RlMDAwMzk0NTkpCj4+CmVuZG9iagoyNjIgMCBvYmoKPDwKL1R5cGUgL1N0cnVjdEVsZW0KL1MgL0RpdgovUCAyNjEgMCBSCi9LIFsyNjMgMCBSXQovSUQgKG5vZGUwMDAzOTQ2MCkKPj4KZW5kb2JqCjI2MyAwIG9iago8PAovVHlwZSAvU3RydWN0RWxlbQovUyAvRGl2Ci9QIDI2MiAwIFIKL0sgWzI2NCAwIFJdCi9JRCAobm9kZTAwMDM5NDYxKQo+PgplbmRvYmoKMjY0IDAgb2JqCjw8Ci9UeXBlIC9TdHJ1Y3RFbGVtCi9TIC9QCi9QIDI2MyAwIFIKL0sgWzYzIDAgUl0KL0lEIChub2RlMDAwMzk0NjIpCj4+CmVuZG9iagoyNjUgMCBvYmoKPDwKL1R5cGUgL1N0cnVjdEVsZW0KL1MgL0RpdgovUCAyNjAgMCBSCi9LIFsyNjYgMCBSXQovSUQgKG5vZGUwMDAzOTQ2NCkKPj4KZW5kb2JqCjI2NiAwIG9iago8PAovVHlwZSAvU3RydWN0RWxlbQovUyAvRGl2Ci9QIDI2NSAwIFIKL0sgWzI2NyAwIFJdCi9JRCAobm9kZTAwMDM5NDY1KQo+PgplbmRvYmoKMjY3IDAgb2JqCjw8Ci9UeXBlIC9TdHJ1Y3RFbGVtCi9TIC9EaXYKL1AgMjY2IDAgUgovSyBbMjY4IDAgUiAyNjkgMCBSIDI3MCAwIFIgMjcxIDAgUiAyNzIgMCBSXQovSUQgKG5vZGUwMDAzOTQ2NikKPj4KZW5kb2JqCjI2OCAwIG9iago8PAo<text:soft-page-break/>vVHlwZSAvU3RydWN0RWxlbQovUyAvUAovUCAyNjcgMCBSCi9LIFsyMTggMCBSXQovSUQgKG5vZGUwMDAzOTQ2NykKPj4KZW5kb2JqCjI2OSAwIG9iago8PAovVHlwZSAvU3RydWN0RWxlbQovUyAvUAovUCAyNjcgMCBSCi9LIFsyMTkgMCBSXQovSUQgKG5vZGUwMDAzOTQ3MCkKPj4KZW5kb2JqCjI3MCAwIG9iago8PAovVHlwZSAvU3RydWN0RWxlbQovUyAvUAovUCAyNjcgMCBSCi9LIFsyMjAgMCBSXQovSUQgKG5vZGUwMDAzOTQ3MykKPj4KZW5kb2JqCjI3MSAwIG9iago8PAovVHlwZSAvU3RydWN0RWxlbQovUyAvUAovUCAyNjcgMCBSCi9LIFsyMjEgMCBSXQovSUQgKG5vZGUwMDAzOTQ3NikKPj4KZW5kb2JqCjI3MiAwIG9iago8PAovVHlwZSAvU3RydWN0RWxlbQovUyAvUAovUCAyNjcgMCBSCi9LIFs2OCAwIFJdCi9JRCAobm9kZTAwMDM5NDc5KQo+PgplbmRvYmoKMjczIDAgb2JqCjw8Ci9UeXBlIC9TdHJ1Y3RFbGVtCi9TIC9EaXYKL1AgMjYwIDAgUgovSyBbMjc0IDAgUiAyMjIgMCBSXQovSUQgKG5vZGUwMDAzOTQ4MSkKPj4KZW5kb2JqCjI3NCAwIG9iago8PAovVHlwZSAvU3RydWN0RWxlbQovUyAvRGl2Ci9QIDI3MyAwIFIKL0sgWzI3NSAwIFJdCi9JRCAobm9kZTAwMDM5NDgyKQo+PgplbmRvYmoKMjc1IDAgb2JqCjw8Ci9UeXBlIC9TdHJ1Y3RFbGVtCi9TIC9EaXYKL1AgMjc0IDAgUgovSyBbNjkgMCBSXQovSUQgKG5vZGUwMDAzOTQ4MykKPj4KZW5kb2JqCjI3NiAwIG9iago8PAovVHlwZSAvU3RydWN0RWxlbQovUyAvRGl2Ci9QIDI2MCAwIFIKL0sgWzI3NyAwIFIgMjIzIDAgUl0KL0lEIChub2RlMDAwMzk0ODYpCj4+CmVuZG9iagoyNzcgMCBvYmoKPDwKL1R5cGUgL1N0cnVjdEVsZW0KL1MgL0RpdgovUCAyNzYgMCBSCi9LIFsyNzggMCBSXQovSUQgKG5vZGUwMDAzOTQ4NykKPj4KZW5kb2JqCjI3OCAwIG9iago8PAovVHlwZSAvU3RydWN0RWxlbQovUyAvRGl2Ci9QIDI3NyAwIFIKL0sgWzcwIDAgUl0KL0lEIChub2RlMDAwMzk0ODgpCj4+CmVuZG9iagoyNzkgMCBvYmoKPDwKL1R5cGUgL1N0cnVjdEVsZW0KL1MgL0RpdgovUCAyNjAgMCBSCi9LIFsyODAgMCBSIDIyNCAwIFJdCi9JRCAobm9kZTAwMDM5NDkxKQo+PgplbmRvYmoKMjgwIDAgb2JqCjw8Ci9UeXBlIC9TdHJ1Y3RFbGVtCi9TIC9EaXYKL1AgMjc5IDAgUgovSyBbMjgxIDAgUl0KL0lEIChub2RlMDAwMzk0OTIpCj4+CmVuZG9iagoyODEgMCBvYmoKPDwKL1R5cGUgL1N0cnVjdEVsZW0KL1MgL0RpdgovUCAyODAgMCBSCi9LIFs3MSAwIFJdCi9JRCAobm9kZTAwMDM5NDkzKQo+PgplbmRvYmoKMjgyIDAgb2JqCjw8Ci9UeXBlIC9TdHJ1Y3RFbGVtCi9TIC9EaXYKL1AgMjYwIDAgUgovSyBbMjI1IDAgUl0KL0lEIChub2RlMDAwMzk0OTYpCj4+CmVuZG9iagoyODMgMCBvYmoKPDwKL1R5cGUgL1N0cnVjdEVsZW0KL1MgL0RpdgovUCAyNjAgMCBSCi9LIFsyODQgMCBSXQovSUQgKG5vZGUwMDAzOTUwMSkKPj4KZW5kb2JqCjI4NCAwIG9iago8PAovVHlwZSAvU3RydWN0RWxlbQovUyAvRGl2Ci9QIDI4MyAwIFIKL0sgWzI4NSAwIFJdCi9JRCAobm9kZTAwMDM5NTAyKQo+PgplbmRvYmoKMjg1IDAgb2JqCjw8Ci9UeXBlIC9TdHJ1Y3RFbGVtCi9TIC9EaXYKL1AgMjg0IDAgUgovSyBbNzIgMCBSXQovSUQgKG5vZGUwMDAzOTUwMykKPj4KZW5kb2JqCjI4NiAwIG9iago8PAovVHlwZSAvU3RydWN0RWxlbQovUyAvRGl2Ci9QIDI2MCAwIFIKL0sgWzI4NyAwIFJdCi9JRCAobm9kZTAwMDM5NTA1KQo+PgplbmRvYmoKMjg3IDAgb2JqCjw8Ci9UeXBlIC9TdHJ1Y3RFbGVtCi9TIC9EaXYKL1AgMjg2IDAgUgovSyBbMjg4IDAgUl0KL0lEIChub2RlMDAwMzk1MDYpCj4+CmVuZG9iagoyODggMCBvYmoKPDwKL1R5cGUgL1N0cnVjdEVsZW0KL1MgL0RpdgovUCAyODcgMCBSCi9LIFsyODkgMCBSXQovSUQgKG5vZGUwMDAzOTUwNykKPj4KZW5kb2JqCjI4OSAwIG9iago8PAovVHlwZSAvU3RydWN0RWxlbQovUyAvUAovUCAyODggMCBSCi9LIFs3MyAwIFJdCi9JRCAobm9kZTAwMDM5NTA4KQo+PgplbmRvYmoKMjkwIDAgb2JqCjw8Ci9UeXBlIC9TdHJ1Y3RFbGVtCi9TIC9EaXYKL1AgMjYwIDAgUgovSyBbMjkxIDAgUl0KL0lEIChub2RlMDAwMzk1MTApCj4+CmVuZG9iagoyOTEgMCBvYmoKPDwKL1R5cGUgL1N0cnVjdEVsZW0KL1MgL0RpdgovUCAyOTAgMCBSCi9LIFsyOTIgMCBSXQovSUQgKG5vZGUwMDAzOTUxMSkKPj4KZW5kb2JqCjI5MiAwIG9iago8PAovVHlwZSAvU3RydWN0RWxlbQovUyAvRGl2Ci9QIDI5MSAwIFIKL0sgWzI5MyAwIFJdCi9JRCAobm9kZTAwMDM5NTEyKQo+PgplbmRvYmoKMjkzIDAgb2JqCjw8Ci9UeXBlIC9TdHJ1Y3RFbGVtCi9TIC9QCi9QIDI5MiAwIFIKL0sgWzc0IDAgUl0KL0lEIChub2RlMDAwMzk1MTMpCj4+CmVuZG9iagoyOTQgMCBvYmoKPDwKL1R5cGUgL1N0cnVjdEVsZW0KL1MgL0RpdgovUCAyNjAgMCBSCi9LIFsyOTUgMCBSXQovSUQgKG5vZGUwMDAzOTUxNSkKPj4KZW5kb2JqCjI5NSAwIG9iago8PAovVHlwZSAvU3RydWN0RWxlbQovUyAvRGl2Ci9QIDI5NCAwIFIKL0sgWzI5NiAwIFJdCi9JRCAobm9kZTAwMDM5NTE2KQo+PgplbmRvYmoKMjk2IDAgb2JqCjw8Ci9UeXBlIC9TdHJ1Y3RFbGVtCi9TIC9EaXYKL1AgMjk1IDAgUgovSyBbMjk3IDAgUl0KL0lEIChub2RlMDAwMzk1MTcpCj4+CmVuZG9iagoyOTcgMCBvYmoKPDwKL1R5cGUgL1N0cnVjdEVsZW0K<text:soft-page-break/>L1MgL1AKL1AgMjk2IDAgUgovSyBbNzUgMCBSXQovSUQgKG5vZGUwMDAzOTUxOCkKPj4KZW5kb2JqCjI5OCAwIG9iago8PAovVHlwZSAvU3RydWN0RWxlbQovUyAvRGl2Ci9QIDI2MCAwIFIKL0sgWzI5OSAwIFJdCi9JRCAobm9kZTAwMDM5NTIwKQo+PgplbmRvYmoKMjk5IDAgb2JqCjw8Ci9UeXBlIC9TdHJ1Y3RFbGVtCi9TIC9EaXYKL1AgMjk4IDAgUgovSyBbMzAwIDAgUl0KL0lEIChub2RlMDAwMzk1MjEpCj4+CmVuZG9iagozMDAgMCBvYmoKPDwKL1R5cGUgL1N0cnVjdEVsZW0KL1MgL0wKL1AgMjk5IDAgUgovSyBbMzAxIDAgUiAzMDIgMCBSIDMwMyAwIFIgMzA0IDAgUiAzMDUgMCBSXQovSUQgKG5vZGUwMDAzOTUyMikKPj4KZW5kb2JqCjMwMSAwIG9iago8PAovVHlwZSAvU3RydWN0RWxlbQovUyAvTEkKL1AgMzAwIDAgUgovSyBbNzYgMCBSXQovSUQgKG5vZGUwMDAzOTUyMykKPj4KZW5kb2JqCjMwMiAwIG9iago8PAovVHlwZSAvU3RydWN0RWxlbQovUyAvTEkKL1AgMzAwIDAgUgovSyBbNzcgMCBSXQovSUQgKG5vZGUwMDAzOTUyNikKPj4KZW5kb2JqCjMwMyAwIG9iago8PAovVHlwZSAvU3RydWN0RWxlbQovUyAvTEkKL1AgMzAwIDAgUgovSyBbNzggMCBSXQovSUQgKG5vZGUwMDAzOTUyOSkKPj4KZW5kb2JqCjMwNCAwIG9iago8PAovVHlwZSAvU3RydWN0RWxlbQovUyAvTEkKL1AgMzAwIDAgUgovSyBbNzkgMCBSXQovSUQgKG5vZGUwMDAzOTUzMikKPj4KZW5kb2JqCjMwNSAwIG9iago8PAovVHlwZSAvU3RydWN0RWxlbQovUyAvTEkKL1AgMzAwIDAgUgovSyBbODAgMCBSXQovSUQgKG5vZGUwMDAzOTUzNSkKPj4KZW5kb2JqCjMwNiAwIG9iago8PAovVHlwZSAvU3RydWN0RWxlbQovUyAvRGl2Ci9QIDI2MCAwIFIKL0sgWzMwNyAwIFJdCi9JRCAobm9kZTAwMDM5NTM4KQo+PgplbmRvYmoKMzA3IDAgb2JqCjw8Ci9UeXBlIC9TdHJ1Y3RFbGVtCi9TIC9EaXYKL1AgMzA2IDAgUgovSyBbMzA4IDAgUl0KL0lEIChub2RlMDAwMzk1MzkpCj4+CmVuZG9iagozMDggMCBvYmoKPDwKL1R5cGUgL1N0cnVjdEVsZW0KL1MgL0wKL1AgMzA3IDAgUgovSyBbMzA5IDAgUiAzMTAgMCBSIDMxMSAwIFIgMzEyIDAgUl0KL0lEIChub2RlMDAwMzk1NDAp</text:p>
      <text:p text:style-name="Standard">Cj4+CmVuZG9iagozMDkgMCBvYmoKPDwKL1R5cGUgL1N0cnVjdEVsZW0KL1MgL0xJCi9QIDMwOCAwIFIKL0sgWzgxIDAgUl0KL0lEIChub2RlMDAwMzk1NDEpCj4+CmVuZG9iagozMTAgMCBvYmoKPDwKL1R5cGUgL1N0cnVjdEVsZW0KL1MgL0xJCi9QIDMwOCAwIFIKL0sgWzgyIDAgUl0KL0lEIChub2RlMDAwMzk1NDQpCj4+CmVuZG9iagozMTEgMCBvYmoKPDwKL1R5cGUgL1N0cnVjdEVsZW0KL1MgL0xJCi9QIDMwOCAwIFIKL0sgWzgzIDAgUl0KL0lEIChub2RlMDAwMzk1NDcpCj4+CmVuZG9iagozMTIgMCBvYmoKPDwKL1R5cGUgL1N0cnVjdEVsZW0KL1MgL0xJCi9QIDMwOCAwIFIKL0sgWzg0IDAgUl0KL0lEIChub2RlMDAwMzk1NTApCj4+CmVuZG9iagozMTMgMCBvYmoKPDwKL1R5cGUgL1N0cnVjdEVsZW0KL1MgL0RpdgovUCAyNjAgMCBSCi9LIFszMTQgMCBSXQovSUQgKG5vZGUwMDAzOTU1MykKPj4KZW5kb2JqCjMxNCAwIG9iago8PAovVHlwZSAvU3RydWN0RWxlbQovUyAvRGl2Ci9QIDMxMyAwIFIKL0sgWzMxNSAwIFJdCi9JRCAobm9kZTAwMDM5NTU0KQo+PgplbmRvYmoKMzE1IDAgb2JqCjw8Ci9UeXBlIC9TdHJ1Y3RFbGVtCi9TIC9EaXYKL1AgMzE0IDAgUgovSyBbMzE2IDAgUl0KL0lEIChub2RlMDAwMzk1NTUpCj4+CmVuZG9iagozMTYgMCBvYmoKPDwKL1R5cGUgL1N0cnVjdEVsZW0KL1MgL1AKL1AgMzE1IDAgUgovSyBbODUgMCBSXQovSUQgKG5vZGUwMDAzOTU1NikKPj4KZW5kb2JqCjMxNyAwIG9iago8PAovVHlwZSAvU3RydWN0RWxlbQovUyAvRGl2Ci9QIDI2MCAwIFIKL0sgWzMxOCAwIFJdCi9JRCAobm9kZTAwMDM5NTU4KQo+PgplbmRvYmoKMzE4IDAgb2JqCjw8Ci9UeXBlIC9TdHJ1Y3RFbGVtCi9TIC9EaXYKL1AgMzE3IDAgUgovSyBbMzE5IDAgUl0KL0lEIChub2RlMDAwMzk1NTkpCj4+CmVuZG9iagozMTkgMCBvYmoKPDwKL1R5cGUgL1N0cnVjdEVsZW0KL1MgL0wKL1AgMzE4IDAgUgovSyBbMzIwIDAgUiAzMjEgMCBSIDMyMiAwIFIgMzIzIDAgUl0KL0lEIChub2RlMDAwMzk1NjApCj4+CmVuZG9iagozMjAgMCBvYmoKPDwKL1R5cGUgL1N0cnVjdEVsZW0KL1MgL0xJCi9QIDMxOSAwIFIKL0sgWzg2IDAgUl0KL0lEIChub2RlMDAwMzk1NjEpCj4+CmVuZG9iagozMjEgMCBvYmoKPDwKL1R5cGUgL1N0cnVjdEVsZW0KL1MgL0xJCi9QIDMxOSAwIFIKL0sgWzg3IDAgUl0KL0lEIChub2RlMDAwMzk1NjQpCj4+CmVuZG9iagozMjIgMCBvYmoKPDwKL1R5cGUgL1N0cnVjdEVsZW0KL1MgL0xJCi9QIDMxOSAwIFIKL0sgWzg4IDAgUl0KL0lEIChub2RlMDAwMzk1NjcpCj4+CmVuZG9iagozMjMgMCBvYmoKPDwKL1R5cGUgL1N0cnVjdEVsZW0KL1MgL0xJCi9QIDMxOSAwIFIKL0sgWzg5IDAgUl0KL0lEIChub2RlMDAwMzk1NzApCj4+CmVuZG9iagozMjQgMCBvYmoKPDwKL1R5cGUgL1N0cnVjdEVsZW0KL1MgL0RpdgovUCAyNjAgMCBSCi9LIFszMjUgMCBSXQovSUQgKG5vZGUwMDAzOTU3MykKPj4KZW5kb2JqCjMyNSAwIG9iago8PAovVHlwZSAvU3RydWN0RWxlbQovUyAvRGl2Ci9QIDMyNCAwIFIKL0sgWz<text:soft-page-break/>MyNiAwIFJdCi9JRCAobm9kZTAwMDM5NTc0KQo+PgplbmRvYmoKMzI2IDAgb2JqCjw8Ci9UeXBlIC9TdHJ1Y3RFbGVtCi9TIC9MCi9QIDMyNSAwIFIKL0sgWzMyNyAwIFIgMzI4IDAgUiAzMjkgMCBSIDMzMCAwIFJdCi9JRCAobm9kZTAwMDM5NTc1KQo+PgplbmRvYmoKMzI3IDAgb2JqCjw8Ci9UeXBlIC9TdHJ1Y3RFbGVtCi9TIC9MSQovUCAzMjYgMCBSCi9LIFs5MCAwIFJdCi9JRCAobm9kZTAwMDM5NTc2KQo+PgplbmRvYmoKMzI4IDAgb2JqCjw8Ci9UeXBlIC9TdHJ1Y3RFbGVtCi9TIC9MSQovUCAzMjYgMCBSCi9LIFs5MSAwIFJdCi9JRCAobm9kZTAwMDM5NTc5KQo+PgplbmRvYmoKMzI5IDAgb2JqCjw8Ci9UeXBlIC9TdHJ1Y3RFbGVtCi9TIC9MSQovUCAzMjYgMCBSCi9LIFs5MiAwIFJdCi9JRCAobm9kZTAwMDM5NTgyKQo+PgplbmRvYmoKMzMwIDAgb2JqCjw8Ci9UeXBlIC9TdHJ1Y3RFbGVtCi9TIC9MSQovUCAzMjYgMCBSCi9LIFs5MyAwIFJdCi9JRCAobm9kZTAwMDM5NTg1KQo+PgplbmRvYmoKMzMxIDAgb2JqCjw8Ci9UeXBlIC9TdHJ1Y3RFbGVtCi9TIC9EaXYKL1AgMjU4IDAgUgovSyBbMzMyIDAgUiAyMjYgMCBSXQovSUQgKG5vZGUwMDAzOTU5MSkKPj4KZW5kb2JqCjMzMiAwIG9iago8PAovVHlwZSAvU3RydWN0RWxlbQovUyAvRGl2Ci9QIDMzMSAwIFIKL0sgWzMzMyAwIFJdCi9JRCAobm9kZTAwMDM5NTkyKQo+PgplbmRvYmoKMzMzIDAgb2JqCjw8Ci9UeXBlIC9TdHJ1Y3RFbGVtCi9TIC9EaXYKL1AgMzMyIDAgUgovSyBbOTQgMCBSXQovSUQgKG5vZGUwMDAzOTU5MykKPj4KZW5kb2JqCjMzNCAwIG9iago8PAovVHlwZSAvU3RydWN0RWxlbQovUyAvRGl2Ci9QIDI1OCAwIFIKL0sgWzMzNSAwIFJdCi9JRCAobm9kZTAwMDM5NTk1KQo+PgplbmRvYmoKMzM1IDAgb2JqCjw8Ci9UeXBlIC9TdHJ1Y3RFbGVtCi9TIC9EaXYKL1AgMzM0IDAgUgovSyBbMzM2IDAgUiAzNDAgMCBSIDM0NCAwIFIgMzQ4IDAgUiAzNTIgMCBSIDM1NiAwIFIgMzYwIDAgUiAzNjQgMCBSIDM2OCAwIFIgMzcyIDAgUgozNzYgMCBSIDM4MCAwIFIgMzg0IDAgUiAzODcgMCBSIDM5MCAwIFIgMzkzIDAgUiA0MDIgMCBSIDQwNSAwIFIgNDA5IDAgUiA0MTIgMCBSCjQxMyAwIFIgNDE2IDAgUiA0MTkgMCBSIDQyNSAwIFIgNDI5IDAgUiA0MzMgMCBSIDQzNiAwIFIgNDQwIDAgUl0KL0lEIChub2RlMDAwMzk1OTYpCj4+CmVuZG9iagozMzYgMCBvYmoKPDwKL1R5cGUgL1N0cnVjdEVsZW0KL1MgL0RpdgovUCAzMzUgMCBSCi9LIFszMzcgMCBSXQovSUQgKG5vZGUwMDAzOTYwMykKPj4KZW5kb2JqCjMzNyAwIG9iago8PAovVHlwZSAvU3RydWN0RWxlbQovUyAvRGl2Ci9QIDMzNiAwIFIKL0sgWzMzOCAwIFJdCi9JRCAobm9kZTAwMDM5NjA0KQo+PgplbmRvYmoKMzM4IDAgb2JqCjw8Ci9UeXBlIC9TdHJ1Y3RFbGVtCi9TIC9EaXYKL1AgMzM3IDAgUgovSyBbMzM5IDAgUl0KL0lEIChub2RlMDAwMzk2MDUpCj4+CmVuZG9iagozMzkgMCBvYmoKPDwKL1R5cGUgL1N0cnVjdEVsZW0KL1MgL1AKL1AgMzM4IDAgUgovSyBbOTUgMCBSIDk2IDAgUl0KL0lEIChub2RlMDAwMzk2MDYpCj4+CmVuZG9iagozNDAgMCBvYmoKPDwKL1R5cGUgL1N0cnVjdEVsZW0KL1MgL0RpdgovUCAzMzUgMCBSCi9LIFszNDEgMCBSXQovSUQgKG5vZGUwMDAzOTYwOSkKPj4KZW5kb2JqCjM0MSAwIG9iago8PAovVHlwZSAvU3RydWN0RWxlbQovUyAvRGl2Ci9QIDM0MCAwIFIKL0sgWzM0MiAwIFJdCi9JRCAobm9kZTAwMDM5NjEwKQo+PgplbmRvYmoKMzQyIDAgb2JqCjw8Ci9UeXBlIC9TdHJ1Y3RFbGVtCi9TIC9EaXYKL1AgMzQxIDAgUgovSyBbMzQzIDAgUl0KL0lEIChub2RlMDAwMzk2MTEpCj4+CmVuZG9iagozNDMgMCBvYmoKPDwKL1R5cGUgL1N0cnVjdEVsZW0KL1MgL1AKL1AgMzQyIDAgUgovSyBbOTcgMCBSXQovSUQgKG5vZGUwMDAzOTYxMikKPj4KZW5kb2JqCjM0NCAwIG9iago8PAovVHlwZSAvU3RydWN0RWxlbQovUyAvRGl2Ci9QIDMzNSAwIFIKL0sgWzM0NSAwIFJdCi9JRCAobm9kZTAwMDM5NjE0KQo+PgplbmRvYmoKMzQ1IDAgb2JqCjw8Ci9UeXBlIC9TdHJ1Y3RFbGVtCi9TIC9EaXYKL1AgMzQ0IDAgUgovSyBbMzQ2IDAgUl0KL0lEIChub2RlMDAwMzk2MTUpCj4+CmVuZG9iagozNDYgMCBvYmoKPDwKL1R5cGUgL1N0cnVjdEVsZW0KL1MgL0RpdgovUCAzNDUgMCBSCi9LIFszNDcgMCBSXQovSUQgKG5vZGUwMDAzOTYxNikKPj4KZW5kb2JqCjM0NyAwIG9iago8PAovVHlwZSAvU3RydWN0RWxlbQovUyAvUAovUCAzNDYgMCBSCi9LIFs5OCAwIFJdCi9JRCAobm9kZTAwMDM5NjE3KQo+PgplbmRvYmoKMzQ4IDAgb2JqCjw8Ci9UeXBlIC9TdHJ1Y3RFbGVtCi9TIC9EaXYKL1AgMzM1IDAgUgovSyBbMzQ5IDAgUl0KL0lEIChub2RlMDAwMzk2MTkpCj4+CmVuZG9iagozNDkgMCBvYmoKPDwKL1R5cGUgL1N0cnVjdEVsZW0KL1MgL0RpdgovUCAzNDggMCBSCi9LIFszNTAgMCBSXQovSUQgKG5vZGUwMDAzOTYyMCkKPj4KZW5kb2JqCjM1MCAwIG9iago8PAovVHlwZSAvU3RydWN0RWxlbQovUyAvRGl2Ci9QIDM0OSAwIFIKL0sgWzM1MSAwIFJdCi9JRCAobm9kZTAwMDM5NjIxKQo+PgplbmRvYmoKMzUxIDAgb2JqCjw8Ci9UeXBlIC9TdHJ1Y3RFbGVtCi9TIC9QCi9QIDM1MCAwIFIKL0sgWzk5IDAgUiAxMDAgMCBSIDEwMSAwIFIgMTAyIDAgUl0KL0lEIChub2RlM<text:soft-page-break/>DAwMzk2MjIpCj4+CmVuZG9iagozNTIgMCBvYmoKPDwKL1R5cGUgL1N0cnVjdEVsZW0KL1MgL0RpdgovUCAzMzUgMCBSCi9LIFszNTMgMCBSXQovSUQgKG5vZGUwMDAzOTYyNikKPj4KZW5kb2JqCjM1MyAwIG9iago8PAovVHlwZSAvU3RydWN0RWxlbQovUyAvRGl2Ci9QIDM1MiAwIFIKL0sgWzM1NCAwIFJdCi9JRCAobm9kZTAwMDM5NjI3KQo+PgplbmRvYmoKMzU0IDAgb2JqCjw8Ci9UeXBlIC9TdHJ1Y3RFbGVtCi9TIC9EaXYKL1AgMzUzIDAgUgovSyBbMzU1IDAgUl0KL0lEIChub2RlMDAwMzk2MjgpCj4+CmVuZG9iagozNTUgMCBvYmoKPDwKL1R5cGUgL1N0cnVjdEVsZW0KL1MgL1AKL1AgMzU0IDAgUgovSyBbMTAzIDAgUl0KL0lEIChub2RlMDAwMzk2MjkpCj4+CmVuZG9iagozNTYgMCBvYmoKPDwKL1R5cGUgL1N0cnVjdEVsZW0KL1MgL0RpdgovUCAzMzUgMCBSCi9LIFszNTcgMCBSXQovSUQgKG5vZGUwMDAzOTYzMSkKPj4KZW5kb2JqCjM1NyAwIG9iago8PAovVHlwZSAvU3RydWN0RWxlbQovUyAvRGl2Ci9QIDM1NiAwIFIKL0sgWzM1OCAwIFJdCi9JRCAobm9kZTAwMDM5NjMyKQo+PgplbmRvYmoKMzU4IDAgb2JqCjw8Ci9UeXBlIC9TdHJ1Y3RFbGVtCi9TIC9EaXYKL1AgMzU3IDAgUgovSyBbMzU5IDAgUl0KL0lEIChub2RlMDAwMzk2MzMpCj4+CmVuZG9iagozNTkgMCBvYmoKPDwKL1R5cGUgL1N0cnVjdEVsZW0KL1MgL1AKL1AgMzU4IDAgUgovSyBbMTA0IDAgUl0KL0lEIChub2RlMDAwMzk2MzQpCj4+CmVuZG9iagozNjAgMCBvYmoKPDwKL1R5cGUgL1N0cnVjdEVsZW0KL1MgL0RpdgovUCAzMzUgMCBSCi9LIFszNjEgMCBSXQovSUQgKG5vZGUwMDAzOTYzNikKPj4KZW5kb2JqCjM2MSAwIG9iago8PAovVHlwZSAvU3RydWN0RWxlbQovUyAvRGl2Ci9QIDM2MCAwIFIKL0sgWzM2MiAwIFJdCi9JRCAobm9kZTAwMDM5NjM3KQo+PgplbmRvYmoKMzYyIDAgb2JqCjw8Ci9UeXBlIC9TdHJ1Y3RFbGVtCi9TIC9EaXYKL1AgMzYxIDAgUgovSyBbMzYzIDAgUl0KL0lEIChub2RlMDAwMzk2MzgpCj4+CmVuZG9iagozNjMgMCBvYmoKPDwKL1R5cGUgL1N0cnVjdEVsZW0KL1MgL1AKL1AgMzYyIDAgUgovSyBbMTA1IDAgUiAxMDYgMCBSIDEwNyAwIFIgMTA4IDAgUl0KL0lEIChub2RlMDAwMzk2MzkpCj4+CmVuZG9iagozNjQgMCBvYmoKPDwKL1R5cGUgL1N0cnVjdEVsZW0KL1MgL0RpdgovUCAzMzUgMCBSCi9LIFszNjUgMCBSXQovSUQgKG5vZGUwMDAzOTY0MykKPj4KZW5kb2JqCjM2NSAwIG9iago8PAovVHlwZSAvU3RydWN0RWxlbQovUyAvRGl2Ci9QIDM2NCAwIFIKL0sgWzM2NiAwIFJdCi9JRCAobm9kZTAwMDM5NjQ0KQo+PgplbmRvYmoKMzY2IDAgb2JqCjw8Ci9UeXBlIC9TdHJ1Y3RFbGVtCi9TIC9EaXYKL1AgMzY1IDAgUgovSyBbMzY3IDAgUl0KL0lEIChub2RlMDAwMzk2NDUpCj4+CmVuZG9iagozNjcgMCBvYmoKPDwKL1R5cGUgL1N0cnVjdEVsZW0KL1MgL1AKL1AgMzY2IDAgUgovSyBbMTA5IDAgUl0KL0lEIChub2RlMDAwMzk2NDYpCj4+CmVuZG9iagozNjggMCBvYmoKPDwKL1R5cGUgL1N0cnVjdEVsZW0KL1MgL0RpdgovUCAzMzUgMCBSCi9LIFszNjkgMCBSXQovSUQgKG5vZGUwMDAzOTY0OCkKPj4KZW5kb2JqCjM2OSAwIG9iago8PAovVHlwZSAvU3RydWN0RWxlbQovUyAvRGl2Ci9QIDM2OCAwIFIKL0sgWzM3MCAwIFJdCi9JRCAobm9kZTAwMDM5NjQ5KQo+PgplbmRvYmoKMzcwIDAgb2JqCjw8Ci9UeXBlIC9TdHJ1Y3RFbGVtCi9TIC9EaXYKL1AgMzY5IDAgUgovSyBbMzcxIDAgUl0KL0lEIChub2RlMDAwMzk2NTApCj4+CmVuZG9iagozNzEgMCBvYmoKPDwKL1R5cGUgL1N0cnVjdEVsZW0KL1MgL1AKL1AgMzcwIDAgUgovSyBbMTEwIDAgUl0KL0lEIChub2RlMDAwMzk2NTEpCj4+CmVuZG9iagozNzIgMCBvYmoKPDwKL1R5cGUgL1N0cnVjdEVsZW0KL1MgL0RpdgovUCAzMzUgMCBSCi9LIFszNzMgMCBSXQovSUQgKG5vZGUwMDAzOTY1MykKPj4KZW5kb2JqCjM3MyAwIG9iago8PAovVHlwZSAvU3RydWN0RWxlbQovUyAvRGl2Ci9QIDM3MiAwIFIKL0sgWzM3NCAwIFJdCi9JRCAobm9kZTAwMDM5NjU0KQo+PgplbmRvYmoKMzc0IDAgb2JqCjw8Ci9UeXBlIC9TdHJ1Y3RFbGVtCi9TIC9EaXYKL1AgMzczIDAgUgovSyBbMzc1IDAgUl0KL0lEIChub2RlMDAwMzk2NTUpCj4+CmVuZG9iagozNzUgMCBvYmoKPDwKL1R5cGUgL1N0cnVjdEVsZW0KL1MgL1AKL1AgMzc0IDAgUgovSyBbMTExIDAgUl0KL0lEIChub2RlMDAwMzk2NTYpCj4+CmVuZG9iagozNzYgMCBvYmoKPDwKL1R5cGUgL1N0cnVjdEVsZW0KL1MgL0RpdgovUCAzMzUgMCBSCi9LIFszNzcgMCBSXQovSUQgKG5vZGUwMDAzOTY2NSkKPj4KZW5kb2JqCjM3NyAwIG9iago8PAovVHlwZSAvU3RydWN0RWxlbQovUyAvRGl2Ci9QIDM3NiAwIFIKL0sgWzM3OCAwIFJdCi9JRCAobm9kZTAwMDM5NjY2KQo+PgplbmRvYmoKMzc4IDAgb2JqCjw8Ci9UeXBlIC9TdHJ1Y3RFbGVtCi9TIC9EaXYKL1AgMzc3IDAgUgovSyBbMzc5IDAgUl0KL0lEIChub2RlMDAwMzk2NjcpCj4+CmVuZG9iagozNzkgMCBvYmoKPDwKL1R5cGUgL1N0cnVjdEVsZW0KL1MgL1AKL1AgMzc4IDAgUgovSyBbMTEyIDAgUiAxMTMgMCBSXQovSUQgKG5vZGUwMDAzOTY2OCkKPj4KZW5kb2JqCjM4MCAwIG9iago8PAovVHlwZSAvU3RydWN0RWxlbQovUyAvRGl2Ci9QIDMzNSAwIFIK<text:soft-page-break/>L0sgWzM4MSAwIFJdCi9JRCAobm9kZTAwMDM5NjcxKQo+PgplbmRvYmoKMzgxIDAgb2JqCjw8Ci9UeXBlIC9TdHJ1Y3RFbGVtCi9TIC9EaXYKL1AgMzgwIDAgUgovSyBbMzgyIDAgUiAzODMgMCBSXQovSUQgKG5vZGUwMDAzOTY3MikKPj4KZW5kb2JqCjM4MiAwIG9iago8PAovVHlwZSAvU3RydWN0RWxlbQovUyAvUAovUCAzODEgMCBSCi9LIFsxMTQgMCBSXQovSUQgKG5vZGUwMDAzOTY3MykKPj4KZW5kb2JqCjM4MyAwIG9iago8PAovVHlwZSAvU3RydWN0RWxlbQovUyAvUAovUCAzODEgMCBSCi9LIFsxMTUgMCBSXQovSUQgKG5vZGUwMDAzOTY3NSkKPj4KZW5kb2JqCjM4NCAwIG9iago8PAovVHlwZSAvU3RydWN0RWxlbQovUyAvRGl2Ci9QIDMzNSAwIFIKL0sgWzM4NSAwIFJdCi9JRCAobm9kZTAwMDM5Njc3KQo+PgplbmRvYmoKMzg1IDAgb2JqCjw8Ci9UeXBlIC9TdHJ1Y3RFbGVtCi9TIC9EaXYKL1AgMzg0IDAgUgovSyBbMzg2IDAgUl0KL0lEIChub2RlMDAwMzk2NzgpCj4+CmVuZG9iagozODYgMCBvYmoKPDwKL1R5cGUgL1N0cnVjdEVsZW0KL1MgL1AKL1AgMzg1IDAgUgovSyBbMTE2IDAgUl0KL0lEIChub2RlMDAwMzk2NzkpCj4+CmVuZG9iagozODcgMCBvYmoKPDwKL1R5cGUgL1N0cnVjdEVsZW0KL1M</text:p>
      <text:p text:style-name="Standard">gL0RpdgovUCAzMzUgMCBSCi9LIFszODggMCBSXQovSUQgKG5vZGUwMDAzOTY4MSkKPj4KZW5kb2JqCjM4OCAwIG9iago8PAovVHlwZSAvU3RydWN0RWxlbQovUyAvRGl2Ci9QIDM4NyAwIFIKL0sgWzM4OSAwIFJdCi9JRCAobm9kZTAwMDM5NjgyKQo+PgplbmRvYmoKMzg5IDAgb2JqCjw8Ci9UeXBlIC9TdHJ1Y3RFbGVtCi9TIC9QCi9QIDM4OCAwIFIKL0sgWzExNyAwIFJdCi9JRCAobm9kZTAwMDM5NjgzKQo+PgplbmRvYmoKMzkwIDAgb2JqCjw8Ci9UeXBlIC9TdHJ1Y3RFbGVtCi9TIC9EaXYKL1AgMzM1IDAgUgovSyBbMzkxIDAgUl0KL0lEIChub2RlMDAwMzk2ODUpCj4+CmVuZG9iagozOTEgMCBvYmoKPDwKL1R5cGUgL1N0cnVjdEVsZW0KL1MgL0RpdgovUCAzOTAgMCBSCi9LIFszOTIgMCBSXQovSUQgKG5vZGUwMDAzOTY4NikKPj4KZW5kb2JqCjM5MiAwIG9iago8PAovVHlwZSAvU3RydWN0RWxlbQovUyAvUAovUCAzOTEgMCBSCi9LIFsxMTggMCBSIDExOSAwIFJdCi9JRCAobm9kZTAwMDM5Njg3KQo+PgplbmRvYmoKMzkzIDAgb2JqCjw8Ci9UeXBlIC9TdHJ1Y3RFbGVtCi9TIC9EaXYKL1AgMzM1IDAgUgovSyBbMzk0IDAgUl0KL0lEIChub2RlMDAwMzk2OTApCj4+CmVuZG9iagozOTQgMCBvYmoKPDwKL1R5cGUgL1N0cnVjdEVsZW0KL1MgL0RpdgovUCAzOTMgMCBSCi9LIFszOTUgMCBSXQovSUQgKG5vZGUwMDAzOTY5MSkKPj4KZW5kb2JqCjM5NSAwIG9iago8PAovVHlwZSAvU3RydWN0RWxlbQovUyAvRGl2Ci9QIDM5NCAwIFIKL0sgWzM5NiAwIFJdCi9JRCAobm9kZTAwMDM5NjkyKQo+PgplbmRvYmoKMzk2IDAgb2JqCjw8Ci9UeXBlIC9TdHJ1Y3RFbGVtCi9TIC9MCi9QIDM5NSAwIFIKL0sgWzM5NyAwIFIgMjUxIDAgUiAzOTggMCBSIDM5OSAwIFIgNDAwIDAgUiA0MDEgMCBSXQovSUQgKG5vZGUwMDAzOTY5MykKPj4KZW5kb2JqCjM5NyAwIG9iago8PAovVHlwZSAvU3RydWN0RWxlbQovUyAvTEkKL1AgMzk2IDAgUgovSyBbMTIwIDAgUl0KL0lEIChub2RlMDAwMzk2OTQpCj4+CmVuZG9iagozOTggMCBvYmoKPDwKL1R5cGUgL1N0cnVjdEVsZW0KL1MgL0xJCi9QIDM5NiAwIFIKL0sgWzEyMiAwIFJdCi9JRCAobm9kZTAwMDM5Njk5KQo+PgplbmRvYmoKMzk5IDAgb2JqCjw8Ci9UeXBlIC9TdHJ1Y3RFbGVtCi9TIC9MSQovUCAzOTYgMCBSCi9LIFsxMjMgMCBSXQovSUQgKG5vZGUwMDAzOTcwMikKPj4KZW5kb2JqCjQwMCAwIG9iago8PAovVHlwZSAvU3RydWN0RWxlbQovUyAvTEkKL1AgMzk2IDAgUgovSyBbMTI0IDAgUl0KL0lEIChub2RlMDAwMzk3MDUpCj4+CmVuZG9iago0MDEgMCBvYmoKPDwKL1R5cGUgL1N0cnVjdEVsZW0KL1MgL0xJCi9QIDM5NiAwIFIKL0sgWzEyNSAwIFJdCi9JRCAobm9kZTAwMDM5NzA4KQo+PgplbmRvYmoKNDAyIDAgb2JqCjw8Ci9UeXBlIC9TdHJ1Y3RFbGVtCi9TIC9EaXYKL1AgMzM1IDAgUgovSyBbNDAzIDAgUl0KL0lEIChub2RlMDAwMzk3MTEpCj4+CmVuZG9iago0MDMgMCBvYmoKPDwKL1R5cGUgL1N0cnVjdEVsZW0KL1MgL0RpdgovUCA0MDIgMCBSCi9LIFs0MDQgMCBSXQovSUQgKG5vZGUwMDAzOTcxMikKPj4KZW5kb2JqCjQwNCAwIG9iago8PAovVHlwZSAvU3RydWN0RWxlbQovUyAvUAovUCA0MDMgMCBSCi9LIFsxMjYgMCBSIDEyNyAwIFJdCi9JRCAobm9kZTAwMDM5NzEzKQo+PgplbmRvYmoKNDA1IDAgb2JqCjw8Ci9UeXBlIC9TdHJ1Y3RFbGVtCi9TIC9EaXYKL1AgMzM1IDAgUgovSyBbNDA2IDAgUl0KL0lEIChub2RlMDAwMzk3MTkpCj4+CmVuZG9iago0MDYgMCBvYmoKPDwKL1R5cGUgL1N0cnVjdEVsZW0KL1MgL0RpdgovUCA0MDUgMCBSCi9LIFs0MDcgMCBSXQovSUQgKG5vZGUwMDAzOTcyMCkKPj4KZW5kb2JqCjQwNyAwIG9iago8PAovVHlwZSAvU3RydWN0RWxlbQovUyAvRGl2Ci9QIDQwNiAwIFIKL0sgWzQwOCAwIFJdCi9JRCAobm9kZTAwMDM5NzIxKQo+PgplbmRvYmoKNDA4IDAgb2JqCjw8Ci9UeXBlIC9TdHJ1Y3RFbGVtCi9TIC9QCi9QIDQwNyAwIFIKL0sgWzEyOCA<text:soft-page-break/>wIFIgMTI5IDAgUl0KL0lEIChub2RlMDAwMzk3MjIpCj4+CmVuZG9iago0MDkgMCBvYmoKPDwKL1R5cGUgL1N0cnVjdEVsZW0KL1MgL0RpdgovUCAzMzUgMCBSCi9LIFs0MTAgMCBSXQovSUQgKG5vZGUwMDAzOTcyNSkKPj4KZW5kb2JqCjQxMCAwIG9iago8PAovVHlwZSAvU3RydWN0RWxlbQovUyAvRGl2Ci9QIDQwOSAwIFIKL0sgWzQxMSAwIFJdCi9JRCAobm9kZTAwMDM5NzI2KQo+PgplbmRvYmoKNDExIDAgb2JqCjw8Ci9UeXBlIC9TdHJ1Y3RFbGVtCi9TIC9EaXYKL1AgNDEwIDAgUgovSyBbMTMwIDAgUl0KL0lEIChub2RlMDAwMzk3MjcpCj4+CmVuZG9iago0MTIgMCBvYmoKPDwKL1R5cGUgL1N0cnVjdEVsZW0KL1MgL0RpdgovUCAzMzUgMCBSCi9LIFsyMjcgMCBSXQovSUQgKG5vZGUwMDAzOTcyOSkKPj4KZW5kb2JqCjQxMyAwIG9iago8PAovVHlwZSAvU3RydWN0RWxlbQovUyAvRGl2Ci9QIDMzNSAwIFIKL0sgWzQxNCAwIFIgMjI4IDAgUl0KL0lEIChub2RlMDAwMzk3MzQpCj4+CmVuZG9iago0MTQgMCBvYmoKPDwKL1R5cGUgL1N0cnVjdEVsZW0KL1MgL0RpdgovUCA0MTMgMCBSCi9LIFs0MTUgMCBSXQovSUQgKG5vZGUwMDAzOTczNSkKPj4KZW5kb2JqCjQxNSAwIG9iago8PAovVHlwZSAvU3RydWN0RWxlbQovUyAvRGl2Ci9QIDQxNCAwIFIKL0sgWzEzMSAwIFJdCi9JRCAobm9kZTAwMDM5NzM2KQo+PgplbmRvYmoKNDE2IDAgb2JqCjw8Ci9UeXBlIC9TdHJ1Y3RFbGVtCi9TIC9EaXYKL1AgMzM1IDAgUgovSyBbNDE3IDAgUl0KL0lEIChub2RlMDAwMzk3MzkpCj4+CmVuZG9iago0MTcgMCBvYmoKPDwKL1R5cGUgL1N0cnVjdEVsZW0KL1MgL0RpdgovUCA0MTYgMCBSCi9LIFs0MTggMCBSXQovSUQgKG5vZGUwMDAzOTc0MCkKPj4KZW5kb2JqCjQxOCAwIG9iago8PAovVHlwZSAvU3RydWN0RWxlbQovUyAvUAovUCA0MTcgMCBSCi9LIFsyMjkgMCBSIDIzMCAwIFIgMjMxIDAgUl0KL0lEIChub2RlMDAwMzk3NDEpCj4+CmVuZG9iago0MTkgMCBvYmoKPDwKL1R5cGUgL1N0cnVjdEVsZW0KL1MgL0RpdgovUCAzMzUgMCBSCi9LIFs0MjAgMCBSXQovSUQgKG5vZGUwMDAzOTc0OCkKPj4KZW5kb2JqCjQyMCAwIG9iago8PAovVHlwZSAvU3RydWN0RWxlbQovUyAvRGl2Ci9QIDQxOSAwIFIKL0sgWzQyMSAwIFJdCi9JRCAobm9kZTAwMDM5NzQ5KQo+PgplbmRvYmoKNDIxIDAgb2JqCjw8Ci9UeXBlIC9TdHJ1Y3RFbGVtCi9TIC9EaXYKL1AgNDIwIDAgUgovSyBbNDIyIDAgUiA0MjMgMCBSIDQyNCAwIFJdCi9JRCAobm9kZTAwMDM5NzUwKQo+PgplbmRvYmoKNDIyIDAgb2JqCjw8Ci9UeXBlIC9TdHJ1Y3RFbGVtCi9TIC9QCi9QIDQyMSAwIFIKL0sgWzEzNSAwIFIgMTM2IDAgUl0KL0lEIChub2RlMDAwMzk3NTEpCj4+CmVuZG9iago0MjMgMCBvYmoKPDwKL1R5cGUgL1N0cnVjdEVsZW0KL1MgL1AKL1AgNDIxIDAgUgovSyBbMTM3IDAgUl0KL0lEIChub2RlMDAwMzk3NTQpCj4+CmVuZG9iago0MjQgMCBvYmoKPDwKL1R5cGUgL1N0cnVjdEVsZW0KL1MgL1AKL1AgNDIxIDAgUgovSyBbMTM4IDAgUl0KL0lEIChub2RlMDAwMzk3NTYpCj4+CmVuZG9iago0MjUgMCBvYmoKPDwKL1R5cGUgL1N0cnVjdEVsZW0KL1MgL0RpdgovUCAzMzUgMCBSCi9LIFs0MjYgMCBSXQovSUQgKG5vZGUwMDAzOTc1OCkKPj4KZW5kb2JqCjQyNiAwIG9iago8PAovVHlwZSAvU3RydWN0RWxlbQovUyAvRGl2Ci9QIDQyNSAwIFIKL0sgWzQyNyAwIFJdCi9JRCAobm9kZTAwMDM5NzU5KQo+PgplbmRvYmoKNDI3IDAgb2JqCjw8Ci9UeXBlIC9TdHJ1Y3RFbGVtCi9TIC9EaXYKL1AgNDI2IDAgUgovSyBbNDI4IDAgUl0KL0lEIChub2RlMDAwMzk3NjApCj4+CmVuZG9iago0MjggMCBvYmoKPDwKL1R5cGUgL1N0cnVjdEVsZW0KL1MgL1AKL1AgNDI3IDAgUgovSyBbMTM5IDAgUiAxNDAgMCBSXQovSUQgKG5vZGUwMDAzOTc2MSkKPj4KZW5kb2JqCjQyOSAwIG9iago8PAovVHlwZSAvU3RydWN0RWxlbQovUyAvRGl2Ci9QIDMzNSAwIFIKL0sgWzQzMCAwIFJdCi9JRCAobm9kZTAwMDM5NzY0KQo+PgplbmRvYmoKNDMwIDAgb2JqCjw8Ci9UeXBlIC9TdHJ1Y3RFbGVtCi9TIC9EaXYKL1AgNDI5IDAgUgovSyBbNDMxIDAgUl0KL0lEIChub2RlMDAwMzk3NjUpCj4+CmVuZG9iago0MzEgMCBvYmoKPDwKL1R5cGUgL1N0cnVjdEVsZW0KL1MgL0RpdgovUCA0MzAgMCBSCi9LIFs0MzIgMCBSXQovSUQgKG5vZGUwMDAzOTc2NikKPj4KZW5kb2JqCjQzMiAwIG9iago8PAovVHlwZSAvU3RydWN0RWxlbQovUyAvUAovUCA0MzEgMCBSCi9LIFsxNDEgMCBSXQovSUQgKG5vZGUwMDAzOTc2NykKPj4KZW5kb2JqCjQzMyAwIG9iago8PAovVHlwZSAvU3RydWN0RWxlbQovUyAvRGl2Ci9QIDMzNSAwIFIKL0sgWzQzNCAwIFJdCi9JRCAobm9kZTAwMDM5NzY5KQo+PgplbmRvYmoKNDM0IDAgb2JqCjw8Ci9UeXBlIC9TdHJ1Y3RFbGVtCi9TIC9EaXYKL1AgNDMzIDAgUgovSyBbNDM1IDAgUl0KL0lEIChub2RlMDAwMzk3NzApCj4+CmVuZG9iago0MzUgMCBvYmoKPDwKL1R5cGUgL1N0cnVjdEVsZW0KL1MgL1AKL1AgNDM0IDAgUgovSyBbMTQyIDAgUiAxNDMgMCBSIDE0NCAwIFJdCi9JRCAobm9kZTAwMDM5NzcxKQo+PgplbmRvYmoKNDM2IDAgb2JqCjw8Ci9UeXBlIC9TdHJ1Y3RFbGVtCi9TIC9EaXYKL1AgMzM1IDAgUgovSyBbNDM3IDAgUl0KL0lEIChub2RlMDAwMzk3Nz<text:soft-page-break/>UpCj4+CmVuZG9iago0MzcgMCBvYmoKPDwKL1R5cGUgL1N0cnVjdEVsZW0KL1MgL0RpdgovUCA0MzYgMCBSCi9LIFs0MzggMCBSXQovSUQgKG5vZGUwMDAzOTc3NikKPj4KZW5kb2JqCjQzOCAwIG9iago8PAovVHlwZSAvU3RydWN0RWxlbQovUyAvRGl2Ci9QIDQzNyAwIFIKL0sgWzQzOSAwIFJdCi9JRCAobm9kZTAwMDM5Nzc3KQo+PgplbmRvYmoKNDM5IDAgb2JqCjw8Ci9UeXBlIC9TdHJ1Y3RFbGVtCi9TIC9QCi9QIDQzOCAwIFIKL0sgWzE0NSAwIFIgMTQ2IDAgUl0KL0lEIChub2RlMDAwMzk3NzgpCj4+CmVuZG9iago0NDAgMCBvYmoKPDwKL1R5cGUgL1N0cnVjdEVsZW0KL1MgL0RpdgovUCAzMzUgMCBSCi9LIFs0NDEgMCBSXQovSUQgKG5vZGUwMDAzOTc4MSkKPj4KZW5kb2JqCjQ0MSAwIG9iago8PAovVHlwZSAvU3RydWN0RWxlbQovUyAvRGl2Ci9QIDQ0MCAwIFIKL0sgWzQ0MiAwIFJdCi9JRCAobm9kZTAwMDM5NzgyKQo+PgplbmRvYmoKNDQyIDAgb2JqCjw8Ci9UeXBlIC9TdHJ1Y3RFbGVtCi9TIC9EaXYKL1AgNDQxIDAgUgovSyBbNDQzIDAgUiA0NDQgMCBSIDQ0NSAwIFJdCi9JRCAobm9kZTAwMDM5NzgzKQo+PgplbmRvYmoKNDQzIDAgb2JqCjw8Ci9UeXBlIC9TdHJ1Y3RFbGVtCi9TIC9QCi9QIDQ0MiAwIFIKL0sgWzE0NyAwIFJdCi9JRCAobm9kZTAwMDM5Nzg0KQo+PgplbmRvYmoKNDQ0IDAgb2JqCjw8Ci9UeXBlIC9TdHJ1Y3RFbGVtCi9TIC9QCi9QIDQ0MiAwIFIKL0sgWzE0OCAwIFJdCi9JRCAobm9kZTAwMDM5Nzg2KQo+PgplbmRvYmoKNDQ1IDAgb2JqCjw8Ci9UeXBlIC9TdHJ1Y3RFbGVtCi9TIC9QCi9QIDQ0MiAwIFIKL0sgWzE0OSAwIFJdCi9JRCAobm9kZTAwMDM5Nzg4KQo+PgplbmRvYmoKNDQ2IDAgb2JqCjw8Ci9UeXBlIC9TdHJ1Y3RFbGVtCi9TIC9EaXYKL1AgMjU4IDAgUgovSyBbNDQ3IDAgUl0KL0lEIChub2RlMDAwMzk3OTApCj4+CmVuZG9iago0NDcgMCBvYmoKPDwKL1R5cGUgL1N0cnVjdEVsZW0KL1MgL0RpdgovUCA0NDYgMCBSCi9LIFs0NDggMCBSXQovSUQgKG5vZGUwMDAzOTc5MSkKPj4KZW5kb2JqCjQ0OCAwIG9iago8PAovVHlwZSAvU3RydWN0RWxlbQovUyAvUAovUCA0NDcgMCBSCi9LIFsyMzIgMCBSXQovSUQgKG5vZGUwMDAzOTc5MikKPj4KZW5kb2JqCjQ0OSAwIG9iago8PAovVHlwZSAvU3RydWN0RWxlbQovUyAvRGl2Ci9QIDI1OCAwIFIKL0sgWzQ1MCAwIFJdCi9JRCAobm9kZTAwMDM5Nzk1KQo+PgplbmRvYmoKNDUwIDAgb2JqCjw8Ci9UeXBlIC9TdHJ1Y3RFbGVtCi9TIC9EaXYKL1AgNDQ5IDAgUgovSyBbNDUxIDAgUl0KL0lEIChub2RlMDAwMzk3OTYpCj4+CmVuZG9iago0NTEgMCBvYmoKPDwKL1R5cGUgL1N0cnVjdEVsZW0KL1MgL0RpdgovUCA0NTAgMCBSCi9LIFs0NTIgMCBSXQovSUQgKG5vZGUwMDAzOTc5NykKPj4KZW5kb2JqCjQ1MiAwIG9iago8PAovVHlwZSAvU3RydWN0RWxlbQovUyAvUAovUCA0NTEgMCBSCi9LIFsxNTEgMCBSIDE1MiAwIFJdCi9JRCAobm9kZTAwMDM5Nzk4KQo+PgplbmRvYmoKNDUzIDAgb2JqCjw8Ci9UeXBlIC9TdHJ1Y3RFbGVtCi9TIC9EaXYKL1AgMjUyIDAgUgovSyBbNDU0IDAgUl0KL0lEIChub2RlMDAwMzk4MDIpCj4+CmVuZG9iago0NTQgMCBvYmoKPDwKL1R5cGUgL1N0cnVjdEVsZW0KL1MgL0RpdgovUCA0NTMgMCBSCi9LIFs0NTUgMCBSXQovSUQgKG5vZGUwMDAzOTgwMykKPj4KZW5kb2JqCjQ1NSAwIG9iago8PAovVHlwZSAvU3RydWN0RWxlbQovUyAvRGl2Ci9QIDQ1NCAwIFIKL0sgWzQ1NiAwIFJdCi9JRCAobm9kZTAwMDM5ODA0KQo+PgplbmRvYmoKNDU2IDAgb2JqCjw8Ci9UeXBlIC9TdHJ1Y3RFbGVtCi9TIC9EaXYKL1AgNDU1IDAgUgovSyBbNDU3IDAgUl0KL0lEIChub2RlMDAwMzk4MDUpCj4+CmVuZG9iago0NTcgMCBvYmoKPDwKL1R5cGUgL1N0cnVjdEVsZW0KL1MgL0RpdgovUCA0NTYgMCBSCi9LIFs0NTggMCBSXQovSUQgKG5vZGUwMDAzOTgwNikKPj4KZW5kb2JqCjQ1OCAwIG9iago8PAovVHlwZSAvU3RydWN0RWxlbQovUyAvRGl2Ci9QIDQ1NyAwIFIKL0sgWzQ1OSAwIFIgNTYxIDAgUl0KL0lEIChub2RlMDAwMzk4MDcpCj4+CmVuZG9iago0NTkgMCBvYmoKPDwKL1R5cGUgL1N0cnVjdEVsZW0KL1MgL0RpdgovUCA0NTggMCBSCi9LIFs0NjAgMCBSXQovSUQgKG5vZGUwMDAzOTgxMSkKPj4KZW5kb2JqCjQ2MCAwIG9iago8PAovVHlwZSAvU3RydWN0RWxlbQovUyAvRGl2Ci9QIDQ1OSAwIFIKL0sgWzQ2MSAwIFIgNDYyIDAgUiA0NjUgMCBSIDQ2OSAwIFIgNDc2IDAgUiA0ODAgMCBSIDQ4MyAwIFIgNDg3IDAgUiA0OTMgMCBSIDQ5NCAwIFIKNDk3IDAgUiA1MDMgMCBSIDUwNyAwIFIgNTExIDAgUiA1MTQgMCBSIDUxOCAwIFIgNTI0IDAgUiA1MjcgMCBSIDUzMCAwIFIgNTMzIDAgUgo1MzcgMCBSIDU0MSAwIFIgNTQ0IDAgUiA1NDUgMCBSIDU0OCAwIFIgNTUxIDAgUiA1NTQgMCBSIDU1NSAwIFIgNTU4IDAgUl0KL0lEIChub2RlMDAwMzk4MTIpCj4+CmVuZG9iago0NjEgMCBvYmoKPDwKL1R5cGUgL1N0cnVjdEVsZW0KL1MgL0RpdgovUCA0NjAgMCBSCi9LIFsyMzMgMCBSXQovSUQgKG5vZGUwMDAzOTgxMykKPj4KZW5kb2JqCjQ2MiAwIG9iago8PAovVHlwZSAvU3RydWN0RWxlbQovUyAvRGl2Ci9QIDQ2MCAwIFIKL0sgWzQ2MyAwIFJdCi9JRCAobm9kZTAwMDM5ODE4KQo+PgplbmRvYmoKNDYzIDAgb2JqCj<text:soft-page-break/>w8Ci9UeXBlIC9TdHJ1Y3RFbGVtCi9TIC9EaXYKL1AgNDYyIDAgUgovSyBbNDY0IDAgUl0KL0lEIChub2RlMDAwMzk4MTkpCj4+CmVuZG9iago0NjQgMCBvYmoKPDwKL1R5cGUgL1N0cnVjdEVsZW0KL1MgL1AKL1AgNDYzIDAgUgovSyBbMjM0IDAgUiAyMzUgMCBSIDIzNiAwIFJdCi9JRCAobm9kZTAwMD</text:p>
      <text:p text:style-name="Standard">M5ODIwKQo+PgplbmRvYmoKNDY1IDAgb2JqCjw8Ci9UeXBlIC9TdHJ1Y3RFbGVtCi9TIC9EaXYKL1AgNDYwIDAgUgovSyBbNDY2IDAgUl0KL0lEIChub2RlMDAwMzk4MjcpCj4+CmVuZG9iago0NjYgMCBvYmoKPDwKL1R5cGUgL1N0cnVjdEVsZW0KL1MgL0RpdgovUCA0NjUgMCBSCi9LIFs0NjcgMCBSXQovSUQgKG5vZGUwMDAzOTgyOCkKPj4KZW5kb2JqCjQ2NyAwIG9iago8PAovVHlwZSAvU3RydWN0RWxlbQovUyAvRGl2Ci9QIDQ2NiAwIFIKL0sgWzQ2OCAwIFJdCi9JRCAobm9kZTAwMDM5ODI5KQo+PgplbmRvYmoKNDY4IDAgb2JqCjw8Ci9UeXBlIC9TdHJ1Y3RFbGVtCi9TIC9QCi9QIDQ2NyAwIFIKL0sgWzE1NiAwIFJdCi9JRCAobm9kZTAwMDM5ODMwKQo+PgplbmRvYmoKNDY5IDAgb2JqCjw8Ci9UeXBlIC9TdHJ1Y3RFbGVtCi9TIC9EaXYKL1AgNDYwIDAgUgovSyBbNDcwIDAgUl0KL0lEIChub2RlMDAwMzk4MzIpCj4+CmVuZG9iago0NzAgMCBvYmoKPDwKL1R5cGUgL1N0cnVjdEVsZW0KL1MgL0RpdgovUCA0NjkgMCBSCi9LIFs0NzEgMCBSXQovSUQgKG5vZGUwMDAzOTgzMykKPj4KZW5kb2JqCjQ3MSAwIG9iago8PAovVHlwZSAvU3RydWN0RWxlbQovUyAvRGl2Ci9QIDQ3MCAwIFIKL0sgWzQ3MiAwIFIgNDczIDAgUiA0NzQgMCBSIDQ3NSAwIFJdCi9JRCAobm9kZTAwMDM5ODM0KQo+PgplbmRvYmoKNDcyIDAgb2JqCjw8Ci9UeXBlIC9TdHJ1Y3RFbGVtCi9TIC9QCi9QIDQ3MSAwIFIKL0sgWzE1NyAwIFIgMTU4IDAgUl0KL0lEIChub2RlMDAwMzk4MzUpCj4+CmVuZG9iago0NzMgMCBvYmoKPDwKL1R5cGUgL1N0cnVjdEVsZW0KL1MgL1AKL1AgNDcxIDAgUgovSyBbMTU5IDAgUl0KL0lEIChub2RlMDAwMzk4MzgpCj4+CmVuZG9iago0NzQgMCBvYmoKPDwKL1R5cGUgL1N0cnVjdEVsZW0KL1MgL1AKL1AgNDcxIDAgUgovSyBbMTYwIDAgUl0KL0lEIChub2RlMDAwMzk4NDApCj4+CmVuZG9iago0NzUgMCBvYmoKPDwKL1R5cGUgL1N0cnVjdEVsZW0KL1MgL1AKL1AgNDcxIDAgUgovSyBbMTYxIDAgUl0KL0lEIChub2RlMDAwMzk4NDIpCj4+CmVuZG9iago0NzYgMCBvYmoKPDwKL1R5cGUgL1N0cnVjdEVsZW0KL1MgL0RpdgovUCA0NjAgMCBSCi9LIFs0NzcgMCBSXQovSUQgKG5vZGUwMDAzOTg0NCkKPj4KZW5kb2JqCjQ3NyAwIG9iago8PAovVHlwZSAvU3RydWN0RWxlbQovUyAvRGl2Ci9QIDQ3NiAwIFIKL0sgWzQ3OCAwIFJdCi9JRCAobm9kZTAwMDM5ODQ1KQo+PgplbmRvYmoKNDc4IDAgb2JqCjw8Ci9UeXBlIC9TdHJ1Y3RFbGVtCi9TIC9EaXYKL1AgNDc3IDAgUgovSyBbNDc5IDAgUl0KL0lEIChub2RlMDAwMzk4NDYpCj4+CmVuZG9iago0NzkgMCBvYmoKPDwKL1R5cGUgL1N0cnVjdEVsZW0KL1MgL1AKL1AgNDc4IDAgUgovSyBbMTYyIDAgUiAxNjMgMCBSXQovSUQgKG5vZGUwMDAzOTg0NykKPj4KZW5kb2JqCjQ4MCAwIG9iago8PAovVHlwZSAvU3RydWN0RWxlbQovUyAvRGl2Ci9QIDQ2MCAwIFIKL0sgWzQ4MSAwIFJdCi9JRCAobm9kZTAwMDM5ODUwKQo+PgplbmRvYmoKNDgxIDAgb2JqCjw8Ci9UeXBlIC9TdHJ1Y3RFbGVtCi9TIC9EaXYKL1AgNDgwIDAgUgovSyBbNDgyIDAgUl0KL0lEIChub2RlMDAwMzk4NTEpCj4+CmVuZG9iago0ODIgMCBvYmoKPDwKL1R5cGUgL1N0cnVjdEVsZW0KL1MgL1AKL1AgNDgxIDAgUgovSyBbMTY0IDAgUiAxNjUgMCBSIDE2NiAwIFJdCi9JRCAobm9kZTAwMDM5ODUyKQo+PgplbmRvYmoKNDgzIDAgb2JqCjw8Ci9UeXBlIC9TdHJ1Y3RFbGVtCi9TIC9EaXYKL1AgNDYwIDAgUgovSyBbNDg0IDAgUl0KL0lEIChub2RlMDAwMzk4NTYpCj4+CmVuZG9iago0ODQgMCBvYmoKPDwKL1R5cGUgL1N0cnVjdEVsZW0KL1MgL0RpdgovUCA0ODMgMCBSCi9LIFs0ODUgMCBSXQovSUQgKG5vZGUwMDAzOTg1NykKPj4KZW5kb2JqCjQ4NSAwIG9iago8PAovVHlwZSAvU3RydWN0RWxlbQovUyAvRGl2Ci9QIDQ4NCAwIFIKL0sgWzQ4NiAwIFJdCi9JRCAobm9kZTAwMDM5ODU4KQo+PgplbmRvYmoKNDg2IDAgb2JqCjw8Ci9UeXBlIC9TdHJ1Y3RFbGVtCi9TIC9QCi9QIDQ4NSAwIFIKL0sgWzE2NyAwIFIgMTY4IDAgUl0KL0lEIChub2RlMDAwMzk4NTkpCj4+CmVuZG9iago0ODcgMCBvYmoKPDwKL1R5cGUgL1N0cnVjdEVsZW0KL1MgL0RpdgovUCA0NjAgMCBSCi9LIFs0ODggMCBSXQovSUQgKG5vZGUwMDAzOTg2MikKPj4KZW5kb2JqCjQ4OCAwIG9iago8PAovVHlwZSAvU3RydWN0RWxlbQovUyAvRGl2Ci9QIDQ4NyAwIFIKL0sgWzQ4OSAwIFJdCi9JRCAobm9kZTAwMDM5ODYzKQo+PgplbmRvYmoKNDg5IDAgb2JqCjw8Ci9UeXBlIC9TdHJ1Y3RFbGVtCi9TIC9EaXYKL1AgNDg4IDAgUgovSyBbNDkwIDAgUiA0OTEgMCBSIDQ5MiAwIFJdCi9JRCAobm9kZTAwMDM5ODY0KQo+PgplbmRvYmoKNDkwIDAgb2JqCjw8Ci9UeXBlIC9TdHJ1Y3RFbGVtCi9TIC9QCi9QIDQ4OSAwIFIKL0sgWzE2OSAwIFJdCi9JRCAobm9kZTAwMDM5ODY1KQo+PgplbmRvYm<text:soft-page-break/>oKNDkxIDAgb2JqCjw8Ci9UeXBlIC9TdHJ1Y3RFbGVtCi9TIC9QCi9QIDQ4OSAwIFIKL0sgWzE3MCAwIFJdCi9JRCAobm9kZTAwMDM5ODY3KQo+PgplbmRvYmoKNDkyIDAgb2JqCjw8Ci9UeXBlIC9TdHJ1Y3RFbGVtCi9TIC9QCi9QIDQ4OSAwIFIKL0sgWzE3MSAwIFJdCi9JRCAobm9kZTAwMDM5ODY5KQo+PgplbmRvYmoKNDkzIDAgb2JqCjw8Ci9UeXBlIC9TdHJ1Y3RFbGVtCi9TIC9EaXYKL1AgNDYwIDAgUgovSyBbMjM3IDAgUl0KL0lEIChub2RlMDAwMzk4NzEpCj4+CmVuZG9iago0OTQgMCBvYmoKPDwKL1R5cGUgL1N0cnVjdEVsZW0KL1MgL0RpdgovUCA0NjAgMCBSCi9LIFs0OTUgMCBSXQovSUQgKG5vZGUwMDAzOTg3NikKPj4KZW5kb2JqCjQ5NSAwIG9iago8PAovVHlwZSAvU3RydWN0RWxlbQovUyAvRGl2Ci9QIDQ5NCAwIFIKL0sgWzQ5NiAwIFJdCi9JRCAobm9kZTAwMDM5ODc3KQo+PgplbmRvYmoKNDk2IDAgb2JqCjw8Ci9UeXBlIC9TdHJ1Y3RFbGVtCi9TIC9QCi9QIDQ5NSAwIFIKL0sgWzIzOCAwIFIgMjM5IDAgUiAyNDAgMCBSXQovSUQgKG5vZGUwMDAzOTg3OCkKPj4KZW5kb2JqCjQ5NyAwIG9iago8PAovVHlwZSAvU3RydWN0RWxlbQovUyAvRGl2Ci9QIDQ2MCAwIFIKL0sgWzQ5OCAwIFJdCi9JRCAobm9kZTAwMDM5ODg1KQo+PgplbmRvYmoKNDk4IDAgb2JqCjw8Ci9UeXBlIC9TdHJ1Y3RFbGVtCi9TIC9EaXYKL1AgNDk3IDAgUgovSyBbNDk5IDAgUl0KL0lEIChub2RlMDAwMzk4ODYpCj4+CmVuZG9iago0OTkgMCBvYmoKPDwKL1R5cGUgL1N0cnVjdEVsZW0KL1MgL0RpdgovUCA0OTggMCBSCi9LIFs1MDAgMCBSIDUwMSAwIFIgNTAyIDAgUl0KL0lEIChub2RlMDAwMzk4ODcpCj4+CmVuZG9iago1MDAgMCBvYmoKPDwKL1R5cGUgL1N0cnVjdEVsZW0KL1MgL1AKL1AgNDk5IDAgUgovSyBbMTc1IDAgUiAxNzYgMCBSXQovSUQgKG5vZGUwMDAzOTg4OCkKPj4KZW5kb2JqCjUwMSAwIG9iago8PAovVHlwZSAvU3RydWN0RWxlbQovUyAvUAovUCA0OTkgMCBSCi9LIFsxNzcgMCBSXQovSUQgKG5vZGUwMDAzOTg5MSkKPj4KZW5kb2JqCjUwMiAwIG9iago8PAovVHlwZSAvU3RydWN0RWxlbQovUyAvUAovUCA0OTkgMCBSCi9LIFsxNzggMCBSXQovSUQgKG5vZGUwMDAzOTg5MykKPj4KZW5kb2JqCjUwMyAwIG9iago8PAovVHlwZSAvU3RydWN0RWxlbQovUyAvRGl2Ci9QIDQ2MCAwIFIKL0sgWzUwNCAwIFJdCi9JRCAobm9kZTAwMDM5ODk1KQo+PgplbmRvYmoKNTA0IDAgb2JqCjw8Ci9UeXBlIC9TdHJ1Y3RFbGVtCi9TIC9EaXYKL1AgNTAzIDAgUgovSyBbNTA1IDAgUl0KL0lEIChub2RlMDAwMzk4OTYpCj4+CmVuZG9iago1MDUgMCBvYmoKPDwKL1R5cGUgL1N0cnVjdEVsZW0KL1MgL0RpdgovUCA1MDQgMCBSCi9LIFs1MDYgMCBSXQovSUQgKG5vZGUwMDAzOTg5NykKPj4KZW5kb2JqCjUwNiAwIG9iago8PAovVHlwZSAvU3RydWN0RWxlbQovUyAvUAovUCA1MDUgMCBSCi9LIFsxNzkgMCBSIDE4MCAwIFJdCi9JRCAobm9kZTAwMDM5ODk4KQo+PgplbmRvYmoKNTA3IDAgb2JqCjw8Ci9UeXBlIC9TdHJ1Y3RFbGVtCi9TIC9EaXYKL1AgNDYwIDAgUgovSyBbNTA4IDAgUl0KL0lEIChub2RlMDAwMzk5MDEpCj4+CmVuZG9iago1MDggMCBvYmoKPDwKL1R5cGUgL1N0cnVjdEVsZW0KL1MgL0RpdgovUCA1MDcgMCBSCi9LIFs1MDkgMCBSXQovSUQgKG5vZGUwMDAzOTkwMikKPj4KZW5kb2JqCjUwOSAwIG9iago8PAovVHlwZSAvU3RydWN0RWxlbQovUyAvRGl2Ci9QIDUwOCAwIFIKL0sgWzUxMCAwIFJdCi9JRCAobm9kZTAwMDM5OTAzKQo+PgplbmRvYmoKNTEwIDAgb2JqCjw8Ci9UeXBlIC9TdHJ1Y3RFbGVtCi9TIC9QCi9QIDUwOSAwIFIKL0sgWzE4MSAwIFJdCi9JRCAobm9kZTAwMDM5OTA0KQo+PgplbmRvYmoKNTExIDAgb2JqCjw8Ci9UeXBlIC9TdHJ1Y3RFbGVtCi9TIC9EaXYKL1AgNDYwIDAgUgovSyBbNTEyIDAgUl0KL0lEIChub2RlMDAwMzk5MDYpCj4+CmVuZG9iago1MTIgMCBvYmoKPDwKL1R5cGUgL1N0cnVjdEVsZW0KL1MgL0RpdgovUCA1MTEgMCBSCi9LIFs1MTMgMCBSXQovSUQgKG5vZGUwMDAzOTkwNykKPj4KZW5kb2JqCjUxMyAwIG9iago8PAovVHlwZSAvU3RydWN0RWxlbQovUyAvUAovUCA1MTIgMCBSCi9LIFsxODIgMCBSIDE4MyAwIFIgMTg0IDAgUl0KL0lEIChub2RlMDAwMzk5MDgpCj4+CmVuZG9iago1MTQgMCBvYmoKPDwKL1R5cGUgL1N0cnVjdEVsZW0KL1MgL0RpdgovUCA0NjAgMCBSCi9LIFs1MTUgMCBSXQovSUQgKG5vZGUwMDAzOTkxMikKPj4KZW5kb2JqCjUxNSAwIG9iago8PAovVHlwZSAvU3RydWN0RWxlbQovUyAvRGl2Ci9QIDUxNCAwIFIKL0sgWzUxNiAwIFJdCi9JRCAobm9kZTAwMDM5OTEzKQo+PgplbmRvYmoKNTE2IDAgb2JqCjw8Ci9UeXBlIC9TdHJ1Y3RFbGVtCi9TIC9EaXYKL1AgNTE1IDAgUgovSyBbNTE3IDAgUl0KL0lEIChub2RlMDAwMzk5MTQpCj4+CmVuZG9iago1MTcgMCBvYmoKPDwKL1R5cGUgL1N0cnVjdEVsZW0KL1MgL1AKL1AgNTE2IDAgUgovSyBbMTg1IDAgUiAxODYgMCBSXQovSUQgKG5vZGUwMDAzOTkxNSkKPj4KZW5kb2JqCjUxOCAwIG9iago8PAovVHlwZSAvU3RydWN0RWxlbQovUyAvRGl2Ci9QIDQ2MCAwIFIKL0sgWzUxOSAwIFJdCi9JRCAobm9kZTAwMDM5OTE4KQo+PgplbmRvYmoKNTE5IDAgb2JqCjw8Ci9UeXBlIC9TdHJ1Y3RFbGVtCi9TIC9<text:soft-page-break/>EaXYKL1AgNTE4IDAgUgovSyBbNTIwIDAgUl0KL0lEIChub2RlMDAwMzk5MTkpCj4+CmVuZG9iago1MjAgMCBvYmoKPDwKL1R5cGUgL1N0cnVjdEVsZW0KL1MgL0RpdgovUCA1MTkgMCBSCi9LIFs1MjEgMCBSIDUyMiAwIFIgNTIzIDAgUl0KL0lEIChub2RlMDAwMzk5MjApCj4+CmVuZG9iago1MjEgMCBvYmoKPDwKL1R5cGUgL1N0cnVjdEVsZW0KL1MgL1AKL1AgNTIwIDAgUgovSyBbMTg3IDAgUl0KL0lEIChub2RlMDAwMzk5MjEpCj4+CmVuZG9iago1MjIgMCBvYmoKPDwKL1R5cGUgL1N0cnVjdEVsZW0KL1MgL1AKL1AgNTIwIDAgUgovSyBbMTg4IDAgUl0KL0lEIChub2RlMDAwMzk5MjMpCj4+CmVuZG9iago1MjMgMCBvYmoKPDwKL1R5cGUgL1N0cnVjdEVsZW0KL1MgL1AKL1AgNTIwIDAgUgovSyBbMTg5IDAgUl0KL0lEIChub2RlMDAwMzk5MjUpCj4+CmVuZG9iago1MjQgMCBvYmoKPDwKL1R5cGUgL1N0cnVjdEVsZW0KL1MgL0RpdgovUCA0NjAgMCBSCi9LIFs1MjUgMCBSIDI0MSAwIFJdCi9JRCAobm9kZTAwMDM5OTI3KQo+PgplbmRvYmoKNTI1IDAgb2JqCjw8Ci9UeXBlIC9TdHJ1Y3RFbGVtCi9TIC9EaXYKL1AgNTI0IDAgUgovSyBbNTI2IDAgUl0KL0lEIChub2RlMDAwMzk5MjgpCj4+CmVuZG9iago1MjYgMCBvYmoKPDwKL1R5cGUgL1N0cnVjdEVsZW0KL1MgL0RpdgovUCA1MjUgMCBSCi9LIFsxOTAgMCBSXQovSUQgKG5vZGUwMDAzOTkyOSkKPj4KZW5kb2JqCjUyNyAwIG9iago8PAovVHlwZSAvU3RydWN0RWxlbQovUyAvRGl2Ci9QIDQ2MCAwIFIKL0sgWzUyOCAwIFJdCi9JRCAobm9kZTAwMDM5OTMyKQo+PgplbmRvYmoKNTI4IDAgb2JqCjw8Ci9UeXBlIC9TdHJ1Y3RFbGVtCi9TIC9EaXYKL1AgNTI3IDAgUgovSyBbNTI5IDAgUl0KL0lEIChub2RlMDAwMzk5MzMpCj4+CmVuZG9iago1MjkgMCBvYmoKPDwKL1R5cGUgL1N0cnVjdEVsZW0KL1MgL0RpdgovUCA1MjggMCBSCi9LIFsxOTEgMCBSXQovSUQgKG5vZGUwMDAzOTkzNCkKPj4KZW5kb2JqCjUzMCAwIG9iago8PAovVHlwZSAvU3RydWN0RWxlbQovUyAvRGl2Ci9QIDQ2MCAwIFIKL0sgWzUzMSAwIFJdCi9JRCAobm9kZTAwMDM5OTM5KQo+PgplbmRvYmoKNTMxIDAgb2JqCjw8Ci9UeXBlIC9TdHJ1Y3RFbGVtCi9TIC9EaXYKL1AgNTMwIDAgUgovSyBbNTMyIDAgUl0KL0lEIChub2RlMDAwMzk5NDApCj4+CmVuZG9iago1MzIgMCBvYmoKPDwKL1R5cGUgL1N0cnVjdEVsZW0KL1MgL0RpdgovUCA1MzEgMCBSCi9LIFsxOTIgMCBSXQovSUQgKG5vZGUwMDAzOTk0MSkKPj4KZW5kb2JqCjUzMyAwIG9iago8PAovVHlwZSAvU3RydWN0RWxlbQovUyAvRGl2Ci9QIDQ2MCAwIFIKL0sgWzUzNCAwIFJdCi9JRCAobm9kZTAwMDM5OTQzKQo+PgplbmRvYmoKNTM0IDAgb2JqCjw8Ci9UeXBlIC9TdHJ1Y3RFbGVtCi9TIC9EaXYKL1AgNTMzIDAgUgovSyBbNTM1IDAgUl0KL0lEIChub2RlMDAwMzk5NDQpCj4+CmVuZG9iago1MzUgMCBvYmoKPDwKL1R5cGUgL1N0cnVjdEVsZW0KL1MgL0RpdgovUCA1MzQgMCBSCi9LIFs1MzYgMCBSXQovSUQgKG5vZGUwMDAzOTk0NSkKPj4KZW5kb2JqCjUzNiAwIG9iago8PAovVHlwZSAvU3RydWN0RWxlbQovUyAvUAovUCA1MzUgMCBSCi9LIFsxOTMgMCBSIDE5NCAwIFJdCi9JRCAobm9kZTAwMDM5OTQ2KQo+PgplbmRvYmoKNTM3IDAgb2JqCjw8Ci9UeXBlIC9TdHJ1Y3RFbGVtCi9TIC9EaXYKL1AgNDYwIDAgUgovSyBbNTM4IDAgUl0KL0lEIChub2RlMDAwMzk5NTYpCj4+CmVuZG9iago1MzggMCBvYmoKPDwKL1R5cGUgL1N0cnVjdEVsZW0KL1MgL0RpdgovUCA1MzcgMCBSCi9LIFs1MzkgMCBSXQovSUQgKG5vZGUwMDAzOTk1NykKPj4KZW5kb2JqCjUzOSAwIG9iago8PAovVHlwZSAvU3RydWN0RWxlbQovUyAvRGl2Ci9QIDUzOCAwIFIKL0sgWzU0MCAwIFJdCi9JRCAobm9kZTAwMDM5OTU4KQo+PgplbmRvYmoKNTQwIDAgb2JqCjw8Ci9UeXBlIC9TdHJ1Y3RFbGVtCi9TIC9QCi9QIDUzOSAwIFIKL0sgWzE5NSAwIFIgMTk2IDAgUl0KL0lEIChub2RlMDAwMzk5NTkpCj4+CmVuZG9iago1NDEgMCBvYmoKPDwKL1R5cGUgL1N0cnVjdEVsZW0KL1MgL0RpdgovUCA0NjAgMCBSCi9LIFs1NDIgMCBSXQovSUQgKG5vZGUwMDAzOTk2MikKPj4KZW5kb2JqCjU0MiAwIG9iago8PAovVHlwZSAvU3RydWN0RWxlbQovUyAvRGl2Ci9QIDU0MSAwIFIKL0sgWzU0MyAwIFJdCi9JRCAobm9kZTAwMDM5OTYzKQo+PgplbmRvYmoKNTQzIDAgb2JqCjw8Ci9UeXBlIC9TdHJ1Y3RFbGVtCi9TIC9QCi9QIDU0MiAwIFIKL0sgWzI0MiAwIFJdCi9JRCAobm9kZTAwMDM5OTY0KQo+PgplbmRvYmoKNTQ0IDAgb2JqCjw8Ci9UeXBlIC9TdHJ1Y3RFbGVtCi9TIC9EaXYKL1AgNDYwIDAgUgovSyBbMjQzIDAgUl0KL0lEIChub2RlM</text:p>
      <text:p text:style-name="Standard">DAwMzk5NjcpCj4+CmVuZG9iago1NDUgMCBvYmoKPDwKL1R5cGUgL1N0cnVjdEVsZW0KL1MgL0RpdgovUCA0NjAgMCBSCi9LIFs1NDYgMCBSXQovSUQgKG5vZGUwMDAzOTk3MikKPj4KZW5kb2JqCjU0NiAwIG9iago8PAovVHlwZSAvU3RydWN0RWxlbQovUyAvRGl2Ci9QIDU0NSAwIFIKL0sgWzU0NyAwIFJdCi9JRCAobm9kZTAwMDM5OTczKQo+PgplbmRvYmoKNTQ3IDAgb2JqCjw8Ci9UeXBlIC9TdHJ1Y3RFbGVtCi9TIC9QCi9QIDU0NiAwIFIKL0sgWzI0NC<text:soft-page-break/>AwIFJdCi9JRCAobm9kZTAwMDM5OTc0KQo+PgplbmRvYmoKNTQ4IDAgb2JqCjw8Ci9UeXBlIC9TdHJ1Y3RFbGVtCi9TIC9EaXYKL1AgNDYwIDAgUgovSyBbNTQ5IDAgUl0KL0lEIChub2RlMDAwMzk5NzcpCj4+CmVuZG9iago1NDkgMCBvYmoKPDwKL1R5cGUgL1N0cnVjdEVsZW0KL1MgL0RpdgovUCA1NDggMCBSCi9LIFs1NTAgMCBSXQovSUQgKG5vZGUwMDAzOTk3OCkKPj4KZW5kb2JqCjU1MCAwIG9iago8PAovVHlwZSAvU3RydWN0RWxlbQovUyAvUAovUCA1NDkgMCBSCi9LIFsyNDUgMCBSXQovSUQgKG5vZGUwMDAzOTk3OSkKPj4KZW5kb2JqCjU1MSAwIG9iago8PAovVHlwZSAvU3RydWN0RWxlbQovUyAvRGl2Ci9QIDQ2MCAwIFIKL0sgWzU1MiAwIFJdCi9JRCAobm9kZTAwMDM5OTgyKQo+PgplbmRvYmoKNTUyIDAgb2JqCjw8Ci9UeXBlIC9TdHJ1Y3RFbGVtCi9TIC9EaXYKL1AgNTUxIDAgUgovSyBbNTUzIDAgUl0KL0lEIChub2RlMDAwMzk5ODMpCj4+CmVuZG9iago1NTMgMCBvYmoKPDwKL1R5cGUgL1N0cnVjdEVsZW0KL1MgL1AKL1AgNTUyIDAgUgovSyBbMjQ2IDAgUl0KL0lEIChub2RlMDAwMzk5ODQpCj4+CmVuZG9iago1NTQgMCBvYmoKPDwKL1R5cGUgL1N0cnVjdEVsZW0KL1MgL0RpdgovUCA0NjAgMCBSCi9LIFsyNDcgMCBSXQovSUQgKG5vZGUwMDAzOTk4NykKPj4KZW5kb2JqCjU1NSAwIG9iago8PAovVHlwZSAvU3RydWN0RWxlbQovUyAvRGl2Ci9QIDQ2MCAwIFIKL0sgWzU1NiAwIFJdCi9JRCAobm9kZTAwMDM5OTkyKQo+PgplbmRvYmoKNTU2IDAgb2JqCjw8Ci9UeXBlIC9TdHJ1Y3RFbGVtCi9TIC9EaXYKL1AgNTU1IDAgUgovSyBbNTU3IDAgUl0KL0lEIChub2RlMDAwMzk5OTMpCj4+CmVuZG9iago1NTcgMCBvYmoKPDwKL1R5cGUgL1N0cnVjdEVsZW0KL1MgL1AKL1AgNTU2IDAgUgovSyBbMjQ4IDAgUl0KL0lEIChub2RlMDAwMzk5OTQpCj4+CmVuZG9iago1NTggMCBvYmoKPDwKL1R5cGUgL1N0cnVjdEVsZW0KL1MgL0RpdgovUCA0NjAgMCBSCi9LIFs1NTkgMCBSXQovSUQgKG5vZGUwMDAzOTk5NykKPj4KZW5kb2JqCjU1OSAwIG9iago8PAovVHlwZSAvU3RydWN0RWxlbQovUyAvRGl2Ci9QIDU1OCAwIFIKL0sgWzU2MCAwIFJdCi9JRCAobm9kZTAwMDM5OTk4KQo+PgplbmRvYmoKNTYwIDAgb2JqCjw8Ci9UeXBlIC9TdHJ1Y3RFbGVtCi9TIC9QCi9QIDU1OSAwIFIKL0sgWzI0OSAwIFJdCi9JRCAobm9kZTAwMDM5OTk5KQo+PgplbmRvYmoKNTYxIDAgb2JqCjw8Ci9UeXBlIC9TdHJ1Y3RFbGVtCi9TIC9EaXYKL1AgNDU4IDAgUgovSyBbNTYyIDAgUl0KL0lEIChub2RlMDAwNDAwMDUpCj4+CmVuZG9iago1NjIgMCBvYmoKPDwKL1R5cGUgL1N0cnVjdEVsZW0KL1MgL0RpdgovUCA1NjEgMCBSCi9LIFs1NjMgMCBSIDU2NyAwIFIgNTc2IDAgUiA1ODAgMCBSIDU4NiAwIFIgNTkwIDAgUl0KL0lEIChub2RlMDAwNDAwMDYpCj4+CmVuZG9iago1NjMgMCBvYmoKPDwKL1R5cGUgL1N0cnVjdEVsZW0KL1MgL0RpdgovUCA1NjIgMCBSCi9LIFs1NjQgMCBSXQovSUQgKG5vZGUwMDA0MDAwNykKPj4KZW5kb2JqCjU2NCAwIG9iago8PAovVHlwZSAvU3RydWN0RWxlbQovUyAvRGl2Ci9QIDU2MyAwIFIKL0sgWzU2NSAwIFJdCi9JRCAobm9kZTAwMDQwMDA4KQo+PgplbmRvYmoKNTY1IDAgb2JqCjw8Ci9UeXBlIC9TdHJ1Y3RFbGVtCi9TIC9EaXYKL1AgNTY0IDAgUgovSyBbNTY2IDAgUl0KL0lEIChub2RlMDAwNDAwMDkpCj4+CmVuZG9iago1NjYgMCBvYmoKPDwKL1R5cGUgL1N0cnVjdEVsZW0KL1MgL1AKL1AgNTY1IDAgUgovSyBbMjAzIDAgUl0KL0lEIChub2RlMDAwNDAwMTApCj4+CmVuZG9iago1NjcgMCBvYmoKPDwKL1R5cGUgL1N0cnVjdEVsZW0KL1MgL0RpdgovUCA1NjIgMCBSCi9LIFs1NjggMCBSXQovSUQgKG5vZGUwMDA0MDAxMikKPj4KZW5kb2JqCjU2OCAwIG9iago8PAovVHlwZSAvU3RydWN0RWxlbQovUyAvRGl2Ci9QIDU2NyAwIFIKL0sgWzU2OSAwIFJdCi9JRCAobm9kZTAwMDQwMDEzKQo+PgplbmRvYmoKNTY5IDAgb2JqCjw8Ci9UeXBlIC9TdHJ1Y3RFbGVtCi9TIC9MCi9QIDU2OCAwIFIKL0sgWzU3MCAwIFIgNTcxIDAgUiA1NzIgMCBSIDU3MyAwIFIgNTc0IDAgUiA1NzUgMCBSXQovSUQgKG5vZGUwMDA0MDAxNCkKPj4KZW5kb2JqCjU3MCAwIG9iago8PAovVHlwZSAvU3RydWN0RWxlbQovUyAvTEkKL1AgNTY5IDAgUgovSyBbMjA0IDAgUl0KL0lEIChub2RlMDAwNDAwMTUpCj4+CmVuZG9iago1NzEgMCBvYmoKPDwKL1R5cGUgL1N0cnVjdEVsZW0KL1MgL0xJCi9QIDU2OSAwIFIKL0sgWzIwNSAwIFJdCi9JRCAobm9kZTAwMDQwMDE4KQo+PgplbmRvYmoKNTcyIDAgb2JqCjw8Ci9UeXBlIC9TdHJ1Y3RFbGVtCi9TIC9MSQovUCA1NjkgMCBSCi9LIFsyMDYgMCBSXQovSUQgKG5vZGUwMDA0MDAyMSkKPj4KZW5kb2JqCjU3MyAwIG9iago8PAovVHlwZSAvU3RydWN0RWxlbQovUyAvTEkKL1AgNTY5IDAgUgovSyBbMjA3IDAgUl0KL0lEIChub2RlMDAwNDAwMjQpCj4+CmVuZG9iago1NzQgMCBvYmoKPDwKL1R5cGUgL1N0cnVjdEVsZW0KL1MgL0xJCi9QIDU2OSAwIFIKL0sgWzIwOCAwIFJdCi9JRCAobm9kZTAwMDQwMDI3KQo+PgplbmRvYmoKNTc1IDAgb2JqCjw8Ci9UeXBlIC9TdHJ1Y3RFbGVtCi9TIC9MSQovUCA1NjkgMCBSCi9LIFsyMDkgMCBSXQovSUQgKG5vZGUwMDA0MDAzMCkK<text:soft-page-break/>Pj4KZW5kb2JqCjU3NiAwIG9iago8PAovVHlwZSAvU3RydWN0RWxlbQovUyAvRGl2Ci9QIDU2MiAwIFIKL0sgWzU3NyAwIFJdCi9JRCAobm9kZTAwMDQwMDMzKQo+PgplbmRvYmoKNTc3IDAgb2JqCjw8Ci9UeXBlIC9TdHJ1Y3RFbGVtCi9TIC9EaXYKL1AgNTc2IDAgUgovSyBbNTc4IDAgUl0KL0lEIChub2RlMDAwNDAwMzQpCj4+CmVuZG9iago1NzggMCBvYmoKPDwKL1R5cGUgL1N0cnVjdEVsZW0KL1MgL0RpdgovUCA1NzcgMCBSCi9LIFs1NzkgMCBSXQovSUQgKG5vZGUwMDA0MDAzNSkKPj4KZW5kb2JqCjU3OSAwIG9iago8PAovVHlwZSAvU3RydWN0RWxlbQovUyAvUAovUCA1NzggMCBSCi9LIFsyMTAgMCBSXQovSUQgKG5vZGUwMDA0MDAzNikKPj4KZW5kb2JqCjU4MCAwIG9iago8PAovVHlwZSAvU3RydWN0RWxlbQovUyAvRGl2Ci9QIDU2MiAwIFIKL0sgWzU4MSAwIFJdCi9JRCAobm9kZTAwMDQwMDM4KQo+PgplbmRvYmoKNTgxIDAgb2JqCjw8Ci9UeXBlIC9TdHJ1Y3RFbGVtCi9TIC9EaXYKL1AgNTgwIDAgUgovSyBbNTgyIDAgUl0KL0lEIChub2RlMDAwNDAwMzkpCj4+CmVuZG9iago1ODIgMCBvYmoKPDwKL1R5cGUgL1N0cnVjdEVsZW0KL1MgL0wKL1AgNTgxIDAgUgovSyBbNTgzIDAgUiA1ODQgMCBSIDU4NSAwIFJdCi9JRCAobm9kZTAwMDQwMDQwKQo+PgplbmRvYmoKNTgzIDAgb2JqCjw8Ci9UeXBlIC9TdHJ1Y3RFbGVtCi9TIC9MSQovUCA1ODIgMCBSCi9LIFsyMTEgMCBSXQovSUQgKG5vZGUwMDA0MDA0MSkKPj4KZW5kb2JqCjU4NCAwIG9iago8PAovVHlwZSAvU3RydWN0RWxlbQovUyAvTEkKL1AgNTgyIDAgUgovSyBbMjEyIDAgUl0KL0lEIChub2RlMDAwNDAwNDQpCj4+CmVuZG9iago1ODUgMCBvYmoKPDwKL1R5cGUgL1N0cnVjdEVsZW0KL1MgL0xJCi9QIDU4MiAwIFIKL0sgWzIxMyAwIFJdCi9JRCAobm9kZTAwMDQwMDQ3KQo+PgplbmRvYmoKNTg2IDAgb2JqCjw8Ci9UeXBlIC9TdHJ1Y3RFbGVtCi9TIC9EaXYKL1AgNTYyIDAgUgovSyBbNTg3IDAgUl0KL0lEIChub2RlMDAwNDAwNTApCj4+CmVuZG9iago1ODcgMCBvYmoKPDwKL1R5cGUgL1N0cnVjdEVsZW0KL1MgL0RpdgovUCA1ODYgMCBSCi9LIFs1ODggMCBSXQovSUQgKG5vZGUwMDA0MDA1MSkKPj4KZW5kb2JqCjU4OCAwIG9iago8PAovVHlwZSAvU3RydWN0RWxlbQovUyAvRGl2Ci9QIDU4NyAwIFIKL0sgWzU4OSAwIFJdCi9JRCAobm9kZTAwMDQwMDUyKQo+PgplbmRvYmoKNTg5IDAgb2JqCjw8Ci9UeXBlIC9TdHJ1Y3RFbGVtCi9TIC9QCi9QIDU4OCAwIFIKL0sgWzIxNCAwIFJdCi9JRCAobm9kZTAwMDQwMDUzKQo+PgplbmRvYmoKNTkwIDAgb2JqCjw8Ci9UeXBlIC9TdHJ1Y3RFbGVtCi9TIC9EaXYKL1AgNTYyIDAgUgovSyBbNTkxIDAgUl0KL0lEIChub2RlMDAwNDAwNTUpCj4+CmVuZG9iago1OTEgMCBvYmoKPDwKL1R5cGUgL1N0cnVjdEVsZW0KL1MgL0RpdgovUCA1OTAgMCBSCi9LIFs1OTIgMCBSXQovSUQgKG5vZGUwMDA0MDA1NikKPj4KZW5kb2JqCjU5MiAwIG9iago8PAovVHlwZSAvU3RydWN0RWxlbQovUyAvTAovUCA1OTEgMCBSCi9LIFs1OTMgMCBSIDU5NCAwIFIgNTk1IDAgUl0KL0lEIChub2RlMDAwNDAwNTcpCj4+CmVuZG9iago1OTMgMCBvYmoKPDwKL1R5cGUgL1N0cnVjdEVsZW0KL1MgL0xJCi9QIDU5MiAwIFIKL0sgWzIxNSAwIFJdCi9JRCAobm9kZTAwMDQwMDU4KQo+PgplbmRvYmoKNTk0IDAgb2JqCjw8Ci9UeXBlIC9TdHJ1Y3RFbGVtCi9TIC9MSQovUCA1OTIgMCBSCi9LIFsyMTYgMCBSXQovSUQgKG5vZGUwMDA0MDA2MSkKPj4KZW5kb2JqCjU5NSAwIG9iago8PAovVHlwZSAvU3RydWN0RWxlbQovUyAvTEkKL1AgNTkyIDAgUgovSyBbMjE3IDAgUl0KL0lEIChub2RlMDAwNDAwNjQpCj4+CmVuZG9iago1OTYgMCBvYmoKPDwKL2NhIDEKL0JNIC9Ob3JtYWwKPj4KZW5kb2JqCjU5NyAwIG9iago8PAovY2EgLjIKL0JNIC9Ob3JtYWwKPj4KZW5kb2JqCjU5OCAwIG9iago8PAovTGVuZ3RoIDUxMjMKL1R5cGUgL1hPYmplY3QKL1N1YnR5cGUgL0ltYWdlCi9XaWR0aCA4MDAKL0hlaWdodCA2MjkKL0NvbG9yU3BhY2UgL0RldmljZUdyYXkKL0JpdHNQZXJDb21wb25lbnQgOAovRmlsdGVyIC9GbGF0ZURlY29kZQo+PgpzdHJlYW0NCnic7d1/rN11fcfxb0sLDLRA/RE2lQgLiptDgpiZqXET5o+AA13MfkGTOYczUWoWky4uWZotm3WZzGaLCVs0s8jEH0wWAhrZ4o81mcyKE2Eis5NsMmHIJsxB7S/W0gL99N73veece77fz+fz/Twe/3PP53x7nuHe+zrfc7tuGqtPf83GD3x6+1d33v/Io1CNR+7f+dXtn/7AFa85ffVUL/gprLvoyq/syv08YWV27XjfRevmHsd57/nS3tzPDOZjzz/+0blzjOPHNn419zOC+fqXzc+dSxyr33jzvtzPBeZv32ffsOIfRla/6Y7cTwP6cvuGNSup49jLd+Z+BtCnf33L2pnzeKX/dzB6d716tjpO3bY/99FhADc8e/o6Vm98MPexYRjff8eqKfN4+k25zwzD+btTp8rjlffkPjAM6d4LJq9j1cbduY8Lw9q7edIx5PhP5T4rDO+Tx02Ux1M+m/ugkMPnTpogj1NvzX1MyOPrz1o2jzMs5jTrW2csk8cz78p9RMhn548umcc631zRtNtOXiKP47+Q+3iQ1+eOD/NY7Re7NO+T4Q7ye7mPBvm9O8jjle4wh0f3vmrRPJ7hPVdwwHeevtgPH5/<text:soft-page-break/>JfSwow02L/AiyMfehoBRvX5DHqd/PfSYoxYMLZsKP5j4SlGPb0b+7cq85POnnkjyO/Ubu80BJ7kg+9ufy3MeBsrz5iDyO8a5dSHzriE9WvDT3YaA0v/JEHqu+nvssUJo7nhgJ35j7KFCeSx7v4+bcJ4HyfOZwHs/yvl1YYN/hj+X9ndwHgRK961AffjqHRdz+WB7n5T4GlOlFB/t4T+5TQJn+4GAft+Q+BZRp+4E8TvLbK1jUnqd23etzHwJK9bquuzL3GaBUf9x1X8l9BijVl7vVj+Q+A5Tq4dWn5z4ClOu01+Y+AZTr533sFYTe/oHcJ4By/dlNuU8A5bpxe+4TQLn+6Wu5TwDl2unP1ULogftznwDK9YNduU8A5doz9AN+75IzYEaXfG/o1+vgHnnLgr89AhO59Ae5X71D2HZC7utMjY7bmvuVO5Bbfzz3paY+p7VzI/iDv5j7YlObC/8796t2QPu3rl3+isDjjtm8L/drdlhfWPAXECHyjM/mfr0O7r7zc190avHye3K/WjPYs2lV7utOFS7fnfu1msffnpz7ylO+p3489+s0m7vOzn3xKd0L7sj9Ks3ImM7S2pjMY8Z0Ys1M5jFjOpGGJvOYMZ3FNTWZx4zpLKK5yTxmTOdoDU7mMWM6qSYn85gxnSO1OpnHjOk8ruHJPGZM55CmJ/OYMZ2DWp/MY8Z0TOZLMKa3zmS+JGN620zmyzCmN8xkPgFjeqtM5hMxprfJZD4hY3qLRjaZf6fPL37dutz/Wgxr3XV9vp56fbEu7qc+2OdXN6a3pd/J/CPn9PnVF3dmt+HhHr+8Mb0lvU7muzZ2Z/b45QNndt25vf5xNmN6K/qdzP/9pV2mPrqT/qbPRzCmt6HfyfzG9V22PrpVm/b2+BDG9Bb0Opnv37L64GPk6qPrfva7PT6GMX30+p3M73/NoUfJ10f3rO19Pooxfdz6ncy//NzDD5Oxj27Nlv09Powxfcz6ncyvOvbxx8nZR9dd/D89Po4xfbx6ncwf+qUnHyhvH93zbuvzkdyZPk793mX+jZ884qEy99H9iDGdKfU8mZ945GPl7qMzpjOdvifzRP4+jOlMof/JPFFAH8Z0JjbAZJ4ooQ9jOhMaYjJPFNGHMZ1JDDOZJwrpw5jOsgaazBOl9GFMZxlDTeaJYvowprOkwSbzREF9GNMJDTiZJ0rqw5hOYMjJPFFUH8Z0FjXoZJ4orA9jOgsMPJknSuvDmM5Rhp7ME8X1YUwnMfhkniivD2M6T8owmSdK7MOYzmE5JvNEkX0Y03lMlsk8UWYfxnS6XJN5otQ+jOnNyzWZJ4rtw5jeuGyTeaLcPozpTcs3mSdK7sOY3qyck3mi6D6M6Y3KOpknyu7DmN6kvJN5ovA+jOntyT2ZJ4rvw5jemOyTeaL8PozpTck/mScq6MOY3pACJvNEFX0Y0xtRxGSeqKMPY3oTypjME5X0YUxvQCGTeaKaPozpI1fMZJ6opw9j+qiVM5knKurDmD5iBU3miZr6MKaPVVGTeaKuPozpo1TWZJ6orA9j+ggVNpknauuj6y7+fo9nM6YPr9fJ/H+nn8wT9fVhTB+V8ibzRIV9GNNHpMDJPFFjH8b00ShxMk/U2YcxfRTKnMwTlfZhTB+BQifzRK19GNOrV+pknqi2D2N63cqdzBMV92FMr1jBk3mi5j6M6dUqeTJPVN2HMb1SRU/micr7MKZXqPDJPFF7H8b06pQ+mSeq78OYXpniJ/PECPowplekgsk8MYY+jOnVqGEyT4yiD2N6JaqYzBPj6MOYXoNKJvPEWPowphevlsk8MZo+jOmFq2YyT4ynD2N60eqZzBNj6sOYXqyaJvPEqPowpheqqsk8Ma4+jOlFqmsyT4ytD2N6cWqbzBOj68OYXpjqJvPE+Powphelvsk8McI+jOnlqHEyT4yyD2N6IaqczBPj7MOYXoQ6J/PESPswpheg0sk8Mdo+jOmZVTuZJ8bbhzE9q3on88SI+zCmZ1TxZJ4YdR/G9EyqnswT4+7DmJ5F3ZN5YuR9GNMzqHwyT4y9D2P60KqfzBPj78OYPqj6J/NEA30Y0wc0gsk80UIfxvTBjGEyT7TRhzF9EOOYzBON9GFMH8BIJvNEK30Y03s3lsk80U4fxvRejWcyTzTUhzG9RyOazBMt9WFM782YJvNEU30Y0/sxrsk80VgfxvQejGwyT7TWhzF97sY2mSea68OYPmejm8wTDfZhTJ+jEU7miRb7MKbPzRgn80STfRjT52SUk3mi0T6M6XMw0sk80WofxvQVG+tknmi2D2P6Co12Mk+024cxfSVGPJknWu7DmD6zMU/miab7MKbPaNSTeaLtPozpMxn3ZJ5ovQ9j+tTGPpknmu/DmD6l0U/mCX0Y06cy/sk8oY/OmD65FibzhD4OWn9Tn094PGN6v5P53z8z9/NbSB+PMaZPoo3JPKGPw4zpy2llMk/o43HG9KU1M5kn9PEEY/pS2pnME/o4gjE91NBkntDHkYzpi2tqMk/oI2FMX0xbk3lCH0cxpi/Q2GSe0MfRjOmp5ibzhD4WMKYfqb3JPKGPhYzpT2pwMk/oYzHG9EOanMwT+liUMf2gNifzhD4WZ0xvdjJP6CPS/Jje6mSe0Eeo7TG93ck8oY9Yy2N6w5N5Qh9LaXZMb3kyT+hjSW2O6W1P5gl9LK3FMb3x</text:p>
      <text:p text:style-name="Standard">yTyhj2W0N6a3Ppkn9LGstsZ0k3lCH8traUw3maf0MYF2xnST+VH0MZFL2hjTTeZH08dkWhjTTeYL6WNC4x/TTeaL0MfERj6mm8wXo4/JnftvfV6WvGO6yXxx+pjC00Y7ppvMA/qYxljHdJN5RB/TGeOYbjKP6WNK4xvTTeZL0Me0xjamm8yXoo/pjWpMN5kvSR8zGM+YbjJfhj5mMZYx3WS+HH3MZhRjusl8WfqYUf1jusl8AvqYVe1jusl8EvqYWd1jusl8IvpYgXrHdJP5hPSxErWO6SbzSeljReoc003mE9PHClU4ppvMJ6ePlaptTDeZT0MfK1bXmG4yn4o+5qCiMd1kPh19zEMtY7rJfFr6mIs6xnST+dT0MR81jOkm8+npY15KH9NN5rPQx9yUPaabzGeij/kpeUw3mc9GH/NU7JhuMp+RPuaqzDHdZD4zfcxXiWO6yXx2+pi34sZ0k/kK6GPuyhrTTeYroo/5K2lMN5mvjD56UM6YbjJfIX30oowx3WS+YvroRwljusl85fTRk7Xv7/<text:soft-page-break/>Ma3vOK5U/wil4n8/dn+VMlg9NHb3od0/duWeYtHWs2mcznQB/9ef7tfV7Gryz5q9WfubXPx779+UNdw9z00aMTr+7zOu6/+nnRA591TZ/vlHz06lFP5gl99Optu/q8kvs+9qpFfsO6+vxP9Plrq0d3vW3465iNPvr1krv7vZjf/pPzjzvy8Y6/4H09P+LdL8l1LXPQR8/W39j39fzhl//i3ZdedMEFF136u3+5o88fyh9z4/rcV3RQ+uhbv2P6wFqYzBP66F+vY/qgmpjME/oYQL9j+nDamMwT+hhCv3emD2W8d5nH9DGMXsf0QTQzmSf0MZB+70zv36jvMo/pYyj93pnet3HfZR7Tx3B6vTO9V2O/yzymjwH1e2d6f0Z/l3lMH0Pq9870voz/LvOYPgZV4Zje3GSe0MfAahvT25vME/oYWl1jeoOTeUIfg6tpTG9xMk/oI4NaxvQ2J/OEPnKoY0xvdDJP6COLGsb0VifzhD4yKX1Mb3cyT+gjl7LH9IYn84Q+sil5TG95Mk/oI59ix/S2J/OEPnIqc0xvfDJP6COrEsf01ifzhD7yKm9Mb34yT+gjt7LGdJN5Sh/ZlTSmm8yPoo/8yhnTTeZH00cJyhjTTeYL6aMIJYzpJvNF6KMM+cd0k/li9FGIzGO6yXxx+ihGzjHdZB7QRznyjekm84g+CpJrTDeZh/RRlBxjusl8Cfooy/Bjusl8KfoozNBjusl8SfoozpBjusl8Gfooz3Bjusl8Ofoo0Prrh/mXuL6tv2U+C30UaYjvsXZtXJX7aZZPH2U6p/ffY/3z2bmfYw30Uai1m3b3+Y+wZ8txuZ9hFfRRrPNu6e/f4Esvzv3sKqGPcq3a0NM7Fr97uTfrTkgfJTtx8675X//dW9flfl710EfZzvrMvC//p5+f+znVRB+le9kN83xT7/ZX5X4+ddFH+c7eNqdbC/fd8JLcz6U2+qjBCz68Z+XXffdfnZX7edRHH3U4dePXVnbV79x0au7nUCN9VOPFWx+Y9ZI/uO0C7yWZiT4qcsJl1z00/fV+8LrLTsh98mrpoy7HvHzLjmku9s6rXu+NJCugj/qc8Vsf+voEv9Hae9uH3np67rPWTh91OvHl77zmtvCbrYdu+8jGl/mmag70UbP151x8xZXXfOLmL+646+67v7njizd/4pr3XfEL55yS+1zjoQ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CYPiCmD4jpA2L6gJg+IKYPiOkDYvqAmD4gpg+I6QNi+oDY7H3sm/U/vPYqqMS1s77K9z80638J47frntwngHI9eGfuE0C5vrsj9wmgXLd/LvcJoFyf/3juE0C5PvaHuU8A5fr9DblPAOX6tZ/OfQIo13kn5z4BlGtdd2/uI0Cp/rPrbsh9BijV9V3327nPAKW6ouvOyX0GKNULu27V/bkPAWW6b1XXdZ/MfQoo00cP3lv1m7lPAWX69YN9nLIr9zGgRI+c/NjNub7BgkVce+jm9YtznwNKdOGhPtb+V+6DQHnuW3v400+25j4JlOfKxz8d6LTduY8Cpdn93Cc+PuvDuc8Cpfngkx8vd9bMnxIH47T3eUd8/qK70CHx10d+PumL/A8EjrD3hckH+F6V+zxQkj9PP+B6vQ0EnnDfKUd9Avybc58IyrHh6L+QsOrzuY8EpfiHVQv+hMgLH8l9KCjDwz+xII+ue2vuU0EZfmORPLru6tzHghJcu2ge3VO+kftgkN9d6xbvozvn4dxHg9z+7+wgj667aE/uw0Fee98Q5tF1l+3PfTzIaf+bl8ij696d+3yQ06Yl8+i69+c+IOTzp8vk0a3anPuIkMvWhbv5Au/wXneatP9dy9dxwK+6HZ0G/fCXJ8qj6179QO6jwtC+d/6EeXTdc7bnPiwM65bTJ86j69Zs9kMIDdm/de3yVRzpQjcU0oz7XjddHQecsnVv7lPDEPZve/rUeRxw7i25Dw79u/Wls9RxwDFv900WI3fv21bPmMcBx13+H7nPD/25d9MJs9dx0LEbvpn7OUA/vr3x+JXVcdCai6710Q2MzsMfvXDNyut4zEkbbnZjCGOyY+PT5hTHIc9409YduZ8TzMPObZc/e65xHHbahvdef6c3L1Kt3Xd+6r2XPaePNp6w5szXXvrOzVu2XAXV2LJl88ZLX3vm9D9w/D+lwgx2DQplbmRzdHJlYW0KZW5kb2JqCjU5OSAwIG9iago8PAovTGVuZ3RoIDk2MjUKL1R5cGUgL1hPYmplY3QKL1N1YnR5cGUgL0ltYWdlCi9XaWR0aCA4MDAKL0hlaWdodCA4MDAKL0NvbG9yU3BhY2UgL0RldmljZUdyYXkKL0JpdHNQZXJDb21wb25lbnQgOAovRmlsdGVyI<text:soft-page-break/>C9GbGF0ZURlY29kZQo+PgpzdHJlYW0NCnic7d2HY1f1ucdxM9gCgiwpLtSLFKwiDhSsK1qtghNnzb21GmdFq5WLo0Zra8Q6cl0Xt6kTbsUWHBgVB+6ogOAAURErDvYOCTmXgAtIyDkn53zf5znn8/oLfD7fzyP5/X5nbLJJgzofcOaNT1V8PHuRl2Ar533y3qtllx77iyYNDyQSkY4DSypq6O4HsrS8uKApHZtkQYvBY6rpuocyd8QAOjtJu74PLKV73ghT/7ApHaCk2IAxtv6s2tDCkvZ0iJJSu75EtzsKi65oTgcpKbRZqc2PHRuacRidpaTO8V/RtY7Q6M50nJIqzUvpSkfrm1/RiUqK9JhIFzpqNSV5dKiSFgcvpuscgyda0rFKOhy9gu5yLN7sQAcraXDuKrrJMXl/Kzpase9susbxmdGFDlesOzGt/3rUmrwZHa/YVpDOzx7fG6/f0qUReqbxm6ufuptOWAxr/i7d39gV0hmLXXfR7Y3fkp50yGLVCXR5XZioe28llDZf0t114mI6Z7HpNrq5bizdmg5aLOqblvs9GjKKTlosepnurTP70FGLPfvRrXXnKTprsaecbq1Du9FhizV70J116R902mLNg3RnXVqlr7AkkDaWHwMX3DA6b7HlVLqxbr1P5y22jKcb61hfOnCxpGOa74qqyzV04mLJcXRfXXuDTlwsuZ3uq2vVutNW/PuI7qtzh9ORix2d6ba6N5zOXOzYn26re2PozMWOM+m2ujeNzlzsuJFuq3tVen2n+PUE3VbAjnToYsbbdFkBv6RDFzOm0WUF6KVr4tdsuqyAE+jQxYwldFkBp9OhixlZuzqx1gV06GJGFvfjIjp0MaOSLitAj1EUv5bRZQXoFlvxK+1v/ajLpXToYsYCuqyAP9Ghixlz6bICiunQxYyv6bICrqJDFzOy8eKPdV1Nhy5mzKLLCtATTMSvT+myAnSDrfg1gy4r4EY6dDEji9e3306HLma8T5cVcC8dupjxHl1WwEN06GLGRLqsgMfo0MWMLN5//iQdupjxJl1WwPN06GLGa3RZAa/QoYsZ2Xn1+Y/eoUMXM56lywqYSocuZvyLLivgUzp0MeNRuqyAOXToYsa9dFkBlXToYsatdFkJeoC7+HQd3VVCezp1seIququErenUxYphdFcJvenUxYohdFcJe9GpixWn010lHESnLlacTHeVcDSdulhxFN1Vwm/p1MWKQ+iuEi6kUxcrfkl3laAHxIlPu9FdJdxGpy5W9KK7SniETl2s2JbuKuEZOnWxojPdVUIFnbpY0ZruKuETOnWxIq+GLitgAZ26mLGQLiugJp9OXayYSZeV0JFOXayYRHeV0ItOXax4ge4q4QA6dbHicbqrhBPp1MWK++iuEs6nUxcrbqK7StAbOsWnYrqrhHvo1MWK8+muEp6gUxcr/ovuKkEXYIlPR9JdJcyiUxcr9qW7SqjMoWMXI3amu4roRMcuRmxNVxWxKx27GNGWripiEB27GJFTTXeVcA4du1gxj+4q4a906mLFJ3RXCX+nUxcr3qa7ShhPpy5WPEV3lTCdTl2suJ/uKmG5fiAUf4bTXUXoDnTx50K6qojd6NjFiFPoqiIG07GLEQfTVUVcTMcuRmTzAsXb6djFiC50VRHj6NjFiLxVdFcJ0+jYxYpv6a4SVubRsYsRU+iuIraiYxcjnqOritiXjl2MeIiuKkLvQBd/MvkERe8vdOxixDC6qoj/o2MXI06lq4p4j45djDicripihb7gFV92p6vK2IbOXWzYim4q4xA6d7GhSSaf8OOdR+cuRvybririFjp2MeJ1uqqIcjp2MWIkXVXE53TsYsT1dFURNW3o3MWGTL5izfP60bmLDcfQTWWcRucuNuxBN5VxI5272LAF3VSGvsASX3Ir6aoiZtO5ixGZfMWB53WgcxcbXqSbytAttuLLA3RTGXrJmvjyV7qpDD1DUXw5m24q41U6d7Ehm3cQekt1C6H4kc1HVHteTzp4MaE9XVTISXTwYsMSuqmM6+jcxYbJdFMZz9K5iw2P0U1lzNNbbMWPbL7D1vO2poMXE86giwo5kg5eTDiQLirkSjp4MWEbuqiQJ+ngxYTcFXRTGXP1AV38+IBuKmR7OngxYQxdVIh+QRc/svkOKc+7iQ5eTPg9XVSILnEXPw6liwpZ3pROXizYgS4qpS+dvFiQv5IuKuRsOnkx4WO6qJD76eDFhHF0USEf08GLCbfSRaV0pZMXC/5A95QymE5eLBhI95SiXwjFh+3pnlIq6OTFgtyldFEh1a3p6MWCd+iiUgro5MWCjD6j2vOK6eTFgkvonlL0Ginx4Qi6p5QlukRRGpbZKxS9/nT0YkDeMrqnlMvo6MWCiXRPKc/RyYsFD9I9pSxvTkcvBlxG9xSj93RKw46ia4rRLyDSsB50TTEv0dGLAfkZfYai51W2orMXAybRPcUcREcvBjxM1xRzLR29GHA5XVPMRDp6MeAYuqaYmi3o7CX5/oOuKaeQzl6SL3cRXVPMA3T2YsAEuqaYb3Pp7CX5bqZrytmVzl6S71S6pZxhdPaSfLvQLeWMp7OX5GtaSdcUU9mGDl+SL7PP+PG8Y+nsJfnuplvKuY/OXpLvXLqlnG/y6PAl8frTLQXtRYcvibfpKrqlnKvp8CX5PqJbytE1vNKgR+iWgramw5fEG0qXFHQWHb4k3sF0SUFP0OFL4nWgSwpaoZ/QpSFf0C0FnUCHL4n3L7qkoEfp8CXxsvuMBs9b3IJOX5LuILqkpEF0+pJ0bTP8C7p3L52+JN5UuqSgOfl0+pJ0Gb7E3fMOpNOXpCuiO0q6hU5fkm5nuqOkz+n0JenyFtMlJf2cjl+SbjzdUdIf6PQl6a6hO0r6J52+JN2RdEdJs+n0Jem2oDuK2pKOX5LuM7qjpEPo9CXpsnyPrfd7On1JugvojpJuotOXpNub7ihpFJ2+JF2zzL4HfbXn6fQl8d6kSwqaRIcviXcTXVLQNDp8Sbyj6ZKCptPhS+J1qKFbyplBhy/JN4VuKWcKnb0k3210Szmv0NlL8h1Pt5TzFJ29JF+GL1G8m85eDJhG1xRzOR29GHAXXVPMKXT0YkAhXVNMHzp6MWBLuqaUyqZ09GJBVu+ReocOXkwoo4sK0e0f4sdpdFEhh9PBiwk70EV<text:soft-page-break/>lVLamgxcb/k1XFTGWjl2MyOZDGvTrh/hzFl1VwrK2dOxiRE+6qwRdfCV+zaLLCuhLhy5m3EuX1b2X6czFjpPotrpXQGcudnTK3E3ounVQAniX7qtjNQPoxMWS4XRhHbufDlxMOYgurFsLutCBiynNl9GVdeo/6bzFmHK6si49Tqct1vyR7qxDszrSaYs1fejSurN8DzpsMSfna7q2zhTSWYtBD9G1deUyOmmx6Ld0bx25mQ5aTOpGF9eNO3PooMWm9+nqunBPLh2zGFVKd9cBrYeE9Wu6vPHTekhozZfQ9Y3bvVoPCe+fdH9j9nAenbBYVkQXOF5aD2mUrqm+ifCRfDpfMe5tusMxelTrIY10JV3i+Gg9pNF2p1scG62HNF5OWp9TPVLrIRFI6Zs6tR4SiaPoJsdilNZDItFqOd3lGGg9JCpP0WWO3v81oUOV1DiXbnPktB4Sna3oOkftH1oPidB7dKGjpfWQSF1DNzpSWg+JVn+60lEa24yOU1ImL0WPwRqtfz0kaiPoVkfmSf3rIZE7mK51VLQeEoMmc+liR0PrIbG4j252JJ5qTuco6TSQrnYUtB4Sk2YL6XI3ntZDYvMw3e5Ge1rrIbE5lq53Y43Tekh8Whp/jqLWQ2L1D7rhjTKuBZ2fpNtJdMUb4xmth8SrteG7bLUeEruxdMtDK9d6SOzMvorwxVZ0dJIBm1fRRQ/npU3p5CQTyummh6L1EDfOpKsexvMt6dgkIzqupMse3Mv610NceZJue2BaD3HnN3Tdg5qg9RB3Whm7BmtCazoxyRRbF7lrPcStQXTlg3hF6yFuNZlDl94/rYc4Z+c5WFoPcW9fuvZ+vdqGjkoyKOczuvj+aD0EMZxuvi8V7eicJJv60NX3Q+shlCl0+Rv2ttZDKJfT7W/Q2+3pjCS7tquh+98ArYeQXqcXYOPe0XoI6Tx6AzZK6yGsTkm+S0rfXAntcXoJ6vfu5nQ4knlH0FtQL62H8PJn03tQD62HJMH19CLUbaLWQ5KgF70JdZrYgc5FZI036V2owySthyTEWfQybEjrIYnRdim9Dut7vwudicgPHqL3YT0faD0kQQ6iF2JdWg9JlNyZ9Er8lNZDEuYqeid+4sMt6DRE1rVtcu4C0XpI8rxAr8X3tB6SQP9J78V3PuxKJyGyoVYL6c1Y4yOthyTSHfRq1PpAf1xJMu1C78Zq0/SvhyTVW/R2eNN+RmcgUp9TtR4i9WoxT+shUq9SdD2maz0k0XYkf0P/dBt6fJGNG8+tx2daD0m647UeIvVq8m9qPbalRxdp2F+Y9Zip9RALtqrWeojUa6zWQ6RehwPr0Z0eWsSn3E+1HiL1utTxenyu9RBDulS6XY/t6IFFgnjE6XroXw+xZW+H6zFL/3qINe5eZztre3pWkaBO0nqI1KvJLDfrMbsnPalICJc4WY+vtB5iUvslLtbj5/SYIuGM0HqI1KtX/PfZHkrPKBLauNj34xF6RJHQfh37ftTsQs8oElbOB7EvyL/oGUVCOyf2/fD2omcUCavl3Nj340V6RpHQhse+H96B9IwiYW1VFft+vJlDDykS1sjY98MbRM8oEpaD20Am59JDioT1UvwLciI9o0hYh8W/H9Oa0EOKhJQzOf4FOYMeUiSs38S/H1+3pocUCSnv4/gX5Ap6SJGwfh//fizuQg8pElLLb+JfkNvoIUXC+lP8+1Gt+wjFqvaL4l+Qx+ghRcK6If798AbQQ4qE1M3Bw6pf12WKYtW98e+Hdww9pEhIO66Kfz9mNKWnFAlpdPz74Z1DDykS0h4O9mNue3pKkZBecLAgN9BDioR0sIP9WNmDnlIkpJcdLMhYekiRkA5xsB/eIfSUIiFNcLAf7+tOQjHqUAf74Z1LTykS0hsO9mPe5vSUIuE4eFKD55XSU4qE9KaD/ajqTU8pEs5AB/vhldNTioSTU+FiQQ6nxxQJZ5CL/ZjRnB5TJJy3XCyIHvYjRh3pYj+WdafHFAnFzScQvZNQjDraxX7oI7oYlTPRxX7oI7oYdZSL/dBHdLHqNRf7oY/oYlSBi/3QR3Sx6lknC6KP6GLTHjUu9mNGC3pOkVBcPAvL8/5CjykSSo8qF/tRtTM9p0go97vYD+91vRZdTNp6hZMF0VttxaabnezHwq70nCJhdHTwQqnVHqbnFAnlaif7oR9BxKa2c5zsx2et6EFFwrjYyX5419JzioTRfJaT/ajqQw8qEsZZTvbDez2PHlQkhCbT3SzIBfSgImEc42Y/lm5PDyoSxktuFuQFvRddLHJznbvnnUkPKhLGQ272Y+FW9KAiIXRb6mZByvUXllhU4mY/vEJ6UJEQWn/lZj/m/4yeVCSEs93sh55mIiblTXG0IIPpSUVCONzRfnzdgZ5UJIRnHC3IaHpQkRB2rna0ICfSk4qEcI+j/Zi/JT2pSHBdlzhakGf0K6EYVOxoP7wielKR4Fp94Wg/FuudB2LQyY72w5ugewnFoBdcLciF9KQiwfV28rzq1Vb0pkcVCe4WR/vhvdOEHlUksHbfulqQYnpUkeCKXO1H1d70qCKB5b7hakE+aUPPKhLYbqtcLUgZPapIcPe52g/vJHpUkcA6z3e1Hwu2oWcVCewCV/uhn9HFoPzJzhbkcnpWkcAOcLYfVXvRs4oENsrZgszQl7xizpau7pTyvPvoWUUCu8TZfuhLXrEnf6Kz/Vi8Iz2sSFB7OvsV3Zvcgh5WJKg7nO2HdzM9q0hQ7Rw9sLrWCfSwIkE5uxfd8+ZvSw8rEpSr542u9mZTeliRgLZf5m5BrqOHFQnqMnf7UXMEPaxIQE2nuluQeVvT04oEtI+j1z7XeimfnlYkoLvc7Yc3nB5WJKD2X7vbj5pj6WlFAjrF3X54i3rS04oEVO5wQd5rRU8rEswODn8E8f5OTysS0MUO98M7i55WJJjcVxzux8r+9Lgiwey43OGCfN6RHlckGIeXmXjes3oiltiSX+FyQa6kxxUJZpeVDvdj1U<text:soft-page-break/>B6XJFgrnK4H96iXvS4IoE0dffA0dU+2oyeVySQPi7/wvKe1md0seVal/vh/ZkeVySQZg5vlfK8muPoeUUC6VftckEW70TPKxLIjS7</text:p>
      <text:p text:style-name="Standard">3w/u0Az2vSBAtpztdkHJ9RhdT9nN4M7qn223FmlKn++GdTM8rEkTz95zux3K9ek1M6VPpdEG+2ooeWCSIy53uhzdF7yYUS/Jfc7sgT+pLLLGk+yK3C3ItPbBIEGe63Q/vdHpgkQByxrrdj5X70xOLBNDJ4RNHa83Znp5YJIAj3e6H977ulhJLyhwvyFN68YEY0vYzxwtyFz2xSAD7rHK8IMPoiUUCuN7xftScQk8s4l/zKY4XZMW+9Mgi/vVy+dKDWgt0v60Ycrbj/fA+7UKPLOLfaNcLUqF3S4kd7Vx/yeuN1c8gYsc+Tp/3U2sEPbKIf1e43g/vYnpkEd9yn3O9HzWn0jOL+NZtjusFqT6SnlnEt8PcPhBrtWV6fafYcYvr/fDm9KRnFvGr2bvOF+QLPfNHzNhhsfMFmdqeHlrEr9Oc74f3un5IFzMecr8g+iFdzNhshvsFuTuHnlrEp12Xu1+Q6+ihRfw6w/1+eJfRQ4v4dS+wIBfSQ4v41ML9ryBejZ47KlbssND9glQfT08t4tNx7vfDW3kYPbWIT47fTLjGMj3TRIxoMgFYkIW702OL+LPlN8CCzN+FHlvEn1+5fuZorS/17gMxohjYD2/WdvTYIr7kPk0syOfb0nOL+NLe+ROxas3chp5bxJe9VxILMv1n9Nwivjh/KO8a07rSc4v4cgeyIB9uQc8t4keTl5AF+UDPdhcTunyBLMikzenBRfzotwJZkLfb0YOL+FGI7If3Tgd6cBE/3D9TcY2JHenBRXxoMp5ZkA/0LZZYsPknzIJ8qN9BxIJdljIL8lE3enIRH05m9sP7VBcrigXXQwsyU5e7iwF5T0IL8rlumBID2n8MLcjsn9OjizSsN/BIrDW+7E2PLtKwX1VBCzKvHz26SMPOg/bDW1JAjy7SsFupBVmmJyvWocWep15Z9sxb02bMmDHlxcduOf+wren/oozLRx7YUGulns27rs2OvHnShn/vfj3mIn1YA7WdCuzGGtWn0bMnSLtTx9X/WfDzWw/U2+oo23ztcCfWUaP3g3yn74hlDWQ1b2ThpvR/ZUb1Z+6WqlVMz54Iv37dV1hLRp3Ylv5PzaSTa2Jeg/rdqJd47vua/7hWPH2OniTm3lXxLUBD7s34H9bdHg6a2ORr+ufR/9UZk/NIHNX3Z2xLenpS0eIwmX1bdpz+0nKphb+/gGPxant6ekznMaFTq3rx0t1z6f/+7OgyM8LGB/T+VvT0kF0bGfqckUVZjc65XyyKpuxhzOpFT4/4XRTfG753/SH63teFAyojOK2Q5g2gpwcMjSq96oqSga3padLvJO5bXm/FMfT0ruVEe/dmVUVJQXN6ppS7NNITC3i+p9LTu5V7Z/QZLh1/1SFt6MHS7H+jPzPfaobR07uUE9cz9Ksn3nyiHhATk7x/xXRqvtyWnV+9YluPtWY+eF6/ZvSMadTilVjPrQHjsvLHQY6Dm26qppYV9dIPJBHrMC3+k6tfRTbeEJIzwlWg85+++uju9Lipsu1sV2dXly92pud3wMW/Hj+1cEJp0QD9uRWR3UJdEBSV+fvT88cu53Yi2GVv3HHeAZ3o2dPgUOqRJmtUnkLPH7Mc6M0Sa8ybMGJIgV4x0Tingr8Tel7NZfT8scq5jQx3rVnP3X7Bodtl59vCqF3BHt9dTegA4pOE9fhO5fujrz3twO4Zv/0mlBh+2w1iXGrvbXD90dyHqk+evfOSE/bMxjeHEckPf1tCJKam9AHvCVyPH1R+8vKDw887ao8t9JtJw1q8yB7Wt7+kE4hDktfjR1VfTnzy/uEX/Kagd+cU/6HbSG3eZg+pMoWXK6LfXIWz6LN3nxs14po/nj74kH36dO/Ygo4wOTp+CB/NdWn7fiXnZjjRCFTP+2x6RcWz5aNH3j/i5pJalwxd7aKiEwYe0LMpnbBTW4I33K4xJl23/KRhPTau+uMnrhu0GZ2zMz2wxyp+Z3KaHs2c8z9wmo5UvzV8TzprR34xD856Tno+peeUwlm69GFxSr9/XM8vG3ombNxWpOVik0ytx2qrRu9OR+7CYSvpoNPxKT1r61FrXHr+8a/fSavomF9IwdV0OTfRKSLGZOBJwWfRIXsz+9IZNFoJnSFkaXH67zq5jA7ZW3wsnUEj3UgnyJm0Ix1+7K6jM/ZqSkxfEpTVfz3WWJb6V4Tl3ENn7HljDV/QewMdHuzutP+Nlfd3OmLPm272Ab3X0NHhxhv+n5sveQ/REa/+EHI0nUI4Wg/Pm9yVPoWYNRlNR+x5q660+CHkb3RsifDxlvQ5xKwp+lzF7zzfmY4hsL/SmSXEtLQ/OKXpWDri1WbtRccQkNbje2+k/RUlLZ6jI16t8hw6hkCG03klyBOpuE5oI1qOpyOu9WArOgf//kKHlSipf9F9K/iW9LU+MPNFr9ZjHasOog8kbm3eoDOuteg4Ogd/tB7r+WoL+kji1g5+ZsNaNTdYeKpGpi8qqdtj9JnEbvNJdMZrTEj+1+lajzocSp9K7Dq+R2e8xoKkX9F7NZ1QIn2c/veHdvmADnmNmhsS/SwZ/e5Rtz/RBxO/TpPpkNeq2J5Oon5/psNJqoXt6KOJX8eJdMprLTyBTqI+Wo96pfvVFWu1S8TXvKuVtaSjqJPWo35z0n6ZSa3ELMjEHnQUddBH8425gD4eFzZNxKUmqy07nY5iA1fRmSTbVPp8nGidiEtNapUl7I3p+uOqAX3oE3KiZTmd8/c+24fO4qeupONIvBvoI3KjxdN00N+ruiI5L9DTH1cNmp3269y/0/RxOukfvJGUn0L0r4cP9p/250/Tf9BJ/2BRER3GGloPPy6ij8mVJDz253uj2tNpbLJJMR2CDU/Q5+RM3v101j+auS+dhtbDn8UW7k6IRt7ddNg/qr6azf0KOgAzeqPn5FQO/2zeH03eBUxiKD29HUYf9BdOknqxshj77jBJMSTdMOqQEGfhL9D5idf+gwlB6xHAfcwZUU7C<text:soft-page-break/>X8H2E0vOygEiuJwe25SXgRMiHUa/xHMd5e7vTb+YntmWyc4PCPbLBXTkP7XA9Y+FWo9gPnV8Prxdv6YzX8cTTh+n/0d6XGvmuDydZOgxkw59Hd8c7270S+lhzal0dziJ0TUZz/35wdhujgbXvx7BOTqaRGn/Op36uhYUOfkiS+sRgouDSZxNE3PH1HdedHDV+0X0kCbFfy5J1GIMnft6Fp8T9wvZhtEj2hTzqSRV3u108Ot7Jd6X0+tfj3BiPZQkG1pDR7+e5UNjvCLrQno6q+I7kqQ7tYrOfn1vxnZRr665CiuuEzGgYCEd/vqqSlvHMqn+9QgtlvMwYrev6PQ38MUxMcyp9QgvhuOwY9sP6fg3NCbyaxb/QI9kWdSHYUv7l+n8N7RgSLSf07UejRHpUdjTfBR9AHV4e7cIJ9R6NEqEJ2FS3q30CdShqjSyR+tfQM9iXFTnYNelSfshpNYng6IZTh/NGymaYzDtlCTddPuD8ih+T9e/Ho0VwSGYd/Ai+hTqsvzKFo0dTJ89Gi2KfpnX+1P6GOo0q7BxY51PD5AC0RTMug4v0edQt2d7NmIorUcEIquYbc0S9Pzqn1oZ/pssrUcUoiyZZTmJu573O1+E/CNL6xGJaFtm2ckr6LOoxzO9QkwzJKHrbk3kNbOrX/IuV1xrVVmnoLNoPSISR9Gs2nYqfRr1mT+0WaBJztB6RCSmqtnUOmm3pf/oo8EB5tB6RCa2rpmUV0qfR/2e3cnvFEVaj8jE2TaLihJ31+0PqkZ09DeC1iM6MdfNnkMTd9ftj+ae5+O9bOdqPSIUf+Gs6T2DPpONmD64oUctnqP1iJKTytnS/hn6UDbmzf02+h9/utYjUo46Z0peCX0qG1X+i/r/07UeEXPXOktOWEqfy8asKqvvpSFaj6g5rZ0duyTzivfvLS1pW9d/tdYjcq6LZ0WH5+iT2bg5dfyifnqSXs+bEkD1bMhP9ocQz/usaL3nAJ2m9YgeUz4TTk7Uu27rMHWdL3u1HnHA2mfArsl6U2EdJv14VZbWIxZg/ZKv43j6eBr0ync/h/xO6xELtoBJl5/g6xW/V177tEWtR0zoBibdmZX0CTWoZlRPfbEbF7p/idfvc/qIGlat9YgLXb/k2/wp+oyEQ7fPgJyh1fQpCYUunwn7z6aPSSB09Wz42QT6nIRBN8+I/BJ9BM4kunhmHDGfPioB0LWzY4dJ9FmJe3TrDGl+J31Y4hxdOlMKE31bocSArpwtfZL8bBOJAd04Y9o8QB+YOEUXzpzCxfSRiUN03ezp8S59ZuIO3TaDmpXqt8LMoMtm0qA59LGJI3TVbOo8jj43cYNumlE5Q1bSJycu0EUza0/9FJIFdM3savswfXYSP7pllulyk/SjO2baTu/RxycxoytmW/MSPXcq3eiGWbf3x/QJSpzofpnXZgR9hBIjul4pcPS39CFKbOhypUGnf9KnKHGhu5UOuug9rehmpcS2L9EHKbGgi5UWeUOT/6B3CY7uVXrsNJE+S4ke3aoU0Y+FKUSXKlX6f0gfp0SMrlS6tCjRqxDShW5U2vR7nz5RiRLdp9RpXqw7C1OErlMK7fw2fagSGbpMadREv4WkBt2ldNrpLfpcJRp0k1Iqf+gK+mQlCnSRUmv7F+mjlQjQNUqv3KIl9OFKo9EtSrPuT9OnK41FdyjdBn5Bn680Dt2glNusVNcsmkYXKPX66xlZltH1Sb/8Ibr51i66PVnQ/Sn6lCUsujvZMHAWfc4SDt2cjNDndKPo4mRG3wr6qCUEujbZ0eS/9Xu6PXRrsqRrmV58aw3dmWzZdxJ93hIM3ZiMyS/Sq6FNoQuTOe1L9YgTQ+i6ZFDfV+lDF9/osmRRTuFX9LGLT3RXsmmzEj3BwQa6KVnVYxx98uIH3ZPsOl7XZBlAtyTDWg5dSJ++NIQuSaZ10He9SUdXJON6jqELIBtFFyTzCnTJSZLR9ZDcwtl0CaRedDtkk01aFS+jayD1oLshtbqN0O2FyUQ3Q9bq+wLdBKkL3Qv53lEf0V2QDdGtkB/kF35Kt0HWR5dCfqJpkS7sTRi6ErKOTXXNSbLQhZD1dChZTndCfkTXQTaw5YgquhXyPboMUocdR+pBQAlBV0HqtLuuW0wGughSj/56v2cS0DWQ+uQc8Q5dDtF+JFnBm3Q9Mo+ugGxUwRt0QTKOLoA0QBuCoo9fGlTwOl2SDKMPX3wYMJ6uSWbRRy++DHieLkpG0QcvPg14jq5KJtHHLr4V6N8Q9+hDlwD6lOl5co7RRy6BbFeqq9+dog9cAupcPJ/uTJbQxy2BtRnyb7o12UEftoTQrFDPOnGEPmoJJXegLl10gj5oCWuAbqFygD5lCW/PR3SjetzoM5bG2KJ4Dl2glKNPWBqnWeEUukKpRp+vNNqAMXraSWzow5UI7FC6hO5RWtFHK5FoO2Qm3aR0og9WIpI7cALdpTSij1Wi0+/hSrpOqUOfqUSp09AZdKFShj5RiVZuwUj9aBgh+jwlcl2Hfk63Kj3ow5QY5A0s108i0aCPUuKxQ8m3dLVSgT5HiUuzweV0uVKAPkWJUZ//XUD3yzr6CCVWzQeP0SNPGoM+QIlbt6Ef0yUzjD49iV/ugBG6fjEk+uzEiTaF+sY3FPrgxJUexbrENzj61MSd3IKRuoAxIPrMxKkO50zQ31lB0Acmrm0z7D26dHbU0KclgF7F+srXn8X0UQmjb+lXdPcs+JI+J6HkFZQtouuXeB/RpySg5gP1hdbGVdBHJKzNT396JV3CBHuCPh/BbVY4Upef1OMG+nAkCVoO1GeROp1Bn4wkRPOBZbpZZAP70cciydHssHv0OPh1daHPRBIlb0Dpl3QnE0Rf78r6cvsWV+garbVupw9DEqlz4cjFdDeT4Dj6ICSpWg66I/Ovka7pRJ+CJFmvoRNW0R0lvUAfgCRdh8KRC+maYn5Hpy8GNPvV9ZPppiKWt6WjFyO2KPz7bLquzj1Kpy6WdC/K2J9aA+jExZj8vsUVmfnE/<text:soft-page-break/>jydtljUYfCIz+jqOnEgnbRYteOZD35B1zdur9Ehi2ldB4+YSnc4Rqv2ogMW87YYXJrWa7XupLOVdOg0sCSFn9nndqRzlfRoP+j611bQlY7Ub+lIJWXyexWVTU3LH1v6aVDi0LageMxcutyNN70NHaSkVt5Op901xfQnkuW70BlKyrU58NJ/fk73PKTqo+n0JBPaDhhSNtXe+0F/T+cmGdK0V2HphGV05wP4E52YZE5+r8KSMd/SzfelhM5KMipnuyOGPfBOsv8pqdYTEwWVu92g/y6rWEovQt2W66O5JELXgiEjJiTtIUIf6YtdSZCcbQ8d8j9PTkvKGxYeak0HIrKh/O4HnfW3x6csZ7djrq65kiTL6bbfadeMeoe5yX3VXR3o+UX8aNvr12f8+f7x011eEfxaP3pqkYDa9SooKikrn1EV93ZMGEiPKhJafre+h/3X0BseKJ/8VQzXPS5/tD89oEg0cjv3Ljj5/GvuHfvG9G+juLJr1Qu/01MSJZ1adO01YODgwiHFpWVjJkz9MvCfYTPKirrRM4i40rpd9x59BxQcNbjonKHFJbeOGDm6vPzVitWmzFht5rzV5q9ei0VfTqt48oYz9/fz8rT/B9urddkNCmVuZHN0cmVhbQplbmRvYmoKNjAwIDAgb2JqCjw8Ci9MZW5ndGggMzE3OQovVHlwZSAvWE9iamVjdAovU3VidHlwZSAvSW1hZ2UKL1dpZHRoIDgwMAovSGVpZ2h0IDgwMAovQ29sb3JTcGFjZSAvRGV2aWNlR3JheQovQml0c1BlckNvbXBvbmVudCA4Ci9GaWx0ZXIgL0ZsYXRlRGVjb2RlCj4+CnN0cmVhbQ0KeJzt3fuT3WV9B/Bns0l2c+s4AxgIoFZl7EUUjCHkooWSaX9w0BYiBuikF01Q2yFGBvKDiIjYZjrTYRIJmsELxIkYigVFbBm0aImVxARjnIRk4wIBL4GQJTdCZLOJu8bEzWbP7jl7zvl+nt19vf6C9+eZ854553yf7/OkVIyGSTP+buGtn7/v0Y2tT7W17T8CFdnf1vZU68ZH7/v8rQuvnjGpoaCPbQEmTL/mjoe3HoxeX4aSg1v+Z9k10yZEf7arNP6Smx5oPRy9lgxVh1vvv+mS8dGf8oGZOGfp+kPRC8jQ175+6ZyJ0Z/2yjROXrS6I3rdGEY2LZ41KvpTX6ZxH7j3pejlYvhpW3XF2OjPfr+aL12xN3qhGK4OPDh3XHQD+vKuFfuil4jhbe9dM6NbUMJr5m+MXhw4cmTLotOiu3CyC+/xhINMHLxnanQfTjDi0keilwS6Wze3MboVx4z56Lbo1YCeWj7cHN2MLqPn/zJ6JaA3zy8Kb8ioua3RqwClPLugKbIdDVdqB1nbNiduq+/kx6Knh/6snRbTjknLbbFiEDh87+uKb8fIG7zjxCCx97qRBdfj7WujZ4bybXhnke0Yc/Or0QNDJdqXFLdzcabngQw6LdOLacfIm70WyCB0aHERr1C9YXX0nDAwa86pez3+0RseDFp759a3HU13Rk8I1Vgxpo71OHtN9HhQnSf+uG71uOj56OGgWi/+VZ3qcb3/rRgCDn28Hu1oXBY9F9TGnbXfbjL+weihoFYe/qMa12PS+uiRoHY2nl3Terzl2eiBoJa21/JR4Z95xZwhZsfbalaPyTujh4Faa6vVGVkz90SPArW37+La1MOLggxJ+2fUoB7ntUWPAfWxp/q3Cs99MXoIqJedb62yHuf8KnoEqJ/n/6SqepzpuQdD2jNnVFGPCT+Jjg/1tX7g9982fis6PNTbdwa8WfH26OhQf8sHWI/ro4NDERYOqB6XeB2KYaHjrwdQj9fZdMUwsavyd9KbfxwdGoryRMWnmnwpOjIU5+4K6/FP0YGhSJUdHPemvdF5oUj7KnmfcOSPouNCsdZWcHj1rdFhoWg3l12PmZ58MOy0l3s/yBjX3zAMtZT5J++/RweFCJ8tqx5vd7cgw1L7+WXUY+S66JgQY21j//24ITokROn/ZPcz3Z/GsLW337dtV0RHhDhf6qcekzuiE0Kcjil91qPhseiAEOmHDX3146roeBDrij7qMern0ekgVksfx5nMjw4H0f6hZD1GPx2dDaI9M7pUP/4lOhrEu6ZEPZp/EZ0M4v2yxD7ef44OBjmY32s9RnjtAzptHdFbPy6LjgV5eG9v/fhhdCrIww96qceU6FCQi16ufr4nOhPkYuVJ9TjlYHQmyMXBU3v247roSJCPBT37sSk6EeRjc496vDs6EORk2on9uDs6D+TkyyfUY6xTGaCbPc3d+zE7Og7k5X3d+3FvdBrIS/dHIGP3R6eBvOzrtst9TnQYyM3lvl5BSV87Xo/GXdFZIDe7jh9WPTM6CuTn+Cbez0Yngfwcv5DwiegkkJ81v6/H6Yejk0B+Ol57tB9XRgeBHM0+2o/bo3NAjm7z8wNKWvu7eoxvj84BOWof39WPWdExIE8Xd/XjpugUkKcbu/rxzegUkKf/6urHU9EpIE/bOusxwdNB6FVH5w/0GdEhIFdTU/pIdAbI1byUlkVngFwtTenh6AyQq4dSaonOALnanBpeic4AuTrQcGZ0BMjX6f7ehZIuvDo6AeTrSvfiQEkf+9foBJCvzyyPTgD5uuO+6ASQr1Xfj04A+frexugEkK8NrdEJIF8tz0UngHxtfyE6AeRrx+7oBJCvtgPRCSBfLx+KTgD5Ug8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text:soft-page-break/>AAAAAAAAAAAAAAAAAAAAAAAAAAAAAAAAAAAAAAAAAAAAAAAAAAAAAAAAAAAAAAAAAAAAAAAAAAAAAAAAAAAAAAAAAAAAAAAAAAAAAAAAAAAAAAAAAAAAAAAAAAAAAAAAAAAAAAAAAAAAAAAAAAAAAAAAAAAAAAAAAAAAAAAAAAAAAAAAAAAAAAAAAAAAAAAAAAAAAAAAAAAAAAAAAAAAAAAAAAAAAAAAAAAAAAAAAAAAAAAAAAAAAAAAAAAAAAAAAAAAAAAAAoHCHogNAvg4diE4A+Xp5d3QCyFfbC9EJIF87notOAPna3hqdAPLVsjE6AeRrw6PRCSBf3/3P6ASQr69/IToB5GvZrdEJIF+fXhidAPJ17VXRCSBfc2ZEJ4B8XXhmdALI18SGV6IjQK4ONKSt0RkgV5tSejg6A+TqoZRuj84AuVqS0jXRGSBXH0xpenQGyNUFKU04HB0C8tQxLqXkDSnoVUtnPdL90SkgT/d19eOT0SkgT5/o6scl0SkgT3/R1Y9x7dExIEevju3qR1ofnQNytOZ39UhLo3NAjv7jaD8+EJ0DcnTZ0X6c1hEdBPLTcdrRfvgBAid7/Pf1SM4wgZN86lg/ZkYngfxMPdaPxl3RUSA3OxuP9SOtis4CuVl5vB7piugskJu//UM/xu6LDgN52TvmD/1IX49OA3n5ard6pMui00BeLu3ej+Y90XEgJy81de9Huis6D+TkiyfUwyNC6O7CE/uRNkUHgnz8rEc90sejE0E+ru3Zj1MORkeCXBw8tWc/0j3RmSAXK0+qR5oSnQlyMfXkfqTHokNBHh7tpR7pb6JTQR7e01s/GjZHx4IcbBnRWz/Sh6NzQQ4+2Gs9UvNz0cEg3vam3vuRPhqdDOLNK1GPNOqp6GgQ7enRpfqRPhSdDaL9fcl6pEaXoTPMtYws3Y80JzodxJrdRz1S+r/oeBBpdUOf/TjfWdUMYx2T+6xHSl+JTghxlvdTjzTRSQ</text:p>
      <text:p text:style-name="Standard">0MW3tP768f6brojBBlQb/1SI0/jg4JMdY09t+P9LZXo2NChPbzyqhHSv8WnRMi3FJWPVLTk9FBoXhbm8vrR5pxKDoqFK2955FwpX06OisU7ZNl1yON/P/osFCs1eX8d3XMGz0lZFjZ/YYK6pHS3Oi8UKSrKqpHSndGB4bi3FFhPVLT2ujIUJTHSx3JUNrZL0SHhmI8f1bF9UjpL9ujY0MR2i8aQD1cCcIwUcau3V59Ljo41N8XBliP1PhAdHSot29X8mDwRGPXRIeH+lo3bsD1SGnS9uj4UE9P9/9GbV/e/KvoAaB+drylqnqk9NYXo0eAetn551XWI6Xz2qKHgPrY886q65HSjP3RY0A97J9Rg3qkNGVX9CBQe7trU4+U3mErFkPOrgtqVI+U/vQX0cNAbf363JrVI6VznokeB2rp6TfVsB4pneFURYaQDQPZ0d6Xcd+KHglq5b8n1LgeKTUujR4KamN5X3eoDdhCx8YxBLRfW492dHr3jujRoFo7Z9WpHimd9aPo4aA6615ft3qk1LQkejyoxvLRdaxHp7lOVmTQ2l3pMXCVe70roBmkHq/tQ8HejVzkgikGofbFowqoR6fpW6NHhUptKf9+j2o13/yb6GmhEu2Ly70dqibOdbIJg8gT7yiyHZ0aF/oji0Fi94KBn3E1YKcssd+EQaBjxcTi29Hl/B9Ejw79+X55t5rXxRUt0dNDX7bMjmtHpxHv3xa9AlDKM/PrspO9EqPmtkavAvTm2QWVXwtVB03znoxeCehp84fqvBWxfA2zHoxeDehu9fsD/tLtw5SVr0QvCRz1yspaHBxaY6+ZvyF6XeDIkScXnRrdhRKmf3l39OIwvL30xeK2IQ5A06Ur7DshyIEH546NbkC/xlz+NXeGULidKy8rdItuFUZMXvSI29MpTMe6xbPCnwRW5tTZt63VEequfc1tl+f6g7wf4y6+8Rs/74heQIaqjm3fuPGi/H9x9G381HlLv7PZ0xFq6MCmh5bMu6Caq5lzc8a0qxbcsmzV//60tfXFtn3R68tgs69tZ2vrhu+tWnbLgiunVXcpcyV+C5aPrSsNCmVuZHN0cmVhbQplbmRvYmoKNjAxIDAgb2JqCjw8Ci9MZW5ndGggMTg2OQovVHlwZSAvWE9iamVjdAovU3VidHlwZSAvSW1hZ2UKL1dpZHRoIDk5Ci9IZWlnaHQgMTYwCi9Db2xvclNwYWNlIC9EZXZpY2VHcmF5Ci9CaXRzUGVyQ29tcG9uZW50IDgKL0ZpbHRlciAvRmxhdGVEZWNvZGUKPj4Kc3RyZWFtDQp4nLVaaWxUVRQ+895oC9QSMS4pyhJQg4CEBJe4IKiojf6AHxitMRowgCKKRgUbUX+AIiA/BAKK4JKIEiS4C6KQYlTCosAQCZtWqQWTylKB2nnL8Z7zZuZ1Zt689d7zAxrK3G++7zvnLudeAP/QdP6r900T53yweW/rKcPoaDu8/bOlz44dXOP8PhUwgn+k+PP9GxbvOI5lYTavf/H2nu63iAcg/riqsekMDWiZhmFaNgf9bJiMc3TNgxeL/xWPCgHUTtxsiHHcwYtCIFnit8dX1WuxQARAn1dbaHzTtpFGLNHJ+UfLoO+QmVbLn4gI0HthO4/vNXwBxkERmrXMOC8SiNCoqvEkYpbkwUrjF1DQNgWVI5MjqCW+TP1+AcAEfMd3USwBsu2GsETSULOCGIQEyOnFIAvS4tPBImlw4yE0zfAABSaGjXuGBYsl0u+JCBoVY9hZNCbwGP42LBd1GxmgQARxoT+GDtVfoxHBhTIMy8S1mo/pOtTucESKAeCAkFhN3Sti6NDzF8xifATno1nc2r2CVhp02yl+H08kF8PGTtyieWKIXNuYGCGPsZbHK4d4hxESAeQwsvi6Bw0dnqPaSQ7Bnpv4SFmd63Ar2pYMBMaw0BheklYpuKCFK04CAmMYuK+q2A4NVksxwsXI4uIiGjo0CCOkIbDnFt7RBSMFvY6iJCPyGEL2/V2k0mGRTJkYgqR6qUBDg6ujT97BGBae7penocEakQHSIQSN5TkaGlzrt8uIjyFSd5BT5Bp8SC<text:soft-page-break/>QkI5DjBi5jGhpc2SndCYYQY7ZfSm7o8IoSEg6NmUyj+jBaCkgQDRMztN2Fu9FUguAk7ig6G6yguUMRhIFvCBLdmxXpRBgW7jsHYKSSdMpBiJFHADQq04kwDHwa4CvhtjIEAbEGasgKVRBkxoFzh1hKyi4PYWPHgHHKqsKBsLB+Bm1t1IUw47FlyiHmfa4cYtV2hTlLECZ++5vKnGWIXW2yF+0SCAsPdyiHaJW+9SiBsPFv1RAWHmtXDtHcojyjMnuUQ2zaoLj0RHW/rXwCmat0XWWISWOVCkX7g9GDJJ9dSiGwva7qgNK128SdII6q6sygHcibAI8qhTCxAUClGWLg033F5v8nhTtzE7+jru9M6ugpgjBwKrU8r+hUpBRtok7ViZOYBl8oPIi9SwcxHajA1Rwnbbw+dyrOKDGcSKx32gc6TFahFDdzbst3QZScWYnExnwPRIcpKnoggsQYtyOV2k1dO7kQyGXn9qPGyU4qj7baRsmOkxObuvYfNbhObr/IpunpzpL+40qpNMpIkFL9Tks84rMTo0t6wWmYLbEDSSTWlXbNU9DzL2n1x/dKw8oa87lpRFLPPIuLPG9ifpZUf2RE20UeFxg6jEFLhuPclH/c8w5Rg1UypLJp6tjmMT47ftkpTN4R4RK+ucKdWBqmJafBXi/1udn7PjEG3cC0nu91WZVzY3jS/jxPTvf73BenYU6yGuds+sTvkjUF6b2JioNkau8TcI87KklxMIkpAdfqOiyOLxUjfFPR6oJUNb/HlopkOjsw4EqdaNwTdx1nEtNDvD7Q4961MkJT4PgsVa/WWPMI3+wMDpSJIg3j40jFM0djmEca4NyGRp5HWKbtocZniEvaIkvFtEeEfpaThoej0mCZ5oSUiSIFX0bEoHUokw6quiKpBpyJtB/hdWhkpCdSaXgqCg2WaUnUR1jwYwQMkulIbQSZKHQYgaFXJ16HxkcmocP8sPOI7bm/DI4UdDsUcsqlrdnZAdEhwh+dmMTzEUrCDQ3WhTpzkNe7o1NwIAaeDeF42akuSqRhVojEJZk+imEERwqqDgY6ThzO9I8LIcjfG+Q4e/1CLK/zPIIOy+T1weqIdd01NFHjvodlJtEQ02sngg7LRGJLgvGBlOrrd1jmhK10lggbaed9RQUMkml17Gwq0Oh1rOLiRPTMIUkhBI1nKrrhvldJGD0qvX8gI/7tkyBh86FXPAESiQUySABUH/KkwZ3e3hJIEI2pnm4QidfkkADo5tUBJRIn6qSQoKSa7kFDohNUG7UtZTSoJsQkLocEuTGrjAaReEsWCaJRd6KEhqTCdoMeFpbSMPBjiQhiqMElr7adnrtECDHWp0U0aJ3YKnF8IKXuKrrjoFuih+SZnYtdXTBIpj9rpGWsEzodOLrQMHC+bBIib0+6eUtPi4dKNZtCh/cLl+9k9gbJMgHl1JgCC+fqVLbZIvS9OcPJ7KOV238JEODlnOGUsctVkNBgaO75s/zKdmOLo5RA+DX+PtkvdHiSlSKd5qrQiUrj8v/4Qb97daoAYxMfN0zMKOEApNR0flMvcc0uDbFqGM5mfJQinSi2CaUsbO6hDECH2UIpA99TpRMpdYuYp0x8QB0EQM0fYpJ1n/IrCHpY34k/KBsfyIxJ2CFvr+wVlLYW1itMWRF6Bv+RtR2vgAArsEkpgoCYgPNUWkFmDMH71EKIyjgwTK1QIpZcqBgA4JrqqJ/4H25t6f4NCmVuZHN0cmVhbQplbmRvYmoKNjAyIDAgb2JqCjw8Ci9MZW5ndGggODAzCi9UeXBlIC9YT2JqZWN0Ci9TdWJ0eXBlIC9JbWFnZQovV2lkdGggMzIwCi9IZWlnaHQgMzIwCi9Db2xvclNwYWNlIC9EZXZpY2VHcmF5Ci9CaXRzUGVyQ29tcG9uZW50IDgKL0ZpbHRlciAvRmxhdGVEZWNvZGUKPj4Kc3RyZWFtDQp4nO3XvU1cQRSA0cWyhJD8g+QK3BxtkFKCqyCiAxogsEROaHsJILFk9j1mExcwn7TB0/lKOLozc2e3m+jD7sf6b1m30XJY/3zdnc04zMaP3//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tfi1+LX4pRZ+pWW07i/5zXdYnz/xm+w4fnffT4m3Mb/D+nR1/ZnfZGP+3h6vTsu3Lb/19eb2m/tvsuV4gv9+4TfZmL/D+sv+N539Ocavxa81/H7zm2/4vfr/zjf87s9Pqbc9v4cLftMNvxfndz7vR8v+0uLX4tfi1+LX4tfi1+LX4tfi1+LX4tfi1+LX4tcafj8/nlJve37mLzT89vzmM38tfi1+LX4tfi1+LX4tfi1+LX4tfi1+LX4tfi1+LX4tfi1+LX4tfi1+LX4tfi1+LX4tfi1+LX4tfi1+LX4tfi1+LX4tfi1+LX4tfi1+LX6t5vcOCDc8Ig0KZW5kc3RyZWFtCmVuZG9iago2MDMgMCBvYmoKPDwKL0czIDU5NiAwIFIKPj4KZW5kb2JqCjYwNCAwIG9iago8PAovVHlwZSAvR3JvdXAKL1MgL1RyYW5zcGFyZW5jeQovSSB0cnVlCj4+CmVuZG9iago2MDUgMCBvYmoKPDwKL0czIDU5NiAwIFIKPj4KZW5kb2JqCjYwNiAwIG9iago8PAovVHlwZSAvR3JvdXAKL1MgL1RyYW5zcGFyZW5jeQovSSB0cnVlCj4+CmVuZG9iago2MDcgMCBvYmoKPDwKL0c<text:soft-page-break/>zIDU5NiAwIFIKPj4KZW5kb2JqCjYwOCAwIG9iago8PAovVHlwZSAvR3JvdXAKL1MgL1RyYW5zcGFyZW5jeQovSSB0cnVlCj4+CmVuZG9iago2MDkgMCBvYmoKPDwKL0xlbmd0aCAyOTE0NQovVHlwZSAvWE9iamVjdAovU3VidHlwZSAvSW1hZ2UKL1dpZHRoIDgwMAovSGVpZ2h0IDgwMAovQ29sb3JTcGFjZSAvRGV2aWNlR3JheQovQml0c1BlckNvbXBvbmVudCA4Ci9GaWx0ZXIgL0ZsYXRlRGVjb2RlCj4+CnN0cmVhbQ0KeJztnX1kVW8cwK/rmpmZSZLMZGaSJJMkSTJJkmSSZJJMkiSZJD8mmSRJkkkySSZJkmSSJMkkySSZZCYzMzMzc13nd9+27st5vi/Py3mee+/z+SvaeV7OPd9zvt/v832JxSqFtt7h6SC4b3sZHo9ztPUM/gmyjNteisfjFGu7B38H/1hvez01Trx9/96dG+ttL8OTYU334FhQzAnba6pl6o++Wsz+Cqk/b+9dPLTJi4k9Vh8YGE0FZQzZXlcNc+BP6a8xMzrU193ZaHthtUbTwVvfQmQjw4TttdUsjS/Df5Hs12TQf00i5ITol0jTbntxNcqqT8CP4r8mkdIK/Ai9thdXm9R9QcVj+Wsy8W6w7/DmBtsrrmbGxbf/ie211Sa3qeKxwszocL//mpjhvvi2T9leW02yXWAO4ky8u++/Jro5BtzwjbYXV4u8kBWPZfzXRCdrgTt91vbiapB26c9HCZPv71/q3uLFRJUf4lv8zPbaapAzmsRjmfTXZKCns8n2tiqXu8C9jdteXO0xrFk+vJgo0g3c1S22F1d7AP5EDUw8Ob3O9g4rjFWAwnvB9uJqjrqkUflIszjYZnuTlcU38b18aXttNccG0+KRkZBztndZUdwS38m5hO3F1RoHIpCPIBi0vc1K4iBwI7fZXlytcT4S+Qju2N5nBdEMqLyXbC+u1gC8iVo5aXujFcSo+Da+sb22WuNNRPIxs8b2TiuH6+LbuFBne3E1hln3bgF3be+0ctgH3MadthdXW5h37y4z5+MYqTQuiW/jf7YXV1tE4d7Nc8z2XiuHj+K7+M722iqC5ra1egIBo3HvZvE+XjJXxXdx0ac6IzSfejOVuVM/BverDxaRezfDe/XV1gp7gNu4x/bi3Kbh2uK/e/XtiOpwUbl3A19+g0H9ovg2XrW9OKfp+l18t54oRshG5d5N81vPHagJ3olv40fba3OYeH9ZbOdPtXOFyNy7QTCm6SbUAv+Jb2PSZ6CJWBv2Wvmi8gWJzr0bBB+03YfqZxdwH/fZXpyrdE2F3q/XCkllEbp3g4f67kTVUzcvvo/XbS/OTUJ0qzwKMWuAe/fF1qNXhj6Gi6QUl/Xdi+oHsAtHba/NSdaI71hS3uUHuHfzfpL6jd19gyPjGoo4KPvaaolL4vuYbLa9OAfZPQk8eX/Xyg4LuHd7iv5Qg5j43GkG24EbedD24pwj3g/b0dImCPAZ3xH29ypi4ms1MEjMiW/kLduLcw1At8oja4L8Fg8J+Y1lxOSv5BJrFGFF/SD4anttjgHqVjmScmHPgHt3jnA5S0y8e5fFBfGdTK22vTiXwHSrHBNS9wxw736hj0ITE+/eZdEJ3Mpu24tziNAzwRCkTBDAvTvMHqyp88hlIDPUu3dZxKfFt9Knmq1A0K3yyJgguHuXyQPxgN69y+O5+Fb6SJ08NN0qh4wJQnbvUnkvHtC7d3mcA35rX5IyC+63KkTCBOG6d1H+igf07l0em4Cf2qdiZqDrVjlesU0QSfeukEaxje7du1yAd81922tzAI5ulYdrgii6d8vZIl6bd+9yAQrr/7K9NvvwdKscXBNEj3u3AKA0/wOpAWuZ08Av3Wp7cbbh6lY5mCYI4N6Va5V6WTygd+9y6QB+aDnvSdUgoVvl4JkgwBmtd+/aZ0J8N2v7sFVGt8rDMkG8e9dpHonv5h/ba7OJnG6Vg2WCROne9VnTbE4Cv3O77cVZI96nlBPOMUG8e9dpWoGf+ZTtxdlCQbfKQTdBvHvXcYD312Pba7OEim6Vp486l3fvOg7g7piyvTYrKOpWOcgmiHb3LpA07d27EhwHfuWNthdnAWXdKgfVBPHuXcdZB/zIZ2wvLno06FY5iCYI4N49IbUB797VzE/xDX1qe21Ro0W3ykMzQUbEA3j3rhPcE9/QaYWqgA5Q37Jp18ET56/eGHw0/Obd6Ojo2HiWn+l/fhp5Pjx4Z+DymWP7tm9Yk+9ovfYt4/kH+gtlSZKeb6D2rnfvOsER4DfebHtxMjR3dl+4+ejt2AzyABeQmvo+8ujmFeDdW8rs4WPYn1BMEO/edZ41QE7/eduL45Bo6+odGB5liIU8X9pjsfvYHxFMEO/edZ/v4lv6wvbaiKw/eGX4R4Rl0O9kOvzWf8P+DDdBtBZnyGDSvdu27/yF3kM11yP6tviWzjpvgDTvPHPvI1DnzgSz+douHUCB7yy4CVI5xRnWXhrLjzPWV1tpuoeAX3ir7cUBxDedevBDQ81mLqNtyytATZA/mAlSKe7dxLnCd9Bsn/PvTY00A4oJOU4iYpr29r+exZ5OM2R1qzyD2B+/QvYBHEbKVWMEjm8U3Lttn0vGGpGuxl2BfBHf09e21xZCc/e97xY+Gzlmi+rmKZsglRG9e7j8VfSjhupr3hD/SAt1+OVRkth19VOEdngZoyUx/4omSEW4d+tCDdTPtXPauB/4feUOcc3Q1jtsSadaZqisMTx0epQFPAWpBPdu66fw8eTCJyuRRuAo+IrtxeVJdN39gz2KppkNq0msZIIABr4r7t0Q3SpP7aQHCd4QGd7aXluG+gODGnvwyfIlNJ+yHrDecgAmCCBc2t27UgXHEwNig2axZuIdr4nv6mKZRhE1zcefLWCPYBTcEZhiKibID/FVTrh324Ba8GkbvVZMkC7gJuy2urLmU2+wOMBoCNWtcuCnIKsEV0Idtl1w74p1qxy1kmDasCi+B/32lhXvGsLezVERrlvlkTZBXosvSUk1SNXq3oV0qzw2TBAbCg3wWbYW9dl5ywGbI49It8ohewpyAHj+5IorbRYPyP4dYd0qx4KFAO9Xw9H3Vu4X34KlhshXk2ZdHxA1GTWAbpWjAwsAS+4Pu<text:soft-page-break/>aoF6E4kGRmq0b2L6VY5ojdBLgbBbzndUwFIEd4b9WJi8YOvbZ4BlvKlDV0xaoIslNvoLYBxLhvYo829G34mGELUJsimjCmQ7I84/qsO8BANRLuU2JpLQNCFBWDdKg9qgsyWNpTfCmQOBrKBobqidym6VZ5eqYXKsqzKfsLfWVoB0qA/R7qQ7Y8AX4EFUN0qR/1XbKDUncKo8OYB+As5I/eC1OTepelWOaI1QVaSweeORzktVBQ/GZ051HAKPWyLGIJulQM1QdI/6fVN+T/efhtLcpSsDa7FvUvWrXJEaYLsL/BoRGqmbwduwIGI1rDuhuXoqnJIulWOo5Tx/r5+OPjwIyEDOMyex6nX4d5l6FY5ojNB1hQVCIjSTE8Ar7+bkayg474bB4EFEHWrPKgJwmBaLmy6XTwi2b3L0a3yRGaCvCqeN0oz/VX41jN8jWD6LUMueaxygGeC5eCBWHQkfSK7xSMS3buEM8FyogrEulg2c3RmevncK6SMp8J0cepORQVDt8pBMEGIpNbL3Ucg2J7m3mXrVjl+RmKCbArx3ERmpm8Ftn/Y6MzxI64Z5RnmJMJdSSYIBdm6lSfEQ5LCHSV0qxxRmCCCKIWIzPQ4YDTeMTnx4cgOypdmZsbHiWocU7fKo8kESW3CpwoF6LZKEHem36qICEwQUZ3PiMz05+LNj5mbdZ/cB53CwviHZ3f6z/Uc3LmpbX1zc66EaCtNvWbrVjnwUxAS0m/jc+Ix8SgISd0qx6LxU5D9wl8uGjMduLcpU8Uqdn1Q+EmEP9XYy9vnD24Kr9HUQxlBRrfKocUEmZe0PmKxU+JBj2LXSutWOUybIGug2q9RmOlA6Cd+c6XYCoR3SzHxaqBn5zpwzrOEYeR0qxw6TBBW+9sigF4uSJqCim6Vw7AJAvhXg2jMdCCafNDAdBufaazRM/958OxuURZSIUAA3zJ3lUq2qJsgX+XnB6qVPgcvVNKt8hg1QYA2QjnMm+nD4sl/ap9s9V1d5x3Jb/d6OsgKKKCB5JDXrXIomyALCk27gOo+i9Dzo6hb5WcwaIKEuXZLMG6mA86PoFXvVInzeoqsz7y6soen90KB/Bm+K/e0blfcmspreDUw7mnhVeq6VQ5zJgiegBaYN9OBWkxBj9aZ9oGZD0Rmn/Vu4E+9CvlsTapXJ9+n9GVUU2WB78BfUVFpHbpVDmMmCNDCqRDDZvqEeGbJcNJQNsCmFoXk+yvbJV8WmE/gjfpLCKjJjvIuoTQ1EN8e3A2/RItulceQCSJ27ZZg1kx/LJ5YLhs6jOZbqmGIP+8cVPiQo5l+GgriXZXe22fFzgGgphR2hM7SrT5iVoAZEwR07ZZg0kyHbFddX64eKOeawJcrij2nE2PIDEkNBY1kFfqvqr8u6F5OlrvpObpVqj+OeseNmCBX6GsMgvHtB</text:p>
      <text:p text:style-name="Standard">laQow2YVk8hlzYgTREn+f689MnZP3ZjH2sNJghUcA/gvfLLD+qVl37CB0q0t6MM3ervnvQFT7G/MmKC9HCqPBk004G8bx37TlxSqIOYfHVKU2Mv1NjTYILEzksc7jzVUNkJ8S6P7in42w7O2+ptNoaiGU6aDwyZIBtZEazGzPSH4jkn1UffRnHSCfhyTl/XO/yEQkdN7n1cN29S/ti8gP+waT715gIM6g49ZRiCKy/lrXZMkEQ/531jykyHgpMkfKlFNN6WPi6fuK5oc5TQjlar0lFTtZ3nNp3QU8e1gzDV5LuRVz9ZXpK//z47dkyQWGwP4F0tx4yZvg6YUXy8ROKAbHOC+aEu7fokGiSlwwRJv/PoByGpQV0tL0sboengbWF8qh0TJBZb/YKzZDOn6b/EE8q1o8jTBGhuIN9ON5qwtiIxQWKxLdBxRCGj+oqAkwKUWZQYvE12TJCYC2Y6EFw3rTDdLrmCb0tPdunbWhHRmCBpjvwk7PPnMT2TZaljHBaQ+LunZAZLJkiaDbbNdEjxkN503XUpy2PiisEWqdGYIGniRzGvxOduvS86oJKZDG/LfwVbJoh9Mx1yn5+THHOzlNvq7WG1QAuMaEyQLDuHxG7tqVva37WNOj8g4VqKLRMkZt1MBw6X4QQCEfE+iXKhqady1Wc5RGSCZGk49DCksGHq2/WdJowrIBGUS5lulcOeCZJ+hQN54OXoNtPviKealfkt11Mt1AIW73fo3VQokZkgedYfv/58LH9cvfT348NLXbo8VqUkFM6ZignRrXJ0WjNBYnbN9MPAVBLv9EP82NC5G3CCrDYiM0EKSaxta2s1XSxqu57ETOjRsmeCxKyepq8Cbu1F7mCJm+wfaupydEWHIzRBIuYW97aHIdCt8qAmiMnu6BbNdIHWkRob7OY+uS0fGZvI7WQg0s5ZqAnyNuIuLLqo01Bw7x38GW9EHddG09Gtmek3Q4YfH+ymlD4oYT83kn3+asR95aI2QaKjXTXnKfkf9mrATRCjRXlXWzLTSytgjA/2SNkDcdYnMM3SoMHjDgGoCZICdQyH2a2WhDa1D58CNUF+mXJA5LBjpjcWxAxNDvfK1mVYx/RbLQ226Fk/j+o1QdA6LRBCv1URVk2QmK3T9Hx829/hXoVcpF3MzszPIu4mt0KUpyDRghaMEoLrVjmagGi9HIaL8lox0wfSX9fhc51KY/Tyvu7fDDhSiVSvCRLrY/0G/4D9VoXggVim+4JYMNO3nFVNtogPsH6PmXM2X9HVa4LETkjZIO8YZqBtE8T2aboUzawc86WbETutSqleEyS+j18sm6pb5bFtgsRcCHrnsYES0b3CK3plUFNUrwkS6+DWOqXrVjmsmyAxZ3LTiezjeN4nDtpdbJYqNkFi9fdYXvbn7EZ69k0Q+0HvHC4wamum7pjWTmmgPTtMBGJFxR70Db/CDKkFWwlnsFGjaE3oQm46hTixTmqWb+YKeTGpXhMkTX0/TUFPDcp1YXXABLF3ms6jnrHKhUtm859YVLEJkmbtIO7ISr2Q1YNwE0SxsgeNCjDTVzGapY<text:soft-page-break/>0otxHQSTWbIBlabsAq5NKwwnmXCyZIzIHcdIwWrLDtP+Yj6HbKAjdBdtheohqNJ94Jjdifion+Tpggzpvpm+g20kfLPrYQUBPkVyS/sUHiLb3Py98Cix/+k+0l/Q8nTJCY22b6TnI5zaXLLirzqAlyz/YKNRDf2HPj2deprEI0M/b23pldGir+OmOCuHyafphchWFMLbTLFKgJktpme4n6qNP8MXTEBIk5a6afpB57pG5peWMZADVBRl387DkCboJEddTl5Gl6L9UymuyKZD1SoCaI1YNXxwF6H+eIyARx0kw/TV0RJzY0ejAT5FckJzZrth08efHGg+HXIyOjo6OfRkZePLnbf+7Y3o2ufnizNKIdVyMyQWLumekXiOKRsh88CYKaIGbfNQ3bTt16+R3oIPT30+P+w+2O3kN3TBDXTtOpeThTDutWOTAT5Iupieu2X3j6k/iWmf9097h7/nFnTkFy8Mz00q5zWqGKx/uIyr6pcATZgwkXVt2egffsEqyTT89FUWOSBdD9OMetCBfjzGk6sZVxWWdIN0FMkAe651vbMyxdiWd8sNuN+Oc86ClI0mDN0TIcMdOJqbRzBwzNrxnEBJmp0zlZ67kPioVAF1/2OHSsj1bEehrpclww04mdqcf19g80CJKOTigLRWTtBT2N0OafHHTmy4yZIEsSVQYVsH+aTqyk/zba+6IEfApyV88k8a5htfptRfwdcMVex05BZBKwVLBspp+gqQd3tWolpgFNkDEdM6y+ItduTkxq5LALbt/6B8g6o7TQs1g9TT9ECipJ9mmd1Dj10C1NqScStt0GjjjkGT/XoGHzSrSjWTSvI1+TRTN9P0lFmKm48lGbILFX9TPseK6nN0cI01flEmR1cRSvJjRqYVm2zPRdpNfgL6fyBGncAPZzSWnkzWiYkhLz0baHKKKeUnrgvY2V8fqmf9GkqG4l1R77XImFDRqB4sGPFMbdNGzs27GMNQnBdasMr+wsjmOma2q1vYHU3OO1Q955BrfFO/ooPei6IePSkWH6tA1L/QitUuNVC0vLQD9NV3n/FbAGbWCaYcgZzzyPreItjUsOWd/Hr/UpyQ99hzTUzVHLOlmLwKOa6eN6IhLqP1EmG9Aylw3E3+MFuQG7dXt0QZ4rdKaQgKZbpZm2GKJPMtM1VeGIPyPMlWK383QH4HMsM9xatICBZhb6IlSy6D2K/4tuUeVQTtM1LTCsR2EpS0f0zGWFV+J9SaiMPeTSFfr4GlWWf/1d8ppm7fqfcTP9g563Ctr1Ic1ihQQkhvNGvDG2irCe2WlOE0v9kRh/7YwD6u4oFgSBmOmzetTSg4Rj88XIbUStjAo3luIO1W3h45HjcwRHT0S/VRZNsWsqwGa6HtduJ8GZvOB8qiBIXHz0OcsbqekR/fnRzpzpKpV1gCO8jLsuRIhBZroe1+66v/itmN+lZSprdIq39ps10PY/jAfIAE+Mnj9xdKvkZZMrYSDMTdfj2q0jeHbnKrxWLZQTyYqQYLYpNcAPg4k3HN3q7x4nvh5Zws10Ta7d+/i9mLVYaHBVZ2eHckhLPfCJfEgfpo5wr4wzZ8ooZvitqP3UoyLUTNfj2j1N+EW2apmJT+Lg01zQy+zok6s9O+SdiZB/jt7noEVs5EdJykxMB0u3cq2uU4iZrse1uwNXGBbUbI9m6fddd6nlJSsmrZDHaT91lE2WTY9/PDVwas3TrfTPr0qpmT6rJTNq3SR6M5bUHLv7J5JyB1vNwiO9rJhsp4tJ3Udof9RxJForl7AwMzU+Pv57ZkY5rPGD7vTmCtatlik5Tdfi2oWfnCzJw0qLHgoky0Cv+4atjComCTB25hdxPb2MNqXFLIw+GTi9f0trQTbgqo4d3RfvvPwlLSg/9Z6EsHQrXj/1CCk00/W4dgfRu5FSSsA/ljMfzvOvxKu/LoOJyeq34OV3aOu5TF1OEQvvr3VD7eAbt/feH5MSkr86K09Vum61zD8zXY9r9xR+O84qDL9ylLbAP+Znn8KJxOQoEuVJMz+ucZeT1kvf9m0jBYSsPnCb3rF5hRltPsU6jm414qRutcyyma7HtbsRz6dVOQMqsJjYWWb7uY/LMsVisuo05nKaI5m6nFPl3DIeHmId5LWfe8/9jMxpOrKtDt1qmdxDp8W1W/8dvR8K1VvqBwp/cK4PC7eLYGZHXw4/eDmOP3P3KavB1dAiFh4dlKh/tO4cs7ycnpCfw1WiWy2TOU3X49rFU8Seyc+zoVj4JnlJ1Dt4T4oClJcwVN2hnB990uc0GwZIOc7LKDreM8SvMT5bbutWK/RMaonaPYzej0/y9ZfKTvx5vTD7OY+JCt8Ji+HYHqlnajUtG3t/MmabVU0JaXhJn8x93WoZLadDLWiU9rj066K+XF9PsZ6byBIsCN45hudq8a662zV+8AN9wmm1Ts7NDDV2aq/y1iqJBHprZjbIjr1xLGS4MY5KbqQeYQiT+KII8Td5lu5q6oeyl26ITLYqzLMaPWL6x0gllnVSAG3ysSRtix0Iz16mxznFWui/mxp4B7395Da+DzWWUDgQ9oYJ5bu8o7+JHk6WGqgU3UoTuzGzLCV9Pt8nGHqR/j3aTf7h1PiJnk9solYq+Lxd9n6FkugFKtoV8U62VHj9O/J9+rtb6+bcpxktjdIvOXKTuKYEPdGCcG6phUPYQlrw8LQsfzXV6Ctg1T2iZ0m2AxY9Vr/WdKtYbAi7JS8kv6cboJPgk9RRrpN/OiVeYOsAC78X8NBEN5T4LmKIzQWp4cl2Vc3pVmn1FrsnPyS12i5QHZmhvocoxbjUmUHN6YekcSZMeXbqB2jtJmS0n03UBqKTFXAmqJlVmNYwJ+m6OoUkkzwmjsPwqyiAlvNC+xtneWqwldZ2UmDWVAt74DpqgcTa063w2L/UQblx8VM9YgmtSNy7aHGa7ZRc83mzDcaan1C28oltoxMPYCvnTFAjB7G7Imeb1xOqPY6TTuQjce9+xk5Zmynpgj+Ntyk9S5FSbpzcepp2NVlrfqsMq7ByPnK2eTPpzPs6Zago3Lt4cADlzf0ygt4cO<text:soft-page-break/>wg+tBQ5STgHzcB7q+m8s7J4jNyVn1K2+VqaQkvKtY3AvTuNWlgnCKNE0/yiheBFm2TFRALdHv5Rk7oVrl0tbpEZtY2a4UPJtTXv3p1BxbQND/tO4qfvemggtBNjZdhQuojXWLzVMk3Y11oqYXALPS77HD6acffuFJqcGseDBOeiq7gaJ3SrIR8uxWIbCSePtei3yoBlwkn1k+uki8f7Dnw4PG9LjV/4GvCC9rN6A0oQcH/TLN1YwLMhnatvFRVbkBOnCRln/k5yCtosqb6yYffuCG5Ut6I7mpJSQ+XpQ7f1lDpUPZrZUJN+qwxxpNZuUiYjrYvcS/QF6R1n1r2bvEJ4NaJpQ1PG/bql4AKCRpPlOYINVKu6VSzWi9wZmZOPvdRIhTmiimzUvfuDUtniKDbKTMRfjwyoijVJdDwijmvSC6Q6WY18Wd9L3Jmd1K/HJ4LlkQVw7w7tO3v79S/pSm3B4hXKSXM9djI4r5ZEKwnq1iMdLsXq4JD9yd01Kx6xB/D9neXH8ZDFg/FWAp6DnHMt0Z4VE3argeR92gaxN/WSpV5BWNT1Iim7dyc4xpjEM1At7ED8ehKhRJ3EXmMTjDcu4N4t8slnxeQVWUzm7xE/YC2Yf8B0EycRiRFkYc8po1yCRvhoMNjSdRJIWOxL/pBbiOl1Lzm3HVhmWE1umph8Pk8OBcECS2RTx9RpxgKbKWd60GEj7xi+ykB8+jP8L2s7oTNbmiVeBo/49b0E5MMCYrLw5iKjrshW5Cv7jLUZvbQj76MvhDF+iy9P1apfN0MTcojXwx5xDa1W0zQvwwZw7/7Er86Kycsvf3MP+fzY63u923jR30Cn9OwatFQ+luUAIrx4sf0GYIThCHbgLAPwnUWTTctoomWffmHW9QDcu5zD/frmZqlWlkjpxvnIDz6KQXwH31EvyGbgalt9wlwAsToZ4Ql56mlF3B5yq9kBZzQK5YDJwN0QguMRLAEijqzvKDbAPvG1Y1FswFWQpEF+AQ4sTj5Lim/MAu7dM+zB2OyC9/PE/AoQkLqXP7EPyHHxtcRWKFVJJ6y48n1XiLqWY54a81AA1b1rhtfgfqTC0zSD1E3GKuUDXppTkazfTeBiYPwGNpT0oWBSRqFlunf1Aod+p5yo5QF/uD8hV18QX6rWaLKiQbKi2G1w9lBO5b5J5WfKuXc1AUcYkJqFGGc1XFoROYm9KL6ydr27Cbie6w9u/YsOyrngeyllRM29q8gaMNbybwTZ5hR6wNuOHKID3w9mEnsVgcTtctWGRkoG0wu5Ngya3LtywN5TtGBWVIBxJilYCwWiPwmpndVJHRyQSi3btkyckr98XzIMFPj9jLt3E2BZ4g+mpyezEdRur4HXAub9YETLdw748zHL7YNDKS52TzZKGo3eNQhopaUcOj27Ay30L2imAQ7s8aiW7xgJIOQm89gxH+WDhPR+WipCGDbdu2DaoBvGeY5V4CEI6FSHsjMjTal3B/jz8ZUpHm0E23xAfrEW3bstUOLVolOJEWDTN9hOA+IoHkW0ereogz8fzGSfOkLXIUarqDIsunfBh+624cl5NEI+3iToVwcK+aXQukfVCPz54DqFQNU3xw2Fxdp070LZFQuO1doE3LSIIwrqi/NVthlVBQNbH0lmB9RuaLAcSm4mi+7dDcY2ZYB66AMCetpOQtt0yciKCLiaLfOGEIwPtSg3YLWmNZz/gE0lzYe2MIGciCmoqy34Gghu11p1hsQ4dDvmeb5dvCt08FjtBlt070IxBvbjdktZDeUrgAmbsDn6zjFF0jRwMAIz/Bx6xeYYUdRgAfeu4fC5Dmhb28zOLQFYkxdUsBALcnaAex5W0YB9ByZJ/WpW2IpGJX7iDVgOELliWMU5D2xr1OzUUkCJgEko9G0v9iMujlzZXWmFGlqOP3grc10XeCd4Ef+NaBODMeX8CHvu3TfAvmxV9AGBHO1QFkic1LR6dvTJ1Z7tFSEma7sHs7oxZHWJAPN9fvEeuUHsnk6x00hKseferQf0+XmrNRlEQH57sCk6KbUtz+LY8EBvl3PeiRWWZSODRO4znO/DKwi3B4srWVSPT7Dn3t0PbAx82qzRCEj0JHRhOyFAqAQnvyaFspFBwjkN5vvwPh8NmHaV4uewl2GvOMMtYGeOtlJ6CiwZPNaSbkDkztekVDYy/GKPAuf78D4f6MG5SlTJMvbcu4A2P20+b1EK6KwW7P1G6j8IYFlMwmQjC9sAuQrtkvf5wIr30oq/YgCZJWZf4g2Aa+6e0ZnlaQBqg8OhhkgNPCKzo9GLiVA2MnANkAawZCLr81H3A7lZ36WqsZVizb0LNR1xtm4BoCfBuRwb5FtElBOZmICykYFrgICRibzPB3YyOMOocAtgzb17Rby1RdUzHWNAoUNwOD6h4SeX2U83D5q7U6hsZOAaIGC5b0bD01isHWkSxW1QL8CeexdIjXptdmYFoFwnuBJvM5hJLM1MvwkXF0k2svAMkG3QUL9Z72NMYVVIiCrEnnsXyNB3uGwB8AJEIocOID+oLNOai6DQZSMDzwABnbvnOSNhLR0/aVJ+rEXvNgObczhpCOjUjLVhMKBhZUld1bY7nmxkYBkgjVDrsznOkXAD8jWe0hXzac29C1QtmHM44ht4b2G6OCUPVA4tO+PLRgaWAXIaGomV44cULNFkfMQsRu8CVWndNT9isXXAj4K9ANfTmhvxUd6VnGxk4RggUHuOJc5ALUgPTn11v625d4HQsv+MTqwIkMuBhuRvIjbH46K0IQXZyMAwQMBDUlZJOKSTwZg+r5419y5QkfCA0YkVAT64aLRPvAtrRCqH9GYUZSMDwwABo205tc62wyfnS/pyh+y5d4EkS5mo6cgANF9CzfFdc+AvK4nURjTIRga6AdII7f0dZ+kf4CVdYt8LIdbcu3FxdMms0<text:soft-page-break/>YlVAUKwKK/SnUhPSinYm9AkG1nIbzOwLANHZ0BaI3zRqPgA5/1m3but4ondqbobBpAUPEK5vk3bg/kP1gZ0ykYGsgECdQccZ7gs42CCbrDErA8E4qJ796HRiVWpEwdS0arpNkFB8nKQF69bNjJQDZAWyGjgqERIoygdQe0rANG7Zt27R8UTO+2+gs79F4kj9CDeSTakWU3IRgaqAQK0CULqTxaDFCf9ptWtZM29Cxx/8NvCRwqgJlDdiuuGwJ+YDTqhKdnIQjRAoMMPLPSgEODJSZNCmnkxsebeBaKTdxmdWBng2aY73g5Q+h2RAacyKhsZaAYIWMyJoasgnw+95SjtuXeB3MgNZmdWBTDZOumjxI9h6T0MhLMYl40MtEcSigj5w7DOwRiVYFpvNPMe8UyGo3efiGd2rCZBKX3ilfMSLncO68qZCh0+EtnIQDNAoNcBw6RGOuuwUkhwrLl3gSpIKYejEzMA1aa57RLXnnmvRUTKBm7teQAWudULxbjuBK5PMhq9wLWtv2h+duwVZ3grnHjG7MTKHBLfMwnPQvPBWx+Vz9SLh+yOUjZ+3T9O8j3dAMZ4Qb9dcbCkj2bj3GbtXXHZ7QmzEysDFAvlFcf8R9uB83ffjMt/SopHAwsU6mRyuJdanjAO9auFEy+LgNOitNc0B7woHbrnKkacC+F6z0ogJOeM0sB1HfslxaR4nEv8AfgwZCPDdmCoWUZb8k/QmhaVi4mWEAfCSZd+vrp1dm+bKS+vOE/1h6EZdQH81KwMURESYkJeoB6YspHhGjAco1YmEHURaEs5/wdUbSDP0vjIYF93J0PEaYjdGd90T6UZwNLUGDgaS7R19Q4Mj5HEpORKIzHCeSRkIwNUt4TRjvMFtLRZ5VLtpQDu3RK0i4nY9fhd2xxmALJ8+vTPRhKTkmtMGSCSshEDo1GDKbqK0gHmfeh8O+WA+4iGkFa6bp/dp0PpEsdgGm8KqsgO8e0xV3clo3TdEVqLJX9swgCRl40MUEwIIxcWLLjL7KxDAXDvgiTVvyafhYP/1rY9MwAfXbAErzrCn6vk73QbIGqykQH6ou0gj9IIpierOUdCAaJ3KWRM+N5tclVOxSlgYKMAB9gnviGaT29LEXrjS/5OpwGiLhtpGoFah4zXIRhaMqndRAbdu3RSX27s47dAFJ8Pzuvfp1YAF7xEuxgOQiO39A81GSBaZCMDcKTKcTqBxUkNnGdD7l0es0P7mSf7QHVRAy8CnQBvMcZBlwzCn6v0DzUYINpkIwNUNpEe0wk6d/8aeGoI7l064xebOXM/FI/keLtja5H54tJbpX+paIBolY00caDuFyNa4hG0Zi1HTyXsVLuNpcz1MyTkpngch6uLZgAqjG40OrH4/Vn6lwoGiG7ZyABVpaZ3emmCtJ0ZLb0+SoAaAEoxc4asZV0Wj+Js848cQPq42Tbm4tDVsj+VM0BMyEYGSN2j1y0BDyP0lSAuAOoWJskoVZ0EdmvYS6qKOHIsxXdTcBA3wS37U74BMj5kRjYyAH28F+iHFlDo1aKRNxPatl6CZD/tE3JYPMR1E3vVh7iAleHCXeJg67I/5RkgJmUjTQIoR0EPbQfzcweNLBw69ZdnhBQGA0RpDBvZrC4axQs3HBkjdm+W/SndADEsGxmAgIOglzwKdJadMmP4xc2US/5FWe1q8fVfjWxWF4BgM/J8ZBC/hsv/lmSARCAbGYBGeim6rxLKq31raOVgOx95ZikhA+I33JJZNV4RIL3WbEoy0Fmh/I9RAyQi2cggPgoORsmDgL5WU+dOUAtZFRYIIcvA2b3OApHauSVetwkf/D+AH6v8j0EDJELZSFMH+GWRlnQFQKGJk8ZKUSGFsKVZwL8gQCg/2ifAJkBfhkNGJwYqE5T/sdAAiVY2MkDH3uR8ceiI0WDBzc3iKupqzKLfACBh/5ax/aoD2WxmjwfF7t2w+j5hBkj0spEBKHy1QNaku8SDBCmD/TCM5Sr/xqpY9YivpWul0bNZvOxFsxUngXPJkL8u/WHtyEYGoB4rqeB9lrviQYI3BhcPxXmoMYKcg2wRX5o0ESygiTPiZX8xOzMQvRry14UGiD3ZSJMAYtsJDYXyQO1quVXHWMT7dRXxY26+DlDtdpvcsRpA5zvDfRnE7t2wuvHLBohV2cgAvAfpqVFQBBen/IkE8d2GqoktwXGGccCBdc3ojpWYFK/6gtGJAffuWNjfv3ZANjIAgUTzZIX0KvCc3TW5+gyJY6Nwv0NJRuHtA+HKhjUVBaAymXuMzgy4gULPJffR6hoaB2jKSe/jDSXy0fNzpYmvPnzt6VfdXVuQcgVAnlHKbCCsAkDYsWGrCTiXvGl0YkUAs4lc7qUNeMj+mFx8Mc2d3X1Do/qSl2fASCzAExSciGrLXIADI8NeN8C963LAcz1g3pLbMANOEQvRrGt3nRzQ8zUBc4uhkwTDzRWkWQcoooZPbQD3</text:p>
      <text:p text:style-name="Standard">LqPAWuQAwYl0fzhUR4TRc0UvGr4mc2BCIRBDt6S9FJ4ezgOb7TY7NaCnuNwv/px42R+pY0DRyPT264ZIi0n/sKyYgCXtAF3edKUcWYAcHdM2E+DedblhCuCFIYdzQrGJN0wunsE6KaULjBwDIsUZJ6tR0gaoV1/NPqWQe9dl+fgpXje5GhLUmk13xw9FuF8TKL0YijlLtUe2JQZQFXLtxcOL4bp3HaEJeKOQ+0yKe8UE026+G3JfE0JwI9i4F+py7OIRYQI4HDTddbdC3buAeT5LfbQbgOfMcMyCGg27+6G2QBm<text:soft-page-break/>WmoDrjwIX/jUb7CfFQWC9c4bXW6HuXUCsyUl/UJcBw04RZRI9UORYAKd2rYJCv45GtgcyQOpH8NTw3BXq3gXCX8kKKWB+JB31cxbQNAw8NUhzIKDwi4NB7puhKByjQaSxinXvvhIvm/zqB/JzyS5im4BZ7GD9SODr62AQLxC6y6njJEeFuneBqgrU0Ek9+bkWiYNdr6AouVWQhe/aGXortFjTNYm40buO0CD+5JLL9EOx7RHEJmqgGbJBwNoSwOc3CLZHtX4a96G1Gq7cXqnuXSDc+TN1DKD3FD1A3i7HgScHrIwKXWg2b5JNO+RMMJyjU7HuXeD3HaKOAZwCuPWEiIkDp6Rgz/YGsEKd4SMFHtBhDaMKuSQV6t4FDlTJwe3iTsfBFZNr1wkQSgXnOoEdF0cdsjy3gGnIxoNIAfeu2bQsNYDA24PEIRoBr6FTL1CI9eI9TIMXQkkgxvuVcQCqcEThixa3+3XavQu8+6kBREBZvEXHO40VIA6lSsIXivvYpplwppAJ0HQwiELFqVD3rrh2CTn5A0gpqIjTjxzvxLuAIkxisRPgg2c46I9MIxhHMwdvUQMV6t5dI172N+oYwOmay3UESwDOzuAyAXVQzF+QtJYdVgzQUy2IIgehQt27QAYD6LYpRNyOyO06tMUA3h0kbwjKkgqCr054uLeBxvmSeQsAcO+6kiAUBtAEiXryHQdSjjqMLl4rQLtmRD5WwTlXZDegQergPvGPzK+gQt27gO1wijhEu3gIcoC8AwD+FUw5h3WXxS2RrB8EqcEawQqrL3qXuuxD4iHeG127VprFCsgSdm0rUKA1zZh1J14XXD3vZQRLqNDoXSC0m5o82Cce4o7RtWsFUDQn0YvBM8II6kcirAY9CEEqChdChbp3gXIW1HhnoPyiy5plCUCI/if04rVQ4/fAdrG4OJSkEiAZxGEkWnd29/Se6T1+cCu15EmFuneBYsXwqXEBwMFBZQTvZoBCkAkZwoh+v2jVyQv1TU2Tgqtwl7DlwqPvharo0o8XN093rce+ARXq3q0TK6bkCsvig6cUWFzNJRrGgAeI0ONhDVI26JfFLMpupHT3Y/JIif1DU4JBMDGpUPcuUDb3OXGIevHtxxV3VwAzI/YSBsC6WL231tG2ExHdhTbiQOtvTCObBMSkQt27gFpBrQ23UTxEpbiv4qB9naTEXtT9Qp4c8mmrZtZDbSEzEI+5Nj1ldCEqF5MKjd7dJ172RfUhwMoG7lD/BPyxaYom4P/KYacc1ipIccwwQXLDtA7J9FcpEJMKjd4FsqOooSFA0156czabtH+Bf2UwffAfUOmcLDbO0ZvA4GLqz5y4oFQKf+nHy5tiB5/T7l2gNjVF684A1PYxXTFGC0ewUqNbaeNswmoxps6Y3UgIDWDOR4Z3hFE6kBeIGk67d4GHm+qSBKJ3iU+WTeqhtrtZflOHgmoQZ0lFXdK9ATn4SL+8CQFyPdq7chXhsnsXihyiqoWAXuFsj7EVMN0qYGQI12GqfpA6b3IvZTSiKh/cvSFLHA4uU8dl9y708qcen4ufiiWXNcssqG4VBEl6j8jtuA0bZbZUMxAbkecbGnvfAFYG04HL7l0g/GqBOoToxIihmVgC160Cnl+W8Kq9Fdk7Yz36OQuWUAW4ETVglHHZvQs0CKM21YyL3eIfjC5dGYJuxQy+qAeCVJd5brqMZ56t2LlHQPAvNgLNPHXhsnsXaGZKDS9ZJd656YqVahB0q4AeRZBjMxzonuVzJE29DyMRkxneY9+yBGrfq+O0exc4tqH2NugQb912WDcESbdKayDMBMgLhDGnzGsU8X7Ccd4s+uYGo2404aR7d2Pf69+I147qdgM6DzpcmpqkWwUSzhWgo+0KS+dMbKmA1aT3Pno6BRyO6YP3gY6EHa8JbxeqXXpAPES03kwONN0qCH6zy96sHqeM+9qo53sP0vAnB1paZhuh+Zw6zrl362+SQmnuE4c7Jh7C1eIlRN0qbZxLZEZvISj+QfB3v/5t5UlQdKsg+IgFFDeRJF0Z19y7TUSXBDV8t1c8BNT51SJU3YrR3roQuFzcMqm7hiqybQUiAQuYRL9g1JeIIo65dxvQgLU81JMswCJ1s/YuVbcKgg9yORv3aKNPmHh9NNykRaEvopmdO2QCdiVwzL1LdklQwyr+Ew/hSOXAIsi6VfoBljQSyF7Rp9T+XGQOE3WiFKr6xglHOTpwzL27n7xwqnENJDc7WByOrlsFs6y07EIaaSpOECzd1qpkbaA4z7LgLz+wr6JGHHPv0h8Pqt0EpN5FchDGgq5bBQs75adpJTmQMkye0ZZ3u/4BOcEPz1trIO9AEbfcu130hfcShwS0bdc6OzN0q2BeyW7cAjaVKuL3SS31eVvu0b2xb/AZgY55enGlvH0OxgNCrS4KGDTOtL7IsZ7qmkgzo9hZczsjZ2KyX7nMS/ttQmDLMh/x3yWOZdNrwy0fJ9DLuRRqLs9D8RARReIRYehWwc+NqrN1MR7YYPY6tYZIGPF9rzi+plGCzdPNGE+JpFMVoNYyVk4t+fdIPIS1kjYhcHSr4LWGX20vR0DST22vZJHedX28c7zvFK2XbOir8lpu04Y4yFh5D3FMoPaHQ647ht8qSPVrWfhhZnjGzIN9bEtkzel3zGOK7xSn9TrU0v8zeOHAwWNnbjz/znsNlLJb4saa4ypj5dTgEKDAtdG9sODoVn91nejuJ0WaFDL98AjDp7Hx4ltGSaoco6TxsSjkkd0Fb5DWPb3SYkINEo8ITjj/UeKYQFsyJxonxZi61Vt9XundEoUNkh+v7Sdodx0nHoD9BAV8oJ23ALW608wcDrtGRkymHTs8n2Gsnfr9ANqSWW97kaOdelwXaNOt8mzn3PCCRXx/1Le3RTBm3aajA6/EOc0gb2gek0ZQM/wB+RLiHDFZMhekKQWQylQO1T4H/LvGe6KSYOlWmlsZbVCIgV0ce3W3/+zRvTs7O9s3dnbuOXDiwrWh9xMKYVEPiB90MMhinPJ9JYnJPLXCWlQAoejlUM/<text:soft-page-break/>PHT8frCdGC2Z5qz0tY3UECdxEUuR0NaiQ1xKnFVtOTMbCxeSLc+F5rEpG1Bw3IL5kjdHdkLCnW+VBavtGx9Jx8poh765MkdQwMfl91iHvZp6PnPtJLU8NdIYRqdDRwdGtpsy0iYxfiyhQHGaS0aoI6Mb2R+FMK690jU/9eXPLLb9ujgTLuUCNbwcaOygfQivC0q3eGUt5PUAPxjLGB8buGgCBPmvqJjnAVtYdpWqrV8RDKMYwqcLSrW4bdEa3R5RLIWaQ89oHGrosORUOopnTrFt6nTgqEOlp1z+xx75utUwjEKQWAbO8Ovp7xCONGLpBTgDU2g2B2pq5RzxEt9HtIBxiaJPvjWeqHJY7CdHCJ2bwI9Dph/rSrEi+s+7qI+Koh8RDRF3Ov5Ad9NCL1NUIXCktQJdfoyTZXjmgwAQ16aESaeQF67wkDgt8jS8Y3Q8IozjN9L5IVhS/yA7H0sH3beyVAqm1rlZsKiGxYV/3wQ7mewHoQB0GtbcmYPVbzA1D+pEX8C6yLOD1EVSzLWFpQMIfC2jMlSAfdUdf5VTrhWfdHKfLRd6t/UYctl08xJDM9rTQTLXNI9GtVujGGyRr5YOUh/2oeEByryB7dBfmAP5gRHgBgehhUPsbNImHsJf8cp64yamIXWyrB9kR6fJMUlN4StgrHpJqlFqjrjRd7+lq6qXMeOhZ6rhitZr6CdLPK9oezfutytgYVWqefO2gLeJBZ1xKCQ1hVXnLLGol1zXM+5uiKh5iS3hKep+KxEkn1qmrVhJUDv9k/hIypIblM9qhLOyDGm+EflaFnggPkuqEAHXWw6FGF4qjulK2EqRWU/YXtW61QrzbeHWQEaXYWODt4vQBYbh4BME4pZQZ2n24FGr5wGfiIbTXzySynrA9C7rVColeo+XXRvg+3SKgOFa36vEUIRKPIEhex/VCtt5Lfb0Cyau2anPjiWCpa3aTf+t6eKe1dFIvlcPeoLDOSReSekJpHgWW/R39oLJdi1TvB1Cg2tZxaz0WUh7RmSDIzpcGAt/nBzUUPT4OzfBKfXwjiL8eWZYuwfZ0G/tWUzNhgHCEa+rblgOpg7eoUo5NH5vvaI58/3ZOS3xtCziJTIaUeRDxSPMR/NGBQx8BaP+tPMC5PKd3uFaAohFZqMGXpqnvHtH2EVkc1haE/AOaJ8nItIoMULnKswClxN5i32/qww28bUZ1bF2GfdjmqNWLzNN6TkeK+uLLHo3Vjq+Bc02Qj9wiA/96ZHklzhLj/wjviGuLiwPJ5/Xsnk8CKzQ864aGlWNDPyOTK4SFlz16S8V0wvNRQ1cjgygeabtTlAmT4AeP/qauDvgaW6v/BeQw5Bh16yR4TfeQZIbI+GC3/jr5Y/CcjpkgZPFI8zjcQgNiBkQkqR5QIJjDXgEwNMLEFRNkhcT2C895dd9S3+8dN/MGQjqfLzllgnDEI60dhp5bnGLd+BxUFQSo8GPvRbMOfdRCq2TapqPnxpu/hN8mOTZ8mVKHVJJmpDLqH4dOQSimeSGpsHgTclvOAqine0AGur0I99huLFJ2zsH2iDnW7Om99uRTuJgs/RoZvHy003Tp1hvIzXPnFIQrHkFovIlMBQ3q6d5u8RBf9N4LFmix+q+O1AcWEV+zceehk73n+voG+vv6Tvce37etLaqSrWswe5VaHs00POUqT7I0MrVBJu2AeroHRAMuWXwE42jGt3MmiEMAbYlzv6wbJojE1yPLt+Iyqczc2hyPqYsEVH3FSDkl1qCKvJMmiBs0AkUUszhxCiL19ciyeKEw3gRreBLKZ+oqgXYRVuvt7cXOpvWdgiRatx/s7uk9un9ni3t1ZaUAg7AyOHAKIi8ead4VRJdLFUmeoy4TqHtt0UCPEUwQHacg8S3nn3wv6JixODZ0dmsVCAka8G3dBFESj/Tz/a/+FFDtBnjHUn3rveIhfpi5M0TMmyD1B8PP9aaGDrt1AMlnLRbxbdsEURSPNC/yOYBQPh3wCFGDwIESPym7BVsNn4JsuA0E4M7c2aRrG3ZAYxDsnoKoi0f6NXYoOxQQrrcAVOWl1neDCsNbbqFl0gTZjmkgqde2EsT0ABz85rBpgugQjzQPMx5zIIXp4w7x/92nrrW8asQKtiu2GjNBNpJqpKglglumDm2Kbc8E0SQe6Y9g+h32Uvzft1aJ/+8jdbGAgU52ghnCkAnSdJPY3Tw15IIfVJI2LH/Lmgkie+4R9gsNNgBa+NGY+JSAXAIL8AUmbXeMMHIKsodRTGymV/+moqIb29wfO9Kv7euRBarV3A6dXlAdWFA9BOs9fPWbIHU3eEl/w2408pUB7RxvxQTRKx4QM+AtIL9Zge/wTZM3ioRuE6SN/W3/xWn66hROmiAalSuM12D4Lbm+AmDgjJm8UyTiI9hduM0Z7qBEItO823UHAVATJPp0dNrX44tMyHoZ/WD4LbnANFQb3n4mq85TkDpWk+wVkmcM7s8kcdwEifgUhPb1+LoqthcLISNwACy3Ok1dM9T604EnA80FIZsgrYArG8axnFQ6qAkSbS4I8euREdrVT2V/rBUyB+yAvkA10KGC0A7EsWkzQQ7LF6xKQdVlXMYtE4QhHmmOKxYYy4ZHvRf//yHqsgEDZMGBNCQ9pyCSulWeFK+LrDu0Y82GlqJr5M0Tj1isBbU9QbI14IBeZGQDHTJAXChprMME4futilmw3A9emiPYziIzQbjikeacStvHfcj2qTWwwIpJD7XfJgnUT0EUdKs8k9SWEa7hyimIhHjEYhs+S/9g01nVByjNu0A9GYgDp9SzTkR6K5ogarpVHnsN59Sod8MEkRKPWCzxHzEWqIwbuQGAQH+ySvAQmMaBYukUEwQ6BVHVrfKcj2y7enHCBJEUjzTbkHp3AlJ5lQKIRCW/<text:soft-page-break/>FyAd9YGuO6SEigmirlvlmDdZULJuw95jZ/v6+s4c3dOuu7uJAyaIvHikP4C3ZMqAD+evBlpLPaeuvhk4Ypix24tmGWkTpA5NhCDzwszWEjsuPBsv/AWWxoZ6pZo7i0BNEEM7W0FFPGK8iNI8i8sJ6vvFf0M+IYS8xE54sGLSJogm3SrHbv3baj7xNPzzNn5TX+wHboJQs+nkUBSPWKwJ63lRxsDypVBr2w3UDVwCBnmqeHM0IWeCdGttYvNJ96a6HkMOzLHzuvIL7JogyuKR5jCvuvFYw8qVQDeA09QdbIRunSPlWiVMEI26VQ6t8f6JHrQw5tw1TSkaNk2QJg3ikf4OvKCMkmehoHrAsPjPnpH3APkIrJbBKoBtgmjVrbK80bidI1Bmzwrzl/REMNgzQRKk5rKYeKQ5iX0E/3Gi4DLg9HuWXMkJaiBtrZFUKUwTRK9ulSWlzWzeAvVhLmJci4e9Hn2JmzJB4H5WeQjiEYuth8zkQorCSbcBf0jWKjdB07lS6oZlgmjXrbJoShiru8o49Qqt6c/GlgnSTtkpSTzSD8BFoNjOP64WXwS8Jv8jbwNSsO6ybohBGCYIT7caG7zQferCg5/oH05qqa3Yzkwx/aXjDWXJBHlM2B9RPNJswu9csjTWGjBcPpC3Aeku886kYJNNEI5ulRzcujz+pvvY206Hi/cQW/Gb79Yw7T1sFhMmSDPhjU8Xj/SX9xqSDjRT1gj4vPiPl8hP9mZoTgeypPLQTBCWbvW5qMpV6xv4rzWUBDsvcRyc0mAd4CaIgSyXE/jeOOKRZjvo9XtZHuQAPdr01GloVvtp6MuQTJA29DjsH8krpRrTRfDxVW8ahHV3EkDOVhCDmiBzLeqTlIC/qZjiEYslzgm/vxOhaTqAVk6uogh3UdjF3II5CCYIR7eaDNGXjkNf8JSqkg4k7MBo+HIdxeYYxsdggr7P2OKRZk1/6FPwqzc8ihs4AZki25NroKeCHMllHtQEIbk48rwJTerogy4pU295kLyd4VxSmzkDZoKktH9AsE+5jHikqT/xquR3nhk6KHrWgSrVAT2IB8iy1ej3Vwc1QciU61Z5oBMttVINMq2Il0n1KE2dATVBtKeCIBNKikeGhoPXXoxn3SmzY08u7gbCaKEKiPSvMlgLhq6nGQc3QYhM7ha9cDoAL9YjlbXvlk32ybK4FZ8BoQP5utIdnkSAAp9pZpVdyonm1biKNCFeAb3HTR3UUmVxncom9IKbICTCdascj8SXvVdY+VrFlU+o5vg2Aap4FnrINxHEPqe2WVYDiv4lx/DCWxnAr48M1AQhINStcjOILxxXWDgpEgliRO14svMXOoPuiuRIJ8S5SAoQQn4Jur68EXrsZm2Xci9E3QSZhD1ycXHY+aL8ss8oLzu4Ij97en6C60J3FYpGpALJhyiaPTYBai0juhBU7PvNLZ8NXpQX4e1aZAbgNEj6B12jIV4yJe8+ayT1eW3AB+KBZTZFUpoSOvRtJ48CWuhzjqSBZFEzQZKX0WccKG4pHSzIzoELQ7rMEEG3SjMvuzkhrcgHZDGK6FegjDvjk5wA7PzSqEjLqJggk7vwTwBgx8q+JzZrsJoCaROEolsFehNc8kCpExm+RlBBqhW499/pw4BbmXeq15i8CQL5rVYAqsLIfj+eS6+4GHpM9j9Qv9UySvZNOHXYmUsUrh/omJL+AVsHuuddcmFJn4IQdKsMH8QjSNofmj4f6R3wQ4hpulVm7PX4YGw2IZ+uKJqQAE1uOZFtoIq8aLL+Exs5EwTxW60g1jQXJNerpeNLlr9cE4SoW6V5LLk5GKi+c4ZfOvK/YLYA0zM89pvAl9yQufVLIGOCvCbqiPXisSXPP1apVFougWeCkHWrtOx3yG0OIY7lxQ4ambYIoIoJIwYL0ruDIOVWP3C2CULUrWJgurHk+TnkQWHDMUHIulVg7jR7PRJYnzLfBxaqwMwIngL6tQWMivCRwDVBJuhR+ofEo0iqIGhpgdSnW6f2dh3te0Go0pHcQ56XrlsFwT25reHETyIzTxo/PNgDzD7H0O/gevKO1FLMwzNBqLpVBkBjljsnXYcogzP9K5ZxfS/+xv+LnW/mYehWWjKwhGDFq/Qnnvxjzd6++++AFgXF5YAQ4I6OvxxoJ1UAwwSh61YZBsUDyQWZI3Ht94uidxLX0X29Je2Go1stGA0VRCMzjxmZNrH1wnPwUC8HI2o5Dtf0M+AfV4FsgkzsZI0LRGXLVcEBq3gslmWF7ketecpnjKNb/dgstS8yh5H5Z/Wn9q479ZxYUS7F8EvAZWAW7Dd8LoRqgnB0qwzAO0fulBTqVrywt/zvD2BNe3EThKVbPTbuYsWiazSf3Lf2jTL8m5yjPfgD4lgXJZIJkrzEPNMD3LuzUstsgZYXWiUZs2hRE8Qd3SpHE9ajQGMZ28bejzzn/ySjiQfyJaRXRIkEggnC1K1ioHtXrtgq0IRCVHUKPU+ETRCWbrVFalNM9iC/lLbDl8778/S95znKGB+Ol5l0KREkRjBBuLpVDHTvPpFaJNA/IiVQ/OvR4u6ACeKYbpXjFrKOzzo6McUPSgUecfKKgacjQwSHnRwQEyQpU/VDu3sXaPAoVFg7sLdgSmiCuKZb5ajHGgnKRF4WEz/2g77zIjif0E/gSOKfxQ6gCcLXrTJod+8C4Y4nhRcdg39RsQnikt+qkK2I02FJNT7jiFwrzwycNpvbYU3xd0TfYyqACfJKztsEuHflYk0BEQbS1+RMECd1qxxQFG2GMaXjtZ3yvdLTn1HGCX78GTwW1EvZBiITREq3yqDbvdskHu8vcJmUCeKmbpUjgT3Bt+THbkUeWgxOnm8bXKYpgnAyFgITRE63ihlw73aK7+Vb6DrcBClLR3fPb1XIRuTcU1p3T1zk+6yK+c3xDiBVi9gZCIZZ9T1kkZK6VcyAexc4c4VjArkmiMO6VY5zyJr+yLXS2MJsqBIGJ8JlNVJqw6F6vFnWlfXySyrUxdDu3r0iHhAp6MkzQVzWrfJgl<text:soft-page-break/>WdkcowSV5TKUub5ypkSrOaepldiGyZZVaJ9/lDJ2YzSvYsct7JMEFf9VoW0YEWOypoQo6xXscsL4PR5TIRpLAXM08syRsSxAt/eXJ+SIyRK9y5W+JtugjivW+VACioGU9xUEH43LgGs7KadSDTAD8ecvGn23xtLLzr1+/lRxSJnEbp3U6ggU02QCtCtcgClxbLwsrQSN3XVvQiCbZyJgRLNWeQ0ccPUNbdqyFCJ0L37B78aNUHeZUwQt/1WhawGU5XSrwzOY7pKtZJmIc8420CrYYaGnVYDUbp3RwjLQX0z/cTaoXmeWm63egBZH+jyLmYj46OJk2IZDZgrTkM3Cjdxx72bAzdBzlWKbpUD+yKSP2/boJYcErBqC8Qxt8Bvx05BdKG9OAPg3iW1pUU7lzP4aclvVUgDIs5UH+8BjTWTsqRYtYA3YCrtxwgqp1oAaD8YtXs3j77acrZ1qxyI82eR5vsB+6jKwSsTAbz3crhVME4XLrl3c+CnIDQc0K1yXIfX2U0Z45h+8RAm44STGMXG097O0QWAhBK54gwq7t0caOdyEj83R9GMhkIdLPCU9+5JfX7dAp6ytrEFrRLgWKSiFtxy7+ZAT0EI2DsTLGczGBEyiQ9wxMDXI+B+QPDk1fnqc2I5E71bhLIJ4oxulQPIOA4I76G9OiKuwhBUAxCABuwH02ZKGlvENfduDlUTxFa8lYj4R2i1WJj7VnY0e/LXq5u9e7dubG2Ow6JJL0KboR1</text:p>
      <text:p text:style-name="Standard">dyDix1GXFoD1697J4QIb9hp6CgLikW+UAnyzk7LkVKidWzuLbKzsKXK2N4KnJZ942TqOzjzp369UAonflWswpu3dzKJggjulWOXqBBcOJn01I8GwRU7d2lzpBgBdWwCv1E8MrCwfBiFtFeVVxz72bR9oEsRtvJeSleMVwqWx6Ju3iy+6QtMCmGeiacd6p3mr8W/amqs4JHXTv5sADscJx40ywlJZDwHcVrHAA2w8FTPUJarXBLUPP8zZCqFD4TEdlL1cA3LtSATU63Ls5pEwQB3Wrpq7Lz+G3LlQPdw/RsztxTpjm0AweJ80wKyBiDXrTPHXl4EkdN927OSRMEMf8VnXbzg79wF+4gN+CoM9kmOqFlJpr4LXM+jzxN/hyHlaNgLjp3s3DNkEc8lvFN/Tc+Uw8thAXzaO1yU4NwlmIq8EvcZIVphiLrYKaG+Z5Ui0qlqPu3RzMUxBndKuWQwNvOSEy4kMIpNFQji9oitUN8Hpuj8ltBLF/WSVeLFfduzlYJogTfivc2CgnJfQotFC6M/6HKzNr4NB4bjcrLFcqQ5UIiLPu3RwME8S6bpXY2DM4JhNG+EM4JEG7mgppN1QObIH85br8HhB2NWL799CCs+7dPFQTZPGc1Go1wTE2yhE2XCZkir2hORmb4NTDG8z9JihdFb6tY47qIoB7d/Ld/b7Dm5nFUfS5d3MQTRCLfiuusVGOqBJVI95r8ybVUQSrREvcT/sqSorz78oPVgTcu8tMsMREo3s3B8kEsaRbxbfxjY1yZkWuWVgpSpOiV82sKyu5WcRHrkN2I+WVMKNSttAJAPduCemvySWCmOh07+bATRBLfqvV15HSPURE96UNS/hOMhqZx47CY7HbIR6kWFrzjrUnZIM0zyonIybdW8RiotO9mwczQSz5rZRLqOdJilqigE2y0yweYK0Xzo6dYzecxmryZknJ9txwBMC9CzL5/kFaTEK0Gq3u3RyICWJHt2p6LXnnytcvmGET8oJOlbWRh9kND/eSfQtukrb3pKL9vIB7l0K5mOh17+aATBBLulUDsE8eS6IqbVgk+Rnuml/B4zED3WN4j/ccnyo5YwqovcugQEzEKrmUezeH2ASx5bfC0yCoiE5hNyOfD37tpU1wpOMUu9pAHe3pmZA7KHAC3IPI4O/7B0CNJCn3bh6RCWLrTJAU9kHip+itgVgfnAabyyCGHD+eqOkLaY8qzWnsQnDvakPOvZtfZ6hxaS3eqhHMOOKwICr40Qa/7L/JfIxXI8vma1hriZVehyv0LH0D8WfUgaR7N8ean+UD2ou3Oq/rnqSEj+Rt8DrJfjRI9vgM/8C7lRDLm+EHM0bYEbYRf0cdqBXXW1/W69tivBUnIRxEaEQ0wO0EjsutO45UQHzDH7KNeD5qN/5Hlj3E31EHikdFDcWutkm+MqCNtbq00v+EU0DVHBQK3W5DVs72icViHdRD0jcV6MfaSdybDqTdu8tse7qik09ctanQHtZzQ1JANXvQ8J2WblWM+fMXJCKmNlG7LkzxzjNdYDVxaxpQcO+usO7YvZEPn57077GbvnlGyw2BAtPhsB8Ft8Qq5GH+LJH310kVkNTdijPT9UQQUVBx7zoGoUIBzgikboAF3z+pvB1gxY0f6Z5hAzlGc7LS4rEUz88ZqLh3HQMt04zzC+zrHIeOpZJKbjusDVRKRgnqoB+jDXP79dplB3ljqii5d91CWT5+nIVLqIFm4SM15XIrUi9omh2omKaN6OZNM3lIaflRA9ZN1kkV9U5Rk4/px1g5arCcQkrVzwHXagiC9zKlR1pCzqdEvGpT3EGUoD1PdFFpmieAvHxMvbyyjfD6h06lWV2Zw6j/gSxSqi7HKsaLduk2MynVJlqMTQLK7l13kJKP+fc3jqynjQ9FNaQ6lZe/AwucJ1V8KIUV8D9eQa5efd0wIXS4d12BKx/Jr4MnOb3ezgJjvdawfixxY5oox8UkWA/SW3U5j4gEHOqjiSpy77Lk49fj8zu42gRU1YeZFBUK1nA6+Cqn/7BUkdSwlBTa4LDmvvNhVJF7lyofUy//2yfjzYwDsVezWj7DSMNp2cb3sbMsY3ZhgFkZ2xoN5/9wNiZDFbl3CfLBMDbK2QwMPKhnB6jKAIS+QOyFwypLmasYCYltPPPgg7i0mzrMLhNOA8pHcmzo3E6lDjFQ8tVOPTtANayklI0ei7VjzrESKkhC0tRt7O4bHBk3kTSFllCuIAD5uLpDXQECYhp+a1h9lt3Ybyxno8diq0aYD8bMlco6UU/T1Hnk8kO9X5O5aql3nwGQDx1pQEDsrrASKRswwivDmGQbLr67Z36wMussZsXkox4xkc5YcBGz8hEHaq1zC62LSXzCfrJ3skpiD1wsPoTUywpWL+o1KF2pykyvFGBWPtqB+6ix4nMbWiBU2h<text:soft-page-break/>ewhZiVXshob4UfkCl9TYZtr14rZuXjoHj0MfXR/4EXh5cOmWt6KvGM/B2omAMRAKmvyUTFmWAgZuUDqNup10mOlndLgUH4IH0yYX3J53urpW9h+mtyhfw1Waj4Mt7FmJUPwL5lF5EGaUTVoAV5s2AnPeK9kF8XqupV2tR5FBeTyq9yX4JZ+QCiS7rURy9kK9rRZ1qujlCG5ifY4OEs3BPV665cmrYevTIkEpMvVRS5m8OsfADuXZnUJQi8OvkfhSmPS3YNSj2tYG8WRJiY/D5bLSrlP8zKhzjUZ1598GLieEz6mHytlFjre7JMlPBB3NG38mnOisnfpdTUl9sHqk86TMuHuFj9F/XBS1gFd5XK8Fmh5kj8MtbiR8irKv2G1AJG5aNePLiO3I8SNuNNft6qBJO1Uxp5hvOy+uyQGsGofKwVD/5Uw9pLQdquZadViQ2KX2Cfpi+zdKuqfFm1g1H5WC8eXKanAQqhC5SSgMTWy/eYmTlXjep51WNUPjrEg9/WsPYy4m/w53RY7TE9JZ9/91nU/8HjLkblAygtKlVYBIVgowcP1QRk1T3p6L3UrQqqdeLJYlQ+gOxBcbl3JbYSnEyqgfWdaLiwkN+aT0U9pjEqH0Bxn+sa1h7GCcJTqhr6Fe+VVrJSg/4TUlEYlY828eB3Naw9FEqn5geqpnJjv/RhyHi1RShVN0blo0U8uLEks/gzwkM6rJwC2vpY1gxZuuwdWZWDUfkAWrI817D2cOop5sEL9QymrdK+3rcV2H2qVjEqHwnxO3ZEw9oFrCE4sYIRDXbAfqQFopAJr2NVCmbjr8RNmH+pDy6kjZLL81nHgfZBWtP0Mpb0Zr94jGFWPsSdApJKZbUQdlGs569aEuC7JL8h903u36MNs/IBNAowmklzjGI8/5ZPmCrkMNLFSsB7hWB7T2SYlY/H4tHl88EpXKY8ojOaKjjufCnjyxqvsEpZOyurWZYmzMrHNfHol9RHh7hHeUQXdQlp+22J85DKytU+trhYzYleIszKB1B+10SAewFx4NP1j5Q2O3ndAL9c1EIFdda5kv5EzlRV5TcaZuVjj3j0acOnZAmo88g/bmhbRl03t1xvkDyua3LD1D3MrndCd9EA9zErH8ABYaDU2plA3SvSM/pasjZvGBtu4ymMRSRP6pvcIM3LR6FjNZflZbg+9V/x8JJtOeg00Eoq/NRpJzedpxxO/iN1WuPkplg/trLeT7UWXmlYPoCEpZcahodppp3eTe/WOWm8i+XNqgAB2VMYrfysxoLHAPn4cO2g8hEa0Hpg3vyraM2YePoClnr1Trv5AcOblerRO7l2LhSXVzUWeO0mSH+1iWeX9qgo6IeAsSMwTtcRtZ27mk+zWx/Sa/YmdbQpNUZDmR/wsu0lRQqhP2dqbOjMNskHaA0w7hu9Owmlm/iQfm7VPPGGYbKWtSTZ/y0K2r6WPw4nbC8qSqj9nZNjQ70bJXRPoG50KgJv4TD1IZ3ep3vqrYRiETnmTLvypNkddqiTPGh7WRHC6X8ezI5cO8Q0Se4Dw/WZ2VIBa9Gq1Suk/tNueR6eIM496Wa3kPjlcC1xvoYKsbDkI/djPr/cRTdJIAVn3HgjR1IY1jKvtDv3GwaIZohsg0SjrBF+AKdqpxwkXz4ypH4MnaWZJM3QE2LaQq+jvsBz/NYUr1hAJzG497V7btMu4OxqfI3t1UWFnHxkWfp0dRf+BYAO6cYMPxVnmDtK9mv/oiUu0VS8m7onViQxAPoXRhUqfVcUCvKRYfY2lkQB9uUwG+ReJ26vIOKjfktgG63Dp1vHIOuxJP431dTkHEBRPtKq1hvYWmuF3kP6uxwUwv18ZJjV13Z6mSZS96l5l1ovdc+i631ke43RoCwfaQkZgnxacSCHMAhMxuc1yzUoHtJvK5O6qP90xkZvfkS5T6Yq/LkFy8MjYgZKLTsPXTltMCD0juRu/ug/r9tCcRQ81j6tHPsnaffpnJHZZdppk+EnHQEZTBzuiJ1Za0ADdVDlXoJskWnLnCV1X/urfC2ljIMT2SBN0IlV8W0yEhjjmHwAGUwsXoujDcEz7NR2lZsJkJArm5BD/yekgZCuNe/AsUIX3aeRumhiAY7JR710IdkS3gvfuV3gdd8NhfH2K+0mNaj7ExK/hc/60fYpSMNdemz+opm4SsfkI4a3fSXyTuTxi4urYGUw0kkqtl1au8rzZ4/uJV3Anz0jb2Q622mu6CxThj78rsnHPm2TC9sGIH5WE57/JsYvLSB1W/eX7TQqIIs2nbx11xjvlB9thlbhmnzEZIvIliNKM2qA22XM66nTVgihGTqBH7r7MveiAvLJnoa1qTyUXczbZlPLcE4+NtNjXBHmRUkUyCGL/qx/ShMQAsl+zY/rKVRArKXb9nIM0YfmqqM6Jx+xs9qmF6WUr56Dr/uoWZM5qW1HbzRXAT2DCciMnci/+geMm5IymULonnzErmibX5Q5g53Sv9QazXNY1TYv4I9mHQt1qz3UOx+NVo6SPWu0rJ2D8hE7wSzbJOSzYIJmLJ5HZzup/YjCmDr8gbGlRc3FG4aQ+VIWqo52cfopfjd7SuOifMQ2vJBuWlyMqD8rGsbyQNsXZC+mSD+JJVihJ3e1GiEJrMqi6B1jjpOc7+1Tw5HtTspHLNZ557eOBbwWDF+Pjq6h41mWo5i7YSHjRejhWKMvtJpHTd+Q6Y7qnI0A5yQ1abisuLPykab92K2PqqfpSyJX1BH00g9aXIbn0Q/htezfdXJeB5+1Gs3rEW3mt6Y3BY0ExzKf0V7Fogx35SNDovP0g+8q5q2w+Ate7PO7+pFT4jY6y2ReP1hNLi+S5pdWnXs/IsPGK68W0MA5Kfpq6lCwALflI0vjrovDstrWC9GgG/FP02y34sLXEQzvlVD8+BXGe+Cv1jNMoKpkhunoklcb3tHvQXA3ig9bBchHljUH+l9z3Bp5/goH/I9wtVodwz1ARYFlnhT8/W7C36/sS2fkRwKRY/OFj/JwxGPGbDL0MpUiH1naj976QMl9K0CYS1j3nXD1F/mi2I13CD64qaLzvrWMFuZaBaRV3Ng3Q1QfEI54fNRdYVJARclHhsSW3vvf6KqI+PCokxLIsnR<text:soft-page-break/>D8tnoImmEJTHZ8X76xrQKCFSXOIjKAmGIR+paVPUYKk4+sjTsvPCEVusZCCDqIw0wIWOFtD0lHeA8KbtwF93QmtT5BoVrNkxE0f05/oK89b+icy39VKZ8ZFm9v/8VapIADvI48X31jtuQY9UtWozlz5BvUzOpukgWnXGUa2ANK4oa0KQWplleRRgUVsHykaXt6M0PUDjKDeDaFqpB/HE/Y0UtN5Dwx2UWwo2b48TLg+CDPgdOHI6h/K5tIiHkqLu5U+YX849Kl48MiQviJYCFAHeT1f0vPUQ7ZOsQOT5fVExoPTkeS2f3JNg3oD17sZQT1IiitxEcehRQDfLRDJSr6QevBASrlPlHe9GncV0frUNUFnEib/wC1UmnsehTB3gg9EzfRKHsJL5VFrR1wCZSDfIB1Q9DUqix8NUiJgePiDXf+NYrHzgn/W8hm7cDrGL3j5TqEWYBN6CJkmbdqWuJNa4+Rl5SpQrkA2zKhGST1zGOHDKkvt8+1lmmaq3ed+U5szriGBzeRf2EzOk7SF8FBv3D32FFErTWvosXo0/3rXz5WAv6sDqRq5sZGtEKE2/v3+i/2HvkWO+FS7eef4F9P6H8Rd/HxE/ID32Ffy6BWzb5aBJqDaX5YqNaxIWnBonkXOkVdE+TqIunlV9VXZ05Qsuj+BWSTq7vHVQPVh01aKHjwdRpkldrpES7ZnrBu0pwTLYTdV+NzNM632yFK3Xl0Xc2Ad5KnSmVxbRQvr/juou31AhtcC4uxcGzUSLuUQmieMRiDZQzszltPUISUEjCgrH+8JTI/pfGCvhUN3HEsiNlT2+I9guywDiPP0ow0z9oMw3OQdOY6otOqFeTGrBd6bRSAW3KtBlMu6/tUdogs7s4G9xB8ItpKwPaCLmwDDlbOvA3wLzRCiXVDFZM7j/iOK0/8KdQExObeVtsxfLDg2BR26kAdAayaCbKHXfT/fWmhyR1yLOzQC6ntormgVfnewt3k02ggy6LqAwFm1bohFPjWeQ/8Np5xkrrVj9IYmhwlz5U3WP0h9KBTKHYOjzwW1suHdQcxURle7zp3Pe1BqatDXYi8RwzrGqclzSWORQB9LUCqEOb2fzR5VzaBUxCNOZYoJW/vtdMa3PtNGIZUsziyqyyfTLMyzajrXuGDT0gOXIZUH4W4VCTCdp07pvmgsO1xCByb9nF+VuJUYGS/JCPj0hgKtairvjBAWAS/XWgMavvt1eupNmP3NuFDvaQCUb+N5uHKv6fBqxi832FwQvZCMwxommOFfYim5rm/4SePKux5D+pTIEd6o2ewplU9OGvRY5okroeJcAluKA7DR0R+gVTzVJrAbANbSD9sqvv19afp5Bh5VzxjUjNeV3tyqGqFdS4GCKHkZtmotNdrXAcubcz7HOGZbbo6/C2zLioEQkHpAxoinnuKKINmOOKninyxJEKZGBqtAekBevgIesqimVqFTAKGRKYu6RHL7kGT6PrAwJomMJqrVIgYe3CBsQeHKxrxbDS6E0DzCqNAKkHunwwic/gREvSX8xi7oqnmNIzQ55P4HamvOtKHizmc1JV3V97R7W1Qo7UsCa1J0O7eiw/AaiWos4s9O3wnTuEj+ARgMV8pjj1qgS03lX/hiQf600JPQHONqMngLAJ8HHrDMGCHSwmgllqBUTRCIJ7WqZZdUXNDpm/p919/xKcUFPtG+CUVGOVBjAUMvijL62+9sBaE/zSFYldd/StdCPEb6cN/MRtoNanqcoh0N1XYw4IHFsaTfOC6mQrckKR1Ommb78qc2I4fd9Q21e4MzVWrIUGYID80DJBhjiYs/lK2zy1Rz1WkUdbrF6ezuukOgkrTA12GXNNNoDH6Le0zLFePAFeDobKPmgf+hK+ahCsWNJXA8X42868pFWNXnzXv8torjR45jylRy6BeiLaytGB6TZQUXEPzB7EIliUb/kEEt989vEP2KZ82b/HfEs88HRfxzk9WKpag2MwSxPkHJzT2Lih1mjCSikYbZZX33mi/9GHyWIDKDX5+fntc7sjqkADtnrSc4YOZKHrKg8NptVSqwZ4ysEKSusrdgPR1La1q2t/96GuHZ0dLdHGQYBRSzNa1gLEtumKiYIc1RH2y606DiLiMV/9lt0xaP+s2kEidojHV4vbWaEeUq+MlsKubtZg6fyR9hayQxxyOGuxbFvE47/XMX4sdgDYwqIPvJIGy8PWVujGZaAMjV86JoiL3RA/dYwPp0bryoSsQbBiSdM18epZC3nRtBSLEvtA5nQMH4tBleL1HHLWIuuxM4gaiUqAjFstOXdAA0Qth0tQkvs3HRPUJq8R8TBXgt8tIBfvoI4JgB7TWurtQI0UIukZU5WAIQlp/tRKDfw64Ds6pmOC2+LxtfgHASd90teDkwXONwtSxnsQuwIU+prScfYMFMHSYh0Ahf3e6hi/JmlDAktu215gVMCR4Tp6AQAJBDoOWNYCyz+vYfzaBOlV/sN86JMbIEW5dRQ5vCgevkvD8FCMpS/WLstD8LFI6i8O6yZYzXodIVhnxMPv0zA88HnSYj7VJrD5Ma9Wa69uU1f3yZOHdnUYC99q3nGg58yp7n3tajNg4hF81bBWIM9dR4QwkHl+R8PwNcoX+LmYkxaQxsMPv69E5M5/uLVHu4ys6X36zyRdGL2+U3oGVDyCBQ2r3zEsREcvJyDC8qiG4WsUrKyhpIDsfl6W0z09qLEoTyxxbKTswHv6llzTWVw8NHlgTZIAkug11fCqRdAmMTIC0h3+VUq91JU/Xn8m3JmZHJYo/UMRDy0WglE6xGv/Y3ttFUw/+mSwBWQDkCn3SMtJ8R5xsO3SdW6eA0k8gpM61m0SoDHFS9trK6TCjpv34I8GT0AScKn2aYUSvnkaH4BnNhO8Vz1NPDQXkTbAKfHaNZWA1ELHTGUlosQJTcrnGcdXG9A67YOK2XhtSIHyIBhifEKQ8tQrMJqS2gFw7zrU0aD5ZxA8rqgztcuEh4P8BYmfJxTYfaNU4m0XoZ/hL/IXj/<text:soft-page-break/>j1CIJnKmuOAqAAtjudzhPZCugfKykarB7qHbkMUUBaAcujgPcKfWF3wNWk8ySv0SLGyeIRfJJfcjQAjpZ1tte2Ql6IJ7bYXgiDfZTugCQBOUGrZpX+gkjnO2zBOpQs84VSkIguHu4fQYsPepPOtPxYaRAwr6dkUjScpzwfuICsQV3F/5CtI74GrJ9ZxOJF9EiPIR7BuOSKI0Nc/3LS9tKW6fr3Jk5VkpVOek4wATmIFXko4rjUQuNvOHO8R04LOeLhzkMmQhzdriM2RgcdRRUkK8lKVxeQpgech022YtAl3iRz4KEFSzyCGZn1Ron4y/rB9tJyNJfUW64kKx0uYJ4HcPPyGzjLnFm1sHvrvBabplTHbp5FifVGitgw095gXYpEWfO+SrLSlb4g9Tck+nlIpDw84s8yJWooxvt6pBVm/nKjRfzucOP4PMT/XElWuoKAbEEP7MLgV9TYItVV52HoaQtXPIKAvdyIEd8cje135AntbVlJVrqsihXvQxrriGAntsOpXEL+hEzEVK4ySN3UCBGvXFP1UiW6BIcIFWSlywnI+vf8Ry0H97XWLNvZMzVYeh4pIR5ePlToEDY/qSArXUbFOkM6zg6FW3OGdEwTzlhxfRC+chV4+VCh1HVVSAVZ6ewvyFq48ysCM2yuzP/BIDlQcIYs8/Xw8qFAueuqkAqy0pkC0k0IFQTg1TwAi/fjfF7pCi0nHl4+5AFCJzNUkJXOUbFWAfUySUyxlrZXcbaFs4wthqD7VutGvHLb8hHquiqicqx0+hekC6oWTqMDXU4BeKIjxkgmDVvy6+HlQxqR66qQyrHSiQJSf1vqMKIYVhAWVkabwGyvvHh4+ZBE7LoqZKJi+i/QVCx2PEkYrNqlarZOnm/yl5q637oQr9yqfECuq0Iqx0onfUG0wMk5ao9sVQKM3W9NiFduVT62UxN2UhdtLpNDZAKyyEiTOhrVokSYu996EK/crn7V/oN6hyvGSpd18YSRvA4YKozqvjfFo3wEGjPpw9zt1oN45Zbt81Xkg6uKsdL1fUHGdwKJbcEZ+pIAGbgcO0eoCqGK+l3d/lSIWpnjLOKV2/bvJoDGQMVUjJWuSUCykU9AW6OH5AUlgDiWrlhsI1JGWAPqN7VbPHi3+ujiwW3LRyzWSw1hrRgrXYuKNZHN8QDK+n8nr2eLeJBUpiJf3QClygTGHPCtU7+ntSsfsS6ylV4pZ+kaviDDuaZk24C7Qa6EBfSezDcP3050JALMbQd6BKjf0hqWjyq00lUFZHb59K8OMA52U1dzXzzGo/yfKB9Zzm2Hemio39Falo8qtNLVBOTNv8zvz+K/6qMuBjjYO7fyR3uVQl4yYWVePoxRfVa6goAsnCsY547476g5Ug2AdVHg+2mWyFBfJht16eXDIFVnpUsLyKeiyMMe8R9SO1PsFA+xVKSvSofc54KSvXyYpOqsdDkBWeovrly4Afjbtb</text:p>
      <text:p text:style-name="Standard">SFAF12R4v/cp1cylY+Zt/Lh1GqzkqXEZDvZeoj8Nog9hUHUk3KGg/0SqT8LmcNe/kwS3O1WelsAUndLg+qAqq6Ez+k4uKZwYmyP25jx5usJNV7+TBM1VnpTAH5HVZjcUD8969Ji1gNzBjScDDBLDn0r+aElw/j0K10UWk/t2AJSHjnpsPiC2hlbYHeenOhVdo3fWUsuqAki5cP8+wlJUwFFWOl0wVkSuCXawGuIdWpBnJr34VfUT9APiwsrFjk5SOc7d1C+INVm5VOFZCnwt60QNcOUrvOV+Lrhb0nqSWziwp6efkI56nW+1JtVjpJQOZ6xQMAnXNuURYAtBYRP1lNg6RlF4WWe/kIR698VJ2VThCQbHEQEUAPUEpzivXAvK3AdfvwblMl5SC9fISjWT6qzkrHBGSxD2xmBtSuWiQ0xzsivhyuobX6GbLu0oL0Xj7C0S4fsa7qstJhAfm8Ab66GTCWCeVXb4ivfoFc2g3+DGX9Grx8hKNfPqrNSgcEJDmA1lkAcjMAs2UZoET8FexaqOV0eTsTLx/hGJCParPShQLyg1BlAYirvY9eHAcCRvbic/eKCveGdPvx8hGOCfmoNis9XEDKm2uEcU68d7yP1GbxxalVhMk3joZeG9YMy8tHOEbko9qs9DABCWvOFMJ28daTqHydEl/8kzR7aLxJaK84Lx/hGJKPKjtL7yszs4eICeT1wItiJ3bxPfG11BYJ5cnp4Z9sLx/hmJIPhpX+pAKs9IPFB3WTh8lXAvV3Lihce546f8Pt4gzEt+GJJ14+wjEmH1VmpTfd+Gcrz10NDUYMB/gGPEEuhb49O+gr2PTq39fvh+h59PIRjjn5qDYrveHYwy8zMzNfho6wvncnxdseRy7dIb40yVpDa9+LXzMzf0eubxP+iZePcAzKR7VZ6XJsIt4CHl90L9PLRzhG5aPaztJliM8RbwGLe7qX6eUjHLPyUWVWuhTvqHeAw0ndq/TyEY5h+agyK10GnT0TVtike5VePsIxLR/VZqXzAR4OaeYJsb88vHyEY1w+at5Kh3I4ZBHk1irg5SOcCOSj1q30v8TdMxDm1krj5SOcKOSjxq10ubqGIBqeqhK8fIQTiXzUtpX+H3XvdNZrX6SXj3CikY+attL3UbdOBs6tlcLLRzgRyUctW+mrFLvXlPNS/yK9fIQTmXzUsJVOrEdF5z/9a/TyEU508hHrAHpAFlNlVjpQg12OffrX6OUjnAjlo2at9PPUbVMRlmuUB5BhsIARiRZxkU6oeBiNuHjlWAIBgSjlIxavTSsd6AElxS8DawR6tZNb7dqhWbxyepd5IZHKR41a6VAPQRmoubUcgDSudfjVNgFqgJd1EOITsXzUppX+kbhnIoTCWWxuiacjVDGyCdBl/qb66FHLR6yD3M2e2IGsArhE3TKJlIkXOnCISSo0b4/j4pVfVh89cvkgW+lDhua3QJtWBeutiSUCacBXTcynj2vilZd3oGMTvXwQrfSPaOnOCgKwfvmENXJTBjjkNyKP+gBqsBJqTGJYkA+Slf67qjy86zUm2WKFqeUA0uQXnT6NalgUrzykQyMXK/<text:soft-page-break/>KBW+nzmw3OboGjyH7p/KEUFuVTD6iABo4j9XFAvO4lDSqIHfnAztJTgn5+lcsV5LGnMk3oiiAFkIJgwp+sDeDg/7uG4S3JR6wJzIroMzq3Fc5rsdH/aFAZwgEehIVmU5Oq0wyoVxqOz63JRywO9AavItfVP7aRk8TEPDR3lg35oDX4SU0BfZcvahjfmnwAVnpVua7+kTgO1NMlsPjYlG6VASjWGExROjlYoXEaWLa4WiQdi/IR2xm+uepyXRXR0nP1wbAMT25f3mv2Ia0TNdPJ4GwsA9T9TkuRF5vyEWsPs9KrzXVVKbwBHrXFdturC6cDsD6C1zpmsCofYVZ69bmuKoQzwKMWvFMPcjdAAjgbDILTOqawKx8hVnoVuq4qg3VgGrCTGhbYW1hPmJpl+Siz0qvSdVUZfAafNgc/64dAif6oZQ7r8hHbWdiaqUpdVxXBWehpCxbQbnBRsx3yKGhSrxyQj8Kz9Cp2XblPM/y8zTomIDtnweXO6zkqckA+/lnp3nVlFaBXe4YFp1SsQ7A068itzeCCfCxb6S7quLUEkImX+336nfFiJa5iRcU0FTBwQj7yVrp3XVnmLfLMBe8cOQfpAB27Gd5omskR+YjtmvKuK+vsxZ66YLGf0brXFI1XoWPBHHs0zeWKfMQ6hrzryjqEQhLTVyxH8zZfgWKu8rzXNZsz8uFxgO2UUsELTw5YyyhsODCMfzvSltJ2XRN6+fD8Iw5kGxWy+O7a8a0tkX5Imlu2Hr/2nlg+TUNh0TxePjwFrJ+nPYBuM6+vP4qXD08B8QvRPcXmOK/vhnj58BQSH43uMTbFZ43HNF4+PEVsRM6l3Wd+g8bb4eXDU0xvdE+yGU7oPOX38uEpQXs7n2h5pPVmePnwlNBQ0SbIF71p+l4+PKWsm4jucdbNpHpDqiK8fHjK2FaxpyBzOmr6FOLlw1POHkoQh4Ms7NZ9J7x8eEI4QO2D5xRL+7XfCC8fnhDi+yvwGGTBQKF5Lx+eULZRG0U6w+wOA7fBy4cnnM2/o3u0dTC+ycRd8PLhEbAKTbd1ifdmSt94+fCISNyipEs5QeqmjmLUIXj58IjpmozuEVdhar+pyipePjwAa55H95DL88xcWUEvHx6QA3+ie87lmOw2uH0vHx6YxuiedDmMVhzy8uFBiO5Jl8Po5r18eBCie9LlMLp5Lx8ehOiedDmMbt7LhwchuiddDqOb9/LhQYjuSZfD6Oa9fHgQonvS5TC6eS8fHgTxEzIh1ctdCiDl1+jmvXx4EMRPiL4ytxhQYWCjE3v58CC4IB8xLx8eR/Hy4eXDI8bLh5cPjxgvH14+PGK8fHj58Ijx8uHlwyPGy4eXD48YLx9ePjxivHx4+fCI8fLh5cMjxsuHlw+PGC8fXj48YmpaPjweBC8fHo8YLx8ejxgvHx6PGC8fHo8YLx8ejxgvHx6PGC8fHo8YLx8ejxgvHx6PGC8fHo8YLx8ejxgvHx6PGPGTWQP1RT0eBPGT6Qa274+ntrH9/GPYvj+e2sb2849h+/54ahvbzz+G7fvjqW1sP/8Ytu+Pp7ax/fxj2L4/ntrG9vOPYfv+eGob288/hu3746ltbD//GLbvj6e2sf38Y9i+P57axvbzj2H7/nhqG9vPP4bt++OpbWw//xi274+ntrH9/GPYvj+e2sb2849h+/54ahvbzz+G7fvjqW1sP/8Ytu+Pp7ax/fxj2L4/ntrG9vOPYfv+eGob288/hu3746ltbD//GLbvj6e2sf38Y9i+P57axvbzj2H7/nhqG9vPP4bt++OpbWw//xi274+ntrH9/GPYvj+e2kb8ZPr6ux6Plw+PR4yXD49HjJcPj0eMlw+PR4yXD49HjJcPj0eMlw+PR4yXD49HjJcPj0eMlw+PR4yXD49HjJcPj0dMUvhkPotuEc+Ei0hGtwiPp5w54aP5OrpFvBEuYja6RXg85UwIH82P0S3ik3ARE9EtwuMp54fw0RyPbhG/hYsYi24RHk85o8JHM1Uf1RrqU8JFfI5qDR5PGG+Fj2awOao1bBGvYSSqNXg8YTwQP5uno1rDWfEa7ke1Bo8njD7xsxnZAYjYvRtcjGoNHk8YB8XP5kxdNEuonxWv4UA0S/B4wtkgfjaDQ9EsoRtYQkc0S/B4wkmID9CDF9Es4aV4BUuJaJbg8Qj4In46UxuiWMBGsXc3GI1iAR6PmBuAdvMwigU8AhZwPYoFeDxi9gOPZ3KL+fk7AQUv2Gd+fo8HonEJeD4/x01PHxfHXqXNj0bT03s8CB+BBzQ4a3r289DsH0zP7vFgXIae0MVOs5Nvhb5ewSWzk3s8OK2A/ygIxteYnHutOHI3TarF5NweD4l30DMafGs2N3MT4FwOfHCixwlOgA9p8MGYgKwCTZ8gOGFqYo+HTtMC/Jh+X2dm3pYxeN4F773yuMA9+DkN/naZmHXvFDLtPROzejxc2qAjugypgQbdczZcB90CaZbW657T45FiCHlUg+C35ljew6DjKkskwS0eD84G7F2e5sthbWfp8cOw3ypL0oe2e1wBKGD4j4nrOsKx4p3XxTWFCnhsPLTF4yGyHnFhLTM13Hdow1pJv1Lj2o2H+oanaTPNt+rdocejABhkYgMfWuJxiDpxnTgr/Iwo993jIdFlWyKK2WP7fng8RQzaFolC/NGgxzHqv9oWin98i6y0qcdDpF3c6iBi5iOpC+HxsDhqWy6WOW77Tng8Idy2LRg5btq+Dx5PKHgcVgT4g3OPoyRe2xaOIHjrTz48rtKAZPSZ57NPivK4S/MHu+LxabXtO+DxADQA1aLN81J7HpbHo5X4fXviMeTLtXuc5yohW8oEqX7bO/d4COz5a0M8pn0xak9lsGYkevF4b6iKkMejnUQ/WBdXP4v/+VNBTwXRHulR4buNtvfr8fA48Ccq6Zjssb1Xj4dN03/EWgpqTF/<text:soft-page-break/>xR+aeiqTh3KRp6Zjqb7K9S49HlvozhFJu8oye9pmCnspmQ/+4GeGYuB1B+89a5n+rjXzvDQplbmRzdHJlYW0KZW5kb2JqCjYxMCAwIG9iago8PAovTGVuZ3RoIDI1OTYxCi9UeXBlIC9YT2JqZWN0Ci9TdWJ0eXBlIC9JbWFnZQovV2lkdGggODAwCi9IZWlnaHQgNTc4Ci9Db2xvclNwYWNlIC9EZXZpY2VHcmF5Ci9CaXRzUGVyQ29tcG9uZW50IDgKL0ZpbHRlciAvRmxhdGVEZWNvZGUKPj4Kc3RyZWFtDQp4nO2dZYAcVdqFq0ciEzcCEYihIVgI7q6Luy7usPiiCyyL24e7u7sFdwhBgiYQQgJJiCdEx+7X3TNJJjM9fZ63u6qre6bO75lT996qrrr3lXM8L0KEfMOqJz/+9dSKqmkjnjlz7bDHEiJabHj89Q898fjNZ2zfPuyhRMgbtDlphKuDX87pHPaIQkHRzo/PWbQIle8c2SbsAUXIBxQfP8XVw9/ntgp7VDlH7ICf6q3ClPNahz2oCKGj/+f1fx0J/LhG2OPKMQZ8kGIVxmwd9rAihIxtZ6b6eTg3f/+wR5ZT7Dkr5SpUXRoLe2QRwsSeC1L/PJyrPjnsseUQJ1Y1tgwPlYY9tgjhYfP5jT0XcZwZ9uhyhpPTrMIjRWGPLkJY6DcjzYPhqk8Ie3w5wgnV6ZbhkrCHFyEkFH+a7rmI/0COCXuEOcHRaX8ermqrsAcYIRwcm/7nEf+BHBv2EHOAQxs9e9Ti97KwhxghDJRNVr8PV3VY2IMMHAepn4dz54Q9xghh4Hj5YMR/IAeHPcqAsWeFXoQpUSa9OeJr8PtwlU07D7IH+Hk41/S/ohEaYGXyZDhXsUvYAw0Q2zea/lkCQ8MeZ4Tc40T2+3ALtg17pIFhvdlsCcqjDVbzw8Pw9+H+XjfsoQaE1afTJdgy7KFGyDm+pA+Hm7Fm2GMNBP0n4BU4KeyxRsg5JuGnw00YEPZgA0DP3/gC3BD2YCPkHHP54+HGLhf2aH1Hl+8N878v7NFGyDnmGZ4P90O3sIfrM9p9Zpn+Y2EPN0LOobPndfF50wrhtBhqmv3dYY83Qs7xjekJca+UhD1gHxF7yDb5y8MecISc43HbI+LuaUKtdFcY53542AOOkHOcanxGmlAjxNHWqTfNAHeEdFjd+pC4ptIOslulceLTi8MecoTcwxLgTKJqj7CH7AvWmaOnuiSi8G5zxBnWx8TN3TDsMfuAFRvIfUlEMj/NEe3Tdp+nxNQVwx501lh6tHnWXzehyEQEjjPNT4obXeh5wtai5z4VmnKFf4TGUTpCPxv18X7LsEedFWKP2qf8WtiDjhASBppPqs49WtCbjf/YJzyt6dWeRYDYS4sTNMB5YQ86C+ybXsonFSq2D3vQEcLDMfYHpnqfsAedMda11CzXzjZKnTdrnGR+Yty89cMedIbo8Yd9ss1HZDVCSpxif2Ym9w970BmhLRJsWRJnhz3oCGEjgyjvN4VY7F70nH2ikTJcBO90+3PzTAEGsS6yT/PCsMccIR+QwRfk3LDHbMYu9lDd1WGPOUJ+wP5qrdo57DEbsaK9mOa6sMccIV9wpfnhmblS2GM2oUN9802NG8Mec4S8Qew28+Pzc8ewB21A0Yvm+T0U+UZFWIQie13S6wXUNPRf8+xejHwHI9RB6UvmR+h/YY8ZYxdzlcBHhRjBjhAgWr9jfYaqdw97zBArpDZvToMv24c95gj5hvZfWJ+i6YWRR2813Dqxkd3DHnOE/ENXc0P68FZhj5ngHuu0xvYOe8gR8hE9f7c+SXeGPWSAw6yTmjEo7CFHyE8MnGZ9lv4Z9pAlBll7wBZsEfaQI+QrNjWJVscxb62whyzQ9kfjjKr2DHvIEXKA9qtvutX6A8xB/L2tVUqjOgQxev9gFNp17pSwRxwhaLQ7+JFxNTe7Ytg1G9hKbc3tIE8HNAl/QE0WF+EaG3+H3a9/Y+S0aX999+wFmxRQvrQ5o9+tS+64Rx1nijJdZX2ijg1qIj5gkHW/+LipqmSzp+vyT7yuT1DziOAX2l5Z3uCmj97VQGBWwJmXv+GeNtaqxHct6kVDPq7/7xV3LhXYXCL4gTVHprzv9xjKJVp9ZHyovi8Lbj7Z4W7jTCzqdy2uSXVUm75XcLOJkDX+0ZhAxzBDRrjrKONjdXtwE8oKexrnMXMg516qMX+266O637zFXhWN3vtfDDnhlbEveC32C25KWaD3VNssKrbi3Mul/k4n8HhTMtpqUth8fpq7P6onJ9qm8d9ZSkzPx4NpiXWfeBzn7vVLGp4HC7A5vzmg+8S0t39kD051uPHR+iwPuyUuMc7hek7do/GvRwKnBTepCJnjFfEA/Lg057rO+HD9N7hpZYhNjSZRr/D0RXeRk1+Q70UFzRK7ykfgp2UwWfHLtqercoMAZ5YJOoyxTeB73vHRVcreD4vO6PkHoA5o+IK0Mxa7j24X4NQywH224c9cGTN3Bgu9b4Azi5ARtiWPwdedMN+KxiDWHQHOzY5/2AZftSNm7jAM8H0V4NQiZASW9v60LSbc1riBzydFrK7pQxUNwHVEW7+HCNcJcHIRMkDL2exJGMorKM61PWOT8qgp9Unb0J/FEVkqY2Esc4wQNDakz8LzOH0Ve8z2lD0X5PxMONg28B/w2Tx2L6T8JsjpRbCD16U/iIMrrb+0PWeHBjlBA3ra2iCnDcDMN1HOqkgAJb+A75xzN2PSfrYHbWZ+OPXF3jCNumo7zGxIOQ4OcIIR7HjK8ERcjFl3sgmrvZUXlRVHm8ZsWA1L71ihaIM1F5jyecdg2stsz9oRAc6QooctMP02zpubeo8PCXKKEcx4wfJMVOK3W5FtrzIzD5SjbDZRE3FNwSbpqj8bIP+FXZoXbDoEczekvN1tnpYvBzlHhANN463YhPIatY+iPqn8glGhnGugrd+wXzcdDgxykgBdJ5mGi+1pexjruQrV47epYn/b7XNjcLX7GSbeKSFnCZ8wjfYlGlBob/W+7RroLCNYsazx/rmvaUFh7HkT75OBTlNBFzHXxRhajlY61MTr3KhAZxnBDqtOoHuZBm66jDPx7hHoNNOjg+m0VIFPYXeaVsDlb0t+88UF1lvIK243NlUqTgjReO0O0wKcT2lPM9EmsGWQs4yQAXqawo9JnEi5<text:soft-page-break/>bf62PD/vN9YxqaO+Tz+gOxkrmZ37LdJSzDvY3p0JVO4AqYvettBWhRW7KfnKMszptBpmNbP9lDsh0HlGyATd7Q7fs1aH3L2mWGi/DUmtwRZp2weydv3VRJvALxYZxgg5wjHm++jG0obbHU2FWOEIePT+2zLGWyFrq09sSxpH9faBzjNChrDF/pP4qAXkvtnCOnvZQOfZCEyFJd+3hqxWjdI4bgh0mhEyResP7PfyPsjd6jsL6yuBzjM1trcMsGIIZD3ZtpwJvB3trvIURFqjPqhq4FqmOpPdAp1nKpSNtozvPMi6uVFJMo7hee4Y1JzR7Vvz7SzfHHJfaGEdaxCM9wdXWIb3GWwyXtZWzZXAt1FlSR6jm9Qua4Ap/Rh1yacW1lwLKg6wpH/mQaH2VmZLePeTQaQyQu7R/QfzLR0O/Tv6W+JDC1YIdp71YeoPOwmSUjWGxbCIHEcIA0sZhQ/jeARSn2AhfT7QWdbHjpah0TZg+9ncIpIfIRwIcfFUOJoxx163kOYyCdDCYqQ2AybO17N1vsQxOg/aJyMo9Da28jg3f23GbGrtHpXDMKcpcw6b5Dv/ZlxF99eKwc4ygj9YfoL1zv4Ogy5HWUjPCHaWdWAqrXmb7a6KlF1EA8xYM+BpRvAJq9l6peN4mYnGmXZYs3J2Vr3fMKo5/RnnedYlnLNRsJOM4B/WM5UiJXAuI+4LZX6TeCDYSS7CupbisJMZ52bWmvbyqOiqgLDNAuPtrdyCEZ9k4KymRRxZ4kPDmD5hnRlLW7eolXsHPMkIvmIfU6tQHBOZsELR+wbO9wKeZA32MIxo/iqI0ij75UzmnhHyAcdZ7/Ar7Ny6QmMW66mwS8CTTKDUEs/+N+M807p4/wt2jhH8x1XWe3wK4z3LQPlTDjqlLFnLr1nd1WDr7vTRvBAejmBBzGjB58rXRbymLtbgG03bGayiYOdvW0u2MYF3oor2AkTpa8bbPIqZVlhUECYHXuxtUdCGPYMPGNdtRIiKLREyRztrOwgMyN5uoLw82Cl6PefwsUxkcnAHGFdtXFR0FTJ6bHfSfy6/9F+7wkr0xf9nU3Zzbj9E22E8Z5wXsGeOZRPJtIH7zLSt2Wxz2rxspcGDB0bfHJ8w6KrF2+E/b8V640msZUnnxTGdNY5b3rAPZjJnjEGGvR4r2y16x7ZkVbuaBtzp8Ed/r/nHSS+c3CujOUeog03qK78ONzkT7W5MgwxlgZg3Dc8P1RDKCAZt4AUrI8ZTbQtmqzJb/aEl2riqXoVZ2Qip0e3hFHfkHe4naYvGJsBah5afxxmfzWzqCGsbKkuYj9rKlvROHPcaRrv0fQ2H+1pU85s5Nk4ttzyLHRNqcJftfs9lb9mLDZTrZTZ5AsN3bCzqkiz53LZcHxgiu1unrFmZBwvCIjTAHo31VFfDNHACpe/a7vhwpIjV2tAc8Uam85fY2DAvJitvUxp2Y7rxwZ7e2LfujkisNyPskaaE1CB/0H2s7Z5fglj3NjBShRQz3uNjeAsRrm2T85mzBh/rpY3TPBH9QDLAhmn3+NyV2FvTkCKIo4I1Exokqz8LqPpiBz6EytUIYQuj+othn5v2w0S1TiMsRkfRJXshpzImvL5BO6xVDN3ZO2W6CGkRM5wV/g8xWk5VcVzJx3p6eqZDM1yCZgypLYPdXTzvatt9vwCR/h8n/JZ1JxqxJx/A1C6EcDVbWeJQKDLn6Sji7D4Zr0IzxRCduDgHkxUb4jxxLEDmtp0M2oJ7ZrwOjSNm2AwdQwhLbGpwo9FvLol/SbJnMl6GZgqS+OI2AkYtjuGoLP1ITvh1ACeQ3Q2XRwfgs01rRDVf4jgEZGkCDII3RfQnee9qvm1d17Z1OItwFhvEfm1FGAiGt/3WhM/U+OXcsXige5NW9sczXodmifPRPaqkHkied6Lp5s9DWd3tOOFw3z8gO/GLv0r4TI3DXHPS87ZCysALOme8Es0R8OW4YDvMaGtqeBc9z4YGkx0zXopG8BG+dBUqsDXsFuP4mbXKxLEBLBE9KPOlaH5oS/NUc7CFd1ubLu/BhHMQF8EZ5vMHZBs+lbsJX5fJltWZi4suB1EpMjTKCDVYD9+pGSjxlcBAU5pwEorOGIq7ts18NVKB74bmIlFcWzMyPvj1Tl1BlwIjMl+L5of9+a36HXevmcRB3V2EsgfvL/k489VIgc34RFC9zMYm/9En6DA7fIM55waSI2qisGhyfMe6RuN4xPIMVKOqqf9wwi0zX46GqN8V0zj+IieFFqbN52jaVN+CD9M5fBsjqHKEJfFeK8ja0WTR9xMp3W7L1</text:p>
      <text:p text:style-name="Standard">UPezGZB6mEInwZSUDnHsjAVTAXF84oet9CG4vlboDjesrDucXr2Xd9Unory8wa90cFZLEg9cCfrMeRX3sd0NMN1C9dYWN0yWaxHc4Ph/JEAVu/7t4V1DpFWaMG/SY9msSBLoi+Pm/2T8D1jWZb3aDW67bzncu5oWsBYx7a01ADKKzI1Sz1GKA/HdJXQWUDjZnzNkaSGcEvLokynogqb2EoWJmWzIM0NOP9RC2zS3MvkDLIZYCzmhqA3ZrMkddCZR81IgUGJyRT7ADjIFYweLO9nsyLNDiYv5ThmrgqJD7GwfkfevvtgujmGbtR04EEzVFhvsWzAahOdf7awxnFpNivS7HCucXXdKFq/w4+2jgV/YsMx3X+yWZJFKOOF9TsDus5TDAsyaSk2xhJLZDeJTbNak+aGvlb7Dvc6PDZ2tTi/TCNvfO6tPNWXMyh3bvicBPYsaqmOio9dbyFNYHzUg27Cc9YFdtdA5h0tqeLbCOPHmM4POfeiUfhy2wC61S1GarRI6kADZw1Yz2aEhVjb/AHBFaB3GzgrybmG6ySM8qGI4h/4ap8ROotT1DiYOB9sFJlzbhZvRoyQhFHXLY556zDmDhbV6pcJIxdK8KHMnfcKE1kIQw8LtsPqYqpTSCJ3XthNBZ1/Ny/yOBgf4gcGx3rv+Cv99azWJIGV8fbwK3D6KOLBBWz/<text:soft-page-break/>UGJU5EsMFUnGRKiL9VHf2RIYCg95Dxk4Ue8273VF0g/pcAu+FDlLH2ZYicnw9WNx7KnB35EIbwb4hzFJ6LCsYheDJxmq0OBaCbdktSSe1xE7u38PzjqtLdqSUITFFP9Iopx3gUaog0PNZ/QqqMS2i4HzTxCUjeE+hzlZ9llz+4F9AZslzfQCG2CfqQbOJKqYb0+EBjjM/CqaBi2mLOHj8wAfl+M9PasVKfqFXmcU2Bd2NVhFzeyBBljK++JrUY3EuSKkwsnWxXbD2EmvN96mODcDxB6LfqRsv2WVCOOqJYcBNksB+olsgDcYKGtwajbr0dyhlffq41pGbLFJIh6bvIx3t2zW43V6lT9B38cyhraPYexnvb35ix8lBrOCoYG1BtUsSF/8JaecC1rcW/5J2bIJ8fbDJ7IzAdutfAmqmDd8d0vgI4nrsliNCHH8z7ri01ij5tqGuoqbAR9W56y22MPVw+X0IrOAPWwfQ4MG038vsukcx3FzQNYPzQhXWtccNrjdyBnLQWdT+xmU7bKMl6IUG0tfBdju5wswgbkxm9ozE7g/Ei3JGrHbrKvOnA86GPYCJHN8FSWbmHGyeC96iXLwDV3Z8AFlTVHrGCxRkoiMo/yATQYjjvIhiPdQzli5iqbribcre2W6Enj7cj8ge5JP/0O0Cyr7STMtgTeQTH4EhRZvGRd+VFtCG/uEMxI55nso2dAM14GfzoEv4Co8+VrF3jeGDWsS37NNWwSJzji7UIubEO1g/ohUrqTpVqWxzerlM1sGfDonjrkGsbzb0ei2NIZ2xxN5mAgIfS1Nf3FU74BoDTX05ASCe0oNxn11wE/noMpmAC9um47qEjsY663nsohxBIQhXLIjiT9RmdNS0zFhJSgxxWXukzI6oWO/wV9BVMigR30yGp1N4NpVktb4CBg7GIt5H0SshvT8fZqNF0ftkckSvEzZ/6W5+vLl/Amdog1e00mclMkKRGgcNv8W6GjWYiTmqwSHBvxzg7WwS6A79kQB38478LxZ02B7S6F8HNdnsAAR0gKfTmswHumBGzySgeFBO1oPW7G0ff6n0YGCFpPePHX+ARqc4feWwEtR4sN3xEzKVc7dg1g/wHwk54ZDnBkUreIWE9CieB2edfUGZGyb22JXX0Zau42j0y6XPvX+sGHv3HvmRrZjahuD4XcC2xPSdfidBTUby9OIsd0taS06TOCj0GkWnjTylS3jkkMJTO1rm3rLIfudds5ZJ+7km35x/qJk39fqlDVMu9uk+d/HovTn3O8oS/gY5iM1f9ixcy3LxBPAimugfp7bfSxAxZRXY74EqkxWc52PfWvewv8cf9+2TbpgK3ZwA+WXoSDVuwjbWLTMYJqhL9+Kn63ZdqNc1gNqCa0Wm6DDTS1xIsXdQMY2yFZ3RfoxF6LnTfV6VEYdSTSRCxN93kuxWpVXG3ZZF5huRAUyNr4J803URlUl1I9yCvGtqQPcMQ/sBo/AM57dHQytyNZS+yL/BBSfkaLN8xt0IipAbN+I4v0w1tmcQOwp0634nIRJDF10R2q2SygXij8vxtOQtqqPpIpxs0FkPHQ0pktgFK+6WubtlAwV5zTJppH9G/0Kj+HyR+2420YCxxFOHjj+Wb/6etMt4FN4zgm0n6cZk3hFc3HxlhmkCqGrzTkdfdOT6Nfoqf/BJlj4u3Oa9NZEUP1Xi4EGYYX4DSZ5hs68ygTkymiWex41gU3in3SE4LPE5Q3RSeEBTJcA1/JZIU3N3WNN7pi+ZlrJ4t/1rmAhdjWF2kFViOedj+ne0mS4CIvKaSdB42Lj9ZsVlxm7ye3AyNY33Q/Wp5vAcmkz8lSsv1DQRlSoj+6NqUwKMii91fYvzKdzb8W0jhUpX9eiK60tuVhz3YknS5KYRcMwncPqS3F0F81WxuNbvkOqLIzCh/SWX1vuyHByRD8T092pyS6CVOVd6Yw97xjICU7nnXA4YmIZGJmpLG4O3kd3UzGEv5pUc9Wy+nj5A3Tuih9BTO4SRwHGNtixbK5+qPvQDQc13fX4keFtTXUWnSryHGhvaszBSokdtax8k6pwvBYs3rf4fXqC5Z5MJjEYnlD+tyajD/M7dL7eMjQodoikKsbeHFPI6YMXcsXxKo3Llr2vyeYvA8kKAK2Q9s3w9pAu9oLlrpAXTVsco/xDH4BprKkKyM7VgNbNz9aPNFeaPxcMbAVL5vwvukNonTrvUQ/+mJ3mBWDVxTs0p9zN8lUvXwEw8hCWFh9pS0PQoI+pBtTtGsiWYKmL6ST+/AxlS4B2DMZYa/wvTSdLSC1SH6FT3tYSVHwaEHbAbvYgxEuF1z6Gs+1FZ7uFpOqPF+4iMLD1LLcBO59QQUCguVQg+I6uISgeqoEpyLsxIMR1IdX6c7QFperFJnsS5BunY3W40nY2Mcz8kLI5qrnk8VidOxYS5j2K+S71eEhpCvIOB9nWpXBQTLeBxOgZGJW/eN47kE67Z7XAgTqSyMNyjnFUQPNUbzvcGY+8twsByxqWkRq8rmnRa9gPEN5MyaboKt6LIRVoZYqjC52q/rLtTydZCXqRSnnzPkpcJrE6b93KVGYv77CqYR3nrAdJrzCQjgZpW67ooX9tK0KmChTSpjqoX2gqXHr1KBiXpW73Z/1SSaKHQefhK0aZ/1jTsJBuIizFamnRVCSpONxI+K7m+gpS6XxFHM9DMu3ctiI+T4PdUCvDo1ytIwdJtKMLl8DPjDP/sbxh0s59Tcoa4tjUEDz5E3Cujvl04IQWrDwH5lkGC0KqtV4n9lMDQTqTA9cdgC+OmEEzO/6gMNL8RwfLrKm0m0kdFLliYnnQqyVVb/<text:soft-page-break/>hbmwdy1HvAUb0vmUpxHSaQtjAUdboJSGvJUgeXAK8/yHcY1XNPYawdaC9rHFNAbn5HSjZR59BpyynwFH8IUunQH26MGgkCfudRMocNHTa3aWSCWtECwYumebuKzRgtfbMmAGwgY9i/Qus/nwiZHpJMJdBPvFK3iuNs9wl6sTrwpjL3oqZLoJfhi5RA05EotWxVE/gLdoMYyhumg3pomodzT0qqpeCrcKpM6W0Mx6Q9DTrPh1SzwMfW8PmYzeSuWtIqmoWwKN/kN5azuv5+xc7oy+CqEFRu145aCC7QcVlq9ST7t6g/6eFySLjsGYj68I4A/J43uOkmMbbp1F/hDPAi3Mt4DZXupFwba7DpDQjtG5I5bygrWql/sl/AIVUDuYwzIJeDHWqedwhnrMEViLYwgI++i/BPxFv8LWcE6m79qTyoTsUtBVs2VJKL1ibqiOwqcG5EAqUVV5hzW2m6OFY1Nb05JodcMIh9bJy9+5t5kG3NGScBUWRssbGqpAItPglUiyaQo+CATpQDuozODdShn0y5nHtWs8XREqtvL0TTiV4lYCqXSuIL1spvaJUCYWMsPnKppKI9TUekp3mOsVTLt2nsNzggUAVcyr3UFrD3HM5cLsTMJtQ+mMC51gVwlyPe/jQoE7/x+heHxUd+lYdDGpN4Ji1LC1iupzd8G8CZuQsllXcQ5UKi93Fswp1Sa4EqcwoIRfBFuBhVWyJig3Y4UJz6D+XS7pJfMqK/0zZN0v3jOXI4tGOmEuzreZXUVOQD2XkcJqwFjN8UEFpz2b5a/ImqW9vx5PwIHRHsRZUQrpNUNEOwdToSImyRwEA1mqI/IdPzcmLedpDK0R4m7jFRi7eM6t6FgDbwxLoYL6MINz3BxgFcn+l5ZrzcpdN4UVoXBhifGynntSUcjQMNOLiH3f2AzAjMod1PiLRKwaEDDcAvAtJLKuathKAyHUeiN5dUPzOi4WkousNDjN7lUwmAsfp0bmhX2E6SxdGXujYuxPAmpQ23GB1NWpSOViZszgm1eHgR3QrfLqlgTKaqW+MU+8HByIK1Umq9pXt0vXshlXOvabI43sB8NfiJmJIUJLoaHQRJqsozFKYTuWrqdjBFbh3olmbvxilgCf9MWVC8LRyL0wqg3ajVAuqy4u2RC/ELt4spOCzFrVlqcABhXR/Tzdd+BytQLtkSVwrLudJ8iaDQwxNyVrfBSQHJIV6ZiOp2uxoquRIYZzT3LCz05JmlJCan2XwsxquYD5S50zLSGyUT9Hz6tVGC/nAoshiniNaD6EbkEh6LHSLJPN7eUotJLN9YsFjFUHKbwCOEdDCuD/5L6wQcC6n+kNG1wyFTo29EGJqrljsOmhycpxv99oFUKFJs2PjVDrCpmg8uwiY84Z0EsGziEgbEv6gDrZSTSivLwJ9to7aGj7P/18lzKkn4mGSidWXxXy2xsC77ldLVcO4POAsce9tqCf4kwbxBmPMDTUazVbrAWqv0J9HYUxmDW3MtBUqVqnRj5Mr4U40KE23O6e5MwlnosHXhg32+x+1dSeUtbdMeJZmgTtykRnZqVDdMfsgo0TRdoYZbZKrXllyet5atbFXH1JsETOK5rnI1QDkQf0C0cGZL2lotzdY2hEQrp/53eBKaLlN6tDhU14y3ht3wqu6yFraSitdQNr7wUfSKaVmIGBMv4Zmh20DuhlSyKLAEZoYbOYAwnX+wkfkETkiruB0MmVz16pLLJuDr3M8mx99CRqdfTAuzG6AciPfFujORFs1+JJmgcMsDqf8bChTKZt+usOhygq4t+YAxseBVi0YNzlNhtqzBbDpYbbZlZX4l4q34m/SJpCqeyJgqpQfAKYzot5T/3AdOqJHd2WIcCIm0LsPKkAlUvHgWK8QETH7YhQ5aWFQD0DrOC1T18+TdBJlktJEejFPqGcHH+k85HbhP01oquPjGfSmpPG8pKheTRFNzPBcwBfb+JiU3MJjq3GWSimpOPayIYjBvnVISHpbcNrI5W4xiWJuoE55FWJJap5l4SXESH2Hn9KaBEt5E4Fi7GG76/FNus2k5hlZ3g9UTKb3HYK2a7DSlUbSbFBFPdv8JnuZVLLHdCU24KDE1lraoSVYN1oSluDBIdyXQcj65I4FetiNS/GtXGHGQWpOXwsnofma6UQPtvray9iroj9CUsJ1FVPFVQHg2JdNVFPRFKWVMejOeqhRt2lBLRbcOwo3nNFkk3x46Lbg5wLxwI8iVBFN5aGIwpQk30XydqK/yPFmyUgqrKD+Tg4IV6ik6f+Fr/241gi4wdarNoQ9jRMwZ0CJH8B10n2paMHlskiTh/1EynQJ5kBFVSnkO6PWcwuweKvjKudAknM4y0R1RtY4QYo/fBOaTCoomiFXo9zoB3e/t9aXiI1rrfHfItLsiOoLxNGyUjMEqlwFqBPAsNVfWFXSjB+qXFFMc70GuBE4GfE0SxxkW6UPAR8vcK2QHcxlsIpWm99Cqc2qD2Cr8xwlyUWCSWj/UxzMiJBOzFeWK440mJNRuxGuGZdpG02F5UK2/DkcmPSJjMEzX4DMAw9WytZaaa2svdlpb8gcQbP8QcsUxC5rBNEUsR4/UcXyhXyMlVARNf4yoAZR024WV9w1S8fAwJc016KG6nyLqTUukgQTKNpAqAWBm1XQBC5SS0M072EymWr6T+kKmw3ya4fX1/w+2wUvFoocZz/eKB9+q6v6SyjPI+X8CvBCbLoqokWUcn2u6fjSnoo980F5dlpgMZjz1qyZbsAPQTLmXgZ9UnWGgJ+q3JZO3GaSKoyL3LmotVtrumMvvf+mTUdOmJcpop0+b+P37z95x/kEb9cr5UDxvJUM7OujNfxtSaSVFqO72h+IpZlvIefUqMoawy7+pLt+P8ejwYFcavQKlV1wugGzWfESH7c5+9LvGJzrzw1uPHZzjJi2smO7c05rtAEhVuZRiovXA8gACveXqtaNC6ZL/qatDbVutMEfFWGZo68gBXIFgZO4yg533ueVbMrC/<text:soft-page-break/>37pokxz+RlpCmdo4KvXOthWVDxK2NPGvLGxRkW0JVzCeej2E0K1yV3X1OxnPC4rHe4kR6Yi3IY9Lzdmyx+rnf0yTZwnMeOoIZC7gBwzehECq4UZI9bJkgqJzdyge6NJer3oWnmBlWSv0dJfnsbZUVVRXknbkQUskoZU1Bl4EV6kuKl4/HHmbZA/ejQ7q3taAVPOlRP7pjOhHxdOL8SwpPFTEnqFx6uLdYMBCqrrAX7n7WhFZ9GvKV9Bs2aLdwdSKuwEWPLFVLlKXK5XjEQETc+ptJCtD4C+tWp5kWARp1hJxTKgCLE9ksE5morzPVLPidEXklXCJWW1ClC1WucOQgUuBUafnQDTiOjwcIA/6b0h1lyKimW9Z1/cs41nicLU3+x/ZeAz9p3QjJM28yjSjobV6GiiTzwobvWjpsUiNv29YLuBRep0m49FoW0Ya0BwvX5mPMqJrFQ/8xe5R939gcbtsaYLKPjLLuRbjITkqnhuUtQHZYfvP8UjSouJuGcPMElQSGlUp0j50mXmGEU2p8gNLuS+u+z8sWlStPu6l8FQtb/D5jAcIgFLbOed+kjHnbLCFITOtsODWYFOHxTzGu4okoxus8xTRAMYzT93GjuwjvkSI9Q/0L7+oKazNpiCP+filryPw3Ol8X8mVOZZ/Ag8DYe7lgVoiYlk+UAcBH2tgBQP33FKnnPUQ/l7nP7qwK8vjOWwgkMePzjA5oGV9WmDZge+DK7zqeA0PCVGM3S/AWFbxD3QYk7WzL9xgVUqvC/iOkR7G8IBeZzybsP84X10ZWgXKGdDo7r8VEWZKazuXJXYy260jvBdgNHpfPIo9JRfdYMncM6xxl+JDsIRm/cX/cTT7j3+oK0OJIJn9uIXxuBUVkfcyZHLfBfX56P4AHYIVc88CnS+ZoQj3omtPVBrBktl4mAH5QfHsynjqBJGgi8Cy4sLtWKHTNPkowvPhV4rH64mrOPR7MDPsTp18M8Fnsts542HTIVTpcDPcYMnMdxFrAa9Wciiwl6TO0ep19A/T1Y4XOl9LH82ejAekb6nTQlCfjzKbt4YZs44KZNieF8MfEO2WdA5kkk1ScDOgxMug1EKdkjCm4yk7LU5j45dZRlgE7KTCegwL9wcTvFrNpBifER7U9csZAcuDjpZxAlqDdagiglbGpyoe1lo0etHft2URYVl+AVWKZO8HFCnSYWLsxD0ukNzHfibbgAzxo7aQzwSlWPtY2gZTVeh7FBE0ApHKaqygu2rRmwemLWTW+1t23faKB4rcyZIdnvzQZVx2lGBvuOwwHei3ZABc1nmlpILvO5le68DOt98oHhiOWpTRh99S5TvYkkX5Zes5PX7IiGxsDGSaRUxZjWgLzYqyR2UghTHtqR3EWLnB2h8y+dQ9UaGqJqFfwgEL/x7KTKgEDiyakvFpGHzXdkHrMiLi1GNGjy/pxX3ADUFEF3AZ7zqKqSts4JQvPPghUqVcMB2+qNf6GfTn49XoobSPVL6CdkGfKh7vKkbkqoAEihErBZMTbAxPBmBXshxVANA1Jl8wIpkBgZKBUgOXGZkv0nr7Bv25lCSGsUxpxMyGAwKL8BzDrNNNWAUeSX3Dq619nwM2MR8jN1iXMCJ5cIAHZbkdYAGsRdVLs9CfSz8bpgyxQL3q4CnMbejTaiKpTBsGB5kUTI33ZNTDjB3otddVTNBcQkZu4An3HTUephE9o/avu7PRH6+uytpqZNIbRvG0BAp1Lxznd5nGGlS1w0983NbnWXjFNMQrvRpL4Flf2hKxrcVERXMyG05twz/MEqjBd2M08ngO061afYkm51KYPWSFQbn/eiTwpu/aRBfBK0tVaLpVk5ljWMumIjdQb7Y2swONa5cRF4VFwKeoNYDlx0crHthT76p1j64JK0C7bt/xnN8yWb1p9ZqMb8CDtTwIwgoNtfWGGia1NrYXoD/+W40dZl2kUzlsg5GdaycwHuDOYkLX4GtKGoNOmBpB/Q5kw8KajEeGSKGK4pGCJsacgGrr+1hUWSrpwHSx+vbB3/Z0GfKn+bl9FJEJrQ1a2L5D7k+MoF5gzymiYhYCkiWKMHMhNRpYI0atlyAzx5D7fVYE/Lui2Q3R6L6DFlBJZ6qv2/YilksKCNX+/ta9ltBUbJZMvwxlRFKch6WVpL3uC4imVjWbxeplFojpTMni9osRjbtA8cBie3enIjIBjj4ozAPG5BbcB68rN81wXWROi6mMjlE0rDagpgC2FaveVXtMWAQsq9nYT9ttrXguYzxuW0VkwU5cCjsYjPFXp5eK8V6miLZnPFLglVWcVitzS9aqW5X8LEKBCZVEg1X+MvfPgu5VUkeQ2rD7WZkxAO5HAsSrvpZilU5lV5VJrY7sxSFf/Eey8agObpj6TPZGQvcYFcODHZmqCLgzoxmhFrIbfJNLP3cDSj9j1wwU/p7RoeJGtQr+e98xIhW92ZDR7CJooBttMk7M0h+VKl19BrukKgKG6na3CxpcU+1n8wRN2AeKClntYQGtMZH9l3cwHtU714nRqBbCliyzk5zVWehPR4srwpoWGeE+FdHoXkwogTLdx+3VxhZLj+Awyk/pOLrBkiWB/2Q8MnvMkq83KxoWTEq2zbFyctl8/gaikUXAULhdKvvA48cDioejHe3GChqykNQC2DP9heJZifFIextWBCsDvCynkfzVP4f+VD5ITApB/rCZTO1MVVLdBjYv+KgKZ7CpChZVG/k3KVp8VKGqI4tYL/4HggYanY1UNEwMPpnzG4b+VDkPlrDS43+pgbPSV79EunUPIsa6+bG7SuAnH1OetPdPZkCYev0URcOOueWqJJu1ziXtAdiOTnX9QZU8FVhYmtHI4zkUvtI9iBSlMECTE0ghWAPY61Nrkd3DeJT9EwyTKocAVuGeOC23YC8IpS0KX9gqMA2z3icKGmrvqXsQKWBLQW4w10cPnf+yS76keGDgZVNBA9Nsmwga9jOrKvW8ZdkFlWo8k8SXiU2oAK/CgDFogSR7ECk6h9Pz0Rge8WteWOxDisbCtjdVptGO0ewvaIYwmp64C1V991hXkwzvwh72boIG5n90DyIF1JTIFao38GtiuPdvZcEDd86y9JZpK5wlWJZho1mTZoDmq4DRzYhGhieYxKpsoIQG<text:soft-page-break/>L7oHEaLPAnbBnAEYn1Gw+KY7SPGwB1tWYDELPyWFUsRu2Db0UZLpwecRjYwS/4ho3lQ0VyMa/xwHoTBTDuGf5gQUUrxC8bDMxXeK5mFEIztSWLLqQDp9GVBlcmiXCJYiZmAolYBZL4qWjoVYgUpF5Q5f+GYvBUueXlE8LD80V42bFfEMU6NhpXKn0kiw7AxmX89jBEtvxOIOV6NhPbrz/CouYe+03GJHn+bmtZyPrifVwo9i41Yio6xt+i81GtZdehltgVEJh5as+2MnQQNriVURMKxik6chCKw0mEtIESgM2DHcWdBswGg2FjTM/ala+SKyOqa7Pe8V9IdqY7QcYnFrCBooUaqy3lBK</text:p>
      <text:p text:style-name="Standard">RSuPM1zLLpdj+FbHCw9zqqoFhowOFjSDGY3qZGftcy/S/Kg6ycJ4snqwmXXiLMFC5WRktzMDVjrPLR71Z3Y4Za0yFzF2tlSJeKhmqBqNWbryM1rpu5+4HGvEnKcOX3ciGtkcBYvbpZ4+w0nsarlGhU/Toy/+WxQPc5W8VbDE2HFoe0HD6i5Hex6rq1TiiYciFumAwtrvpcbD+4jmT0UDga36coxzfJqfxzzk5WmOBRVloQpTHT9EsDAJxeleCfo7WTd1NmKRSzgC0cgGB9bU87qiYYDnztxjtF+t6EycR5be3o5opIg7SxCeIVhYHVdVEVTcWlpcjulKyHw10zdQc4fhq6vVaBhgYWoIkBovEFD5T/UtshKkqWo0LJ+vYi/QpKwjVC9RmQLWZqb2lm3YYFRTE1SzlD26CK1msquFgPt8maDnHcEuN0jQ7MdolCEv62RXcy9jg+nDwmVz1BKyvaUqJ1+eDVoZerEQuTbqQYDRnTAw06c+KehTt7OggRtRJRd+KWKR6XxWgLUGU/yVR1nmoHWCYIGlDN0FDevFqFK19gyPsTGHAvXEQrRhLUKqKQduaVTyl91d2fnGCj423QP92Q/qaqz7XG2MmPauLNFh+TrZo4zQGsr8hoIHfZmi5/2KrqbOczABojrx2DbtJzWnkYhmF5ax/lhdjf0aVVsTK9GRU2duLLKSGgEKZ4aDyT45Y7Eai6cUDXN+OEKwsB2PbIFg/fCHsDyi1Eth6gzqBHc+YnlPDYbVEvtj6gwbukKCTzUmLN8qNX5YZFalbVj0ZYEaDNOjOplVdDwmLgYDT8sKGlYCLWuJWa+r0thjYJ/psHChL3OEEoKTFQ0TBbhesEAlEBWbeBKxXMCKz1RgFh69lD/pI4hFSea2ZYPZQ9Ag9GXXCguf+DFHz9uHXU1pYLEusocEC1RoVhk7Vsp0OeuLVdmWVRBLlUrosvIS1akGo8S+WGUcwq4VFspVMoEBBnj7ChoWN1HVQ8WslWIlQcM+DP/Hsr/KjYaFtqcLFrhBVb336yEW54tTBquZCA9Stg0BaiuohBITJZNFSCwhq8LEzLHnTha+VxUdrNpLujv8gGhUgIMpTsxWg0HIJ1W4VJCybQjQz1JZDR2DWGR1NnOIUcU1/0YsDzFdBZXYY4kLafHJnN5U2wYrXZYpHYIOYftFKchqWIaf0MWU6NTeiGWsGsy3iEalUU5BLE+zMNdh4mIsZyO/nOw1pbTx2Mx96T+FjYrh4Q8/ZknlzlUCnWUuZPcbkzBXjiQs1/Yqm7lqjzocsaiC8lLEIrMobGcps1kEsFExRPgjwM12Gf8RLKymvFolNVm5vTLyOwixvMtyabuKizG/QyVK1BGxOOXlxUJy0mmCgJkChQmlZ8vAojhKlA2q06gwMZMeUYLqrLDqc3YkVmpjTERLdUTDRk6V+WEhB2m5SsC+vmHieD+mCUWglOovzCIrKdvHEcvpgoVFcUb8hv5MbflZFl4l9lhmtFqwwMoBtX4IE9ClwsQ1fkwTtoeq/XMxG7ISn2eKVMrjgUlJ/fIH+jMlNHgFYlF9sasilnmCBUrjqZADAbSODxPP+DBNaqsss/XMQkgpXbNqMGXoxHKev7M3oNKtYlV6VwkWJhI0U7BAvQTl1EMATfXCxHAfpkmbwL5UNHMRjbLSYL3cSoOWNQb+wQrTVciIyfsrkTkWLZVlcOxIpWrtCbZFVwoV03yYpudtha4ltaWZUJgSmmMNhCpYwIJpE5jUxyriYiyOo6pJmYWK7GVkvVp+WONAG4VQ4YvGMHtzyY4zJhS0lWC5CLEoOa5BiGUS+0krO2VWDHmeYGG9Rr8JFlh/4Ef3OfQMCxUqGo7AStpk/dA4RKOCpRcgFqUYvTJimcbaQweIi7H4+L8Fy06I5WfBAt9SqykaAPalDxdKuQyB9SRNUDSsT3cHwcLKHO8SLCsglpnsyKQql1ll/5mCZRfE8q1ggSJaqv6ZgJlxhwtfEoQD0aWkdBU7GSpVCRZsvlew9Ecss5nMiWr8ewixnCZYWJREWp+wKi4lI0PwALpSuFBvYwTWUvO3omGRRVWscTpiUdoUzHFgPgtJ9xQXexSxnCJY9kQsUiuCuXH0UjQA+aztsxDqaUNgJsflioZpIqjGzn8hFpXM74VYKliGSx3yWMpf1XeyNk4lzxBDLFJEi+AZdqlQsY8P86QNUkp46QNfRsz08h8XLKyYqTqXvw9lIsL6A2SVPOvJ8COuwwQHwoXym0Fg+gJViob1h+4lWFj/gir2Y1Oq9GczwoQV/iVYWEnlZ4LFYwYRqsqHoBB+H0roH4FVxsnKH1YsrvrfTkMsSuaBbRkX+PMwMXlqVRLIdHNlF+IsRLO8ogF4Fl0pXKg+IQRWSDND0TD7CtX5x4rF7xcsTHlmrj/BHlZSqYQVdkYssjF2MqLxIy9QCOdzX0zkVkOXmqRomFiYct5lneP3CBZmXPC3Py9b5gaqlPFYSb40oWLmzqoKjqDZxHdZ5ahs5h2DaLYTLOchljsFC/wk+pNMY54MqiSflfvJ/n3W0qL0Xwjyv33QnzpMKKw/WtEw/Q1Vf3UhYrlNsLCU5xSmxTlQXIyV5Kv+5M0Ri7R+Zz6QquWLoBDqS1TpNQK7Mz8qGvawqY<text:soft-page-break/>w/0xe4WbCwLeNfE9GfqWIlVt+uWlrXRyyyYpvpv6ivOEGzqU9klXGy8ocV+yn7I9aM93+ChZWUjfdns+5Py8rqiEUKu7EoohJrIshzddEkWvowTzhRKeDOiplU5ISpmCtJ3LURyzhmf76BuNh/EYsqOWYllRWCBbo7q2Q+QV6bf9RAxlwRWEnH24IlxpLR/QXNXYhFeflthFh+YyG3LcXFWMnxA4IF6r8ofSSWlVCHIQJ2xgsV0i4Z4RJ0LSUp1pINWRX7PYxYzhYsTBL3x2/Qn+0kLsY24k8Klq6IRUqesfeL2p8StMl/fQalOcbA4i9qfwCruDoJGlb1poqZWDPFcH9KYpjy8MuCpTVikcmYKxHLw4IFgbVihQl15mNgiVAlGcJa9uSJ6TXEcqRg2RexfPg2+jNVxMPOb2p/Cs9vKnPB3I5eU4MhYG+XMKFeowxvomup+qGNEct8NZj3EM2BgoUZb775MvqzY8TF9kIsn6uZs8oQlRFmdvYy2ELA+u7DxBZ+TNMbjq51uGBhWxrZpTsM0aguEiad/AKzYVOVtz51jjPlkYMEC2tDHK8GQ8BaEcJENz+mCRN7SlKMvbKlPTF7SrYXLKwL8TFWQqQqp5hYo/TcZZkL1Ya4KWKpVjK+BGzeIcKXtwB1dNxY0JyBWD5Vo2E/VqWixbyS72UlRP8VF2NiW9Jz9y1Ec7FgYTKlvhS4d873AJYvpywax1YqaZchFqXiG2MtS6qu5n+I5Zbr0Z+pYCi0cVWvbBa5UzK+MIyoDLgQmLFSePDH4BnmQdVejr2LnxAs7dhgegsa5oJxDSuxU5m9TmzMynOXlQGrzsnYPESjbAwRWGF/eFCJXYZj0bXmKJqnEI0SPmTCCq6doGGSO5ewYOjz4mLQc1fJMLIyFfUB9kYhGqUGjMCOnKGhQj0lDJeji8nGNZZLUIUNbPtcqbQiWOD29KPRnynNENjTqjIXJyMWKUnODLjUNxGBlYyFBl+C2FRe4FVFwwqrlRcsK5ySVd7MxfAIlkaUPd9MWVV1FjObTyngzgpMpFsFApPMDAsqrgLxFbrYrYqGaT2rWg0Wvpe9WsyZe6/t0J9J5WHWea+2/ExG37URNCx097f6AiOwyqSwoIKcDMVMhFZVBHZgY95M0LBaJrnJYMZQW7OepOnqaiznrwSqWU+XNBiCtgN91KQI/sGuFQ5mlPoxRW9FdjVlcszae2SUmLWfv6UmNRvRrMNqxqqKxNVYGl4Vyy2FWGRqlCUIZVEyQlv2bg0HSkMQgu1oZJMQk6eR5dk3IhYlL1rCIkor9GCD7igux6LJSrMrxtS4VDUYkx6WXzOGp9nFQoGqQYJghhuyb4OZgMsoMaslvkGwwF6KpcvY36lkMzOwfUPNnZ12VR97Ccuw+lLhDkWDQ8HfrX2ZIXwi56k9xtWIRhbpsSix8mLCtfasplx9O49DLLKZjbXGqm8n9Jnwp7WujG1kw4A/LwAa6pEnYrYHlwcHFgo6WrCwPfh82uKjVPKZNcEUNXcWaP9I0TyBaBb4Il0A2z3DgC8HLM9rwz7HMp/E3A2ULiiMEqsHlmk9T6Avh6PE5ZiBoysTNKz1T+r0wQ3z+ooHYQt2sdzjD9WoD8HEr6R6rMesklXKBpZfKftVvOHxZzsHncDVMYb1U1QpT1YYcDlV0DDEmMRF7qHqnCmY3q38WpWxiNGxggYeHPw5ML9JrTtUOAAWKCqxSxgCVHVcsOpD6UVAsBK2nKNa6eRQvMCup9JJsO1A6fbBHHJ7QcMCro/QcLKqmYXSeKr1DzYa7C5oipkqvXRSZ+icnyd0f5RL4mASm7IcgVUyyRc/qwiVsl/siHo93avLqAJrhFAph9bsG3yBGg1rUZY9AhD5WWPiT20JNQLQbX9MQ6tKBU3Y8/qdGs27iOZcWs4ir8dqZpVoMFT4lnlh5kfi9lY8DP2YyWluIcUwKA5k17tb8TDZPlnpx3qEZA8ESwEcRc+ysgCLPZGvKBrm4Pi9omEWXPJURZGPPp0+5c7pA+lOVjysK0dqQDGpIeX+ARsydqGiRLIdi7U2SW0K9jOrUB9hqJsgv4oQg5glaC4xQmWzMUazCyrV9TK2Rnf5MxzVZAVriTfAxZnKIYe1YM5XIflz2GiU30IZS2n5dQCBqeFcQmntYCzPrjdfvbIGM54zBA2sHVKdFDCYNgD/klQjM4zMLitoYOZCmhMwpSB3mOKBWCXfPiDDfGluSYDpqOmaBugFobIo/RnNtoKGWZUld01sJ6YURmFxv2p+gdmfSwUNNOzxqwDc8+5h18sZlEcZx3PsglcrHlYakXhjp8XWjEY1kTCNzeSpm53kzxUXhGl/9cIuLUc0Si/CO4ANZ5pPJRhe95nsgjnCsz5NK76fYeVObk9F9AqikRtwFm6tVoVMLH0+IvGnb6A/VaorsLpGvvjZr/VXRQMFudy6iogCFmHkBgv80L6rAVNDcK6XImJGTNKijX2GZOaXSRQkw61sa/CCuuKniEZZqMBQaXVXxTMB8fiknxZHK6YKmxtc7tesqMygG6d4ujMeueFlxS7vKxrmkXBH4k9ZXlMqmLDSdJm5YOak0kMeZqP0tDA2zx+p0d+UgIUBUCBSPte7MR5lAQ6zKPcpmu8RTfLtyRSwZqkrsgRIuVIMYHX5WriGaSH7o8Jbg/w5om/j25y8QfCS0mYEHs+VAlQLFt5V24IYUw1InpZ3ZCNX4qpQSVCV3sJqH1kPNoTxSGV6js5wSxc45MvTgIvgNZWkDCyMcMsJGpi3UHWwPRlN8kUDI7NK+xCmrFVfV4wFgmapOEcRixforlCO7fJjhzWus39Tgt1z+vhRyiqqp6u0DTNiku3gsGgkGSXuwv72AHFJ+JOUoiFM91Fm0L1HGY8MuBvAegoCRpXqsbGAyqfK4kT4OZc6trAztLuggcnKmiYSliBUJyf44pddyrBYXPXfe4cyHt0WytGKCcwGC19ktxcClvu4fRURNNq6UfGwt95URcO2jbU0zOL5XnXNzxCNDBgdiWj0JrsH3O0MU0QGrBp+p9R7/<text:soft-page-break/>kgm1gL+4KukixsUsVAOhjA99qGiYeYGtereLOUgP32s9HaB6h1nVlS6EhjqwICdmgGwRy44TOjh42y8deBV9TvmN0a0qqBpxcJXsrr9Y0RTG7Rmul1SNORsRONWFzTF7B2sM4RsWs5dq4gsuA5eNCCUKwtAG26Fl1XG5zQ7+LeKuqzNeE5T42GiVrXTYlIn1W3FNZl7rztYjf1DxqMi5bSSzU3xRwarBqWsfScoKBkmG1pNg5eVIQEmj6b3KDCJoBzA2zOaI2v+mlkcuLXERWGs4xq1BvAVrCwRvVYspAhK6yxoz05zwcDHupIE9oeXna72zLQH8UrFcwPj6Sto1mU0td7xsANGBXhLmLj0ULUG8K7oAwhVjpa+Ryb0ZFZBQeAJ33oGa0C/hVLykPYgKmscqKowV60DjG3WKhaVMnkBGThkb07p/gQ7YLR9B3Ojcq5KNW3ZsOZ0eF2/8bYfju51sCxt+pK9ijSNorLnsamI5ks1nisQTfnC09AY9Oey9PYBRCM/flDDRO+12zEfWyAXZMN6LKHkNz71x4tzMZgrJ5GJP4ERySw83Onco3hYEfCohX/+Fvpzv0RDpKgObObW6oewhtf95fOLdwv6w/QT3/pZVpJA2RR4Zakd6D3PiKTePNx6SykVpgi7SCOIpaxl6S1UfrxKjZ652LrpsvcPNhE6d6hiMmLr3OcJv5QpOiuY4oYD8Y0S2Fx5nCKCoRvVxA2LgBepPzFjH1l6243RyCAeVLqQFZN8gzXCNzWDWmwEu1J9w+d+fz28GEtVx0/DstsEivvrTC2szVMObbAIeJFNGXzxq9JbeHCYUyJoiuH+XR8boLLyokiefxhCNyf+YKiPHVG1gFF/556RVKwDz81QG4JS1rUxVo0HFgEv+gz1Yn8vn8dXGc8gxfM645FVNtTI1rkXJZUV/WHjnS943OcDVALwZuq4P229di8rnrUYj7yZ8Pe6qAgYlt4+ra57GbuuLEKDhgEVyjTU60g3WFVq72hHZ+YV5wdu8Ht7GMdA2swyU366ukB54tMVEet01RogbFtRR1KXOV/9oq67Nxu/X80CskuMN4HoijY7WrEi0awx90D/x049OR1ZucMh0xqKCCYQlPsFlFKpo3h3P/qHauU50oeNXzqUFsO6H+1wQWuwXHk/yWXHUcz7NDv8PiSAkXsrY0FI1apHla/cFJn9h1l4JRrbkX0a6ygBQ/Em5ekGyyLd0ooHJi7mqx+sF2OG0Q7oImeCjWCqMwu81CmIgUM1mjh+lnu7jvAtIfNZsEN1guJh1rV1t3u7sv+Q8emXGI/8AMKAs25b8y6ETMF8QLyuUJ0zU8w/y+eSq1osjx1NzpZcNEhyjCKCzTVyVwF7GetISMG8/R3qyvBplB0XUIUXpNB74RstixIyw8FBpgp/kFv2DPEgHUGVVsCnrwiptMScAKUSLtROrFsHVcTcAz9TV96eXVlbG7GKMDdHh/1hrNi5yhUkV0ZY/h06AivKL5OFT5mOGb9VpOGR1xbGEEdLpq8YkVT/YuZ7M+puHFm/oczsdWUzqJCVdLRxTe7UaEzNkSrtzBA7OJhc4VdrBzRgi52JrEjHVdRSmqEj+9FWq0oCmGVcQqIUPo+qN9aDx2GpDvoPxqMr2rwWkyGVqxosyTLE0vf5bw8y9Xi/pOcbYgMs5DVB914+BalUzx/tTx2peGCWcYn+O6YaL115oC6ENotow3qt3CydOL6KMTlgfZc5BvucLKy43fdyxMWIwQ5nR0p8yuD5a55yJPD+jxFJYRv4rC+RxV6P/c/t6tqw5vMrxQNNF0AXuteLOYok4JsnWUPE9mKKyAjVT0g5z2zARVjmKx023HnuXpNMUMrxSMVzN+NZYvfahm0A5HMN5Yyr5dvvFEakm7YMmWD3i59KDfVRtNfPeCDp8aZSAsgOLbhTg6yE4CWiUuC6O9z0KaNMqPtUueT3jN27ChUvgg2Q+lgHU/Fugd5nQE2YBE6VZNmgaGcWBkmL8icCyZfXwZl8MPI86nWnX2/ZVQp7oyarfGVbdsz/Ycn/eoJdXWbQYYbwNsUDm9mdO0Uy0a6BOKZLUa0ssemz0Fi3EUy+Uvo0ZYtleOsKOLDRH5tsGafbIuksB3XU6zVFnsv+Sz6NUCRO+qNBg7hai7j0oFtgBzKgWWPpszI3mhp2VFAJjzrg21Fw+IN6oMAXBxYVSn9o73TGU09HHXbDyHgqtauTybg1IZHTUdliXITlqn1vlGqIok1vhnVqS+DLs6Rgix+AxscJjNYR5vUplxIW9QZCItlUCnM7Wy/5X53Z6Ue+91vCbKneFsFiTXeTZPJOhVRx/BxAp1FDFG95A5MIqEX5u2f553OVFq35u8SdoOmgLpxunaCv/TlSqm4s4qmuX/YJv/py+/s243ld8WAl22n6iW5vUKS6SLL5hP7HP4mqe6u+vXl3WafsG6AdZwIT9GavjJ5lpGaHb88VDPw0UB+EBc37qOvDg8x8pebLP826iJdX8Tq3YKCm8w39Drp2aBqfq6qRT124fYccjscbaOhYAZGRgyiXLJVpCxPG0s3lQMbTwKbmX+z/pOotzDS6nRVRDErig0+R1wGGnRP4NJiK8cbRfaODLrjn1c9/W6RKUTXpxw+f/79Td19TppT9RjEP9ZHPB33pu19lEwm0v9U/tNsYz4n1/w8erGWGsAR+Um9RRNTx1FWBc+v5kCsBsK0OCKWdOnXpJJvqAwTsk0sC5Ir60TquyyQVPMhoTTSYhV+3/v+VscB8lfzcw4TpH/KVQWWwtOp3/ARi+IDMk7GUpoo1DLuryXKDbDBDkXnGGBT9llpDnVihyIKGlRRfsxFsp0ZAK0N0GpiGeKaDWwWPRUkMlzGQpomWFvtEmWfwvHb0dC4FCfCu/XhFtDPjSdGhBL9g/1UjoI7yUoXF+y9k0qsSP99Bu+ck9Oe+SeIawxJNAWLYUCeWxAypVLas22TK7amSBkew/5TqoLEJjEjKXXvL0+3rSHCktmytfbVILhhsZmlSOVPzFeFCAS0+9iMjkh6AtNbokIb/<text:soft-page-break/>CXu+F8iW1nsZEVgVqLsH+q2MH5Dfwzwkh4TOsICjZoFA8IqGnOoKTTUCqkcgtbjawXLJ/g3/NQaLHrZu+K9Lgna06lfQ8ZDJvSmpqMtiLR4DhE0LMZPSyv6AkXk9OWBlj23YZbv1jownpUQQFJ2SHncdYYnqx3JZOsOkEPJoLqZ+z0lIC4mmBksAww0HG1pcQLdAya173meMqVzWGcAj1uOp/hdWuHwhZwN7SauVmxZ1ZndMHnRLSpZAxSaAsQlhM6xYkgBxkWaanHE8IamWhQfRdyQTDNKmbNaCMbRK6TRBj8LSpRrLNLi5pB0b6lzWYGIPwNhk0N0k9CiFyuNYGn/7d5JcUK9c79i7wBBEygbNUuiHvJsaxRpwOloGq+QPSIUsBFfinehxfNyMsiAl71lWppzUEuPg/DhdJT8cUsnELjwaz0w9JFgtI4WKYvSpHiBXBq/ydBJxuomyJSFVHpsOcKI7iesBY0dcMq2TH9TQeJwsybidETWiFXEx++8fUv+3fRj1e7RSoC+OyZ8nuTyvq815ORDfgHwE9NWoxRR9nsbPknNV+hRKi+dulkwwI9NIM+M2cBxSchXKjLqv5YSwzg/7gMAi5VrMbyZn9E1tNgyHAcoO+E2kdX1oSaHOPPSDRI2kh8vgkUoaj7eEfqW6HIBaxTkgSxxHyZeYLoGp/rtK5SFWgm4rtXifmFVR9QDn9pBc0E3TTZcHRmjDPq+x5CcMzEqJCNzj/z/JVIoDK1NJk93apjCmG70U4CxwdDF1+roFqwBOfvr4U5mG8z6HhyTTy4xoaGP/D3/1s6WMGtUk/kPHLvib6BzJ5VlPou7znLco5RotjcqnuqzUs/Rr6rhjESxt11+iVjBA2+ixeGM4kq3USDrQHe2WcnmWwZtjUlLqlVHZh1o8metuwhyjGAqfLcRvxEi6Pd6xLZBWYlhQZb68/fRYvE5jBC2YDYi7Rk7qNTgUKSZscPoC4TDDIi0EkEcpYMTuNC4HqAT1vAswnd4TUclz94JkggLXaWzYoef1j3IoUCPb/a1fRxtAKvgBseifJXEdIS1UcHH7GjxCSA3NmlKtymsHN0UgrDaKEaXxZ4MlWKnKf5dENyqjqS2aPR5zQto83W3hGpZZKVCYihLjmKz12uO4FPPpWj7vMEhVLsueoIlgOqVsWnOpJQxo3gJIuGKRGDd3Wc3mef/EfLX4F2EtREA3isXQblFx9KJvfOf202wfQKqXJBNtZ0wj8FQEzZZ0vwX1hAcpkFLeuAO</text:p>
      <text:p text:style-name="Standard">OMx7W4l6EaumsWpjYx+pqxZb3Ycw3Tgd3V6I9pHojAvtRJqbL7zzOOMql6XYnGnYC4iN01+dcFbLk62p1Ja8C77nCwya4wrYWY5BU3Zr8Vwc+zNdCqvlybF3glv/BdCSHwuHo0iRodOAma08arIPh3LuSLIFtsb9eLRbI0oXCQ9c/jYsAu/J5PmWm/r21oF3RUtgHb6vTvguXhk+Otm3Cp4a9JZUlysIs0m7ghDWYnhPt9JzCGsfTppFJ7MEJZScqTzRr3VvveUZUmb76knlDuzkyr9yOueii3vHevIDuJ72ljaMVLXlbhPdI1VEhYRPrCoxAyvYtYBA1jgU9NR0VKJ0jJdDKYNRAdH1fAgekrVGoh3a17gKh3kEJSB+7JAZCG4bFaGrF7m8Z5z9/DURrsJKQZq8GhadHJRX9rgmjHpqN086MuDcW9CH1565k02QcPAl+5q/FGPRhKhisZp3/cYi20xRMWAm6EK+nZNtLqgchk7BbKoYTnCQrC0smwhFNByU9vMjE3aDZ4iiCtZyLcQDiLRTQotiFgIJHN3PGBg4CDdGWBmYmliiqUpgVnqjq7eiTqCsL8Y9f6x95q/CgYZWuWUigk9UGsNGq54KErajd/QAkjuMYwtsHqoDPCtY/0/Y6tOxOpnho3Ek7WWL99e/B2ReKcyXwjXyZJLEGDSDUopJIpBQKutvmPpuZBpVQIQXXiMRUPWDFMi1/dh9kknGwbvAVMEXvx7EcOAisr2VIWcB6kAM4YxK6061wYKxiJnKJcZzBGauAot/WlGy4pGoJG7YqZOIb53d2kEzYaJ7oKT1NyZybI73ma3Arp0xAf8QLB3jnkoT2MkpiWdgekQA5z0AnGfJC3AUygU00jdDdL5l60N1oJXigBxqKhV7RdAmUfsgpXdq654ID78qM43Nd4pAEfp7jd1yX3XnL0zterquK6akaOGVAg083U0t4vwiptKuhYYoJSJ3iGvS2aLqTYuyCwWWGeY+XejU1oLrkCYDgFf+86+1HGfyyVZOpQo1St6tkwimQOUBSaXmeA3HjoT/B5hZFxQaWvwUMw/djHosHeu2x1mX88wGEYbrMpmzS0gyr4GhFT4+vnc5ZFuPKdCLOQ31FEpAaj7Ww9IJoQ5/CATXBi79SUc+HZ0p9uLsAH/4Jj9UiH09BKtShTeVzZ+t2Vqyi9xco7lnWUBNStQGZqWcQMHXuU0hZCIA2fI69uRLYyHA+nNtL87Wi6WUggdKBhvKJdpHnUYmPQyVTb5wvOgKMy5LzHY160T0v9gCm1Dr8hQN6yHQPwLrMNrwukWkE4d7GKt00eiSkGsnmSjWiQG8sthT4EejodOTFPSR/WQOu/3QJZCwI/Mbm/CEMXVkqSN1k0GdVjBP8urEW9+hCX9ZNIR2QFt6dztLtCQZmKiqk6bzOP0HCbSFhQYCdFn7tCulofiEJ4s2FGz9AJXk/mluGkYgi2lmm96YlVPzOfQU+5K3GULY4JiGtjTgGsKb7uawEqUCwPpnyXytAtm74sBDHaPBNiuHai991NRE96Y+lPT60vW6kJjyPzhPYCBlLQnA+b0PUOqNbJgsKn+sZz0xpo5QKONGVAGgY5d637mzJFaOVqEAKoQZYkk1/kLrhoBMJD8XoTjKJw+l8tyVKBdtQtsKA3hHNIS6DSZj8Qz4kb2nw663BfK0gTlVzVevHYsTg6Y0U5vD4kK6Y97y1LJI0s4kPWBK76dzjMMpVKFChk3IkJZpAv1mGm4IkZnj55D2ajEqo/<text:soft-page-break/>kLnywURpukak3XwVLX7qMfrlJP4SGeOarGnDEQz8Y4CQv/0zUdc06jkY8s9QXFFXhint4BltMkKKdPXYG06PNCVDb2rHXsElzHUiDr3HzzjI0WMQ1djFhz2SDvlYzEPlSxIYiaJmlDJ9vhmTZPhEolBeMa8vew9TXUgnuxHZGRnY7o4qnhMNr312iiYbiwopKvURmYqSexgUmE8nVB+ium0rI9Hv25adL0OcNmFzsi3nIBnqwvNPK/FD5gujqmwFcRLL8o/ZSVMU0g4o7EvSDV6jJNYFkrS1uB7onLBi1+AQOnKlIs4hC/CIMqqrUC8c/B0h5HQxqYm8cPPaALY8y5qlGTqupiksLBP6pP1LPBarkXLLyx3o5psoWNfYb4zNBtWQbC9Ar+BrFN0YWEnfmTQJfNxPIrpEtCmv4twfCNRrNGsbK0QMeC9FPN9l6YF47jNdDPQKW5PTDdLtzG0ol4kxvgkLuUAYQ6u5jmCuJktzeV4EziYT3r9lJWZT8BmksLE3vVFEEbsY5CK3N90K2YuAyiL6KsZdTzj0y/TFVyE7rQbCRQp9uWdTUhkijcvJAC1N5Iou6jBt+4HLT1W2Ihtfe/ius/J921tEVJdlVt9JIA05qhEunPlwO4l1fcxFSpoNdJC0MrbavAx5lLIv5HjQrFpz+t+JsbPC9H5vLqhu8o3dm/i/pxJFA068MIbbr/+wv1XtakMtzXFStxnJB3Viru9pHUiqAG2D3neNPE49qWjBHqFOJ3i3KlkbKtb2mLjGyTbXV/jlEe+GDdt2qi3bt6vGdifZ4EYbcurwYJVCakhfr+mZruJckHFgsVoRS3eZ4HX8zt4zlO1AFEc/8N8SVxonXwEAtwdWgPkDtmFPnZI+L/dTMg1lYc5FwI7/wJNlG3wpN0VZGwtbR/26qYmvp4X2MfmMvQT8kegvXkOlVtQy0FLlHMhcNkjqHL3PsKznoc8Njex3ZsFm9nnHyE9NrLZs1VtREj7ctJPNFuMtr65DBJcuGzebaXJeEqUnLo8m1pGHJP62RcgQjrArrJFIBJn2P8yARBXxGXAP2fifoRbm8DZP8ZNzKvRi6bMKED+IzrXRKBob3Tg+hV1X27ItwXDwSON1Q/OzGQJlqZRoirwcjaI632JQqobcCn9JN5tkckaREiN0qG21a9CvVZFhsD9bppuABYoJXnLhniOjhU4NxYZ3jdaNyiBqzlhEtrxKgKGrayEKoMcxQm/By9RXHr1ZGaLsCPlB0a93sF87uNRMXlLq8cmr0mNIHCWcelHoPBph784Iyhr4nV/GbZOF2G5EPDoFf/IJ8/eNkNsWUJXFUV5fcLBRv/4BUzo4RrOSD4fuG58dKY1ElgC9Q+wueeKRm4+axw/lzMmUUk0tiJI7GJQCk+CHX9X4i7eRC2t5XhKRiVUG6AXPgMfpMmKqC58HG+g4RVRd+yFWNCkJN7CwhZWb+z3mAyAwXH6W/DGP5ySVfTIeClewgMG0TaupegcEw3vRYv7F2LOhhkvRYRarGtSAIhjOsr4mrTNdtZ0MXw8fTbztcAGHuSIE+NKDW48OPF73PR9EaYzl/sIjWKQ9Z1EesTjaE9FO+P4AryNd8BsWMeoIYqplDvaEfEho77dBO4xUCYxfkDmqxHB8wZwNYFa3MmIbzRQbg34cEnsGCwClQI8kAeKjQ1VWK5idTS+Nt9zyhqMZV/7CCnRE78wF2JEGSJey5DufR/wDcFsWYX9O+EGMZJjwSWPcXzMgm4DsQvXQvxANckjNEA3W910HH8z2YNiLCjqXDXxPsK57Tmds1oR7OtQTbpf8KjjOJEN0NYBncAXTUqIPZcoMyklJgECmwlQ0+QEiFA4dzu+LasVwWZrrO52RUPkfDYsubXYEtbguUyqNSN4MYOBcy2gS9FyhphYBbCGNnR0r5bVkhikUCtJUu92vg7uVTbAMmudCf40RVgSuNtoEb7W+sxJvG7gvAnwLY9PM0BeJD32wQMngYqlLFLf8Nu8PG/JrMVcbXwVoQF6mY960/ozZi5ZEj/QLA0I78d0oAw4PbgDVDl56iw9y1Og5srOJgXYBFgPVoQl8LB1lat2YMRdLa1W5wPCfngb/3s2wd0anI+HTr587Qw1mu5xOMTGlUEbQSV8sUVYjL7Ghhv2KCfwpIFzfBtAyHfxZ2WzIjXoRs2j3byegM5Q409Tr17RyxbSBJAKRIS6sLhrJ/ECLIs1RSBJb9CyuIn9bz+6Sm/BgycqEJYeMTeFbDbj6GRx305gTBTCMiI21rjEP7MSIa+HpWAF9Zbegemuy2pJatEPf1jLiZuAocfYuRfhGFe0ntENoqMREljduMAz6Qpbvv1Im6APrpOv9Ee142k8/rsInUGjgvbaet52xt3xMVmsR7PEsbb1rSA1UgkcaWFFcRXuePloFutRB9xCsHJFQNfbImo8g5ZLpfd/agAmNxNhEYyCSidA2j6WgP8c8jCswHPQ62SzIHXA7RIfInQmXcq3aPMj1ntMgm7cItTCFgKhVRvFVF89CRQQ49uTrHODC7ErvmQVSde3MR31qDZRi3ctrB9ksx7NEfwdGcdbxEYtAVOL9G8kGz+IJ8NgekYjxss2SfGYwSEojnKq/djJUlz6eRbL0SxhaG5z31FHobVNEhv/IJTPY7of/bOuOBpftBrt6XDfbgK/UO/YPobenbeyWI1mCUOv/3havtP2Z8tz8AqhXI9HRw/LYjXqoeUf+KrA8dnz+pta/FFULIEhvEKIpuYj1IJv6/9maj6epUwqjrnIivgDzDfWT0FNQ3QI9M6nN1NuCKzLsyOOXVyc+Vo0T2DH78pdKKVB8SmOfxPK3TgfsOXgKONlUz+WAL6WWHk+gek4j4Oj9Ga/oOYO/OQdRRkHmHxWfyYSjCW83XoCLL2H+DefyZGEb2vL2rgvsL3PhYywqkvmS9E80QXGhc6jhC25pH8CWxDO4zgfMvLjaD8NXxmVWBo6vBK4EQ+UGRD5FvpuPmCCINyI6VbTA4Ay5215gGaK303WWGsUpnG6TjKtz/50nEXoh+dj7KK54J9kXR/GMVOD4UUcU5BTqqHP4ZzMFyI1OlGrQ+dmockcYlqgWaRyJYnSVzWbz5vPZoGWQMDtTb<text:soft-page-break/>wPXp4/TgkcQDiX4eHL6bC42IDL+GxQV37sDdMKDUf2jgm00aleWh0UoQ6Ol8v6PtO6iqPsG9PNR6kPi1LHfzJehUaxFNeYqCRicSbRCmfpie2gWky+JiG2CPVQPFws62fA6bsW95lu/WyU+hjCK0tmZid6lRoG0/GPUPvRKaZFcsfhkXZMfyfnRSK8GWFg+sLrb3lM0Hjn0ec+xlODQXw+4k8dD2Gxxtgig95oHOWb4KF2T5deqT4k4yVo5jgwXfHGj+jUmcQGBqePOD5FIgoHcsLptD7MBphbSGAcivEOtFloj+dGDT3TNNyiRGyEVDit8VUdScQHatBzoum2zyOCcF7Z75wxoCegrSEky75gZ5oWyn2CwyNe98a2WNUZeflGqMFhjRXwfMvfXaWGjVACLJOH61+cm0wLXq04m4+BSbAV23ZY7nY+1rYPpWSY5FvRf/PEtqnf/fej/UIN7rLd8/dRSmVZQ1PqvzKdvEIbw4eRFcj2M5oRnWQY7d4Ni46rH87M6TrCInR/oOEhZOweBgKLFHUcs5lhC9dIcH8Gl/yyxB3Yi/oE22pVWsx+2py25C+k6lnaahUhDYY8tWQg9fdTcNojjm2NQhqs3HFbAyOPg5rRCouNxg9sKKEXe822XFg2JonibW5b2IIz+43Temc26Qj10eOUVxfKKvxwyxYmic6VjUJMb6BMQetfOeMYP/s+6uMIw9QuQIzLmqqcnRtlTe10GLzDXnts1i97odUIdVC03Ka77LXNmtYqv66GBzmBaSwqdomBEqqeZ4biEXwg81dAlIa4dRJv097/CHmHFia5EkcFZpc3tKN+7V/XeSrsZJjc64wydaCpcTwcaYMWKGKmhto47mW8Qw2UVLcuU1jGwvpi2440rlog1QERgselxhv9KyvosghcvxbwFL0hBvnccSwRM8Sk8uJc9T8DnmOEQHC47Ta7ivUQbQeDbE1V8KV3lsY/qOJpKFxJonybYKcYIQhsZzCfTAL2MFk8++4LdooJ9DUUTVURvW3PK8Jm7rWYFVXgFhxWNQYq3fss5LipYUMzj6o5Z4PrDXP8iXU19TGUBifxR+QgWGDoO954i6ewdFVLi2rmZQFPMomulhTPJYxzJ4spSAKjoDdhhPxAN5OgUxzVUEbL0JXkJgdT114fliqTCtRK6HnXGpfPfZObuUbwBe1tYj5xXM6IV7fEdnJk+lJiSBK6r1gva6lJHzyBd3BDeoSw0dqaF3SfsCxwyTAD53e5aqveyjLT0xlnb4vJbxLPR13kBYJiQ3VtDabC8+VZFtKgU4OL8aJhVHOWZ5w7Wo8g7u4okV4QKLKpMcRRtS1jXhF7KztoveEP+lsaYz+GpYFXWFfR3Rj9QAoAMW6AvBAwqlPyqYFzHhJB8QkmM+yzGWfx68ZV9MmfN0KwsL/3hsI36nkWUvib8wftLNHs+cR0LY4uo43r6NxFwU4zQvYwNIbXYkxXxry6RQblD78Fd9PjMMuEh8OS9DUs28ka+K6jGsFfGNtp45g3mDG3MGkwBtr20RBFH1sGR91okAbykrB0pEfIOU6231H6JBsEb537INdH1UGWxEwFdZq2H+Wqc/xiiGDBvlzzcyFugNTrWxrZK+AW30cwo41a/AA1I1oYBX/imI/t7iLkGoNtQokJfAD34m1M3p5XBDvPVGjHPTsd903pYWJN4meLfEaEHKLM2vnm3NilIfedJtbcHs5rYHM4oa6Na3ITh4W4MNBpRsgYFtmEGswdAqkNRpxx7BroNBvDy5YhTqYClHuZ8+hzuDJyhBxiaXM4sorapvacYqF9NdBpNooBJhfzd6lwhLWbMDJrzlNY282dOxcyF71lYZ2L7Y99hsGTMI4zIGvsERNtHBMicas8RBEwZFsST9Ag7Dkm2tAE+1v9aBnmApj38Vp/bpp+HJsGOs0IGWFz6138lHYsrGMS9BgRpGBiemxkCm//TKMIPQwypknktLYmAoN1e/U7DV21+8VCWxmm6PJNphV4lNIOMvbyvxXkHCNkBqPoxnSsrPygiffaIOeo0MZWUngE5d3M5iw1Lsg5RsgMNkGG8q0o73Em3jFhpD4WY3vTYOfBbnTPO8QU5a2OWgnzDiW2O3gg5V3NFjUOWyrNpp47ClsA26K83Fk4Qo7QwXQDaWTXa2cTQoEKvsGhy1+m8TJbqQTuttB2CnCGETJCR8v9uxPTPmV63CbDVpIAsZ9pwO5YyltqcM6J9lf5hxLDQ/Eyvn/Gevm9gpwhxPOmEfNy2zIu+TMhyPlFyAzcrPJTfIZex1YQ/EyQ86PoZtthjelGibt8TznfDXJ+ETID1rwagS3BuvxmetQm54fI5q6mQbuh+GPaky5HTnRVI9hAdRnGYtHoEmNKhfnPBA9jwRRvVllxEmPMnfJXBIxt2L37i9nwJWBqyXPu/gAnZ0JHWz1INXOVS2DtWZrOuUmRJWEeogQdQGbRqjxzJOiP/Alqbm3r2Zg9CDNvSWroQy0hiNAYrga3bt7mmG41W+dc9fYBTs0KU7ejc791wczb6kqT8ly4nkQwo6cONi3YCbN1MlUlOndLgDMzo50tsOBe5i67u0lbrmsCnFiELCA/IJV7Y65iQzosgV/Crbuqj02NQi5Xcur9hZDLH1FxSZ6i3dj0d65yP85lNIip3DC4aWUEi49PAkdy6kPS/vaqtghuUhGyw3ppG5mqj+JMVuXAvPMAL/nENoHyzTj3cemO/ycGN6cI2eLYNDeu+jjOs7FRSOuz/Ito9ptpm8KU/pz7pMZ/IJFCdV6j8U7xaoMybF+YB1uIGbn0MqA4xDYH90MHzn1QI1GsyhOCm08EP3BMI+GV+QdwjvYWQ78E9g9uPlngYeMsXjXIjgwelYphXCTMkPfY6PdUd24k7pTzvOKXjA9W3iTOl0QHY5DXXW0gL7u4Qd9Y+bWGL1CEsND+ygaHhzn/gXrMSfyf8bH6JV8DmhvKVEU9mM7W3S+bUPd/p14XpQULBL2uWuL88Od/TYKXVgeRivWDmkfWON84lUqqyluD4i3/926yqGfSh1dtl38RigiNomSby95J6jWMe+vizXhuOIE9rBYJocnBaRQZk5xurv23Xtqpc8sAhh4hcBR1yqBicJ05xkfqFdvPL7foZrUnmAzdnyM0T/<text:soft-page-break/>S3Nd/FP1Dhd5ynw/om6cc4fonE1yM0iq4mF5w4KjYKe8gCZxsn5D6L7G0iNILWZjux08IeskLM5AqSwDOR+nqElCh5zvosPZ9rG047OlmzIO7+/J9UhBAQu8v6JP3O+4rCg1GDJY7Lwx5yhHzEVdbnqDx/Mx91cZJ1Xu70sIccIf9wlvkxMhQEh4p7rBOrPjzsIUfINxxs9qF8IOwhU7T6wjq1yj3CHnOE/MI/rLVK7itLTVe46DPZOrl5USVuhDrY3OT9msCkQirH29L865+d74mdCDnEekj3rC4qwzb6sOEM6/zcjLXDHnOEfMEa08yPz7/CHrMNscfMM5xuaJmJ0JQxaIr54Xkk7DFb0eZb8xwnrhj2oCPkA1bizggL8U2bsAdtRh9r5aVzfxgkGyI0VfT/0/zgTC7EB2dDmwdtAmPzUXciQk7R22aJnMCCwgx+HmqeqBuVH44mEUJD95RCHOlxUNiDzhBX2qc6LL9kUyPkGG2/tD8zBeuOVGSzJkzivrAHHSFMPGh/Yp7N54ba9GhnD2K5qNKkGWNv+/PyVeGFrhZjOXsQa2whzzdCVihLqSWXFhMKqaykITYw19G4k8Mec4SwcJr5YZmzbthjzhJ7WuWL3Jio37aZokT4hTSEUUAtH2GVv3MuMvRopoCOt3Vg0IDPW1xvnfTNYY84Qji4w/qkWASc8xZFTxln/V3YI44QDkYaH5QnCjeyWxetP7ZNuzrKETZLdDB21H7QKuwR+4QuP9kmvlrYA44QBta2PSW/dAt7wL6hv80fq7BawSL4hB1ND8nEfmGP10cMNpkT7hb2cCOEgb0sz8iMptVNt5klT7hT2KONEAZ2MzwiTU7PY7dKPvmNwx5shDCwJX9CKgo/L1gfB/HoRK+wxxohDPTDD0iT1BM8k85+ZqRX3SxRjK2i8t7FICPQdqmXwx5ohHAwFD4g/wt7oMEgBnV5owLeZorT2fNxZ1PdXxQ/SqZf1SPscUYIBz1RDOepkrDHGRhKScPtU2GPMkJYIH5RzzVlY++W2gC6enDYg4wQFtbTMc5XWoQ9yEDR+m21AJFAQzPGI+rp+KCpd1+3/TD9AkyM/J6bMZYRxhgfNvWfh+d1+DzdAlRuHfb4IoSJHdK2Y3/ePuzx5QAdh6VZgabQMBkhCxyX5uH4phDsabNH10a/INVnhD22CGHj7EbP6J91DXtsOULbRsK8cw4Ie2QRwschjZR6P9t82kpjJ89OsQDDVwl7XBHyAaulUt2cfVJTzZqnRO+H6udK/zw20r2KkETJifUdciof6h32oHKNflfUEZOsfPufLcMeUIT8Qasj3q8TyBp3VSH632SN2MCjb3z5g2FDH/vvLs0jMBHBgO57Xv7U+8M+feWW4wc1DRmfCBGaHv4fTfFrcQ0KZW5kc3RyZWFtCmVuZG9iago2MTEgMCBvYmoKPDwKL1R5cGUgL0ZvbnQKL1N1YnR5cGUgL1R5cGUwCi9CYXNlRm9udCAvQUFBQUFBK1JvYm90b0NvbmRlbnNlZC1Cb2xkCi9FbmNvZGluZyAvSWRlbnRpdHktSAovRGVzY2VuZGFudEZvbnRzIFs4NTYgMCBSXQovVG9Vbmljb2RlIDg1NyAwIFIKPj4KZW5kb2JqCjYxMiAwIG9iago8PAovVHlwZSAvRm9udAovU3VidHlwZSAvVHlwZTAKL0Jhc2VGb250IC9CQUFBQUErUm9ib3RvQ29uZGVuc2VkLVJlZ3VsYXIKL0VuY29kaW5nIC9JZGVudGl0eS1ICi9EZXNjZW5kYW50Rm9udHMgWzg1OCAwIFJdCi9Ub1VuaWNvZGUgODU5IDAgUgo+PgplbmRvYmoKNjEzIDAgb2JqCjw8Ci9UeXBlIC9BY3Rpb24KL1MgL1VSSQovVVJJIChtYWlsdG86YW51cnVkaHNpbmdoMDY5QGdtYWlsLmNvbSkKPj4KZW5kb2</text:p>
      <text:p text:style-name="Standard">JqCjYxNCAwIG9iago8PAovVHlwZSAvQWN0aW9uCi9TIC9VUkkKL1VSSSAodGVsOis5MTgyOTk3Njg0MjIpCj4+CmVuZG9iago2MTUgMCBvYmoKPDwKL1R5cGUgL0FjdGlvbgovUyAvVVJJCi9VUkkgKGh0dHBzOi8vZ2l0aHViLmNvbS9IZWxsb01vdG8wNjkpCj4+CmVuZG9iago2MTYgMCBvYmoKPDwKL1R5cGUgL0FjdGlvbgovUyAvVVJJCi9VUkkgKGh0dHBzOi8vd3d3LmxpbmtlZGluLmNvbS9pbi9oZWxsb21vdG82OS8pCj4+CmVuZG9iago2MTcgMCBvYmoKPDwKL1R5cGUgL0FjdGlvbgovUyAvVVJJCi9VUkkgKG1haWx0bzphbnVydWRoc2luZ2gwNjlAZ21haWwuY29tKQo+PgplbmRvYmoKNjE4IDAgb2JqCjw8Ci9UeXBlIC9BY3Rpb24KL1MgL1VSSQovVVJJICh0ZWw6KzkxODI5OTc2ODQyMikKPj4KZW5kb2JqCjYxOSAwIG9iago8PAovVHlwZSAvQWN0aW9uCi9TIC9VUkkKL1VSSSAoaHR0cHM6Ly93d3cubGlua2VkaW4uY29tL2luL2hlbGxvbW90bzY5LykKPj4KZW5kb2JqCjYyMCAwIG9iago8PAovVHlwZSAvQWN0aW9uCi9TIC9VUkkKL1VSSSAoaHR0cHM6Ly9naXRodWIuY29tL0hlbGxvTW90bzA2OSkKPj4KZW5kb2JqCjYyMSAwIG9iago8PAovVHlwZSAvQWN0aW9uCi9TIC9VUkkKL1VSSSAoaHR0cHM6Ly9hbnVydWRkaDY5Lm5ldGxpZnkuYXBwLykKPj4KZW5kb2JqCjYyMiAwIG9iago8PAovVHlwZSAvQWN0aW9uCi9TIC9VUkkKL1VSSSAoaHR0cHM6Ly9naXRodWIuY29tL0hlbGxvTW90bzA2OS9mYWJhbGxleS1jbG9uZS1tYWluKQo+PgplbmRvYmoKNjIzIDAgb2JqCjw8Ci9UeXBlIC9BY3Rpb24KL1MgL1VSSQovVVJJIChodHRwczovL2Nsb25lZmFiYWxsZXkubmV0bGlmeS5hcHAvKQo<text:soft-page-break/>+PgplbmRvYmoKNjI0IDAgb2JqCjw8Ci9UeXBlIC9BY3Rpb24KL1MgL1VSSQovVVJJIChodHRwczovL2Nsb25lZmFiYWxsZXkubmV0bGlmeS5hcHAvKQo+PgplbmRvYmoKNjI1IDAgb2JqCjw8Ci9UeXBlIC9BY3Rpb24KL1MgL1VSSQovVVJJIChodHRwczovL2Nsb25lZmFiYWxsZXkubmV0bGlmeS5hcHAvKQo+PgplbmRvYmoKNjI2IDAgb2JqCjw8Ci9UeXBlIC9BY3Rpb24KL1MgL1VSSQovVVJJIChodHRwczovL2Nsb25lZmFiYWxsZXkubmV0bGlmeS5hcHAvKQo+PgplbmRvYmoKNjI3IDAgb2JqCjw8Ci9UeXBlIC9BY3Rpb24KL1MgL1VSSQovVVJJIChodHRwczovL2FudXJ1ZGRoNjkubmV0bGlmeS5hcHAvKQo+PgplbmRvYmoKNjI4IDAgb2JqCjw8Ci9MZW5ndGggMTYwNjkKL1R5cGUgL1hPYmplY3QKL1N1YnR5cGUgL0ltYWdlCi9XaWR0aCA4MDAKL0hlaWdodCAyMjIKL0NvbG9yU3BhY2UgL0RldmljZUdyYXkKL0JpdHNQZXJDb21wb25lbnQgOAovRmlsdGVyIC9GbGF0ZURlY29kZQo+PgpzdHJlYW0NCnic7Z13YBTF98Dv0gOhhBqqGKSDgkGQKkIAkY6E3qQEUBAEJSBiAcTQQREIHaRGpEgTQjXSJPSO9N4S6SHt9nd3e3f7Znb2dnZv2/H7fv4h7O7Mvpnb2Z1584rJ9D/+h+EpNmzFzqSkQwmbVvz87acd3q8QpLdA/0NbQsPDK0ZE1IqMbBIV1S4qKqpRZK3yhf6fPwW++Uu/+2HnL6ev3nePwchKGhkd3aXxWwF6y6g4AUWrNvu4f8zIrwd1r5FXb2H0xLdY7a6Dvp26cO2uo1f+w39/By/Obps/vHm4WW9ZtSFv7U6fT4xbGb814UDS2Uu3Hgl0CuTh2MjXfPWWWwGCStXvPmLa8t2nH6LN27dwRHR07xZhJlO2UhGVwkP0llML8tfv+f3i3VcyKH5+B492TOhQRG+x1SRP3X4/77hL3yEI6Zd2LZ3yRadyejdCDmHvRn0+bc2hOyJNzLrygP3j2YW/Vk0b3uGdPHoLrhZ+E+Q+BgnDu9Qr++rNuHxKdZp12iKzTxC2vudN39ns9b9a+s9j2Y1N2T+zT9VX7WkIqv/DRc+egazLWyZHv/tKzLrNlbvHjF+674lnHYLw4J8ZbYP1bhcFIU0mHJIwfRAkLXFMg2x6N0YBctUunKN858m7XyjQJzZe7BlTy8tn3TVmic0pZPLf50aepOeOHDhm6cF0Bdubljjay8dIyJcPxZspmZRVPcL0bplcio44p0KPOEk/OL2DIbum1Kj9maq0OG3nkFJ6N04er/We8Lsao8OO5cgPb+ndQOkEdtiWpVaPuMja0cpgi5FCgw6o2uJzE9/z07uNUvlwuyILT3ecHF5A71ZKonTsfbW7xNkz3YwzBfXvuFP9dwKTPKO83g2VQv2/1e8SK6lzvEazmbfbX5p0iYMTLfRuMEvgZzc1anHGV16zFIlM1KhPrPOsTe/p3VoKKv1wQJ3Ztxv2N9C71SaTueVVDVuccXTqa3q3WJTw4Usva9gnVtaU1LvNImSP1Xxw2LkW+7qeza6+/q7qU2yc50ONM7EkkWuKkvo7StLnG3qW1YZyhnF7w8RBUbVKhhcPdVA4vELN9l/O8OAVnHVqfmOdWh06k3bV8eRS0s6EhIQ1W/8+eun+c/mNZbkw8qPcOjVZnLaUiv3rPw3p2CLSSrOo9tHR/WJGTFr4x2EhQywaDg7Mp3fbyQS23U7VgH+GlBaqInj2I8YDPeAKHy3b68C37wM66V6OxL7+PvnfGrYifvrip/JbfLeVDi2moOxvNNJbNvSJCCSWLxi1+X6q3E5J39Qtl8btFaf6UqpBn/nrm2I1Vd0lt2OYlVr3i0/t727QiXZwan2hSgqPmLVa9k7RklAt20tFz8VHxaROP71m5g+DKrqvJ1uVpXJnrU8HadNUaqrRjPZba2LKUNRlrhDZusOgxXKslu596q96UwFF99IIdffw+snviNTk0ydu7rqzMlrM3GymSVPpGSom8dWhFWh/pcK12/aZIctY6wsjeQ0UGiE6Rzg96aOivHJF3qrwmqCqMnS+nH658JGqLUV4U1Q9c3vmx9Vy0lf4xlQ5L4VzP9dTr41SCZwmIu2ZgeQplRvqrpZjxna8t0EUGNVEd8UeTSOql5bZTz48lrA6fsVPX7cthJ9vvvGGcMdY1gqsVP6urn6TbUSsEtPV3R0q2fQ2x6cnRSolctAge0Cmuu6+gdc2je8qTwNbeNR2N+t9oVnYiYYKt04WkWluf7qnCaPqkt8YObArs+byLZZztpoppBN70K73cXJ3Lc6udputL4VNblvNPNg5pYk8A+x3B876W+gXz1x5TeDMeiNobULnCi8Ybnb1UNlWaKFQ1acXCpmHL8+vTMM8oFKyYJcw175t+rqwgVRh3vVzSJf5Nvr1Gbn66zsEnA+3qW6V1dPdJ/PfEZEFPau+0j6Bqq+HNVr1knjm9vvKtEw+5m5CTk/Pb5+ZpYAeoY7Qcu9k6S8E3hv323h+W08IGeNGjb/PvdFYNt7LxlKYfGWO7kLPiwArVPYPqeGm1c+nKHHzWpP+Jda+K7sptB/xOUlrqcBtPaCykKHV9X6KLQQi5pAXumdL+nX4h3gmS9cB0uq64GNyemI9sbc4b66aLryWfWep+2kcxrXRKpqCF5wkKMuDhR/lUOo25Qf/SVjhHLJ9mt6YTFjIP31DqTvLIORn8mosKyFKpsFxWMywrsV5R3P2207al3/cxWyq/TtJhDsC71wN8Jsj9JicGVGCovxHibdAW9Nvbuns7upCYyVtpKX3UqiVPLqlCNzy5dIPFVYvF53IH4lX7XYCOYfyLaST9DOuCCMvBZn78l0zelqLZw4jnMjdk/Sp2N8xuyl8OmEhcnaATs6m2TeT+yRriZi2H6kltGi4lWIUr92CkkylUyvJbpk7gn8XuuEymneCVMoSdg7ja9u+zDn+4J2wzNfLJ3sDuUuSysqv8lNbBZnkR6kpablhuXXpEtGt4pguUU/<text:soft-page-break/>8BYZHhtuvAIHgkhH8rRHylavItyRzp4rkNomTW8hg+3JTFe5mJZRkTnB1Y1xs7A7CiZ36WFZ8TuySPdIt4nzjL6yrwf7Z2V7HLvJ1r92W8iRcF9mpV4Ocf5JlOVFDUjXmPsdty/SH24dRqf9qkBdof/ct/0abPfjRF/0VN8gqfILY6Du91DM39+u/TcLE8rAOet58y0iSXJezU9vDWjCzv/3PCmw1Ar4L5eJv0XcK85/Wyj2f9uSV+cMBEmfgY11Fz9JtNOecwVN7rXN8P9vyVm6JxSS2S4SyV4it3qSyd2dQLP0G8ukK6srCpx0v7qWVlz/I2oSaZyubZR8TZtaybb/QpX69JfioZkzU1F8mjKxvTZsiWcsN9DAzKYs0xHdcnnZ7LcjkX7jJMb5E9xT1KXuXuGV/u5v6TvBVBda/BCzTNPXJL0Bajx37KVxebePsxe/Yt/UmsXUJz1tD51J3CsM8EzWMVY4q5I/HWhk61Utc8bu0ZYpOTuLdW2gKkjFYukwCZBtOMMK07BsuwcBKPv6tf6OOGzVeC4EcVCT57Hwpvzp2cjDF9ndVtrIDbi5vyjdnSduTsJ+4T3ldDfUJkQiiKftJQQNud8RwFaygLxUgQZM1S6FFSFtir09XpnIaClGHRlmgmc7/bYIFQ4YnxuXT7VWk2hvgUN3Vdnd98fP47S9FmEwhVdp9nYCbOKQsV0Nhw6cYad6XPEDeNlBQnHNqfYu/GSRMwUsEGQRYqsj2bShx12ORlvb0+XmNnmw7HBxWdxt2/OUkbRS9ZQi+YYelKWgwgtlBYf+ARLMVun9vVuB91NMmskaQXXmi3dIiVGvwQcJzskq+2iRv+7HL58bNGCjNlCzfTPr99DgFJuSBPxMqPtbE84qlUB5X+1ui2BMhG3HRNmgRJivkNK9L7kd7+Lmubt8Et39AAlnT1Jfuw3S/vZX/w9za82d8fDx/QjrUM9lo8F3HFye5o/r35VFiGvUI+c7jm3UjGAXebKN5cLpsX2Jm3k8cW+bmT3Abzh/Ul8a8ktcn8zz3iGcX3fYv42C20u4iJaqSTa8IvJS1BpCCmaAz2KpTVoZqmDopY+7HNk//yLaDEtATlnYe3iknf3Jlma3LVlzO1agYN51bX2FTUJvJjGqqy/Ilr08+VaDWxvaqnts088HsB2ShWBHfGNqwOS/FxpqH+P7Cf1BG6xEWwU51TGvFLZZHoieee7YyMy/gtfq5XpERfDFTjsdjrE+S/+sN+0/B3qI3PLSxF6U7z8Z/lBLVZmPV94m2CWIf+58/iRfqSB24MlbNpzUbf3L1SE/XtUbYFGuc01vXjE1Kb3hgCGQK/pXX6kz9vL7z8TaOn90kPh1/q7pGN/Pf2SuVmW82YiseZ7vJT5mUX8LP3AwJlN8l+/dSU5K/S3VaMFiPJnTGNtNfJK5dtzMp6QJPqZHsVkvolvDDvFZbPlawDVJpQBt4ba2KYUiDVuB3S52vlHZohL2+LPsvlqdGSzrVz3jKTmGYnWqlxijG3xbco3d4mYHUM8+2Mu/Qke9qca2N9aOiaDMk0Zo229DFdmpNJrLzzDQPKxc128yqxU5I+hyZZ+MSJUVYqdG43efLMGPGBHW+IKFneD/Ab/rn/qpOF5XO+n6T5x1Rhjd3sYzxN8cmWw57MmXzjGI/k31s+axWJ4ZHAE+nukDJjaClbJ0SzTGaHUJFSmbVRj6Fa/XENo6WKCirC1++we503VbmkK8pn5W9sqTlxatJ62QyjbL98a9tBRkybK4efq0V+e8q5unxi8kp106gU8tvVLk9L/TSj4qqulnTdkaqgsEHWxJlnkrcnXSVtAughu/cRN5dxqhwFzlMER4TCD1k1D0MtxZ+EmkylWP73PpBymNbkUl1eFGCPJgP+uIGTh+aYojDSKoaVke8xfAUhW9gtzI5Kr3cR5RBSZOVXxZ05t1kguL3kIkvP9ZOxvGE9fFxE4b/AhcPlySvV32m4xXbna4cnkmlTP72v5ar0CZRsqF63rncmcDl8IQKwkXi1vZzFN8ofX/uxrFyRnY9gYg2OIqbcEbwNusptNJakfMUItnxbxq4VBRvwHhrtBb0TgJ4G8QptkVHa/bvjBwO/fxc0YrUwG8RFOwR0PKY4ZzQUlPpG5fE/QtWGSRQoY136aycMxXOpVOQp7pS/p3hAa8jJpNXoMFOLjhTl2ZZ6suLQp5m90NzvLk3mHzY0LDRSjaFHvNPUDTkOwFnnGcV1rTlwCM8blNvQ0EGzegUmo/eVvKmfjzf1cWGWJq7qIOswhKh71op8EbJkqTk5U2u2BVMAXb/4WVZUwP7H5mU3vOKg9o/IbZ3cIDMVvama7E+STRYsjfe4uj5tWP7E/7ciwVLvqdksJex+D1XGuiTaudjRLy/oM8S9I5OlRCStS1veLA2fwPY/4wwmdm3xkZlWyKB3IhR4tqWBUKzla7ffdTsjSeQKVAfJe85BOuTy3rvgPFAll/MbNfbq/BIxIou+V3F7hiJ7wFs1jSNABWfIDJe6Wtb3YXkC6/0flfE9vt5HdoKw3lLvR3sN5ON23LTzzkmdYxbyNvEJpKuYGiVGtjmvUW5p0wp8iLue4/BMv8NxNkxWSmX9DDcc+6EJi6lEonC9syekc3fUyh96wIO4SXTHbHH2aXYclMB9nV0W8eE5LlwxygyL6hfCmKE4h4oW5SqWUFqIAMkCYSVLI18QRRS7flg1uLMXWPmTo0UCGON8SNdbbG8gr87zrAb9pOc+5IxqjWIAn++6SSJR0p5li7Fa26uUMWK8hZiwmk5OL1fk8qF7aYeHeCJx8ooFjBbcV0nFG5pQqW6sEykWTtV4BkBPnAu6LrY/9vMtMX+7321rN3o8BGM8YpwVxkdwkdYtS+/UqRaxSlGMC9g0lMuHfsbeUQWKrFMeBffDTqm44TCPfjaUYCp4jWZ/8ILXXR9prNZZ16pE00mdnXeW80GURBAl1BnrxI/WigW6epOhAKVqkJJuo30rZ4vFILwobjNSJndUMwCIU8xXoq7uvfAy9wMA2cLVbLtKdg90tVPNSIGKYRI+m+9mr7fH0mTqYRr3wzsNp77LasGpc3RPo9v1B+r8ZLuD4QbwvihVR7umNaz2uvh<text:soft-page-break/>LWFEO1GDKX/eduhY/kX5DjLMcfexAzShOIySMNVm1F2Odf31h6uFE57fqDw2f32qcHRKJQklBAsk4bFrOK4hUS1tgCK0gKKeX/RFI1dSw0AQSozwsKPwQsPcJznp+DZtq+/iwwHcqEG0D0HAny3T86nEEqxTOnlco4pkW081PjxdS1fD7Fc3GGvfnAf0kkkZBoUFeYf/qytSy06sFzN0T17mjiAww3qAvBArgzf+OE9vUwxTWXztaYXqkgOGerk8PT7xAkm/ed0zt65gbPVxwfP4LeqSHcmW7ViJ+1Vs1KhoOfCspLrvldK4SsJo6eYxYNCMJJhIJQTYBVk8zTSGOTio4mSkJDC8ygv7c5u9TIMeo7ejcV6uerT/jy1z/lPOiVItmkN5H/ft9tk385LsO4fX4H7hJndV+OH5/RZrJbxMCkMr/sud85tM5kLVe0zYdAX5+L/wLE16MdSr95whppbuyAkXo8CgPbDHBdiQkR7cIhKdXb2o5bHQ6iOSeNmBu7xfP2LX/qO/F7EI0ajAz1KItgNPPImlkQN9aWRplGXeE5qCp9cCA86EQJ34dfmabz9sdtXTc5nVpxSVb/YC4Qpwa7M7etnn0mOmc8Lf64FVKZa66xflhFcPaID9EK45m8GmyNc4tUP7xO2kxDjgr38iLwWdm7PfQK+0eDYt0YZixMwkPOTHgf0Arei2PnncJBIMF6OWzZ/Vzp/NerBAeMR7MKLJM9mW7lgWAUVdStQjRChNPcK3QsXxcA+/aSm7bFpRjY+9suvHlmReMZMwmZrwu4CQiesPmbVXRKs5rajoKhLD7wI+dwSiCwZiEaBlRXXQAV4Edzu3tsbHQ8egMjJrL4LOOU8Yzf1HCIG8uigZ0lIHuBiBVqNOqBgVKAKlfrp16ai275QKy5499M2PYTIVgd0tfGswTb/88pKoTfjht9awGTvMA0fkWpn0Qyv+QEnJ1aQFQ0NfWXWbETUYM8/wCj0XULGHfDwrgBMCpjf7sb77WQuBlQAaVCTdYl4kjnf4Sk4CJ353X4cgqCd+gmJCq00hdLNDAHkL69ZIHecMa7XLBy4hMh0L8YBQG9Bkryqp6FtY113LQbrKiAD7AGaKCayfy4HdkXvy6s6BPmbeoOZ3MIBmfKTIebZ90aA5Bt9CRoH56ucPOU1+iWwglZyJXeQ1MwlTHmCmmIicKQfUOJVk1Y1m+vCez4d1EgQyDlz8tk+z1n2ie0e1jWzYbjh8VcpxQEYn4o+9QqHngpR0mAchR0FBLHyS0XfOITm4YWBBwzvV4Boka9+iAKo9lh8KXwdycT4r6ch3LwC8NU5L99nIjibuNUywRDra04yPZL59NpZl8L5xfV0IDOcEvwLdVUx+3HZ6Zlfp9ZpR3dh2peTVhh84yZ8OKw+0ljC4xSHJXhuo5dVNr3pQTKZQgpqbz694sUpYMa+aVJrKAcmfrBnaoW5ElXCWI9yJl9IzqWJzeG/YLwW0RKW/e+lUEgvipB4psdZwxJj59uuqiK4ieEwJIi9w/2MsRH2Kjkk+5IAHFyEiObVPUXTOeUgNyVXkTZpOYSZKrBV1pfTExlEfcLdHhnl2ZuevEwd3qDMIHMNUWI2wIm6MtAzJTwwFvI+mGJPQ8u3VkFxFfM7R9IrESaMf6qjqztrVmITBmVLGxgHvcmb+wE77E7QQHpThQ42F9pTcByiehFtSa0Wfr8tepOdnqUqTB/yGtDojkcLPjOxzLgCMTYsk9S0InE5RrUNBPEyk2hlgFacETWpCiVbuRdHSn6kjuZoMo+gUi7Tdb/RL/ZdKgqvJu0B++4qyUM2Ow2duOoU4Wa5EiqAxfBUJaaA1ixhxJBqUdUQKJ3uPFYWLgIsCPQGRZHzrj670DO2ILwSYa6z0D/kaNzu0cw0pgUfh7qKT5B5QnZP+6Oy+UR/UjagYXrhYldbzgIv6HGlVoorMH9SRW124Id4v/K1qkc2j+nw2PHZ2IpJ4dYCUCnshfXLM4DEZyMD3XqpQZEUkwNkO9NwJb2w2N3lE545hXJLqU5IqDEdeLC/DxEsYDx+XfnsXPGx+D8Q4kWSDhcZmNmo8Uff43xQYE5AZoMDn6Cmv8Iviwe1V3EUX0iVdCgtLcSkVoiH3vMmeAPChqwFYuHnOKzJTyhYGEgD7sBeuzm18RTE+nnH7nmYsJpx3+EXh5OY2K7AtL+5BHy6hvpzoil8sMJJBMZ9wNuBeJyQoNZhkSDBtzoX0ibcpvJ3kI8ZgzUy+Ch3UR7gur4Rd2EBH0T2AC+K2Cj3BuXDclRC3HPVLvOilr0pTX64NTxLnfDUwun2UnW5g+NNHnKgM++ShodLLSQEzUny8d86XrcpbW+Pfkxs5V12/+BfYOBLwLzQ63B6nBXWCLcZF8/iIvjo0x5yyqdo0pABFaH+KsOUOkJn4NBXFVhcQXuLyV83h/PJT7owrvSsW2/qmDgIrgR/wvo+v6fSDDSlVq/UD1/G19NWhfuf9VBFZC3jx+Pkcoa4Mie0rz2PACGTj9jquomf8OOPkUY5DPlgY9D2ai6sQiAny438SEhL2XsIcYNKoo2r7oSWVzGmpLd+Jj480WsuAWrCUt5mjQ</text:p>
      <text:p text:style-name="Standard">f7gmoEFfuQicjqza+KOg99rLq1CRDLidKOtDF2UJakpt7q8R9Erb4hXYwdJoiVF2WE0gCniLPTMJ64TDxwLENwR02tflQFPGFGoM+/1RIopmghXWwJfCHQFoBVlXUhWVK99TkxoOIZdfeoUC80bXqZm84+jo7+M50448ptimfUO6Cu5J6wRfxIe0sbnQcy4n3ihbYkLLiT/9Lgl8QmJSRfv4PHcR4nXYgcG6r6gqtAqY77NiOPwssWsoPvrK7kn8E37+dBmZUYMgr3N3B9hlKsZXAoC3zf7rAGKLdodL5hgfa460moETXZXNi9GLtR2N83L/CUhFYjNTNn/J8gQRJkZzR/ZQvLSHSGWBq5moAkN6nAaiEuUVUHjRC+JHihAd4rxcca+AHkfPUiMbeIlmB+gbcm8vHF0a9ss0oeLpEg5fUQ2wp577UaYDe4FiMWQnMu1sDJVTa/<text:soft-page-break/>DTqFd0xsTzHeBjD2MGhrBxjstlp1wC5D9Mz9vXpbb6FzIjRm6bGu9YZ/sEr/eyLjCH2Hx2sE7lC64C3SDSFZBUC2BAUWF2GG7EA3fn+V5sj4dGexqxwbUHgTo6OjmSsheivduFNtZ4GzHA9QGGcSwzqTKZAF9bLz8nYGllEw/uGTCiJiYod8tgAGdHtkuRDOdeE0obiJvcw1Zhvzi9bkTdBEFEIt/L4nZLgSn0u9gXViFlYpo2GnQDws2HoY53ak0vP+CAj+pLbXKgDfmsTaluAl04ATQyEImUwBqprpFR5E9xxfsgFiOr5sxPi5u+c4Tt1JSgEMQ3QIL8f2oprLYKtPU1ZB9e64JmGMNpKinACzgxTtCdoA/HfpuMIN86BE8nc9SncRViETyrw+hikeQFynixSo9G5UFegIimBQGgGQKotWTG5UgLowJZu4NzHUjTaYotJ/oTTkNCWp0S8SSnaKeOrDEf6qLrS6FKMYHjfcw3F7K8uYdUztggV4KOQHMlKJMpm/RfvLyqXZvRhwaXWZfWMBrDTYdZKPolL8o/FvgzPyi+mKrDDC2eAc5AbTY0bj6ik6PYVwaMOJEUdQzFRbwNH267oC4ToyFIUPhXg8fFQmOAgaFi06chQaeBZ/bGJPpMAP5UydhleINivExQrwa01pwvTclNSDD+dLOfi+3X+HKkVZa9pmIBP8pIV4NTBU8Wn2pVYYzQH1QtGrTHsMmL9mSkJCw/0IKaGWsyYSm9Byit9QewqlYbkcigLkzjWYShLWmtUgxMP4uSxIkyoR5NGglRX5G+Cql9hMwLEDlL8gcUwBqfeU9SXHIZHe1JDMbcqIz10YaYzy4SzReHVG1xJUvcC+6zACZciicAS+BTqmjkqTa8RrF+Ig3lUAPyM3yahQCuaag2UWBrVGiQFlACOwTr8nDKAw3DjYhetnxXCuJOfdQ4MyjiFqiaoYvRXDiBNRjkmFodJ9GBiTwrYicABEiKVQvyKaQlyVIInECNOfumpHd3ndsGLfhDoub3ZjB1mKqN0YQxCDGFUX5B0ZysPJSb5k9hQv3hKmpyj51nXgiXk1j2CkNVZJVO/xwfyiGsdzau3rBdBBBVXxBAWNf/auB1GqDJmpgbiUl7UzYED9vciznQngeOuJaua23zB7DJfBlE57nKF2r9aff/bJ6D2f6bhF3IQSrFeaY2iKrjy+WSYpErGgtcMK+XwOp1QZMFx/Pagr021x63ntIQmipAWqNCBc6cteiTYduEAPliccw+Qxc7eUWBXY6iI8PcS02jOPhzV5CDnJwO0FLkGUFp+OxzqfACo3xat9zB2j2LzLi8Wa/B1d31EBqtZkv3ini7uTQ5mahBkKrDOcX+Bh1f4O2d8G/MJC/dZJVOWjSW1cRrQWOsiYaSK02pwT7woW4kRkcH1KTFhoQLuos5uoFlZdhqJvITn1EVRCKaIEUoaZhHIJXYXxwnh7LLvP7w45FNKpsbXD1N1pIrS6VuPnVa+BwUNGqIL1vWWhIwTBbdZNWKWhSUopnNF73io0PLi55SZ9SrYbHzl4UvzXxCJKrQHxHA24FxGghtbKUjcTcFA66WlM1b7m6UQO+n7n27/NYCLX3tiH/3Uiu2ovYRRoQTxPjRvbjdn/Fn/gtr9j42O1qTSNw1FxuFminaCbamuDiz1UUVhXKWCcW11HFTKyrNUI2mwzTBR0ff+gkvXJgiapfnN06rWt5u0J3uOtgC9FaoHftqzA+urhaUws9AYJwiyY5gHktPxG72GBE2XeA0NBuzQRHBcf4Lch/XwG1HbC3/GcANJfhnhHxJAd/v2LjI9zVmqHoCbD8rEUuygE8UpneakmqDm1ZZ8HByMFSFOPj6Ebkv94/vzLtdzXmW9QGgnPp6CBayUHQJ6/C+DC7rFBv5kJOcE4Q4lqLaqBTvCvdw0cOX9o3kaMBFONj83rkv5JSNRoTbqoNXb0C35vLWQ+1Fa3kVZtfmbj4FLfn9otq3Czq48/HLYiP3wQUvzXE6gDBYbwrF3xThyXieuw4zKYmwEg0pLN3Ry+xk+BqTGGTKeSNmi37fPPLutMZsJXNRCtZ/aqNjxvij4Lo+rw0uPhLLYRWiFYOI4qU17ATyUj7Hxz8bdLQ3lENIyMjufy20fHINd7uPmhlk6sxR68JRPYXN1UF1vCvxP45FuSMSGmxOvIANc/XWgitCObPHBOHLN5rkfuopi3qEs4dL85NNXqglgfev/+BJ4sjUVO0EhiJ4AsNhFadC4Kd4QJ/u/IBbuxjNJBZEQq53pcDeOdcDiAH0KgLc7h2dkMCETDbtBJbPZC8BGTE7UtgguxXwT4R8YcUQDwyx0ruYm/xGWvlmkLww2Zy9vqtwdHC7XeDTumMZqfbrp3kanGWEUXcSRJGeorXQGi1MWcIdoYLcY9ALsg3s0wDoRXA36ntz7LFhwzsPexDkGnxTVdruleLbNk+etCIaSv/wpymOiAJe5m9urVEMR4zooSKVgLtwQ9qILTaFHM2JiGibmRUl+gvYr6OjR0/d80eYGJSSLSWedzFXqLIqeIQN72L9T/NbKlp93EnB4o/KUwbNM2e9/sCgRix24ZGt2saWSOiTLgNLnVeqngt0H/wRZD6UquNy5Ybj00B0owVFK0lzuteGo4I9VfrmUzBM1n1gitWYhCXyVmYD9si/31Km+jXEPg3W3Ih+VzCBGh3xhnR/YpevMd14op4zXArjCo0rcHpQx4f2fsClVR+0VpATjKqIMb6U8bevi9CTKbiSQ7J6znPwWQmgtR<text:soft-page-break/>oiP5f3DTJMAR/5nwBnAKm2T1cTamNXs6tUCl8Q4vDPsEXZTmXXF3vZRHdJ3PjI2fJiIiqkY06fTZm2X5kg0w88Quwtcj010BqBdjAMBZb9pZ6Tmfzi8HOUwsYCopXQ//vNXptc0+w5dWYOz7NdRDVVxbkrl4jXrsfXM8ecRwMrM7GZLaFEbR4V/Y9l1VzGprNAmARj0gCfSEowi0agezNo21xbPo4m32V2+WhCPXP3EE2RRnvUWbmQ/LXvMed4FqNWvtzITapdJMwEeVV9lBgEpM6xfpvRfvBR960KjE/En8UrotXA31NG4lfbhh8XZbsZ4txRy/x+yD96IJB0QOB8d1IUxAaP3GJfq2Qgh+M/8kc5IIC+rrC+DxDZgDZgNqXv1HEB75c0tia7COsjckZEamdog1SF+wlSITC9O4jcLkXOUjl3uoUeh94Z5pB6I4jU4f0imr4bnl2nv6b6/hVf9wyx0sM3GtAmROA20t519GP4fUlQU4gqgSESHrs8vZDP9r+POCyk/emREIdGVHSa4tX4wueFdqM6fpTzGVbsy4YHM7HtQVNSZuTS3sdZ/0vaoDlJXGNwlxtsOxuCU+4nDyucceKtF2OLERpQmMOgwXYSHOsKXhFZ/qU2xQJM4zCJPHxQZUuDSh4nwaLX24ICrrUuJuRuGdcUi00nmbpP7hGDjPhXlRPvCRuZGO77WXa9qHYOtFlLnMj+vOvYn+eG7/lLB4C6zFV/bDEdPshNg/2V66xWU7xRqkGdDpOPb5jw8o4FmCVJW5zY+VTUI+4E40xGOMU+AKqoOOSMjrWFEEFKjbqPeMA9LW1+Rv6ox7p9fh3MCQFvlo5vlVISLUO1ZH3OEX4EqqtLSQl2RX7vJRdd/xlMkWzRw3qYurTZXo09rD7uGwK7o+qBHe4gKURmmJMgNagU35XUGY1ca4mUjA/BS5D2M39F9BIFS662y48iRyaq0cb5FGk3xbbvOl7cMjnKbmhkEVUlcPcx+zko6r9z4xcTmdVQ4ZIe3Ok7ZtgQbPkuZbnN1CdXghn//+EKjB5L9An95UTWlXYnO2Ha+ITIxCwXBB7YtudyKHLOjRBDn4tNzk0b5fA0XIUjR4qWCcE8csfZzsSnOHoM4e29LgazfIEnzrTnMGt0Dh/ruX5L2gBEGWY7qXRAnaK+H67ISh5lmGef8W3C0EDW5F523bhceQQhXGSEehy3SXxQ3C4G0Wj6TT3Y2CRmfZDp5zPGGuqkmGsFWrOMSCs2RHklCupL6rZrgQ2eejSsuaE8xBvyZDjW7cZKeAyYfsDJ9W+x4VG+GGyEeoyHPWAwPCLF8eIQ5GI0korWOSkfWnH6nwvmkyOtGQV1GiZXN5FovWj30hXXrT4ni1rR7wdHl4xIrLDjzvgzhdF9igbo0ARLwthglGU4knZbL+yL3qQJjuf7gwBAsP1x2nX0cxzW+IXx02KZQEL0Xt0d0D7z67i6M7+HW4qxfpf0uSJ1oqQFERcRGeRI5MR4wWlXWpusL6brEY7NKOPcGe4YMNl+WN2vt6QYo2bOd+MBs8C5yF9A7XWBu89Whew27BPHtmO5GUXIH0d5n4PjGRhEgaEPY+pXjETVBLUcfuB7cVmpdugKZyBxMsPS4TmMgXnC3+nxadjFh0B+l2HSzpMdsF4h4bXPMDuGHZ/cUNkz6e5qxGT0OuXMkJnBEF20G/aD7HrjtUmk1/sSzzYmN44Iwafn/k+vnEJkzUI8AuxTgLAxfaqwi3QlEpcO2ajZ465TjgzPmAmvOLRC4xAtppRjd7AD3IRVVGTARP4RNLaTXWBfZJh/1aws7r/bOZY+ZpFeNoCZfEfvOf4nnndSU7kFIaqvWhvw5lHMxbcDdO3MLGIIZnJtaMrcqIgtypzWhDBfCAMVSJTo8I9CWikvMqgeeJhOljyI4ab79sOlWT/rq+02EqDLiZyCpq0c7xNW3V7UKg9eqr+ZWZ7ILmU4cgBNsVRczywGh/hPIbuoI/g1eYtBHJmVjnA4XxDwFqCPsPiIdgp9h0Qx7d3uMJiK0ihZt9tvJmZ+Tf0JYe5BzOOJiQkHLyJR2vIolZVZwMx1dBgtEVsdjzeEgsJRjHPB08Uv8KdcPkKHmMgybn49XkHnG/tA1Nw3vBK70RGDRr/20Ukev1a6tpGw2Kn7YfYldoUteT3kNdGnXeKC5NtclOJ400c48Cn0NudwUqCJuO1kxgwqpD5rV0FctlLjDZBVtoM9ohP2Fsf9vj+d2h/UdJ5NWbe6TU+hDjcE406tUDo/RYqI+Xs2dRz2LfgjLUwdxDUfSdo9EzuhI/r43kOflRNZm6HVUpai1DO+ttht+mADVTrJZNzEAEuIz4+ftPR2/wASOmuaWod9MQN8fzHxuQYr418JDiOI6mo2ICBJX69azkpHuhDe5qhbjwglOZ7roOoQeVwcLl4bmcOEOTnCZxpsJ0/zP63uXS4kZTfPALBLEoQLmGpL5YpvbGbqg1MJeE0QC4eSQjQguhFz6sntwIEoUvImWCas8x1FNG4vQlfmN0k3OoDUA76oLHWN/YQ6XmTrK9lI9u/T2coWMVdPws986twzQbGvIXcTgQ8xL07KiAljbRbzgOmzmSeDAS2qlVd4+AhMi1A8tBVlHCrYqDcAnCcdWC2r2Tse9NPi3vSIFUpKm5QYGUgV6AueuYplbGz0ahLbibKICk1Ipb/P6oltxLk4QIwXIhB5n/HyA2A++3MfSmrajPQYIFghKZ/7EfsmjC7J7KBQ310ZihIBzpAn+vouU7CdRuX8WgbUm0WSalnFvdF9LSSnP5GwJKXDK2aaW135chMHI4ZGnI5xNZB97mcyAxjtaRbAcvmDFCnI9GS7TPL6kmSDbuMxfRRT/cvnPDN0OgO0ZOB7oEZC0uMRkt4ZRopLrEa83JqLVuoKlZfAxMe/<text:soft-page-break/>CupxsLId1g0v5Ku5OkxdlRzvh33hy7xd79jW01nz1OuftexW9DlisQMQFwGIqYzd9RhOm17tTqsRw1riAHnlhnzqnIvPjAMjiGjOyeaNjyjgOYye4wv52f+AFmJ7gENk2hziiRnNKS/oBiYcTaRruLVIADN103OIfFr9ohN+e1wozLqPmowiEhwC+ozi4LdD0xlgZn7elV6ORawXdEXOXETtOs9gcICtIF98jy3gtJqBdwFFOCk1DrbgcJclCNHIGfb5llZ9k+jqnmAPXMaklQOJCtNx4zLYO5eK4e0lFcZONvEDKRtsGW3JIbfDkC80GniyhkM811GlHFSK80PN5ld8WPYsJLMeOufQayiPUnRpigHSJ6HRFvIAcyQ8ERquTAjtvIayqsIAVzjdsPjwXCyOVaotBCTYZ+cUE5arYgQHx7ieZ15QL3FEOfBAFaRbLeUf2D/87kxY0VVTuOkR3K+g/Q/DC+8MuaZamhtJonunOxDra+CsPCIiMiGXYYuh1ufWa9LrbUcsuVo2AWnIGj2PCL/SU9pEfgPV5yLBMEG07JPqhwOvVQxg7Qm6Dwn/Clw3H8m7BSel3lOGJGZYW4Yc+wLA2xLHgpEM5KTXREJg00X5MNABMLp1X/7Ny79eerS7UmXkU6RE8eqLLf5nuVy+mDjDq6z/enwLTNk5t8vQdsHmXLW6fH9kvgVP8fORmaiBCfz2ugMiyZIrYGIFBgSCFHS60VW6Kl0oR2MA5cC5u5wYGyLzBplhVkAUxGXOwS7L7LL9qcjOiutq6aW5IZJz7ecIRuyZpG2ySYil6wiXGFgKLI6M/cCxOvB8UPs/iYqL7ia+JxyCv434uQAdoqYVFlaOc6TgHnqTBnAOjfb51sOg9cdHsqvBuMoHhRmOalknhfwkgzxdL8Ggsq2ZJicmmFEGybtXaUFV5WuTrkfIj9mbjhTkBcv0wxibTmN4wtwYyKIdVQzYKzB/HCLXIhkcqrSpchFP2gsuSeYDwq0FHJDllVZWBqs419jxYRzT7DTasiChLj3h7/zC5l5oBaDOpyx5ezmauymBxtT7ZYn0qsDTGwvRJZAhBJkrm2s8DUi8PJbWFJuXEj6KwnONdNkxmVZgVT8sXgBw+B6FsAS3LfiJ2dgez6XWXcnUMdjx7KsiXUCYmHN2mvYPyAy9CEqE4KlNycyW6BwbtSHynvi40F3l+Mz+zUo77RD+hY0p43MyhHTccPueREo5DKy2hfPsmXvSdTwCvoZSgOJXuHcYczf7ANn8LSqSdZxYzxnQkQz8eJc0s6N8Rv+On4VUXhmlRQqvRVexlz3mrkEt+ZKQyyvaoO50UrZtaPxiSVaqOiHGTEeI3NUhsbCAYhIyVwibKGYa/U03gr2C247K6t/OLeFEQLzMx4RLA4/mowtFYx30Jr77u3hjvpVGwcVDvLfZaiJX6K3bAyNFB8ezAfyq0fCgxnVEhEDRqVFTCl+hI0RtrfJ9hhexzzxDnX/J/BTn3H7+L6EhIR/jtxCfcTOyq8/+0OkJi+xwmpN4Wz8wIOxHgzjr6Z6hTlSdhCj+AZcXeeB61SmrHANcxmEPSGqy+w5fskMBZ7Yy3yH1JTmFXH9izwR6AjIPE/ugESlveQNr9JoIHA8dzikPpLBYI9wBaa3sZfOJeq4evpRj6GBMn4/kbzPkKoeUWR61Z2BFH1C3CWmJgjZOT2cQ7yE3sDwNk8m9oiK6jV4/LLEq+hE46bb8Oz4mi45n7urDcE8hoJdHt1iClrZs1riRfSG65WExhF2qjZsFz0Mrqo9NZH4BOmUbf7iJfQFyQkuhMiHsCIeq9XwwUbfeElsJ0qqZ8FH8qPrMibFUJlxSJR1uWjshLqlkjBLyC0P50QB/yKdssTQ/vkm0+tJFA+KRcxEGzdPuWbwUCa+O4ntRHnW3MO7jMAqPJ9TvIyefOgaB2ehkrUIzCl2zeNBXhs17hvlaX2qUhjJ5yLEMrFqAvEYhIclBBzUATienxxYOGlcTEzM95MWbYLWynelhHciEnwW65X5SsiuGhW4fZ/q4HAVODyeKPANROOApJf2vEb1oAmOxjwX37KpkIqXeVO0jH705+Q8GQVmElGgFenveH6fd7DwrBYjBzPxO+CSE2z3V5iB/LKSAoEJEISmBp+jQJVqMYih4XvxivBsUsa0UnbQifvC34N22kPhl18RV0g8B5ORk4uBQGBDeo+OjY2dFrdyG7qJw/wr3WuQQEmk1vS3xEvoQ975SOOTj+/5/ZfvY2L6R6Nhe27T7GeYf8MHiMTwSNrRCrzVx3OHi6yG0j/PK1wBPf7r0T6xeKQbVZOcM4CYaYwACgWoqX4aVnrcoLmPSyO+sX9WcWkSyqPqKDr/uaA9DMp+1QT3jMZQdeV8XnN+sAydISrk0+Q7CH3W5NtzqUveC0JDApKs1M5vMWT3YIUhdVghSJdcdQ3ikK4XZf2koei00qiZ4EtBo7LncTZW7TiLO0xeVcwGoBdacVul6lWWHjTDw5GtQQl+Ruo1ZOog1BJt1cCx1idlxbodl7HN8BPUW5xhJ9CSp4RdQZqOa6eXwd5fVE+CcpPDnEeRip8bc5dwt0A/IFxXTj9tRt2yDajkLfFYoBdQrtEmprSS5zxadiU2BnyGLWMdhWxhF7foM0DaEFuJo2TIEX80DcTzpgrWrRSdBPoBIVPRBC99EN3eEPEC2uKzS6gbEK6ES6m0zAu09HLUUcAWazXOFsDXvlTpr2RzaMlD4wnG/KOoD4sf6gqSbrwpVk3uXZm1fmBEIbb5b2C9onD0WMRFP6uFeAFNGUY1PI6TXc4F+RYrvx1+kf3tBnu2TH72vOL/6vAB8VnNayKB/XiKbg+JQqvP6CxeRFPA8EgAXnBoYIEspS30Q5AorE94Wel15X2K7NbW96jUKC5BF7EajoHk7/nZjrDWydoxvK9oi2gIXkXT6g1KG8f4YNYFmXKddtUBDI8/QXj+/ojMaconPkPd//<text:soft-page-break/>8ykgdZaSrvh3PSzXCb4v41J7gviB+r6uzvTGE53U09qpBvL5Ts5ZGE3xbY1FfLUYm3Km9SWhE1dWeeSo5YqiJgeDzltmcqxyG/ZHozNzXIZQLSKSNVuINMil6Fgj0//9dKu54zDn37p8nxfkBc2W1s4bZc2SXPBpMp3v7HVeUaREXQYTA4xlV2DQN0Z/O+Grb5NVOQezCbjaPxB8OD2RxjY0TsLwk3UXmZ7mrc2ow41mVFq3EPORSAdnM7OUOpeuikS1YMMF/eFIYLdsFmC7njMmvROHcltBbowh3ugIqrTpK4Spgd6ASjzCZq0ngMMjPUubkv6oWz0hipUorC4bHPtUlhbv0AkTariqza/bHpCsMsdOa7DmFfVflN5dgT3yjRGmrgfPoC93gWRU2Mjqr0Zi+OKrGYo+3UuY9EGj5lKDgTqNLtzagP2b3eBnhtlIaTq9Sa4VYqVm8U/TMan5vJ6CWzfh/eFOuOU2HD7gQ0NpnYe2maTucjaNLApcEqfAoRNU01L9gcuJPlGgNE0mtL4ybGWKTn+qDmR/RWO3W3xapyj9wJGCkN5d+iK6/XHWaAJewn+phMs9l+l7D36CkNoEwuk+qwYejC4JyKT4Ivqi+FScb0ojdVRm/mZzVlwLLCfqvmvSho+YjcBxhpHq0NmuDeIMwn7Al7TI9Orvyo2mmwOsCdy+XFIyJqN+syYPxu7Pk4qWpsOz9880V5lakkQqZTBPOxclrddzqSM5pJ7V1QvIhqVF9P1yUy43O7aIPfJpNdEPtvYpiLeaxzMNYnLV2jVChF4hFhBCcVKu9LBODeaDd/0s/jNnA6uvQ4/8tXw8fPJXhb35EZi5oW82z0fql9xcuoxBd0</text:p>
      <text:p text:style-name="Standard">31NZOx8oP/CqPGb3Yfdr38b+SHzOHtTGLq0rlY6GYRLV1rrmOILf8qxe0TSD/0R/HefEkhc/8b7qWkafP7BbxinihSWdGLrHhGEOePyN8+E77mYOBedzsy+vwZ7eh4bylG+Fy+pHKyvE25c9k1/1m5LIjprfzXI+kc0wh0HmlgYeXYUwsz1msy6fVdzZ00p6Sgoum5VVCkzD8+CWJlbmA3NFu33zc8GY10qyye2ocHFPC9++KbzbHtFD6R+0HZFhsuPDGTgRnxcfKea+ImUYinfKaR2ssTojbU9d+XlD+7c92yysTyxjFJlmlCPYz+/lvku5DjHMw9ZK3EgMnmc8mROa2Hy8wffTO6L9FCt/IhTgpUOT79caj7fC/K5RnKbIvdiNkyO1uTHHp8gsw6nn9+10BZPsZVeFbtiWkMTwMhceJqBeQy2CS/p8RaeRWK5R0ODs43nagdtaG2pWQ7a6Um2+YAVr9lnMD/U0TjszmMHYrTO+0nSrMHQxevu1ZUJ9Q19vOPZfTCwmWbkNsiab+Y/mYw9i48uhMuIV/9/uWTHtq4eVeYCL9aSbeFVKEX4Cv7tlmpbh9PxGomZEN/aevZeBi2QjTRWjKyF4u8rbtQte7dOFKgycldueRGTm0Z5vRZ8Ro+F7ocQC+A3b2IC9dQNeZ5zUNEZZzm34/ZkbHTR7U799mHd3Mg+1jR/gOwMX4F4PjR6VJjy1ohCXFV4wNyO4mWwvouw9BCk2C8YOyXDkAAz/nSfRTo2joQYQvLT2ahM6Lnw28VNBwPPwkVLpyNu6PqLBzNPcmibCLstlxR/droSf4+lwLSyPCv2ETPQt7LKq4iJ+bKcnGpq5sPjO5QnBWOLV19lUWko7OpibbvK9qEWJRJ4YO1ur+6xk74FH3XHXJyr8QhHTU/g3uj9O5T1ZU4HJqN7aYt9pqU9YETHJeuQGbHufL0hGfA81LTl8m5NaL8AlTTTvPBFj+KYNj39VTRSfljto8po7Oa3Oe7Qv6V5Zv6q5+ioxA9vVudXKOqvpRpxmrtVquoeSdw7pYT1XSq37FRlzjXe3Z5d4dnIOpMYdUIx3CI6td6qLl5PDa38LtJ5IVpxas/BuhC+I9WOlQPxnMmWXYLOIjCk5TNlHElUUNzXZgiEyiiRPiqIxdDi68c1S9zWrMEpg6r00l3iNKvEhYVcga7kaQcPa/8e70ZlPakbw9GjsI7ROtcfVuhRYR7plqjo61UJx+Bx7RwWTqRHuMGrn2VgdM3KQVunWieAc5Q1OXvtiB+8+DzubIvgPiJ1E7QNnANqcI8l0vJf8nNJE6vDXOswv/gEfLiIary4pruzdcXoSLQTXKr9l7TsUC4XApPYxmfxHkEywLAv1mkWw+Awj2PYwzNOxCocXakIYB/EFAz8j3p3ZrXeqdt9uxHF7rZ9ycTNy9CV9OH/vtJz8xkhrr9idhShJ1LqnzVJ48p8Xt1NgrlYxlf3uMunml+ope28ZlCaH9fzvWwW/IQHf8N8Nj/r2Xo0bIrI8UP9REKc6eeSeba7IJlFQiyVEp2KLkBlrcislbitC9vXEe7+YpqQmq9AhvP6M0Qt5RkUsq/WbYwPaXSUKl7oo0le8MAXZB1wnVH9RSM27Ry9zexT+Di7LuVERHpq+h7RZRhdXl2NZAWUaJYIv33TVTubaNsqouIMbLKAKNmDn5UBF7uk5wd8IqBjvL2nv2TyrSM+Z8zdTer6wZI3RyfGCR65RQl7gL/bN6JJHZq3lhm4XzGwixGXt0tg0PC8gw9M1vT2bZ/l2WrvykJSm/xuhUJsUoOhyoW2JjOPzWsl8YvNE7yYogtxz14OQA4oT0Gqt4F7m80nSl8t5287CLXEpSPlCyyAavp0EbX8sF1d0lbs5Zm5LVHm4Yamx0tLX4k0LOa4PqyB5iOTstEHye5LJiFNYLeAxxcbx7EhdXNn3x/wfh7Sg25LI8cHEw5LfFlaeT5T7pZLNm1MFlIpWkqfWlOGYVXiwBAsBO5fpEmJpiE/PW27kTT+zfsHs76Jr0VngF+m9iSpoD0raHF02zEUI6knwsoMkjy7jfs3uW6b77OO0XuUozyfpEik<text:soft-page-break/>iZICbVF5ZV/6c9kkkfeq/EkP2SnwxWPZ0VFiTrgjBX5L1SZDMxC9ruv3w5a3Ze6HIA0Xm2VRjrMv5+PcjGOIgPD69KyF+Rdyk7/tXMplyV61k+3XzVW0dFdVhwPe/HhEyEBDl6URtluUEfFrsdC+b5cQPNUS1S0GVO80QUE25qfnXMlq0UA65RtNoFywX18fN33js3DCfbHXfK2d7kYQ17/3luNmrth04Iz7CyDz7TpFcpCqRZw71G/CkbVGfeekkvZpGiEdj1IjCTE8tPJknn9sH18/8plfTymFg+h1apW7DqC4Dxy7cdOS2nI/mLRXDv3lO/kn43qYb7tmvTbtxTIqFHRFtHIs9oMZx8UYoyv2R+uv+29J6bDHMk2vHdv0+b2LsBPFB5Z4DRp1FOMk/Tqpy3mMsy42lqyDh9wnROkglTvQyQOBX61RxInmXVC0OjP3AAMGPxQgdRZUATiEy57fWJ7yQVIJ67KH2XPGIRwvr691WF0XnatNmG/uN02wRArrtpXfT8IisjfIi9OtDjsZjDqraHenHFg6JVCtQvTwKDZe8wpbD0yXaOK8qRfEWs2WoaKWRcXiMpNSrhmCg8OaAp1xra4hZFY8Sn95Qrc2M7aWwaFAdIyp0RajoRgnuMS/i+1ZTNRK3agTVHLJSxja4e7Ju7f9tuDFS85DIv0q2klqMU1He+RhYCWg8cNp6VV6XqbOMrqYQoeyYowrOQB8MN9acioC5eJ2PNyi8Frl9KmFhby/8cCAEDZO7pyGAZePEDjq6hClGoSZf/LT24G05RiOAjPPLPq2sjJ20+oQN3nshYfU+CVsAAmSemNu7qvGVlnT4v10hvErtLhN2CJsiUfLw0JblM1ro3R5l8X+tdi88LRcNzy8mzhvWqozyiYrVx7dij0nbZA+SB2ti6mkUKFRrCnWVFE6A49k/c4e1raL/jpdaNJu8+sDVFPHpR8qlpC2LYwd1qFvW61+egT3oslwh/Ld5aGUv2OGQT774qYM7Nen47SbajaOMM6u+blXyle4TDv/QEuUiIpu3i44eHBMTMzo2NnasLVn1oOj2rSNrRoQbzTjZUwJCQwuGV+6w4DjF4j39/IaJHUsZJ6W42gTVGDBtVeKF24Kb7Wm39i0Y/lFFwy88X13+Dxi+AwINCmVuZHN0cmVhbQplbmRvYmoKNjI5IDAgb2JqCjw8Ci9HMyA1OTYgMCBSCj4+CmVuZG9iago2MzAgMCBvYmoKPDwKL1R5cGUgL0dyb3VwCi9TIC9UcmFuc3BhcmVuY3kKL0kgdHJ1ZQo+PgplbmRvYmoKNjMxIDAgb2JqCjw8Ci9HMyA1OTYgMCBSCj4+CmVuZG9iago2MzIgMCBvYmoKPDwKL1R5cGUgL0dyb3VwCi9TIC9UcmFuc3BhcmVuY3kKL0kgdHJ1ZQo+PgplbmRvYmoKNjMzIDAgb2JqCjw8Ci9UeXBlIC9BY3Rpb24KL1MgL1VSSQovVVJJIChodHRwczovL2dpdGh1Yi5jb20vSGVsbG9Nb3RvMDY5L21PbmtleUJhYXQpCj4+CmVuZG9iago2MzQgMCBvYmoKPDwKL1R5cGUgL0FjdGlvbgovUyAvVVJJCi9VUkkgKGh0dHBzOi8vZ2l0aHViLmNvbS9IZWxsb01vdG8wNjkvbU9ua2V5QmFhdCkKPj4KZW5kb2JqCjYzNSAwIG9iago8PAovVHlwZSAvQWN0aW9uCi9TIC9VUkkKL1VSSSAoaHR0cHM6Ly9naXRodWIuY29tL0hlbGxvTW90bzA2OS9tT25rZXlCYWF0KQo+PgplbmRvYmoKNjM2IDAgb2JqCjw8Ci9UeXBlIC9BY3Rpb24KL1MgL1VSSQovVVJJIChodHRwczovL2dpdGh1Yi5jb20vSGVsbG9Nb3RvMDY5L21PbmtleUJhYXQpCj4+CmVuZG9iago2MzcgMCBvYmoKPDwKL1R5cGUgL0FjdGlvbgovUyAvVVJJCi9VUkkgKGh0dHBzOi8vZ2l0aHViLmNvbS9IZWxsb01vdG8wNjkvTk9SRFNUT1JNLUNsb25lKQo+PgplbmRvYmoKNjM4IDAgb2JqCjw8Ci9UeXBlIC9BY3Rpb24KL1MgL1VSSQovVVJJIChodHRwczovL25vcmRzdG9ybS1jbG9uZS52ZXJjZWwuYXBwLykKPj4KZW5kb2JqCjYzOSAwIG9iago8PAovVHlwZSAvQWN0aW9uCi9TIC9VUkkKL1VSSSAoaHR0cHM6Ly9ub3Jkc3Rvcm0tY2xvbmUudmVyY2VsLmFwcC8pCj4+CmVuZG9iago2NDAgMCBvYmoKPDwKL1R5cGUgL0FjdGlvbgovUyAvVVJJCi9VUkkgKGh0dHBzOi8vbm9yZHN0b3JtLWNsb25lLnZlcmNlbC5hcHAvKQo+PgplbmRvYmoKNjQxIDAgb2JqCjw8Ci9UeXBlIC9BY3Rpb24KL1MgL1VSSQovVVJJIChodHRwczovL25vcmRzdG9ybS1jbG9uZS52ZXJjZWwuYXBwLykKPj4KZW5kb2JqCjY0MiAwIG9iago8PAovVHlwZSAvQWN0aW9uCi9TIC9VUkkKL1VSSSAoaHR0cHM6Ly9kcml2ZS5nb29nbGUuY29tL2ZpbGUvZC8xb3RWNXhCeXBsU2VIV3JUV3FZZWRrOGk4Q0Rid0N5cUkvdmlldz91c3A9c2hhcmluZykKPj4KZW5kb2JqCjY0MyAwIG9iago8PAovVHlwZSAvQWN0aW9uCi9TIC9VUkkKL1VSSSAoaHR0cHM6Ly9kcml2ZS5nb29nbGUuY29tL2ZpbGUvZC8xb3RWNXhCeXBsU2VIV3JUV3FZZWRrOGk4Q0Rid0N5cUkvdmlldz91c3A9c2hhcmluZykKPj4KZW5kb2JqCjY0NCAwIG9iago8PAovVHlwZSAvQWN0aW9uCi9TIC9VUkkKL1VSSSAoaHR0cHM6Ly9kcml2ZS5nb29nbGUuY29tL2ZpbGUvZC8xb3RWNXhCeXBsU2VIV3JUV3FZZWRrOGk4Q0Rid0N5cUkvdmlldz91c3A9c2hhcmluZykKPj4KZW5kb2JqCjY0NSAwIG9iago8PAovVHlwZSAvQWN0aW9uCi9TIC9VUkkKL1VSSSAoaHR0cHM6Ly9kcml2ZS5nb29nbGUuY29tL2ZpbGUvZC8xb3RWNXhCeXBsU2VIV3JUV3FZZWRrOGk4Q0Rid0N5cUkvdmlldz91c3A9c2hhcmluZykKPj4KZW5kb2JqCjY0NiAwIG9iago8PAovVHlwZSAvQWN0aW9uCi9TIC9VUkkKL1VSSSAoa<text:soft-page-break/>HR0cHM6Ly9kcml2ZS5nb29nbGUuY29tL2ZpbGUvZC8xS1FCZFpyRmFZYU14MFlnQmtYeVAwSlhnZlREUG11Umwvdmlldz91c3A9c2hhcmluZykKPj4KZW5kb2JqCjY0NyAwIG9iago8PAovVHlwZSAvQWN0aW9uCi9TIC9VUkkKL1VSSSAoaHR0cHM6Ly9kcml2ZS5nb29nbGUuY29tL2ZpbGUvZC8xS1FCZFpyRmFZYU14MFlnQmtYeVAwSlhnZlREUG11Umwvdmlldz91c3A9c2hhcmluZykKPj4KZW5kb2JqCjY0OCAwIG9iago8PAovVHlwZSAvQWN0aW9uCi9TIC9VUkkKL1VSSSAoaHR0cHM6Ly9kcml2ZS5nb29nbGUuY29tL2ZpbGUvZC8xS1FCZFpyRmFZYU14MFlnQmtYeVAwSlhnZlREUG11Umwvdmlldz91c3A9c2hhcmluZykKPj4KZW5kb2JqCjY0OSAwIG9iago8PAovVHlwZSAvQWN0aW9uCi9TIC9VUkkKL1VSSSAoaHR0cHM6Ly9kcml2ZS5nb29nbGUuY29tL2ZpbGUvZC8xS1FCZFpyRmFZYU14MFlnQmtYeVAwSlhnZlREUG11Umwvdmlldz91c3A9c2hhcmluZykKPj4KZW5kb2JqCjY1MCAwIG9iago8PAovVHlwZSAvTUNSCi9QZyA3IDAgUgovTUNJRCAwCj4+CmVuZG9iago2NTEgMCBvYmoKPDwKL1R5cGUgL01DUgovUGcgNyAwIFIKL01DSUQgMQo+PgplbmRvYmoKNjUyIDAgb2JqCjw8Ci9UeXBlIC9NQ1IKL1BnIDcgMCBSCi9NQ0lEIDIKPj4KZW5kb2JqCjY1MyAwIG9iago8PAovVHlwZSAvTUNSCi9QZyA3IDAgUgovTUNJRCAzCj4+CmVuZG9iago2NTQgMCBvYmoKPDwKL1R5cGUgL01DUgovUGcgNyAwIFIKL01DSUQgNAo+PgplbmRvYmoKNjU1IDAgb2JqCjw8Ci9UeXBlIC9NQ1IKL1BnIDcgMCBSCi9NQ0lEIDUKPj4KZW5kb2JqCjY1NiAwIG9iago8PAovVHlwZSAvTUNSCi9QZyA3IDAgUgovTUNJRCA2Cj4+CmVuZG9iago2NTcgMCBvYmoKPDwKL1R5cGUgL01DUgovUGcgNyAwIFIKL01DSUQgNwo+PgplbmRvYmoKNjU4IDAgb2JqCjw8Ci9UeXBlIC9NQ1IKL1BnIDcgMCBSCi9NQ0lEIDgKPj4KZW5kb2JqCjY1OSAwIG9iago8PAovVHlwZSAvTUNSCi9QZyA3IDAgUgovTUNJRCA5Cj4+CmVuZG9iago2NjAgMCBvYmoKPDwKL1R5cGUgL01DUgovUGcgNyAwIFIKL01DSUQgMTAKPj4KZW5kb2JqCjY2MSAwIG9iago8PAovVHlwZSAvTUNSCi9QZyA3IDAgUgovTUNJRCAxMQo+PgplbmRvYmoKNjYyIDAgb2JqCjw8Ci9UeXBlIC9NQ1IKL1BnIDcgMCBSCi9NQ0lEIDEyCj4+CmVuZG9iago2NjMgMCBvYmoKPDwKL1R5cGUgL01DUgovUGcgNyAwIFIKL01DSUQgMTMKPj4KZW5kb2JqCjY2NCAwIG9iago8PAovVHlwZSAvTUNSCi9QZyA3IDAgUgovTUNJRCAxNAo+PgplbmRvYmoKNjY1IDAgb2JqCjw8Ci9UeXBlIC9NQ1IKL1BnIDcgMCBSCi9NQ0lEIDE1Cj4+CmVuZG9iago2NjYgMCBvYmoKPDwKL1R5cGUgL01DUgovUGcgNyAwIFIKL01DSUQgMTYKPj4KZW5kb2JqCjY2NyAwIG9iago8PAovVHlwZSAvTUNSCi9QZyA3IDAgUgovTUNJRCAxNwo+PgplbmRvYmoKNjY4IDAgb2JqCjw8Ci9UeXBlIC9NQ1IKL1BnIDcgMCBSCi9NQ0lEIDE4Cj4+CmVuZG9iago2NjkgMCBvYmoKPDwKL1R5cGUgL01DUgovUGcgNyAwIFIKL01DSUQgMTkKPj4KZW5kb2JqCjY3MCAwIG9iago8PAovVHlwZSAvTUNSCi9QZyA3IDAgUgovTUNJRCAyMAo+PgplbmRvYmoKNjcxIDAgb2JqCjw8Ci9UeXBlIC9NQ1IKL1BnIDcgMCBSCi9NQ0lEIDIxCj4+CmVuZG9iago2NzIgMCBvYmoKPDwKL1R5cGUgL01DUgovUGcgNyAwIFIKL01DSUQgMjIKPj4KZW5kb2JqCjY3MyAwIG9iago8PAovVHlwZSAvTUNSCi9QZyA3IDAgUgovTUNJRCAyMwo+PgplbmRvYmoKNjc0IDAgb2JqCjw8Ci9UeXBlIC9NQ1IKL1BnIDcgMCBSCi9NQ0lEIDI0Cj4+CmVuZG9iago2NzUgMCBvYmoKPDwKL1R5cGUgL01DUgovUGcgNyAwIFIKL01DSUQgMjUKPj4KZW5kb2JqCjY3NiAwIG9iago8PAovVHlwZSAvTUNSCi9QZyA3IDAgUgovTUNJRCAyNgo+PgplbmRvYmoKNjc3IDAgb2JqCjw8Ci9UeXBlIC9NQ1IKL1BnIDcgMCBSCi9NQ0lEIDI3Cj4+CmVuZG9iago2NzggMCBvYmoKPDwKL1R5cGUgL01DUgovUGcgNyAwIFIKL01DSUQgMjgKPj4KZW5kb2JqCjY3OSAwIG9iago8PAovVHlwZSAvTUNSCi9QZyA3IDAgUgovTUNJRCAyOQo+PgplbmRvYmoKNjgwIDAgb2JqCjw8Ci9UeXBlIC9NQ1IKL1BnIDcgMCBSCi9NQ0lEIDMwCj4+CmVuZG9iago2ODEgMCBvYmoKPDwKL1R5cGUgL01DUgovUGcgNyAwIFIKL01DSUQgMzEKPj4KZW5kb2JqCjY4MiAwIG9iago8PAovVHlwZSAvTUNSCi9QZyA3IDAgUgovTUNJRCAzMgo+PgplbmRvYmoKNjgzIDAgb2JqCjw8Ci9UeXBlIC9NQ1IKL1BnIDcgMCBSCi9NQ0lEIDMzCj4+CmVuZG9iago2ODQgMCBvYmoKPDwKL1R5cGUgL01DUgovUGcgNyAwIFIKL01DSUQgMzQKPj4KZW5kb2JqCjY4NSAwIG9iago8PAovVHlwZSAvTUNSCi9QZyA3IDAgUgovTUNJRCAzNQo+PgplbmRvYmoKNjg2IDAgb2JqCjw8Ci9UeXBlIC9NQ1IKL1BnIDcgMCBSCi9NQ0lEIDM2Cj4+CmVuZG9iago2ODcgMCBvYmoKPDwKL1R5cGUgL01DUgovUGcgNyAwIFIKL01DSUQgMzcKPj4KZW5kb2JqCjY4OCAwIG9iago8PAovVHlwZSAvTUNSCi9QZyA3IDAgUgovTUNJRCAzOAo+PgplbmRvYmoKNjg5IDAgb2JqCjw8Ci9UeXBlIC9NQ1IKL1BnIDcgMCBSCi9NQ0lEIDM5Cj4+CmVuZG9iago2OTAgMCBvYmoKPDwKL1R5cGUgL01DUgovUGcgNyAwIFIKL01DSUQgNDAKPj4KZW5kb2JqCjY5MSAwIG9iago8PAovVHlwZSAvTUNSCi9QZyA3IDAgUgovTUNJRCA0MQo+PgplbmRvYmoKNjkyID<text:soft-page-break/>Agb2JqCjw8Ci9UeXBlIC9NQ1IKL1BnIDcgMCBSCi9NQ0lEIDQyCj4+CmVuZG9iago2OTMgMCBvYmoKPDwKL1R5cGUgL01DUgovUGcgNyAwIFIKL01DSUQgNDMKPj4KZW5kb2JqCjY5NCAwIG9iago8PAovVHlwZSAvTUNSCi9QZyA3IDAgUgovTUNJRCA0NAo+PgplbmRvYmoKNjk1IDAgb2JqCjw8Ci9UeXBlIC9NQ1IKL1BnIDcgMCBSCi9NQ0lEIDQ1Cj4+CmVuZG9iago2OTYgMCBvYmoKPDwKL1R5cGUgL01DUgovUGcgNyAwIFIKL01DSUQgNDYKPj4KZW5kb2JqCjY5NyAwIG9iago8PAovVHlwZSAvTUNSCi9QZyA3IDAgUgovTUNJRCA0Nwo+PgplbmRvYmoKNjk4IDAgb2JqCjw8Ci9UeXBlIC9NQ1IKL1BnIDcgMCBSCi9NQ0lEIDQ4Cj4+CmVuZG9iago2OTkgMCBvYmoKPDwKL1R5cGUgL01DUgovUGcgNyAwIFIKL01DSUQgNDkKPj4KZW5kb2JqCjcwMCAwIG9iago8PAovVHlwZSAvTUNSCi9QZyA3IDAgUgovTUNJRCA1MAo+PgplbmRvYmoKNzAxIDAgb2JqCjw8Ci9UeXBlIC9NQ1IKL1BnIDcgMCBSCi9NQ0lEIDUxCj4+CmVuZG9iago3MDIgMCBvYmoKPDwKL1R5cGUgL01DUgovUGcgNyAwIFIKL01DSUQgNTIKPj4KZW5kb2JqCjcwMyAwIG9iago8PAovVHlwZSAvTUNSCi9QZyA3IDAgUgovTUNJRCA1Mwo+PgplbmRvYmoKNzA0IDAgb2JqCjw8Ci9UeXBlIC9NQ1IKL1BnIDcgMCBSCi9NQ0lEIDU0Cj4+CmVuZG9iago3MDUgMCBvYmoKPDwKL1R5cGUgL01DUgovUGcgNyAwIFIKL01DSUQgNTU</text:p>
      <text:p text:style-name="Standard">KPj4KZW5kb2JqCjcwNiAwIG9iago8PAovVHlwZSAvTUNSCi9QZyA3IDAgUgovTUNJRCA1Ngo+PgplbmRvYmoKNzA3IDAgb2JqCjw8Ci9UeXBlIC9NQ1IKL1BnIDcgMCBSCi9NQ0lEIDU3Cj4+CmVuZG9iago3MDggMCBvYmoKPDwKL1R5cGUgL01DUgovUGcgNyAwIFIKL01DSUQgNTgKPj4KZW5kb2JqCjcwOSAwIG9iago8PAovVHlwZSAvTUNSCi9QZyA3IDAgUgovTUNJRCA1OQo+PgplbmRvYmoKNzEwIDAgb2JqCjw8Ci9UeXBlIC9NQ1IKL1BnIDcgMCBSCi9NQ0lEIDYwCj4+CmVuZG9iago3MTEgMCBvYmoKPDwKL1R5cGUgL01DUgovUGcgNyAwIFIKL01DSUQgNjEKPj4KZW5kb2JqCjcxMiAwIG9iago8PAovVHlwZSAvTUNSCi9QZyA3IDAgUgovTUNJRCA2Mgo+PgplbmRvYmoKNzEzIDAgb2JqCjw8Ci9UeXBlIC9NQ1IKL1BnIDcgMCBSCi9NQ0lEIDYzCj4+CmVuZG9iago3MTQgMCBvYmoKPDwKL1R5cGUgL01DUgovUGcgNyAwIFIKL01DSUQgNjQKPj4KZW5kb2JqCjcxNSAwIG9iago8PAovVHlwZSAvTUNSCi9QZyA3IDAgUgovTUNJRCA2NQo+PgplbmRvYmoKNzE2IDAgb2JqCjw8Ci9UeXBlIC9NQ1IKL1BnIDcgMCBSCi9NQ0lEIDY2Cj4+CmVuZG9iago3MTcgMCBvYmoKPDwKL1R5cGUgL01DUgovUGcgNyAwIFIKL01DSUQgNjcKPj4KZW5kb2JqCjcxOCAwIG9iago8PAovVHlwZSAvTUNSCi9QZyA3IDAgUgovTUNJRCA2OAo+PgplbmRvYmoKNzE5IDAgb2JqCjw8Ci9UeXBlIC9NQ1IKL1BnIDcgMCBSCi9NQ0lEIDY5Cj4+CmVuZG9iago3MjAgMCBvYmoKPDwKL1R5cGUgL01DUgovUGcgNyAwIFIKL01DSUQgNzAKPj4KZW5kb2JqCjcyMSAwIG9iago8PAovVHlwZSAvTUNSCi9QZyA3IDAgUgovTUNJRCA3MQo+PgplbmRvYmoKNzIyIDAgb2JqCjw8Ci9UeXBlIC9NQ1IKL1BnIDcgMCBSCi9NQ0lEIDcyCj4+CmVuZG9iago3MjMgMCBvYmoKPDwKL1R5cGUgL01DUgovUGcgNyAwIFIKL01DSUQgNzMKPj4KZW5kb2JqCjcyNCAwIG9iago8PAovVHlwZSAvTUNSCi9QZyA3IDAgUgovTUNJRCA3NAo+PgplbmRvYmoKNzI1IDAgb2JqCjw8Ci9UeXBlIC9NQ1IKL1BnIDcgMCBSCi9NQ0lEIDc1Cj4+CmVuZG9iago3MjYgMCBvYmoKPDwKL1R5cGUgL01DUgovUGcgNyAwIFIKL01DSUQgNzYKPj4KZW5kb2JqCjcyNyAwIG9iago8PAovVHlwZSAvTUNSCi9QZyA3IDAgUgovTUNJRCA3Nwo+PgplbmRvYmoKNzI4IDAgb2JqCjw8Ci9UeXBlIC9NQ1IKL1BnIDcgMCBSCi9NQ0lEIDc4Cj4+CmVuZG9iago3MjkgMCBvYmoKPDwKL1R5cGUgL01DUgovUGcgNyAwIFIKL01DSUQgNzkKPj4KZW5kb2JqCjczMCAwIG9iago8PAovVHlwZSAvTUNSCi9QZyA3IDAgUgovTUNJRCA4MAo+PgplbmRvYmoKNzMxIDAgb2JqCjw8Ci9UeXBlIC9NQ1IKL1BnIDcgMCBSCi9NQ0lEIDgxCj4+CmVuZG9iago3MzIgMCBvYmoKPDwKL1R5cGUgL01DUgovUGcgNyAwIFIKL01DSUQgODIKPj4KZW5kb2JqCjczMyAwIG9iago8PAovVHlwZSAvTUNSCi9QZyA3IDAgUgovTUNJRCA4Mwo+PgplbmRvYmoKNzM0IDAgb2JqCjw8Ci9UeXBlIC9NQ1IKL1BnIDcgMCBSCi9NQ0lEIDg0Cj4+CmVuZG9iago3MzUgMCBvYmoKPDwKL1R5cGUgL01DUgovUGcgNyAwIFIKL01DSUQgODUKPj4KZW5kb2JqCjczNiAwIG9iago8PAovVHlwZSAvTUNSCi9QZyA3IDAgUgovTUNJRCA4Ngo+PgplbmRvYmoKNzM3IDAgb2JqCjw8Ci9UeXBlIC9NQ1IKL1BnIDcgMCBSCi9NQ0lEIDg3Cj4+CmVuZG9iago3MzggMCBvYmoKPDwKL1R5cGUgL01DUgovUGcgNyAwIFIKL01DSUQgODgKPj4KZW5kb2JqCjczOSAwIG9iago8PAovVHlwZSAvTUNSCi9QZyA3IDAgUgovTUNJRCA4OQo+PgplbmRvYmoKNzQwIDAgb2JqCjw8Ci9UeXBlIC9NQ1IKL1BnIDcgMCBSCi9NQ0lEIDkwCj4+CmVuZG9iago3NDEgMCBvYmoKPDwKL1R5cGUgL01DUgovUGcgNyAwIFIKL01DSUQgOTEKPj4KZW5kb2JqCjc0MiAwIG9i<text:soft-page-break/>ago8PAovVHlwZSAvTUNSCi9QZyA3IDAgUgovTUNJRCA5Mgo+PgplbmRvYmoKNzQzIDAgb2JqCjw8Ci9UeXBlIC9NQ1IKL1BnIDcgMCBSCi9NQ0lEIDkzCj4+CmVuZG9iago3NDQgMCBvYmoKPDwKL1R5cGUgL01DUgovUGcgNyAwIFIKL01DSUQgOTQKPj4KZW5kb2JqCjc0NSAwIG9iago8PAovVHlwZSAvTUNSCi9QZyA3IDAgUgovTUNJRCA5NQo+PgplbmRvYmoKNzQ2IDAgb2JqCjw8Ci9UeXBlIC9NQ1IKL1BnIDcgMCBSCi9NQ0lEIDk2Cj4+CmVuZG9iago3NDcgMCBvYmoKPDwKL1R5cGUgL01DUgovUGcgNyAwIFIKL01DSUQgOTcKPj4KZW5kb2JqCjc0OCAwIG9iago8PAovVHlwZSAvTUNSCi9QZyA3IDAgUgovTUNJRCA5OAo+PgplbmRvYmoKNzQ5IDAgb2JqCjw8Ci9UeXBlIC9NQ1IKL1BnIDcgMCBSCi9NQ0lEIDk5Cj4+CmVuZG9iago3NTAgMCBvYmoKPDwKL1R5cGUgL01DUgovUGcgNyAwIFIKL01DSUQgMTAwCj4+CmVuZG9iago3NTEgMCBvYmoKPDwKL1R5cGUgL01DUgovUGcgNyAwIFIKL01DSUQgMTAxCj4+CmVuZG9iago3NTIgMCBvYmoKPDwKL1R5cGUgL01DUgovUGcgNyAwIFIKL01DSUQgMTAyCj4+CmVuZG9iago3NTMgMCBvYmoKPDwKL1R5cGUgL01DUgovUGcgNyAwIFIKL01DSUQgMTAzCj4+CmVuZG9iago3NTQgMCBvYmoKPDwKL1R5cGUgL01DUgovUGcgNyAwIFIKL01DSUQgMTA0Cj4+CmVuZG9iago3NTUgMCBvYmoKPDwKL1R5cGUgL01DUgovUGcgNyAwIFIKL01DSUQgMTA1Cj4+CmVuZG9iago3NTYgMCBvYmoKPDwKL1R5cGUgL01DUgovUGcgOCAwIFIKL01DSUQgMAo+PgplbmRvYmoKNzU3IDAgb2JqCjw8Ci9UeXBlIC9NQ1IKL1BnIDggMCBSCi9NQ0lEIDEKPj4KZW5kb2JqCjc1OCAwIG9iago8PAovVHlwZSAvTUNSCi9QZyA4IDAgUgovTUNJRCAyCj4+CmVuZG9iago3NTkgMCBvYmoKPDwKL1R5cGUgL01DUgovUGcgOCAwIFIKL01DSUQgMwo+PgplbmRvYmoKNzYwIDAgb2JqCjw8Ci9UeXBlIC9NQ1IKL1BnIDggMCBSCi9NQ0lEIDQKPj4KZW5kb2JqCjc2MSAwIG9iago8PAovVHlwZSAvTUNSCi9QZyA4IDAgUgovTUNJRCA1Cj4+CmVuZG9iago3NjIgMCBvYmoKPDwKL1R5cGUgL01DUgovUGcgOCAwIFIKL01DSUQgNgo+PgplbmRvYmoKNzYzIDAgb2JqCjw8Ci9UeXBlIC9NQ1IKL1BnIDggMCBSCi9NQ0lEIDcKPj4KZW5kb2JqCjc2NCAwIG9iago8PAovVHlwZSAvTUNSCi9QZyA4IDAgUgovTUNJRCA4Cj4+CmVuZG9iago3NjUgMCBvYmoKPDwKL1R5cGUgL01DUgovUGcgOCAwIFIKL01DSUQgOQo+PgplbmRvYmoKNzY2IDAgb2JqCjw8Ci9UeXBlIC9NQ1IKL1BnIDggMCBSCi9NQ0lEIDEwCj4+CmVuZG9iago3NjcgMCBvYmoKPDwKL1R5cGUgL01DUgovUGcgOCAwIFIKL01DSUQgMTEKPj4KZW5kb2JqCjc2OCAwIG9iago8PAovVHlwZSAvTUNSCi9QZyA4IDAgUgovTUNJRCAxMgo+PgplbmRvYmoKNzY5IDAgb2JqCjw8Ci9UeXBlIC9NQ1IKL1BnIDggMCBSCi9NQ0lEIDEzCj4+CmVuZG9iago3NzAgMCBvYmoKPDwKL1R5cGUgL01DUgovUGcgOCAwIFIKL01DSUQgMTQKPj4KZW5kb2JqCjc3MSAwIG9iago8PAovVHlwZSAvTUNSCi9QZyA4IDAgUgovTUNJRCAxNQo+PgplbmRvYmoKNzcyIDAgb2JqCjw8Ci9UeXBlIC9NQ1IKL1BnIDggMCBSCi9NQ0lEIDE2Cj4+CmVuZG9iago3NzMgMCBvYmoKPDwKL1R5cGUgL01DUgovUGcgOCAwIFIKL01DSUQgMTcKPj4KZW5kb2JqCjc3NCAwIG9iago8PAovVHlwZSAvTUNSCi9QZyA4IDAgUgovTUNJRCAxOAo+PgplbmRvYmoKNzc1IDAgb2JqCjw8Ci9UeXBlIC9NQ1IKL1BnIDggMCBSCi9NQ0lEIDE5Cj4+CmVuZG9iago3NzYgMCBvYmoKPDwKL1R5cGUgL01DUgovUGcgOCAwIFIKL01DSUQgMjAKPj4KZW5kb2JqCjc3NyAwIG9iago8PAovVHlwZSAvTUNSCi9QZyA4IDAgUgovTUNJRCAyMQo+PgplbmRvYmoKNzc4IDAgb2JqCjw8Ci9UeXBlIC9NQ1IKL1BnIDggMCBSCi9NQ0lEIDIyCj4+CmVuZG9iago3NzkgMCBvYmoKPDwKL1R5cGUgL01DUgovUGcgOCAwIFIKL01DSUQgMjMKPj4KZW5kb2JqCjc4MCAwIG9iago8PAovVHlwZSAvTUNSCi9QZyA4IDAgUgovTUNJRCAyNAo+PgplbmRvYmoKNzgxIDAgb2JqCjw8Ci9UeXBlIC9NQ1IKL1BnIDggMCBSCi9NQ0lEIDI1Cj4+CmVuZG9iago3ODIgMCBvYmoKPDwKL1R5cGUgL01DUgovUGcgOCAwIFIKL01DSUQgMjYKPj4KZW5kb2JqCjc4MyAwIG9iago8PAovVHlwZSAvTUNSCi9QZyA4IDAgUgovTUNJRCAyNwo+PgplbmRvYmoKNzg0IDAgb2JqCjw8Ci9UeXBlIC9NQ1IKL1BnIDggMCBSCi9NQ0lEIDI4Cj4+CmVuZG9iago3ODUgMCBvYmoKPDwKL1R5cGUgL01DUgovUGcgOCAwIFIKL01DSUQgMjkKPj4KZW5kb2JqCjc4NiAwIG9iago8PAovVHlwZSAvTUNSCi9QZyA4IDAgUgovTUNJRCAzMAo+PgplbmRvYmoKNzg3IDAgb2JqCjw8Ci9UeXBlIC9NQ1IKL1BnIDggMCBSCi9NQ0lEIDMxCj4+CmVuZG9iago3ODggMCBvYmoKPDwKL1R5cGUgL01DUgovUGcgOCAwIFIKL01DSUQgMzIKPj4KZW5kb2JqCjc4OSAwIG9iago8PAovVHlwZSAvTUNSCi9QZyA4IDAgUgovTUNJRCAzMwo+PgplbmRvYmoKNzkwIDAgb2JqCjw8Ci9UeXBlIC9NQ1IKL1BnIDggMCBSCi9NQ0lEIDM0Cj4+CmVuZG9iago3OTEgMCBvYmoKPDwKL1R5cGUgL01DUgovUGcgOCAwIFIKL01DSUQgMzUKPj4KZW5kb2JqCjc5MiAwIG9iago8PAovVHlwZSAvTUNSCi9QZyA4IDAgUgovTUNJRCAzNgo+PgplbmRvYm<text:soft-page-break/>oKNzkzIDAgb2JqCjw8Ci9UeXBlIC9NQ1IKL1BnIDggMCBSCi9NQ0lEIDM3Cj4+CmVuZG9iago3OTQgMCBvYmoKPDwKL1R5cGUgL01DUgovUGcgOCAwIFIKL01DSUQgMzgKPj4KZW5kb2JqCjc5NSAwIG9iago8PAovVHlwZSAvTUNSCi9QZyA4IDAgUgovTUNJRCAzOQo+PgplbmRvYmoKNzk2IDAgb2JqCjw8Ci9UeXBlIC9NQ1IKL1BnIDggMCBSCi9NQ0lEIDQwCj4+CmVuZG9iago3OTcgMCBvYmoKPDwKL1R5cGUgL01DUgovUGcgOCAwIFIKL01DSUQgNDEKPj4KZW5kb2JqCjc5OCAwIG9iago8PAovVHlwZSAvTUNSCi9QZyA4IDAgUgovTUNJRCA0Mgo+PgplbmRvYmoKNzk5IDAgb2JqCjw8Ci9UeXBlIC9NQ1IKL1BnIDggMCBSCi9NQ0lEIDQzCj4+CmVuZG9iago4MDAgMCBvYmoKPDwKL1R5cGUgL01DUgovUGcgOCAwIFIKL01DSUQgNDQKPj4KZW5kb2JqCjgwMSAwIG9iago8PAovVHlwZSAvTUNSCi9QZyA4IDAgUgovTUNJRCA0NQo+PgplbmRvYmoKODAyIDAgb2JqCjw8Ci9UeXBlIC9NQ1IKL1BnIDggMCBSCi9NQ0lEIDQ2Cj4+CmVuZG9iago4MDMgMCBvYmoKPDwKL1R5cGUgL01DUgovUGcgOCAwIFIKL01DSUQgNDcKPj4KZW5kb2JqCjgwNCAwIG9iago8PAovVHlwZSAvTUNSCi9QZyA4IDAgUgovTUNJRCA0OAo+PgplbmRvYmoKODA1IDAgb2JqCjw8Ci9UeXBlIC9NQ1IKL1BnIDggMCBSCi9NQ0lEIDQ5Cj4+CmVuZG9iago4MDYgMCBvYmoKPDwKL1R5cGUgL01DUgovUGcgOCAwIFIKL01DSUQgNTAKPj4KZW5kb2JqCjgwNyAwIG9iago8PAovVHlwZSAvTUNSCi9QZyA4IDAgUgovTUNJRCA1MQo+PgplbmRvYmoKODA4IDAgb2JqCjw8Ci9UeXBlIC9NQ1IKL1BnIDggMCBSCi9NQ0lEIDUyCj4+CmVuZG9iago4MDkgMCBvYmoKPDwKL1R5cGUgL01DUgovUGcgOCAwIFIKL01DSUQgNTMKPj4KZW5kb2JqCjgxMCAwIG9iago8PAovVHlwZSAvTUNSCi9QZyA4IDAgUgovTUNJRCA1NAo+PgplbmRvYmoKODExIDAgb2JqCjw8Ci9UeXBlIC9NQ1IKL1BnIDggMCBSCi9NQ0lEIDU1Cj4+CmVuZG9iago4MTIgMCBvYmoKPDwKL1R5cGUgL01DUgovUGcgOCAwIFIKL01DSUQgNTYKPj4KZW5kb2JqCjgxMyAwIG9iago8PAovVHlwZSAvTUNSCi9QZyA4IDAgUgovTUNJRCA1Nwo+PgplbmRvYmoKODE0IDAgb2JqCjw8Ci9UeXBlIC9NQ1IKL1BnIDggMCBSCi9NQ0lEIDU4Cj4+CmVuZG9iago4MTUgMCBvYmoKPDwKL1R5cGUgL01DUgovUGcgOCAwIFIKL01DSUQgNTkKPj4KZW5kb2JqCjgxNiAwIG9iago8PAovVHlwZSAvTUNSCi9QZyA4IDAgUgovTUNJRCA2MAo+PgplbmRvYmoKODE3IDAgb2JqCjw8Ci9UeXBlIC9NQ1IKL1BnIDggMCBSCi9NQ0lEIDYxCj4+CmVuZG9iago4MTggMCBvYmoKPDwKL1R5cGUgL01DUgovUGcgOCAwIFIKL01DSUQgNjIKPj4KZW5kb2JqCjgxOSAwIG9iago8PAovVHlwZSAvTUNSCi9QZyA4IDAgUgovTUNJRCA2Mwo+PgplbmRvYmoKODIwIDAgb2JqCjw8Ci9UeXBlIC9NQ1IKL1BnIDggMCBSCi9NQ0lEIDY0Cj4+CmVuZG9iago4MjEgMCBvYmoKPDwKL1R5cGUgL01DUgovUGcgOCAwIFIKL01DSUQgNjUKPj4KZW5kb2JqCjgyMiAwIG9iago8PAovVHlwZSAvTUNSCi9QZyA4IDAgUgovTUNJRCA2Ngo+PgplbmRvYmoKODIzIDAgb2JqCjw8Ci9UeXBlIC9NQ1IKL1BnIDggMCBSCi9NQ0lEIDY3Cj4+CmVuZG9iago4MjQgMCBvYmoKPDwKL1R5cGUgL09CSlIKL09iaiAyNCAwIFIKL1BnIDcgMCBSCj4+CmVuZG9iago4MjUgMCBvYmoKPDwKL1R5cGUgL09CSlIKL09iaiAyNSAwIFIKL1BnIDcgMCBSCj4+CmVuZG9iago4MjYgMCBvYmoKPDwKL1R5cGUgL09CSlIKL09iaiAyNiAwIFIKL1BnIDcgMCBSCj4+CmVuZG9iago4MjcgMCBvYmoKPDwKL1R5cGUgL09CSlIKL09iaiAyNyAwIFIKL1BnIDcgMCBSCj4+CmVuZG9iago4MjggMCBvYmoKPDwKL1R5cGUgL09CSlIKL09iaiAyOCAwIFIKL1BnIDcgMCBSCj4+CmVuZG9iago4MjkgMCBvYmoKPDwKL1R5cGUgL09CSlIKL09iaiAyOSAwIFIKL1BnIDcgMCBSCj4+CmVuZG9iago4MzAgMCBvYmoKPDwKL1R5cGUgL09CSlIKL09iaiAzMCAwIFIKL1BnIDcgMCBSCj4+CmVuZG9iago4MzEgMCBvYmoKPDwKL1R5cGUgL09CSlIKL09iaiAzMSAwIFIKL1BnIDcgMCBSCj4+CmVuZG9iago4MzIgMCBvYmoKPDwKL1R5cGUgL09CSlIKL09iaiAzMiAwIFIKL1BnIDcgMCBSCj4+CmVuZG9iago4MzMgMCBvYmoKPDwKL1R5cGUgL09CSlIKL09iaiAzMyAwIFIKL1BnIDcgMCBSCj4+CmVuZG9iago4MzQgMCBvYmoKPDwKL1R5cGUgL09CSlIKL09iaiAzNCAwIFIKL1BnIDcgMCBSCj4+CmVuZG9iago4MzUgMCBvYmoKPDwKL1R5cGUgL09CSlIKL09iaiAzNSAwIFIKL1BnIDcgMCBSCj4+CmVuZG9iago4MzYgMCBvYmoKPDwKL1R5cGUgL09CSlIKL09iaiAzNiAwIFIKL1BnIDcgMCBSCj4+CmVuZG9iago4MzcgMCBvYmoKPDwKL1R5cGUgL09CSlIKL09iaiAzNyAwIFIKL1BnIDcgMCBSCj4+CmVuZG9iago4MzggMCBvYmoKPDwKL1R5cGUgL09CSlIKL09iaiAzOCAwIFIKL1BnIDcgMCBSCj4+CmVuZG9iago4MzkgMCBvYmoKPDwKL1R5cGUgL09CSlIKL09iaiA0NSAwIFIKL1BnIDggMCBSCj4+CmVuZG9iago4NDAgMCBvYmoKPDwKL1R5cGUgL09CSlIKL09iaiA0NiAwIFIKL1BnIDggMCBSCj4+CmVuZG9iago4NDEgMCBvYmoKPDwKL1R5cGUgL09CSlIKL09iaiA0NyAwIFIKL1BnIDggMCBSCj4+CmVuZG9iago4NDIgMCBvYmoKPDwKL1R5cGUgL09CSlIKL09iai<text:soft-page-break/>A0OCAwIFIKL1BnIDggMCBSCj4+CmVuZG9iago4NDMgMCBvYmoKPDwKL1R5cGUgL09CSlIKL09iaiA0OSAwIFIKL1BnIDggMCBSCj4+CmVuZG9iago4NDQgMCBvYmoKPDwKL1R5cGUgL09CSlIKL09iaiA1MCAwIFIKL1BnIDggMCBSCj4+CmVuZG9iago4NDUgMCBvYmoKPDwKL1R5cGUgL09CSlIKL09iaiA1MSAwIFIKL1BnID</text:p>
      <text:p text:style-name="Standard">ggMCBSCj4+CmVuZG9iago4NDYgMCBvYmoKPDwKL1R5cGUgL09CSlIKL09iaiA1MiAwIFIKL1BnIDggMCBSCj4+CmVuZG9iago4NDcgMCBvYmoKPDwKL1R5cGUgL09CSlIKL09iaiA1MyAwIFIKL1BnIDggMCBSCj4+CmVuZG9iago4NDggMCBvYmoKPDwKL1R5cGUgL09CSlIKL09iaiA1NCAwIFIKL1BnIDggMCBSCj4+CmVuZG9iago4NDkgMCBvYmoKPDwKL1R5cGUgL09CSlIKL09iaiA1NSAwIFIKL1BnIDggMCBSCj4+CmVuZG9iago4NTAgMCBvYmoKPDwKL1R5cGUgL09CSlIKL09iaiA1NiAwIFIKL1BnIDggMCBSCj4+CmVuZG9iago4NTEgMCBvYmoKPDwKL1R5cGUgL09CSlIKL09iaiA1NyAwIFIKL1BnIDggMCBSCj4+CmVuZG9iago4NTIgMCBvYmoKPDwKL1R5cGUgL09CSlIKL09iaiA1OCAwIFIKL1BnIDggMCBSCj4+CmVuZG9iago4NTMgMCBvYmoKPDwKL1R5cGUgL09CSlIKL09iaiA1OSAwIFIKL1BnIDggMCBSCj4+CmVuZG9iago4NTQgMCBvYmoKPDwKL1R5cGUgL09CSlIKL09iaiA2MCAwIFIKL1BnIDggMCBSCj4+CmVuZG9iago4NTUgMCBvYmoKPDwKL1R5cGUgL09CSlIKL09iaiA2MSAwIFIKL1BnIDggMCBSCj4+CmVuZG9iago4NTYgMCBvYmoKPDwKL1R5cGUgL0ZvbnQKL0ZvbnREZXNjcmlwdG9yIDg2MCAwIFIKL0Jhc2VGb250IC9BQUFBQUErUm9ib3RvQ29uZGVuc2VkLUJvbGQKL1N1YnR5cGUgL0NJREZvbnRUeXBlMgovQ0lEVG9HSURNYXAgL0lkZW50aXR5Ci9DSURTeXN0ZW1JbmZvIDg2MSAwIFIKL1cgWzAgWzM5Mi4wODk4NCAwIDAgMCAyMzAuNDY4NzVdCiAxMCBbNTc5LjEwMTU2XQogMTYgWzI0NS42MDU0NyAzNjMuMjgxMjUgMjkxLjAxNTYzIDMzMS4wNTQ2OV0KIDIwIDI4IDUwNS44NTkzOCAzMApbMjc0LjQxNDA2XQogMzcgWzU5Ny4xNjc5NyA1NjEuMDM1MTYgNTcwLjMxMjUgNTY0Ljk0MTQxIDQ5MC43MjI2NiA0NzUuNTg1OTQgNTg0Ljk2MDk0IDYxMy43Njk1MyAyNzAuNTA3ODEgNDkwLjIzNDM4CjU1My4yMjI2NiA0NzguNTE1NjMgNzU4LjMwMDc4IDYxMi4zMDQ2OSA2MDMuNTE1NjMgNTY4Ljg0NzY2IDAgNTUzLjcxMDk0IDU0MC4wMzkwNiA1NDIuOTY4NzUKNTcxLjI4OTA2IDU3OC4xMjUgNzQ5LjAyMzQ0IDU1OS41NzAzMSA1NDIuNDgwNDddCiA2OSBbNDcwLjcwMzEzIDQ5NS4xMTcxOSA0NTkuOTYwOTQgNDk1LjYwNTQ3IDQ3OC41MTU2MyAzMjcuNjM2NzIgNTAyLjkyOTY5IDQ5Mi4xODc1IDI1MS45NTMxMyAwCjQ3OC41MTU2MyAyNTEuOTUzMTMgNzQxLjY5OTIyIDQ5Mi4xODc1IDQ5Ny41NTg1OSA0OTUuMTE3MTkgMCAzMzEuNTQyOTcgNDU0LjEwMTU2IDMwNy4xMjg5MQo0OTIuMTg3NSA0NDkuMjE4NzUgMCA0NTIuNjM2NzIgNDQ2LjI4OTA2IDAgMCAyNTMuNDE3OTddCl0KL0RXIDAKPj4KZW5kb2JqCjg1NyAwIG9iago8PAovTGVuZ3RoIDMxOAovRmlsdGVyIC9GbGF0ZURlY29kZQo+PgpzdHJlYW0NCnicXZLLboMwEEX3/opZtouIR3hkgZBS0kgs+lBpP4DYQ2qpGMs4C/6+ZiZJpVoC64zv9Yw9jpr20BrtIXp3k+zQw6CNcjhPFycRTnjWRiQpKC39legvx96KKJi7ZfY4tmaYRFUBRB9hdfZugYe9mk74KKI3p9Bpc4aHr6YL3F2s/cERjYdY1DUoHMJOL7197UeEiGybVoV17ZdN8PwpPheLkBInXI2cFM62l+h6c0ZRxWHUUB3DqAUa9W+9YNdpkN+9I3UW1HGcxjXRnqkgSnZE24ypYdoxPTPtiYqYqGwo53X38pbrXlrCsqTgLA150/yWZZ2yhIJblmwPNOUpBTNWZhwsWJkdWcL24omCOdtzPk7J9pwPkLO93F1r5erWq1pbeu+DvDgXWkB9p7tfb10bvD8NO9nVtX6//0ujJA0KZW5kc3RyZWFtCmVuZG9iago4NTggMCBvYmoKPDwKL1R5cGUgL0ZvbnQKL0ZvbnREZXNjcmlwdG9yIDg2MiAwIFIKL0Jhc2VGb250IC9CQUFBQUErUm9ib3RvQ29uZGVuc2VkLVJlZ3VsYXIKL1N1YnR5cGUgL0NJREZvbnRUeXBlMgovQ0lEVG9HSURNYXAgL0lkZW50aXR5Ci9DSURTeXN0ZW1JbmZvIDg2MyAwIFIKL1cgWzAgWzM5Mi4wODk4NCAwIDAgMCAyMjkuMDAzOTFdCiAxMCBbNTQzLjQ1NzAzIDE3NC4zMTY0MSAzMTMuOTY0ODQgMzE4LjM1OTM4IDAgNDk2LjU4MjAzIDE5Ni4yODkwNiAyNDguMDQ2ODggMjYzLjE4MzU5IDM3MC42MDU0N10KIDIwIDI5IDQ5My42NTIzNCAzNiBbNzY5LjA0Mjk3IDU3Ni4xNzE4OCA1NDUuNDEwMTYgNTY2Ljg5NDUzIDU3MC44MDA3OCA0OTYuNTgyMDMgNDgwLjQ2ODc1IDU5MC44MjAzMSA2MjAuMTE3MTldCiA0NgpbNDgzLjM5ODQ0IDU0NC45MjE4OCA0NzUuMDk3NjYgNzU1LjM3MTA5IDYxOS4xNDA2MyA2MDAuNTg1OTQgNTU0LjE5OTIyIDAgNTMwLjc2MTcyIDUxOC4wNjY0MQo1MjAuNTA3ODEgNTYxLjUyMzQ0IDU2MC4wNTg1OSA3NjEuNzE4NzUgNTUwLjc4MTI1XQogNjkgWzQ3OS4wMDM5MSA0OTMuMTY0MDYgNDYxLjkxNDA2IDQ5Ni4wOTM3NSA0NjguMjYxNzIgM<text:soft-page-break/>zE2LjQwNjI1IDQ5Mi42NzU3OCA0ODIuOTEwMTYgMjI5LjAwMzkxIDIyMy42MzI4MQo0NTAuNjgzNTkgMjI5LjAwMzkxIDc1Mi40NDE0MSA0ODMuODg2NzIgNTAxLjk1MzEzIDQ5My4xNjQwNiA1MDAuNDg4MjggMzA0LjE5OTIyIDQ1NS41NjY0MSAyOTUuNDEwMTYKNDgzLjM5ODQ0IDQyNy43MzQzOCA2NDkuOTAyMzQgNDM4Ljk2NDg0IDQxNi41MDM5MV0KXQovRFcgMjUwCj4+CmVuZG9iago4NTkgMCBvYmoKPDwKL0xlbmd0aCAyOTAKL0ZpbHRlciAvRmxhdGVEZWNvZGUKPj4Kc3RyZWFtDQp4nF2Ry26DMBBF9/4KL9NFhHkEdYGQ0kSRWPSh0n4A2ENqqRjLmAV/X3uGJFItGet67vEMM8mpOTdGe558uEm24PmgjXIwT4uTwHu4asPSjCst/abwK8fOsiTA7Tp7GBszTKyqOE8+Q3T2buW7o5p6eGLJu1PgtLny3fepDbpdrP2FEYzngtU1VzCEl147+9aNwBPE9o0Kce3XfWAejq/VAs9Qp1SNnBTMtpPgOnMFVomwal5dwqoZGPUvnhHVD/Knc+gugluITNRRpc+o8gLZzVXemEeKI9rEmdgSWXFBlZZ0+UIPkjMlZ07OrLhliUdBqXPi8hMehwwviwMpwst0K4sKiX8Xp3BvnVycC13DUWG7YqO0gfs07WQjFfcfsgKT9w0KZW5kc3RyZWFtCmVuZG9iago4NjAgMCBvYmoKPDwKL1R5cGUgL0ZvbnREZXNjcmlwdG9yCi9Gb250TmFtZSAvQUFBQUFBK1JvYm90b0NvbmRlbnNlZC1Cb2xkCi9GbGFncyA0Ci9Bc2NlbnQgOTI3LjczNDM4Ci9EZXNjZW50IC0yNDQuMTQwNjMKL1N0ZW1WIDc2LjE3MTg3NQovQ2FwSGVpZ2h0IDcxMC45Mzc1Ci9JdGFsaWNBbmdsZSAwCi9Gb250QkJveCBbLTcyNi4wNzQyMiAtMjcwLjk5NjA5IDEwNDEuMDE1NjMgMTA1Ni4xNTIzNF0KL0ZvbnRGaWxlMiA4NjQgMCBSCj4+CmVuZG9iago4NjEgMCBvYmoKPDwKL1JlZ2lzdHJ5IChBZG9iZSkKL09yZGVyaW5nIChJZGVudGl0eSkKL1N1cHBsZW1lbnQgMAo+PgplbmRvYmoKODYyIDAgb2JqCjw8Ci9UeXBlIC9Gb250RGVzY3JpcHRvcgovRm9udE5hbWUgL0JBQUFBQStSb2JvdG9Db25kZW5zZWQtUmVndWxhcgovRmxhZ3MgNAovQXNjZW50IDkyNy43MzQzOAovRGVzY2VudCAtMjQ0LjE0MDYzCi9TdGVtViA0NS44OTg0MzgKL0NhcEhlaWdodCA3MTAuOTM3NQovSXRhbGljQW5nbGUgMAovRm9udEJCb3ggWy03MzYuODE2NDEgLTI3MC45OTYwOSA5OTcuNTU4NTkgMTA1Ni4xNTIzNF0KL0ZvbnRGaWxlMiA4NjUgMCBSCj4+CmVuZG9iago4NjMgMCBvYmoKPDwKL1JlZ2lzdHJ5IChBZG9iZSkKL09yZGVyaW5nIChJZGVudGl0eSkKL1N1cHBsZW1lbnQgMAo+PgplbmRvYmoKODY0IDAgb2JqCjw8Ci9MZW5ndGggNjM3NAovTGVuZ3RoMSAxMDk5MgovRmlsdGVyIC9GbGF0ZURlY29kZQo+PgpzdHJlYW0NCnicnVoJfBRF1q+qPuZOZjLJTGAIzDC5gIRATo2sBMiQcCaQAAlXEm4QSIQk3BAFXWAVRF3XFV3UVUQB7WlwFxZUPsUDd4WogBzCri4gKoK6HEIyle9VzUwyEyL7+740U11HV9Wrd/zfe90gjBCKRA1IQDVFJWnpdSUPbEEI/wi9lVPnVdUIRaIbIbIf2k9Ora91imP7lMH4S9AeOqNm5ryp/3FsR0irhb79M6sW1iAtssJYM/yMM+cumUHSfg913UGEXCmzps1bXNB/+IuwXjGMz501vWqa8PJnv4W5c6GdPQs6dFcltlYhtONnzatdfGGodQVC8hroWzO3emrV8FfG/AEhgc0/OK9qcQ3ZRD6HMZiDnPOr5k2PPZLxOkJSCvSV1VQvrG2Zh6ZBPZmN1yyYXnNo5zNAixgNfTEIIwL0kpYW4ADjQxXaiGxoJJJ4C6EIoBThq0iGtsB7UMsctl4HfzBDM5cagRczbvWlmdrSwBptf1W8h7ijml98PqEist81bSctHzj4o6U3ux/DJfhWX98xbal2ITyrg839fz3Rt+glRIGyStwX7UDvo6NoOfRH00oUTTYjp+BCBjEXRYuPIrOkoGg5FsXgrcgiH0AR8hkkiX8O0o8EsStIUwIePSNlANnd/HfhUzSDbUdCKQ47QUFRUQFywrVcBlLQDM0zBBp4CxsTc2FXNiYEZk3TacTW1SReEkEQJEniLSm4D3RIoijJRJREjcxG2Z9GkgKbiuxPkESCRKKBKpAvQAn//Cuwgu0ZDSXmdxF0GaEuyAw9RqAoEaWjTHQXykXFqBzNRjWoHi1By0HmiI+mBEYHoNEgofvQArSYjbac+7XrNrm2/yvq4DoRcvlwNL4Hj8Zb8TGSCteCwPUTXL7QS/AIB8QocaL4J/G4lCstlZ6SPpJNcrr8gPyOxqapgmuPtrPWo12t3a0TdSN0K9tdN/Tj9a8btIb7DG8Z7zWuMb4DV5MpyrTKdCjCFrECrn2RqZFLI9+LvBp51dzPvIpfTynGXgrqhVSsJ73QX3Hf5G62CKTt9VeSn5vijGY1obVP3LRoYq6b1aT6ymHZcawmJ3SLtRhYTTMwu2fXKFbT5qZ1j41kNV12SqCmnzAst2cnqCHVYNTAnk7Pitmx+WofE16oKpFQFEfiWrWBFTWRuE7tb4W+ClasYkWaFQaKWFHNio2seIMVLazoZvXPqGMz6tiMOjXSDtOq7azJaldY0c0OD1ewYiMrjrCihRX92XNpndgMKPyy1aDxTNNEHdQno+cDdQya1BCoM0RZHKgLYLkjA3UxpC6B3iUH6jJi2DQaVaMp8KuF3yD4zQeUmQ7lQiinoVQ0EPrmQm0stBdA72z+jBN0uzfqizJQDrqHt/pAKydsNWcH6zlb1wve/9sM1lMDdrMAdp6JZsFzwd36Qq0ARquhfy4860RDYNZUoMsJNjUXLiesHpy1kLem81UXgCW<text:soft-page-break/>ytXsLbhgLhZ0THRuW+CIq7Kgf30Dx5CJaRkrRSrK1pUU0ogr4PQe/Aj7PiPqHrWOEszLwSOdY0fFeHyKbuALViY+h8eJDqE74AX6Hof06rP0tqiM90YPCJdRbnAf9R1GdbIGxC/A7iiYCCtfxNeajenE0GiqWoQzxcTRbfB7FSBSliEuRSxwHCHWHP+EgKhSuo5nC68gj3EADYI+RZAtKEGVo/4gqiQgcZc8dRTOhXitdQbNYv9CEBrN5/HyvoBnCiyiX1KFYPvY06sTnbAGP8Xjb/kSDdiooZZiiKy7zYryhfA9ueUjJj/PqhIrJqQpOcTo9s/MVXJmqkBQF93SlKkKKc7AiJAweXeYud653rh8ybb1zsHNW1TRFTOB3GJi+vjzNqaCSstlQlpa5lLxyR2t1enl5bqoismVEvsz6clhgTmCBOXwBmO9LVaSUYU5FSCwuG1WmNOQ7lLz8cofL5fQoB4rLlAP5Dld5eaoit9Lo9IMIp1aTosg9UxWtf4WSMiXPoaDy9ev9LbdLaVi/3rEeThBsHwhv78GofUdeaAdwwLMHNxTzkQa3y8E63C63Cygsz09VdCnDSso8QKILSNSnKG5PqmJIUeLhZkzxJuG1zvUlZXvzABum7tGitaVle5FbuFhT7lDcsLhz7R4zau1jpzSlKHlr9zjR+DJvPMp37EXxwsX88lTAE7Afsg98sAB4ogO/FwneTkGeMoWkObzEfm85byBoIMO95Sr4U0vU3arkv2n8Ny2/KfovVaO/w+TvIGYl4ss+fV0ui0uwCNhiFVxCltVF9vl2kpLe5+kPXx/AyokTtFhSbm2VRN9KsqTJRJb6JpNJ68hk5p8LWy6Jq6SD4JUTAC8WqT3TM9jCPc1KZCMruzb6idUBfbogsZ2h0dkQaNihYWeUm3WdGWmxnXVshc5mbxxW9L3KXCccV8tVp38wmd8Undmb1jbYp681MzsnMTErMzsj3RYTrdFYs7MyzBqrK0l2d09MSM8RNHJMtE2ItudkZ2dlJrq7y4WTGnLy3t6yce+W4n3uK/P303eyH3h1z1n8ctHgC3J6kS4/rWf83ckpmXjtzFdmj9tcsv3Y+xvfXjWANs1cRL/ZTm8Or/xam4k90ohppdXCwoKZ8U5PbmZBEfiLeLoJP4iug6y6qTq9AchFij7NK8mt9CqoEeQFVCflZOdkZWhked8fEvPIdYzn0E1FBfWLvzo0h8Uiy/AtMo1cAC5HIZA22G/IkbEry0WmUTv+Ft+6xCKzlS3X8Ic4BRmQWxWMJr5vK+eBv15BDpmeE+AVY9DKCUMKJlcMLpj0WH7ZOM/gMWMRhihpNVnNtc4Ky6SFKVyfvnY3zjh8BL95ZIWcyiK1ipZLwk7QAiOgUKEqdHYwIQlmxdyR9AVoCEz6IEVz25Hgea8t7IRm4u5OBIs5yhllTWBSEyzRtoz07Bxh5+m/HzotnsJPnyL0XH7hbyXPEM8gQsbTz+gBnIO7YytOxf3pQXq6644d9H36e2XHC1uBR88BsYclFSwp10+YBLRIt9sQktgBxDSvEKKCRGC93FqkrIQMcpieo98Ta1ex7L5LJ5kEwCMJe4ELndAE1cJ54N/EAuta2m/ijQ1dGsUy7RYs3CotZq8uZNCILGzQxgfZ9lk4qMUxrszsgBw1YLp7m7fi9cMKBvX3jKLnqg+teu+LRc/uw1c+wtdmPVdYNb+h9uGzy774YJlvL73GpAaeU3gfZKyHbGhoB4ISoSEyfmCdyOjCaV4SIi+5UcFmxdCoamUDxxT+FMgtI8ZtAURJwi6cYdEIQ5Yvp+dpVxO+jLtQ3ZcySfyevo/v+avwdnM9/sbAUGQK6M824JwNdYNYaoka3SuFbRhtVuyNrHQH9CgaKIoOkqeFhpaRl6yNZk8np+3+Z/KVZDLJ6wjhnuBIZsRFJHOd1Jq99pAjRJu97jCVAz7aGDedDExaIQWnZ2cmdpejbVY/16Nt6dnCxvFF42f9i648N2tC8fjju/9ylC7O8xSuHDLkjZy7s++6qyZbTJ3zUt+MXUve/eqrd5fsTu/70px3Tpxq+mHeu/PnvztPKBgzY2rZ2NmzIVtpAMs9JE6GyDGKsDg0ChKqdJCPDeKM3SAfDUioVNUbjBzDzYoY4AaXT5Ab3DiDmCpDQ2as0YqEHzvNi4Q2nuh5L8MQwYX5JQgptHokPQQIYsIf0w9oFTavxT3pcQD+YtINwgiQEkQ+YhzQEwGUdUVPqbHdnGzxWLNCGllpCdCFYXd8m1HZEWZP20FK9it2Mmn3KvtGO7mfBekLWFR+/+5Iezfo2F1tXwXDLGRf4I0MkaQ20s4WQOGogcP8RJ++GRaX3x64HN2CBQAjKzMpKSOdmYy7Dr977ocpY6bM+fbM/v1Fozcc+ePO4vHPSsrfD1Y/n9Dl1eVHT5AldNmU8Qel47umjmVWPR483GjQTQcaqApd4lqtWg8H09+GaXqz1xKOabFhCiYjd3dkyTKjjPQouyuRqZMmgGpisYHS72/Qm9j88+UbFnpSHFdbP0Woqq8tk/H5my0Ie3DqNZyCPfT6zWfqXn6L/nDyxfufZJbMJJMEktEBWheq1ugYxigrk8sdJMJYpw+hFRhraM9JZI0xIxdnYg7wL6kOP9CC0wT6Kb1eUvbEYmHBOkmh++mFS/Qrulfc13z35rd9/3hBZHyr42iogD8ahdqU8jZsMYgyI9YAGhpCi2gOhxqzVxvu/CyumMBPmE6zSdfm/cJA3zn8MamnK69KyjW6LUjDZs6XgXcwGVVHOL7pbqNBbr9pYMtpNIeeEhIpwofIaN/rbL/fsf3AD4oloCvdUIUa53TdWVfUCEHvt+g7qIzaVS+wh7qmhat5ggyeG4FzBEWyhSlSTo7FneUSS8bceKKJfidiTfMPP1np18aJUxbNJYvWjsvufBhfe3niJPCTPbAMftLz3a3fTX/9bfrLh2+6o7DhrJ9v4gIuuxEdyC7sNK3aFCZVnR4FOEpCqXZxFvovcQE9TUfSUzgRqziBVPs2S<text:soft-page-break/>YpvFxnB+PggFNt49BF3h1jXvx7extaAh2Feb/AjS6FqQn1UKSKylf98RnA69/nMAxvaSTca4o3ELFc0QAUpxYmX/vbRWZy0qkFSms1HW9Dlo4cvB3RKrIc9jGi4ikwRrXuEqRb3TR1CswEaBsYixEFYlYNYrOFsyQE0xi4SWcsONQlH4lm0Ak74Z5L+OK0EBj30HD7ra2huDGr3FqBEQj3uoN2hOg16wxUYbyZi83GcePWqn291/J0hQ/byDhgWxvygiMNcMG8YoWHk4QISee7hv+mRPyzQEXY+K3ZjK9zxNYjRonADPemgZz6iZxz0lKQ0/VuMu1WM15OKZrvwre8Fyvjs53g1t+LhKg5E1LcFb2EcD1PKVnsjkj8nkoKBFGYsh0KspqfoaK6Kb+AEYV+zB2SeL+wHZJ0IFl0PFm0C/C8M4D+LbIO+7v/nBczMCwjcCyCrlBnmBerp99ev0YsE2278B8cSerKmvq6GLFi0sAaTMWAy+/EA7LoJbmAUfZMek94/sPct6nvnTe/fAn7gXs6pKFSk6qzR/mQJgjTURmCQWu4UG</text:p>
      <text:p text:style-name="Standard">F/0AvfM+nD4E8LOAEQzZqUjs+xO4i41McmNNwPPfjyBMf3q4MelEycXfUIQReARrtLSX67Nnz3vAcy8Uz1Q5eFWGYMqVWTjbjzyvwYxrfoU6Q9iIsPoC+gVQ+noMDJ57AkhAOR/MRCAMlLdbtL7cSD12JmfPm+BrOCJV8rKtu8g0b5LknL+c3q21rcjQtDVTTnNbGEoSFwCiSeiYtWSlByeRwUJjYNGHE8VdHGBhDSEWWqsvzfO7E0Iow2YxmLKeMBsG8TugWDSbgskYgx8QAnIlxMWnz6ApUMPf3Y/PT1u9IixlUuP/c/PjY9eXI2TplQ/g1eWT+hb8s+n9/zz/sOrZ9w3YUS/qswR/9r59vHaE0+sXMDOkAEcj+eRY1oH+N3KZXCrYQ6vMejkwH/E06fpSfon4SdxX5NH3HcNVp0NnEmGVc3oNyrwvmN0DbPDIFh4jeGaxJxXYhbsxCLpHIuYTK5f+O4GTi7+bCRmcPvvn65+I3zbbFs+Z/Zi4Qo7UQyc6BHYW0Z3qUijbd07LLIJA4RWs0dY8COslYe6pOgaLqQT6WEA1sH4MdF5q5ijTApg4FGO65WqFILrYTuEnY5D+W22HxZ/+/dWJf9NH0qJwGJvqzVDTFqP3dRHT762jZ6gzThh3fYbJE544laxML55K3BjvvA444ALODCe++SSDggLw6EwjNZAQ+OnheOx7L8JiMVdqk5GrST5aQIO/eYggMtreDLd/tGHdDvcX8WjhP34qq+3rzv2UYGcJZ8BRWagqAAo0qK+HVDE970t3PMT4d+PuQEXSTmN8+hSepwuwXlCd7KhudL3IzELzzPkKAR//rA4EnUBa3xAjeTWqES2vVWKgWVjrB2dugs0unDQj+HHNfAbiEyJMYdlFRYDC5aXQ5Iey7AkJMhSDGavSxsavSTy90ksM8zg+TdLv1n2bbHZYxJYhMztmcw2Goc/uHbXyX+MTe8zh57/aof6Hkmk/dIGmvMLSzrdM2v3xtf+RsYN6bf8qff27qDCI0WWjxM7fzVxxGI48Uw48S6Zfbd1oBmq1e9vrH4E16a14aL1jmonGf36xm+K0ey13tEbQdyTpGGGn82yEu6PNBb/m5Zd23Y/OkZHm7CjePXubYSeHzi6vEfi5FH9Cb5Fb9Kbq+6Tke/rubSp2bi9bhS1Dp/zR9AMD5yiDuTmQCPU6JCcyQQEmqztqA1DdSKzN1eqxcSzAlM7cE9Iz3Ex7CBJWZlRIYEvgKgNX15GsJ4cf/XTL8nJo7sOE3od5w4amkc69/viee8pLPrGtmDjmb9PmDL7D/PXzO7L9GsA0LkhwO2xaqyf27H+DFtOa2Owtb1LkgQjZzC/3ZG7VjMQaufvQzjhCTxGt3DoH7B7x4oSHEdbTOPWvbaL4C75o0p79SwdWUjuxXoszyVdb6H5D2Kx2fD8qmH4cvHKF4DmkUDzZuBtNNA8XdX4adaYlc4Bm+B2Z20XCKk2pGHP2dK8hjaVZilfmC34H9KYvZ1DjyB1J1lZ7BhR4FFtjHy7LGNXVmJid5l0OXX1X5/+4zDxfSJPnrKhojrzA3C0DtLvyUHRWPx5LEbYRpta0O8WV1dtLywnT3eumjYHNCQB2L9OjoFTwBlibK0awgG2U6hyB49ihoa5/bkYu7Gu7UBas9cU9nJAiWpUrI0smXVnZWSxl2V2DbPcGPaSatvq1Xjfy+kjSVzyyldfFaYfq9r1YfTXuqfKjjVvBk576FhhC9fiJPSw2i25B2NOt3bRlDUU7qyhnsEUaMRCI9avNPwtX6QhlkOR2RsVwnsbHwTl83YL16b427UpJ8PC44WkHBu30qzbNMtzYOcTxYaWiyfLD/apSG64u6IEj3pw51sEO0aOGdczpaR0lF/FaiubPjhyuiDnYM+sCdMnzcGma7qn1vUnkmf9H5nPqYQM4xGwDwsaqhqirFxK5pCXwe1NmTcioBHBsZ7I/o8M7TIthpnMIvw4w0LwZRMffvIZTM/dM3BEL3oeO4TTCxsP+4rJzooxBc0XZPYhi333wpuli5ATmlB/VcOzO6b3qCNphOiHYmwEu/XKcrs8FGdm8xdF3RPxY/Qc7kK/KH2ktGRDiZiLYweWlg4cMHYscAB2FU4AAUZ0DwIP06ajwZ1+JbnT+pM7bXhyx50sPjycndHNnOwHuAwC+hfG0N0yan43E+fTgT72H2JQLRSPycj//p2kdZT3cqoZbzD7RiQ9BJoahxarYtdurdb06xrK17KGBg/BM1ihYQ02HNBw8JxOo+eBDL8xhAjBDSWWBY52ZlvZGU5rULKhIsb3ayuefXHQpB24i4aez<text:soft-page-break/>7y3KAlcSXreEJC2mDtt8eOP00W+e8iuycVV3X3diXdSSVHzZTE3qIFwMjMqVQ0hMeft0r6zLmJB9mdu7XQxjGJG6Bxt5WZs19JzOR7QxXNi7n2r6BLf3USdGKCJoMGAwCrQZEKdkEfV+7926Nu+doTRFuTtHT91WJk3i4qJYW8gSJZkZm9x/NnB4IufHLl44UjjN7jL5o0GPHpY4SiSdx3H0ou/eG7Q77D9F0LP/rzoyY0bn2Q2Qis5Zcyf1YRED8E3xmGhA09owrhmahdU/B/jCEZ9ElN0pgo2a0gckSWob+xcUwxqL+tHPbLzDUIveEaPS06cUDoAN7XQH++jOunU1EXNtNn43INDqDR4w1Mg+xlg9g1wGiMqUDUhETlnaRjht4WAkICHfC1TtXIg6kzyAw7XVbJicm0PsCGDdlB9n65CD+0MX5aYW7fOxCwqF2RcDnvHo3pVl5AYngVa21uH4GDfLNUYnYN/CIlhrTyd0dTFlGLqZxInsfwwss1NqU7BwZ8QnFan25nhhCccZq9b10GuyANMV+btmSKDfjLYs+iN1Z+8qh6n5+en5uYt2rnxlHfRX2ZiExkwdAHuHv+bzIKn79+wd8/mNXelx+dk5D23YpMyaWvl0KHsjLEtl0ihlA8+uFRFIT6YI0DwjDxkYywFNcKN/k+X7M2xGOJ1TWGvZyGMBlNgaR7zsdwpaWS3U2AeGJLkTZvc6T06k8JSellYsULKp9eP+b7J66P50oFzSf9jWM+sHrj/KNgas3p9iNWHCTssmAyDYR4qcBg2kYAH0oeFkcH0kztM0AeyrOzJ3z8DYcvMql4Qj12fuuiTg+QtX78/lQoRTR8wXnUCHFoKFHWYfwaJ4Pln+8hcRVJY/ok/XoeT6Bf0Z3ocJ+PHyGtNH3Ckc8IOa6AWnt+FwUiHmU5bfqf353f6X8nvBH9+B/8+XYlTbmBEP39oDf0Mo2s4ldzEA3xXfF/gErqT9CAWlt3RYUID0BOJ8lXRbOn4xBxfw45vYpREsC+loR8x/adn+JBlh4CFveV89zHcmz5bfCZjgGvgIIuNfoT74C/I1KZ4+oP1DM7oP0T0ABU76c940q9+h8ZuSwaepCj0Z/lt9L9Zt6pvDQplbmRzdHJlYW0KZW5kb2JqCjg2NSAwIG9iago8PAovTGVuZ3RoIDc0MTEKL0xlbmd0aDEgMTI1NDQKL0ZpbHRlciAvRmxhdGVEZWNvZGUKPj4Kc3RyZWFtDQp4nKVaCVwUR9avqu6eG+hhBkY54gyjYAREGI54RFFxvaLiDYmKKOIFguKBBC/QqMT7TgxqNBpdY+zpLxFcSaK51GgMmhjNpTEbY0zcbA5zrDDN96p7BqeRzX77+2aYurq76r1X7/3fe9UgjBAKQksRg4qHjUxImhuzbCdCuBFGJ04uzC3GF/F1hMjb0C+YPH+uPS5I1xauvwD9rPziqYVL7kUdRkiXDGN1U3NLipEOWeAafd40tWBhfskf376DkP5HhGICp+UVlg4cNnwfzDcOrk+bNiU3j0m59Bw8WwD9VDqgX8F+B/0B0G8/rXBuKUoKz0GIi4Ox0oKiyblPJ1dEIcR0geuvF+aWFpN1zJNwTQd9+6zcwimhukQrXIf1cLfiopK5TYUoD9od6fXiOVOKn3uysQghDdCP1yOMCNBLmppAAlQOE9B6FIpGIE7uIRQIlCKyA2mgz8gjqGkGna+VDzyhLZBMIIuUe+HSIG2Dd477nwnyCHEG912vZ3KCevyqa6uTL7z9o7kzrS/jkaH3wj2XtQ26EujqYXHl0wlVww5VoVL0Eaw+FD2OVqKJaAxKJj1QHXoJqK5A+YjukVWaiKxkJ7IzDmRkuyEruxbxnICsmjYoBB9AZs1JFKj5BDiiH4bx4A3ALeKe5VzAQjulZi6ifLo08adexU3/YcP6o3RkRws1SEIoX/ssgQ7eTa+x3WA9O3wZ71MT9Vq2eTaOMAxiCSEMy7IIvrSSP1oOPizLaQjLsVoNxyE6wGk536L0VhYeI4QlWriHY2hPw/omp+tZocRyzaIsqIMRDyOUuIdREkpGXVEmjC+EHQd9QNEoFsZSgZMRKLepqelr9feBHVQ+Oa18PdiK++Ji+G7Dr+Lz+AfCkZFkGakn9UwIfJcyR9gu7DP+X24ot4X7SZOuWa05pzVoZ2pf0p7W3tM9qsvVHdV9r++tXwPfbwwDDCUGt+GGMdm4uuXXxJnyTTUBbQKWBlwKHBa4JfBCUHjQ2KDCoKu8k5/NXzF3Ny80fx38SPCS4KPBHkuGZaUiaNAfkBKrl3WywtvGII9J3jYBzR/lbTN+46xfmwPpdfa2NYjq7whUBFeL0Fz49YXfLNDVKVCWQJmH4uH6FDQVzUMFKBfNAe2dAmUJmi7faYfd6YwSkQuloe5yrwv00lo847+CvZU16EgxWgh3ToenpsF9vpkSodUfrhbBeAHca0cD4anJsKYd9YaRAqhHND9VIvemyLPOQfPluYFDxglX/U3icqv6gdhsNBUD3aQSLSNrQL+ocv4LjcGbUCQgawIJRxvI76gd8wsqgd8e+E2Q7/kF9fDWy+E3Gn5z4Tet9VUAxWLQTPY5FMuOR9XsalTObkTVsE41cxX6f4P+b6gaDGM/cw11Z8fB+PuoWmOEa3fhdwEtYosAVyi9vaDfAY1mO6Ee7GJUwT6JOgFe9GenoYx/t7bvw1xGc5if0QpGRBOZP1AO8waaTFahfsxPKJf5Ai0HGa3C7zXdZnaiFdDepOHg3utoOVhtDn2OxSiHFAG/++G58cgGtC5jClBnwKEkphIlM6ORUzDFCmCpIg4msVi0YChrLN26dAjnkS4W1eAB3Ts7rNCsIVkDHukot5gRfZOjQ2mLnTCkR2xb2uJS46LaBtGWZvb4vySF05Z244Jx3Zy0pVs8NbNrGG3pR/<text:soft-page-break/>VLjbbRlmH+xMGpkbRlrMwbqtxn+kSsmtyDtgKs5gC9hrYCeyTFRJhpKyijq5cWfljvRKVlHtu/a8c2tBVc9ER/VztKtGg1aoEpe79F09tkiPY2uERcSguBFplt8FzanSvybfA8MZ0WxbToFQFXc2ixhBYJEXDLMFoU0WI9LY7SookW7SKUJ+bRJ+bRJ+aJQXb6LC3+SYt2drgvhxbrafEBLZpo0csONxfRIiEK7iuiRUJHKHpBgQQUN1jQZ2a5MV6XXYubVggZkW5waRPiBRxnt/ebniHgifECiRNwJ0e8wMTZ/yIwHf4yIsuZba+yVw3Mq7L/xT4tN09gO8g1XJhSlZ1gF9DIrOlQjspyCOnZ4c3NKdnZ3eIFlk7DytNUZcMEM7wTzJAngOc98QIXN9guMNGZWcOzhKUZ4UJ6Rna4w2HvJ5zMzBJOZoQ7srPjBU0zjXZF/jK12jhB0yle0CkzjMwS0sMFlF1VpfScDmFpVVV4FXDg659U92sxajmQ7j8AEuhXi5dmyleWOh3hdMDpcDqAwuyMeEEfN3hkVj8g0QEkGuKETv3iBWOcEAuVKc4dg1fZq0ZmHU8HDJ5cq0OrRmUdR52Yb4uzwwUnTG5fVcuj5jHKZUCckL6q1o4ez3LHoozw4yiW+TYjOx5wG/CEnAAfzQBu65EJYp/Zook3m4O7CiZeQPW01MilXi4D6mHH+2UJJCHcTew9s+UOgg6y9swWWYLgSZFTKq1S6eTKbTDdFU3KSIBcCYR3B5rudkl0OMwOxsxgs4VxMCkWBznhOUJGdr4p/eOrk1i4elXK5IR7BzjWs5gsbAggZZ4JZPxqMgFontp0hx3AvY0eQjHgLZ4V+eQUOjHPC+3qaRnnpVYPBOp91EZAJ8Lq7digY6Okx+ojKGlRSsXERtGKj4qllVkZtEToadVW6YWa29K1Inh3OywYYrMcV8PvZouOtrLs9Lw78f5ol0RLcmpadHRKcqorKTTEqtFqcWqKy6q1OGM0GmdUNJeUhrWaEGsoYw21paWmJkc7ozRTJ68Z8ejhDcv/mjFmKkYJu/LFjwZ13Tu25lO8cd4k6fpDC0vbpMYOeTQu89HeA/HKqUfnlmwd+OIJYfmYTYOzpPULtja+0IRmds/4esgsvL9tSeXcDczN1DnpfRKfWP54MXj4qawDeSD0YyEqEpgEkXCMvCkJQC3jtLg8IcvwVm6jtAFifoyWSZ3IY5qZNIYSdRYr3IkELkEIonfzwWmpaTYNYbS8JdSmjY4hy9ZVDBvoLH1WiycPLnCOy/kHGYY1+MLL0xPLSqRE6eZwaY/087mi2T3XgWuE2VNhdgyzm2F2bbBFnj0wQWBhdswzGm1MarAlhWeiY9JCbcEEnymY61z8LFnUL8s5a+qHpJ/URzpUO3T2QvwT7tgel+O4F8bPHnRIegFmHoM2MdXsMWRE4QjUgGo07I3m/t4ITD0s4ghxmJ1mR4rD7CKj8ECpRpRewY+JTMBRKRmfP4oPUSojpWs4GX0GWUIbOpeb5e7PAvMiKouY1LQUF+zwU9MnsK9Olq4NqHz6xY1T3oOnE0g7fJ4cA60NRiBlwEs//cCwND4vTcbVpN12utaGpl/xfHQRbDJCUWEtKKoWFNVNOL/n0pJTZYWKit7QdU737nO65nZJT+/SuWdPOke7pkryP7JtW2COBJXddkm0ObHr1W24aesiTTyNmUua7jBLwJYCQFLdlTUNcLPBZzYMdBhqNgbebfaXH+9uo2KFJ84owqTwwa6kYItWVmWt2RrqSkpNY5bUnX3rJPvamXde49z5xYX5ZEZhQT4hhdLr0imchF33cC/cTfpYukRufXblE+mjb259+iVwsgcIXM7VAEZ1UyjjgBjuQfhBHFVhNsHN+JkkYegowIzTzKV0cJHlonQBn4lgL64+eBrmhmiL2Qd829AwZW4epuNbzu22+bFM6kWGtylI49b7XQDIMdWLITZeWdCRglNTU2QJhDi9ts9gB7Ov8RLePWFgQVbRQvfnr7185oZUR55YQaKX7Hti7oZnNpz947L7qvSJlAW7AjEg8yrsoQH2JVPUBwYp6ALLtIJsLHRYKgisZ+l9OMFN/KgDHMe8YKwXA+TLsFWuEKes9tiFHWbGsnev2/Mpifyb5x94Er69XXoZjyhkfmrsSl4BSpaDfqzj3CgERaEpotXZnq5g5YVILyWypHyUBEAnQMZY3l/RRQ4FyJ5BrkCn3aF+9AXw7kiVJoU4NRotiC04xEp1ygw6BToE6hQiqxNIlnwR6T4TlLv9+dcuCu6rFZ66IwPKwhc9Mbm4mHNXs7e+LZN+v3JT+g13w2x/HIfzjjCe4lmjB7qv12zbcoLayGiQ7w6Qrwb8x4OahaGDKRscr1Ip5FUpjJ3UcpkdkvE4vutZwPTlBtyr5drsAJubC/JaDHoVihyQ75SL1s4JXomF1dOyg1duVljD6ltQ3k7FHVGMFWITxA9i8XjxaCye7Q7zo4AJkz1TYGyY1934OSGY3d1BJUjwOKEUJuzUBTU7IkbRTGtoUmpzE8TKTModkTvrsrTncuGEERNO79t7euv8iZNmF52fFT5t+Oi8/JGj89jkwr92STqxoO7GjbrS17p0OVRYe/Xjxt2Ltu8oX7xmDRNVtKZq9pynVoHWTGtqYgpBCiEgBdCaKGcLrdEBwzof92bomCn3SGeWXaxcCaFqNTbz7mC/rq6l1oBDJSnJFH3MoDfgX1NcqakMoI9iiXwoOTFj3e669921Hwxc9/n+dnVvXUovi1qcPXH2LDJrJTZ98jW2Sqekb9J+lj6qzXmO/QKzM8cOffXma9KlN4CjmVJ37hy3HSVDrrhe7NqnLyWxKy9EAUeJCWqobOaQMsUlUgcrBskVeE6KnCHkPiOJvDuc+PMlPFwvPJzgjlINuh/<text:soft-page-break/>x6wbx7l5ExTvYiRJSpKUG0z22MRoKvMHIEaUhEJA5kqirhhvaE0twcHtXEhuMNTI2p1modLg3dTW7d3aJL+paVsabpu4Z239WRjxfkj1bGyT9JP14sHGjLhBD1jXkmURHypHsi9LFbXr9CdzzzAUcv6nxsLFPv7jh4SQmLn58Gf7te+nG7sxht8/vw9yWuJ6ej29drcMr8bbT0urfpRXS6PiokpikL/GLOAJmrP3hhjReWrdux8THrdhj+xEkHQvBSQnYphbQb5RoMJqo3Ay8wHp1R4Y7n+7Ijs0ncw10NFTmOpbQh3QJbuRnPAZ5lHpdBpwgtWGGyZCss+vw5Wr8cZ3nIl57GpdLyyHszCRhZBtYM+TGzLdASyDYczuUhe7DwwNeyIYwXdOW4A7yW1MXJDsMwEPeT3mxynC7JLrMDiVAlM3VyZgpzPHOGAXtnM5qvPv02fyxefOunP7t3rSya9L3OfNmFAJhb76Z/1zsQ3+rfPtLcshzd3U51j67dEZpISBcOcTIncECw1AfkQmPkGOr/8a529TGBaqDzGYeUd1yRsuoAc7dnprGdjb989PPJAnrb354y3DctHjZ1j1b8UOLg/CF7/7AQ3Ak1sFGD/J8L+64fUP69Ys762phj0GurBnkqocYZYBIrCFKYiBY6v9ExFRsBj8qQajGllJE5hAeOWQBpplBdNX4iSYcJn0l/bh+8ymRuCEwAiO/fle6Lr3DBTc8/cUnmHxzBeRFd/oloMiIhqP7yvSAizWyGkqqUaVZAsurPS7v1qnDPDONNOUfM9bjIVmNPzGcB0IU8rynsZoTdkn0cFumYbMsleF/ouqinshuXp8gNunBSXxAiwQoWpKkaUGD00tBumStIb95TuE7pNKziK4eiLwaEwcaA3ouGuyO/1pj/MJBsZ1BRrt2Ce4IfyI6aDWOKMSYaZDo0yMlSExLo2E45PdV0m93pF+YX+/Wf2+qMS6rrN7EHKzeMiQcvPmpVzs+j7vih+CbhBO/vbLqmfdvSFc+/35AW5z5nFd+7Bh5D0eJ2BTQzIFqK1XsNKuWapN1GuSFD+JPPUSSVIigZmYXO6bWc6ymhgyqhS3M4QTPOjIHKNgPZIyTY+/IP0mY5alceFxNDdwKT3WHmGEwNINQQitBlRyaUBohFYeAxKTaVZfZSmEfsko5NCKbay+/cvxCzaxJOXM4oeFfF+98+e6iNTtW+6QzGlYxocdEQ0Bgs3RUSqZyzCpwNULHKHtpGUZFjQ9NtbJM0gBRAVL/vr6mphSv+lyKwdJnZPcRKRBk03s3sXuWNF706fgGoIJDD/+JjvurMqgN1VsXHk26ewJqq8FelHm4QhmZs1uRmUrsvn1V+WW5Y4KOSY6cEasEqHJlQEqgrCcu4M0CbFmgxqshxyy/U2OWKtdIK8ywdw3j2BfAVaSRRxo2sjM95z1nlf2kkh4l2/FjIjYYmyWtCjJVklbpoc/GIDdXDlTkiioNpqLGoH2jaj3Ha2vJwGPspIZdQMgz7FRA1UVgwZlyLhcGqKqgPlimYK7//2A/TeyozQL2I7/EjmJ/pvTdDamBw+TWNxgzNduf274T78TJWxiSBdnc67KxBuP2eLD0lvSp4daNr69JDde/u3rd6wHscoZjQcNEg+IBDPczHJm8lgG5aGRwK/DLqEJDIJlCneJQOzgUF+rAo2pw/blvvzgrfYrbllU8NU/6hnTzvMsJv7x36e9s9aZVlbu8VEV6/f1kyOja0NVCeIH7j7GHL/UReSX24NWxh1FWKYrKIQ+iskIq5D1Y8ftOMroJ1eIdH3++oBCHvePxXCtZLX1OhnjAe12/svKsy7PVRL7b</text:p>
      <text:p text:style-name="Standard">Uo7byLkMoMcl2PUYmil2fLhZ21Q5YiR0Iil5jD7Smzr4bbrYRhmNbJlBJEe396UNoZDLerMFmxKmREX7cIdpO186v2/4rRNLzxTUVpQVlS2vunL8m3eXXHmydnvFwjJcXDh31sKdeUe+LDlftnJLefG48sT+9Qfdl4vOVqzcVg480Hz3RznmS2gFspsFDY5V5ePqfRKEZOxHaVmNVMG8wgXf+4EL3kUlUwH2gGFWM3pUZL3nSw9AhcoOfVDhDlDrkxxbxwDMKTBrZjG58+HVr8mxRU+vAQ/a8OsH3938iDU2NG7euHEzy8LanUCTRsoZ5iMi0uqa11ZFNipAaDZ7hBlvmkmDVBd5FA85K3XfI/U4g9uy2+9lyvjXH/DvK2gF+/BPZTAP5lcq9+dT2iDoBMn4xxhkTFeqALkCAmxpFpeFFtjJxGjlqPl/LJG3n/kqMkSska7t/yUoqPGAdL0Gn9u3gfmjUbflIPP1vUy2w5gxDZ/JVGaAFGJkjzyzFfZVeKRCad+xF8iC2k26/im0DR1AxxA7XtR4h1ZrntEc0hzXwBCDaFQm6jWoWXAgOfrnIqk4+Iq0Ald+In0r3foEr5AqP2YqSGdPZ08UecRzhlwjl+g52BywounsUPQQ+KVyMahTrJyt8YLda/nyiXFEa7Q2ZwDEJnsPo1wBRgk2XpULBNuMXgzwz9qNvNupijKiY2SPDhm76/4hkpzUmUNtIR1oYOvUUDMkbl47YdPm/V++VTEmKzPPPelA/oEjBDukcb3nh+ct3jTIObJq/7b9b5KS3BE5A0duH7N/l+faonH82gGpmJDCSeNGAt8rgO8tGvr/H+EoX7REyDhgUXBYl3DfS0a0dBuqbeJMcpJrkCvBxLstf3ZUSI91YrQ0apDZkn2K1qwcFW45duSlMfrnhbH7RBELM0tX9+2zpnQaxrc9TWjLUg3yvPV0o6Q5uW+Lx7PpoJta+UTgYAbsXDgaIgbK9Cs7FgjEBUa0oFQFyoyWRkFicKCWUh3YApuppF2y4acoCOgLWEH0uDFrBvei5uL2sx9eOnvgLc2LmqlPzJ9DZlcWTnnufc+9Bb82XTpWWrrTXfUG9So5QGFBs4zbKDJuwwsMyFjjd3YQ0SIsaXGQwJhkGcvVf5KxhZ6E2EDCTqpNJCZNDrLNMv05J47uHOveqx+79+AbxF1Qtrx3xtKyAkyG3sOaxaTLPTR3FeZ+MBw7vIJEVRx2U+uYDBwUgYxDIK4tELUPtZPP8XghtN7vmDqipUGE<text:soft-page-break/>IVmwYQmvvBH2QRgZ75+utUiJRYsWKXP6nw12SeQAduVTnVBLiEM5qEqzaTBw4UiJjiba966SD197vY54Xqh8cuiC5HElTWjWDC3+qzbX+tPtyp+x5ecmNLfty7u6pxfvZd7bvrvNs8upzvQDpuZqQpAVTRG1IaHNOiMLO8pf1X1MycfDLTmkYse86pzGz3HQY9fgeshpaWrqTHGlUCu2aWEPQkLoEeyltWuZ5zenpOqjY7cfP84cXr9o/3HzNv2V/PWNo0HmudIYZhbIvC3qgJ4SI8H9yB5aMPpHSD6KZH/p68iheqi3EwqdUEV/QuWDKGOoDE/qAMAqXxRCVadqlL2oB7UqzZt0xKRRnUpRmn76lVvr3j9Gv+dCbebppAGzVnyhGbPrYB3rnlm2vE+/JbKieTCzdmFD3dkrw7qVFfy0donnH5Zjh1eSyBWHZYuGLWIeB3sxo0Giweu3eb8XGRH+7tNnJ7K5yy6DcN7XjAYV6qS67DSM9wawNJBOmVKN27HC6NF9ptvdbuZcpbTMk0hOL5mZ1b/xBw3V+1VAznCIrRiIqXuJWuUcHvQe+78P9ZHTfGxMeEFbT4+5jZw6fXRZZMHRtze4r9sdmORKSkrKc7HdcLv4Hj0e79kL1my6LQ3GvWFNE8Sgg0VeiUF5+lYW/Rs4hq32P3CgL2z5ehqBWjlVFENhN0YJYPwI6cp8nxqLwzvFxx8HehITKT0NPaUPg7fo+o5kTzSThtEK2JdVIBcj6iPqvfk1m3DfcHxEqQJjX8Dxb/JGxVVvmeB24+EfSQfxigv4nwXSIg1qnI4vSj08VbDuJtiFvhqkvNEiCa3l0iBN+v9sMo3cErCaCFQqspEPNVu2yloehCtfJww6YT7S5TP6B/JfzITJb7vDtF7A8vPxgo2GpDZq5y3VTfZxkEXGspP3vjog/xiO1Qqj8jLzdCLzylNpAtstr7S6WnraE0POzC8pn+iJJfU3nmq8zHZrtgjgyoxGiUa/SFbFlYoR31loyzhPo+SE6pMz/AC1OJabuue+cbDd5q32Nw5KleLXXgCqTIBR/UR9WLj3LRXfmnX43nGoDkJJC7gHgLEH25T3PgqmWLwxUM5NXHqT+fr1ur+z7sqi77TLiworybA72CLdvTXne+kHbPg7/+IbeETZgVOn9tO4RprIbALaqM8t9vO5ptasSKZNJbnQFuHOfxnh8GBdMVS/bQ9GOJuOH9qXJezRZx8QBUYoLl/Sp3dF6WyIcKSmxic9/+I+LV3zx+/mY0eWeN4vPyLKcgZeZnp5KWwRP/y5J5DNMrRFWKGOJP4PYUQaPQZ5AOZzao9Vj9XtdY/ZcbSOuIvLyjMGLCgrVtB98Yx70bippOmu4ZiwgGSUCj5cJ32BjwDUX2RlLEX3TUtF8gMID+6KBN13V3qj902c16pkOdtI3w6xq1LdLzH9KzpFMFu0Wxvvsd1mVcinmzSCoWtHQwRmiOmoPt30LXc/S45UEiFDpHIs8ScnJKJDvpfmzu1b5M4xnYn3fz8eTJ1TXKFUHcimMU+un9ft1LZdJ4VJjw3N7l3+zro39x26JDLTJmSNwyFdR6R1HzVz0PKjtRsGTh2ekdondcjm2WsPvbn18fxhwJWt6Q7huXSIy3LFwFCbOsv0cWWBjsXXaX5Fi3nlvxfoqTrjF8MEqA6vleMjCGOo/6BBi6wAWpkDGtOYccG+fZ1czvakR6/ps/bv59Kle+s9uel9TNus21aTPeuxhkp/GUg/C0CDp290zMHqk1kVaa36EDn4kn1IAGnNt3doTs+pdoK2kpeyDm3ehoUdzz/qPphTcu5NcsrzmGcD42h4F6ih/8f5CFDTam6uUr2WWY+IOG9ubpFzc1zz/ivSG8ulE6/gACa+4V0FrZMg65WgaUITRc7vpFU1v0rPVRagSrGa32khowxAnFIZjH50MDQzt1hczOEXjkq/r/3wwjrpXy8fPLsGpzFMw7uMhpqBhyf0H+JRMvA+CGgzopGtEKWyhn+TkRvkLFejVC0zbwt155QekM1rx9+XPsXx5944eR7HS5+dI0fx057bni/wVmkmcRIbUOOUBjPxsl5kiMhPL1REyd6rJTqLKIiu3CLGg+VpxhaTYqOvNoGGl96pk3Z13DS+/SMxQ8aGO6U3T+FoxtoQ//RGfhs78PGFbCJC/wthlrYVDQplbmRzdHJlYW0KZW5kb2JqCnhyZWYKMCA4NjYKMDAwMDAwMDAwMCA2NTUzNSBmDQowMDAwMDAwMDE1IDAwMDAwIG4NCjAwMDAwMDAzNTkgMDAwMDAgbg0KMDAwMDAwMDQyMiAwMDAwMCBuDQowMDAwMDAwNTM2IDAwMDAwIG4NCjAwMDAwMDA1ODYgMDAwMDAgbg0KMDAwMDAwMDE1MiAwMDAwMCBuDQowMDAwMDAwNjI5IDAwMDAwIG4NCjAwMDAwMDEyMzMgMDAwMDAgbg0KMDAwMDAwMTc5MyAwMDAwMCBuDQowMDAwMDAzNjc3IDAwMDAwIG4NCjAwMDAwMDM3ODIgMDAwMDAgbg0KMDAwMDAxNjA1NyAwMDAwMCBuDQowMDAwMDE2MTA0IDAwMDAwIG4NCjAwMDAwMjcxODcgMDAwMDAgbg0KMDAwMDA0NjEyMyAwMDAwMCBuDQowMDAwMDYxMTIwIDAwMDAwIG4NCjAwMDAwNjU2NzEgMDAwMDAgbg0KMDAwMDE5MjM1MCAwMDAwMCBuDQowMDAwMTkyNjgyIDAwMDAwIG4NCjAwMDAxOTMwMTMgMDAwMDAgbg0KMDAwMDE5MzM0NCAwMDAwMCBuDQowMDAwMjYyMTQwIDAwMDAwIG4NCjAwMDAzMjQwMjcgMDAwMDAgbg0KMDAwMDMyNDA3MyAwMDAwMCBuDQowMDAwMzI0MjI1IDAwMDAwIG4NCjAwMDAzMjQzNzcgMDAwMDAgbg0KMDAwMDMyNDUyOCAwMDAwMCBuDQowMDAwMzI0Njc5IDAwMDAwIG4NCjAwMDAzMjQ4MzAgMDAwM<text:soft-page-break/>DAgbg0KMDAwMDMyNDk4MSAwMDAwMCBuDQowMDAwMzI1MTMyIDAwMDAwIG4NCjAwMDAzMjUyODEgMDAwMDAgbg0KMDAwMDMyNTQzMiAwMDAwMCBuDQowMDAwMzI1NTgzIDAwMDAwIG4NCjAwMDAzMjU3MzQgMDAwMDAgbg0KMDAwMDMyNTg4MSAwMDAwMCBuDQowMDAwMzI2MDI4IDAwMDAwIG4NCjAwMDAzMjYxNzUgMDAwMDAgbg0KMDAwMDMyNjMyNiAwMDAwMCBuDQowMDAwMzQ0MDY5IDAwMDAwIG4NCjAwMDAzNDQxMTYgMDAwMDAgbg0KMDAwMDM3OTg1NSAwMDAwMCBuDQowMDAwMzgwMTg1IDAwMDAwIG4NCjAwMDAzODA1MTcgMDAwMDAgbg0KMDAwMDM4MDU2MyAwMDAwMCBuDQowMDAwMzgwNzE0IDAwMDAwIG4NCjAwMDAzODA4NjMgMDAwMDAgbg0KMDAwMDM4MTAxMiAwMDAwMCBuDQowMDAwMzgxMTYxIDAwMDAwIG4NCjAwMDAzODEzMTAgMDAwMDAgbg0KMDAwMDM4MTQ1OSAwMDAwMCBuDQowMDAwMzgxNjA4IDAwMDAwIG4NCjAwMDAzODE3NTcgMDAwMDAgbg0KMDAwMDM4MTkwOCAwMDAwMCBuDQowMDAwMzgyMDU3IDAwMDAwIG4NCjAwMDAzODIyMDggMDAwMDAgbg0KMDAwMDM4MjM1OCAwMDAwMCBuDQowMDAwMzgyNTA4IDAwMDAwIG4NCjAwMDAzODI2NTcgMDAwMDAgbg0KMDAwMDM4MjgwOCAwMDAwMCBuDQowMDAwMzgyOTU2IDAwMDAwIG4NCjAwMDAzODMxMDYgMDAwMDAgbg0KMDAwMDM5NTY1OCAwMDAwMCBuDQowMDAwMzk1NzU1IDAwMDAwIG4NCjAwMDAzOTU4NTIgMDAwMDAgbg0KMDAwMDM5NTk0OSAwMDAwMCBuDQowMDAwMzk2MDQ2IDAwMDAwIG4NCjAwMDAzOTYxNDMgMDAwMDAgbg0KMDAwMDM5NjI0MCAwMDAwMCBuDQowMDAwMzk2MzY3IDAwMDAwIG4NCjAwMDAzOTY0NzkgMDAwMDAgbg0KMDAwMDM5NjU4OSAwMDAwMCBuDQowMDAwMzk2NzE2IDAwMDAwIG4NCjAwMDAzOTY4MTMgMDAwMDAgbg0KMDAwMDM5Njk4MiAwMDAwMCBuDQowMDAwMzk3MDc5IDAwMDAwIG4NCjAwMDAzOTcxNzYgMDAwMDAgbg0KMDAwMDM5NzI3MyAwMDAwMCBuDQowMDAwMzk3MzcwIDAwMDAwIG4NCjAwMDAzOTc0NjcgMDAwMDAgbg0KMDAwMDM5NzU2NCAwMDAwMCBuDQowMDAwMzk3NjYxIDAwMDAwIG4NCjAwMDAzOTc3NTggMDAwMDAgbg0KMDAwMDM5Nzg1NSAwMDAwMCBuDQowMDAwMzk3OTUyIDAwMDAwIG4NCjAwMDAzOTgwNDkgMDAwMDAgbg0KMDAwMDM5ODE0NiAwMDAwMCBuDQowMDAwMzk4MjQzIDAwMDAwIG4NCjAwMDAzOTgzNDAgMDAwMDAgbg0KMDAwMDM5ODQzNyAwMDAwMCBuDQowMDAwMzk4NTM0IDAwMDAwIG4NCjAwMDAzOTg2MzEgMDAwMDAgbg0KMDAwMDM5ODcyOCAwMDAwMCBuDQowMDAwMzk4ODI1IDAwMDAwIG4NCjAwMDAzOTg5MTkgMDAwMDAgbg0KMDAwMDM5OTAxNiAwMDAwMCBuDQowMDAwMzk5MTEzIDAwMDAwIG4NCjAwMDAzOTkyMTAgMDAwMDAgbg0KMDAwMDM5OTMwNyAwMDAwMCBuDQowMDAwMzk5NDA0IDAwMDAwIG4NCjAwMDAzOTk1MDIgMDAwMDAgbg0KMDAwMDM5OTYwMCAwMDAwMCBuDQowMDAwMzk5Njk4IDAwMDAwIG4NCjAwMDAzOTk3OTYgMDAwMDAgbg0KMDAwMDM5OTg5NCAwMDAwMCBuDQowMDAwMzk5OTkyIDAwMDAwIG4NCjAwMDA0MDAwOTAgMDAwMDAgbg0KMDAwMDQwMDE4OCAwMDAwMCBuDQowMDAwNDAwMjg2IDAwMDAwIG4NCjAwMDA0MDAzODQgMDAwMDAgbg0KMDAwMDQwMDQ4MiAwMDAwMCBuDQowMDAwNDAwNTgwIDAwMDAwIG4NCjAwMDA0MDA2NzggMDAwMDAgbg0KMDAwMDQwMDc3NiAwMDAwMCBuDQowMDAwNDAwODc0IDAwMDAwIG4NCjAwMDA0MDA5NzIgMDAwMDAgbg0KMDAwMDQwMTA3MCAwMDAwMCBuDQowMDAwNDAxMTY4IDAwMDAwIG4NCjAwMDA0MDEyNjYgMDAwMDAgbg0KMDAwMDQwMTM2NCAwMDAwMCBuDQowMDAwNDAxNDcwIDAwMDAwIG4NCjAwMDA0MDE1ODQgMDAwMDAgbg0KMDAwMDQwMTY5OCAwMDAwMCBuDQowMDAwNDAxODEyIDAwMDAwIG4NCjAwMDA0MDE5MTAgMDAwMDAgbg0KMDAwMDQwMjAwOCAwMDAwMCBuDQowMDAwNDAyMTA2IDAwMDAwIG4NCjAwMDA0MDIyMDQgMDAwMDAgbg0KMDAwMDQwMjMwMiAwMDAwMCBuDQowMDAwNDAyNDAwIDAwMDAwIG4NCjAwMDA0MDI1MTUgMDAwMDAgbg0KMDAwMDQwMjYzNyAwMDAwMCBuDQowMDAwNDAyNzM1IDAwMDAwIG4NCjAwMDA0MDI4MzMgMDAwMDAgbg0KMDAwMDQwMjkzMSAwMDAwMCBuDQowMDAwNDAzMDI5IDAwMDAwIG4NCjAwMDA0MDMxMjcgMDAwMDAgbg0KMDAwMDQwMzIyNSAwMDAwMCBuDQowMDAwNDAzMzIzIDAwMDAwIG4NCjAwMDA0MDM0MjEgMDAwMDAgbg0KMDAwMDQwMzUxOSAwMDAwMCBuDQowMDAwNDAzNjE3IDAwMDAwIG4NCjAwMDA0MDM3MTUgMDAwMDAgbg0KMDAwMDQwMzgxMyAwMDAwMCBuDQowMDAwNDAzOTExIDAwMDAwIG4NCjAwMDA0MDQwMDkgMDA<text:soft-page-break/>wMDAgbg0KMDAwMDQwNDEwNyAwMDAwMCBuDQowMDAwNDA0MjA1IDAwMDAwIG4NCjAwMDA0MDQzMDMgMDAwMDAgbg0KMDAwMDQwNDQwMSAwMDAwMCBuDQowMDAwNDA0NDk5IDAwMDAwIG4NCjAwMDA0MDQ1OTcgMDAwMDAgbg0KMDAwMDQwNDY5NSAwMDAwMCBuDQowMDAwNDA0NzkzIDAwMDAwIG4NCjAwMDA0MDQ4OTEgMDAwMDAgbg0KMDAwMDQwNDk4OSAwMDAwMCBuDQowMDAwNDA1MDk1IDAwMDAwIG4NCjAwMDA0MDUxOTMgMDAwMDAgbg0KMDAwMDQwNTI5MSAwMDAwMCBuDQowMDAwNDA1Mzg5IDAwMDAwIG4NCjAwMDA0MDU0ODcgMDAwMDAgbg0KMDAwMDQwNTU4NSAwMDAwMCBuDQowMDAwNDA1NjgzIDAwMDAwIG4NCjAwMDA0MDU3ODEgMDAwMDAgbg0KMDAwMDQwNTg3OSAwMDAwMCBuDQowMDAwNDA1OTc3IDAwMDAwIG4NCjAwMDA0MDYwNzUgMDAwMDAgbg0KMDAwMDQwNjE3MyAwMDAwMCBuDQowMDAwNDA2MjcxIDAwMDAwIG4NCjAwMDA0MDYzNjkgMDAwMDAgbg0KMDAwMDQwNjQ2NyAwMDAwMCBuDQowMDAwNDA2NTY1IDAwMDAwIG4NCjAwMDA0MDY2NjMgMDAwMDAgbg0KMDAwMDQwNjc2MSAwMDAwMCBuDQowMDAwNDA2ODU5IDAwMDAwIG4NCjAwMDA0MDY5NTcgMDAwMDAgbg0KMDAwMDQwNzA1NSAwMDAwMCBuDQowMDAwNDA3MTUzIDAwMDAwIG4NCjAwMDA0MDcyNTEgMDAwMDAgbg0KMDAwMDQwNzM0OSAwMDAwMCBuDQowMDAwNDA3NDQ3IDAwMDAwIG4NCjAwMDA0MDc1NDUgMDAwMDAgbg0KMDAwMDQwNzY0MyAwMDAwMCBuDQowMDAwNDA3NzQxIDAwMDAwIG4NCjAwMDA0MDc4MzkgMDAwMDAgbg0KMDAwMDQwNzkzNyAwMDAwMCBuDQowMDAwNDA4MDM1IDAwMDAwIG4NCjAwMDA0MDgxMzMgMDAwMDAgbg0KMDAwMDQwODIzMSAwMDAwMCBuDQowMDAwNDA4MzI5IDAwMDAwIG4NCjAwMDA0MDg0NTEgMDAwMDAgbg0KMDAwMDQwODU4NiAwMDAwMCBuDQowMDAwNDA4NzAxIDAwMDAwIG4NCjAwMDA0MDg3OTkgMDAwMDAgbg0KMDAwMDQwODg5NyAwMDAwMCBuDQowMDAwNDA4OTk1IDAwMDAwIG4NCjAwMDA0MDkwOTMgMDAwMDAgbg0KMDAwMDQwOTE5MSAwMDAwMCBuDQowMDAwNDA5Mjg5IDAwMDAwIG4NCjAwMDA0MDkzODcgMDAwMDAgbg0KMDAwMDQwOTQ4NSAwMDAwMCBuDQowMDAwNDA5NTgzIDAwMDAwIG4NCjAwMDA0MDk2ODEgMDAwMDAgbg0KMDAwMDQwOTc3OSAwMDAwMCBuDQowMDAwNDA5ODc3IDAwMDAwIG4NCjAwMDA0MDk5NzUgMDAwMDAgbg0KMDAwMDQxMDA3MyAwMDAwMCBuDQowMDAwNDEwMTcxIDAwMDAwIG4NCjAwMDA0MTAyNjkgMDAwMDAgbg0KMDAwMDQxMDM2NyAwMDAwMCBuDQowMDAwNDEwNDY1IDAwMDAwIG4NCjAwMDA0MTA1NzkgMDAwMDAgbg0KMDAwMDQxMDY3NyAwMDAwMCBuDQowMDAwNDEwNzc1IDAwMDAwIG4NCjAwMDA0MTA4NzMgMDAwMDAgbg0KMDAwMDQxMDk3MSAwMDAwMCBuDQowMDAwNDExMDY5IDAwMDAwIG4NCjAwMDA0MTExNjcgMDAwMDAgbg0KMDAwMDQxMTI2NyAwMDAwMCBuDQowMDAwNDExMzY3IDAwMDAwIG4NCjAwMDA0MTE0NjcgMDAwMDAgbg0KMDAwMDQxMTU2NyAwMDAwMCBuDQowMDAwNDExNjYwIDAwMDAwIG4NCjAwMDA0MTE3NTMgMDAwMDAgbg0KMDAwMDQxMTg0NiAwMDAwMCBuDQowMDAwNDExOTM5IDAwMDAwIG4NCjAwMDA0MTIwMzIgMDAwMDAgbg0KMDAwMDQxMjEyNSAwMDAwMCBuDQowMDAwNDEyMjE4IDAwMDAwIG4NCjAwMDA0MTIzMTkgMDAwMDAgbg0KMDAwMDQxMjQyMCAwMDAwMCBuDQowMDAwNDEyNTIxIDAwMDAwIG4NCjAwMDA0MTI2MjIgMDAwMDAgbg0KMDAwMDQxMjcxNSAwMDAwMCBuDQowMDAwNDEyODE2IDAwMDAwIG4NCjAwMDA0MTI5MTcgMDAwMDAgbg0KMDAwMDQxMzAxOCAwMDAwMCBuDQowMDAwNDEzMTExIDAwMDAwIG4NCjAwMDA0MTMyMTIgMDAwMDAgbg0KMDAwMDQxMzMxMyAwMDAwMCBuDQowMDAwNDEzNDE0IDAwMDAwIG4NCjAwMDA0MTM1MDcgMDAwMDAgbg0KMDAwMDQxMzYwOCAwMDAwMCBuDQowMDA</text:p>
      <text:p text:style-name="Standard">wNDEzNzAxIDAwMDAwIG4NCjAwMDA0MTM4MDIgMDAwMDAgbg0KMDAwMDQxMzkwMyAwMDAwMCBuDQowMDAwNDE0MDA0IDAwMDAwIG4NCjAwMDA0MTQwOTcgMDAwMDAgbg0KMDAwMDQxNDE5OCAwMDAwMCBuDQowMDAwNDE0Mjk5IDAwMDAwIG4NCjAwMDA0MTQzOTAgMDAwMDAgbg0KMDAwMDQxNDQ4MSAwMDAwMCBuDQowMDAwNDE0NTgxIDAwMDAwIG4NCjAwMDA0MTQ2NzMgMDAwMDAgbg0KMDAwMDQxNDc2NSAwMDAwMCBuDQowMDAwNDE0ODU3IDAwMDAwIG4NCjAwMDA0MTQ5NDkgMDAwMDAgbg0KMDAwMDQxNTA0MSAwMDAwMCBuDQowMDAwNDE1MTY1IDAwMDAwIG4NCjAwMDA0MTUyNTcgMDAwMDAgbg0KMDAwMDQxNTQ2MSAwMDAwMCBuDQo<text:soft-page-break/>wMDAwNDE1NTUzIDAwMDAwIG4NCjAwMDA0MTU2NDUgMDAwMDAgbg0KMDAwMDQxNTczNyAwMDAwMCBuDQowMDAwNDE1ODI2IDAwMDAwIG4NCjAwMDA0MTU5MTggMDAwMDAgbg0KMDAwMDQxNjAxMCAwMDAwMCBuDQowMDAwNDE2MTM0IDAwMDAwIG4NCjAwMDA0MTYyMjQgMDAwMDAgbg0KMDAwMDQxNjMxNCAwMDAwMCBuDQowMDAwNDE2NDA0IDAwMDAwIG4NCjAwMDA0MTY0OTQgMDAwMDAgbg0KMDAwMDQxNjU4MyAwMDAwMCBuDQowMDAwNDE2NjgzIDAwMDAwIG4NCjAwMDA0MTY3NzUgMDAwMDAgbg0KMDAwMDQxNjg2NiAwMDAwMCBuDQowMDAwNDE2OTY2IDAwMDAwIG4NCjAwMDA0MTcwNTggMDAwMDAgbg0KMDAwMDQxNzE0OSAwMDAwMCBuDQowMDAwNDE3MjQ5IDAwMDAwIG4NCjAwMDA0MTczNDEgMDAwMDAgbg0KMDAwMDQxNzQzMiAwMDAwMCBuDQowMDAwNDE3NTI0IDAwMDAwIG4NCjAwMDA0MTc2MTYgMDAwMDAgbg0KMDAwMDQxNzcwOCAwMDAwMCBuDQowMDAwNDE3Nzk5IDAwMDAwIG4NCjAwMDA0MTc4OTEgMDAwMDAgbg0KMDAwMDQxNzk4MyAwMDAwMCBuDQowMDAwNDE4MDc1IDAwMDAwIG4NCjAwMDA0MTgxNjQgMDAwMDAgbg0KMDAwMDQxODI1NiAwMDAwMCBuDQowMDAwNDE4MzQ4IDAwMDAwIG4NCjAwMDA0MTg0NDAgMDAwMDAgbg0KMDAwMDQxODUyOSAwMDAwMCBuDQowMDAwNDE4NjIxIDAwMDAwIG4NCjAwMDA0MTg3MTMgMDAwMDAgbg0KMDAwMDQxODgwNSAwMDAwMCBuDQowMDAwNDE4ODk0IDAwMDAwIG4NCjAwMDA0MTg5ODYgMDAwMDAgbg0KMDAwMDQxOTA3OCAwMDAwMCBuDQowMDAwNDE5MjAwIDAwMDAwIG4NCjAwMDA0MTkyOTAgMDAwMDAgbg0KMDAwMDQxOTM4MCAwMDAwMCBuDQowMDAwNDE5NDcwIDAwMDAwIG4NCjAwMDA0MTk1NjAgMDAwMDAgbg0KMDAwMDQxOTY1MCAwMDAwMCBuDQowMDAwNDE5NzQyIDAwMDAwIG4NCjAwMDA0MTk4MzQgMDAwMDAgbg0KMDAwMDQxOTk0OCAwMDAwMCBuDQowMDAwNDIwMDM4IDAwMDAwIG4NCjAwMDA0MjAxMjggMDAwMDAgbg0KMDAwMDQyMDIxOCAwMDAwMCBuDQowMDAwNDIwMzA4IDAwMDAwIG4NCjAwMDA0MjA0MDAgMDAwMDAgbg0KMDAwMDQyMDQ5MiAwMDAwMCBuDQowMDAwNDIwNTg0IDAwMDAwIG4NCjAwMDA0MjA2NzMgMDAwMDAgbg0KMDAwMDQyMDc2NSAwMDAwMCBuDQowMDAwNDIwODU3IDAwMDAwIG4NCjAwMDA0MjA5NzEgMDAwMDAgbg0KMDAwMDQyMTA2MSAwMDAwMCBuDQowMDAwNDIxMTUxIDAwMDAwIG4NCjAwMDA0MjEyNDEgMDAwMDAgbg0KMDAwMDQyMTMzMSAwMDAwMCBuDQowMDAwNDIxNDIzIDAwMDAwIG4NCjAwMDA0MjE1MTUgMDAwMDAgbg0KMDAwMDQyMTYyOSAwMDAwMCBuDQowMDAwNDIxNzE5IDAwMDAwIG4NCjAwMDA0MjE4MDkgMDAwMDAgbg0KMDAwMDQyMTg5OSAwMDAwMCBuDQowMDAwNDIxOTg5IDAwMDAwIG4NCjAwMDA0MjIwODkgMDAwMDAgbg0KMDAwMDQyMjE4MSAwMDAwMCBuDQowMDAwNDIyMjcyIDAwMDAwIG4NCjAwMDA0MjIzNjQgMDAwMDAgbg0KMDAwMDQyMjY3MiAwMDAwMCBuDQowMDAwNDIyNzY0IDAwMDAwIG4NCjAwMDA0MjI4NTYgMDAwMDAgbg0KMDAwMDQyMjk0OCAwMDAwMCBuDQowMDAwNDIzMDQ0IDAwMDAwIG4NCjAwMDA0MjMxMzYgMDAwMDAgbg0KMDAwMDQyMzIyOCAwMDAwMCBuDQowMDAwNDIzMzIwIDAwMDAwIG4NCjAwMDA0MjM0MDkgMDAwMDAgbg0KMDAwMDQyMzUwMSAwMDAwMCBuDQowMDAwNDIzNTkzIDAwMDAwIG4NCjAwMDA0MjM2ODUgMDAwMDAgbg0KMDAwMDQyMzc3NCAwMDAwMCBuDQowMDAwNDIzODY2IDAwMDAwIG4NCjAwMDA0MjM5NTggMDAwMDAgbg0KMDAwMDQyNDA1MCAwMDAwMCBuDQowMDAwNDI0MTYzIDAwMDAwIG4NCjAwMDA0MjQyNTUgMDAwMDAgbg0KMDAwMDQyNDM0NyAwMDAwMCBuDQowMDAwNDI0NDM5IDAwMDAwIG4NCjAwMDA0MjQ1MjkgMDAwMDAgbg0KMDAwMDQyNDYyMSAwMDAwMCBuDQowMDAwNDI0NzEzIDAwMDAwIG4NCjAwMDA0MjQ4MDUgMDAwMDAgbg0KMDAwMDQyNDg5NSAwMDAwMCBuDQowMDAwNDI0OTg3IDAwMDAwIG4NCjAwMDA0MjUwNzkgMDAwMDAgbg0KMDAwMDQyNTE3MSAwMDAwMCBuDQowMDAwNDI1Mjg1IDAwMDAwIG4NCjAwMDA0MjUzNzcgMDAwMDAgbg0KMDAwMDQyNTQ2OSAwMDAwMCBuDQowMDAwNDI1NTYxIDAwMDAwIG4NCjAwMDA0MjU2NTEgMDAwMDAgbg0KMDAwMDQyNTc0MyAwMDAwMCBuDQowMDAwNDI1ODM1IDAwMDAwIG4NCjAwMDA0MjU5MjcgMDAwMDAgbg0KMDAwMDQyNjAxNyAwMDAwMCBuDQowMDAwNDI2MTA5IDAwMDAwIG4NCjAwMDA0MjYyMDEgMDAwMDAgbg0KMDAwMDQyNjI5MyAwMDAwMCBuDQowMDAwNDI2MzgzIDAwMDAwIG4NCjAwMDA0MjY0NzUgMDAwMDAgbg0KMDAwMDQyNjU2NyAwMDAwMCBuDQowMDAwNDI2NjU5IDAwM<text:soft-page-break/>DAwIG4NCjAwMDA0MjY3NTcgMDAwMDAgbg0KMDAwMDQyNjg0OSAwMDAwMCBuDQowMDAwNDI2OTQ5IDAwMDAwIG4NCjAwMDA0MjcwMzkgMDAwMDAgbg0KMDAwMDQyNzEyOSAwMDAwMCBuDQowMDAwNDI3MjIxIDAwMDAwIG4NCjAwMDA0MjczMTMgMDAwMDAgbg0KMDAwMDQyNzQwMyAwMDAwMCBuDQowMDAwNDI3NDk1IDAwMDAwIG4NCjAwMDA0Mjc1ODcgMDAwMDAgbg0KMDAwMDQyNzY3NyAwMDAwMCBuDQowMDAwNDI3NzY5IDAwMDAwIG4NCjAwMDA0Mjc4NjEgMDAwMDAgbg0KMDAwMDQyNzk1OSAwMDAwMCBuDQowMDAwNDI4MDUxIDAwMDAwIG4NCjAwMDA0MjgxNDMgMDAwMDAgbg0KMDAwMDQyODIzNSAwMDAwMCBuDQowMDAwNDI4MzY1IDAwMDAwIG4NCjAwMDA0Mjg0NTYgMDAwMDAgbg0KMDAwMDQyODU0NyAwMDAwMCBuDQowMDAwNDI4NjM4IDAwMDAwIG4NCjAwMDA0Mjg3MjkgMDAwMDAgbg0KMDAwMDQyODgyMCAwMDAwMCBuDQowMDAwNDI4OTEyIDAwMDAwIG4NCjAwMDA0MjkwMDQgMDAwMDAgbg0KMDAwMDQyOTEwMiAwMDAwMCBuDQowMDAwNDI5MTk0IDAwMDAwIG4NCjAwMDA0MjkyODYgMDAwMDAgbg0KMDAwMDQyOTM3OCAwMDAwMCBuDQowMDAwNDI5NDc2IDAwMDAwIG4NCjAwMDA0Mjk1NjggMDAwMDAgbg0KMDAwMDQyOTY2MCAwMDAwMCBuDQowMDAwNDI5NzUyIDAwMDAwIG4NCjAwMDA0Mjk4NDQgMDAwMDAgbg0KMDAwMDQyOTk0NCAwMDAwMCBuDQowMDAwNDMwMDM2IDAwMDAwIG4NCjAwMDA0MzAxMjggMDAwMDAgbg0KMDAwMDQzMDIyMCAwMDAwMCBuDQowMDAwNDMwMzEyIDAwMDAwIG4NCjAwMDA0MzA0MTggMDAwMDAgbg0KMDAwMDQzMDUxMCAwMDAwMCBuDQowMDAwNDMwNjAyIDAwMDAwIG4NCjAwMDA0MzA3MTAgMDAwMDAgbg0KMDAwMDQzMDgwOCAwMDAwMCBuDQowMDAwNDMwODk4IDAwMDAwIG4NCjAwMDA0MzA5ODggMDAwMDAgbg0KMDAwMDQzMTA4MCAwMDAwMCBuDQowMDAwNDMxMTcyIDAwMDAwIG4NCjAwMDA0MzEyNjQgMDAwMDAgbg0KMDAwMDQzMTM2MiAwMDAwMCBuDQowMDAwNDMxNDU0IDAwMDAwIG4NCjAwMDA0MzE1NDYgMDAwMDAgbg0KMDAwMDQzMTYzOCAwMDAwMCBuDQowMDAwNDMxNzI4IDAwMDAwIG4NCjAwMDA0MzE4MjAgMDAwMDAgbg0KMDAwMDQzMTkxMiAwMDAwMCBuDQowMDAwNDMyMDE4IDAwMDAwIG4NCjAwMDA0MzIxMTAgMDAwMDAgbg0KMDAwMDQzMjIwMiAwMDAwMCBuDQowMDAwNDMyMjk0IDAwMDAwIG4NCjAwMDA0MzIzOTIgMDAwMDAgbg0KMDAwMDQzMjQ4NCAwMDAwMCBuDQowMDAwNDMyNTc2IDAwMDAwIG4NCjAwMDA0MzI2ODQgMDAwMDAgbg0KMDAwMDQzMjc3NCAwMDAwMCBuDQowMDAwNDMyODY0IDAwMDAwIG4NCjAwMDA0MzI5NTQgMDAwMDAgbg0KMDAwMDQzMzA0NiAwMDAwMCBuDQowMDAwNDMzMTM4IDAwMDAwIG4NCjAwMDA0MzMyMjggMDAwMDAgbg0KMDAwMDQzMzMyMCAwMDAwMCBuDQowMDAwNDMzNDEyIDAwMDAwIG4NCjAwMDA0MzM1MDQgMDAwMDAgbg0KMDAwMDQzMzYwMiAwMDAwMCBuDQowMDAwNDMzNjk0IDAwMDAwIG4NCjAwMDA0MzM3ODYgMDAwMDAgbg0KMDAwMDQzMzg3OCAwMDAwMCBuDQowMDAwNDMzOTcwIDAwMDAwIG4NCjAwMDA0MzQwNjIgMDAwMDAgbg0KMDAwMDQzNDE2MiAwMDAwMCBuDQowMDAwNDM0MjU0IDAwMDAwIG4NCjAwMDA0MzQ1NzAgMDAwMDAgbg0KMDAwMDQzNDY2MiAwMDAwMCBuDQowMDAwNDM0NzU0IDAwMDAwIG4NCjAwMDA0MzQ4NDYgMDAwMDAgbg0KMDAwMDQzNDk1MiAwMDAwMCBuDQowMDAwNDM1MDQ0IDAwMDAwIG4NCjAwMDA0MzUxMzYgMDAwMDAgbg0KMDAwMDQzNTIyOCAwMDAwMCBuDQowMDAwNDM1MzE4IDAwMDAwIG4NCjAwMDA0MzU0MTAgMDAwMDAgbg0KMDAwMDQzNTUwMiAwMDAwMCBuDQowMDAwNDM1NjE4IDAwMDAwIG4NCjAwMDA0MzU3MTYgMDAwMDAgbg0KMDAwMDQzNTgwNiAwMDAwMCBuDQowMDAwNDM1ODk2IDAwMDAwIG4NCjAwMDA0MzU5ODYgMDAwMDAgbg0KMDAwMDQzNjA3OCAwMDAwMCBuDQowMDAwNDM2MTcwIDAwMDAwIG4NCjAwMDA0MzYyNjIgMDAwMDAgbg0KMDAwMDQzNjM2MCAwMDAwMCBuDQowMDAwNDM2NDUyIDAwMDAwIG4NCjAwMDA0MzY1NDQgMDAwMDAgbg0KMDAwMDQzNjY1MCAwMDAwMCBuDQowMDAwNDM2NzQyIDAwMDAwIG4NCjAwMDA0MzY4MzQgMDAwMDAgbg0KMDAwMDQzNjkyNiAwMDAwMCBuDQowMDAwNDM3MDI0IDAwMDAwIG4NCjAwMDA0MzcxMTYgMDAwMDAgbg0KMDAwMDQzNzIwOCAwMDAwMCBuDQowMDAwNDM3MzE2IDAwMDAwIG4NCjAwMDA0Mzc0MDYgMDAwMDAgbg0KMDAwMDQzNzQ5NiAwMDAwMCBuDQowMDAwNDM3NTg2IDAwMDAwIG4NCjAwMDA0Mzc2NzggMDAwMDAgbg0KMDAwMDQzNzc3MCAwMDAwMCBuDQowMDAwNDM3ODYyIDAwMDAwIG4NCj<text:soft-page-break/>AwMDA0Mzc5NjggMDAwMDAgbg0KMDAwMDQzODA2MCAwMDAwMCBuDQowMDAwNDM4MTUyIDAwMDAwIG4NCjAwMDA0MzgyNjAgMDAwMDAgbg0KMDAwMDQzODM1OCAwMDAwMCBuDQowMDAwNDM4NDQ4IDAwMDAwIG4NCjAwMDA0Mzg1MzggMDAwMDAgbg0KMDAwMDQzODYzMCAwMDAwMCBuDQowMDAwNDM4NzIyIDAwMDAwIG4NCjAwMDA0Mzg4MTQgMDAwMDAgbg0KMDAwMDQzODkxMiAwMDAwMCBuDQowMDAwNDM5MDA0IDAwMDAwIG4NCjAwMDA0MzkwOTYgMDAwMDAgbg0KMDAwMDQzOTE4OCAwMDAwMCBuDQowMDAwNDM5Mjc4IDAwMDAwIG4NCjAwMDA0MzkzNzAgMDAwMDAgbg0KMDAwMDQzOTQ2MiAwMDAwMCBuDQowMDAwNDM5NTY4IDAwMDAwIG4NCjAwMDA0Mzk2NjAgMDAwMDAgbg0KMDAwMDQzOTc1MiAwMDAwMCBuDQowMDAwNDM5ODQ0IDAwMDAwIG4NCjAwMDA0Mzk5NDIgMDAwMDAgbg0KMDAwMDQ0MDAzNCAwMDAwMCBuDQowMDAwNDQwMTI2IDAwMDAwIG4NCjAwMDA0NDAyMzQgMDAwMDAgbg0KMDAwMDQ0MDMyNCAwMDAwMCBuDQowMDAwNDQwNDE0IDAwMDAwIG4NCjAwMDA0NDA1MDQgMDAwMDAgbg0KMDAwMDQ0MDYwNCAwMDAwMCBuDQowMDAwNDQwNjk2IDAwMDAwIG4NCjAwMDA0NDA3ODggMDAwMDAgbg0KMDAwMDQ0MDg4MCAwMDAwMCBuDQowMDAwNDQwOTcyIDAwMDAwIG4NCjAwMDA0NDEwNjQgMDAwMDAgbg0KMDAwMDQ0MTE1NiAwMDAwMCBuDQowMDAwNDQxMjQ4IDAwMDAwIG4NCjAwMDA0NDEzNDAgMDAwMDAgbg0KMDAwMDQ0MTQzMiAwMDAwMCBuDQowMDAwNDQxNTI0IDAwMDAwIG4NCjAwMDA0NDE2MTYgMDAwMDAgbg0KMDAwMDQ0MTcxNCAwMDAwMCBuDQowMDAwNDQxODA2IDAwMDAwIG4NCjAwMDA0NDE4OTggMDAwMDAgbg0KMDAwMDQ0MTk5MCAwMDAwMCBuDQowMDAwNDQyMDg4IDAwMDAwIG4NCjAwMDA0NDIxODAgMDAwMDAgbg0KMDAwMDQ0MjI3MiAwMDAwMCBuDQowMDAwNDQyMzYyIDAwMDAwIG4NCjAwMDA0NDI0NTQgMDAwMDAgbg0KMDAwMDQ0MjU0NiAwMDAwMCBuDQowMDAwNDQyNjM4IDAwMDAwIG4NCjAwMDA0NDI3MjggMDAwMDAgbg0KMDAwMDQ0MjgyMCAwMDAwMCBuDQowMDAwNDQyOTEyIDAwMDAwIG4NCjAwMDA0NDMwMDIgMDAwMDAgbg0KMDAwMDQ0MzA5NCAwMDAwMCBuDQowMDAwNDQzMTg2IDAwMDAwIG4NCjAwMDA0NDMyNzYgMDAwMDAgbg0KMDAwMDQ0MzM2OCAwMDAwMCBuDQowMDAwNDQzNDYwIDAwMDAwIG4NCjAwMDA0NDM1NTIgMDAwMDAgbg0KMDAwMDQ0MzY0MiAwMDAwMCBuDQowMDAwNDQzNzM0IDAwMDAwIG4NCjAwMDA0NDM4MjYgMDAwMDAgbg0KMDAwMDQ0MzkxNiAwMDAwMCBuDQowMDAwNDQ0MDA4IDAwMDAwIG4NCjAwMDA0NDQxNDAgMDAwMDAgbg0KMDAwMDQ0NDIzMiAwMDAwMCBuDQowMDAwNDQ0MzI0IDAwMDAwIG4NCjAwMDA0NDQ0MTYgMDAwMDAgbg0KMDAwMDQ0NDUwNiAwMDAwMCBuDQowMDAwNDQ0NTk4IDAwMDAwIG4NCjAwMDA0NDQ2OTAgMDAwMDAgbg0KMDAwMDQ0NDgyMCAwMDAwMCBuDQowMDAwNDQ0OTExIDAwMDAwIG4NCjAwMDA0NDUwMDIgMDAwMDAgbg0KMDAwMDQ0NTA5MyAwMDAwMCBuDQowMDAwNDQ1MTg0IDAwMDAwIG4NCjAwMDA0NDUyNzUgMDAwMDAgbg0KMDAwMDQ0NTM2NiAwMDAwMCBuDQowMDAwNDQ1NDU4IDAwMDAwIG4NCjAwMDA0NDU1NTAgMDAwMDAgbg0KMDAwMDQ0NTY0MiAwMDAwMCBuDQowMDAwNDQ1NzMyIDAwMDAwIG4NCjAwMDA0NDU4MjQgMDAwMDAgbg0KMDAwMDQ0NTkxNiAwMDAwMCBuDQowMDAwNDQ2MDIyIDAwMDAwIG4NCjAwMDA0NDYxMTMgMDAwMDAgbg0KMDAwMDQ0NjIwNCAwMDAwMCBuDQowMDAwNDQ2Mjk1IDAwMDAwIG4NCjAwMDA0NDYzODcgMDAwMDAgbg0KMDAwMDQ0NjQ3OSAwMDAwMCBuDQowMDAwNDQ2NTcxIDAwMDAwIG4NCjAwMDA0NDY2NjEgMDAwMDAgbg0KMDAwMDQ0Njc1MyAwMDAwMCBuDQowMDAwNDQ2ODQ1IDAwMDAwIG4NCjAwMDA0NDY5NTEgMDAwMDAgbg0KMDAwMDQ0NzA0MiAwMDAwMCBuDQowMDAwNDQ3MTMzIDAwMDAwIG4NCjAwMDA0NDcyMjQgMDAwMDAgbg0KMDAwMDQ0NzI2NSAwMDAwMCBuDQowMDAwNDQ3MzA3IDAwMDAwIG4NCjAwMDA0NTI2MDUgMDAwMDAgbg0KMDAwMDQ2MjQwNSAwMDAwMCBuDQowMDAwNDY1NzU5IDAwMDAwIG4NCjAwMDA0Njc4MDIgMDAwMDAgbg0KMDAwMDQ2ODc3OSAwMDAwMCBuDQowMDAwNDY4ODE0IDAwMDAwIG4NCjAwMDA0Njg4NzUgMDAwMDAgbg0KMDAwMDQ2ODkxMCAwMDAwMCBuDQowMDAwNDY4OTcxIDAwMDAwIG4NCjAwMDA0NjkwMDYgMDAwMDAgbg0KMDAwMDQ2OTA2NyAwMDAwMCBuDQowMDAwNDk4Mzg4IDAwMDAwIG4NCjAwMDA1MjQ1MjUgMDAwMDAgbg0KMDAwMDUyNDY4MyAwMDAwMCBuDQowMDAwNTI0ODQ0IDAw<text:soft-page-break/>MDAwIG4NCjAwMDA1MjQ5MjkgMDAwMDAgbg0KMDAwMDUyNDk5OSAwMDAwMCBuDQowMDAwNTI1MDgzIDAwMDAwIG4NCjAwMDA1MjUxNzYgMDAwMDAgbg0KMDAwMDUyNTI2MSAwMDAwMCBuDQowMD</text:p>
      <text:p text:style-name="Standard">AwNTI1MzMxIDAwMDAwIG4NCjAwMDA1MjU0MjQgMDAwMDAgbg0KMDAwMDUyNTUwOCAwMDAwMCBuDQowMDAwNTI1NTkyIDAwMDAwIG4NCjAwMDA1MjU2OTYgMDAwMDAgbg0KMDAwMDUyNTc4MyAwMDAwMCBuDQowMDAwNTI1ODcwIDAwMDAwIG4NCjAwMDA1MjU5NTcgMDAwMDAgbg0KMDAwMDUyNjA0NCAwMDAwMCBuDQowMDAwNTI2MTI4IDAwMDAwIG4NCjAwMDA1NDIzNzMgMDAwMDAgbg0KMDAwMDU0MjQwOCAwMDAwMCBuDQowMDAwNTQyNDY5IDAwMDAwIG4NCjAwMDA1NDI1MDQgMDAwMDAgbg0KMDAwMDU0MjU2NSAwMDAwMCBuDQowMDAwNTQyNjYwIDAwMDAwIG4NCjAwMDA1NDI3NTUgMDAwMDAgbg0KMDAwMDU0Mjg1MCAwMDAwMCBuDQowMDAwNTQyOTQ1IDAwMDAwIG4NCjAwMDA1NDMwNDUgMDAwMDAgbg0KMDAwMDU0MzEzMyAwMDAwMCBuDQowMDAwNTQzMjIxIDAwMDAwIG4NCjAwMDA1NDMzMDkgMDAwMDAgbg0KMDAwMDU0MzM5NyAwMDAwMCBuDQowMDAwNTQzNTMyIDAwMDAwIG4NCjAwMDA1NDM2NjcgMDAwMDAgbg0KMDAwMDU0MzgwMiAwMDAwMCBuDQowMDAwNTQzOTM3IDAwMDAwIG4NCjAwMDA1NDQwNzIgMDAwMDAgbg0KMDAwMDU0NDIwNyAwMDAwMCBuDQowMDAwNTQ0MzQyIDAwMDAwIG4NCjAwMDA1NDQ0NzcgMDAwMDAgbg0KMDAwMDU0NDUyOSAwMDAwMCBuDQowMDAwNTQ0NTgxIDAwMDAwIG4NCjAwMDA1NDQ2MzMgMDAwMDAgbg0KMDAwMDU0NDY4NSAwMDAwMCBuDQowMDAwNTQ0NzM3IDAwMDAwIG4NCjAwMDA1NDQ3ODkgMDAwMDAgbg0KMDAwMDU0NDg0MSAwMDAwMCBuDQowMDAwNTQ0ODkzIDAwMDAwIG4NCjAwMDA1NDQ5NDUgMDAwMDAgbg0KMDAwMDU0NDk5NyAwMDAwMCBuDQowMDAwNTQ1MDUwIDAwMDAwIG4NCjAwMDA1NDUxMDMgMDAwMDAgbg0KMDAwMDU0NTE1NiAwMDAwMCBuDQowMDAwNTQ1MjA5IDAwMDAwIG4NCjAwMDA1NDUyNjIgMDAwMDAgbg0KMDAwMDU0NTMxNSAwMDAwMCBuDQowMDAwNTQ1MzY4IDAwMDAwIG4NCjAwMDA1NDU0MjEgMDAwMDAgbg0KMDAwMDU0NTQ3NCAwMDAwMCBuDQowMDAwNTQ1NTI3IDAwMDAwIG4NCjAwMDA1NDU1ODAgMDAwMDAgbg0KMDAwMDU0NTYzMyAwMDAwMCBuDQowMDAwNTQ1Njg2IDAwMDAwIG4NCjAwMDA1NDU3MzkgMDAwMDAgbg0KMDAwMDU0NTc5MiAwMDAwMCBuDQowMDAwNTQ1ODQ1IDAwMDAwIG4NCjAwMDA1NDU4OTggMDAwMDAgbg0KMDAwMDU0NTk1MSAwMDAwMCBuDQowMDAwNTQ2MDA0IDAwMDAwIG4NCjAwMDA1NDYwNTcgMDAwMDAgbg0KMDAwMDU0NjExMCAwMDAwMCBuDQowMDAwNTQ2MTYzIDAwMDAwIG4NCjAwMDA1NDYyMTYgMDAwMDAgbg0KMDAwMDU0NjI2OSAwMDAwMCBuDQowMDAwNTQ2MzIyIDAwMDAwIG4NCjAwMDA1NDYzNzUgMDAwMDAgbg0KMDAwMDU0NjQyOCAwMDAwMCBuDQowMDAwNTQ2NDgxIDAwMDAwIG4NCjAwMDA1NDY1MzQgMDAwMDAgbg0KMDAwMDU0NjU4NyAwMDAwMCBuDQowMDAwNTQ2NjQwIDAwMDAwIG4NCjAwMDA1NDY2OTMgMDAwMDAgbg0KMDAwMDU0Njc0NiAwMDAwMCBuDQowMDAwNTQ2Nzk5IDAwMDAwIG4NCjAwMDA1NDY4NTIgMDAwMDAgbg0KMDAwMDU0NjkwNSAwMDAwMCBuDQowMDAwNTQ2OTU4IDAwMDAwIG4NCjAwMDA1NDcwMTEgMDAwMDAgbg0KMDAwMDU0NzA2NCAwMDAwMCBuDQowMDAwNTQ3MTE3IDAwMDAwIG4NCjAwMDA1NDcxNzAgMDAwMDAgbg0KMDAwMDU0NzIyMyAwMDAwMCBuDQowMDAwNTQ3Mjc2IDAwMDAwIG4NCjAwMDA1NDczMjkgMDAwMDAgbg0KMDAwMDU0NzM4MiAwMDAwMCBuDQowMDAwNTQ3NDM1IDAwMDAwIG4NCjAwMDA1NDc0ODggMDAwMDAgbg0KMDAwMDU0NzU0MSAwMDAwMCBuDQowMDAwNTQ3NTk0IDAwMDAwIG4NCjAwMDA1NDc2NDcgMDAwMDAgbg0KMDAwMDU0NzcwMCAwMDAwMCBuDQowMDAwNTQ3NzUzIDAwMDAwIG4NCjAwMDA1NDc4MDYgMDAwMDAgbg0KMDAwMDU0Nzg1OSAwMDAwMCBuDQowMDAwNTQ3OTEyIDAwMDAwIG4NCjAwMDA1NDc5NjUgMDAwMDAgbg0KMDAwMDU0ODAxOCAwMDAwMCBuDQowMDAwNTQ4MDcxIDAwMDAwIG4NCjAwMDA1NDgxMjQgMDAwMDAgbg0KMDAwMDU0ODE3NyAwMDAwMCBuDQowMDAwNTQ4MjMwIDAwMDAwIG4NCjAwMDA1NDgyODMgMDAwMDAgbg0KMDAwMDU0ODMzNiAwMDAwMCBuDQowMDAwNTQ4Mzg5IDAwMDAwIG4NCjAwMDA1NDg0NDIgMDAwMDAgbg0KMDAwMDU0ODQ5NSAwMDAwMCBuDQowMDAwNTQ4NTQ4IDAwMDAwIG4NCjAwMDA1NDg2MDEgMDAwMDAgbg0KMDAwMDU0ODY1NCAwM<text:soft-page-break/>DAwMCBuDQowMDAwNTQ4NzA3IDAwMDAwIG4NCjAwMDA1NDg3NjAgMDAwMDAgbg0KMDAwMDU0ODgxMyAwMDAwMCBuDQowMDAwNTQ4ODY2IDAwMDAwIG4NCjAwMDA1NDg5MTkgMDAwMDAgbg0KMDAwMDU0ODk3MiAwMDAwMCBuDQowMDAwNTQ5MDI1IDAwMDAwIG4NCjAwMDA1NDkwNzggMDAwMDAgbg0KMDAwMDU0OTEzMSAwMDAwMCBuDQowMDAwNTQ5MTg0IDAwMDAwIG4NCjAwMDA1NDkyMzcgMDAwMDAgbg0KMDAwMDU0OTI5MCAwMDAwMCBuDQowMDAwNTQ5MzQzIDAwMDAwIG4NCjAwMDA1NDkzOTYgMDAwMDAgbg0KMDAwMDU0OTQ0OSAwMDAwMCBuDQowMDAwNTQ5NTAyIDAwMDAwIG4NCjAwMDA1NDk1NTUgMDAwMDAgbg0KMDAwMDU0OTYwOCAwMDAwMCBuDQowMDAwNTQ5NjYxIDAwMDAwIG4NCjAwMDA1NDk3MTQgMDAwMDAgbg0KMDAwMDU0OTc2NyAwMDAwMCBuDQowMDAwNTQ5ODIxIDAwMDAwIG4NCjAwMDA1NDk4NzUgMDAwMDAgbg0KMDAwMDU0OTkyOSAwMDAwMCBuDQowMDAwNTQ5OTgzIDAwMDAwIG4NCjAwMDA1NTAwMzcgMDAwMDAgbg0KMDAwMDU1MDA5MSAwMDAwMCBuDQowMDAwNTUwMTQzIDAwMDAwIG4NCjAwMDA1NTAxOTUgMDAwMDAgbg0KMDAwMDU1MDI0NyAwMDAwMCBuDQowMDAwNTUwMjk5IDAwMDAwIG4NCjAwMDA1NTAzNTEgMDAwMDAgbg0KMDAwMDU1MDQwMyAwMDAwMCBuDQowMDAwNTUwNDU1IDAwMDAwIG4NCjAwMDA1NTA1MDcgMDAwMDAgbg0KMDAwMDU1MDU1OSAwMDAwMCBuDQowMDAwNTUwNjExIDAwMDAwIG4NCjAwMDA1NTA2NjQgMDAwMDAgbg0KMDAwMDU1MDcxNyAwMDAwMCBuDQowMDAwNTUwNzcwIDAwMDAwIG4NCjAwMDA1NTA4MjMgMDAwMDAgbg0KMDAwMDU1MDg3NiAwMDAwMCBuDQowMDAwNTUwOTI5IDAwMDAwIG4NCjAwMDA1NTA5ODIgMDAwMDAgbg0KMDAwMDU1MTAzNSAwMDAwMCBuDQowMDAwNTUxMDg4IDAwMDAwIG4NCjAwMDA1NTExNDEgMDAwMDAgbg0KMDAwMDU1MTE5NCAwMDAwMCBuDQowMDAwNTUxMjQ3IDAwMDAwIG4NCjAwMDA1NTEzMDAgMDAwMDAgbg0KMDAwMDU1MTM1MyAwMDAwMCBuDQowMDAwNTUxNDA2IDAwMDAwIG4NCjAwMDA1NTE0NTkgMDAwMDAgbg0KMDAwMDU1MTUxMiAwMDAwMCBuDQowMDAwNTUxNTY1IDAwMDAwIG4NCjAwMDA1NTE2MTggMDAwMDAgbg0KMDAwMDU1MTY3MSAwMDAwMCBuDQowMDAwNTUxNzI0IDAwMDAwIG4NCjAwMDA1NTE3NzcgMDAwMDAgbg0KMDAwMDU1MTgzMCAwMDAwMCBuDQowMDAwNTUxODgzIDAwMDAwIG4NCjAwMDA1NTE5MzYgMDAwMDAgbg0KMDAwMDU1MTk4OSAwMDAwMCBuDQowMDAwNTUyMDQyIDAwMDAwIG4NCjAwMDA1NTIwOTUgMDAwMDAgbg0KMDAwMDU1MjE0OCAwMDAwMCBuDQowMDAwNTUyMjAxIDAwMDAwIG4NCjAwMDA1NTIyNTQgMDAwMDAgbg0KMDAwMDU1MjMwNyAwMDAwMCBuDQowMDAwNTUyMzYwIDAwMDAwIG4NCjAwMDA1NTI0MTMgMDAwMDAgbg0KMDAwMDU1MjQ2NiAwMDAwMCBuDQowMDAwNTUyNTE5IDAwMDAwIG4NCjAwMDA1NTI1NzIgMDAwMDAgbg0KMDAwMDU1MjYyNSAwMDAwMCBuDQowMDAwNTUyNjc4IDAwMDAwIG4NCjAwMDA1NTI3MzEgMDAwMDAgbg0KMDAwMDU1Mjc4NCAwMDAwMCBuDQowMDAwNTUyODM3IDAwMDAwIG4NCjAwMDA1NTI4OTAgMDAwMDAgbg0KMDAwMDU1Mjk0MyAwMDAwMCBuDQowMDAwNTUyOTk2IDAwMDAwIG4NCjAwMDA1NTMwNDkgMDAwMDAgbg0KMDAwMDU1MzEwMiAwMDAwMCBuDQowMDAwNTUzMTU1IDAwMDAwIG4NCjAwMDA1NTMyMDggMDAwMDAgbg0KMDAwMDU1MzI2MSAwMDAwMCBuDQowMDAwNTUzMzE0IDAwMDAwIG4NCjAwMDA1NTMzNjcgMDAwMDAgbg0KMDAwMDU1MzQyMCAwMDAwMCBuDQowMDAwNTUzNDczIDAwMDAwIG4NCjAwMDA1NTM1MjYgMDAwMDAgbg0KMDAwMDU1MzU3OSAwMDAwMCBuDQowMDAwNTUzNjMyIDAwMDAwIG4NCjAwMDA1NTM2ODUgMDAwMDAgbg0KMDAwMDU1Mzc0MiAwMDAwMCBuDQowMDAwNTUzNzk5IDAwMDAwIG4NCjAwMDA1NTM4NTYgMDAwMDAgbg0KMDAwMDU1MzkxMyAwMDAwMCBuDQowMDAwNTUzOTcwIDAwMDAwIG4NCjAwMDA1NTQwMjcgMDAwMDAgbg0KMDAwMDU1NDA4NCAwMDAwMCBuDQowMDAwNTU0MTQxIDAwMDAwIG4NCjAwMDA1NTQxOTggMDAwMDAgbg0KMDAwMDU1NDI1NSAwMDAwMCBuDQowMDAwNTU0MzEyIDAwMDAwIG4NCjAwMDA1NTQzNjkgMDAwMDAgbg0KMDAwMDU1NDQyNiAwMDAwMCBuDQowMDAwNTU0NDgzIDAwMDAwIG4NCjAwMDA1NTQ1NDAgMDAwMDAgbg0KMDAwMDU1NDU5NyAwMDAwMCBuDQowMDAwNTU0NjU0IDAwMDAwIG4NCjAwMDA1NTQ3MTEgMDAwMDAgbg0KMDAwMDU1NDc2OCAwMDAwMCBuDQowMDAwNTU0ODI1IDAwMDAwIG4NCjAwMDA1NTQ4ODIgMDAwMDAgbg0KMDAwMDU1NDkzOSAwMDAwMC<text:soft-page-break/>BuDQowMDAwNTU0OTk2IDAwMDAwIG4NCjAwMDA1NTUwNTMgMDAwMDAgbg0KMDAwMDU1NTExMCAwMDAwMCBuDQowMDAwNTU1MTY3IDAwMDAwIG4NCjAwMDA1NTUyMjQgMDAwMDAgbg0KMDAwMDU1NTI4MSAwMDAwMCBuDQowMDAwNTU1MzM4IDAwMDAwIG4NCjAwMDA1NTUzOTUgMDAwMDAgbg0KMDAwMDU1NTQ1MiAwMDAwMCBuDQowMDAwNTU1NTA5IDAwMDAwIG4NCjAwMDA1NTYzMDAgMDAwMDAgbg0KMDAwMDU1NjY5NCAwMDAwMCBuDQowMDAwNTU3NTIyIDAwMDAwIG4NCjAwMDA1NTc4ODggMDAwMDAgbg0KMDAwMDU1ODE0NiAwMDAwMCBuDQowMDAwNTU4MjIyIDAwMDAwIG4NCjAwMDA1NTg0ODIgMDAwMDAgbg0KMDAwMDU1ODU1OCAwMDAwMCBuDQowMDAwNTY1MDI0IDAwMDAwIG4NCnRyYWlsZXIKPDwKL1Jvb3QgMSAwIFIKL0luZm8gNiAwIFIKL0lEIFs8RTMxQkUzMkQ4MEEzQUEyQzkxN0FFQjE3MENEMDgxRTA+IDxFMzFCRTMyRDgwQTNBQTJDOTE3QUVCMTcwQ0QwODFFMD5dCi9TaXplIDg2Ngo+PgpzdGFydHhyZWYKNTcyNTI3CiUlRU9GCg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4:30:52.277959987</meta:creation-date>
    <dc:date>2024-01-10T14:31:31.629333084</dc:date>
    <meta:editing-duration>PT43S</meta:editing-duration>
    <meta:editing-cycles>1</meta:editing-cycles>
    <meta:document-statistic meta:table-count="0" meta:image-count="0" meta:object-count="0" meta:page-count="254" meta:paragraph-count="79" meta:word-count="79" meta:character-count="786704" meta:non-whitespace-character-count="786704"/>
    <meta:generator>LibreOffice/7.3.7.2$Linux_X86_64 LibreOffice_project/30$Build-2</meta:generator>
  </office:meta>
</office:document-meta>
</file>